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0D0000000DA8ADA97B.png" manifest:media-type="image/png"/>
  <manifest:file-entry manifest:full-path="Pictures/10000001000000800000007C7785144F.png" manifest:media-type="image/png"/>
  <manifest:file-entry manifest:full-path="Pictures/100000010000001E000000D7542C7A7E.png" manifest:media-type="image/png"/>
  <manifest:file-entry manifest:full-path="Pictures/100000010000004300000053D0E0D070.png" manifest:media-type="image/png"/>
  <manifest:file-entry manifest:full-path="Pictures/100000010000005E0000005D052677EF.png" manifest:media-type="image/png"/>
  <manifest:file-entry manifest:full-path="Pictures/100000010000005B00000083D40A1E8F.png" manifest:media-type="image/png"/>
  <manifest:file-entry manifest:full-path="Pictures/100000010000006D000000C242EB0A75.png" manifest:media-type="image/png"/>
  <manifest:file-entry manifest:full-path="Pictures/10000001000000670000005E10BE4D97.png" manifest:media-type="image/png"/>
  <manifest:file-entry manifest:full-path="Pictures/1000000100000070000000AEBCAC6B16.png" manifest:media-type="image/png"/>
  <manifest:file-entry manifest:full-path="Pictures/10000001000001960000001CCAEDE2A5.png" manifest:media-type="image/png"/>
  <manifest:file-entry manifest:full-path="Pictures/100000010000003B0000001A5C1A7F9F.png" manifest:media-type="image/png"/>
  <manifest:file-entry manifest:full-path="Pictures/100000010000003A00000021CDBA7A07.png" manifest:media-type="image/png"/>
  <manifest:file-entry manifest:full-path="Pictures/10000001000000440000001C49C24FA9.png" manifest:media-type="image/png"/>
  <manifest:file-entry manifest:full-path="Pictures/1000000100000049000000260362A7D9.png" manifest:media-type="image/png"/>
  <manifest:file-entry manifest:full-path="Pictures/100000010000004F0000002F153D755C.png" manifest:media-type="image/png"/>
  <manifest:file-entry manifest:full-path="Pictures/10000001000000660000002FB38C17D5.png" manifest:media-type="image/png"/>
  <manifest:file-entry manifest:full-path="Pictures/10000001000000610000003B510D534E.png" manifest:media-type="image/png"/>
  <manifest:file-entry manifest:full-path="Pictures/10000001000000660000004644A33CD8.png" manifest:media-type="image/png"/>
  <manifest:file-entry manifest:full-path="Pictures/10000001000000610000003C97C83EAA.png" manifest:media-type="image/png"/>
  <manifest:file-entry manifest:full-path="Pictures/100000010000001100000016B4AC4754.png" manifest:media-type="image/png"/>
  <manifest:file-entry manifest:full-path="Pictures/100000010000000D000000264B660D32.png" manifest:media-type="image/png"/>
  <manifest:file-entry manifest:full-path="Pictures/100000010000002300000019544AA658.png" manifest:media-type="image/png"/>
  <manifest:file-entry manifest:full-path="Pictures/100000010000001A0000003521EB3A7A.png" manifest:media-type="image/png"/>
  <manifest:file-entry manifest:full-path="Pictures/10000001000000480000000DE4729CAC.png" manifest:media-type="image/png"/>
  <manifest:file-entry manifest:full-path="Pictures/1000000100000029000000D87A9147EB.png" manifest:media-type="image/png"/>
  <manifest:file-entry manifest:full-path="Pictures/10000001000001BF000002A1C9683C2B.png" manifest:media-type="image/png"/>
  <manifest:file-entry manifest:full-path="Pictures/10000001000000100000000C6AC323F2.png" manifest:media-type="image/png"/>
  <manifest:file-entry manifest:full-path="Pictures/1000000100000071000000B3DCE9506A.png" manifest:media-type="image/png"/>
  <manifest:file-entry manifest:full-path="Pictures/100000010000001F0000004F31F98693.png" manifest:media-type="image/png"/>
  <manifest:file-entry manifest:full-path="Pictures/100000010000005200000063650F3BAC.png" manifest:media-type="image/png"/>
  <manifest:file-entry manifest:full-path="Pictures/1000000100000039000000314D10D7CE.png" manifest:media-type="image/png"/>
  <manifest:file-entry manifest:full-path="Pictures/100000010000008400000079B6B62264.png" manifest:media-type="image/png"/>
  <manifest:file-entry manifest:full-path="Pictures/10000001000000C9000000DF29495D7C.png" manifest:media-type="image/png"/>
  <manifest:file-entry manifest:full-path="Pictures/10000001000000130000000F60B3103C.png" manifest:media-type="image/png"/>
  <manifest:file-entry manifest:full-path="Pictures/100000010000000D0000001087209BAE.png" manifest:media-type="image/png"/>
  <manifest:file-entry manifest:full-path="Pictures/10000001000000E20000006070F0A12A.png" manifest:media-type="image/png"/>
  <manifest:file-entry manifest:full-path="Pictures/100000010000006800000056D253F638.png" manifest:media-type="image/png"/>
  <manifest:file-entry manifest:full-path="Pictures/100000010000003500000052D13005F7.png" manifest:media-type="image/png"/>
  <manifest:file-entry manifest:full-path="Pictures/10000001000000360000002F941C41EA.png" manifest:media-type="image/png"/>
  <manifest:file-entry manifest:full-path="Pictures/10000001000000110000002F1A94522D.png" manifest:media-type="image/png"/>
  <manifest:file-entry manifest:full-path="Pictures/100000010000002900000037552F1376.png" manifest:media-type="image/png"/>
  <manifest:file-entry manifest:full-path="Pictures/100000010000000C0000001CE216B69C.png" manifest:media-type="image/png"/>
  <manifest:file-entry manifest:full-path="Pictures/10000001000000460000003A5EB40665.png" manifest:media-type="image/png"/>
  <manifest:file-entry manifest:full-path="Pictures/100000010000001100000033A0E89D57.png" manifest:media-type="image/png"/>
  <manifest:file-entry manifest:full-path="Pictures/10000001000000FB000000B448C11073.png" manifest:media-type="image/png"/>
  <manifest:file-entry manifest:full-path="Pictures/100000010000008E0000004688957609.png" manifest:media-type="image/png"/>
  <manifest:file-entry manifest:full-path="Pictures/10000001000000180000001CB243319A.png" manifest:media-type="image/png"/>
  <manifest:file-entry manifest:full-path="Pictures/1000000100000055000000464D4CF922.png" manifest:media-type="image/png"/>
  <manifest:file-entry manifest:full-path="Pictures/10000001000000530000003683FE193C.png" manifest:media-type="image/png"/>
  <manifest:file-entry manifest:full-path="Pictures/100000010000001C0000002CB19A29C8.png" manifest:media-type="image/png"/>
  <manifest:file-entry manifest:full-path="Pictures/100000010000003B0000003F34093E12.png" manifest:media-type="image/png"/>
  <manifest:file-entry manifest:full-path="Pictures/10000001000000280000004D8067AE38.png" manifest:media-type="image/png"/>
  <manifest:file-entry manifest:full-path="Pictures/10000001000000130000004F3DD70CFB.png" manifest:media-type="image/png"/>
  <manifest:file-entry manifest:full-path="Pictures/1000000100000023000000539F81E09A.png" manifest:media-type="image/png"/>
  <manifest:file-entry manifest:full-path="Pictures/100000010000000E00000015C70459BC.png" manifest:media-type="image/png"/>
  <manifest:file-entry manifest:full-path="Pictures/10000001000000890000003571018B7D.png" manifest:media-type="image/png"/>
  <manifest:file-entry manifest:full-path="Pictures/10000001000000300000003FD9C891F4.png" manifest:media-type="image/png"/>
  <manifest:file-entry manifest:full-path="Pictures/100000010000000B0000000E3CFE30BF.png" manifest:media-type="image/png"/>
  <manifest:file-entry manifest:full-path="Pictures/10000001000000380000003C1BFF5DD5.png" manifest:media-type="image/png"/>
  <manifest:file-entry manifest:full-path="Pictures/10000001000000390000002C9BE808EC.png" manifest:media-type="image/png"/>
  <manifest:file-entry manifest:full-path="Pictures/10000001000000130000001362E45478.png" manifest:media-type="image/png"/>
  <manifest:file-entry manifest:full-path="Pictures/1000000100000023000000294776EE98.png" manifest:media-type="image/png"/>
  <manifest:file-entry manifest:full-path="Pictures/100000010000014C000001CB67E5E444.png" manifest:media-type="image/png"/>
  <manifest:file-entry manifest:full-path="Pictures/1000000100000031000000099CF0C80F.png" manifest:media-type="image/png"/>
  <manifest:file-entry manifest:full-path="Pictures/100000010000002F000000320801A115.png" manifest:media-type="image/png"/>
  <manifest:file-entry manifest:full-path="Pictures/10000001000000250000001E6A9D872E.png" manifest:media-type="image/png"/>
  <manifest:file-entry manifest:full-path="Pictures/100000010000001D00000108B63A92E7.png" manifest:media-type="image/png"/>
  <manifest:file-entry manifest:full-path="Pictures/100000010000000E00000011C1991DBB.png" manifest:media-type="image/png"/>
  <manifest:file-entry manifest:full-path="Pictures/100000010000001E000000DAE1E7D5BD.png" manifest:media-type="image/png"/>
  <manifest:file-entry manifest:full-path="Pictures/100000010000001B00000033F679611D.png" manifest:media-type="image/png"/>
  <manifest:file-entry manifest:full-path="Pictures/10000001000000390000004AC59EF083.png" manifest:media-type="image/png"/>
  <manifest:file-entry manifest:full-path="Pictures/1000000100000028000000289D5A99C9.png" manifest:media-type="image/png"/>
  <manifest:file-entry manifest:full-path="Pictures/100000010000019000000106C1D1928B.png" manifest:media-type="image/png"/>
  <manifest:file-entry manifest:full-path="Pictures/100000010000003C0000007FC47DF102.png" manifest:media-type="image/png"/>
  <manifest:file-entry manifest:full-path="Pictures/100000010000003400000037B3D91EBA.png" manifest:media-type="image/png"/>
  <manifest:file-entry manifest:full-path="Pictures/10000001000000180000003CAC716171.png" manifest:media-type="image/png"/>
  <manifest:file-entry manifest:full-path="Pictures/10000001000000390000003B0AF9006C.png" manifest:media-type="image/png"/>
  <manifest:file-entry manifest:full-path="Pictures/10000001000000BF0000001D748DE508.png" manifest:media-type="image/png"/>
  <manifest:file-entry manifest:full-path="Pictures/100000010000003D0000001F196F88EF.png" manifest:media-type="image/png"/>
  <manifest:file-entry manifest:full-path="Pictures/100000010000003D00000014207ECF2D.png" manifest:media-type="image/png"/>
  <manifest:file-entry manifest:full-path="Pictures/100000010000002F00000334AFD08919.png" manifest:media-type="image/png"/>
  <manifest:file-entry manifest:full-path="Pictures/100000010000001A0000001C21AB5DB6.png" manifest:media-type="image/png"/>
  <manifest:file-entry manifest:full-path="Pictures/10000001000000370000002CC5EFBE7A.png" manifest:media-type="image/png"/>
  <manifest:file-entry manifest:full-path="Pictures/1000000100000076000000C64EB96B78.png" manifest:media-type="image/png"/>
  <manifest:file-entry manifest:full-path="Pictures/100000010000000A0000000E3FD3A66F.png" manifest:media-type="image/png"/>
  <manifest:file-entry manifest:full-path="Pictures/1000000100000095000000780AED4119.png" manifest:media-type="image/png"/>
  <manifest:file-entry manifest:full-path="Pictures/100000010000000A000000377DF952CE.png" manifest:media-type="image/png"/>
  <manifest:file-entry manifest:full-path="Pictures/10000001000000280000000C68276336.png" manifest:media-type="image/png"/>
  <manifest:file-entry manifest:full-path="Pictures/10000001000000390000002AD3E7FF97.png" manifest:media-type="image/png"/>
  <manifest:file-entry manifest:full-path="Pictures/100000010000001200000015DE0553A7.png" manifest:media-type="image/png"/>
  <manifest:file-entry manifest:full-path="Pictures/100000010000004500000010735AC6E4.png" manifest:media-type="image/png"/>
  <manifest:file-entry manifest:full-path="Pictures/100000010000007C00000062B5956A0C.png" manifest:media-type="image/png"/>
  <manifest:file-entry manifest:full-path="Pictures/100000010000000F00000021219A42D8.png" manifest:media-type="image/png"/>
  <manifest:file-entry manifest:full-path="Pictures/10000001000003500000002DB94F882E.png" manifest:media-type="image/png"/>
  <manifest:file-entry manifest:full-path="Pictures/10000001000000C1000000CDA059AAB0.png" manifest:media-type="image/png"/>
  <manifest:file-entry manifest:full-path="Pictures/10000001000000140000003EDAD5F0D5.png" manifest:media-type="image/png"/>
  <manifest:file-entry manifest:full-path="Pictures/10000001000000270000001E67A58794.png" manifest:media-type="image/png"/>
  <manifest:file-entry manifest:full-path="Pictures/100000010000005800000079A8A1EBDB.png" manifest:media-type="image/png"/>
  <manifest:file-entry manifest:full-path="Pictures/100000010000001C0000002E8BCC9588.png" manifest:media-type="image/png"/>
  <manifest:file-entry manifest:full-path="Pictures/10000001000000290000003624EE4B55.png" manifest:media-type="image/png"/>
  <manifest:file-entry manifest:full-path="Pictures/100000010000005E000000371D5804A2.png" manifest:media-type="image/png"/>
  <manifest:file-entry manifest:full-path="Pictures/100000010000004E0000001CA2B81785.png" manifest:media-type="image/png"/>
  <manifest:file-entry manifest:full-path="Pictures/1000000100000110000000A94B93106D.png" manifest:media-type="image/png"/>
  <manifest:file-entry manifest:full-path="Pictures/100000010000004900000024FB12D070.png" manifest:media-type="image/png"/>
  <manifest:file-entry manifest:full-path="Pictures/100000010000002D0000000D83B63082.png" manifest:media-type="image/png"/>
  <manifest:file-entry manifest:full-path="Pictures/10000001000000340000001CC7736A5B.png" manifest:media-type="image/png"/>
  <manifest:file-entry manifest:full-path="Pictures/100000010000007A00000040194126E2.png" manifest:media-type="image/png"/>
  <manifest:file-entry manifest:full-path="Pictures/100000010000005F000000488C982AF4.png" manifest:media-type="image/png"/>
  <manifest:file-entry manifest:full-path="Pictures/1000000100000010000000415DB86932.png" manifest:media-type="image/png"/>
  <manifest:file-entry manifest:full-path="Pictures/1000000100000114000000E9EBFDFC0A.png" manifest:media-type="image/png"/>
  <manifest:file-entry manifest:full-path="Pictures/100000010000000F0000002C4BB0AB97.png" manifest:media-type="image/png"/>
  <manifest:file-entry manifest:full-path="Pictures/100000010000002F000000A14FEC2E10.png" manifest:media-type="image/png"/>
  <manifest:file-entry manifest:full-path="Pictures/100000010000007A000000401B061D17.png" manifest:media-type="image/png"/>
  <manifest:file-entry manifest:full-path="Pictures/1000000100000083000000761DFEC792.png" manifest:media-type="image/png"/>
  <manifest:file-entry manifest:full-path="Pictures/100000010000006B0000006E6F72D41C.png" manifest:media-type="image/png"/>
  <manifest:file-entry manifest:full-path="Pictures/10000001000000360000001B2F400B54.png" manifest:media-type="image/png"/>
  <manifest:file-entry manifest:full-path="Pictures/10000001000000E2000000EC2B623095.png" manifest:media-type="image/png"/>
  <manifest:file-entry manifest:full-path="Pictures/1000000100000087000000686E864A44.png" manifest:media-type="image/png"/>
  <manifest:file-entry manifest:full-path="Pictures/10000001000000A700000018B00B924A.png" manifest:media-type="image/png"/>
  <manifest:file-entry manifest:full-path="Pictures/1000000100000334000002FC47371588.png" manifest:media-type="image/png"/>
  <manifest:file-entry manifest:full-path="Pictures/1000000100000054000000356FBDF9AF.png" manifest:media-type="image/png"/>
  <manifest:file-entry manifest:full-path="Pictures/100000010000000F0000001C45CAF6F5.png" manifest:media-type="image/png"/>
  <manifest:file-entry manifest:full-path="Pictures/100000010000006A00000026F9EFF357.png" manifest:media-type="image/png"/>
  <manifest:file-entry manifest:full-path="Pictures/10000001000000990000011868B654B4.png" manifest:media-type="image/png"/>
  <manifest:file-entry manifest:full-path="Pictures/1000000100000016000000127928BBD3.png" manifest:media-type="image/png"/>
  <manifest:file-entry manifest:full-path="Pictures/100000010000004B00000025B9195076.png" manifest:media-type="image/png"/>
  <manifest:file-entry manifest:full-path="Pictures/100000010000000D00000020BF81E159.png" manifest:media-type="image/png"/>
  <manifest:file-entry manifest:full-path="Pictures/1000000100000034000000151F8EEB62.png" manifest:media-type="image/png"/>
  <manifest:file-entry manifest:full-path="Pictures/1000000100000038000000C32133E0F5.png" manifest:media-type="image/png"/>
  <manifest:file-entry manifest:full-path="Pictures/100000010000001C0000002B78A67C9F.png" manifest:media-type="image/png"/>
  <manifest:file-entry manifest:full-path="Pictures/1000000100000045000000F72EFEE263.png" manifest:media-type="image/png"/>
  <manifest:file-entry manifest:full-path="Pictures/10000001000001A200000157590AF5DC.png" manifest:media-type="image/png"/>
  <manifest:file-entry manifest:full-path="Pictures/1000000100000067000000672A4C98A9.png" manifest:media-type="image/png"/>
  <manifest:file-entry manifest:full-path="Pictures/100000010000004E0000000F0DA068FD.png" manifest:media-type="image/png"/>
  <manifest:file-entry manifest:full-path="Pictures/10000001000000250000000C960A62EF.png" manifest:media-type="image/png"/>
  <manifest:file-entry manifest:full-path="Pictures/100000010000003C0000002443A2FA5C.png" manifest:media-type="image/png"/>
  <manifest:file-entry manifest:full-path="Pictures/100000010000008F0000014F2021BF7D.png" manifest:media-type="image/png"/>
  <manifest:file-entry manifest:full-path="Pictures/10000001000000150000000C04109600.png" manifest:media-type="image/png"/>
  <manifest:file-entry manifest:full-path="Pictures/10000001000000290000002FEF7D630E.png" manifest:media-type="image/png"/>
  <manifest:file-entry manifest:full-path="Pictures/100000010000001900000023DB95F18F.png" manifest:media-type="image/png"/>
  <manifest:file-entry manifest:full-path="Pictures/10000001000000140000003477978883.png" manifest:media-type="image/png"/>
  <manifest:file-entry manifest:full-path="Pictures/10000001000000660000002C5C9B0E08.png" manifest:media-type="image/png"/>
  <manifest:file-entry manifest:full-path="Pictures/10000001000000600000001F18A2B43D.png" manifest:media-type="image/png"/>
  <manifest:file-entry manifest:full-path="Pictures/10000001000000290000001EFC255148.png" manifest:media-type="image/png"/>
  <manifest:file-entry manifest:full-path="Pictures/100000010000018D000001E7CA3CE965.png" manifest:media-type="image/png"/>
  <manifest:file-entry manifest:full-path="Pictures/10000001000000590000004E469940FD.png" manifest:media-type="image/png"/>
  <manifest:file-entry manifest:full-path="Pictures/100000010000006C00000072721B806B.png" manifest:media-type="image/png"/>
  <manifest:file-entry manifest:full-path="Pictures/100000010000004500000030F00E7840.png" manifest:media-type="image/png"/>
  <manifest:file-entry manifest:full-path="Pictures/10000001000000D6000000F8A6DE864D.png" manifest:media-type="image/png"/>
  <manifest:file-entry manifest:full-path="Pictures/100000010000004700000010F09F0A42.png" manifest:media-type="image/png"/>
  <manifest:file-entry manifest:full-path="Pictures/10000001000000A2000000258DC4B2C6.png" manifest:media-type="image/png"/>
  <manifest:file-entry manifest:full-path="Pictures/100000010000003E0000000ECF859CFF.png" manifest:media-type="image/png"/>
  <manifest:file-entry manifest:full-path="Pictures/100000010000000C0000001906089D6B.png" manifest:media-type="image/png"/>
  <manifest:file-entry manifest:full-path="Pictures/10000001000000DA00000089827F29CC.png" manifest:media-type="image/png"/>
  <manifest:file-entry manifest:full-path="Pictures/10000001000000230000007863038927.png" manifest:media-type="image/png"/>
  <manifest:file-entry manifest:full-path="Pictures/1000000100000027000003244071049C.png" manifest:media-type="image/png"/>
  <manifest:file-entry manifest:full-path="Pictures/10000001000000220000000E0D48EF16.png" manifest:media-type="image/png"/>
  <manifest:file-entry manifest:full-path="Pictures/1000000100000023000000139526A704.png" manifest:media-type="image/png"/>
  <manifest:file-entry manifest:full-path="Pictures/100000010000001E000000A706AB3FBC.png" manifest:media-type="image/png"/>
  <manifest:file-entry manifest:full-path="Pictures/1000000100000013000000142DEA408D.png" manifest:media-type="image/png"/>
  <manifest:file-entry manifest:full-path="Pictures/100000010000003200000051D6D308A9.png" manifest:media-type="image/png"/>
  <manifest:file-entry manifest:full-path="Pictures/1000000100000162000001C5F7668072.png" manifest:media-type="image/png"/>
  <manifest:file-entry manifest:full-path="Pictures/1000000100000041000000630DD1DA3B.png" manifest:media-type="image/png"/>
  <manifest:file-entry manifest:full-path="Pictures/100000010000002A0000007905C63D91.png" manifest:media-type="image/png"/>
  <manifest:file-entry manifest:full-path="Pictures/100000010000015B000000605DA91D41.png" manifest:media-type="image/png"/>
  <manifest:file-entry manifest:full-path="Pictures/100000010000003E0000001EE3A7D3D1.png" manifest:media-type="image/png"/>
  <manifest:file-entry manifest:full-path="Pictures/10000001000000170000008EC872B43E.png" manifest:media-type="image/png"/>
  <manifest:file-entry manifest:full-path="Pictures/10000001000000340000012B159682D5.png" manifest:media-type="image/png"/>
  <manifest:file-entry manifest:full-path="Pictures/10000001000000AD0000008A8DF086B8.png" manifest:media-type="image/png"/>
  <manifest:file-entry manifest:full-path="Pictures/100000010000006F000000996ED2949C.png" manifest:media-type="image/png"/>
  <manifest:file-entry manifest:full-path="Pictures/100000010000004C00000053FD4CD965.png" manifest:media-type="image/png"/>
  <manifest:file-entry manifest:full-path="Pictures/10000001000000330000002E2CCBE47F.png" manifest:media-type="image/png"/>
  <manifest:file-entry manifest:full-path="Pictures/10000001000000160000002E5309608B.png" manifest:media-type="image/png"/>
  <manifest:file-entry manifest:full-path="Pictures/1000000100000028000000328D62EB56.png" manifest:media-type="image/png"/>
  <manifest:file-entry manifest:full-path="Pictures/100000010000002C00000058401C215D.png" manifest:media-type="image/png"/>
  <manifest:file-entry manifest:full-path="Pictures/10000001000000F700000030803EB2D2.png" manifest:media-type="image/png"/>
  <manifest:file-entry manifest:full-path="Pictures/100000010000006D00000056CD1F0218.png" manifest:media-type="image/png"/>
  <manifest:file-entry manifest:full-path="Pictures/10000001000000D800000014BB01653E.png" manifest:media-type="image/png"/>
  <manifest:file-entry manifest:full-path="Pictures/100000010000001B0000002491CABEA3.png" manifest:media-type="image/png"/>
  <manifest:file-entry manifest:full-path="Pictures/100000010000001000000011328E251B.png" manifest:media-type="image/png"/>
  <manifest:file-entry manifest:full-path="Pictures/100000010000002C00000013D575C3C4.png" manifest:media-type="image/png"/>
  <manifest:file-entry manifest:full-path="Pictures/100000010000013B000000848FC7266A.png" manifest:media-type="image/png"/>
  <manifest:file-entry manifest:full-path="Pictures/10000001000000A70000011171447EDA.png" manifest:media-type="image/png"/>
  <manifest:file-entry manifest:full-path="Pictures/100000010000000E0000003342E4D69E.png" manifest:media-type="image/png"/>
  <manifest:file-entry manifest:full-path="Pictures/1000000100000310000002F6494B3120.png" manifest:media-type="image/png"/>
  <manifest:file-entry manifest:full-path="Pictures/100000010000001C0000001EC3470C54.png" manifest:media-type="image/png"/>
  <manifest:file-entry manifest:full-path="Pictures/10000001000000430000001416DDAD63.png" manifest:media-type="image/png"/>
  <manifest:file-entry manifest:full-path="Pictures/10000001000000270000001CE6AB678F.png" manifest:media-type="image/png"/>
  <manifest:file-entry manifest:full-path="Pictures/1000000100000021000000320DDF856E.png" manifest:media-type="image/png"/>
  <manifest:file-entry manifest:full-path="Pictures/1000000100000054000000294C7B6723.png" manifest:media-type="image/png"/>
  <manifest:file-entry manifest:full-path="Pictures/1000000100000029000000271B797FFC.png" manifest:media-type="image/png"/>
  <manifest:file-entry manifest:full-path="Pictures/1000000100000178000001C9C536477E.png" manifest:media-type="image/png"/>
  <manifest:file-entry manifest:full-path="Pictures/100000010000003300000039A76054F7.png" manifest:media-type="image/png"/>
  <manifest:file-entry manifest:full-path="Pictures/100000010000057C00000750757634E5.png" manifest:media-type="image/png"/>
  <manifest:file-entry manifest:full-path="Pictures/100000010000000E0000002036AE0E62.png" manifest:media-type="image/png"/>
  <manifest:file-entry manifest:full-path="Pictures/100000010000001F00000016E08D05AF.png" manifest:media-type="image/png"/>
  <manifest:file-entry manifest:full-path="Pictures/10000001000000540000002080F4AE4F.png" manifest:media-type="image/png"/>
  <manifest:file-entry manifest:full-path="Pictures/100000010000006B00000024CFFC7D3E.png" manifest:media-type="image/png"/>
  <manifest:file-entry manifest:full-path="Pictures/100000010000000B0000002CD25D8562.png" manifest:media-type="image/png"/>
  <manifest:file-entry manifest:full-path="Pictures/1000000100000035000000313BFC327B.png" manifest:media-type="image/png"/>
  <manifest:file-entry manifest:full-path="Pictures/10000001000000980000009502249A8A.png" manifest:media-type="image/png"/>
  <manifest:file-entry manifest:full-path="Pictures/100000010000002E0000002FD32363B5.png" manifest:media-type="image/png"/>
  <manifest:file-entry manifest:full-path="Pictures/100000010000005100000033803E948F.png" manifest:media-type="image/png"/>
  <manifest:file-entry manifest:full-path="Pictures/10000001000000300000001FF7D0BBD6.png" manifest:media-type="image/png"/>
  <manifest:file-entry manifest:full-path="Pictures/1000000100000018000000189F73EF36.png" manifest:media-type="image/png"/>
  <manifest:file-entry manifest:full-path="Pictures/100000010000004300000026C317EAFF.png" manifest:media-type="image/png"/>
  <manifest:file-entry manifest:full-path="Pictures/10000001000000B90000002B9811F660.png" manifest:media-type="image/png"/>
  <manifest:file-entry manifest:full-path="Pictures/100000010000003200000023AE0D8CAC.png" manifest:media-type="image/png"/>
  <manifest:file-entry manifest:full-path="Pictures/1000000100000043000000437EE7492D.png" manifest:media-type="image/png"/>
  <manifest:file-entry manifest:full-path="Pictures/1000000100000090000000C2EB63680A.png" manifest:media-type="image/png"/>
  <manifest:file-entry manifest:full-path="Pictures/100000010000005000000010EFCD3C9F.png" manifest:media-type="image/png"/>
  <manifest:file-entry manifest:full-path="Pictures/10000001000000400000002D3579C8E0.png" manifest:media-type="image/png"/>
  <manifest:file-entry manifest:full-path="Pictures/10000001000000D0000000CB1299CD1C.png" manifest:media-type="image/png"/>
  <manifest:file-entry manifest:full-path="Pictures/100000010000001700000014CE3B3CF5.png" manifest:media-type="image/png"/>
  <manifest:file-entry manifest:full-path="Pictures/100000010000007B0000006778ABF996.png" manifest:media-type="image/png"/>
  <manifest:file-entry manifest:full-path="Pictures/1000000100000063000000573C87B33B.png" manifest:media-type="image/png"/>
  <manifest:file-entry manifest:full-path="Pictures/10000001000000EA00000093778D5A3E.png" manifest:media-type="image/png"/>
  <manifest:file-entry manifest:full-path="Pictures/10000001000000620000005A7550C0B5.png" manifest:media-type="image/png"/>
  <manifest:file-entry manifest:full-path="Pictures/10000001000002D3000000A216463FC5.png" manifest:media-type="image/png"/>
  <manifest:file-entry manifest:full-path="Pictures/100000010000002000000034F04951B4.png" manifest:media-type="image/png"/>
  <manifest:file-entry manifest:full-path="Pictures/10000001000000350000000D56B9FD58.png" manifest:media-type="image/png"/>
  <manifest:file-entry manifest:full-path="Pictures/100000010000000B0000002A1595124C.png" manifest:media-type="image/png"/>
  <manifest:file-entry manifest:full-path="Pictures/10000001000000E0000000536B98111E.png" manifest:media-type="image/png"/>
  <manifest:file-entry manifest:full-path="Pictures/100000010000007A0000004007411926.png" manifest:media-type="image/png"/>
  <manifest:file-entry manifest:full-path="Pictures/10000001000002050000012F204531CE.png" manifest:media-type="image/png"/>
  <manifest:file-entry manifest:full-path="Pictures/100000010000000A00000010A978F1DA.png" manifest:media-type="image/png"/>
  <manifest:file-entry manifest:full-path="Pictures/1000000100000012000000315662A471.png" manifest:media-type="image/png"/>
  <manifest:file-entry manifest:full-path="Pictures/10000001000000730000000FCB6F30A6.png" manifest:media-type="image/png"/>
  <manifest:file-entry manifest:full-path="Pictures/100000010000001C00000017D550D2F4.png" manifest:media-type="image/png"/>
  <manifest:file-entry manifest:full-path="Pictures/100000010000001700000011C94D7ACC.png" manifest:media-type="image/png"/>
  <manifest:file-entry manifest:full-path="Pictures/100000010000003D0000002A934A16B2.png" manifest:media-type="image/png"/>
  <manifest:file-entry manifest:full-path="Pictures/10000001000000740000007481FC0531.png" manifest:media-type="image/png"/>
  <manifest:file-entry manifest:full-path="Pictures/100000010000001500000012354C80FE.png" manifest:media-type="image/png"/>
  <manifest:file-entry manifest:full-path="Pictures/1000000100000020000003537590CC52.png" manifest:media-type="image/png"/>
  <manifest:file-entry manifest:full-path="Pictures/10000001000001020000002A877C6773.png" manifest:media-type="image/png"/>
  <manifest:file-entry manifest:full-path="Pictures/100000010000001E000000A195B22470.png" manifest:media-type="image/png"/>
  <manifest:file-entry manifest:full-path="Pictures/1000000100000031000000110EC02D72.png" manifest:media-type="image/png"/>
  <manifest:file-entry manifest:full-path="Pictures/100000010000000E00000010153D47E0.png" manifest:media-type="image/png"/>
  <manifest:file-entry manifest:full-path="Pictures/100000010000003500000071A59D865B.png" manifest:media-type="image/png"/>
  <manifest:file-entry manifest:full-path="Pictures/10000001000000120000000DE42A79AB.png" manifest:media-type="image/png"/>
  <manifest:file-entry manifest:full-path="Pictures/100000010000001A0000002E21F2DDFC.png" manifest:media-type="image/png"/>
  <manifest:file-entry manifest:full-path="Pictures/100000010000004E0000001C5AE67D0D.png" manifest:media-type="image/png"/>
  <manifest:file-entry manifest:full-path="Pictures/100000010000002000000024AAB752C5.png" manifest:media-type="image/png"/>
  <manifest:file-entry manifest:full-path="Pictures/1000000100000025000000988E95E7DC.png" manifest:media-type="image/png"/>
  <manifest:file-entry manifest:full-path="Pictures/10000001000000380000001196F7AA1A.png" manifest:media-type="image/png"/>
  <manifest:file-entry manifest:full-path="Pictures/100000010000007400000016970B5038.png" manifest:media-type="image/png"/>
  <manifest:file-entry manifest:full-path="Pictures/100000010000001100000025163AE31C.png" manifest:media-type="image/png"/>
  <manifest:file-entry manifest:full-path="Pictures/10000001000000310000003B73EE5D70.png" manifest:media-type="image/png"/>
  <manifest:file-entry manifest:full-path="Pictures/10000001000000A4000000107EC3A2C1.png" manifest:media-type="image/png"/>
  <manifest:file-entry manifest:full-path="Pictures/10000001000000170000000EB8B4939B.png" manifest:media-type="image/png"/>
  <manifest:file-entry manifest:full-path="Pictures/100000010000006B000000C5F19C56E3.png" manifest:media-type="image/png"/>
  <manifest:file-entry manifest:full-path="Pictures/10000001000000140000002E9D916F80.png" manifest:media-type="image/png"/>
  <manifest:file-entry manifest:full-path="Pictures/10000001000000730000006F34662AE4.png" manifest:media-type="image/png"/>
  <manifest:file-entry manifest:full-path="Pictures/100000010000003E0000003CF55214D2.png" manifest:media-type="image/png"/>
  <manifest:file-entry manifest:full-path="Pictures/100000010000004100000025F6EB0041.png" manifest:media-type="image/png"/>
  <manifest:file-entry manifest:full-path="Pictures/1000000100000028000000242F53AE5C.png" manifest:media-type="image/png"/>
  <manifest:file-entry manifest:full-path="Pictures/100000010000017F000001AEA75FB2F5.png" manifest:media-type="image/png"/>
  <manifest:file-entry manifest:full-path="Pictures/100000010000001C0000003035B12B75.png" manifest:media-type="image/png"/>
  <manifest:file-entry manifest:full-path="Pictures/100000010000001F0000001B27D61B92.png" manifest:media-type="image/png"/>
  <manifest:file-entry manifest:full-path="Pictures/100000010000004B00000010523C8220.png" manifest:media-type="image/png"/>
  <manifest:file-entry manifest:full-path="Pictures/100000010000002D00000043B7267DF8.png" manifest:media-type="image/png"/>
  <manifest:file-entry manifest:full-path="Pictures/10000001000000240000000BE82786EB.png" manifest:media-type="image/png"/>
  <manifest:file-entry manifest:full-path="Pictures/10000001000000560000001170C51877.png" manifest:media-type="image/png"/>
  <manifest:file-entry manifest:full-path="Pictures/10000001000000430000008FE42A9366.png" manifest:media-type="image/png"/>
  <manifest:file-entry manifest:full-path="Pictures/1000000100000060000000414BFBCDF7.png" manifest:media-type="image/png"/>
  <manifest:file-entry manifest:full-path="Pictures/10000001000000240000003328B48A68.png" manifest:media-type="image/png"/>
  <manifest:file-entry manifest:full-path="Pictures/10000001000000470000003FFE3BFFA5.png" manifest:media-type="image/png"/>
  <manifest:file-entry manifest:full-path="Pictures/10000001000000410000000F5D8F5CF5.png" manifest:media-type="image/png"/>
  <manifest:file-entry manifest:full-path="Pictures/10000001000000470000004C4000F883.png" manifest:media-type="image/png"/>
  <manifest:file-entry manifest:full-path="Pictures/10000001000000250000001054BE1FE6.png" manifest:media-type="image/png"/>
  <manifest:file-entry manifest:full-path="Pictures/1000000100000040000000638A2D7F73.png" manifest:media-type="image/png"/>
  <manifest:file-entry manifest:full-path="Pictures/1000000100000052000001885603467C.png" manifest:media-type="image/png"/>
  <manifest:file-entry manifest:full-path="Pictures/10000001000000540000002EA3AE453E.png" manifest:media-type="image/png"/>
  <manifest:file-entry manifest:full-path="Pictures/100000010000001700000012C2C98EAA.png" manifest:media-type="image/png"/>
  <manifest:file-entry manifest:full-path="Pictures/100000010000009000000053FD9D6556.png" manifest:media-type="image/png"/>
  <manifest:file-entry manifest:full-path="Pictures/10000001000000750000004C9B1C3381.png" manifest:media-type="image/png"/>
  <manifest:file-entry manifest:full-path="Pictures/100000010000001E0000003D76F8183B.png" manifest:media-type="image/png"/>
  <manifest:file-entry manifest:full-path="Pictures/10000001000000100000005891E6BF4D.png" manifest:media-type="image/png"/>
  <manifest:file-entry manifest:full-path="Pictures/100000010000004E000000533DEB88A4.png" manifest:media-type="image/png"/>
  <manifest:file-entry manifest:full-path="Pictures/10000001000000150000003DD9FAF5E5.png" manifest:media-type="image/png"/>
  <manifest:file-entry manifest:full-path="Pictures/1000000100000035000000319CA863D4.png" manifest:media-type="image/png"/>
  <manifest:file-entry manifest:full-path="Pictures/10000001000000290000004957EE06A5.png" manifest:media-type="image/png"/>
  <manifest:file-entry manifest:full-path="Pictures/10000001000000480000000F99798FB6.png" manifest:media-type="image/png"/>
  <manifest:file-entry manifest:full-path="Pictures/100000010000002C0000000EF90EEF1E.png" manifest:media-type="image/png"/>
  <manifest:file-entry manifest:full-path="Pictures/100000010000004B000000422410DEBD.png" manifest:media-type="image/png"/>
  <manifest:file-entry manifest:full-path="Pictures/100000010000003D0000003700A5666B.png" manifest:media-type="image/png"/>
  <manifest:file-entry manifest:full-path="Pictures/100000010000001400000028B9F3BF4D.png" manifest:media-type="image/png"/>
  <manifest:file-entry manifest:full-path="Pictures/10000001000000130000012A5A380FF7.png" manifest:media-type="image/png"/>
  <manifest:file-entry manifest:full-path="Pictures/10000001000000180000000DF9B89B13.png" manifest:media-type="image/png"/>
  <manifest:file-entry manifest:full-path="Pictures/1000000100000250000002B6914B38EC.png" manifest:media-type="image/png"/>
  <manifest:file-entry manifest:full-path="Pictures/1000000100000073000000718E7BCC51.png" manifest:media-type="image/png"/>
  <manifest:file-entry manifest:full-path="Pictures/10000001000000190000000CBE093F60.png" manifest:media-type="image/png"/>
  <manifest:file-entry manifest:full-path="Pictures/10000001000000300000002C09068FC9.png" manifest:media-type="image/png"/>
  <manifest:file-entry manifest:full-path="Pictures/100000010000000F0000003850076E96.png" manifest:media-type="image/png"/>
  <manifest:file-entry manifest:full-path="Pictures/100000010000006800000019BA777E10.png" manifest:media-type="image/png"/>
  <manifest:file-entry manifest:full-path="Pictures/10000001000000540000002C7C2797E0.png" manifest:media-type="image/png"/>
  <manifest:file-entry manifest:full-path="Pictures/100000010000005900000040F45272A1.png" manifest:media-type="image/png"/>
  <manifest:file-entry manifest:full-path="Pictures/10000001000000500000003C26772A8E.png" manifest:media-type="image/png"/>
  <manifest:file-entry manifest:full-path="Pictures/100000010000004300000027E199613F.png" manifest:media-type="image/png"/>
  <manifest:file-entry manifest:full-path="Pictures/100000010000000D0000000E4B37FED5.png" manifest:media-type="image/png"/>
  <manifest:file-entry manifest:full-path="Pictures/10000001000000210000017447C634D1.png" manifest:media-type="image/png"/>
  <manifest:file-entry manifest:full-path="Pictures/10000001000000C400000026034FC021.png" manifest:media-type="image/png"/>
  <manifest:file-entry manifest:full-path="Pictures/100000010000000A0000003F097A25E2.png" manifest:media-type="image/png"/>
  <manifest:file-entry manifest:full-path="Pictures/1000000100000102000000A1268BA587.png" manifest:media-type="image/png"/>
  <manifest:file-entry manifest:full-path="Pictures/100000010000001E000000149946EE37.png" manifest:media-type="image/png"/>
  <manifest:file-entry manifest:full-path="Pictures/100000010000001E00000026D6672025.png" manifest:media-type="image/png"/>
  <manifest:file-entry manifest:full-path="Pictures/100000010000002700000024B5AB028F.png" manifest:media-type="image/png"/>
  <manifest:file-entry manifest:full-path="Pictures/100000010000003D000000241EF99BDE.png" manifest:media-type="image/png"/>
  <manifest:file-entry manifest:full-path="Pictures/1000000100000065000000177004166E.png" manifest:media-type="image/png"/>
  <manifest:file-entry manifest:full-path="Pictures/100000010000001D0000002B06D8B98C.png" manifest:media-type="image/png"/>
  <manifest:file-entry manifest:full-path="Pictures/10000001000000510000005885100EC8.png" manifest:media-type="image/png"/>
  <manifest:file-entry manifest:full-path="Pictures/10000001000000470000003422E6780E.png" manifest:media-type="image/png"/>
  <manifest:file-entry manifest:full-path="Pictures/1000000100000363000000553A89E5DB.png" manifest:media-type="image/png"/>
  <manifest:file-entry manifest:full-path="Pictures/100000010000003400000056EADA7573.png" manifest:media-type="image/png"/>
  <manifest:file-entry manifest:full-path="Pictures/100000010000002000000046074C28B8.png" manifest:media-type="image/png"/>
  <manifest:file-entry manifest:full-path="Pictures/1000000100000047000000408B40BDDD.png" manifest:media-type="image/png"/>
  <manifest:file-entry manifest:full-path="Pictures/100000010000003700000036D7EFBAE7.png" manifest:media-type="image/png"/>
  <manifest:file-entry manifest:full-path="Pictures/100000010000008700000056759518CA.png" manifest:media-type="image/png"/>
  <manifest:file-entry manifest:full-path="Pictures/100000010000006A0000002248201564.png" manifest:media-type="image/png"/>
  <manifest:file-entry manifest:full-path="Pictures/100000010000001D000000261A5DF613.png" manifest:media-type="image/png"/>
  <manifest:file-entry manifest:full-path="Pictures/10000001000000350000000DDA0E2593.png" manifest:media-type="image/png"/>
  <manifest:file-entry manifest:full-path="Pictures/100000010000001F0000001E3253DCA1.png" manifest:media-type="image/png"/>
  <manifest:file-entry manifest:full-path="Pictures/100000010000003F000000214C8B78D2.png" manifest:media-type="image/png"/>
  <manifest:file-entry manifest:full-path="Pictures/1000000100000046000000931D4329E7.png" manifest:media-type="image/png"/>
  <manifest:file-entry manifest:full-path="Pictures/100000010000001E0000002EC47FB702.png" manifest:media-type="image/png"/>
  <manifest:file-entry manifest:full-path="Pictures/1000000100000018000000293C9DFACE.png" manifest:media-type="image/png"/>
  <manifest:file-entry manifest:full-path="Pictures/10000001000000240000002CBC404608.png" manifest:media-type="image/png"/>
  <manifest:file-entry manifest:full-path="Pictures/10000001000000460000000AB4510E9A.png" manifest:media-type="image/png"/>
  <manifest:file-entry manifest:full-path="Pictures/100000010000001B0000001C794B0284.png" manifest:media-type="image/png"/>
  <manifest:file-entry manifest:full-path="Pictures/100000010000011B00000123757D4D9D.png" manifest:media-type="image/png"/>
  <manifest:file-entry manifest:full-path="Pictures/100000010000004200000018846E729A.png" manifest:media-type="image/png"/>
  <manifest:file-entry manifest:full-path="Pictures/1000000100000039000000165836E094.png" manifest:media-type="image/png"/>
  <manifest:file-entry manifest:full-path="Pictures/100000010000002E000000339A9B2935.png" manifest:media-type="image/png"/>
  <manifest:file-entry manifest:full-path="Pictures/10000001000000490000001FE579FAAD.png" manifest:media-type="image/png"/>
  <manifest:file-entry manifest:full-path="Pictures/10000001000000090000000A4AAB4C5D.png" manifest:media-type="image/png"/>
  <manifest:file-entry manifest:full-path="Pictures/100000010000008A0000003F010E5E0E.png" manifest:media-type="image/png"/>
  <manifest:file-entry manifest:full-path="Pictures/100000010000000900000009A26BFA94.png" manifest:media-type="image/png"/>
  <manifest:file-entry manifest:full-path="Pictures/1000000100000043000001D806DF71E2.png" manifest:media-type="image/png"/>
  <manifest:file-entry manifest:full-path="Pictures/10000001000000140000001D361C441B.png" manifest:media-type="image/png"/>
  <manifest:file-entry manifest:full-path="Pictures/1000000100000017000000A47B01317F.png" manifest:media-type="image/png"/>
  <manifest:file-entry manifest:full-path="Pictures/100000010000001200000016366373DB.png" manifest:media-type="image/png"/>
  <manifest:file-entry manifest:full-path="Pictures/100000010000002D00000013E0BF3EEF.png" manifest:media-type="image/png"/>
  <manifest:file-entry manifest:full-path="Pictures/100000010000000E0000000BB326F2BA.png" manifest:media-type="image/png"/>
  <manifest:file-entry manifest:full-path="Pictures/100000010000004E0000001BA21C7FA8.png" manifest:media-type="image/png"/>
  <manifest:file-entry manifest:full-path="Pictures/1000000100000032000000682973232D.png" manifest:media-type="image/png"/>
  <manifest:file-entry manifest:full-path="Pictures/1000000100000058000000CB029FCD1A.png" manifest:media-type="image/png"/>
  <manifest:file-entry manifest:full-path="Pictures/10000001000000090000000AF56A3188.png" manifest:media-type="image/png"/>
  <manifest:file-entry manifest:full-path="Pictures/100000010000007200000027B0E16B89.png" manifest:media-type="image/png"/>
  <manifest:file-entry manifest:full-path="Pictures/100000010000003100000027F17B9A86.png" manifest:media-type="image/png"/>
  <manifest:file-entry manifest:full-path="Pictures/10000001000000860000004360C18B8B.png" manifest:media-type="image/png"/>
  <manifest:file-entry manifest:full-path="Pictures/100000010000002200000017E71073E1.png" manifest:media-type="image/png"/>
  <manifest:file-entry manifest:full-path="Pictures/10000001000000310000001B88A74DE0.png" manifest:media-type="image/png"/>
  <manifest:file-entry manifest:full-path="Pictures/10000001000000ED0000001C15787481.png" manifest:media-type="image/png"/>
  <manifest:file-entry manifest:full-path="Pictures/10000001000000400000000D6149E9DB.png" manifest:media-type="image/png"/>
  <manifest:file-entry manifest:full-path="Pictures/100000010000001900000024D8C858D8.png" manifest:media-type="image/png"/>
  <manifest:file-entry manifest:full-path="Pictures/10000001000000120000003A2B244DFD.png" manifest:media-type="image/png"/>
  <manifest:file-entry manifest:full-path="Pictures/100000010000001E0000003DE6DCE211.png" manifest:media-type="image/png"/>
  <manifest:file-entry manifest:full-path="Pictures/10000001000000330000000F9DA81ADC.png" manifest:media-type="image/png"/>
  <manifest:file-entry manifest:full-path="Pictures/10000001000000330000000EF197129A.png" manifest:media-type="image/png"/>
  <manifest:file-entry manifest:full-path="Pictures/10000001000000550000001016DA1F3A.png" manifest:media-type="image/png"/>
  <manifest:file-entry manifest:full-path="Pictures/100000010000000A0000002411E6D8E0.png" manifest:media-type="image/png"/>
  <manifest:file-entry manifest:full-path="Pictures/100000010000004C00000030E66121E3.png" manifest:media-type="image/png"/>
  <manifest:file-entry manifest:full-path="Pictures/10000001000000170000001B45720C77.png" manifest:media-type="image/png"/>
  <manifest:file-entry manifest:full-path="Pictures/100000010000001E000000185B01F3FC.png" manifest:media-type="image/png"/>
  <manifest:file-entry manifest:full-path="Pictures/100000010000005D000000315617D4BA.png" manifest:media-type="image/png"/>
  <manifest:file-entry manifest:full-path="Pictures/100000010000002300000022E073A2BA.png" manifest:media-type="image/png"/>
  <manifest:file-entry manifest:full-path="Pictures/100000010000002700000040003E1349.png" manifest:media-type="image/png"/>
  <manifest:file-entry manifest:full-path="Pictures/1000000100000010000000459373FAC8.png" manifest:media-type="image/png"/>
  <manifest:file-entry manifest:full-path="Pictures/100000010000005200000013F0E9C8D3.png" manifest:media-type="image/png"/>
  <manifest:file-entry manifest:full-path="Pictures/10000001000000100000002B0B1009C3.png" manifest:media-type="image/png"/>
  <manifest:file-entry manifest:full-path="Pictures/100000010000003C000000120F1F92D0.png" manifest:media-type="image/png"/>
  <manifest:file-entry manifest:full-path="Pictures/100000010000000B0000001C9DE5F0A0.png" manifest:media-type="image/png"/>
  <manifest:file-entry manifest:full-path="Pictures/100000010000003E0000001C7D5289CA.png" manifest:media-type="image/png"/>
  <manifest:file-entry manifest:full-path="Pictures/100000010000002400000024B5E92D15.png" manifest:media-type="image/png"/>
  <manifest:file-entry manifest:full-path="Pictures/100000010000006E0000001E493EDAE7.png" manifest:media-type="image/png"/>
  <manifest:file-entry manifest:full-path="Pictures/100000010000000C0000001F3217DC24.png" manifest:media-type="image/png"/>
  <manifest:file-entry manifest:full-path="Pictures/100000010000002B0000003154E27C48.png" manifest:media-type="image/png"/>
  <manifest:file-entry manifest:full-path="Pictures/1000000100000097000000273A82A976.png" manifest:media-type="image/png"/>
  <manifest:file-entry manifest:full-path="Pictures/100000010000002D0000001C54C27CC1.png" manifest:media-type="image/png"/>
  <manifest:file-entry manifest:full-path="Pictures/10000001000000310000001DADFE3BB6.png" manifest:media-type="image/png"/>
  <manifest:file-entry manifest:full-path="Pictures/100000010000000B00000030714ADED7.png" manifest:media-type="image/png"/>
  <manifest:file-entry manifest:full-path="Pictures/100000010000007100000040FBF3ED09.png" manifest:media-type="image/png"/>
  <manifest:file-entry manifest:full-path="Pictures/100000010000004D00000042F4430217.png" manifest:media-type="image/png"/>
  <manifest:file-entry manifest:full-path="Pictures/100000010000004D00000014417DF27D.png" manifest:media-type="image/png"/>
  <manifest:file-entry manifest:full-path="Pictures/100000010000001A00000023721D2163.png" manifest:media-type="image/png"/>
  <manifest:file-entry manifest:full-path="Pictures/100000010000006D0000001B63C91CA1.png" manifest:media-type="image/png"/>
  <manifest:file-entry manifest:full-path="Pictures/100000010000002D00000105B75E1832.png" manifest:media-type="image/png"/>
  <manifest:file-entry manifest:full-path="Pictures/100000010000003E0000003E5846FC8C.png" manifest:media-type="image/png"/>
  <manifest:file-entry manifest:full-path="Pictures/10000001000000330000003660BED1E4.png" manifest:media-type="image/png"/>
  <manifest:file-entry manifest:full-path="Pictures/100000010000003900000036EE13FE9B.png" manifest:media-type="image/png"/>
  <manifest:file-entry manifest:full-path="Pictures/10000001000000350000002D0ADD2E56.png" manifest:media-type="image/png"/>
  <manifest:file-entry manifest:full-path="Pictures/1000000100000036000000430DA80B7C.png" manifest:media-type="image/png"/>
  <manifest:file-entry manifest:full-path="Pictures/10000001000000390000002F6EEDEB99.png" manifest:media-type="image/png"/>
  <manifest:file-entry manifest:full-path="Pictures/100000010000010C000002724EF54B8C.png" manifest:media-type="image/png"/>
  <manifest:file-entry manifest:full-path="Pictures/100000010000003600000202B8C782C3.png" manifest:media-type="image/png"/>
  <manifest:file-entry manifest:full-path="Pictures/100000010000006C0000006164749D8E.png" manifest:media-type="image/png"/>
  <manifest:file-entry manifest:full-path="Pictures/100000010000006A00000018474D6627.png" manifest:media-type="image/png"/>
  <manifest:file-entry manifest:full-path="Pictures/100000010000002A0000002DE426E57A.png" manifest:media-type="image/png"/>
  <manifest:file-entry manifest:full-path="Pictures/10000001000001160000023FFC399B5B.png" manifest:media-type="image/png"/>
  <manifest:file-entry manifest:full-path="Pictures/100000010000002C000000C27CD7E6E7.png" manifest:media-type="image/png"/>
  <manifest:file-entry manifest:full-path="Pictures/100000010000002C0000001342D9EC15.png" manifest:media-type="image/png"/>
  <manifest:file-entry manifest:full-path="Pictures/100000010000005700000057DFC4EEC9.png" manifest:media-type="image/png"/>
  <manifest:file-entry manifest:full-path="Pictures/10000001000000B5000000BC71825C3A.png" manifest:media-type="image/png"/>
  <manifest:file-entry manifest:full-path="Pictures/1000000100000043000000E6908E885C.png" manifest:media-type="image/png"/>
  <manifest:file-entry manifest:full-path="Pictures/10000001000000410000001D571D7575.png" manifest:media-type="image/png"/>
  <manifest:file-entry manifest:full-path="Pictures/100000010000003800000138C6849BEC.png" manifest:media-type="image/png"/>
  <manifest:file-entry manifest:full-path="Pictures/100000010000002C00000173EE952B5B.png" manifest:media-type="image/png"/>
  <manifest:file-entry manifest:full-path="Pictures/100000010000004200000260A2698859.png" manifest:media-type="image/png"/>
  <manifest:file-entry manifest:full-path="Pictures/10000001000000620000016CF243B376.png" manifest:media-type="image/png"/>
  <manifest:file-entry manifest:full-path="Pictures/100000010000004B000000F08DC8EBDA.png" manifest:media-type="image/png"/>
  <manifest:file-entry manifest:full-path="Pictures/100000010000003B0000002DDF9E1E91.png" manifest:media-type="image/png"/>
  <manifest:file-entry manifest:full-path="Pictures/1000000100000014000000448A04B962.png" manifest:media-type="image/png"/>
  <manifest:file-entry manifest:full-path="Pictures/10000001000000410000019E8D7BBBCE.png" manifest:media-type="image/png"/>
  <manifest:file-entry manifest:full-path="Pictures/1000000100000029000000610E7F4C53.png" manifest:media-type="image/png"/>
  <manifest:file-entry manifest:full-path="Pictures/100000010000000900000009B38678BC.png" manifest:media-type="image/png"/>
  <manifest:file-entry manifest:full-path="Pictures/10000001000003610000006B09B5698D.png" manifest:media-type="image/png"/>
  <manifest:file-entry manifest:full-path="Pictures/10000001000000300000005874A88334.png" manifest:media-type="image/png"/>
  <manifest:file-entry manifest:full-path="Pictures/100000010000003C0000016878C13089.png" manifest:media-type="image/png"/>
  <manifest:file-entry manifest:full-path="Pictures/100000010000002B000000839B6212E9.png" manifest:media-type="image/png"/>
  <manifest:file-entry manifest:full-path="Pictures/10000001000000990000008F53239098.png" manifest:media-type="image/png"/>
  <manifest:file-entry manifest:full-path="Pictures/10000001000000FB000000993512AEF2.png" manifest:media-type="image/png"/>
  <manifest:file-entry manifest:full-path="Pictures/10000001000000330000025B4E1E487D.png" manifest:media-type="image/png"/>
  <manifest:file-entry manifest:full-path="Pictures/100000010000003C0000002A0BDA6FC8.png" manifest:media-type="image/png"/>
  <manifest:file-entry manifest:full-path="Pictures/1000000100000075000000544EC6BE46.png" manifest:media-type="image/png"/>
  <manifest:file-entry manifest:full-path="Pictures/100000010000001600000037D99D1229.png" manifest:media-type="image/png"/>
  <manifest:file-entry manifest:full-path="Pictures/10000001000000280000003323C2DDFF.png" manifest:media-type="image/png"/>
  <manifest:file-entry manifest:full-path="Pictures/100000010000006600000072EF27F6AF.png" manifest:media-type="image/png"/>
  <manifest:file-entry manifest:full-path="Pictures/100000010000002A00000053D1F48615.png" manifest:media-type="image/png"/>
  <manifest:file-entry manifest:full-path="Pictures/10000001000000150000000ACB09D5DD.png" manifest:media-type="image/png"/>
  <manifest:file-entry manifest:full-path="Pictures/1000000100000076000000153B6E8EF1.png" manifest:media-type="image/png"/>
  <manifest:file-entry manifest:full-path="Pictures/100000010000005B00000042C607AB43.png" manifest:media-type="image/png"/>
  <manifest:file-entry manifest:full-path="Pictures/10000001000000280000001F2B9318DB.png" manifest:media-type="image/png"/>
  <manifest:file-entry manifest:full-path="Pictures/100000010000001800000022D91FD789.png" manifest:media-type="image/png"/>
  <manifest:file-entry manifest:full-path="Pictures/10000001000000C100000038FB1AC6BA.png" manifest:media-type="image/png"/>
  <manifest:file-entry manifest:full-path="Pictures/1000000100000069000000211A2ADE90.png" manifest:media-type="image/png"/>
  <manifest:file-entry manifest:full-path="Pictures/100000010000001200000021D058B5BA.png" manifest:media-type="image/png"/>
  <manifest:file-entry manifest:full-path="Pictures/100000010000003F0000002F96A95C4C.png" manifest:media-type="image/png"/>
  <manifest:file-entry manifest:full-path="Pictures/10000001000000480000025EB02BC019.png" manifest:media-type="image/png"/>
  <manifest:file-entry manifest:full-path="Pictures/10000001000001A30000005531105D0C.png" manifest:media-type="image/png"/>
  <manifest:file-entry manifest:full-path="Pictures/10000001000000E70000003F72B4433F.png" manifest:media-type="image/png"/>
  <manifest:file-entry manifest:full-path="Pictures/100000010000013F00000019E02144DB.png" manifest:media-type="image/png"/>
  <manifest:file-entry manifest:full-path="Pictures/10000001000000140000002553894E89.png" manifest:media-type="image/png"/>
  <manifest:file-entry manifest:full-path="Pictures/100000010000003E0000007317B85B7B.png" manifest:media-type="image/png"/>
  <manifest:file-entry manifest:full-path="Pictures/10000001000000730000001B9C9CEC83.png" manifest:media-type="image/png"/>
  <manifest:file-entry manifest:full-path="Pictures/10000001000000870000000F6A0C7253.png" manifest:media-type="image/png"/>
  <manifest:file-entry manifest:full-path="Pictures/100000010000003100000021D083CB44.png" manifest:media-type="image/png"/>
  <manifest:file-entry manifest:full-path="Pictures/10000001000001A800000157C00A1E6B.png" manifest:media-type="image/png"/>
  <manifest:file-entry manifest:full-path="Pictures/100000010000003800000080781D374F.png" manifest:media-type="image/png"/>
  <manifest:file-entry manifest:full-path="Pictures/100000010000002B000000136029ED9C.png" manifest:media-type="image/png"/>
  <manifest:file-entry manifest:full-path="Pictures/100000010000007A0000004DF013521F.png" manifest:media-type="image/png"/>
  <manifest:file-entry manifest:full-path="Pictures/10000001000000210000001EDF44E148.png" manifest:media-type="image/png"/>
  <manifest:file-entry manifest:full-path="Pictures/100000010000000D000000199D5DA72F.png" manifest:media-type="image/png"/>
  <manifest:file-entry manifest:full-path="Pictures/10000001000000320000003D6234E8DD.png" manifest:media-type="image/png"/>
  <manifest:file-entry manifest:full-path="Pictures/100000010000005F0000004624CA19DB.png" manifest:media-type="image/png"/>
  <manifest:file-entry manifest:full-path="Pictures/1000000100000089000000B7DCD9D151.png" manifest:media-type="image/png"/>
  <manifest:file-entry manifest:full-path="Pictures/10000001000000620000006C220B3710.png" manifest:media-type="image/png"/>
  <manifest:file-entry manifest:full-path="Pictures/100000010000005F0000002811A78519.png" manifest:media-type="image/png"/>
  <manifest:file-entry manifest:full-path="Pictures/10000001000000C5000000DCB04FB004.png" manifest:media-type="image/png"/>
  <manifest:file-entry manifest:full-path="Pictures/100000010000003200000114A83C1F75.png" manifest:media-type="image/png"/>
  <manifest:file-entry manifest:full-path="Pictures/100000010000001400000060C9280B1F.png" manifest:media-type="image/png"/>
  <manifest:file-entry manifest:full-path="Pictures/100000010000008D0000004B092DE287.png" manifest:media-type="image/png"/>
  <manifest:file-entry manifest:full-path="Pictures/100000010000007F00000087E79CA92C.png" manifest:media-type="image/png"/>
  <manifest:file-entry manifest:full-path="Pictures/100000010000003B000000139EE6E37A.png" manifest:media-type="image/png"/>
  <manifest:file-entry manifest:full-path="Pictures/100000010000004400000392E0781A9E.png" manifest:media-type="image/png"/>
  <manifest:file-entry manifest:full-path="Pictures/100000010000001A0000006B50F2B59A.png" manifest:media-type="image/png"/>
  <manifest:file-entry manifest:full-path="Pictures/100000010000003900000028586F252E.png" manifest:media-type="image/png"/>
  <manifest:file-entry manifest:full-path="Pictures/100000010000002B0000004AB268226E.png" manifest:media-type="image/png"/>
  <manifest:file-entry manifest:full-path="Pictures/100000010000001100000034D548654F.png" manifest:media-type="image/png"/>
  <manifest:file-entry manifest:full-path="Pictures/1000000100000020000000296A3CF73B.png" manifest:media-type="image/png"/>
  <manifest:file-entry manifest:full-path="Pictures/10000001000000400000003A6285FA64.png" manifest:media-type="image/png"/>
  <manifest:file-entry manifest:full-path="Pictures/100000010000005100000036396E71B0.png" manifest:media-type="image/png"/>
  <manifest:file-entry manifest:full-path="Pictures/100000010000000B00000019D9D79E0C.png" manifest:media-type="image/png"/>
  <manifest:file-entry manifest:full-path="Pictures/1000000100000060000002B2620BE6CA.png" manifest:media-type="image/png"/>
  <manifest:file-entry manifest:full-path="Pictures/100000010000005500000033D89F169C.png" manifest:media-type="image/png"/>
  <manifest:file-entry manifest:full-path="Pictures/10000001000000700000004D398C3969.png" manifest:media-type="image/png"/>
  <manifest:file-entry manifest:full-path="Pictures/10000001000000210000000FA9FB0D83.png" manifest:media-type="image/png"/>
  <manifest:file-entry manifest:full-path="Pictures/10000001000000390000002E86F69F3B.png" manifest:media-type="image/png"/>
  <manifest:file-entry manifest:full-path="Pictures/10000001000000240000002115319157.png" manifest:media-type="image/png"/>
  <manifest:file-entry manifest:full-path="Pictures/10000001000000380000002A678D33FD.png" manifest:media-type="image/png"/>
  <manifest:file-entry manifest:full-path="Pictures/10000001000000740000003E0831300B.png" manifest:media-type="image/png"/>
  <manifest:file-entry manifest:full-path="Pictures/10000001000000470000002086DA2CF4.png" manifest:media-type="image/png"/>
  <manifest:file-entry manifest:full-path="Pictures/100000010000006B000000599117AE59.png" manifest:media-type="image/png"/>
  <manifest:file-entry manifest:full-path="Pictures/100000010000009D0000001368D71CE9.png" manifest:media-type="image/png"/>
  <manifest:file-entry manifest:full-path="Pictures/100000010000000A000000126133A9E6.png" manifest:media-type="image/png"/>
  <manifest:file-entry manifest:full-path="Pictures/1000000100000093000000D676C43A39.png" manifest:media-type="image/png"/>
  <manifest:file-entry manifest:full-path="Pictures/100000010000001E000000238A1F2225.png" manifest:media-type="image/png"/>
  <manifest:file-entry manifest:full-path="Pictures/100000010000002400000036ACCEFC0D.png" manifest:media-type="image/png"/>
  <manifest:file-entry manifest:full-path="Pictures/100000010000006A0000001DDB92BB41.png" manifest:media-type="image/png"/>
  <manifest:file-entry manifest:full-path="Pictures/100000010000003400000034EAF1BB5E.png" manifest:media-type="image/png"/>
  <manifest:file-entry manifest:full-path="Pictures/1000000100000036000001AB073E0E9B.png" manifest:media-type="image/png"/>
  <manifest:file-entry manifest:full-path="Pictures/100000010000000E00000027FC284514.png" manifest:media-type="image/png"/>
  <manifest:file-entry manifest:full-path="Pictures/10000001000000320000002E2BEEFF2E.png" manifest:media-type="image/png"/>
  <manifest:file-entry manifest:full-path="Pictures/1000000100000049000000184EEF1DE6.png" manifest:media-type="image/png"/>
  <manifest:file-entry manifest:full-path="Pictures/10000001000000450000003CF89A37BE.png" manifest:media-type="image/png"/>
  <manifest:file-entry manifest:full-path="Pictures/100000010000001E000000272B31A533.png" manifest:media-type="image/png"/>
  <manifest:file-entry manifest:full-path="Pictures/10000001000000470000003B240FC4DF.png" manifest:media-type="image/png"/>
  <manifest:file-entry manifest:full-path="Pictures/100000010000000D000000555021622B.png" manifest:media-type="image/png"/>
  <manifest:file-entry manifest:full-path="Pictures/10000001000000360000000DD613DBBE.png" manifest:media-type="image/png"/>
  <manifest:file-entry manifest:full-path="Pictures/10000001000000490000003D4B47E3B2.png" manifest:media-type="image/png"/>
  <manifest:file-entry manifest:full-path="Pictures/100000010000001600000014AB867596.png" manifest:media-type="image/png"/>
  <manifest:file-entry manifest:full-path="Pictures/100000010000003C000000289FE9176D.png" manifest:media-type="image/png"/>
  <manifest:file-entry manifest:full-path="Pictures/10000001000000800000004533401EF5.png" manifest:media-type="image/png"/>
  <manifest:file-entry manifest:full-path="Pictures/100000010000007D0000004D0BC144BD.png" manifest:media-type="image/png"/>
  <manifest:file-entry manifest:full-path="Pictures/10000001000000350000002FFB6DC75E.png" manifest:media-type="image/png"/>
  <manifest:file-entry manifest:full-path="Pictures/100000010000001E0000002D65C32C37.png" manifest:media-type="image/png"/>
  <manifest:file-entry manifest:full-path="Pictures/100000010000001E0000006CAB51A7E6.png" manifest:media-type="image/png"/>
  <manifest:file-entry manifest:full-path="Pictures/100000010000006A00000022FFE2284A.png" manifest:media-type="image/png"/>
  <manifest:file-entry manifest:full-path="Pictures/10000001000000390000003D21E7A9E6.png" manifest:media-type="image/png"/>
  <manifest:file-entry manifest:full-path="Pictures/100000010000004C00000031DF99DD5A.png" manifest:media-type="image/png"/>
  <manifest:file-entry manifest:full-path="Pictures/100000010000001F000000113E0475BC.png" manifest:media-type="image/png"/>
  <manifest:file-entry manifest:full-path="Pictures/100000010000007400000060D8B6B3EE.png" manifest:media-type="image/png"/>
  <manifest:file-entry manifest:full-path="Pictures/10000001000000A6000000964D0C17C8.png" manifest:media-type="image/png"/>
  <manifest:file-entry manifest:full-path="Pictures/100000010000005B0000002117EE139F.png" manifest:media-type="image/png"/>
  <manifest:file-entry manifest:full-path="Pictures/10000001000000720000004FF66D8355.png" manifest:media-type="image/png"/>
  <manifest:file-entry manifest:full-path="Pictures/100000010000008D00000036F416F042.png" manifest:media-type="image/png"/>
  <manifest:file-entry manifest:full-path="Pictures/1000000100000034000000323602E03C.png" manifest:media-type="image/png"/>
  <manifest:file-entry manifest:full-path="Pictures/100000010000006100000022B5CEB14A.png" manifest:media-type="image/png"/>
  <manifest:file-entry manifest:full-path="Pictures/10000001000000100000002381EFD4F2.png" manifest:media-type="image/png"/>
  <manifest:file-entry manifest:full-path="Pictures/100000010000007300000064FE8605B8.png" manifest:media-type="image/png"/>
  <manifest:file-entry manifest:full-path="Pictures/1000000100000043000000349A62AF6B.png" manifest:media-type="image/png"/>
  <manifest:file-entry manifest:full-path="Pictures/100000010000002100000020498536C1.png" manifest:media-type="image/png"/>
  <manifest:file-entry manifest:full-path="Pictures/100000010000003B0000001EA4E0F2F0.png" manifest:media-type="image/png"/>
  <manifest:file-entry manifest:full-path="Pictures/100000010000000F0000000F8C4B0257.png" manifest:media-type="image/png"/>
  <manifest:file-entry manifest:full-path="Pictures/10000001000000AF000000453FFF5341.png" manifest:media-type="image/png"/>
  <manifest:file-entry manifest:full-path="Pictures/1000000100000010000000567C51120F.png" manifest:media-type="image/png"/>
  <manifest:file-entry manifest:full-path="Pictures/100000010000003700000025888FDB74.png" manifest:media-type="image/png"/>
  <manifest:file-entry manifest:full-path="Pictures/10000001000000520000002B0A514C74.png" manifest:media-type="image/png"/>
  <manifest:file-entry manifest:full-path="Pictures/10000001000000160000005583E4306C.png" manifest:media-type="image/png"/>
  <manifest:file-entry manifest:full-path="Pictures/100000010000006500000073677AB6DD.png" manifest:media-type="image/png"/>
  <manifest:file-entry manifest:full-path="Pictures/100000010000004900000044F9E11CF8.png" manifest:media-type="image/png"/>
  <manifest:file-entry manifest:full-path="Pictures/100000010000000D0000001D62EA75C6.png" manifest:media-type="image/png"/>
  <manifest:file-entry manifest:full-path="Pictures/10000001000000640000002C8CBC5440.png" manifest:media-type="image/png"/>
  <manifest:file-entry manifest:full-path="Pictures/1000000100000240000002242D48B07F.png" manifest:media-type="image/png"/>
  <manifest:file-entry manifest:full-path="Pictures/10000001000000E80000006074E10AFF.png" manifest:media-type="image/png"/>
  <manifest:file-entry manifest:full-path="Pictures/10000001000000C8000000D191260686.png" manifest:media-type="image/png"/>
  <manifest:file-entry manifest:full-path="Pictures/100000010000000D0000002320882D5B.png" manifest:media-type="image/png"/>
  <manifest:file-entry manifest:full-path="Pictures/100000010000002C0000003C164126C6.png" manifest:media-type="image/png"/>
  <manifest:file-entry manifest:full-path="Pictures/10000001000000140000003411C4D6D7.png" manifest:media-type="image/png"/>
  <manifest:file-entry manifest:full-path="Pictures/100000010000003100000031AD06873C.png" manifest:media-type="image/png"/>
  <manifest:file-entry manifest:full-path="Pictures/10000001000000290000003BFCD970FC.png" manifest:media-type="image/png"/>
  <manifest:file-entry manifest:full-path="Pictures/100000010000004200000033A411A408.png" manifest:media-type="image/png"/>
  <manifest:file-entry manifest:full-path="Pictures/1000000100000029000000265E7E14C7.png" manifest:media-type="image/png"/>
  <manifest:file-entry manifest:full-path="Pictures/100000010000004F00000068D30B9988.png" manifest:media-type="image/png"/>
  <manifest:file-entry manifest:full-path="Pictures/10000001000000390000003D20E4C5C4.png" manifest:media-type="image/png"/>
  <manifest:file-entry manifest:full-path="Pictures/100000010000007D000000101224A4CF.png" manifest:media-type="image/png"/>
  <manifest:file-entry manifest:full-path="Pictures/10000001000000130000001A9C0B506A.png" manifest:media-type="image/png"/>
  <manifest:file-entry manifest:full-path="Pictures/100000010000004400000036F1A07470.png" manifest:media-type="image/png"/>
  <manifest:file-entry manifest:full-path="Pictures/10000001000000700000001AE57319CD.png" manifest:media-type="image/png"/>
  <manifest:file-entry manifest:full-path="Pictures/10000001000000B10000008AF174653D.png" manifest:media-type="image/png"/>
  <manifest:file-entry manifest:full-path="Pictures/100000010000000D000000338888D364.png" manifest:media-type="image/png"/>
  <manifest:file-entry manifest:full-path="Pictures/10000001000000BC0000001D1E6A39CB.png" manifest:media-type="image/png"/>
  <manifest:file-entry manifest:full-path="Pictures/10000001000000A30000017C6A9A9D98.png" manifest:media-type="image/png"/>
  <manifest:file-entry manifest:full-path="Pictures/10000001000000090000000926174244.png" manifest:media-type="image/png"/>
  <manifest:file-entry manifest:full-path="Pictures/100000010000000E0000003E113C026F.png" manifest:media-type="image/png"/>
  <manifest:file-entry manifest:full-path="Pictures/100000010000007700000062B3297DAE.png" manifest:media-type="image/png"/>
  <manifest:file-entry manifest:full-path="Pictures/10000001000000C800000037BADA6BDE.png" manifest:media-type="image/png"/>
  <manifest:file-entry manifest:full-path="Pictures/100000010000002000000037DF9D4C66.png" manifest:media-type="image/png"/>
  <manifest:file-entry manifest:full-path="Pictures/100000010000000C00000029558058F2.png" manifest:media-type="image/png"/>
  <manifest:file-entry manifest:full-path="Pictures/100000010000004200000033B06CE8D4.png" manifest:media-type="image/png"/>
  <manifest:file-entry manifest:full-path="Pictures/10000001000000510000004A2122A082.png" manifest:media-type="image/png"/>
  <manifest:file-entry manifest:full-path="Pictures/100000010000004800000050C2FDBADE.png" manifest:media-type="image/png"/>
  <manifest:file-entry manifest:full-path="Pictures/10000001000000330000002B3352A343.png" manifest:media-type="image/png"/>
  <manifest:file-entry manifest:full-path="Pictures/10000001000000190000005653B6DF07.png" manifest:media-type="image/png"/>
  <manifest:file-entry manifest:full-path="Pictures/10000001000000230000004513F8EF0B.png" manifest:media-type="image/png"/>
  <manifest:file-entry manifest:full-path="Pictures/100000010000006600000078FD6424B4.png" manifest:media-type="image/png"/>
  <manifest:file-entry manifest:full-path="Pictures/100000010000003C000000375724C04B.png" manifest:media-type="image/png"/>
  <manifest:file-entry manifest:full-path="Pictures/100000010000003F0000005416762C84.png" manifest:media-type="image/png"/>
  <manifest:file-entry manifest:full-path="Pictures/10000001000000940000008969FBC85C.png" manifest:media-type="image/png"/>
  <manifest:file-entry manifest:full-path="Pictures/10000001000000E00000034D34F17E75.png" manifest:media-type="image/png"/>
  <manifest:file-entry manifest:full-path="Pictures/100000010000000B0000000937CFE77E.png" manifest:media-type="image/png"/>
  <manifest:file-entry manifest:full-path="Pictures/100000010000003D00000041338F5BF6.png" manifest:media-type="image/png"/>
  <manifest:file-entry manifest:full-path="Pictures/10000001000000300000005F5F2E38D7.png" manifest:media-type="image/png"/>
  <manifest:file-entry manifest:full-path="Pictures/100000010000002F00000011503EDC41.png" manifest:media-type="image/png"/>
  <manifest:file-entry manifest:full-path="Pictures/1000000100000048000000B1650B2F99.png" manifest:media-type="image/png"/>
  <manifest:file-entry manifest:full-path="Pictures/100000010000010A000000EB7679E4DF.png" manifest:media-type="image/png"/>
  <manifest:file-entry manifest:full-path="Pictures/10000001000000350000003FE19188EB.png" manifest:media-type="image/png"/>
  <manifest:file-entry manifest:full-path="Pictures/10000001000000320000002B47B29F9B.png" manifest:media-type="image/png"/>
  <manifest:file-entry manifest:full-path="Pictures/100000010000001A0000002DF3FE2961.png" manifest:media-type="image/png"/>
  <manifest:file-entry manifest:full-path="Pictures/100000010000002F0000031B9D71BFF3.png" manifest:media-type="image/png"/>
  <manifest:file-entry manifest:full-path="Pictures/100000010000002200000021788CB427.png" manifest:media-type="image/png"/>
  <manifest:file-entry manifest:full-path="Pictures/10000001000000120000000C88BD736E.png" manifest:media-type="image/png"/>
  <manifest:file-entry manifest:full-path="Pictures/100000010000001B0000001B5A403D0B.png" manifest:media-type="image/png"/>
  <manifest:file-entry manifest:full-path="Pictures/100000010000000D0000000A58C25D20.png" manifest:media-type="image/png"/>
  <manifest:file-entry manifest:full-path="Pictures/100000010000002600000023EEFF639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2" style:family="graphic" style:parent-style-name="standard">
      <style:graphic-properties draw:stroke="solid" svg:stroke-width="0.141cm" svg:stroke-color="#000000" draw:stroke-linejoin="round" svg:stroke-linecap="round" draw:fill="none" fo:padding-top="0.07cm" fo:padding-bottom="0.07cm" fo:padding-left="0.07cm" fo:padding-right="0.07cm" loext:decorative="false"/>
    </style:style>
    <style:style style:name="gr3" style:family="graphic" style:parent-style-name="standard">
      <style:graphic-properties draw:stroke="solid" svg:stroke-width="0.126cm" svg:stroke-color="#000000" draw:stroke-linejoin="round" svg:stroke-linecap="round" draw:fill="none" fo:padding-top="0.063cm" fo:padding-bottom="0.063cm" fo:padding-left="0.063cm" fo:padding-right="0.063cm" loext:decorative="false"/>
    </style:style>
    <style:style style:name="gr4" style:family="graphic" style:parent-style-name="standard">
      <style:graphic-properties draw:stroke="solid" svg:stroke-width="0.127cm" svg:stroke-color="#000000" draw:stroke-linejoin="round" svg:stroke-linecap="round" draw:fill="none" fo:padding-top="0.063cm" fo:padding-bottom="0.063cm" fo:padding-left="0.063cm" fo:padding-right="0.063cm" loext:decorative="false"/>
    </style:style>
    <style:style style:name="gr5" style:family="graphic" style:parent-style-name="standard">
      <style:graphic-properties draw:stroke="solid" svg:stroke-width="0.128cm" svg:stroke-color="#000000" draw:stroke-linejoin="round" svg:stroke-linecap="round" draw:fill="none" fo:padding-top="0.064cm" fo:padding-bottom="0.064cm" fo:padding-left="0.064cm" fo:padding-right="0.064cm" loext:decorative="false"/>
    </style:style>
    <style:style style:name="gr6" style:family="graphic" style:parent-style-name="standard">
      <style:graphic-properties draw:stroke="solid" svg:stroke-width="0.129cm" svg:stroke-color="#000000" draw:stroke-linejoin="round" svg:stroke-linecap="round" draw:fill="none" fo:padding-top="0.064cm" fo:padding-bottom="0.064cm" fo:padding-left="0.064cm" fo:padding-right="0.064cm" loext:decorative="false"/>
    </style:style>
    <style:style style:name="gr7" style:family="graphic" style:parent-style-name="standard">
      <style:graphic-properties draw:stroke="solid" svg:stroke-width="0.13cm" svg:stroke-color="#000000" draw:stroke-linejoin="round" svg:stroke-linecap="round" draw:fill="none" fo:padding-top="0.065cm" fo:padding-bottom="0.065cm" fo:padding-left="0.065cm" fo:padding-right="0.065cm" loext:decorative="false"/>
    </style:style>
    <style:style style:name="gr8" style:family="graphic" style:parent-style-name="standard">
      <style:graphic-properties draw:stroke="solid" svg:stroke-width="0.131cm" svg:stroke-color="#000000" draw:stroke-linejoin="round" svg:stroke-linecap="round" draw:fill="none" fo:padding-top="0.065cm" fo:padding-bottom="0.065cm" fo:padding-left="0.065cm" fo:padding-right="0.065cm" loext:decorative="false"/>
    </style:style>
    <style:style style:name="gr9" style:family="graphic" style:parent-style-name="standard">
      <style:graphic-properties draw:stroke="solid" svg:stroke-width="0.132cm" svg:stroke-color="#000000" draw:stroke-linejoin="round" svg:stroke-linecap="round" draw:fill="none" fo:padding-top="0.066cm" fo:padding-bottom="0.066cm" fo:padding-left="0.066cm" fo:padding-right="0.066cm" loext:decorative="false"/>
    </style:style>
    <style:style style:name="gr10" style:family="graphic" style:parent-style-name="standard">
      <style:graphic-properties draw:stroke="solid" svg:stroke-width="0.133cm" svg:stroke-color="#000000" draw:stroke-linejoin="round" svg:stroke-linecap="round" draw:fill="none" fo:padding-top="0.066cm" fo:padding-bottom="0.066cm" fo:padding-left="0.066cm" fo:padding-right="0.066cm" loext:decorative="false"/>
    </style:style>
    <style:style style:name="gr11" style:family="graphic" style:parent-style-name="standard">
      <style:graphic-properties draw:stroke="solid" svg:stroke-width="0.134cm" svg:stroke-color="#000000" draw:stroke-linejoin="round" svg:stroke-linecap="round" draw:fill="none" fo:padding-top="0.067cm" fo:padding-bottom="0.067cm" fo:padding-left="0.067cm" fo:padding-right="0.067cm" loext:decorative="false"/>
    </style:style>
    <style:style style:name="gr12" style:family="graphic" style:parent-style-name="standard">
      <style:graphic-properties draw:stroke="solid" svg:stroke-width="0.135cm" svg:stroke-color="#000000" draw:stroke-linejoin="round" svg:stroke-linecap="round" draw:fill="none" fo:padding-top="0.067cm" fo:padding-bottom="0.067cm" fo:padding-left="0.067cm" fo:padding-right="0.067cm" loext:decorative="false"/>
    </style:style>
    <style:style style:name="gr13" style:family="graphic" style:parent-style-name="standard">
      <style:graphic-properties draw:stroke="solid" svg:stroke-width="0.136cm" svg:stroke-color="#000000" draw:stroke-linejoin="round" svg:stroke-linecap="round" draw:fill="none" fo:padding-top="0.068cm" fo:padding-bottom="0.068cm" fo:padding-left="0.068cm" fo:padding-right="0.068cm" loext:decorative="false"/>
    </style:style>
    <style:style style:name="gr14" style:family="graphic" style:parent-style-name="standard">
      <style:graphic-properties draw:stroke="solid" svg:stroke-width="0.137cm" svg:stroke-color="#000000" draw:stroke-linejoin="round" svg:stroke-linecap="round" draw:fill="none" fo:padding-top="0.068cm" fo:padding-bottom="0.068cm" fo:padding-left="0.068cm" fo:padding-right="0.068cm" loext:decorative="false"/>
    </style:style>
    <style:style style:name="gr15" style:family="graphic" style:parent-style-name="standard">
      <style:graphic-properties draw:stroke="solid" svg:stroke-width="0.138cm" svg:stroke-color="#000000" draw:stroke-linejoin="round" svg:stroke-linecap="round" draw:fill="none" fo:padding-top="0.069cm" fo:padding-bottom="0.069cm" fo:padding-left="0.069cm" fo:padding-right="0.069cm" loext:decorative="false"/>
    </style:style>
    <style:style style:name="gr16" style:family="graphic" style:parent-style-name="standard">
      <style:graphic-properties draw:stroke="solid" svg:stroke-width="0.139cm" svg:stroke-color="#000000" draw:stroke-linejoin="round" svg:stroke-linecap="round" draw:fill="none" fo:padding-top="0.069cm" fo:padding-bottom="0.069cm" fo:padding-left="0.069cm" fo:padding-right="0.069cm" loext:decorative="false"/>
    </style:style>
    <style:style style:name="gr17" style:family="graphic" style:parent-style-name="standard">
      <style:graphic-properties draw:stroke="solid" svg:stroke-width="0.14cm" svg:stroke-color="#000000" draw:stroke-linejoin="round" svg:stroke-linecap="round" draw:fill="none" fo:padding-top="0.07cm" fo:padding-bottom="0.07cm" fo:padding-left="0.07cm" fo:padding-right="0.07cm" loext:decorative="false"/>
    </style:style>
    <style:style style:name="gr18" style:family="graphic" style:parent-style-name="standard">
      <style:graphic-properties draw:stroke="solid" svg:stroke-width="0.142cm" svg:stroke-color="#000000" draw:stroke-linejoin="round" svg:stroke-linecap="round" draw:fill="none" fo:padding-top="0.071cm" fo:padding-bottom="0.071cm" fo:padding-left="0.071cm" fo:padding-right="0.071cm" loext:decorative="false"/>
    </style:style>
    <style:style style:name="gr19" style:family="graphic" style:parent-style-name="standard">
      <style:graphic-properties draw:stroke="solid" svg:stroke-width="0.143cm" svg:stroke-color="#000000" draw:stroke-linejoin="round" svg:stroke-linecap="round" draw:fill="none" fo:padding-top="0.071cm" fo:padding-bottom="0.071cm" fo:padding-left="0.071cm" fo:padding-right="0.071cm" loext:decorative="false"/>
    </style:style>
    <style:style style:name="gr20" style:family="graphic" style:parent-style-name="standard">
      <style:graphic-properties draw:stroke="solid" svg:stroke-width="0.144cm" svg:stroke-color="#000000" draw:stroke-linejoin="round" svg:stroke-linecap="round" draw:fill="none" fo:padding-top="0.072cm" fo:padding-bottom="0.072cm" fo:padding-left="0.072cm" fo:padding-right="0.072cm" loext:decorative="false"/>
    </style:style>
    <style:style style:name="gr21" style:family="graphic" style:parent-style-name="standard">
      <style:graphic-properties draw:stroke="solid" svg:stroke-width="0.145cm" svg:stroke-color="#000000" draw:stroke-linejoin="round" svg:stroke-linecap="round" draw:fill="none" fo:padding-top="0.072cm" fo:padding-bottom="0.072cm" fo:padding-left="0.072cm" fo:padding-right="0.072cm" loext:decorative="false"/>
    </style:style>
    <style:style style:name="gr22" style:family="graphic" style:parent-style-name="standard">
      <style:graphic-properties draw:stroke="solid" svg:stroke-width="0.146cm" svg:stroke-color="#000000" draw:stroke-linejoin="round" svg:stroke-linecap="round" draw:fill="none" fo:padding-top="0.073cm" fo:padding-bottom="0.073cm" fo:padding-left="0.073cm" fo:padding-right="0.073cm" loext:decorative="false"/>
    </style:style>
    <style:style style:name="gr23" style:family="graphic" style:parent-style-name="standard">
      <style:graphic-properties draw:stroke="solid" svg:stroke-width="0.147cm" svg:stroke-color="#000000" draw:stroke-linejoin="round" svg:stroke-linecap="round" draw:fill="none" fo:padding-top="0.073cm" fo:padding-bottom="0.073cm" fo:padding-left="0.073cm" fo:padding-right="0.073cm" loext:decorative="false"/>
    </style:style>
    <style:style style:name="gr24" style:family="graphic" style:parent-style-name="standard">
      <style:graphic-properties draw:stroke="solid" svg:stroke-width="0.148cm" svg:stroke-color="#000000" draw:stroke-linejoin="round" svg:stroke-linecap="round" draw:fill="none" fo:padding-top="0.074cm" fo:padding-bottom="0.074cm" fo:padding-left="0.074cm" fo:padding-right="0.074cm" loext:decorative="false"/>
    </style:style>
    <style:style style:name="gr25" style:family="graphic" style:parent-style-name="standard">
      <style:graphic-properties draw:stroke="solid" svg:stroke-width="0.149cm" svg:stroke-color="#000000" draw:stroke-linejoin="round" svg:stroke-linecap="round" draw:fill="none" fo:padding-top="0.074cm" fo:padding-bottom="0.074cm" fo:padding-left="0.074cm" fo:padding-right="0.074cm" loext:decorative="false"/>
    </style:style>
    <style:style style:name="gr26" style:family="graphic" style:parent-style-name="standard">
      <style:graphic-properties draw:stroke="solid" svg:stroke-width="0.15cm" svg:stroke-color="#000000" draw:stroke-linejoin="round" svg:stroke-linecap="round" draw:fill="none" fo:padding-top="0.075cm" fo:padding-bottom="0.075cm" fo:padding-left="0.075cm" fo:padding-right="0.075cm" loext:decorative="false"/>
    </style:style>
    <style:style style:name="gr27" style:family="graphic" style:parent-style-name="standard">
      <style:graphic-properties draw:stroke="solid" svg:stroke-width="0.151cm" svg:stroke-color="#000000" draw:stroke-linejoin="round" svg:stroke-linecap="round" draw:fill="none" fo:padding-top="0.075cm" fo:padding-bottom="0.075cm" fo:padding-left="0.075cm" fo:padding-right="0.075cm" loext:decorative="false"/>
    </style:style>
    <style:style style:name="gr28" style:family="graphic" style:parent-style-name="standard">
      <style:graphic-properties draw:stroke="solid" svg:stroke-width="0.152cm" svg:stroke-color="#000000" draw:stroke-linejoin="round" svg:stroke-linecap="round" draw:fill="none" fo:padding-top="0.076cm" fo:padding-bottom="0.076cm" fo:padding-left="0.076cm" fo:padding-right="0.076cm" loext:decorative="false"/>
    </style:style>
    <style:style style:name="gr29" style:family="graphic" style:parent-style-name="standard">
      <style:graphic-properties draw:stroke="solid" svg:stroke-width="0.153cm" svg:stroke-color="#000000" draw:stroke-linejoin="round" svg:stroke-linecap="round" draw:fill="none" fo:padding-top="0.076cm" fo:padding-bottom="0.076cm" fo:padding-left="0.076cm" fo:padding-right="0.076cm" loext:decorative="false"/>
    </style:style>
    <style:style style:name="gr30" style:family="graphic" style:parent-style-name="standard">
      <style:graphic-properties draw:stroke="solid" svg:stroke-width="0.154cm" svg:stroke-color="#000000" draw:stroke-linejoin="round" svg:stroke-linecap="round" draw:fill="none" fo:padding-top="0.077cm" fo:padding-bottom="0.077cm" fo:padding-left="0.077cm" fo:padding-right="0.077cm" loext:decorative="false"/>
    </style:style>
    <style:style style:name="gr31" style:family="graphic" style:parent-style-name="standard">
      <style:graphic-properties draw:stroke="solid" svg:stroke-width="0.155cm" svg:stroke-color="#000000" draw:stroke-linejoin="round" svg:stroke-linecap="round" draw:fill="none" fo:padding-top="0.077cm" fo:padding-bottom="0.077cm" fo:padding-left="0.077cm" fo:padding-right="0.077cm" loext:decorative="false"/>
    </style:style>
    <style:style style:name="gr32" style:family="graphic" style:parent-style-name="standard">
      <style:graphic-properties draw:stroke="solid" svg:stroke-width="0.156cm" svg:stroke-color="#000000" draw:stroke-linejoin="round" svg:stroke-linecap="round" draw:fill="none" fo:padding-top="0.078cm" fo:padding-bottom="0.078cm" fo:padding-left="0.078cm" fo:padding-right="0.078cm" loext:decorative="false"/>
    </style:style>
    <style:style style:name="gr33" style:family="graphic" style:parent-style-name="standard">
      <style:graphic-properties draw:stroke="solid" svg:stroke-width="0.157cm" svg:stroke-color="#000000" draw:stroke-linejoin="round" svg:stroke-linecap="round" draw:fill="none" fo:padding-top="0.078cm" fo:padding-bottom="0.078cm" fo:padding-left="0.078cm" fo:padding-right="0.078cm" loext:decorative="false"/>
    </style:style>
    <style:style style:name="gr34" style:family="graphic" style:parent-style-name="standard">
      <style:graphic-properties draw:stroke="solid" svg:stroke-width="0.158cm" svg:stroke-color="#000000" draw:stroke-linejoin="round" svg:stroke-linecap="round" draw:fill="none" fo:padding-top="0.079cm" fo:padding-bottom="0.079cm" fo:padding-left="0.079cm" fo:padding-right="0.079cm" loext:decorative="false"/>
    </style:style>
    <style:style style:name="gr35" style:family="graphic" style:parent-style-name="standard">
      <style:graphic-properties draw:stroke="solid" svg:stroke-width="0.159cm" svg:stroke-color="#000000" draw:stroke-linejoin="round" svg:stroke-linecap="round" draw:fill="none" fo:padding-top="0.079cm" fo:padding-bottom="0.079cm" fo:padding-left="0.079cm" fo:padding-right="0.079cm" loext:decorative="false"/>
    </style:style>
    <style:style style:name="gr36" style:family="graphic" style:parent-style-name="standard">
      <style:graphic-properties draw:stroke="solid" svg:stroke-width="0.16cm" svg:stroke-color="#000000" draw:stroke-linejoin="round" svg:stroke-linecap="round" draw:fill="none" fo:padding-top="0.08cm" fo:padding-bottom="0.08cm" fo:padding-left="0.08cm" fo:padding-right="0.08cm" loext:decorative="false"/>
    </style:style>
    <style:style style:name="gr37" style:family="graphic" style:parent-style-name="standard">
      <style:graphic-properties draw:stroke="solid" svg:stroke-width="0.161cm" svg:stroke-color="#000000" draw:stroke-linejoin="round" svg:stroke-linecap="round" draw:fill="none" fo:padding-top="0.08cm" fo:padding-bottom="0.08cm" fo:padding-left="0.08cm" fo:padding-right="0.08cm" loext:decorative="false"/>
    </style:style>
    <style:style style:name="gr38" style:family="graphic" style:parent-style-name="standard">
      <style:graphic-properties draw:stroke="solid" svg:stroke-width="0.162cm" svg:stroke-color="#000000" draw:stroke-linejoin="round" svg:stroke-linecap="round" draw:fill="none" fo:padding-top="0.081cm" fo:padding-bottom="0.081cm" fo:padding-left="0.081cm" fo:padding-right="0.081cm" loext:decorative="false"/>
    </style:style>
    <style:style style:name="gr39" style:family="graphic" style:parent-style-name="standard">
      <style:graphic-properties draw:stroke="solid" svg:stroke-width="0.163cm" svg:stroke-color="#000000" draw:stroke-linejoin="round" svg:stroke-linecap="round" draw:fill="none" fo:padding-top="0.081cm" fo:padding-bottom="0.081cm" fo:padding-left="0.081cm" fo:padding-right="0.081cm" loext:decorative="false"/>
    </style:style>
    <style:style style:name="gr40" style:family="graphic" style:parent-style-name="standard">
      <style:graphic-properties draw:stroke="solid" svg:stroke-width="0.164cm" svg:stroke-color="#000000" draw:stroke-linejoin="round" svg:stroke-linecap="round" draw:fill="none" fo:padding-top="0.082cm" fo:padding-bottom="0.082cm" fo:padding-left="0.082cm" fo:padding-right="0.082cm" loext:decorative="false"/>
    </style:style>
    <style:style style:name="gr41" style:family="graphic" style:parent-style-name="standard">
      <style:graphic-properties draw:stroke="solid" svg:stroke-width="0.121cm" svg:stroke-color="#000000" draw:stroke-linejoin="round" svg:stroke-linecap="round" draw:fill="none" fo:padding-top="0.06cm" fo:padding-bottom="0.06cm" fo:padding-left="0.06cm" fo:padding-right="0.06cm" loext:decorative="false"/>
    </style:style>
    <style:style style:name="gr42" style:family="graphic" style:parent-style-name="standard">
      <style:graphic-properties draw:stroke="solid" svg:stroke-width="0.104cm" svg:stroke-color="#000000" draw:stroke-linejoin="round" svg:stroke-linecap="round" draw:fill="none" fo:padding-top="0.052cm" fo:padding-bottom="0.052cm" fo:padding-left="0.052cm" fo:padding-right="0.052cm" loext:decorative="false"/>
    </style:style>
    <style:style style:name="gr43" style:family="graphic" style:parent-style-name="standard">
      <style:graphic-properties draw:stroke="solid" svg:stroke-width="0.113cm" svg:stroke-color="#000000" draw:stroke-linejoin="round" svg:stroke-linecap="round" draw:fill="none" fo:padding-top="0.056cm" fo:padding-bottom="0.056cm" fo:padding-left="0.056cm" fo:padding-right="0.056cm" loext:decorative="false"/>
    </style:style>
    <style:style style:name="gr44" style:family="graphic" style:parent-style-name="standard">
      <style:graphic-properties draw:stroke="solid" svg:stroke-width="0.169cm" svg:stroke-color="#000000" draw:stroke-linejoin="round" svg:stroke-linecap="round" draw:fill="none" fo:padding-top="0.084cm" fo:padding-bottom="0.084cm" fo:padding-left="0.084cm" fo:padding-right="0.084cm" loext:decorative="false"/>
    </style:style>
    <style:style style:name="gr45" style:family="graphic" style:parent-style-name="standard">
      <style:graphic-properties draw:stroke="solid" svg:stroke-width="0.17cm" svg:stroke-color="#000000" draw:stroke-linejoin="round" svg:stroke-linecap="round" draw:fill="none" fo:padding-top="0.085cm" fo:padding-bottom="0.085cm" fo:padding-left="0.085cm" fo:padding-right="0.085cm" loext:decorative="false"/>
    </style:style>
    <style:style style:name="gr46" style:family="graphic" style:parent-style-name="standard">
      <style:graphic-properties draw:stroke="solid" svg:stroke-width="0.171cm" svg:stroke-color="#000000" draw:stroke-linejoin="round" svg:stroke-linecap="round" draw:fill="none" fo:padding-top="0.085cm" fo:padding-bottom="0.085cm" fo:padding-left="0.085cm" fo:padding-right="0.085cm" loext:decorative="false"/>
    </style:style>
    <style:style style:name="gr47" style:family="graphic" style:parent-style-name="standard">
      <style:graphic-properties draw:stroke="solid" svg:stroke-width="0.172cm" svg:stroke-color="#000000" draw:stroke-linejoin="round" svg:stroke-linecap="round" draw:fill="none" fo:padding-top="0.086cm" fo:padding-bottom="0.086cm" fo:padding-left="0.086cm" fo:padding-right="0.086cm" loext:decorative="false"/>
    </style:style>
    <style:style style:name="gr48" style:family="graphic" style:parent-style-name="standard">
      <style:graphic-properties draw:stroke="solid" svg:stroke-width="0.173cm" svg:stroke-color="#000000" draw:stroke-linejoin="round" svg:stroke-linecap="round" draw:fill="none" fo:padding-top="0.086cm" fo:padding-bottom="0.086cm" fo:padding-left="0.086cm" fo:padding-right="0.086cm" loext:decorative="false"/>
    </style:style>
    <style:style style:name="gr49" style:family="graphic" style:parent-style-name="standard">
      <style:graphic-properties draw:stroke="solid" svg:stroke-width="0.174cm" svg:stroke-color="#000000" draw:stroke-linejoin="round" svg:stroke-linecap="round" draw:fill="none" fo:padding-top="0.087cm" fo:padding-bottom="0.087cm" fo:padding-left="0.087cm" fo:padding-right="0.087cm" loext:decorative="false"/>
    </style:style>
    <style:style style:name="gr50" style:family="graphic" style:parent-style-name="standard">
      <style:graphic-properties draw:stroke="solid" svg:stroke-width="0.177cm" svg:stroke-color="#000000" draw:stroke-linejoin="round" svg:stroke-linecap="round" draw:fill="none" fo:padding-top="0.088cm" fo:padding-bottom="0.088cm" fo:padding-left="0.088cm" fo:padding-right="0.088cm" loext:decorative="false"/>
    </style:style>
    <style:style style:name="gr51" style:family="graphic" style:parent-style-name="standard">
      <style:graphic-properties draw:stroke="solid" svg:stroke-width="0.178cm" svg:stroke-color="#000000" draw:stroke-linejoin="round" svg:stroke-linecap="round" draw:fill="none" fo:padding-top="0.089cm" fo:padding-bottom="0.089cm" fo:padding-left="0.089cm" fo:padding-right="0.089cm" loext:decorative="false"/>
    </style:style>
    <style:style style:name="gr52" style:family="graphic" style:parent-style-name="standard">
      <style:graphic-properties draw:stroke="solid" svg:stroke-width="0.176cm" svg:stroke-color="#000000" draw:stroke-linejoin="round" svg:stroke-linecap="round" draw:fill="none" fo:padding-top="0.088cm" fo:padding-bottom="0.088cm" fo:padding-left="0.088cm" fo:padding-right="0.088cm" loext:decorative="false"/>
    </style:style>
    <style:style style:name="gr53" style:family="graphic" style:parent-style-name="standard">
      <style:graphic-properties draw:stroke="solid" svg:stroke-width="0.175cm" svg:stroke-color="#000000" draw:stroke-linejoin="round" svg:stroke-linecap="round" draw:fill="none" fo:padding-top="0.087cm" fo:padding-bottom="0.087cm" fo:padding-left="0.087cm" fo:padding-right="0.087cm" loext:decorative="false"/>
    </style:style>
    <style:style style:name="gr54" style:family="graphic" style:parent-style-name="standard">
      <style:graphic-properties draw:stroke="solid" svg:stroke-width="0.168cm" svg:stroke-color="#000000" draw:stroke-linejoin="round" svg:stroke-linecap="round" draw:fill="none" fo:padding-top="0.084cm" fo:padding-bottom="0.084cm" fo:padding-left="0.084cm" fo:padding-right="0.084cm" loext:decorative="false"/>
    </style:style>
    <style:style style:name="gr55" style:family="graphic" style:parent-style-name="standard">
      <style:graphic-properties draw:stroke="solid" svg:stroke-width="0.18cm" svg:stroke-color="#000000" draw:stroke-linejoin="round" svg:stroke-linecap="round" draw:fill="none" fo:padding-top="0.09cm" fo:padding-bottom="0.09cm" fo:padding-left="0.09cm" fo:padding-right="0.09cm" loext:decorative="false"/>
    </style:style>
    <style:style style:name="gr56" style:family="graphic" style:parent-style-name="standard">
      <style:graphic-properties draw:stroke="solid" svg:stroke-width="0.182cm" svg:stroke-color="#000000" draw:stroke-linejoin="round" svg:stroke-linecap="round" draw:fill="none" fo:padding-top="0.091cm" fo:padding-bottom="0.091cm" fo:padding-left="0.091cm" fo:padding-right="0.091cm" loext:decorative="false"/>
    </style:style>
    <style:style style:name="gr57" style:family="graphic" style:parent-style-name="standard">
      <style:graphic-properties draw:stroke="solid" svg:stroke-width="0.185cm" svg:stroke-color="#000000" draw:stroke-linejoin="round" svg:stroke-linecap="round" draw:fill="none" fo:padding-top="0.092cm" fo:padding-bottom="0.092cm" fo:padding-left="0.092cm" fo:padding-right="0.092cm" loext:decorative="false"/>
    </style:style>
    <style:style style:name="gr58" style:family="graphic" style:parent-style-name="standard">
      <style:graphic-properties draw:stroke="solid" svg:stroke-width="0.187cm" svg:stroke-color="#000000" draw:stroke-linejoin="round" svg:stroke-linecap="round" draw:fill="none" fo:padding-top="0.093cm" fo:padding-bottom="0.093cm" fo:padding-left="0.093cm" fo:padding-right="0.093cm" loext:decorative="false"/>
    </style:style>
    <style:style style:name="gr59" style:family="graphic" style:parent-style-name="standard">
      <style:graphic-properties draw:stroke="solid" svg:stroke-width="0.19cm" svg:stroke-color="#000000" draw:stroke-linejoin="round" svg:stroke-linecap="round" draw:fill="none" fo:padding-top="0.095cm" fo:padding-bottom="0.095cm" fo:padding-left="0.095cm" fo:padding-right="0.095cm" loext:decorative="false"/>
    </style:style>
    <style:style style:name="gr60" style:family="graphic" style:parent-style-name="standard">
      <style:graphic-properties draw:stroke="solid" svg:stroke-width="0.192cm" svg:stroke-color="#000000" draw:stroke-linejoin="round" svg:stroke-linecap="round" draw:fill="none" fo:padding-top="0.096cm" fo:padding-bottom="0.096cm" fo:padding-left="0.096cm" fo:padding-right="0.096cm" loext:decorative="false"/>
    </style:style>
    <style:style style:name="gr61" style:family="graphic" style:parent-style-name="standard">
      <style:graphic-properties draw:stroke="solid" svg:stroke-width="0.195cm" svg:stroke-color="#000000" draw:stroke-linejoin="round" svg:stroke-linecap="round" draw:fill="none" fo:padding-top="0.097cm" fo:padding-bottom="0.097cm" fo:padding-left="0.097cm" fo:padding-right="0.097cm" loext:decorative="false"/>
    </style:style>
    <style:style style:name="gr62" style:family="graphic" style:parent-style-name="standard">
      <style:graphic-properties draw:stroke="solid" svg:stroke-width="0.198cm" svg:stroke-color="#000000" draw:stroke-linejoin="round" svg:stroke-linecap="round" draw:fill="none" fo:padding-top="0.099cm" fo:padding-bottom="0.099cm" fo:padding-left="0.099cm" fo:padding-right="0.099cm" loext:decorative="false"/>
    </style:style>
    <style:style style:name="gr63" style:family="graphic" style:parent-style-name="standard">
      <style:graphic-properties draw:stroke="solid" svg:stroke-width="0.199cm" svg:stroke-color="#000000" draw:stroke-linejoin="round" svg:stroke-linecap="round" draw:fill="none" fo:padding-top="0.099cm" fo:padding-bottom="0.099cm" fo:padding-left="0.099cm" fo:padding-right="0.099cm" loext:decorative="false"/>
    </style:style>
    <style:style style:name="gr64" style:family="graphic" style:parent-style-name="standard">
      <style:graphic-properties draw:stroke="solid" svg:stroke-width="0.2cm" svg:stroke-color="#000000" draw:stroke-linejoin="round" svg:stroke-linecap="round" draw:fill="none" fo:padding-top="0.1cm" fo:padding-bottom="0.1cm" fo:padding-left="0.1cm" fo:padding-right="0.1cm" loext:decorative="false"/>
    </style:style>
    <style:style style:name="gr65" style:family="graphic" style:parent-style-name="standard">
      <style:graphic-properties draw:stroke="solid" svg:stroke-width="0.201cm" svg:stroke-color="#000000" draw:stroke-linejoin="round" svg:stroke-linecap="round" draw:fill="none" fo:padding-top="0.1cm" fo:padding-bottom="0.1cm" fo:padding-left="0.1cm" fo:padding-right="0.1cm" loext:decorative="false"/>
    </style:style>
    <style:style style:name="gr66" style:family="graphic" style:parent-style-name="standard">
      <style:graphic-properties draw:stroke="solid" svg:stroke-width="0.202cm" svg:stroke-color="#000000" draw:stroke-linejoin="round" svg:stroke-linecap="round" draw:fill="none" fo:padding-top="0.101cm" fo:padding-bottom="0.101cm" fo:padding-left="0.101cm" fo:padding-right="0.101cm" loext:decorative="false"/>
    </style:style>
    <style:style style:name="gr67" style:family="graphic" style:parent-style-name="standard">
      <style:graphic-properties draw:stroke="solid" svg:stroke-width="0.203cm" svg:stroke-color="#000000" draw:stroke-linejoin="round" svg:stroke-linecap="round" draw:fill="none" fo:padding-top="0.101cm" fo:padding-bottom="0.101cm" fo:padding-left="0.101cm" fo:padding-right="0.101cm" loext:decorative="false"/>
    </style:style>
    <style:style style:name="gr68" style:family="graphic" style:parent-style-name="standard">
      <style:graphic-properties draw:stroke="solid" svg:stroke-width="0.204cm" svg:stroke-color="#000000" draw:stroke-linejoin="round" svg:stroke-linecap="round" draw:fill="none" fo:padding-top="0.102cm" fo:padding-bottom="0.102cm" fo:padding-left="0.102cm" fo:padding-right="0.102cm" loext:decorative="false"/>
    </style:style>
    <style:style style:name="gr69" style:family="graphic" style:parent-style-name="standard">
      <style:graphic-properties draw:stroke="solid" svg:stroke-width="0.205cm" svg:stroke-color="#000000" draw:stroke-linejoin="round" svg:stroke-linecap="round" draw:fill="none" fo:padding-top="0.102cm" fo:padding-bottom="0.102cm" fo:padding-left="0.102cm" fo:padding-right="0.102cm" loext:decorative="false"/>
    </style:style>
    <style:style style:name="gr70" style:family="graphic" style:parent-style-name="standard">
      <style:graphic-properties draw:stroke="solid" svg:stroke-width="0.206cm" svg:stroke-color="#000000" draw:stroke-linejoin="round" svg:stroke-linecap="round" draw:fill="none" fo:padding-top="0.103cm" fo:padding-bottom="0.103cm" fo:padding-left="0.103cm" fo:padding-right="0.103cm" loext:decorative="false"/>
    </style:style>
    <style:style style:name="gr71" style:family="graphic" style:parent-style-name="standard">
      <style:graphic-properties draw:stroke="solid" svg:stroke-width="0.207cm" svg:stroke-color="#000000" draw:stroke-linejoin="round" svg:stroke-linecap="round" draw:fill="none" fo:padding-top="0.103cm" fo:padding-bottom="0.103cm" fo:padding-left="0.103cm" fo:padding-right="0.103cm" loext:decorative="false"/>
    </style:style>
    <style:style style:name="gr72" style:family="graphic" style:parent-style-name="standard">
      <style:graphic-properties draw:stroke="solid" svg:stroke-width="0.208cm" svg:stroke-color="#000000" draw:stroke-linejoin="round" svg:stroke-linecap="round" draw:fill="none" fo:padding-top="0.104cm" fo:padding-bottom="0.104cm" fo:padding-left="0.104cm" fo:padding-right="0.104cm" loext:decorative="false"/>
    </style:style>
    <style:style style:name="gr73" style:family="graphic" style:parent-style-name="standard">
      <style:graphic-properties draw:stroke="solid" svg:stroke-width="0.209cm" svg:stroke-color="#000000" draw:stroke-linejoin="round" svg:stroke-linecap="round" draw:fill="none" fo:padding-top="0.104cm" fo:padding-bottom="0.104cm" fo:padding-left="0.104cm" fo:padding-right="0.104cm" loext:decorative="false"/>
    </style:style>
    <style:style style:name="gr74" style:family="graphic" style:parent-style-name="standard">
      <style:graphic-properties draw:stroke="solid" svg:stroke-width="0.21cm" svg:stroke-color="#000000" draw:stroke-linejoin="round" svg:stroke-linecap="round" draw:fill="none" fo:padding-top="0.105cm" fo:padding-bottom="0.105cm" fo:padding-left="0.105cm" fo:padding-right="0.105cm" loext:decorative="false"/>
    </style:style>
    <style:style style:name="gr75" style:family="graphic" style:parent-style-name="standard">
      <style:graphic-properties draw:stroke="solid" svg:stroke-width="0.211cm" svg:stroke-color="#000000" draw:stroke-linejoin="round" svg:stroke-linecap="round" draw:fill="none" fo:padding-top="0.105cm" fo:padding-bottom="0.105cm" fo:padding-left="0.105cm" fo:padding-right="0.105cm" loext:decorative="false"/>
    </style:style>
    <style:style style:name="gr76" style:family="graphic" style:parent-style-name="standard">
      <style:graphic-properties draw:stroke="solid" svg:stroke-width="0.212cm" svg:stroke-color="#000000" draw:stroke-linejoin="round" svg:stroke-linecap="round" draw:fill="none" fo:padding-top="0.106cm" fo:padding-bottom="0.106cm" fo:padding-left="0.106cm" fo:padding-right="0.106cm" loext:decorative="false"/>
    </style:style>
    <style:style style:name="gr77" style:family="graphic" style:parent-style-name="standard">
      <style:graphic-properties draw:stroke="solid" svg:stroke-width="0.213cm" svg:stroke-color="#000000" draw:stroke-linejoin="round" svg:stroke-linecap="round" draw:fill="none" fo:padding-top="0.106cm" fo:padding-bottom="0.106cm" fo:padding-left="0.106cm" fo:padding-right="0.106cm" loext:decorative="false"/>
    </style:style>
    <style:style style:name="gr78" style:family="graphic" style:parent-style-name="standard">
      <style:graphic-properties draw:stroke="solid" svg:stroke-width="0.214cm" svg:stroke-color="#000000" draw:stroke-linejoin="round" svg:stroke-linecap="round" draw:fill="none" fo:padding-top="0.107cm" fo:padding-bottom="0.107cm" fo:padding-left="0.107cm" fo:padding-right="0.107cm" loext:decorative="false"/>
    </style:style>
    <style:style style:name="gr79" style:family="graphic" style:parent-style-name="standard">
      <style:graphic-properties draw:stroke="solid" svg:stroke-width="0.215cm" svg:stroke-color="#000000" draw:stroke-linejoin="round" svg:stroke-linecap="round" draw:fill="none" fo:padding-top="0.107cm" fo:padding-bottom="0.107cm" fo:padding-left="0.107cm" fo:padding-right="0.107cm" loext:decorative="false"/>
    </style:style>
    <style:style style:name="gr80" style:family="graphic" style:parent-style-name="standard">
      <style:graphic-properties draw:stroke="solid" svg:stroke-width="0.217cm" svg:stroke-color="#000000" draw:stroke-linejoin="round" svg:stroke-linecap="round" draw:fill="none" fo:padding-top="0.108cm" fo:padding-bottom="0.108cm" fo:padding-left="0.108cm" fo:padding-right="0.108cm" loext:decorative="false"/>
    </style:style>
    <style:style style:name="gr81" style:family="graphic" style:parent-style-name="standard">
      <style:graphic-properties draw:stroke="solid" svg:stroke-width="0.218cm" svg:stroke-color="#000000" draw:stroke-linejoin="round" svg:stroke-linecap="round" draw:fill="none" fo:padding-top="0.109cm" fo:padding-bottom="0.109cm" fo:padding-left="0.109cm" fo:padding-right="0.109cm" loext:decorative="false"/>
    </style:style>
    <style:style style:name="gr82" style:family="graphic" style:parent-style-name="standard">
      <style:graphic-properties draw:stroke="solid" svg:stroke-width="0.219cm" svg:stroke-color="#000000" draw:stroke-linejoin="round" svg:stroke-linecap="round" draw:fill="none" fo:padding-top="0.109cm" fo:padding-bottom="0.109cm" fo:padding-left="0.109cm" fo:padding-right="0.109cm" loext:decorative="false"/>
    </style:style>
    <style:style style:name="gr83" style:family="graphic" style:parent-style-name="standard">
      <style:graphic-properties draw:stroke="solid" svg:stroke-width="0.22cm" svg:stroke-color="#000000" draw:stroke-linejoin="round" svg:stroke-linecap="round" draw:fill="none" fo:padding-top="0.11cm" fo:padding-bottom="0.11cm" fo:padding-left="0.11cm" fo:padding-right="0.11cm" loext:decorative="false"/>
    </style:style>
    <style:style style:name="gr84" style:family="graphic" style:parent-style-name="standard">
      <style:graphic-properties draw:stroke="solid" svg:stroke-width="0.221cm" svg:stroke-color="#000000" draw:stroke-linejoin="round" svg:stroke-linecap="round" draw:fill="none" fo:padding-top="0.11cm" fo:padding-bottom="0.11cm" fo:padding-left="0.11cm" fo:padding-right="0.11cm" loext:decorative="false"/>
    </style:style>
    <style:style style:name="gr85" style:family="graphic" style:parent-style-name="standard">
      <style:graphic-properties draw:stroke="solid" svg:stroke-width="0.222cm" svg:stroke-color="#000000" draw:stroke-linejoin="round" svg:stroke-linecap="round" draw:fill="none" fo:padding-top="0.111cm" fo:padding-bottom="0.111cm" fo:padding-left="0.111cm" fo:padding-right="0.111cm" loext:decorative="false"/>
    </style:style>
    <style:style style:name="gr86" style:family="graphic" style:parent-style-name="standard">
      <style:graphic-properties draw:stroke="solid" svg:stroke-width="0.223cm" svg:stroke-color="#000000" draw:stroke-linejoin="round" svg:stroke-linecap="round" draw:fill="none" fo:padding-top="0.111cm" fo:padding-bottom="0.111cm" fo:padding-left="0.111cm" fo:padding-right="0.111cm" loext:decorative="false"/>
    </style:style>
    <style:style style:name="gr87" style:family="graphic" style:parent-style-name="standard">
      <style:graphic-properties draw:stroke="solid" svg:stroke-width="0.224cm" svg:stroke-color="#000000" draw:stroke-linejoin="round" svg:stroke-linecap="round" draw:fill="none" fo:padding-top="0.112cm" fo:padding-bottom="0.112cm" fo:padding-left="0.112cm" fo:padding-right="0.112cm" loext:decorative="false"/>
    </style:style>
    <style:style style:name="gr88" style:family="graphic" style:parent-style-name="standard">
      <style:graphic-properties draw:stroke="solid" svg:stroke-width="0.225cm" svg:stroke-color="#000000" draw:stroke-linejoin="round" svg:stroke-linecap="round" draw:fill="none" fo:padding-top="0.112cm" fo:padding-bottom="0.112cm" fo:padding-left="0.112cm" fo:padding-right="0.112cm" loext:decorative="false"/>
    </style:style>
    <style:style style:name="gr89" style:family="graphic" style:parent-style-name="standard">
      <style:graphic-properties draw:stroke="solid" svg:stroke-width="0.226cm" svg:stroke-color="#000000" draw:stroke-linejoin="round" svg:stroke-linecap="round" draw:fill="none" fo:padding-top="0.113cm" fo:padding-bottom="0.113cm" fo:padding-left="0.113cm" fo:padding-right="0.113cm" loext:decorative="false"/>
    </style:style>
    <style:style style:name="gr90" style:family="graphic" style:parent-style-name="standard">
      <style:graphic-properties draw:stroke="solid" svg:stroke-width="0.227cm" svg:stroke-color="#000000" draw:stroke-linejoin="round" svg:stroke-linecap="round" draw:fill="none" fo:padding-top="0.113cm" fo:padding-bottom="0.113cm" fo:padding-left="0.113cm" fo:padding-right="0.113cm" loext:decorative="false"/>
    </style:style>
    <style:style style:name="gr91" style:family="graphic" style:parent-style-name="standard">
      <style:graphic-properties draw:stroke="solid" svg:stroke-width="0.228cm" svg:stroke-color="#000000" draw:stroke-linejoin="round" svg:stroke-linecap="round" draw:fill="none" fo:padding-top="0.114cm" fo:padding-bottom="0.114cm" fo:padding-left="0.114cm" fo:padding-right="0.114cm" loext:decorative="false"/>
    </style:style>
    <style:style style:name="gr92" style:family="graphic" style:parent-style-name="standard">
      <style:graphic-properties draw:stroke="solid" svg:stroke-width="0.229cm" svg:stroke-color="#000000" draw:stroke-linejoin="round" svg:stroke-linecap="round" draw:fill="none" fo:padding-top="0.114cm" fo:padding-bottom="0.114cm" fo:padding-left="0.114cm" fo:padding-right="0.114cm" loext:decorative="false"/>
    </style:style>
    <style:style style:name="gr93" style:family="graphic" style:parent-style-name="standard">
      <style:graphic-properties draw:stroke="solid" svg:stroke-width="0.23cm" svg:stroke-color="#000000" draw:stroke-linejoin="round" svg:stroke-linecap="round" draw:fill="none" fo:padding-top="0.115cm" fo:padding-bottom="0.115cm" fo:padding-left="0.115cm" fo:padding-right="0.115cm" loext:decorative="false"/>
    </style:style>
    <style:style style:name="gr94" style:family="graphic" style:parent-style-name="standard">
      <style:graphic-properties draw:stroke="solid" svg:stroke-width="0.231cm" svg:stroke-color="#000000" draw:stroke-linejoin="round" svg:stroke-linecap="round" draw:fill="none" fo:padding-top="0.115cm" fo:padding-bottom="0.115cm" fo:padding-left="0.115cm" fo:padding-right="0.115cm" loext:decorative="false"/>
    </style:style>
    <style:style style:name="gr95" style:family="graphic" style:parent-style-name="standard">
      <style:graphic-properties draw:stroke="solid" svg:stroke-width="0.232cm" svg:stroke-color="#000000" draw:stroke-linejoin="round" svg:stroke-linecap="round" draw:fill="none" fo:padding-top="0.116cm" fo:padding-bottom="0.116cm" fo:padding-left="0.116cm" fo:padding-right="0.116cm" loext:decorative="false"/>
    </style:style>
    <style:style style:name="gr96" style:family="graphic" style:parent-style-name="standard">
      <style:graphic-properties draw:stroke="solid" svg:stroke-width="0.233cm" svg:stroke-color="#000000" draw:stroke-linejoin="round" svg:stroke-linecap="round" draw:fill="none" fo:padding-top="0.116cm" fo:padding-bottom="0.116cm" fo:padding-left="0.116cm" fo:padding-right="0.116cm" loext:decorative="false"/>
    </style:style>
    <style:style style:name="gr97" style:family="graphic" style:parent-style-name="standard">
      <style:graphic-properties draw:stroke="solid" svg:stroke-width="0.234cm" svg:stroke-color="#000000" draw:stroke-linejoin="round" svg:stroke-linecap="round" draw:fill="none" fo:padding-top="0.117cm" fo:padding-bottom="0.117cm" fo:padding-left="0.117cm" fo:padding-right="0.117cm" loext:decorative="false"/>
    </style:style>
    <style:style style:name="gr98" style:family="graphic" style:parent-style-name="standard">
      <style:graphic-properties draw:stroke="solid" svg:stroke-width="0.235cm" svg:stroke-color="#000000" draw:stroke-linejoin="round" svg:stroke-linecap="round" draw:fill="none" fo:padding-top="0.117cm" fo:padding-bottom="0.117cm" fo:padding-left="0.117cm" fo:padding-right="0.117cm" loext:decorative="false"/>
    </style:style>
    <style:style style:name="gr99" style:family="graphic" style:parent-style-name="standard">
      <style:graphic-properties draw:stroke="solid" svg:stroke-width="0.236cm" svg:stroke-color="#000000" draw:stroke-linejoin="round" svg:stroke-linecap="round" draw:fill="none" fo:padding-top="0.118cm" fo:padding-bottom="0.118cm" fo:padding-left="0.118cm" fo:padding-right="0.118cm" loext:decorative="false"/>
    </style:style>
    <style:style style:name="gr100" style:family="graphic" style:parent-style-name="standard">
      <style:graphic-properties draw:stroke="solid" svg:stroke-width="0.238cm" svg:stroke-color="#000000" draw:stroke-linejoin="round" svg:stroke-linecap="round" draw:fill="none" fo:padding-top="0.119cm" fo:padding-bottom="0.119cm" fo:padding-left="0.119cm" fo:padding-right="0.119cm" loext:decorative="false"/>
    </style:style>
    <style:style style:name="gr101" style:family="graphic" style:parent-style-name="standard">
      <style:graphic-properties draw:stroke="solid" svg:stroke-width="0.24cm" svg:stroke-color="#000000" draw:stroke-linejoin="round" svg:stroke-linecap="round" draw:fill="none" fo:padding-top="0.12cm" fo:padding-bottom="0.12cm" fo:padding-left="0.12cm" fo:padding-right="0.12cm" loext:decorative="false"/>
    </style:style>
    <style:style style:name="gr102" style:family="graphic" style:parent-style-name="standard">
      <style:graphic-properties draw:stroke="solid" svg:stroke-width="0.241cm" svg:stroke-color="#000000" draw:stroke-linejoin="round" svg:stroke-linecap="round" draw:fill="none" fo:padding-top="0.12cm" fo:padding-bottom="0.12cm" fo:padding-left="0.12cm" fo:padding-right="0.12cm" loext:decorative="false"/>
    </style:style>
    <style:style style:name="gr103" style:family="graphic" style:parent-style-name="standard">
      <style:graphic-properties draw:stroke="solid" svg:stroke-width="0.243cm" svg:stroke-color="#000000" draw:stroke-linejoin="round" svg:stroke-linecap="round" draw:fill="none" fo:padding-top="0.121cm" fo:padding-bottom="0.121cm" fo:padding-left="0.121cm" fo:padding-right="0.121cm" loext:decorative="false"/>
    </style:style>
    <style:style style:name="gr104" style:family="graphic" style:parent-style-name="standard">
      <style:graphic-properties draw:stroke="solid" svg:stroke-width="0.122cm" svg:stroke-color="#000000" draw:stroke-linejoin="round" svg:stroke-linecap="round" draw:fill="none" fo:padding-top="0.061cm" fo:padding-bottom="0.061cm" fo:padding-left="0.061cm" fo:padding-right="0.061cm" loext:decorative="false"/>
    </style:style>
    <style:style style:name="gr105" style:family="graphic" style:parent-style-name="standard">
      <style:graphic-properties draw:stroke="solid" svg:stroke-width="0.123cm" svg:stroke-color="#000000" draw:stroke-linejoin="round" svg:stroke-linecap="round" draw:fill="none" fo:padding-top="0.061cm" fo:padding-bottom="0.061cm" fo:padding-left="0.061cm" fo:padding-right="0.061cm" loext:decorative="false"/>
    </style:style>
    <style:style style:name="gr106" style:family="graphic" style:parent-style-name="standard">
      <style:graphic-properties draw:stroke="solid" svg:stroke-width="0.124cm" svg:stroke-color="#000000" draw:stroke-linejoin="round" svg:stroke-linecap="round" draw:fill="none" fo:padding-top="0.062cm" fo:padding-bottom="0.062cm" fo:padding-left="0.062cm" fo:padding-right="0.062cm" loext:decorative="false"/>
    </style:style>
    <style:style style:name="gr107" style:family="graphic" style:parent-style-name="standard">
      <style:graphic-properties draw:stroke="solid" svg:stroke-width="0.125cm" svg:stroke-color="#000000" draw:stroke-linejoin="round" svg:stroke-linecap="round" draw:fill="none" fo:padding-top="0.062cm" fo:padding-bottom="0.062cm" fo:padding-left="0.062cm" fo:padding-right="0.062cm" loext:decorative="false"/>
    </style:style>
    <style:style style:name="gr108" style:family="graphic" style:parent-style-name="standard">
      <style:graphic-properties draw:stroke="solid" svg:stroke-width="0.186cm" svg:stroke-color="#000000" draw:stroke-linejoin="round" svg:stroke-linecap="round" draw:fill="none" fo:padding-top="0.093cm" fo:padding-bottom="0.093cm" fo:padding-left="0.093cm" fo:padding-right="0.093cm" loext:decorative="false"/>
    </style:style>
    <style:style style:name="gr109" style:family="graphic" style:parent-style-name="standard">
      <style:graphic-properties draw:stroke="solid" svg:stroke-width="0.257cm" svg:stroke-color="#000000" draw:stroke-linejoin="round" svg:stroke-linecap="round" draw:fill="none" fo:padding-top="0.128cm" fo:padding-bottom="0.128cm" fo:padding-left="0.128cm" fo:padding-right="0.128cm" loext:decorative="false"/>
    </style:style>
    <style:style style:name="gr110" style:family="graphic" style:parent-style-name="standard">
      <style:graphic-properties draw:stroke="solid" svg:stroke-width="0.281cm" svg:stroke-color="#000000" draw:stroke-linejoin="round" svg:stroke-linecap="round" draw:fill="none" fo:padding-top="0.14cm" fo:padding-bottom="0.14cm" fo:padding-left="0.14cm" fo:padding-right="0.14cm" loext:decorative="false"/>
    </style:style>
    <style:style style:name="gr111" style:family="graphic" style:parent-style-name="standard">
      <style:graphic-properties draw:stroke="solid" svg:stroke-width="0.295cm" svg:stroke-color="#000000" draw:stroke-linejoin="round" svg:stroke-linecap="round" draw:fill="none" fo:padding-top="0.147cm" fo:padding-bottom="0.147cm" fo:padding-left="0.147cm" fo:padding-right="0.147cm" loext:decorative="false"/>
    </style:style>
    <style:style style:name="gr112" style:family="graphic" style:parent-style-name="standard">
      <style:graphic-properties draw:stroke="solid" svg:stroke-width="0.296cm" svg:stroke-color="#000000" draw:stroke-linejoin="round" svg:stroke-linecap="round" draw:fill="none" fo:padding-top="0.148cm" fo:padding-bottom="0.148cm" fo:padding-left="0.148cm" fo:padding-right="0.148cm" loext:decorative="false"/>
    </style:style>
    <style:style style:name="gr113" style:family="graphic" style:parent-style-name="standard">
      <style:graphic-properties draw:stroke="solid" svg:stroke-width="0.297cm" svg:stroke-color="#000000" draw:stroke-linejoin="round" svg:stroke-linecap="round" draw:fill="none" fo:padding-top="0.148cm" fo:padding-bottom="0.148cm" fo:padding-left="0.148cm" fo:padding-right="0.148cm" loext:decorative="false"/>
    </style:style>
    <style:style style:name="gr114" style:family="graphic" style:parent-style-name="standard">
      <style:graphic-properties draw:stroke="solid" svg:stroke-width="0.28cm" svg:stroke-color="#000000" draw:stroke-linejoin="round" svg:stroke-linecap="round" draw:fill="none" fo:padding-top="0.14cm" fo:padding-bottom="0.14cm" fo:padding-left="0.14cm" fo:padding-right="0.14cm" loext:decorative="false"/>
    </style:style>
    <style:style style:name="gr115" style:family="graphic" style:parent-style-name="standard">
      <style:graphic-properties draw:stroke="solid" svg:stroke-width="0.298cm" svg:stroke-color="#000000" draw:stroke-linejoin="round" svg:stroke-linecap="round" draw:fill="none" fo:padding-top="0.149cm" fo:padding-bottom="0.149cm" fo:padding-left="0.149cm" fo:padding-right="0.149cm" loext:decorative="false"/>
    </style:style>
    <style:style style:name="gr116" style:family="graphic" style:parent-style-name="standard">
      <style:graphic-properties draw:stroke="solid" svg:stroke-width="0.299cm" svg:stroke-color="#000000" draw:stroke-linejoin="round" svg:stroke-linecap="round" draw:fill="none" fo:padding-top="0.149cm" fo:padding-bottom="0.149cm" fo:padding-left="0.149cm" fo:padding-right="0.149cm" loext:decorative="false"/>
    </style:style>
    <style:style style:name="gr117" style:family="graphic" style:parent-style-name="standard">
      <style:graphic-properties draw:stroke="solid" svg:stroke-width="0.278cm" svg:stroke-color="#000000" draw:stroke-linejoin="round" svg:stroke-linecap="round" draw:fill="none" fo:padding-top="0.139cm" fo:padding-bottom="0.139cm" fo:padding-left="0.139cm" fo:padding-right="0.139cm" loext:decorative="false"/>
    </style:style>
    <style:style style:name="gr118" style:family="graphic" style:parent-style-name="standard">
      <style:graphic-properties draw:stroke="solid" svg:stroke-width="0.294cm" svg:stroke-color="#000000" draw:stroke-linejoin="round" svg:stroke-linecap="round" draw:fill="none" fo:padding-top="0.147cm" fo:padding-bottom="0.147cm" fo:padding-left="0.147cm" fo:padding-right="0.147cm" loext:decorative="false"/>
    </style:style>
    <style:style style:name="gr119" style:family="graphic" style:parent-style-name="standard">
      <style:graphic-properties draw:stroke="solid" svg:stroke-width="0.291cm" svg:stroke-color="#000000" draw:stroke-linejoin="round" svg:stroke-linecap="round" draw:fill="none" fo:padding-top="0.145cm" fo:padding-bottom="0.145cm" fo:padding-left="0.145cm" fo:padding-right="0.145cm" loext:decorative="false"/>
    </style:style>
    <style:style style:name="gr120" style:family="graphic" style:parent-style-name="standard">
      <style:graphic-properties draw:stroke="solid" svg:stroke-width="0.287cm" svg:stroke-color="#000000" draw:stroke-linejoin="round" svg:stroke-linecap="round" draw:fill="none" fo:padding-top="0.143cm" fo:padding-bottom="0.143cm" fo:padding-left="0.143cm" fo:padding-right="0.143cm" loext:decorative="false"/>
    </style:style>
    <style:style style:name="gr121" style:family="graphic" style:parent-style-name="standard">
      <style:graphic-properties draw:stroke="solid" svg:stroke-width="0.246cm" svg:stroke-color="#000000" draw:stroke-linejoin="round" svg:stroke-linecap="round" draw:fill="none" fo:padding-top="0.123cm" fo:padding-bottom="0.123cm" fo:padding-left="0.123cm" fo:padding-right="0.123cm" loext:decorative="false"/>
    </style:style>
    <style:style style:name="gr122" style:family="graphic" style:parent-style-name="standard">
      <style:graphic-properties draw:stroke="solid" svg:stroke-width="0.196cm" svg:stroke-color="#000000" draw:stroke-linejoin="round" svg:stroke-linecap="round" draw:fill="none" fo:padding-top="0.098cm" fo:padding-bottom="0.098cm" fo:padding-left="0.098cm" fo:padding-right="0.098cm" loext:decorative="false"/>
    </style:style>
    <style:style style:name="gr123" style:family="graphic" style:parent-style-name="standard">
      <style:graphic-properties draw:stroke="solid" svg:stroke-width="0.097cm" svg:stroke-color="#000000" draw:stroke-linejoin="round" svg:stroke-linecap="round" draw:fill="none" fo:padding-top="0.048cm" fo:padding-bottom="0.048cm" fo:padding-left="0.048cm" fo:padding-right="0.048cm" loext:decorative="false"/>
    </style:style>
    <style:style style:name="gr124" style:family="graphic" style:parent-style-name="standard">
      <style:graphic-properties draw:stroke="solid" svg:stroke-width="2.822cm" svg:stroke-color="#000000" svg:stroke-opacity="50%" draw:stroke-linejoin="round" svg:stroke-linecap="round" draw:fill="none" fo:padding-top="1.411cm" fo:padding-bottom="1.411cm" fo:padding-left="1.411cm" fo:padding-right="1.411cm" loext:decorative="false"/>
    </style:style>
    <style:style style:name="gr125" style:family="graphic" style:parent-style-name="standard">
      <style:graphic-properties draw:stroke="solid" svg:stroke-width="1.763cm" svg:stroke-color="#000000" svg:stroke-opacity="50%" draw:stroke-linejoin="round" svg:stroke-linecap="round" draw:fill="none" fo:padding-top="0.881cm" fo:padding-bottom="0.881cm" fo:padding-left="0.881cm" fo:padding-right="0.881cm" loext:decorative="false"/>
    </style:style>
    <style:style style:name="gr126" style:family="graphic" style:parent-style-name="standard">
      <style:graphic-properties draw:textarea-horizontal-align="justify" draw:textarea-vertical-align="middle" draw:auto-grow-height="false" fo:min-height="3.81cm" fo:min-width="8.255cm" loext:decorative="false"/>
      <style:paragraph-properties style:writing-mode="lr-tb"/>
    </style:style>
    <style:style style:name="gr127" style:family="graphic" style:parent-style-name="standard">
      <style:graphic-properties draw:textarea-horizontal-align="center" draw:textarea-vertical-align="middle" loext:decorative="false"/>
    </style:style>
    <style:style style:name="gr128" style:family="graphic" style:parent-style-name="standard">
      <style:graphic-properties draw:stroke="none" draw:fill="none" draw:fill-color="#ffffff" fo:min-height="11.414cm" loext:decorative="false"/>
      <style:paragraph-properties style:writing-mode="lr-tb"/>
    </style:style>
    <style:style style:name="P1" style:family="paragraph">
      <loext:graphic-properties draw:fill="none"/>
    </style:style>
    <style:style style:name="P2" style:family="paragraph">
      <style:paragraph-properties fo:text-align="center"/>
    </style:style>
    <style:style style:name="P3" style:family="paragraph">
      <loext:graphic-properties draw:fill="none" draw:fill-color="#ffffff"/>
    </style:style>
    <style:style style:name="T1" style:family="text">
      <style:text-properties fo:font-size="64pt" style:font-size-asian="64pt" style:font-size-complex="6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49.529cm" svg:height="66.039cm" svg:x="0cm" svg:y="0cm">
          <draw:image xlink:href="Pictures/100000010000057C00000750757634E5.png" xlink:type="simple" xlink:show="embed" xlink:actuate="onLoad" draw:mime-type="image/png">
            <text:p/>
          </draw:image>
        </draw:frame>
        <draw:polyline draw:style-name="gr2" draw:text-style-name="P1" draw:layer="layout" svg:width="3.16cm" svg:height="3.553cm" svg:x="4.479cm" svg:y="58.303cm" svg:viewBox="0 0 3161 3554" draw:points="494,2878 494,2874 494,2869 494,2865 494,2861 494,2857 494,2853 494,2849 494,2844 494,2840 490,2840 494,2840 494,2844 498,2844 494,2844 502,2849 498,2849 498,2853 494,2853 494,2857 494,2853 481,2857 477,2857 477,2861 473,2861 469,2861 473,2861 469,2865 473,2869 469,2865 469,2869 473,2869 473,2874 473,2878 464,2878 469,2878 464,2882 464,2886 464,2890 460,2890 473,2894 469,2894 469,2899 460,2903 464,2907 469,2907 469,2911 469,2915 469,2920 473,2924 477,2928 481,2928 481,2932 485,2940 490,2945 494,2949 498,2949 498,2953 502,2953 502,2957 498,2957 502,2961 506,2961 506,2965 510,2970 515,2970 515,2974 519,2974 523,2978 527,2978 527,2982 531,2982 540,2982 544,2986 548,2991 552,2995 561,2999 569,3003 581,3011 590,3020 598,3024 606,3032 619,3041 631,3053 644,3062 661,3074 677,3082 690,3095 707,3107 723,3120 740,3132 761,3141 782,3153 798,3162 811,3174 832,3187 849,3199 869,3212 886,3220 907,3233 928,3241 949,3249 970,3262 991,3270 1011,3279 1032,3287 1053,3299 1070,3304 1091,3312 1107,3320 1124,3329 1141,3337 1158,3341 1174,3345 1191,3350 1203,3354 1220,3366 1233,3370 1254,3375 1266,3379 1283,3383 1295,3387 1312,3391 1329,3396 1345,3396 1362,3400 1383,3404 1400,3408 1416,3412 1433,3412 1450,3416 1466,3421 1483,3421 1500,3425 1512,3425 1529,3429 1546,3429 1567,3433 1579,3433 1596,3433 1617,3433 1629,3433 1650,3433 1667,3433 1688,3429 1713,3433 1729,3433 1750,3429 1775,3429 1796,3425 1813,3421 1834,3421 1855,3416 1876,3412 1892,3408 1913,3404 1934,3400 1959,3400 1984,3391 2005,3387 2030,3379 2055,3375 2080,3366 2109,3358 2139,3350 2172,3341 2201,3329 2235,3320 2268,3308 2301,3291 2339,3279 2372,3266 2410,3249 2452,3229 2489,3208 2527,3187 2569,3162 2648,3116 2723,3070 2786,3024 2844,2978 2894,2936 2940,2894 2974,2857 2999,2824 3024,2790 3045,2757 3065,2723 3082,2690 3099,2648 3111,2611 3124,2569 3141,2523 3149,2477 3153,2427 3153,2377 3161,2323 3161,2272 3157,2214 3149,2160 3136,2110 3124,2060 3111,2009 3099,1959 3074,1905 3057,1855 3032,1805 3007,1746 2982,1696 2948,1646 2919,1596 2886,1546 2848,1500 2815,1454 2777,1412 2744,1366 2706,1325 2669,1287 2631,1250 2594,1216 2564,1183 2523,1149 2485,1116 2439,1083 2397,1053 2347,1028 2306,999 2264,974 2214,949 2172,924 2126,903 2080,878 2034,857 1997,836 1951,815 1905,799 1859,786 1817,774 1775,761 1738,749 1696,736 1658,728 1625,724 1588,719 1550,715 1508,715 1475,719 1441,724 1404,728 1366,732 1329,740 1287,749 1249,757 1212,769 1174,782 1128,794 1091,811 1045,820 1003,836 970,853 928,874 886,891 844,911 803,932 757,953 715,974 673,999 631,1024 590,1049 556,1074 519,1103 490,1128 464,1154 439,1183 414,1212 389,1237 368,1266 348,1291 335,1321 318,1350 302,1375 293,1404 281,1433 268,1463 259,1488 251,1513 238,1542 230,1571 225,1600 217,1629 200,1663 192,1696 175,1730 167,1763 159,1796 150,1830 142,1867 138,1905 130,1943 125,1980 130,2018 130,2060 121,2097 121,2135 121,2176 121,2214 125,2252 134,2289 138,2327 142,2364 155,2402 159,2435 163,2469 171,2498 175,2527 180,2556 192,2581 200,2606 217,2640 230,2661 242,2682 259,2702 272,2727 285,2748 302,2769 318,2790 327,2807 343,2828 360,2849 377,2869 385,2878 398,2890 410,2899 423,2911 435,2920 448,2932 456,2945 473,2961 490,2974 510,2986 527,2999 548,3011 565,3024 586,3041 611,3053 631,3066 657,3078 677,3091 702,3107 728,3116 748,3128 778,3141 807,3153 832,3162 857,3178 882,3187 911,3195 940,3203 970,3216 999,3224 1028,3233 1057,3241 1091,3249 1128,3258 1162,3262 1195,3270 1233,3274 1279,3283 1312,3291 1354,3299 1391,3304 1433,3308 1479,3312 1521,3316 1562,3320 1600,3325 1642,3325 1684,3329 1729,3333 1767,3333 1805,3341 1846,3341 1884,3345 1926,3345 1967,3345 2005,3345 2043,3345 2076,3345 2109,3341 2147,3341 2185,3341 2222,3341 2255,3337 2293,3333 2326,3337 2356,3329 2389,3325 2422,3320 2452,3312 2481,3308 2506,3299 2535,3291 2560,3283 2589,3274 2619,3262 2644,3249 2669,3237 2690,3224 2715,3208 2731,3195 2748,3174 2769,3158 2802,3120 2832,3082 2857,3041 2878,2999 2894,2957 2911,2915 2919,2874 2932,2832 2940,2790 2944,2748 2953,2702 2961,2657 2965,2606 2974,2556 2982,2506 2990,2452 2994,2398 3011,2343 3015,2293 3019,2239 3024,2189 3024,2139 3028,2089 3032,2043 3032,1997 3024,1955 3024,1909 3019,1867 3007,1826 3003,1788 2986,1746 2978,1709 2969,1671 2961,1638 2944,1600 2932,1567 2923,1529 2907,1496 2890,1458 2873,1421 2857,1383 2836,1346 2811,1300 2790,1262 2769,1229 2748,1191 2723,1158 2698,1124 2673,1091 2648,1062 2627,1032 2602,1003 2577,978 2548,949 2527,928 2489,907 2460,891 2427,870 2393,853 2360,840 2326,828 2293,815 2255,803 2226,790 2189,782 2151,769 2109,761 2068,753 2022,749 1972,740 1926,740 1876,736 1821,736 1771,736 1717,736 1663,732 1608,736 1550,740 1487,744 1433,749 1375,757 1320,761 1266,774 1212,782 1158,790 1107,803 1057,811 1011,824 970,836 928,849 886,865 849,882 811,895 769,916 732,936 694,953 661,974 619,995 586,1020 561,1045 527,1070 502,1095 473,1120 452,1145 431,1174 406,1199 385,1229 360,1254 343,1283 331,1312 314,1337 297,1366 285,1396 272,1421 264,1450 251,1479 242,1504 230,1529 221,1563 213,1588 200,1617 196,1646 188,1680 180,1713 171,1742 167,1776 171,1805 167,1838 163,1867 159,1901 159,1930 159,1959 159,1997 159,2030 155,2060 159,2085 171,2118 180,2143 184,2172 192,2201 200,2227 209,2252 221,2277 230,2306 234,2331 242,2360 255,2385 272,2410 285,2435 297,2464 310,2494 323,2515 339,2540 352,2565 364,2586 377,2606 394,2627 410,2648 427,2669 452,2694 469,2715 485,2736 510,2761 527,2786 552,2807 577,2832 602,2857 611,2865 623,2878 636,2886 652,2899 673,2911 690,2920 711,2932 728,2940 757,2953 790,2965 815,2974 849,2986 882,2995 915,3007 953,3016 991,3028 1036,3036 1078,3041 1124,3049 1170,3053 1216,3057 1266,3062 1316,3062 1370,3066 1421,3066 1471,3066 1521,3066 1567,3062 1617,3053 1667,3049 1759,3036 1846,3024 1926,3007 2001,2995 2063,2978 2122,2961 2172,2945 2214,2928 2260,2907 2297,2886 2331,2869 2360,2849 2389,2824 2418,2798 2452,2778 2473,2753 2498,2723 2523,2698 2544,2669 2569,2636 2589,2602 2610,2569 2627,2531 2644,2490 2665,2448 2681,2402 2694,2356 2711,2314 2711,2264 2719,2218 2727,2168 2740,2122 2740,2068 2744,2022 2748,1976 2752,1930 2769,1888 2769,1847 2769,1809 2769,1767 2773,1734 2769,1696 2769,1663 2765,1634 2752,1600 2744,1571 2736,1542 2727,1513 2715,1483 2706,1450 2694,1417 2681,1387 2669,1358 2656,1329 2635,1295 2615,1270 2594,1241 2564,1216 2539,1191 2510,1166 2477,1141 2439,1112 2402,1091 2360,1066 2318,1045 2276,1024 2226,999 2176,982 2130,961 2080,945 2026,924 1972,907 1921,895 1867,886 1813,878 1759,870 1700,861 1642,861 1588,853 1533,853 1471,849 1421,849 1362,849 1308,849 1254,853 1203,857 1141,861 1091,870 1036,878 982,878 940,891 899,903 853,911 811,924 778,936 740,949 702,966 669,978 631,995 598,1007 573,1024 548,1041 523,1058 498,1074 477,1091 456,1112 435,1133 414,1154 398,1179 377,1199 360,1225 348,1250 331,1279 314,1304 302,1337 285,1366 272,1396 255,1429 242,1463 225,1492 209,1525 192,1559 175,1592 163,1625 146,1659 134,1696 117,1734 100,1767 88,1805 75,1842 67,1880 54,1913 46,1951 38,1993 29,2030 25,2068 17,2105 13,2143 8,2185 4,2222 0,2260 0,2293 0,2331 0,2368 0,2406 4,2444 8,2481 4,2515 8,2552 17,2590 21,2623 38,2661 50,2698 63,2736 71,2753 79,2778 92,2798 109,2819 121,2844 130,2865 142,2890 159,2915 175,2936 192,2961 205,2986 221,3011 238,3036 255,3062 277,3082 293,3112 318,3132 339,3162 356,3183 373,3203 394,3224 419,3241 439,3262 460,3279 477,3295 502,3312 527,3329 552,3345 577,3358 606,3375 636,3387 665,3408 698,3421 732,3433 769,3446 815,3458 853,3471 890,3479 932,3487 978,3500 1024,3508 1070,3517 1116,3525 1170,3533 1216,3537 1266,3542 1316,3546 1362,3550 1412,3550 1458,3554 1504,3554 1550,3554 1592,3550 1633,3554 1675,3550 1713,3550 1754,3546 1788,3542 1821,3537 1855,3533 1884,3529 1913,3521 1947,3512 1976,3508 2001,3500 2026,3492 2051,3483 2080,3475 2105,3466 2134,3458 2155,3446 2189,3433 2218,3425 2243,3412 2272,3400 2301,3383 2331,3366 2360,3354 2389,3333 2418,3316 2448,3295 2477,3274 2506,3254 2535,3233 2564,3208 2594,3183 2656,3132 2698,3087 2740,3036 2769,2991 2798,2949 2823,2903 2840,2861 2848,2819 2861,2773 2869,2727 2873,2677 2869,2615 2869,2556 2869,2494 2869,2431 2869,2364 2865,2297 2857,2231 2848,2168 2844,2101 2836,2043 2823,1984 2811,1926 2790,1872 2777,1817 2761,1771 2740,1725 2723,1680 2711,1634 2690,1592 2669,1550 2644,1504 2615,1463 2589,1421 2560,1379 2531,1337 2489,1295 2452,1254 2414,1216 2377,1174 2339,1137 2301,1099 2260,1066 2218,1037 2176,1003 2134,974 2097,949 2055,920 2013,895 1972,870 1930,849 1888,828 1842,811 1805,794 1763,778 1725,761 1688,749 1650,732 1608,719 1571,711 1542,703 1496,694 1458,686 1421,678 1375,669 1333,665 1291,657 1245,653 1203,644 1166,644 1124,640 1091,640 1061,644 1028,644 1003,644 978,653 961,657 940,661 920,669 903,678 882,686 861,694 844,703 824,715 803,728 782,740 765,753 744,774 728,790 711,807 690,828 669,849 648,874 627,899 611,928 586,961 561,991 540,1028 515,1070 490,1112 464,1158 439,1208 410,1262 385,1316 360,1375 335,1433 310,1492 293,1550 268,1613 238,1671 209,1730 184,1788 159,1847 138,1905 117,1959 92,2014 75,2068 63,2122 50,2172 46,2222 38,2268 33,2314 38,2356 38,2398 42,2439 46,2477 50,2510 54,2544 63,2577 71,2606 79,2636 88,2665 100,2694 109,2723 121,2761 134,2790 138,2803 146,2819 155,2836 163,2853 171,2869 175,2890 188,2907 200,2928 213,2949 225,2970 238,2991 255,3011 268,3036 285,3057 302,3082 327,3107 348,3137 368,3158 389,3183 410,3203 435,3224 464,3245 490,3266 515,3287 540,3304 565,3325 594,3341 623,3358 652,3370 686,3391 719,3408 753,3416 786,3429 824,3441 861,3454 899,3466 936,3475 974,3483 1016,3492 1061,3500 1103,3508 1149,3517 1195,3521 1245,3525 1299,3529 1345,3529 1395,3529 1441,3529 1491,3529 1546,3525 1596,3521 1646,3521 1692,3517 1742,3508 1788,3500 1834,3487 1876,3479 1917,3466 1959,3454 2001,3437 2038,3425 2072,3408 2105,3391 2139,3370 2172,3350 2201,3329 2230,3308 2255,3283 2281,3258 2306,3229 2356,3174 2389,3116 2422,3057 2448,3003 2477,2945 2498,2890 2518,2840 2535,2794 2544,2748 2564,2698 2581,2648 2589,2598 2598,2544 2606,2490 2610,2435 2610,2377 2610,2314 2610,2247 2610,2185 2610,2122 2606,2060 2589,1997 2581,1934 2569,1867 2560,1809 2544,1746 2527,1680 2510,1621 2481,1554 2468,1496 2443,1433 2418,1379 2397,1321 2372,1270 2356,1216 2335,1166 2310,1124 2285,1083 2260,1041 2235,1003 2205,966 2180,928 2139,895 2109,857 2080,820 2051,790 2018,757 1984,728 1942,698 1905,669 1871,644 1834,615 1805,594 1767,569 1729,552 1696,536 1658,519 1629,511 1592,498 1554,494 1512,486 1466,481 1429,477 1391,477 1358,477 1308,473 1274,473 1237,477 1199,486 1170,494 1128,502 1091,515 1057,531 1024,548 991,565 957,586 924,607 890,632 861,657 828,682 794,711 761,736 728,765 698,794 669,828 636,857 606,891 577,928 544,966 519,1007 490,1045 460,1091 435,1137 410,1183 385,1233 360,1283 331,1337 306,1387 285,1442 264,1500 246,1554 225,1609 200,1663 184,1721 171,1776 150,1830 134,1888 117,1938 100,1993 88,2043 71,2097 63,2147 54,2193 50,2235 42,2277 38,2318 38,2356 38,2398 38,2435 25,2469 25,2498 29,2527 33,2556 38,2586 42,2611 46,2632 50,2652 63,2677 67,2698 75,2719 84,2740 92,2765 100,2786 109,2807 121,2828 130,2836 134,2844 142,2857 150,2869 159,2878 167,2890 175,2903 184,2915 200,2928 209,2940 221,2949 238,2965 251,2978 268,2991 285,3003 302,3020 327,3032 343,3045 364,3062 385,3078 410,3091 431,3103 456,3116 477,3124 502,3137 527,3145 556,3158 586,3170 615,3178 648,3187 682,3195 715,3208 744,3216 786,3224 824,3233 861,3241 894,3245 936,3249 974,3258 1011,3262 1053,3266 1091,3266 1132,3270 1170,3270 1212,3274 1258,3274 1295,3279 1333,3279 1375,3279 1412,3279 1450,3279 1487,3274 1525,3270 1558,3266 1596,3262 1633,3258 1667,3249 1704,3245 1738,3237 1771,3229 1805,3220 1834,3208 1867,3199 1901,3191 1930,3174 1959,3162 1992,3145 2022,3132 2084,3099 2143,3066 2201,3032 2247,2995 2289,2961 2322,2928 2360,2894 2385,2865 2406,2828 2431,2790 2443,2748 2464,2707 2489,2657 2506,2606 2523,2552 2539,2494 2560,2435 2569,2368 2585,2297 2598,2231 2606,2160 2619,2089 2631,2022 2635,1951 2644,1880 2648,1813 2652,1751 2656,1688 2656,1625 2656,1563 2656,1496 2656,1433 2652,1371 2652,1312 2644,1250 2640,1191 2627,1133 2615,1078 2602,1020 2589,970 2569,916 2552,865 2527,820 2502,774 2477,732 2452,690 2414,648 2377,611 2339,565 2297,527 2255,494 2214,461 2168,427 2126,398 2088,373 2047,344 2009,319 1976,297 1934,280 1896,263 1855,255 1817,242 1775,230 1738,226 1696,217 1658,213 1617,209 1575,205 1533,201 1491,201 1450,205 1408,209 1370,217 1329,222 1291,230 1249,234 1212,242 1174,251 1137,259 1099,272 1066,280 1032,288 995,301 970,314 932,331 903,339 878,356 849,373 824,385 798,402 782,419 757,435 740,452 719,469 694,486 673,502 657,523 636,540 611,561 586,577 565,598 548,615 535,636 515,657 494,678 477,703 456,728 431,749 414,774 394,799 368,828 352,857 335,886 314,916 293,949 281,978 259,1012 238,1041 217,1074 192,1108 167,1141 159,1174 138,1208 117,1245 100,1279 88,1316 71,1350 59,1387 46,1421 25,1458 21,1496 13,1529 8,1563 4,1596 0,1629 0,1663 0,1696 4,1730 4,1763 17,1796 17,1830 21,1867 29,1901 33,1934 42,1972 50,2005 59,2039 63,2068 75,2105 88,2135 96,2164 113,2189 121,2214 134,2239 150,2264 163,2293 175,2314 188,2339 205,2368 221,2389 238,2419 255,2444 277,2469 293,2494 314,2523 335,2548 356,2569 377,2594 398,2615 419,2640 439,2661 460,2686 485,2707 506,2727 527,2753 548,2778 569,2798 586,2824 598,2836 611,2849 619,2857 631,2874 644,2886 652,2899 669,2911 686,2924 702,2940 719,2953 740,2970 757,2982 782,2999 803,3011 832,3028 857,3045 886,3057 915,3078 945,3091 978,3103 1011,3116 1045,3128 1087,3137 1120,3149 1158,3158 1199,3166 1241,3174 1283,3178 1324,3183 1366,3195 1404,3195 1446,3199 1487,3203 1525,3199 1567,3199 1608,3199 1646,3195 1688,3195 1725,3191 1763,3183 1800,3178 1838,3170 1876,3162 1913,3149 1955,3141 1992,3128 2034,3116 2063,3095 2147,3062 2218,3024 2289,2986 2356,2945 2418,2899 2473,2857 2523,2815 2573,2778 2615,2736 2656,2690 2694,2644 2731,2598 2773,2548 2802,2494 2832,2439 2865,2381 2890,2318 2923,2256 2940,2197 2953,2135 2961,2072 2969,2009 2978,1951 2978,1888 2974,1826 2948,1763 2944,1705 2932,1650 2919,1592 2898,1542 2882,1488 2865,1437 2844,1387 2823,1337 2798,1287 2773,1237 2752,1195 2731,1149 2706,1108 2685,1062 2660,1020 2635,978 2610,936 2585,895 2556,853 2531,811 2502,774 2468,732 2435,694 2393,653 2356,615 2322,569 2281,527 2235,486 2189,448 2151,406 2105,369 2059,331 2018,293 1963,259 1917,230 1876,205 1834,180 1792,159 1754,138 1717,121 1679,109 1646,92 1608,84 1579,71 1550,67 1517,63 1487,59 1458,59 1429,55 1404,55 1375,55 1341,55 1308,55 1279,55 1241,55 1208,63 1174,67 1132,71 1099,84 1066,96 1032,109 999,125 978,142 949,159 920,180 894,201 869,222 840,242 811,267 782,293 748,323 723,348 694,381 665,410 636,444 619,477 594,511 569,544 544,573 523,607 502,640 485,673 473,707 456,736 439,769 431,799 419,832 414,865 406,895 410,928 406,961 398,991 398,1024 394,1053 394,1083 394,1116 394,1145 385,1170 394,1199 394,1229 398,1258 398,1287 402,1316 406,1341 410,1371 419,1404 419,1429 427,1458 435,1488 444,1521 448,1550 456,1579 469,1613 481,1638 494,1667 502,1692 515,1721 527,1746 540,1771 552,1792 565,1817 577,1838 586,1859 598,1884 611,1905 623,1926 636,1947 648,1963 665,1984 677,2009 690,2026 707,2043 715,2060 728,2076 744,2093 761,2114 769,2130 786,2147 803,2164 824,2181 849,2201 865,2214 886,2231 903,2247 924,2260 940,2277 953,2289 970,2302 986,2314 999,2327 1016,2339 1020,2348 1036,2356 1049,2368 1070,2377 1095,2385 1112,2394 1132,2402 1153,2410 1191,2419 1216,2427 1241,2435 1266,2444 1283,2448 1308,2456 1337,2464 1362,2469 1395,2477 1425,2481 1454,2485 1479,2485 1508,2490 1542,2494 1575,2494 1613,2494 1654,2494 1692,2490 1725,2490 1767,2485 1800,2481 1834,2473 1871,2469 1909,2460 1938,2456 1972,2448 2009,2439 2047,2431 2088,2419 2126,2406 2164,2394 2197,2381 2226,2360 2260,2339 2289,2323 2318,2302 2343,2277 2372,2252 2397,2227 2422,2197 2452,2168 2489,2135 2514,2101 2544,2060 2569,2022 2594,1984 2615,1938 2635,1897 2652,1851 2656,1805 2669,1759 2681,1713 2690,1663 2698,1617 2706,1567 2711,1513 2711,1454 2719,1404 2719,1350 2715,1300 2715,1245 2711,1195 2706,1145 2702,1099 2698,1058 2694,1020 2681,978 2677,941 2665,903 2656,865 2644,828 2631,794 2615,761 2602,728 2589,694 2569,665 2552,636 2531,607 2510,582 2481,552 2456,527 2418,498 2389,469 2356,440 2318,415 2276,385 2239,360 2197,331 2159,305 2118,280 2072,251 2034,222 1992,196 1951,176 1909,151 1867,130 1834,113 1796,96 1763,84 1734,75 1704,63 1671,50 1638,42 1608,34 1575,25 1546,21 1512,17 1479,13 1441,9 1408,4 1375,4 1345,4 1312,0 1279,0 1254,0 1220,4 1183,0 1149,4 1120,9 1091,13 1061,17 1032,21 995,25 970,29 940,38 920,42 899,50 878,59 857,71 836,80 819,96 798,109 786,125 765,142 744,159 728,180 707,201 686,222 661,247 640,272 619,297 602,323 581,352 556,377 535,406 519,440 502,469 481,506 460,540 439,577 419,615 402,653 381,690 356,728 335,769 314,807 297,845 281,882 264,924 251,961 234,999 221,1032 213,1070 200,1108 192,1145 184,1179 175,1216 171,1254 167,1295 167,1329 167,1366 167,1404 171,1437 175,1475 180,1508 180,1542 184,1575 188,1609 192,1642 200,1675 209,1705 213,1734 225,1767 234,1796 242,1826 251,1855 264,1888 268,1922 281,1951 289,1980 302,2009 314,2039 331,2064 343,2093 356,2118 373,2143 389,2168 410,2193 427,2214 448,2239 469,2264 490,2289 519,2314 540,2335 561,2356 586,2373 611,2394 623,2414 648,2435 673,2452 694,2469 719,2485 753,2502 778,2523 807,2540 844,2556 874,2569 907,2581 940,2594 978,2606 1011,2615 1049,2623 1087,2632 1116,2640 1158,2648 1203,2652 1245,2661 1283,2665 1324,2669 1366,2673 1412,2677 1458,2682 1500,2686 1537,2682 1575,2686 1621,2682 1671,2682 1709,2673 1750,2673 1792,2673 1830,2661 1871,2657 1913,2644 1951,2636 1984,2623 2022,2606 2055,2594 2093,2573 2130,2556 2159,2535 2189,2515 2218,2490 2239,2469 2264,2444 2289,2419 2310,2389 2335,2356 2356,2327 2368,2289 2389,2256 2414,2218 2435,2176 2452,2139 2468,2097 2485,2060 2493,2018 2514,1980 2531,1943 2544,1901 2560,1867 2569,1830 2577,1792 2581,1755 2594,1721 2594,1684 2598,1646 2598,1609 2589,1571 2585,1538 2581,1500 2573,1467 2560,1429 2548,1392 2535,1350 2518,1312 2498,1279 2481,1241 2460,1208 2439,1174 2422,1137 2402,1108 2381,1078 2360,1049 2343,1020 2314,991 2293,966 2268,941 2247,916 2226,895 2210,870 2193,849 2176,828 2168,807 2151,782 2139,765 2118,744 2101,732 2088,715 2068,698 2051,686 2038,673 2026,661 2009,648 2005,636 1988,623 1972,611 1951,598 1934,590 1917,577 1892,565 1876,552 1855,540 1830,523 1817,515 1792,506 1767,494 1738,486 1713,473 1688,465 1658,452 1629,448 1596,440 1554,431 1525,427 1491,423 1462,419 1429,419 1400,419 1362,415 1329,415 1308,419 1270,423 1237,427 1203,431 1166,435 1128,444 1103,452 1070,461 1032,473 1003,481 974,498 940,515 915,531 886,548 861,569 836,590 803,607 778,632 757,653 736,673 711,694 690,719 669,744 648,765 640,790 623,815 602,840 586,865 577,895 565,924 552,957 544,987 531,1020 523,1058 510,1091 498,1128 485,1166 477,1204 469,1241 464,1283 456,1321 448,1362 444,1404 439,1442 431,1479 423,1521 419,1559 410,1592 406,1629 398,1663 394,1700 385,1730 381,1763 377,1788 373,1817 373,1847 368,1872 368,1897 364,1922 364,1947 368,1968 364,1989 364,2014 368,2034 368,2055 368,2080 373,2101 377,2122 381,2139 394,2164 402,2185 410,2206 419,2227 439,2247 448,2268 460,2293 473,2314 485,2339 498,2356 506,2377 519,2398 527,2419 544,2444 561,2464 577,2481 594,2502 615,2523 640,2544 661,2561 686,2577 711,2590 740,2606 765,2623 790,2632 815,2644 840,2657 869,2669 890,2682 920,2694 945,2707 978,2715 1007,2727 1032,2736 1066,2748 1095,2757 1128,2765 1162,2773 1199,2778 1237,2782 1266,2786 1304,2786 1345,2786 1383,2790 1421,2790 1458,2786 1496,2782 1533,2778 1579,2773 1613,2765 1650,2757 1688,2744 1725,2732 1759,2719 1796,2707 1821,2690 1855,2673 1888,2652 1921,2632 1955,2611 1984,2590 2018,2565 2047,2540 2084,2515 2118,2485 2143,2460 2172,2431 2197,2402 2218,2377 2243,2348 2264,2323 2285,2293 2301,2264 2318,2235 2331,2206 2347,2176 2364,2147 2377,2114 2393,2080 2402,2051 2418,2018 2427,1984 2443,1955 2456,1922 2468,1893 2477,1863 2485,1834 2493,1805 2502,1780 2514,1755 2518,1730 2523,1700 2527,1675 2535,1659 2539,1638 2544,1621 2548,1604 2548,1592 2556,1575 2560,1563 2560,1550 2556,1533 2556,1521 2552,1508 2552,1492 2544,1475 2531,1458 2523,1442 2514,1421 2506,1404 2493,1383 2473,1362 2456,1337 2439,1312 2427,1287 2402,1262 2381,1233 2356,1204 2331,1174 2306,1149 2281,1124 2255,1103 2230,1083 2205,1062 2185,1045 2164,1024 2143,1007 2122,991 2097,978 2076,961 2051,941 2026,924 2001,911 1972,899 1947,886 1917,878 1892,865 1863,853 1834,845 1805,836 1775,828 1742,815 1709,807 1679,799 1650,790 1617,778 1588,769 1562,765 1537,757 1504,753 1479,749 1450,744 1425,744 1400,740 1375,736 1345,736 1320,732 1295,732 1270,728 1245,728 1216,728 1191,728 1166,732 1137,728 1112,728 1087,732 1057,736 1032,740 1007,740 982,744 957,749 936,753 915,757 890,761 869,769 844,778 819,782 798,790 773,799 748,807 723,820 702,828 677,840 652,849 636,861 606,878 581,891 561,907 535,924 510,945 490,961 464,987 444,1007 423,1032 402,1053 377,1078 356,1108 339,1137 318,1162 297,1187 277,1216 255,1245 238,1270 221,1300 205,1325 196,1350 180,1379 167,1400 159,1421 159,1446 150,1467 146,1488 138,1504 134,1525 134,1546 130,1571 130,1592 121,1613 121,1634 125,1655 130,1680 134,1700 138,1721 138,1746 146,1767 155,1792 163,1813 167,1838 175,1863 180,1888 188,1913 196,1943 209,1968 217,1993 225,2022 234,2047 251,2076 264,2101 281,2130 293,2151 310,2181 327,2210 348,2235 368,2256 389,2281 419,2310 444,2335 464,2360 494,2385 527,2406 552,2427 577,2448 606,2469 623,2485 652,2502 677,2519 702,2535 719,2552 748,2565 773,2581 798,2590 828,2602 853,2611 882,2623 911,2627 940,2636 970,2640 999,2648 1028,2657 1061,2665 1095,2669 1124,2673 1153,2682 1187,2686 1228,2694 1262,2702 1299,2702 1329,2707 1362,2711 1395,2711 1429,2715 1462,2715 1491,2715 1521,2715 1546,2715 1571,2715 1596,2715 1625,2715 1650,2715 1679,2711 1704,2711 1725,2707 1750,2707 1775,2707 1800,2702 1821,2698 1842,2690 1859,2686 1884,2682 1901,2677 1917,2673 1938,2669 1959,2665 1976,2661 1997,2657 2018,2648 2038,2644 2063,2636 2084,2623 2109,2615 2134,2602 2159,2590 2180,2577 2201,2561 2222,2544 2239,2527 2264,2510 2285,2494 2301,2477 2318,2456 2339,2435 2356,2419 2377,2398 2397,2377 2410,2356 2427,2331 2439,2310 2456,2285 2464,2260 2481,2231 2493,2201 2502,2168 2514,2135 2523,2097 2535,2064 2539,2022 2552,1984 2552,1947 2552,1905 2552,1863 2548,1826 2544,1784 2535,1742 2527,1700 2518,1663 2506,1625 2498,1588 2481,1554 2464,1521 2452,1488 2439,1458 2427,1429 2410,1400 2397,1371 2385,1346 2372,1321 2356,1295 2343,1275 2326,1245 2314,1225 2297,1204 2281,1187 2264,1166 2251,1145 2239,1124 2218,1108 2201,1087 2180,1070 2159,1045 2134,1028 2109,1007 2080,991 2051,974 2022,949 1997,932 1963,916 1930,899 1905,882 1876,870 1855,857 1830,845 1809,836 1784,824 1759,815 1742,807 1717,799 1696,786 1671,778 1646,765 1621,761 1596,753 1571,749 1542,744 1521,736 1491,736 1466,732 1446,728 1421,724 1400,719 1379,719 1358,715 1337,715 1312,715 1291,715 1266,715 1241,715 1212,719 1187,719 1162,724 1137,719 1112,728 1087,732 1070,740 1045,744 1028,753 1007,761 991,765 974,774 961,786 945,794 920,803 903,811 890,824 874,836 857,853 840,870 824,886 798,903 790,924 769,945 748,970 728,991 711,1016 690,1037 669,1058 661,1083 648,1108 627,1128 615,1154 606,1179 598,1204 590,1229 581,1254 581,1283 577,1312 573,1341 573,1371 565,1400 565,1429 561,1458 565,1496 556,1525 556,1559 552,1588 552,1625 556,1659 552,1692 552,1730 548,1767 544,1805 544,1847 535,1888 531,1926 523,1968 515,2014 506,2060 498,2101 494,2147 490,2189 485,2235 485,2277 485,2323 494,2360 498,2398 506,2435 515,2473 523,2506 544,2540 556,2565 573,2598 590,2627 606,2652 636,2677 652,2707 673,2732 686,2757 707,2782 723,2807 744,2828 769,2849 773,2857 782,2869 790,2878 807,2890 819,2899 836,2911 857,2924 874,2936 894,2949 915,2961 940,2974 965,2982 991,2999 1020,3011 1045,3024 1074,3036 1103,3049 1132,3057 1170,3070 1203,3078 1237,3087 1270,3099 1304,3107 1337,3112 1370,3120 1404,3124 1437,3137 1471,3141 1504,3145 1537,3149 1571,3149 1604,3153 1633,3153 1663,3153 1696,3153 1725,3153 1750,3149 1775,3145 1800,3145 1821,3141 1842,3137 1863,3128 1884,3124 1901,3116 1917,3107 1930,3095 1942,3082 1963,3066 1984,3032 2009,2995 2030,2953 2051,2911 2068,2861 2072,2815 2088,2769 2097,2727 2114,2682 2118,2640 2126,2598">
          <text:p/>
        </draw:polyline>
        <draw:polyline draw:style-name="gr2" draw:text-style-name="P1" draw:layer="layout" svg:width="4.96cm" svg:height="2.442cm" svg:x="7.013cm" svg:y="60.132cm" svg:viewBox="0 0 4961 2443" draw:points="477,29 477,25 477,29 473,33 473,37 469,42 469,46 469,50 465,50 465,54 465,58 465,63 460,63 460,67 456,67 456,71 452,71 452,75 448,75 444,79 440,79 431,83 431,88 440,88 440,92 444,92 444,96 448,96 448,100 452,104 456,108 460,113 465,117 469,121 473,125 477,129 481,129 481,133 485,133 490,138 494,142 498,142 506,146 519,150 540,154 565,159 594,163 632,167 673,175 715,179 761,184 807,188 849,192 895,196 941,200 986,200 1028,204 1074,204 1120,204 1166,209 1216,209 1266,209 1316,209 1375,209 1429,209 1483,204 1538,200 1596,192 1659,188 1725,179 1788,175 1859,167 1926,163 1997,159 2072,150 2143,146 2218,142 2297,133 2372,129 2456,125 2535,125 2615,117 2686,113 2769,104 2853,100 2936,92 3015,83 3095,83 3174,79 3253,71 3341,67 3408,67 3475,63 3541,58 3600,63 3667,58 3725,54 3784,54 3834,50 3888,50 3938,46 3988,42 4042,42 4097,37 4147,37 4193,42 4247,37 4293,37 4335,37 4368,33 4401,33 4435,33 4464,29 4493,29 4497,25 4523,21 4548,21 4564,21 4589,21 4602,21 4614,21 4627,17 4644,17 4652,17 4656,17 4648,12 4652,12 4656,12 4652,12 4648,12 4644,12 4644,8 4648,8 4644,4 4639,4 4635,4 4631,4 4627,4 4623,4 4619,0 4610,0 4602,0 4581,0 4560,0 4523,4 4489,8 4443,12 4389,17 4330,25 4276,29 4214,37 4151,37 4084,46 4013,50 3942,54 3875,58 3809,63 3738,71 3671,75 3600,79 3533,79 3470,83 3416,92 3354,96 3291,96 3228,100 3162,104 3099,108 3036,113 2978,113 2911,113 2853,117 2798,117 2740,117 2677,117 2615,117 2560,117 2502,113 2452,108 2393,108 2335,104 2285,104 2235,104 2193,104 2147,104 2101,104 2059,104 2013,104 1976,100 1938,96 1892,96 1855,96 1821,96 1784,96 1750,96 1721,96 1692,96 1663,96 1638,96 1613,96 1592,96 1567,96 1542,100 1521,104 1487,104 1458,108 1433,108 1404,108 1371,113 1337,117 1300,121 1262,125 1229,129 1178,133 1137,138 1091,142 1049,150 1016,150 978,154 945,163 920,167 895,171 861,179 840,179 819,179 799,188 782,188 765,188 753,192 736,192 732,196 723,196 711,196 703,200 694,200 690,200 690,204 686,204 686,209 690,204 690,209 686,209 694,209 698,209 698,213 703,209 707,213 711,213 715,213 719,217 723,217 728,217 728,221 732,221 740,221 744,225 753,225 765,225 786,221 815,221 849,217 890,213 928,209 982,200 1032,192 1082,184 1137,179 1187,171 1241,167 1295,159 1358,150 1421,150 1479,142 1542,138 1604,133 1667,129 1734,125 1796,121 1867,121 1930,117 1984,121 2051,117 2122,117 2189,117 2256,117 2327,117 2393,117 2460,117 2535,121 2602,121 2661,117 2732,117 2798,117 2865,117 2932,113 2999,113 3070,113 3136,113 3212,113 3278,108 3345,108 3408,104 3475,100 3537,100 3604,100 3671,100 3738,96 3804,96 3875,92 3951,92 4022,92 4101,88 4172,88 4255,88 4326,83 4397,83 4464,79 4527,75 4589,75 4644,71 4694,71 4740,71 4773,67 4811,63 4836,63 4861,63 4877,58 4907,58 4915,58 4923,58 4927,58 4932,58 4927,54 4911,54 4919,50 4915,54 4915,50 4911,50 4907,50 4898,50 4894,46 4898,46 4894,46 4890,42 4882,42 4869,46 4852,50 4827,54 4790,58 4756,67 4715,71 4664,79 4610,83 4552,92 4489,100 4422,108 4351,121 4276,129 4201,138 4126,146 4038,154 3951,167 3863,175 3784,188 3700,200 3612,209 3521,221 3433,225 3358,234 3287,242 3216,250 3141,259 3074,263 3011,267 2969,275 2915,280 2861,275 2811,280 2761,284 2723,284 2677,284 2636,284 2594,284 2552,284 2514,284 2473,284 2431,280 2372,280 2327,275 2281,275 2231,271 2176,267 2126,267 2072,267 2018,267 1972,263 1922,263 1867,263 1813,259 1767,263 1717,263 1667,267 1625,267 1579,275 1542,275 1500,280 1467,284 1433,288 1404,292 1379,296 1362,300 1341,300 1325,300 1320,305 1308,305 1300,305 1295,305 1283,305 1287,309 1279,309 1279,305 1279,300 1283,300 1283,305 1287,305 1291,309 1295,309 1300,309 1300,313 1304,313 1308,313 1308,317 1312,317 1316,317 1320,317 1325,321 1320,321 1337,321 1358,321 1391,317 1437,313 1492,309 1550,305 1621,296 1700,288 1780,280 1855,275 1926,267 2001,259 2072,250 2147,242 2222,234 2297,221 2372,213 2456,209 2535,196 2610,188 2690,179 2777,171 2857,163 2944,159 3028,154 3107,150 3191,146 3274,142 3349,142 3420,138 3496,138 3571,138 3646,138 3717,133 3784,133 3850,129 3917,129 3984,125 4051,125 4118,125 4176,125 4239,129 4297,125 4356,129 4414,129 4468,129 4518,129 4564,129 4614,125 4660,129 4706,129 4748,129 4773,129 4806,129 4836,129 4869,129 4890,129 4919,129 4932,133 4940,133 4957,133 4961,133 4944,133 4940,133 4936,133 4936,129 4932,129 4936,129 4940,129 4936,129 4936,125 4932,125 4923,129 4915,129 4902,129 4877,138 4852,142 4819,150 4781,163 4735,171 4681,188 4619,200 4548,209 4485,225 4414,238 4343,250 4268,267 4193,280 4113,292 4030,305 3946,317 3859,321 3779,334 3700,346 3612,359 3529,367 3454,380 3383,388 3316,397 3253,405 3195,417 3141,422 3095,430 3053,438 3015,447 2986,451 2965,455 2944,459 2928,459 2924,463 2915,463 2911,467 2911,463 2907,463 2911,467 2907,467 2911,467 2915,467 2924,467 2928,467 2936,472 2932,472 2936,472 2940,472 2940,476 2944,476 2961,472 2969,472 2999,463 3040,459 3086,451 3145,438 3212,430 3287,413 3349,405 3425,392 3500,380 3575,367 3646,355 3721,342 3788,330 3850,317 3917,309 3971,300 4026,288 4063,280 4113,271 4155,263 4197,259 4226,250 4259,242 4289,238 4318,234 4347,230 4368,225 4376,225 4393,221 4397,221 4401,225 4410,225 4410,221 4406,221 4406,217 4401,217 4397,213 4393,213 4389,213 4376,213 4360,217 4330,217 4289,221 4234,225 4172,230 4097,238 4017,246 3930,250 3838,255 3742,267 3642,271 3550,284 3445,292 3337,300 3228,313 3120,326 3011,342 2911,355 2802,363 2698,376 2602,392 2514,405 2431,417 2347,430 2264,442 2189,451 2118,463 2043,480 1976,493 1909,505 1842,518 1775,530 1717,543 1659,555 1609,568 1554,576 1504,584 1450,593 1400,605 1354,614 1304,622 1262,630 1216,634 1170,639 1128,647 1087,655 1049,664 1016,668 978,676 945,676 911,685 882,689 857,693 832,697 811,697 790,701 769,701 765,705 753,705 744,705 736,705 732,705 728,705 715,705 719,710 715,710 715,705 703,705 707,705 703,701 711,701 703,701 707,701 703,701 715,701 711,701 707,701 707,697 698,697 703,697 703,701 698,697 703,697 698,697 698,693 686,689 669,685 644,676 619,668 590,660 561,651 531,643 502,634 469,630 440,622 413,618 393,614 368,614 343,609 317,605 297,601 272,597 246,597 217,597 192,597 163,597 138,601 109,605 84,609 63,614 46,618 29,622 21,622 13,626 4,626 0,626 4,626 13,626 21,626 21,630 25,630 34,634 38,634 42,634 46,639 54,639 71,634 96,630 121,626 159,622 205,618 259,609 322,601 384,593 452,584 523,584 590,572 661,564 732,555 807,547 882,538 966,530 1049,522 1133,518 1216,509 1304,497 1396,484 1483,476 1563,467 1650,455 1730,451 1809,438 1888,430 1959,430 2030,422 2093,417 2160,413 2214,409 2264,409 2314,405 2356,405 2393,405 2427,401 2456,405 2481,405 2502,405 2514,405 2531,405 2539,405 2544,409 2548,409 2548,405 2552,409 2552,405 2544,405 2548,405 2544,405 2544,401 2531,401 2539,401 2535,401 2535,397 2531,397 2531,401 2523,401 2519,397 2523,401 2510,401 2494,405 2469,409 2435,417 2393,426 2352,434 2297,447 2239,459 2180,467 2122,480 2059,497 1988,509 1930,522 1867,534 1801,543 1738,559 1675,572 1613,580 1554,589 1508,601 1454,609 1412,618 1366,626 1333,634 1316,639 1300,643 1291,643 1283,647 1279,647 1279,651 1274,651 1279,651 1283,655 1279,655 1287,655 1304,655 1325,651 1354,647 1400,639 1454,626 1512,614 1592,601 1667,584 1738,568 1813,547 1884,530 1951,513 2018,497 2080,480 2135,463 2193,447 2251,438 2310,426 2356,413 2402,405 2439,392 2477,384 2510,376 2539,371 2560,367 2585,363 2610,359 2631,359 2648,355 2669,355 2681,351 2694,351 2706,346 2715,346 2719,346 2723,346 2723,342 2723,338 2727,338 2723,338 2719,338 2715,338 2711,338 2706,338 2706,334 2702,334 2706,334 2711,334 2715,334 2711,334 2715,334 2711,334 2715,334 2715,338 2727,334 2727,338 2727,334 2719,338 2719,334 2715,338 2711,338 2719,342 2723,342 2723,338 2723,342 2719,342 2711,342 2715,342 2715,346 2711,346 2719,351 2719,355 2715,359 2715,367 2711,384 2702,413 2690,442 2673,484 2652,530 2619,584 2598,647 2569,710 2531,768 2494,827 2460,889 2435,918 2414,952 2393,985 2372,1023 2352,1064 2331,1102 2306,1144 2281,1186 2264,1227 2243,1269 2222,1311 2205,1357 2189,1399 2168,1444 2155,1486 2139,1532 2130,1574 2118,1616 2105,1657 2093,1695 2084,1728 2080,1766 2068,1799 2064,1833 2059,1866 2051,1895 2047,1925 2043,1950 2034,1979 2030,2000 2026,2021 2022,2041 2018,2058 2018,2079 2013,2092 2013,2104 2013,2117 2009,2125 2009,2129 2009,2137 2009,2143 2009,2147 2005,2147 2005,2151 2009,2151 2013,2147 2009,2147 2013,2147 2013,2143 2013,2137 2009,2137 2009,2129 2018,2117 2022,2100 2026,2079 2030,2054 2039,2021 2043,1983 2051,1945 2059,1904 2064,1854 2072,1803 2084,1745 2093,1687 2118,1561 2139,1436 2147,1323 2164,1223 2172,1131 2185,1056 2193,989 2201,939 2205,893 2210,847 2222,806 2222,768 2226,731 2235,697 2243,664 2251,630 2256,601 2264,576 2268,551 2281,530 2285,513 2285,501 2289,493 2289,488 2289,484 2289,480 2289,476 2285,476 2285,480 2289,480 2285,484 2281,484 2285,484 2285,488 2289,488 2285,493 2297,493 2297,497 2289,505 2289,526 2281,555 2276,589 2260,630 2251,680 2239,739 2222,806 2205,872 2197,906 2185,948 2172,985 2155,1027 2143,1073 2118,1119 2105,1169 2089,1223 2064,1273 2039,1328 2018,1382 1993,1444 1968,1495 1938,1553 1917,1607 1888,1662 1863,1716 1842,1766 1813,1812 1796,1858 1775,1895 1763,1929 1750,1962 1738,1987 1730,2012 1721,2029 1713,2046 1704,2058 1700,2071 1696,2079 1696,2087 1692,2092 1692,2096 1688,2096 1696,2096 1692,2096 1692,2100 1692,2096 1696,2096 1700,2092 1709,2083 1713,2075 1721,2058 1734,2041 1750,2021 1763,1996 1784,1970 1801,1937 1821,1904 1842,1870 1867,1833 1888,1791 1913,1745 1942,1695 1963,1645 1984,1595 2005,1545 2026,1495 2043,1449 2068,1357 2084,1273 2105,1202 2114,1144 2118,1098 2122,1064 2122,1044 2122,1031 2122,1027 2122,1023 2114,1023 2118,1023 2118,1027 2114,1031 2109,1031 2109,1035 2114,1035 2114,1039 2114,1048 2109,1056 2105,1069 2105,1081 2105,1098 2105,1123 2097,1148 2093,1177 2089,1206 2084,1244 2072,1286 2064,1332 2051,1382 2039,1432 2026,1486 2013,1549 1997,1607 1984,1670 1968,1733 1951,1791 1926,1854 1909,1908 1892,1966 1876,2021 1863,2075 1846,2125 1830,2172 1817,2214 1805,2255 1792,2289 1784,2322 1775,2347 1767,2368 1763,2385 1759,2406 1755,2418 1759,2427 1755,2435 1755,2439 1755,2443 1746,2443 1750,2443 1750,2439 1750,2431 1750,2418 1755,2402 1755,2376">
          <text:p/>
        </draw:polyline>
        <draw:polyline draw:style-name="gr2" draw:text-style-name="P1" draw:layer="layout" svg:width="1.323cm" svg:height="2.689cm" svg:x="7.986cm" svg:y="57.844cm" svg:viewBox="0 0 1324 2690" draw:points="1199,2351 1203,2355 1203,2359 1203,2363 1199,2363 1199,2367 1199,2371 1191,2376 1191,2380 1187,2380 1191,2380 1187,2380 1182,2380 1178,2380 1174,2380 1170,2380 1166,2380 1166,2376 1162,2376 1157,2376 1157,2367 1149,2359 1141,2338 1132,2309 1116,2271 1099,2221 1078,2167 1057,2104 1020,2033 990,1950 953,1866 919,1779 882,1687 840,1595 798,1495 757,1394 715,1290 665,1194 615,1098 559,1006 505,914 459,822 409,739 359,660 313,584 275,505 234,438 200,376 171,313 134,263 108,213 88,171 71,129 54,96 42,71 29,50 21,33 12,21 12,13 8,8 8,4 4,4 4,0 8,0 8,4 12,4 17,8 21,8 21,13 25,13 25,17 29,25 33,42 38,67 42,100 46,142 58,196 71,259 83,326 108,405 125,484 150,564 175,651 204,743 230,839 259,935 288,1031 309,1127 321,1227 342,1323 359,1415 376,1507 388,1599 405,1687 417,1774 434,1850 451,1925 468,1991 480,2058 497,2117 518,2167 530,2217 551,2263 568,2305 584,2338 597,2363 605,2384 615,2405 619,2417 619,2426 615,2430 615,2434 615,2430 609,2430 605,2426 601,2426 593,2421 589,2417 580,2396 568,2371 551,2330 534,2275 518,2213 493,2138 459,2050 430,1950 401,1845 371,1737 338,1628 300,1520 263,1411 238,1307 213,1202 179,1106 146,1019 125,944 104,873 79,810 63,760 46,714 33,672 25,643 21,618 8,593 8,576 8,564 4,555 4,547 0,543 4,543 8,543 12,547 12,551 17,555 21,555 25,564 38,584 33,614 50,655 67,710 88,772 108,852 138,935 171,1031 192,1123 221,1219 246,1319 275,1415 305,1507 338,1599 363,1687 384,1774 413,1858 438,1929 463,1991 493,2050 513,2104 538,2150 559,2192 584,2229 605,2259 623,2284 636,2305 640,2317 648,2330 652,2334 652,2338 652,2342 648,2342 644,2338 644,2334 640,2334 640,2330 636,2330 631,2325 627,2321 619,2309 605,2284 593,2250 572,2204 551,2150 522,2087 488,2008 455,1925 417,1837 384,1745 346,1666 313,1591 280,1520 255,1453 234,1399 221,1357 204,1311 188,1282 179,1252 175,1232 167,1215 163,1202 163,1190 154,1186 159,1182 159,1177 163,1182 167,1182 167,1186 175,1186 179,1190 184,1190 192,1198 213,1215 242,1236 280,1269 330,1307 384,1349 442,1394 513,1449 576,1507 640,1570 698,1624 757,1683 811,1741 857,1799 903,1866 949,1929 990,1991 1028,2050 1061,2113 1091,2167 1124,2229 1149,2284 1174,2338 1191,2392 1212,2442 1228,2488 1245,2526 1262,2563 1266,2597 1278,2622 1287,2644 1295,2660 1299,2673 1299,2681 1303,2690 1308,2690 1320,2686 1324,2681">
          <text:p/>
        </draw:polyline>
        <draw:polyline draw:style-name="gr2" draw:text-style-name="P1" draw:layer="layout" svg:width="4.363cm" svg:height="1.837cm" svg:x="10.745cm" svg:y="59.886cm" svg:viewBox="0 0 4364 1838" draw:points="1684,0 1676,0 1663,0 1651,0 1634,0 1617,4 1596,4 1580,4 1563,4 1542,8 1525,12 1504,16 1484,20 1467,25 1446,29 1425,37 1404,41 1388,45 1367,54 1350,58 1337,66 1321,71 1308,79 1296,83 1287,87 1271,96 1262,96 1254,100 1250,104 1241,108 1237,108 1233,112 1229,112 1229,116 1225,121 1216,125 1212,125 1208,129 1204,129 1200,133 1195,133 1200,137 1195,137 1195,141 1191,141 1187,141 1183,137 1175,141 1170,137 1166,137 1162,137 1158,137 1150,133 1141,129 1137,125 1120,116 1108,108 1087,96 1070,87 1049,79 1033,71 1020,62 995,54 983,50 966,45 949,37 932,33 916,29 899,25 882,20 870,16 862,12 845,12 836,8 832,8 828,8 824,8 820,8 816,8 820,8 816,12 816,16 820,20 820,25 824,29 824,33 836,33 841,37 841,41 845,41 849,45 853,50 857,50 862,54 857,62 862,62 862,66 870,75 874,83 887,96 899,116 916,137 937,158 953,183 978,212 1003,242 1024,271 1054,292 1079,317 1104,342 1133,363 1166,388 1191,413 1225,434 1258,459 1296,484 1321,509 1362,530 1400,551 1442,567 1488,588 1529,609 1571,626 1613,643 1659,659 1696,680 1734,701 1776,718 1818,730 1855,747 1893,764 1930,780 1972,797 2010,814 2047,826 2081,843 2114,864 2152,876 2181,889 2210,906 2243,918 2273,931 2298,947 2323,964 2344,972 2373,985 2389,997 2406,1006 2423,1014 2431,1027 2440,1031 2448,1035 2456,1039 2448,1043 2452,1043 2452,1048 2460,1048 2456,1048 2456,1043 2452,1043 2448,1039 2431,1039 2427,1035 2423,1035 2419,1031 2414,1031 2410,1027 2406,1027 2398,1022 2389,1018 2385,1018 2377,1014 2369,1010 2352,1006 2327,997 2306,989 2289,981 2252,972 2206,964 2164,951 2118,939 2072,931 2026,914 1976,901 1930,885 1880,872 1826,860 1772,847 1713,830 1655,814 1600,793 1542,776 1475,759 1421,743 1362,726 1304,709 1246,693 1195,676 1141,659 1091,647 1041,634 983,617 941,605 895,597 849,584 799,576 749,567 703,551 661,538 624,530 578,521 536,513 490,501 444,492 411,480 365,471 323,463 290,446 252,438 214,430 181,421 147,417 113,409 88,405 63,400 38,396 26,392 9,388 5,388 0,388 5,388 9,392 13,392 21,392 26,392 30,396 34,396 38,400 46,405 55,413 76,417 101,430 138,442 181,459 231,476 285,492 348,513 419,530 490,546 557,559 628,576 699,592 770,609 849,630 916,647 987,663 1058,680 1124,697 1191,718 1254,734 1317,751 1375,768 1429,784 1492,801 1538,818 1584,830 1625,847 1663,860 1705,872 1734,880 1763,893 1788,901 1818,906 1834,914 1851,918 1859,922 1868,926 1863,931 1868,931 1863,931 1859,931 1863,931 1868,931 1863,926 1859,926 1855,926 1851,922 1847,918 1834,918 1826,914 1818,910 1801,906 1776,897 1738,885 1696,876 1651,864 1605,847 1546,830 1484,814 1425,801 1358,789 1287,776 1229,764 1162,755 1095,739 1028,730 966,722 907,713 853,709 807,705 765,705 728,705 699,705 674,705 657,705 649,705 640,705 636,705 632,705 628,709 632,709 628,709 632,709 636,713 640,713 653,718 661,722 678,730 703,743 736,764 782,780 832,801 899,826 966,855 1037,885 1112,906 1187,926 1258,943 1337,956 1413,968 1488,985 1559,993 1634,997 1705,1006 1776,1014 1851,1018 1918,1027 1980,1039 2039,1043 2101,1048 2160,1056 2214,1060 2268,1064 2314,1068 2356,1073 2394,1073 2431,1077 2460,1081 2485,1085 2502,1089 2519,1089 2536,1089 2540,1093 2544,1093 2548,1093 2552,1093 2548,1093 2540,1093 2536,1093 2527,1093 2523,1089 2519,1089 2515,1085 2511,1085 2506,1085 2511,1085 2511,1081 2498,1081 2481,1077 2460,1073 2431,1068 2394,1064 2356,1060 2302,1056 2252,1052 2197,1048 2143,1043 2093,1039 2043,1035 1993,1035 1943,1031 1897,1031 1855,1027 1818,1027 1784,1027 1747,1027 1717,1027 1701,1027 1680,1027 1663,1027 1655,1027 1642,1027 1638,1027 1634,1027 1634,1031 1630,1027 1634,1027 1634,1031 1638,1031 1646,1031 1655,1031 1659,1035 1663,1039 1671,1043 1680,1048 1701,1052 1726,1056 1767,1064 1826,1073 1897,1085 1976,1102 2072,1118 2168,1131 2281,1148 2381,1160 2490,1181 2602,1198 2719,1210 2832,1227 2945,1252 3057,1273 3174,1294 3287,1319 3391,1344 3487,1369 3533,1377 3583,1390 3638,1402 3688,1419 3738,1432 3792,1444 3838,1461 3888,1473 3934,1486 3980,1498 4022,1511 4068,1523 4109,1540 4151,1553 4189,1565 4222,1578 4256,1594 4281,1603 4306,1611 4322,1619 4335,1625 4343,1629 4352,1633 4356,1637 4360,1637 4364,1637 4360,1637 4356,1633 4347,1633 4339,1629 4327,1619 4306,1615 4281,1607 4247,1599 4210,1586 4126,1561 4022,1536 3905,1507 3784,1478 3646,1440 3504,1411 3375,1377 3258,1344 3133,1319 3024,1298 2920,1277 2815,1256 2715,1240 2619,1223 2527,1210 2444,1198 2377,1185 2306,1177 2239,1173 2185,1164 2139,1164 2101,1160 2076,1156 2051,1156 2039,1156 2026,1156 2022,1156 2018,1156 2022,1160 2022,1156 2026,1160 2030,1160 2035,1164 2039,1164 2043,1169 2047,1169 2051,1173 2072,1181 2097,1189 2139,1198 2193,1214 2264,1231 2339,1248 2419,1273 2511,1294 2598,1315 2686,1331 2774,1344 2857,1361 2936,1373 3016,1390 3053,1394 3095,1402 3183,1411 3216,1419 3258,1427 3295,1436 3333,1444 3366,1452 3404,1461 3433,1465 3462,1473 3487,1478 3517,1486 3538,1490 3558,1494 3575,1498 3588,1503 3600,1507 3609,1511 3617,1515 3625,1515 3621,1515 3613,1511 3604,1511 3588,1507 3546,1498 3487,1486 3416,1469 3333,1452 3233,1427 3112,1402 2974,1373 2840,1344 2703,1302 2561,1269 2410,1231 2252,1189 2093,1152 1926,1110 1763,1068 1596,1031 1438,993 1283,964 1150,943 1028,922 920,897 832,889 765,880 720,876 682,876 661,876 649,876 644,876 640,880 644,880 653,885 665,885 669,889 678,893 699,901 724,910 770,922 824,939 895,956 970,981 1062,1006 1162,1027 1262,1052 1379,1073 1484,1093 1588,1114 1684,1131 1792,1152 1897,1173 1997,1194 2097,1214 2189,1240 2281,1260 2364,1285 2452,1310 2519,1331 2582,1352 2636,1373 2690,1390 2736,1407 2757,1419 2778,1423 2790,1427 2807,1436 2819,1440 2828,1444 2853,1452 2857,1457 2861,1457 2865,1457 2870,1461 2865,1457 2853,1457 2836,1452 2811,1448 2782,1444 2736,1427 2678,1415 2611,1402 2531,1377 2444,1356 2352,1331 2243,1298 2139,1273 2035,1244 1934,1223 1834,1198 1742,1181 1659,1169 1588,1160 1534,1152 1484,1148 1446,1143 1425,1143 1413,1143 1404,1143 1404,1148 1413,1152 1421,1156 1429,1160 1446,1164 1484,1177 1525,1189 1575,1202 1642,1223 1709,1244 1788,1265 1876,1290 1964,1315 2039,1331 2122,1352 2206,1373 2248,1386 2293,1394 2344,1402 2394,1415 2440,1427 2490,1440 2540,1452 2590,1465 2640,1478 2690,1498 2744,1511 2794,1523 2845,1536 2890,1548 2936,1561 2986,1574 3028,1590 3070,1603 3108,1611 3141,1629 3170,1637 3204,1646 3224,1654 3241,1662 3258,1666 3275,1671 3287,1675 3295,1679 3304,1683 3312,1683 3304,1683 3300,1679 3291,1675 3279,1675 3262,1671 3245,1666 3224,1662 3199,1658 3162,1654 3133,1650 3099,1646 3066,1641 3028,1637 2986,1637 2949,1637 2907,1633 2865,1633 2824,1629 2786,1629 2753,1629 2719,1633 2690,1633 2665,1633 2648,1633 2632,1633 2619,1637 2607,1637 2598,1637 2594,1641 2590,1641 2586,1646 2594,1646 2602,1650 2615,1658 2627,1662 2648,1666 2673,1675 2698,1683 2728,1687 2761,1696 2794,1704 2832,1712 2874,1721 2920,1729 2966,1737 3012,1746 3066,1758 3112,1767 3158,1775 3208,1779 3249,1783 3295,1787 3333,1792 3366,1796 3404,1804 3433,1808 3462,1808 3487,1813 3508,1817 3521,1821 3538,1825 3550,1825 3558,1829 3567,1829 3575,1833 3579,1833 3583,1838 3583,1833 3579,1833 3575,1833 3571,1833 3567,1829 3563,1825 3550,1821 3538,1817 3512,1813 3496,1804 3471,1804">
          <text:p/>
        </draw:polyline>
        <draw:polyline draw:style-name="gr2" draw:text-style-name="P1" draw:layer="layout" svg:width="1.077cm" svg:height="1.687cm" svg:x="13.885cm" svg:y="61.551cm" svg:viewBox="0 0 1078 1688" draw:points="773,142 773,147 769,151 769,155 769,159 765,163 765,167 765,172 765,176 765,180 765,184 761,184 761,188 761,197 761,205 761,213 761,226 761,238 761,259 761,276 761,301 761,330 761,364 761,397 765,435 769,481 773,531 777,581 786,635 794,693 807,752 815,810 828,869 840,927 853,986 869,1044 886,1103 899,1157 911,1211 928,1261 944,1311 957,1353 969,1395 982,1437 995,1470 1007,1503 1015,1533 1028,1558 1036,1579 1045,1599 1053,1620 1057,1633 1061,1645 1061,1658 1070,1666 1070,1676 1074,1680 1074,1684 1078,1688 1074,1688 1078,1688 1074,1688 1070,1684 1070,1680 1066,1680 1061,1670 1057,1666 1057,1654 1053,1637 1045,1620 1036,1595 1032,1566 1024,1528 1015,1491 1011,1445 1003,1391 990,1332 982,1265 969,1199 957,1132 944,1057 932,982 919,906 907,831 894,756 882,689 873,622 861,556 848,497 836,443 823,389 819,343 811,301 802,259 794,226 786,197 786,172 777,151 773,130 773,113 769,101 769,88 765,80 765,71 757,63 757,59 752,59 752,63 748,67 748,71 748,76 752,76 752,80 757,84 757,96 761,109 765,126 765,147 765,163 769,188 773,213 773,243 777,268 782,305 786,334 786,368 794,405 794,443 798,481 802,518 807,551 815,581 819,610 828,639 828,664 832,689 836,710 840,727 844,748 848,760 853,777 857,785 857,798 865,806 865,810 865,814 865,819 865,823 861,819 865,819 861,814 861,810 857,810 857,806 853,802 848,794 840,781 832,764 819,744 807,723 794,698 777,668 761,639 744,606 727,572 702,535 681,497 656,451 635,414 609,372 589,334 564,297 543,263 522,234 505,209 493,188 484,167 472,151 468,138 459,126 455,117 451,109 451,105 451,109 455,113 459,113 463,117 463,121 468,130 476,142 488,155 497,172 509,192 522,213 538,238 551,268 564,297 576,330 597,364 609,401 626,443 643,489 661,535 673,577 690,622 698,660 706,698 715,735 719,769 723,798 732,823 740,848 744,869 748,890 748,902 752,915 752,923 748,931 748,936 748,940 744,936 748,936 748,931 744,931 740,927 736,923 732,911 719,898 706,877 690,852 673,823 647,789 622,756 593,718 555,673 522,622 484,577 438,526 392,472 351,422 309,368 267,314 225,259 188,217 159,176 125,142 100,113 75,88 54,63 33,46 21,30 8,21 4,13 0,9 0,5 0,0 4,5 8,5 12,5 12,9 17,13 21,21 33,34 50,46 67,63 88,84 104,109 125,134 146,163 163,192 188,230 213,263 238,305 259,355 284,401 313,447 338,497 363,547 384,593 401,639 422,685 442,735 459,773 476,814 488,852 505,885 513,919 522,944 530,969 538,990 543,1007 547,1019 555,1032 555,1044 555,1052 555,1057 555,1061 551,1061 551,1057 547,1052 543,1048 534,1040 526,1032 513,1019 497,1002 476,982 459,956 434,936 409,911 384,885 355,856 330,823 301,798 271,769 242,739 221,710 196,685 175,664 154,639 138,622 125,610 117,602 108,593 108,589 108,585 108,581 117,581 125,585 138,589 146,589 167,593 188,597 213,602 238,606 267,614 296,618">
          <text:p/>
        </draw:polyline>
        <draw:polyline draw:style-name="gr2" draw:text-style-name="P1" draw:layer="layout" svg:width="3.198cm" svg:height="3.043cm" svg:x="11.063cm" svg:y="57.076cm" svg:viewBox="0 0 3199 3044" draw:points="381,2998 376,2994 372,2994 368,2994 364,2998 360,2998 356,2998 351,2998 347,3003 343,3003 339,3007 339,3011 339,3015 339,3019 343,3019 343,3023 343,3028 347,3028 343,3032 347,3032 351,3032 347,3032 343,3036 347,3032 347,3036 351,3036 360,3036 360,3040 364,3040 364,3044 368,3044 364,3040 356,3044 360,3044 364,3044 376,3036 393,3023 418,3015 456,2998 502,2978 548,2957 606,2927 665,2898 727,2865 790,2836 852,2802 915,2773 982,2740 1044,2710 1107,2677 1166,2644 1220,2614 1274,2581 1328,2552 1387,2527 1441,2497 1491,2468 1541,2443 1600,2414 1650,2385 1700,2360 1750,2335 1804,2314 1850,2293 1888,2268 1921,2250 1950,2238 1980,2221 2001,2204 2013,2196 2021,2187 2030,2179 2038,2171 2042,2167 2042,2162 2051,2167 2055,2167 2051,2171 2042,2171 2038,2171 2046,2171 2038,2171 2038,2167 2034,2171 2026,2179 2005,2187 1975,2200 1930,2217 1884,2238 1829,2258 1763,2285 1692,2314 1621,2347 1550,2376 1479,2410 1399,2447 1320,2481 1241,2518 1161,2552 1074,2589 994,2623 907,2660 827,2698 744,2731 669,2765 594,2794 518,2823 456,2852 389,2877 322,2902 264,2923 214,2940 164,2957 121,2973 87,2986 62,2998 42,3003 25,3007 8,3015 4,3015 0,3015 0,3019 4,3019 16,3019 21,3023 25,3023 29,3023 42,3023 67,3019 104,3011 155,2998 218,2982 293,2957 381,2927 485,2890 594,2852 694,2806 798,2756 903,2702 1007,2652 1107,2598 1203,2548 1299,2493 1395,2439 1483,2393 1566,2351 1650,2310 1725,2272 1808,2233 1884,2204 1950,2171 2013,2137 2071,2108 2130,2079 2184,2050 2238,2025 2289,2000 2330,1975 2372,1954 2405,1937 2435,1920 2464,1908 2485,1899 2493,1891 2501,1891 2501,1887 2506,1887 2493,1887 2489,1887 2485,1887 2489,1887 2481,1887 2468,1895 2447,1904 2422,1916 2389,1937 2343,1958 2289,1987 2226,2020 2159,2054 2092,2091 2030,2129 1955,2167 1884,2196 1821,2233 1746,2268 1675,2301 1612,2335 1541,2368 1479,2397 1420,2426 1362,2456 1303,2481 1253,2506 1211,2522 1178,2543 1149,2556 1128,2573 1115,2581 1103,2589 1099,2593 1095,2598 1095,2602 1090,2602 1095,2602 1099,2602 1115,2602 1132,2598 1157,2585 1195,2568 1245,2548 1307,2518 1391,2485 1483,2443 1570,2401 1675,2351 1783,2301 1892,2254 1996,2204 2096,2150 2188,2100 2284,2050 2364,2004 2439,1962 2518,1920 2581,1883 2643,1849 2706,1816 2764,1795 2815,1766 2869,1741 2919,1720 2957,1699 3002,1674 3044,1657 3078,1641 3107,1624 3144,1611 3161,1603 3174,1599 3186,1590 3194,1586 3199,1586 3199,1582 3194,1582 3190,1586 3186,1582 3182,1586 3178,1586 3182,1586 3186,1586 3182,1586 3178,1590 3182,1586 3178,1586 3174,1582 3178,1582 3182,1582 3178,1582 3190,1582 3190,1586 3190,1582 3199,1582 3194,1586 3194,1590 3194,1586 3190,1586 3182,1586 3178,1586 3178,1582 3182,1582 3178,1582 3174,1582 3169,1582 3174,1578 3169,1578 3165,1578 3169,1578 3169,1574 3165,1574 3165,1570 3161,1570 3174,1565 3169,1565 3161,1549 3144,1511 3115,1453 3082,1382 3048,1290 2998,1198 2948,1098 2902,989 2861,885 2827,797 2794,718 2764,651 2739,588 2723,530 2702,472 2681,417 2664,371 2648,334 2639,300 2631,267 2618,242 2614,221 2606,200 2589,179 2585,167 2581,150 2577,142 2568,133 2564,125 2564,121 2577,121 2581,121 2577,121 2581,125 2585,129 2589,133 2597,138 2606,146 2614,167 2623,196 2639,229 2660,275 2681,325 2706,384 2739,459 2769,526 2798,597 2827,668 2852,739 2877,810 2906,881 2931,960 2948,1027 2973,1094 2990,1160 3011,1219 3028,1273 3036,1327 3048,1373 3061,1419 3073,1461 3082,1494 3094,1524 3103,1553 3111,1574 3128,1590 3144,1603 3149,1611 3149,1620 3157,1620 3157,1624 3149,1624 3149,1620 3140,1620 3136,1616 3140,1616 3136,1611 3136,1603 3128,1582 3124,1553 3111,1511 3103,1457 3086,1390 3069,1311 3053,1227 3032,1135 3011,1048 2990,960 2969,872 2944,789 2919,714 2894,643 2869,576 2844,513 2815,459 2798,409 2781,359 2773,321 2760,288 2752,259 2744,234 2735,217 2723,200 2719,188 2719,183 2706,175 2714,175 2719,175 2723,175 2723,179 2727,179 2727,183 2719,183 2723,192 2727,209 2735,229 2744,259 2756,300 2769,346 2781,405 2798,467 2810,538 2831,605 2848,676 2861,747 2873,818 2886,885 2902,956 2915,1023 2936,1081 2944,1135 2957,1185 2969,1227 2982,1269 2990,1302 3002,1327 3011,1352 3011,1369 3019,1382 3023,1394 3028,1398 3032,1403 3036,1407 3040,1415 3036,1411 3032,1407 3036,1403 3032,1403 3032,1394 3032,1382 3036,1352 3036,1319 3040,1277 3040,1223 3040,1165 3044,1098 3044,1031 3044,964 3036,902 3028,843 3019,789 3007,730 2994,684 2986,643 2977,605 2965,572 2952,547 2944,526 2931,505 2927,492 2931,484 2927,476 2919,472 2919,467 2915,467 2906,472 2915,472 2919,472 2923,472 2923,476 2927,480 2927,488 2931,505 2944,530 2957,563 2969,597 2982,643 2998,689 3011,743 3036,793 3053,843 3065,889 3078,931 3094,973 3119,1010 3132,1048 3144,1081 3149,1115 3161,1144 3169,1169 3178,1185 3182,1202 3178,1215 3182,1223 3182,1227 3182,1231 3178,1231 3178,1236 3178,1231 3182,1231 3178,1231 3178,1227 3174,1227 3178,1223 3174,1219 3165,1211 3157,1194 3140,1165 3124,1127 3098,1085 3069,1031 3040,977 3007,906 2973,839 2936,768 2902,701 2865,643 2831,580 2802,522 2773,463 2748,409 2727,359 2710,313 2698,275 2689,242 2685,209 2681,179 2677,154 2677,133 2685,117 2694,100 2702,83 2706,67 2714,54 2727,42 2739,29 2752,16 2764,8 2777,0">
          <text:p/>
        </draw:polyline>
        <draw:polyline draw:style-name="gr2" draw:text-style-name="P1" draw:layer="layout" svg:width="1.432cm" svg:height="0.246cm" svg:x="12.791cm" svg:y="57.172cm" svg:viewBox="0 0 1433 247" draw:points="484,247 476,243 464,243 447,239 426,239 405,239 380,235 355,235 334,235 313,230 292,230 272,230 251,226 230,226 209,226 184,226 163,222 138,222 117,222 92,222 71,222 50,222 34,218 17,218 4,218 0,218 4,222 0,222 4,226 8,226 21,226 38,230 59,230 88,226 117,222 159,218 209,210 263,201 322,193 384,185 451,172 518,164 589,151 656,143 722,130 789,118 861,109 924,97 986,88 1045,76 1099,68 1149,55 1191,47 1233,38 1266,38 1304,30 1325,26 1345,21 1354,17 1362,12 1366,12 1370,8 1366,8 1362,4 1358,4 1350,4 1337,0 1325,4 1308,0 1274,0 1241,0 1199,4 1149,12 1099,17 1049,26 991,34 936,47 882,55 819,68 768,76 718,88 668,101 618,105 572,118 530,126 489,139 455,147 418,159 380,168 351,176 326,185 305,193 288,197 280,201 267,205 267,210 263,214 267,218 272,218 276,222 292,222 313,222 338,218 376,218 426,214 472,210 530,201 593,197 656,189 718,180 785,168 857,159 920,147 982,134 1041,126 1095,118 1137,109 1178,101 1212,101 1237,97 1254,93 1274,88 1287,88 1291,88 1308,88 1312,84 1316,84 1312,84 1308,80 1300,80 1295,80 1283,80 1270,84 1249,88 1224,93 1187,93 1145,101 1107,105 1049,114 995,122 936,130 874,139 807,143 747,151 681,159 614,168 560,172 505,180 459,189 413,197 376,205 334,210 317,214 297,218 284,222 276,226 272,226 267,226 280,230 284,230 288,230 297,230 313,226 347,226 380,222 422,214 468,205 522,197 585,185 647,180 706,168 764,151 824,139 890,126 949,114 1007,97 1062,84 1112,76 1162,63 1199,51 1237,43 1270,38 1295,30 1320,21 1333,17 1341,12 1350,12 1358,8 1362,8 1358,8 1362,8 1366,8 1362,4 1354,4 1345,8 1329,8 1304,17 1266,21 1229,21 1183,34 1128,43 1070,55 1011,63 945,76 882,88 815,101 752,114 689,130 635,143 576,151 522,168 480,180 438,193 405,205 372,214 351,222 334,226 322,235 317,239 313,239 313,243 317,243 322,247 334,247 351,247 376,247 413,247 451,243 497,239 551,235 605,235 668,226 735,218 798,210 869,197 936,189 1003,176 1066,168 1133,155 1187,151 1241,139 1291,130 1337,122 1370,114 1391,105 1416,101 1433,97">
          <text:p/>
        </draw:polyline>
        <draw:polyline draw:style-name="gr2" draw:text-style-name="P1" draw:layer="layout" svg:width="1.395cm" svg:height="0.764cm" svg:x="13.939cm" svg:y="62.887cm" svg:viewBox="0 0 1396 765" draw:points="597,765 593,765 589,765 585,765 581,765 576,765 572,765 564,765 555,761 547,757 535,753 522,749 510,740 497,736 480,728 464,719 443,711 426,707 401,694 380,686 359,674 334,665 309,657 284,649 263,640 234,636 209,628 188,619 163,611 146,607 121,598 100,594 84,590 67,586 54,578 46,573 34,573 25,569 17,565 13,565 9,561 0,561 0,557 0,561 4,565 4,569 9,573 17,573 25,573 38,569 50,565 71,561 96,552 121,548 155,540 184,532 217,523 255,511 292,498 334,486 372,473 418,461 464,444 510,431 555,415 610,402 651,390 693,381 740,369 778,356 819,344 857,331 890,323 924,310 957,302 986,289 1016,285 1045,277 1066,269 1087,260 1103,256 1112,252 1124,248 1137,244 1141,244 1145,239 1149,235 1153,231 1149,231 1145,231 1145,227 1137,227 1128,227 1116,227 1103,227 1087,227 1070,227 1049,227 1028,227 995,227 970,227 941,231 907,231 878,235 845,239 811,239 778,239 748,239 719,239 689,244 664,244 643,248 626,252 610,252 597,256 585,256 581,260 568,260 564,264 560,264 555,264 551,264 555,269 560,269 564,273 568,269 585,269 597,269 614,264 639,264 668,260 693,256 728,252 757,248 794,244 836,235 878,231 924,223 966,214 1016,202 1062,193 1108,185 1145,177 1187,173 1220,164 1249,160 1275,152 1295,148 1316,142 1333,138 1350,134 1358,134 1366,130 1371,130 1375,130 1379,130 1379,126 1375,126 1371,126 1362,126 1350,130 1333,130 1316,134 1291,134 1266,138 1233,142 1199,148 1162,152 1120,160 1074,164 1020,173 970,181 915,193 857,202 803,206 744,218 693,227 643,239 597,252 547,260 505,273 468,281 434,289 405,298 380,302 359,306 343,315 326,319 317,319 309,323 301,323 297,323 292,323 301,323 309,323 322,319 343,315 363,310 393,302 426,294 459,285 497,277 539,264 585,252 639,239 689,227 740,214 794,198 853,185 907,164 961,148 1007,134 1057,117 1099,101 1137,88 1174,76 1208,63 1233,55 1262,46 1287,38 1308,34 1325,25 1341,21 1354,17 1366,13 1375,13 1383,9 1387,5 1396,5 1396,0">
          <text:p/>
        </draw:polyline>
        <draw:polyline draw:style-name="gr2" draw:text-style-name="P1" draw:layer="layout" svg:width="1.094cm" svg:height="1.624cm" svg:x="13.012cm" svg:y="62.821cm" svg:viewBox="0 0 1095 1625" draw:points="0,58 0,54 5,50 9,50 9,46 13,41 17,37 17,33 21,29 25,25 30,20 30,16 34,12 38,8 42,4 46,4 51,0 55,0 59,0 63,0 67,0 67,4 71,4 76,8 71,8 76,12 76,16 76,20 71,20 76,20 76,25 71,25 71,29 76,29 80,33 84,33 84,37 88,41 92,54 105,71 121,91 134,116 151,146 167,175 188,213 213,254 238,296 263,346 297,396 322,446 359,505 393,563 435,630 468,693 506,755 539,814 568,868 602,922 635,977 665,1035 694,1089 715,1139 740,1185 761,1231 782,1273 795,1315 811,1353 824,1391 836,1424 845,1458 853,1487 861,1512 870,1533 874,1554 878,1570 882,1583 882,1595 882,1604 886,1612 886,1616 886,1620 891,1625 891,1620 886,1616 886,1612 886,1608 886,1600 886,1583 891,1566 891,1545 891,1520 891,1487 895,1453 899,1416 903,1374 903,1328 907,1277 912,1227 916,1177 920,1123 924,1064 924,1006 928,951 928,897 928,847 928,801 928,755 928,718 928,680 928,647 924,613 924,588 924,567 920,551 920,534 920,521 920,509 920,501 920,496 920,492 924,492 924,496 928,496 928,501 932,505 932,513 937,521 941,538 945,559 953,584 957,613 966,643 970,676 978,709 978,751 987,789 991,835 999,881 1008,931 1016,981 1024,1035 1037,1081 1045,1131 1049,1181 1058,1223 1062,1265 1070,1302 1074,1337 1079,1370 1079,1399 1087,1424 1091,1445 1091,1462 1095,1479 1095,1495 1095,1504 1095,1512 1091,1520 1087,1524 1087,1529 1083,1529 1079,1524 1074,1520 1074,1516 1070,1516 1062,1508 1053,1495 1045,1474 1033,1453 1012,1428 995,1399 982,1366 957,1328 932,1281 907,1235 878,1189 845,1135 811,1077 774,1014 736,951 699,885 661,826 622,768 585,714 551,663 526,622 497,580 472,542 451,505 435,476 418,450 401,430 389,413 384,400 380,396 376,388 372,388 376,388 380,392 384,396 393,405 405,417 418,434 435,459 451,480 472,509 493,542 518,576 547,613 572,655 602,697 631,743 661,789 690,839 719,889 745,943 770,993 790,1035 811,1077 828,1114 841,1152 853,1181 861,1206 870,1231 874,1248 878,1260 878,1269">
          <text:p/>
        </draw:polyline>
        <draw:polyline draw:style-name="gr2" draw:text-style-name="P1" draw:layer="layout" svg:width="0.731cm" svg:height="1.867cm" svg:x="11.81cm" svg:y="56.804cm" svg:viewBox="0 0 732 1868" draw:points="732,1571 732,1567 727,1567 723,1567 719,1567 711,1567 707,1567 702,1567 698,1567 694,1567 690,1567 677,1559 665,1550 648,1534 623,1513 598,1488 569,1454 540,1421 502,1383 473,1342 444,1300 414,1258 389,1216 364,1170 339,1124 314,1083 289,1033 264,983 239,932 217,874 192,824 175,774 155,724 134,674 117,624 100,582 84,536 67,498 54,465 46,423 38,394 29,369 25,344 17,323 17,302 13,285 13,273 4,264 0,256 0,252 0,248 4,252 4,256 8,256 17,260 25,269 33,281 42,302 58,331 79,365 100,411 129,461 159,523 192,586 221,649 256,720 285,786 314,857 339,928 368,995 389,1066 410,1137 431,1208 456,1275 473,1342 489,1400 506,1458 519,1513 540,1563 548,1609 565,1651 573,1688 586,1726 602,1759 611,1788 619,1813 627,1830 640,1843 640,1855 644,1859 648,1863 644,1868 640,1868 640,1863 636,1859 631,1859 631,1855 627,1855 627,1851 623,1843 619,1830 615,1805 606,1763 598,1717 590,1655 577,1588 565,1509 548,1417 527,1325 506,1233 485,1137 460,1049 435,962 419,878 398,799 373,724 352,649 331,590 314,532 297,482 285,431 260,390 243,352 234,319 226,285 221,264 217,244 213,223 213,214 213,206 217,202 217,206 221,206 230,210 234,214 243,227 252,244 277,264 297,298 323,335 348,377 373,431 402,494 435,557 464,628 494,694 519,761 544,832 565,899 594,966 611,1024 623,1091 636,1145 648,1195 652,1241 661,1283 665,1325 661,1354 665,1383 669,1404 669,1421 673,1433 673,1442 677,1446 677,1450 677,1446 673,1446 665,1442 665,1438 657,1438 657,1433 652,1429 644,1417 636,1392 615,1358 598,1317 577,1262 552,1195 523,1112 481,1028 444,941 402,857 360,770 318,682 277,603 239,527 200,461 171,398 142,344 121,289 109,244 96,206 79,173 75,143 75,114 75,88 75,67 84,46 88,30 92,17 109,9 113,5 117,0 121,5 121,17 121,34 121,59">
          <text:p/>
        </draw:polyline>
        <draw:polyline draw:style-name="gr2" draw:text-style-name="P1" draw:layer="layout" svg:width="1.119cm" svg:height="0.656cm" svg:x="11.868cm" svg:y="63.643cm" svg:viewBox="0 0 1120 657" draw:points="1045,113 1049,113 1054,113 1058,113 1062,109 1066,113 1070,113 1074,113 1070,117 1066,117 1062,121 1058,121 1054,121 1054,125 1049,125 1054,121 1054,113 1058,109 1062,104 1066,96 1070,88 1074,84 1079,75 1083,67 1087,59 1091,50 1095,46 1095,38 1099,29 1104,25 1104,17 1108,13 1108,8 1108,4 1104,4 1104,0 1104,4 1108,0 1108,4 1112,4 1116,4 1116,8 1120,8 1116,8 1112,8 1108,8 1108,13 1104,13 1095,13 1095,8 1095,13 1091,13 1087,13 1079,17 1070,21 1058,25 1045,29 1029,33 1008,42 982,50 957,54 931,67 898,79 860,96 815,113 773,129 723,146 673,167 623,192 564,217 514,247 464,277 405,306 360,339 309,373 264,402 222,435 184,464 147,494 113,515 88,540 63,565 42,586 26,602 13,619 9,631 0,640 0,648 0,652 0,657 5,657 13,657 26,652 38,652 55,644 76,640 97,631 122,623 151,611 180,594 213,577 251,556 289,540 330,519 376,494 422,469 476,444 522,423 564,398 610,368 648,343 685,318 723,293 756,268 785,247 815,227 840,209 865,192 881,175 894,163 911,150 923,142 927,134 936,125 940,121 940,117 944,113 944,109 940,109 936,109 931,109 919,109 911,104 898,104 881,109 865,109 840,109 819,113 798,117 777,121 752,125 723,129 694,134 664,142 631,146 606,155 581,163 560,171 543,180 522,188 510,192 497,200 489,205 481,213 472,213 464,217 464,222 468,227 472,227 476,227 481,227 489,222 497,217 510,213 522,205 535,192">
          <text:p/>
        </draw:polyline>
        <draw:polyline draw:style-name="gr2" draw:text-style-name="P1" draw:layer="layout" svg:width="1.724cm" svg:height="0.647cm" svg:x="9.877cm" svg:y="57.439cm" svg:viewBox="0 0 1725 648" draw:points="1345,4 1345,0 1345,4 1345,8 1345,13 1345,17 1345,21 1345,25 1345,29 1345,33 1350,38 1350,42 1350,46 1354,46 1354,50 1350,54 1350,58 1354,58 1362,58 1379,58 1395,58 1412,54 1433,50 1458,46 1496,42 1521,38 1542,33 1558,29 1575,25 1592,25 1604,21 1621,17 1625,17 1638,13 1650,13 1663,13 1675,8 1688,8 1696,8 1704,8 1717,8 1721,8 1725,8 1721,13 1717,13 1713,13 1709,13 1704,13 1700,17 1692,17 1679,21 1659,29 1633,38 1600,50 1558,67 1508,84 1450,100 1391,121 1324,142 1253,163 1186,188 1115,205 1040,230 964,251 889,276 818,301 747,326 681,351 610,376 534,405 472,430 405,451 347,477 288,502 234,527 188,548 138,569 109,586 75,602 54,615 34,623 21,631 13,636 8,640 4,644 0,644 0,648 8,648 17,648 34,648 71,644 113,640 159,631 226,619 292,611 367,590 447,573 530,552 601,527 689,506 764,481 839,459 914,443 981,430 1040,413 1102,401 1157,388 1202,380 1244,372 1282,367 1311,363 1333,359 1358,355 1370,355 1375,355 1379,355 1370,351 1366,351 1362,351 1354,351 1341,351 1319,355 1303,355 1261,359 1215,367 1157,376 1090,384 1019,397 948,409 877,426 802,447 743,463 681,485 622,506 564,523 514,544 472,556 430,573 401,586 363,594 342,606 326,611 317,619 309,623 305,627 301,627 309,631 313,631 317,631 317,636 313,636 322,636 330,631 351,631 372,623 405,615 443,606 484,594 534,577 585,560 635,544 681,527 718,515 756,502 793,489 823,477 848,469 877,455 906,447 931,438 952,430 969,426 985,418 1006,413 1019,405 1027,401 1035,397 1040,392 1048,388">
          <text:p/>
        </draw:polyline>
        <draw:polyline draw:style-name="gr2" draw:text-style-name="P1" draw:layer="layout" svg:width="1.42cm" svg:height="2.279cm" svg:x="8.566cm" svg:y="56.696cm" svg:viewBox="0 0 1421 2280" draw:points="1421,2280 1416,2280 1412,2280 1408,2280 1404,2280 1400,2276 1396,2276 1387,2272 1383,2264 1379,2255 1375,2247 1371,2234 1366,2218 1358,2205 1350,2184 1341,2168 1329,2147 1320,2126 1308,2105 1295,2080 1283,2055 1270,2026 1258,2001 1245,1967 1224,1934 1208,1901 1191,1859 1166,1813 1141,1771 1112,1725 1083,1675 1049,1625 1016,1571 978,1512 936,1450 895,1390 853,1336 811,1277 774,1223 736,1173 703,1127 673,1085 647,1052 626,1023 610,998 597,973 576,956 572,939 568,931 564,918 560,914 555,910 555,906 564,910 560,910 560,914 564,914 568,918 564,918 568,923 572,927 581,931 585,939 593,943 606,956 618,968 643,985 661,1010 686,1031 711,1064 744,1098 774,1135 799,1173 819,1215 845,1257 861,1298 886,1340 899,1382 907,1420 920,1458 932,1491 941,1525 949,1550 957,1571 957,1587 961,1600 961,1608 961,1612 961,1617 957,1617 953,1617 949,1617 949,1612 945,1612 941,1608 941,1604 936,1600 932,1600 928,1592 924,1587 924,1579 907,1566 886,1537 861,1504 828,1466 794,1420 761,1365 715,1302 661,1240 614,1169 572,1098 522,1031 476,960 426,889 376,810 326,739 284,664 234,597 188,530 150,467 117,401 75,338 50,284 34,229 13,184 4,138 4,100 0,67 0,42 9,25 13,12 13,4 13,0 21,0 21,4 29,8 38,17">
          <text:p/>
        </draw:polyline>
        <draw:polyline draw:style-name="gr2" draw:text-style-name="P1" draw:layer="layout" svg:width="0.906cm" svg:height="1.415cm" svg:x="10.612cm" svg:y="63.656cm" svg:viewBox="0 0 907 1416" draw:points="873,1378 878,1382 882,1382 886,1387 890,1391 894,1391 898,1395 898,1399 903,1399 907,1403 907,1408 903,1412 903,1416 898,1416 894,1416 890,1416 886,1416 882,1416 878,1416 873,1416 869,1412 865,1412 861,1408 857,1403 853,1395 844,1382 836,1370 823,1353 811,1337 802,1316 786,1291 769,1261 748,1232 731,1195 706,1157 680,1111 651,1061 618,1007 584,952 551,890 513,827 476,765 438,697 401,634 367,567 330,509 288,446 255,388 221,334 188,275 159,229 129,183 104,146 79,108 67,79 50,58 37,41 25,25 17,16 12,8 4,4 0,0 4,4 8,8 17,16 29,29 42,41 58,58 75,79 100,104 125,129 150,162 179,196 217,233 250,275 288,325 326,371 367,421 409,476 451,530 488,584 522,643 555,697 584,752 614,802 643,848 668,894 689,940 719,978 736,1015 752,1053 769,1082 782,1107 790,1128 794,1149 802,1161 807,1174 811,1182 815,1190 823,1195 823,1199 815,1199 815,1195 807,1195 802,1190 798,1186 794,1182 786,1178 777,1170 765,1157 748,1145 731,1128 711,1103 685,1074 659,1048 626,1015 597,978 559,936 522,894 480,848 438,798 396,740 355,684 309,630 271,576 238,530 209,484 184,442 159,400 138,367 117,338 104,313 92,292 79,275 75,263 67,250 67,246 63,246 67,246 71,250 71,254 79,263 83,275 100,288 117,304 133,325 154,346 184,371 209,400 238,430 271,463 305,496 342,530 376,567 409,609 447,655 484,701 522,748 555,790 584,831 614,869 639,911 664,948 680,990 697,1028 715,1069 727,1107 731,1145 740,1178 736,1216">
          <text:p/>
        </draw:polyline>
        <draw:polyline draw:style-name="gr2" draw:text-style-name="P1" draw:layer="layout" svg:width="1.427cm" svg:height="0.446cm" svg:x="8.671cm" svg:y="64.804cm" svg:viewBox="0 0 1428 447" draw:points="1428,37 1428,41 1428,37 1424,37 1424,41 1424,46 1420,46 1420,50 1420,54 1416,58 1416,62 1416,67 1412,71 1412,75 1412,79 1408,79 1408,83 1403,87 1399,87 1399,93 1391,93 1387,93 1382,93 1378,93 1370,93 1362,93 1353,93 1337,93 1316,97 1295,97 1274,97 1245,101 1215,105 1186,109 1153,109 1115,113 1074,122 1032,126 986,130 944,138 894,147 852,147 811,155 773,164 731,172 694,180 656,184 623,193 588,201 555,214 521,222 484,234 450,243 421,255 388,268 350,285 317,297 283,314 250,326 217,339 187,356 167,368 142,376 116,389 91,401 71,410 54,418 37,427 25,435 12,439 8,443 4,443 0,443 0,447 4,447 0,447 8,443 8,439 20,431 33,422 58,410 83,393 108,376 137,360 171,343 204,322 238,301 279,280 321,255 367,226 409,201 450,176 496,151 534,126 567,105 597,83 623,71 648,54 664,46 681,33 694,25 706,16 714,12 719,8 723,4 727,4 723,4 723,0 727,4 723,4 723,8 719,8 714,8 710,8 710,12 706,12 702,16 689,16 685,21 681,25 677,29 673,33 669,37 664,41 664,46 656,50 652,54 644,62 635,67 627,67 614,71 606,75 588,75 584,79 567,79 555,79 538,79 521,79">
          <text:p/>
        </draw:polyline>
        <draw:polyline draw:style-name="gr2" draw:text-style-name="P1" draw:layer="layout" svg:width="1.457cm" svg:height="1.625cm" svg:x="7.514cm" svg:y="64.177cm" svg:viewBox="0 0 1458 1626" draw:points="974,1626 970,1626 970,1621 966,1617 957,1613 957,1609 953,1605 949,1596 945,1587 936,1579 928,1566 920,1549 907,1533 899,1508 882,1487 870,1466 853,1441 832,1412 815,1378 790,1345 769,1311 736,1270 711,1228 677,1182 648,1132 615,1082 577,1023 540,969 497,906 451,848 409,777 368,714 326,652 288,585 242,522 205,464 176,405 146,347 117,297 88,251 63,205 42,163 25,130 9,101 4,80 0,59 0,42 0,26 9,17 17,9 29,5 46,0 67,5 96,9 130,13 167,26 209,42 259,67 313,92 372,126 434,167 497,205 565,255 632,305 707,355 773,418 844,476 911,539 978,602 1037,668 1091,731 1145,794 1199,852 1245,911 1283,969 1316,1027 1350,1082 1371,1128 1387,1174 1408,1211 1425,1249 1437,1282 1446,1316 1450,1345 1450,1370 1454,1391 1454,1407 1458,1424 1454,1432 1454,1441 1450,1445 1446,1449 1441,1449 1446,1449 1441,1449 1437,1445 1425,1441 1412,1428 1396,1420 1375,1403 1350,1382 1316,1362 1287,1336 1249,1307 1203,1278 1158,1245 1112,1203 1062,1165 1011,1124 953,1078 903,1032 849,986 803,940 757,894 711,852 673,810 640,773 611,735 586,702 556,668 536,639 523,606 515,577 506,552 502,526 497,506 497,485 502,468 511,447 515,430 527,418 544,405 565,397">
          <text:p/>
        </draw:polyline>
        <draw:polyline draw:style-name="gr2" draw:text-style-name="P1" draw:layer="layout" svg:width="1.733cm" svg:height="0.442cm" svg:x="7.681cm" svg:y="62.516cm" svg:viewBox="0 0 1734 443" draw:points="1734,443 1730,443 1725,443 1721,443 1717,439 1713,439 1704,435 1692,431 1679,427 1663,422 1646,414 1625,410 1600,406 1575,393 1546,385 1512,377 1479,364 1433,352 1391,339 1341,322 1287,310 1233,293 1174,281 1112,268 1053,251 991,239 928,222 865,205 799,193 732,180 669,168 606,155 548,143 490,134 435,118 377,109 327,101 281,88 239,80 202,76 168,68 139,59 109,55 84,47 63,43 46,38 34,34 17,34 9,34 4,30 0,25 9,30 21,30 34,34 50,34 75,34 100,38 131,38 164,43 202,47 243,47 289,51 339,59 389,63 444,68 498,72 556,80 615,88 665,93 719,101 769,105 819,114 865,118 907,126 945,134 978,139 1003,147 1028,151 1049,155 1070,159 1087,164 1099,168 1107,168 1112,168 1116,172 1120,172 1116,172 1112,172 1112,168 1107,168 1103,168 1095,168 1082,164 1066,164 1045,164 1016,159 986,155 953,147 915,139 874,134 824,126 774,118 719,109 665,101 606,93 548,84 494,72 440,59 389,51 344,43 306,34 273,25 239,21 218,17 197,8 181,8 172,4 160,4 156,0 156,4 164,4 172,4 189,8 210,8 231,12 260,17 289,21 323,25 360,25 402,30 448,38 494,43 536,51 590,59 640,63 694,72 744,80 794,88 840,101 886,114 928,126">
          <text:p/>
        </draw:polyline>
        <draw:polyline draw:style-name="gr2" draw:text-style-name="P1" draw:layer="layout" svg:width="0.535cm" svg:height="1.014cm" svg:x="7.756cm" svg:y="63.067cm" svg:viewBox="0 0 536 1015" draw:points="372,54 372,50 376,50 376,46 380,46 384,42 389,37 393,33 397,33 401,29 405,29 409,25 409,29 414,29 414,33 409,33 409,37 414,37 409,37 409,42 409,46 409,50 405,54 405,58 405,63 405,67 409,75 405,88 405,100 401,117 397,134 389,154 384,179 380,209 364,238 359,271 347,310 334,352 318,389 301,431 284,477 268,519 247,560 226,598 205,640 184,677 167,715 151,752 134,782 117,815 100,844 80,869 67,894 55,915 46,932 38,949 34,965 25,974 21,986 21,995 13,1003 13,1007 9,1011 4,1015 0,1015 0,1011 0,1007 4,1003 9,995 9,982 17,965 30,944 42,919 59,890 80,861 100,832 121,794 142,757 167,711 192,669 222,623 251,573 280,523 313,473 338,427 364,381 393,339 414,296 434,259 455,221 468,188 480,159 493,134 501,104 514,83 523,67 527,50 531,37 536,25 531,17 531,12 536,8 536,4 536,0 531,0 531,4 531,8 531,12 527,17 518,21 514,29 501,42 493,54 480,71 464,88 451,108 430,129 414,154 397,184 376,209 355,242 334,271 313,301 293,331 276,364 259,389 247,414 234,439 226,464 217,481 213,498 209,510 205,527 209,535 209,544 213,548 217,556 226,560 238,565 251,569 263,569 280,573 293,573 309,577 330,581">
          <text:p/>
        </draw:polyline>
        <draw:polyline draw:style-name="gr2" draw:text-style-name="P1" draw:layer="layout" svg:width="1.808cm" svg:height="0.806cm" svg:x="6.433cm" svg:y="63.376cm" svg:viewBox="0 0 1809 807" draw:points="1771,807 1771,802 1775,798 1784,798 1788,790 1788,786 1792,786 1796,782 1800,777 1800,773 1804,769 1804,765 1809,757 1804,752 1809,748 1804,740 1796,736 1784,727 1771,719 1754,711 1733,698 1713,681 1687,665 1657,648 1624,627 1591,609 1553,589 1507,568 1461,543 1407,522 1348,497 1290,472 1227,447 1169,426 1102,409 1035,392 973,376 906,359 835,342 764,330 697,317 630,309 563,300 497,292 430,288 371,280 313,275 263,271 217,271 175,267 138,267 104,267 75,267 54,267 33,267 17,267 4,271 0,271 4,275 17,275 37,275 63,275 92,275 129,275 171,271 217,275 267,275 321,275 384,280 447,284 513,284 580,288 651,288 722,288 789,292 856,296 918,305 973,309 1023,313 1069,317 1106,321 1140,326 1169,330 1198,334 1219,338 1236,342 1248,342 1257,346 1269,346 1273,346 1269,346 1269,342 1261,338 1257,338 1257,334 1252,334 1244,330 1227,321 1211,309 1186,296 1161,284 1135,271 1102,259 1069,242 1031,225 993,209 948,188 906,171 856,154 810,133 756,117 710,96 664,79 626,67 589,54 559,46 530,33 505,25 484,17 467,12 455,4 438,4 438,0">
          <text:p/>
        </draw:polyline>
        <draw:polyline draw:style-name="gr2" draw:text-style-name="P1" draw:layer="layout" svg:width="1.604cm" svg:height="0.459cm" svg:x="6.303cm" svg:y="57.673cm" svg:viewBox="0 0 1605 460" draw:points="723,280 735,271 748,267 764,259 781,246 802,238 827,225 852,217 877,204 902,196 932,184 962,175 999,163 1033,150 1070,142 1104,129 1141,117 1175,108 1204,96 1237,87 1262,79 1292,75 1321,67 1342,62 1358,54 1379,50 1396,50 1413,46 1429,42 1446,46 1446,42 1458,42 1471,37 1488,33 1500,29 1509,25 1521,25 1525,21 1542,21 1550,17 1554,17 1550,17 1546,17 1542,17 1542,21 1538,21 1534,21 1529,21 1525,21 1517,21 1509,21 1496,25 1475,25 1450,25 1417,33 1383,37 1342,46 1304,58 1262,67 1212,79 1170,92 1129,104 1083,117 1037,129 991,142 937,158 890,171 844,188 790,204 744,217 702,234 660,246 623,263 589,275 560,288 535,300 510,313 493,321 481,325 472,334 468,338 464,342 468,342 476,342 481,342 485,346 489,346 506,346 531,342 572,338 614,330 664,317 727,305 798,284 877,259 962,229 1049,204 1129,175 1208,150 1279,125 1350,100 1408,75 1458,62 1500,46 1534,33 1554,25 1575,17 1588,12 1596,8 1596,4 1605,4 1600,4 1596,0 1592,0 1584,4 1571,8 1550,17 1521,25 1488,37 1450,54 1396,67 1337,83 1283,104 1216,121 1154,142 1087,163 1012,179 928,200 852,225 773,246 689,263 614,284 535,300 456,321 389,342 326,359 259,380 201,393 151,410 109,422 67,435 46,439 21,448 9,452 0,452 5,456 9,456 9,460 13,460 17,460 21,460 42,456 71,448 109,435 155,414 213,393 276,363 347,334 418,300 485,267 552,229 614,200 668,167 714,138 760,108 794,87 823,67 848,50 865,37 873,25 877,21 877,12">
          <text:p/>
        </draw:polyline>
        <draw:polyline draw:style-name="gr2" draw:text-style-name="P1" draw:layer="layout" svg:width="0.764cm" svg:height="1.373cm" svg:x="4.262cm" svg:y="62.182cm" svg:viewBox="0 0 765 1374" draw:points="765,1354 765,1358 761,1358 761,1362 757,1362 757,1366 752,1366 752,1370 748,1370 744,1374 740,1374 736,1374 732,1374 727,1374 723,1374 719,1374 715,1370 711,1366 701,1358 693,1345 685,1333 668,1316 655,1295 639,1274 622,1249 605,1220 584,1182 559,1149 534,1111 505,1070 476,1028 442,982 409,936 376,890 347,840 313,794 276,748 246,706 217,669 192,631 159,598 138,569 117,539 100,514 83,489 71,468 63,452 58,439 50,431 46,427 46,422 54,422 58,422 63,427 71,431 92,439 104,448 125,464 146,473 171,489 196,506 221,523 250,548 284,569 317,589 347,615 380,644 417,673 451,702 484,740 518,769 547,802 572,836 593,869 618,898 639,928 660,957 680,986 693,1011 707,1032 715,1053 723,1074 732,1090 736,1103 736,1116 740,1124 740,1132 740,1136 736,1141 732,1136 727,1136 723,1132 719,1128 711,1120 701,1111 689,1095 680,1078 664,1057 647,1032 626,1007 605,974 589,940 564,898 534,853 505,807 476,756 442,702 405,644 367,585 330,527 288,468 255,414 217,360 184,301 154,254 125,209 100,171 75,133 54,104 42,75 25,54 17,33 8,16 0,8 0,4 0,0 4,0 8,0 17,4 25,12 38,21 54,33 75,50 100,71 125,92 154,117 188,146 221,175 255,204 292,242 330,284 367,326 405,368 438,414 476,460 513,510 543,556 572,610 597,656 618,702 643,744 660,790 676,832 689,869 697,903 707,932 715,957 719,982 719,1003 723,1020 723,1036">
          <text:p/>
        </draw:polyline>
        <draw:polyline draw:style-name="gr2" draw:text-style-name="P1" draw:layer="layout" svg:width="1.002cm" svg:height="1.04cm" svg:x="5.089cm" svg:y="64.102cm" svg:viewBox="0 0 1003 1041" draw:points="1003,1028 998,1033 994,1033 994,1037 990,1037 986,1037 982,1041 978,1041 982,1041 978,1041 973,1041 969,1041 965,1041 961,1041 957,1041 952,1037 940,1028 932,1024 919,1012 902,1003 886,987 865,974 840,957 819,936 781,916 756,886 723,857 689,819 652,785 614,748 577,706 535,664 493,618 451,572 409,522 363,476 321,430 288,384 250,338 213,297 183,259 146,222 121,184 96,155 75,126 58,105 41,84 25,63 16,50 8,38 0,34 0,30 0,34 8,38 20,42 37,50 54,63 75,75 100,88 125,101 154,117 183,142 217,159 250,184 288,205 325,226 359,251 400,276 439,297 477,322 506,347 539,372 564,393 585,414 606,430 627,447 639,460 652,472 660,480 664,489 669,497 673,501 677,505 673,505 664,505 669,501 664,497 656,497 648,493 644,489 635,485 627,476 618,468 602,451 585,435 568,418 548,401 527,372 502,347 472,322 443,297 409,268 380,238 346,209 321,180 292,151 267,126 246,101 221,75 204,55 192,42 179,25 171,17 167,9 162,4 167,0 171,4 175,9 183,17 200,21 213,30 229,38 250,55 279,67 304,84 334,96 371,113 400,130 435,151 468,171 506,192 539,217 577,242 610,263 644,293 669,318 694,347">
          <text:p/>
        </draw:polyline>
        <draw:polyline draw:style-name="gr2" draw:text-style-name="P1" draw:layer="layout" svg:width="1.373cm" svg:height="1.282cm" svg:x="1.678cm" svg:y="63.935cm" svg:viewBox="0 0 1374 1283" draw:points="886,1270 890,1270 886,1275 886,1279 882,1279 877,1279 877,1283 873,1283 869,1283 865,1283 857,1283 852,1283 848,1283 840,1283 836,1283 827,1283 823,1279 819,1279 811,1275 802,1270 794,1266 781,1254 769,1241 756,1225 740,1200 727,1179 706,1154 685,1120 665,1087 640,1049 610,1007 577,966 548,916 514,866 477,811 443,752 406,693 367,639 334,585 296,531 267,476 234,418 200,368 175,322 146,276 125,234 96,197 79,159 58,126 42,100 29,75 21,50 16,34 8,21 4,13 4,4 0,0 4,0 8,0 12,4 21,9 33,17 46,25 67,42 92,55 129,71 163,88 200,109 242,134 296,159 346,188 406,217 468,251 527,284 598,318 660,355 723,393 786,430 848,472 907,514 965,551 1015,585 1070,622 1120,660 1161,693 1195,727 1228,757 1257,782 1282,803 1303,824 1320,845 1333,857 1349,874 1358,882 1366,891 1370,899 1374,903 1374,907 1370,907 1366,907 1362,903 1358,899 1349,899 1341,895 1337,891 1328,886 1320,878 1307,866 1291,853 1270,832 1249,811 1228,786 1203,761 1178,735 1153,702 1124,668 1095,635 1065,602 1032,564 1003,531 978,493 944,455 919,418 898,384 882,355 869,322 861,297 852,268 848,242 848,217 852,192 861,167 869,146 882,121 898,100 915,80 936,59 961,38">
          <text:p/>
        </draw:polyline>
        <draw:polyline draw:style-name="gr2" draw:text-style-name="P1" draw:layer="layout" svg:width="0.994cm" svg:height="1.366cm" svg:x="2.696cm" svg:y="63.004cm" svg:viewBox="0 0 995 1367" draw:points="786,1367 782,1367 777,1367 773,1367 769,1367 764,1367 760,1367 756,1362 752,1362 748,1362 744,1358 739,1350 731,1341 723,1329 714,1312 706,1296 693,1275 681,1250 664,1220 643,1187 622,1149 602,1108 572,1066 547,1012 518,962 489,907 451,849 414,790 380,732 343,673 309,607 272,544 238,486 209,430 176,376 151,322 126,276 101,226 80,184 59,146 46,113 30,84 21,63 13,42 9,30 5,17 5,9 0,4 5,0 5,4 13,9 17,9 30,17 42,25 55,38 76,55 92,71 117,92 147,117 176,146 209,184 247,217 284,259 322,301 368,343 414,393 460,439 510,494 556,544 602,594 648,644 689,690 731,736 769,778 803,820 836,857 861,891 886,916 920,941 937,962 953,982 966,995 974,1007 983,1016 991,1024 995,1028 987,1032 983,1032 978,1028 974,1024 970,1016 957,1003 945,987 928,966 912,941 882,907 857,874 828,832 795,786 756,732 718,678 673,619 618,557 564,494 506,426 443,359 372,293 314,230">
          <text:p/>
        </draw:polyline>
        <draw:polyline draw:style-name="gr2" draw:text-style-name="P1" draw:layer="layout" svg:width="1.386cm" svg:height="1.833cm" svg:x="2.237cm" svg:y="58.086cm" svg:viewBox="0 0 1387 1834" draw:points="1387,1830 1383,1830 1379,1830 1375,1830 1371,1830 1366,1834 1362,1834 1354,1834 1350,1834 1341,1834 1333,1834 1325,1830 1312,1826 1300,1821 1283,1813 1266,1805 1249,1792 1233,1776 1211,1755 1190,1734 1169,1700 1140,1671 1111,1634 1081,1596 1044,1550 1011,1504 973,1449 935,1395 894,1332 848,1274 802,1211 752,1148 702,1086 647,1019 593,956 530,894 476,835 426,781 372,727 322,672 280,626 234,585 192,547 155,510 117,480 92,451 63,430 42,405 25,388 13,376 9,368 4,363 0,359 0,355 4,355 9,355 13,359 25,368 38,376 67,388 88,405 113,426 142,447 180,468 209,489 247,514 288,543 330,572 376,606 418,639 468,672 510,706 560,739 601,772 643,802 677,831 706,856 731,877 756,902 773,919 789,935 802,948 814,960 818,969 823,973 827,977 823,981 818,981 814,981 810,981 806,977 798,969 789,960 777,948 764,935 752,914 735,889 718,869 693,839 672,810 647,777 618,735 593,693 560,647 522,597 484,543 443,489 401,434 359,380 317,326 280,272 238,221 192,167 155,121 113,75 75,38 29,0">
          <text:p/>
        </draw:polyline>
        <draw:polyline draw:style-name="gr2" draw:text-style-name="P1" draw:layer="layout" svg:width="0.56cm" svg:height="0.977cm" svg:x="1.452cm" svg:y="60.328cm" svg:viewBox="0 0 561 978" draw:points="561,978 557,978 552,978 548,978 544,978 540,978 536,974 532,974 527,970 523,966 515,957 515,949 501,936 493,924 485,907 472,890 460,869 443,844 430,824 414,794 397,757 380,728 359,690 338,656 313,618 293,580 268,543 247,501 222,468 197,426 176,393 159,351 134,317 117,288 96,259 84,230 63,205 50,184 38,167 30,150 17,138 13,125 9,121 0,113 5,109 5,113 9,117 13,121 25,125 38,134 50,146 63,159 88,171 113,184 134,196 163,213 188,234 217,251 247,271 276,297 305,322 334,342 359,368 389,388 414,413 439,434 460,451 480,472 497,489 511,505 523,518 532,530 536,543 540,551 544,560 544,564 544,568 540,568 536,568 532,564 527,564 519,560 515,560 511,555 506,551 497,547 485,535 464,522 447,505 430,489 409,468 384,447 364,422 338,393 313,363 288,330 268,297 242,255 213,217 188,175 167,134 146,96 130,63 121,29 117,0">
          <text:p/>
        </draw:polyline>
        <draw:polyline draw:style-name="gr2" draw:text-style-name="P1" draw:layer="layout" svg:width="1.178cm" svg:height="1.465cm" svg:x="0.617cm" svg:y="61.439cm" svg:viewBox="0 0 1179 1466" draw:points="1179,1466 1179,1462 1170,1458 1170,1454 1170,1445 1166,1437 1166,1429 1162,1420 1158,1412 1154,1403 1148,1391 1140,1374 1132,1362 1123,1349 1115,1332 1103,1320 1090,1303 1077,1282 1061,1266 1044,1245 1027,1224 1007,1203 986,1178 961,1157 936,1132 910,1107 885,1082 856,1057 827,1028 794,998 764,969 731,936 698,907 664,877 631,848 602,818 564,789 531,759 506,734 480,709 455,689 430,663 414,643 397,626 380,609 368,597 355,588 347,580 343,572 339,572 334,567 334,572 343,576 347,580 351,584 359,593 364,597 372,605 384,618 397,634 410,651 426,668 447,693 468,714 489,739 514,759 539,789 564,814 593,840 622,865 647,890 673,919 702,944 727,969 752,994 773,1011 789,1028 806,1040 814,1053 827,1061 835,1069 844,1078 848,1082 848,1086 844,1086 840,1086 835,1082 823,1082 819,1078 814,1074 802,1065 789,1057 769,1040 748,1024 727,1003 698,969 660,940 631,907 597,865 551,818 510,772 464,722 418,663 372,609 322,547 272,488 230,426 188,367 155,304 117,246 84,192 55,137 38,87 13,41 0,0">
          <text:p/>
        </draw:polyline>
        <draw:polyline draw:style-name="gr2" draw:text-style-name="P1" draw:layer="layout" svg:width="1.273cm" svg:height="2.016cm" svg:x="3.511cm" svg:y="55.573cm" svg:viewBox="0 0 1274 2017" draw:points="1245,2017 1249,2009 1253,2005 1257,2001 1261,1996 1265,1992 1270,1992 1274,1988 1274,1984 1274,1980 1270,1976 1261,1971 1253,1971 1240,1967 1228,1959 1211,1951 1199,1938 1178,1917 1157,1900 1136,1874 1111,1845 1086,1812 1053,1774 1015,1737 969,1691 926,1641 876,1586 826,1532 776,1478 722,1419 672,1357 622,1290 567,1219 517,1148 463,1077 413,1006 367,935 321,860 275,797 254,768 229,739 208,710 187,680 171,655 150,626 129,605 112,580 96,555 79,538 66,522 54,505 41,492 29,480 20,472 16,463 12,455 12,451 8,451 12,451 12,455 20,459 41,476 70,501 108,534 154,580 196,622 246,672 300,726 350,776 396,831 442,885 480,935 521,985 563,1039 605,1089 642,1140 680,1185 713,1231 743,1273 763,1307 784,1336 801,1361 805,1378 814,1390 818,1403 826,1411 830,1415 830,1419 826,1419 822,1419 818,1419 805,1415 801,1415 797,1411 793,1411 784,1407 780,1403 772,1398 755,1382 734,1361 705,1323 672,1286 638,1236 601,1181 559,1127 517,1064 471,1002 434,939 396,872 354,814 313,747 271,680 229,614 187,551 171,522 154,484 137,451 121,417 104,388 87,355 75,325 62,292 50,263 37,234 29,209 20,179 20,158 16,133 12,113 8,92 4,71 0,54 4,42 4,29 4,16 8,12 12,4 16,0 29,0 41,4 50,8 75,21 112,37 154,62 196,87 237,121 279,154 329,192 375,238 400,275 417,317 430,363">
          <text:p/>
        </draw:polyline>
        <draw:polyline draw:style-name="gr2" draw:text-style-name="P1" draw:layer="layout" svg:width="1.223cm" svg:height="2.297cm" svg:x="1.131cm" svg:y="55.493cm" svg:viewBox="0 0 1224 2298" draw:points="1224,2298 1220,2289 1212,2281 1203,2268 1195,2252 1182,2235 1170,2218 1157,2198 1141,2172 1120,2147 1095,2118 1074,2085 1045,2047 1015,2010 986,1968 953,1926 919,1876 882,1826 844,1776 807,1726 773,1671 731,1617 693,1555 651,1496 609,1438 563,1379 526,1321 484,1262 447,1204 413,1145 380,1091 346,1041 313,991 288,945 259,899 234,862 209,820 192,786 175,761 163,735 150,714 142,702 133,685 129,677 125,668 125,664 125,660 129,660 133,660 142,664 163,677 179,685 200,702 225,719 250,739 284,766 317,791 351,816 388,849 426,882 467,916 509,953 551,991 601,1033 643,1070 685,1108 719,1145 757,1179 786,1212 815,1246 844,1271 861,1296 882,1321 903,1342 919,1358 932,1375 940,1383 949,1396 953,1400 953,1404 953,1408 953,1413 949,1413 944,1413 940,1408 936,1408 932,1404 924,1400 915,1392 894,1379 873,1363 853,1337 832,1312 807,1283 777,1254 748,1221 706,1179 672,1137 630,1087 589,1037 543,978 501,920 455,862 409,799 363,735 326,677 288,610 246,556 209,497 175,443 146,393 117,343 96,297 75,247 46,209 33,172 21,134 12,101 0,71 4,46 8,21 21,0">
          <text:p/>
        </draw:polyline>
        <draw:polyline draw:style-name="gr2" draw:text-style-name="P1" draw:layer="layout" svg:width="1.925cm" svg:height="1.795cm" svg:x="4.596cm" svg:y="54.617cm" svg:viewBox="0 0 1926 1796" draw:points="1926,1779 1921,1783 1917,1788 1917,1792 1909,1792 1905,1792 1896,1796 1892,1792 1880,1788 1863,1779 1838,1763 1804,1742 1775,1721 1738,1692 1700,1662 1654,1629 1617,1591 1571,1554 1529,1516 1491,1474 1450,1429 1408,1383 1358,1333 1308,1274 1253,1211 1199,1153 1137,1086 1066,1019 995,944 915,869 840,790 761,715 681,631 598,556 519,485 444,414 373,343 314,285 256,230 205,184 159,143 117,100 96,71 75,50 58,29 50,16 42,8 38,0 33,0 38,0 38,4 46,4 50,8 58,12 58,16 71,29 92,50 117,79 150,117 196,159 243,209 297,268 360,331 418,397 485,468 552,535 615,602 690,673 761,748 828,815 894,882 957,948 1015,1011 1074,1078 1124,1132 1174,1186 1212,1232 1249,1278 1278,1316 1308,1349 1329,1383 1349,1404 1362,1424 1366,1437 1370,1445 1374,1454 1383,1458 1374,1458 1379,1458 1374,1454 1370,1449 1358,1449 1358,1445 1354,1445 1349,1441 1333,1433 1308,1412 1270,1378 1224,1337 1162,1287 1099,1224 1020,1157 936,1074 848,994 761,911 669,827 590,744 506,665 427,585 356,506 289,439 231,376 175,322 142,276 104,235 79,201 58,168 42,143 29,121 21,104 17,96 4,87 4,79 0,79 4,83 8,83 13,87 17,87 25,92 38,96 63,108 100,121 142,147 196,168 251,193 310,218 373,247 431,280 485,310 540,343 581,372 627,406 669,439 711,473 744,506 777,539 807,573 832,606 857,631 874,656 886,677 899,694 907,710 903,719 894,723">
          <text:p/>
        </draw:polyline>
        <draw:polyline draw:style-name="gr2" draw:text-style-name="P1" draw:layer="layout" svg:width="4.664cm" svg:height="3.962cm" svg:x="3.339cm" svg:y="52.179cm" svg:viewBox="0 0 4665 3963" draw:points="4452,3800 4473,3808 4489,3825 4514,3842 4539,3858 4564,3875 4594,3896 4615,3917 4631,3929 4644,3938 4652,3946 4660,3950 4660,3954 4665,3958 4660,3963 4656,3963 4652,3963 4644,3963 4640,3963 4635,3963 4627,3958 4623,3958 4615,3958 4610,3958 4602,3954 4589,3946 4569,3929 4544,3912 4514,3887 4477,3862 4435,3833 4385,3800 4331,3762 4272,3729 4210,3687 4151,3654 4080,3620 4018,3583 3947,3545 3867,3503 3775,3462 3684,3420 3587,3378 3490,3336 3382,3286 3265,3240 3157,3190 3048,3136 2939,3086 2823,3032 2714,2973 2605,2915 2501,2856 2388,2798 2276,2735 2171,2677 2067,2614 1971,2556 1867,2497 1779,2439 1691,2384 1624,2334 1553,2280 1491,2234 1432,2188 1374,2142 1324,2096 1286,2046 1236,1996 1190,1942 1144,1888 1103,1838 1061,1783 1023,1729 986,1671 944,1616 906,1566 873,1516 840,1466 814,1416 777,1370 739,1316 706,1269 673,1219 635,1173 597,1127 568,1081 526,1039 493,997 472,956 443,918 418,880 393,851 376,822 343,793 326,768 309,743 288,718 280,709 272,693 255,672 238,651 230,642 222,626 217,617 209,605 201,592 184,580 172,572 159,559 146,546 134,534 121,526 109,513 96,501 84,492 71,480 59,471 50,463 38,455 30,446 21,442 13,438 13,434 9,430 5,425 0,425 5,425 9,425 13,430 17,430 25,434 34,442 59,459 92,484 134,517 188,555 247,601 318,659 401,713 489,772 581,830 677,893 773,951 877,1010 981,1073 1082,1131 1182,1194 1278,1252 1378,1320 1466,1378 1553,1437 1637,1491 1720,1549 1787,1604 1867,1658 1942,1712 2013,1767 2079,1821 2146,1875 2209,1921 2263,1967 2326,2009 2372,2050 2409,2088 2443,2117 2472,2142 2493,2163 2514,2184 2526,2197 2539,2205 2547,2213 2543,2217 2543,2222 2539,2222 2534,2217 2530,2217 2526,2217 2518,2217 2514,2217 2509,2213 2505,2213 2493,2209 2476,2197 2447,2172 2405,2142 2355,2101 2292,2046 2221,1988 2142,1921 2059,1846 1971,1762 1887,1683 1796,1604 1708,1520 1620,1437 1524,1349 1432,1265 1345,1177 1253,1093 1169,1014 1090,935 1011,855 935,784 873,718 806,655 743,588 693,530 639,475 585,421 539,375 497,329 455,279 422,237 389,200 343,167 322,133 301,104 284,79 268,58 259,41 251,29 247,16 242,8 234,4 234,0 238,0 242,0 247,4 259,4 276,8 288,16 309,25 343,45 384,66 430,96 489,129 551,175 627,229 706,283">
          <text:p/>
        </draw:polyline>
        <draw:polyline draw:style-name="gr2" draw:text-style-name="P1" draw:layer="layout" svg:width="4.55cm" svg:height="4.384cm" svg:x="4.73cm" svg:y="51.089cm" svg:viewBox="0 0 4551 4385" draw:points="4551,4305 4551,4309 4551,4318 4551,4326 4551,4335 4551,4343 4551,4351 4547,4360 4543,4368 4543,4372 4539,4372 4539,4376 4530,4376 4526,4380 4522,4380 4526,4380 4522,4380 4518,4380 4518,4385 4509,4385 4497,4380 4472,4380 4438,4376 4397,4372 4347,4364 4296,4355 4242,4339 4180,4322 4121,4305 4054,4280 3992,4255 3925,4226 3862,4184 3783,4142 3704,4097 3612,4042 3516,3980 3420,3909 3311,3833 3194,3750 3073,3653 2944,3553 2806,3436 2664,3315 2510,3181 2351,3048 2184,2901 2012,2751 1841,2597 1665,2446 1498,2292 1336,2146 1177,2000 1031,1862 893,1724 764,1599 651,1482 551,1369 463,1265 388,1173 329,1081 271,1002 233,931 200,864 179,801 154,739 133,676 116,622 100,568 91,513 83,463 75,417 58,371 50,325 45,284 41,242 37,200 33,167 29,138 25,108 20,83 16,62 16,46 12,33 12,21 12,12 0,8 0,4 8,4 8,0 8,4 4,4 12,4 16,4 16,8 20,8 25,12 29,17 33,21 33,25 37,25 50,33 58,46 71,67 87,88 108,121 133,158 162,200 200,250 229,300 263,351 300,401 329,451 363,505 396,555 430,609 463,664 501,722 546,781 592,843 647,918 705,989 764,1064 826,1140 880,1227 943,1311 1010,1398 1068,1490 1131,1586 1194,1678 1265,1770 1340,1866 1415,1962 1490,2058 1565,2158 1644,2259 1728,2355 1816,2455 1907,2551 1995,2659 2087,2760 2180,2860 2276,2964 2372,3060 2460,3152 2539,3244 2614,3327 2693,3402 2760,3473 2827,3544 2881,3607 2931,3661 2977,3717 3019,3763 3057,3804 3090,3846 3115,3875 3140,3900 3157,3921 3173,3938 3182,3946 3190,3955 3186,3955 3182,3955 3169,3955 3165,3955 3161,3950 3157,3950 3161,3950 3153,3946 3144,3946 3132,3938 3119,3917 3090,3884 3048,3833 2998,3775 2935,3704 2860,3615 2768,3503 2672,3377 2568,3248 2455,3098 2334,2947 2205,2785 2074,2622 1958,2451 1836,2292 1711,2133 1603,1991 1498,1862 1406,1741 1323,1632 1248,1536 1181,1444 1123,1369 1072,1302 1031,1244 993,1190 964,1144 935,1102 910,1069 893,1044 880,1027 872,1014 864,1002 860,998 860,994 860,998 872,998 880,1002 885,1006 889,1006 893,1014 906,1023 918,1044 926,1073 951,1115 985,1165 1027,1219 1068,1290 1131,1365 1194,1449 1260,1540 1344,1632 1419,1728 1498,1829 1582,1929 1669,2029 1749,2133 1836,2233 1916,2334 1991,2430 2062,2526 2134,2618 2201,2705 2259,2789 2322,2872 2380,2952 2434,3018 2485,3085 2530,3148 2572,3206 2614,3256 2647,3298 2685,3336 2714,3369 2731,3398 2752,3419 2764,3436 2773,3444 2781,3453 2785,3457 2781,3461 2773,3461 2773,3457 2768,3457 2768,3453 2764,3448 2756,3432 2752,3407 2739,3369 2727,3323 2710,3261 2693,3185 2664,3098 2639,2998 2610,2897 2576,2793 2543,2689 2510,2584 2476,2480 2434,2384">
          <text:p/>
        </draw:polyline>
        <draw:polyline draw:style-name="gr2" draw:text-style-name="P1" draw:layer="layout" svg:width="6.455cm" svg:height="10.066cm" svg:x="3.794cm" svg:y="45.156cm" svg:viewBox="0 0 6456 10067" draw:points="6456,10042 6456,10038 6456,10042 6456,10046 6456,10050 6451,10055 6447,10059 6443,10059 6443,10063 6439,10063 6435,10063 6431,10067 6426,10067 6422,10067 6418,10067 6414,10067 6410,10067 6406,10067 6406,10063 6401,10063 6397,10059 6397,10055 6397,10046 6393,10034 6385,10021 6385,10013 6376,9996 6368,9979 6364,9963 6351,9942 6339,9929 6335,9913 6326,9896 6314,9879 6314,9863 6305,9842 6293,9825 6285,9804 6268,9783 6255,9762 6239,9737 6226,9712 6205,9683 6188,9658 6176,9629 6159,9604 6147,9574 6122,9545 6105,9516 6084,9487 6067,9453 6055,9424 6034,9391 6017,9357 5996,9324 5984,9282 5967,9249 5951,9215 5934,9178 5909,9144 5892,9107 5874,9069 5849,9032 5833,8990 5812,8952 5795,8911 5783,8865 5766,8823 5749,8781 5737,8739 5724,8698 5707,8656 5691,8614 5674,8572 5657,8531 5636,8489 5620,8451 5603,8401 5586,8360 5565,8314 5545,8263 5524,8213 5503,8163 5482,8105 5453,8051 5423,7988 5394,7917 5369,7854 5336,7783 5298,7712 5265,7633 5219,7550 5173,7466 5135,7378 5094,7295 5048,7203 5014,7107 4973,7019 4931,6932 4889,6844 4856,6765 4822,6681 4789,6606 4756,6531 4718,6464 4693,6393 4664,6326 4639,6259 4605,6193 4580,6130 4555,6072 4530,6013 4505,5959 4488,5909 4463,5863 4442,5809 4426,5767 4405,5721 4380,5679 4355,5637 4334,5600 4313,5558 4292,5525 4263,5491 4246,5458 4230,5429 4221,5399 4209,5379 4200,5362 4188,5345 4184,5333 4188,5324 4184,5316 4175,5312 4171,5312 4171,5308 4171,5312 4163,5312 4171,5312 4175,5316 4175,5320 4184,5320 4184,5324 4196,5324 4200,5328 4204,5333 4209,5333 4204,5337 4200,5341 4204,5354 4213,5370 4225,5391 4238,5425 4255,5458 4271,5495 4300,5541 4330,5592 4363,5642 4392,5696 4430,5750 4463,5813 4505,5871 4538,5934 4584,6001 4630,6067 4676,6138 4722,6214 4768,6289 4814,6364 4860,6439 4922,6514 4968,6594 5019,6669 5056,6740 5106,6815 5152,6886 5202,6961 5248,7032 5294,7103 5336,7170 5373,7232 5428,7299 5465,7362 5503,7420 5536,7474 5574,7525 5603,7575 5636,7621 5670,7671 5699,7708 5724,7746 5745,7779 5762,7808 5778,7833 5791,7854 5799,7871 5808,7884 5816,7888 5816,7896 5820,7896 5824,7896 5833,7896 5828,7896 5820,7896 5816,7896 5808,7892 5803,7892 5799,7892 5791,7888 5787,7879 5770,7859 5745,7833 5712,7796 5670,7754 5624,7700 5570,7641 5511,7575 5449,7508 5365,7441 5302,7370 5244,7303 5177,7236 5110,7165 5039,7090 4973,7019 4902,6953 4843,6886 4781,6819 4710,6748 4643,6681 4576,6619 4518,6556 4451,6485 4384,6422 4317,6356 4250,6289 4192,6222 4129,6147 4071,6080 4004,6009 3946,5934 3870,5859 3812,5788 3754,5713 3691,5637 3628,5562 3566,5483 3503,5408 3440,5328 3386,5249 3319,5170 3261,5090 3194,5011 3127,4928 3065,4844 3006,4761 2939,4677 2869,4594 2802,4510 2739,4427 2681,4343 2618,4268 2564,4193 2497,4118 2447,4047 2393,3980 2351,3913 2301,3846 2259,3780 2217,3717 2184,3650 2159,3588 2130,3521 2100,3458 2071,3387 2046,3324 2004,3262 1983,3203 1954,3145 1929,3091 1887,3032 1858,2970 1829,2915 1796,2861 1775,2807 1741,2748 1708,2694 1670,2636 1641,2581 1604,2523 1562,2464 1520,2406 1478,2352 1437,2297 1395,2239 1353,2181 1311,2126 1265,2072 1228,2022 1186,1968 1148,1918 1107,1859 1073,1809 1040,1759 1007,1709 965,1663 936,1617 910,1571 881,1525 856,1479 831,1437 806,1400 789,1358 781,1325 760,1287 739,1254 718,1220 693,1191 677,1158 652,1128 622,1091 597,1062 577,1032 556,999 531,966 514,936 493,907 472,874 451,840 430,807 414,778 397,744 380,719 359,694 347,669 334,652 326,636 318,623 309,611 309,598 305,590 301,586 297,582 297,577 293,577 297,577 297,582 301,582 297,586 297,590 301,590 301,594 314,594 318,598 322,598 322,602 326,602 330,607 339,607 339,615 347,627 368,644 380,669 401,703 422,744 451,786 476,828 506,874 535,920 568,966 602,1012 631,1053 664,1103 698,1153 731,1204 764,1254 806,1312 844,1366 885,1429 923,1492 965,1554 1007,1621 1048,1688 1094,1755 1140,1826 1190,1901 1240,1972 1295,2043 1349,2114 1412,2193 1474,2268 1537,2343 1591,2414 1649,2490 1712,2569 1775,2644 1842,2719 1904,2794 1963,2874 2021,2945 2084,3020 2138,3091 2201,3157 2259,3228 2317,3295 2393,3362 2451,3425 2505,3487 2564,3550 2626,3604 2672,3654 2718,3704 2760,3750 2798,3788 2831,3830 2869,3863 2898,3892 2927,3921 2956,3951 2985,3980 3015,4005 3040,4034 3069,4063 3098,4093 3127,4126 3157,4155 3186,4189 3215,4222 3244,4256 3282,4293 3319,4331 3349,4372 3395,4410 3436,4456 3486,4502 3536,4548 3582,4594 3632,4644 3678,4694 3741,4748 3787,4794 3833,4844 3879,4890 3921,4936 3958,4982 4000,5028 4037,5074 4067,5116 4100,5157 4133,5203 4163,5241 4192,5283 4221,5320 4255,5362 4284,5408 4313,5445 4351,5487 4388,5529 4422,5571 4459,5612 4497,5650 4530,5692 4563,5733 4597,5771 4626,5809 4655,5846 4685,5880 4714,5917 4735,5951 4768,5988 4797,6022 4822,6059 4843,6092 4872,6130 4897,6163 4918,6197 4939,6230 4952,6259 4973,6289 4985,6314 5002,6339 5010,6360 5027,6376 5031,6393 5039,6406 5044,6414 5056,6427 5060,6435 5060,6439 5064,6443 5056,6443 5056,6447 5048,6447 5048,6443 5044,6443 5048,6443 5044,6443 5048,6443 5044,6443 5044,6439 5039,6439 5031,6439 5027,6431 5019,6418 5006,6393 4989,6360 4973,6314 4943,6259 4910,6197 4872,6126 4827,6047 4776,5959 4718,5880 4664,5792 4597,5704 4534,5604 4467,5508 4396,5408 4326,5308 4250,5199 4184,5095 4113,4986 4042,4878 3979,4773 3912,4673 3845,4573 3774,4468 3712,4368 3637,4272 3574,4172 3511,4080 3445,3988 3378,3896 3311,3800 3244,3704 3182,3608 3127,3512 3061,3412 2994,3316 2919,3220 2848,3124 2768,3028 2693,2936 2614,2840 2539,2744 2451,2652 2363,2560 2272,2469 2175,2377 2084,2289 1988,2201 1887,2114 1779,2030 1683,1951 1587,1872 1495,1796 1407,1725 1315,1654 1240,1583 1169,1521 1103,1458 1040,1396 981,1329 927,1270 869,1208 819,1149 769,1087 718,1020 668,961 614,899 568,836 526,778 485,719 447,661 405,607 372,556 330,511 301,465 268,423 234,381 205,344 180,306 151,273 126,239 105,210 92,181 76,152 59,130 46,105 34,84 25,63 17,46 13,34 9,25 9,21 0,9 0,4 5,0 9,0 9,4 13,4 9,4 17,4 25,13 34,21 46,38 67,59 92,88 130,125 163,172 205,231 255,298">
          <text:p/>
        </draw:polyline>
        <draw:polyline draw:style-name="gr2" draw:text-style-name="P1" draw:layer="layout" svg:width="11.885cm" svg:height="16.023cm" svg:x="1.123cm" svg:y="38.176cm" svg:viewBox="0 0 11886 16024" draw:points="11882,15615 11886,15615 11882,15615 11878,15619 11874,15619 11870,15623 11861,15623 11857,15623 11853,15628 11844,15628 11840,15632 11836,15632 11832,15636 11828,15636 11824,15636 11819,15640 11811,15640 11807,15640 11803,15640 11799,15640 11794,15640 11790,15640 11786,15640 11782,15636 11778,15636 11774,15632 11761,15628 11757,15623 11748,15619 11744,15611 11736,15603 11732,15594 11728,15582 11723,15569 11723,15557 11715,15540 11711,15523 11703,15507 11703,15486 11686,15469 11677,15448 11669,15427 11661,15406 11657,15385 11648,15365 11640,15340 11627,15319 11619,15294 11602,15264 11590,15243 11577,15218 11569,15198 11552,15177 11540,15156 11527,15135 11519,15114 11510,15089 11494,15068 11485,15047 11473,15022 11460,15001 11444,14976 11431,14951 11414,14926 11398,14905 11377,14872 11356,14847 11335,14822 11314,14793 11289,14768 11264,14743 11243,14713 11227,14684 11202,14659 11172,14630 11151,14601 11110,14576 11080,14542 11055,14513 11026,14484 10997,14454 10976,14425 10951,14396 10926,14367 10922,14338 10905,14308 10884,14279 10863,14246 10843,14212 10822,14179 10805,14145 10784,14112 10759,14079 10742,14045 10726,14012 10701,13978 10684,13941 10671,13908 10655,13870 10646,13837 10630,13803 10613,13766 10600,13728 10588,13695 10571,13661 10554,13624 10542,13590 10517,13553 10496,13519 10484,13482 10467,13448 10458,13411 10450,13373 10438,13336 10421,13298 10408,13260 10396,13227 10375,13194 10367,13160 10354,13127 10329,13098 10316,13068 10304,13039 10291,13006 10283,12976 10279,12947 10266,12918 10241,12885 10233,12855 10220,12826 10208,12793 10195,12764 10175,12734 10149,12701 10137,12672 10129,12642 10116,12613 10099,12584 10095,12559 10083,12534 10074,12505 10074,12480 10062,12455 10062,12430 10049,12409 10041,12384 10020,12359 10003,12338 9983,12313 9966,12283 9949,12258 9916,12229 9895,12204 9874,12175 9853,12146 9828,12121 9811,12091 9782,12062 9757,12037 9736,12016 9711,11991 9699,11966 9678,11941 9657,11916 9636,11887 9619,11862 9594,11833 9573,11803 9548,11774 9519,11741 9494,11711 9473,11682 9448,11657 9423,11628 9398,11599 9373,11565 9348,11536 9319,11503 9289,11473 9273,11440 9244,11398 9210,11361 9185,11327 9160,11286 9127,11248 9093,11206 9064,11169 9022,11127 8989,11081 8951,11039 8922,10998 8885,10952 8859,10910 8830,10868 8801,10826 8772,10785 8755,10743 8743,10693 8718,10651 8697,10605 8676,10563 8655,10522 8634,10476 8613,10438 8588,10396 8567,10359 8542,10321 8509,10284 8488,10246 8467,10213 8446,10179 8438,10150 8417,10117 8396,10083 8379,10054 8375,10025 8354,9996 8333,9966 8313,9937 8288,9904 8279,9879 8258,9849 8237,9824 8217,9795 8183,9770 8162,9741 8141,9716 8116,9687 8083,9662 8058,9632 8033,9603 8008,9570 7987,9540 7962,9511 7933,9478 7899,9444 7870,9415 7841,9382 7812,9348 7787,9311 7757,9277 7724,9236 7691,9202 7670,9165 7640,9127 7611,9090 7582,9052 7544,9010 7511,8968 7478,8923 7448,8881 7411,8839 7369,8797 7336,8756 7302,8714 7265,8668 7227,8630 7185,8584 7156,8543 7114,8501 7081,8463 7043,8422 7006,8384 6981,8342 6943,8305 6910,8263 6868,8225 6835,8184 6801,8146 6764,8108 6726,8071 6676,8029 6638,7992 6605,7946 6568,7904 6526,7862 6492,7816 6455,7779 6421,7737 6384,7695 6350,7653 6313,7616 6279,7578 6242,7541 6204,7503 6167,7465 6129,7428 6104,7390 6071,7353 6037,7311 6000,7273 5975,7232 5933,7190 5891,7152 5854,7106 5812,7065 5778,7019 5741,6973 5699,6931 5662,6885 5624,6839 5595,6793 5557,6747 5515,6701 5482,6647 5449,6601 5407,6551 5365,6501 5332,6451 5294,6401 5248,6347 5202,6292 5152,6238 5106,6188 5065,6134 5019,6079 4973,6025 4923,5967 4881,5912 4839,5858 4796,5800 4755,5745 4700,5691 4659,5628 4621,5570 4583,5512 4546,5453 4504,5395 4467,5332 4425,5261 4391,5198 4350,5132 4304,5065 4258,4998 4212,4927 4162,4860 4116,4798 4070,4731 4028,4668 3982,4606 3932,4535 3886,4472 3836,4409 3786,4343 3736,4280 3678,4209 3619,4142 3561,4071 3502,4004 3444,3938 3385,3867 3327,3800 3264,3733 3206,3666 3139,3599 3081,3528 3022,3462 2964,3391 2905,3324 2843,3249 2784,3178 2726,3107 2692,3073 2667,3032 2634,2994 2600,2948 2567,2902 2534,2852 2496,2806 2458,2748 2421,2698 2379,2639 2342,2581 2300,2514 2258,2456 2212,2389 2162,2326 2116,2259 2066,2188 2016,2121 1970,2059 1920,1996 1870,1929 1820,1870 1770,1803 1715,1745 1661,1686 1603,1632 1548,1574 1494,1515 1436,1461 1381,1407 1319,1352 1264,1298 1206,1244 1139,1194 1081,1144 1027,1093 968,1043 914,993 855,939 801,893 751,843 705,797 655,755 609,709 563,663 521,622 488,580 446,542 409,505 375,467 346,430 313,392 288,354 258,325 237,292 204,263 179,238 158,208 137,183 116,162 96,137 79,121 62,100 58,83 45,71 37,58 29,46 20,33 12,25 8,16 4,12 8,8 4,4 0,0 0,4 8,4 8,8 12,12 12,16 20,20 20,25 25,29 25,33 33,41 33,46 37,46 37,50 29,54 33,58 37,66 37,71 41,75 45,79 50,87 50,91 54,100 58,108 66,117 75,129 83,142 91,158 104,175 116,192 129,213 146,233 158,258 175,288 192,321 208,354 233,388 258,434 283,476 313,521 334,567 363,613 396,668 425,722 463,780 501,843 542,906 580,968 626,1035 667,1102 713,1169 764,1244 809,1315 855,1386 901,1457 947,1532 993,1607 1039,1682 1081,1757 1127,1832 1173,1909 1214,1988 1252,2067 1298,2142 1340,2222 1377,2297 1419,2380 1465,2456 1502,2535 1548,2614 1590,2689 1636,2773 1678,2852 1724,2927 1774,3002 1824,3082 1874,3161 1920,3232 1970,3307 2020,3382 2070,3453 2116,3533 2175,3608 2275,3746 2371,3883 2467,4004 2550,4113 2630,4222 2701,4313 2763,4397 2822,4468 2880,4543 2934,4618 2989,4685 3047,4756 3106,4831 3160,4906 3214,4981 3273,5052 3331,5123 3385,5194 3444,5269 3490,5340 3544,5411 3598,5478 3652,5545 3719,5620 3778,5687 3840,5754 3899,5821 3957,5887 4020,5958 4087,6025 4149,6092 4199,6159 4266,6230 4337,6292 4400,6355 4467,6418 4521,6480 4583,6543 4642,6605 4709,6664 4767,6722 4835,6781 4893,6839 4952,6898 5019,6956 5069,7015 5131,7069 5190,7127 5244,7182 5307,7236 5369,7290 5432,7340 5490,7395 5561,7445 5624,7495 5682,7549 5737,7599 5808,7649 5866,7708 5925,7758 5987,7812 6046,7866 6112,7921 6175,7975 6238,8025 6300,8075 6359,8125 6409,8175 6467,8225 6522,8275 6572,8321 6626,8371 6680,8422 6730,8472 6789,8526 6851,8576 6902,8626 6952,8680 7002,8731 7060,8781 7110,8839 7160,8889 7206,8943 7256,8998 7306,9052 7352,9115 7398,9169 7436,9227 7482,9286 7519,9344 7561,9403 7607,9470 7649,9528 7691,9586 7745,9649 7787,9707 7832,9766 7883,9829 7929,9887 7974,9950 8025,10008 8075,10071 8116,10129 8171,10192 8221,10250 8271,10309 8329,10371 8384,10430 8438,10497 8492,10559 8551,10622 8605,10684 8659,10747 8718,10814 8763,10876 8818,10943 8868,11006 8922,11073 8972,11144 9022,11210 9072,11277 9114,11344 9168,11407 9206,11469 9244,11536 9277,11595 9310,11653 9335,11711 9373,11770 9406,11828 9436,11887 9465,11949 9498,12008 9527,12066 9561,12129 9598,12187 9619,12246 9644,12304 9674,12371 9703,12430 9728,12492 9757,12551 9786,12613 9803,12672 9841,12734 9866,12797 9895,12855 9916,12914 9941,12972 9966,13031 9974,13089 10003,13148 10020,13214 10045,13273 10074,13336 10091,13398 10120,13461 10149,13523 10195,13582 10229,13644 10262,13703 10296,13757 10333,13816 10379,13874 10417,13928 10454,13987 10492,14045 10538,14104 10575,14166 10617,14225 10655,14283 10696,14342 10734,14404 10772,14463 10809,14517 10847,14576 10880,14630 10918,14684 10955,14747 11001,14801 11043,14855 11080,14905 11114,14955 11151,15006 11181,15051 11210,15102 11235,15143 11256,15185 11260,15227 11281,15269 11306,15310 11318,15352 11348,15390 11360,15431 11377,15473 11394,15511 11419,15557 11435,15594 11440,15636 11452,15674 11460,15711 11473,15745 11481,15778 11498,15807 11506,15836 11510,15866 11527,15891 11531,15912 11536,15932 11544,15949 11548,15966 11544,15978 11561,15991 11565,16003 11569,16008 11573,16012 11577,16016 11581,16020 11577,16020 11573,16024 11561,16024 11556,16024 11561,16024 11556,16024 11561,16024 11565,16020 11561,16020 11556,16020 11548,16020 11548,16012 11544,16012 11540,16008 11536,16008 11540,16008 11548,16008 11548,16003 11544,16003 11544,15999 11540,15999 11536,15995 11531,15991 11523,15991 11515,15987 11510,15982 11506,15978 11502,15974 11498,15970 11490,15966 11469,15962 11460,15949 11444,15932 11427,15907 11406,15878 11381,15849 11356,15811 11323,15765 11306,15719 11273,15669 11243,15623 11210,15577 11168,15527 11135,15477 11097,15427 11064,15377 11030,15327 10993,15273 10951,15223 10918,15173 10888,15122 10847,15072 10817,15018 10784,14968 10742,14914 10713,14859 10692,14809 10663,14755 10634,14705 10609,14651 10575,14596 10550,14538 10534,14479 10504,14425 10479,14367 10454,14304 10425,14246 10404,14183 10379,14116 10350,14045 10316,13978 10283,13908 10250,13837 10216,13761 10183,13686 10141,13603 10087,13519 10049,13440 10008,13356 9970,13273 9928,13185 9886,13106 9841,13027 9799,12947 9757,12876 9711,12797 9669,12726 9632,12659 9582,12592 9544,12521 9507,12450 9465,12388 9436,12321 9398,12254 9365,12192 9327,12129 9294,12066 9248,12004 9210,11941 9164,11878 9127,11816 9085,11753 9039,11686 8997,11620 8956,11553 8910,11486 8855,11415 8809,11344 8755,11265 8705,11190 8655,11114 8601,11039 8551,10960 8496,10881 8459,10805 8413,10726 8363,10647 8313,10563 8262,10484 8208,10405 8158,10325 8112,10246 8058,10171 7999,10096 7962,10025 7912,9954 7866,9887 7824,9816 7787,9749 7745,9687 7703,9624 7665,9561 7620,9503 7582,9440 7544,9382 7507,9323 7461,9269 7419,9211 7377,9152 7332,9085 7298,9023 7248,8960 7194,8898 7139,8831 7089,8760 7035,8685 6981,8609 6927,8534">
          <text:p/>
        </draw:polyline>
        <draw:polyline draw:style-name="gr2" draw:text-style-name="P1" draw:layer="layout" svg:width="1.645cm" svg:height="2.317cm" svg:x="0.947cm" svg:y="46.538cm" svg:viewBox="0 0 1646 2318" draw:points="1571,2180 1575,2185 1583,2189 1588,2189 1592,2193 1596,2197 1600,2201 1604,2206 1608,2210 1613,2214 1621,2218 1625,2222 1629,2226 1634,2231 1638,2235 1642,2239 1646,2243 1646,2247 1646,2251 1646,2256 1646,2260 1646,2264 1642,2268 1638,2272 1638,2277 1634,2281 1625,2285 1625,2289 1621,2293 1617,2297 1613,2302 1608,2306 1608,2310 1604,2310 1604,2314 1600,2314 1600,2318 1596,2314 1600,2314 1596,2314 1592,2314 1592,2310 1583,2310 1579,2310 1575,2310 1575,2306 1571,2306 1575,2306 1579,2306 1575,2306 1579,2306 1579,2302 1575,2302 1571,2302 1567,2302 1563,2302 1558,2302 1554,2302 1550,2297 1546,2297 1542,2293 1533,2285 1525,2277 1511,2264 1499,2247 1482,2235 1466,2214 1449,2197 1428,2172 1403,2151 1378,2122 1349,2093 1315,2059 1282,2026 1248,1988 1211,1947 1173,1909 1136,1867 1098,1830 1056,1788 1019,1746 973,1705 935,1659 898,1608 860,1563 818,1517 777,1471 739,1421 706,1375 677,1325 643,1270 614,1216 585,1166 555,1112 530,1062 505,1007 472,956 455,902 430,843 409,793 388,743 372,693 359,643 338,597 317,547 301,501 280,459 263,413 238,372 221,334 201,301 188,263 180,234 163,205 146,175 130,150 117,125 96,105 84,88 71,71 71,59 63,46 50,38 42,25 38,17 34,13 29,8 21,4 17,0 13,0 9,0 0,0 0,4 0,8 4,8 9,13 13,17 21,21 25,21 25,25 29,29 34,29 38,38 46,42 50,42 59,46 63,50 67,50 71,54 71,59 75,59 75,63 84,71 88,79 100,88 109,100 125,113 138,130 150,146 163,167 184,188 205,213 221,238 246,267 276,301 305,334 326,376 363,413 393,451 426,493 455,530 484,572 518,614 551,656 589,702 618,743 651,785 685,827 727,869 760,910 793,952 831,999 873,1045 906,1087 944,1128 977,1166 1019,1208 1056,1245 1090,1283 1119,1316 1152,1358 1186,1391 1211,1425 1236,1458 1261,1487 1286,1517 1303,1542 1324,1571 1340,1596 1357,1617 1370,1638 1382,1654 1390,1671 1399,1684 1407,1700 1415,1713 1420,1721 1424,1730 1424,1738 1432,1742 1432,1746 1436,1746 1436,1750 1432,1750 1428,1746 1424,1746 1420,1746 1415,1746 1411,1742 1407,1742 1403,1742 1399,1742 1395,1738 1382,1725 1374,1717 1357,1700 1340,1684 1315,1663 1286,1638 1253,1613 1215,1583 1173,1550 1132,1517 1090,1479 1036,1433 981,1391 931,1345 877,1300 827,1249 785,1204 735,1158 693,1116 647,1074 601,1037 564,999 530,960 497,927 468,894 439,860 413,831 393,806 376,781 355,760 338,739 322,718 301,706 288,689 280,676 267,664 263,656 259,647 251,643 246,635 251,631 251,626 246,626 246,622 251,622 251,618 251,614 251,605 251,597 259,585">
          <text:p/>
        </draw:polyline>
        <draw:polyline draw:style-name="gr2" draw:text-style-name="P1" draw:layer="layout" svg:width="0.672cm" svg:height="2.025cm" svg:x="0.062cm" svg:y="50.688cm" svg:viewBox="0 0 673 2026" draw:points="577,2026 573,2026 573,2022 577,2022 569,2018 573,2013 577,2013 577,2009 581,2009 577,2009 581,2009 586,2009 594,2009 598,2009 602,2005 606,2005 611,2005 615,2005 623,2005 623,2001 627,2001 636,2001 640,2001 644,2001 652,2001 657,1997 665,1997 669,1997 673,1997 669,1997 665,1997 657,1997 652,1997 648,1997 644,1997 636,1997 632,1997 627,1997 623,1988 615,1984 611,1972 602,1963 594,1947 581,1934 573,1913 561,1892 548,1863 527,1834 519,1796 498,1759 481,1721 460,1675 439,1625 410,1575 385,1525 364,1471 343,1416 323,1354 298,1295 271,1237 251,1174 230,1116 209,1053 192,991 175,928 159,860 142,802 125,739 109,681 96,622 84,568 75,514 63,463 50,413 42,363 38,322 29,284 25,246 21,213 17,184 8,159 4,134 0,117 0,100 0,88 0,75 0,63 4,54 8,46 13,33 21,25 34,13 50,0">
          <text:p/>
        </draw:polyline>
        <draw:polyline draw:style-name="gr2" draw:text-style-name="P1" draw:layer="layout" svg:width="1.14cm" svg:height="1.736cm" svg:x="10.645cm" svg:y="54.258cm" svg:viewBox="0 0 1141 1737" draw:points="1137,1721 1141,1721 1141,1725 1137,1729 1133,1733 1128,1733 1124,1737 1120,1737 1116,1733 1112,1737 1108,1737 1103,1733 1099,1733 1095,1729 1087,1721 1078,1704 1062,1687 1049,1662 1032,1637 1016,1608 1007,1575 987,1537 966,1499 945,1462 920,1424 895,1378 870,1328 845,1282 807,1232 778,1182 744,1132 711,1078 682,1019 644,957 602,898 561,836 511,773 469,710 423,648 381,585 339,527 302,472 277,421 248,375 214,334 189,292 163,250 134,217 117,183 96,154 71,129 55,104 38,79 25,62 17,46 17,29 13,21 9,12 4,8 4,4 4,0 4,4 0,4 4,4 4,8 9,8 9,12 13,12 17,12 17,16 21,21 30,29 46,41 63,66 80,92 105,125 134,158 163,200 193,246 227,288 252,329 281,371 310,413 344,456 377,502 415,548 448,598 477,639 515,685 540,731 569,773 590,815 607,857 623,894 636,928 648,961 661,994 669,1019 678,1040 682,1057 686,1065 690,1078 690,1082 690,1086 686,1086 682,1086 678,1086 673,1086 673,1082 669,1082 665,1078 661,1078 653,1074 644,1065 636,1053 623,1036 611,1011 598,990 586,969 569,944 557,919 544,894 531,877 523,861 515,844 511,832 502,819 502,806 498,802 494,798 494,794 498,794 498,798 502,798 506,798 502,802 506,802 511,802 515,806 527,811 536,823 552,844 573,869 594,894 615,923 640,961 661,1003 682,1049 703,1086 728,1124 753,1161 778,1203 803,1241 828,1274 853,1312 874,1341 891,1366 907,1395 920,1416 936,1433 941,1449 953,1462 966,1470 982,1479 995,1483 1012,1487 1020,1487 1032,1487 1045,1487 1053,1487 1062,1483 1062,1479">
          <text:p/>
        </draw:polyline>
        <draw:polyline draw:style-name="gr2" draw:text-style-name="P1" draw:layer="layout" svg:width="1.215cm" svg:height="1.002cm" svg:x="7.961cm" svg:y="48.897cm" svg:viewBox="0 0 1216 1003" draw:points="1212,882 1216,878 1212,878 1207,882 1203,882 1203,886 1199,890 1195,894 1195,899 1195,903 1191,911 1191,919 1187,932 1182,940 1182,949 1178,957 1174,965 1174,974 1170,982 1170,986 1170,990 1170,995 1166,999 1166,1003 1161,1003 1157,1003 1153,999 1145,999 1140,999 1135,999 1131,995 1127,990 1115,982 1115,970 1102,953 1081,936 1060,911 1031,886 1006,861 981,832 956,807 923,782 897,757 868,732 839,702 810,673 772,643 730,614 689,580 647,551 593,522 538,488 488,459 434,426 384,401 338,372 292,347 250,326 217,301 179,280 150,263 125,246 108,225 88,209 67,196 54,184 46,175 33,163 21,154 17,150 8,146 4,142 0,138 4,138 4,134 12,138 21,138 25,138 21,138 25,138 25,142 33,142 25,142 29,146 33,146 33,150 37,150 42,154 50,163 67,171 96,188 142,209 179,234 221,259 267,284 317,309 363,338 409,359 451,384 480,405 518,434 559,459 597,484 630,514 668,539 697,568 730,593 760,622 789,643 814,669 839,694 864,715 881,736 902,752 918,769 931,782 943,794 960,807 968,811 973,819 977,823 977,828 977,823 968,823 973,823 968,823 964,823 960,823 956,823 948,819 943,819 939,819 939,815 943,815 939,811 931,798 914,782 893,757 864,723 835,686 801,643 764,597 722,551 693,509 664,468 634,430 609,397 584,367 568,330 547,301 526,271 497,246 480,221 459,196 442,171 426,150 409,129 392,113 380,96 367,79 359,63 342,50 334,42 330,29 317,21 305,17 305,13 305,8 300,0 305,0 313,4 313,8 317,8 321,8 325,8 330,8 334,13 346,13 355,13 367,21 392,29 426,46 467,63 513,83 572,100 626,125 680,146 739,171 785,188 835,200 872,213 918,225">
          <text:p/>
        </draw:polyline>
        <draw:polyline draw:style-name="gr2" draw:text-style-name="P1" draw:layer="layout" svg:width="0.689cm" svg:height="0.81cm" svg:x="2.124cm" svg:y="45.031cm" svg:viewBox="0 0 690 811" draw:points="519,664 523,668 528,672 532,672 536,676 544,686 553,690 561,694 569,702 578,707 590,719 598,727 611,736 624,744 632,748 640,757 653,761 661,769 669,773 674,777 682,786 686,790 686,794 690,798 690,803 690,807 686,807 686,811 678,811 674,811 669,811 665,811 661,811 657,811 644,811 640,807 636,807 632,803 624,803 619,798 615,798 611,794 607,794 603,790 598,786 594,786 590,782 582,773 573,765 565,752 553,736 536,723 523,707 511,686 490,668 473,643 452,622 431,593 406,568 381,539 356,509 327,480 302,451 280,422 259,397 238,376 222,359 205,338 193,326 180,309 167,296 151,288 142,280 142,276 138,271 138,267 134,263 130,263 130,267 134,271 138,271 142,276 147,280 151,284 167,292 184,301 201,313 222,326 243,334 268,351 294,363 323,380 348,397 377,413 406,430 431,447 461,463 486,480 515,497 540,509 553,522 569,530 582,543 594,551 598,555 607,564 615,568 619,572 619,576 624,576 619,576 615,572 615,568 611,568 607,564 611,564 611,559 607,559 603,555 603,551 598,551 590,543 573,534 553,522 536,509 515,493 490,476 469,459 440,443 415,422 390,401 356,380 327,351 294,330 259,305 226,280 197,255 172,234 147,213 130,196 113,179 101,167 92,154 80,142 71,129 63,117 51,104 46,96 38,83 34,75 34,67 34,58 30,46 26,38 21,29 17,21 13,12 13,4 0,0">
          <text:p/>
        </draw:polyline>
        <draw:polyline draw:style-name="gr2" draw:text-style-name="P1" draw:layer="layout" svg:width="0.622cm" svg:height="1.023cm" svg:x="3.239cm" svg:y="49.114cm" svg:viewBox="0 0 623 1024" draw:points="569,986 577,982 586,986 594,991 602,991 611,995 619,999 623,1003 623,1007 623,1011 619,1011 619,1016 615,1016 615,1020 611,1020 606,1020 602,1020 598,1020 598,1024 594,1024 590,1024 586,1020 581,1020 577,1020 573,1016 569,1016 569,1011 565,1011 561,1007 556,1003 552,999 552,995 544,991 536,978 523,965 510,945 494,928 481,903 465,878 448,844 431,811 414,782 398,748 381,715 369,682 348,648 335,615 318,586 298,552 281,527 260,498 247,473 243,460 235,447 231,434 227,418 218,405 210,388 206,376 202,363 197,351 193,338 189,326 189,317 185,305 185,292 180,284 180,276 175,267 175,263 175,259 171,255 171,251 180,251 180,255 185,255 185,259 189,263 193,271 206,280 218,292 239,305 260,317 277,326 298,334 314,347 331,355 343,359 352,363 356,363 360,363 360,367 360,363 356,363 352,363 348,359 343,359 339,355 335,355 335,351 331,347 327,347 323,342 323,338 314,334 306,322 293,301 285,288 277,276 264,259 252,242 231,221 214,200 193,175 167,150 146,125 117,100 92,75 63,50 29,25 0,0">
          <text:p/>
        </draw:polyline>
        <draw:polyline draw:style-name="gr2" draw:text-style-name="P1" draw:layer="layout" svg:width="0.781cm" svg:height="1.453cm" svg:x="0.663cm" svg:y="49.118cm" svg:viewBox="0 0 782 1454" draw:points="744,1408 749,1408 749,1412 753,1412 757,1417 761,1421 765,1421 769,1425 774,1425 774,1429 778,1433 782,1433 782,1437 778,1442 778,1446 778,1450 778,1454 774,1454 769,1454 765,1454 761,1454 761,1450 757,1450 757,1446 753,1442 749,1442 744,1437 736,1437 736,1433 732,1429 728,1425 724,1421 719,1412 711,1400 707,1383 703,1371 686,1354 678,1333 665,1316 657,1296 644,1275 632,1250 619,1225 611,1199 594,1170 577,1145 565,1116 552,1091 544,1070 536,1049 515,1028 505,1012 501,995 497,978 493,960 489,948 485,935 485,927 480,919 480,910 476,902 476,898 476,894 476,890 472,885 476,885 480,885 480,890 485,890 489,890 493,894 501,898 511,898 523,902 536,902 544,906 561,906 573,910 594,910 611,915 628,915 644,915 661,919 673,919 686,919 698,919 711,919 719,919 728,919 732,919 736,919 736,915 736,910 732,910 728,906 724,902 719,894 711,885 694,873 682,860 669,844 661,823 640,802 619,777 598,752 573,718 536,685 501,652 472,610 434,568 401,526 364,485 330,443 297,401 263,359 234,318 201,272 163,230 138,192 117,155 92,126 71,92 50,67 38,42 17,17 0,0">
          <text:p/>
        </draw:polyline>
        <draw:polyline draw:style-name="gr2" draw:text-style-name="P1" draw:layer="layout" svg:width="0.409cm" svg:height="0.785cm" svg:x="1.031cm" svg:y="53.811cm" svg:viewBox="0 0 410 786" draw:points="321,786 325,786 329,786 334,786 334,782 338,782 342,782 346,782 350,777 355,777 355,773 350,773 346,773 342,769 338,769 334,769 334,765 329,765 325,761 321,757 317,752 313,744 304,736 296,723 292,711 279,694 271,681 259,664 238,643 221,622 204,601 188,576 167,555 150,534 133,509 117,488 100,472 83,455 71,438 58,422 37,409 25,397 21,388 12,380 12,372 8,367 4,359 0,355 4,355 0,351 0,346 4,346 0,346 4,346 4,351 8,351 16,351 29,351 41,351 54,351 71,351 87,351 104,346 125,346 146,342 167,342 188,338 213,338 238,334 263,334 288,330 309,326 325,326 342,321 355,321 371,321 380,321 388,317 396,317 400,317 410,317 410,313 406,309 400,305 396,301 392,292 380,284 363,271 346,259 329,246 313,234 292,217 271,200 246,184 217,163 188,142 158,121 125,100 96,75 62,46 33,21 4,0">
          <text:p/>
        </draw:polyline>
        <draw:polyline draw:style-name="gr2" draw:text-style-name="P1" draw:layer="layout" svg:width="0.801cm" svg:height="0.588cm" svg:x="1.386cm" svg:y="51.87cm" svg:viewBox="0 0 802 589" draw:points="802,589 798,589 794,589 790,589 785,589 781,589 777,589 773,589 769,589 765,589 756,585 748,585 735,581 727,577 714,573 702,568 685,564 673,556 652,547 635,539 613,531 588,518 567,506 538,493 513,477 484,460 450,439 421,414 392,393 363,372 334,351 304,326 275,305 250,280 221,255 196,230 171,205 150,184 129,158 108,133 96,112 79,96 66,79 54,66 37,50 29,41 20,29 16,20 8,12 4,8 4,4 4,0 0,0 4,0 12,0 12,4 16,4">
          <text:p/>
        </draw:polyline>
        <draw:polyline draw:style-name="gr2" draw:text-style-name="P1" draw:layer="layout" svg:width="0.572cm" svg:height="0.588cm" svg:x="0.63cm" svg:y="57.694cm" svg:viewBox="0 0 573 589" draw:points="573,589 569,585 564,585 556,585 552,585 548,585 539,585 531,585 523,585 514,581 506,581 498,577 489,573 477,573 468,568 456,564 443,560 431,556 418,548 406,543 393,535 385,531 372,523 360,514 347,506 331,498 318,489 301,472 289,464 272,452 260,443 247,431 235,418 231,406 217,397 209,385 196,372 179,360 171,351 159,339 146,326 142,318 133,310 125,305 117,297 108,289 100,285 92,280 88,276 75,272 71,272 71,268 63,268 63,264 58,264 58,268 63,272 63,276 67,276 71,285 75,285 79,293 88,297 100,301 104,310 113,314 129,322 138,326 146,331 154,339 163,343 167,347 175,351 188,356 192,360 196,364 200,364 196,364 184,364 179,360 175,356 171,356 167,351 163,347 154,343 146,339 142,335 138,331 133,326 129,322 125,318 117,314 113,314 108,310 108,305 108,301 104,301 104,297 104,293 100,285 96,276 88,264 83,251 79,239 71,221 75,200 67,183 63,163 54,137 50,108 37,83 25,58 12,29 0,0">
          <text:p/>
        </draw:polyline>
        <draw:polyline draw:style-name="gr2" draw:text-style-name="P1" draw:layer="layout" svg:width="1.996cm" svg:height="3.085cm" svg:x="8.925cm" svg:y="62.633cm" svg:viewBox="0 0 1997 3086" draw:points="101,112 101,108 101,104 101,100 97,100 97,96 97,92 93,87 89,83 85,79 85,75 81,75 81,71 81,67 76,62 76,58 76,54 81,54 81,50 81,46 81,41 85,37 89,33 89,29 89,25 89,21 89,16 85,16 85,12 81,8 76,8 76,4 72,4 64,4 60,4 56,0 50,0 46,0 42,0 38,0 34,0 29,0 25,0 21,0 17,0 13,4 9,4 4,8 0,8 0,12 0,16 0,21 4,25 4,29 13,33 21,46 29,54 42,67 56,79 76,96 93,117 110,133 127,158 147,179 168,208 189,234 214,263 239,292 264,321 289,355 314,388 344,421 369,455 390,492 415,526 440,568 465,601 490,639 515,673 544,710 565,748 594,781 619,815 640,848 657,882 682,915 698,944 715,969 728,990 744,1011 757,1032 765,1044 774,1057 778,1070 782,1074 786,1082 790,1086 790,1090 790,1086 786,1082 778,1082 778,1074 774,1070 769,1065 769,1061 765,1057 761,1053 761,1049 757,1044 753,1036 744,1028 736,1011 719,990 707,969 690,948 678,928 665,903 648,877 627,852 607,827 590,802 569,777 552,756 536,731 523,706 506,685 494,669 486,656 481,648 477,639 473,635 469,631 465,627 469,627 473,631 473,635 473,639 477,644 473,644 477,648 477,652 481,656 481,660 490,669 494,681 506,694 523,710 531,727 544,744 557,761 569,777 577,798 598,815 607,836 627,857 636,873 653,894 665,919 678,936 686,953 694,965 703,978 703,986 707,994 711,1003 715,1007 719,1011 719,1015 719,1019 715,1019 715,1015 711,1015 711,1011 707,1007 703,1003 703,999 694,994 686,986 669,978 657,969 640,961 623,944 607,936 586,928 569,915 552,907 531,898 515,886 498,877 477,869 460,861 444,852 427,848 419,844 415,840 410,840 406,840 402,840 406,840 406,844 410,844 415,848 419,852 427,861 440,873 456,890 473,907 490,923 515,944 531,965 557,990 586,1019 623,1049 657,1082 690,1111 728,1145 765,1182 799,1220 836,1253 870,1287 903,1324 932,1358 961,1387 991,1416 1012,1445 1037,1474 1057,1495 1074,1520 1095,1541 1108,1558 1116,1571 1124,1587 1128,1596 1137,1608 1141,1621 1141,1625 1145,1629 1141,1629 1141,1625 1133,1621 1128,1616 1124,1616 1116,1612 1103,1608 1091,1604 1078,1596 1066,1587 1049,1583 1037,1579 1024,1575 1012,1571 995,1566 987,1562 974,1558 961,1558 953,1554 945,1554 936,1554 932,1554 928,1554 928,1558 932,1562 936,1566 945,1575 953,1587 966,1600 978,1616 991,1633 1007,1654 1028,1679 1053,1704 1078,1742 1112,1779 1149,1817 1183,1863 1220,1913 1262,1967 1308,2021 1350,2088 1396,2147 1442,2205 1483,2268 1525,2335 1575,2397 1621,2468 1667,2531 1705,2598 1746,2656 1788,2719 1821,2773 1855,2831 1880,2877 1905,2923 1930,2961 1951,2998 1972,3032 1984,3061 1997,3086">
          <text:p/>
        </draw:polyline>
        <draw:polyline draw:style-name="gr2" draw:text-style-name="P1" draw:layer="layout" svg:width="0.739cm" svg:height="0.843cm" svg:x="5.147cm" svg:y="56.596cm" svg:viewBox="0 0 740 844" draw:points="740,806 736,811 727,815 723,819 719,823 715,827 711,832 707,832 702,836 698,836 690,840 682,840 677,844 669,844 665,840 656,840 652,840 648,840 644,840 636,840 631,836 623,832 619,832 615,827 611,823 606,823 594,815 581,802 560,786 535,769 510,744 481,723 448,694 414,660 372,627 342,594 309,552 280,518 242,481 213,439 188,401 163,368 146,330 125,300 104,263 88,233 75,200 59,175 50,150 42,129 33,108 25,92 25,79 21,71 17,62 21,58 25,54 29,54 33,58 38,62 33,62 38,66 42,66 46,71 50,75 54,83 59,92 67,100 79,117 96,142 109,167 129,204 155,238 184,279 213,322 251,368 280,410 309,452 338,493 367,535 398,581 419,619 439,652 456,685 477,715 490,735 498,756 506,773 515,790 515,798 519,806 519,815 519,819 515,815 510,811 515,806 510,802 502,798 498,790 490,786 485,781 477,769 460,752 444,731 427,702 402,673 380,639 351,598 326,552 296,514 271,472 246,435 221,397 200,360 175,318 150,275 125,233 104,192 84,154 59,117 42,87 25,62 17,41 8,25 4,12 4,8 0,0 4,0 8,4 17,8 25,8 38,12 63,21">
          <text:p/>
        </draw:polyline>
        <draw:polyline draw:style-name="gr2" draw:text-style-name="P1" draw:layer="layout" svg:width="0.588cm" svg:height="0.309cm" svg:x="13.38cm" svg:y="57.076cm" svg:viewBox="0 0 589 310" draw:points="21,310 21,306 16,306 12,306 8,306 4,306 0,310 4,310 8,310 21,310 33,306 46,306 62,301 87,293 113,289 138,281 167,272 192,264 221,255 246,243 279,235 309,222 334,210 359,197 384,184 405,172 426,155 447,143 468,130 485,118 502,105 514,93 527,80 535,72 544,63 552,54 560,46 564,42 569,37 573,33 573,29 577,25 573,25 577,25 577,21 581,21 585,16 585,8 589,0">
          <text:p/>
        </draw:polyline>
        <draw:polyline draw:style-name="gr2" draw:text-style-name="P1" draw:layer="layout" svg:width="0.735cm" svg:height="1.027cm" svg:x="12.536cm" svg:y="55.335cm" svg:viewBox="0 0 736 1028" draw:points="736,1024 732,1020 728,1020 724,1024 720,1024 711,1024 707,1024 699,1024 694,1028 694,1024 690,1024 686,1024 678,1024 674,1020 661,1011 649,1003 632,990 611,978 594,957 569,936 548,915 528,894 502,869 486,844 457,815 436,790 411,756 386,723 356,690 327,644 297,601 268,559 238,518 209,472 180,426 151,380 130,334 101,296 80,254 59,221 42,192 34,167 26,150 17,133 9,121 5,113 0,108 0,104 5,108 9,108 9,113 13,117 21,121 30,125 38,133 46,146 67,163 84,184 105,204 130,234 155,259 176,288 197,313 213,342 230,367 243,392 259,417 268,442 276,463 284,488 297,505 315,526 319,543 323,559 327,572 331,580 331,588 335,593 331,593 323,597 327,597 323,593 319,593 319,588 319,584 315,584 310,580 315,576 315,572 310,568 305,559 297,547 284,530 268,505 251,476 230,447 209,409 188,371 167,330 147,288 130,246 117,204 109,167 92,129 80,92 67,58 55,29 42,0">
          <text:p/>
        </draw:polyline>
        <draw:polyline draw:style-name="gr2" draw:text-style-name="P1" draw:layer="layout" svg:width="0.564cm" svg:height="0.622cm" svg:x="13.814cm" svg:y="59.451cm" svg:viewBox="0 0 565 623" draw:points="565,615 560,615 556,615 552,619 548,619 544,619 534,623 530,623 526,623 522,619 518,619 513,619 513,615 509,615 505,611 501,607 493,603 484,590 468,582 455,568 442,556 426,539 409,522 397,506 380,489 367,476 359,460 342,443 330,426 313,405 301,384 284,364 267,343 246,322 221,297 205,276 184,255 167,238 150,217 134,197 121,180 109,159 88,142 71,121 58,101 46,84 33,67 25,46 17,34 8,21 8,13 17,9 12,5 12,0 12,5 8,5 8,0 4,5 0,5 0,9 4,9 8,13 12,17 17,21 25,30 38,50 50,67 63,84 79,109 92,130 109,159 129,188 146,217 159,243 175,272 184,297 196,326 205,351 217,376 217,397 230,422 234,439 238,455 242,472 246,480 255,489 250,497 259,497 259,501 255,497 259,497 255,493 250,489 246,485 246,476 242,468 234,447 225,426 217,405">
          <text:p/>
        </draw:polyline>
        <draw:polyline draw:style-name="gr2" draw:text-style-name="P1" draw:layer="layout" svg:width="0.389cm" svg:height="0.251cm" svg:x="12.486cm" svg:y="59.877cm" svg:viewBox="0 0 390 252" draw:points="252,234 248,238 243,238 235,242 231,242 227,247 223,247 218,247 214,252 214,247 206,247 202,247 202,242 198,242 202,238 198,238 202,234 198,230 189,226 185,217 177,209 164,196 152,180 139,163 121,146 101,125 88,105 76,88 63,71 46,59 34,46 21,34 17,25 9,17 5,9 5,4 0,4 5,4 5,0 9,0 13,0 17,0 13,0 9,0 9,4 13,9 17,9 25,13 30,17 38,21 46,25 63,34 84,42 101,50 117,63 143,71 164,84 185,96 206,105 227,117 239,125 256,138 273,146 289,155 306,167 323,176 335,184 348,192 348,201 360,209 369,213 373,217 377,221 381,226 390,226 385,226 381,221 385,221 385,217 381,213 381,209 377,209 377,205 381,201 377,196 369,184 365,176 360,163 356,150 352,138 352,125">
          <text:p/>
        </draw:polyline>
        <draw:polyline draw:style-name="gr2" draw:text-style-name="P1" draw:layer="layout" svg:width="1.353cm" svg:height="3.465cm" svg:x="15.88cm" svg:y="61.51cm" svg:viewBox="0 0 1354 3466" draw:points="1354,3437 1354,3441 1350,3441 1350,3445 1350,3449 1350,3453 1346,3458 1346,3462 1342,3462 1337,3466 1337,3462 1333,3462 1329,3462 1325,3462 1321,3458 1321,3453 1321,3449 1317,3449 1317,3445 1312,3445 1312,3441 1308,3437 1308,3432 1304,3432 1308,3428 1304,3428 1308,3424 1304,3424 1304,3420 1296,3416 1296,3407 1291,3399 1283,3387 1279,3378 1275,3362 1271,3349 1266,3332 1258,3311 1250,3291 1241,3270 1237,3245 1229,3220 1216,3190 1204,3161 1191,3128 1179,3094 1166,3061 1150,3023 1137,2982 1120,2940 1099,2898 1079,2848 1058,2798 1033,2744 1007,2685 973,2623 944,2555 915,2488 881,2413 848,2338 815,2258 781,2175 744,2087 706,2004 673,1908 635,1812 598,1711 564,1607 527,1503 493,1402 464,1302 435,1206 405,1114 376,1018 355,931 334,843 314,768 293,688 276,618 263,551 247,484 234,430 226,380 218,338 209,296 201,258 197,225 188,162 184,142 180,112 176,96 176,75 172,50 172,37 168,29 168,21 168,16 163,12 168,16 168,21 168,25 168,29 172,29 176,33 176,41 180,50 188,62 193,83 201,100 209,121 218,146 226,171 238,200 251,233 263,267 276,300 293,338 309,380 322,421 343,467 360,513 385,559 401,601 418,643 435,684 451,726 464,764 481,801 497,839 510,872 518,910 531,939 543,964 552,989 560,1010 560,1027 564,1043 564,1052 568,1060 568,1068 568,1073 568,1077 568,1073 564,1073 564,1068 556,1064 556,1060 547,1052 539,1035 527,1014 514,993 501,964 485,931 464,893 443,855 422,818 393,776 364,730 339,680 309,634 280,580 251,530 222,471 193,421 163,371 138,329 117,288 97,254 80,221 63,183 38,129 17,83 9,50 0,29 0,12 0,4 5,0 5,4">
          <text:p/>
        </draw:polyline>
        <draw:polyline draw:style-name="gr2" draw:text-style-name="P1" draw:layer="layout" svg:width="0.388cm" svg:height="0.484cm" svg:x="15.743cm" svg:y="64.044cm" svg:viewBox="0 0 389 485" draw:points="389,477 385,481 381,481 372,481 368,485 364,485 360,485 355,485 350,485 350,481 346,481 342,481 342,477 346,477 342,473 334,468 330,456 321,443 313,431 300,414 288,397 271,377 254,356 238,335 217,310 196,281 179,247 158,222 137,193 117,164 100,134 83,114 71,89 58,71 46,58 33,42 25,29 16,21 12,12 8,8 4,4 4,0 4,4 0,4 4,4 4,8 0,8 0,12 4,12 0,12 4,12 8,17 4,21 8,21 8,25 12,29 12,33 12,42 16,46 21,54 29,62">
          <text:p/>
        </draw:polyline>
        <draw:polyline draw:style-name="gr2" draw:text-style-name="P1" draw:layer="layout" svg:width="0.809cm" svg:height="1.16cm" svg:x="10.892cm" svg:y="62.416cm" svg:viewBox="0 0 810 1161" draw:points="644,709 639,709 639,714 635,714 631,718 627,718 627,722 623,722 618,726 614,726 610,730 606,726 602,726 598,726 593,726 589,726 589,722 585,722 585,718 581,718 585,714 581,714 573,705 560,693 543,676 527,655 510,638 493,613 472,588 447,563 422,534 389,505 364,471 335,438 305,400 276,367 243,329 214,292 188,263 163,233 143,204 126,183 109,158 92,137 80,117 72,100 59,83 51,66 42,54 38,41 29,33 20,25 16,16 12,12 8,8 4,4 0,4 0,0 0,4 0,8 4,12 8,20 12,25 20,33 29,46 42,62 63,83 84,108 105,133 126,162 155,192 180,229 209,271 243,317 280,363 314,409 351,463 389,513 431,567 468,618 502,668 535,718 560,764 589,815 618,856 648,898 673,936 694,969 715,1003 727,1028 744,1049 756,1074 769,1090 777,1107 785,1120 794,1132 798,1140 802,1145 810,1153 810,1157 810,1161 806,1161 806,1153 802,1153 802,1149 798,1145 794,1140 790,1136 785,1132 781,1128 777,1120 769,1107 752,1086 740,1065 723,1040 702,1015 681,986 660,953 635,915 610,877 585,836 560,793 531,747 506,705 472,659 447,618 422,576 397,538 376,505 360,476 347,446 335,421 326,396 322,375 314,354 314,342 314,325 314,313 318,300 326,284 339,271 351,263 368,254">
          <text:p/>
        </draw:polyline>
        <draw:polyline draw:style-name="gr2" draw:text-style-name="P1" draw:layer="layout" svg:width="1.682cm" svg:height="1.853cm" svg:x="4.02cm" svg:y="48.818cm" svg:viewBox="0 0 1683 1854" draw:points="1683,1838 1679,1838 1675,1842 1667,1842 1658,1846 1650,1846 1637,1850 1629,1850 1617,1854 1608,1854 1600,1854 1591,1854 1579,1850 1562,1846 1541,1838 1520,1833 1495,1825 1475,1817 1450,1808 1429,1800 1408,1792 1391,1779 1374,1763 1362,1742 1345,1712 1328,1679 1308,1641 1287,1604 1262,1558 1237,1516 1207,1466 1174,1420 1141,1370 1099,1316 1061,1261 1015,1207 965,1145 911,1086 853,1024 786,953 727,886 669,823 606,756 539,690 481,631 431,577 372,527 331,477 289,431 251,385 214,347 189,305 154,267 129,233 104,200 88,171 71,142 54,112 42,87 29,66 29,50 21,33 17,21 12,8 12,4 8,0 0,0 4,0 8,0 12,4 12,8 12,16 17,21 21,25 25,29 25,37 33,41 37,50 50,62 62,83 83,104 113,133 138,171 171,208 210,254 247,301 289,356 331,401 377,452 418,502 468,552 514,602 560,656 610,706 656,761 690,806 736,857 777,907 815,953 861,1007 903,1053 944,1099 982,1140 1028,1182 1061,1220 1095,1257 1124,1291 1149,1324 1174,1353 1195,1383 1216,1408 1232,1424 1241,1441 1257,1458 1266,1466 1270,1474 1278,1479 1270,1479 1274,1483 1274,1479 1270,1474 1274,1470 1270,1466 1262,1466 1262,1462 1253,1458 1241,1445 1224,1424 1203,1395 1178,1362 1149,1324 1120,1274 1082,1220 1045,1161 1003,1099 961,1040 919,978 882,911 832,844 790,781 748,723 706,664 673,610 640,556 610,510 581,468 556,431 531,397 510,364 489,335 473,305 460,275 448,254 435,233 427,213 427,196 427,183 423,175 423,162 423,158 414,154 418,154 423,158 423,162 431,171 435,175 439,179 452,188 473,200 502,217 531,233 569,258 606,279 648,310 694,339 731,372 769,401 798,435 832,464 861,493 890,527 915,556 944,589 969,623 986,652 1003,685 1015,715 1028,744 1036,781 1045,811">
          <text:p/>
        </draw:polyline>
        <draw:polyline draw:style-name="gr2" draw:text-style-name="P1" draw:layer="layout" svg:width="1.002cm" svg:height="1.486cm" svg:x="1.757cm" svg:y="49.924cm" svg:viewBox="0 0 1003 1487" draw:points="895,1487 890,1483 886,1479 882,1479 882,1475 878,1471 874,1466 869,1458 865,1450 857,1441 849,1429 840,1416 832,1395 824,1379 811,1362 798,1340 790,1315 773,1290 757,1261 735,1232 714,1198 689,1161 664,1123 635,1086 605,1048 576,1002 547,964 514,923 480,881 443,839 409,797 376,756 338,718 309,672 280,635 246,597 221,559 192,526 171,493 146,459 125,430 104,401 88,376 71,355 59,330 46,309 38,296 25,280 21,271 8,259 8,251 4,246 0,242 8,238 4,238 8,242 13,246 8,251 13,255 21,259 29,263 42,271 59,280 75,292 96,309 121,321 142,338 171,351 200,372 234,392 271,413 309,438 351,459 397,489 443,518 489,547 534,576 576,605 614,635 651,664 689,693 722,718 761,747 794,772 824,806 853,827 874,852 903,873 928,889 945,906 961,923 974,935 982,948 991,956 995,964 999,973 1003,977 1003,981 1003,985 999,985 995,985 991,981 986,981 978,977 974,973 961,964 949,956 928,944 903,927 882,910 857,893 828,873 798,848 765,823 739,789 706,760 668,731 635,697 597,664 560,626 522,593 489,555 459,518 434,484 405,455 384,426 367,397 347,367 330,338 317,313 297,284 284,255 271,230 259,200 251,175 242,150 234,117 230,92 221,67 217,46 213,21 209,0">
          <text:p/>
        </draw:polyline>
        <draw:polyline draw:style-name="gr2" draw:text-style-name="P1" draw:layer="layout" svg:width="0.676cm" svg:height="0.902cm" svg:x="0.847cm" svg:y="42.171cm" svg:viewBox="0 0 677 903" draw:points="669,903 665,903 665,899 665,895 661,895 656,890 652,886 648,886 648,882 644,878 636,869 631,865 631,853 623,844 615,832 606,819 598,807 590,790 577,773 565,753 552,732 535,711 519,686 502,661 481,636 464,605 435,576 414,547 389,522 364,493 339,463 314,434 285,405 256,376 231,347 206,317 176,292 154,263 134,238 113,213 92,196 71,175 63,159 50,142 38,129 25,117 17,109 8,100 4,96 4,92 0,92 8,96 8,100 13,100 21,104 29,113 46,125 63,138 83,155 109,175 134,196 163,221 193,246 226,280 260,309 293,342 335,376 368,413 406,451 439,489 469,526 502,568 531,601 556,636 577,669 598,694 615,723 627,748 640,769 648,786 656,803 665,815 669,828 673,836 673,844 673,853 677,853 677,857 673,857 669,857 669,853 665,853 665,849 656,844 652,836 644,828 631,811 619,794 606,773 594,753 581,728 560,702 544,673 527,644 502,605 477,564 448,526 418,484 389,443 364,397 339,359 306,317 285,280 260,242 235,209 214,171 193,138 176,109 159,84 146,63 134,42 121,25 109,13 100,4 88,0">
          <text:p/>
        </draw:polyline>
        <draw:polyline draw:style-name="gr2" draw:text-style-name="P1" draw:layer="layout" svg:width="0.689cm" svg:height="0.835cm" svg:x="2.154cm" svg:y="53.585cm" svg:viewBox="0 0 690 836" draw:points="481,828 485,828 489,828 493,828 498,828 502,828 506,828 510,828 514,828 518,828 527,828 527,832 531,832 535,832 539,832 539,836 535,836 531,836 527,836 523,836 518,836 514,836 510,832 506,832 502,832 498,828 493,828 489,824 481,820 472,811 464,803 452,791 443,774 431,757 414,740 401,724 385,703 368,678 347,653 326,628 297,594 272,565 246,532 221,503 196,469 175,444 154,415 133,394 117,369 100,348 83,331 67,310 54,298 46,285 37,269 29,260 25,256 21,252 21,248 21,244 25,248 33,252 41,260 58,273 75,285 96,302 117,315 142,331 167,352 196,369 229,390 264,411 301,436 339,457 376,482 414,507 456,532 489,553 523,573 552,590 577,603 598,615 619,628 635,636 652,644 665,649 673,657 681,661 685,661 690,665 685,661 681,661 677,657 673,657 669,653 656,644 644,636 623,624 602,607 577,586 548,565 518,540 489,515 456,490 422,457 389,427 351,394 314,361 285,327 242,294 204,260 171,227 142,193 121,163 100,134 79,109 62,84 41,63 29,38 12,17 0,0">
          <text:p/>
        </draw:polyline>
        <draw:polyline draw:style-name="gr2" draw:text-style-name="P1" draw:layer="layout" svg:width="0.455cm" svg:height="0.851cm" svg:x="2.016cm" svg:y="60.625cm" svg:viewBox="0 0 456 852" draw:points="439,802 439,806 439,810 443,810 443,815 443,819 448,819 448,823 448,827 452,831 452,836 452,840 456,844 456,848 456,852 452,852 448,852 443,852 439,848 435,848 431,844 423,844 418,840 414,840 410,836 406,836 402,831 402,827 398,823 393,819 389,810 381,802 377,785 368,773 360,756 356,740 343,714 335,694 322,669 310,639 293,610 276,572 260,535 239,497 218,460 201,422 180,389 164,355 147,322 130,293 118,264 101,234 93,212 84,187 72,167 64,150 55,137 51,125 47,116 47,108 43,104 39,100 39,96 43,96 47,96 47,100 47,104 51,104 47,108 51,112 55,112 55,116 59,121 68,129 76,137 89,146 97,158 109,171 118,175 126,187 139,192 147,200 160,212 168,217 185,226 193,234 201,239 210,247 218,251 222,255 226,255 226,259 222,255 218,255 214,255 210,255 206,251 201,251 197,251 193,247 189,247 185,247 185,243 180,243 172,243 172,239 168,239 164,239 160,234 151,226 147,221 139,208 130,196 122,179 114,162 101,146 89,121 76,100 68,79 47,54 25,25 0,0">
          <text:p/>
        </draw:polyline>
        <draw:polyline draw:style-name="gr2" draw:text-style-name="P1" draw:layer="layout" svg:width="0.697cm" svg:height="0.722cm" svg:x="1.256cm" svg:y="62.111cm" svg:viewBox="0 0 698 723" draw:points="698,719 694,723 690,723 686,723 682,723 677,723 673,723 669,723 665,723 661,719 657,719 648,715 644,711 636,706 627,698 615,690 602,677 590,669 577,656 565,640 552,627 535,606 515,590 498,569 476,544 451,514 426,489 397,460 368,435 342,406 313,377 288,347 263,317 238,288 209,259 184,229 155,196 130,167 100,138 75,108 54,83 34,54 17,25 0,0">
          <text:p/>
        </draw:polyline>
        <draw:polyline draw:style-name="gr2" draw:text-style-name="P1" draw:layer="layout" svg:width="0.539cm" svg:height="0.542cm" svg:x="0.713cm" svg:y="64.37cm" svg:viewBox="0 0 540 543" draw:points="469,543 465,539 461,539 461,535 456,535 452,535 448,531 444,527 440,527 436,522 431,522 427,518 423,518 419,514 419,506 411,502 398,489 390,472 373,456 360,439 344,418 323,396 302,371 281,346 256,325 235,300 206,271 181,246 156,217 122,187 106,167 84,146 71,129 55,112 42,100 30,87 21,79 17,70 13,66 9,62 0,58 0,54 5,54 5,58 0,58 5,62 9,66 13,66 13,70 17,75 21,79 30,87 38,91 46,96 55,108 71,121 88,133 110,146 131,158 152,171 177,187 202,200 227,217 256,233 281,250 310,267 335,283 360,300 381,317 402,329 419,342 431,359 444,367 456,375 461,384 465,388 473,392 477,396 481,396 481,401 477,401 477,396 473,396 469,396 469,392 465,392 461,388 456,384 452,379 448,375 444,375 440,371 436,367 431,363 427,354 415,338 398,325 381,308 352,288 331,267 306,246 281,225 256,204 227,179 198,158 168,133 139,112 114,91 88,66 63,45 42,29 30,16 21,8 13,4 13,0 9,0 17,4 25,12 38,16 55,25 76,33 110,45 135,66 164,83 202,100 235,116 273,137 310,158 348,179 394,204 444,229 490,258 540,288">
          <text:p/>
        </draw:polyline>
        <draw:polyline draw:style-name="gr2" draw:text-style-name="P1" draw:layer="layout" svg:width="17.948cm" svg:height="28.424cm" svg:x="0.02cm" svg:y="36.547cm" svg:viewBox="0 0 17949 28425" draw:points="17949,28400 17945,28400 17941,28400 17941,28404 17941,28408 17941,28412 17941,28416 17945,28421 17941,28421 17936,28421 17936,28425 17932,28425 17932,28421 17928,28421 17928,28425 17928,28421 17924,28421 17920,28421 17916,28421 17911,28421 17907,28416 17911,28416 17907,28416 17911,28416 17911,28412 17911,28416 17911,28412 17916,28412 17911,28412 17907,28412 17907,28408 17907,28412 17907,28408 17903,28404 17907,28404 17903,28404 17903,28400 17907,28404 17907,28400 17903,28400 17899,28400 17899,28395 17903,28395 17899,28395 17899,28391 17895,28391 17903,28387 17899,28387 17899,28383 17895,28383 17890,28383 17895,28379 17890,28379 17895,28379 17890,28379 17890,28375 17895,28370 17895,28362 17890,28350 17886,28341 17886,28325 17882,28312 17878,28295 17870,28274 17865,28258 17861,28237 17857,28212 17849,28191 17845,28166 17836,28141 17828,28112 17819,28078 17811,28049 17803,28024 17799,28003 17794,27978 17778,27957 17774,27936 17765,27911 17761,27890 17753,27869 17749,27844 17740,27828 17732,27807 17728,27786 17719,27765 17715,27748 17711,27727 17703,27711 17694,27690 17690,27673 17686,27657 17682,27640 17673,27619 17669,27602 17661,27577 17657,27560 17648,27544 17640,27523 17636,27502 17627,27481 17619,27460 17611,27435 17598,27410 17594,27385 17582,27356 17573,27331 17561,27302 17552,27268 17540,27235 17527,27206 17519,27172 17502,27135 17490,27097 17481,27068 17469,27034 17456,27001 17448,26968 17435,26934 17427,26901 17410,26867 17398,26838 17389,26805 17381,26767 17369,26738 17356,26709 17348,26675 17339,26638 17331,26609 17327,26575 17319,26546 17310,26513 17302,26483 17289,26450 17285,26421 17277,26391 17273,26362 17268,26333 17260,26304 17256,26279 17252,26250 17248,26224 17243,26199 17235,26174 17231,26149 17222,26124 17218,26099 17214,26074 17214,26049 17210,26028 17206,26007 17197,25982 17193,25961 17181,25936 17177,25916 17172,25890 17164,25870 17160,25849 17151,25828 17147,25803 17143,25782 17135,25761 17131,25736 17122,25715 17114,25690 17110,25669 17101,25644 17097,25623 17089,25594 17085,25573 17076,25552 17072,25531 17064,25511 17060,25490 17051,25469 17043,25448 17035,25431 17026,25410 17018,25394 17010,25373 17001,25356 16993,25339 16985,25319 16972,25302 16968,25281 16955,25260 16943,25239 16934,25218 16922,25193 16905,25168 16893,25139 16868,25089 16843,25035 16818,24985 16792,24934 16759,24884 16734,24838 16709,24792 16688,24747 16667,24709 16634,24671 16600,24634 16580,24592 16555,24550 16534,24509 16509,24467 16479,24425 16454,24379 16433,24329 16417,24283 16388,24237 16362,24191 16342,24141 16312,24091 16300,24041 16279,23991 16254,23937 16229,23886 16208,23836 16187,23786 16162,23736 16141,23690 16116,23640 16079,23594 16058,23544 16037,23490 16016,23440 15995,23385 15974,23335 15945,23281 15924,23227 15912,23173 15891,23122 15870,23064 15849,23010 15832,22964 15816,22914 15803,22864 15786,22818 15778,22768 15761,22722 15745,22672 15728,22626 15711,22576 15699,22525 15686,22480 15669,22429 15640,22388 15619,22342 15607,22300 15594,22258 15582,22217 15557,22179 15540,22141 15523,22100 15515,22066 15494,22033 15482,21995 15465,21962 15448,21933 15440,21899 15419,21870 15402,21845 15386,21816 15381,21786 15361,21761 15344,21736 15331,21707 15319,21686 15302,21661 15290,21640 15277,21619 15260,21599 15235,21578 15223,21561 15206,21544 15194,21523 15181,21507 15168,21494 15156,21478 15139,21461 15139,21444 15131,21432 15118,21419 15110,21411 15106,21402 15102,21394 15098,21390 15098,21386 15110,21381 15106,21381 15110,21381 15102,21381 15106,21381 15093,21381 15089,21381 15098,21381 15093,21381 15098,21381 15089,21381 15085,21381 15085,21377 15081,21377 15081,21381 15081,21377 15072,21377 15068,21373 15077,21377 15085,21377 15093,21377 15093,21373 15089,21373 15081,21377 15077,21377 15072,21365 15064,21348 15047,21323 15027,21294 15006,21265 14976,21231 14947,21189 14910,21144 14885,21093 14847,21048 14805,21002 14772,20956 14734,20906 14701,20851 14659,20797 14622,20739 14576,20684 14542,20622 14505,20567 14471,20505 14442,20446 14404,20388 14379,20329 14354,20275 14342,20212 14317,20158 14292,20104 14275,20050 14250,19995 14229,19941 14208,19887 14192,19833 14158,19778 14133,19724 14116,19674 14100,19624 14091,19578 14066,19532 14054,19482 14037,19436 14020,19394 14012,19352 14000,19302 13979,19261 13949,19219 13937,19177 13916,19135 13891,19094 13870,19052 13849,19010 13824,18968 13803,18931 13782,18885 13762,18847 13741,18810 13720,18772 13699,18735 13678,18697 13657,18659 13640,18626 13620,18588 13599,18555 13582,18522 13565,18484 13549,18455 13536,18426 13511,18396 13490,18367 13474,18338 13461,18313 13440,18284 13419,18254 13407,18229 13398,18200 13386,18175 13373,18146 13361,18121 13344,18087 13336,18062 13319,18037 13307,18008 13286,17983 13269,17954 13252,17925 13240,17895 13210,17866 13190,17837 13177,17808 13160,17778 13148,17749 13127,17724 13114,17691 13102,17666 13106,17637 13089,17611 13073,17586 13060,17557 13048,17528 13035,17495 13027,17465 13010,17432 12989,17403 12977,17369 12960,17336 12947,17303 12931,17265 12910,17232 12893,17194 12872,17156 12856,17119 12839,17081 12826,17044 12801,17006 12789,16969 12772,16931 12755,16893 12739,16856 12726,16814 12701,16776 12684,16739 12672,16706 12659,16668 12643,16630 12618,16593 12601,16555 12588,16513 12580,16476 12559,16438 12543,16392 12530,16355 12517,16313 12513,16271 12492,16234 12480,16196 12467,16159 12459,16121 12442,16083 12426,16046 12409,16012 12396,15975 12396,15937 12380,15896 12363,15858 12342,15825 12330,15791 12317,15754 12300,15720 12284,15687 12250,15653 12238,15620 12221,15591 12200,15557 12183,15516 12163,15482 12142,15445 12125,15411 12113,15374 12096,15336 12079,15299 12058,15261 12042,15223 12021,15182 12000,15144 11975,15098 11946,15061 11916,15019 11891,14981 11866,14939 11841,14902 11816,14864 11791,14827 11766,14789 11745,14752 11720,14710 11699,14672 11682,14635 11662,14593 11637,14555 11616,14514 11595,14476 11566,14434 11545,14397 11524,14359 11495,14317 11478,14280 11457,14242 11432,14205 11411,14171 11399,14138 11386,14100 11369,14067 11353,14029 11332,13996 11315,13958 11286,13921 11265,13887 11248,13854 11223,13816 11202,13783 11182,13750 11156,13712 11136,13679 11123,13641 11098,13603 11073,13570 11052,13532 11023,13495 11006,13462 10985,13428 10960,13395 10944,13361 10927,13328 10906,13295 10881,13257 10864,13224 10839,13186 10818,13148 10797,13111 10768,13073 10747,13040 10731,13006 10706,12973 10685,12940 10668,12906 10647,12873 10630,12839 10618,12806 10597,12768 10580,12735 10568,12702 10559,12668 10539,12635 10522,12601 10505,12568 10497,12530 10484,12497 10463,12464 10447,12426 10430,12393 10413,12359 10392,12326 10376,12293 10347,12259 10330,12230 10313,12197 10292,12163 10276,12134 10251,12100 10230,12067 10213,12034 10196,12000 10171,11971 10150,11929 10125,11896 10109,11863 10088,11825 10063,11792 10038,11754 10008,11716 9975,11683 9950,11645 9925,11608 9896,11570 9866,11533 9846,11499 9821,11462 9804,11428 9787,11391 9766,11357 9741,11320 9716,11286 9687,11253 9666,11215 9645,11182 9620,11144 9608,11111 9587,11082 9566,11048 9545,11015 9528,10982 9512,10948 9491,10915 9466,10881 9436,10844 9416,10810 9391,10777 9365,10748 9345,10714 9303,10681 9278,10648 9244,10618 9215,10581 9186,10547 9157,10506 9128,10472 9098,10435 9082,10397 9052,10364 9023,10326 8998,10293 8973,10259 8943,10226 8914,10192 8889,10155 8864,10122 8834,10088 8813,10051 8793,10017 8767,9984 8738,9950 8713,9913 8688,9879 8663,9842 8638,9804 8613,9767 8580,9733 8555,9696 8530,9662 8500,9629 8475,9595 8454,9562 8429,9533 8400,9499 8375,9462 8350,9428 8325,9399 8300,9366 8275,9337 8246,9303 8216,9270 8191,9241 8170,9207 8141,9174 8112,9136 8083,9099 8058,9061 8020,9028 7991,8990 7962,8953 7928,8915 7899,8882 7874,8844 7845,8806 7811,8765 7791,8731 7757,8694 7724,8656 7695,8619 7665,8581 7640,8543 7611,8510 7582,8477 7553,8435 7523,8401 7494,8368 7469,8330 7440,8297 7398,8264 7373,8226 7344,8189 7319,8151 7294,8109 7260,8072 7223,8034 7194,7992 7169,7955 7131,7913 7093,7875 7052,7834 7014,7788 6976,7746 6935,7704 6893,7658 6851,7617 6809,7575 6772,7529 6726,7487 6684,7437 6643,7395 6601,7349 6559,7308 6521,7257 6480,7212 6438,7157 6400,7111 6363,7061 6325,7011 6288,6957 6246,6907 6208,6857 6171,6802 6137,6752 6096,6702 6058,6652 6020,6606 5983,6560 5954,6510 5920,6460 5879,6414 5841,6368 5799,6318 5757,6268 5707,6222 5661,6172 5616,6118 5557,6067 5511,6021 5465,5975 5423,5925 5382,5879 5340,5829 5294,5787 5252,5741 5215,5699 5177,5657 5140,5612 5102,5570 5060,5528 5023,5482 4993,5436 4960,5390 4922,5349 4885,5307 4843,5265 4806,5219 4768,5173 4722,5127 4684,5085 4639,5040 4605,4994 4563,4948 4526,4906 4484,4856 4438,4810 4396,4768 4355,4722 4313,4676 4259,4635 4213,4593 4175,4547 4133,4501 4096,4455 4058,4409 4017,4363 3975,4317 3941,4271 3904,4217 3862,4171 3820,4125 3779,4079 3754,4054 3728,4029 3708,4004 3683,3979 3658,3950 3628,3921 3599,3891 3566,3858 3532,3829 3495,3795 3461,3762 3424,3724 3386,3687 3349,3649 3311,3603 3261,3562 3219,3520 3177,3478 3131,3432 3090,3390 3044,3349 2998,3303 2952,3257 2914,3215 2868,3173 2827,3132 2785,3090 2735,3048 2693,3002 2647,2956 2601,2919 2564,2877 2522,2835 2480,2793 2438,2752 2401,2706 2363,2664 2326,2622 2288,2580 2242,2539 2201,2497 2163,2455 2125,2409 2088,2368 2046,2326 2017,2284 1979,2242 1946,2205 1912,2163 1879,2121 1846,2080 1816,2038 1779,2000 1750,1963 1720,1925 1695,1887 1670,1850 1649,1812 1624,1775 1599,1737 1574,1700 1553,1666 1528,1633 1499,1599 1474,1562 1445,1528 1416,1499 1391,1466 1361,1432 1336,1399 1307,1366 1274,1336 1244,1303 1215,1274 1186,1245 1157,1215 1128,1186 1103,1157 1073,1128 1048,1098 1023,1069 994,1040 969,1011 944,981 923,956 890,927 865,902 840,873 819,848 789,819 764,794 739,764 714,739 689,710 664,685 639,660 618,635 593,610 572,589 551,564 531,539 510,518 489,493 464,468 443,447 426,426 405,401 384,380 372,359 351,339 334,318 313,297 288,276 268,255 247,234 226,213 201,192 180,172 163,147 138,121 113,96 88,76 59,50 34,25 0,0">
          <text:p/>
        </draw:polyline>
        <draw:polyline draw:style-name="gr2" draw:text-style-name="P1" draw:layer="layout" svg:width="20.594cm" svg:height="31.876cm" svg:x="0.037cm" svg:y="33.399cm" svg:viewBox="0 0 20595 31877" draw:points="20595,31877 20591,31877 20587,31877 20583,31877 20579,31877 20575,31877 20570,31877 20566,31877 20558,31873 20554,31873 20549,31877 20545,31877 20537,31877 20533,31877 20529,31877 20524,31877 20516,31877 20512,31877 20508,31877 20504,31873 20499,31873 20491,31873 20483,31873 20479,31873 20474,31869 20470,31869 20466,31869 20462,31869 20458,31865 20454,31865 20449,31865 20445,31861 20441,31857 20433,31852 20420,31844 20412,31840 20399,31836 20391,31827 20383,31819 20370,31811 20357,31802 20345,31794 20337,31786 20324,31777 20316,31769 20307,31761 20295,31752 20291,31748 20282,31740 20278,31736 20278,31731 20274,31731 20278,31727 20274,31723 20270,31719 20270,31715 20266,31710 20266,31706 20261,31706 20261,31702 20257,31702 20257,31698 20257,31694 20253,31694 20249,31690 20245,31690 20241,31690 20236,31690 20236,31685 20232,31685 20236,31681 20232,31677 20232,31665 20228,31656 20220,31644 20216,31635 20211,31623 20207,31606 20203,31589 20195,31569 20190,31552 20186,31535 20182,31514 20174,31493 20165,31473 20157,31447 20153,31431 20145,31410 20140,31397 20136,31381 20132,31364 20128,31347 20124,31335 20119,31322 20115,31310 20111,31297 20111,31285 20107,31276 20103,31264 20107,31255 20107,31243 20103,31235 20103,31226 20099,31218 20099,31209 20099,31201 20094,31189 20099,31180 20094,31172 20090,31159 20090,31151 20086,31139 20082,31126 20078,31113 20074,31101 20069,31093 20065,31076 20061,31059 20053,31047 20044,31030 20040,31013 20032,30997 20028,30976 20015,30959 20007,30942 20003,30921 19994,30905 19986,30884 19978,30863 19973,30846 19965,30830 19957,30809 19948,30788 19944,30771 19936,30754 19932,30738 19923,30721 19919,30704 19911,30688 19907,30675 19902,30658 19894,30642 19890,30629 19886,30608 19877,30596 19873,30583 19869,30567 19861,30554 19856,30541 19852,30529 19844,30516 19844,30504 19840,30487 19831,30475 19827,30458 19823,30445 19819,30433 19815,30416 19811,30404 19806,30387 19802,30374 19794,30358 19786,30345 19786,30329 19781,30312 19773,30295 19769,30278 19760,30262 19756,30245 19748,30228 19740,30212 19735,30195 19727,30178 19719,30157 19715,30141 19706,30124 19702,30107 19698,30095 19694,30078 19689,30061 19685,30049 19677,30036 19673,30028 19669,30011 19660,30003 19660,29990 19656,29982 19652,29970 19644,29961 19644,29953 19639,29940 19631,29928 19627,29919 19619,29907 19610,29894 19606,29882 19598,29869 19589,29853 19581,29836 19573,29823 19560,29807 19552,29790 19539,29773 19531,29757 19523,29740 19510,29719 19502,29706 19485,29690 19477,29673 19468,29656 19460,29640 19447,29623 19435,29606 19426,29594 19414,29573 19406,29556 19397,29539 19389,29523 19381,29506 19368,29485 19360,29460 19347,29439 19335,29414 19326,29393 19314,29368 19301,29347 19289,29318 19280,29297 19272,29272 19255,29247 19243,29222 19234,29197 19222,29176 19214,29151 19201,29126 19189,29105 19180,29080 19172,29055 19159,29034 19151,29013 19138,28988 19130,28963 19118,28938 19105,28917 19097,28888 19088,28867 19076,28846 19063,28826 19055,28800 19042,28780 19030,28759 19017,28738 19005,28717 18992,28696 18980,28679 18963,28659 18951,28638 18938,28617 18926,28600 18909,28579 18896,28558 18888,28537 18871,28517 18859,28487 18846,28467 18838,28441 18821,28412 18804,28387 18792,28358 18775,28329 18750,28266 18721,28208 18692,28145 18662,28082 18633,28028 18604,27974 18583,27924 18554,27878 18529,27832 18504,27786 18479,27736 18450,27682 18420,27631 18391,27577 18362,27523 18345,27465 18320,27406 18291,27343 18266,27281 18245,27210 18220,27143 18195,27076 18170,27005 18141,26938 18120,26867 18095,26797 18070,26721 18045,26650 18020,26575 18007,26500 17986,26421 17957,26346 17936,26266 17919,26187 17899,26112 17886,26037 17865,25966 17832,25891 17811,25815 17790,25736 17765,25665 17744,25586 17723,25511 17694,25435 17673,25360 17648,25285 17631,25210 17610,25139 17594,25064 17577,24993 17556,24922 17539,24851 17519,24776 17498,24709 17473,24638 17456,24571 17431,24504 17402,24438 17377,24375 17356,24308 17335,24241 17314,24183 17297,24120 17276,24058 17256,23999 17243,23937 17222,23874 17201,23807 17176,23745 17160,23686 17134,23624 17118,23561 17101,23502 17084,23444 17072,23390 17055,23327 17047,23273 17030,23219 17013,23160 16993,23106 16972,23052 16955,22997 16938,22943 16913,22889 16897,22830 16880,22776 16863,22726 16855,22672 16838,22622 16821,22571 16801,22521 16792,22475 16771,22429 16750,22379 16730,22329 16704,22288 16679,22242 16663,22200 16642,22158 16617,22112 16596,22070 16575,22033 16550,21995 16529,21954 16512,21916 16487,21883 16467,21849 16446,21816 16425,21787 16408,21757 16387,21728 16371,21703 16345,21678 16320,21653 16304,21632 16283,21603 16266,21586 16249,21565 16233,21544 16216,21528 16199,21511 16195,21498 16183,21486 16166,21473 16153,21461 16137,21453 16128,21440 16120,21432 16107,21423 16095,21419 16091,21411 16078,21402 16070,21398 16053,21390 16045,21382 16028,21369 16012,21361 15995,21344 15978,21331 15957,21311 15932,21290 15915,21273 15882,21252 15857,21231 15828,21210 15803,21189 15769,21164 15744,21139 15719,21114 15694,21085 15665,21056 15636,21022 15607,20989 15577,20956 15552,20922 15523,20889 15490,20856 15460,20822 15427,20789 15394,20755 15364,20718 15331,20684 15298,20651 15260,20618 15231,20584 15202,20547 15164,20513 15139,20476 15110,20438 15081,20396 15047,20354 15030,20317 15001,20271 14968,20229 14939,20187 14905,20146 14876,20104 14855,20058 14826,20012 14784,19970 14755,19929 14721,19883 14684,19837 14650,19795 14617,19753 14575,19712 14542,19661 14509,19616 14475,19574 14442,19528 14408,19482 14379,19432 14346,19386 14312,19332 14283,19286 14250,19240 14216,19194 14183,19144 14141,19098 14104,19052 14066,19002 14033,18952 13991,18902 13962,18856 13924,18806 13887,18755 13849,18710 13811,18659 13770,18609 13736,18559 13703,18509 13649,18463 13619,18413 13586,18367 13557,18321 13532,18267 13507,18221 13477,18175 13452,18129 13431,18087 13411,18046 13386,18004 13356,17962 13327,17925 13298,17883 13269,17841 13239,17799 13210,17762 13168,17720 13135,17678 13106,17637 13081,17599 13047,17557 13018,17516 12989,17478 12964,17440 12943,17403 12922,17365 12893,17332 12868,17298 12851,17265 12830,17227 12805,17194 12776,17156 12755,17123 12726,17090 12701,17060 12676,17031 12647,17002 12622,16973 12596,16944 12576,16918 12546,16889 12521,16856 12500,16827 12480,16802 12463,16772 12438,16743 12417,16718 12400,16693 12388,16668 12375,16643 12359,16618 12342,16593 12321,16568 12304,16543 12288,16518 12271,16488 12254,16468 12229,16443 12208,16422 12196,16397 12179,16376 12166,16351 12146,16330 12129,16305 12112,16284 12096,16259 12083,16234 12066,16213 12050,16188 12029,16167 12012,16138 11995,16113 11979,16088 11958,16063 11945,16038 11924,16017 11908,15992 11887,15967 11874,15942 11858,15916 11837,15896 11816,15871 11791,15846 11774,15816 11757,15787 11741,15762 11720,15733 11699,15704 11682,15674 11670,15645 11657,15616 11636,15587 11620,15557 11603,15528 11590,15499 11574,15470 11553,15441 11532,15411 11511,15378 11486,15345 11465,15315 11432,15282 11407,15253 11386,15219 11361,15186 11336,15157 11315,15123 11290,15090 11265,15052 11244,15019 11219,14981 11194,14948 11165,14910 11139,14869 11114,14831 11085,14789 11056,14752 11039,14710 11023,14668 10998,14626 10972,14585 10952,14547 10922,14505 10897,14464 10876,14422 10851,14379 10818,14337 10797,14296 10772,14250 10751,14208 10726,14166 10697,14124 10676,14083 10651,14041 10630,13995 10601,13953 10580,13907 10555,13861 10534,13815 10501,13774 10480,13728 10451,13682 10426,13636 10409,13590 10380,13544 10355,13498 10325,13444 10313,13398 10284,13348 10258,13302 10228,13252 10195,13202 10162,13152 10132,13102 10107,13047 10074,12997 10045,12943 10020,12893 9990,12839 9961,12784 9936,12734 9907,12676 9878,12626 9848,12575 9811,12530 9782,12479 9752,12434 9723,12383 9694,12338 9661,12283 9631,12229 9602,12175 9577,12125 9544,12070 9514,12016 9485,11962 9452,11908 9418,11853 9381,11799 9347,11749 9314,11695 9272,11640 9231,11586 9193,11528 9155,11473 9126,11419 9093,11365 9059,11310 9014,11252 8976,11198 8938,11139 8905,11085 8872,11027 8826,10972 8801,10918 8763,10864 8730,10809 8705,10755 8671,10701 8638,10647 8600,10592 8567,10542 8521,10488 8479,10434 8442,10371 8400,10317 8358,10258 8320,10204 8279,10150 8245,10096 8204,10037 8170,9983 8133,9929 8103,9878 8066,9828 8024,9778 7991,9732 7957,9678 7928,9632 7895,9586 7861,9536 7824,9490 7790,9440 7757,9394 7723,9344 7690,9298 7648,9248 7607,9206 7573,9160 7536,9114 7498,9073 7460,9027 7423,8977 7389,8931 7356,8889 7323,8843 7289,8797 7256,8755 7222,8709 7193,8668 7156,8618 7126,8572 7093,8530 7064,8484 7030,8442 6993,8401 6955,8359 6926,8313 6893,8267 6859,8225 6826,8183 6792,8142 6759,8100 6726,8054 6692,8012 6651,7962 6613,7916 6580,7874 6542,7829 6500,7787 6463,7741 6425,7695 6392,7653 6354,7603 6321,7557 6292,7507 6258,7461 6225,7415 6191,7369 6162,7323 6129,7273 6095,7227 6066,7186 6016,7144 5983,7098 5949,7056 5912,7014 5874,6973 5828,6923 5791,6881 5753,6839 5715,6793 5674,6751 5632,6705 5590,6664 5553,6618 5515,6576 5473,6534 5436,6493 5398,6451 5361,6409 5323,6367 5285,6321 5256,6280 5219,6238 5181,6196 5143,6154 5102,6113 5064,6071 5022,6029 4989,5983 4943,5937 4910,5895 4872,5850 4835,5808 4793,5762 4755,5716 4713,5666 4672,5620 4630,5574 4584,5528 4538,5478 4484,5432 4442,5382 4392,5328 4342,5278 4292,5223 4237,5173 4192,5127 4146,5081 4104,5031 4058,4985 4012,4939 3975,4898 3933,4852 3899,4806 3858,4760 3816,4706 3774,4660 3745,4614 3703,4564 3661,4518 3645,4493 3624,4468 3603,4443 3578,4409 3557,4380 3528,4351 3503,4322 3478,4288 3448,4255 3419,4217 3386,4180 3348,4138 3315,4096 3277,4046 3240,4000 3198,3950 3152,3900 3106,3850 3060,3800 3006,3741 2956,3687 2906,3637 2856,3583 2801,3524 2751,3470 2697,3411 2639,3353 2588,3295 2530,3240 2476,3182 2417,3123 2367,3065 2313,3011 2263,2952 2213,2898 2163,2839 2113,2777 2062,2718 2012,2664 1966,2606 1920,2551 1875,2489 1833,2434 1791,2376 1753,2322 1712,2263 1674,2205 1632,2146 1591,2088 1541,2029 1495,1971 1449,1913 1403,1854 1357,1796 1307,1733 1261,1675 1211,1616 1161,1558 1115,1503 1069,1441 1010,1387 964,1332 919,1278 877,1224 831,1169 793,1111 756,1057 722,1007 685,957 647,906 614,856 580,806 551,752 514,702 480,652 447,606 418,556 384,510 351,464 313,414 280,368 246,322 209,276 175,230 138,184 104,142 71,96 33,46 0,0">
          <text:p/>
        </draw:polyline>
        <draw:polyline draw:style-name="gr2" draw:text-style-name="P1" draw:layer="layout" svg:width="21.108cm" svg:height="32.481cm" svg:x="0.012cm" svg:y="33.525cm" svg:viewBox="0 0 21109 32482" draw:points="0,0 0,8 4,16 8,25 13,29 13,33 13,37 17,37 13,37 8,37 13,37 17,33 21,33 21,37 17,37 21,37 21,41 25,41 29,41 29,46 25,50 29,50 38,58 50,66 63,75 79,83 96,96 113,108 125,121 146,137 167,154 196,171 221,192 251,213 280,233 309,254 338,284 367,304 397,325 426,346 451,367 480,388 505,409 530,430 564,455 589,476 614,496 630,517 660,538 681,563 701,584 726,609 747,630 764,651 785,672 802,697 822,718 839,739 856,760 873,780 885,805 902,826 918,847 935,872 952,897 969,922 994,943 1015,968 1040,993 1073,1018 1098,1043 1127,1068 1156,1094 1190,1119 1219,1144 1248,1177 1282,1202 1315,1231 1348,1261 1382,1290 1415,1315 1453,1344 1482,1373 1511,1402 1545,1432 1570,1465 1599,1494 1628,1528 1657,1557 1687,1590 1716,1624 1745,1653 1778,1686 1808,1720 1837,1749 1866,1787 1895,1820 1925,1849 1954,1883 1979,1916 2008,1945 2046,1979 2075,2012 2104,2041 2129,2075 2154,2108 2179,2141 2209,2171 2234,2204 2259,2233 2288,2267 2317,2300 2346,2333 2375,2367 2405,2409 2434,2442 2467,2480 2497,2517 2526,2555 2563,2592 2601,2630 2639,2667 2672,2709 2705,2751 2743,2793 2776,2834 2814,2876 2847,2922 2885,2964 2918,3006 2952,3052 2989,3102 3023,3148 3064,3194 3102,3244 3135,3290 3169,3340 3206,3390 3240,3444 3273,3494 3340,3590 3398,3686 3453,3774 3503,3862 3553,3941 3595,4012 3628,4074 3661,4137 3699,4196 3732,4254 3770,4317 3807,4379 3845,4442 3878,4509 3916,4575 3949,4642 3983,4709 4020,4772 4054,4838 4087,4901 4121,4964 4158,5035 4192,5106 4229,5172 4267,5248 4296,5319 4338,5398 4379,5469 4417,5540 4450,5615 4488,5686 4526,5753 4567,5828 4609,5899 4651,5966 4688,6037 4730,6108 4768,6174 4809,6250 4851,6321 4885,6387 4922,6458 4964,6529 5006,6600 5043,6667 5085,6734 5127,6801 5168,6868 5219,6934 5260,7005 5298,7076 5340,7147 5381,7218 5419,7285 5465,7356 5511,7435 5553,7502 5603,7573 5653,7644 5707,7711 5757,7786 5807,7853 5853,7924 5903,7991 5945,8057 5987,8128 6028,8195 6066,8262 6120,8329 6162,8396 6204,8458 6241,8529 6279,8592 6325,8659 6367,8721 6408,8784 6442,8855 6484,8917 6529,8980 6571,9047 6621,9109 6663,9176 6705,9243 6747,9310 6784,9373 6826,9439 6880,9502 6918,9569 6959,9636 7001,9698 7043,9761 7093,9823 7131,9886 7172,9949 7202,10015 7239,10078 7273,10137 7310,10199 7344,10258 7373,10312 7406,10370 7440,10425 7473,10479 7506,10533 7540,10583 7573,10638 7607,10688 7640,10746 7669,10796 7698,10846 7728,10901 7761,10951 7794,11005 7832,11055 7865,11109 7895,11168 7928,11218 7974,11272 8003,11322 8041,11377 8078,11431 8103,11481 8141,11539 8183,11589 8229,11644 8270,11698 8320,11752 8354,11807 8404,11865 8454,11919 8512,11978 8571,12032 8617,12086 8663,12145 8713,12199 8767,12249 8805,12303 8842,12353 8880,12399 8905,12449 8947,12504 8980,12554 9018,12604 9055,12654 9089,12704 9122,12754 9160,12809 9197,12863 9235,12909 9268,12959 9302,13009 9335,13055 9381,13101 9414,13143 9448,13193 9485,13239 9519,13284 9552,13330 9590,13376 9627,13422 9665,13468 9706,13514 9744,13568 9786,13614 9832,13660 9886,13706 9928,13752 9974,13798 10020,13848 10066,13894 10111,13936 10153,13982 10199,14028 10241,14069 10274,14115 10316,14165 10362,14207 10404,14249 10454,14291 10496,14337 10541,14378 10580,14420 10626,14466 10668,14508 10709,14550 10755,14595 10793,14637 10835,14679 10872,14725 10914,14771 10968,14813 11010,14854 11052,14896 11089,14938 11139,14980 11185,15017 11227,15063 11273,15101 11311,15142 11352,15184 11394,15227 11436,15269 11473,15315 11511,15360 11553,15406 11595,15452 11645,15494 11686,15536 11728,15578 11766,15619 11807,15665 11849,15703 11891,15740 11933,15778 11958,15811 11999,15845 12037,15878 12075,15912 12112,15945 12154,15974 12196,16003 12229,16033 12271,16062 12308,16091 12346,16120 12384,16150 12421,16179 12455,16212 12496,16246 12542,16279 12584,16308 12621,16342 12672,16375 12713,16404 12747,16433 12793,16471 12830,16500 12864,16529 12901,16559 12935,16588 12968,16617 13006,16646 13043,16671 13072,16701 13106,16734 13143,16763 13173,16788 13206,16818 13248,16847 13277,16872 13306,16901 13340,16930 13369,16959 13398,16993 13431,17026 13465,17056 13482,17089 13515,17118 13548,17147 13582,17181 13611,17210 13657,17243 13686,17273 13719,17306 13753,17339 13778,17369 13811,17402 13845,17440 13882,17473 13912,17506 13949,17544 13991,17577 14024,17619 14066,17653 14099,17686 14137,17719 14170,17753 14204,17786 14237,17820 14262,17857 14296,17890 14329,17928 14354,17966 14383,17999 14412,18037 14442,18070 14467,18108 14496,18149 14517,18187 14546,18225 14579,18266 14617,18304 14646,18341 14667,18379 14696,18417 14726,18454 14763,18492 14788,18529 14813,18567 14838,18604 14863,18642 14893,18680 14918,18713 14939,18746 14959,18780 14976,18813 14997,18842 15014,18876 15035,18909 15047,18943 15076,18980 15097,19014 15114,19051 15143,19089 15156,19122 15172,19160 15189,19197 15206,19235 15210,19272 15231,19310 15247,19348 15268,19385 15289,19431 15302,19469 15323,19506 15343,19548 15369,19590 15385,19631 15406,19673 15431,19715 15452,19757 15477,19798 15498,19844 15523,19890 15544,19932 15561,19978 15581,20024 15594,20074 15615,20120 15632,20170 15652,20216 15657,20270 15677,20316 15698,20370 15715,20421 15736,20471 15757,20521 15778,20575 15794,20629 15824,20688 15840,20755 15861,20817 15886,20880 15899,20947 15924,21018 15949,21084 15978,21151 16003,21226 16037,21293 16066,21360 16091,21427 16124,21498 16153,21569 16183,21644 16212,21715 16245,21786 16270,21857 16304,21928 16333,21999 16358,22074 16396,22149 16425,22224 16454,22299 16487,22374 16521,22450 16554,22529 16588,22604 16625,22679 16646,22754 16679,22830 16713,22905 16750,22980 16792,23055 16821,23126 16851,23201 16884,23272 16917,23347 16947,23427 16980,23506 17009,23581 17030,23660 17059,23740 17093,23815 17122,23894 17159,23969 17193,24044 17226,24120 17264,24195 17297,24270 17343,24349 17377,24424 17414,24500 17448,24575 17485,24654 17519,24733 17552,24804 17590,24875 17619,24950 17652,25021 17681,25092 17706,25168 17736,25234 17769,25305 17798,25376 17823,25443 17848,25510 17882,25577 17907,25648 17940,25710 17965,25773 17994,25831 18011,25894 18036,25957 18070,26015 18095,26078 18124,26140 18153,26203 18182,26266 18216,26324 18253,26387 18283,26445 18312,26508 18341,26562 18370,26616 18399,26671 18433,26725 18458,26779 18479,26833 18504,26892 18525,26942 18550,26996 18575,27046 18591,27101 18617,27151 18642,27205 18667,27255 18704,27305 18729,27359 18750,27405 18779,27455 18804,27501 18829,27547 18854,27593 18867,27614 18884,27639 18892,27668 18905,27693 18921,27723 18946,27756 18963,27785 18984,27819 19005,27852 19026,27885 19047,27923 19072,27956 19097,27994 19126,28032 19151,28073 19176,28111 19201,28153 19230,28190 19255,28228 19280,28265 19310,28303 19335,28341 19364,28378 19389,28416 19418,28457 19447,28499 19472,28537 19502,28578 19527,28620 19552,28666 19577,28712 19602,28762 19627,28812 19656,28871 19681,28929 19706,28992 19731,29059 19760,29125 19790,29192 19815,29267 19844,29338 19873,29413 19902,29484 19936,29560 19961,29639 19998,29710 20028,29789 20061,29869 20094,29940 20124,30011 20161,30081 20195,30152 20224,30219 20257,30286 20286,30349 20320,30411 20349,30478 20382,30541 20412,30608 20441,30666 20470,30724 20495,30783 20520,30841 20549,30900 20579,30958 20600,31017 20620,31075 20645,31134 20662,31192 20683,31250 20704,31313 20725,31367 20741,31426 20767,31488 20783,31543 20800,31597 20817,31651 20838,31706 20850,31760 20871,31814 20883,31864 20900,31914 20917,31969 20929,32015 20946,32060 20963,32102 20975,32144 20992,32181 21005,32223 21013,32261 21030,32298 21046,32336 21059,32374 21071,32407 21088,32449 21109,32482">
          <text:p/>
        </draw:polyline>
        <draw:polyline draw:style-name="gr2" draw:text-style-name="P1" draw:layer="layout" svg:width="17.521cm" svg:height="22.01cm" svg:x="0.789cm" svg:y="33.22cm" svg:viewBox="0 0 17522 22011" draw:points="8,0 8,4 4,8 4,17 4,21 4,25 0,25 0,29 0,33 0,37 4,42 4,46 8,50 12,58 16,63 20,67 25,75 29,79 33,88 41,96 45,100 54,108 62,117 71,125 75,134 83,138 87,146 96,154 100,163 104,171 104,175 108,184 112,192 116,200 116,204 121,213 121,221 121,225 121,234 121,238 125,246 121,250 121,259 121,263 121,267 121,275 116,280 112,284 108,292 108,296 108,301 104,305 100,309 100,313 96,313 91,317 87,317 87,321 83,321 83,326 79,326 79,330 75,326 71,330 66,330 62,330 66,330 66,334 62,334 66,334 66,338 71,338 75,342 79,342 83,346 91,351 96,355 104,359 112,363 121,371 129,376 141,384 150,392 158,397 171,409 187,417 208,426 229,438 246,451 263,459 283,472 300,480 321,493 342,505 363,518 388,530 409,543 430,555 455,568 484,584 505,597 526,614 542,630 563,647 584,668 609,685 626,705 647,722 668,743 688,764 709,785 730,806 751,831 772,852 797,877 818,902 839,927 864,956 889,985 914,1010 939,1039 964,1069 993,1094 1022,1123 1052,1152 1081,1181 1110,1211 1143,1244 1177,1277 1214,1311 1248,1344 1281,1378 1319,1411 1356,1449 1398,1486 1444,1524 1490,1570 1536,1611 1586,1653 1636,1699 1690,1745 1749,1795 1807,1849 1862,1900 1920,1950 1978,2004 2037,2058 2095,2108 2154,2167 2216,2221 2279,2279 2392,2388 2492,2492 2588,2588 2680,2676 2763,2764 2838,2843 2909,2914 2976,2977 3035,3043 3097,3106 3164,3169 3223,3231 3289,3294 3348,3361 3410,3423 3473,3486 3544,3549 3611,3620 3682,3682 3749,3749 3820,3816 3886,3878 3953,3954 4024,4020 4087,4083 4162,4150 4233,4225 4304,4292 4379,4363 4458,4430 4538,4505 4625,4580 4709,4655 4792,4730 4876,4809 4955,4885 5034,4960 5110,5031 5180,5110 5251,5181 5322,5252 5385,5323 5452,5398 5523,5469 5594,5544 5673,5615 5744,5690 5815,5766 5886,5841 5961,5916 6032,5991 6107,6066 6174,6141 6241,6216 6308,6292 6379,6367 6450,6442 6521,6513 6583,6588 6658,6667 6725,6743 6792,6813 6863,6884 6934,6964 7001,7035 7067,7106 7143,7181 7201,7256 7268,7331 7335,7406 7401,7481 7464,7561 7535,7636 7606,7707 7673,7778 7748,7849 7811,7924 7873,7991 7936,8058 7991,8124 8050,8200 8108,8266 8166,8333 8229,8400 8288,8467 8346,8542 8404,8609 8471,8676 8530,8742 8592,8805 8651,8876 8701,8943 8755,9005 8809,9068 8864,9126 8914,9193 8972,9252 9022,9314 9077,9373 9123,9435 9173,9498 9214,9556 9260,9615 9310,9673 9356,9728 9402,9786 9452,9840 9498,9895 9536,9949 9598,10003 9640,10053 9686,10108 9728,10166 9770,10220 9811,10275 9857,10329 9912,10383 9957,10437 9999,10496 10045,10546 10087,10596 10133,10646 10179,10700 10229,10750 10271,10805 10325,10859 10375,10913 10425,10968 10479,11018 10529,11072 10580,11130 10625,11185 10667,11235 10701,11289 10742,11339 10784,11393 10826,11452 10872,11506 10913,11556 10955,11611 10993,11665 11043,11715 11093,11765 11135,11823 11172,11874 11206,11924 11243,11978 11281,12032 11323,12082 11364,12141 11406,12199 11448,12254 11490,12308 11536,12362 11586,12416 11640,12479 11686,12533 11728,12592 11765,12646 11811,12704 11861,12763 11903,12830 11953,12892 11991,12955 12037,13022 12091,13084 12141,13151 12187,13222 12237,13289 12287,13352 12333,13418 12379,13481 12425,13548 12471,13610 12517,13677 12558,13740 12604,13802 12654,13869 12696,13936 12738,13999 12780,14065 12821,14128 12863,14195 12909,14262 12955,14328 13005,14395 13043,14462 13097,14529 13147,14600 13197,14671 13243,14742 13289,14817 13339,14888 13381,14963 13431,15042 13477,15113 13527,15189 13569,15264 13615,15339 13665,15418 13711,15497 13761,15581 13811,15660 13861,15744 13911,15831 13965,15915 14024,15998 14074,16082 14124,16165 14174,16249 14220,16332 14270,16416 14320,16495 14366,16583 14412,16671 14458,16758 14504,16846 14554,16938 14608,17021 14658,17109 14708,17193 14754,17280 14800,17372 14859,17456 14905,17543 14955,17627 14996,17719 15047,17802 15097,17890 15143,17973 15193,18057 15243,18149 15289,18240 15339,18328 15385,18416 15435,18512 15481,18604 15531,18696 15581,18783 15627,18871 15685,18963 15740,19050 15790,19134 15844,19217 15894,19309 15940,19393 15986,19476 16032,19560 16069,19639 16111,19723 16153,19802 16195,19877 16241,19952 16291,20027 16324,20094 16366,20169 16412,20240 16458,20307 16499,20374 16541,20441 16579,20507 16616,20570 16658,20633 16696,20695 16737,20754 16771,20812 16808,20875 16846,20937 16883,21000 16917,21059 16942,21117 16980,21175 17013,21234 17046,21297 17080,21351 17109,21405 17147,21455 17180,21501 17217,21551 17251,21593 17280,21643 17305,21681 17334,21722 17364,21760 17384,21793 17405,21828 17430,21861 17447,21890 17464,21915 17476,21940 17485,21957 17489,21974 17497,21986 17501,21995 17514,22007 17518,22011 17514,22011 17518,22011 17522,22011 17518,22011 17510,22011 17501,22011 17506,22011 17501,22003 17506,22007 17510,22007 17514,22007 17510,22003 17501,21995 17497,21995 17497,21991 17497,21986 17493,21982 17489,21982 17489,21978 17489,21974 17489,21970 17497,21970 17497,21966 17497,21961 17493,21961 17489,21957 17485,21957 17480,21949 17468,21932 17464,21911 17451,21882 17439,21849 17426,21811 17410,21772 17393,21727 17372,21681 17368,21639 17351,21601 17334,21560 17318,21514 17309,21472 17293,21426 17276,21380 17263,21334 17251,21284 17234,21234 17217,21184 17197,21134 17176,21084 17159,21029 17142,20983 17121,20933 17101,20883 17088,20837 17067,20791 17050,20745 17034,20700 17021,20654 17005,20608 16988,20558 16959,20512 16938,20462 16921,20411 16896,20361 16879,20307 16854,20253 16829,20198 16804,20136 16787,20082 16758,20023 16737,19969 16708,19910 16679,19848 16646,19789 16620,19727 16595,19660 16570,19593 16541,19531 16508,19464 16479,19393 16445,19322 16412,19251 16378,19184 16341,19121 16307,19059 16274,18992 16245,18929 16207,18863 16178,18804 16153,18741 16120,18683 16094,18620 16065,18558 16040,18499 16015,18441 15998,18387 15982,18332 15961,18286 15940,18236 15919,18194 15911,18149 15890,18107 15873,18065 15848,18027 15823,17982 15798,17944 15773,17902 15748,17865 15723,17827 15698,17785 15673,17748 15656,17710 15631,17673 15610,17639 15581,17597 15564,17564 15548,17527 15527,17497 15506,17464 15489,17430 15468,17401 15452,17368 15435,17339 15414,17309 15393,17280 15376,17255 15355,17222 15330,17197 15314,17172 15297,17147 15276,17126 15260,17105 15247,17080 15226,17059 15209,17038 15201,17021 15180,17000 15163,16980 15151,16959 15138,16942 15126,16925 15113,16904 15101,16888 15080,16871 15072,16858 15059,16846 15055,16833 15042,16825 15034,16817 15030,16813 15030,16808 15026,16808 15026,16804 15022,16804 15026,16804 15030,16804 15038,16804 15034,16804 15042,16804 15034,16804 15030,16804 15026,16804 15026,16800 15017,16796 15005,16788 14988,16775 14963,16754 14934,16729 14896,16700 14850,16662 14792,16621 14746,16570 14683,16525 14617,16474 14550,16424 14483,16370 14416,16312 14358,16257 14299,16203 14232,16149 14178,16094 14124,16036 14074,15978 14024,15923 13974,15865 13928,15806 13882,15748 13844,15685 13798,15631 13761,15573 13719,15514 13681,15460 13648,15406 13615,15347 13573,15297 13539,15243 13506,15189 13468,15130 13431,15072 13389,15013 13347,14951 13306,14888 13264,14825 13222,14763 13164,14700 13118,14633 13064,14566 13022,14504 12980,14437 12930,14370 12880,14303 12834,14228 12796,14157 12750,14086 12705,14015 12663,13944 12608,13869 12558,13802 12517,13731 12479,13665 12441,13598 12404,13535 12366,13464 12325,13402 12295,13339 12262,13281 12229,13218 12191,13159 12162,13093 12133,13034 12103,12976 12070,12921 12037,12867 12007,12813 11982,12763 11961,12709 11932,12663 11907,12617 11882,12575 11857,12529 11832,12487 11807,12446 11778,12404 11748,12362 11719,12316 11694,12274 11665,12237 11644,12199 11627,12162 11602,12124 11581,12091 11561,12057 11548,12028 11523,11999 11502,11970 11485,11936 11460,11911 11448,11886 11427,11865 11414,11844 11398,11823 11389,11803 11377,11782 11360,11761 11352,11740 11344,11715 11339,11686 11335,11656 11323,11623 11318,11585 11314,11540 11318,11489 11314,11435 11306,11377 11302,11310 11293,11243 11289,11176">
          <text:p/>
        </draw:polyline>
        <draw:polyline draw:style-name="gr2" draw:text-style-name="P1" draw:layer="layout" svg:width="15.121cm" svg:height="16.779cm" svg:x="3.185cm" svg:y="34.072cm" svg:viewBox="0 0 15122 16780" draw:points="288,12 288,16 284,16 280,16 275,16 271,20 267,20 259,20 250,20 242,20 234,20 225,20 213,20 204,20 192,20 179,20 171,20 159,20 150,12 142,12 125,12 117,8 104,8 96,8 92,4 83,4 75,4 71,4 67,4 63,0 58,0 54,0 50,0 46,0 42,0 37,0 33,0 29,0 25,0 21,0 17,0 12,0 8,0 4,0 4,4 4,8 4,12 0,12 0,16 4,16 4,20 4,25 8,25 8,29 12,37 21,41 25,54 33,62 42,71 50,83 63,96 75,112 88,129 104,146 117,162 138,183 159,200 179,221 200,246 221,267 267,304 305,342 346,384 384,421 417,455 451,484 484,513 518,538 551,559 576,584 601,609 634,630 655,655 689,676 714,705 730,726 756,751 776,772 806,797 831,818 860,843 881,868 906,889 935,914 960,943 998,968 1027,1002 1056,1031 1085,1064 1119,1093 1148,1127 1177,1156 1211,1189 1236,1223 1269,1256 1298,1294 1332,1331 1357,1369 1394,1407 1424,1444 1457,1486 1494,1523 1524,1565 1561,1603 1599,1649 1641,1690 1682,1732 1724,1774 1766,1820 1808,1862 1854,1908 1899,1958 1941,2008 1987,2054 2037,2104 2087,2150 2137,2204 2192,2258 2242,2313 2296,2371 2359,2425 2413,2484 2471,2551 2530,2609 2588,2672 2655,2734 2714,2797 2776,2864 2835,2930 2893,2997 2956,3068 3022,3135 3089,3214 3164,3285 3231,3356 3302,3427 3373,3502 3452,3578 3523,3649 3599,3724 3665,3799 3732,3874 3803,3949 3870,4028 3941,4112 4008,4187 4079,4266 4154,4342 4229,4421 4296,4500 4371,4575 4439,4651 4510,4730 4576,4805 4647,4880 4714,4959 4781,5039 4848,5122 4919,5202 4990,5277 5057,5360 5136,5440 5211,5519 5290,5598 5366,5682 5449,5761 5524,5840 5603,5920 5683,6003 5758,6083 5833,6162 5908,6241 5983,6325 6054,6400 6134,6479 6209,6559 6284,6642 6355,6721 6430,6805 6514,6884 6589,6968 6664,7047 6739,7126 6814,7206 6889,7285 6969,7360 7044,7435 7119,7515 7194,7590 7265,7661 7336,7736 7415,7811 7491,7887 7566,7958 7637,8029 7708,8100 7779,8175 7854,8246 7933,8317 8004,8388 8083,8459 8163,8530 8242,8601 8317,8668 8392,8743 8463,8814 8538,8881 8605,8948 8676,9019 8739,9085 8801,9148 8868,9211 8927,9273 8989,9340 9052,9407 9110,9469 9165,9532 9215,9603 9269,9666 9319,9732 9373,9795 9428,9862 9478,9925 9536,9991 9586,10054 9641,10117 9695,10179 9745,10246 9795,10313 9853,10375 9904,10438 9949,10501 10000,10563 10054,10630 10100,10693 10150,10755 10183,10818 10225,10881 10271,10939 10321,11006 10375,11064 10421,11127 10475,11185 10530,11248 10601,11315 10659,11377 10718,11440 10776,11503 10830,11565 10893,11632 10951,11691 11010,11753 11064,11812 11114,11870 11169,11933 11219,11991 11269,12050 11315,12112 11365,12175 11415,12237 11465,12300 11511,12363 11565,12425 11615,12488 11661,12546 11703,12609 11753,12667 11799,12722 11845,12780 11891,12835 11941,12889 11983,12951 12029,13006 12074,13060 12120,13110 12162,13164 12208,13219 12250,13273 12275,13323 12317,13369 12358,13415 12400,13461 12433,13507 12467,13553 12504,13599 12542,13640 12588,13682 12626,13724 12659,13761 12696,13803 12734,13836 12772,13878 12805,13920 12838,13958 12876,13995 12909,14033 12943,14070 12972,14108 13001,14145 13039,14183 13068,14221 13097,14262 13126,14296 13156,14333 13185,14367 13223,14400 13252,14434 13281,14467 13314,14500 13348,14538 13381,14580 13419,14617 13456,14655 13490,14697 13531,14734 13569,14772 13607,14813 13640,14851 13682,14897 13715,14935 13753,14976 13786,15018 13815,15056 13849,15097 13878,15139 13911,15177 13936,15223 13966,15260 13995,15298 14037,15340 14070,15377 14099,15419 14137,15461 14170,15502 14208,15544 14241,15590 14279,15632 14308,15678 14346,15724 14383,15770 14417,15815 14446,15861 14479,15907 14517,15953 14550,15995 14588,16037 14617,16083 14650,16124 14680,16166 14713,16208 14738,16254 14771,16291 14801,16333 14826,16371 14863,16412 14892,16450 14922,16483 14951,16521 14980,16559 15009,16592 15034,16621 15055,16650 15068,16676 15084,16701 15097,16721 15097,16738 15105,16755 15110,16763 15114,16772 15110,16776 15110,16780 15118,16776 15122,16772 15118,16772 15118,16767 15114,16767 15114,16763 15110,16759 15105,16755 15110,16755 15110,16751 15105,16751 15105,16746 15105,16742 15097,16738 15101,16738 15097,16734 15097,16730 15093,16726 15089,16717 15076,16696 15064,16671 15047,16638 15026,16600 14993,16554 14963,16500 14934,16446 14897,16392 14863,16337 14834,16283 14805,16229 14776,16170 14738,16108 14705,16045 14675,15987 14650,15924 14617,15861 14588,15795 14554,15724 14521,15657 14496,15586 14458,15515 14425,15444 14391,15373 14354,15294 14316,15218 14279,15139 14245,15060 14208,14980 14170,14901 14133,14818 14095,14738 14066,14659 14028,14584 13991,14509 13953,14434 13911,14358 13870,14283 13832,14208 13790,14137 13757,14062 13715,13978 13669,13903 13623,13828 13577,13749 13536,13670 13481,13586 13435,13507 13377,13432 13331,13352 13281,13269 13235,13194 13189,13118 13139,13043 13097,12972 13051,12897 13005,12822 12959,12751 12914,12680 12864,12613 12822,12542 12776,12467 12730,12392 12684,12321 12634,12250 12584,12183 12538,12108 12492,12041 12446,11979 12400,11916 12342,11853 12300,11787 12250,11724 12208,11661 12166,11599 12120,11540 12079,11478 12033,11411 11991,11352 11941,11290 11899,11231 11853,11173 11799,11114 11757,11056 11715,10998 11669,10939 11628,10881 11599,10822 11548,10768 11502,10705 11457,10651 11406,10597 11344,10538 11294,10484 11244,10426 11181,10363 11131,10309 11077,10250 11014,10196 10960,10137 10910,10079 10847,10025 10793,9970 10734,9916 10676,9862 10617,9799 10563,9741 10505,9682 10446,9620 10384,9561 10325,9495 10258,9436 10196,9373 10129,9311 10066,9248 9995,9181 9924,9119 9845,9052 9770,8981 9695,8910 9620,8843 9540,8772 9461,8701 9378,8622 9298,8551 9223,8484 9148,8413 9069,8338 8985,8267 8902,8196 8826,8125 8751,8050 8676,7979 8597,7908 8526,7836 8459,7757 8384,7686 8309,7615 8238,7540 8163,7464 8087,7389 8008,7314 7921,7239 7837,7160 7758,7080 7678,6997 7599,6918 7516,6830 7424,6746 7340,6663 7253,6571 7161,6488 7069,6404 6977,6312 6873,6224 6772,6137 6668,6049 6568,5957 6455,5865 6347,5774 6238,5682 6125,5590 6021,5498 5908,5402 5804,5310 5700,5222 5595,5126 5487,5039 5386,4951 5286,4859 5190,4772 5094,4684 4998,4596 4915,4509 4831,4421 4748,4329 4664,4241 4585,4150 4501,4062 4422,3970 4346,3882 4267,3799 4196,3711 4120,3632 4045,3553 3974,3473 3903,3390 3828,3310 3761,3235 3699,3160 3632,3085 3578,3010 3515,2935 3457,2868 3402,2801 3352,2734 3306,2672 3260,2613 3219,2559 3173,2509 3139,2459 3106,2413 3073,2371 3047,2333 3018,2296 2997,2267 2977,2237 2964,2212 2947,2191 2939,2175 2931,2162 2922,2154 2918,2146 2914,2141 2914,2137 2922,2137 2926,2137 2931,2137 2931,2141 2931,2146 2935,2146 2931,2150 2935,2150 2943,2158 2951,2162 2964,2175">
          <text:p/>
        </draw:polyline>
        <draw:polyline draw:style-name="gr2" draw:text-style-name="P1" draw:layer="layout" svg:width="12.274cm" svg:height="12.203cm" svg:x="5.686cm" svg:y="33.262cm" svg:viewBox="0 0 12275 12204" draw:points="158,609 162,605 158,601 154,601 150,597 146,597 142,592 137,592 125,592 125,588 121,588 116,588 112,584 108,584 104,580 100,576 96,572 87,563 79,559 71,555 62,547 54,538 50,530 33,522 29,517 25,513 25,509 29,509 25,509 33,509 25,509 16,509 16,513 12,513 8,513 16,513 12,513 16,513 12,513 12,517 8,517 8,522 4,522 0,522 4,522 4,526 4,530 8,530 8,534 8,538 8,542 8,547 12,547 12,555 12,559 12,563 12,567 16,572 20,580 29,588 41,605 54,622 71,643 87,668 108,693 129,726 150,755 171,780 183,805 204,830 225,856 250,885 275,918 296,943 321,972 346,997 375,1027 405,1060 430,1089 450,1119 472,1152 489,1185 514,1219 539,1261 568,1298 593,1336 627,1373 660,1415 698,1461 744,1507 785,1553 827,1603 873,1653 927,1703 978,1753 1028,1807 1082,1862 1136,1924 1190,1987 1253,2050 1311,2112 1374,2175 1445,2246 1512,2308 1579,2375 1650,2438 1716,2505 1787,2567 1854,2630 1925,2693 1992,2755 2059,2826 2121,2889 2188,2951 2255,3014 2318,3085 2389,3148 2451,3210 2514,3277 2581,3340 2656,3406 2727,3469 2794,3532 2869,3594 2940,3665 3019,3728 3090,3791 3161,3857 3232,3924 3299,3991 3366,4058 3436,4125 3507,4191 3578,4258 3654,4325 3725,4388 3796,4454 3871,4521 3950,4588 4025,4655 4100,4722 4175,4793 4246,4863 4330,4930 4409,4997 4484,5068 4564,5135 4639,5202 4714,5264 4789,5323 4873,5390 4939,5452 5015,5511 5090,5573 5169,5640 5244,5703 5332,5765 5420,5828 5503,5895 5591,5957 5674,6020 5749,6078 5837,6145 5921,6208 6000,6266 6062,6329 6142,6392 6217,6450 6296,6508 6376,6567 6447,6621 6517,6684 6584,6738 6664,6797 6726,6851 6797,6909 6860,6959 6922,7009 6993,7060 7048,7110 7110,7156 7169,7210 7240,7256 7294,7306 7352,7352 7407,7398 7461,7452 7519,7498 7570,7544 7624,7594 7666,7640 7720,7686 7774,7736 7824,7782 7874,7828 7924,7865 7974,7907 8025,7949 8087,7991 8133,8028 8183,8062 8238,8095 8279,8133 8329,8162 8375,8195 8413,8224 8446,8262 8484,8287 8517,8316 8542,8341 8571,8366 8592,8391 8613,8412 8630,8433 8651,8450 8668,8467 8688,8483 8705,8500 8718,8512 8730,8529 8743,8546 8755,8558 8764,8571 8772,8583 8784,8596 8793,8608 8805,8621 8822,8634 8835,8646 8847,8659 8864,8675 8885,8688 8901,8705 8918,8721 8935,8738 8956,8755 8976,8771 8993,8788 9010,8809 9022,8826 9047,8851 9064,8872 9085,8892 9106,8917 9131,8942 9152,8972 9185,8997 9219,9026 9244,9059 9281,9089 9315,9122 9352,9160 9390,9193 9436,9226 9473,9264 9511,9302 9557,9339 9598,9377 9640,9418 9686,9461 9728,9499 9757,9540 9803,9578 9849,9620 9887,9662 9924,9699 9966,9741 10003,9783 10041,9820 10087,9858 10125,9895 10166,9937 10200,9975 10237,10012 10271,10054 10304,10096 10337,10133 10375,10171 10400,10213 10433,10254 10467,10296 10504,10338 10538,10384 10580,10426 10621,10472 10663,10513 10709,10559 10751,10601 10793,10643 10834,10693 10884,10739 10926,10780 10972,10826 11022,10872 11064,10918 11114,10968 11164,11014 11214,11064 11248,11114 11298,11165 11344,11215 11390,11269 11444,11319 11490,11369 11540,11419 11590,11469 11648,11519 11686,11565 11732,11615 11778,11661 11824,11707 11870,11749 11911,11791 11949,11833 11982,11870 12028,11908 12057,11941 12091,11975 12120,12008 12145,12033 12170,12058 12191,12083 12208,12104 12216,12125 12229,12146 12241,12158 12245,12171 12258,12179 12262,12187 12266,12192 12266,12196 12270,12196 12275,12204 12275,12200 12270,12196 12266,12196 12262,12196 12262,12192 12258,12192 12258,12187 12254,12187 12262,12187 12258,12183 12258,12179 12262,12179 12266,12179 12262,12179 12262,12175 12262,12171 12258,12167 12250,12167 12250,12162 12250,12158 12245,12158 12250,12154 12245,12154 12245,12150 12241,12137 12229,12121 12216,12096 12204,12071 12187,12037 12166,12004 12141,11966 12108,11920 12083,11883 12053,11845 12020,11799 11991,11757 11966,11716 11932,11670 11903,11620 11874,11574 11840,11528 11807,11478 11782,11423 11744,11373 11707,11327 11673,11277 11636,11231 11582,11185 11548,11135 11515,11085 11477,11035 11444,10989 11415,10939 11381,10893 11348,10847 11323,10801 11289,10760 11256,10709 11231,10664 11193,10618 11156,10572 11118,10526 11072,10480 11030,10430 10989,10380 10939,10330 10880,10279 10838,10229 10788,10179 10742,10129 10684,10075 10634,10025 10580,9975 10534,9929 10479,9879 10429,9824 10363,9770 10308,9720 10262,9666 10208,9616 10158,9566 10091,9507 10037,9457 9987,9406 9945,9356 9895,9310 9845,9264 9795,9214 9745,9172 9703,9130 9661,9093 9611,9051 9565,9013 9523,8972 9482,8930 9444,8892 9402,8851 9356,8813 9315,8771 9269,8734 9227,8696 9177,8654 9127,8613 9072,8575 9027,8533 8976,8496 8926,8450 8876,8408 8822,8362 8772,8316 8718,8274 8668,8229 8609,8183 8551,8141 8492,8095 8434,8053 8371,8007 8308,7966 8242,7920 8179,7878 8116,7828 8054,7778 7991,7732 7937,7682 7878,7632 7820,7577 7762,7527 7695,7477 7641,7423 7582,7373 7524,7318 7453,7272 7394,7222 7336,7172 7277,7122 7219,7072 7152,7022 7098,6968 7035,6918 6981,6863 6914,6809 6851,6751 6785,6696 6714,6638 6651,6584 6576,6525 6509,6463 6438,6404 6367,6346 6292,6283 6217,6216 6146,6154 6071,6091 5996,6032 5916,5962 5829,5895 5745,5828 5666,5761 5578,5690 5495,5623 5411,5557 5328,5486 5244,5415 5173,5344 5090,5277 5015,5210 4944,5139 4873,5072 4802,5001 4731,4934 4660,4868 4593,4793 4526,4726 4455,4659 4388,4592 4322,4521 4246,4454 4180,4388 4109,4317 4046,4246 3979,4175 3912,4108 3841,4033 3770,3962 3691,3887 3616,3811 3545,3740 3466,3665 3391,3586 3315,3507 3236,3432 3161,3348 3077,3273 2998,3194 2915,3114 2831,3031 2748,2951 2664,2876 2585,2797 2505,2713 2439,2634 2372,2559 2297,2480 2230,2396 2159,2317 2092,2237 2025,2158 1959,2075 1892,1995 1817,1920 1750,1845 1691,1770 1633,1695 1570,1624 1504,1553 1445,1482 1387,1411 1328,1340 1266,1269 1199,1202 1153,1131 1099,1068 1040,1006 986,943 932,881 881,826 831,764 781,709 719,655 677,601 639,551 598,501 560,451 531,405 497,363 468,321 446,284 417,250 396,217 375,188 359,158 342,133 325,112 309,92 300,79 292,66 292,58 288,54 283,46 275,46 267,46 271,46 267,46 271,46 267,46 271,46 275,41 279,41 283,41 283,37 283,33 283,29 288,21 288,12 283,0">
          <text:p/>
        </draw:polyline>
        <draw:polyline draw:style-name="gr2" draw:text-style-name="P1" draw:layer="layout" svg:width="8.701cm" svg:height="7.561cm" svg:x="8.019cm" svg:y="33.011cm" svg:viewBox="0 0 8702 7562" draw:points="55,9 50,4 46,0 42,0 38,0 34,0 30,0 25,0 21,0 17,0 17,4 13,4 17,4 9,9 5,9 5,13 0,13 0,17 0,21 9,21 9,25 9,29 17,29 13,34 13,38 13,42 17,42 13,46 21,54 30,59 42,71 55,84 75,96 88,109 113,125 130,142 155,159 176,176 192,188 209,201 226,213 251,230 267,246 288,259 309,276 330,288 351,305 372,322 397,338 414,355 439,376 464,393 489,413 514,434 539,455 568,480 593,501 627,526 656,551 681,576 706,597 735,622 764,647 789,672 810,697 839,727 865,752 898,781 931,814 965,848 998,877 1036,910 1073,944 1102,977 1136,1011 1173,1045 1207,1078 1236,1116 1278,1149 1311,1183 1345,1212 1382,1245 1416,1283 1449,1316 1487,1354 1528,1396 1566,1437 1612,1479 1658,1525 1712,1571 1766,1617 1825,1663 1883,1717 1942,1771 1996,1826 2063,1876 2125,1930 2192,1993 2259,2047 2326,2105 2392,2164 2463,2222 2530,2281 2601,2343 2672,2402 2743,2469 2818,2535 2885,2598 2956,2665 3027,2727 3106,2798 3173,2861 3252,2919 3336,2978 3411,3041 3486,3107 3566,3166 3641,3228 3716,3291 3795,3358 3870,3420 3946,3483 4017,3550 4096,3613 4179,3675 4259,3738 4338,3796 4421,3863 4501,3926 4576,3984 4664,4047 4739,4109 4810,4168 4881,4222 4956,4281 5023,4335 5086,4393 5157,4448 5216,4498 5287,4552 5341,4602 5399,4652 5454,4698 5508,4748 5571,4794 5629,4836 5679,4882 5729,4932 5783,4974 5834,5019 5888,5065 5942,5115 5988,5161 6042,5216 6097,5266 6155,5320 6205,5370 6259,5424 6318,5479 6372,5533 6431,5587 6485,5637 6543,5692 6606,5742 6673,5796 6727,5846 6781,5896 6835,5946 6886,5996 6936,6047 6982,6101 7028,6147 7069,6193 7115,6239 7153,6284 7190,6326 7228,6364 7261,6410 7295,6447 7328,6485 7357,6522 7374,6556 7399,6585 7424,6619 7453,6644 7474,6669 7491,6689 7508,6715 7520,6731 7541,6748 7558,6765 7570,6777 7587,6794 7595,6806 7616,6819 7629,6831 7641,6840 7658,6852 7675,6865 7687,6873 7700,6882 7708,6890 7708,6894 7712,6898 7716,6902 7725,6907 7725,6911 7725,6915 7733,6919 7737,6923 7741,6927 7754,6932 7758,6936 7766,6940 7771,6944 7783,6948 7796,6957 7800,6961 7817,6965 7829,6978 7842,6986 7854,6990 7871,6998 7883,7007 7900,7011 7917,7019 7925,7028 7942,7036 7959,7049 7975,7057 7992,7069 8013,7078 8034,7090 8067,7103 8092,7120 8113,7132 8138,7145 8163,7161 8184,7174 8196,7195 8217,7207 8238,7220 8255,7236 8276,7249 8292,7261 8305,7274 8330,7282 8351,7295 8363,7303 8372,7312 8380,7320 8389,7324 8401,7332 8405,7337 8409,7345 8426,7353 8434,7362 8443,7366 8451,7374 8460,7383 8472,7391 8480,7403 8493,7412 8493,7420 8510,7433 8522,7441 8539,7458 8556,7466 8572,7474 8585,7483 8597,7491 8610,7499 8622,7508 8631,7516 8643,7524 8660,7529 8668,7537 8677,7545 8685,7550 8685,7554 8689,7554 8689,7558 8693,7558 8689,7558 8685,7558 8697,7558 8702,7558 8693,7558 8689,7558 8693,7558 8702,7558 8702,7562 8693,7562 8693,7558 8702,7558 8697,7558 8702,7558 8697,7558 8693,7558 8689,7558 8685,7558 8685,7554 8677,7554 8685,7554 8681,7550 8677,7550 8689,7545 8689,7541 8685,7541 8685,7537 8685,7533 8681,7529 8677,7529 8672,7524 8672,7520 8668,7520 8668,7516 8660,7516 8660,7512 8660,7508 8652,7495 8639,7479 8626,7458 8618,7428 8606,7399 8585,7357 8564,7320 8539,7278 8514,7236 8493,7195 8472,7157 8439,7115 8418,7074 8393,7028 8372,6986 8351,6936 8330,6894 8309,6852 8288,6811 8280,6773 8263,6731 8247,6694 8230,6656 8213,6623 8209,6589 8196,6556 8184,6518 8167,6485 8159,6452 8146,6422 8138,6393 8125,6360 8105,6330 8088,6297 8075,6268 8059,6234 8042,6201 8013,6163 7996,6126 7967,6084 7950,6047 7929,6009 7900,5967 7875,5930 7846,5888 7825,5846 7787,5804 7754,5763 7721,5713 7683,5671 7645,5625 7612,5583 7574,5537 7537,5491 7508,5445 7466,5399 7432,5349 7399,5308 7374,5262 7341,5220 7311,5178 7282,5141 7249,5103 7224,5065 7195,5028 7169,4994 7140,4961 7111,4932 7090,4903 7065,4873 7044,4848 7019,4819 6994,4794 6969,4769 6948,4744 6927,4711 6906,4681 6881,4652 6856,4623 6831,4589 6806,4560 6777,4527 6744,4489 6719,4456 6685,4418 6652,4377 6614,4339 6585,4301 6547,4264 6514,4226 6472,4184 6426,4147 6389,4109 6351,4068 6309,4030 6264,3988 6226,3951 6193,3913 6159,3876 6122,3838 6084,3796 6042,3754 6009,3721 5967,3684 5925,3646 5884,3613 5846,3575 5808,3542 5767,3504 5729,3462 5687,3425 5641,3387 5604,3349 5562,3308 5516,3270 5466,3228 5424,3187 5374,3145 5328,3107 5282,3066 5228,3024 5178,2986 5120,2945 5061,2894 5002,2848 4943,2803 4885,2757 4826,2707 4768,2652 4705,2602 4643,2552 4584,2502 4513,2448 4451,2393 4392,2343 4334,2297 4275,2247 4217,2197 4158,2151 4100,2097 4042,2047 3987,2001 3929,1951 3875,1901 3820,1851 3766,1801 3716,1755 3666,1705 3616,1659 3566,1613 3511,1563 3461,1517 3411,1471 3365,1429 3315,1383 3261,1341 3211,1300 3165,1254 3119,1212 3069,1170 3027,1128 2985,1091 2948,1053 2914,1011 2881,969 2843,935 2810,898 2777,860 2739,827 2706,793 2676,760 2647,727 2610,693 2576,656 2551,626 2526,597 2497,572 2472,543 2451,518 2430,493 2413,472 2392,451 2372,430 2355,409 2347,388 2334,372 2322,351 2309,338 2296,326 2292,317 2284,309 2280,301 2280,297 2276,292 2280,292 2288,292 2284,292 2288,292 2292,292 2292,288 2284,288 2288,288 2292,284 2301,284 2313,280 2330,276 2351,267">
          <text:p/>
        </draw:polyline>
        <draw:polyline draw:style-name="gr2" draw:text-style-name="P1" draw:layer="layout" svg:width="4.078cm" svg:height="4.029cm" svg:x="12.562cm" svg:y="32.89cm" svg:viewBox="0 0 4079 4030" draw:points="4079,3905 4071,3905 4063,3909 4054,3909 4046,3913 4038,3917 4029,3917 4029,3921 4025,3926 4021,3926 4017,3926 4013,3921 4008,3917 4004,3917 4004,3913 4000,3913 4008,3909 4004,3905 4004,3901 4013,3896 4004,3896 4000,3896 3996,3892 3992,3884 3979,3871 3958,3855 3946,3838 3933,3817 3917,3792 3891,3763 3875,3738 3854,3708 3841,3679 3820,3642 3804,3612 3783,3579 3762,3546 3749,3512 3724,3479 3699,3445 3679,3408 3653,3374 3628,3341 3603,3308 3578,3270 3557,3237 3532,3199 3507,3166 3478,3128 3449,3091 3420,3053 3386,3011 3349,2974 3315,2928 3282,2886 3236,2844 3198,2802 3161,2761 3127,2719 3090,2677 3061,2636 3023,2594 2990,2556 2956,2519 2923,2485 2881,2452 2848,2418 2819,2389 2785,2360 2756,2327 2727,2301 2693,2276 2668,2256 2647,2231 2618,2210 2589,2189 2560,2164 2535,2143 2505,2122 2480,2097 2451,2076 2426,2051 2401,2030 2380,2009 2359,1988 2330,1967 2305,1947 2280,1926 2255,1909 2242,1888 2213,1871 2184,1851 2159,1834 2130,1813 2109,1792 2080,1771 2050,1750 2013,1725 1979,1700 1946,1675 1913,1646 1875,1617 1837,1583 1796,1550 1750,1517 1699,1483 1657,1450 1611,1416 1561,1383 1515,1350 1461,1319 1411,1282 1369,1248 1327,1219 1285,1186 1235,1157 1194,1123 1156,1094 1118,1061 1081,1023 1043,990 1001,956 960,923 922,885 889,848 847,810 805,777 759,735 718,697 676,660 638,626 596,589 559,555 521,522 480,489 442,451 409,418 379,388 342,355 308,322 271,292 237,259 212,230 179,200 150,167 121,138 100,113 75,88 54,67 37,50 25,33 20,21 12,13 8,4 4,0 0,0 4,0 0,0 4,0 0,0 4,0 8,0 8,4 8,8 8,13 12,13 8,17 8,21 12,25 12,29 20,42 29,59 41,84 58,109 79,138 104,171 133,205 162,246 196,284 229,322 263,359 304,397 342,434 379,476 421,518 467,564 509,610 555,656 601,701 647,747 693,793 743,843 789,889 834,935 885,985 935,1035 976,1086 1031,1148 1085,1202 1143,1261 1202,1315 1264,1375 1327,1433 1394,1492 1461,1550 1515,1604 1569,1663 1624,1725 1678,1784 1729,1842 1779,1905 1812,1963 1858,2026 1904,2084 1950,2147 1996,2205 2046,2260 2092,2318 2138,2372 2188,2431 2242,2481 2288,2535 2334,2585 2376,2636 2409,2690 2447,2744 2489,2790 2526,2836 2556,2882 2593,2928 2631,2969 2668,3011 2710,3049 2756,3091 2802,3128 2839,3166 2885,3203 2931,3237 2977,3274 3023,3312 3065,3354 3115,3387 3165,3425 3219,3462 3274,3500 3324,3533 3378,3571 3424,3608 3474,3642 3520,3675 3562,3704 3603,3729 3641,3759 3683,3779 3712,3805 3745,3830 3779,3855 3804,3871 3833,3892 3858,3909 3883,3926 3900,3942 3921,3955 3942,3967 3958,3976 3967,3988 3975,3997 3987,4001 4000,4009 4013,4013 4029,4017 4033,4022 4038,4026 4046,4026 4067,4030 4063,4026 4071,4026 4058,4022 4063,4022 4050,4017 4046,4017 4042,4017 4046,4013 4046,4009 4046,4005 4042,3992 4050,3980 4054,3959 4058,3934 4058,3905 4063,3867 4063,3825 4058,3779 4050,3729 4042,3679 4025,3625 4004,3571">
          <text:p/>
        </draw:polyline>
        <draw:polyline draw:style-name="gr2" draw:text-style-name="P1" draw:layer="layout" svg:width="1.549cm" svg:height="1.549cm" svg:x="14.703cm" svg:y="32.381cm" svg:viewBox="0 0 1550 1550" draw:points="1483,1266 1496,1270 1500,1278 1508,1291 1517,1303 1521,1320 1529,1333 1538,1349 1542,1362 1542,1374 1546,1387 1546,1399 1550,1412 1546,1424 1546,1437 1546,1454 1546,1466 1538,1479 1533,1491 1533,1504 1529,1516 1529,1525 1525,1533 1525,1541 1521,1545 1521,1550 1517,1550 1512,1550 1512,1545 1517,1545 1517,1541 1512,1541 1512,1537 1512,1533 1508,1529 1500,1525 1496,1525 1496,1520 1492,1512 1479,1504 1462,1483 1441,1462 1408,1433 1371,1399 1333,1362 1291,1320 1249,1270 1208,1224 1166,1178 1120,1132 1078,1078 1028,1024 974,961 920,903 857,843 799,776 736,709 673,639 611,576 552,509 485,446 427,388 369,325 310,275 260,229 214,188 172,154 135,121 106,92 76,67 55,46 39,29 26,16 14,8 5,4 0,0 5,0 10,0 14,0 5,0 0,0 5,0 14,0 18,0 10,0 14,0 14,4 14,8 18,8 14,12 18,12 18,16 18,21 26,29 39,41 55,58 72,83 101,112 139,146 177,179 222,217 273,259 318,296 373,338 431,380 485,421 540,463 594,505 648,547 698,584 748,622 794,659 840,693 890,722 928,751 966,776 995,797 1028,818 1057,835 1082,847 1108,864 1124,876 1137,881 1149,889 1158,889 1162,893 1166,893 1166,889 1162,889 1170,885 1170,881 1174,876 1178,868 1178,860 1191,847 1195,831 1212,818 1216,797 1229,780">
          <text:p/>
        </draw:polyline>
        <draw:polyline draw:style-name="gr2" draw:text-style-name="P1" draw:layer="layout" svg:width="0.016cm" svg:height="0.1cm" svg:x="20.974cm" svg:y="63.547cm" svg:viewBox="0 0 17 101" draw:points="0,101 0,97 0,93 0,89 0,85 4,80 4,76 4,72 8,64 8,55 8,47 13,39 13,26 13,14 17,0">
          <text:p/>
        </draw:polyline>
        <draw:polyline draw:style-name="gr2" draw:text-style-name="P1" draw:layer="layout" svg:width="0.208cm" svg:height="0.183cm" svg:x="20.448cm" svg:y="57.502cm" svg:viewBox="0 0 209 184" draw:points="205,184 209,180 205,180 201,180 201,184 197,184 193,184 189,180 184,180 184,176 180,176 176,172 172,172 172,168 168,168 164,163 159,163 155,159 151,159 147,159 143,159 138,159 138,155 130,155 126,151 122,151 118,147 113,147 109,143 105,143 93,138 88,138 84,134 80,134 76,130 72,130 72,126 63,126 72,122 76,122 72,122 72,118 63,118 55,118 51,118 47,118 51,118 47,118 43,118 43,113 47,113 47,109 47,105 47,97 43,88 33,76 29,67 25,55 16,41 12,25 4,12 0,0">
          <text:p/>
        </draw:polyline>
        <draw:polyline draw:style-name="gr2" draw:text-style-name="P1" draw:layer="layout" svg:width="8.362cm" svg:height="7.49cm" svg:x="20.815cm" svg:y="55.731cm" svg:viewBox="0 0 8363 7491" draw:points="0,7416 0,7420 0,7425 0,7429 0,7433 4,7433 4,7437 4,7441 8,7441 8,7445 8,7441 8,7445 13,7445 13,7450 17,7450 17,7454 17,7458 17,7462 17,7466 21,7466 21,7471 21,7475 25,7475 25,7479 29,7479 29,7483 34,7483 38,7483 38,7487 42,7487 38,7487 42,7487 42,7491 46,7491 50,7487 54,7491 59,7491 59,7487 59,7491 54,7491 59,7491 59,7487 59,7491 59,7487 59,7491 63,7487 67,7487 71,7483 75,7479 84,7475 93,7466 106,7462 114,7454 126,7445 139,7433 156,7420 172,7408 189,7391 206,7374 227,7358 247,7333 272,7312 298,7287 323,7262 348,7237 377,7207 402,7178 431,7145 460,7111 494,7078 531,7040 569,7003 606,6961 644,6915 686,6869 732,6819 782,6765 828,6706 878,6648 928,6585 991,6519 1049,6452 1112,6377 1174,6302 1249,6218 1383,6051 1517,5892 1646,5730 1763,5579 1888,5441 2005,5308 2109,5183 2201,5074 2297,4966 2397,4861 2489,4757 2585,4652 2677,4552 2765,4460 2857,4368 2936,4281 3011,4201 3082,4126 3149,4055 3216,3993 3274,3930 3328,3876 3379,3826 3433,3780 3483,3738 3533,3700 3579,3663 3621,3630 3662,3600 3704,3575 3742,3546 3775,3521 3813,3496 3854,3475 3892,3454 3938,3433 3980,3412 4021,3387 4072,3371 4118,3350 4155,3329 4193,3312 4222,3291 4251,3270 4280,3258 4301,3241 4318,3233 4339,3220 4351,3216 4368,3208 4381,3204 4389,3204 4393,3199 4397,3199 4397,3204 4393,3204 4389,3204 4385,3204 4381,3204 4376,3204 4372,3204 4368,3212 4355,3225 4339,3241 4322,3270 4301,3300 4280,3337 4247,3383 4214,3433 4180,3488 4143,3542 4113,3596 4076,3650 4034,3709 3992,3771 3942,3830 3888,3893 3838,3951 3788,4014 3725,4076 3671,4143 3608,4206 3541,4272 3475,4335 3424,4402 3358,4469 3299,4535 3241,4598 3182,4665 3124,4728 3070,4786 3024,4849 2974,4907 2928,4961 2886,5011 2844,5062 2794,5112 2761,5162 2719,5208 2686,5258 2644,5304 2610,5350 2577,5396 2544,5441 2527,5462 2514,5487 2502,5508 2485,5529 2473,5550 2456,5571 2439,5592 2423,5613 2410,5629 2393,5650 2385,5667 2372,5679 2360,5692 2352,5704 2343,5717 2335,5725 2335,5738 2326,5746 2322,5750 2318,5755 2310,5755 2310,5759 2310,5763 2310,5759 2314,5759 2310,5759 2310,5755 2314,5755 2314,5750 2310,5750 2310,5755 2310,5750 2314,5750 2318,5750 2322,5746 2335,5730 2343,5700 2368,5654 2397,5600 2435,5537 2473,5462 2519,5379 2573,5283 2623,5191 2681,5107 2723,5024 2769,4945 2815,4865 2861,4786 2903,4711 2936,4636 2978,4565 3024,4494 3065,4423 3120,4356 3161,4285 3207,4218 3257,4147 3316,4080 3370,4009 3424,3934 3487,3863 3550,3788 3621,3713 3692,3642 3758,3567 3834,3496 3905,3421 3980,3350 4051,3279 4126,3212 4197,3141 4272,3070 4355,2999 4435,2928 4510,2857 4598,2782 4677,2707 4760,2632 4844,2557 4919,2486 4998,2415 5078,2344 5157,2277 5232,2210 5311,2143 5382,2081 5458,2022 5533,1964 5604,1905 5679,1847 5750,1788 5817,1734 5883,1680 5950,1626 6021,1571 6101,1521 6163,1467 6234,1413 6309,1358 6389,1300 6468,1246 6547,1187 6622,1133 6698,1074 6781,1020 6852,966 6927,916 7006,861 7082,811 7157,761 7236,711 7311,665 7395,615 7466,569 7537,519 7608,473 7679,426 7741,385 7804,343 7871,305 7929,268 7988,230 8042,197 8092,167 8134,138 8175,113 8213,92 8238,71 8267,55 8288,42 8305,34 8322,34 8334,25 8338,21 8347,17 8351,13 8355,13 8359,9 8363,9 8355,9 8355,13 8355,9 8351,9 8347,13 8342,13 8342,9 8351,9 8351,5 8347,5 8351,5 8347,5 8342,5 8342,0 8338,5 8326,5 8313,13">
          <text:p/>
        </draw:polyline>
        <draw:polyline draw:style-name="gr2" draw:text-style-name="P1" draw:layer="layout" svg:width="8.922cm" svg:height="7.419cm" svg:x="25.904cm" svg:y="50.55cm" svg:viewBox="0 0 8923 7420" draw:points="0,7362 4,7362 4,7366 9,7370 9,7374 13,7378 13,7383 13,7387 13,7391 13,7395 13,7399 17,7399 21,7404 21,7408 21,7412 21,7416 25,7420 34,7420 42,7420 55,7416 71,7412 92,7404 121,7391 151,7378 188,7362 226,7341 263,7316 305,7295 347,7270 388,7241 434,7211 480,7178 530,7145 585,7107 631,7070 677,7032 735,6990 789,6948 839,6907 898,6857 956,6807 1023,6756 1090,6698 1169,6635 1236,6569 1319,6498 1403,6427 1495,6347 1587,6264 1683,6180 1775,6093 1875,6005 1983,5917 2088,5830 2192,5738 2296,5650 2397,5558 2505,5475 2609,5387 2705,5299 2806,5216 2893,5128 2981,5044 3073,4964 3165,4889 3232,4814 3315,4739 3394,4672 3465,4605 3540,4543 3616,4484 3691,4430 3758,4376 3824,4326 3883,4280 3937,4234 3996,4192 4058,4150 4117,4108 4163,4071 4217,4029 4275,3992 4330,3954 4392,3912 4459,3870 4522,3829 4584,3787 4651,3741 4714,3695 4785,3649 4856,3603 4931,3553 4997,3507 5068,3461 5135,3420 5210,3378 5281,3332 5358,3290 5428,3248 5495,3202 5562,3161 5633,3119 5704,3077 5771,3035 5846,2994 5913,2952 5984,2910 6051,2868 6126,2823 6197,2781 6263,2747 6330,2706 6393,2668 6451,2626 6514,2589 6568,2555 6635,2522 6685,2493 6735,2459 6773,2434 6810,2409 6840,2388 6865,2368 6890,2351 6898,2330 6919,2313 6940,2297 6956,2284 6973,2267 6977,2255 6990,2246 7002,2234 7015,2230 7015,2226 7023,2221 7023,2217 7036,2217 7040,2217 7036,2217 7032,2217 7027,2217 7032,2217 7027,2217 7023,2217 7015,2217 7011,2221 7007,2217 7011,2217 7015,2217 7015,2221 7011,2221 6998,2226 6977,2238 6944,2255 6906,2280 6848,2313 6781,2355 6698,2405 6602,2464 6506,2530 6410,2597 6314,2664 6201,2731 6096,2806 6000,2881 5904,2952 5808,3027 5717,3098 5629,3173 5545,3244 5470,3315 5395,3382 5315,3445 5248,3511 5190,3574 5123,3637 5064,3699 5010,3754 4956,3808 4906,3862 4856,3912 4805,3962 4755,4008 4705,4054 4659,4096 4618,4138 4572,4175 4530,4213 4488,4255 4451,4288 4421,4321 4384,4355 4350,4384 4321,4413 4296,4442 4271,4468 4246,4488 4221,4513 4192,4534 4183,4551 4167,4564 4154,4580 4142,4589 4133,4597 4125,4605 4121,4609 4117,4614 4108,4614 4112,4614 4108,4614 4112,4614 4117,4609 4112,4609 4117,4609 4121,4609 4125,4605 4137,4593 4158,4572 4192,4539 4238,4497 4296,4442 4359,4380 4438,4305 4522,4221 4609,4134 4705,4050 4789,3954 4876,3858 4964,3762 5052,3666 5139,3566 5223,3470 5302,3378 5395,3286 5479,3194 5562,3106 5646,3023 5729,2939 5817,2856 5900,2777 5980,2702 6055,2626 6126,2555 6201,2489 6263,2426 6322,2368 6372,2313 6422,2263 6468,2221 6514,2180 6552,2146 6577,2117 6610,2092 6631,2071 6652,2059 6664,2046 6673,2038 6677,2033 6681,2033 6689,2033 6685,2033 6689,2033 6685,2033 6677,2033 6677,2038 6673,2042 6660,2054 6635,2071 6606,2100 6560,2134 6514,2175 6464,2230 6397,2292 6318,2359 6238,2434 6151,2514 6063,2593 5971,2676 5884,2764 5788,2852 5687,2939 5591,3027 5487,3115 5391,3202 5294,3290 5198,3374 5102,3461 5018,3545 4931,3628 4843,3708 4772,3779 4705,3845 4643,3908 4588,3962 4547,4008 4505,4050 4476,4079 4451,4104 4438,4121 4434,4134 4430,4138 4430,4142 4426,4142 4430,4142 4430,4138 4438,4125 4463,4104 4497,4075 4542,4033 4609,3971 4689,3896 4789,3804 4906,3695 5031,3578 5164,3453 5298,3319 5441,3177 5583,3035 5729,2894 5871,2747 6009,2605 6151,2464 6293,2326 6435,2188 6572,2059 6710,1933 6840,1812 6973,1691 7115,1578 7240,1466 7366,1357 7495,1249 7616,1144 7733,1044 7846,944 7954,852 8054,764 8150,681 8242,606 8334,539 8413,472 8484,414 8551,359 8618,305 8668,259 8718,213 8768,171 8793,134 8831,100 8860,75 8881,50 8898,34 8914,21 8914,9 8919,4 8923,4 8923,0 8923,4 8923,17 8906,38 8885,63 8856,100 8823,142 8777,197">
          <text:p/>
        </draw:polyline>
        <draw:polyline draw:style-name="gr2" draw:text-style-name="P1" draw:layer="layout" svg:width="8.179cm" svg:height="6.096cm" svg:x="27.766cm" svg:y="56.875cm" svg:viewBox="0 0 8180 6097" draw:points="0,38 13,21 21,13 29,5 42,0 67,0 100,5 150,25 209,55 284,96 376,147 484,197 601,255 731,322 865,393 1007,468 1149,552 1291,639 1442,727 1588,831 1730,936 1872,1053 2013,1170 2147,1296 2281,1425 2414,1559 2539,1696 2656,1838 2773,1980 2890,2122 3011,2277 3120,2423 3232,2569 3341,2715 3454,2857 3558,2991 3658,3120 3750,3245 3838,3362 3926,3471 4001,3575 4072,3675 4130,3763 4180,3851 4230,3922 4272,3989 4314,4055 4347,4114 4381,4160 4393,4185 4406,4210 4414,4235 4418,4260 4431,4281 4435,4306 4435,4331 4435,4356 4435,4377 4426,4402 4418,4427 4406,4452 4389,4481 4368,4510 4343,4535 4310,4569 4276,4598 4234,4631 4184,4661 4134,4694 4067,4732 3992,4765 3909,4803 3821,4840 3721,4878 3617,4915 3500,4953 3383,4995 3258,5036 3136,5078 2999,5120 2861,5166 2727,5203 2585,5249 2448,5291 2314,5337 2176,5379 2051,5416 1930,5462 1813,5504 1700,5546 1592,5583 1492,5621 1400,5659 1304,5688 1216,5721 1137,5755 1066,5784 999,5809 936,5838 874,5859 823,5884 777,5905 735,5922 689,5942 656,5959 618,5976 585,5993 555,6001 526,6013 505,6026 480,6038 464,6047 447,6055 426,6063 413,6072 401,6076 388,6080 376,6084 368,6089 363,6089 351,6093 343,6093 338,6093 343,6093 338,6093 343,6093 347,6093 351,6093 355,6093 355,6097 355,6093 355,6097 359,6097 355,6097 355,6093 355,6097 355,6093 359,6093 355,6093 351,6093 347,6093 347,6089 351,6089 347,6089 347,6093 351,6093 347,6093 351,6093 351,6097 347,6097 351,6097 355,6097 351,6097 355,6097 359,6097 363,6097 372,6097 376,6097 384,6093 388,6093 401,6084 422,6076 451,6063 489,6043 535,6013 589,5984 660,5938 743,5880 835,5809 949,5729 1070,5638 1212,5537 1529,5304 1867,5057 2222,4794 2577,4519 2928,4247 3270,3997 3583,3755 3871,3529 4147,3316 4422,3099 4690,2886 4953,2673 5211,2460 5458,2256 5704,2055 5929,1863 6151,1684 6355,1513 6551,1350 6739,1200 6911,1062 7073,936 7215,819 7357,719 7487,627 7599,547 7712,481 7816,418 7900,368 7967,322 8034,288 8080,259 8113,243 8138,226 8150,217 8159,209 8163,205 8167,205 8176,205 8176,209 8180,209 8176,209 8176,213 8171,213 8163,213 8155,213 8159,217 8155,217 8150,217 8155,217 8159,213 8155,213 8155,209 8150,209 8146,205 8134,201 8113,201 8092,201">
          <text:p/>
        </draw:polyline>
        <draw:polyline draw:style-name="gr2" draw:text-style-name="P1" draw:layer="layout" svg:width="5.532cm" svg:height="5.281cm" svg:x="29.248cm" svg:y="54.696cm" svg:viewBox="0 0 5533 5282" draw:points="0,5282 21,5262 46,5236 71,5211 113,5174 155,5132 205,5082 263,5032 330,4978 397,4919 468,4857 556,4790 639,4719 731,4644 831,4560 935,4472 1044,4376 1157,4276 1287,4168 1425,4051 1563,3926 1713,3796 1876,3663 2034,3525 2201,3383 2373,3245 2535,3103 2702,2969 2869,2832 3024,2698 3178,2564 3324,2439 3462,2314 3604,2201 3729,2089 3846,1988 3951,1892 4055,1805 4155,1725 4243,1650 4326,1583 4406,1521 4477,1462 4543,1412 4606,1366 4660,1325 4715,1291 4752,1262 4786,1237 4811,1220 4836,1208 4848,1195 4865,1191 4873,1187 4877,1187 4873,1187 4865,1191 4861,1199 4848,1216 4836,1241 4823,1270 4798,1312 4765,1362 4727,1429 4673,1500 4610,1579 4539,1667 4456,1759 4364,1859 4268,1967 4164,2080 4055,2193 3934,2310 3817,2427 3700,2544 3575,2665 3445,2777 3329,2890 3220,2995 3103,3095 2995,3195 2894,3295 2794,3391 2694,3479 2615,3562 2535,3642 2456,3713 2385,3779 2331,3846 2264,3901 2210,3951 2168,4001 2114,4038 2076,4072 2047,4101 2022,4122 1997,4138 1993,4147 1984,4155 1984,4159 1988,4159 1988,4155 1993,4155 1993,4147 1997,4134 2014,4113 2034,4080 2072,4030 2110,3967 2164,3888 2231,3796 2314,3683 2402,3562 2498,3433 2602,3295 2715,3149 2840,2999 2961,2840 3103,2673 3245,2506 3387,2335 3529,2164 3679,1993 3821,1821 3976,1650 4118,1487 4247,1333 4376,1183 4510,1036 4631,903 4740,773 4857,656 4957,547 5049,451 5132,363 5207,284 5282,221 5341,167 5395,117 5441,84 5470,54 5495,33 5512,21 5516,13 5525,4 5529,0 5533,0 5525,0 5520,4 5512,13 5499,29 5483,50 5445,79 5399,117 5332,171 5253,234 5161,309 5061,393 4948,484 4827,585 4702,693 4573,803 4439,924 4297,1045 4155,1170">
          <text:p/>
        </draw:polyline>
        <draw:polyline draw:style-name="gr2" draw:text-style-name="P1" draw:layer="layout" svg:width="5.89cm" svg:height="5.143cm" svg:x="28.497cm" svg:y="54.358cm" svg:viewBox="0 0 5891 5144" draw:points="54,5140 46,5140 42,5144 33,5144 25,5140 16,5140 4,5136 0,5132 4,5124 8,5115 12,5103 21,5086 42,5065 62,5040 96,5015 129,4982 167,4940 217,4894 271,4844 334,4790 409,4722 492,4651 584,4571 689,4480 806,4384 922,4279 1060,4167 1202,4041 1361,3916 1528,3774 1711,3624 1895,3469 2100,3306 2308,3131 2517,2952 2722,2772 2935,2597 3143,2417 3344,2238 3548,2067 3736,1895 3929,1737 4113,1586 4288,1444 4455,1311 4610,1186 4764,1065 4906,952 5040,847 5161,751 5274,660 5378,576 5470,497 5562,422 5637,355 5704,292 5758,238 5804,184 5841,138 5866,100 5879,67 5891,42 5891,21 5887,8 5871,0 5846,0 5808,8">
          <text:p/>
        </draw:polyline>
        <draw:polyline draw:style-name="gr2" draw:text-style-name="P1" draw:layer="layout" svg:width="4.859cm" svg:height="6.738cm" svg:x="32.175cm" svg:y="51.665cm" svg:viewBox="0 0 4860 6739" draw:points="4212,6051 4229,6042 4246,6030 4262,6013 4284,5996 4305,5975 4330,5955 4347,5934 4359,5917 4368,5904 4372,5892 4372,5879 4368,5871 4363,5863 4355,5859 4351,5854 4351,5850 4338,5846 4330,5842 4322,5842 4318,5838 4309,5838 4301,5838 4288,5829 4266,5821 4254,5813 4233,5796 4204,5775 4170,5750 4137,5721 4095,5687 4054,5650 4003,5612 3953,5561 3899,5511 3836,5448 3778,5386 3707,5319 3644,5248 3574,5169 3498,5089 3406,5006 3315,4918 3227,4822 3127,4722 3022,4622 2901,4505 2776,4392 2651,4271 2521,4150 2400,4029 2258,3899 2133,3774 2012,3641 1895,3515 1778,3382 1670,3248 1570,3115 1474,2973 1386,2835 1294,2697 1211,2547 1140,2405 1069,2255 1002,2108 939,1966 876,1820 818,1683 768,1545 718,1415 668,1286 622,1165 584,1048 538,939 492,831 446,739 396,647 355,564 309,484 263,413 213,347 179,288 146,238 113,188 92,146 79,104 58,75 46,50 33,33 25,17 16,8 12,4 8,0 0,0 8,4 12,4 12,8 16,13 29,13 37,17 42,21 46,29 50,42 58,58 71,75 87,104 100,134 117,171 138,209 163,251 192,292 221,334 254,380 300,426 342,476 388,530 430,585 476,639 522,697 563,756 609,818 651,885 697,952 747,1019 797,1090 851,1169 902,1253 964,1332 1023,1420 1069,1511 1127,1607 1181,1703 1244,1799 1294,1895 1357,2000 1419,2104 1482,2209 1557,2317 1620,2430 1691,2543 1762,2659 1845,2781 1912,2902 1983,3019 2058,3144 2129,3261 2204,3378 2279,3503 2363,3620 2438,3741 2526,3866 2601,3983 2680,4104 2759,4221 2851,4338 2935,4455 3022,4572 3102,4680 3185,4789 3273,4897 3361,5010 3440,5114 3515,5219 3590,5323 3665,5423 3740,5519 3811,5616 3891,5704 3949,5788 4016,5867 4083,5942 4150,6017 4208,6080 4266,6142 4326,6201 4380,6263 4439,6314 4484,6364 4531,6410 4572,6456 4610,6493 4643,6535 4677,6572 4710,6606 4743,6635 4777,6660 4798,6681 4818,6698 4839,6714 4839,6727 4852,6731 4856,6735 4860,6739 4856,6739 4856,6735 4860,6731 4856,6727 4852,6723 4852,6710 4852,6698 4848,6681 4848,6652 4844,6623 4852,6581 4839,6535 4823,6485">
          <text:p/>
        </draw:polyline>
        <draw:polyline draw:style-name="gr2" draw:text-style-name="P1" draw:layer="layout" svg:width="4.963cm" svg:height="3.703cm" svg:x="31.194cm" svg:y="58.253cm" svg:viewBox="0 0 4964 3704" draw:points="71,3654 67,3658 62,3658 58,3663 54,3667 50,3667 46,3671 41,3675 37,3671 33,3675 29,3679 25,3683 21,3683 16,3688 12,3692 12,3696 8,3696 4,3700 4,3704 0,3704 4,3704 8,3700 16,3692 29,3683 46,3679 67,3663 96,3642 133,3617 175,3583 229,3546 300,3491 438,3387 605,3266 789,3128 981,2982 1191,2827 1391,2672 1587,2522 1767,2384 1955,2238 2138,2092 2330,1942 2514,1791 2693,1641 2881,1499 3057,1349 3228,1207 3391,1073 3553,944 3708,827 3854,718 3992,618 4129,526 4251,447 4368,376 4472,309 4564,255 4635,205 4702,159 4760,121 4806,88 4843,63 4877,42 4906,21 4919,8 4931,4 4939,0 4944,0 4952,0 4948,0 4956,0 4956,4 4960,4 4964,4 4960,4 4948,8 4939,13 4931,25 4902,42 4864,63 4827,92 4773,130 4714,180 4647,230 4568,288 4476,347 4384,409 4284,476 4167,547 4063,610 3950,676 3837,752 3733,823 3629,894 3533,965 3441,1036 3366,1107 3282,1182 3203,1253 3128,1324 3061,1395 3011,1461 2952,1524 2902,1587 2860,1645 2819,1695 2785,1737 2756,1779 2723,1812 2685,1845 2664,1875 2648,1900 2631,1916 2623,1933 2614,1946 2610,1958 2606,1962 2610,1967 2614,1967 2614,1971 2614,1967 2618,1971 2610,1967 2614,1967 2627,1954 2652,1937 2685,1916 2735,1887 2806,1850 2873,1800 2965,1745 3053,1678 3149,1612 3240,1537 3336,1461 3428,1386 3516,1315 3599,1240 3691,1169 3775,1102 3858,1036 3942,973 4021,914 4096,856 4159,806 4234,752 4301,706 4363,660 4422,614 4476,572 4531,530 4576,493 4631,455 4677,418 4710,380 4743,347 4768,313 4798,284 4814,255 4827,230 4831,205 4835,184 4827,167 4814,150 4798,134 4760,121 4718,113 4668,105">
          <text:p/>
        </draw:polyline>
        <draw:polyline draw:style-name="gr2" draw:text-style-name="P1" draw:layer="layout" svg:width="1.081cm" svg:height="30.332cm" svg:x="18.795cm" svg:y="31.32cm" svg:viewBox="0 0 1082 30333" draw:points="1082,30333 1078,30333 1073,30333 1065,30328 1061,30328 1057,30328 1048,30328 1044,30328 1036,30324 1032,30324 1023,30320 1019,30320 1011,30320 1007,30316 1002,30312 998,30308 994,30303 990,30303 986,30299 982,30295 977,30291 973,30287 969,30282 965,30282 961,30278 957,30274 952,30270 948,30266 944,30262 940,30257 931,30253 927,30249 927,30245 923,30237 919,30232 911,30228 911,30224 906,30220 906,30216 902,30212 902,30207 902,30203 898,30199 898,30195 902,30186 902,30182 898,30170 898,30145 894,30120 890,30086 886,30057 869,30019 865,29978 852,29936 844,29898 844,29861 840,29819 831,29781 823,29740 827,29694 827,29644 815,29594 806,29548 794,29493 781,29443 769,29385 756,29326 744,29268 710,29205 694,29139 677,29072 656,29001 643,28930 623,28855 602,28779 585,28700 577,28612 564,28533 547,28450 535,28366 506,28283 493,28199 476,28116 468,28028 456,27940 439,27853 435,27765 426,27681 422,27590 414,27502 414,27410 401,27322 401,27235 397,27147 393,27059 401,26968 397,26876 397,26780 393,26688 401,26596 401,26504 401,26408 410,26312 410,26220 410,26120 414,26020 426,25920 431,25819 435,25719 439,25619 439,25515 447,25410 451,25310 460,25206 456,25106 476,25005 481,24905 489,24805 493,24701 506,24596 514,24496 518,24400 527,24304 506,24204 514,24108 518,24012 527,23916 527,23824 539,23728 552,23636 556,23540 577,23448 585,23352 598,23260 602,23160 602,23068 606,22976 610,22889 614,22797 623,22713 627,22626 631,22542 639,22454 648,22367 643,22283 643,22200 648,22116 648,22033 656,21945 660,21862 660,21778 668,21690 689,21607 689,21523 694,21436 694,21352 685,21269 689,21181 689,21097 689,21010 673,20922 664,20839 664,20751 668,20663 668,20576 668,20488 673,20400 668,20308 664,20225 673,20141 673,20062 681,19979 677,19899 677,19824 681,19745 681,19661 685,19586 685,19507 685,19432 677,19357 677,19286 677,19210 673,19139 668,19073 668,18997 668,18926 664,18856 656,18785 648,18714 643,18647 635,18576 623,18513 614,18446 589,18375 577,18309 568,18246 560,18183 543,18117 535,18041 531,17970 522,17899 527,17820 522,17749 510,17678 501,17611 501,17540 497,17474 493,17411 493,17348 489,17286 489,17223 493,17156 493,17098 493,17035 489,16973 489,16914 489,16852 485,16793 485,16735 485,16672 485,16614 497,16551 497,16484 493,16426 493,16363 493,16300 489,16238 485,16175 481,16117 464,16054 460,15991 456,15933 451,15866 447,15804 443,15745 443,15683 439,15624 435,15561 435,15503 431,15445 426,15386 422,15324 426,15257 422,15190 418,15127 418,15065 410,15006 410,14944 405,14885 401,14827 393,14772 389,14714 385,14660 380,14601 380,14543 364,14488 360,14430 360,14372 347,14313 343,14255 339,14196 339,14137 334,14078 343,14016 330,13953 326,13890 326,13828 322,13765 322,13703 322,13640 318,13577 314,13511 314,13448 309,13381 301,13310 289,13243 284,13177 268,13110 264,13039 259,12972 255,12901 251,12834 247,12759 247,12688 243,12617 238,12546 243,12471 234,12396 230,12321 222,12246 222,12170 213,12091 205,12020 201,11949 184,11874 180,11799 176,11719 172,11644 168,11569 168,11486 159,11406 155,11323 151,11244 134,11164 130,11081 121,11001 112,10918 96,10830 91,10747 87,10659 83,10571 87,10484 87,10400 79,10308 79,10216 79,10125 83,10033 79,9937 75,9841 70,9741 58,9640 54,9536 37,9436 33,9331 20,9227 12,9123 8,9018 8,8910 4,8801 0,8688 4,8572 8,8455 4,8342 4,8217 8,8096 8,7970 8,7845 12,7716 20,7582 16,7444 20,7307 25,7165 25,7023 25,6876 33,6735 37,6588 45,6451 62,6309 62,6171 70,6033 79,5891 91,5753 104,5616 108,5474 116,5328 121,5186 134,5039 134,4898 142,4751 147,4597 147,4447 151,4296 147,4146 155,3987 155,3837 159,3687 159,3536 155,3390 155,3240 155,3094 159,2952 155,2806 155,2664 155,2526 151,2393 147,2259 147,2130 142,2000 142,1871 151,1750 151,1633 147,1516 142,1403 142,1286 126,1182 121,1082 116,986 108,894 104,806 96,718 96,635 91,560 108,489 104,422 104,355 104,297 100,242 104,192 116,146 116,109 116,75 116,50 116,34 112,17 112,9 112,0 108,0 112,0 112,4 116,4 116,9 108,9 104,13 104,17 108,17 116,17 121,21 121,25 126,21 126,25 130,25 138,25 134,25 138,25 142,29 151,29 159,34 168,38">
          <text:p/>
        </draw:polyline>
        <draw:polyline draw:style-name="gr2" draw:text-style-name="P1" draw:layer="layout" svg:width="15.264cm" svg:height="2.263cm" svg:x="3.364cm" svg:y="31.391cm" svg:viewBox="0 0 15265 2264" draw:points="15265,46 15256,42 15248,42 15239,38 15227,38 15210,34 15198,29 15177,21 15156,21 15135,17 15110,13 15081,9 15052,4 15014,4 14976,4 14935,0 14889,0 14826,0 14776,4 14722,4 14663,4 14601,9 14534,9 14467,13 14396,13 14325,21 14246,25 14162,34 14071,46 13979,59 13883,71 13782,84 13678,100 13561,117 13436,138 13319,155 13198,171 13073,196 12935,217 12797,242 12655,272 12505,297 12355,330 12196,363 12021,401 11850,439 11683,480 11507,522 11332,564 11152,606 10981,652 10797,702 10618,743 10434,789 10238,835 10050,881 9858,923 9674,969 9478,1015 9290,1052 9107,1098 8919,1140 8748,1178 8560,1215 8368,1253 8184,1286 7992,1320 7800,1353 7608,1386 7420,1421 7224,1446 7040,1475 6856,1508 6669,1533 6485,1563 6310,1588 6126,1609 5946,1638 5767,1663 5591,1684 5416,1705 5245,1730 5078,1755 4919,1771 4757,1797 4606,1817 4443,1842 4297,1859 4154,1880 4012,1901 3870,1922 3729,1938 3599,1955 3457,1972 3332,1989 3198,2001 3061,2018 2935,2030 2806,2043 2676,2060 2539,2068 2409,2080 2288,2093 2163,2105 2042,2118 1917,2131 1800,2147 1683,2160 1570,2172 1466,2185 1357,2193 1253,2201 1148,2214 1057,2222 969,2231 881,2235 802,2239 727,2243 656,2247 589,2252 535,2256 510,2260 485,2260 455,2260 435,2264 410,2264 384,2264 355,2264 330,2264 309,2256 288,2256 272,2256 251,2252 234,2252 209,2252 192,2247 176,2243 159,2243 142,2239 126,2235 109,2231 92,2227 80,2222 67,2222 55,2218 46,2214 38,2210 30,2206 21,2206 17,2201 13,2197 9,2197 5,2193 5,2189 0,2185 0,2176 0,2168 0,2160 0,2147 5,2139 9,2122 9,2110 13,2093 17,2076 17,2055 25,2034 30,2014 34,1993 42,1968 50,1943">
          <text:p/>
        </draw:polyline>
        <draw:polyline draw:style-name="gr2" draw:text-style-name="P1" draw:layer="layout" svg:width="45.547cm" svg:height="1.044cm" svg:x="3.352cm" svg:y="32.247cm" svg:viewBox="0 0 45548 1045" draw:points="0,447 4,443 12,443 17,438 25,434 37,430 46,426 58,418 75,405 108,388 146,372 184,351 225,334 271,317 321,301 363,284 409,271 455,259 509,246 568,234 630,221 701,209 781,201 868,188 960,180 1060,167 1160,155 1277,142 1390,134 1499,121 1620,109 1757,96 1891,84 2025,75 2171,63 2321,50 2471,42 2643,34 2805,25 2964,17 3131,17 3306,8 3473,4 3653,4 3828,4 4012,0 4183,4 4363,4 4546,4 4726,8 4914,8 5089,8 5264,13 5444,13 5623,13 5803,21 5978,25 6149,29 6325,34 6500,42 6671,46 6847,54 7018,59 7193,67 7364,79 7540,88 7719,96 7894,113 8074,121 8249,134 8425,150 8600,167 8767,180 8934,201 9109,213 9276,230 9443,255 9623,271 9794,292 9978,309 10153,326 10333,347 10525,363 10700,376 10884,397 11055,413 11226,426 11414,447 11585,464 11760,480 11923,497 12094,514 12270,526 12437,543 12612,555 12779,568 12950,585 13113,593 13284,605 13451,623 13622,632 13789,640 13948,657 14115,665 14278,677 14445,690 14608,698 14770,707 14933,723 15100,732 15267,744 15434,757 15601,765 15764,778 15943,790 16102,799 16265,811 16432,824 16586,832 16737,840 16891,853 17046,861 17188,870 17342,878 17492,890 17643,895 17801,903 17952,915 18106,920 18261,924 18402,936 18553,941 18703,945 18858,949 18995,953 19150,953 19300,953 19443,949 19606,949 19752,945 19898,936 20048,936 20194,928 20341,920 20495,915 20645,911 20800,903 20963,895 21125,895 21288,886 21468,878 21635,874 21802,870 21977,865 22144,857 22311,857 22482,849 22653,844 22829,840 23004,832 23184,824 23371,815 23555,807 23751,794 23943,790 24140,778 24336,765 24532,757 24732,744 24929,732 25129,719 25329,707 25530,694 25722,682 25918,669 26123,652 26323,644 26519,627 26716,619 26920,605 27112,593 27317,585 27517,572 27713,560 27910,555 28110,543 28310,535 28511,530 28724,526 28941,522 29158,518 29371,514 29592,518 29817,514 30043,518 30264,514 30490,514 30698,518 30928,518 31153,522 31387,526 31625,530 31871,535 32109,535 32356,543 32606,543 32852,551 33095,551 33337,555 33583,555 33825,560 34063,560 34301,564 34531,568 34769,568 35003,576 35236,580 35458,589 35687,597 35917,605 36147,615 36372,623 36614,632 36848,636 37090,648 37324,652 37570,661 37812,669 38050,677 38301,682 38535,694 38772,698 39010,711 39252,719 39491,732 39728,740 39975,744 40208,757 40438,765 40672,774 40785,778 40906,782 41031,782 41160,790 41290,790 41428,794 41565,794 41711,803 41845,803 41999,807 42146,811 42300,811 42455,815 42617,815 42776,824 42951,824 43119,824 43285,832 43456,836 43619,840 43778,853 43928,857 44075,865 44221,878 44358,886 44488,895 44613,903 44734,920 44843,932 44947,945 45039,957 45122,970 45202,991 45260,999 45318,1011 45369,1024 45411,1032 45452,1041 45486,1045 45515,1045 45532,1041 45548,1024">
          <text:p/>
        </draw:polyline>
        <draw:polyline draw:style-name="gr2" draw:text-style-name="P1" draw:layer="layout" svg:width="2.179cm" svg:height="31.191cm" svg:x="25.779cm" svg:y="1.657cm" svg:viewBox="0 0 2180 31192" draw:points="2147,31100 2155,31105 2159,31117 2164,31126 2168,31138 2172,31155 2180,31167 2180,31180 2180,31184 2180,31192 2176,31192 2172,31192 2168,31192 2164,31192 2159,31192 2155,31188 2147,31188 2143,31180 2134,31180 2130,31176 2126,31176 2118,31171 2113,31167 2109,31167 2109,31163 2105,31159 2105,31155 2105,31151 2101,31151 2101,31146 2101,31142 2097,31142 2093,31138 2088,31134 2088,31130 2084,31130 2084,31126 2088,31126 2084,31121 2080,31117 2080,31113 2080,31109 2076,31100 2072,31080 2068,31059 2055,31029 2047,30996 2038,30959 2030,30917 2013,30867 2005,30817 1992,30766 1980,30712 1963,30650 1955,30587 1942,30516 1934,30441 1921,30366 1913,30291 1901,30211 1884,30124 1880,30036 1863,29944 1850,29852 1838,29756 1830,29656 1809,29547 1796,29439 1784,29330 1779,29213 1767,29097 1750,28976 1738,28846 1729,28721 1721,28591 1713,28462 1704,28324 1692,28191 1683,28053 1683,27919 1675,27781 1671,27640 1667,27497 1658,27356 1650,27213 1646,27067 1625,26917 1617,26767 1600,26617 1587,26462 1571,26303 1546,26145 1533,25986 1516,25823 1508,25665 1491,25506 1479,25347 1466,25185 1453,25026 1444,24863 1432,24704 1419,24533 1407,24370 1394,24207 1382,24041 1369,23869 1357,23702 1344,23535 1328,23364 1311,23201 1298,23039 1282,22871 1269,22705 1257,22542 1240,22379 1223,22220 1211,22053 1207,21886 1190,21719 1177,21548 1165,21377 1148,21210 1144,21035 1136,20859 1123,20684 1110,20513 1106,20346 1102,20170 1094,19999 1090,19832 1081,19661 1077,19486 1073,19310 1069,19135 1056,18951 1052,18776 1052,18596 1048,18417 1044,18233 1040,18058 1040,17887 1044,17716 1044,17540 1044,17365 1044,17189 1048,17018 1048,16839 1044,16663 1044,16484 1040,16304 1035,16121 1035,15941 1027,15757 1023,15565 1019,15382 1010,15194 1002,15006 989,14814 981,14626 969,14438 956,14246 943,14054 923,13861 910,13665 898,13469 881,13276 873,13072 856,12871 843,12675 827,12471 814,12274 797,12078 785,11878 776,11673 756,11477 739,11277 726,11072 714,10872 701,10671 689,10463 680,10254 668,10049 655,9841 647,9636 635,9427 614,9214 597,9006 580,8797 564,8584 543,8375 534,8162 518,7945 505,7732 493,7515 476,7298 463,7085 451,6876 443,6663 430,6450 417,6246 405,6037 397,5837 397,5636 384,5432 376,5235 372,5039 359,4843 355,4655 355,4467 346,4288 338,4108 334,3933 326,3757 313,3582 305,3419 296,3340 292,3248 280,3156 271,3056 259,2956 250,2847 238,2743 230,2630 221,2522 209,2405 196,2284 184,2158 171,2037 150,1908 134,1774 117,1637 104,1507 92,1382 79,1257 63,1135 54,1023 42,914 29,810 25,705 13,605 8,501 4,409 0,322 0,234 4,150 8,75 13,0">
          <text:p/>
        </draw:polyline>
        <draw:polyline draw:style-name="gr2" draw:text-style-name="P1" draw:layer="layout" svg:width="2.822cm" svg:height="19.827cm" svg:x="28.806cm" svg:y="32.69cm" svg:viewBox="0 0 2823 19828" draw:points="2552,19494 2556,19510 2560,19535 2568,19569 2572,19602 2585,19636 2593,19673 2606,19711 2614,19736 2623,19757 2635,19778 2639,19794 2648,19807 2652,19815 2656,19819 2664,19824 2664,19828 2668,19828 2673,19828 2677,19828 2677,19824 2681,19824 2685,19824 2677,19819 2681,19819 2685,19815 2689,19811 2693,19807 2689,19798 2693,19790 2698,19786 2702,19778 2702,19773 2702,19765 2706,19757 2706,19748 2714,19740 2719,19727 2727,19707 2739,19677 2748,19644 2764,19598 2773,19548 2785,19485 2798,19414 2806,19335 2810,19252 2819,19160 2823,19064 2823,18963 2823,18851 2819,18734 2815,18613 2815,18475 2806,18341 2798,18195 2785,18041 2773,17882 2760,17715 2739,17548 2727,17373 2702,17189 2673,17001 2643,16808 2614,16608 2581,16403 2543,16199 2497,15982 2447,15769 2405,15547 2359,15326 2309,15105 2255,14879 2209,14654 2163,14420 2109,14190 2055,13953 2005,13719 1959,13481 1917,13247 1867,13013 1821,12771 1767,12537 1721,12299 1683,12065 1633,11823 1587,11585 1533,11339 1474,11105 1429,10867 1378,10625 1328,10391 1270,10157 1211,9932 1161,9702 1103,9485 1061,9268 1007,9047 953,8834 898,8617 844,8408 793,8195 743,7986 689,7778 634,7565 588,7360 538,7147 497,6943 451,6738 413,6529 371,6325 342,6116 304,5907 275,5703 246,5494 213,5289 175,5089 150,4880 129,4688 104,4492 83,4296 62,4108 46,3924 33,3736 25,3548 16,3365 8,3181 4,2997 0,2822 4,2647 0,2475 0,2304 8,2146 12,1995 12,1849 16,1707 16,1574 16,1453 29,1336 37,1227 46,1127 50,1031 54,939 67,860 75,785 75,714 79,647 75,584 83,526 87,467 87,413 87,359 92,313 92,263 96,221 100,183 92,150 96,121 96,100 108,79 112,58 117,41 117,29 117,21 121,12 117,8 117,4 104,0 100,0 96,0 87,4 75,12">
          <text:p/>
        </draw:polyline>
        <draw:polyline draw:style-name="gr2" draw:text-style-name="P1" draw:layer="layout" svg:width="0.192cm" svg:height="6.421cm" svg:x="33.74cm" svg:y="59.51cm" svg:viewBox="0 0 193 6422" draw:points="38,0 38,4 42,12 42,17 42,25 46,33 46,42 46,50 50,67 55,83 55,108 59,142 59,184 59,234 59,296 55,371 50,455 46,551 42,655 38,772 34,902 30,1044 25,1190 21,1273 21,1365 17,1461 13,1571 13,1687 9,1813 9,1942 5,2092 5,2239 0,2393 5,2552 5,2723 5,2890 9,3065 9,3236 13,3424 21,3600 21,3775 30,3950 38,4122 46,4284 59,4439 67,4597 76,4744 88,4886 101,5023 113,5161 126,5303 138,5432 146,5562 160,5691 160,5821 173,5950 181,6071 189,6192 189,6309 193,6422">
          <text:p/>
        </draw:polyline>
        <draw:polyline draw:style-name="gr2" draw:text-style-name="P1" draw:layer="layout" svg:width="10.349cm" svg:height="1.006cm" svg:x="33.686cm" svg:y="50.68cm" svg:viewBox="0 0 10350 1007" draw:points="71,1007 67,1003 59,1003 54,999 46,999 38,994 25,990 21,990 13,986 8,986 4,986 4,982 0,982 0,986 4,986 13,986 29,986 50,982 84,978 138,969 200,961 267,948 355,940 451,928 551,911 668,894 785,882 914,865 1048,848 1190,832 1340,815 1499,794 1666,781 1841,765 2025,744 2213,731 2413,710 2615,694 2811,677 3028,656 3237,631 3450,610 3658,585 3867,560 4063,531 4268,502 4464,477 4652,443 4840,414 5019,385 5194,360 5362,331 5529,305 5679,285 5816,264 5942,243 6059,226 6163,209 6259,193 6343,189 6409,176 6476,168 6535,159 6585,151 6626,147 6660,143 6685,138 6702,134 6714,134 6739,134 6739,130 6735,130 6731,134 6706,134 6681,138 6651,143 6606,151 6551,159 6489,168 6409,180 6322,193 6226,201 6125,218 6021,230 5909,243 5796,255 5687,268 5570,276 5458,285 5353,293 5253,305 5153,314 5053,322 4961,331 4873,339 4781,351 4694,364 4610,372 4518,385 4435,393 4347,406 4268,414 4180,427 4101,439 4017,447 3929,460 3850,464 3771,477 3692,489 3608,498 3533,510 3458,523 3378,535 3312,543 3245,556 3186,564 3128,577 3078,585 3036,594 2998,602 2973,606 2948,610 2928,610 2911,614 2902,614 2894,614 2890,619 2886,619 2894,619 2894,623 2898,623 2902,627 2915,627 2932,631 2961,631 3011,635 3078,635 3161,635 3266,635 3391,631 3525,627 3675,623 3846,614 4017,598 4197,581 4393,564 4598,539 4810,514 5032,489 5253,460 5487,431 5720,406 5950,376 6184,351 6409,326 6639,301 6860,280 7081,260 7295,243 7499,235 7695,222 7891,214 8075,205 8259,197 8443,193 8614,189 8789,180 8956,168 9123,164 9290,151 9449,138 9603,126 9758,104 9899,83 10025,62 10154,41 10263,21 10350,0">
          <text:p/>
        </draw:polyline>
        <draw:polyline draw:style-name="gr2" draw:text-style-name="P1" draw:layer="layout" svg:width="8.451cm" svg:height="8.129cm" svg:x="37.614cm" svg:y="50.592cm" svg:viewBox="0 0 8452 8130" draw:points="63,8126 59,8126 55,8126 51,8121 47,8121 30,8121 25,8117 22,8117 17,8121 9,8121 5,8121 0,8121 9,8121 5,8121 9,8126 9,8121 9,8126 5,8126 5,8130 13,8126 25,8126 38,8117 72,8109 113,8101 176,8084 247,8067 330,8042 436,8013 549,7979 678,7946 824,7904 979,7863 1145,7808 1346,7754 1563,7691 1801,7625 2047,7554 2318,7478 2602,7395 2895,7320 3195,7236 3488,7161 3775,7086 4059,7015 4331,6944 4590,6877 4840,6823 5066,6769 5283,6723 5483,6685 5667,6648 5838,6623 5988,6602 6126,6581 6247,6564 6351,6552 6439,6543 6510,6535 6560,6531 6606,6527 6644,6522 6669,6518 6686,6514 6698,6510 6706,6510 6706,6506 6715,6506 6711,6501 6702,6501 6698,6501 6681,6501 6665,6506 6635,6506 6590,6510 6531,6510 6464,6518 6372,6531 6264,6543 6139,6560 6013,6577 5884,6593 5746,6618 5608,6643 5483,6673 5358,6698 5233,6723 5111,6752 4995,6781 4882,6806 4769,6831 4665,6848 4560,6869 4464,6886 4381,6902 4298,6911 4235,6923 4180,6932 4130,6940 4093,6944 4068,6948 4055,6948 4043,6948 4039,6948 4034,6952 4039,6952 4043,6952 4043,6957 4051,6961 4084,6961 4130,6961 4189,6961 4268,6957 4377,6957 4506,6948 4656,6944 4824,6936 4995,6923 5183,6911 5383,6890 5587,6865 5800,6844 6005,6815 6210,6790 6410,6769 6615,6748 6807,6723 6894,6714 6990,6710 7082,6702 7178,6694 7266,6685 7362,6677 7445,6673 7537,6668 7621,6664 7704,6656 7779,6652 7854,6648 7921,6639 7992,6635 8059,6631 8122,6631 8176,6631 8226,6627 8268,6623 8301,6623 8334,6618 8359,6618 8381,6618 8397,6614 8414,6614 8422,6614 8431,6614 8443,6614 8447,6614 8452,6614 8452,6618 8447,6618 8443,6623 8439,6627 8431,6631 8422,6635 8410,6643 8397,6648 8389,6652 8376,6660 8364,6668 8351,6673 8334,6681 8314,6685 8297,6694 8276,6698 8255,6706 8226,6710 8205,6710 8184,6710 8163,6710 8138,6706 8113,6702 8088,6694 8059,6685 8034,6673 8001,6656 7971,6639 7938,6618 7909,6598 7875,6568 7846,6539 7813,6506 7775,6468 7742,6426 7708,6376 7675,6326 7642,6272 7608,6205 7541,6080 7479,5946 7428,5813 7387,5679 7341,5541 7307,5399 7270,5266 7245,5145 7216,5015 7182,4877 7149,4740 7120,4594 7086,4439 7049,4285 7011,4126 6973,3967 6936,3796 6902,3625 6869,3454 6823,3283 6794,3111 6769,2940 6748,2761 6727,2590 6706,2418 6694,2243 6681,2075 6673,1904 6669,1737 6665,1570 6660,1411 6665,1257 6669,1106 6677,960 6686,822 6694,693 6702,580 6715,472 6723,372 6731,284 6740,213 6748,150 6752,96 6756,58 6761,29 6765,13 6765,4 6765,0 6765,4 6765,8 6761,17 6765,25 6765,33 6765,46 6765,71 6761,100 6752,150 6744,205 6736,271 6723,351 6706,438 6686,534 6660,635 6640,735 6615,835 6590,931 6560,1031 6523,1131 6485,1227">
          <text:p/>
        </draw:polyline>
        <draw:polyline draw:style-name="gr2" draw:text-style-name="P1" draw:layer="layout" svg:width="4.621cm" svg:height="0.56cm" svg:x="38.162cm" svg:y="54.696cm" svg:viewBox="0 0 4622 561" draw:points="0,527 20,527 37,531 58,531 83,535 116,540 150,544 187,548 229,552 275,556 325,556 380,556 442,556 513,561 592,556 680,552 776,548 876,540 1006,531 1136,523 1274,506 1424,490 1583,469 1745,448 1917,423 2088,394 2255,363 2439,334 2614,296 2798,263 2965,234 3140,200 3311,171 3474,138 3624,117 3766,92 3896,67 4017,50 4129,38 4213,21 4292,13 4363,8 4422,4 4476,0 4513,0 4547,0 4572,4 4593,4 4610,8 4614,8 4618,13 4622,17 4618,17 4610,21 4597,29 4580,38 4547,50 4501,67 4451,84 4384,100 4317,117">
          <text:p/>
        </draw:polyline>
        <draw:polyline draw:style-name="gr2" draw:text-style-name="P1" draw:layer="layout" svg:width="0.684cm" svg:height="8.843cm" svg:x="39.264cm" svg:y="46.175cm" svg:viewBox="0 0 685 8844" draw:points="122,8844 130,8831 138,8814 147,8798 159,8773 172,8752 184,8727 188,8702 197,8677 205,8656 213,8635 218,8614 226,8593 230,8568 235,8543 243,8518 251,8493 251,8464 247,8430 247,8401 247,8363 247,8330 238,8292 235,8255 230,8213 226,8167 235,8121 226,8071 222,8017 213,7958 205,7896 197,7833 184,7762 172,7687 151,7612 138,7528 126,7437 117,7353 109,7261 101,7169 97,7078 88,6977 88,6877 84,6769 88,6660 84,6547 92,6430 92,6309 88,6180 97,6042 92,5900 88,5754 84,5604 84,5441 80,5278 76,5111 72,4944 72,4769 67,4593 62,4414 62,4230 54,4046 46,3863 37,3683 29,3495 8,3316 4,3140 4,2969 0,2798 0,2635 4,2477 12,2321 20,2171 37,2021 50,1874 62,1737 76,1599 97,1465 113,1332 130,1211 159,1090 184,973 205,864 226,760 251,660 272,563 293,476 318,392 331,317 356,250 376,188 397,133 414,96 435,63 452,37 464,17 477,4 481,0 489,0 493,4 497,8 502,17 502,25 510,37 518,58 535,83 552,121 573,171 589,225 615,284 635,355 656,430 668,509 677,593 681,680 685,764">
          <text:p/>
        </draw:polyline>
        <draw:polyline draw:style-name="gr2" draw:text-style-name="P1" draw:layer="layout" svg:width="2.806cm" svg:height="9.465cm" svg:x="39.322cm" svg:y="47.306cm" svg:viewBox="0 0 2807 9466" draw:points="0,355 8,347 13,339 17,326 21,318 25,305 29,293 29,280 25,276 25,263 25,259 25,255 25,251 25,247 29,242 33,238 38,234 42,234 46,230 50,226 54,222 67,222 67,217 79,213 92,209 113,205 138,197 167,192 201,188 234,184 280,180 326,176 376,176 430,171 484,171 551,171 618,167 685,171 752,171 831,171 910,171 994,171 1085,171 1173,171 1273,180 1370,176 1479,176 1575,176 1679,171 1784,171 1884,167 1988,163 2084,155 2176,146 2264,138 2356,134 2427,126 2497,113 2565,101 2623,88 2673,80 2711,67 2740,59 2765,50 2790,42 2798,34 2807,30 2807,25 2798,21 2798,17 2794,17 2790,13 2786,13 2786,9 2781,9 2777,4 2773,4 2773,0 2773,4 2765,4 2765,9 2761,13 2773,13 2773,17 2777,21 2777,25 2794,30 2794,34 2794,38 2798,46 2798,59 2798,80 2802,113 2794,163 2786,217 2781,280 2777,355 2769,443 2761,535 2756,631 2752,731 2748,835 2736,948 2727,1061 2719,1186 2715,1307 2702,1441 2690,1578 2681,1720 2669,1862 2660,2008 2648,2159 2635,2313 2627,2472 2619,2631 2602,2785 2590,2944 2581,3107 2577,3274 2577,3441 2573,3608 2569,3775 2573,3950 2577,4129 2577,4305 2585,4488 2585,4672 2590,4857 2594,5045 2590,5237 2590,5425 2590,5613 2585,5792 2577,5980 2573,6164 2569,6343 2560,6518 2565,6702 2556,6882 2548,7057 2539,7228 2531,7399 2527,7566 2519,7729 2506,7888 2489,8038 2489,8184 2477,8322 2469,8451 2460,8577 2447,8698 2439,8811 2431,8915 2422,9011 2414,9099 2410,9174 2402,9245 2397,9303 2393,9353 2385,9391 2381,9420 2385,9437 2381,9453 2372,9462 2372,9466 2372,9462 2376,9462 2376,9458 2385,9453 2385,9449 2381,9449 2381,9445 2381,9441 2376,9441 2376,9437 2372,9433 2372,9428 2372,9424 2376,9424 2376,9420 2385,9416 2385,9412 2385,9408 2381,9403 2376,9399 2381,9391 2389,9378 2397,9362 2414,9341 2431,9316 2447,9286 2469,9257 2494,9220 2514,9186 2527,9149 2548,9115 2560,9078 2573,9040 2585,9003 2594,8965 2594,8927">
          <text:p/>
        </draw:polyline>
        <draw:polyline draw:style-name="gr2" draw:text-style-name="P1" draw:layer="layout" svg:width="4.668cm" svg:height="9.16cm" svg:x="38.278cm" svg:y="46.814cm" svg:viewBox="0 0 4669 9161" draw:points="3938,8079 3951,8067 3959,8058 3967,8046 3980,8038 3992,8025 4001,8012 4001,8004 4005,8000 4001,8000 3997,8004 3988,8004 3984,8004 3967,8008 3942,8017 3909,8025 3867,8038 3817,8054 3750,8075 3675,8100 3583,8129 3479,8159 3375,8192 3262,8225 3136,8255 2990,8288 2853,8321 2707,8355 2552,8384 2402,8422 2247,8455 2097,8488 1951,8522 1822,8547 1684,8580 1550,8610 1425,8643 1299,8672 1173,8697 1052,8726 940,8760 819,8793 714,8822 622,8856 535,8881 455,8910 376,8939 314,8964 255,8989 201,9014 155,9035 113,9052 80,9069 55,9081 38,9090 21,9098 13,9102 9,9106 9,9110 13,9110 17,9110 13,9110 17,9110 0,9110 5,9110 9,9110 21,9110 21,9115 25,9115 30,9115 30,9119 42,9119 59,9123 80,9131 105,9136 126,9144 151,9148 180,9152 205,9156 222,9161 242,9161 247,9161 251,9161 259,9156 259,9152 255,9152 247,9152 247,9148 242,9148 251,9148 251,9144 255,9144 255,9140 264,9140 255,9140 255,9136 251,9136 251,9131 238,9127 238,9123 238,9119 234,9119 230,9110 230,9098 238,9081 238,9065 242,9040 247,9010 251,8977 255,8939 264,8902 267,8860 264,8822 264,8781 267,8739 272,8693 276,8647 276,8601 280,8547 280,8497 284,8443 284,8384 284,8321 280,8250 276,8179 267,8100 264,8012 259,7921 255,7820 251,7724 251,7624 247,7520 247,7411 255,7303 255,7190 264,7077 267,6960 272,6839 276,6718 280,6589 284,6455 292,6326 301,6192 305,6054 309,5917 318,5770 326,5629 334,5487 347,5340 347,5199 359,5052 372,4906 389,4764 405,4618 414,4476 430,4334 447,4188 472,4050 493,3904 510,3762 526,3620 543,3473 576,3331 589,3189 606,3052 622,2914 643,2776 669,2638 685,2500 697,2371 710,2237 727,2108 739,1983 752,1862 764,1741 769,1632 785,1524 790,1419 798,1319 806,1223 819,1135 823,1048 827,964 827,889 831,818 844,751 844,689 844,630 840,576 835,530 835,484 831,442 827,405 815,367 806,338 802,313 794,288 790,271 781,254 781,242 777,233 777,229 773,225 777,225 785,225 781,225 785,225 781,225 781,229 777,229 781,229 781,233 785,233 790,233 790,238 794,238 794,233 798,233 802,233 806,233 810,233 810,229 806,225 802,221 802,213 802,208 798,200 798,196 794,188 794,183 798,179 794,179 798,175 802,171 806,162 810,158 819,150 835,142 856,133 881,125 911,117 948,108 994,104 1048,96 1115,96 1190,92 1265,83 1353,79 1450,75 1546,71 1667,71 1780,66 1897,62 2018,58 2155,54 2298,54 2444,50 2598,46 2744,46 2907,46 3074,41 3233,37 3387,33 3546,29 3696,25 3838,21 3972,16 4097,12 4214,8 4314,4 4406,4 4481,4 4539,4 4581,4 4610,4 4631,8 4644,8 4648,8 4665,8 4660,8 4669,8 4669,4 4665,0 4648,0 4631,0 4602,0 4565,4 4514,8 4447,16 4364,29 4260,46">
          <text:p/>
        </draw:polyline>
        <draw:polyline draw:style-name="gr2" draw:text-style-name="P1" draw:layer="layout" svg:width="2.304cm" svg:height="1.286cm" svg:x="37.256cm" svg:y="46.417cm" svg:viewBox="0 0 2305 1287" draw:points="2301,1287 2305,1283 2301,1279 2301,1274 2293,1270 2288,1266 2280,1262 2268,1258 2255,1249 2230,1237 2196,1224 2159,1208 2117,1187 2071,1162 2017,1137 1967,1107 1908,1078 1846,1049 1775,1016 1700,982 1624,940 1545,899 1458,857 1353,811 1265,757 1161,707 1061,652 965,598 861,540 755,484 659,430 567,376 488,326 409,276 333,234 267,196 217,163 167,125 125,100 96,79 62,63 41,50 29,42 20,33 12,29 0,29 4,25 8,29 12,29 25,29 29,29 37,29 41,29 46,29 46,25 46,17 41,8 37,0">
          <text:p/>
        </draw:polyline>
        <draw:polyline draw:style-name="gr2" draw:text-style-name="P1" draw:layer="layout" svg:width="0.187cm" svg:height="0.313cm" svg:x="38.667cm" svg:y="46.918cm" svg:viewBox="0 0 188 314" draw:points="71,314 62,314 58,310 54,306 50,302 46,297 41,293 33,289 29,285 29,281 25,277 21,268 16,264 12,256 12,252 8,247 4,243 0,239 0,235 4,235 8,235 12,231 21,226 25,222 33,210 37,197 50,184 62,167 75,150 91,129 108,109 121,92 138,71 155,54 172,33 180,17 188,0">
          <text:p/>
        </draw:polyline>
        <draw:polyline draw:style-name="gr2" draw:text-style-name="P1" draw:layer="layout" svg:width="2.913cm" svg:height="1.448cm" svg:x="36.062cm" svg:y="45.595cm" svg:viewBox="0 0 2914 1449" draw:points="2914,1449 2911,1445 2902,1445 2894,1445 2881,1441 2860,1441 2839,1433 2810,1428 2773,1420 2735,1412 2689,1399 2635,1382 2572,1366 2518,1345 2451,1328 2372,1303 2293,1278 2209,1249 2117,1220 2021,1186 1921,1153 1812,1107 1704,1061 1587,1011 1466,952 1353,890 1232,827 1115,760 986,694 861,627 752,564 647,502 547,443 451,389 372,343 300,293 233,251 188,218 141,188 104,163 79,138 50,122 33,109 16,97 8,92 4,84 4,80 4,76 0,76 4,76 8,72 12,72 16,72 20,72 29,72 37,67 45,59 66,51 95,42 116,30 141,16 171,0">
          <text:p/>
        </draw:polyline>
        <draw:polyline draw:style-name="gr2" draw:text-style-name="P1" draw:layer="layout" svg:width="4.768cm" svg:height="2.622cm" svg:x="36.692cm" svg:y="44.25cm" svg:viewBox="0 0 4769 2623" draw:points="4727,2615 4735,2615 4744,2615 4748,2615 4752,2619 4760,2619 4764,2623 4769,2623 4764,2623 4756,2619 4752,2619 4748,2615 4744,2615 4744,2611 4735,2611 4731,2606 4727,2602 4731,2598 4722,2594 4710,2586 4694,2573 4672,2556 4643,2535 4597,2506 4547,2477 4480,2435 4405,2381 4314,2327 4226,2264 4117,2197 3992,2118 3867,2034 3724,1938 3574,1842 3415,1738 3248,1625 3064,1516 2889,1403 2709,1294 2526,1182 2350,1077 2171,973 2000,873 1824,777 1653,685 1486,597 1327,518 1165,439 1019,376 881,322 747,272 622,230 518,196 421,167 334,138 263,117 192,96 138,80 92,63 58,50 33,42 16,34 8,29 4,25 0,21 0,17 8,17 13,17 16,17 25,17 33,17 42,17 54,13 67,9 84,4 104,0">
          <text:p/>
        </draw:polyline>
        <draw:polyline draw:style-name="gr2" draw:text-style-name="P1" draw:layer="layout" svg:width="3.728cm" svg:height="1.645cm" svg:x="34.421cm" svg:y="44.188cm" svg:viewBox="0 0 3729 1646" draw:points="3729,0 3725,0 3717,0 3704,0 3687,4 3662,8 3633,16 3591,25 3541,37 3483,50 3408,71 3324,91 3228,117 3128,142 3011,175 2882,217 2752,263 2610,313 2464,363 2318,425 2163,492 2001,567 1846,643 1692,718 1537,789 1391,864 1249,939 1107,1010 981,1078 860,1140 743,1195 639,1249 538,1303 451,1349 363,1395 288,1437 225,1474 167,1504 121,1537 83,1562 54,1583 29,1604 17,1616 4,1629 0,1633 0,1641 12,1641 17,1646 21,1646 25,1646 33,1646 42,1646 58,1646 83,1641 113,1637 158,1629 213,1616 271,1600 342,1579 409,1558 480,1533 538,1512">
          <text:p/>
        </draw:polyline>
        <draw:polyline draw:style-name="gr2" draw:text-style-name="P1" draw:layer="layout" svg:width="3.891cm" svg:height="2.864cm" svg:x="34.847cm" svg:y="52.934cm" svg:viewBox="0 0 3892 2865" draw:points="3892,2815 3892,2819 3892,2828 3892,2836 3887,2844 3887,2853 3883,2857 3887,2861 3879,2865 3875,2861 3871,2857 3867,2857 3854,2853 3837,2849 3812,2844 3779,2836 3746,2823 3704,2807 3654,2786 3595,2761 3528,2727 3453,2686 3374,2640 3286,2586 3194,2519 3090,2444 2982,2360 2869,2264 2748,2156 2622,2039 2493,1909 2347,1776 2201,1642 2058,1504 1912,1366 1757,1233 1615,1112 1478,999 1331,899 1206,807 1089,728 977,657 868,590 776,536 689,481 605,435 526,389 455,344 384,302 325,264 271,227 229,189 183,156 142,122 108,93 79,68 54,46 37,29 25,17 4,9 0,0 4,0 8,0 16,4 25,9 46,9 71,9 100,13 142,13 192,13 246,9 300,13 363,13 426,17 484,17 538,21">
          <text:p/>
        </draw:polyline>
        <draw:polyline draw:style-name="gr2" draw:text-style-name="P1" draw:layer="layout" svg:width="1.152cm" svg:height="6.926cm" svg:x="34.133cm" svg:y="46.179cm" svg:viewBox="0 0 1153 6927" draw:points="1149,6927 1153,6927 1149,6927 1145,6927 1136,6927 1132,6927 1128,6927 1124,6927 1111,6927 1111,6923 1107,6923 1103,6923 1099,6919 1103,6915 1099,6915 1095,6911 1095,6907 1086,6898 1082,6886 1065,6869 1049,6848 1019,6819 993,6785 964,6744 931,6702 897,6648 860,6593 822,6531 785,6464 747,6389 701,6297 651,6197 597,6084 547,5963 488,5825 426,5678 367,5515 309,5340 254,5156 200,4964 146,4764 96,4563 62,4359 29,4158 12,3966 0,3770 0,3586 12,3403 33,3227 62,3056 92,2889 129,2726 163,2572 200,2417 242,2267 280,2121 317,1979 359,1841 396,1708 434,1578 472,1449 505,1324 543,1207 580,1081 618,973 651,864 684,764 726,672 755,580 789,497 814,418 839,342 868,280 889,217 906,163 914,117 931,79 939,50 947,29 952,17 939,4 943,0 947,0 952,8 952,17 956,25 956,42 952,67 952,100 935,142 914,192 889,251 856,309">
          <text:p/>
        </draw:polyline>
        <draw:polyline draw:style-name="gr2" draw:text-style-name="P1" draw:layer="layout" svg:width="1.724cm" svg:height="9.444cm" svg:x="33.912cm" svg:y="44.409cm" svg:viewBox="0 0 1725 9445" draw:points="872,4889 872,4893 868,4897 864,4897 860,4901 851,4901 843,4897 834,4893 822,4885 805,4868 784,4843 768,4805 743,4755 718,4693 688,4617 659,4530 630,4421 601,4304 571,4179 546,4041 526,3891 501,3728 475,3557 446,3365 413,3169 375,2968 338,2747 300,2530 258,2309 217,2083 187,1866 154,1649 129,1444 112,1257 100,1077 91,923 87,781 91,651 87,538 91,442 100,351 112,275 116,209 125,154 133,104 141,71 150,42 167,21 171,8 175,4 183,0 183,4 187,12 196,21 200,29 196,46 200,63 200,92 200,129 196,184 187,246 171,330 154,426 137,534 116,655 91,793 75,939 62,1102 41,1286 29,1482 16,1703 4,1950 4,2229 0,2538 8,2872 4,3223 12,3599 25,3979 37,4359 50,4743 66,5106 79,5452 112,5782 154,6095 200,6383 254,6659 325,6918 392,7160 467,7381 551,7599 626,7796 697,7988 768,8163 830,8330 897,8476 964,8618 1027,8747 1085,8869 1148,8977 1206,9073 1269,9165 1331,9240 1385,9303 1449,9357 1499,9395 1541,9424 1583,9441 1620,9445 1650,9432 1675,9407 1704,9365 1712,9311 1720,9240 1725,9157">
          <text:p/>
        </draw:polyline>
        <draw:polyline draw:style-name="gr2" draw:text-style-name="P1" draw:layer="layout" svg:width="10.533cm" svg:height="0.651cm" svg:x="36.149cm" svg:y="44.747cm" svg:viewBox="0 0 10534 652" draw:points="88,200 80,205 67,213 59,221 46,225 34,238 21,246 13,251 8,255 4,259 0,263 0,267 0,276 0,280 4,284 4,288 4,292 8,296 13,301 17,301 25,305 42,305 67,305 101,305 151,305 209,305 284,301 376,301 480,296 593,292 723,288 870,280 1020,280 1187,271 1375,259 1571,255 1784,242 2014,230 2260,221 2515,205 2790,192 3070,171 3358,159 3654,142 3955,129 4259,117 4556,109 4844,100 5128,92 5412,92 5687,88 5946,96 6196,96 6435,104 6664,113 6894,121 7107,134 7311,146 7504,163 7691,175 7867,188 8033,205 8117,209 8209,217 8292,221 8380,230 8463,242 8551,246 8635,255 8718,263 8798,271 8877,280 8948,288 9015,301 9081,309 9144,313 9194,322 9248,326 9290,334 9323,338 9353,342 9374,347 9391,351 9403,351 9407,355 9411,355 9416,355 9411,351 9403,351 9391,351 9374,351 9353,355 9323,355 9290,355 9244,355 9136,355 9006,359 8864,355 8706,355 8526,355 8355,347 8180,338 8013,326 7850,309 7679,296 7512,276 7345,255 7169,234 6998,209 6827,180 6656,155 6489,134 6326,104 6168,84 6017,67 5875,46 5738,33 5612,25 5499,17 5399,8 5312,4 5240,4 5182,0 5132,0 5099,0 5078,4 5069,4 5069,8 5078,13 5090,17 5128,21 5174,29 5245,42 5337,54 5458,71 5608,88 5788,104 5996,125 6218,138 6460,155 6714,171 6986,188 7257,200 7524,217 7658,225 7812,234 7958,251 8113,259 8272,271 8434,288 8589,301 8756,317 8910,334 9073,359 9228,380 9386,401 9528,426 9683,447 9820,472 9958,497 10083,523 10188,544 10280,561 10359,586 10426,602 10480,619 10518,636 10534,652">
          <text:p/>
        </draw:polyline>
        <draw:polyline draw:style-name="gr2" draw:text-style-name="P1" draw:layer="layout" svg:width="6.968cm" svg:height="1.056cm" svg:x="41.94cm" svg:y="53.69cm" svg:viewBox="0 0 6969 1057" draw:points="117,744 121,740 112,740 108,740 104,736 92,736 79,736 62,731 50,731 37,727 25,727 16,727 8,727 0,731 0,736 0,740 4,744 8,748 12,757 16,761 29,773 54,782 87,802 133,819 196,844 275,869 384,894 497,928 626,953 772,978 922,999 1085,1015 1269,1028 1461,1040 1657,1049 1878,1053 1991,1057 2120,1057 2258,1057 2404,1053 2555,1053 2726,1049 2893,1040 3072,1040 3244,1032 3428,1024 3612,1020 3804,1011 3992,1003 4184,995 4363,986 4551,978 4731,974 4894,965 5044,961 5173,953 5299,953 5403,953 5499,949 5578,949 5649,944 5699,944 5745,944 5783,940 5808,944 5833,940 5841,940 5837,936 5824,932 5804,928 5766,915 5720,907 5658,898 5587,886 5503,873 5407,857 5299,840 5190,823 5061,807 4927,794 4781,773 4618,757 4459,744 4292,723 4130,711 3967,698 3666,672 3411,660 3210,643 3043,639 2922,634 2843,630 2801,626 2789,626 2784,626 2784,630 2797,630 2814,630 2839,626 2872,622 2914,614 2968,605 3039,593 3118,576 3210,564 3310,543 3424,522 3558,501 3695,480 3846,451 4017,422 4192,397 4384,363 4572,334 4764,305 4956,275 5136,246 5319,221 5495,192 5662,167 5829,142 5983,125 6129,104 6267,88 6388,71 6497,58 6589,46 6676,37 6743,25 6797,21 6848,12 6889,8 6927,4 6952,0 6969,0 6969,4 6956,8 6939,17 6906,25 6864,37 6814,50 6751,67">
          <text:p/>
        </draw:polyline>
        <draw:polyline draw:style-name="gr2" draw:text-style-name="P1" draw:layer="layout" svg:width="0.94cm" svg:height="9.632cm" svg:x="46.323cm" svg:y="44.455cm" svg:viewBox="0 0 941 9633" draw:points="673,9633 686,9633 707,9628 724,9624 740,9620 757,9616 778,9616 794,9607 815,9603 832,9595 853,9591 870,9578 890,9566 911,9553 924,9536 932,9520 941,9495 941,9470 941,9440 936,9403 932,9365 924,9324 911,9278 899,9228 886,9169 874,9102 849,9031 836,8956 811,8868 786,8781 757,8689 732,8589 703,8483 678,8366 648,8250 623,8128 598,7999 573,7865 552,7724 531,7582 511,7435 494,7285 477,7127 460,6968 452,6805 444,6638 440,6467 435,6296 435,6120 435,5937 435,5761 440,5582 440,5398 444,5210 444,5026 448,4839 448,4651 452,4455 452,4262 444,4075 440,3878 440,3686 431,3490 423,3298 415,3102 406,2918 394,2730 377,2542 364,2363 348,2183 331,2008 310,1841 285,1678 264,1524 243,1369 227,1227 206,1089 181,964 160,843 142,735 121,630 105,538 88,455 71,376 59,305 46,246 34,196 25,150 21,117 13,83 9,58 9,42 4,25 4,17 0,8 0,4 0,0 4,4 4,8 9,17 9,33 13,54 21,83 29,117 38,158 50,209 67,259 84,325 109,396 130,472 160,551 185,643 218,739 248,847 281,956 319,1064 352,1177">
          <text:p/>
        </draw:polyline>
        <draw:polyline draw:style-name="gr2" draw:text-style-name="P1" draw:layer="layout" svg:width="1.457cm" svg:height="6.162cm" svg:x="41.08cm" svg:y="47.795cm" svg:viewBox="0 0 1458 6163" draw:points="50,275 46,271 41,267 41,263 37,259 33,250 33,246 33,238 29,234 29,225 29,221 29,217 25,213 25,209 12,204 8,209 0,209 4,213 4,217 12,221 12,225 12,229 21,238 25,246 29,271 33,296 37,325 41,363 50,409 66,463 71,522 83,580 100,643 117,710 137,776 158,851 183,927 208,1006 242,1089 271,1173 300,1256 333,1348 363,1436 396,1524 435,1611 464,1699 493,1787 523,1870 548,1954 568,2037 598,2117 623,2200 639,2283 660,2367 681,2450 698,2530 711,2613 736,2693 748,2780 756,2860 765,2939 769,3018 777,3098 781,3181 786,3265 777,3348 773,3440 769,3528 765,3619 756,3716 744,3812 731,3912 714,4008 698,4112 686,4217 669,4317 656,4421 644,4521 631,4622 618,4719 610,4815 602,4911 593,5011 581,5107 564,5199 548,5286 539,5374 531,5458 527,5541 518,5616 510,5687 506,5754 502,5821 502,5883 497,5938 493,5984 489,6025 489,6063 489,6096 485,6121 485,6138 481,6151 481,6159 481,6163 477,6163 477,6159 472,6159 472,6155 468,6151 468,6146 468,6138 464,6121 464,6105 460,6075 464,6042 464,5996 464,5946 464,5892 464,5825 460,5762 464,5691 468,5624 464,5549 460,5470 456,5391 456,5303 456,5215 456,5119 452,5023 447,4923 447,4823 452,4719 452,4614 456,4505 452,4388 452,4271 452,4150 447,4029 443,3899 439,3766 431,3632 422,3494 413,3356 401,3223 392,3077 384,2939 375,2801 359,2659 355,2517 350,2380 342,2242 338,2100 342,1962 346,1820 350,1682 363,1549 367,1419 375,1294 384,1169 396,1048 401,935 409,826 422,726 422,630 431,543 439,459 443,376 447,305 452,242 460,188 460,142 472,100 481,67 481,42 485,25 489,12 485,4 485,0 489,0 485,4 485,8 489,8 493,12 502,17 506,21 510,37 518,67 527,100 535,142 539,188 543,242 556,309 568,380 573,447 581,513 589,584 598,655 610,726 610,806 618,885 627,964 639,1039 648,1123 660,1211 669,1298 686,1386 702,1482 711,1578 727,1674 744,1774 756,1870 773,1975 790,2083 811,2192 832,2300 852,2409 873,2521 898,2638 923,2751 944,2864 969,2977 990,3089 1011,3206 1036,3323 1061,3436 1082,3553 1115,3678 1144,3799 1174,3920 1203,4041 1237,4166 1274,4292 1303,4413 1328,4534 1349,4652 1370,4769 1391,4877 1416,4986 1428,5090 1433,5186 1445,5286 1454,5378 1458,5462 1458,5541 1458,5616 1445,5687 1445,5754 1441,5817 1433,5871 1424,5921 1416,5967 1408,6009 1403,6042 1399,6071 1391,6092 1391,6105 1387,6113 1383,6121 1383,6117 1374,6117 1366,6113 1362,6105 1358,6092 1349,6063 1337,6029 1328,5992 1324,5942 1307,5888 1295,5821 1282,5746 1270,5666 1257,5587 1249,5495 1245,5403 1240,5303 1232,5194 1228,5086 1220,4973 1211,4852 1207,4731 1199,4606 1190,4480 1178,4350 1170,4221 1157,4091 1149,3970 1136,3849 1119,3728 1107,3607 1090,3498 1074,3394 1061,3294 1053,3198 1044,3106 1036,3014 1036,2931 1032,2860 1028,2789 1028,2726 1023,2668 1023,2618 1028,2576 1028,2542 1028,2513 1032,2492 1032,2480 1036,2476 1036,2471 1040,2476 1040,2480 1040,2496 1040,2517 1040,2542 1040,2580">
          <text:p/>
        </draw:polyline>
        <draw:polyline draw:style-name="gr2" draw:text-style-name="P1" draw:layer="layout" svg:width="4.714cm" svg:height="5.661cm" svg:x="40.382cm" svg:y="46.935cm" svg:viewBox="0 0 4715 5662" draw:points="986,5599 981,5599 981,5604 978,5608 981,5612 981,5616 981,5620 981,5624 986,5629 986,5633 986,5637 990,5637 990,5641 990,5645 994,5645 998,5649 1015,5654 1044,5658 1073,5658 1111,5662 1161,5658 1224,5658 1295,5654 1370,5645 1449,5633 1533,5624 1629,5612 1733,5591 1846,5574 1971,5553 2109,5533 2255,5508 2409,5482 2576,5453 2752,5424 2935,5395 3123,5361 3298,5328 3474,5299 3649,5265 3804,5236 3950,5211 4083,5186 4200,5161 4251,5153 4305,5140 4351,5132 4402,5123 4448,5115 4489,5107 4523,5103 4556,5098 4585,5098 4615,5094 4635,5090 4656,5086 4669,5086 4686,5086 4694,5082 4707,5082 4711,5082 4715,5078 4707,5078 4681,5073 4652,5073 4598,5073 4527,5069 4444,5069 4342,5069 4221,5073 4100,5078 3979,5082 3849,5090 3720,5098 3595,5111 3474,5123 3353,5132 3240,5144 3127,5157 3019,5169 2915,5178 2823,5182 2735,5190 2647,5194 2564,5199 2489,5203 2422,5207 2355,5207 2301,5207 2255,5207 2221,5211 2192,5211 2171,5215 2159,5215 2155,5215 2151,5219 2151,5224 2146,5224 2155,5224 2176,5224 2209,5228 2255,5228 2313,5228 2389,5228 2472,5224 2572,5219 2685,5211 2797,5203 2915,5190 3031,5178 3148,5157 3270,5140 3391,5119 3520,5098 3637,5073 3749,5048 3858,5023 3962,4998 4067,4977 4154,4956 4238,4936 4313,4919 4342,4915 4380,4906 4414,4902 4444,4894 4469,4890 4494,4885 4514,4885 4531,4877 4544,4877 4560,4873 4569,4873 4577,4869 4585,4869 4590,4869 4594,4869 4602,4869 4606,4869 4602,4869 4590,4873 4573,4877 4548,4885 4519,4894 4481,4906 4435,4919 4384,4931 4334,4944 4292,4952 4254,4956 4217,4965 4184,4965 4146,4969 4121,4961 4092,4956 4067,4952 4046,4944 4021,4936 4000,4923 3979,4911 3967,4890 3950,4869 3929,4848 3908,4819 3891,4785 3875,4752 3858,4714 3841,4668 3829,4622 3812,4572 3796,4518 3779,4460 3766,4397 3754,4334 3737,4263 3716,4192 3699,4109 3687,4030 3674,3946 3662,3858 3649,3762 3637,3662 3628,3554 3628,3441 3616,3324 3603,3199 3591,3065 3574,2923 3562,2785 3545,2639 3528,2497 3503,2351 3486,2209 3470,2076 3457,1938 3445,1809 3428,1683 3420,1562 3416,1445 3416,1333 3420,1224 3424,1114 3432,1006 3441,906 3461,806 3478,710 3495,618 3512,530 3532,446 3549,367 3570,300 3582,238 3599,175 3616,129 3628,92 3637,58 3645,37 3645,21 3649,8 3653,4 3653,0 3653,4 3653,8 3658,12 3662,21 3662,37 3666,67 3666,108 3670,163 3670,221 3670,288 3670,371 3666,455 3658,547 3649,639 3637,735 3624,826 3607,931 3595,1027 3574,1127 3549,1224 3532,1320 3512,1416 3495,1512 3478,1604 3461,1696 3449,1792 3432,1884 3424,1976 3411,2063 3399,2155 3391,2239 3378,2326 3365,2410 3357,2489 3353,2568 3349,2639 3349,2702 3345,2760 3345,2815 3345,2861 3349,2902 3349,2940 3340,2973 3340,2998 3336,3019 3336,3036 3340,3044 3336,3053 3336,3061 3340,3061 3345,3061 3345,3057 3340,3057 3345,3053 3340,3049 3340,3044 3340,3032 3332,3011 3336,2982 3349,2944 3361,2894 3378,2836 3403,2765 3424,2685 3461,2598 3499,2502 3528,2406 3557,2301 3591,2188 3620,2076 3649,1959 3678,1842 3695,1725 3724,1612 3745,1504 3762,1395 3779,1291 3791,1199 3799,1110 3812,1031 3816,960 3825,897 3829,839 3833,797 3833,760 3837,730 3837,710 3837,697 3837,689 3837,684 3833,680 3829,680 3829,684 3825,684 3829,684 3829,689 3825,689 3808,697 3787,705 3754,718 3716,726 3666,747 3612,768 3553,793 3495,814 3445,835 3395,856 3353,872 3311,885 3273,897 3244,906 3215,910 3190,914 3169,918 3152,918 3132,918 3115,918 3094,918 3077,918 3056,914 3040,906 3019,906 3002,897 2981,893 2965,889 2948,881 2927,872 2906,864 2881,860 2860,851 2831,843 2806,839 2777,831 2743,826 2706,826 2668,822 2626,822 2585,818 2530,814 2472,814 2409,818 2342,818 2259,818 2176,818 2088,822 1984,818 1883,822 1779,822 1675,826 1566,826 1466,826 1357,831 1249,831 1144,835 1040,839 940,843 831,847 731,856 627,864 531,872 439,881 359,889 284,897 222,910 163,918 117,927 80,935 55,943 30,947 17,952 13,956 0,956 13,956 17,956 21,956 42,956 75,952 117,947 180,939 255,927 355,910 477,893 606,864 748,835 898,797 1061,760 1224,714 1403,668 1579,618 1758,572 1942,526 2121,476 2284,430 2443,392 2593,350 2727,317 2843,284 2944,259 3031,234 3107,221 3177,204 3219,192 3257,183 3282,175 3303,171 3315,171 3323,167 3328,167 3320,167 3307,171 3282,175 3240,183 3190,196 3119,208 3036,221 2940,238 2831,259 2714,279 2589,300 2460,321 2330,342 2201,367 2067,396 1937,426 1812,455 1683,480 1562,513 1453,542 1353,572 1257,597 1182,622 1111,639 1057,655 1015,672 986,684 969,693 961,701 956,710 965,714 990,718 1023,722">
          <text:p/>
        </draw:polyline>
        <draw:polyline draw:style-name="gr2" draw:text-style-name="P1" draw:layer="layout" svg:width="1.039cm" svg:height="1.478cm" svg:x="42.562cm" svg:y="49.064cm" svg:viewBox="0 0 1040 1479" draw:points="1040,1479 1036,1450 1032,1412 1019,1366 1007,1312 990,1253 969,1182 940,1112 911,1045 877,974 836,907 794,832 748,757 702,686 644,611 593,540 542,469 488,405 438,347 388,292 342,242 296,200 254,159 221,125 179,96 146,75 121,54 92,38 66,25 46,12 33,8 16,4 12,0 4,0 0,0 4,4 8,12 8,29 8,54 8,88 12,125 12,171 16,225 16,284 21,347 29,405 33,464 46,527 54,581 75,636 87,690 100,740 117,790 142,840 159,890 175,936 196,986 204,1032 225,1074 242,1112 254,1149 267,1187 284,1220 296,1249 309,1274 317,1299 321,1316 330,1333 330,1341 334,1350 334,1354 334,1358 330,1358 334,1354 334,1350 334,1345 330,1333 325,1316 321,1291 317,1258 313,1220 305,1182 305,1137 300,1091 300,1041 296,995 296,949 300,903 300,853 300,807 296,761 296,719 296,673 296,636 296,598 296,560 292,527 296,498 296,469 300,439 305,418">
          <text:p/>
        </draw:polyline>
        <draw:polyline draw:style-name="gr2" draw:text-style-name="P1" draw:layer="layout" svg:width="0.718cm" svg:height="2.096cm" svg:x="42.232cm" svg:y="48.809cm" svg:viewBox="0 0 719 2097" draw:points="719,2014 711,2026 694,2039 681,2051 661,2064 636,2076 611,2089 590,2097 569,2097 548,2097 531,2093 502,2085 481,2072 460,2055 435,2030 413,2005 388,1976 367,1943 346,1901 326,1851 305,1797 284,1734 267,1659 250,1575 234,1488 213,1396 188,1296 171,1195 150,1087 134,978 112,870 92,765 75,661 58,557 50,456 37,364 25,280 17,209 12,146 8,101 4,63 0,38 0,21 0,9 0,5 0,0 0,5 4,5 4,9 8,9 12,13 17,17 21,21 29,34 46,50 71,75 92,113 117,159 134,213 163,276 192,351 225,427 250,511 271,590 296,673 321,757 351,840 371,924 392,1007 409,1087 426,1162 443,1237 452,1308 464,1383 473,1446 481,1508 490,1563 493,1617 498,1659 502,1696 506,1726 510,1746 515,1763 515,1776 510,1780 510,1784 506,1784 502,1780 493,1776 493,1772 490,1767 485,1755 490,1734 493,1701 498,1659 502,1609 510,1554 523,1483 531,1408 544,1325 548,1245 548,1158 548,1074 544,982 535,895 523,807 506,724 493,644 485,565 477,498 468,444 460,401 456,368 452,343 452,326 448,318 448,313 448,309 448,313 452,318 456,322 460,326 460,330 464,338 473,355 481,380 493,414 510,456 527,502 544,561 565,623 585,686 594,749 602,811 606,870 611,928 611,991 615,1049 611,1104 606,1158 602,1208 598,1250 590,1287 585,1316 585,1337 573,1358 569,1371 565,1379 565,1383 560,1387 556,1387 556,1383 548,1383 548,1379 544,1379 540,1375 535,1367 531,1350 527,1325 515,1291 506,1245 493,1200 485,1149 477,1091 468,1028 464,966 464,907 464,857 464,807 464,761 464,715 468,678 473,648 481,615 485,590 493,569 506,548 518,527 535,511 552,494 565,473 581,461 594,444 602,436 606,427 611,422 615,418 619,418">
          <text:p/>
        </draw:polyline>
        <draw:polyline draw:style-name="gr2" draw:text-style-name="P1" draw:layer="layout" svg:width="16.503cm" svg:height="15.66cm" svg:x="32.304cm" svg:y="44.342cm" svg:viewBox="0 0 16504 15661" draw:points="213,263 226,242 238,217 255,188 272,159 288,125 309,88 322,59 334,42 343,25 351,17 355,8 355,4 355,0 355,4 351,8 351,13 351,17 351,21 359,21 363,21 363,25 359,25 363,25 363,29 347,29 351,33 355,33 355,38 363,50 368,71 384,100 388,138 397,175 401,221 409,271 418,326 422,380 422,430 426,480 430,534 430,589 434,647 434,706 430,772 434,835 430,902 430,969 434,1035 434,1111 439,1190 439,1265 443,1344 451,1432 459,1520 468,1607 476,1699 485,1795 493,1896 501,1996 514,2108 522,2221 530,2334 543,2455 555,2572 568,2701 581,2822 601,2952 614,3077 626,3215 639,3348 647,3482 664,3620 677,3758 689,3900 697,4037 706,4179 710,4321 722,4472 731,4618 735,4764 743,4910 752,5056 747,5210 756,5361 764,5507 768,5653 773,5807 777,5954 781,6104 785,6250 798,6405 806,6555 810,6705 818,6855 823,7010 831,7169 844,7327 856,7482 864,7640 877,7799 894,7953 910,8108 931,8267 956,8417 981,8567 1006,8717 1031,8868 1056,9018 1077,9168 1098,9319 1123,9469 1140,9619 1157,9770 1182,9920 1198,10074 1215,10220 1236,10367 1257,10514 1269,10660 1290,10802 1303,10940 1315,11073 1328,11207 1336,11336 1349,11466 1357,11587 1365,11712 1374,11833 1382,11950 1395,12063 1399,12175 1407,12284 1415,12388 1428,12497 1432,12601 1441,12701 1445,12797 1436,12889 1445,12981 1441,13069 1445,13148 1445,13223 1449,13286 1453,13349 1453,13407 1461,13457 1461,13503 1466,13545 1466,13582 1466,13616 1461,13645 1457,13666 1461,13683 1457,13695 1457,13712 1453,13716 1453,13720 1457,13720 1457,13716 1453,13716 1453,13712 1449,13708 1445,13703 1441,13703 1436,13699 1428,13687 1411,13670 1399,13649 1382,13620 1361,13591 1345,13549 1324,13507 1294,13457 1265,13407 1236,13353 1207,13294 1177,13236 1152,13169 1111,13098 1082,13023 1048,12944 1023,12860 998,12777 969,12689 940,12601 915,12509 898,12417 881,12317 860,12221 844,12121 827,12017 810,11912 802,11800 789,11687 781,11570 768,11457 760,11336 756,11215 752,11086 747,10956 743,10831 739,10702 739,10568 735,10425 735,10287 735,10149 735,10012 735,9870 735,9724 735,9582 727,9440 731,9302 727,9156 727,9014 722,8872 727,8730 722,8588 722,8442 722,8296 722,8154 722,8008 722,7857 718,7703 706,7548 702,7398 697,7248 693,7093 685,6939 677,6793 668,6647 660,6501 656,6359 643,6217 635,6075 622,5937 614,5791 606,5649 597,5511 585,5373 572,5231 560,5094 547,4956 535,4818 518,4680 501,4551 485,4417 464,4288 447,4158 430,4029 409,3908 388,3791 363,3678 343,3561 313,3453 288,3348 263,3248 234,3148 217,3056 196,2960 176,2877 163,2797 151,2722 134,2655 117,2589 96,2530 80,2472 67,2422 55,2376 46,2338 34,2305 25,2275 21,2250 21,2234 17,2221 13,2213 13,2204 4,2200 0,2200 0,2204 9,2204 9,2209 13,2213 13,2217 9,2221 9,2225 13,2230 17,2234 21,2242 34,2263 42,2292 50,2330 59,2367 71,2417 80,2476 92,2547 100,2614 109,2680 117,2747 125,2818 138,2893 146,2977 163,3060 180,3156 196,3248 213,3344 234,3444 255,3549 276,3657 301,3766 309,3879 334,3991 359,4108 384,4234 405,4359 426,4484 447,4613 468,4743 501,4881 522,5018 539,5156 564,5294 589,5440 606,5582 622,5728 639,5870 651,6020 668,6167 685,6313 685,6463 697,6617 710,6768 722,6922 735,7081 743,7244 752,7402 764,7565 781,7724 789,7891 798,8054 810,8216 814,8379 818,8542 831,8705 839,8868 852,9035 860,9202 873,9365 881,9527 894,9699 910,9866 919,10033 935,10195 948,10367 965,10535 990,10702 1006,10869 1023,11036 1048,11198 1065,11357 1082,11524 1102,11683 1127,11841 1140,11996 1157,12150 1177,12305 1198,12459 1223,12610 1240,12764 1257,12910 1274,13056 1290,13198 1303,13340 1315,13478 1332,13607 1345,13733 1357,13862 1370,13979 1382,14100 1390,14213 1399,14321 1407,14426 1411,14530 1415,14626 1415,14718 1411,14810 1411,14893 1407,14977 1407,15056 1395,15127 1386,15198 1378,15261 1370,15323 1361,15378 1349,15428 1340,15474 1332,15511 1332,15549 1324,15578 1315,15603 1315,15620 1315,15636 1315,15645 1311,15649 1315,15653 1307,15657 1303,15657 1294,15657 1294,15653 1290,15653 1299,15649 1294,15649 1303,15649 1299,15649 1299,15645 1294,15641 1294,15645 1303,15641 1303,15645 1303,15641 1303,15645 1307,15645 1294,15645 1299,15649 1294,15649 1307,15649 1311,15649 1319,15653 1324,15653 1345,15657 1382,15657 1436,15657 1507,15661 1595,15661 1704,15657 1829,15645 1971,15632 2125,15616 2284,15590 2442,15561 2626,15528 2806,15499 2998,15461 3190,15424 3373,15390 3574,15348 3774,15307 3983,15269 4183,15223 4392,15173 4597,15123 4809,15073 5035,15019 5260,14960 5486,14902 5712,14839 5941,14772 6175,14714 6409,14651 6651,14584 6889,14526 7127,14463 7369,14409 7624,14346 7878,14284 8137,14229 8408,14167 8667,14113 8930,14058 9198,14000 9470,13946 9737,13891 9996,13841 10259,13791 10509,13741 10768,13695 11019,13649 11261,13612 11490,13570 11716,13532 11824,13520 11941,13499 12058,13482 12179,13461 12292,13449 12417,13436 12538,13419 12663,13403 12785,13390 12914,13378 13031,13369 13152,13357 13273,13349 13402,13340 13519,13332 13644,13328 13762,13323 13870,13319 13974,13319 14066,13319 14154,13323 14233,13328 14313,13332 14375,13336 14438,13340 14492,13344 14542,13349 14588,13349 14625,13357 14655,13361 14680,13365 14701,13369 14722,13374 14734,13374 14747,13378 14751,13378 14759,13378 14763,13382 14763,13378 14763,13382 14768,13382 14763,13378 14759,13378 14755,13378 14751,13378 14747,13378 14738,13378 14726,13382 14697,13382 14672,13386 14642,13390 14605,13399 14555,13399 14504,13407 14442,13415 14371,13424 14292,13432 14195,13445 14091,13453 13983,13461 13857,13478 13707,13490 13423,13524 13131,13549 12839,13578 12551,13607 12267,13637 11987,13666 11728,13699 11495,13728 11256,13762 11019,13791 10781,13829 10539,13866 10300,13900 10071,13941 9845,13983 9624,14021 9407,14062 9194,14104 8989,14138 8780,14175 8580,14213 8375,14242 8187,14275 7991,14309 7799,14330 7607,14355 7419,14384 7239,14401 7060,14426 6880,14447 6696,14463 6521,14484 6359,14505 6200,14526 6037,14538 5887,14559 5745,14576 5607,14593 5482,14605 5365,14622 5256,14639 5156,14647 5068,14659 4993,14668 4927,14672 4872,14680 4835,14685 4805,14689 4784,14689 4768,14689 4764,14693 4751,14693 4755,14689 4751,14693 4747,14693 4743,14693 4751,14689 4764,14689 4768,14693 4772,14693 4768,14693 4764,14693 4772,14693 4793,14689 4831,14689 4885,14689 4952,14689 5027,14689 5127,14685 5240,14680 5361,14676 5486,14672 5619,14672 5753,14664 5895,14659 6054,14651 6221,14651 6392,14643 6575,14634 6772,14630 6976,14618 7202,14609 7427,14593 7653,14576 7899,14559 8153,14538 8417,14522 8688,14501 8956,14484 9232,14463 9512,14447 9816,14430 10100,14417 10388,14396 10676,14384 10960,14371 11265,14359 11553,14346 11699,14342 11858,14338 12012,14330 12183,14321 12355,14317 12542,14309 12722,14300 12918,14296 13114,14288 13327,14280 13540,14275 13762,14267 13974,14263 14195,14259 14413,14250 14638,14246 14851,14242 15051,14242 15244,14238 15415,14234 15578,14234 15732,14234 15865,14229 15986,14229 16095,14234 16187,14234 16258,14234 16316,14238 16362,14238 16404,14238 16433,14238 16459,14238 16475,14238 16487,14242 16496,14242 16500,14242 16504,14242 16504,14238 16500,14238 16504,14234 16492,14229 16492,14225 16484,14213 16479,14200 16475,14184 16459,14158">
          <text:p/>
        </draw:polyline>
        <draw:polyline draw:style-name="gr2" draw:text-style-name="P1" draw:layer="layout" svg:width="16.654cm" svg:height="15.657cm" svg:x="32.805cm" svg:y="42.108cm" svg:viewBox="0 0 16655 15658" draw:points="213,2334 201,2322 184,2309 163,2297 142,2280 121,2263 100,2247 84,2226 67,2213 54,2197 46,2184 38,2176 29,2163 25,2155 21,2151 13,2146 9,2146 4,2146 0,2146 4,2151 0,2151 4,2151 4,2155 13,2155 21,2159 25,2155 38,2151 50,2151 71,2142 100,2134 134,2121 176,2109 217,2092 267,2080 322,2071 380,2059 443,2046 518,2038 589,2030 668,2021 760,2017 852,2009 952,1996 1048,1988 1152,1979 1261,1975 1382,1967 1507,1954 1628,1946 1762,1938 1912,1929 2067,1921 2238,1913 2409,1904 2593,1896 2785,1888 2981,1883 3190,1875 3407,1862 3628,1858 3858,1846 4112,1833 4363,1817 4626,1804 4897,1779 5181,1754 5478,1733 5782,1708 6100,1675 6417,1650 6747,1612 7085,1583 7431,1554 7774,1524 8116,1495 8458,1466 8801,1441 9136,1407 9457,1382 9774,1353 10083,1328 10380,1303 10664,1274 10935,1249 11181,1224 11302,1207 11440,1195 11561,1186 11695,1169 11820,1157 11954,1140 12079,1128 12208,1119 12334,1107 12459,1094 12576,1082 12697,1078 12814,1065 12926,1057 13031,1053 13135,1044 13231,1040 13315,1040 13382,1036 13444,1036 13498,1032 13540,1032 13573,1032 13603,1032 13628,1036 13649,1036 13661,1036 13669,1036 13674,1036 13678,1036 13682,1036 13678,1036 13674,1036 13669,1036 13661,1036 13649,1036 13628,1036 13603,1036 13569,1036 13528,1036 13477,1036 13415,1036 13344,1032 13261,1023 13160,1019 12943,1007 12701,990 12446,973 12179,944 11920,923 11657,890 11411,865 11177,831 10964,806 10730,773 10505,744 10263,706 10029,673 9791,635 9557,602 9319,564 9086,535 8852,501 8617,472 8387,451 8175,426 7961,405 7761,385 7565,368 7390,351 7223,334 7068,322 6939,305 6818,284 6713,272 6626,255 6555,243 6500,234 6471,222 6446,218 6429,213 6417,209 6421,209 6421,213 6425,213 6429,213 6438,213 6459,213 6500,209 6563,205 6646,201 6763,192 6897,184 7060,176 7256,163 7473,151 7703,138 7945,122 8204,109 8471,92 8755,80 9056,67 9357,55 9674,42 9996,34 10325,26 10659,13 10835,9 11023,9 11211,5 11419,5 11624,5 11854,0 12071,5 12313,5 12546,13 12801,17 13047,26 13306,34 13557,46 13820,55 14074,67 14329,76 14580,92 14809,105 15039,117 15248,134 15448,147 15632,163 15803,176 15961,188 16104,205 16229,213 16337,222 16433,230 16512,238 16584,247 16642,255 16655,259 16655,263 16655,268 16655,272 16655,276 16655,280 16655,284 16655,289 16655,297 16655,309 16655,322 16617,334 16571,351 16521,372 16471,393 16412,410 16358,435 16295,464 16237,493 16183,522 16129,556 16079,589 16028,623 15986,660 15953,698 15916,739 15878,781 15845,827 15820,881 15790,936 15765,994 15744,1061 15724,1132 15703,1211 15682,1295 15665,1395 15653,1495 15640,1604 15628,1721 15619,1850 15606,1979 15598,2121 15590,2276 15586,2430 15578,2593 15578,2764 15573,2944 15573,3128 15573,3315 15569,3507 15573,3708 15569,3908 15565,4113 15556,4322 15553,4530 15540,4743 15527,4952 15519,5169 15506,5382 15490,5599 15465,5820 15440,6037 15410,6259 15377,6476 15352,6697 15319,6914 15285,7131 15248,7353 15214,7570 15177,7787 15143,8004 15114,8229 15080,8446 15055,8668 15030,8889 15018,9110 15005,9327 15001,9540 15001,9762 15005,9970 15010,10183 15027,10392 15047,10597 15068,10797 15097,11002 15131,11202 15168,11398 15206,11599 15252,11786 15294,11974 15339,12162 15381,12342 15427,12521 15473,12702 15515,12873 15561,13040 15603,13207 15648,13370 15686,13533 15724,13691 15761,13842 15790,13988 15824,14130 15853,14263 15882,14397 15903,14518 15928,14643 15953,14756 15970,14860 15983,14960 15999,15052 16016,15140 16028,15223 16033,15294 16041,15357 16049,15416 16053,15461 16062,15507 16070,15545 16074,15574 16079,15599 16079,15620 16074,15633 16079,15645 16074,15653 16079,15658 16070,15653 16066,15649 16066,15645 16062,15637 16053,15624 16049,15608 16033,15591 16020,15566 16003,15537 15991,15503 15974,15461 15953,15420 15941,15370 15920,15311 15895,15249 15870,15178 15845,15098 15811,15011 15778,14915 15744,14806 15707,14697 15669,14581 15632,14459 15590,14322 15544,14184 15494,14038 15444,13883 15390,13720 15327,13549 15264,13366 15202,13182 15135,12990 15068,12794 14997,12588 14918,12379 14834,12171 14755,11958 14676,11745 14592,11528 14513,11315 14438,11102 14367,10889 14292,10684 14225,10480 14162,10279 14104,10083 14049,9891 13999,9703 13958,9511 13920,9332 13887,9152 13862,8973 13841,8797 13824,8622 13816,8446 13807,8275 13803,8104 13799,7937 13795,7766 13799,7603 13803,7444 13812,7290 13824,7140 13837,6985 13853,6847 13870,6714 13891,6584 13912,6468 13933,6355 13958,6246 13987,6154 14012,6071 14041,5996 14066,5929 14091,5866 14116,5816 14141,5774 14162,5741 14183,5712 14208,5691 14233,5683 14258,5683 14292,5691 14321,5708 14350,5733 14383,5766 14413,5804 14450,5850 14479,5900 14513,5958 14538,6021">
          <text:p/>
        </draw:polyline>
        <draw:polyline draw:style-name="gr2" draw:text-style-name="P1" draw:layer="layout" svg:width="27.796cm" svg:height="30.356cm" svg:x="20.222cm" svg:y="33.959cm" svg:viewBox="0 0 27797 30357" draw:points="27171,29627 27167,29627 27163,29627 27158,29627 27158,29622 27154,29622 27150,29622 27146,29622 27142,29622 27142,29618 27138,29618 27133,29618 27125,29618 27117,29618 27104,29614 27092,29610 27075,29606 27050,29597 27025,29593 26991,29589 26954,29585 26912,29577 26866,29568 26812,29564 26749,29556 26682,29551 26607,29547 26524,29539 26436,29535 26344,29526 26236,29522 26127,29522 26006,29526 25885,29531 25751,29531 25614,29539 25472,29551 25318,29560 25155,29568 24988,29585 24804,29602 24620,29614 24424,29635 24232,29660 24027,29677 23814,29702 23602,29727 23376,29752 23163,29777 22933,29802 22712,29827 22478,29852 22245,29869 22007,29894 21773,29915 21535,29936 21296,29961 21062,29977 20820,29994 20586,30011 20353,30027 20123,30040 19889,30048 19656,30057 19417,30057 19179,30065 18937,30065 18699,30065 18453,30061 18215,30061 17969,30061 17731,30052 17485,30044 17242,30036 16996,30027 16750,30015 16499,30007 16244,29990 15998,29981 15739,29965 15493,29956 15243,29940 14996,29927 14750,29915 14508,29902 14257,29890 14015,29877 13765,29860 13514,29848 13276,29831 13030,29819 12788,29806 12546,29789 12308,29777 12070,29760 11836,29744 11598,29723 11364,29706 11126,29685 10892,29668 10650,29643 10421,29622 10183,29597 9949,29577 9715,29547 9481,29522 9243,29489 9010,29464 8767,29430 8529,29397 8287,29364 8045,29334 7799,29297 7565,29268 7319,29234 7077,29205 6843,29176 6605,29142 6367,29113 6133,29084 5903,29063 5678,29034 5457,29013 5244,28988 5031,28971 4831,28954 4634,28942 4451,28929 4267,28917 4096,28909 3937,28904 3779,28896 3637,28892 3503,28892 3374,28892 3261,28883 3148,28883 3048,28888 2952,28888 2860,28892 2777,28892 2706,28892 2635,28896 2572,28896 2514,28900 2455,28904 2413,28904 2367,28909 2334,28909 2301,28909 2276,28909 2246,28913 2225,28913 2213,28909 2200,28909 2192,28909 2184,28913 2180,28909 2175,28909 2180,28909 2180,28913 2184,28913 2188,28913 2196,28913 2205,28917 2221,28925 2242,28929 2271,28934 2309,28938 2355,28946 2418,28950 2484,28959 2564,28963 2651,28967 2756,28975 2873,28975 3006,28979 3148,28984 3307,28988 3478,28988 3657,28984 3845,28984 4050,28979 4254,28971 4472,28967 4693,28959 4918,28954 5148,28946 5386,28938 5628,28934 5874,28925 6116,28921 6367,28917 6622,28917 6876,28913 7135,28917 7394,28917 7661,28921 7924,28925 8191,28934 8467,28942 8738,28954 9018,28963 9293,28979 9582,28992 9865,29009 10145,29021 10433,29042 10717,29059 11001,29076 11285,29096 11565,29113 11840,29134 12120,29151 12387,29167 12658,29188 12913,29209 13176,29226 13422,29247 13669,29263 13902,29284 14136,29301 14362,29322 14587,29339 14804,29364 15017,29380 15222,29397 15422,29418 15618,29439 15810,29460 15994,29480 16182,29501 16370,29526 16545,29547 16729,29568 16908,29593 17084,29618 17267,29647 17443,29673 17622,29698 17806,29727 17990,29756 18169,29789 18353,29819 18541,29852 18733,29885 18921,29919 19108,29956 19296,29986 19484,30015 19668,30052 19852,30082 20035,30111 20215,30140 20382,30165 20549,30194 20707,30215 20858,30236 21012,30261 21146,30274 21275,30290 21392,30303 21502,30315 21597,30324 21685,30328 21760,30336 21831,30341 21886,30345 21932,30349 21969,30349 22002,30357 22028,30357 22048,30357 22061,30357 22065,30357 22069,30357 22073,30357 22069,30357 22065,30357 22065,30353 22057,30353 22048,30353 22036,30349 22015,30345 21986,30336 21948,30332 21902,30324 21852,30315 21790,30303 21706,30295 21619,30282 21518,30265 21405,30253 21271,30236 21129,30219 20975,30199 20808,30182 20637,30165 20453,30140 20261,30123 20064,30111 19856,30090 19647,30077 19430,30061 19213,30048 18992,30036 18770,30027 18541,30015 18315,30007 18090,30002 17864,29998 17639,29994 17417,29990 17192,29990 16967,29994 16741,29990 16516,29994 16295,29990 16065,29994 15840,29990 15614,29994 15389,29994 15159,29990 14934,29990 14696,29981 14462,29977 14216,29969 13973,29965 13723,29952 13464,29944 13209,29936 12942,29927 12683,29919 12420,29911 12162,29898 11894,29890 11636,29881 11377,29877 11114,29865 10863,29860 10609,29856 10366,29852 10124,29848 9890,29840 9661,29835 9444,29831 9227,29827 9022,29823 8813,29814 8609,29810 8408,29798 8216,29794 8016,29785 7828,29773 7640,29764 7448,29748 7264,29735 7081,29727 6897,29706 6718,29693 6526,29677 6350,29660 6162,29647 5983,29631 5803,29614 5620,29602 5444,29589 5265,29572 5098,29564 4931,29551 4764,29543 4605,29535 4446,29526 4292,29518 4150,29514 4021,29514 3891,29506 3770,29506 3657,29506 3561,29501 3470,29501 3386,29501 3315,29497 3248,29497 3190,29493 3140,29493 3098,29489 3065,29493 3040,29489 3015,29489 2998,29485 2981,29485 2969,29480 2964,29476 2960,29476 2956,29472 2952,29472 2948,29468 2948,29464 2944,29464 2948,29460 2948,29455 2948,29451 2948,29447 2944,29439 2952,29435 2952,29426 2956,29418 2960,29410 2964,29397 2969,29380 2977,29364 2989,29343 2994,29318 3006,29293 3015,29263 3027,29234 3044,29201 3056,29163 3073,29126 3090,29088 3102,29046 3119,29005 3131,28959 3148,28917 3165,28871 3177,28825 3190,28779 3202,28733 3219,28683 3227,28637 3236,28587 3248,28537 3252,28491 3261,28441 3265,28387 3269,28332 3273,28278 3273,28215 3278,28157 3278,28094 3278,28032 3282,27965 3278,27827 3282,27694 3282,27560 3286,27431 3290,27305 3307,27184 3319,27067 3328,26959 3340,26850 3348,26738 3357,26621 3365,26504 3382,26378 3386,26257 3386,26124 3390,25994 3394,25861 3390,25723 3390,25581 3386,25439 3374,25289 3378,25143 3378,24997 3374,24842 3369,24683 3374,24529 3369,24370 3365,24212 3365,24045 3357,23882 3340,23715 3336,23548 3328,23372 3319,23205 3307,23030 3303,22851 3294,22667 3286,22487 3286,22308 3278,22120 3269,21932 3265,21744 3265,21556 3265,21360 3265,21164 3265,20963 3273,20759 3282,20559 3290,20358 3298,20149 3311,19936 3307,19728 3319,19515 3336,19298 3344,19085 3369,18863 3386,18638 3407,18408 3428,18179 3457,17949 3474,17711 3495,17477 3520,17239 3532,16993 3549,16755 3570,16517 3586,16267 3607,16020 3624,15770 3637,15511 3657,15256 3674,14997 3691,14734 3695,14471 3708,14208 3716,13941 3728,13678 3741,13411 3741,13140 3741,12872 3745,12605 3745,12342 3753,12079 3753,11816 3758,11556 3753,11293 3762,11034 3762,10780 3766,10517 3770,10258 3779,9999 3783,9740 3787,9481 3799,9222 3791,8968 3795,8709 3804,8450 3808,8195 3816,7937 3816,7678 3816,7423 3812,7164 3816,6914 3808,6663 3804,6408 3804,6162 3787,5920 3783,5674 3774,5436 3770,5194 3758,4951 3762,4718 3749,4480 3737,4246 3720,4020 3703,3791 3691,3574 3674,3361 3662,3148 3632,2947 3620,2751 3607,2555 3599,2367 3591,2188 3574,2008 3561,1837 3553,1678 3553,1524 3553,1373 3549,1236 3545,1106 3541,981 3541,868 3536,760 3536,655 3536,564 3528,476 3528,397 3532,321 3528,259 3524,204 3524,154 3520,113 3515,75 3515,50 3511,29 3499,17 3499,8 3499,4 3499,0 3486,0 3490,4 3486,4 3490,4 3495,8 3507,12 3507,17 3507,21 3507,25 3507,37 3511,58 3511,88 3511,129 3515,171 3520,225 3524,288 3532,363 3536,442 3549,530 3557,618 3566,722 3574,827 3578,935 3586,1052 3595,1177 3607,1307 3612,1453 3628,1595 3637,1745 3649,1899 3670,2062 3678,2229 3691,2400 3703,2567 3720,2747 3741,2927 3749,3110 3762,3302 3770,3490 3783,3682 3787,3887 3795,4087 3799,4288 3791,4492 3791,4701 3791,4910 3787,5123 3791,5335 3791,5548 3783,5766 3783,5987 3783,6208 3783,6434 3779,6667 3787,6901 3787,7139 3795,7385 3804,7628 3820,7878 3833,8129 3845,8379 3870,8630 3887,8880 3912,9139 3933,9389 3954,9644 3966,9899 3991,10153 4008,10412 4033,10671 4058,10926 4075,11189 4104,11444 4133,11712 4163,11979 4188,12250 4225,12518 4254,12789 4284,13064 4321,13336 4350,13620 4384,13891 4413,14167 4442,14438 4484,14718 4513,14993 4542,15269 4568,15540 4605,15812 4634,16083 4659,16363 4689,16630 4697,16901 4722,17177 4743,17448 4768,17720 4780,17987 4793,18258 4814,18521 4831,18784 4847,19051 4864,19306 4881,19565 4893,19820 4906,20074 4918,20333 4939,20584 4956,20838 4973,21089 4985,21339 5002,21586 5023,21828 5039,22070 5060,22304 5073,22542 5085,22775 5098,23005 5114,23235 5127,23456 5131,23673 5144,23894 5152,24111 5165,24324 5173,24533 5185,24738 5190,24938 5198,25134 5210,25331 5219,25523 5231,25702 5240,25882 5248,26053 5256,26216 5265,26374 5277,26533 5281,26683 5290,26825 5298,26896 5298,26971 5298,27046 5302,27134 5306,27213 5311,27297 5315,27376 5319,27460 5323,27539 5332,27627 5336,27710 5340,27794 5344,27873 5344,27948 5344,28023 5348,28099 5348,28165 5357,28224 5357,28278 5357,28324 5361,28366 5361,28399 5365,28428 5365,28453 5365,28474 5365,28491 5365,28499 5365,28508 5365,28512 5361,28516 5369,28516 5369,28512 5365,28508 5365,28499 5365,28495 5361,28483 5361,28474 5352,28458 5348,28433 5340,28407 5332,28374 5315,28332 5302,28291 5286,28236 5269,28178 5252,28103 5198,27957 5148,27794 5102,27623 5052,27447 5002,27268 4956,27092 4914,26925 4876,26771 4847,26621 4793,26458 4760,26287 4722,26115 4684,25940 4639,25752 4601,25569 4563,25381 4530,25184 4513,24992 4476,24796 4446,24596 4417,24395 4396,24199 4371,23986 4350,23777 4330,23569 4305,23352 4288,23139 4267,22917 4234,22696 4213,22471 4196,22245 4171,22016 4150,21786 4138,21552 4121,21310 4104,21064 4096,20822 4075,20575 4058,20321 4050,20066 4042,19803 4025,19540 4021,19277 4016,19005 4012,18734 4025,18454 4029,18175 4029,17891 4029,17607 4029,17323 4033,17039 4033,16755 4033,16475 4029,16191 4025,15908 4021,15624 4021,15340 4021,15052 4016,14768 4012,14484 4008,14192 4000,13912 4004,13628 3996,13344 3991,13060 3987,12785 3979,12509 3975,12234 3971,11966 3962,11691 3954,11423 3950,11164 3941,10901 3945,10638 3941,10375 3933,10116 3925,9861 3920,9607 3916,9356 3904,9106 3900,8859 3887,8621 3887,8383 3883,8149 3883,7924 3879,7694 3875,7477 3883,7264 3883,7051 3883,6851 3883,6655 3887,6463 3887,6275 3891,6100 3895,5928 3895,5761 3895,5594 3904,5440 3904,5285 3900,5139 3900,4993 3900,4851 3895,4709 3891,4576 3887,4446 3879,4317 3870,4192 3870,4075 3866,3962 3858,3853 3854,3745 3858,3649 3849,3553 3841,3461 3841,3373 3833,3294 3824,3215 3820,3144 3812,3068 3808,3006 3804,2947 3799,2897 3795,2847 3787,2801 3783,2760 3783,2722 3779,2689 3758,2655 3758,2626 3753,2601 3749,2576 3745,2555 3741,2538 3741,2517 3737,2501 3745,2492 3741,2480 3741,2476 3741,2467 3741,2463 3737,2463 3741,2463 3741,2467 3741,2471 3737,2471 3741,2476 3741,2480 3737,2480 3741,2484 3745,2488 3749,2492 3758,2497 3787,2513 3812,2526 3854,2542 3900,2559 3954,2584 4033,2605 4112,2630 4200,2664 4296,2689 4396,2718 4513,2743 4639,2772 4776,2797 4906,2822 5052,2847 5210,2876 5369,2906 5540,2931 5716,2960 5899,2985 6083,3014 6279,3039 6480,3060 6684,3089 6893,3110 7102,3139 7310,3160 7523,3185 7736,3210 7953,3231 8162,3261 8379,3286 8596,3315 8809,3340 9026,3369 9231,3394 9452,3419 9669,3448 9899,3469 10112,3494 10337,3515 10563,3536 10792,3553 11030,3569 11268,3586 11502,3603 11740,3611 11990,3624 12241,3636 12500,3645 12754,3657 13017,3661 13280,3670 13556,3674 13836,3678 14111,3682 14391,3678 14675,3678 14967,3674 15255,3674 15552,3670 15848,3666 16132,3661 16433,3661 16737,3653 17034,3653 17334,3653 17639,3657 17935,3657 18236,3661 18541,3666 18841,3670 19138,3678 19430,3682 19735,3691 20035,3699 20340,3703 20640,3711 20937,3716 21225,3720 21527,3724 21823,3728 22103,3728 22387,3732 22666,3732 22942,3732 23213,3732 23476,3728 23731,3724 23982,3720 24107,3716 24240,3711 24370,3707 24512,3703 24645,3699 24791,3695 24942,3691 25096,3686 25246,3678 25409,3678 25564,3670 25726,3666 25885,3657 26048,3657 26198,3653 26361,3649 26511,3645 26657,3640 26795,3640 26925,3636 27042,3636 27154,3636 27255,3636 27342,3632 27417,3632 27484,3632 27542,3632 27584,3640 27630,3640 27672,3640 27701,3640 27735,3640 27751,3640 27768,3645 27776,3645 27785,3645 27789,3645 27785,3645 27789,3645 27789,3649 27797,3649 27793,3649 27785,3653 27764,3653 27751,3657 27731,3661 27705,3666 27676,3674 27635,3678 27588,3686 27538,3695 27476,3699 27409,3711 27330,3720 27233,3732 27129,3745 27017,3762 26891,3770 26758,3787 26616,3799 26465,3816 26290,3828 25969,3866 25635,3895 25301,3924 24988,3954 24687,3983 24399,4008 24128,4033 23885,4054 23652,4075 23401,4091 23151,4112 22883,4133 22608,4150 22345,4166 22073,4183 21802,4200 21506,4217 21221,4233 20937,4242 20653,4258 20365,4267 20073,4275 19777,4279 19476,4283 19183,4288 18879,4288 18574,4292 18269,4288 17952,4288 17635,4283 17326,4275 17004,4267 16683,4254 16361,4246 16036,4229 15710,4212 15380,4196 15051,4175 14725,4150 14391,4133 14061,4108 13735,4083 13397,4058 13072,4033 12742,4004 12412,3979 12082,3945 11757,3916 11431,3887 11105,3853 10792,3824 10471,3787 10153,3749 9836,3716 9523,3678 9210,3640 8897,3607 8596,3569 8300,3532 7995,3499 7699,3461 7406,3432 7110,3394 6826,3361 6542,3332 6267,3302 5987,3273 5724,3244 5469,3223 5215,3198 4977,3177 4739,3160 4505,3144 4280,3127 4062,3114 3845,3102 3632,3085 3436,3077 3244,3060 3060,3052 2877,3043 2710,3031 2543,3023 2376,3014 2217,3002 2063,2998 1908,2989 1758,2981 1616,2972 1457,2968 1320,2964 1186,2956 1057,2952 940,2952 823,2947 710,2943 601,2943 514,2943 422,2943 343,2943 268,2947 209,2952 151,2947 109,2952 80,2952 55,2956 38,2956 25,2956 21,2956 13,2956 4,2956 0,2960 13,2960 21,2960 25,2960 30,2960 38,2960 38,2964 67,2968 105,2972 159,2985 234,2998 318,3006 422,3018 530,3027 668,3039 802,3048 948,3052 1098,3056 1261,3064 1428,3064 1599,3068 1766,3073 1937,3073 2121,3073 2296,3073 2476,3073 2660,3068 2839,3068 3027,3060 3227,3056 3415,3052 3607,3043 3804,3031 4008,3023 4213,3010 4426,2998 4639,2989 4860,2972 5077,2960 5302,2943 5532,2931 5766,2918 6004,2897 6246,2885 6492,2868 6743,2856 7001,2839 7264,2831 7527,2814 7782,2801 8058,2793 8337,2780 8621,2772 8918,2760 9210,2747 9515,2739 9824,2722 10149,2709 10471,2689 10792,2676 11109,2655 11427,2638 11757,2626 12082,2605 12404,2588 12725,2567 13042,2551 13356,2530 13673,2513 13986,2497 14274,2476 14579,2459 14879,2438 15172,2421 15455,2405 15731,2384 15986,2363 16240,2346 16491,2321 16716,2296 16925,2279 17121,2254 17305,2229 17476,2204 17639,2179 17781,2154 17906,2129 18023,2104">
          <text:p/>
        </draw:polyline>
        <draw:polyline draw:style-name="gr2" draw:text-style-name="P1" draw:layer="layout" svg:width="16.403cm" svg:height="11.983cm" svg:x="18.252cm" svg:y="33.541cm" svg:viewBox="0 0 16404 11984" draw:points="16241,11086 16245,11061 16258,11032 16258,10994 16258,10948 16258,10894 16253,10835 16237,10773 16216,10719 16187,10656 16153,10598 16116,10539 16078,10481 16040,10422 15990,10364 15940,10301 15878,10238 15819,10180 15757,10117 15686,10055 15610,9988 15531,9925 15443,9863 15343,9796 15247,9725 15143,9654 15034,9583 14922,9512 14805,9441 14679,9366 14558,9287 14433,9211 14312,9136 14191,9053 14057,8969 13932,8886 13811,8790 13686,8698 13569,8602 13444,8510 13318,8410 13193,8304 13076,8204 12943,8100 12817,7995 12684,7887 12559,7770 12421,7661 12287,7549 12150,7428 12003,7315 11861,7194 11715,7077 11565,6956 11411,6839 11260,6714 11106,6593 10947,6467 10788,6346 10630,6217 10467,6088 10308,5954 10141,5824 9979,5691 9807,5557 9632,5420 9453,5286 9277,5144 9089,5010 8910,4868 8722,4731 8522,4593 8338,4455 8154,4317 7979,4188 7799,4054 7611,3925 7432,3800 7252,3670 7073,3545 6885,3420 6693,3303 6505,3182 6308,3065 6116,2952 5924,2839 5723,2727 5531,2618 5331,2510 5135,2405 4939,2297 4734,2192 4538,2088 4333,1988 4129,1887 3928,1787 3728,1695 3528,1604 3323,1516 3123,1424 2918,1345 2730,1257 2542,1178 2350,1098 2171,1019 1995,948 1824,873 1657,806 1499,735 1344,673 1194,614 1060,556 927,501 797,451 684,401 580,355 488,313 405,276 338,234 280,201 234,172 188,142 154,117 125,92 96,71 67,50 50,38 33,25 16,13 8,9 4,5 4,0 0,0 8,0 4,0 8,0 12,0 12,5 16,9 25,17 33,25 42,38 58,55 79,76 104,105 154,138 200,176 259,217 325,272 405,326 480,380 576,443 689,514 793,581 914,656 1039,739 1173,819 1311,898 1457,990 1603,1073 1757,1161 1903,1257 2050,1349 2208,1445 2363,1537 2521,1637 2680,1737 2834,1837 2989,1942 3152,2046 3310,2155 3473,2259 3632,2368 3786,2472 3949,2585 4104,2689 4262,2806 4408,2919 4567,3031 4726,3153 4884,3274 5051,3399 5214,3524 5381,3653 5552,3779 5728,3908 5895,4038 6070,4167 6250,4296 6438,4430 6610,4568 6797,4697 6994,4835 7181,4964 7394,5102 7586,5236 7787,5374 7983,5503 8192,5641 8396,5774 8597,5904 8805,6037 9002,6163 9198,6292 9394,6417 9595,6547 9795,6668 9991,6789 10179,6910 10371,7027 10563,7152 10755,7273 10951,7394 11139,7511 11323,7632 11507,7745 11694,7866 11878,7979 12053,8091 12237,8204 12417,8317 12592,8431 12763,8548 12934,8656 13106,8773 13273,8882 13435,8998 13598,9107 13748,9216 13907,9324 14062,9433 14208,9537 14354,9641 14487,9750 14621,9854 14750,9963 14876,10063 15001,10163 15109,10268 15214,10368 15314,10464 15410,10568 15502,10660 15594,10748 15677,10840 15748,10927 15819,11011 15886,11090 15949,11169 16015,11245 16070,11311 16111,11378 16153,11441 16187,11503 16228,11562 16258,11616 16283,11666 16299,11712 16320,11754 16337,11792 16349,11829 16362,11863 16362,11892 16379,11917 16391,11938 16399,11954 16399,11963 16399,11975 16404,11979 16399,11984 16404,11984 16399,11984 16387,11984 16387,11979 16383,11975 16379,11971 16370,11967 16366,11963 16349,11954 16328,11946 16316,11934 16303,11921 16283,11908 16249,11892 16216,11867 16174,11837 16120,11800 16057,11758 15974,11708 15890,11645 15794,11579 15694,11508 15585,11424 15456,11345 15335,11253 15210,11153 15076,11053 14926,10940 14775,10827 14608,10710 14441,10581 14274,10447 14099,10318 13907,10184 13719,10051 13515,9913 13323,9779 13135,9641 12934,9512 12742,9374 12542,9232 12354,9099 12158,8957 11983,8819 11799,8677 11615,8539 11440,8396 11264,8259 11097,8117 10930,7975 10772,7833 10609,7695 10459,7549 10321,7411 10171,7269 10029,7131 9887,6989 9745,6852 9607,6714 9478,6580 9348,6442 9198,6309 9073,6179 8952,6046 8835,5916 8718,5783 8601,5662 8497,5532 8396,5415 8304,5298 8213,5186 8125,5077 8037,4969 7958,4868 7879,4764 7808,4672 7745,4580 7678,4488 7632,4405 7574,4321 7524,4246 7478,4171 7444,4096 7399,4029 7361,3967 7323,3904 7286,3846 7252,3791 7219,3733 7190,3679 7156,3633 7131,3583 7094,3541 7065,3495 7027,3457 6998,3420">
          <text:p/>
        </draw:polyline>
        <draw:polyline draw:style-name="gr2" draw:text-style-name="P1" draw:layer="layout" svg:width="14.069cm" svg:height="15.38cm" svg:x="19.972cm" svg:y="49.106cm" svg:viewBox="0 0 14070 15381" draw:points="13744,62 13769,50 13790,41 13815,29 13845,21 13882,16 13920,4 13953,0 13982,0 14011,0 14032,0 14049,4 14062,8 14070,8 14070,12 14070,16 14070,21 14066,21 14066,25 14066,33 14066,46 14066,62 14066,79 14066,104 14066,129 14070,163 14066,196 14070,234 14062,271 14057,313 14049,355 14041,401 14037,451 14024,505 14007,559 13982,613 13961,668 13936,722 13911,780 13878,839 13840,902 13803,960 13765,1023 13715,1089 13673,1156 13619,1223 13569,1294 13515,1369 13456,1444 13398,1519 13339,1603 13268,1686 13193,1774 13126,1862 13043,1954 12959,2045 12863,2137 12767,2238 12663,2338 12554,2442 12438,2551 12321,2659 12204,2768 12079,2885 11949,3002 11816,3123 11678,3248 11532,3373 11386,3503 11227,3636 11072,3774 10914,3912 10751,4054 10584,4200 10417,4342 10237,4492 10070,4651 9908,4810 9732,4969 9561,5132 9390,5295 9223,5457 9056,5620 8893,5783 8726,5950 8555,6109 8396,6272 8234,6430 8067,6593 7904,6756 7737,6919 7574,7082 7407,7244 7244,7407 7081,7570 6923,7733 6756,7891 6605,8054 6451,8213 6301,8372 6159,8534 6004,8689 5858,8848 5712,9006 5574,9169 5436,9323 5299,9486 5161,9645 5036,9808 4915,9966 4793,10129 4672,10292 4560,10451 4451,10601 4347,10747 4251,10893 4167,11031 4080,11169 4000,11298 3921,11415 3858,11528 3800,11645 3771,11695 3741,11753 3712,11803 3679,11862 3645,11916 3612,11970 3583,12025 3554,12079 3524,12129 3495,12183 3470,12233 3445,12284 3420,12329 3391,12375 3370,12417 3349,12459 3336,12496 3320,12526 3307,12551 3295,12576 3291,12597 3282,12609 3278,12622 3274,12630 3270,12634 3274,12643 3270,12643 3270,12647 3266,12643 3270,12643 3270,12638 3270,12634 3274,12622 3282,12605 3291,12588 3303,12563 3320,12534 3345,12496 3399,12409 3466,12309 3549,12196 3633,12066 3729,11933 3829,11795 3929,11657 4034,11528 4134,11398 4242,11265 4347,11123 4464,10977 4576,10822 4697,10672 4819,10513 4935,10351 5057,10188 5178,10021 5299,9850 5424,9678 5553,9507 5683,9336 5816,9161 5950,8985 6092,8810 6225,8635 6372,8463 6518,8288 6660,8113 6810,7937 6960,7762 7123,7587 7273,7411 7432,7232 7582,7056 7737,6881 7895,6706 8054,6526 8217,6351 8355,6176 8513,6000 8672,5825 8826,5654 8985,5478 9135,5311 9281,5149 9423,4982 9561,4819 9695,4659 9824,4505 9958,4354 10075,4212 10196,4070 10317,3933 10430,3803 10534,3678 10638,3557 10743,3440 10839,3331 10926,3223 11014,3127 11106,3031 11189,2939 11277,2851 11352,2772 11427,2693 11502,2622 11586,2551 11653,2488 11720,2425 11786,2371 11857,2317 11924,2271 11995,2225 12062,2187 12120,2150 12183,2116 12237,2091 12291,2062 12342,2041 12379,2020 12413,2008 12446,1995 12463,1991 12475,1983 12484,1983 12479,1979 12475,1979 12479,1979 12475,1983 12479,1983 12475,1983 12475,1987 12484,1987 12479,1987 12479,1991 12475,1995 12475,2000 12471,2004 12471,2020 12458,2050 12454,2083 12442,2125 12417,2171 12392,2233 12358,2300 12308,2379 12262,2455 12212,2534 12154,2613 12095,2701 12012,2789 11928,2880 11841,2981 11753,3077 11636,3181 11515,3290 11386,3407 11244,3532 11097,3661 10943,3795 10784,3933 10605,4070 10434,4221 10242,4379 10054,4538 9874,4705 9674,4873 9473,5048 9269,5224 9077,5395 8868,5574 8672,5758 8467,5942 8263,6125 8067,6309 7866,6497 7666,6681 7470,6869 7273,7056 7077,7244 6885,7432 6689,7624 6497,7812 6313,8004 6125,8196 5933,8388 5754,8580 5566,8768 5378,8956 5203,9144 5011,9336 4814,9520 4622,9708 4439,9891 4251,10079 4067,10267 3888,10455 3696,10643 3520,10826 3349,11014 3178,11194 3011,11373 2932,11461 2848,11561 2760,11657 2669,11766 2577,11866 2481,11979 2393,12087 2293,12204 2201,12325 2097,12451 2001,12576 1905,12709 1809,12839 1704,12977 1608,13110 1508,13252 1408,13386 1312,13519 1224,13649 1141,13774 1056,13899 981,14020 897,14133 826,14246 755,14350 684,14446 622,14538 559,14626 501,14709 442,14784 396,14860 346,14926 300,14989 259,15047 221,15098 188,15143 158,15185 129,15219 108,15252 83,15277 67,15298 54,15319 42,15335 33,15348 17,15356 12,15365 8,15373 4,15373 0,15377 0,15381 0,15377 4,15377 4,15373 8,15369 12,15369 12,15365 12,15369 17,15365 21,15365 17,15365 21,15365 21,15361 25,15361 21,15361 25,15361 21,15361 25,15356 29,15352 33,15344 42,15335 50,15323 62,15310 75,15290 92,15265 121,15235 150,15202 179,15160 217,15110 259,15056 309,14993 371,14922 434,14843 505,14759 588,14663 672,14563 760,14459 860,14342 964,14217 1081,14087 1199,13949 1320,13807 1454,13657 1587,13507 1729,13352 1896,13177 2176,12851 2464,12538 2744,12233 3007,11945 3253,11678 3487,11432 3704,11198 3888,10993 4092,10789 4280,10584 4472,10376 4664,10167 4869,9954 5065,9737 5269,9524 5466,9315 5674,9098 5871,8881 6088,8668 6292,8451 6505,8234 6722,8017 6939,7800 7152,7587 7365,7374 7591,7165 7804,6952 8012,6752 8225,6551 8417,6351 8609,6159 8801,5971 8989,5787 9165,5608 9344,5432 9515,5261 9678,5103 9828,4944 9983,4794 10108,4651 10237,4517 10354,4392 10455,4275 10542,4166 10622,4066 10684,3970 10747,3887 10797,3812 10826,3745 10847,3686 10855,3636 10860,3594 10851,3557 10830,3523 10805,3494 10768,3473 10709,3457">
          <text:p/>
        </draw:polyline>
        <draw:polyline draw:style-name="gr2" draw:text-style-name="P1" draw:layer="layout" svg:width="11.001cm" svg:height="10.475cm" svg:x="26.351cm" svg:y="55.498cm" svg:viewBox="0 0 11002 10476" draw:points="9620,2376 9624,2376 9628,2376 9632,2376 9632,2380 9632,2385 9628,2385 9628,2389 9624,2389 9632,2393 9632,2397 9628,2397 9632,2397 9632,2401 9628,2401 9628,2405 9624,2405 9628,2410 9624,2410 9624,2414 9624,2418 9620,2418 9616,2422 9616,2426 9611,2426 9620,2430 9616,2435 9611,2439 9603,2443 9591,2456 9574,2476 9549,2497 9515,2531 9461,2568 9411,2610 9344,2664 9265,2723 9177,2785 9081,2848 8977,2919 8864,2994 8739,3073 8614,3157 8480,3245 8342,3328 8200,3424 8063,3524 7912,3625 7762,3737 7603,3846 7445,3959 7286,4084 7123,4205 6952,4334 6772,4468 6580,4601 6401,4743 6217,4885 6029,5032 5837,5169 5641,5320 5545,5395 5437,5478 5324,5562 5203,5658 5086,5750 4961,5850 4823,5950 4681,6063 4535,6171 4376,6288 4226,6409 4059,6539 3900,6668 3729,6806 3558,6939 3378,7077 3199,7219 3032,7349 2865,7482 2702,7616 2548,7741 2401,7866 2251,7987 2113,8108 1984,8221 1855,8334 1725,8442 1612,8547 1504,8643 1395,8739 1303,8835 1212,8931 1123,9019 1035,9106 952,9190 877,9273 806,9353 735,9428 672,9495 614,9561 559,9624 509,9682 472,9733 434,9783 401,9824 367,9862 334,9895 309,9920 288,9945 271,9966 259,9979 250,9996 242,10004 238,10012 238,10021 234,10021 234,10025 230,10025 234,10025 238,10025 242,10025 255,10021 263,10021 275,10016 288,10012 301,10004 313,9991 334,9979 355,9962 384,9941 417,9912 455,9883 497,9841 543,9795 597,9745 660,9687 731,9620 806,9545 893,9465 989,9378 1098,9277 1216,9173 1341,9065 1475,8948 1621,8818 1767,8685 1917,8538 2088,8384 2259,8221 2443,8050 2635,7871 2831,7691 3044,7482 3437,7094 3817,6710 4176,6334 4514,5967 4831,5633 5119,5328 5382,5048 5604,4819 5829,4593 6046,4364 6259,4142 6476,3921 6689,3708 6898,3495 7111,3291 7307,3094 7507,2898 7699,2710 7908,2531 8088,2355 8271,2188 8459,2016 8643,1858 8822,1699 8994,1544 9160,1398 9323,1260 9495,1123 9645,997 9791,881 9925,776 10058,672 10175,580 10288,492 10392,413 10476,346 10559,284 10638,229 10705,179 10759,137 10814,104 10860,75 10893,50 10931,33 10960,21 10977,8 10985,4 10997,0 11002,0 10993,0 10993,4 10989,4 10993,8 10989,8 10981,8 10985,12 10981,12 10981,16 10981,25 10977,46 10977,79 10968,112 10960,150 10947,200 10926,258 10897,325 10864,400 10818,471 10768,551 10705,634 10626,726 10542,822 10442,927 10330,1035 10208,1148 10071,1269 9925,1394 9770,1524 9603,1661 9428,1803 9248,1949 9052,2100 8860,2255 8659,2414 8455,2568 8242,2735 8033,2902 7816,3073 7591,3253 7361,3432 7131,3616 6889,3796 6647,3984 6401,4176 6150,4368 5896,4560 5641,4752 5395,4948 5140,5144 5019,5240 4877,5353 4744,5466 4597,5587 4451,5712 4288,5854 4134,5996 3959,6155 3796,6313 3621,6484 3449,6656 3270,6835 3090,7015 2898,7203 2710,7390 2523,7587 2343,7783 2159,7975 1984,8171 1813,8363 1650,8551 1496,8731 1337,8910 1182,9077 1031,9244 893,9407 756,9566 614,9724 493,9879 371,10033 246,10183 117,10334 0,10476">
          <text:p/>
        </draw:polyline>
        <draw:polyline draw:style-name="gr2" draw:text-style-name="P1" draw:layer="layout" svg:width="0.748cm" svg:height="6.639cm" svg:x="11.718cm" svg:y="20.945cm" svg:viewBox="0 0 749 6640" draw:points="29,255 29,247 29,234 25,226 25,213 21,205 21,193 17,184 13,180 9,180 4,180 4,184 0,184 0,188 0,193 0,197 4,201 4,205 4,218 4,234 4,255 4,284 4,322 4,364 4,414 9,468 13,531 13,593 13,656 21,723 21,789 25,865 29,940 21,1019 25,1103 29,1190 38,1278 42,1361 50,1453 59,1545 67,1641 80,1737 88,1841 100,1942 113,2050 121,2159 138,2272 155,2390 176,2506 201,2623 230,2745 251,2870 276,2995 301,3120 322,3250 338,3379 359,3517 380,3650 401,3788 418,3922 434,4064 451,4201 472,4339 489,4473 497,4606 510,4740 518,4874 530,5003 543,5132 555,5262 572,5387 585,5508 601,5621 615,5738 627,5851 632,5955 648,6051 661,6147 665,6231 678,6310 690,6381 698,6448 707,6502 723,6548 728,6581 736,6606 736,6623 732,6631 732,6640 740,6640 732,6640 740,6635 740,6631 744,6627 749,6623 749,6619 744,6619 744,6614 740,6606 736,6589 732,6556 728,6510 707,6452 703,6381 698,6306 690,6214 686,6109 686,6009 678,5905 678,5801 678,5684 665,5571 657,5450 644,5324 619,5195 593,5057 572,4919 551,4773 526,4627 501,4464 472,4302 443,4131 434,3951 409,3776 380,3596 355,3408 326,3229 301,3053 276,2882 255,2711 230,2544 209,2381 196,2217 184,2059 180,1904 176,1750 167,1595 167,1449 163,1307 171,1169 180,1040 188,906 205,789 221,677 238,568 259,476 276,389 292,309 313,238 326,180 338,130 343,88 355,59 359,30 368,17 372,9 368,0 372,5 368,5 376,9 380,17 380,21 380,34 384,59 388,88 388,126 393,171 388,226 380,293 380,368 376,451 376,535 372,623 368,723 359,827 355,936 351,1053 343,1174 334,1303 334,1441 322,1583 309,1733 301,1883 292,2042 280,2205 272,2373 263,2544 247,2719 238,2895 230,3070 221,3250 213,3429 209,3608 201,3792 196,3972 188,4143 180,4318 171,4494 171,4657 163,4815 150,4966 138,5116 125,5258 121,5391 113,5521 109,5638 100,5751 100,5859 100,5955 105,6047 100,6126 96,6201 96,6264 92,6318 88,6368 80,6406 75,6435 75,6460 75,6473 71,6485 71,6489 71,6493 71,6489 71,6485 67,6481 71,6481 71,6477 71,6473 71,6460 67,6439 63,6406 59,6368 59,6318 54,6260 54,6193 54,6114">
          <text:p/>
        </draw:polyline>
        <draw:polyline draw:style-name="gr2" draw:text-style-name="P1" draw:layer="layout" svg:width="2.305cm" svg:height="1.711cm" svg:x="8.282cm" svg:y="23.651cm" svg:viewBox="0 0 2306 1712" draw:points="597,263 581,275 547,296 514,321 476,350 434,384 389,426 351,468 322,513 288,559 259,609 238,668 226,726 209,793 201,864 201,931 205,1002 213,1073 234,1144 259,1216 288,1278 347,1341 393,1395 443,1450 501,1500 568,1550 639,1591 710,1629 789,1658 865,1679 948,1704 1036,1712 1128,1712 1224,1704 1324,1687 1420,1662 1524,1637 1616,1596 1720,1546 1816,1487 1908,1420 1992,1349 2063,1270 2130,1186 2197,1098 2243,1006 2277,918 2293,835 2306,755 2306,676 2297,605 2277,534 2239,468 2206,405 2151,346 2093,288 2017,229 1942,179 1854,133 1762,92 1666,58 1562,29 1474,12 1382,4 1299,0 1215,4 1140,8 1073,25 1015,46 956,66 906,92 856,121 810,154 764,188 718,225 668,267 627,309 576,359 531,409 485,463 439,522 389,584 339,651 280,722 230,793 184,864 142,935 101,1002 67,1064 38,1123 21,1178 4,1224 0,1270 0,1312 0,1349 9,1383 17,1416 30,1454 46,1479 67,1504 88,1525 113,1546 138,1562 172,1575 205,1583 238,1587 280,1591 322,1587 368,1579 414,1562 460,1541 510,1516">
          <text:p/>
        </draw:polyline>
        <draw:polyline draw:style-name="gr2" draw:text-style-name="P1" draw:layer="layout" svg:width="6.505cm" svg:height="1.228cm" svg:x="11.15cm" svg:y="26.477cm" svg:viewBox="0 0 6506 1229" draw:points="30,0 21,0 17,0 13,0 9,0 5,0 0,0 0,4 9,4 9,9 9,13 13,13 25,17 46,21 84,25 121,34 180,42 259,50 347,67 451,80 560,96 685,113 819,134 965,155 1123,176 1290,205 1470,234 1662,259 1871,297 2079,326 2297,359 2509,393 2722,430 2931,464 3152,501 3365,539 3578,576 3770,618 3979,660 4184,702 4388,744 4576,785 4760,827 4943,865 5106,910 5270,948 5420,986 5546,1027 5658,1061 5763,1090 5842,1119 5913,1145 5963,1170 6001,1187 6021,1200 6038,1212 6051,1220 6059,1225 6063,1229 6059,1229 6059,1225 6059,1220 6055,1216 6038,1216 6009,1212 5963,1204 5909,1195 5838,1175 5742,1158 5625,1133 5491,1098 5345,1052 5191,1002 5023,952 4847,890 4655,831 4459,764 4267,706 4071,639 3870,585 3678,535 3486,480 3303,435 3123,393 2956,355 2798,326 2647,288 2501,263 2380,238 2263,209 2155,184 2054,163 1963,146 1887,125 1829,109 1775,96 1729,88 1704,80 1679,75 1662,71 1662,67 1658,67 1658,71 1662,71 1666,71 1683,75 1720,80 1766,92 1833,109 1917,130 2017,155 2155,184 2313,213 2484,251 2672,288 2864,330 3081,364 3294,401 3520,435 3741,472 3962,505 4188,539 4409,576 4630,610 4839,648 5048,677 5245,714 5437,748 5617,781 5779,814 5930,848 6059,877 6168,910 6264,935 6347,956 6406,977 6443,990 6472,998 6497,1002 6506,1006 6506,1002 6489,994 6464,977 6426,952 6376,919 6301,873 6209,819 6101,752 5980,685 5829,610">
          <text:p/>
        </draw:polyline>
        <draw:polyline draw:style-name="gr2" draw:text-style-name="P1" draw:layer="layout" svg:width="9.99cm" svg:height="0.689cm" svg:x="12.766cm" svg:y="23.559cm" svg:viewBox="0 0 9991 690" draw:points="238,4 213,0 188,4 163,4 134,8 100,12 71,17 46,17 29,21 21,25 17,25 8,25 4,29 4,33 0,33 0,37 4,42 8,42 13,46 25,46 50,46 88,50 142,58 217,62 301,67 409,75 534,83 681,88 848,92 1010,96 1182,96 1369,92 1561,96 1766,92 1975,92 2192,96 2406,96 2640,104 2878,113 3136,121 3404,133 3679,150 3955,163 4255,185 4560,201 4869,222 5186,247 5503,264 5825,289 6138,310 6455,335 6768,356 7069,377 7365,398 7645,418 7921,439 8180,464 8426,481 8664,502 8873,527 9077,548 9252,569 9411,589 9557,611 9678,631 9774,648 9841,661 9900,669 9937,677 9966,686 9983,690 9987,690 9983,690 9987,690 9991,690 9983,690 9971,690 9941,686 9908,686 9858,682 9787,677 9691,673 9582,661 9453,648 9315,636 9161,623 8989,602 8818,586 8635,573 8443,552 8259,536 8063,514 7875,502 7683,485 7499,464 7311,448 7132,431 6965,410 6802,393 6639,377 6505,360 6376,343 6255,335 6155,322 6063,310 5996,306 5942,302 5904,297 5871,297 5854,297 5842,297 5837,297 5842,297 5842,302 5846,302 5850,306 5863,306 5888,306 5929,310 5988,314 6067,314 6171,322 6301,331 6447,331 6601,335 6773,343 6952,343 7136,343 7324,347 7512,347 7695,347 7879,352 8067,356 8246,360 8413,368 8576,373 8731,377 8873,385 8998,393 9119,398 9223,398 9315,406 9390,406 9461,406 9511,406 9545,402 9574,402 9586,402 9595,398 9599,398 9595,402 9599,410 9607,423 9624,443 9637,473">
          <text:p/>
        </draw:polyline>
        <draw:polyline draw:style-name="gr2" draw:text-style-name="P1" draw:layer="layout" svg:width="5.331cm" svg:height="3.666cm" svg:x="23.216cm" svg:y="25.809cm" svg:viewBox="0 0 5332 3667" draw:points="1145,702 1099,664 1044,627 982,585 911,539 836,489 747,430 668,380 597,343 530,305 471,272 413,230 354,201 300,167 250,138 204,113 158,88 125,67 91,46 62,29 37,17 25,9 16,4 8,0 4,0 0,0 0,4 4,4 4,9 8,13 4,17 8,25 25,46 50,84 87,130 142,192 208,263 292,347 392,447 501,551 626,660 759,768 902,881 1049,990 1207,1103 1366,1219 1529,1336 1700,1457 1871,1578 2042,1700 2209,1822 2376,1943 2539,2064 2689,2185 2835,2302 2981,2414 3123,2527 3253,2636 3378,2749 3491,2849 3604,2949 3704,3049 3800,3141 3883,3224 3954,3308 4025,3379 4079,3446 4121,3504 4150,3550 4175,3588 4196,3625 4217,3646 4226,3659 4230,3667 4234,3667 4230,3663 4213,3659 4192,3654 4163,3638 4125,3621 4067,3600 4000,3571 3921,3533 3825,3483 3725,3421 3616,3350 3499,3275 3382,3187 3261,3099 3136,3003 3007,2899 2877,2799 2752,2694 2622,2598 2493,2498 2368,2398 2238,2302 2117,2206 1996,2110 1875,2022 1767,1939 1654,1851 1549,1776 1453,1705 1370,1637 1291,1583 1224,1537 1170,1499 1119,1466 1086,1445 1061,1420 1036,1407 1028,1399 1023,1395 1019,1391 1023,1391 1023,1395 1040,1395 1040,1399 1053,1403 1082,1412 1136,1428 1203,1453 1291,1482 1399,1520 1524,1574 1683,1628 1846,1692 2021,1763 2205,1830 2384,1905 2577,1976 2760,2055 2948,2126 3144,2201 3324,2276 3499,2352 3670,2427 3841,2502 4004,2581 4155,2653 4301,2723 4430,2799 4560,2865 4685,2932 4793,2995 4894,3053 4977,3103 5052,3149 5123,3199 5177,3237 5223,3266 5257,3295 5286,3312 5303,3329 5319,3337 5328,3345 5332,3345 5328,3337 5315,3329 5294,3312 5265,3287 5223,3245 5165,3195 5098,3133 5010,3058 4914,2970 4802,2874">
          <text:p/>
        </draw:polyline>
        <draw:polyline draw:style-name="gr2" draw:text-style-name="P1" draw:layer="layout" svg:width="5.824cm" svg:height="2.655cm" svg:x="20.452cm" svg:y="20.403cm" svg:viewBox="0 0 5825 2656" draw:points="33,2656 29,2652 25,2652 21,2652 17,2648 12,2648 8,2643 4,2643 0,2643 0,2639 0,2635 4,2631 12,2623 25,2606 50,2581 75,2552 113,2514 163,2472 221,2418 292,2359 376,2297 463,2230 564,2154 676,2079 806,1991 939,1899 1081,1799 1248,1695 1419,1586 1603,1478 1795,1369 1987,1261 2192,1152 2392,1043 2597,939 2797,839 2997,739 3189,643 3377,555 3565,476 3741,401 3908,330 4070,271 4216,217 4346,175 4463,137 4563,104 4655,75 4734,54 4805,37 4859,25 4901,12 4935,4 4960,4 4980,0 4989,0 4997,0 5001,0 4997,0 4997,4 4993,4 4997,8 4985,16 4960,25 4922,33 4876,50 4813,71 4722,87 4609,112 4475,133 4329,154 4171,171 3995,187 3816,204 3619,217 3432,234 3235,246 3043,254 2851,271 2668,288 2492,296 2317,313 2162,325 2016,338 1883,350 1766,363 1666,375 1586,384 1524,396 1478,401 1449,409 1428,413 1419,417 1415,421 1419,421 1424,421 1436,426 1465,426 1515,434 1582,442 1678,451 1795,463 1933,480 2104,488 2288,501 2484,517 2688,522 2901,526 3114,534 3327,534 3544,542 3757,542 3962,547 4162,551 4363,551 4546,555 4722,555 4893,555 5043,551 5181,555 5319,547 5431,542 5527,530 5611,517 5682,509 5744,492 5787,476 5816,463 5825,442 5816,421 5787,392 5728,355 5640,317 5532,275 5394,225">
          <text:p/>
        </draw:polyline>
        <draw:polyline draw:style-name="gr2" draw:text-style-name="P1" draw:layer="layout" svg:width="7.393cm" svg:height="0.922cm" svg:x="5.636cm" svg:y="18.132cm" svg:viewBox="0 0 7394 923" draw:points="166,734 171,734 179,730 187,730 208,726 233,722 271,717 321,713 379,709 450,701 542,697 651,697 784,688 930,680 1106,667 1302,659 1511,642 1749,617 2003,596 2275,567 2567,538 2863,505 3168,475 3490,442 3811,413 4141,384 4475,359 4792,334 5109,309 5418,287 5720,267 5996,246 6250,225 6484,208 6689,187 6868,166 7014,154 7139,137 7231,125 7302,112 7352,104 7382,100 7394,96 7390,96 7361,96 7306,100 7240,104 7144,104 7018,108 6868,112 6697,116 6501,129 6288,133 6050,146 5808,158 5549,179 5285,200 5009,233 4725,262 4446,296 4162,338 3878,375 3586,417 3289,455 2997,496 2705,534 2408,571 2129,605 1849,642 1590,672 1344,705 1114,734 910,763 718,789 551,819 409,840 292,861 179,877 112,894 62,902 29,911 8,919 0,923 4,923 25,923 75,919 133,915 217,907 329,894 463,881 634,861 834,831 1047,798 1285,759 1527,713 1790,672 2049,617 2325,563 2596,517 2855,467 3118,421 3369,380 3615,342 3845,304 4070,275 4275,250 4471,225 4642,204 4805,191 4934,175 5047,162 5143,154 5218,146 5276,141 5322,141 5347,137 5364,133 5381,137 5377,133 5360,129 5335,125 5276,116 5218,104 5151,96 5064,79 4959,66 4842,45 4705,29 4567,12 4437,0">
          <text:p/>
        </draw:polyline>
        <draw:polyline draw:style-name="gr2" draw:text-style-name="P1" draw:layer="layout" svg:width="1.958cm" svg:height="15.961cm" svg:x="5.686cm" svg:y="6.375cm" svg:viewBox="0 0 1959 15962" draw:points="438,13411 438,13406 434,13406 430,13403 425,13403 421,13398 413,13398 409,13394 400,13394 396,13390 392,13390 392,13386 388,13373 388,13356 384,13327 384,13294 388,13248 384,13194 384,13131 384,13056 384,12976 375,12897 380,12814 375,12726 375,12626 375,12521 371,12413 367,12296 359,12167 354,12020 346,11874 329,11712 309,11540 292,11361 263,11177 238,10985 208,10785 183,10576 158,10372 133,10154 112,9937 91,9724 71,9499 54,9282 37,9064 25,8852 16,8639 16,8430 16,8217 20,8008 33,7804 46,7599 54,7403 58,7207 71,7015 79,6823 91,6643 104,6463 116,6288 129,6117 137,5954 162,5800 167,5650 179,5507 187,5366 187,5236 196,5115 196,4998 192,4890 183,4785 183,4694 175,4610 162,4535 154,4468 129,4405 116,4355 100,4309 79,4267 58,4230 46,4205 33,4188 16,4171 12,4163 8,4159 8,4155 0,4159 8,4163 8,4167 8,4171 8,4180 16,4188 20,4205 20,4230 20,4259 20,4297 25,4347 29,4401 33,4464 33,4531 41,4610 54,4694 75,4781 91,4877 108,4981 125,5086 146,5194 175,5303 200,5411 229,5532 246,5650 279,5775 313,5900 350,6038 388,6176 421,6322 450,6472 488,6635 526,6798 563,6965 597,7148 643,7336 684,7532 730,7733 780,7942 830,8159 880,8380 926,8601 972,8831 1018,9056 1068,9294 1110,9528 1152,9766 1195,10004 1232,10242 1274,10484 1307,10722 1341,10964 1362,11198 1387,11440 1416,11670 1441,11904 1466,12133 1483,12363 1508,12584 1533,12810 1558,13027 1583,13244 1600,13448 1625,13649 1650,13845 1671,14025 1696,14200 1708,14363 1733,14525 1750,14672 1775,14809 1787,14939 1804,15060 1817,15172 1829,15281 1846,15381 1863,15473 1875,15557 1888,15636 1904,15707 1913,15770 1921,15824 1934,15866 1942,15899 1946,15924 1950,15941 1954,15954 1954,15957 1959,15962 1959,15957 1959,15954 1959,15949 1959,15945 1954,15941 1954,15937 1954,15932 1950,15924 1946,15903 1934,15861 1921,15807 1904,15745 1888,15670 1863,15577 1838,15477 1808,15365 1771,15252 1741,15144 1708,15022 1671,14901 1633,14772 1591,14630 1545,14480 1495,14325 1437,14162 1378,13987 1320,13808 1257,13615 1195,13419 1135,13219 1073,13001 1010,12785 951,12551 893,12317 830,12070 768,11820 709,11565 643,11302 592,11031 538,10760 492,10480 442,10204 413,9921 380,9641 350,9357 325,9064 296,8781 279,8488 267,8201 258,7908 246,7620 242,7324 242,7036 242,6743 254,6455 250,6176 254,5892 258,5612 267,5332 279,5061 292,4798 300,4539 313,4289 329,4042 342,3796 350,3566 363,3336 363,3111 371,2894 380,2681 392,2472 405,2280 409,2096 421,1917 434,1750 446,1586 459,1440 467,1302 480,1169 488,1043 505,918 513,806 517,697 521,597 521,501 521,413 521,334 517,263 509,200 501,150 488,108 476,71 459,42 446,21 421,8 388,0 359,4">
          <text:p/>
        </draw:polyline>
        <draw:polyline draw:style-name="gr2" draw:text-style-name="P1" draw:layer="layout" svg:width="8.892cm" svg:height="0.618cm" svg:x="6.926cm" svg:y="13.606cm" svg:viewBox="0 0 8893 619" draw:points="1181,254 1152,242 1114,225 1068,204 1010,188 947,171 868,150 789,138 718,125 651,108 584,96 513,83 450,71 379,58 321,46 263,29 204,16 154,8 108,4 75,0 41,0 25,4 8,8 0,8 0,12 0,21 4,25 4,29 8,33 8,38 20,46 41,54 75,71 121,88 187,113 279,138 388,167 530,192 680,229 851,259 1039,284 1244,314 1457,335 1674,360 1907,376 2141,397 2383,410 2630,427 2880,439 3131,452 3381,460 3632,472 3878,481 4124,489 4362,497 4592,502 4805,514 4997,519 5193,527 5364,539 5531,544 5673,552 5802,569 5919,577 6020,585 6111,594 6178,598 6220,610 6258,615 6274,619 6287,619 6283,619 6278,619 6274,619 6270,615 6249,615 6220,610 6174,606 6116,602 6036,594 5924,585 5790,577 5636,560 5460,552 5272,539 5068,523 4842,514 4621,502 4379,493 4133,481 3882,472 3623,460 3369,452 3106,435 2851,422 2592,402 2346,385 2095,364 1861,351 1628,335 1411,322 1210,314 1018,306 839,301 688,301 555,306 442,301 350,306 279,310 229,314 204,314 179,318 171,318 167,322 167,326 179,331 208,335 254,339 325,343 425,351 555,364 713,372 918,381 1143,389 1386,393 1640,397 1916,393 2195,389 2496,385 2801,381 3093,376 3398,376 3698,372 3995,376 4279,381 4567,385 4826,397 5072,402 5302,414 5510,422 5698,431 5873,447 6032,456 6157,468 6278,477 6370,489 6446,502 6505,510 6547,514 6568,519 6580,519 6568,519 6563,519 6555,523 6530,523 6497,527 6451,531 6374,539 6287,544 6174,548 6040,560 5878,569 5702,573 5510,577 5306,585 5084,585 4859,594 4634,594 4387,590 4141,581 3886,569 3623,552 3373,527 3114,502 2855,468 2605,439 2358,402 2120,372 1895,343 1682,322 1490,296 1319,280 1168,267 1047,250 947,246 872,238 826,234 793,234 776,229 764,229 764,234 776,234 805,234 851,229 926,229 1022,229 1160,229 1323,229 1523,229 1749,234 1999,238 2262,242 2546,246 2843,254 3143,259 3469,267 3807,275 4149,280 4487,288 4830,288 5176,292 5523,296 5844,296 6162,296 6463,296 6751,296 7023,296 7273,296 7507,301 7711,306 7899,314 8066,322 8221,331 8354,339 8467,343 8567,356 8647,356 8722,360 8780,356 8826,356 8859,351 8876,347 8889,343 8893,335 8885,331 8864,318 8826,314 8772,306 8705,301">
          <text:p/>
        </draw:polyline>
        <draw:polyline draw:style-name="gr2" draw:text-style-name="P1" draw:layer="layout" svg:width="1.365cm" svg:height="8.371cm" svg:x="15.409cm" svg:y="8.032cm" svg:viewBox="0 0 1366 8372" draw:points="1366,8372 1362,8364 1358,8360 1353,8360 1349,8355 1341,8351 1337,8343 1332,8330 1320,8314 1307,8284 1291,8247 1262,8197 1236,8134 1195,8067 1161,7988 1120,7896 1078,7809 1036,7716 999,7621 961,7520 923,7407 890,7299 857,7178 815,7053 777,6915 740,6769 694,6614 652,6443 606,6264 556,6076 506,5880 456,5675 406,5462 347,5249 297,5036 246,4819 200,4606 158,4388 129,4179 100,3967 75,3749 58,3545 46,3336 33,3127 25,2927 25,2727 21,2526 29,2334 37,2150 50,1967 67,1787 83,1616 104,1453 117,1295 142,1144 154,994 167,856 179,727 188,610 196,501 200,401 204,309 196,238 196,176 196,125 192,84 196,55 196,30 192,17 192,4 188,0 196,0 192,0 183,4 183,8 183,13 167,30 154,46 142,71 125,109 108,155 83,209 54,276 29,351 0,438">
          <text:p/>
        </draw:polyline>
        <draw:polyline draw:style-name="gr2" draw:text-style-name="P1" draw:layer="layout" svg:width="6.75cm" svg:height="0.41cm" svg:x="15.977cm" svg:y="15.317cm" svg:viewBox="0 0 6751 411" draw:points="379,302 384,302 388,302 388,298 392,298 392,294 392,290 388,290 384,285 379,281 375,277 371,277 367,273 363,265 346,260 333,248 317,235 296,219 271,202 246,181 217,156 179,135 158,110 125,89 100,72 75,56 50,43 33,31 16,17 8,9 4,5 0,5 0,0 8,5 16,5 16,9 20,9 16,13 20,13 25,17 33,17 62,22 112,22 175,27 271,35 392,43 534,60 705,72 889,89 1090,110 1299,122 1529,139 1762,156 2000,173 2247,189 2497,202 2752,223 3006,235 3269,252 3524,265 3779,281 4038,294 4288,306 4534,319 4776,331 5006,340 5223,352 5444,356 5641,361 5824,369 5983,373 6133,373 6263,381 6367,386 6459,390 6534,394 6593,398 6643,398 6676,402 6701,411 6722,411 6739,411 6747,411 6751,411 6747,411 6751,411 6751,406 6743,402 6739,402 6730,398 6718,398 6689,390 6659,390 6622,386 6576,390 6522,390 6459,394">
          <text:p/>
        </draw:polyline>
        <draw:polyline draw:style-name="gr2" draw:text-style-name="P1" draw:layer="layout" svg:width="0.777cm" svg:height="8.93cm" svg:x="19.742cm" svg:y="8.604cm" svg:viewBox="0 0 778 8931" draw:points="740,8911 753,8906 761,8911 765,8911 769,8911 774,8915 778,8919 774,8923 769,8923 765,8923 765,8927 761,8927 761,8931 757,8931 753,8927 749,8927 744,8923 740,8919 740,8915 736,8915 732,8911 736,8906 736,8902 732,8902 732,8898 736,8894 728,8894 723,8890 723,8881 719,8865 715,8844 707,8815 698,8781 690,8739 682,8694 673,8639 661,8573 644,8501 632,8426 623,8343 615,8251 602,8146 586,8034 569,7913 565,7788 548,7654 536,7512 523,7362 511,7207 498,7044 490,6873 481,6694 469,6514 456,6326 452,6130 444,5930 431,5729 419,5521 406,5312 394,5103 377,4890 360,4676 339,4467 318,4250 298,4037 277,3828 256,3611 235,3399 222,3186 202,2973 181,2768 160,2568 139,2363 114,2167 93,1975 76,1783 55,1603 38,1432 25,1269 13,1119 4,985 4,860 0,743 4,643 4,543 4,451 9,372 13,296 17,226 25,167 29,117 21,75 25,46 29,25 38,13 38,4 38,0 42,4 38,9 42,21 34,38 38,67 34,109 34,163 34,230 29,309 38,397 34,497 29,610">
          <text:p/>
        </draw:polyline>
        <draw:polyline draw:style-name="gr2" draw:text-style-name="P1" draw:layer="layout" svg:width="1.06cm" svg:height="15.147cm" svg:x="20.373cm" svg:y="6.145cm" svg:viewBox="0 0 1061 15148" draw:points="535,4 539,0 535,0 531,0 527,4 527,8 527,13 527,17 531,21 527,25 527,33 527,38 518,46 514,54 510,71 506,88 493,113 489,142 477,176 468,217 460,259 451,309 443,363 435,426 426,488 414,559 410,635 406,714 397,802 397,889 389,986 385,1086 372,1194 368,1307 360,1424 347,1550 339,1679 330,1813 326,1955 314,2105 301,2255 283,2410 263,2569 246,2731 229,2899 208,3065 183,3241 167,3412 154,3596 137,3775 121,3963 108,4151 91,4347 79,4544 62,4748 46,4957 29,5170 20,5383 12,5600 8,5829 4,6055 0,6280 8,6506 8,6731 16,6952 25,7178 41,7403 50,7625 66,7850 79,8071 91,8288 112,8514 129,8735 154,8961 175,9178 192,9395 212,9612 238,9825 263,10042 288,10259 318,10472 339,10681 368,10894 393,11102 422,11311 451,11516 477,11712 506,11908 531,12096 560,12280 589,12463 618,12635 648,12806 673,12973 698,13140 723,13298 744,13453 765,13603 790,13749 811,13891 836,14021 856,14150 877,14271 894,14380 915,14488 932,14584 948,14672 965,14760 973,14831 986,14897 994,14952 1003,15002 1007,15044 1011,15077 1015,15102 1015,15119 1015,15135 1015,15140 1015,15144 1015,15148 1015,15144 1015,15140 1015,15135 1015,15131 1015,15123 1019,15110 1019,15090 1019,15064 1023,15027 1028,14981 1036,14927 1044,14864 1057,14793 1061,14718">
          <text:p/>
        </draw:polyline>
        <draw:polyline draw:style-name="gr2" draw:text-style-name="P1" draw:layer="layout" svg:width="6.968cm" svg:height="0.576cm" svg:x="20.915cm" svg:y="19.196cm" svg:viewBox="0 0 6969 577" draw:points="0,4 9,0 13,0 21,0 34,0 55,4 75,8 105,13 142,21 184,25 238,33 297,46 368,58 447,71 535,88 643,110 756,130 877,152 1019,180 1173,202 1332,227 1512,260 1695,285 1883,310 2075,339 2280,364 2484,394 2676,414 2877,435 3077,456 3278,473 3479,490 3671,502 3863,510 4047,523 4239,531 4414,540 4585,548 4761,552 4919,557 5078,565 5237,569 5387,569 5525,569 5667,577 5796,577 5909,577 6026,573 6138,573 6251,569 6347,565 6443,560 6539,552 6618,544 6694,544 6765,535 6823,527 6869,523 6906,515 6940,510 6957,502 6969,498 6961,490 6944,485">
          <text:p/>
        </draw:polyline>
        <draw:polyline draw:style-name="gr2" draw:text-style-name="P1" draw:layer="layout" svg:width="2.321cm" svg:height="13.143cm" svg:x="23.157cm" svg:y="6.575cm" svg:viewBox="0 0 2322 13144" draw:points="2322,13144 2322,13140 2322,13135 2318,13126 2314,13114 2310,13093 2306,13059 2293,13022 2281,12980 2268,12930 2256,12876 2235,12813 2218,12746 2193,12675 2168,12600 2143,12513 2114,12421 2080,12316 2047,12204 2013,12078 1972,11945 1926,11799 1872,11636 1821,11464 1763,11285 1700,11089 1638,10884 1567,10667 1504,10438 1433,10199 1362,9949 1283,9694 1207,9423 1127,9147 1044,8863 956,8576 873,8283 789,7991 710,7699 626,7406 555,7114 476,6826 409,6530 347,6246 284,5958 226,5674 171,5390 125,5119 88,4851 59,4597 34,4342 13,4100 4,3866 0,3641 0,3424 9,3211 13,2998 25,2789 42,2584 67,2388 84,2196 113,2013 138,1837 167,1670 192,1512 230,1361 259,1223 280,1094 309,977 330,864 351,764 368,668 388,584 397,497 413,426 426,359 439,297 447,238 459,188 472,142 480,104 484,75 489,46 493,25 501,13 505,4 505,0 501,8 505,21 501,42 493,75">
          <text:p/>
        </draw:polyline>
        <draw:polyline draw:style-name="gr2" draw:text-style-name="P1" draw:layer="layout" svg:width="4.534cm" svg:height="0.805cm" svg:x="24.773cm" svg:y="17.468cm" svg:viewBox="0 0 4535 806" draw:points="0,806 4,790 8,773 17,752 21,731 25,702 33,669 33,634 37,601 37,568 42,538 37,509 37,476 42,450 46,421 54,396 62,371 71,346 79,321 100,300 117,275 133,254 150,234 176,208 201,188 243,167 281,146 322,125 368,108 431,91 498,71 577,54 665,41 761,29 869,20 986,12 1107,4 1245,0 1383,0 1529,0 1683,0 1838,0 2009,8 2180,12 2351,16 2527,25 2702,33 2869,41 3040,54 3203,62 3345,71 3495,83 3633,91 3762,96 3888,104 3996,116 4096,121 4184,125 4267,129 4330,129 4393,129 4435,129 4472,129 4501,125 4522,121 4535,116 4535,104 4526,91 4510,71 4480,41">
          <text:p/>
        </draw:polyline>
        <draw:polyline draw:style-name="gr2" draw:text-style-name="P1" draw:layer="layout" svg:width="6.742cm" svg:height="1.223cm" svg:x="22.139cm" svg:y="10.537cm" svg:viewBox="0 0 6743 1224" draw:points="137,1224 129,1199 116,1166 104,1128 91,1087 75,1040 58,990 41,952 29,923 25,902 16,889 12,885 12,881 12,885 8,889 0,889 0,894 0,898 8,898 20,898 50,898 108,894 183,898 275,894 396,894 542,889 718,889 922,889 1152,889 1386,894 1645,894 1908,898 2196,902 2489,910 2785,910 3086,919 3386,931 3687,936 3983,944 4276,952 4568,961 4843,964 5102,973 5353,977 5578,981 5791,981 5983,977 6154,977 6296,964 6413,952 6513,936 6593,923 6655,898 6705,873 6730,839 6743,798 6730,752 6705,693 6668,627 6613,556 6542,472 6438,380 6321,284 6183,192 6029,92 5849,0">
          <text:p/>
        </draw:polyline>
        <draw:polyline draw:style-name="gr2" draw:text-style-name="P1" draw:layer="layout" svg:width="6.759cm" svg:height="0.776cm" svg:x="21.446cm" svg:y="9.072cm" svg:viewBox="0 0 6760 777" draw:points="4,4 8,0 4,4 4,8 0,12 0,16 4,16 12,21 37,29 71,33 121,42 196,54 296,67 409,83 546,108 709,129 876,158 1068,188 1277,217 1494,250 1720,280 1958,313 2208,346 2468,380 2735,405 3002,438 3265,463 3528,492 3795,517 4058,547 4309,572 4555,601 4793,626 5027,652 5252,677 5470,698 5666,715 5854,731 6029,748 6175,761 6321,765 6442,773 6534,773 6613,777 6676,773 6714,769 6739,769 6760,765 6751,761 6722,761 6680,757">
          <text:p/>
        </draw:polyline>
        <draw:polyline draw:style-name="gr2" draw:text-style-name="P1" draw:layer="layout" svg:width="16.816cm" svg:height="20.875cm" svg:x="29.77cm" svg:y="5.677cm" svg:viewBox="0 0 16817 20876" draw:points="1532,6297 1528,6302 1524,6306 1516,6314 1507,6327 1499,6343 1486,6360 1474,6385 1457,6414 1445,6448 1432,6485 1415,6523 1403,6565 1386,6610 1369,6656 1357,6706 1344,6761 1328,6819 1315,6886 1303,6949 1290,7020 1273,7091 1265,7170 1257,7249 1244,7337 1236,7425 1223,7521 1215,7621 1202,7729 1194,7838 1186,7951 1169,8068 1161,8193 1152,8322 1148,8460 1144,8598 1136,8740 1136,8886 1131,9040 1127,9203 1131,9362 1140,9525 1144,9692 1148,9867 1165,10042 1177,10218 1190,10401 1211,10589 1232,10781 1248,10977 1269,11174 1290,11374 1315,11575 1340,11787 1369,11996 1403,12213 1432,12422 1465,12635 1503,12856 1545,13073 1582,13295 1637,13520 1691,13741 1749,13971 1816,14197 1883,14422 1958,14647 2037,14877 2121,15094 2213,15315 2305,15528 2413,15745 2526,15958 2647,16175 2776,16388 2918,16605 3060,16814 3206,17027 3365,17240 3536,17445 3707,17649 3883,17841 4071,18038 4258,18225 4459,18409 4655,18589 4872,18764 5085,18935 5302,19102 5527,19265 5753,19415 5982,19561 6208,19707 6446,19837 6676,19962 6910,20075 7143,20187 7385,20292 7623,20384 7874,20471 8116,20547 8362,20622 8609,20680 8863,20739 9114,20785 9360,20818 9602,20847 9840,20864 10095,20876 10337,20872 10579,20856 10817,20835 11055,20801 11285,20764 11518,20710 11744,20642 11961,20572 12182,20492 12396,20400 12605,20305 12814,20204 13018,20096 13210,19983 13398,19866 13578,19741 13753,19611 13920,19486 14079,19357 14220,19219 14354,19081 14492,18939 14609,18797 14721,18651 14834,18501 14947,18346 15001,18267 15056,18179 15118,18088 15181,17983 15239,17875 15310,17758 15377,17633 15444,17499 15515,17357 15590,17207 15661,17052 15740,16885 15807,16714 15882,16530 15957,16347 16032,16146 16107,15937 16178,15729 16237,15516 16300,15303 16358,15086 16417,14860 16471,14639 16521,14413 16563,14184 16608,13950 16642,13716 16684,13478 16713,13236 16738,12986 16763,12735 16784,12485 16796,12226 16805,11971 16817,11712 16813,11449 16809,11186 16796,10919 16776,10656 16754,10385 16726,10122 16692,9859 16650,9596 16600,9332 16550,9074 16492,8819 16429,8560 16362,8310 16291,8055 16216,7809 16133,7563 16049,7320 15874,6853 15707,6427 15540,6034 15381,5671 15222,5345 15076,5057 14943,4794 14817,4564 14692,4351 14563,4142 14429,3933 14283,3721 14137,3512 13983,3307 13820,3102 13644,2906 13465,2706 13277,2510 13089,2326 12897,2146 12701,1980 12505,1812 12308,1654 12107,1512 11915,1374 11719,1249 11527,1132 11335,1024 11143,919 10959,827 10775,735 10596,647 10412,564 10233,485 10053,405 9869,339 9690,272 9510,214 9323,163 9135,117 8947,80 8759,51 8575,30 8387,17 8208,5 8016,0 7824,5 7627,13 7427,30 7235,51 7031,71 6826,105 6613,138 6404,180 6191,234 5979,289 5770,347 5552,414 5336,489 5123,564 4914,647 4709,735 4509,831 4304,927 4112,1036 3920,1153 3732,1274 3536,1403 3357,1533 3177,1675 3010,1817 2847,1963 2685,2113 2534,2267 2388,2426 2246,2589 2113,2756 1979,2927 1841,3102 1712,3286 1595,3470 1465,3658 1353,3846 1244,4038 1144,4230 1040,4418 939,4618 848,4811 756,5007 660,5204 576,5400 497,5596 413,5792 342,5988 276,6180 217,6373 167,6556 130,6740 92,6911 63,7078 38,7245 21,7400 4,7550 0,7688 0,7821 4,7951 17,8068 38,8180 63,8289 92,8389 138,8485 192,8577 255,8656 322,8736">
          <text:p/>
        </draw:polyline>
        <draw:polyline draw:style-name="gr2" draw:text-style-name="P1" draw:layer="layout" svg:width="15.301cm" svg:height="1.524cm" svg:x="30.797cm" svg:y="16.445cm" svg:viewBox="0 0 15302 1525" draw:points="263,1241 238,1224 213,1207 180,1187 150,1165 113,1145 79,1124 54,1103 34,1090 25,1082 17,1078 17,1074 13,1074 13,1069 8,1069 8,1074 13,1074 4,1078 0,1078 0,1082 4,1082 4,1086 17,1086 13,1090 17,1090 25,1090 21,1090 21,1086 25,1086 17,1086 17,1082 21,1082 13,1082 8,1078 8,1074 21,1074 21,1078 25,1078 21,1082 25,1082 17,1082 17,1086 21,1086 29,1086 42,1086 67,1086 92,1082 125,1086 171,1082 217,1078 271,1074 330,1069 393,1064 455,1064 526,1064 597,1064 668,1069 743,1074 814,1078 898,1082 973,1086 1065,1090 1152,1095 1244,1103 1349,1107 1449,1111 1562,1115 1674,1120 1799,1128 1925,1128 2058,1132 2192,1132 2321,1140 2472,1140 2614,1140 2760,1149 2910,1149 3069,1149 3227,1149 3398,1157 3570,1157 3745,1157 3937,1162 4133,1162 4342,1165 4555,1162 4784,1157 5014,1162 5260,1157 5498,1153 5757,1149 6008,1149 6271,1145 6530,1145 6792,1140 7060,1145 7323,1145 7595,1149 7854,1153 8117,1162 8376,1165 8626,1174 8881,1182 9127,1191 9378,1207 9624,1216 9870,1237 10113,1249 10350,1270 10589,1283 10822,1303 11052,1320 11281,1337 11503,1353 11724,1370 11933,1383 12150,1391 12363,1408 12576,1420 12784,1433 12985,1441 13173,1454 13360,1466 13457,1470 13557,1474 13653,1479 13757,1487 13853,1491 13962,1495 14062,1500 14166,1504 14258,1508 14363,1512 14454,1516 14550,1516 14638,1516 14730,1516 14813,1525 14897,1525 14968,1525 15030,1520 15085,1520 15131,1520 15168,1516 15198,1516 15223,1512 15248,1512 15264,1512 15277,1508 15289,1508 15294,1508 15298,1508 15302,1508 15302,1504 15298,1504 15294,1504 15289,1504 15281,1504 15264,1504 15239,1504 15214,1500 15181,1500 15139,1491 15089,1487 15026,1479 14889,1458 14726,1433 14542,1408 14342,1370 14141,1341 13945,1308 13753,1274 13578,1245 13407,1220 13227,1191 13056,1165 12876,1140 12697,1120 12517,1099 12329,1074 12146,1052 11958,1031 11778,1006 11599,981 11415,952 11231,927 11048,902 10864,868 10676,839 10480,806 10292,772 10088,743 9887,709 9678,680 9474,643 9261,609 9044,572 8831,538 8601,497 8376,463 8138,426 7900,384 7653,351 7406,313 7156,275 6901,242 6646,208 6384,179 6133,150 5878,125 5624,100 5377,79 5135,58 4897,46 4668,33 4446,25 4238,17 4029,8 3837,4 3657,4 3482,0 3319,4 3156,4 3006,4 2860,8 2722,8 2593,12 2459,12 2334,17 2217,21 2100,21 1992,21 1879,25 1779,25 1687,29 1599,33 1516,33 1445,33 1369,37 1303,42 1248,42 1198,46 1148,50 1111,50 1081,50 1052,54 1031,54 1019,54 1010,54 1015,54 1010,54 1010,50 1006,50 1006,46 1010,46 1015,46 1019,46 1023,46 1023,50 1031,50 1035,50 1044,54">
          <text:p/>
        </draw:polyline>
        <draw:polyline draw:style-name="gr2" draw:text-style-name="P1" draw:layer="layout" svg:width="4.066cm" svg:height="18.962cm" svg:x="38.078cm" svg:y="6.901cm" svg:viewBox="0 0 4067 18963" draw:points="2456,18801 2460,18809 2460,18817 2464,18834 2468,18847 2473,18863 2473,18884 2477,18901 2481,18918 2485,18930 2485,18938 2489,18947 2485,18955 2485,18960 2489,18963 2485,18960 2485,18955 2489,18951 2485,18947 2481,18943 2477,18938 2477,18934 2473,18930 2468,18926 2460,18922 2456,18918 2456,18913 2452,18901 2447,18884 2443,18863 2435,18834 2435,18797 2431,18755 2422,18709 2414,18659 2406,18605 2402,18550 2402,18488 2393,18425 2385,18354 2377,18275 2372,18191 2368,18108 2360,18020 2352,17932 2335,17836 2322,17736 2310,17627 2293,17506 2272,17385 2251,17256 2214,17122 2184,16972 2155,16822 2130,16671 2097,16513 2063,16354 2022,16196 1988,16033 1963,15861 1934,15695 1901,15528 1859,15356 1829,15194 1801,15026 1784,14855 1759,14693 1733,14525 1708,14359 1683,14187 1667,14016 1642,13841 1617,13661 1592,13478 1567,13290 1546,13098 1521,12906 1500,12709 1475,12505 1446,12304 1424,12100 1404,11891 1374,11682 1354,11469 1333,11252 1308,11035 1283,10810 1262,10580 1249,10355 1220,10121 1195,9896 1166,9666 1132,9432 1107,9202 1078,8973 1049,8743 1011,8513 982,8280 957,8050 928,7812 898,7582 870,7349 848,7115 828,6885 802,6660 773,6430 752,6205 732,5979 715,5762 694,5541 669,5315 644,5099 627,4881 606,4664 586,4455 577,4251 556,4046 534,3846 522,3654 501,3462 480,3278 464,3099 438,2919 409,2744 392,2572 371,2396 346,2233 326,2071 309,1916 288,1762 271,1616 255,1473 234,1344 213,1215 200,1094 171,985 154,877 134,772 121,672 104,584 92,501 75,421 63,351 63,284 50,225 42,171 29,121 25,83 17,54 13,33 8,16 8,8 8,0 4,0 8,0 4,0 4,4 0,4 0,8 0,12 4,16 4,21 4,25 17,29 17,42 17,58 21,87 25,117 29,163 33,208 33,263 33,326 46,392 67,459 79,530 100,609 117,689 142,781 167,877 192,972 221,1077 246,1186 276,1307 305,1428 342,1557 376,1695 417,1845 451,1991 492,2146 530,2308 569,2471 611,2635 644,2806 673,2973 711,3140 752,3316 790,3495 832,3670 873,3854 907,4042 957,4230 1007,4426 1049,4618 1091,4810 1132,5015 1187,5215 1233,5424 1291,5625 1345,5825 1399,6034 1458,6238 1525,6451 1583,6660 1646,6869 1708,7081 1784,7290 1851,7503 1930,7712 1997,7921 2063,8125 2134,8326 2201,8530 2268,8722 2330,8923 2393,9115 2443,9311 2506,9507 2560,9708 2623,9908 2689,10108 2752,10309 2819,10509 2886,10706 2957,10910 3019,11098 3086,11290 3140,11478 3190,11662 3228,11845 3274,12025 3311,12204 3341,12384 3378,12563 3408,12739 3433,12918 3462,13094 3491,13269 3516,13444 3537,13615 3550,13778 3570,13941 3587,14108 3608,14267 3625,14421 3646,14576 3671,14730 3683,14880 3708,15035 3721,15185 3738,15335 3763,15481 3779,15619 3792,15765 3804,15899 3821,16033 3838,16154 3850,16275 3863,16392 3871,16496 3888,16592 3900,16684 3917,16763 3938,16839 3955,16905 3975,16955 3992,16997 4013,17031 4025,17060 4038,17076 4051,17089 4051,17097 4055,17101 4063,17097 4063,17093 4063,17089 4063,17081 4067,17064">
          <text:p/>
        </draw:polyline>
        <draw:polyline draw:style-name="gr2" draw:text-style-name="P1" draw:layer="layout" svg:width="13.481cm" svg:height="15.268cm" svg:x="31.657cm" svg:y="8.312cm" svg:viewBox="0 0 13482 15269" draw:points="29,12 25,8 21,8 17,4 13,4 8,4 4,0 4,4 0,8 4,8 0,12 0,17 4,25 4,29 0,33 0,42 0,50 4,58 8,75 13,96 17,117 25,142 38,171 50,205 67,238 88,276 109,313 130,355 150,401 184,447 217,497 255,555 292,610 334,668 380,726 430,789 476,847 530,914 585,973 635,1035 693,1102 747,1169 806,1244 864,1311 927,1386 990,1461 1061,1541 1132,1624 1202,1707 1286,1791 1365,1883 1449,1971 1549,2062 1641,2158 1733,2250 1829,2346 1929,2451 2029,2547 2130,2647 2239,2747 2343,2852 2448,2956 2564,3068 2673,3177 2786,3286 2903,3403 3024,3515 3141,3636 3257,3753 3379,3870 3504,3995 3629,4112 3750,4233 3875,4354 4005,4475 4130,4605 4259,4726 4393,4855 4522,4981 4652,5114 4785,5244 4919,5373 5057,5511 5195,5644 5324,5786 5466,5924 5600,6066 5737,6204 5862,6350 6000,6492 6138,6634 6280,6772 6426,6914 6568,7051 6706,7189 6848,7331 7002,7473 7148,7615 7286,7757 7428,7907 7562,8049 7695,8204 7833,8354 7975,8513 8113,8663 8247,8822 8368,8976 8505,9135 8630,9289 8764,9444 8894,9594 9027,9753 9152,9903 9282,10057 9420,10212 9545,10366 9670,10521 9804,10667 9929,10821 10050,10972 10171,11126 10288,11277 10417,11427 10538,11573 10663,11723 10772,11873 10902,12016 11023,12157 11140,12295 11252,12433 11361,12562 11469,12688 11569,12817 11670,12938 11762,13059 11858,13176 11954,13285 12041,13393 12125,13498 12204,13598 12283,13690 12354,13786 12429,13873 12488,13961 12547,14044 12605,14128 12659,14207 12705,14283 12751,14353 12797,14420 12839,14483 12876,14542 12922,14601 12960,14651 13002,14705 13047,14755 13089,14810 13131,14855 13169,14906 13206,14951 13227,14976 13248,15002 13269,15023 13290,15048 13310,15068 13331,15094 13348,15114 13360,15139 13373,15156 13390,15173 13411,15189 13423,15206 13432,15215 13444,15227 13452,15240 13461,15248 13469,15256 13473,15260 13478,15265 13478,15269 13473,15269 13473,15265 13478,15265 13478,15260 13473,15256 13478,15252 13478,15248 13478,15244 13478,15240 13482,15235 13478,15235 13478,15231 13473,15223 13465,15215 13457,15202 13436,15173 13411,15135 13373,15098 13331,15043 13285,14989 13231,14931 13177,14872 13123,14814 13073,14755 13018,14697 12964,14638 12910,14579 12851,14516 12805,14454 12751,14383 12697,14316 12638,14241 12584,14166 12522,14082 12459,14003 12392,13919 12313,13836 12242,13748 12167,13661 12091,13577 12012,13489 11941,13397 11862,13306 11787,13218 11712,13122 11641,13026 11565,12930 11494,12834 11419,12729 11336,12629 11256,12525 11173,12412 11090,12308 11006,12195 10914,12078 10822,11966 10730,11845 10634,11719 10538,11594 10442,11468 10338,11335 10238,11201 10137,11068 10037,10926 9929,10792 9816,10650 9707,10508 9595,10362 9470,10216 9349,10070 9228,9916 9106,9765 8994,9611 8868,9456 8760,9297 8643,9139 8534,8972 8418,8813 8292,8655 8175,8488 8054,8325 7933,8158 7804,7991 7683,7828 7558,7665 7441,7498 7324,7335 7203,7164 7077,7001 6952,6830 6819,6663 6693,6488 6564,6316 6435,6145 6297,5979 6163,5807 6030,5640 5904,5473 5775,5315 5641,5152 5516,5002 5391,4851 5266,4697 5157,4555 5044,4413 4931,4279 4823,4145 4727,4020 4631,3903 4539,3787 4464,3682 4376,3578 4297,3478 4226,3386 4163,3302 4101,3219 4038,3144 3984,3068 3921,3006 3875,2947 3829,2897 3792,2852 3759,2814 3725,2772 3704,2743 3688,2722 3675,2701 3663,2689 3654,2676 3650,2668 3646,2663">
          <text:p/>
        </draw:polyline>
        <draw:polyline draw:style-name="gr2" draw:text-style-name="P1" draw:layer="layout" svg:width="9.798cm" svg:height="13.344cm" svg:x="34.901cm" svg:y="10.019cm" svg:viewBox="0 0 9799 13345" draw:points="4,13345 8,13345 12,13345 8,13345 8,13341 4,13341 0,13341 4,13341 0,13341 0,13336 4,13332 0,13328 4,13324 8,13320 12,13316 21,13307 25,13299 29,13291 38,13282 46,13269 58,13257 67,13244 79,13228 92,13215 108,13199 121,13182 134,13161 146,13144 159,13123 171,13103 188,13078 196,13048 209,13023 225,12998 242,12969 255,12940 275,12911 292,12881 309,12848 334,12815 355,12777 380,12735 401,12689 430,12639 468,12585 509,12526 547,12460 589,12389 630,12318 676,12238 722,12159 772,12071 814,11988 860,11896 914,11804 969,11708 1023,11608 1085,11512 1144,11407 1211,11303 1277,11195 1353,11086 1428,10977 1503,10865 1582,10752 1657,10635 1745,10514 1829,10393 1916,10272 2004,10151 2087,10026 2183,9895 2280,9766 2371,9636 2467,9503 2567,9365 2663,9231 2760,9094 2868,8956 2968,8822 3077,8680 3181,8543 3294,8400 3402,8254 3507,8113 3611,7967 3699,7816 3799,7670 3903,7524 4004,7374 4096,7223 4192,7073 4296,6927 4396,6781 4509,6634 4609,6488 4713,6351 4818,6213 4918,6075 5022,5942 5123,5808 5223,5674 5314,5537 5406,5399 5506,5261 5598,5127 5690,4989 5786,4852 5891,4710 5983,4572 6087,4430 6183,4292 6279,4155 6379,4017 6475,3879 6567,3746 6659,3612 6751,3482 6838,3357 6926,3228 7018,3102 7101,2977 7181,2856 7272,2739 7356,2614 7443,2497 7531,2385 7632,2276 7719,2163 7807,2063 7903,1963 7991,1858 8082,1758 8166,1658 8253,1562 8329,1466 8416,1374 8500,1282 8592,1195 8675,1115 8754,1036 8842,956 8922,886 9001,815 9076,744 9151,677 9215,610 9286,547 9344,489 9399,435 9453,380 9503,330 9545,284 9586,239 9624,197 9657,159 9691,121 9716,92 9741,67 9758,46 9766,30 9778,17 9787,9 9791,5 9795,0 9799,0 9799,5 9795,5 9795,9 9795,13 9787,13 9787,21 9787,25 9787,30 9787,38 9778,46 9770,63 9749,84 9741,105 9720,134 9695,163 9661,205 9624,247 9595,293 9561,343 9528,393 9490,447 9449,506 9403,564 9357,627 9307,694 9248,760 9189,831 9126,906 9055,986 8980,1065 8905,1153 8821,1245 8738,1341 8646,1441 8554,1549 8458,1666 8358,1783 8262,1913 8157,2042 8053,2180 7945,2317 7845,2464 7732,2606 7627,2756 7519,2906 7418,3057 7327,3207 7227,3357 7122,3503 7026,3650 6934,3800 6838,3950 6738,4100 6642,4246 6538,4388 6442,4526 6333,4660 6220,4785">
          <text:p/>
        </draw:polyline>
        <draw:polyline draw:style-name="gr2" draw:text-style-name="P1" draw:layer="layout" svg:width="4.254cm" svg:height="4.067cm" svg:x="30.096cm" svg:y="26.523cm" svg:viewBox="0 0 4255 4068" draw:points="1586,3941 1574,3941 1553,3946 1528,3954 1503,3958 1469,3966 1436,3976 1398,3984 1365,3992 1336,4001 1302,4009 1265,4013 1235,4017 1202,4030 1173,4038 1144,4047 1123,4051 1102,4059 1085,4063 1073,4063 1064,4068 1056,4068 1052,4068 1048,4063 1043,4063 1035,4063 1031,4059 1027,4059 1027,4063 1031,4063 1027,4063 1035,4063 1031,4063 1035,4063 1031,4063 1035,4059 1039,4059 1031,4059 1048,4055 1068,4047 1106,4030 1152,4009 1215,3984 1306,3946 1402,3904 1519,3850 1640,3783 1774,3716 1909,3637 2051,3553 2213,3465 2368,3374 2535,3278 2710,3177 2881,3073 3044,2973 3207,2873 3361,2776 3499,2681 3624,2593 3737,2509 3850,2430 3942,2359 4021,2292 4088,2234 4142,2180 4184,2134 4217,2096 4242,2063 4238,2042 4247,2025 4251,2013 4251,2004 4255,2000 4251,2000 4247,1996 4238,1988 4209,1975 4171,1958 4121,1938 4059,1916 3988,1896 3900,1875 3804,1854 3712,1841 3612,1833 3512,1829 3403,1829 3291,1829 3186,1833 3078,1837 2961,1837 2840,1845 2727,1854 2618,1858 2506,1866 2410,1875 2305,1875 2209,1879 2122,1887 2034,1891 1971,1896 1904,1896 1846,1896 1795,1900 1757,1900 1728,1900 1707,1904 1695,1904 1682,1904 1678,1904 1678,1900 1670,1900 1674,1900 1682,1891 1703,1875 1741,1854 1791,1820 1854,1779 1938,1729 2038,1670 2151,1599 2264,1524 2389,1449 2510,1370 2627,1290 2744,1211 2852,1132 2948,1056 3040,985 3124,919 3190,856 3249,802 3295,756 3328,718 3361,685 3382,656 3399,631 3407,614 3412,589 3407,572 3403,551 3399,526 3382,501 3357,472 3316,439 3270,401 3215,359 3149,318 3065,272 2965,230 2860,188 2744,150 2618,113 2489,84 2355,63 2222,38 2096,25 1963,17 1829,9 1699,0 1582,0 1457,0 1336,0 1219,4 1102,4 985,4 868,13 764,17 668,21 572,25 480,29 396,38 325,46 263,54 208,59 158,67 112,71 79,79 54,79 37,79 21,84 4,84 0,88 4,88 0,92 4,92 8,96 12,100 25,109 33,125 50,142 62,159 87,180 104,205 133,230 158,263 188,288 217,318 246,343">
          <text:p/>
        </draw:polyline>
        <draw:polyline draw:style-name="gr2" draw:text-style-name="P1" draw:layer="layout" svg:width="4.388cm" svg:height="3.244cm" svg:x="29.82cm" svg:y="27.12cm" svg:viewBox="0 0 4389 3245" draw:points="1119,3208 1115,3212 1111,3212 1107,3216 1094,3216 1094,3220 1086,3220 1081,3224 1077,3224 1069,3229 1065,3229 1065,3233 1065,3237 1073,3237 1069,3237 1069,3241 1069,3245 1073,3245 1069,3245 1073,3245 1086,3241 1115,3237 1148,3237 1198,3224 1253,3204 1332,3178 1420,3149 1520,3108 1633,3061 1749,3007 1871,2945 1996,2882 2134,2811 2275,2736 2422,2656 2584,2569 2739,2477 2902,2389 3069,2289 3241,2193 3404,2097 3558,2001 3700,1909 3825,1826 3946,1747 4047,1671 4134,1609 4205,1546 4260,1496 4305,1454 4335,1421 4364,1396 4376,1379 4385,1362 4389,1354 4381,1350 4376,1345 4372,1342 4356,1329 4326,1317 4285,1295 4230,1266 4159,1241 4076,1212 3997,1183 3892,1158 3784,1133 3671,1120 3562,1112 3450,1112 3337,1112 3220,1120 3103,1128 2989,1137 2877,1149 2764,1158 2655,1174 2555,1187 2455,1199 2363,1212 2267,1224 2188,1233 2108,1237 2033,1245 1962,1254 1887,1258 1820,1266 1762,1270 1708,1275 1653,1279 1612,1283 1578,1283 1549,1287 1537,1287 1520,1291 1511,1291 1507,1291 1499,1291 1503,1291 1507,1291 1511,1291 1511,1295 1516,1295 1537,1295 1553,1291 1591,1283 1637,1275 1699,1258 1774,1233 1871,1199 1983,1166 2092,1124 2209,1078 2326,1033 2447,991 2564,945 2676,899 2785,857 2885,815 2977,778 3056,740 3132,711 3191,686 3245,661 3283,640 3316,623 3337,611 3349,602 3362,594 3362,590 3366,586 3362,586 3358,586 3358,582 3354,582 3345,582 3341,582 3333,582 3333,577 3329,577 3333,577 3337,577 3337,573 3345,573 3345,569 3345,565 3345,561 3341,548 3329,523 3316,494 3303,452 3287,413 3266,372 3241,330 3212,284 3174,247 3136,217 3077,192 3027,167 2969,142 2906,117 2839,96 2764,80 2680,67 2601,55 2534,42 2455,34 2376,30 2292,21 2200,17 2121,13 2033,5 1950,0 1858,0 1770,0 1678,0 1595,0 1511,0 1420,5 1336,13 1248,21 1165,30 1073,38 990,55 906,63 818,80 739,96 651,117 568,138 484,163 405,184 330,209 259,226 201,247 138,267 96,288 59,301 38,313 21,322 13,326 4,330 0,330 13,330 17,334 21,334 25,334 34,334 54,330 80,326 100,317 134,309">
          <text:p/>
        </draw:polyline>
        <draw:polyline draw:style-name="gr2" draw:text-style-name="P1" draw:layer="layout" svg:width="3.803cm" svg:height="1.078cm" svg:x="27.804cm" svg:y="23.212cm" svg:viewBox="0 0 3804 1079" draw:points="442,510 442,514 438,527 430,539 426,552 413,568 405,585 401,606 392,623 388,639 380,656 367,677 355,693 355,710 346,727 342,744 334,760 330,777 325,789 317,806 321,819 313,835 300,848 296,860 288,873 279,885 271,894 263,907 254,915 238,923 234,932 221,940 208,944 192,952 175,961 158,969 142,977 129,982 112,990 92,998 75,1007 62,1015 50,1024 33,1029 25,1037 12,1041 8,1049 4,1054 4,1058 4,1062 0,1066 4,1066 4,1070 8,1070 0,1070 4,1070 0,1074 4,1074 8,1079 21,1079 42,1079 75,1074 121,1070 179,1062 254,1054 342,1037 451,1015 572,994 697,965 836,932 982,894 1136,852 1287,810 1445,764 1612,714 1779,664 1950,618 2109,568 2268,518 2414,472 2556,435 2698,393 2823,359 2927,326 3015,301 3098,276 3169,255 3224,238 3261,230 3295,218 3307,213 3320,205 3324,205 3320,205 3311,205 3299,209 3270,218 3228,222 3169,238 3098,259 3002,280 2898,305 2790,339 2668,368 2539,397 2414,430 2289,468 2163,502 2046,535 1925,572 1817,602 1708,635 1616,664 1533,693 1458,719 1387,744 1324,769 1266,789 1211,810 1161,823 1120,840 1074,856 1032,869 999,882 965,890 936,898 911,907 886,910 869,915 857,919 844,919 836,919 836,923 836,919 840,919 844,919 848,919 873,919 903,910 948,902 1011,885 1090,865 1191,844 1312,810 1441,769 1583,727 1729,681 1888,635 2042,581 2201,531 2347,477 2497,422 2639,376 2781,330 2902,284 3023,243 3132,209 3224,176 3307,151 3374,130 3441,109 3499,92 3558,80 3595,67 3641,55 3679,42 3712,34 3741,30 3766,25 3783,21 3791,17 3800,17 3800,13 3804,13 3800,9 3796,9 3779,9 3754,5 3721,5 3670,5 3608,0 3524,0">
          <text:p/>
        </draw:polyline>
        <draw:polyline draw:style-name="gr2" draw:text-style-name="P1" draw:layer="layout" svg:width="4.133cm" svg:height="1.027cm" svg:x="26.877cm" svg:y="20.532cm" svg:viewBox="0 0 4134 1028" draw:points="150,803 142,803 129,807 113,807 96,811 71,815 50,819 38,824 29,828 21,828 12,832 8,832 4,836 12,836 8,840 4,840 4,844 0,849 4,849 4,853 8,853 8,857 12,857 8,861 21,861 33,861 58,861 104,861 167,857 255,853 363,840 493,828 647,803 814,769 989,732 1181,694 1361,644 1557,594 1766,544 1970,484 2175,426 2375,372 2584,322 2785,267 2993,217 3169,180 3331,138 3490,105 3636,71 3761,55 3866,33 3945,21 4008,13 4062,4 4091,0 4116,0 4120,0 4126,0 4130,0 4134,0 4130,4 4126,8 4112,17 4087,29 4045,50 3991,75 3920,109 3816,151 3699,192 3569,234 3423,280 3265,330 3102,376 2935,426 2760,468 2593,519 2421,565 2259,611 2096,648 1929,690 1778,732 1624,765 1474,794 1332,828 1194,857 1056,882 931,899 810,924 705,940 601,957 509,974 426,987 363,999 309,1003 271,1012 246,1020 221,1024 209,1024 205,1028 200,1028 205,1028 217,1028 255,1024 301,1015 363,1012 447,995 543,974 660,949 793,915 931,882 1069,849 1215,807 1357,761 1495,719 1641,673 1774,636 1908,594 2046,552 2158,510 2275,472 2384,447 2488,413 2580,384 2655,359 2730,338 2793,322 2864,305 2918,292 2964,280 3002,267 3031,259 3064,255 3081,251 3094,246 3098,246 3102,246 3102,251 3094,259 3085,276 3073,297 3056,322 3035,359">
          <text:p/>
        </draw:polyline>
        <draw:polyline draw:style-name="gr2" draw:text-style-name="P1" draw:layer="layout" svg:width="1.82cm" svg:height="2.689cm" svg:x="28.071cm" svg:y="20.006cm" svg:viewBox="0 0 1821 2690" draw:points="1821,2644 1817,2644 1813,2644 1809,2644 1800,2644 1796,2644 1792,2644 1788,2644 1784,2644 1779,2640 1775,2635 1779,2635 1779,2631 1775,2627 1771,2619 1763,2610 1754,2598 1738,2577 1713,2548 1679,2514 1650,2469 1617,2410 1575,2348 1533,2272 1479,2197 1429,2109 1379,2013 1316,1913 1249,1805 1174,1692 1099,1567 1024,1441 940,1312 861,1178 769,1045 677,907 594,782 506,665 427,548 356,452 289,364 226,289 180,227 138,172 104,129 79,92 58,67 38,42 25,25 17,13 8,4 4,0 0,0 4,0 4,4 4,8 8,17 12,25 25,38 38,63 58,92 79,129 108,177 143,231 185,293 222,360 260,431 302,502 352,582 393,661 439,740 489,824 531,907 581,995 627,1082 677,1166 719,1245 761,1329 798,1412 832,1491 874,1567 907,1638 936,1709 965,1775 999,1842 1028,1909 1057,1971 1086,2030 1111,2093 1132,2151 1157,2210 1182,2264 1195,2318 1220,2368 1237,2414 1253,2456 1262,2494 1278,2531 1274,2560 1283,2590 1291,2615 1287,2635 1291,2652 1291,2669 1295,2677 1295,2681 1299,2690 1291,2690 1287,2686 1291,2681 1287,2677 1291,2673 1291,2669 1291,2665 1295,2660 1295,2652 1283,2644 1278,2627 1270,2598 1258,2565 1245,2519 1237,2460 1216,2393 1203,2314 1195,2226 1182,2134 1170,2039 1157,1934 1153,1825 1132,1713 1120,1596 1103,1479 1091,1366 1074,1258 1057,1153 1040,1057 1024,974 1011,903 999,849 990,807 982,773 978,753 982,740 982,732 986,732 986,736 990,736 995,740 995,744 995,753 1003,769 1015,794 1032,828 1053,874 1074,928 1099,990 1132,1074 1170,1162 1212,1262 1249,1366 1287,1475">
          <text:p/>
        </draw:polyline>
        <draw:polyline draw:style-name="gr2" draw:text-style-name="P1" draw:layer="layout" svg:width="4.592cm" svg:height="1.845cm" svg:x="27.324cm" svg:y="22.524cm" svg:viewBox="0 0 4593 1846" draw:points="21,1846 16,1842 12,1842 12,1838 4,1838 0,1838 4,1838 12,1833 25,1825 46,1817 75,1804 121,1787 167,1771 229,1754 296,1733 371,1708 463,1687 563,1666 659,1637 780,1608 914,1574 1056,1541 1206,1503 1373,1462 1544,1416 1720,1366 1920,1316 2112,1257 2308,1199 2505,1140 2702,1078 2902,1015 3090,952 3274,898 3449,844 3616,794 3771,744 3904,706 4042,668 4146,639 4246,610 4334,589 4397,568 4451,556 4497,543 4535,534 4555,530 4576,530 4580,526 4585,526 4593,526 4593,521 4589,521 4576,517 4551,517 4514,521 4464,521 4393,521 4301,530 4192,534 4067,543 3921,552 3771,564 3612,581 3445,593 3270,610 3098,631 2919,648 2748,664 2577,685 2404,702 2242,719 2083,739 1937,756 1795,777 1657,786 1532,802 1415,815 1311,827 1210,836 1123,848 1052,852 989,856 943,865 901,869 876,873 868,873 860,873 855,877 851,877 855,877 851,877 855,877 860,873 876,873 910,869 964,861 1031,852 1123,844 1240,827 1373,802 1515,777 1665,744 1824,714 1987,677 2154,635 2329,593 2505,552 2673,505 2844,459 3011,413 3174,371 3324,325 3466,284 3599,242 3720,204 3821,175 3912,141 3996,116 4063,91 4121,75 4159,62 4188,50 4205,41 4221,33 4221,29 4217,20 4201,12 4171,0">
          <text:p/>
        </draw:polyline>
        <draw:polyline draw:style-name="gr2" draw:text-style-name="P1" draw:layer="layout" svg:width="3.933cm" svg:height="3.461cm" svg:x="26.923cm" svg:y="15.61cm" svg:viewBox="0 0 3934 3462" draw:points="668,1223 659,1194 647,1161 630,1123 609,1081 589,1031 568,981 543,935 522,902 505,864 484,835 467,810 451,785 438,764 422,743 409,726 401,714 392,701 388,693 380,689 376,685 376,680 380,680 376,680 376,685 371,685 376,689 376,693 371,697 376,701 371,705 376,710 376,718 376,731 376,747 371,776 363,810 363,852 359,902 355,960 351,1031 346,1110 338,1194 338,1273 342,1357 346,1444 355,1532 359,1620 367,1703 380,1791 384,1874 392,1958 401,2041 405,2125 405,2200 409,2279 413,2359 409,2426 417,2497 413,2559 413,2622 409,2680 405,2734 401,2784 396,2831 396,2872 396,2914 396,2952 396,2981 396,3010 396,3031 388,3048 392,3064 392,3073 392,3077 384,3081 392,3081 384,3081 384,3077 388,3073 384,3068 384,3060 384,3056 388,3052 388,3043 384,3039 380,3031 376,3014 367,2993 359,2964 355,2931 346,2889 334,2839 317,2784 300,2722 288,2655 271,2584 255,2501 229,2417 217,2325 196,2221 175,2112 154,1991 133,1870 108,1741 88,1611 71,1482 46,1352 29,1227 17,1114 12,1006 4,906 0,814 0,735 0,668 4,605 4,551 12,501 12,459 21,421 33,388 42,355 54,326 67,296 83,267 104,242 121,217 138,192 159,167 175,142 196,121 217,100 242,79 255,62 275,46 288,33 300,21 321,12 334,4 342,4 342,0 346,4 346,8 351,12 351,16 346,25 342,33 351,54 363,79 376,112 392,158 409,213 430,275 455,355 480,442 497,530 509,626 518,722 518,826 513,943 509,1060 501,1181 484,1302 480,1428 467,1553 459,1678 447,1799 438,1912 434,2021 426,2125 422,2225 413,2325 409,2417 405,2505 405,2588 392,2668 392,2743 388,2814 388,2881 384,2943 384,3002 380,3060 380,3114 388,3164 380,3210 384,3248 388,3285 388,3315 392,3344 405,3369 413,3394 417,3411 430,3429 434,3441 438,3449 438,3458 438,3462 434,3462 430,3462 426,3462 430,3458 430,3454 426,3449 426,3445 426,3441 426,3437 417,3429 417,3423 413,3419 413,3411 409,3398 409,3382 409,3357 396,3332 396,3298 396,3265 396,3227 396,3185 392,3144 392,3106 392,3068 396,3031 401,2997 401,2964 401,2935 405,2910 409,2885 422,2864 430,2843 434,2826 438,2805 438,2789 447,2776 459,2759 467,2743 476,2730 488,2718 501,2705 513,2693 538,2684 559,2672 580,2659 605,2647 630,2638 668,2626 714,2613 764,2609 818,2597 885,2588 956,2584 1031,2576 1119,2572 1211,2563 1307,2559 1415,2559 1524,2551 1641,2547 1770,2538 1895,2534 2029,2526 2162,2517 2300,2509 2434,2501 2577,2497 2719,2488 2852,2480 2978,2467 3103,2463 3228,2455 3337,2451 3437,2442 3529,2434 3608,2438 3671,2434 3729,2429 3762,2429 3792,2429 3817,2429 3829,2429 3833,2429 3833,2426 3838,2426 3833,2426 3842,2426 3838,2426 3825,2426 3812,2421 3779,2417 3733,2404 3671,2396 3591,2379 3495,2363 3382,2350 3266,2334 3132,2317 2994,2300 2856,2288 2710,2275 2551,2254 2405,2242 2254,2225 2100,2208 1958,2192 1816,2179 1674,2167 1540,2150 1428,2137 1315,2129 1202,2121 1102,2108 1010,2100 931,2092 868,2087 818,2079 776,2075 747,2075 726,2071 718,2071 714,2071 710,2071 714,2071 730,2071 764,2075 810,2079 881,2083 960,2092 1060,2096 1173,2104 1307,2112 1440,2117 1582,2117 1724,2121 1879,2121 2025,2117 2171,2117 2321,2117 2463,2117 2610,2112 2748,2117 2877,2112 2998,2112 3124,2112 3232,2112 3341,2117 3441,2121 3524,2121 3612,2125 3675,2129 3737,2133 3787,2137 3833,2146 3863,2150 3892,2150 3909,2154 3917,2154 3929,2154 3934,2154 3929,2154 3925,2154 3913,2154 3913,2150 3909,2150 3913,2150 3904,2150 3888,2146 3883,2142 3854,2129 3821,2112 3779,2083 3733,2058 3679,2025 3629,1987 3579,1945 3524,1899 3474,1845 3428,1795 3387,1737 3345,1678 3303,1611 3266,1540 3236,1457 3203,1378 3170,1294 3145,1206 3124,1114 3103,1023 3086,927 3074,839 3061,756 3053,680 3044,609 3036,551 3032,497 3028,455 3032,421 3028,396 3032,380 3032,367 3036,359 3040,355 3044,355 3044,359 3044,363 3049,367 3040,371 3044,384 3044,392 3049,413 3049,447 3053,488 3057,538 3053,601 3053,676 3053,756 3049,843 3040,935 3028,1023 3019,1119 3003,1211 2994,1302 2990,1390 2978,1478 2965,1566 2952,1649 2944,1728 2936,1803 2932,1870 2927,1941 2919,1999 2915,2058 2911,2108 2915,2150 2919,2192 2923,2225 2923,2250 2927,2271 2932,2288 2940,2296 2944,2304 2936,2304 2936,2300 2932,2296 2927,2288 2927,2283 2936,2271 2936,2250 2940,2217 2948,2171 2952,2117 2969,2046 2982,1971 2990,1874 2998,1770 3007,1657 3007,1540 3003,1419 2994,1298 2978,1169 2961,1035 2936,906 2902,776 2869,655 2836,542 2806,438 2777,351 2744,271 2710,205 2685,150 2669,112 2652,83 2639,62 2627,50 2610,42 2606,37 2602,37 2598,42 2585,46 2573,58 2555,75 2534,96 2505,125 2471,158">
          <text:p/>
        </draw:polyline>
        <draw:polyline draw:style-name="gr2" draw:text-style-name="P1" draw:layer="layout" svg:width="0.71cm" svg:height="3.248cm" svg:x="28.271cm" svg:y="14.967cm" svg:viewBox="0 0 711 3249" draw:points="268,3249 263,3236 259,3220 255,3199 251,3170 247,3141 238,3103 234,3061 234,3020 238,2973 234,2923 230,2860 230,2801 226,2739 222,2672 209,2601 201,2526 188,2446 180,2359 167,2259 155,2158 142,2054 126,1945 117,1833 101,1728 84,1620 67,1524 55,1436 42,1361 30,1294 21,1240 21,1190 17,1152 13,1123 13,1098 9,1081 5,1073 5,1069 5,1064 0,1064 0,1069 0,1073 5,1081 9,1085 13,1094 13,1102 17,1123 25,1144 34,1181 46,1223 59,1273 80,1328 105,1394 130,1465 155,1540 180,1620 205,1699 230,1779 251,1854 276,1933 305,2012 330,2096 372,2175 401,2246 435,2313 469,2380 511,2438 540,2496 577,2547 603,2597 628,2639 657,2676 678,2705 690,2726 699,2743 707,2755 707,2764 707,2768 711,2768 703,2764 699,2764 694,2760 690,2755 690,2751 686,2747 678,2743 674,2735 669,2726 661,2705 648,2676 628,2634 603,2580 577,2517 557,2438 519,2350 486,2250 448,2142 414,2025 380,1904 347,1782 318,1653 280,1524 251,1390 226,1265 209,1144 197,1027 188,923 176,814 172,722 180,639 184,559 188,493 192,434 201,380 213,334 222,292 234,255 238,225 255,192 276,167 297,142 313,121 334,100 359,79 384,63 401,50 418,38 422,29 435,21 443,16 452,13 461,8 461,4 456,0">
          <text:p/>
        </draw:polyline>
        <draw:polyline draw:style-name="gr2" draw:text-style-name="P1" draw:layer="layout" svg:width="3.916cm" svg:height="2.977cm" svg:x="26.693cm" svg:y="10.842cm" svg:viewBox="0 0 3917 2978" draw:points="0,417 13,392 29,363 42,330 55,296 71,254 88,217 100,184 105,159 109,133 109,117 109,104 105,92 100,83 96,75 92,71 84,71 84,75 84,79 84,88 92,96 92,104 92,117 100,133 109,150 117,179 138,213 155,254 163,309 188,363 205,430 226,505 242,584 259,668 272,760 284,860 297,960 301,1060 318,1165 322,1269 326,1373 326,1482 326,1582 326,1687 326,1783 318,1879 309,1970 301,2058 293,2146 288,2221 276,2292 259,2355 251,2417 242,2472 230,2522 222,2564 217,2602 209,2631 205,2656 201,2673 196,2685 201,2694 196,2698 192,2698 188,2698 188,2694 188,2690 180,2690 184,2685 184,2681 184,2677 184,2673 184,2669 184,2660 188,2652 192,2640 196,2623 209,2594 226,2556 247,2509 272,2455 305,2388 334,2317 372,2234 405,2146 439,2054 472,1958 514,1858 551,1753 581,1649 618,1545 652,1444 693,1344 731,1248 760,1152 781,1060 806,973 835,889 856,814 877,743 894,676 906,618 919,568 935,526 948,488 960,459 973,434 981,413 990,397 994,388 998,380 998,376 994,376 994,380 990,384 990,392 990,397 990,405 990,413 994,422 994,443 990,472 986,509 977,555 969,614 956,681 940,752 919,831 889,914 860,994 831,1073 802,1152 764,1232 731,1315 693,1394 647,1478 618,1562 576,1645 543,1733 510,1812 480,1899 451,1979 426,2054 401,2129 384,2200 368,2271 351,2334 338,2392 326,2447 313,2492 305,2538 297,2577 288,2606 284,2631 280,2648 280,2660 276,2665 272,2673 272,2669 267,2665 267,2656 272,2652 272,2644 272,2635 272,2623 276,2602 280,2573 284,2534 297,2484 305,2425 313,2355 326,2271 338,2179 351,2079 363,1970 372,1858 384,1737 397,1612 409,1482 426,1353 434,1219 447,1085 451,952 464,827 476,710 476,601 485,497 493,405 501,326 510,263 518,209 518,159 526,121 535,88 547,63 551,42 551,25 551,12 556,4 560,0 547,4 551,8 551,12 551,17 551,25 551,33 551,42 556,54 556,71 556,100 560,133 560,179 564,229 568,292 572,363 568,455 572,543 568,639 556,739 539,843 522,952 505,1064 485,1177 459,1294 439,1407 422,1520 401,1628 389,1737 368,1841 363,1941 355,2037 355,2129 355,2213 355,2288 359,2359 372,2425 380,2480 380,2530 389,2569 393,2602 397,2627 401,2644 405,2656 405,2660 409,2669 414,2669 414,2665 409,2656 401,2652 397,2648 397,2644 397,2640 393,2635 393,2631 393,2627 393,2623 397,2619 401,2615 401,2610 401,2606 405,2606 409,2606 422,2606 439,2602 459,2602 489,2598 526,2594 572,2594 622,2589 689,2585 752,2585 823,2589 898,2594 973,2602 1052,2615 1132,2627 1228,2640 1315,2652 1403,2669 1495,2690 1591,2706 1691,2723 1791,2740 1887,2756 1992,2781 2084,2798 2184,2815 2271,2831 2351,2844 2434,2861 2505,2878 2572,2890 2622,2903 2682,2915 2727,2928 2769,2940 2807,2949 2836,2957 2857,2965 2869,2974 2882,2974 2894,2978 2899,2978 2899,2974 2890,2974 2886,2974 2886,2969 2878,2969 2865,2965 2844,2953 2815,2940 2773,2924 2719,2898 2651,2873 2568,2840 2476,2798 2380,2756 2280,2710 2175,2669 2075,2623 1971,2569 1866,2518 1770,2472 1674,2422 1574,2371 1486,2330 1407,2292 1324,2254 1261,2221 1207,2196 1153,2175 1119,2163 1098,2150 1069,2142 1061,2138 1061,2133 1056,2133 1061,2138 1069,2142 1073,2142 1077,2142 1094,2146 1123,2154 1165,2167 1223,2179 1290,2196 1374,2221 1470,2242 1578,2263 1695,2288 1808,2317 1925,2338 2046,2359 2175,2375 2288,2400 2409,2417 2526,2434 2647,2447 2761,2467 2869,2484 2970,2501 3074,2513 3178,2530 3270,2551 3358,2569 3437,2585 3516,2602 3587,2623 3650,2644 3713,2660 3763,2677 3805,2694 3838,2710 3863,2723 3888,2731 3905,2736 3913,2744 3917,2748 3913,2752 3905,2756 3892,2765 3871,2773 3850,2786 3821,2798 3788,2811 3746,2823 3700,2836 3658,2848 3612,2857 3567,2861 3529,2861 3483,2861 3454,2853 3420,2848 3395,2844 3370,2836 3345,2828 3324,2815 3308,2798 3291,2777 3266,2752 3241,2719 3224,2677 3203,2627 3191,2573 3178,2505 3166,2434 3157,2355 3153,2271 3170,2179 3178,2083 3187,1979 3203,1866 3220,1749 3245,1628 3270,1503 3299,1378 3320,1252 3345,1131 3383,1010 3416,889 3445,777 3475,676 3500,589 3525,513 3546,443 3571,388 3583,347 3592,309 3604,280 3612,263 3621,246 3625,234 3625,226 3629,226 3633,221 3629,226 3633,226 3629,229 3629,234 3629,242 3629,246 3629,254 3629,271 3629,296 3629,330 3633,372 3633,426 3633,493 3629,564 3625,651 3617,739 3608,831 3596,923 3583,1019 3567,1111 3546,1207 3525,1303 3504,1403 3483,1499 3458,1590 3433,1683 3395,1766 3375,1849 3354,1925 3333,1992 3308,2058 3287,2117 3270,2171 3253,2217 3241,2259 3228,2292 3216,2321 3203,2346 3203,2359 3191,2371 3187,2380 3182,2380 3182,2384 3178,2380 3174,2375 3174,2371 3182,2363 3182,2359 3182,2350 3182,2334 3178,2304 3191,2267 3191,2217 3191,2158 3195,2088 3203,2004 3212,1912 3220,1812 3237,1712 3245,1603 3258,1499 3270,1390 3283,1278 3299,1169 3312,1069 3324,968 3337,877 3345,797 3354,726 3370,668 3379,618 3379,580 3387,551 3391,530 3383,518 3383,509 3383,505 3383,501 3400,501 3400,505 3404,509 3404,513 3404,518 3404,526 3387,538 3379,559 3362,589 3337,626">
          <text:p/>
        </draw:polyline>
        <draw:polyline draw:style-name="gr2" draw:text-style-name="P1" draw:layer="layout" svg:width="0.689cm" svg:height="2.922cm" svg:x="28.568cm" svg:y="10.688cm" svg:viewBox="0 0 690 2923" draw:points="384,2923 376,2910 363,2898 346,2881 330,2864 309,2848 288,2823 271,2802 254,2777 234,2756 221,2731 209,2702 192,2668 183,2635 167,2593 154,2547 138,2497 125,2442 108,2379 96,2312 79,2237 62,2149 50,2058 37,1962 25,1862 21,1753 12,1648 4,1536 0,1427 0,1327 8,1227 12,1135 12,1052 16,976 21,906 33,851 41,805 46,768 50,738 58,713 62,697 71,680 75,672 67,663 71,659 75,659 71,659 71,663 71,667 71,676 75,684 87,701 100,726 121,763 142,813 167,864 196,926 229,997 259,1077 292,1160 317,1248 342,1331 367,1415 388,1498 405,1582 421,1661 434,1741 451,1824 463,1899 471,1970 480,2037 488,2095 509,2149 513,2200 522,2237 526,2271 530,2296 530,2312 534,2329 534,2333 526,2337 517,2329 517,2325 517,2321 517,2317 513,2308 509,2304 509,2300 509,2283 513,2258 505,2221 501,2171 492,2108 484,2037 480,1953 471,1857 463,1757 455,1644 451,1536 446,1423 442,1311 438,1193 438,1072 438,960 438,851 438,755 438,667 438,588 446,513 455,450 459,396 467,342 476,296 484,254 497,217 513,183 522,158 530,133 542,112 551,96 568,79 580,62 597,50 609,37 622,29 634,16 651,12 659,3 668,0 677,0 685,0 690,0">
          <text:p/>
        </draw:polyline>
        <draw:polyline draw:style-name="gr2" draw:text-style-name="P1" draw:layer="layout" svg:width="4.416cm" svg:height="3.019cm" svg:x="27.178cm" svg:y="6.834cm" svg:viewBox="0 0 4417 3020" draw:points="496,1216 484,1199 471,1187 459,1174 446,1162 430,1149 417,1132 396,1120 384,1107 371,1099 363,1086 354,1078 346,1070 342,1061 334,1053 325,1045 321,1045 321,1040 321,1045 317,1045 317,1049 334,1053 334,1057 342,1066 354,1074 371,1082 400,1099 442,1116 480,1141 530,1170 601,1203 672,1237 755,1279 847,1320 947,1370 1039,1420 1143,1475 1252,1533 1365,1596 1482,1654 1604,1721 1725,1800 1846,1871 1971,1951 2100,2030 2226,2109 2359,2189 2480,2272 2606,2347 2731,2418 2844,2489 2956,2552 3061,2610 3157,2669 3253,2719 3324,2765 3390,2807 3449,2844 3503,2886 3545,2915 3574,2940 3603,2965 3620,2982 3645,2995 3654,3007 3670,3011 3674,3015 3674,3020 3679,3020 3679,3015 3674,3015 3670,3011 3654,3007 3628,2999 3591,2982 3549,2965 3491,2940 3420,2902 3336,2865 3244,2819 3136,2769 3027,2711 2915,2648 2802,2581 2681,2510 2556,2431 2434,2351 2313,2264 2188,2172 2071,2084 1954,1988 1833,1896 1712,1805 1600,1709 1482,1625 1369,1541 1256,1458 1139,1383 1035,1312 935,1237 834,1174 738,1111 638,1053 551,995 471,940 400,894 329,849 263,807 204,765 154,731 129,705 96,680 66,660 45,647 33,639 16,626 12,622 8,622 0,618 0,622 4,622 4,626 12,630 20,639 37,647 62,660 104,680 154,705 221,740 292,778 379,815 471,861 567,907 672,953 772,999 885,1045 993,1095 1114,1145 1231,1195 1352,1249 1477,1308 1608,1362 1737,1420 1862,1479 1996,1541 2121,1604 2251,1662 2380,1729 2497,1796 2614,1859 2735,1926 2844,1988 2940,2047 3027,2105 3111,2160 3186,2205 3253,2251 3307,2289 3353,2322 3390,2360 3428,2385 3453,2410 3474,2431 3495,2443 3507,2456 3516,2464 3524,2472 3520,2472 3520,2477 3524,2477 3520,2472 3520,2469 3516,2469 3516,2464 3516,2460 3520,2460 3520,2456 3516,2456 3507,2456 3507,2452 3503,2452 3512,2452 3512,2456 3507,2460 3503,2460 3503,2464 3503,2469 3507,2469 3503,2469 3512,2472 3512,2477 3512,2481 3516,2494 3512,2510 3516,2531 3516,2548 3516,2565 3520,2585 3520,2602 3524,2615 3524,2619 3528,2623 3537,2623 3541,2619 3537,2619 3537,2615 3537,2610 3528,2606 3532,2606 3532,2598 3545,2585 3557,2569 3578,2544 3603,2514 3637,2472 3674,2427 3712,2368 3750,2306 3787,2235 3825,2164 3850,2084 3883,2001 3908,1913 3937,1817 3954,1721 3979,1621 4000,1521 4029,1408 4054,1304 4079,1199 4104,1095 4129,995 4163,899 4188,815 4213,736 4242,664 4271,601 4288,547 4309,505 4330,468 4347,438 4363,413 4380,393 4388,380 4397,372 4409,367 4413,363 4409,363 4413,363 4417,363 4417,367 4413,372 4413,376 4413,380 4409,388 4409,397 4405,413 4392,443 4384,476 4367,522 4355,576 4330,639 4305,710 4276,786 4246,861 4213,936 4180,1007 4146,1074 4100,1145 4063,1207 4021,1274 3971,1333 3929,1387 3891,1441 3850,1496 3808,1546 3770,1592 3741,1634 3708,1671 3683,1704 3658,1734 3637,1763 3624,1784 3608,1800 3595,1813 3587,1821 3574,1830 3570,1834 3566,1838 3562,1838 3562,1834 3566,1830 3574,1825 3574,1821 3574,1817 3574,1813 3574,1809 3570,1805 3574,1800 3570,1780 3587,1750 3603,1709 3628,1659 3654,1600 3687,1529 3729,1450 3766,1358 3812,1266 3854,1174 3896,1078 3933,978 3975,874 4013,765 4046,664 4092,568 4121,476 4146,393 4175,322 4196,255 4217,200 4234,154 4255,113 4259,79 4267,50 4276,29 4280,17 4292,4 4296,0 4296,4 4301,4 4301,8 4301,13 4305,17 4305,25 4305,29 4305,42 4301,63 4301,96 4292,134 4288,184 4271,238 4259,305 4238,376 4213,451 4192,522 4159,593 4121,664 4075,731 4038,803 3996,865 3950,928 3912,986 3866,1045 3833,1099 3800,1149 3775,1195 3750,1237 3724,1279 3704,1312 3691,1341 3674,1366 3666,1387 3662,1404 3658,1412 3658,1420 3658,1425 3662,1425 3662,1420 3662,1416 3658,1416 3662,1412 3662,1408 3662,1404 3666,1400 3666,1395 3670,1391 3674,1375 3683,1345 3708,1312 3733,1270 3766,1220 3804,1162 3850,1095 3896,1024 3946,953 3992,886 4029,824 4063,761 4092,697 4117,643 4129,589 4142,543 4150,497 4150,459 4150,418 4142,384 4125,351 4109,317 4092,288">
          <text:p/>
        </draw:polyline>
        <draw:polyline draw:style-name="gr2" draw:text-style-name="P1" draw:layer="layout" svg:width="2.075cm" svg:height="1.837cm" svg:x="36.646cm" svg:y="17.981cm" svg:viewBox="0 0 2076 1838" draw:points="626,652 622,652 618,652 614,652 610,652 605,656 601,656 597,660 597,664 597,668 593,672 593,677 593,685 593,689 593,697 589,706 589,722 585,739 580,760 580,789 576,823 572,860 572,902 576,952 580,998 589,1052 601,1102 614,1152 626,1207 643,1257 656,1304 676,1350 697,1395 718,1437 743,1479 772,1521 797,1554 835,1592 868,1621 902,1654 940,1679 985,1705 1027,1725 1069,1738 1123,1750 1182,1755 1240,1750 1311,1738 1378,1717 1445,1688 1516,1650 1586,1604 1657,1554 1725,1500 1792,1437 1850,1379 1905,1316 1951,1248 1988,1186 2022,1123 2047,1061 2059,1002 2072,948 2076,894 2076,839 2068,789 2059,735 2051,689 2030,639 2009,589 1984,539 1947,493 1909,447 1859,405 1813,368 1754,334 1703,305 1649,276 1586,259 1528,247 1474,242 1424,238 1365,242 1311,251 1257,259 1202,276 1144,292 1090,313 1035,338 977,368 918,401 856,434 793,472 735,510 676,547 626,585 568,626 518,660 480,697 442,731 413,764 384,798 355,831 334,860 313,894 305,931 301,964 292,1002 284,1036 284,1073 288,1107 280,1144 288,1182 301,1215 305,1253 321,1290 342,1329 372,1370 401,1404 438,1442 472,1479 509,1517 547,1554 589,1592 639,1625 689,1663 747,1696 802,1725 864,1750 927,1772 985,1792 1052,1809 1111,1822 1173,1830 1227,1834 1282,1838 1348,1830 1403,1822 1461,1805 1511,1788 1557,1763 1599,1734 1637,1696 1674,1659 1703,1617 1729,1571 1754,1521 1779,1467 1792,1412 1796,1350 1804,1286 1800,1215 1792,1144 1775,1065 1754,986 1720,902 1678,823 1637,743 1591,664 1536,589 1486,518 1428,451 1370,393 1307,338 1252,288 1202,238 1144,196 1090,159 1031,126 977,100 923,75 868,55 810,33 751,21 693,13 639,5 585,0 535,0 489,5 438,8 397,21 355,33 313,50 276,71 242,92 205,121 171,151 142,184 113,217 92,259 71,297 54,342 29,388 17,434 9,480 4,531 4,576 0,626 9,681 21,731 37,785 59,843 79,894 109,948 142,1002 184,1052 221,1102 267,1148 313,1190 363,1232 413,1273 463,1312 509,1345 560,1379 605,1408 651,1437 701,1462 756,1479 806,1504 864,1517 918,1529 973,1533 1035,1538 1086,1533 1136,1525 1186,1513 1240,1492 1290,1467 1336,1437 1382,1400 1420,1358 1474,1308 1511,1257 1545,1198 1570,1132 1599,1069 1616,1002 1628,936 1632,864 1624,793 1607,727 1595,660 1578,601 1557,547 1532,493 1503,451 1478,413 1445,388 1424,363 1390,347 1361,334 1319,326 1290,326 1257,326 1223,334 1186,342 1152,363 1111,388 1065,413 1031,447 981,485 931,531 881,581 835,631 777,681 731,735 689,793 647,848 614,902 580,956 547,1011 522,1061 509,1107 489,1144 472,1186 459,1219 438,1244">
          <text:p/>
        </draw:polyline>
        <draw:polyline draw:style-name="gr2" draw:text-style-name="P1" draw:layer="layout" svg:width="2.818cm" svg:height="1.658cm" svg:x="35.845cm" svg:y="13.948cm" svg:viewBox="0 0 2819 1659" draw:points="112,0 108,0 104,4 96,8 91,13 83,17 75,21 70,25 66,29 66,33 62,33 62,38 58,42 58,46 54,46 54,50 54,54 54,59 50,63 50,67 50,71 45,79 45,88 45,96 45,109 41,121 41,139 37,151 37,172 33,193 29,214 16,239 16,268 12,302 8,339 0,377 0,419 0,465 0,506 8,552 12,602 16,648 20,698 29,749 41,799 45,849 54,895 58,945 54,995 62,1041 75,1091 83,1137 87,1179 96,1220 104,1266 112,1304 133,1341 141,1375 150,1404 158,1433 166,1463 183,1488 191,1508 196,1529 200,1546 208,1563 212,1571 212,1579 217,1584 221,1588 217,1588 217,1584 204,1584 204,1579 212,1579 212,1575 208,1575 208,1571 204,1567 212,1567 217,1567 217,1563 212,1563 217,1563 221,1563 221,1558 212,1558 208,1554 212,1550 225,1546 242,1542 271,1533 300,1525 333,1517 375,1504 425,1491 467,1483 509,1471 559,1458 605,1446 659,1433 705,1421 759,1412 818,1400 893,1387 951,1375 1022,1362 1102,1345 1181,1337 1268,1325 1361,1308 1452,1295 1540,1279 1644,1266 1736,1254 1828,1237 1916,1224 2008,1208 2095,1191 2174,1179 2267,1162 2347,1149 2422,1137 2497,1124 2564,1112 2618,1099 2668,1091 2718,1083 2743,1078 2764,1074 2781,1070 2793,1066 2802,1066 2810,1066 2819,1066 2814,1066 2806,1066 2802,1066 2802,1070 2806,1070 2798,1070 2785,1078 2756,1083 2718,1095 2660,1108 2593,1124 2510,1145 2418,1166 2318,1187 2209,1204 2099,1229 1978,1249 1866,1270 1749,1287 1628,1304 1519,1320 1398,1341 1281,1362 1168,1379 1072,1400 972,1412 876,1433 780,1450 692,1471 605,1488 530,1504 463,1521 396,1533 346,1550 292,1567 246,1579 208,1592 187,1604 162,1617 141,1625 125,1634 104,1642 91,1646 87,1650 83,1654 79,1654 75,1654 75,1659 62,1659 66,1659 62,1659 62,1654 75,1654 75,1650 87,1650 91,1646 104,1642 116,1634 129,1621 146,1609 166,1588 183,1567 204,1538">
          <text:p/>
        </draw:polyline>
        <draw:polyline draw:style-name="gr2" draw:text-style-name="P1" draw:layer="layout" svg:width="3.557cm" svg:height="2.834cm" svg:x="35.218cm" svg:y="13.289cm" svg:viewBox="0 0 3558 2835" draw:points="2752,1682 2790,1669 2836,1653 2882,1632 2940,1611 3007,1590 3078,1565 3145,1540 3203,1523 3253,1507 3303,1490 3353,1473 3391,1457 3433,1444 3462,1427 3491,1415 3512,1402 3529,1394 3541,1386 3554,1377 3558,1373 3558,1369 3558,1373 3554,1373 3550,1373 3546,1373 3533,1377 3512,1381 3479,1390 3437,1398 3383,1411 3303,1423 3216,1432 3128,1448 3024,1469 2911,1486 2790,1502 2669,1523 2531,1540 2402,1561 2256,1582 2109,1607 1971,1628 1820,1657 1674,1691 1537,1724 1395,1757 1265,1786 1144,1824 1032,1857 919,1895 814,1928 723,1966 635,1991 560,2024 493,2058 426,2083 363,2108 313,2133 272,2154 238,2171 205,2187 176,2200 151,2212 126,2225 109,2233 96,2242 84,2250 67,2254 67,2258 63,2258 59,2262 63,2262 67,2262 67,2267 63,2267 67,2267 63,2267 67,2267 67,2271 67,2275 59,2279 63,2275 63,2271 71,2271 71,2267 67,2267 67,2262 67,2258 63,2254 63,2250 63,2246 63,2242 55,2225 59,2208 63,2179 67,2141 76,2099 79,2049 84,1991 88,1928 104,1862 104,1795 109,1728 117,1653 117,1578 113,1494 113,1411 109,1314 104,1223 101,1123 101,1022 88,922 84,826 79,730 76,634 67,551 59,471 50,400 42,333 21,275 17,225 13,179 4,141 4,104 4,75 0,54 0,37 17,25 21,16 21,8 21,4 17,0 13,0 17,4 13,4 4,4 4,8 9,12 9,16 9,20 9,29 9,33 13,41 21,58 21,79 34,116 42,158 59,208 76,262 96,329 117,400 134,480 163,559 192,647 230,738 263,830 301,922 330,1018 372,1118 409,1214 451,1306 489,1402 518,1490 560,1582 593,1674 635,1761 660,1849 689,1933 718,2020 739,2095 768,2171 793,2242 818,2309 835,2372 860,2426 877,2485 889,2530 906,2577 919,2618 931,2656 935,2689 935,2718 939,2748 952,2769 960,2789 960,2802 960,2814 960,2823 960,2827 969,2831 969,2835 965,2835 965,2831 960,2827 960,2823 956,2823 948,2819 948,2814 948,2810 948,2806 952,2802 948,2802 948,2798 948,2794 952,2789 948,2789 948,2785 948,2781 956,2777 965,2769 977,2756 1002,2739 1032,2714 1073,2685 1127,2652 1190,2610 1269,2560 1357,2518 1449,2468 1558,2414 1670,2359 1791,2301 1917,2246 2050,2187 2176,2137 2297,2083 2422,2033 2548,1983 2656,1941 2757,1899 2849,1862 2936,1828 3020,1803 3086,1778 3153,1757 3207,1736 3262,1719 3316,1707 3353,1694 3383,1691 3400,1682 3429,1682 3441,1678 3450,1678 3458,1682 3462,1682 3466,1686 3471,1686 3471,1691 3471,1694 3475,1703 3462,1719 3446,1741 3429,1761 3404,1786 3370,1816 3328,1845 3274,1878 3207,1907">
          <text:p/>
        </draw:polyline>
        <draw:polyline draw:style-name="gr2" draw:text-style-name="P1" draw:layer="layout" svg:width="1.098cm" svg:height="2.952cm" svg:x="36.529cm" svg:y="13.944cm" svg:viewBox="0 0 1099 2953" draw:points="33,125 38,121 33,121 29,117 25,113 21,113 21,108 17,108 13,108 8,108 4,113 0,117 4,117 4,121 0,121 0,125 8,129 8,133 8,142 13,150 17,171 25,200 29,238 38,284 58,338 79,401 96,472 134,547 163,626 201,706 243,785 281,873 323,956 364,1039 414,1127 456,1211 498,1303 540,1390 581,1474 619,1557 665,1641 707,1724 740,1808 778,1887 811,1958 844,2033 869,2100 895,2175 920,2242 945,2310 965,2372 986,2435 1003,2493 1020,2552 1036,2606 1053,2660 1058,2706 1066,2748 1074,2790 1083,2828 1086,2861 1086,2886 1091,2911 1091,2928 1099,2940 1095,2949 1095,2953 1091,2953 1095,2953 1095,2949 1086,2944 1091,2940 1086,2936 1086,2932 1083,2924 1074,2915 1066,2903 1049,2882 1028,2853 1003,2819 978,2777 949,2727 915,2665 878,2598 840,2519 803,2431 765,2335 723,2225 673,2108 632,1979 585,1841 544,1691 494,1541 444,1382 398,1219 352,1061 306,906 264,756 227,622 188,501 163,397 142,305 126,230 109,171 100,121 88,83 84,58 79,33 75,17 71,8 71,0 67,0 71,0 67,4 67,8 67,17 71,21 71,33 79,46 96,71 117,108 138,158 171,226 205,305 248,392 289,488 335,593 377,701 419,818 456,935 498,1044 531,1157 565,1269 598,1378 627,1482 665,1578 694,1666 723,1745 753,1820 778,1883 803,1941 828,1992 844,2033 861,2071 874,2100 886,2129">
          <text:p/>
        </draw:polyline>
        <draw:polyline draw:style-name="gr2" draw:text-style-name="P1" draw:layer="layout" svg:width="2.125cm" svg:height="2.485cm" svg:x="36.521cm" svg:y="17.747cm" svg:viewBox="0 0 2126 2486" draw:points="292,443 288,435 284,435 275,435 267,430 259,430 246,426 229,426 209,426 192,426 171,426 150,430 129,435 108,443 92,455 71,468 62,493 46,518 33,556 25,597 21,652 4,714 0,781 8,860 12,941 16,1024 29,1112 37,1199 50,1283 75,1371 92,1458 117,1538 137,1617 167,1696 192,1772 225,1847 259,1922 300,1989 342,2051 388,2114 442,2168 492,2227 559,2273 614,2314 681,2348 744,2381 807,2411 873,2436 940,2456 1015,2473 1082,2481 1157,2486 1232,2486 1303,2477 1378,2469 1449,2444 1529,2411 1600,2373 1667,2327 1733,2268 1796,2206 1859,2135 1917,2056 1967,1976 2009,1888 2042,1801 2072,1713 2097,1621 2117,1529 2126,1429 2126,1337 2117,1241 2105,1141 2084,1037 2047,924 2009,815 1963,706 1913,597 1854,493 1800,401 1742,318 1683,242 1637,184 1579,130 1533,88 1479,59 1433,34 1383,17 1333,5 1274,0 1224,0 1166,0 1103,13 1044,30 986,50 928,76 869,105 807,138 748,171 690,205 634,242 580,284 526,326 463,372 421,418 376,464 338,510 309,560 280,606 259,652 242,697">
          <text:p/>
        </draw:polyline>
        <draw:polyline draw:style-name="gr2" draw:text-style-name="P1" draw:layer="layout" svg:width="4.614cm" svg:height="3.294cm" svg:x="42.198cm" svg:y="26.703cm" svg:viewBox="0 0 4615 3295" draw:points="606,943 602,935 589,931 581,923 568,910 556,897 548,881 535,872 526,860 518,851 510,835 501,818 489,801 476,780 464,764 451,747 439,730 430,718 422,705 418,697 414,693 414,689 414,684 410,680 410,676 414,676 418,676 414,676 422,676 418,676 414,676 410,676 405,676 405,680 405,684 405,697 414,709 422,730 439,755 456,785 476,822 506,864 535,910 573,964 610,1018 644,1077 689,1135 735,1202 790,1269 848,1345 911,1420 981,1491 1057,1571 1136,1654 1215,1737 1316,1825 1407,1917 1499,2005 1595,2097 1680,2184 1772,2272 1859,2351 1947,2426 2010,2502 2076,2569 2135,2627 2193,2681 2248,2731 2285,2777 2327,2819 2360,2852 2398,2881 2436,2906 2465,2932 2486,2948 2502,2965 2527,2977 2544,2990 2552,2998 2561,3002 2561,3007 2561,3011 2565,3011 2569,3011 2561,3011 2552,3011 2552,3007 2548,3007 2544,3002 2552,3002 2548,3002 2548,2998 2540,2986 2527,2965 2502,2936 2469,2894 2427,2844 2381,2785 2318,2710 2252,2631 2181,2547 2110,2464 2034,2372 1955,2285 1868,2197 1780,2097 1692,2001 1600,1905 1504,1804 1407,1700 1311,1600 1224,1495 1136,1387 1049,1281 965,1173 886,1060 806,956 727,851 648,751 573,655 506,572 447,488 380,409 318,342 264,279 218,225 176,179 138,142 109,104 71,79 51,62 38,46 25,33 17,25 13,17 9,8 9,4 9,0 5,0 0,0 5,0 5,4 9,8 5,8 5,12 9,17 21,29 42,58 71,96 118,150 172,209 234,275 309,355 401,447 497,543 589,634 689,726 794,830 906,935 1011,1052 1128,1165 1245,1277 1370,1399 1495,1516 1616,1637 1738,1754 1863,1867 1984,1984 2097,2097 2202,2205 2310,2318 2406,2418 2494,2518 2536,2569 2577,2619 2619,2669 2657,2719 2698,2765 2736,2815 2778,2861 2815,2911 2849,2952 2882,2994 2903,3032 2928,3069 2953,3103 2978,3136 2999,3161 3020,3190 3037,3211 3053,3232 3066,3249 3070,3261 3078,3274 3083,3282 3083,3286 3083,3291 3087,3291 3087,3295 3083,3295 3087,3295 3083,3295 3087,3295 3091,3295 3087,3295 3091,3291 3095,3291 3095,3286 3099,3282 3099,3278 3103,3266 3116,3245 3124,3216 3141,3186 3158,3149 3183,3103 3208,3053 3233,2994 3266,2919 3304,2844 3337,2756 3383,2660 3429,2552 3475,2439 3525,2318 3579,2197 3634,2071 3688,1950 3738,1829 3792,1708 3842,1591 3888,1470 3938,1357 3989,1248 4030,1144 4084,1048 4130,956 4172,876 4214,801 4251,734 4285,672 4323,613 4356,563 4385,518 4419,476 4444,442 4469,409 4498,380 4519,355 4540,334 4556,317 4569,300 4581,288 4590,279 4598,271 4602,263 4606,259 4610,259 4610,254 4615,254 4610,259 4606,263 4602,267 4598,275 4585,292 4573,309 4556,338 4531,367 4510,405 4477,447 4448,492 4414,543 4377,601 4335,664 4289,730 4243,805 4193,881 4135,960 4080,1039 4018,1123 3959,1202 3901,1281 3842,1362 3784,1437 3725,1508 3667,1579 3604,1646 3546,1712 3488,1775 3433,1834 3379,1888 3325,1942 3274,1996 3220,2042 3170,2092 3124,2134 3083,2176 2999,2251 2928,2314 2874,2364 2828,2406 2782,2435 2753,2460 2732,2472 2728,2476 2723,2481 2719,2485 2715,2489 2711,2489 2707,2489 2711,2485 2711,2481 2707,2481 2707,2476 2707,2472 2711,2472 2711,2468 2715,2464 2715,2460 2715,2456 2723,2443 2732,2431 2740,2414 2753,2393 2765,2368 2782,2339 2807,2305 2828,2264 2857,2218 2891,2164 2928,2101 2970,2034 3016,1963 3062,1888 3116,1804 3170,1725 3229,1637 3287,1545 3342,1462 3400,1379 3458,1294 3513,1215 3571,1139 3625,1069 3671,1002 3717,943 3759,885 3797,839 3830,793 3859,755 3880,722 3905,697 3922,672 3938,655 3951,639 3963,630 3972,622 3976,618 3976,613 3976,618 3972,626 3963,639 3951,659 3934,684 3918,718 3897,755 3868,801 3838,860 3805,914 3767,977 3721,1044 3679,1114 3634,1190 3579,1269 3529,1354 3475,1437 3425,1520 3370,1600 3325,1675 3274,1746 3233,1809 3187,1871 3145,1925 3112,1976 3074,2017 3045,2059">
          <text:p/>
        </draw:polyline>
        <draw:polyline draw:style-name="gr2" draw:text-style-name="P1" draw:layer="layout" svg:width="3.032cm" svg:height="4.075cm" svg:x="45.755cm" svg:y="20.524cm" svg:viewBox="0 0 3033 4076" draw:points="848,726 848,722 844,718 844,710 844,705 844,701 844,697 844,693 844,684 844,680 844,676 844,672 844,664 844,659 844,655 844,651 840,651 836,651 836,655 831,659 831,664 827,668 823,676 815,689 810,705 806,722 798,747 790,776 781,806 768,843 760,885 748,931 735,977 718,1031 702,1089 685,1148 668,1210 647,1277 627,1340 610,1407 585,1469 560,1536 531,1599 506,1661 481,1724 456,1782 431,1841 401,1900 376,1955 351,2005 322,2055 297,2105 268,2151 247,2193 222,2234 201,2276 180,2310 155,2343 142,2372 121,2401 105,2431 92,2456 76,2477 67,2497 55,2514 46,2531 38,2543 30,2552 26,2564 21,2573 17,2577 9,2581 5,2589 5,2593 0,2593 5,2593 5,2589 5,2585 9,2585 9,2581 13,2581 13,2577 9,2577 13,2577 13,2581 26,2585 38,2602 63,2618 84,2639 113,2660 147,2689 189,2719 234,2752 289,2790 343,2831 405,2882 472,2932 547,2986 622,3040 710,3107 798,3169 886,3228 973,3287 1065,3345 1148,3399 1241,3453 1325,3508 1408,3558 1492,3612 1567,3662 1646,3704 1717,3746 1784,3792 1838,3829 1901,3863 1951,3892 1997,3921 2047,3946 2080,3971 2105,3992 2135,4009 2160,4026 2177,4038 2193,4051 2202,4059 2210,4063 2223,4067 2231,4071 2235,4071 2243,4076 2248,4076 2243,4076 2248,4076 2243,4076 2243,4071 2248,4071 2252,4067 2252,4063 2256,4063 2252,4059 2252,4055 2256,4055 2260,4046 2264,4034 2268,4009 2273,3984 2277,3950 2281,3908 2289,3863 2293,3804 2302,3742 2314,3671 2327,3587 2348,3495 2360,3391 2377,3274 2398,3149 2414,3015 2435,2869 2456,2723 2481,2577 2502,2431 2527,2276 2548,2117 2569,1963 2590,1807 2603,1653 2619,1507 2636,1369 2644,1231 2665,1106 2682,989 2694,881 2707,780 2715,689 2728,605 2740,530 2749,459 2757,396 2769,346 2782,300 2790,259 2807,221 2811,188 2824,159 2832,133 2840,113 2849,91 2857,75 2853,63 2865,46 2870,37 2878,25 2882,16 2886,12 2890,4 2895,0 2899,0 2903,0 2907,4 2911,12 2920,25 2940,37 2953,54 2966,75 2978,96 2991,125 3003,154 3016,196 3033,234">
          <text:p/>
        </draw:polyline>
        <draw:polyline draw:style-name="gr2" draw:text-style-name="P1" draw:layer="layout" svg:width="1.377cm" svg:height="3.026cm" svg:x="46.382cm" svg:y="21.121cm" svg:viewBox="0 0 1378 3027" draw:points="0,3027 0,3019 0,3015 0,3007 0,2994 4,2986 4,2969 4,2952 8,2932 12,2906 16,2877 25,2844 33,2806 41,2760 54,2710 71,2652 83,2589 96,2522 116,2443 129,2360 154,2268 179,2167 209,2063 242,1950 275,1838 309,1717 342,1596 371,1478 405,1361 438,1248 467,1144 501,1044 530,952 555,868 584,789 613,722 634,664 651,613 664,576 680,547 689,526 697,509 701,497 705,488 705,484 714,480 718,480 714,484 709,488 709,492 705,501 697,509 689,526 680,547 668,568 659,597 647,630 630,668 613,709 597,755 576,810 555,868 534,935 509,1006 484,1077 459,1156 434,1240 405,1319 380,1403 355,1490 334,1570 313,1654 292,1738 271,1817 259,1892 246,1967 234,2038 221,2105 213,2164 204,2222 192,2272 188,2318 183,2360 179,2397 175,2431 171,2456 171,2476 171,2493 175,2510 175,2518 175,2522 171,2527 171,2531 171,2527 171,2522 175,2514 179,2506 183,2489 192,2464 204,2435 217,2401 229,2364 242,2318 263,2255 284,2193 309,2122 338,2038 371,1946 413,1846 455,1734 513,1616 563,1494 618,1369 672,1244 730,1123 789,1002 843,885 906,768 960,659 1014,559 1064,467 1114,384 1157,309 1195,242 1228,188 1266,142 1295,104 1316,75 1332,54 1345,37 1353,21 1362,12 1366,4 1370,4 1374,0 1378,0 1378,4 1378,8 1374,17 1370,29 1357,46 1341,67 1328,92 1307,121">
          <text:p/>
        </draw:polyline>
        <draw:polyline draw:style-name="gr2" draw:text-style-name="P1" draw:layer="layout" svg:width="2.976cm" svg:height="2.764cm" svg:x="45.714cm" svg:y="21.108cm" svg:viewBox="0 0 2977 2765" draw:points="338,226 338,213 342,201 346,188 351,171 355,159 355,142 359,126 363,109 367,92 371,80 376,63 380,46 384,34 388,21 388,13 388,8 388,5 388,0 388,5 388,8 392,17 388,30 384,46 384,67 376,96 371,126 367,159 359,196 351,238 342,284 330,343 317,397 300,460 288,522 271,589 254,656 233,722 213,793 196,860 175,927 154,994 137,1061 121,1127 108,1190 92,1253 79,1311 67,1374 54,1428 46,1478 37,1524 29,1566 25,1608 16,1641 16,1675 12,1700 8,1725 8,1746 8,1762 8,1775 4,1783 4,1791 4,1800 4,1804 0,1804 0,1808 4,1808 4,1812 0,1812 0,1816 0,1821 4,1821 0,1821 4,1816 8,1816 12,1812 8,1816 16,1816 33,1825 50,1837 71,1850 100,1867 133,1883 171,1908 213,1933 267,1958 321,1988 384,2021 456,2054 535,2092 623,2138 715,2179 819,2226 928,2267 1040,2313 1153,2351 1270,2389 1387,2431 1504,2464 1612,2498 1733,2527 1846,2560 1955,2590 2059,2610 2163,2636 2255,2657 2343,2673 2426,2690 2493,2703 2556,2715 2614,2723 2660,2728 2706,2736 2739,2744 2769,2748 2794,2753 2815,2753 2827,2757 2840,2757 2848,2761 2856,2761 2852,2761 2856,2761 2852,2765 2860,2765 2860,2761 2860,2757 2860,2748 2856,2732 2852,2715 2848,2690 2844,2661 2835,2632 2827,2594 2823,2552 2815,2506 2810,2452 2806,2393 2802,2330 2798,2255 2798,2176 2798,2088 2798,1996 2802,1900 2806,1804 2815,1712 2823,1616 2831,1520 2840,1424 2860,1328 2873,1240 2890,1148 2902,1069 2919,994 2923,927 2931,868 2940,815 2944,773 2952,735 2961,702 2961,681 2965,660 2969,647 2973,635 2977,631 2969,626 2973,626 2973,631 2977,635 2973,639 2969,647 2961,660 2952,668 2936,681">
          <text:p/>
        </draw:polyline>
        <draw:polyline draw:style-name="gr2" draw:text-style-name="P1" draw:layer="layout" svg:width="0.555cm" svg:height="2.133cm" svg:x="46.373cm" svg:y="21.864cm" svg:viewBox="0 0 556 2134" draw:points="59,2134 55,2126 50,2122 46,2113 42,2109 38,2097 34,2088 29,2076 25,2063 21,2047 13,2030 9,2013 4,1992 0,1967 0,1942 0,1917 0,1888 0,1851 4,1817 9,1779 13,1738 21,1692 29,1646 42,1592 63,1537 80,1475 100,1412 125,1345 147,1274 176,1195 201,1116 230,1036 259,953 288,869 322,790 351,702 380,619 405,540 434,464 460,388 480,313 501,242 518,175 536,112 544,54 556,0">
          <text:p/>
        </draw:polyline>
        <draw:polyline draw:style-name="gr2" draw:text-style-name="P1" draw:layer="layout" svg:width="3.54cm" svg:height="4.092cm" svg:x="45.939cm" svg:y="13.422cm" svg:viewBox="0 0 3541 4093" draw:points="727,1884 722,1884 722,1888 718,1888 714,1892 714,1896 710,1896 710,1901 710,1905 710,1909 710,1913 706,1913 706,1917 706,1922 702,1922 702,1926 702,1930 697,1938 693,1942 689,1951 689,1959 685,1963 681,1972 677,1980 677,1992 672,2001 672,2009 668,2022 668,2034 664,2047 664,2064 664,2076 664,2093 664,2105 668,2122 672,2139 672,2155 677,2172 677,2189 681,2210 685,2231 689,2251 693,2272 702,2297 706,2318 714,2343 722,2368 731,2397 739,2422 743,2456 756,2481 768,2510 781,2544 798,2573 814,2606 831,2644 852,2677 873,2715 902,2748 927,2786 961,2827 994,2869 1031,2911 1069,2953 1115,2990 1165,3032 1211,3074 1261,3116 1315,3162 1374,3203 1436,3245 1495,3283 1557,3320 1624,3358 1691,3400 1758,3433 1824,3466 1893,3500 1955,3529 2022,3558 2084,3583 2143,3608 2205,3629 2268,3646 2318,3662 2372,3675 2427,3688 2481,3696 2523,3704 2565,3704 2606,3704 2644,3700 2690,3696 2727,3688 2761,3675 2794,3662 2832,3646 2865,3629 2894,3608 2919,3587 2953,3567 2982,3541 3015,3512 3036,3487 3066,3458 3095,3425 3120,3391 3145,3358 3161,3325 3187,3287 3212,3249 3228,3207 3245,3162 3266,3120 3278,3070 3291,3020 3303,2970 3312,2915 3316,2861 3320,2807 3324,2748 3324,2690 3324,2631 3320,2565 3312,2502 3308,2439 3291,2381 3282,2322 3270,2260 3253,2205 3241,2147 3224,2093 3207,2034 3195,1984 3170,1934 3157,1888 3141,1842 3120,1801 3099,1759 3078,1717 3061,1684 3040,1646 3028,1612 3003,1575 2982,1542 2957,1512 2936,1479 2911,1450 2890,1421 2861,1391 2844,1362 2815,1333 2786,1304 2756,1275 2727,1237 2698,1204 2661,1174 2627,1141 2590,1103 2556,1070 2523,1036 2485,1003 2447,961 2406,928 2364,889 2318,856 2276,823 2239,789 2197,756 2164,727 2126,693 2089,668 2059,643 2030,622 2001,601 1976,580 1951,564 1930,547 1913,534 1901,522 1888,509 1880,501 1876,493 1867,484 1859,476 1850,468 1841,464 1833,455 1824,447 1816,438 1808,434 1804,422 1795,413 1787,405 1779,401 1774,393 1770,388 1762,384 1754,376 1749,372 1745,368 1737,363 1737,359 1733,359 1733,355 1729,351 1724,351 1720,351 1720,355 1724,355 1720,355 1724,355 1724,359 1729,359 1733,363 1733,368 1729,372 1729,376 1729,384 1733,397 1733,413 1733,430 1733,455 1737,476 1737,505 1741,543 1745,580 1749,618 1758,664 1762,710 1766,760 1774,810 1791,869 1799,924 1812,982 1824,1041 1837,1099 1855,1157 1867,1216 1888,1275 1905,1333 1926,1387 1946,1441 1963,1496 1984,1546 2005,1604 2030,1650 2059,1700 2080,1746 2097,1788 2118,1830 2139,1867 2155,1905 2172,1938 2189,1967 2201,2001 2218,2026 2226,2051 2239,2076 2247,2097 2256,2118 2264,2135 2272,2151 2268,2168 2272,2185 2281,2197 2297,2210 2301,2226 2310,2239 2314,2247 2318,2260 2322,2268 2326,2281 2331,2289 2335,2293 2335,2301 2339,2306 2343,2310 2343,2314 2335,2318 2339,2322 2331,2322 2326,2326 2331,2326 2335,2326 2331,2326 2335,2326 2339,2322 2335,2322 2347,2322 2351,2322 2347,2322 2347,2318 2347,2314 2351,2314 2351,2310 2347,2301 2343,2293 2335,2281 2326,2264 2318,2247 2306,2226 2289,2201 2272,2172 2251,2135 2230,2097 2201,2051 2176,2001 2151,1942 2114,1880 2084,1817 2051,1746 2018,1675 1984,1600 1955,1517 1918,1437 1884,1354 1855,1270 1820,1191 1791,1103 1762,1024 1737,949 1712,877 1691,810 1674,743 1649,685 1633,626 1616,576 1603,530 1591,489 1582,455 1574,426 1574,401 1570,380 1566,363 1562,351 1562,338 1562,330 1562,322 1562,317 1553,313 1553,309 1553,305 1549,305 1553,309 1553,313 1549,313 1549,317 1553,326 1557,334 1562,351 1570,372 1582,397 1595,426 1612,459 1628,501 1649,547 1670,597 1691,655 1712,714 1737,777 1762,843 1791,915 1820,991 1850,1070 1884,1141 1913,1216 1943,1291 1972,1362 2001,1433 2030,1500 2059,1571 2084,1634 2109,1692 2139,1750 2168,1809 2193,1859 2222,1909 2247,1959 2268,2005 2289,2043 2301,2080 2322,2114 2335,2139 2347,2164 2360,2189 2372,2205 2381,2222 2389,2235 2393,2243 2397,2251 2402,2256 2402,2260 2402,2264 2410,2264 2406,2264 2402,2264 2406,2264 2397,2264 2397,2260 2397,2256 2397,2251 2406,2251 2410,2251 2410,2247 2414,2243 2410,2243 2414,2239 2410,2239 2410,2235 2410,2231 2402,2222 2397,2210 2397,2197 2393,2180 2385,2164 2368,2147 2360,2122 2356,2101 2343,2072 2331,2043 2314,2009 2297,1972 2281,1930 2260,1880 2239,1830 2214,1780 2193,1730 2160,1675 2130,1621 2101,1562 2076,1500 2043,1429 2014,1362 1976,1291 1938,1220 1905,1145 1876,1074 1845,1003 1816,936 1791,869 1770,806 1749,748 1733,689 1716,635 1703,585 1691,534 1683,493 1674,455 1674,422 1670,393 1674,363 1674,338 1678,313 1683,288 1691,267 1695,242 1703,222 1712,200 1720,180 1729,159 1737,142 1745,125 1749,109 1758,96 1762,79 1770,71 1783,59 1787,50 1791,42 1791,38 1795,34 1795,29 1795,25 1799,25 1799,21 1791,21 1787,21 1791,21 1783,21 1783,25 1787,25 1795,25 1804,25 1808,25 1816,29 1833,34 1859,38 1896,46 1930,59 1968,67 2009,84 2051,100 2114,121 2164,142 2218,163 2272,188 2331,213 2385,242 2452,276 2514,313 2577,347 2631,380 2681,418 2723,455 2761,493 2802,539 2844,576 2882,618 2915,655 2949,697 2986,739 3020,785 3057,827 3086,873 3116,920 3141,961 3170,1007 3195,1053 3220,1099 3245,1145 3270,1191 3295,1237 3316,1287 3333,1337 3349,1387 3366,1433 3375,1483 3391,1533 3403,1584 3416,1638 3433,1688 3441,1738 3450,1796 3458,1846 3462,1901 3466,1951 3475,2001 3475,2051 3475,2101 3479,2151 3479,2197 3483,2247 3487,2293 3475,2343 3475,2397 3475,2444 3470,2489 3466,2535 3466,2581 3462,2627 3462,2669 3466,2715 3466,2757 3466,2798 3466,2840 3466,2878 3462,2920 3458,2957 3454,2995 3462,3032 3458,3066 3454,3107 3445,3145 3445,3178 3437,3212 3429,3249 3420,3283 3403,3320 3391,3353 3378,3387 3362,3425 3349,3458 3333,3491 3316,3525 3299,3558 3278,3587 3257,3621 3228,3650 3207,3675 3174,3700 3153,3725 3124,3746 3099,3767 3066,3788 3040,3805 3011,3821 2978,3834 2949,3842 2919,3855 2886,3863 2857,3871 2824,3871 2790,3880 2761,3880 2727,3884 2702,3884 2673,3884 2640,3884 2606,3880 2577,3876 2544,3871 2506,3863 2460,3855 2419,3842 2377,3830 2322,3813 2276,3796 2226,3775 2172,3755 2118,3729 2059,3704 2001,3675 1938,3642 1876,3612 1808,3575 1741,3541 1674,3504 1603,3462 1541,3416 1470,3370 1403,3325 1328,3274 1261,3224 1194,3166 1123,3111 1056,3053 986,2995 923,2932 852,2865 789,2802 727,2736 668,2669 614,2598 559,2527 509,2456 459,2385 413,2314 363,2239 322,2168 280,2097 242,2030 209,1967 180,1905 151,1842 126,1788 105,1742 84,1696 67,1659 50,1621 38,1592 29,1567 17,1546 13,1529 8,1512 5,1504 0,1500 5,1496 0,1496 5,1496 8,1496 8,1500 8,1504 13,1508 25,1517 38,1529 55,1546 71,1562 92,1579 113,1604 138,1629 163,1654 192,1688 221,1721 259,1767 292,1809 334,1851 380,1901 422,1951 468,2005 514,2059 556,2118 601,2172 647,2226 693,2285 739,2343 789,2406 843,2469 902,2527 961,2590 1015,2652 1077,2715 1140,2777 1203,2840 1269,2899 1336,2961 1407,3024 1478,3082 1545,3141 1620,3199 1687,3257 1762,3316 1829,3370 1901,3425 1968,3475 2030,3521 2089,3571 2143,3617 2197,3658 2251,3700 2297,3738 2351,3775 2397,3813 2435,3842 2477,3871 2514,3901 2552,3926 2581,3946 2623,3967 2656,3988 2690,4005 2719,4022 2756,4038 2790,4051 2827,4063 2852,4072 2886,4080 2919,4084 2953,4088 2986,4093 3020,4093 3049,4093 3078,4088 3107,4080 3132,4076 3161,4063 3191,4055 3220,4038 3253,4030 3282,4013 3312,3992 3349,3972 3370,3946 3400,3921 3429,3896 3458,3863 3479,3834 3508,3796 3537,3763 3537,3725 3537,3683 3537,3637 3537,3592 3537,3546 3537,3500 3537,3450 3537,3400 3537,3345 3537,3291 3537,3237 3537,3178 3537,3120 3537,3061 3537,3003 3537,2940 3537,2882 3537,2823 3537,2761 3537,2702 3537,2644 3537,2581 3537,2523 3537,2460 3537,2402 3537,2339 3537,2276 3537,2214 3537,2151 3537,2089 3537,2026 3537,1963 3537,1896 3537,1834 3537,1767 3537,1700 3537,1634 3537,1562 3537,1496 3541,1429 3541,1366 3541,1300 3516,1237 3487,1174 3454,1116 3425,1053 3395,995 3362,936 3333,881 3299,831 3270,781 3237,731 3207,676 3174,630 3145,589 3120,543 3086,501 3053,464 3020,422 2982,384 2949,351 2915,313 2886,280 2849,247 2819,217 2790,192 2761,167 2736,142 2706,121 2677,100 2652,84 2623,63 2602,50 2581,38 2565,25 2548,17 2535,13 2514,4 2502,4 2494,0 2481,0 2472,0 2464,8 2456,13 2447,21 2444,34 2439,46 2439,63 2435,79 2444,100 2439,121 2439,142">
          <text:p/>
        </draw:polyline>
        <draw:polyline draw:style-name="gr2" draw:text-style-name="P1" draw:layer="layout" svg:width="3.861cm" svg:height="2.94cm" svg:x="44.178cm" svg:y="7.944cm" svg:viewBox="0 0 3862 2941" draw:points="204,0 200,5 196,9 191,17 183,25 175,34 162,51 150,67 137,88 125,113 108,138 95,168 79,197 66,230 53,268 41,309 29,351 16,397 8,447 3,501 0,556 0,618 3,677 8,744 12,815 29,890 41,961 62,1032 79,1099 100,1165 121,1232 141,1291 166,1345 187,1399 208,1441 226,1487 247,1524 263,1562 284,1600 309,1637 334,1675 364,1708 389,1746 418,1783 451,1821 493,1854 531,1892 564,1925 602,1959 639,1996 660,2013 681,2030 702,2046 727,2071 743,2088 769,2105 789,2121 814,2138 839,2151 869,2167 894,2180 923,2192 948,2201 973,2209 1002,2217 1032,2226 1061,2230 1090,2230 1115,2234 1144,2230 1173,2226 1203,2217 1232,2209 1261,2196 1294,2184 1328,2167 1362,2151 1395,2134 1428,2113 1462,2088 1499,2063 1537,2038 1574,2005 1612,1971 1654,1938 1691,1900 1733,1863 1779,1821 1817,1775 1858,1729 1900,1683 1942,1629 1988,1579 2034,1524 2075,1466 2121,1408 2171,1349 2221,1295 2267,1236 2313,1182 2363,1128 2409,1078 2455,1028 2497,981 2547,940 2593,902 2639,869 2681,835 2726,810 2768,790 2814,781 2856,769 2898,769 2944,773 2994,781 3044,802 3098,827 3148,865 3202,902 3257,956 3311,1011 3365,1069 3424,1132 3474,1199 3524,1278 3578,1353 3624,1433 3657,1516 3695,1595 3724,1683 3754,1762 3779,1838 3800,1909 3816,1979 3829,2046 3837,2109 3845,2171 3850,2226 3858,2280 3858,2330 3858,2373 3858,2415 3854,2452 3862,2486 3862,2515 3862,2548 3862,2573 3858,2602 3850,2627 3854,2653 3850,2678 3850,2698 3850,2720 3845,2740 3837,2761 3837,2782 3833,2803 3833,2820 3833,2841 3833,2861 3841,2874 3841,2891 3837,2903 3837,2911 3841,2920 3837,2928 3837,2932 3837,2937 3837,2941 3841,2941 3841,2937 3837,2937 3825,2932 3829,2928 3825,2924 3816,2916 3816,2903 3808,2891 3800,2866 3791,2845 3783,2820 3770,2786 3758,2748 3741,2707 3720,2657 3699,2602 3679,2540 3662,2473 3628,2398 3591,2317 3549,2230 3511,2142 3470,2055 3424,1959 3382,1867 3332,1771 3282,1670 3227,1566 3173,1466 3119,1366 3061,1270 3006,1170 2948,1078 2885,986 2831,902 2781,823 2731,744 2685,673 2639,606 2597,548 2551,493 2514,443 2484,405 2455,372 2434,343 2409,322 2393,305 2376,293 2368,284 2355,280 2343,276 2334,280 2321,284 2309,293 2296,305 2280,322 2263,339 2246,360 2221,385 2196,414 2171,443 2142,481 2113,523 2075,573 2042,623 2009,681 1975,739 1946,798 1917,865 1892,931 1867,1003 1842,1074 1817,1149 1795,1224 1775,1299 1754,1378 1737,1462 1716,1537 1699,1612 1687,1687 1674,1762 1662,1838 1649,1909 1641,1975 1629,2042 1616,2109 1608,2171 1599,2230 1595,2284 1587,2342 1574,2390 1570,2436 1566,2477 1562,2515 1558,2548 1553,2582 1549,2607 1545,2632 1541,2653 1537,2669 1533,2686 1524,2698 1520,2707 1512,2720 1503,2723 1491,2728 1487,2728 1470,2728 1457,2728 1437,2720 1420,2715 1395,2707 1374,2695 1349,2682 1320,2665 1290,2640 1261,2619 1232,2598 1203,2569 1169,2540 1136,2502 1069,2427 1007,2339 940,2255 881,2171 819,2088 764,2005 710,1925 656,1854 614,1796 577,1741 539,1691 506,1641 472,1595 443,1554 418,1512 401,1479 376,1441 355,1408 334,1374 309,1341 293,1311 276,1278 263,1245 255,1215 243,1186 230,1157 216,1128 208,1094 200,1061 191,1023 183,990 171,953 171,915 166,877 162,844 162,810 158,777 158,748 158,723 158,698 154,677 154,660 158,648 158,635 162,623 166,614 171,606 175,598 179,589 187,581 196,573 204,564 212,560 216,556 226,548 238,543 251,539 263,535 280,531 293,526 309,523 322,523">
          <text:p/>
        </draw:polyline>
        <draw:polyline draw:style-name="gr2" draw:text-style-name="P1" draw:layer="layout" svg:width="0.363cm" svg:height="0.271cm" svg:x="43.384cm" svg:y="6.062cm" svg:viewBox="0 0 364 272" draw:points="364,0 355,4 351,4 338,4 330,8 313,12 301,12 284,20 268,25 246,33 226,42 209,51 192,63 171,72 155,84 138,97 121,109 109,122 96,130 84,142 71,155 59,167 50,180 42,193 34,205 29,213 25,226 21,235 13,243 13,247 9,251 9,255 0,255 9,255 13,251 17,251 13,255 17,255 21,255 25,260 29,263 38,268 38,272">
          <text:p/>
        </draw:polyline>
        <draw:polyline draw:style-name="gr2" draw:text-style-name="P1" draw:layer="layout" svg:width="3.39cm" svg:height="1.382cm" svg:x="43.313cm" svg:y="5.698cm" svg:viewBox="0 0 3391 1383" draw:points="21,724 25,728 21,728 21,732 13,732 9,736 9,740 9,745 0,745 4,745 4,749 4,753 0,753 9,753 9,757 13,757 13,761 17,761 21,765 21,770 25,770 25,774 29,778 38,786 38,799 50,820 59,836 71,857 84,878 109,903 125,928 138,953 159,974 180,999 213,1024 238,1049 267,1074 292,1099 322,1120 347,1150 380,1170 414,1195 443,1212 485,1233 522,1254 564,1271 614,1283 668,1296 714,1312 768,1325 814,1337 868,1346 927,1354 990,1362 1061,1371 1132,1375 1198,1375 1265,1383 1303,1383 1345,1383 1382,1383 1428,1383 1474,1383 1528,1379 1574,1379 1624,1375 1674,1371 1728,1367 1779,1367 1829,1362 1891,1354 1950,1350 2008,1341 2071,1329 2125,1321 2179,1308 2234,1296 2280,1283 2326,1271 2372,1258 2417,1246 2460,1229 2498,1208 2539,1191 2573,1170 2606,1150 2635,1129 2665,1104 2698,1083 2727,1057 2761,1032 2790,1007 2823,982 2861,957 2899,932 2932,907 2961,882 2999,857 3036,836 3070,811 3107,790 3145,770 3178,749 3211,732 3241,711 3266,694 3295,678 3320,665 3341,652 3358,640 3370,627 3379,619 3391,602 3391,590 3387,573 3374,557 3362,540 3345,523 3320,501 3295,480 3266,460 3233,439 3199,418 3161,393 3120,368 3078,343 3028,318 2978,293 2928,272 2878,255 2823,234 2761,221 2707,205 2648,184 2590,171 2527,159 2464,146 2401,138 2334,130 2259,117 2188,105 2108,96 1962,80 1816,71 1683,55 1557,50 1436,42 1320,38 1219,34 1140,25 1061,25 986,21 906,17 823,13 756,13 689,9 622,5 555,0 493,0 426,0 367,0 309,0 255,0 201,0 159,5 125,5 96,9 71,9 55,13 38,17 25,21 25,25 21,25 21,30 25,30 25,34 29,34 29,42 38,50 46,63 50,80 55,96 59,121 63,142 71,167 75,188 84,205 84,226">
          <text:p/>
        </draw:polyline>
        <draw:polyline draw:style-name="gr2" draw:text-style-name="P1" draw:layer="layout" svg:width="3.381cm" svg:height="1.044cm" svg:x="43.084cm" svg:y="5.869cm" svg:viewBox="0 0 3382 1045" draw:points="208,455 208,460 204,460 200,460 196,460 191,464 191,468 196,472 200,472 204,477 204,480 208,485 213,493 221,497 221,510 229,522 238,535 250,548 263,564 279,581 292,602 309,623 334,639 354,656 375,673 396,689 421,706 450,727 480,744 513,764 542,781 576,798 621,815 659,835 701,852 743,869 784,885 843,902 893,920 943,933 985,949 1039,962 1097,979 1152,991 1210,999 1269,1008 1327,1016 1386,1024 1448,1029 1511,1037 1540,1037 1578,1041 1611,1045 1653,1045 1690,1045 1732,1045 1774,1041 1820,1041 1866,1037 1912,1033 1957,1029 2012,1020 2066,1012 2116,1004 2175,999 2233,987 2283,979 2337,962 2392,949 2446,933 2505,920 2559,902 2610,885 2664,865 2714,848 2764,827 2810,810 2856,794 2894,777 2940,756 2977,739 3015,719 3052,698 3090,681 3123,664 3153,643 3173,627 3198,610 3219,593 3244,577 3261,560 3278,543 3294,527 3307,514 3319,497 3328,485 3340,472 3353,460 3361,447 3365,435 3370,422 3374,410 3378,397 3382,385 3382,372 3378,364 3370,347 3365,334 3357,326 3345,309 3332,301 3319,289 3299,276 3274,264 3249,247 3219,230 3190,218 3157,205 3115,193 3077,176 3032,163 2982,155 2931,143 2881,130 2823,113 2764,105 2702,92 2639,84 2577,76 2505,63 2433,55 2367,50 2229,30 2091,22 1966,13 1853,9 1749,0 1661,0 1574,0 1498,0 1431,0 1369,0 1310,0 1252,0 1189,0 1123,5 1064,5 1018,9 956,13 897,17 839,22 776,30 714,34 655,42 601,50 542,59 496,72 459,84 417,97 375,109 338,126 300,138 263,151 229,163 196,176 158,193 129,201 104,213 79,222 62,230 54,243 41,251 29,255 20,264 12,268 8,276 12,280 8,280 0,284 0,289 8,293 16,297 20,301">
          <text:p/>
        </draw:polyline>
        <draw:polyline draw:style-name="gr2" draw:text-style-name="P1" draw:layer="layout" svg:width="1.758cm" svg:height="1.565cm" svg:x="47.162cm" svg:y="5.181cm" svg:viewBox="0 0 1759 1566" draw:points="606,673 601,677 597,681 593,689 589,694 585,706 572,714 564,727 556,744 543,761 535,777 522,798 510,819 497,844 485,865 476,890 460,915 451,940 443,969 430,994 422,1023 414,1048 410,1074 405,1099 401,1119 401,1144 401,1169 405,1191 410,1211 418,1232 426,1253 439,1270 455,1291 476,1307 497,1328 531,1345 560,1358 589,1370 622,1383 647,1395 681,1403 719,1408 752,1412 794,1416 840,1416 877,1412 915,1408 952,1399 986,1391 1015,1378 1048,1362 1069,1341 1098,1320 1127,1295 1153,1266 1187,1237 1212,1207 1233,1174 1266,1141 1283,1103 1300,1065 1312,1028 1329,990 1337,953 1346,911 1358,873 1367,840 1371,806 1367,773 1371,744 1371,714 1371,689 1371,664 1371,639 1358,618 1354,602 1354,585 1350,568 1346,552 1346,539 1342,527 1333,518 1329,510 1321,497 1317,489 1308,481 1300,477 1287,468 1271,464 1258,460 1246,456 1229,452 1208,452 1183,452 1162,447 1140,447 1111,452 1086,456 1061,460 1036,468 1006,477 977,489 948,497 915,510 890,523 856,539 823,552 794,568 760,585 722,606 694,623 660,639 631,660 597,681 568,702 543,723 518,739 493,761 468,781 447,802 426,823 410,844 393,865 380,886 368,907 355,927 343,944 334,965 330,982 322,1003 314,1019 314,1036 305,1053 305,1069 301,1090 301,1107 305,1124 305,1144 309,1161 314,1178 314,1195 322,1216 326,1232 334,1249 343,1266 355,1287 368,1303 376,1320 393,1337 410,1353 426,1370 447,1391 464,1403 489,1416 514,1433 539,1445 568,1458 597,1470 627,1483 660,1491 689,1504 722,1512 756,1521 794,1529 831,1537 865,1546 902,1554 940,1558 973,1562 1006,1562 1040,1566 1073,1566 1102,1566 1127,1566 1148,1562 1174,1558 1204,1554 1229,1546 1246,1537 1271,1529 1291,1516 1312,1504 1333,1487 1354,1470 1371,1453 1387,1428 1408,1408 1425,1383 1442,1353 1463,1324 1492,1295 1508,1262 1525,1228 1542,1195 1563,1161 1575,1124 1592,1086 1604,1048 1613,1011 1626,973 1634,936 1638,902 1642,869 1646,836 1651,806 1651,773 1651,744 1646,714 1638,685 1638,660 1629,635 1617,610 1604,585 1588,560 1571,535 1550,518 1529,497 1504,481 1479,464 1454,447 1421,431 1396,418 1367,406 1337,397 1308,389 1271,381 1237,376 1204,368 1170,368 1136,368 1102,368 1069,372 1036,376 998,385 965,389 931,402 898,410 869,422 831,435 798,447 764,464 731,477 702,493 672,510 643,531 614,548 593,564 568,581 547,602 526,618 506,635 489,656 468,673 451,694 435,711 422,731 405,752 397,769 389,790 376,806 368,827 359,844 347,865 343,886 339,902 339,923 339,944 339,965 343,986 347,1007 351,1023 359,1044 364,1065 376,1090 385,1111 401,1136 414,1157 430,1178 455,1203 472,1224 493,1245 514,1262 539,1287 564,1307 585,1324 614,1341 643,1358 677,1370 702,1383 735,1395 773,1408 810,1416 852,1424 890,1433 927,1437 969,1449 1002,1449 1040,1453 1077,1453 1111,1453 1153,1449 1187,1445 1216,1441 1249,1433 1296,1424 1329,1412 1358,1395 1392,1378 1421,1358 1446,1337 1479,1312 1504,1287 1533,1257 1559,1228 1584,1195 1609,1161 1629,1124 1654,1086 1676,1048 1692,1007 1713,965 1726,923 1738,877 1747,832 1755,786 1759,739 1759,694 1759,648 1755,602 1751,556 1747,514 1726,468 1717,422 1705,385 1688,343 1676,306 1654,267 1634,233 1613,204 1592,175 1571,146 1546,125 1525,104 1500,83 1479,66 1458,46 1433,33 1421,21 1408,12 1387,4 1362,0 1337,0 1312,0 1291,0 1266,4 1241,12 1221,21 1196,29 1166,37 1136,54 1111,66 1082,83 1052,100 1023,117 981,137 952,158 923,179 894,200 865,225 840,250 815,271 790,296 760,322 731,347 710,372 689,397 669,422 652,447 635,472 618,497 610,527 597,552 585,581 576,606 568,635 564,664 556,694 547,719 547,748 543,777 543,806 547,832 556,861 564,890 572,915 585,944 593,969 610,994 622,1019 647,1044 669,1065 689,1094 714,1116 735,1132 764,1153 790,1169 823,1186 852,1203 881,1216 911,1228 944,1241 977,1253 1006,1262 1036,1270 1069,1278 1094,1282 1127,1282 1158,1287 1187,1282 1221,1282 1246,1278 1279,1270 1308,1257 1333,1249 1358,1237 1379,1220 1404,1203 1425,1182 1446,1157 1463,1136 1483,1107 1500,1078 1517,1048 1529,1015 1542,978 1550,940 1559,902 1563,865 1567,823 1579,781 1579,739 1575,694 1571,652 1559,606 1554,564 1546,523 1538,481 1529,443 1521,410 1508,376 1500,343 1492,314 1479,284 1475,258 1463,238 1442,217 1433,200 1421,183 1408,171 1404,154 1392,142 1375,133 1362,129 1342,121 1329,117 1308,117 1287,112 1262,112 1237,112 1208,112 1174,117 1144,121 1119,125 1086,133 1057,142 1023,150 986,162 952,175 915,187 881,204 844,221 802,233 764,254 719,271 681,292 635,314 593,335 551,356 506,376 464,397 426,418 385,439 347,456 309,477 267,497 226,514 188,535 155,552 130,568 101,585 76,602 63,618 46,635 34,648 21,664 13,677 0,694 0,706 5,723 9,739 17,752 30,769 42,786 59,798 80,815 109,832 138,848 171,865 209,877 251,894 301,915 347,927 401,944 460,957 514,969 576,978 643,990 706,994 777,1007 844,1011 906,1011">
          <text:p/>
        </draw:polyline>
        <draw:polyline draw:style-name="gr2" draw:text-style-name="P1" draw:layer="layout" svg:width="42.988cm" svg:height="1.774cm" svg:x="4.554cm" svg:y="31.759cm" svg:viewBox="0 0 42989 1775" draw:points="42989,1775 42985,1775 42985,1771 42981,1771 42977,1767 42973,1767 42964,1763 42956,1763 42939,1758 42923,1754 42901,1750 42876,1746 42843,1737 42810,1733 42772,1725 42726,1721 42680,1708 42626,1704 42559,1696 42497,1692 42426,1683 42350,1675 42275,1666 42196,1654 42113,1650 42029,1641 41942,1633 41849,1629 41758,1621 41658,1612 41557,1604 41453,1596 41340,1591 41223,1579 40998,1562 40777,1545 40560,1529 40347,1512 40142,1491 39950,1474 39766,1458 39616,1433 39462,1416 39303,1391 39140,1366 38990,1341 38827,1320 38672,1291 38518,1270 38355,1249 38201,1228 38055,1211 37904,1195 37758,1178 37616,1165 37470,1149 37337,1136 37212,1120 37086,1107 36953,1090 36823,1078 36694,1061 36560,1048 36427,1031 36289,1014 36155,997 36013,985 35876,968 35738,947 35596,926 35454,906 35312,885 35166,860 35015,839 34865,818 34706,793 34552,768 34394,747 34231,722 34068,701 33905,684 33742,659 33579,638 33416,618 33245,593 33078,572 32920,551 32757,530 32594,509 32427,488 32268,467 32110,451 31951,434 31792,413 31638,400 31483,388 31333,375 31191,363 31041,350 30903,338 30766,325 30640,317 30502,304 30369,288 30239,275 30110,263 29989,254 29864,238 29743,225 29622,213 29500,200 29388,183 29271,171 29158,158 29050,146 28937,133 28833,121 28716,108 28607,96 28503,87 28394,71 28281,62 28177,54 28077,46 27977,37 27885,25 27797,21 27705,16 27622,12 27542,8 27463,4 27388,0 27313,0 27242,0 27167,0 27100,0 27037,0 26979,0 26912,4 26845,0 26783,0 26716,4 26649,8 26586,8 26520,12 26444,16 26374,21 26303,21 26236,25 26161,29 26090,37 26019,46 25944,50 25877,58 25802,66 25735,75 25664,83 25601,96 25530,104 25468,117 25409,129 25351,142 25296,154 25246,162 25205,175 25163,188 25129,192 25088,204 25054,213 25021,221 24992,229 24962,238 24925,246 24891,254 24854,263 24812,271 24770,279 24724,288 24674,292 24620,300 24566,309 24507,313 24449,317 24395,325 24336,334 24278,342 24219,350 24161,359 24107,371 24052,384 23998,396 23940,413 23890,430 23839,442 23785,455 23727,471 23668,488 23610,505 23547,522 23485,534 23414,551 23334,563 23255,580 23176,588 23088,601 23000,609 22908,622 22812,626 22716,634 22620,638 22516,643 22420,651 22320,655 22220,659 22115,663 22015,668 21906,672 21806,676 21710,680 21606,684 21502,684 21397,689 21301,693 21193,697 21092,701 20992,705 20888,705 20788,714 20687,718 20579,722 20470,726 20370,726 20262,730 20153,734 20036,739 19919,739 19811,734 19694,739 19577,739 19460,739 19347,734 19226,739 19105,739 18984,739 18863,743 18734,739 18608,739 18479,743 18345,743 18216,739 18082,743 17949,743 17798,743 17657,739 17515,734 17368,734 17218,734 17076,730 16921,730 16766,730 16616,726 16457,726 16303,730 16144,730 15977,726 15814,730 15652,734 15480,730 15313,734 15138,739 14959,739 14787,743 14608,747 14424,743 14249,747 14069,751 13894,751 13714,751 13543,755 13368,755 13188,755 13017,759 12842,755 12662,759 12479,759 12291,755 12107,755 11932,755 11744,755 11560,755 11368,751 11185,747 11001,747 10817,747 10633,739 10441,739 10258,739 10078,730 9886,726 9702,722 9515,718 9327,718 9139,709 8951,709 8759,705 8567,701 8383,697 8195,697 8012,689 7828,689 7644,689 7465,684 7289,680 7110,680 6922,676 6734,672 6551,672 6354,668 6162,663 5962,659 5757,659 5561,659 5361,655 5160,659 4956,659 4760,659 4555,659 4355,659 4146,663 3937,668 3737,668 3532,676 3336,680 3127,684 2935,693 2739,697 2551,709 2376,722 2192,734 2017,747 1841,764 1678,780 1528,793 1365,814 1211,835 1065,851 919,872 785,893 660,914 543,935 426,956 322,968 238,985 167,997 113,1010 71,1018 38,1027 13,1031 0,1035 4,1035 0,1035 4,1035 13,1031 25,1031 38,1023 63,1018 88,1010 117,1002 150,993 184,985 221,977 255,972 297,964 334,956 376,947 418,943 464,939 518,935 568,926 614,922 664,918 714,914 764,914 814,914 869,910 915,910 973,910 1023,914 1077,918 1144,918 1207,922 1274,926 1340,926 1424,931 1503,935 1591,939 1687,939 1779,939 1887,939 1996,939 2109,943 2221,939 2346,939 2468,935 2593,939 2718,935 2839,935 2969,931 3098,931 3236,935 3378,931 3515,931 3666,935 3824,935 3983,931 4150,931 4313,935 4480,935 4647,931 4822,935 4989,935 5169,935 5348,935 5528,935 5711,935 5895,935 6091,931 6279,931 6484,931 6676,926 6868,926 7072,922 7264,918 7469,918 7669,910 7878,906 8091,906 8304,897 8513,897 8734,889 8955,885 9176,881 9394,872 9611,868 9824,860 10049,851 10274,847 10492,839 10713,830 10934,818 11155,805 11381,793 11610,780 11827,772 12053,755 12266,743 12487,730 12708,718 12930,705 13143,697 13368,689 13585,680 13802,672 14023,663 14249,663 14466,659 14683,659 14904,655 15117,651 15330,651 15539,651 15748,655 15952,655 16157,655 16361,659 16562,659 16766,668 16976,668 17181,672 17377,680 17581,684 17778,693 17978,697 18170,701 18358,709 18542,709 18725,714 18917,718 19097,722 19281,722 19456,726 19635,730 19823,730 19999,734 20174,730 20345,730 20516,730 20692,730 20867,726 21034,726 21209,722 21380,718 21556,718 21723,714 21890,709 22065,705 22236,697 22416,689 22591,680 22766,676 22950,668 23134,655 23313,651 23505,647 23693,638 23890,634 24086,626 24282,626 24478,618 24674,613 24883,613 25092,605 25296,601 25493,601 25693,597 25889,593 26085,593 26278,588 26470,588 26653,584 26837,584 27029,584 27221,584 27409,584 27609,584 27806,584 28006,588 28206,597 28415,601 28620,609 28833,618 29041,630 29250,647 29467,659 29684,676 29893,693 30110,714 30331,730 30553,747 30778,768 30995,785 31212,805 31425,822 31642,847 31851,864 32060,885 32260,910 32460,926 32669,952 32878,968 33095,993 33316,1010 33533,1031 33755,1052 33980,1074 34205,1094 34435,1107 34665,1132 34894,1149 35120,1165 35362,1182 35596,1199 35842,1220 36080,1236 36318,1262 36560,1278 36807,1299 37053,1320 37303,1341 37558,1358 37804,1378 38059,1395 38318,1416 38572,1429 38819,1449 39061,1466 39295,1487 39411,1495 39537,1508 39658,1520 39787,1533 39921,1545 40058,1558 40188,1575 40330,1591 40463,1604 40606,1621 40739,1641 40885,1658 41023,1671 41165,1692">
          <text:p/>
        </draw:polyline>
        <draw:polyline draw:style-name="gr2" draw:text-style-name="P1" draw:layer="layout" svg:width="0.389cm" svg:height="0.472cm" svg:x="30.041cm" svg:y="64.282cm" svg:viewBox="0 0 390 473" draw:points="0,0 5,13 5,22 9,34 9,51 13,68 21,84 26,105 35,126 43,147 56,172 68,197 81,226 93,251 114,281 135,306 156,335 181,356 206,377 231,393 260,414 290,431 323,448 356,460 390,473">
          <text:p/>
        </draw:polyline>
        <draw:polyline draw:style-name="gr2" draw:text-style-name="P1" draw:layer="layout" svg:width="5.958cm" svg:height="32.649cm" svg:x="25.812cm" svg:y="31.917cm" svg:viewBox="0 0 5959 32650" draw:points="5379,32650 5383,32637 5391,32616 5399,32591 5412,32566 5424,32533 5441,32495 5458,32454 5475,32408 5500,32353 5520,32295 5546,32228 5571,32157 5596,32082 5625,31998 5658,31911 5687,31819 5717,31723 5746,31623 5771,31514 5796,31401 5821,31285 5842,31163 5863,31038 5880,30909 5892,30775 5909,30621 5930,30341 5942,30070 5955,29807 5959,29556 5950,29318 5942,29105 5925,28909 5917,28738 5905,28562 5896,28387 5871,28212 5850,28036 5834,27861 5817,27686 5804,27510 5775,27331 5754,27160 5733,26988 5713,26817 5704,26646 5679,26483 5654,26312 5629,26149 5608,25991 5583,25824 5554,25652 5520,25490 5479,25327 5441,25156 5408,24993 5366,24830 5320,24663 5278,24504 5237,24346 5182,24183 5136,24024 5086,23870 5032,23715 4986,23557 4936,23402 4882,23248 4832,23085 4790,22926 4740,22768 4690,22601 4644,22442 4590,22279 4539,22116 4485,21958 4439,21803 4393,21644 4347,21490 4301,21331 4256,21173 4214,21018 4164,20864 4118,20701 4080,20542 4034,20379 3984,20212 3947,20045 3905,19878 3859,19703 3830,19532 3788,19357 3746,19177 3709,19002 3684,18826 3646,18643 3608,18463 3575,18284 3546,18100 3517,17916 3487,17724 3458,17532 3425,17340 3400,17148 3375,16947 3341,16750 3312,16550 3291,16350 3270,16149 3245,15949 3224,15740 3203,15540 3187,15331 3174,15118 3162,14901 3141,14688 3124,14467 3116,14250 3099,14028 3087,13799 3070,13573 3066,13352 3049,13122 3036,12897 3024,12667 3007,12438 2999,12208 2986,11974 2970,11740 2953,11511 2928,11277 2915,11043 2899,10814 2878,10580 2857,10354 2836,10129 2815,9899 2798,9678 2790,9448 2773,9227 2757,9010 2736,8789 2715,8572 2702,8359 2686,8146 2661,7941 2640,7741 2606,7536 2577,7344 2552,7140 2527,6943 2490,6751 2460,6555 2431,6363 2406,6171 2381,5975 2343,5783 2314,5599 2281,5411 2256,5227 2231,5048 2197,4868 2168,4697 2139,4526 2122,4355 2097,4179 2072,4012 2047,3845 2018,3678 1997,3511 1972,3344 1951,3177 1926,3010 1905,2848 1884,2685 1863,2522 1838,2368 1817,2213 1797,2067 1780,1921 1763,1783 1746,1649 1734,1516 1717,1386 1717,1265 1705,1148 1696,1032 1688,923 1680,814 1671,710 1667,614 1663,526 1655,447 1655,368 1650,301 1650,238 1650,184 1655,134 1655,92 1650,63 1650,38 1650,21 1655,9 1655,0 1650,4 1659,9 1663,13 1663,17 1659,25 1663,34 1663,38 1663,50 1675,63 1680,80 1684,101 1692,134 1705,167 1717,209 1730,259 1746,322 1763,393 1767,468 1784,556 1797,656 1817,764 1830,881 1842,1006 1855,1136 1868,1282 1888,1428 1905,1583 1922,1745 1934,1917 1943,2092 1959,2276 1976,2472 1989,2672 2001,2881 2018,3102 2035,3328 2047,3562 2064,3808 2076,4058 2089,4313 2101,4580 2105,4852 2105,5131 2118,5415 2131,5712 2147,6012 2160,6325 2172,6643 2189,6968 2218,7298 2239,7636 2264,7979 2289,8329 2314,8680 2331,9039 2356,9398 2385,9766 2410,10133 2444,10500 2473,10872 2502,11235 2531,11607 2577,11978 2611,12342 2648,12705 2686,13064 2719,13423 2757,13778 2798,14128 2836,14479 2878,14821 2920,15168 2961,15515 3003,15853 3049,16195 3091,16529 3133,16863 3174,17194 3212,17524 3254,17849 3295,18158 3345,18471 3379,18772 3421,19068 3458,19361 3500,19649 3546,19929 3579,20212 3625,20484 3667,20759 3713,21031 3755,21302 3800,21569 3851,21849 3896,22125 3947,22408 3993,22692 4043,22980 4084,23269 4139,23561 4193,23845 4247,24129 4314,24408 4368,24692 4427,24959 4485,25231 4552,25485 4615,25744 4673,25986 4731,26233 4777,26462 4840,26692 4898,26913 4949,27126 4999,27339 5049,27544 5090,27744 5136,27928 5186,28111 5224,28283 5266,28441 5303,28592 5333,28734 5366,28867 5404,28984 5429,29093 5450,29189 5466,29235 5475,29289 5487,29331 5495,29377 5504,29418 5512,29456 5525,29493 5529,29527 5537,29556 5541,29585 5546,29610 5546,29635 5550,29656 5554,29677 5558,29694 5566,29706 5566,29719 5571,29727 5571,29731 5571,29736 5566,29736 5562,29736 5562,29731 5566,29727 5571,29723 5571,29719 5571,29715 5566,29711 5566,29702 5562,29694 5558,29681 5554,29665 5550,29627 5537,29585 5525,29544 5508,29493 5487,29439 5466,29377 5441,29318 5424,29255 5408,29197 5391,29134 5370,29068 5349,28997 5328,28913 5303,28830 5295,28729 5270,28625 5249,28512 5224,28395 5203,28262 5178,28120 5153,27974 5128,27815 5103,27644 5074,27469 5040,27289 5007,27093 4961,26897 4923,26692 4882,26475 4840,26254 4794,26016 4744,25774 4694,25527 4648,25268 4606,25001 4560,24726 4510,24450 4460,24158 4410,23870 4360,23569 4306,23264 4251,22960 4193,22651 4139,22342 4076,22029 4005,21720 3942,21406 3880,21098 3817,20784 3755,20471 3688,20158 3621,19841 3554,19528 3500,19210 3437,18889 3375,18572 3308,18242 3241,17916 3178,17582 3120,17240 3062,16901 2999,16554 2936,16208 2878,15861 2819,15510 2765,15164 2707,14817 2652,14467 2602,14124 2540,13778 2490,13435 2435,13093 2377,12751 2323,12413 2277,12070 2227,11736 2172,11398 2122,11064 2072,10738 2026,10413 1984,10091 1938,9770 1893,9461 1855,9148 1809,8843 1767,8538 1734,8242 1692,7945 1646,7661 1609,7373 1575,7098 1534,6822 1496,6555 1463,6292 1421,6042 1387,5791 1341,5553 1304,5323 1266,5102 1229,4889 1183,4680 1149,4480 1116,4288 1087,4092 1062,3912 1037,3737 1012,3562 981,3399 973,3244 952,3094 931,2952 910,2827 890,2706 869,2589 848,2480 835,2384 810,2292 794,2209 777,2138 764,2071 756,2017 752,1975 743,1937 748,1912 743,1896 739,1887 748,1879 752,1879 748,1883 752,1883 743,1887 748,1887 743,1892 739,1896 739,1900 739,1904 735,1908 735,1912 735,1917 735,1921 731,1921 731,1925 735,1929 735,1937 735,1950 739,1971 743,2000 748,2034 752,2071 764,2117 764,2175 769,2234 777,2297 781,2368 785,2443 794,2530 798,2626 798,2722 802,2835 806,2948 810,3077 814,3211 819,3357 823,3507 827,3666 827,3833 831,4008 835,4188 840,4376 856,4576 860,4772 865,4973 869,5181 877,5399 890,5616 898,5841 906,6071 910,6300 919,6534 936,6768 944,7006 956,7248 969,7486 981,7728 999,7975 1012,8217 1033,8471 1045,8722 1066,8968 1083,9223 1099,9473 1120,9728 1137,9979 1166,10225 1183,10475 1204,10717 1220,10964 1241,11210 1254,11448 1275,11690 1296,11924 1308,12158 1325,12388 1346,12613 1367,12838 1387,13051 1421,13268 1442,13486 1463,13698 1483,13916 1504,14133 1525,14350 1550,14567 1571,14784 1588,15005 1605,15231 1625,15456 1646,15682 1663,15915 1680,16149 1696,16395 1717,16638 1734,16884 1746,17140 1763,17386 1776,17641 1792,17891 1805,18142 1817,18392 1834,18634 1847,18872 1855,19114 1868,19352 1880,19586 1884,19816 1897,20041 1905,20263 1913,20484 1922,20693 1934,20901 1947,21102 1959,21294 1976,21486 1989,21665 2005,21845 2018,22016 2035,22191 2055,22354 2076,22517 2089,22680 2110,22843 2126,22997 2147,23152 2160,23306 2185,23456 2197,23607 2214,23749 2235,23899 2247,24037 2264,24170 2281,24304 2293,24425 2310,24542 2323,24646 2335,24742 2343,24830 2348,24905 2356,24968 2364,25018 2373,25060 2377,25089 2381,25110 2385,25118 2385,25126 2398,25126 2398,25122 2398,25118 2398,25114 2394,25110 2394,25101 2394,25089 2394,25072 2394,25047 2394,25009 2394,24968 2389,24922 2394,24868 2389,24801 2381,24734 2377,24667 2360,24596 2352,24521 2339,24438 2327,24350 2314,24262 2298,24174 2285,24078 2268,23974 2264,23861 2247,23736 2231,23603 2214,23461 2197,23306 2181,23131 2160,22943 2139,22747 2110,22530 2089,22312 2064,22083 2039,21836 2014,21586 1984,21323 1959,21056 1926,20776 1893,20488 1863,20192 1826,19887 1788,19569 1751,19248 1709,18918 1663,18580 1621,18233 1579,17874 1534,17520 1492,17152 1442,16784 1400,16408 1358,16032 1321,15657 1275,15277 1233,14901 1187,14529 1137,14158 1104,13790 1058,13419 1016,13047 969,12680 931,12308 890,11932 852,11561 823,11189 789,10818 756,10442 723,10070 689,9703 656,9336 627,8977 593,8617 564,8263 535,7920 506,7574 476,7244 451,6918 418,6605 393,6300 364,6008 343,5724 318,5457 297,5198 276,4956 255,4731 238,4509 226,4301 209,4104 197,3916 188,3741 176,3578 167,3424 159,3278 159,3144 151,3023 142,2910 130,2806 121,2706 105,2614 84,2535 63,2459 38,2397 0,2338">
          <text:p/>
        </draw:polyline>
        <draw:polyline draw:style-name="gr2" draw:text-style-name="P1" draw:layer="layout" svg:width="8.955cm" svg:height="14.479cm" svg:x="5.873cm" svg:y="4.421cm" svg:viewBox="0 0 8956 14480" draw:points="4893,13808 4893,13803 4893,13808 4889,13808 4889,13812 4889,13816 4893,13820 4898,13828 4902,13833 4906,13837 4910,13841 4923,13849 4935,13853 4948,13858 4964,13866 4981,13870 4998,13874 5027,13883 5056,13887 5073,13891 5098,13903 5119,13908 5140,13912 5161,13916 5177,13920 5198,13920 5215,13924 5236,13929 5252,13933 5273,13937 5294,13941 5315,13941 5336,13945 5361,13945 5390,13949 5424,13949 5461,13949 5507,13945 5553,13945 5611,13945 5674,13941 5745,13937 5816,13933 5899,13924 5991,13916 6087,13903 6192,13899 6296,13887 6421,13878 6547,13866 6676,13853 6814,13845 6960,13828 7102,13816 7248,13803 7407,13791 7562,13774 7712,13757 7863,13745 8005,13732 8142,13720 8276,13707 8397,13699 8501,13691 8597,13682 8685,13674 8756,13666 8819,13657 8869,13653 8902,13649 8927,13645 8944,13641 8948,13641 8956,13636 8952,13636 8948,13632 8940,13632 8940,13628 8936,13628 8927,13628 8906,13632 8885,13636 8852,13641 8814,13645 8764,13653 8702,13661 8627,13670 8547,13678 8460,13682 8359,13691 8255,13699 8142,13707 8025,13720 7904,13724 7783,13732 7646,13745 7519,13757 7390,13766 7256,13774 7119,13782 6981,13795 6847,13803 6701,13812 6563,13820 6421,13833 6271,13841 6125,13849 5979,13862 5824,13874 5674,13887 5515,13895 5361,13912 5198,13924 5048,13933 4898,13945 4751,13958 4609,13966 4468,13974 4338,13983 4209,13991 4092,13995 3979,14004 3866,14004 3762,14008 3658,14012 3557,14016 3461,14021 3374,14016 3269,14021 3182,14024 3098,14029 3015,14033 2944,14037 2869,14041 2793,14046 2714,14054 2643,14062 2576,14071 2505,14079 2447,14087 2384,14096 2330,14104 2292,14112 2247,14121 2213,14125 2184,14133 2159,14142 2146,14146 2130,14150 2121,14154 2105,14154 2100,14158 2096,14158 2100,14158 2096,14158 2105,14158 2109,14158 2109,14162 2113,14162 2117,14162 2121,14162 2117,14162 2134,14162 2159,14158 2201,14154 2255,14154 2330,14146 2413,14133 2514,14117 2635,14096 2764,14079 2902,14058 3048,14033 3207,14004 3365,13970 3541,13941 3716,13908 3896,13870 4083,13837 4271,13799 4459,13762 4651,13724 4839,13695 5023,13661 5215,13628 5382,13599 5549,13566 5703,13540 5841,13511 5979,13490 6096,13469 6200,13453 6284,13436 6363,13423 6430,13415 6484,13411 6526,13403 6547,13403 6567,13403 6580,13403 6588,13398 6580,13398 6584,13398 6597,13398 6605,13398 6597,13398 6601,13398 6588,13398 6580,13398 6559,13403 6526,13407 6480,13415 6421,13423 6334,13436 6242,13448 6133,13465 6012,13486 5879,13498 5728,13524 5565,13544 5390,13566 5211,13586 5027,13616 4827,13645 4626,13674 4426,13707 4234,13745 4042,13782 3850,13824 3670,13866 3499,13908 3336,13945 3186,13987 3048,14024 2914,14062 2785,14087 2681,14121 2581,14146 2484,14175 2401,14200 2317,14221 2242,14238 2176,14254 2121,14271 2063,14279 2017,14292 1967,14300 1913,14313 1858,14321 1800,14329 1741,14338 1683,14342 1624,14350 1549,14359 1483,14359 1416,14367 1345,14375 1282,14384 1220,14392 1161,14400 1098,14409 1036,14417 990,14425 944,14434 906,14434 873,14442 848,14446 827,14455 810,14459 802,14463 798,14467 794,14467 798,14471 802,14471 806,14471 810,14471 798,14471 810,14471 815,14471 810,14471 819,14471 823,14471 819,14471 823,14475 819,14475 823,14475 823,14480 827,14480 823,14480 819,14480 823,14480 815,14480 810,14480 806,14480 806,14475 802,14475 810,14471 806,14471 806,14467 802,14467 798,14467 790,14463 785,14463 785,14459 785,14455 781,14455 781,14450 777,14446 777,14442 773,14438 773,14425 773,14404 769,14379 769,14350 781,14317 781,14279 777,14233 777,14187 773,14137 773,14092 769,14041 769,13991 756,13937 752,13878 744,13820 735,13762 727,13703 719,13645 719,13582 706,13519 698,13453 693,13390 681,13319 668,13248 656,13181 643,13110 618,13035 610,12964 597,12893 581,12822 568,12747 564,12676 552,12609 543,12538 539,12467 535,12396 531,12326 526,12254 526,12179 522,12108 522,12037 522,11966 522,11895 510,11828 510,11766 514,11699 518,11637 514,11574 518,11507 522,11445 531,11378 539,11311 547,11240 547,11173 560,11102 572,11035 581,10964 589,10893 602,10818 606,10747 610,10672 623,10605 618,10534 623,10463 623,10397 623,10330 614,10259 614,10196 614,10129 623,10062 618,9992 623,9929 623,9862 618,9800 618,9733 614,9666 614,9599 606,9532 606,9466 606,9399 606,9328 606,9261 602,9194 606,9127 606,9065 597,9002 597,8935 593,8869 589,8806 589,8739 589,8668 585,8601 589,8530 589,8459 572,8392 577,8326 577,8255 572,8184 572,8113 568,8034 568,7958 564,7883 581,7808 581,7729 581,7649 581,7574 577,7495 572,7420 572,7336 572,7257 572,7178 581,7098 581,7015 581,6931 585,6848 589,6760 589,6676 593,6589 593,6505 581,6422 585,6343 581,6259 577,6176 572,6092 572,6004 564,5917 560,5829 552,5737 547,5645 535,5554 526,5458 518,5353 506,5253 497,5153 485,5053 476,4944 460,4840 456,4727 443,4618 430,4505 418,4389 410,4276 397,4155 385,4038 376,3921 368,3804 347,3692 339,3575 326,3462 318,3353 309,3245 301,3136 297,3028 284,2915 289,2801 284,2693 280,2584 276,2476 276,2367 272,2250 268,2142 268,2033 263,1925 263,1820 259,1716 255,1603 255,1498 255,1394 251,1294 247,1194 243,1098 238,1002 230,914 226,831 218,751 218,676 209,605 205,534 201,472 197,409 197,346 193,292 188,246 184,200 180,159 180,125 176,92 180,62 176,41 172,29 172,16 167,8 167,4 167,0 163,0 163,4 167,4 172,4 163,4 167,8 172,8 172,12 176,12 180,12 180,16 176,16 180,16 176,16 180,16 180,21 176,21 180,25 180,29 180,33 176,37 180,41 180,46 180,50 184,62 184,79 188,96 201,117 201,137 205,167 205,200 209,230 209,263 213,296 205,325 209,367 209,409 213,451 213,492 226,534 226,580 226,630 238,680 243,735 243,789 247,843 251,906 247,968 251,1039 255,1110 255,1186 259,1256 259,1336 263,1415 263,1498 263,1578 263,1661 268,1745 268,1828 268,1916 276,2004 276,2091 280,2179 280,2275 280,2371 284,2467 289,2563 289,2655 289,2751 289,2844 289,2936 289,3032 293,3124 293,3211 293,3299 289,3387 289,3474 284,3558 284,3642 284,3729 268,3813 268,3896 263,3975 263,4055 259,4134 259,4209 259,4284 259,4355 268,4430 272,4497 272,4560 272,4627 276,4689 280,4748 280,4802 284,4856 284,4902 284,4952 289,4998 293,5044 293,5082 293,5115 297,5149 293,5178 297,5203 297,5220 297,5236 297,5245 297,5253 297,5261 301,5265 309,5261 305,5257 314,5257 314,5253 305,5253 301,5249 301,5245 293,5240 289,5240 289,5236 293,5236 289,5236 289,5232 289,5228 276,5224 272,5224 272,5220 272,5211 259,5194 247,5174 230,5144 209,5107 193,5073 172,5036 147,4998 122,4957 105,4919 84,4882 59,4852 51,4819 38,4781 26,4748 17,4710 9,4673 5,4639 0,4606 5,4568 5,4531 0,4493 5,4452 9,4410 17,4364 30,4314 42,4259 55,4201 71,4138 96,4072 117,4005 138,3938 159,3875 176,3804 201,3742 222,3687">
          <text:p/>
        </draw:polyline>
        <draw:polyline draw:style-name="gr2" draw:text-style-name="P1" draw:layer="layout" svg:width="6.554cm" svg:height="1.006cm" svg:x="2.421cm" svg:y="5.31cm" svg:viewBox="0 0 6555 1007" draw:points="2017,58 2009,54 1992,50 1971,50 1951,46 1921,42 1892,38 1863,38 1829,38 1800,33 1767,33 1729,33 1696,33 1658,33 1612,29 1571,29 1529,29 1487,33 1445,33 1408,33 1366,38 1328,42 1303,46 1270,50 1258,54 1241,58 1228,63 1216,67 1207,71 1195,75 1187,79 1174,83 1166,88 1161,92 1157,96 1145,100 1141,104 1132,109 1132,113 1128,117 1128,121 1128,125 1132,129 1136,134 1145,146 1170,163 1207,184 1253,205 1308,231 1379,256 1466,289 1571,314 1700,343 1825,364 1959,385 2109,402 2272,414 2439,431 2627,444 2819,452 3011,460 3216,464 3420,464 3629,469 3833,469 4042,473 4234,473 4430,469 4606,473 4764,469 4919,469 5057,477 5174,477 5274,481 5357,485 5416,494 5470,498 5503,502 5528,506 5537,519 5533,515 5537,523 5533,515 5528,515 5516,515 5495,519 5470,531 5424,544 5361,560 5274,582 5161,607 5036,636 4894,665 4739,686 4581,711 4414,740 4234,757 4055,782 3879,803 3700,824 3524,836 3345,853 3170,865 2998,874 2840,882 2681,890 2522,894 2372,903 2226,907 2084,915 1946,919 1813,924 1679,932 1550,940 1491,945 1424,945 1358,949 1291,953 1228,957 1157,961 1095,965 1028,970 969,974 907,974 857,974 801,978 751,982 710,987 668,987 626,990 593,990 568,995 547,995 530,995 522,999 513,999 509,999 509,1003 513,1003 526,1003 538,1003 563,1007 593,1003 676,999 781,995 903,990 1049,978 1212,957 1399,936 1596,911 1792,882 1992,849 2197,819 2410,782 2631,748 2852,715 3086,677 3320,648 3562,610 3800,577 4050,552 4288,519 4526,489 4756,464 4981,435 5194,414 5399,389 5591,368 5762,352 5917,339 6059,331 6184,323 6292,323 6376,318 6438,318 6484,323 6522,323 6543,323 6551,323 6555,323 6555,318 6551,314 6530,314 6497,318 6451,318 6376,323 6284,327 6163,331 6021,339 5854,348 5666,356 5470,364 5253,373 5027,377 4789,389 4543,389 4288,398 4030,398 3762,394 3504,398 3245,394 2990,398 2748,398 2514,402 2297,406 2084,414 1884,427 1796,427 1692,435 1592,439 1487,444 1391,448 1283,452 1182,456 1070,460 969,464 865,469 760,473 655,473 568,473 476,477 397,477 317,481 246,481 184,481 133,481 92,481 54,485 29,485 8,485 0,485 8,485 29,485 67,485 117,485 179,481 275,481 459,473 672,460 928,448 1212,427 1521,406 1838,377 2143,348 2418,318 2689,285 2961,252 3232,221 3504,188 3762,159 4021,134 4268,109 4514,83 4739,58 4956,42 5153,25 5336,13 5495,8 5633,4 5754,0 5846,0 5921,4 5983,8 6025,13 6054,17 6071,17 6079,21 6084,21 6079,21 6067,25 6050,33 6025,46 5983,63 5937,83 5871,109 5791,134 5687,167 5587,201 5466,231 5340,264 5199,298 5052,323 4906,356 4743,385 4589,414 4435,435 4276,460 4130,477 3988,494 3850,506">
          <text:p/>
        </draw:polyline>
        <draw:polyline draw:style-name="gr2" draw:text-style-name="P1" draw:layer="layout" svg:width="3.411cm" svg:height="1.724cm" svg:x="4.963cm" svg:y="18.816cm" svg:viewBox="0 0 3412 1725" draw:points="3116,1717 3107,1713 3095,1709 3082,1700 3070,1696 3053,1692 3032,1684 3016,1675 2995,1671 2974,1663 2957,1659 2932,1654 2911,1650 2886,1646 2857,1642 2832,1642 2803,1638 2778,1638 2748,1638 2723,1638 2694,1629 2665,1629 2636,1629 2606,1629 2581,1625 2552,1625 2523,1625 2498,1625 2473,1621 2448,1621 2423,1621 2398,1621 2381,1621 2360,1621 2348,1621 2331,1621 2318,1625 2302,1625 2289,1625 2281,1629 2264,1629 2252,1629 2231,1629 2214,1629 2193,1629 2172,1625 2147,1621 2122,1621 2097,1621 2072,1617 2043,1617 2022,1617 1997,1613 1972,1613 1947,1613 1922,1609 1901,1609 1884,1609 1867,1609 1851,1609 1838,1609 1826,1609 1817,1609 1809,1609 1809,1613 1801,1613 1801,1617 1805,1617 1805,1621 1813,1621 1813,1625 1817,1625 1817,1629 1822,1629 1822,1634 1826,1634 1830,1634 1834,1638 1851,1638 1863,1638 1884,1638 1909,1642 1938,1638 1976,1638 2009,1638 2039,1634 2076,1629 2114,1625 2151,1621 2189,1621 2222,1617 2260,1609 2302,1604 2343,1600 2377,1596 2410,1592 2448,1588 2477,1584 2506,1579 2531,1575 2552,1571 2577,1567 2594,1567 2606,1563 2615,1558 2619,1558 2615,1554 2619,1554 2615,1550 2606,1550 2590,1550 2569,1546 2540,1546 2498,1546 2444,1546 2377,1546 2310,1546 2235,1542 2156,1546 2068,1550 1984,1554 1893,1558 1805,1567 1717,1575 1625,1575 1538,1584 1442,1592 1350,1600 1250,1604 1158,1613 1058,1617 953,1625 845,1634 736,1642 636,1650 536,1659 444,1667 356,1675 277,1684 210,1688 151,1696 105,1705 67,1709 42,1713 21,1717 9,1721 5,1721 0,1721 5,1721 0,1725 5,1725 9,1725 17,1725 25,1725 55,1725 92,1725 146,1725 210,1721 281,1717 360,1713 452,1709 544,1705 648,1696 753,1684 861,1675 966,1663 1087,1646 1208,1634 1329,1617 1454,1600 1579,1584 1696,1571 1813,1558 1926,1542 2039,1529 2139,1517 2231,1504 2314,1500 2389,1488 2460,1479 2510,1475 2552,1467 2581,1463 2606,1463 2619,1458 2627,1454 2632,1454 2627,1450 2627,1446 2619,1446 2602,1442 2577,1433 2531,1425 2481,1417 2414,1408 2331,1395 2235,1387 2122,1379 2018,1370 1901,1367 1788,1358 1675,1358 1559,1358 1437,1358 1325,1362 1225,1362 1112,1370 995,1379 891,1387 786,1400 682,1408 590,1421 494,1433 410,1446 335,1458 273,1471 218,1483 173,1492 138,1500 109,1504 92,1508 80,1508 76,1513 71,1517 76,1517 71,1517 80,1521 101,1521 142,1525 189,1525 252,1525 331,1525 423,1521 536,1517 661,1517 782,1508 903,1500 1024,1488 1149,1479 1266,1471 1387,1458 1508,1446 1617,1437 1721,1425 1826,1417 1922,1408 2022,1395 2110,1387 2193,1379 2268,1370 2343,1362 2419,1362 2485,1358 2544,1354 2594,1350 2644,1350 2690,1350 2736,1350 2773,1354 2803,1358 2828,1362 2857,1370 2886,1375 2894,1379 2903,1387 2907,1395 2911,1400 2920,1400 2924,1404 2911,1408 2915,1408 2911,1412 2911,1421 2920,1429 2911,1442 2907,1454 2907,1467 2907,1479 2907,1492 2903,1504 2903,1508 2899,1513 2894,1513 2886,1508 2882,1508 2878,1504 2886,1504 2886,1500 2882,1500 2886,1496 2890,1496 2886,1492 2886,1488 2886,1483 2886,1479 2886,1475 2886,1471 2886,1467 2886,1454 2886,1429 2886,1392 2886,1350 2890,1304 2894,1245 2890,1183 2886,1108 2890,1032 2890,956 2894,877 2894,798 2894,710 2894,631 2899,556 2899,480 2899,413 2899,347 2899,292 2894,242 2890,196 2890,155 2890,117 2899,88 2894,59 2894,42 2894,21 2899,13 2915,4 2915,0 2911,0 2920,0 2924,8 2924,13 2911,13 2915,21 2915,25 2915,29 2911,38 2911,46 2915,59 2928,79 2928,109 2932,142 2932,184 2932,230 2932,284 2932,347 2928,413 2915,480 2907,551 2899,622 2886,693 2874,768 2861,839 2844,910 2824,977 2803,1041 2786,1103 2769,1162 2753,1216 2740,1266 2728,1316 2711,1358 2702,1395 2694,1429 2690,1458 2686,1483 2686,1500 2682,1513 2682,1521 2686,1529 2682,1529 2682,1533 2682,1529 2677,1529 2673,1525 2673,1521 2669,1513 2669,1508 2665,1504 2657,1500 2661,1492 2661,1475 2661,1454 2669,1425 2673,1392 2682,1345 2690,1295 2711,1241 2723,1179 2740,1112 2757,1045 2773,977 2790,902 2807,831 2828,752 2832,677 2844,606 2853,543 2861,489 2869,443 2874,405 2878,376 2882,355 2890,343 2890,334 2894,330 2894,334 2894,338 2894,343 2899,351 2903,363 2903,380 2907,405 2915,438 2920,480 2924,526 2928,576 2932,635 2928,697 2928,756 2924,810 2920,864 2907,919 2894,973 2886,1028 2865,1078 2853,1133 2828,1183 2803,1233 2782,1283 2761,1325 2744,1362 2711,1395 2698,1425 2686,1450 2682,1467 2677,1479 2673,1488 2669,1492 2669,1496 2665,1496 2665,1492 2665,1488 2661,1488 2665,1488 2665,1483 2661,1483 2661,1479 2657,1475 2661,1467 2665,1454 2669,1437 2669,1417 2677,1387 2690,1354 2702,1316 2719,1274 2732,1229 2748,1183 2765,1133 2790,1083 2811,1032 2824,981 2840,931 2853,885 2865,843 2874,806 2882,768 2886,739 2890,710 2894,685 2899,664 2903,647 2903,635 2903,622 2903,618 2903,610 2903,606 2907,610 2911,610 2911,614 2903,614 2907,614 2903,618 2886,618 2865,626 2836,635 2790,643 2744,656 2682,672 2606,689 2535,710 2456,735 2368,760 2272,781 2181,810 2076,839 1980,869 1876,898 1776,927 1675,956 1584,981 1488,1002 1396,1028 1316,1049 1229,1074 1145,1091 1070,1112 987,1128 907,1145 836,1162 770,1174 703,1191 644,1204 594,1220 532,1233 490,1245 456,1258 423,1266 398,1279 373,1287 352,1295 340,1304 327,1312 323,1316 319,1320 314,1325 310,1329 310,1333 319,1333 310,1333 314,1333 310,1333 314,1333 323,1333 323,1337 319,1337 323,1337 335,1337 360,1337 406,1342 456,1337 523,1337 611,1333 711,1325 820,1320 941,1308 1066,1291 1187,1274 1316,1254 1450,1233 1592,1208 1730,1183 1867,1153 2014,1128 2151,1103 2285,1078 2419,1049 2544,1024 2661,994 2769,977 2878,952 2974,927 3053,906 3124,889 3187,873 3233,856 3279,843 3316,831 3345,823 3362,818 3387,810 3395,806 3404,802 3412,798 3412,793 3408,789 3400,789 3400,785 3395,781 3391,777 3379,768">
          <text:p/>
        </draw:polyline>
        <draw:polyline draw:style-name="gr2" draw:text-style-name="P1" draw:layer="layout" svg:width="3.223cm" svg:height="2.18cm" svg:x="4.801cm" svg:y="17.204cm" svg:viewBox="0 0 3224 2181" draw:points="2973,1964 2973,1960 2977,1960 2981,1960 2986,1960 2990,1964 2994,1964 2994,1968 2994,1972 2994,1976 2994,1981 2994,1985 2994,1989 2990,1993 2990,1997 2986,2001 2986,2010 2981,2014 2981,2022 2981,2031 2986,2039 2986,2047 2994,2056 2998,2068 3006,2077 3015,2089 3023,2102 3031,2110 3040,2122 3048,2131 3056,2139 3065,2147 3073,2156 3077,2160 3086,2164 3094,2169 3094,2172 3098,2177 3094,2177 3086,2181 3082,2181 3077,2181 3073,2177 3069,2177 3065,2172 3056,2169 3056,2164 3052,2160 3044,2152 3040,2144 3031,2131 3019,2114 3002,2093 2990,2064 2973,2039 2956,2010 2935,1976 2923,1943 2910,1905 2902,1864 2894,1818 2894,1776 2894,1726 2898,1676 2902,1621 2902,1563 2902,1500 2898,1442 2906,1384 2906,1325 2910,1266 2910,1211 2902,1153 2902,1099 2898,1049 2906,998 2906,953 2910,907 2906,865 2915,827 2919,790 2923,756 2931,727 2923,698 2927,677 2927,656 2927,639 2927,627 2927,619 2927,614 2923,614 2927,610 2935,614 2931,614 2931,619 2923,619 2927,623 2927,627 2927,631 2931,631 2931,635 2931,639 2935,639 2944,639 2944,644 2948,644 2944,644 2944,639 2948,639 2944,639 2940,639 2940,635 2944,627 2952,619 2960,606 2973,589 2986,573 3002,548 3015,523 3036,493 3052,468 3069,439 3073,414 3086,389 3098,364 3111,339 3127,314 3136,293 3144,268 3153,247 3165,222 3173,201 3182,180 3186,155 3186,134 3194,109 3194,88 3203,72 3207,55 3211,38 3215,26 3215,17 3219,9 3219,5 3224,0 3219,0 3224,0 3219,0 3219,5 3215,5 3224,5 3219,5 3215,5 3211,9 3198,9 3186,9 3165,9 3136,13 3098,13 3052,17 3002,22 2944,26 2877,30 2814,38 2743,42 2681,47 2614,55 2543,63 2468,76 2397,84 2318,97 2234,105 2155,118 2071,122 1979,134 1888,143 1800,155 1708,163 1616,176 1529,180 1432,193 1349,205 1270,218 1195,226 1124,239 1053,247 982,255 923,259 861,268 802,272 744,276 689,284 635,289 589,293 535,297 485,301 439,305 397,310 355,305 309,310 268,310 226,314 188,314 155,314 126,314 101,314 72,314 55,310 42,310 29,310 16,310 8,310 0,310 4,310 12,310 16,310 16,314 20,314 25,314 29,314 34,314 55,314 88,310 134,305 188,297 259,289 347,280 447,272 564,259 685,243 810,230 940,214 1073,201 1207,184 1345,163 1483,147 1612,134 1741,118 1867,97 1996,84 2121,72 2230,63 2334,51 2434,42 2526,34 2593,26 2656,22 2706,17 2739,17 2777,17 2794,17 2810,13 2814,13 2823,13 2827,9 2819,9 2814,9 2794,9 2768,13 2731,9 2677,13 2610,13 2526,17 2426,22 2309,30 2192,34 2067,38 1942,47 1812,55 1696,68 1583,72 1478,84 1370,97 1278,105 1195,118 1119,130 1053,138 986,143 932,147 890,155 861,159 831,163 810,163 798,168 785,168 781,168 777,172 773,172 777,172 781,172 777,172 781,172 785,172 798,168 819,163 844,163 881,155 919,151 973,138 1028,130 1078,122 1124,109 1165,97 1199,84 1220,72 1240,63 1253,59 1266,55">
          <text:p/>
        </draw:polyline>
        <draw:polyline draw:style-name="gr2" draw:text-style-name="P1" draw:layer="layout" svg:width="0.677cm" svg:height="3.456cm" svg:x="4.65cm" svg:y="17.013cm" svg:viewBox="0 0 678 3457" draw:points="431,3457 427,3457 427,3453 423,3453 423,3449 418,3449 409,3445 405,3441 401,3437 393,3424 384,3403 372,3378 355,3349 343,3316 326,3274 309,3224 292,3170 276,3115 255,3052 238,2986 222,2911 201,2823 180,2731 163,2635 138,2531 117,2422 100,2305 80,2188 59,2071 46,1949 34,1828 21,1703 9,1586 4,1465 0,1344 0,1227 4,1106 4,989 4,876 9,768 17,663 21,568 25,480 25,392 38,317 46,250 54,191 63,141 71,100 75,66 84,41 88,20 92,12 92,4 96,0 100,4 100,8 100,12 105,16 100,25 105,29 105,41 109,58 121,79 130,112 138,150 151,196 163,254 176,329 188,405 205,492 213,584 230,680 242,780 259,889 267,998 272,1102 288,1206 297,1306 297,1402 309,1503 309,1594 322,1682 322,1766 334,1849 334,1932 334,2013 334,2096 338,2167 330,2238 330,2301 330,2360 334,2414 334,2460 334,2501 334,2535 334,2568 338,2593 343,2614 338,2631 338,2639 338,2647 338,2652 334,2656 334,2652 330,2652 330,2647 330,2643 326,2639 326,2635 322,2631 322,2627 318,2618 313,2602 305,2577 301,2539 292,2497 288,2443 284,2380 276,2305 276,2226 280,2142 280,2059 280,1970 284,1878 284,1786 288,1695 284,1599 292,1503 297,1411 301,1323 309,1240 318,1160 322,1094 326,1031 330,976 334,931 338,897 338,868 338,847 338,830 343,822 343,818 347,818 347,822 347,826 347,830 355,839 363,847 376,864 393,885 414,914 440,943 469,976 506,1014 536,1052 565,1089 590,1135 611,1177 627,1215 640,1256 653,1298 661,1340 669,1381 673,1423 678,1465 678,1503 673,1540 669,1574 665,1603 657,1628 644,1653 636,1670 619,1682 607,1695">
          <text:p/>
        </draw:polyline>
        <draw:polyline draw:style-name="gr2" draw:text-style-name="P1" draw:layer="layout" svg:width="5.486cm" svg:height="0.606cm" svg:x="13.693cm" svg:y="18.419cm" svg:viewBox="0 0 5487 607" draw:points="5340,0 5336,0 5332,0 5328,0 5324,5 5324,9 5320,9 5320,13 5315,13 5315,17 5315,13 5311,13 5311,17 5311,13 5311,17 5307,17 5295,17 5295,22 5303,22 5303,25 5299,25 5303,25 5299,25 5295,25 5290,22 5286,22 5274,25 5249,25 5215,22 5165,22 5103,22 5023,25 4919,25 4806,30 4681,35 4547,39 4401,48 4251,56 4096,64 3934,81 3771,94 3608,110 3437,127 3274,144 3103,164 2940,181 2786,198 2623,219 2468,240 2322,252 2176,273 2038,294 1913,310 1784,331 1667,348 1558,365 1441,386 1333,406 1237,423 1149,444 1061,457 982,473 907,490 828,502 765,515 702,527 648,540 598,549 552,557 519,565 485,569 456,574 435,582 418,586 414,590 402,594 398,594 389,599 385,599 381,599 372,599 377,603 372,603 377,603 381,603 381,599 385,599 385,603 381,603 385,603 393,603 414,603 452,603 498,607 569,607 656,607 761,607 882,599 1024,599 1170,590 1324,578 1495,561 1667,544 1846,519 2030,494 2226,473 2426,444 2627,415 2831,390 3040,361 3245,331 3441,310 3637,285 3821,265 4009,248 4188,231 4355,215 4506,206 4656,202 4789,198 4910,194 5023,194 5107,198 5182,198 5244,202 5299,206 5349,210 5382,215 5407,215 5424,219 5432,219 5453,223 5457,223 5466,223 5474,223 5478,223 5487,227 5482,227 5478,223 5466,223 5462,227 5462,223 5453,223 5445,227 5428,227 5399,227 5353,231 5295,231 5219,235 5123,235 5002,231 4856,235 4706,235 4543,235 4368,235 4180,240 3988,248 3792,252 3583,260 3374,269 3170,285 2957,302 2752,315 2548,331 2347,352 2155,369 1967,390 1788,411 1612,423 1445,444 1287,461 1136,477 999,486 848,499 731,515 619,527 514,532 427,544 343,553 272,561 205,569 160,578 114,582 80,590 55,594 30,599 26,603 17,603 12,603 12,607 8,607 4,607 0,603 4,603 4,599 12,594 26,590 51,586 76,582 109,574 151,565 193,553 243,540 293,527 335,519 377,507">
          <text:p/>
        </draw:polyline>
        <draw:polyline draw:style-name="gr2" draw:text-style-name="P1" draw:layer="layout" svg:width="3.737cm" svg:height="2.563cm" svg:x="10.762cm" svg:y="17.735cm" svg:viewBox="0 0 3738 2564" draw:points="3429,376 3433,351 3433,321 3433,288 3433,254 3429,221 3425,183 3425,158 3420,138 3412,129 3412,121 3408,117 3404,121 3404,125 3404,129 3408,133 3408,138 3408,142 3412,146 3412,154 3412,163 3412,175 3408,192 3399,217 3404,246 3395,284 3395,330 3395,388 3391,451 3395,526 3395,601 3399,689 3404,781 3416,877 3425,973 3433,1073 3445,1169 3462,1269 3475,1369 3487,1465 3500,1558 3508,1646 3521,1734 3529,1821 3537,1905 3533,1980 3541,2051 3546,2113 3546,2176 3546,2234 3533,2289 3533,2339 3533,2385 3533,2423 3529,2460 3533,2493 3529,2514 3529,2535 3533,2548 3533,2556 3525,2560 3521,2564 3512,2564 3516,2560 3516,2556 3512,2556 3512,2552 3508,2548 3504,2548 3500,2544 3500,2539 3500,2535 3500,2531 3495,2518 3500,2502 3491,2473 3487,2439 3483,2397 3479,2343 3479,2285 3479,2214 3479,2134 3475,2046 3470,1951 3479,1842 3483,1734 3491,1616 3487,1495 3495,1365 3504,1240 3516,1119 3537,1006 3558,902 3575,806 3592,718 3617,643 3633,576 3654,522 3671,472 3688,430 3688,397 3704,372 3708,351 3717,338 3721,326 3725,321 3729,317 3729,321 3725,321 3729,326 3729,330 3733,334 3733,342 3738,351 3738,367 3733,392 3725,430 3721,472 3708,526 3692,588 3679,664 3667,747 3650,835 3646,927 3633,1027 3621,1123 3608,1223 3600,1319 3592,1419 3579,1512 3575,1600 3562,1683 3558,1763 3558,1842 3558,1909 3558,1971 3562,2026 3566,2076 3575,2122 3579,2164 3592,2197 3600,2230 3608,2255 3621,2280 3629,2301 3642,2318 3650,2335 3654,2343 3654,2351 3662,2355 3662,2360 3667,2360 3662,2360 3662,2355 3658,2355 3658,2351 3654,2351 3654,2347 3646,2343 3650,2343 3650,2339 3654,2339 3662,2339 3658,2339 3658,2335 3662,2335 3654,2339 3650,2339 3650,2335 3646,2330 3642,2330 3633,2330 3629,2330 3612,2326 3587,2322 3546,2314 3487,2305 3408,2293 3320,2285 3220,2276 3107,2260 2995,2255 2878,2251 2765,2251 2648,2251 2544,2251 2427,2260 2309,2264 2188,2272 2071,2280 1941,2293 1820,2305 1695,2318 1553,2335 1428,2347 1303,2368 1182,2385 1056,2406 948,2426 839,2439 731,2456 635,2468 539,2485 451,2493 376,2506 305,2510 226,2514 171,2518 125,2527 88,2531 63,2531 42,2535 25,2539 17,2539 4,2544 0,2544 9,2544 13,2539 29,2539 50,2535 84,2531 130,2523 188,2514 267,2502 355,2493 459,2476 560,2456 668,2439 781,2418 889,2397 998,2376 1102,2351 1219,2326 1324,2301 1436,2276 1549,2251 1666,2230 1770,2201 1883,2176 1992,2147 2100,2118 2204,2093 2309,2068 2402,2043 2489,2018 2577,1996 2640,1976 2702,1959 2757,1946 2794,1934 2823,1925 2844,1921 2861,1917 2869,1913 2878,1913 2882,1913 2878,1913 2882,1917 2878,1917 2873,1921 2861,1925 2832,1934 2794,1942 2744,1955 2677,1971 2606,1988 2523,2009 2431,2030 2335,2051 2242,2072 2150,2097 2063,2118 1975,2143 1900,2168 1820,2189 1754,2209 1691,2230 1637,2251 1582,2268 1536,2280 1491,2297 1453,2310 1420,2322 1386,2335 1361,2343 1332,2351 1315,2360 1299,2364 1294,2364 1286,2368 1282,2368 1274,2368 1282,2368 1282,2372 1286,2372 1282,2372 1294,2372 1299,2372 1303,2372 1307,2368 1324,2368 1349,2368 1374,2364 1415,2364 1461,2360 1511,2360 1570,2351 1628,2347 1683,2343 1733,2335 1779,2330 1816,2322 1854,2318 1887,2310 1916,2305 1941,2305 1958,2301 1971,2301 1979,2297 1983,2297 1975,2297 1971,2297 1966,2297 1979,2297 1975,2297 1975,2293 1971,2293 1975,2293 1962,2289 1946,2285 1916,2272 1875,2255 1829,2230 1774,2205 1712,2176 1649,2134 1578,2097 1524,2051 1470,2009 1424,1959 1386,1909 1349,1855 1311,1788 1269,1725 1244,1654 1219,1583 1194,1508 1182,1432 1165,1344 1152,1261 1140,1177 1140,1089 1132,998 1132,910 1132,818 1127,726 1140,647 1152,568 1165,497 1177,434 1194,372 1215,317 1240,271 1265,225 1282,188 1303,154 1328,121 1349,96 1374,75 1390,58 1407,46 1424,37 1440,33 1457,29 1466,29 1474,29 1482,33 1486,33 1499,42 1503,50 1511,67 1520,88 1532,117 1541,146 1562,188 1574,234 1574,288 1582,342 1582,401 1574,467 1570,534 1562,605 1545,680 1528,760 1507,839 1486,914 1466,993 1449,1073 1436,1148 1411,1219 1386,1286 1365,1353 1344,1411 1328,1469 1315,1520 1299,1575 1278,1621 1265,1663 1253,1700 1244,1729 1244,1759 1240,1779 1232,1800 1232,1813 1223,1817 1223,1825 1219,1825 1207,1825 1207,1821 1207,1817 1207,1813 1207,1809 1211,1804 1207,1804 1207,1796 1211,1784 1219,1763 1228,1729 1244,1692 1253,1650 1274,1596 1303,1537 1328,1465 1357,1398 1382,1332 1407,1257 1436,1177 1478,1098 1503,1010 1536,914 1562,822 1591,726 1612,630 1637,543 1662,459 1674,384 1695,313 1712,254 1737,204 1749,163 1770,125 1783,96 1800,75 1812,54 1825,37 1837,25 1841,17 1854,8 1870,4 1887,0 1904,4 1929,8 1954,21 1979,42 2004,62 2042,96 2067,133 2092,175 2108,225 2129,276 2146,326 2154,384 2159,438 2146,497">
          <text:p/>
        </draw:polyline>
        <draw:polyline draw:style-name="gr2" draw:text-style-name="P1" draw:layer="layout" svg:width="1.937cm" svg:height="0.539cm" svg:x="11.768cm" svg:y="17.864cm" svg:viewBox="0 0 1938 540" draw:points="0,540 0,519 4,498 13,477 21,448 38,419 50,385 67,356 84,327 109,302 130,277 151,252 163,231 184,210 205,193 226,176 247,164 259,150 280,138 293,125 318,113 326,105 334,96 343,92 351,84 364,80 372,75 376,75 384,71 397,67 409,67 418,67 422,63 430,59 439,59 439,54 443,50 439,50 439,46 434,46 430,42 426,42 422,42 418,38 414,34 405,34 393,29 380,25 372,21 359,17 343,13 330,9 318,4 313,4 309,0 305,0 301,4 297,4 293,4 293,9 293,13 293,17 293,21 297,25 305,34 309,38 326,50 355,59 389,71 430,84 489,100 551,117 618,130 698,142 773,150 849,160 932,168 1012,173 1091,185 1166,189 1233,189 1300,193 1362,198 1417,198 1462,202 1496,202 1525,202 1546,206 1567,206 1571,206 1575,206 1588,206 1584,206 1579,202 1575,202 1559,202 1529,198 1492,198 1429,198 1358,202 1279,202 1183,206 1078,214 974,214 861,223 756,235 652,244 560,256 464,269 384,277 309,289 251,302 197,310 155,319 113,323 88,331 75,335 67,335 67,339 71,339 80,344 88,344 96,348 113,348 146,348 192,352 255,352 330,348 414,348 522,344 639,335 756,323 874,314 991,302 1091,285 1195,269 1296,256 1396,239 1479,227 1554,214 1625,198 1688,185 1751,173 1796,160 1842,147 1872,134 1892,125 1913,117 1926,113 1930,109 1938,105 1938,100 1930,96 1918,92 1888,84 1859,75 1813,71 1763,67 1700,63">
          <text:p/>
        </draw:polyline>
        <draw:polyline draw:style-name="gr2" draw:text-style-name="P1" draw:layer="layout" svg:width="7.03cm" svg:height="0.827cm" svg:x="13.831cm" svg:y="4.049cm" svg:viewBox="0 0 7031 828" draw:points="6781,0 6789,0 6801,9 6818,9 6835,9 6852,13 6868,17 6885,17 6906,25 6922,29 6939,34 6956,38 6973,42 6989,46 7002,50 7010,59 7019,63 7027,67 7031,71 7027,76 7023,76 7019,79 7002,79 6985,79 6968,84 6943,84 6914,88 6877,88 6831,88 6781,92 6722,96 6655,92 6576,96 6484,101 6384,104 6275,109 6154,113 6025,117 5891,126 5749,134 5595,138 5440,151 5286,163 5123,176 4956,188 4793,205 4622,222 4455,238 4292,259 4130,280 3975,305 3804,322 3507,368 3231,405 2993,443 2784,476 2605,502 2442,527 2308,544 2217,557 2129,569 2062,582 1995,590 1937,598 1891,603 1862,611 1837,615 1820,619 1807,623 1803,628 1799,628 1803,628 1803,632 1812,632 1812,636 1816,636 1828,636 1862,636 1916,636 1987,636 2083,636 2196,632 2342,623 2513,611 2697,598 2893,582 3102,561 3206,552 3327,540 3456,527 3594,510 3732,498 3892,481 4042,459 4209,439 4380,426 4555,401 4727,380 4910,363 5081,343 5261,322 5432,305 5599,288 5758,272 5895,255 6021,238 6138,230 6234,217 6317,205 6388,197 6442,188 6488,184 6522,180 6547,176 6555,176 6551,176 6534,176 6501,176 6459,180 6405,180 6338,184 6255,192 6159,197 6050,201 5921,209 5787,222 5628,230 5465,242 5286,255 5098,272 4906,284 4706,301 4505,322 4113,355 3740,388 3415,426 3122,451 2872,484 2663,510 2488,527 2363,544 2250,552 2150,565 2062,573 1983,577 1924,582 1878,582 1845,586 1807,590 1795,590 1786,590 1782,590 1786,590 1791,590 1795,594 1791,594 1795,594 1791,594 1795,594 1795,598 1799,598 1816,598 1849,598 1895,598 1953,594 2033,590 2129,586 2242,577 2383,565 2525,548 2667,535 2743,523 2826,515 2909,502 3001,484 3093,472 3193,455 3285,447 3390,430 3486,413 3590,393 3686,376 3791,359 3892,343 3996,326 4092,309 4192,288 4284,272 4372,251 4447,238 4509,226 4572,213 4618,201 4668,192 4706,180 4747,176 4772,167 4793,159 4810,155 4823,151 4818,146 4798,146 4764,146 4714,151 4656,155 4593,159 4514,163 4413,171 4305,184 4175,197 4038,213 3887,230 3552,272 3198,318 2843,368 2513,418 2204,468 1928,510 1682,552 1478,582 1302,611 1131,640 972,665 826,682 689,707 559,724 446,744 342,761 250,774 183,786 121,799 75,807 41,815 16,819 4,824 0,824 0,828 4,828 16,828 41,828 87,824 158,819 250,811 367,807 492,790 659,774 847,753 1052,728 1269,698 1490,673 1732,640 1979,607 2108,594 2246,577 2392,557 2550,535 2701,519 2868,498 3031,476 3198,451 3356,434 3527,409 3682,388 3850,372 4000,351 4150,330 4284,309 4426,292 4543,276 4647,259 4735,247 4818,234 4877,222 4923,213 4948,209 4960,201 4956,197 4935,197 4898,197 4848,197 4785,205 4710,213">
          <text:p/>
        </draw:polyline>
        <draw:polyline draw:style-name="gr2" draw:text-style-name="P1" draw:layer="layout" svg:width="3.348cm" svg:height="3.135cm" svg:x="10.879cm" svg:y="2.822cm" svg:viewBox="0 0 3349 3136" draw:points="2665,1177 2665,1165 2669,1148 2673,1131 2677,1110 2677,1089 2681,1069 2681,1044 2685,1019 2685,993 2690,968 2690,943 2694,918 2694,898 2698,876 2698,864 2698,851 2698,843 2702,835 2706,831 2711,835 2719,843 2723,856 2736,876 2748,901 2765,931 2781,964 2798,1002 2819,1048 2832,1094 2848,1152 2873,1215 2907,1336 2944,1469 2969,1603 2990,1733 2999,1854 3003,1967 2999,2067 2990,2147 2978,2226 2965,2301 2957,2381 2944,2447 2932,2514 2915,2577 2907,2635 2898,2690 2894,2744 2882,2798 2873,2848 2873,2894 2873,2940 2878,2982 2882,3015 2882,3048 2886,3073 2890,3095 2907,3115 2907,3124 2907,3132 2907,3136 2907,3132 2898,3132 2894,3128 2890,3124 2894,3120 2894,3107 2903,3090 2915,3065 2936,3036 2957,2998 2990,2957 3024,2902 3057,2844 3095,2781 3128,2719 3157,2652 3186,2585 3220,2514 3245,2439 3270,2360 3295,2276 3316,2189 3324,2092 3333,2042 3341,1984 3345,1925 3349,1858 3349,1783 3349,1708 3345,1632 3341,1549 3337,1469 3328,1386 3316,1306 3308,1215 3295,1135 3282,1056 3274,981 3262,906 3253,839 3241,780 3228,730 3220,684 3212,647 3203,614 3195,593 3191,576 3186,563 3182,559 3182,555 3182,563 3186,576 3186,593 3191,614 3191,639 3191,668 3191,710 3191,747 3186,789 3182,839 3178,889 3174,948 3166,1006 3161,1073 3141,1206 3107,1340 3082,1465 3057,1586 3028,1691 3015,1787 2994,1866 2982,1938 2969,1996 2965,2055 2969,2109 2965,2155 2965,2201 2957,2247 2961,2285 2965,2322 2974,2364 2982,2397 2982,2431 2990,2464 2999,2489 3011,2518 3019,2543 3028,2568 3040,2593 3049,2614 3061,2631 3070,2648 3078,2660 3082,2673 3090,2681 3099,2690 3103,2694 3090,2698 3090,2694 3090,2690 3086,2685 3082,2681 3090,2681 3090,2677 3095,2677 3090,2673 3090,2669 3086,2669 3082,2665 3086,2665 3086,2660 3082,2660 3082,2656 3078,2652 3078,2648 3078,2639 3074,2631 3070,2623 3070,2614 3065,2610 3061,2602 3061,2598 3061,2593 3061,2589 3070,2589 3074,2589 3074,2585 3078,2585 3065,2585 3070,2581 3070,2572 3074,2560 3082,2547 3086,2531 3099,2514 3111,2497 3124,2477 3136,2456 3149,2443 3161,2431 3170,2418 3182,2406 3186,2397 3203,2385 3216,2376 3224,2372 3224,2368 3228,2364 3228,2360 3241,2360 3241,2356 3237,2356 3237,2360 3228,2360 3224,2360 3216,2356 3212,2356 3207,2356 3191,2351 3157,2347 3111,2343 3049,2339 2982,2335 2898,2326 2794,2322 2673,2322 2552,2326 2435,2326 2318,2330 2197,2343 2068,2351 1955,2360 1838,2368 1717,2381 1604,2393 1483,2406 1370,2422 1249,2435 1141,2451 1028,2468 924,2485 818,2502 718,2518 639,2531 555,2543 480,2556 401,2568 338,2581 280,2589 226,2598 180,2606 134,2614 96,2618 67,2623 46,2623 29,2627 17,2627 4,2631 0,2631 4,2631 13,2631 17,2631 21,2631 25,2631 33,2631 54,2627 88,2627 138,2618 205,2606 292,2589 388,2568 509,2543 635,2518 764,2497 903,2468 1036,2439 1170,2410 1304,2381 1441,2351 1571,2326 1704,2293 1830,2264 1951,2239 2063,2214 2164,2189 2264,2164 2339,2142 2414,2122 2473,2101 2527,2084 2569,2072 2598,2059 2623,2051 2635,2046 2656,2038 2660,2038 2660,2034 2652,2034 2656,2034 2652,2034 2648,2034 2652,2030 2648,2030 2635,2030 2623,2030 2585,2034 2539,2034 2477,2042 2402,2046 2306,2059 2193,2067 2084,2076 1972,2092 1855,2109 1742,2126 1629,2139 1517,2155 1412,2167 1316,2184 1220,2197 1128,2209 1045,2226 965,2239 907,2251 839,2255 789,2264 739,2268 706,2272 681,2276 664,2280 647,2280 635,2280 630,2280 635,2280 622,2280 626,2285 630,2285 643,2280 668,2276 718,2268 768,2260 827,2247 903,2230 982,2214 1074,2193 1162,2172 1245,2147 1324,2126 1400,2101 1466,2084 1529,2063 1579,2046 1621,2038 1663,2030 1696,2017 1725,2013 1759,2009 1780,2009 1796,2005 1809,2005 1830,2005 1834,2005 1825,2005 1817,2005 1805,2005 1800,2005 1788,2005 1796,2005 1788,2009 1775,2009 1754,2017 1729,2030 1700,2042 1658,2055 1604,2067 1546,2076 1479,2092 1416,2105 1358,2114 1283,2122 1228,2126 1174,2130 1124,2130 1078,2130 1041,2126 1007,2122 978,2109 961,2105 940,2092 924,2076 903,2059 890,2038 869,2013 857,1980 853,1946 839,1905 835,1858 831,1833 827,1799 831,1766 831,1728 831,1682 835,1628 835,1578 849,1515 853,1453 861,1382 865,1311 869,1231 882,1152 890,1069 903,989 920,901 932,814 945,735 957,655 974,576 986,505 999,434 1011,371 1016,313 1028,263 1036,217 1045,179 1049,146 1057,117 1061,92 1066,67 1066,50 1074,33 1078,21 1078,12 1082,8 1082,4 1082,0 1087,0 1091,0 1095,4 1091,4 1095,8 1095,17 1095,25 1091,37 1091,50 1082,71 1078,88 1078,113 1074,138 1070,167 1061,200 1057,234 1049,271 1036,313 1032,355 1024,400 1011,446 1003,493 990,538 982,584 970,626 965,668 957,710 949,747 936,785 928,818 915,847 907,881 899,906 894,931 890,948 882,964 878,977 874,989 869,1002 861,1006 857,1014 857,1019 853,1019 853,1023 849,1023 849,1019 853,1019 849,1019 853,1014 853,1010 857,1010 853,1010 853,1006 853,1002 853,993 853,981 849,964 853,952 853,931 844,914 844,898 844,881 839,860 839,839 835,822 835,801 835,780 831,764 831,743 831,730 827,718 827,710 827,705 822,697 822,693 827,693 827,689 822,689 827,689 827,693 831,693 831,697 835,697 844,697 857,697 878,697 907,697 949,697 986,693 1036,693 1099,693 1170,689 1249,684 1337,680 1425,676 1525,668 1625,668 1742,659 1855,651 1967,643 2080,639 2189,634 2293,630 2397,622 2498,618 2585,614 2673,609 2744,609 2811,605 2873,605 2919,601 2965,601 3003,601 3036,601 3070,601 3090,597 3107,597 3120,597 3124,597 3120,593 3107,593 3086,593 3057,593 3024,593 2982,593 2936,593 2878,593 2815,597 2740,601 2665,601 2573,609 2477,618 2377,626 2276,634 2164,643 2043,651 1930,664 1817,676 1704,689 1592,701 1491,710 1391,718 1299,730 1212,739 1132,747 1061,755 999,764 945,764 894,772 853,776 818,776 781,780 756,785 739,785 727,785 718,789 710,789 718,789 735,789 756,789 789,789 835,789 890,789 949,785 1020,785 1099,780 1187,776 1291,768 1395,760 1508,751 1629,747 1754,735 1884,722 2013,710 2143,701 2272,689 2389,680 2502,668 2606,655 2706,647 2794,639 2873,630 2940,622 2999,614 3053,609 3107,605 3145,601 3174,597 3195,593 3212,593 3224,589 3232,589 3237,584 3232,584 3228,580 3207,576 3182,572 3149,568 3111,559 3065,555 3015,547 2953,543 2890,534 2823,526 2752,518 2681,509 2602,501 2514,497">
          <text:p/>
        </draw:polyline>
        <draw:polyline draw:style-name="gr2" draw:text-style-name="P1" draw:layer="layout" svg:width="2.681cm" svg:height="0.209cm" svg:x="11.267cm" svg:y="3.139cm" svg:viewBox="0 0 2682 210" draw:points="795,168 799,164 799,160 803,152 807,147 811,143 815,135 815,130 824,122 828,118 840,110 849,101 857,97 870,89 882,83 895,89 911,83 928,79 949,79 970,79 995,75 1020,75 1049,75 1083,75 1116,75 1154,71 1191,71 1229,71 1270,67 1321,67 1362,63 1408,63 1454,63 1496,58 1542,54 1584,50 1621,46 1663,42 1700,38 1734,33 1767,29 1797,25 1822,21 1842,17 1863,13 1880,13 1892,8 1901,4 1905,4 1909,4 1909,0 1905,0 1897,0 1880,0 1855,0 1826,0 1788,0 1738,0 1684,4 1625,8 1554,13 1475,13 1387,17 1300,25 1200,33 1099,42 999,54 895,58 785,71 685,83 589,93 497,105 414,118 334,130 268,135 205,143 155,152 109,160 80,168 50,177 25,181 9,185 0,189 0,193 9,197 30,202 55,202 96,206 142,206 197,206 259,210 334,210 422,206 518,206 622,202 731,197 857,197 982,189 1112,181 1245,177 1383,172 1521,164 1650,156 1780,147 1901,139 2014,135 2114,130 2214,122 2297,118 2373,114 2439,110 2494,110 2544,110 2586,105 2615,105 2644,105 2665,101 2673,101 2682,101 2673,97 2652,97 2631,97 2598,93 2560,93 2519,89 2464,79 2410,75 2343,71 2272,67 2193,63 2114,58 2026,54 1934,46 1838,38">
          <text:p/>
        </draw:polyline>
        <draw:polyline draw:style-name="gr2" draw:text-style-name="P1" draw:layer="layout" svg:width="0.947cm" svg:height="2.668cm" svg:x="11.18cm" svg:y="2.805cm" svg:viewBox="0 0 948 2669" draw:points="0,42 0,34 4,29 4,25 8,21 12,17 12,12 16,9 16,4 21,0 25,0 29,0 33,4 37,17 46,34 50,50 58,75 62,100 71,138 83,175 96,226 112,276 125,334 142,397 162,463 179,543 200,622 221,714 242,802 258,898 292,1081 329,1270 359,1437 384,1596 400,1738 413,1863 421,1963 430,2043 434,2114 434,2181 438,2243 438,2297 438,2347 438,2393 438,2435 434,2477 434,2510 430,2535 426,2560 421,2577 421,2589 421,2598 417,2606 413,2610 409,2610 405,2606 400,2602 396,2598 396,2594 396,2589 396,2585 392,2577 392,2560 388,2539 384,2506 380,2473 380,2431 380,2381 384,2322 388,2256 396,2184 405,2105 421,2022 430,1976 442,1926 451,1867 459,1809 467,1742 480,1667 488,1592 496,1512 505,1437 517,1354 530,1274 538,1186 547,1106 555,1023 559,940 567,860 576,789 576,727 580,668 584,618 584,576 588,539 588,510 592,489 592,468 597,459 597,451 601,451 605,455 605,468 609,480 609,501 613,526 618,555 622,589 626,631 626,676 630,727 630,785 630,848 630,918 630,1002 630,1165 626,1324 622,1483 613,1638 609,1779 609,1905 605,2013 605,2101 601,2176 601,2252 592,2322 597,2385 597,2439 588,2489 588,2531 588,2569 592,2598 592,2623 592,2644 592,2656 592,2665 592,2669 588,2669 584,2669 584,2665 588,2661 588,2656 584,2656 584,2652 584,2648 584,2644 584,2627 584,2606 584,2581 584,2548 588,2510 597,2460 613,2406 626,2347 638,2285 655,2218 669,2147 694,2076 710,2001 731,1934 748,1867 760,1834 769,1801 786,1771 802,1738 819,1709 840,1679 865,1650 890,1625 919,1600 948,1579">
          <text:p/>
        </draw:polyline>
        <draw:polyline draw:style-name="gr2" draw:text-style-name="P1" draw:layer="layout" svg:width="0.15cm" svg:height="2.555cm" svg:x="13.981cm" svg:y="3.097cm" svg:viewBox="0 0 151 2556" draw:points="84,2527 80,2531 80,2536 80,2540 76,2544 76,2548 72,2552 72,2556 76,2556 72,2556 68,2552 64,2552 68,2552 64,2548 59,2548 51,2544 51,2540 47,2536 42,2536 42,2527 29,2515 25,2502 17,2481 12,2452 12,2419 8,2377 8,2327 12,2268 12,2202 21,2131 33,2055 42,1972 51,1880 55,1830 59,1767 64,1709 68,1638 68,1567 72,1484 72,1400 72,1308 68,1212 64,1112 59,1012 55,911 51,811 47,710 42,614 38,518 29,426 25,343 21,272 17,209 12,155 4,109 0,71 0,42 4,21 4,9 4,0 12,0 21,0 33,9 42,21 51,38 68,59 80,80 93,105 105,134 118,167 135,205 143,247 147,288 151,339">
          <text:p/>
        </draw:polyline>
        <draw:polyline draw:style-name="gr2" draw:text-style-name="P1" draw:layer="layout" svg:width="8.187cm" svg:height="1.182cm" svg:x="13.622cm" svg:y="3.602cm" svg:viewBox="0 0 8188 1183" draw:points="275,1183 259,1179 242,1179 221,1179 200,1179 175,1179 150,1179 125,1179 113,1179 100,1179 83,1179 71,1175 63,1175 50,1175 42,1171 33,1171 25,1166 12,1166 8,1166 4,1166 0,1166 4,1166 8,1166 8,1171 12,1171 8,1171 8,1175 4,1175 8,1175 8,1179 8,1183 12,1183 33,1183 50,1179 75,1171 113,1162 163,1150 225,1137 288,1120 376,1104 468,1087 576,1066 689,1054 806,1037 939,1020 1073,1004 1152,995 1244,987 1336,979 1432,966 1536,954 1657,941 1783,924 1920,916 2062,899 2217,882 2380,861 2555,849 2734,828 2931,807 3127,786 3336,766 3544,749 3753,728 3962,707 4179,690 4383,670 4588,649 4784,636 4976,615 5152,599 5327,586 5490,574 5644,561 5782,549 5916,540 6033,531 6137,523 6229,514 6316,506 6383,497 6442,497 6483,493 6521,489 6550,485 6575,485 6596,481 6609,476 6613,476 6609,472 6596,468 6575,464 6546,460 6504,451 6458,443 6400,435 6325,430 6237,422 6145,418 6033,410 5907,401 5765,397 5615,389 5452,385 5273,376 5089,376 4897,368 4701,364 4500,364 4287,360 4075,360 3862,360 3653,351 3436,351 3223,343 3014,343 2801,339 2592,330 2392,326 2196,318 2000,318 1816,314 1632,305 1461,305 1298,305 1140,301 998,305 864,309 743,309 639,309 543,314 459,318 392,326 330,330 280,334 238,343 204,347 184,351 163,355 150,364 146,368 146,372 146,376 159,376 175,380 196,385 230,389 271,393 317,393 380,393 447,393 530,393 622,393 726,389 852,380 985,372 1135,364 1302,355 1486,339 1678,322 1883,309 2096,289 2321,272 2551,247 2797,226 3043,205 3302,184 3565,163 3832,138 4100,121 4367,101 4638,84 4901,67 5160,51 5410,38 5657,25 5895,21 6116,13 6333,9 6533,5 6721,0 6898,5 7056,5 7202,9 7336,13 7453,21 7553,30 7649,34 7729,42 7795,51 7858,59 7908,67 7950,76 7987,84 8025,88 8054,96 8075,101 8096,109 8117,113 8133,118 8138,121 8150,121 8159,126 8167,126 8175,130 8184,130 8188,130 8188,126">
          <text:p/>
        </draw:polyline>
        <draw:polyline draw:style-name="gr2" draw:text-style-name="P1" draw:layer="layout" svg:width="0.894cm" svg:height="2.029cm" svg:x="10.073cm" svg:y="7.995cm" svg:viewBox="0 0 895 2030" draw:points="163,137 159,117 151,95 142,79 134,58 121,37 105,16 84,4 63,0 50,0 34,4 21,8 13,12 5,16 0,25 0,29 5,29 5,33 5,37 9,45 17,54 30,62 50,79 67,95 96,121 126,146 155,179 188,213 218,254 252,300 277,350 310,400 335,459 360,517 381,584 398,651 419,718 436,793 452,864 461,930 481,998 490,1068 498,1135 506,1203 506,1266 511,1333 515,1399 519,1462 506,1520 506,1579 511,1637 515,1691 519,1741 523,1792 527,1834 527,1875 532,1909 540,1942 540,1967 540,1988 540,2000 536,2013 536,2021 532,2025 532,2030 523,2030 515,2030 511,2025 515,2021 515,2017 511,2013 519,2005 523,1996 527,1980 532,1955 544,1921 552,1884 565,1838 577,1783 590,1721 607,1654 623,1579 632,1504 648,1429 665,1345 678,1261 690,1178 703,1089 719,998 732,910 749,822 757,734 761,655 769,580 778,513 786,450 790,396 799,354 803,321 807,292 811,271 815,258 820,250 811,246 807,238 811,246 811,250 811,254 815,258 815,267 820,271 832,283 832,296 840,313 845,338 853,367 857,404 866,450 882,500 886,563 895,630 895,697 895,772 891,851 882,927 874,1002 853,1073 845,1153 828,1224 811,1299 790,1366 774,1437 757,1499 740,1562 728,1620 707,1679 703,1729 690,1779 686,1825 673,1863 661,1896 653,1921 648,1946 640,1963 628,1980 619,1992 615,2005 611,2009 607,2017 603,2021 598,2021 594,2021 594,2017 594,2013 594,2009 590,2009 594,2005 594,2000 590,1996 586,1992 582,1980 577,1967 573,1946 577,1925 565,1896 561,1867 557,1838 552,1804 552,1771 552,1741 557,1712 548,1683 552,1654 552,1625 552,1604 557,1579 557,1558 552,1537 544,1520 544,1504 540,1491 536,1479 527,1470 519,1462 511,1458">
          <text:p/>
        </draw:polyline>
        <draw:polyline draw:style-name="gr2" draw:text-style-name="P1" draw:layer="layout" svg:width="3.49cm" svg:height="2.727cm" svg:x="9.347cm" svg:y="7.038cm" svg:viewBox="0 0 3491 2728" draw:points="864,2724 860,2719 856,2719 856,2715 852,2715 847,2715 843,2715 847,2715 847,2719 852,2719 852,2724 856,2724 864,2728 885,2728 918,2724 968,2719 1019,2715 1081,2707 1156,2694 1240,2682 1328,2665 1415,2648 1515,2632 1616,2611 1724,2590 1841,2565 1954,2536 2075,2511 2192,2485 2325,2455 2451,2426 2563,2397 2676,2364 2789,2339 2886,2309 2973,2284 3053,2259 3124,2238 3170,2222 3216,2205 3249,2197 3270,2188 3286,2180 3295,2180 3299,2176 3303,2171 3299,2171 3295,2171 3291,2171 3278,2171 3253,2171 3211,2167 3157,2167 3094,2171 3015,2171 2919,2180 2818,2180 2705,2188 2601,2201 2492,2213 2388,2226 2284,2238 2175,2251 2075,2264 1966,2276 1866,2289 1762,2297 1670,2301 1574,2309 1482,2318 1398,2326 1319,2330 1244,2339 1181,2343 1123,2343 1073,2347 1035,2351 1010,2355 989,2355 973,2360 964,2360 956,2360 952,2360 956,2360 952,2364 960,2364 964,2364 973,2364 985,2364 1010,2364 1044,2360 1102,2355 1169,2351 1257,2343 1369,2330 1490,2314 1620,2292 1753,2276 1899,2255 2033,2230 2171,2205 2309,2180 2430,2159 2555,2134 2672,2109 2789,2088 2894,2067 2998,2046 3090,2034 3174,2021 3253,2009 3312,1996 3366,1988 3395,1980 3424,1975 3441,1971 3458,1971 3466,1967 3470,1967 3479,1967 3491,1967 3487,1967 3487,1963 3491,1963 3483,1959 3479,1959 3479,1955 3466,1959 3449,1963 3428,1967 3395,1975 3362,1984 3320,1992 3282,2005 3236,2013 3199,2021 3170,2030 3140,2034 3124,2038 3115,2042 3107,2046 3103,2046 3099,2046 3094,2042 3090,2042 3099,2042 3099,2038 3099,2034 3099,2021 3103,2005 3111,1975 3111,1942 3124,1900 3136,1846 3161,1787 3178,1721 3203,1650 3224,1579 3232,1512 3253,1437 3274,1366 3291,1286 3307,1211 3316,1136 3324,1061 3332,986 3345,906 3345,831 3341,756 3332,677 3320,602 3307,526 3295,456 3278,385 3257,318 3245,264 3228,214 3216,172 3207,134 3199,109 3190,88 3182,76 3182,63 3178,55 3182,55 3190,55 3182,55 3174,55 3170,59 3178,59 3174,59 3182,59 3182,63 3186,63 3186,68 3195,68 3186,71 3190,71 3190,76 3190,80 3190,84 3195,84 3190,88 3190,93 3195,93 3195,96 3190,96 3190,101 3195,101 3199,101 3199,105 3207,105 3211,101 3216,101 3211,101 3203,101 3207,101 3203,96 3199,96 3195,96 3195,93 3190,93 3186,93 3182,93 3178,93 3165,88 3140,88 3103,88 3053,93 2986,96 2911,96 2814,105 2709,118 2597,130 2471,143 2354,159 2229,176 2096,193 1966,214 1841,234 1716,251 1586,276 1461,297 1340,322 1223,343 1110,360 998,380 897,397 797,414 693,431 605,447 518,456 438,464 359,472 284,481 217,489 163,497 117,501 79,506 50,506 25,510 12,510 4,510 0,510 4,514 12,514 17,514 29,518 54,514 96,510 146,506 213,497 288,485 384,472 484,456 584,443 689,422 797,405 902,385 998,364 1102,347 1190,330 1282,310 1369,293 1449,276 1524,259 1599,243 1678,230 1737,222 1803,214 1862,205 1920,197 1970,189 2016,180 2050,176 2079,168 2100,163 2125,163 2137,159 2142,159 2146,159 2142,159 2150,159 2150,155 2146,155 2142,155 2137,155 2125,151 2091,151 2058,151 2021,151 1962,147 1891,147 1812,143 1724,143 1624,143 1536,147 1449,151 1361,155 1282,163 1198,163 1127,172 1069,180 1019,189 968,193 931,201 893,205 872,209 856,209 843,214 831,214 827,218 831,218 835,218 839,218 852,218 856,218 868,218 897,218 935,214 989,209 1048,205 1127,197 1198,189 1294,180 1378,172 1461,159 1536,151 1603,138 1670,130 1716,121 1758,113 1791,105 1816,101 1837,96 1845,88 1854,84 1854,80 1854,71 1845,63 1833,51 1824,38 1803,21 1778,0">
          <text:p/>
        </draw:polyline>
        <draw:polyline draw:style-name="gr2" draw:text-style-name="P1" draw:layer="layout" svg:width="2.593cm" svg:height="3.056cm" svg:x="9.906cm" svg:y="6.383cm" svg:viewBox="0 0 2594 3057" draw:points="1876,1763 1884,1746 1888,1730 1897,1713 1905,1688 1918,1663 1926,1633 1938,1604 1955,1575 1968,1546 1980,1517 1993,1483 2009,1454 2022,1421 2043,1391 2064,1358 2080,1325 2093,1295 2105,1266 2122,1236 2139,1211 2151,1186 2164,1161 2172,1140 2185,1119 2197,1098 2206,1077 2218,1056 2227,1040 2235,1019 2239,998 2243,973 2247,952 2247,927 2252,898 2252,873 2247,844 2243,814 2243,785 2235,756 2231,718 2222,685 2214,647 2201,610 2193,572 2181,534 2168,497 2156,459 2143,426 2126,384 2114,351 2101,321 2085,288 2072,255 2060,225 2043,196 2030,167 2018,138 2005,113 1993,88 1984,67 1980,46 1976,29 1972,17 1972,8 1968,4 1972,0 1968,4 1972,8 1972,13 1980,21 1984,34 1997,46 2014,71 2043,96 2064,129 2093,167 2122,213 2156,263 2189,326 2222,380 2256,443 2281,509 2310,576 2339,647 2364,718 2389,802 2419,877 2439,956 2456,1035 2477,1115 2490,1194 2506,1279 2531,1354 2540,1425 2548,1491 2552,1554 2569,1613 2573,1667 2577,1721 2577,1767 2590,1813 2590,1859 2594,1901 2594,1942 2590,1980 2590,2013 2586,2047 2586,2076 2577,2110 2565,2135 2561,2160 2556,2180 2552,2201 2544,2214 2540,2226 2540,2235 2535,2239 2540,2243 2544,2243 2544,2239 2540,2239 2544,2235 2544,2231 2540,2231 2531,2231 2531,2226 2527,2226 2527,2231 2523,2231 2531,2231 2531,2226 2527,2226 2523,2226 2527,2226 2523,2226 2523,2222 2515,2222 2498,2226 2473,2231 2435,2239 2389,2251 2327,2268 2256,2285 2185,2310 2097,2339 2005,2372 1913,2410 1817,2448 1725,2490 1633,2531 1545,2573 1449,2615 1370,2648 1290,2690 1211,2723 1144,2761 1086,2790 1019,2819 956,2848 898,2873 835,2898 777,2920 723,2940 672,2957 614,2965 568,2978 522,2986 476,2995 435,3003 397,3007 368,3011 326,3011 297,3016 272,3016 251,3016 234,3011 222,3011 209,3011 197,3011 192,3007 188,3007 184,3007 176,3007 176,3003 172,3003 167,3003 172,2999 180,2999 184,2999 180,2999 184,2999 180,3003 184,3003 180,3003 184,3003 188,3003 197,3007 201,3007 209,3003 226,2999 259,2990 301,2982 355,2965 426,2945 497,2920 581,2890 672,2861 764,2836 869,2802 961,2773 1052,2744 1136,2715 1219,2686 1303,2656 1386,2627 1457,2606 1507,2577 1562,2556 1603,2535 1641,2515 1670,2502 1695,2490 1704,2477 1720,2473 1725,2468 1729,2464 1737,2464 1741,2464 1737,2460 1741,2460 1733,2460 1729,2460 1733,2464 1733,2468 1725,2477 1716,2490 1704,2502 1691,2515 1666,2535 1645,2556 1620,2577 1595,2598 1570,2619 1545,2636 1512,2656 1482,2673 1457,2690 1432,2702 1403,2719 1378,2736 1353,2752 1328,2761 1307,2777 1282,2794 1253,2807 1228,2823 1203,2836 1178,2853 1157,2865 1140,2878 1123,2886 1107,2898 1098,2911 1086,2923 1073,2932 1065,2945 1052,2953 1036,2961 1019,2970 1002,2982 981,2990 961,2999 935,3003 910,3011 885,3020 856,3024 835,3032 802,3036 769,3045 735,3049 702,3049 664,3053 631,3057 593,3057 556,3053 518,3053 480,3053 443,3053 401,3049 364,3049 326,3045 293,3041 247,3036 217,3032 188,3024 163,3020 142,3011 130,3007 113,3003 105,2999 96,2995 96,2990 92,2986 88,2986 84,2982 75,2974 71,2965 63,2957 59,2945 42,2928 34,2911 25,2890 17,2865 9,2836 13,2811 9,2782 5,2748 5,2711 0,2673 5,2636 13,2590 21,2543 17,2498 25,2443 34,2389 42,2327 55,2260 63,2193 71,2126 84,2055 92,1980 101,1905 109,1830 121,1755 126,1683 130,1608 130,1533 138,1462 142,1391 146,1325 151,1253 151,1186 155,1119 159,1056 163,998 163,944 167,894 167,848 163,806 167,768 167,739 172,710 172,685 172,664 188,643 188,630 197,614 197,605 197,597 201,593 201,589 192,589 188,589 192,589 192,593 197,597 197,601 201,605 197,610 197,614 197,618 201,630 201,643 205,664 209,685 217,710 222,739 226,776 230,814 234,848 238,881 242,914 247,944 242,973 247,1002 251,1027 251,1048 255,1065 259,1081 259,1094 263,1106 263,1115 268,1119 276,1123 276,1127 276,1131 280,1131 272,1131 276,1131 276,1127 288,1127 318,1123 351,1119 401,1111 468,1094 539,1081 622,1060 723,1031 814,1002 906,973 990,939 1073,906 1153,877 1224,844 1290,818 1349,789 1407,764 1453,739 1482,710 1516,689 1541,664 1570,643 1591,626 1608,610 1624,593 1641,576 1662,564 1674,551 1687,539 1695,526 1704,518 1712,509 1716,497 1725,489 1729,480 1729,476 1733,468 1737,459 1737,451 1741,443 1745,434 1750,422 1750,413 1745,401 1741,384 1733,371 1725,351 1712,334 1691,318 1670,305 1645,288">
          <text:p/>
        </draw:polyline>
        <draw:polyline draw:style-name="gr2" draw:text-style-name="P1" draw:layer="layout" svg:width="9.347cm" svg:height="0.83cm" svg:x="12.136cm" svg:y="7.131cm" svg:viewBox="0 0 9348 831" draw:points="647,831 647,823 638,814 630,806 622,798 613,789 601,769 584,756 567,742 547,734 530,722 513,713 492,701 467,692 442,680 417,672 392,663 363,655 338,647 300,638 267,634 238,630 213,626 183,617 154,617 125,613 100,613 75,609 54,609 37,605 25,605 25,601 16,601 12,601 8,601 12,601 8,601 0,601 4,605 8,605 16,609 37,609 66,605 112,601 175,588 254,584 363,567 484,551 626,530 780,505 943,488 1123,463 1315,442 1511,421 1711,396 1913,371 2126,350 2334,325 2531,300 2735,283 2927,262 3119,246 3299,237 3470,225 3629,217 3775,212 3917,208 4034,200 4134,200 4213,196 4276,196 4326,200 4363,200 4393,200 4405,200 4413,200 4418,200 4413,200 4422,200 4418,200 4413,196 4401,196 4376,200 4334,200 4280,200 4205,208 4113,217 4000,225 3867,237 3725,250 3570,258 3403,271 3236,287 3065,300 2890,312 2718,325 2551,333 2372,342 2209,350 2042,354 1888,354 1736,358 1594,363 1461,358 1327,363 1210,363 1102,363 1002,367 918,363 830,358 764,358 705,358 663,358 626,354 601,354 588,354 580,354 576,354 580,354 580,358 592,358 605,358 630,358 668,358 726,354 810,350 906,342 1018,338 1160,325 1323,312 1494,296 1678,283 1862,262 2059,242 2268,225 2476,208 2685,187 2890,175 3094,158 3290,150 3487,137 3670,125 3850,121 4021,112 4184,108 4343,100 4484,104 4614,104 4739,108 4852,112 4948,121 5027,129 5094,137 5144,141 5186,150 5223,154 5240,158 5261,162 5265,162 5269,162 5265,162 5253,162 5228,166 5194,171 5152,179 5081,187 4994,200 4881,217 4739,225 4589,246 4422,262 4238,275 4042,287 3842,304 3637,312 3424,321 3215,333 2994,338 2785,342 2581,346 2372,346 2172,346 1975,346 1791,346 1624,350 1461,346 1311,350 1164,350 1039,350 927,346 826,346 739,342 659,342 605,342 559,338 526,338 505,338 492,338 488,338 492,338 496,338 509,342 538,342 580,342 647,338 739,338 839,333 977,333 1139,325 1336,312 1540,304 1766,292 2005,275 2259,258 2526,242 2806,225 3086,208 3357,191 3645,171 3933,158 4217,141 4497,129 4760,112 5015,104 5244,96 5478,87 5678,83 5862,83 6017,87 6154,87 6271,91 6367,100 6447,104 6501,112 6543,116 6555,121 6572,125 6580,125 6589,129 6589,125 6580,129 6576,133 6543,141 6505,150 6451,158 6380,171 6284,183 6171,196 6046,208 5900,217 5749,221 5574,229 5390,229 5198,229 4998,229 4789,225 4576,225 4372,225 4171,217 3975,217 3779,217 3591,212 3412,208 3257,204 3098,196 2944,187 2798,179 2664,171 2547,162 2439,154 2351,150 2268,141 2209,141 2167,133 2138,133 2117,133 2105,133 2101,133 2096,133 2101,133 2105,133 2126,133 2172,129 2238,133 2334,129 2460,121 2631,112 2827,108 3061,96 3320,83 3604,70 3904,58 4217,41 4543,33 4877,16 5207,8 5536,3 5870,0 6192,3 6501,3 6801,16 7094,25 7373,45 7645,66 7899,91 8133,116 8355,141 8559,171 8734,200 8885,221 9014,246 9118,271 9202,287 9260,304 9298,317 9323,325 9336,333 9348,338 9336,342 9306,342 9273,342 9215,342 9135,342 9043,338 8918,325">
          <text:p/>
        </draw:polyline>
        <draw:polyline draw:style-name="gr2" draw:text-style-name="P1" draw:layer="layout" svg:width="1.248cm" svg:height="1.787cm" svg:x="1.828cm" svg:y="18.666cm" svg:viewBox="0 0 1249 1788" draw:points="890,982 894,978 894,974 894,969 890,965 890,961 886,957 882,953 874,949 869,949 861,944 849,940 836,936 824,936 803,936 782,936 761,940 740,944 719,949 698,953 677,953 657,957 636,961 619,965 602,969 586,969 573,974 560,978 548,982 540,986 535,990 531,990 527,994 523,994 523,999 519,1003 515,1011 515,1020 510,1028 510,1036 506,1049 502,1065 502,1087 498,1103 494,1124 490,1149 485,1174 477,1199 473,1228 469,1258 464,1287 464,1316 464,1345 460,1379 456,1408 452,1437 452,1466 448,1495 439,1520 435,1545 431,1571 427,1592 423,1613 419,1629 414,1646 410,1658 410,1671 406,1679 402,1688 398,1696 389,1700 389,1704 385,1704 381,1700 381,1696 385,1688 389,1679 398,1663 406,1646 423,1621 448,1596 469,1562 494,1525 527,1483 560,1437 598,1383 636,1324 677,1258 723,1187 769,1112 815,1032 857,949 899,865 940,782 982,702 1020,623 1053,544 1078,468 1107,402 1128,335 1149,277 1166,222 1178,172 1191,130 1203,97 1212,67 1220,46 1228,29 1233,17 1237,8 1241,0 1249,0 1249,4 1245,8 1245,17 1241,29 1237,46 1233,62 1224,83 1216,109 1199,139 1187,172 1170,210 1149,252 1128,302 1099,352 1070,402 1036,460 995,523 957,585 915,648 869,715 828,782 778,853 736,919 690,986 648,1053 602,1115 560,1182 523,1241 477,1299 444,1354 410,1408 377,1458 352,1504 327,1545 302,1583 285,1617 264,1650 247,1675 235,1696 227,1717 222,1729 214,1742 210,1754 206,1763 197,1767 193,1771 189,1775 189,1779 185,1779 185,1775 189,1775 189,1771 193,1763 189,1754 197,1746 201,1729 214,1713 227,1692 239,1667 256,1638 277,1604 297,1571 323,1529 343,1487 368,1441 398,1391 427,1337 452,1287 477,1233 506,1182 531,1132 552,1087 573,1045 590,1003 611,969 623,936 631,903 640,878 648,857 657,844 661,828 665,819 665,815 665,811 669,807 665,811 665,815 652,823 644,836 631,848 615,865 594,886 577,907 556,936 535,965 510,994 485,1032 456,1074 427,1115 398,1162 364,1212 335,1262 297,1312 264,1358 235,1408 210,1458 181,1504 156,1545 130,1583 110,1617 93,1650 72,1679 55,1704 38,1725 29,1742 17,1759 13,1767 4,1775 0,1784 4,1788 0,1788 4,1788 8,1784 29,1779 47,1767 72,1754 97,1738 126,1721 164,1696 206,1667 247,1638 297,1604 348,1562 402,1520 460,1479 527,1429 586,1379 644,1329 698,1278 748,1224 790,1174 828,1124 857,1074 882,1028 894,982 899,936 899,894 886,853 869,815 844,777 811,740 773,702">
          <text:p/>
        </draw:polyline>
        <draw:polyline draw:style-name="gr2" draw:text-style-name="P1" draw:layer="layout" svg:width="1.374cm" svg:height="1.641cm" svg:x="1.598cm" svg:y="15.873cm" svg:viewBox="0 0 1375 1642" draw:points="1120,1629 1116,1629 1112,1629 1112,1633 1108,1633 1108,1637 1104,1637 1099,1637 1099,1642 1095,1642 1091,1637 1087,1637 1087,1633 1083,1633 1079,1629 1074,1625 1070,1621 1062,1616 1049,1604 1033,1591 1016,1579 987,1562 962,1541 932,1512 899,1483 866,1454 824,1416 778,1379 728,1336 678,1294 624,1244 573,1194 519,1148 465,1098 418,1052 372,1006 330,960 293,918 255,876 222,835 192,801 159,764 138,730 122,701 105,672 88,651 71,622 59,601 51,584 38,568 34,551 30,538 21,530 17,518 13,513 5,505 0,501 0,505 13,513 26,522 38,530 51,547 67,559 88,576 113,601 138,618 163,643 192,664 226,693 263,722 301,751 343,780 385,814 426,847 460,885 502,914 536,948 569,977 598,1002 628,1031 653,1056 678,1081 694,1102 715,1123 732,1140 745,1156 753,1169 761,1181 765,1190 774,1194 778,1198 782,1202 778,1202 774,1198 770,1194 770,1185 757,1173 749,1156 732,1131 720,1110 703,1085 682,1056 661,1023 632,985 603,943 578,893 544,839 502,780 456,714 414,647 368,576 330,509 289,447 251,380 218,325 184,267 155,217 126,171 105,125 84,92 67,58 51,33 42,17 38,4 42,0 51,0 67,4 88,17 122,33 155,50 197,71 251,96 301,125 355,154 414,188 482,229 544,271 615,317 686,363 757,409 828,463 895,513 962,563 1024,609 1074,659 1124,710 1170,755 1208,797 1241,839 1275,881 1304,918 1329,952 1354,985 1375,1019">
          <text:p/>
        </draw:polyline>
        <draw:polyline draw:style-name="gr2" draw:text-style-name="P1" draw:layer="layout" svg:width="0.438cm" svg:height="1.282cm" svg:x="3.118cm" svg:y="18.578cm" svg:viewBox="0 0 439 1283" draw:points="206,485 210,485 214,489 218,489 227,497 235,501 239,510 252,518 260,535 272,547 285,564 297,581 306,601 318,622 327,647 339,672 352,702 360,731 368,764 377,794 381,827 385,860 389,894 389,923 389,956 389,985 385,1011 381,1044 377,1069 373,1094 368,1115 364,1136 360,1152 352,1165 343,1177 339,1190 335,1199 335,1207 331,1211 327,1215 323,1215 323,1219 318,1219 314,1219 314,1215 314,1211 314,1207 318,1207 318,1199 318,1190 318,1177 323,1165 327,1148 335,1132 339,1111 343,1081 348,1056 352,1027 356,998 360,965 364,931 368,894 368,852 373,814 377,772 373,735 373,697 368,664 364,631 356,597 348,568 339,543 327,514 318,493 314,472 302,451 293,434 285,422 277,414 268,405 260,397 256,393 247,393 243,389 243,393 235,397 231,401 227,409 218,422 210,434 201,447 193,464 185,485 172,505 163,526 146,551 138,576 130,606 117,631 104,660 92,689 79,714 71,739 59,764 50,794 50,814 46,835 42,852 38,869 33,881 38,894 33,902 33,910 29,919 25,927 25,931 29,935 29,931 29,927 29,923 25,923 25,919 29,915 29,906 33,898 33,881 38,864 38,848 38,827 38,802 38,772 38,747 38,718 38,689 38,656 38,626 33,593 33,564 33,535 33,510 29,485 29,464 25,447 25,434 25,422 25,414 21,405 21,401 21,397 21,401 21,405 21,409 21,418 21,426 21,439 21,451 21,468 21,489 21,505 21,530 25,555 25,585 29,614 33,643 38,681 42,714 50,752 59,794 63,831 79,869 92,902 100,935 113,969 125,1002 142,1031 155,1056 168,1081 176,1107 189,1123 201,1140 210,1157 218,1169 222,1177 231,1186 235,1190 239,1194 243,1194 239,1190 239,1186 235,1182 239,1174 239,1165 235,1148 239,1132 239,1115 243,1094 239,1069 243,1044 243,1015 243,981 243,944 247,906 243,864 243,819 239,769 239,718 231,672 222,622 214,572 201,522 193,476 181,426 163,380 150,339 138,297 121,255 109,217 92,184 75,155 67,125 54,100 42,75 33,59 25,42 21,29 13,17 8,9 4,4 0,0 4,9 8,17 21,29 29,46 42,63 50,84 63,113 75,138 92,167 104,201 121,234 138,276 159,317 176,364 197,409 222,460 239,510 260,564 277,610 293,660 310,706 327,752 339,797 352,844 364,890 377,931 385,969 398,1006 406,1044 414,1073 419,1102 423,1127 431,1148 431,1165 435,1182 435,1194 435,1207 439,1215 439,1224 435,1228 435,1232 439,1228 435,1224 431,1219 423,1211 410,1199 402,1186 389,1169 373,1152 356,1132 335,1107 314,1073 293,1040 272,1006 247,969 222,927 197,885 172,839 146,794 130,752 109,706 92,668 79,631 67,593 59,564 46,535 38,510 33,489 29,472 29,460 29,447 29,439 29,434 29,430 29,426 29,430 33,430 38,434 42,447 59,455 67,472 75,485 88,505 100,526 113,547 130,572 142,601 159,631 172,664 189,702 206,735 227,777 243,819 256,856 268,898 277,935 285,977 289,1015 293,1048 297,1086 297,1115 302,1148 306,1177 306,1199 306,1224 306,1240 306,1257 297,1269 297,1279 297,1283 293,1279 293,1269 285,1253 285,1232 281,1202">
          <text:p/>
        </draw:polyline>
        <draw:polyline draw:style-name="gr2" draw:text-style-name="P1" draw:layer="layout" svg:width="0.651cm" svg:height="1.316cm" svg:x="2.559cm" svg:y="16.223cm" svg:viewBox="0 0 652 1317" draw:points="614,536 614,549 614,557 614,569 614,586 614,603 614,619 614,640 619,661 619,686 619,711 619,736 619,766 619,795 623,820 623,849 627,878 627,903 631,932 631,957 635,979 635,1004 639,1024 639,1045 639,1070 644,1087 644,1104 648,1116 652,1129 652,1141 652,1150 652,1158 648,1162 648,1166 644,1166 644,1162 644,1158 639,1158 635,1154 639,1154 635,1150 635,1145 635,1141 631,1137 627,1129 623,1116 614,1091 602,1070 589,1041 577,1012 560,979 543,945 527,903 510,861 485,820 468,774 443,724 422,678 401,624 381,574 363,527 346,486 334,452 321,423 313,394 304,373 300,352 296,335 292,323 288,315 288,306 288,302 284,298 288,298 288,302 288,306 288,310 292,319 296,331 292,344 296,361 300,377 304,398 309,419 313,448 317,473 321,507 329,540 334,574 338,611 342,653 350,690 355,732 359,774 363,811 367,845 372,878 372,907 376,937 376,962 376,982 381,1004 376,1020 376,1037 372,1050 372,1058 372,1066 372,1075 372,1079 367,1079 367,1083 363,1083 359,1079 355,1079 355,1075 350,1075 350,1070 346,1066 346,1054 338,1041 329,1024 321,1004 309,979 296,949 284,916 267,878 250,832 233,786 217,732 196,678 175,619 158,561 137,498 117,440 100,381 83,327 71,277 58,231 46,188 37,147 25,113 25,84 16,63 16,42 8,30 4,17 0,9 0,5 0,0 4,5 8,9 8,21 16,34 25,55 29,76 41,101 46,134 58,168 71,205 87,252 108,298 125,356 142,411 158,469 179,532 196,594 217,661 233,724 250,782 267,841 284,903 304,957 317,1012 329,1058 342,1100 355,1137 363,1175 372,1204 376,1229 385,1250 389,1271 393,1283 397,1296 397,1304 397,1312 397,1317 393,1317 389,1312 385,1312 385,1308 381,1304 381,1300 381,1296 376,1287 372,1271 363,1254 359,1233 355,1212 346,1187 334,1154 329,1125 321,1087 313,1050 304,1012 296,970 288,928 279,887 271,841 259,799 254,766 250,736 246,711 242,690 238,670 238,653 242,640 242,632 242,628 242,624 246,624 250,624 250,628 259,636 263,645 271,657 279,670 288,682 292,699 300,715 309,736 313,757 325,782 329,807 334,832 342,861 346,891 350,924 350,954 350,979 350,1008 346,1033 338,1062 334,1087 325,1112">
          <text:p/>
        </draw:polyline>
        <draw:polyline draw:style-name="gr2" draw:text-style-name="P1" draw:layer="layout" svg:width="3.094cm" svg:height="2.826cm" svg:x="2.554cm" svg:y="16.416cm" svg:viewBox="0 0 3095 2827" draw:points="1508,2631 1499,2635 1491,2639 1478,2648 1466,2652 1449,2660 1432,2668 1416,2677 1403,2681 1387,2689 1370,2693 1353,2698 1336,2698 1316,2702 1299,2702 1278,2706 1253,2706 1232,2706 1203,2706 1178,2706 1149,2706 1119,2706 1090,2706 1078,2706 1061,2702 1044,2702 1032,2702 1015,2702 998,2702 986,2702 969,2698 952,2698 936,2698 923,2698 906,2698 894,2698 877,2698 865,2698 848,2693 835,2693 823,2693 810,2689 798,2689 790,2689 781,2689 773,2689 764,2689 760,2689 756,2689 752,2689 752,2693 756,2693 756,2698 760,2698 769,2702 777,2706 790,2706 810,2718 852,2727 906,2739 973,2752 1053,2764 1144,2777 1236,2789 1332,2806 1428,2810 1524,2814 1620,2819 1700,2823 1783,2827 1862,2823 1942,2823 2017,2819 2075,2814 2122,2814 2164,2810 2197,2810 2218,2806 2235,2806 2243,2806 2248,2806 2243,2806 2239,2806 2239,2802 2235,2802 2227,2798 2214,2798 2193,2798 2164,2794 2122,2789 2071,2785 2017,2781 1950,2781 1871,2773 1791,2769 1716,2764 1641,2760 1562,2756 1487,2756 1412,2752 1345,2748 1286,2739 1228,2735 1174,2731 1128,2731 1098,2727 1065,2727 1040,2727 1023,2727 1015,2727 1007,2727 1007,2731 1011,2731 1015,2731 1019,2735 1027,2735 1048,2735 1073,2735 1115,2739 1165,2739 1228,2739 1295,2735 1370,2739 1453,2735 1541,2731 1616,2727 1695,2718 1766,2714 1842,2706 1908,2702 1975,2693 2042,2685 2097,2677 2147,2668 2189,2664 2227,2656 2264,2652 2289,2648 2306,2643 2319,2639 2323,2639 2327,2639 2327,2635 2323,2635 2319,2635 2323,2635 2319,2635 2310,2631 2314,2631 2310,2631 2314,2631 2310,2631 2306,2631 2298,2631 2298,2627 2302,2627 2298,2627 2302,2627 2302,2631 2306,2627 2310,2627 2314,2627 2319,2627 2323,2627 2310,2627 2319,2627 2319,2623 2314,2623 2319,2623 2323,2623 2335,2618 2356,2610 2389,2602 2427,2589 2477,2572 2523,2556 2582,2543 2640,2522 2694,2505 2749,2489 2794,2472 2849,2455 2899,2439 2941,2426 2978,2414 3020,2401 3045,2393 3066,2384 3078,2380 3087,2376 3087,2372 3095,2372 3087,2368 3078,2368 3074,2368 3070,2368 3053,2359 3024,2351 2982,2330 2932,2309 2865,2288 2794,2259 2715,2230 2627,2197 2540,2167 2460,2138 2377,2117 2293,2088 2214,2063 2135,2034 2055,2009 1984,1979 1900,1949 1825,1924 1754,1899 1683,1878 1625,1857 1562,1837 1503,1816 1437,1795 1395,1782 1349,1766 1303,1753 1265,1741 1228,1728 1199,1720 1178,1711 1161,1707 1140,1699 1132,1699 1124,1695 1119,1695 1115,1695 1111,1695 1115,1695 1119,1695 1111,1695 1111,1699 1115,1699 1124,1699 1132,1699 1132,1703 1136,1703 1136,1707 1140,1707 1149,1711 1157,1716 1182,1724 1211,1736 1253,1745 1299,1753 1357,1766 1412,1774 1483,1786 1549,1799 1616,1807 1679,1816 1754,1824 1817,1832 1883,1841 1958,1849 2017,1857 2080,1866 2139,1874 2193,1878 2235,1882 2285,1891 2327,1895 2364,1899 2402,1903 2423,1907 2444,1912 2460,1912 2473,1916 2481,1916 2486,1916 2494,1916 2498,1912 2494,1912 2490,1912 2486,1912 2498,1912 2498,1907 2490,1907 2486,1907 2481,1907 2481,1903 2477,1903 2477,1899 2473,1895 2469,1891 2465,1891 2452,1878 2435,1857 2415,1832 2381,1807 2344,1778 2314,1745 2273,1707 2227,1670 2181,1628 2139,1598 2097,1573 2055,1548 2009,1519 1963,1494 1917,1465 1867,1440 1817,1411 1766,1381 1712,1356 1658,1331 1608,1311 1549,1286 1495,1265 1432,1244 1378,1219 1316,1202 1261,1185 1211,1173 1174,1160 1140,1152 1111,1143 1086,1135 1065,1131 1061,1131 1057,1127 1053,1127 1044,1127 1044,1131 1048,1131 1053,1131 1057,1131 1057,1135 1061,1135 1065,1135 1057,1139 1061,1139 1065,1143 1082,1143 1115,1148 1157,1152 1207,1156 1278,1160 1341,1156 1416,1156 1495,1156 1570,1152 1641,1143 1704,1135 1766,1127 1808,1114 1867,1106 1925,1098 1975,1089 2025,1081 2067,1072 2114,1064 2151,1052 2202,1043 2235,1035 2260,1027 2285,1018 2302,1010 2323,1006 2335,1002 2339,997 2335,993 2339,989 2335,989 2323,985 2319,985 2314,981 2310,981 2314,977 2310,977 2298,968 2268,951 2231,935 2189,906 2139,885 2080,860 2029,835 1963,805 1900,780 1842,763 1787,747 1733,730 1683,718 1637,705 1579,693 1537,684 1495,672 1458,663 1420,655 1391,647 1349,634 1320,626 1295,617 1270,613 1245,605 1228,601 1211,597 1194,592 1190,592 1186,588 1182,588 1182,592 1186,592 1190,592 1194,592 1194,597 1199,597 1203,597 1199,597 1203,601 1207,601 1211,601 1215,601 1220,601 1220,597 1207,597 1211,597 1220,592 1240,588 1282,572 1345,555 1424,534 1516,513 1620,484 1733,451 1858,417 1975,388 2080,358 2172,338 2260,317 2335,296 2394,279 2440,262 2473,250 2498,242 2527,233 2540,229 2536,225 2540,225 2544,225 2540,225 2527,225 2523,225 2515,225 2519,225 2515,225 2515,221 2511,221 2515,221 2511,221 2498,217 2473,208 2435,204 2389,192 2335,183 2273,171 2202,154 2126,137 2050,125 1979,112 1917,100 1850,96 1783,83 1720,75 1654,62 1591,58 1533,50 1474,41 1416,37 1357,29 1299,16 1240,12 1186,8 1157,4 1128,4 1103,0 1073,0 1044,0 1019,0 990,0 961,0 936,0 906,0 881,0 856,0 831,0 806,4 785,0 760,0 739,4 714,4 689,8 668,8 643,12 618,12 593,12 568,16 543,16 518,20 489,25 460,25 422,29 393,29 360,29 326,33 297,33 264,33 234,33 205,29 176,29 151,25 126,25 105,25 84,20 63,20 51,20 38,16 30,16 21,12 13,12 9,12 5,8 0,8 0,4 5,4 9,4 13,4 13,8 17,8 17,12 17,16 21,16 21,20 21,25 21,29 26,33 30,33 34,33 42,37 51,37 63,37 80,37 97,37 117,37 138,37 159,33 180,33 205,33 230,29 259,33 284,29 318,29 347,25 380,25 410,20 443,20 472,20 501,20 527,20 556,20 585,25 614,29 648,37 681,46 719,54">
          <text:p/>
        </draw:polyline>
        <draw:polyline draw:style-name="gr2" draw:text-style-name="P1" draw:layer="layout" svg:width="1.407cm" svg:height="3.006cm" svg:x="3.364cm" svg:y="16.265cm" svg:viewBox="0 0 1408 3007" draw:points="431,3007 415,2999 398,2990 377,2986 356,2978 331,2970 306,2961 285,2953 264,2949 252,2945 239,2940 235,2940 227,2940 231,2940 227,2940 223,2940 223,2945 214,2945 218,2949 223,2953 231,2957 244,2957 260,2961 285,2961 310,2965 340,2970 377,2970 415,2974 456,2978 494,2978 536,2978 578,2978 619,2974 669,2970 703,2961 745,2953 782,2945 820,2936 853,2928 882,2920 907,2911 928,2903 949,2895 962,2890 970,2882 978,2878 982,2874 982,2869 987,2865 978,2865 978,2861 974,2861 974,2857 974,2853 970,2853 953,2844 932,2832 907,2819 870,2803 832,2786 786,2769 740,2748 690,2732 649,2715 607,2698 569,2686 532,2673 498,2661 473,2653 452,2640 431,2631 419,2627 415,2623 411,2619 415,2619 419,2619 431,2615 452,2606 486,2598 527,2585 582,2569 644,2548 724,2523 807,2498 886,2477 966,2452 1045,2431 1112,2406 1179,2385 1233,2364 1279,2343 1312,2327 1341,2310 1367,2298 1383,2289 1396,2281 1400,2277 1404,2273 1404,2268 1408,2268 1404,2268 1404,2264 1400,2264 1396,2260 1379,2252 1350,2239 1312,2227 1266,2210 1208,2193 1141,2172 1062,2147 987,2126 911,2110 845,2097 778,2085 711,2072 649,2059 590,2047 536,2034 481,2026 431,2018 385,2009 344,2001 306,1993 273,1989 252,1984 231,1976 218,1976 210,1972 206,1972 206,1968 210,1968 214,1968 210,1968 214,1972 223,1976 239,1972 269,1972 306,1972 352,1968 411,1964 469,1955 536,1947 607,1938 674,1930 732,1918 786,1913 836,1905 882,1893 932,1884 970,1880 1008,1872 1041,1868 1070,1863 1099,1859 1124,1855 1141,1855 1154,1851 1162,1851 1166,1847 1170,1847 1170,1843 1166,1843 1162,1838 1158,1838 1154,1834 1154,1830 1124,1822 1091,1809 1053,1792 1008,1775 953,1755 891,1738 824,1713 749,1692 682,1675 619,1663 561,1650 507,1638 461,1625 419,1613 385,1604 360,1596 348,1592 323,1588 319,1584 315,1584 319,1584 323,1584 327,1584 327,1588 344,1588 356,1588 385,1588 419,1588 465,1588 523,1584 590,1575 682,1563 765,1554 849,1542 928,1529 999,1517 1062,1504 1129,1492 1179,1479 1220,1467 1258,1458 1287,1450 1308,1442 1329,1433 1341,1429 1346,1429 1350,1425 1354,1425 1367,1421 1362,1421 1358,1421 1358,1417 1354,1412 1337,1408 1321,1396 1291,1379 1258,1358 1212,1337 1162,1308 1104,1283 1037,1254 966,1224 903,1204 853,1187 807,1170 761,1149 728,1133 699,1124 678,1112 665,1103 653,1099 649,1095 644,1091 649,1091 653,1091 657,1091 661,1087 661,1091 665,1091 674,1083 694,1070 724,1053 761,1033 807,1008 857,978 907,945 966,912 1020,886 1066,861 1099,840 1129,819 1149,807 1162,794 1175,786 1187,778 1187,774 1187,769 1183,765 1175,757 1154,740 1116,711 1074,682 1020,653 962,615 891,577 811,532 736,485 661,448 586,414 511,381 440,344 406,327 369,302 335,285 298,263 264,242 231,222 198,197 160,176 130,155 101,134 76,113 50,92 30,67 17,42 9,21 0,0">
          <text:p/>
        </draw:polyline>
        <draw:polyline draw:style-name="gr2" draw:text-style-name="P1" draw:layer="layout" svg:width="2.251cm" svg:height="3.419cm" svg:x="5.368cm" svg:y="15.539cm" svg:viewBox="0 0 2252 3420" draw:points="1162,3362 1174,3366 1183,3370 1195,3379 1208,3382 1225,3391 1237,3395 1254,3404 1266,3404 1275,3407 1287,3412 1300,3412 1312,3416 1329,3416 1341,3420 1362,3420 1383,3420 1404,3420 1429,3416 1454,3416 1479,3412 1500,3407 1529,3404 1550,3399 1575,3395 1600,3391 1625,3387 1646,3382 1667,3379 1688,3374 1705,3370 1717,3370 1730,3366 1738,3362 1742,3362 1746,3362 1746,3357 1742,3357 1738,3357 1742,3357 1742,3353 1742,3357 1746,3357 1742,3357 1738,3357 1738,3353 1734,3353 1738,3353 1730,3353 1734,3353 1742,3353 1738,3353 1738,3349 1734,3349 1726,3349 1726,3345 1730,3345 1730,3341 1726,3337 1717,3337 1713,3332 1709,3328 1696,3320 1675,3303 1646,3282 1613,3260 1571,3231 1521,3202 1462,3169 1396,3135 1329,3106 1262,3081 1191,3056 1124,3035 1062,3010 1003,2989 945,2973 899,2956 865,2947 840,2935 828,2931 815,2927 811,2922 807,2922 799,2922 803,2922 799,2922 795,2922 799,2922 811,2918 836,2910 886,2902 941,2885 1020,2868 1103,2847 1199,2822 1312,2797 1429,2764 1542,2734 1650,2705 1755,2676 1847,2647 1934,2618 2005,2597 2068,2572 2122,2547 2160,2530 2193,2513 2214,2500 2227,2488 2235,2484 2252,2480 2252,2475 2252,2472 2247,2467 2239,2467 2227,2459 2201,2447 2160,2434 2114,2409 2043,2384 1968,2363 1872,2334 1771,2309 1667,2279 1567,2263 1458,2246 1350,2229 1250,2217 1154,2200 1062,2188 978,2175 891,2167 820,2154 765,2146 724,2133 690,2125 665,2121 648,2117 640,2112 648,2112 648,2108 653,2108 657,2108 661,2108 673,2104 694,2096 719,2079 765,2062 824,2045 886,2020 978,1995 1070,1966 1158,1937 1250,1912 1333,1887 1408,1866 1479,1845 1550,1828 1604,1808 1650,1791 1688,1778 1717,1766 1738,1753 1759,1749 1767,1745 1771,1741 1771,1737 1767,1733 1763,1733 1751,1728 1726,1716 1688,1707 1634,1691 1579,1670 1508,1653 1429,1632 1337,1615 1245,1595 1154,1578 1070,1561 991,1549 916,1536 840,1524 765,1511 707,1494 653,1482 611,1469 573,1457 544,1449 519,1440 506,1432 502,1428 494,1423 490,1423 481,1423 494,1419 515,1411 557,1398 611,1386 682,1365 757,1344 874,1328 991,1298 1112,1273 1229,1252 1350,1232 1450,1210 1550,1198 1655,1185 1734,1173 1805,1165 1863,1156 1909,1148 1943,1144 1976,1144 1993,1139 2001,1139 2009,1139 2009,1135 2005,1135 2001,1135 2001,1131 1997,1131 1980,1127 1959,1119 1922,1106 1872,1094 1813,1077 1726,1060 1638,1044 1542,1018 1437,998 1333,981 1225,964 1124,943 1028,931 941,910 849,893 757,877 678,852 602,831 532,810 461,781 394,756 323,726 264,689 209,655 159,622 117,588 80,555 50,526 30,497 17,476 13,459 4,447 0,434 0,430 4,426 13,426 30,417 63,405 117,384 180,359 255,330 352,296 435,263 536,225 636,192 732,167 828,146 911,121 991,100 1062,83 1137,71 1199,54 1262,46 1308,33 1341,29 1371,25 1396,21 1412,17 1425,12 1421,12 1425,12 1429,8 1425,8 1425,4 1429,0 1425,0 1421,0 1429,0 1425,0 1429,0 1433,0 1433,4 1437,4 1429,4 1429,8 1433,8 1437,8 1433,12 1437,12 1442,17 1450,21 1462,29 1475,37 1500,46 1525,58 1550,71">
          <text:p/>
        </draw:polyline>
        <draw:polyline draw:style-name="gr2" draw:text-style-name="P1" draw:layer="layout" svg:width="2.154cm" svg:height="3.967cm" svg:x="5.481cm" svg:y="14.812cm" svg:viewBox="0 0 2155 3968" draw:points="1895,3959 1895,3955 1900,3951 1900,3947 1900,3943 1904,3943 1908,3943 1920,3951 1929,3951 1945,3955 1966,3955 1991,3955 2016,3959 2042,3959 2063,3959 2084,3963 2105,3963 2122,3963 2134,3968 2143,3968 2147,3968 2151,3968 2155,3968 2151,3968 2147,3963 2143,3963 2143,3959 2139,3959 2126,3955 2114,3947 2088,3938 2050,3926 2008,3913 1954,3892 1891,3876 1816,3859 1737,3838 1649,3817 1566,3801 1482,3776 1399,3755 1311,3734 1219,3713 1136,3692 1052,3671 977,3655 906,3638 848,3621 785,3608 743,3600 710,3592 685,3583 668,3579 651,3575 647,3571 643,3567 647,3571 655,3571 676,3567 706,3563 739,3558 793,3554 873,3546 952,3538 1044,3525 1148,3512 1244,3508 1353,3496 1457,3483 1553,3471 1641,3462 1724,3450 1795,3446 1849,3437 1895,3429 1929,3425 1950,3421 1958,3417 1966,3412 1962,3412 1950,3408 1945,3408 1929,3404 1904,3396 1870,3383 1816,3362 1753,3346 1666,3325 1578,3300 1474,3275 1361,3241 1244,3220 1127,3200 1010,3178 902,3153 793,3137 693,3120 597,3103 505,3087 426,3070 351,3049 280,3031 225,3015 180,2998 138,2985 113,2977 84,2965 75,2960 67,2956 75,2956 100,2948 134,2944 188,2931 267,2919 359,2906 459,2890 576,2869 706,2852 835,2835 969,2819 1090,2802 1211,2785 1328,2772 1428,2760 1524,2747 1612,2739 1687,2735 1758,2731 1812,2731 1854,2731 1887,2731 1912,2731 1929,2735 1937,2735 1945,2735 1941,2735 1945,2735 1941,2735 1941,2731 1933,2731 1916,2731 1887,2731 1841,2731 1783,2727 1716,2722 1628,2718 1532,2714 1428,2710 1319,2706 1202,2693 1094,2689 989,2685 885,2676 785,2672 689,2664 610,2660 534,2651 476,2647 430,2643 397,2639 372,2635 355,2635 342,2631 338,2631 342,2631 355,2626 372,2622 401,2614 443,2601 497,2589 564,2576 639,2560 722,2539 806,2522 898,2505 977,2493 1048,2476 1115,2460 1177,2443 1227,2430 1273,2418 1303,2409 1323,2401 1340,2397 1353,2392 1357,2389 1365,2389 1365,2384 1361,2384 1361,2380 1357,2380 1344,2376 1323,2364 1290,2351 1248,2334 1194,2313 1136,2292 1069,2267 994,2242 918,2217 839,2196 764,2176 689,2159 618,2134 547,2113 480,2092 413,2071 351,2046 292,2021 230,1992 175,1967 129,1942 92,1917 63,1896 42,1879 17,1866 4,1858 0,1850 8,1846 21,1829 50,1804 88,1771 142,1737 217,1695 305,1650 392,1599 501,1549 601,1503 706,1470 802,1432 898,1399 977,1366 1052,1340 1115,1311 1165,1290 1207,1274 1240,1257 1265,1245 1273,1236 1286,1232 1290,1228 1290,1224 1290,1219 1286,1219 1298,1219 1290,1215 1282,1207 1257,1186 1223,1161 1182,1132 1131,1098 1069,1065 998,1019 927,977 864,940 806,906 756,877 710,852 681,831 655,810 635,794 622,781 618,777 618,773 626,764 647,752 676,731 714,702 764,668 822,631 893,585 969,535 1052,485 1144,435 1227,389 1303,347 1374,305 1440,263 1490,221 1549,184 1599,151 1637,113 1666,84 1695,55 1716,25 1724,0">
          <text:p/>
        </draw:polyline>
        <draw:polyline draw:style-name="gr2" draw:text-style-name="P1" draw:layer="layout" svg:width="2.325cm" svg:height="0.922cm" svg:x="8.32cm" svg:y="8.233cm" svg:viewBox="0 0 2326 923" draw:points="860,589 856,589 843,598 831,602 814,610 793,618 772,627 747,640 718,648 693,660 664,673 634,690 605,702 580,715 559,731 538,744 518,756 505,769 493,777 484,790 472,798 459,811 447,823 434,836 426,848 413,856 401,869 392,877 384,886 371,894 363,902 359,907 355,911 351,915 346,919 346,923 351,923 355,923 359,923 355,923 359,919 367,919 388,911 417,902 447,890 497,869 568,848 643,819 735,786 822,748 923,710 1023,668 1135,623 1236,577 1332,527 1432,480 1528,430 1616,380 1691,338 1758,296 1812,254 1858,225 1899,196 1933,171 1945,154 1958,141 1970,133 1979,125 1979,121 1983,121 1979,121 1979,125 1966,129 1945,137 1916,146 1874,158 1820,175 1758,196 1682,221 1599,250 1511,279 1419,309 1319,342 1223,371 1127,400 1031,434 935,467 839,501 760,535 685,568 618,598 555,627 497,652 451,673 417,693 405,710 384,723 371,727 363,731 363,735 363,740 367,744 392,744 413,740 451,735 493,731 559,727 630,715 718,702 818,685 910,665 1023,648 1140,627 1257,598 1369,572 1486,543 1599,509 1703,484 1803,450 1904,421 1991,388 2062,359 2129,329 2189,304 2230,279 2264,262 2289,246 2305,237 2314,229 2318,225 2318,221 2326,221 2314,221 2293,217 2264,212 2218,208 2155,208 2079,204 1987,204 1874,208 1749,212 1624,225 1494,242 1361,262 1227,284 1102,309 973,334 843,363 726,392 618,413 513,438 409,463 317,484 238,501 184,517 125,531 83,539 46,547 29,552 17,552 8,552 0,552 4,552 8,552 4,547 21,543 50,535 96,521 146,505 196,488 271,463 355,438 451,409 564,380 655,350 743,325 831,296 927,271 1019,246 1098,221 1173,196 1231,175 1307,154 1369,137 1432,125 1486,108 1524,96 1565,83 1603,71 1628,62 1645,54 1657,50 1666,45 1670,41 1682,37 1687,37 1687,33 1682,29 1670,20 1661,12 1649,0">
          <text:p/>
        </draw:polyline>
        <draw:polyline draw:style-name="gr2" draw:text-style-name="P1" draw:layer="layout" svg:width="1.816cm" svg:height="0.322cm" svg:x="8.245cm" svg:y="7.197cm" svg:viewBox="0 0 1817 323" draw:points="459,156 455,156 446,156 438,156 426,156 417,156 405,160 388,160 376,164 367,164 363,168 355,168 355,172 350,172 342,177 346,177 346,181 350,181 350,185 355,185 355,189 359,193 371,197 384,202 413,206 442,206 484,210 547,214 609,218 689,218 780,214 872,210 977,206 1077,197 1173,197 1269,189 1361,181 1440,172 1515,164 1578,156 1620,152 1661,147 1682,143 1703,139 1716,139 1724,135 1728,135 1724,135 1720,135 1724,131 1720,131 1716,131 1699,131 1678,131 1640,135 1595,139 1540,143 1465,152 1386,160 1302,168 1210,181 1114,189 1023,202 927,218 839,231 755,247 664,260 580,273 505,281 426,289 350,293 279,302 217,306 158,310 112,310 71,314 37,314 16,314 4,318 0,318 4,318 8,318 8,323 21,323 41,318 79,318 129,314 183,306 263,302 342,289 434,277 538,260 634,247 726,227 814,210 902,189 981,172 1056,152 1131,135 1194,118 1252,110 1302,97 1336,85 1369,72 1390,68 1411,60 1419,56 1428,51 1428,47 1432,43 1428,43 1428,39 1423,39 1407,35 1382,31 1344,25 1298,21 1244,13 1181,9 1106,4 1023,0 935,4 856,4 785,13 718,17 664,21 626,31 588,39 563,43 547,47 538,51 534,56 534,60 542,60 568,64 601,68 651,72 709,72 780,81 856,81 947,81 1039,76 1127,76 1215,72 1298,68 1382,64 1465,60 1532,51 1595,47 1653,43 1699,35 1732,31 1767,25 1783,21 1796,21 1808,17 1817,13 1817,9 1808,9">
          <text:p/>
        </draw:polyline>
        <draw:polyline draw:style-name="gr2" draw:text-style-name="P1" draw:layer="layout" svg:width="1.595cm" svg:height="0.56cm" svg:x="8.015cm" svg:y="8.082cm" svg:viewBox="0 0 1596 561" draw:points="497,310 501,310 505,314 505,318 505,323 505,327 509,331 514,335 518,339 530,344 539,348 555,352 572,364 589,373 614,381 635,389 656,398 668,406 689,414 710,419 727,427 747,431 753,439 769,444 782,448 794,456 811,461 819,465 824,469 828,469 836,473 832,473 832,477 832,473 828,473 824,473 819,469 811,473 786,473 757,477 722,481 676,486 622,494 560,502 489,511 422,515 351,523 284,527 221,536 167,540 125,548 84,552 54,557 34,557 21,561 9,561 4,561 0,561 4,561 13,561 34,557 63,548 100,536 159,519 234,498 322,469 426,436 530,406 631,369 735,331 853,293 949,256 1045,218 1133,185 1212,156 1291,131 1362,106 1425,85 1475,64 1517,47 1542,35 1563,26 1579,17 1592,8 1596,5 1592,5 1588,5 1588,0 1592,0 1596,0 1592,0 1588,0 1575,5 1554,5 1525,13 1483,21 1429,35 1375,47 1312,60 1254,76 1191,97 1124,118 1070,135 1020,152 974,168 932,181 899,193 870,202 853,206 836,206 828,206">
          <text:p/>
        </draw:polyline>
        <draw:polyline draw:style-name="gr2" draw:text-style-name="P1" draw:layer="layout" svg:width="2.58cm" svg:height="0.489cm" svg:x="7.606cm" svg:y="7.03cm" svg:viewBox="0 0 2581 490" draw:points="1938,0 1942,0 1951,0 1959,4 1972,13 1988,21 2017,29 2051,47 2088,60 2126,77 2172,97 2218,114 2268,135 2314,152 2360,172 2402,193 2435,210 2468,231 2502,248 2527,260 2543,273 2560,281 2569,289 2573,293 2581,298 2577,298 2573,298 2564,293 2552,298 2527,298 2493,302 2452,306 2402,310 2339,310 2264,319 2180,327 2088,331 2001,339 1905,344 1813,352 1721,352 1629,356 1542,360 1466,369 1390,373 1323,377 1265,381 1211,381 1161,385 1123,385 1094,389 1073,394 1056,394 1044,398 1035,398 1035,402 1040,402 1035,406 1040,410 1048,410 1060,414 1085,419 1119,423 1161,427 1211,435 1265,444 1336,448 1407,448 1483,448 1558,448 1638,448 1713,444 1784,444 1859,440 1917,440 1972,435 2022,435 2072,431 2105,431 2130,431 2147,431 2159,431 2180,431 2184,431 2184,427 2176,427 2176,423 2172,423 2159,419 2134,414 2088,410 2034,406 1976,398 1905,394 1821,389 1721,381 1629,381 1521,381 1425,385 1328,389 1232,389 1140,398 1044,406 956,414 868,419 797,427 731,435 668,444 618,444 572,448 547,452 530,456 518,460 505,460 501,460 501,465 505,465 509,469 518,469 518,473 526,473 539,477 564,477 601,481 643,485 697,490 751,490 822,490 893,490 969,485 1035,485 1102,481 1186,477 1248,473 1311,465 1369,460 1429,456 1479,452 1521,444 1558,440 1575,435 1604,435 1621,431 1629,431 1629,427 1633,427 1629,427 1625,423 1621,423 1617,423 1600,419 1567,414 1529,410 1487,406 1429,402 1365,398 1290,394 1211,389 1140,389 1052,389 969,394 885,398 810,402 735,406 660,402 605,406 551,410 518,410 493,414 480,414 472,419 468,419 472,423 476,427 488,431 501,435 526,440 568,444 618,448 689,452 760,456 848,456 939,452 1035,448 1136,444 1236,440 1332,435 1425,427 1512,419 1600,410 1683,402 1759,398 1830,398 1888,394 1938,389 1980,385 2009,381 2034,377 2055,377 2063,377 2068,373 2055,369 2034,369 2001,369 1963,369 1909,369 1834,364 1754,360 1658,356 1550,356 1446,356 1336,360 1227,360 1106,364 985,369 868,373 756,377 643,381 534,385 430,389 338,394 250,398 184,402 125,398 79,402 46,402 21,406 8,406 0,406 4,410 13,410 42,410 71,406 117,402 180,402 263,394 359,377 468,364 589,348 706,331 827,314 944,298 1056,277 1156,256 1257,239 1348,218 1433,202 1512,185 1587,168 1650,152 1700,135 1754,122 1784,110 1809,102 1825,93 1838,85 1842,85">
          <text:p/>
        </draw:polyline>
        <draw:polyline draw:style-name="gr2" draw:text-style-name="P1" draw:layer="layout" svg:width="2.108cm" svg:height="4.208cm" svg:x="10.545cm" svg:y="5.636cm" svg:viewBox="0 0 2109 4209" draw:points="509,2923 526,2927 543,2936 572,2948 597,2961 626,2978 660,2990 689,3003 718,3015 752,3023 781,3032 810,3040 843,3053 877,3061 910,3069 944,3078 977,3086 1006,3094 1040,3107 1066,3111 1091,3119 1112,3124 1128,3128 1137,3136 1153,3140 1162,3144 1166,3149 1170,3149 1174,3149 1174,3153 1178,3153 1174,3153 1170,3149 1166,3149 1157,3144 1145,3149 1128,3149 1103,3149 1070,3149 1031,3153 985,3157 939,3153 889,3157 839,3157 793,3161 743,3161 701,3165 660,3165 626,3169 601,3174 576,3174 560,3178 551,3182 547,3182 551,3182 555,3186 560,3186 564,3186 568,3190 572,3190 564,3190 568,3195 576,3195 576,3199 585,3199 593,3203 597,3211 610,3224 622,3237 639,3253 660,3270 681,3287 701,3303 718,3324 731,3341 739,3353 752,3362 760,3374 764,3383 768,3391 764,3399 764,3403 764,3408 760,3408 768,3412 764,3408 760,3408 760,3403 756,3403 756,3399 760,3395 756,3391 747,3383 735,3362 722,3337 706,3307 689,3270 656,3220 635,3165 610,3094 589,3019 568,2936 543,2848 526,2752 514,2648 493,2539 480,2422 463,2293 451,2163 443,2030 430,1892 418,1746 401,1600 388,1454 376,1308 367,1166 359,1028 351,894 338,769 334,651 330,538 334,442 326,355 326,280 322,213 317,154 326,112 330,75 330,46 326,25 334,12 334,4 334,0 330,0 326,0 326,4 330,4 330,8 330,16 330,21 334,29 334,41 330,58 326,83 322,117 313,158 301,213 284,271 267,346 246,430 234,526 213,622 188,731 167,852 138,973 117,1099 96,1232 79,1366 54,1504 38,1646 21,1779 13,1909 8,2034 0,2151 0,2268 0,2380 4,2485 13,2581 25,2677 33,2764 46,2848 63,2927 71,3003 75,3065 88,3124 100,3174 109,3220 113,3257 121,3287 130,3312 142,3332 159,3345 163,3353 163,3362 167,3362 163,3362 159,3358 150,3358 150,3353 150,3349 146,3345 138,3341 142,3337 146,3320 146,3295 146,3262 150,3215 155,3165 159,3094 171,3015 175,2927 180,2832 184,2727 188,2618 188,2510 188,2393 180,2276 175,2159 171,2042 163,1934 155,1834 146,1742 142,1658 138,1583 138,1521 134,1462 142,1420 142,1383 142,1358 146,1337 146,1324 134,1316 134,1312 130,1316 130,1320 134,1324 142,1328 159,1337 167,1349 180,1374 196,1412 217,1466 238,1524 259,1596 276,1679 305,1775 334,1875 359,1984 380,2084 397,2188 409,2293 430,2393 447,2502 451,2606 455,2706 455,2802 455,2898 459,2994 468,3086 463,3174 459,3253 459,3324 459,3387 455,3445 455,3495 455,3541 447,3579 447,3608 447,3633 447,3650 447,3662 443,3670 443,3675 438,3675 443,3675 438,3675 438,3670 434,3670 434,3667 438,3662 434,3658 430,3654 426,3641 422,3625 418,3600 413,3566 409,3524 401,3470 393,3408 388,3332 384,3249 380,3149 372,3044 363,2936 355,2819 347,2694 338,2564 322,2430 309,2301 292,2172 284,2051 284,1934 271,1825 259,1729 246,1646 238,1571 230,1512 230,1466 226,1424 213,1399 209,1374 209,1362 209,1353 209,1349 213,1349 205,1349 205,1353 205,1358 205,1362 209,1366 209,1374 217,1399 230,1424 246,1462 263,1512 284,1575 313,1650 338,1738 363,1842 388,1955 413,2072 434,2197 451,2322 468,2464 468,2602 476,2735 480,2869 480,2998 480,3128 476,3249 468,3362 476,3470 468,3566 463,3654 463,3737 459,3821 459,3888 463,3954 459,4009 451,4059 451,4100 447,4138 447,4163 447,4184 447,4197 443,4205 447,4209 443,4209 438,4209 438,4205 434,4205 434,4201 430,4197 430,4193 426,4184 418,4176 413,4155 409,4126 401,4092 393,4046 384,3992 372,3929 355,3854 351,3775 342,3700 334,3620 330,3545 322,3474 322,3403 322,3337 334,3270 338,3215 338,3165 342,3115 347,3074 347,3032 351,2998 355,2965 355,2936 351,2911 355,2894 355,2877 355,2869 372,2860 372,2857 372,2852 359,2852 359,2857 359,2852 351,2857 355,2857 351,2857 355,2857 359,2857 359,2860 355,2860 359,2860 359,2857 355,2857 355,2860 359,2860 359,2865 367,2865 367,2869 372,2869 380,2869 380,2873 393,2869 422,2869 463,2865 518,2865 576,2857 656,2852 735,2844 831,2835 927,2827 1027,2815 1128,2806 1216,2794 1304,2790 1383,2781 1454,2777 1529,2773 1588,2769 1642,2764 1675,2764 1713,2764 1746,2764 1775,2764 1796,2764 1800,2764 1813,2769 1817,2769 1813,2769 1813,2760 1809,2760 1805,2760 1792,2760 1771,2756 1738,2756 1692,2752 1642,2752 1575,2748 1500,2748 1408,2748 1324,2748 1233,2744 1141,2739 1048,2739 948,2735 856,2731 760,2723 668,2714 576,2706 484,2698 409,2689 338,2681 271,2673 217,2669 175,2664 146,2660 121,2656 113,2656 100,2656 96,2652 92,2652 100,2652 109,2652 104,2652 109,2652 125,2648 150,2643 180,2631 234,2618 301,2602 384,2585 484,2560 597,2531 714,2497 831,2468 952,2435 1070,2410 1183,2376 1295,2347 1391,2318 1496,2289 1588,2264 1675,2243 1754,2226 1830,2209 1901,2193 1951,2176 2001,2163 2043,2155 2072,2147 2093,2138 2105,2134 2105,2130 2109,2126 2105,2122 2101,2122 2097,2122 2084,2126 2059,2126 2030,2130 1992,2134 1947,2143 1888,2151 1813,2163 1734,2172 1658,2188 1579,2205 1500,2222 1421,2243 1354,2259 1295,2276 1245,2293 1203,2305 1174,2318 1153,2326 1145,2330 1141,2334 1137,2334 1137,2339 1132,2339 1141,2339 1145,2339 1149,2339 1153,2339 1170,2334 1191,2330 1220,2326 1258,2318 1299,2309 1345,2301 1400,2289 1454,2276 1508,2268 1558,2259 1600,2251 1638,2247 1663,2243 1688,2238 1692,2234 1713,2238 1717,2238 1721,2234 1721,2230 1729,2230 1725,2226 1713,2226 1692,2218 1667,2213 1625,2209 1579,2205 1517,2205 1441,2209 1358,2218 1270,2230 1178,2251 1087,2276 998,2305 885,2343 785,2385 681,2427 576,2472 468,2518">
          <text:p/>
        </draw:polyline>
        <draw:polyline draw:style-name="gr2" draw:text-style-name="P1" draw:layer="layout" svg:width="2.597cm" svg:height="3.478cm" svg:x="9.831cm" svg:y="5.093cm" svg:viewBox="0 0 2598 3479" draw:points="121,3445 125,3445 117,3450 117,3454 113,3454 113,3458 109,3458 113,3462 117,3462 121,3466 138,3470 159,3470 180,3470 209,3475 247,3475 284,3479 334,3479 384,3475 439,3470 489,3462 547,3454 601,3445 656,3437 710,3425 760,3412 810,3403 860,3395 914,3387 956,3375 998,3366 1040,3358 1077,3345 1115,3337 1152,3328 1194,3320 1223,3307 1261,3299 1303,3287 1344,3274 1382,3262 1424,3249 1470,3232 1507,3212 1549,3199 1595,3178 1645,3157 1691,3132 1749,3111 1804,3086 1855,3057 1905,3032 1955,3007 2005,2982 2059,2953 2114,2928 2160,2903 2206,2877 2251,2852 2297,2827 2339,2802 2381,2781 2414,2761 2443,2744 2473,2723 2498,2706 2531,2690 2548,2673 2565,2665 2573,2652 2581,2644 2594,2635 2598,2631 2581,2631 2577,2627 2573,2627 2569,2627 2560,2627 2569,2627 2565,2627 2573,2627 2581,2627 2581,2623 2577,2623 2573,2623 2573,2619 2569,2619 2565,2615 2548,2606 2523,2585 2485,2569 2431,2544 2372,2523 2306,2493 2231,2464 2147,2431 2055,2410 1972,2389 1888,2368 1804,2351 1716,2335 1628,2314 1541,2297 1453,2281 1370,2264 1290,2251 1215,2235 1136,2222 1065,2210 994,2201 935,2193 877,2185 823,2172 773,2164 731,2151 689,2147 660,2143 639,2139 622,2135 601,2130 597,2130 593,2135 597,2135 589,2135 597,2135 601,2135 601,2139 593,2139 601,2135 601,2139 601,2135 606,2135 614,2135 610,2135 610,2139 606,2139 601,2143 601,2147 606,2147 614,2147 601,2147 606,2147 606,2151 614,2151 626,2151 664,2155 702,2155 768,2164 827,2164 906,2164 994,2160 1094,2155 1207,2147 1307,2135 1415,2126 1524,2114 1633,2097 1741,2080 1837,2064 1926,2051 2013,2034 2084,2022 2155,2005 2214,1992 2260,1976 2302,1963 2335,1955 2360,1946 2368,1938 2381,1934 2389,1930 2393,1926 2389,1921 2385,1921 2389,1921 2381,1917 2368,1913 2347,1905 2318,1892 2272,1876 2222,1863 2160,1846 2084,1821 1997,1800 1913,1788 1825,1775 1741,1763 1666,1759 1574,1746 1491,1738 1411,1734 1328,1725 1253,1721 1182,1717 1111,1713 1040,1700 985,1696 944,1692 902,1688 869,1688 848,1684 835,1684 823,1684 827,1684 831,1684 835,1684 844,1684 839,1684 844,1684 848,1684 852,1684 864,1684 898,1679 952,1671 1015,1659 1094,1646 1190,1634 1290,1609 1403,1587 1503,1558 1607,1533 1699,1508 1787,1483 1867,1462 1938,1441 1997,1425 2047,1404 2093,1391 2118,1379 2139,1370 2151,1362 2155,1358 2155,1354 2155,1350 2151,1350 2147,1345 2143,1345 2130,1341 2105,1333 2072,1320 2018,1308 1963,1291 1901,1274 1825,1257 1741,1241 1658,1224 1578,1212 1486,1195 1407,1182 1336,1174 1261,1162 1198,1149 1140,1141 1090,1128 1048,1120 1027,1111 1006,1107 994,1103 985,1103 977,1103 981,1099 981,1103 985,1103 994,1103 998,1103 1002,1103 1010,1103 1036,1095 1069,1086 1123,1070 1173,1049 1236,1024 1311,995 1390,965 1470,932 1537,903 1591,874 1641,849 1678,827 1704,811 1724,799 1741,790 1749,782 1754,773 1762,773 1762,769 1762,765 1758,761 1745,752 1716,740 1678,719 1637,698 1574,673 1495,644 1415,606 1324,569 1228,535 1136,502 1036,469 940,435 839,402 735,368 639,335 535,297 443,264 355,235 272,206 201,180 142,151 92,130 63,113 38,100 17,92 9,84 0,79 4,79 4,75 9,75 4,75 9,75 21,67 42,58 67,50 100,38 146,25 184,13 242,0">
          <text:p/>
        </draw:polyline>
        <draw:polyline draw:style-name="gr2" draw:text-style-name="P1" draw:layer="layout" svg:width="1.616cm" svg:height="2.914cm" svg:x="10.215cm" svg:y="6.062cm" svg:viewBox="0 0 1617 2915" draw:points="586,2631 561,2639 531,2656 498,2673 461,2689 415,2710 364,2735 319,2756 280,2777 242,2794 209,2811 176,2823 146,2836 117,2844 92,2852 71,2864 50,2869 38,2877 29,2881 21,2886 17,2890 9,2894 9,2898 0,2898 9,2902 17,2906 25,2906 34,2906 50,2911 80,2911 113,2915 159,2911 209,2906 272,2898 344,2890 427,2881 515,2864 607,2848 703,2836 799,2819 907,2798 999,2781 1087,2760 1158,2739 1229,2723 1279,2706 1321,2693 1354,2685 1366,2677 1379,2668 1387,2664 1392,2660 1400,2656 1396,2652 1392,2648 1387,2643 1371,2631 1341,2622 1308,2610 1258,2597 1204,2585 1137,2568 1062,2552 978,2535 899,2514 811,2501 732,2489 657,2481 586,2472 523,2464 469,2456 419,2447 381,2443 356,2439 335,2434 319,2431 314,2431 310,2426 314,2426 319,2422 335,2414 360,2401 394,2384 444,2359 502,2334 573,2309 657,2272 753,2234 845,2192 941,2155 1032,2117 1120,2076 1204,2038 1279,2001 1354,1963 1408,1934 1458,1900 1504,1867 1542,1842 1563,1812 1588,1787 1604,1767 1613,1746 1617,1725 1613,1704 1600,1679 1584,1650 1567,1621 1533,1587 1492,1554 1446,1516 1387,1478 1325,1445 1254,1408 1170,1370 1091,1337 1012,1303 932,1274 845,1236 769,1210 703,1181 636,1156 586,1135 540,1114 498,1094 465,1072 444,1056 423,1039 410,1022 398,1006 398,985 398,964 406,939 419,910 440,872 469,830 506,785 557,734 607,680 669,622 740,563 815,501 891,438 957,375 1016,313 1074,254 1128,200 1166,146 1191,96 1199,45 1195,0">
          <text:p/>
        </draw:polyline>
        <draw:polyline draw:style-name="gr2" draw:text-style-name="P1" draw:layer="layout" svg:width="2.898cm" svg:height="0.826cm" svg:x="9.238cm" svg:y="19.142cm" svg:viewBox="0 0 2899 827" draw:points="1630,389 1609,393 1588,406 1563,414 1534,431 1500,443 1458,460 1421,477 1383,489 1350,498 1312,510 1266,518 1229,531 1187,539 1149,548 1116,560 1091,569 1066,577 1041,589 1024,598 1007,606 991,614 970,627 945,636 920,648 890,661 865,677 831,690 798,702 764,719 731,732 698,744 664,757 635,769 606,777 581,786 560,794 539,802 526,811 518,811 510,815 501,819 501,823 493,823 497,823 493,823 497,823 501,827 506,827 518,827 543,827 576,827 618,827 668,823 735,819 806,815 894,807 987,807 1074,798 1162,790 1250,782 1337,773 1417,765 1504,757 1584,757 1646,752 1709,748 1763,744 1817,744 1859,744 1897,744 1922,744 1938,744 1955,744 1968,744 1976,744 1972,740 1964,740 1959,740 1959,736 1955,736 1951,736 1943,732 1930,732 1901,727 1859,723 1809,719 1742,715 1671,706 1592,698 1500,694 1412,690 1337,686 1245,681 1154,681 1070,673 982,673 903,669 823,669 752,669 677,665 622,665 581,665 547,661 526,661 506,661 501,661 506,661 510,661 514,661 518,661 518,656 535,652 576,648 639,639 710,631 798,619 911,602 1033,585 1166,569 1312,548 1442,527 1575,510 1701,485 1817,473 1926,452 2034,431 2126,418 2214,402 2285,393 2335,381 2373,372 2410,372 2439,368 2452,368 2456,364 2448,364 2444,364 2435,364 2402,364 2364,364 2306,364 2231,364 2135,364 2026,368 1901,372 1763,377 1617,385 1475,393 1329,406 1187,418 1053,435 928,456 802,473 689,493 581,506 476,527 393,544 309,560 238,577 176,589 126,602 88,611 59,619 46,627 30,627 21,631 17,631 5,631 9,631 0,631 5,631 17,631 55,636 101,631 163,627 238,623 326,614 443,602 560,585 681,573 806,556 932,535 1045,514 1154,493 1262,473 1375,452 1471,435 1559,418 1638,402 1713,385 1788,372 1847,364 1905,360 1943,352 1976,343 2005,339 2026,339 2043,335 2051,331 2047,331 2047,327 2043,327 2034,327 2009,327 1964,322 1913,318 1851,310 1776,310 1680,306 1579,306 1471,306 1358,306 1254,310 1145,318 1045,327 949,339 860,352 764,360 698,372 643,385 597,393 581,402 560,410 547,414 543,414 547,414 556,418 551,418 564,418 593,418 647,422 714,422 789,427 894,422 1007,422 1133,418 1266,410 1404,406 1529,397 1655,389 1784,377 1905,368 2022,360 2131,347 2243,339 2339,331 2427,322 2510,318 2581,310 2648,306 2702,301 2744,297 2769,293 2794,289 2807,289 2815,285 2811,285 2807,281 2794,281 2773,276 2744,272 2694,267 2627,263 2561,259 2473,250 2369,246 2256,246 2139,246 2026,250 1909,250 1797,259 1675,263 1554,272 1442,276 1329,281 1216,285 1099,289 999,293 898,293 802,293 718,297 643,297 589,297 543,297 518,297 493,301 485,301 480,301 485,301 497,301 518,301 556,297 610,293 681,289 764,285 877,281 995,267 1116,255 1250,242 1379,225 1504,217 1625,200 1763,183 1876,171 1984,158 2089,150 2189,142 2272,133 2352,125 2414,117 2464,112 2515,108 2552,104 2577,104 2594,100 2619,104 2631,104 2636,100 2627,100 2619,100 2602,96 2577,96 2535,96 2473,96 2406,92 2323,92 2227,96 2126,96 2018,100 1905,104 1797,117 1680,133 1579,146 1483,167 1392,179 1308,200 1241,217 1187,233 1145,246 1116,255 1095,263 1083,267 1078,272 1074,276 1078,276 1108,276 1154,276 1216,281 1296,281 1387,289 1500,289 1625,289 1771,289 1897,285 2022,285 2139,276 2260,272 2369,263 2469,255 2565,250 2644,242 2711,233 2769,230 2815,221 2853,213 2882,208 2895,205 2895,200 2899,196 2890,188 2874,179 2849,167 2803,146 2736,129 2657,104 2565,79 2460,58 2348,37 2227,21 2101,4 1989,0">
          <text:p/>
        </draw:polyline>
        <draw:polyline draw:style-name="gr2" draw:text-style-name="P1" draw:layer="layout" svg:width="3.031cm" svg:height="0.442cm" svg:x="9.092cm" svg:y="18.332cm" svg:viewBox="0 0 3032 443" draw:points="681,34 664,38 643,43 618,51 593,59 564,68 535,76 501,88 476,97 451,105 426,113 405,122 384,130 368,139 347,147 334,151 322,160 309,164 301,172 297,176 292,181 288,181 288,185 280,185 280,189 284,189 284,193 288,197 301,201 322,210 359,218 405,231 464,247 535,260 622,281 718,297 823,314 948,327 1065,343 1190,352 1311,360 1441,364 1571,372 1700,377 1830,381 1947,381 2055,381 2160,385 2256,385 2343,385 2410,385 2452,385 2489,385 2519,385 2535,385 2544,385 2548,385 2544,385 2552,381 2544,381 2535,381 2515,377 2485,377 2439,372 2364,368 2285,368 2185,364 2080,356 1955,356 1826,356 1684,356 1546,356 1416,360 1274,364 1144,372 1011,377 877,385 756,393 643,402 539,410 439,414 355,423 272,427 201,431 146,435 100,435 63,435 38,435 21,439 9,439 4,439 9,439 0,439 4,443 9,443 21,443 59,443 109,439 176,435 267,431 368,423 489,418 614,410 756,393 889,381 1023,364 1152,347 1274,331 1403,310 1525,289 1646,276 1755,260 1863,243 1959,226 2043,214 2130,201 2193,193 2243,185 2289,185 2314,176 2331,176 2343,172 2347,172 2347,168 2343,168 2327,168 2302,172 2256,168 2201,168 2130,168 2043,172 1943,176 1830,181 1717,189 1592,193 1470,201 1345,218 1228,231 1119,243 1011,260 910,281 802,297 718,314 647,331 585,347 526,360 480,368 443,377 418,381 401,389 393,389 376,393 380,393 393,393 414,393 451,389 501,389 564,385 639,377 714,368 814,356 923,343 1027,327 1132,318 1232,306 1328,289 1416,276 1512,264 1592,256 1667,247 1734,239 1796,231 1855,226 1901,222 1955,218 1988,214 2014,214 2030,210 2043,210 2051,210 2047,210 2039,206 2034,206 2018,210 1993,210 1951,214 1901,214 1830,218 1750,226 1654,226 1550,235 1441,243 1324,251 1211,260 1098,264 990,272 877,281 773,289 672,297 581,306 497,306 422,314 351,318 301,322 263,327 234,327 217,331 209,331 201,331 209,335 213,335 222,331 251,322 292,310 351,297 430,281 522,264 631,243 743,218 877,193 1002,172 1123,147 1236,126 1349,105 1453,84 1546,68 1638,51 1717,38 1792,26 1859,18 1922,13 1976,4 2018,4 2055,0 2089,0 2110,0 2126,0 2135,4 2139,4 2143,4 2135,8 2122,13 2097,18 2059,26 2014,38 1955,55 1884,72 1796,88 1709,105 1613,130 1512,151 1411,176 1307,201 1207,226 1107,243 1006,268 910,293 819,318 735,343 664,364 601,385 556,402 518,414 493,423 480,431 468,435 468,439 476,439 501,439 535,439 589,439 656,439 739,439 844,435 956,431 1073,431 1190,427 1303,423 1424,414 1538,402 1650,397 1759,389 1867,377 1980,364 2084,356 2193,347 2293,339 2385,327 2469,318 2548,310 2623,302 2669,297 2711,297 2744,293 2765,289 2777,285 2786,285 2777,285 2773,281 2761,281 2736,281 2694,276 2644,276 2577,276 2489,281 2393,281 2293,281 2180,285 2072,285 1968,289 1867,297 1763,302 1680,310 1600,318 1529,331 1470,339 1420,352 1382,360 1353,364 1336,368 1328,372 1332,372 1345,368 1382,364 1428,356 1495,347 1571,339 1667,331 1776,314 1897,302 2026,285 2143,268 2260,256 2373,239 2477,218 2577,201 2669,181 2748,164 2819,155 2882,139 2936,126 2982,118 3015,110 3032,101">
          <text:p/>
        </draw:polyline>
        <draw:polyline draw:style-name="gr2" draw:text-style-name="P1" draw:layer="layout" svg:width="2.166cm" svg:height="4.834cm" svg:x="10.892cm" svg:y="16.057cm" svg:viewBox="0 0 2167 4835" draw:points="1950,4313 1946,4317 1946,4326 1942,4334 1938,4343 1938,4351 1938,4359 1938,4363 1938,4372 1938,4376 1938,4380 1929,4380 1925,4380 1921,4380 1917,4380 1913,4376 1921,4376 1917,4372 1913,4372 1896,4372 1879,4372 1846,4372 1808,4372 1767,4368 1716,4368 1654,4368 1587,4363 1524,4363 1453,4359 1391,4359 1328,4359 1266,4363 1203,4363 1149,4368 1094,4372 1036,4368 989,4372 947,4372 906,4376 876,4376 851,4376 830,4380 818,4380 809,4384 805,4384 801,4384 801,4388 805,4388 809,4393 826,4397 851,4401 897,4409 951,4422 1010,4430 1086,4447 1170,4455 1257,4464 1345,4472 1428,4480 1499,4484 1583,4489 1662,4493 1737,4493 1804,4493 1867,4493 1917,4497 1971,4497 2017,4497 2046,4497 2071,4501 2088,4501 2101,4501 2109,4497 2117,4497 2113,4497 2109,4497 2101,4493 2096,4493 2092,4493 2088,4489 2067,4480 2055,4476 2017,4468 1963,4459 1904,4447 1833,4438 1746,4426 1658,4413 1570,4397 1470,4380 1387,4372 1303,4359 1215,4347 1140,4338 1074,4322 1010,4313 960,4305 918,4297 889,4292 864,4288 860,4284 851,4280 855,4280 860,4284 872,4280 893,4276 926,4267 972,4259 1036,4251 1107,4238 1186,4222 1274,4209 1362,4192 1449,4180 1533,4167 1620,4151 1691,4138 1754,4121 1812,4109 1867,4101 1913,4092 1950,4079 1984,4071 1992,4063 2009,4059 2017,4054 2021,4050 2021,4046 2025,4042 2021,4038 2021,4033 2013,4029 1988,4025 1954,4013 1900,3992 1837,3975 1767,3950 1675,3929 1575,3904 1462,3875 1349,3846 1236,3821 1124,3796 1002,3766 872,3737 755,3708 634,3674 513,3637 409,3599 309,3570 238,3537 167,3512 121,3482 83,3462 54,3449 41,3437 37,3424 50,3407 62,3382 96,3353 137,3319 196,3282 258,3236 338,3186 425,3136 517,3094 613,3052 705,3015 805,2977 897,2936 997,2902 1082,2864 1165,2831 1245,2802 1328,2777 1403,2748 1458,2718 1516,2698 1562,2677 1604,2656 1637,2643 1662,2631 1679,2622 1687,2614 1696,2610 1700,2606 1708,2606 1708,2602 1700,2597 1683,2593 1654,2585 1620,2577 1558,2564 1491,2551 1412,2535 1320,2518 1220,2506 1124,2489 1028,2476 931,2464 843,2456 759,2447 684,2439 617,2430 559,2426 517,2418 488,2410 463,2410 438,2405 430,2405 438,2405 442,2405 446,2405 455,2405 467,2401 480,2393 501,2376 526,2355 559,2334 597,2305 634,2276 676,2238 722,2201 764,2167 801,2134 830,2105 860,2080 880,2055 897,2034 918,2017 926,2005 935,1992 943,1983 943,1980 947,1975 960,1975 960,1971 956,1971 943,1963 926,1942 893,1913 847,1875 789,1837 722,1792 651,1746 572,1691 488,1637 405,1591 329,1550 258,1512 196,1474 146,1437 100,1403 66,1378 41,1357 16,1345 8,1332 0,1324 4,1320 12,1320 20,1311 37,1295 71,1266 108,1236 154,1199 208,1157 275,1111 342,1061 421,1015 501,973 567,936 634,902 697,873 755,843 809,818 847,793 889,772 918,755 951,739 964,726 985,714 997,705 1006,701 1014,692 1018,692 1018,689 1028,684 1018,684 1014,680 1002,672 981,655 947,630 910,609 864,576 818,546 764,513 709,480 659,455 605,430 559,409 513,388 476,367 425,350 396,338 371,325 350,317 342,313 334,309 334,304 350,304 346,304 350,304 363,300 388,292 421,279 463,263 521,242 580,221 651,204 722,179 793,154 864,133 931,112 993,95 1057,79 1119,62 1174,50 1236,37 1295,29 1337,25 1378,16 1412,12 1445,8 1466,8 1483,4 1491,4 1504,4 1508,0 1512,0 1499,0 1495,0 1491,0 1487,4 1478,8 1462,12 1449,25 1416,37 1378,58 1320,79 1257,108 1186,141 1111,179 1040,225 964,279 889,342 818,413 751,492 684,580 626,676 567,776 517,877 463,977 425,1078 392,1174 363,1270 338,1357 329,1437 325,1512 325,1583 342,1654 350,1716 371,1775 396,1833 430,1892 467,1942 505,1992 546,2038 592,2080 638,2121 684,2155 722,2192 768,2226 805,2259 847,2284 889,2309 939,2334 976,2359 1018,2380 1061,2405 1090,2422 1119,2439 1140,2456 1161,2468 1170,2476 1182,2485 1186,2489 1186,2493 1186,2497 1190,2497 1195,2497 1190,2497 1186,2497 1178,2497 1161,2501 1136,2510 1099,2518 1061,2531 1010,2543 956,2560 889,2577 826,2597 764,2618 709,2643 659,2668 613,2689 576,2714 538,2739 513,2760 492,2777 476,2789 467,2802 463,2810 459,2814 459,2819 471,2823 480,2827 496,2835 513,2852 542,2869 576,2894 609,2915 647,2944 684,2969 722,2994 768,3019 809,3036 843,3052 880,3069 918,3086 956,3103 993,3115 1032,3132 1048,3144 1069,3153 1086,3161 1103,3169 1111,3173 1115,3178 1119,3178 1128,3178 1124,3178 1119,3178 1124,3178 1119,3178 1115,3178 1111,3178 1103,3182 1090,3190 1074,3207 1048,3224 1023,3244 989,3269 951,3299 922,3332 885,3366 860,3395 835,3420 818,3445 805,3466 789,3491 784,3512 780,3537 789,3562 797,3587 818,3616 830,3645 855,3674 889,3708 922,3737 960,3771 989,3800 1036,3833 1074,3858 1115,3883 1153,3908 1195,3933 1224,3954 1253,3975 1286,3992 1307,4008 1324,4021 1341,4029 1345,4038 1349,4050 1353,4054 1357,4054 1353,4054 1357,4054 1353,4054 1349,4054 1345,4054 1332,4054 1316,4063 1282,4071 1253,4084 1211,4096 1170,4109 1124,4129 1082,4146 1036,4163 1006,4176 985,4188 968,4196 960,4205 956,4209 951,4213 943,4217 947,4217 951,4217 956,4222 964,4226 985,4234 1018,4255 1069,4276 1111,4301 1161,4330 1211,4355 1270,4384 1324,4409 1370,4430 1420,4447 1458,4464 1491,4480 1529,4497 1558,4514 1583,4526 1600,4539 1616,4551 1616,4559 1620,4564 1625,4568 1625,4572 1625,4568 1629,4568 1633,4568 1633,4564 1629,4559 1616,4559 1591,4556 1566,4556 1537,4556 1495,4556 1449,4556 1399,4556 1345,4556 1299,4559 1257,4564 1215,4564 1182,4568 1153,4572 1136,4576 1119,4581 1111,4581 1107,4585 1090,4585 1094,4589 1099,4589 1099,4593 1103,4597 1115,4601 1136,4606 1170,4618 1215,4631 1270,4647 1328,4668 1395,4689 1466,4710 1541,4731 1616,4748 1679,4760 1725,4768 1775,4777 1821,4785 1867,4798 1900,4806 1934,4814 1950,4818 1971,4823 1988,4827 1992,4831 1996,4835 1988,4835 1988,4831 1979,4831 1984,4831 1979,4831 1975,4827 1959,4827 1929,4823 1900,4823 1854,4818 1800,4810 1737,4802 1662,4793 1583,4789 1504,4781 1428,4773 1353,4764 1282,4756 1215,4752 1149,4748 1099,4743 1048,4739 1014,4739 985,4739 968,4739 960,4739 956,4739 964,4739 968,4743 972,4743 989,4743 1014,4748 1061,4752 1111,4760 1174,4768 1249,4777 1328,4789 1416,4802 1499,4810 1583,4814 1658,4818 1733,4823 1800,4823 1858,4827 1913,4827 1963,4827 2013,4827 2055,4827 2084,4823 2117,4823 2134,4823 2151,4823 2159,4823 2163,4823 2167,4823 2167,4818 2155,4818 2155,4814 2151,4814 2146,4810 2142,4806 2138,4802 2130,4798 2113,4789 2088,4781 2059,4768 2025,4756 1984,4743 1942,4727 1896,4710 1854,4689 1812,4672 1779,4660 1741,4643 1708,4627 1679,4610 1645,4593 1620,4576 1591,4556 1558,4539 1533,4514 1504,4489 1474,4468 1441,4443 1412,4418 1382,4393 1349,4363 1324,4334 1295,4301 1266,4267 1232,4234 1203,4196 1178,4167 1153,4138 1136,4113 1124,4088 1107,4063 1103,4042 1103,4021 1103,4004 1103,3983 1107,3963 1111,3938 1111,3917 1124,3896 1132,3879 1145,3858 1157,3837 1170,3817 1186,3800 1199,3779 1215,3762 1224,3746 1236,3729 1245,3712 1257,3696 1270,3683 1278,3670 1282,3658 1291,3645 1303,3633 1311,3620 1320,3612 1324,3599 1328,3587 1332,3574 1341,3558 1345,3537 1345,3516 1341,3495 1341,3466 1328,3432 1316,3395 1307,3353 1291,3311 1274,3261 1253,3215 1232,3161 1207,3111 1186,3057 1165,2998 1136,2944 1103,2889 1074,2835 1048,2781 1023,2727 1002,2672 972,2618 956,2568 943,2510 935,2460 922,2414 910,2368 897,2322 880,2280 876,2242 864,2201 855,2163 847,2130 835,2096 822,2063 814,2030 809,1996 805,1967 805,1938 805,1908 805,1875 809,1842 809,1812 814,1775 818,1741 822,1704 830,1666 830,1625 839,1583 860,1541 872,1495 889,1449 901,1403 918,1353 939,1303 951,1253 964,1199 968,1145 972,1086 972,1027 972,965 960,902 947,830 926,759 906,684 880,613 851,538 822,471 793,409 755,350 722,300 697,254 668,216 643,179 617,146 588,116 563,87 542,66 526,45 505,29 484,16">
          <text:p/>
        </draw:polyline>
        <draw:polyline draw:style-name="gr2" draw:text-style-name="P1" draw:layer="layout" svg:width="2.672cm" svg:height="4.889cm" svg:x="12.499cm" svg:y="16.779cm" svg:viewBox="0 0 2673 4890" draw:points="1929,4856 1916,4856 1904,4861 1887,4865 1874,4869 1854,4877 1833,4881 1808,4886 1791,4890 1778,4890 1766,4890 1753,4890 1732,4886 1716,4881 1695,4877 1670,4869 1649,4865 1624,4856 1591,4848 1557,4840 1520,4831 1486,4819 1453,4806 1424,4798 1386,4785 1361,4777 1340,4765 1327,4760 1319,4752 1311,4748 1307,4748 1307,4743 1311,4743 1315,4743 1315,4740 1307,4740 1311,4740 1315,4735 1327,4723 1344,4710 1378,4689 1403,4668 1424,4647 1453,4622 1482,4597 1503,4577 1520,4560 1520,4547 1528,4539 1532,4531 1536,4522 1536,4518 1553,4518 1549,4514 1553,4514 1553,4510 1549,4510 1545,4510 1536,4510 1532,4506 1520,4501 1499,4481 1478,4460 1444,4435 1407,4410 1369,4385 1332,4355 1282,4326 1248,4305 1223,4284 1198,4268 1190,4251 1177,4234 1165,4213 1152,4197 1152,4176 1144,4159 1140,4142 1135,4126 1127,4109 1127,4096 1131,4080 1140,4067 1140,4051 1156,4034 1165,4017 1186,4000 1211,3980 1231,3963 1261,3942 1298,3921 1336,3900 1373,3879 1411,3863 1449,3842 1486,3829 1532,3812 1565,3796 1599,3779 1632,3767 1657,3754 1674,3742 1695,3733 1707,3725 1707,3716 1712,3712 1720,3712 1720,3708 1716,3708 1707,3704 1703,3704 1699,3704 1699,3700 1695,3700 1691,3700 1678,3687 1666,3671 1632,3646 1586,3616 1528,3583 1469,3550 1403,3508 1327,3470 1244,3429 1177,3399 1115,3374 1064,3349 1014,3328 977,3311 943,3295 914,3282 902,3274 885,3266 881,3261 877,3261 881,3261 877,3261 881,3261 893,3261 906,3261 935,3253 973,3245 1019,3232 1081,3216 1156,3203 1244,3182 1336,3161 1424,3140 1507,3128 1570,3115 1628,3099 1687,3086 1732,3074 1770,3065 1795,3057 1812,3053 1824,3049 1837,3049 1841,3049 1841,3044 1833,3044 1828,3044 1833,3044 1828,3044 1824,3044 1828,3044 1828,3040 1824,3040 1820,3040 1812,3036 1787,3028 1749,3019 1707,3007 1645,2990 1578,2974 1503,2957 1424,2936 1348,2923 1282,2907 1231,2898 1181,2890 1148,2877 1123,2873 1102,2869 1094,2865 1090,2865 1085,2865 1081,2865 1085,2865 1090,2865 1102,2869 1106,2869 1123,2869 1165,2865 1215,2865 1282,2856 1357,2848 1440,2836 1532,2823 1624,2811 1720,2794 1799,2781 1866,2769 1920,2752 1970,2740 2004,2727 2029,2715 2041,2706 2054,2698 2062,2694 2066,2690 2062,2685 2058,2685 2054,2681 2062,2677 2058,2677 2058,2673 2054,2673 2046,2660 2025,2644 1987,2619 1937,2589 1879,2552 1812,2518 1732,2481 1653,2443 1570,2410 1486,2376 1415,2351 1344,2322 1273,2297 1206,2268 1144,2239 1081,2205 1031,2176 985,2151 948,2126 923,2101 897,2084 881,2063 877,2042 872,2021 872,1996 877,1967 881,1938 902,1905 923,1863 952,1821 985,1775 1027,1725 1073,1671 1135,1621 1206,1566 1269,1508 1348,1454 1432,1399 1511,1345 1591,1291 1666,1236 1732,1186 1787,1136 1837,1090 1883,1045 1908,1003 1937,965 1962,928 1979,898 1995,865 2012,836 2012,803 2004,769 1995,736 1970,698 1945,656 1916,619 1879,569 1816,527 1770,485 1716,443 1653,401 1595,364 1524,321 1457,288 1394,254 1340,225 1290,196 1244,175 1206,154 1177,133 1160,121 1144,113 1135,108 1131,104 1123,104 1127,104 1131,104 1135,104 1140,104 1144,104 1135,108 1140,108 1148,108 1173,104 1206,96 1252,92 1298,83 1369,75 1436,62 1515,50 1586,42 1649,37 1699,33 1745,33 1783,29 1812,33 1833,33 1849,33 1862,33 1870,33 1874,37 1870,37 1858,37 1866,37 1858,37 1849,42 1837,42 1812,46 1791,54 1749,54 1695,62 1636,71 1574,79 1507,83 1436,92 1369,96 1311,96 1252,100 1215,100 1177,100 1148,100 1127,100 1110,100 1102,100 1098,100 1098,104 1102,104 1123,104 1140,104 1173,100 1223,104 1286,100 1353,92 1432,83 1528,75 1607,67 1691,54 1762,46 1820,37 1862,29 1908,21 1941,12 1958,12 1966,8 1970,4 1975,4 1970,4 1966,4 1962,4 1958,0 1954,0 1941,0 1924,4 1895,4 1862,8 1816,12 1762,12 1695,21 1620,25 1553,33 1469,42 1403,50 1340,54 1286,62 1240,71 1202,71 1177,75 1152,79 1140,79 1131,83 1127,83 1131,83 1135,83 1140,83 1148,88 1169,88 1198,88 1240,92 1286,92 1344,92 1411,92 1486,92 1553,92 1620,92 1678,92 1720,96 1766,100 1799,104 1824,104 1841,108 1854,108 1858,113 1862,113 1858,117 1854,125 1837,138 1824,154 1795,179 1762,209 1716,246 1657,288 1595,335 1528,381 1453,426 1378,481 1302,539 1223,598 1152,665 1081,736 1010,811 952,894 897,982 852,1074 814,1170 797,1274 785,1383 797,1495 814,1612 847,1734 897,1859 964,1980 1035,2101 1123,2218 1215,2339 1307,2451 1407,2556 1507,2660 1607,2752 1703,2844 1799,2932 1887,3007 1970,3078 2046,3149 2121,3207 2193,3257 2255,3307 2318,3349 2372,3391 2426,3429 2477,3458 2518,3487 2560,3512 2593,3529 2623,3545 2648,3554 2656,3562 2664,3566 2673,3570 2673,3566 2669,3566 2660,3562 2644,3558 2619,3554 2585,3545 2543,3537 2489,3525 2431,3512 2351,3495 2268,3470 2187,3449 2100,3429 2012,3407 1929,3382 1845,3353 1762,3332 1674,3307 1599,3278 1528,3253 1461,3232 1403,3203 1357,3186 1319,3170 1286,3157 1269,3149 1261,3145 1257,3140 1265,3145 1269,3145 1269,3149 1273,3149 1273,3153 1277,3153 1277,3157 1286,3157 1302,3161 1336,3165 1382,3178 1436,3186 1490,3203 1553,3211 1620,3224 1687,3236 1741,3245 1778,3253 1808,3257 1824,3261 1837,3261 1845,3266 1849,3266 1845,3266 1849,3266 1845,3266 1841,3266 1837,3266 1828,3261 1799,3261 1766,3261 1720,3257 1657,3253 1582,3249 1494,3245 1398,3236 1294,3232 1198,3228 1098,3228 998,3228 906,3232 818,3228 739,3236 664,3241 593,3249 534,3253 480,3257 438,3261 401,3261 380,3266 355,3270 346,3270 342,3270 342,3274 338,3274 346,3274 351,3274 363,3274 392,3274 438,3270 497,3270 555,3266 622,3261 697,3253 776,3245 852,3236 923,3228 973,3220 1027,3207 1077,3195 1135,3182 1177,3174 1211,3161 1248,3153 1277,3149 1294,3140 1307,3136 1315,3132 1307,3132 1302,3132 1302,3128 1298,3128 1290,3128 1286,3124 1273,3120 1252,3107 1211,3090 1160,3069 1098,3044 1031,3011 952,2982 864,2948 776,2915 697,2886 618,2852 547,2823 467,2794 392,2760 326,2731 250,2698 192,2660 129,2631 92,2602 54,2572 29,2547 12,2518 0,2493 0,2464 0,2431 12,2393 21,2355 42,2310 71,2260 104,2205 150,2147 209,2080 275,2017 346,1950 426,1884 509,1813 589,1742 680,1675 760,1612 839,1550 914,1487 981,1429 1039,1370 1094,1320 1148,1270 1190,1224 1223,1182 1248,1145 1257,1111 1269,1082 1277,1053 1286,1024 1290,999 1290,969 1290,940 1282,911 1273,878 1265,844 1240,806 1211,769 1177,736 1140,702 1094,673 1048,640">
          <text:p/>
        </draw:polyline>
        <draw:polyline draw:style-name="gr2" draw:text-style-name="P1" draw:layer="layout" svg:width="1.907cm" svg:height="0.572cm" svg:x="9.41cm" svg:y="3.765cm" svg:viewBox="0 0 1908 573" draw:points="764,573 759,569 755,565 751,561 747,561 743,557 734,552 730,544 722,540 713,536 701,527 693,523 680,514 668,506 655,497 638,489 622,481 605,468 588,460 567,451 551,439 530,430 513,422 496,414 480,405 463,397 446,388 434,385 421,376 413,368 400,363 396,360 392,360 388,360 388,355 396,355 409,355 430,360 455,360 492,360 530,360 576,360 626,355 688,355 751,351 822,347 897,343 981,343 1064,338 1153,330 1245,326 1328,318 1416,313 1487,305 1558,305 1620,297 1679,293 1729,288 1775,280 1808,276 1846,272 1867,267 1888,267 1896,263 1904,263 1908,259 1900,255 1888,251 1862,247 1837,242 1800,234 1758,226 1716,222 1662,213 1604,201 1537,192 1462,184 1387,176 1299,171 1220,163 1128,159 1035,146 943,142 855,138 772,138 693,138 622,138 555,134 496,134 438,138 392,138 350,142 321,142 292,146 267,146 250,151 238,151 233,155 238,155 250,159 271,163 296,163 329,167 367,167 413,171 467,171 521,176 584,180 651,180 726,180 805,180 885,180 976,176 1064,176 1149,176 1228,171 1299,167 1366,159 1437,155 1495,151 1545,142 1587,138 1629,134 1662,126 1691,126 1716,121 1737,121 1750,117 1754,113 1750,109 1741,105 1721,96 1696,84 1670,80 1633,71 1591,67 1541,59 1491,50 1428,46 1357,38 1286,34 1207,21 1115,17 1031,13 939,9 847,5 764,5 684,0 605,5 534,5 467,9 400,13 346,17 296,21 250,21 212,25 179,30 154,34 137,34 121,38 112,38 108,42 112,42 121,46 141,50 167,50 200,55 238,55 279,59 329,59 392,59 463,63 530,63 605,63 684,71 768,71 855,76 951,76 1039,76 1124,80 1207,84 1282,88 1357,92 1428,96 1491,96 1549,101 1599,105 1637,109 1675,113 1708,117 1733,121 1754,121 1762,126 1766,126 1750,130 1725,130 1700,130 1658,126 1612,126 1558,130 1495,130 1428,130 1353,138 1278,142 1195,146 1111,151 1018,159 922,167 830,180 738,188 651,201 563,213 484,226 404,238 338,251 275,263 225,276 175,288 133,301 96,309 66,318 37,326 20,334 4,343 0,347 8,355 33,363 54,368 87,376 125,380 171,388 225,393 279,397 342,401 404,410 475,414 546,418 617,418 688,418 768,418 839,414 905,410">
          <text:p/>
        </draw:polyline>
        <draw:polyline draw:style-name="gr2" draw:text-style-name="P1" draw:layer="layout" svg:width="1.812cm" svg:height="0.484cm" svg:x="9.451cm" svg:y="4.066cm" svg:viewBox="0 0 1813 485" draw:points="523,485 497,477 472,468 434,460 393,452 347,439 301,427 251,414 209,406 176,402 138,393 109,381 92,377 71,368 59,364 46,364 38,360 34,360 34,364 38,364 55,360 75,356 105,352 155,347 217,343 251,339 293,331 343,327 397,322 468,314 536,306 607,297 682,289 757,285 840,276 924,268 1007,256 1087,247 1174,239 1254,231 1333,222 1412,214 1483,206 1554,197 1609,189 1650,181 1692,176 1725,172 1755,168 1780,164 1796,160 1813,160 1813,155 1809,155 1784,151 1759,147 1721,143 1680,139 1629,135 1571,130 1504,126 1437,122 1362,118 1275,114 1187,110 1095,105 995,105 886,105 786,101 690,101 598,101 511,105 434,110 355,114 288,110 226,114 171,118 126,122 88,126 55,130 25,130 9,135 0,139 13,143 34,147 63,147 96,147 138,147 192,151 247,151 309,155 376,155 451,155 531,155 615,155 703,155 794,155 882,160 974,155 1053,155 1133,151 1208,151 1275,151 1333,147 1396,151 1446,151 1488,147 1521,147 1554,147 1579,147 1596,143 1609,143 1600,139 1579,135 1558,135 1525,130 1483,126 1437,122 1387,114 1321,114 1262,110 1199,110 1128,105 1058,105 982,101 907,101 832,93 765,93 707,93 657,97 607,97 565,97 531,101 501,101 476,105 455,105 439,105 434,105 439,105 451,110 472,110 497,110 531,105 569,105 611,101 657,101 707,97 757,93 815,88 874,80 936,76 999,72 1062,63 1120,55 1170,46 1220,37 1258,29 1300,21 1329,12 1358,4 1375,0">
          <text:p/>
        </draw:polyline>
        <draw:polyline draw:style-name="gr2" draw:text-style-name="P1" draw:layer="layout" svg:width="1.716cm" svg:height="0.376cm" svg:x="9.501cm" svg:y="4.517cm" svg:viewBox="0 0 1717 377" draw:points="468,377 455,368 435,364 405,360 376,356 347,347 313,339 280,331 255,322 226,314 205,310 184,306 163,301 142,297 130,293 117,293 105,289 96,285 88,285 80,285 67,281 59,276 50,276 38,272 34,272 21,272 13,268 9,268 5,268 0,268 5,272 9,272 13,276 5,276 13,281 25,281 46,276 80,276 113,276 176,272 243,268 322,264 410,264 510,256 610,247 714,239 823,230 927,222 1027,210 1123,197 1215,185 1303,172 1378,163 1441,150 1495,142 1541,138 1574,134 1599,129 1616,125 1620,121 1624,117 1620,117 1620,113 1612,113 1604,108 1587,100 1553,88 1516,79 1466,66 1407,54 1332,41 1253,33 1178,25 1103,16 1032,13 961,4 890,4 814,4 752,0 689,4 618,4 551,0 489,4 435,4 376,8 330,8 293,13 259,13 226,13 213,13 201,16 192,16 188,16 205,16 217,16 243,16 280,16 334,16 401,16 476,16 560,21 652,21 743,16 844,13 940,13 1019,8 1107,13 1190,8 1270,8 1345,8 1411,8 1462,13 1520,13 1566,13 1608,16 1645,25 1671,25 1688,29 1701,29 1713,29 1713,33 1717,33 1713,33 1705,33 1701,33 1692,33 1680,38 1650,41 1616,46 1570,46 1516,50 1457,58 1386,66 1303,75 1219,88 1132,96 1048,108 965,117 881,129 785,146 693,159 614,172 535,185 464,197 384,205 305,218 247,226 188,239 147,247 109,260 76,264 59,272 42,276 42,281 38,285 42,285 46,289 55,289 67,289 92,289 126,293 167,297 209,297 272,301 326,306 397,306 468,306 539,306 610,301 677,297 743,293 802,289 873,289 936,281 986,276 1032,272 1073,268 1107,264 1136,260 1174,256 1190,256 1203,251 1219,251 1224,251 1224,247 1232,243 1228,243 1232,239 1228,235 1211,230 1199,222 1182,210 1165,201 1136,189 1115,176">
          <text:p/>
        </draw:polyline>
        <draw:polyline draw:style-name="gr2" draw:text-style-name="P1" draw:layer="layout" svg:width="1.958cm" svg:height="4cm" svg:x="10.361cm" svg:y="1.611cm" svg:viewBox="0 0 1959 4001" draw:points="1195,3792 1204,3804 1212,3817 1220,3829 1233,3846 1250,3863 1266,3884 1287,3901 1304,3913 1333,3926 1354,3938 1375,3946 1396,3955 1417,3963 1438,3967 1463,3972 1488,3980 1500,3984 1521,3984 1542,3992 1563,3997 1575,3997 1592,4001 1596,4001 1605,4001 1609,4001 1613,4001 1609,4001 1605,4001 1605,3997 1600,3997 1600,3992 1596,3992 1588,3988 1584,3988 1584,3984 1571,3980 1554,3976 1525,3963 1483,3951 1442,3938 1387,3921 1329,3905 1258,3888 1187,3867 1112,3850 1037,3825 957,3809 882,3788 815,3771 749,3758 690,3746 640,3729 598,3721 573,3713 557,3708 540,3708 527,3704 523,3704 511,3704 515,3704 527,3708 544,3708 578,3708 615,3708 669,3713 732,3717 807,3717 891,3717 995,3717 1087,3717 1175,3713 1266,3713 1350,3708 1438,3704 1517,3700 1588,3696 1655,3692 1713,3688 1772,3692 1822,3688 1859,3683 1897,3683 1922,3679 1934,3679 1943,3675 1951,3675 1951,3671 1947,3667 1955,3667 1955,3662 1959,3658 1951,3658 1930,3650 1905,3637 1863,3621 1817,3600 1746,3579 1680,3558 1605,3533 1525,3504 1446,3479 1367,3454 1291,3433 1212,3408 1141,3383 1070,3362 1003,3341 932,3316 874,3295 820,3274 778,3257 745,3245 724,3232 707,3224 694,3220 690,3216 694,3212 703,3212 715,3203 745,3195 782,3182 836,3162 895,3141 966,3116 1045,3086 1133,3053 1220,3024 1300,2990 1341,2973 1387,2957 1425,2940 1467,2923 1504,2903 1546,2886 1588,2865 1621,2848 1655,2832 1684,2815 1705,2802 1734,2786 1755,2773 1772,2761 1788,2752 1801,2740 1809,2727 1809,2711 1797,2694 1776,2673 1751,2652 1717,2631 1676,2606 1634,2581 1584,2552 1529,2523 1471,2489 1404,2456 1329,2422 1258,2385 1183,2343 1108,2306 1033,2272 966,2239 899,2210 841,2185 790,2155 745,2135 699,2118 661,2097 632,2084 607,2072 586,2059 573,2051 565,2047 561,2038 557,2034 561,2030 569,2022 582,2013 603,2001 628,1988 653,1972 690,1955 724,1934 761,1913 799,1892 841,1867 886,1846 924,1817 966,1792 1012,1767 1053,1742 1095,1717 1133,1696 1162,1680 1187,1663 1212,1650 1229,1638 1241,1625 1250,1617 1258,1608 1262,1604 1266,1604 1271,1600 1279,1600 1275,1596 1275,1587 1266,1583 1258,1579 1246,1567 1233,1554 1216,1542 1200,1525 1175,1508 1149,1487 1120,1462 1087,1437 1053,1408 1016,1379 974,1345 932,1304 886,1266 841,1220 790,1179 745,1132 703,1086 657,1045 623,995 582,953 548,911 519,874 494,832 469,794 448,757 431,723 419,686 411,656 406,619 401,590 397,565 401,535 411,515 419,490 423,465 440,444 452,419 465,394 477,371 490,351 498,330 507,313 515,296 519,280 527,267 536,255 544,242 548,234 548,230 552,221 552,217 548,213 548,209 548,205 552,205 552,200 552,196 544,196 548,196 557,196 565,196 578,192 590,188 611,180 636,175 657,167 690,159 719,150 753,142 782,134 820,125 849,121 878,113 911,100 937,92 962,84 987,79 1008,75 1020,67 1033,63 1037,63 1045,59 1045,54 1037,54 1033,50 1024,50 1012,46 995,42 974,38 945,34 916,29 886,21 849,17 811,13 770,8 724,8 674,4 619,4 565,0 507,0 448,0 393,0 334,0 288,4 238,8 197,13 163,17 130,21 105,25 76,34 55,38 34,42 17,46 9,50 5,54 0,63 5,67 13,71 38,79 59,92 80,100 109,113 134,125 167,138 205,150 251,171 301,188 355,205 411,221 473,242 536,263 607,288 674,309 740,334 803,359 866,380 928,406 991,431 1049,456 1112,490 1162,515 1220,540 1266,565 1304,586 1337,611 1371,627 1400,648 1417,665 1433,677 1450,694 1458,707 1471,715 1475,723 1479,732 1475,736 1471,740 1454,744 1433,744 1408,740 1379,736 1346,736">
          <text:p/>
        </draw:polyline>
        <draw:polyline draw:style-name="gr2" draw:text-style-name="P1" draw:layer="layout" svg:width="2.037cm" svg:height="3.524cm" svg:x="12.407cm" svg:y="2.266cm" svg:viewBox="0 0 2038 3525" draw:points="1149,2948 1153,2956 1157,2969 1162,2986 1170,3002 1174,3020 1178,3045 1187,3066 1191,3091 1195,3112 1199,3133 1208,3154 1216,3179 1220,3204 1233,3225 1237,3250 1249,3271 1262,3291 1274,3317 1283,3337 1295,3354 1312,3375 1324,3396 1345,3412 1350,3429 1366,3446 1383,3458 1395,3471 1408,3483 1420,3492 1429,3500 1437,3508 1450,3513 1446,3517 1450,3517 1450,3521 1454,3525 1458,3525 1454,3525 1454,3521 1454,3517 1450,3517 1446,3513 1450,3508 1441,3508 1437,3504 1433,3500 1420,3496 1404,3492 1379,3483 1350,3475 1299,3463 1253,3450 1195,3433 1137,3412 1066,3396 999,3375 936,3354 869,3337 810,3321 747,3304 697,3291 656,3283 618,3275 593,3262 572,3258 559,3254 555,3254 551,3254 555,3254 559,3254 564,3254 568,3258 576,3258 585,3262 610,3266 647,3271 697,3271 751,3275 822,3275 907,3275 990,3271 1082,3271 1162,3275 1241,3271 1312,3266 1379,3262 1437,3258 1483,3254 1537,3250 1583,3246 1625,3241 1654,3237 1688,3233 1709,3237 1725,3233 1729,3233 1734,3229 1734,3225 1734,3221 1729,3216 1725,3208 1717,3200 1696,3187 1658,3170 1617,3149 1562,3124 1504,3099 1433,3070 1362,3041 1291,3006 1212,2977 1132,2948 1057,2919 986,2890 903,2852 827,2819 756,2790 676,2756 614,2727 551,2697 501,2669 455,2647 434,2627 405,2614 388,2601 380,2597 372,2593 376,2589 380,2589 376,2589 388,2589 392,2589 409,2581 443,2564 476,2539 526,2514 589,2480 664,2443 739,2401 785,2380 831,2359 878,2334 928,2314 974,2289 1024,2267 1070,2247 1116,2222 1157,2201 1199,2180 1237,2159 1270,2138 1304,2121 1333,2105 1358,2092 1387,2075 1404,2063 1416,2050 1429,2038 1437,2030 1441,2021 1437,2013 1425,1996 1412,1980 1387,1963 1358,1942 1320,1921 1283,1900 1233,1875 1183,1842 1120,1812 1053,1779 986,1746 911,1712 827,1670 743,1629 660,1587 572,1549 493,1516 413,1487 347,1457 284,1432 225,1407 171,1387 125,1370 84,1353 50,1336 25,1328 4,1316 0,1299 4,1286 21,1274 50,1257 88,1240 134,1220 196,1195 259,1170 330,1136 405,1103 489,1065 572,1024 672,977 772,931 878,877 982,831 1087,777 1187,727 1287,677 1375,627 1458,581 1542,531 1617,485 1692,439 1754,397 1809,355 1859,326 1909,293 1947,264 1980,234 2005,209 2022,184 2034,151 2038,118 2026,76 2001,38 1972,0">
          <text:p/>
        </draw:polyline>
        <draw:polyline draw:style-name="gr2" draw:text-style-name="P1" draw:layer="layout" svg:width="0.927cm" svg:height="1.177cm" svg:x="11.1cm" svg:y="20.002cm" svg:viewBox="0 0 928 1178" draw:points="401,0 405,0 405,4 405,8 409,17 414,21 414,29 418,37 422,42 426,50 426,58 430,62 430,71 435,79 435,87 435,96 435,104 435,113 435,121 435,125 435,133 435,138 435,142 430,146 426,150 418,155 418,163 409,167 405,171 405,175 397,180 389,183 384,188 380,188 376,192 368,192 359,192 364,192 359,192 355,196 351,196 347,192 343,192 338,192 330,192 326,192 322,192 322,196 334,196 334,200 338,205 343,205 347,208 351,213 355,213 359,217 368,225 384,238 405,255 435,280 464,313 498,342 540,376 586,413 628,455 669,492 711,526 740,559 774,593 811,627 836,656 857,686 882,711 895,740 911,765 920,790 928,815 928,844 928,865 928,890 928,911 928,936 920,957 911,974 899,994 878,1011 857,1032 832,1049 807,1065 774,1078 740,1095 703,1107 657,1124 615,1132 573,1145 527,1153 481,1162 430,1170 384,1174 347,1178 309,1178 272,1174 234,1174 201,1170 167,1166 146,1162 117,1153 88,1141 67,1132 50,1120 34,1107 21,1086 13,1070 0,1049 5,1024 13,999 25,974 42,940 67,907 101,873 134,840 176,803 230,769 272,732 318,698 364,665 409,636 451,606 498,580 536,555 561,530 590,509 619,492 644,476 665,463 673,451 682,442 690,438 699,434 699,430 699,426 703,426 699,426 699,422 694,422 686,417 673,417 653,413 636,405 607,401 577,397 540,392">
          <text:p/>
        </draw:polyline>
        <draw:polyline draw:style-name="gr2" draw:text-style-name="P1" draw:layer="layout" svg:width="5.319cm" svg:height="0.639cm" svg:x="13.409cm" svg:y="18.699cm" svg:viewBox="0 0 5320 640" draw:points="881,410 860,410 831,419 797,427 760,435 714,444 664,452 614,461 564,469 518,473 472,481 426,486 376,490 334,494 288,494 246,498 205,498 167,498 134,498 104,498 75,494 54,498 33,498 21,498 13,502 0,502 0,506 0,511 4,515 8,519 13,523 21,527 25,531 33,531 50,540 79,544 117,552 167,556 234,561 313,565 409,565 509,569 622,569 751,565 881,561 1014,552 1148,548 1294,540 1436,527 1586,515 1737,506 1883,498 2029,486 2179,473 2334,465 2484,452 2626,444 2764,435 2897,427 3023,419 3135,410 3240,406 3327,398 3402,398 3473,390 3528,385 3565,381 3599,381 3615,377 3636,377 3640,373 3636,369 3632,369 3615,365 3603,365 3586,360 3553,360 3515,356 3473,356 3415,360 3352,356 3281,360 3198,369 3110,377 3014,385 2906,398 2801,406 2697,419 2588,435 2484,452 2384,469 2279,481 2179,494 2079,511 1975,523 1874,536 1774,548 1678,556 1574,561 1482,569 1394,577 1307,586 1227,594 1144,602 1077,611 1023,615 977,619 939,623 914,627 898,632 893,636 898,640 902,640 910,640 931,640 969,636 1019,627 1085,623 1165,611 1265,594 1382,573 1511,552 1657,527 1812,506 1962,477 2125,448 2292,419 2459,385 2630,348 2801,314 2960,285 3123,256 3277,222 3428,193 3578,172 3703,147 3828,121 3945,100 4045,80 4146,63 4229,50 4296,38 4346,29 4396,21 4425,13 4446,9 4459,4 4455,4 4450,4 4446,0 4438,0 4429,4 4404,4 4371,13 4321,17 4262,25 4192,29 4100,42 3991,55 3870,71 3741,84 3607,100 3461,121 3311,147 3160,177 3006,202 2847,227 2697,260 2538,289 2392,323 2250,348 2108,377 1975,406 1849,431 1724,456 1611,477 1511,498 1424,515 1357,531 1298,548 1257,556 1227,565 1219,573 1211,577 1207,582 1211,586 1219,586 1244,586 1273,582 1328,577 1386,573 1470,565 1578,556 1708,548 1845,536 1991,519 2158,498 2321,481 2492,456 2672,431 2843,410 3018,381 3181,356 3348,327 3507,306 3657,281 3799,256 3937,235 4058,222 4179,202 4288,189 4396,172 4492,160 4576,151 4651,147 4718,143 4776,139 4809,135 4851,135 4872,131 4889,131 4897,131 4901,131 4897,131 4905,131 4901,131 4897,131 4893,131 4893,126 4897,126 4889,126 4885,126 4876,126 4864,126 4843,131 4809,135 4768,139 4722,147 4676,151 4613,156 4542,156 4475,160 4400,164 4321,164 4242,168 4162,168 4079,168 3991,168 3899,172 3807,177 3724,185 3640,189 3553,197 3473,197 3394,206 3331,214 3265,222 3206,227 3156,235 3114,239 3081,244 3060,247 3043,252 3027,252 3023,256 3027,256 3027,260 3031,260 3043,264 3060,264 3094,264 3144,264 3202,264 3277,264 3369,260 3486,252 3603,252 3724,244 3853,231 3987,219 4116,210 4246,197 4379,181 4496,164 4617,151 4730,143 4834,131 4926,117 5010,105 5077,96 5139,88 5198,80 5236,80 5265,71 5290,67 5303,63 5316,63 5320,59 5320,55 5311,50 5307,46 5299,42 5282,34 5257,17 5220,0">
          <text:p/>
        </draw:polyline>
        <draw:polyline draw:style-name="gr2" draw:text-style-name="P1" draw:layer="layout" svg:width="0.956cm" svg:height="0.534cm" svg:x="18.097cm" svg:y="17.05cm" svg:viewBox="0 0 957 535" draw:points="276,385 276,381 272,381 268,385 263,385 259,389 255,394 255,398 251,402 251,406 251,410 251,414 251,419 255,423 255,427 255,431 259,435 259,439 263,439 263,444 268,444 268,448 276,448 276,452 280,456 293,465 318,473 334,481 355,494 376,502 393,510 422,523 443,532 460,535 460,532 472,532 476,527 480,527 485,523 480,519 476,515 476,510 472,498 468,485 464,469 460,452 455,431 447,410 439,385 426,364 418,344 405,323 405,305 393,288 376,272 359,259 347,247 334,234 318,226 301,222 284,213 263,209 242,209 226,205 205,205 184,209 167,213 142,217 126,217 105,226 84,234 67,242 50,255 42,263 30,276 17,288 9,297 4,305 4,314 0,318 0,327 4,331 9,331 9,335 13,339 21,344 42,356 67,369 96,381 126,398 167,414 217,435 280,452 347,465 405,477 468,485 531,490 590,490 648,485 699,481 744,473 786,465 820,452 849,439 878,423 899,406 916,389 932,373 936,352 949,331 949,310 957,284 949,259 941,230 924,205 907,176 882,151 857,126 828,100 795,75 765,54 736,42 703,25 669,17 644,8 611,4 577,0 543,0 505,4 472,8 439,13 409,21 384,33 364,42 343,54 326,67 318,79 309,92 301,104 293,117 284,126 284,134 280,142 280,151 280,154 280,159 280,163 284,163 297,163 297,167 301,167 305,171 322,180 334,184 351,192 372,205 384,213 409,222 435,230">
          <text:p/>
        </draw:polyline>
        <draw:polyline draw:style-name="gr2" draw:text-style-name="P1" draw:layer="layout" svg:width="1.265cm" svg:height="0.501cm" svg:x="18.899cm" svg:y="17.075cm" svg:viewBox="0 0 1266 502" draw:points="221,310 217,310 213,310 204,310 196,310 192,310 188,310 184,314 179,314 179,319 179,323 179,327 175,331 179,335 184,339 184,344 188,348 188,352 192,352 192,356 196,360 200,360 196,364 200,369 209,373 225,377 250,389 284,398 321,406 380,419 434,427 493,440 551,452 614,460 664,465 706,469 752,481 790,485 823,485 848,490 873,494 894,494 911,498 928,498 936,498 940,502 944,502 953,502 953,498 957,498 953,498 957,498 961,494 957,494 949,494 944,490 940,490 940,485 928,485 911,485 890,481 865,481 840,481 802,477 765,477 715,473 668,469 622,469 568,465 518,456 467,452 417,444 367,435 326,427 280,414 242,402 209,385 175,369 142,356 117,339 92,323 71,306 54,289 46,273 33,260 21,243 12,231 12,218 8,206 8,198 4,185 0,177 8,163 25,151 42,138 63,126 92,109 129,96 171,79 229,67 284,54 355,46 417,34 484,25 551,21 622,13 685,8 740,4 794,0 840,0 890,0 936,0 978,4 1020,4 1061,8 1095,17 1124,21 1153,25 1174,29 1195,34 1212,38 1228,42 1245,46 1257,50 1266,54">
          <text:p/>
        </draw:polyline>
        <draw:polyline draw:style-name="gr2" draw:text-style-name="P1" draw:layer="layout" svg:width="1.09cm" svg:height="0.205cm" svg:x="19.258cm" svg:y="17.125cm" svg:viewBox="0 0 1091 206" draw:points="67,173 58,168 46,164 37,164 37,160 25,156 17,156 12,156 12,160 8,164 0,164 0,168 0,173 4,173 8,177 12,185 8,181 17,189 21,189 21,193 25,193 25,198 37,198 58,198 92,193 125,193 171,189 225,189 288,185 346,185 405,185 467,185 530,185 593,193 655,193 718,198 772,198 827,198 894,202 940,202 978,202 1011,202 1036,202 1053,202 1070,206 1082,206 1078,206 1086,206 1091,206 1091,202 1086,198 1086,193 1078,185 1057,181 1036,168 1007,156 969,143 924,127 868,109 810,92 747,76 676,63 609,46 538,34 480,25 422,17 367,13 313,9 275,4 242,4 213,0 196,0 188,4 184,4 179,4 175,9 179,9 184,13 179,13 184,17 184,21 192,21 204,25 234,29 267,34 301,42 346,46 392,46 447,51 505,54 555,59 609,59 660,67 710,67 756,67 806,71 843,71 877,71 907,71 928,71 949,71 961,71 969,67 978,67 978,63 978,54 974,51 969,42 957,29 940,13">
          <text:p/>
        </draw:polyline>
        <draw:polyline draw:style-name="gr2" draw:text-style-name="P1" draw:layer="layout" svg:width="0.547cm" svg:height="0.371cm" svg:x="13.576cm" svg:y="10.174cm" svg:viewBox="0 0 548 372" draw:points="548,0 544,0 540,0 535,4 531,8 531,12 527,17 527,21 531,25 531,30 531,34 531,38 531,43 531,47 531,51 527,51 527,55 523,51 515,55 510,55 502,60 489,63 473,68 456,72 431,80 406,88 377,93 352,101 334,105 313,113 296,118 284,126 271,135 263,143 259,151 250,160 246,168 238,181 234,193 221,206 217,218 213,231 209,247 205,260 205,276 205,289 205,302 213,314 217,327 221,339 221,347 234,356 234,364 234,368 238,372 234,372 238,372 234,372 225,368 217,364 213,360 213,356 209,352 209,347 205,343 209,339 209,335 209,331 209,322 209,314 200,302 192,285 184,264 171,243 150,218 134,193 109,172 88,151 67,135 54,122 33,113 25,110 21,105 13,105 8,105 0,110 4,110 8,110 0,113 4,118 17,122 17,126 17,130 21,139 29,143 38,155 46,168 67,181 75,197 92,214 104,231 121,247 134,264 146,276 150,285 150,289 159,293 163,297 171,297 175,297 171,293 167,289 163,285 146,285 146,281 146,276 146,272 142,268 142,264 142,260 142,256 154,256 154,251 150,251 150,247 154,247 154,243 150,243 154,243 163,239 171,235 184,231 196,231 217,231 246,231 280,235 321,239">
          <text:p/>
        </draw:polyline>
        <draw:polyline draw:style-name="gr2" draw:text-style-name="P1" draw:layer="layout" svg:width="1.06cm" svg:height="0.735cm" svg:x="13.781cm" svg:y="10.266cm" svg:viewBox="0 0 1061 736" draw:points="421,468 421,464 421,468 417,468 417,473 413,473 413,477 413,481 413,485 413,489 413,494 417,498 421,502 421,506 421,510 421,514 425,519 425,523 430,527 430,531 434,535 442,548 459,560 471,573 496,585 521,598 556,610 593,623 631,640 669,652 714,660 756,673 798,681 836,690 873,702 906,710 936,719 965,723 990,727 1007,731 1023,736 1036,736 1044,736 1053,736 1053,731 1061,727 1057,723 1057,719 1057,715 1048,710 1036,698 1023,685 1007,669 973,652 948,631 919,610 886,581 848,556 815,531 781,510 748,489 714,464 673,443 639,418 602,398 564,367 531,346 492,321 450,300 413,279 371,259 329,234 283,217 246,196 204,175 162,150 125,133 96,117 71,100 45,88 33,75 20,62 8,54 4,50 4,46 4,42 4,37 0,37 4,37 8,37 8,42 20,42 16,42 8,42 12,42 0,42 4,42 16,42 29,37 50,29 71,25 100,20 125,12 162,8 204,0 238,0 271,0 309,0 342,4 371,8 409,8 450,17 488,20 521,29 556,33 593,42 631,50 673,58 714,67 752,71 790,79 831,92 873,100 906,104 936,113 977,117 998,121">
          <text:p/>
        </draw:polyline>
        <draw:polyline draw:style-name="gr2" draw:text-style-name="P1" draw:layer="layout" svg:width="1.174cm" svg:height="0.196cm" svg:x="14.494cm" svg:y="10.233cm" svg:viewBox="0 0 1175 197" draw:points="21,101 17,101 17,105 13,105 9,105 5,105 0,109 5,113 5,117 9,117 13,122 26,126 42,126 63,130 88,138 117,142 147,142 189,147 235,151 285,155 335,155 381,159 436,159 486,163 544,167 590,172 632,176 674,180 720,184 757,184 790,188 820,192 841,197 870,197 891,197 903,197 912,197 924,197 928,197 932,192 928,192 928,188 924,184 907,180 891,172 870,163 832,151 795,142 753,130 699,117 640,105 586,88 532,76 473,63 411,53 356,45 306,33 256,25 219,20 181,12 147,3 122,3 109,0 96,0 88,0 80,3 71,3 76,8 88,12 101,16 126,20 155,33 198,37 248,41 298,45 352,45 419,50 477,50 532,50 586,45 636,41 682,41 728,41 778,37 820,33 857,28 895,28 941,25 978,25 1012,25 1041,20 1070,20 1095,20 1116,20 1133,20 1141,20 1158,25 1166,25 1175,25 1170,20 1166,20 1162,20 1145,16 1120,16">
          <text:p/>
        </draw:polyline>
        <draw:polyline draw:style-name="gr2" draw:text-style-name="P1" draw:layer="layout" svg:width="0.572cm" svg:height="0.451cm" svg:x="13.037cm" svg:y="9.176cm" svg:viewBox="0 0 573 452" draw:points="573,452 569,452 557,452 548,452 536,452 527,452 519,452 515,448 507,448 502,439 498,435 490,431 482,427 469,423 457,414 444,410 436,402 431,398 415,394 402,389 390,381 376,377 359,369 347,360 330,352 305,344 289,331 272,318 251,306 230,293 209,281 188,264 167,252 151,239 134,218 113,206 96,193 88,181 76,168 67,155 59,147 51,135 42,127 38,114 34,105 26,93 21,85 17,72 17,59 13,46 9,33 5,21 0,13 0,0">
          <text:p/>
        </draw:polyline>
        <draw:polyline draw:style-name="gr2" draw:text-style-name="P1" draw:layer="layout" svg:width="0.305cm" svg:height="0.443cm" svg:x="12.532cm" svg:y="8.349cm" svg:viewBox="0 0 306 444" draw:points="306,444 306,440 302,440 294,440 285,436 281,431 273,427 264,419 248,411 235,398 218,386 206,369 181,352 156,335 139,315 118,298 106,281 93,264 80,251 67,239 63,226 59,218 50,205 42,197 34,184 25,171 21,159 17,146 21,130 13,113 9,96 9,80 4,59 4,42 0,21 0,0">
          <text:p/>
        </draw:polyline>
        <draw:polyline draw:style-name="gr2" draw:text-style-name="P1" draw:layer="layout" svg:width="0.751cm" svg:height="0.573cm" svg:x="18.795cm" svg:y="7.894cm" svg:viewBox="0 0 752 574" draw:points="752,168 748,168 744,168 739,168 731,168 727,168 719,168 710,171 702,171 694,176 685,176 673,176 656,180 635,180 618,184 602,188 581,188 564,193 547,196 531,196 518,201 501,205 489,205 472,209 456,213 439,218 422,222 405,226 380,234 364,243 346,247 333,255 321,268 313,276 300,284 292,297 288,309 279,322 275,334 271,351 267,368 263,380 263,397 263,415 267,431 279,448 283,461 288,477 296,490 304,502 313,515 329,527 346,536 360,548 385,557 410,561 431,569 451,569 472,569 485,574 501,569 506,565 510,557 510,552 510,548 506,536 501,527 497,511 493,490 485,461 476,431 460,397 435,359 410,318 372,280 342,243 308,209 275,180 225,146 192,117 158,92 125,71 104,50 79,34 58,21 41,13 29,5 12,5 4,0 0,0 4,0 4,5 16,9 20,13 20,17 20,21 25,25 37,34 54,42 66,50 87,63 108,71 137,84 167,96 187,105 208,113 221,121 233,126 242,126 250,130 246,130 246,126 237,121 237,117 237,113 233,109 237,101 237,88 233,75 242,63 242,42 242,21">
          <text:p/>
        </draw:polyline>
        <draw:polyline draw:style-name="gr2" draw:text-style-name="P1" draw:layer="layout" svg:width="0.234cm" svg:height="1.018cm" svg:x="19.258cm" svg:y="6.855cm" svg:viewBox="0 0 235 1019" draw:points="231,1003 235,1003 231,1007 231,1011 226,1011 226,1015 222,1015 218,1019 214,1019 210,1019 218,1015 214,1015 210,1011 205,1007 201,1003 192,999 201,999 196,994 196,990 192,986 192,978 188,965 171,957 163,944 154,932 146,915 134,903 125,890 113,878 100,869 96,861 88,844 83,836 83,823 79,815 75,803 75,794 71,786 67,776 67,772 63,764 58,760 50,751 50,747 50,743 54,735 54,730 54,722 54,714 54,705 50,693 54,684 54,676 54,664 63,655 67,643 67,630 71,622 83,609 88,601 79,588 83,576 83,568 88,555 92,547 96,534 92,522 92,509 104,497 104,484 104,472 113,459 113,447 113,430 117,413 113,397 104,380 100,359 100,342 88,321 83,304 79,288 75,271 75,254 75,242 71,229 75,213 71,200 67,188 63,175 58,163 63,154 63,142 58,133 46,121 46,113 42,104 50,96 46,83 37,75 33,67 29,58 25,50 25,42 21,33 12,21 8,12 8,8 0,0">
          <text:p/>
        </draw:polyline>
        <draw:polyline draw:style-name="gr2" draw:text-style-name="P1" draw:layer="layout" svg:width="0.543cm" svg:height="0.493cm" svg:x="18.001cm" svg:y="6.283cm" svg:viewBox="0 0 544 494" draw:points="360,456 365,452 369,452 377,447 381,447 390,447 398,452 406,452 415,456 427,460 440,464 456,472 473,477 486,485 498,485 511,489 523,494 527,494 532,494 536,494 532,494 544,494 540,489 536,489 532,485 527,485 523,485 511,481 506,477 502,472 494,464 477,447 456,435 427,419 398,397 360,377 319,350 268,325 227,300 185,280 142,259 113,234 84,221 59,209 38,196 25,188 17,184 13,184 17,184 21,184 25,188 21,188 25,188 30,188 30,192 34,192 38,192 38,188 38,184 34,184 34,179 34,175 34,171 25,171 25,163 21,150 21,134 17,121 17,108 13,92 9,71 9,54 9,38 4,25 0,13 0,0">
          <text:p/>
        </draw:polyline>
        <draw:polyline draw:style-name="gr2" draw:text-style-name="P1" draw:layer="layout" svg:width="0.238cm" svg:height="0.401cm" svg:x="18.156cm" svg:y="6.141cm" svg:viewBox="0 0 239 402" draw:points="192,368 196,368 204,372 209,377 218,381 222,389 230,393 239,393 239,398 235,398 235,402 230,402 230,398 226,398 230,398 230,393 226,393 222,393 222,389 222,385 209,385 209,381 204,381 204,377 200,372 196,364 192,347 175,327 158,306 138,285 117,256 87,222 67,193 42,164 25,147 12,130 8,118 0,105 0,101 0,97 0,93 8,93 12,93 16,93 21,93 29,88 33,80 50,72 71,63 100,50 125,37 158,25 188,8 222,0">
          <text:p/>
        </draw:polyline>
        <draw:polyline draw:style-name="gr2" draw:text-style-name="P1" draw:layer="layout" svg:width="0.472cm" svg:height="0.552cm" svg:x="18.544cm" svg:y="6.199cm" svg:viewBox="0 0 473 553" draw:points="473,553 473,544 473,540 469,536 464,531 460,528 452,523 452,519 448,515 444,506 439,498 435,481 427,465 419,444 414,423 402,398 385,369 368,340 348,310 331,285 310,256 302,227 277,202 260,177 243,151 235,134 231,122 222,113 218,109 206,105 201,105 201,100 197,100 189,92 181,80 155,67 130,55 93,38 46,17 0,0">
          <text:p/>
        </draw:polyline>
        <draw:polyline draw:style-name="gr2" draw:text-style-name="P1" draw:layer="layout" svg:width="5.469cm" svg:height="3.149cm" svg:x="14.582cm" svg:y="4.078cm" svg:viewBox="0 0 5470 3150" draw:points="46,34 50,30 54,25 63,21 67,17 71,17 75,13 84,9 88,9 92,5 96,5 104,0 109,0 104,5 100,5 100,9 100,13 96,17 96,21 96,34 96,42 96,50 96,63 96,80 96,97 96,117 96,142 96,168 109,226 113,293 113,364 117,439 117,514 117,589 125,661 130,732 130,795 134,861 138,924 142,991 146,1054 159,1120 155,1183 159,1246 163,1308 167,1367 167,1421 167,1475 171,1525 171,1571 171,1617 175,1659 180,1696 184,1730 184,1763 192,1788 192,1809 196,1826 196,1839 201,1847 201,1851 201,1847 196,1847 196,1842 196,1839 192,1834 192,1830 184,1826 184,1822 184,1817 180,1817 180,1814 180,1809 175,1805 180,1792 175,1767 175,1742 175,1709 171,1676 171,1634 167,1592 171,1542 171,1500 171,1467 175,1434 175,1400 180,1367 192,1337 196,1308 196,1279 201,1250 201,1221 201,1195 192,1170 192,1145 180,1120 180,1100 175,1074 175,1049 171,1024 167,999 171,974 163,945 155,920 150,895 146,870 134,845 125,820 121,795 113,774 109,753 96,736 92,720 88,699 92,690 88,682 88,674 84,665 88,661 92,657 92,653 92,649 92,653 92,657 84,657 88,661 88,665 88,669 88,674 92,678 92,682 100,690 109,711 117,732 125,753 138,782 155,820 171,858 201,908 221,953 242,1004 263,1054 288,1108 313,1166 338,1221 376,1275 393,1329 426,1383 455,1438 480,1492 505,1542 535,1600 560,1651 576,1696 593,1742 614,1784 631,1822 651,1855 668,1884 681,1909 693,1930 701,1947 710,1960 714,1972 718,1976 722,1980 727,1980 722,1980 718,1980 731,1980 731,1976 727,1972 735,1972 731,1968 731,1964 735,1964 731,1960 735,1955 731,1955 727,1951 727,1947 727,1939 727,1930 710,1918 714,1901 718,1884 722,1864 731,1839 735,1809 739,1780 743,1747 760,1717 760,1692 764,1667 764,1642 760,1621 760,1600 764,1584 756,1567 756,1559 756,1546 752,1538 752,1530 752,1521 756,1521 752,1517 747,1513 752,1513 756,1517 756,1521 760,1521 760,1525 756,1525 756,1530 760,1530 760,1534 764,1538 760,1538 764,1542 772,1550 793,1563 823,1584 860,1609 914,1638 973,1676 1056,1717 1140,1763 1236,1814 1336,1868 1445,1914 1561,1964 1691,2014 1825,2072 1958,2126 2100,2181 2238,2239 2388,2289 2530,2344 2664,2398 2797,2448 2914,2490 3023,2536 3123,2577 3206,2611 3277,2640 3336,2669 3378,2694 3411,2711 3428,2724 3444,2732 3453,2740 3461,2740 3465,2740 3461,2736 3461,2732 3461,2728 3457,2724 3453,2719 3457,2715 3440,2707 3419,2694 3390,2682 3353,2657 3302,2636 3256,2607 3186,2577 3110,2544 3035,2506 2960,2465 2885,2423 2810,2381 2726,2331 2634,2281 2555,2227 2472,2168 2392,2114 2313,2064 2221,2005 2142,1955 2075,1909 2012,1864 1950,1822 1900,1780 1850,1747 1808,1717 1791,1692 1762,1671 1745,1659 1737,1651 1733,1642 1720,1638 1720,1642 1720,1646 1728,1646 1733,1651 1733,1655 1737,1655 1745,1659 1749,1663 1762,1676 1779,1692 1808,1717 1850,1742 1891,1776 1950,1814 2004,1851 2067,1893 2129,1939 2192,1976 2250,2014 2309,2051 2363,2089 2409,2122 2463,2160 2518,2197 2568,2231 2618,2269 2672,2298 2714,2327 2760,2356 2797,2377 2822,2398 2843,2410 2860,2423 2872,2431 2872,2435 2872,2440 2868,2440 2868,2435 2864,2431 2860,2427 2860,2423 2860,2419 2852,2415 2839,2406 2822,2394 2793,2377 2756,2356 2710,2335 2659,2310 2597,2272 2534,2239 2472,2210 2405,2177 2342,2139 2267,2106 2200,2064 2129,2026 2058,1985 1987,1947 1925,1905 1858,1864 1787,1822 1728,1784 1674,1747 1624,1709 1578,1680 1541,1651 1507,1626 1478,1609 1461,1592 1445,1584 1436,1575 1432,1571 1428,1571 1432,1571 1436,1575 1440,1575 1440,1580 1445,1584 1445,1588 1445,1592 1457,1600 1474,1617 1507,1646 1545,1680 1591,1717 1645,1759 1712,1809 1799,1864 1887,1922 1966,1972 2042,2022 2125,2068 2200,2118 2288,2168 2376,2214 2455,2260 2534,2302 2614,2348 2689,2390 2760,2423 2839,2461 2902,2490 2948,2515 2985,2544 3014,2561 3039,2577 3052,2590 3064,2594 3060,2598 3060,2602 3056,2602 3056,2598 3052,2598 3052,2594 3044,2590 3048,2586 3039,2577 3027,2569 3010,2556 2981,2540 2948,2515 2906,2490 2860,2465 2797,2431 2726,2398 2655,2365 2584,2331 2509,2289 2434,2247 2351,2210 2271,2168 2192,2122 2117,2081 2046,2047 1983,2014 1933,1989 1887,1964 1850,1947 1820,1939 1804,1926 1795,1922 1787,1918 1795,1918 1791,1922 1795,1926 1799,1930 1812,1939 1841,1951 1887,1968 1933,1989 2000,2014 2075,2043 2167,2081 2267,2122 2380,2168 2488,2210 2593,2247 2697,2294 2797,2331 2902,2369 2998,2406 3089,2448 3173,2486 3256,2523 3340,2556 3411,2594 3474,2636 3532,2669 3590,2703 3636,2732 3674,2753 3699,2774 3724,2790 3749,2803 3757,2811 3762,2815 3757,2820 3753,2820 3753,2815 3749,2815 3749,2811 3745,2807 3732,2803 3707,2795 3682,2782 3641,2765 3590,2749 3532,2728 3461,2703 3369,2677 3286,2649 3194,2619 3102,2594 3010,2565 2923,2531 2835,2498 2739,2469 2651,2431 2563,2398 2480,2356 2396,2314 2321,2277 2238,2235 2163,2197 2104,2156 2054,2126 2008,2101 1971,2081 1950,2068 1933,2060 1925,2056 1921,2056 1916,2056 1921,2060 1929,2060 1954,2068 1983,2085 2021,2101 2079,2126 2146,2151 2225,2189 2317,2222 2409,2260 2501,2298 2584,2335 2676,2369 2756,2402 2839,2435 2918,2469 2989,2506 3056,2540 3119,2569 3186,2602 3252,2632 3311,2661 3369,2694 3423,2724 3469,2749 3515,2770 3565,2795 3603,2815 3632,2832 3653,2845 3670,2857 3682,2866 3691,2870 3695,2874 3678,2874 3674,2874 3678,2870 3670,2866 3666,2861 3657,2857 3649,2845 3624,2832 3595,2815 3561,2799 3511,2782 3469,2761 3423,2745 3382,2724 3348,2711 3315,2694 3294,2686 3273,2682 3273,2677 3256,2669 3240,2665 3227,2657 3211,2652 3186,2644 3156,2632 3123,2619 3081,2607 3044,2590 2993,2573 2943,2552 2885,2527 2831,2506 2764,2481 2697,2456 2630,2431 2555,2406 2484,2377 2413,2348 2342,2314 2263,2285 2188,2252 2113,2210 2033,2172 1958,2131 1870,2089 1783,2047 1703,1997 1620,1947 1541,1893 1457,1839 1369,1780 1282,1726 1198,1667 1119,1617 1035,1563 948,1509 860,1463 785,1417 710,1375 635,1329 568,1291 497,1254 438,1216 376,1183 322,1154 267,1120 221,1095 180,1070 146,1049 109,1029 79,1012 59,995 38,983 25,970 13,966 8,958 4,953 8,953 4,949 0,949 0,953 4,953 4,958 13,958 13,962 17,962 17,966 17,970 25,979 42,991 67,1012 100,1037 142,1066 196,1104 259,1145 338,1195 422,1250 514,1300 618,1354 727,1417 848,1475 973,1538 1102,1609 1236,1676 1382,1742 1528,1817 1666,1884 1808,1955 1950,2026 2092,2089 2225,2160 2363,2222 2497,2281 2618,2344 2743,2402 2864,2456 2973,2511 3077,2561 3181,2607 3277,2649 3357,2694 3428,2728 3490,2761 3553,2795 3607,2820 3649,2840 3686,2861 3712,2874 3737,2886 3753,2899 3757,2903 3762,2907 3762,2903 3757,2899 3753,2895 3753,2891 3749,2886 3757,2882 3749,2882 3737,2870 3712,2857 3686,2845 3653,2828 3611,2807 3549,2786 3482,2757 3419,2728 3353,2703 3286,2669 3211,2636 3135,2607 3064,2569 2998,2536 2918,2494 2835,2456 2751,2419 2664,2381 2584,2340 2497,2298 2413,2260 2338,2227 2263,2197 2204,2168 2150,2143 2108,2122 2075,2110 2050,2097 2033,2089 2021,2085 2017,2081 2021,2081 2021,2085 2033,2089 2033,2093 2042,2097 2058,2106 2088,2122 2129,2147 2171,2181 2238,2214 2321,2252 2417,2294 2526,2340 2639,2390 2760,2435 2881,2481 3010,2531 3131,2577 3252,2619 3365,2665 3469,2715 3570,2757 3670,2795 3762,2836 3841,2878 3916,2911 3979,2945 4037,2978 4091,3007 4142,3032 4175,3062 4208,3082 4233,3104 4254,3120 4267,3129 4279,3137 4279,3145 4271,3150 4271,3145 4275,3141 4275,3137 4275,3133 4275,3129 4267,3124 4254,3116 4233,3099 4196,3087 4162,3066 4129,3041 4091,3016 4046,2991 4004,2961 3962,2936 3924,2911 3899,2882 3866,2857 3837,2832 3816,2807 3795,2774 3783,2753 3770,2728 3762,2707 3753,2686 3753,2669 3753,2649 3753,2632 3749,2615 3753,2598 3757,2586 3766,2569 3766,2556 3774,2544 3774,2531 3783,2519 3795,2506 3799,2494 3799,2486 3803,2477 3803,2469 3808,2465 3812,2461 3808,2461 3808,2456 3803,2452 3808,2452 3799,2452 3791,2444 3778,2435 3770,2427 3749,2415 3728,2402 3699,2390 3666,2373 3636,2360 3611,2348 3590,2344 3565,2340 3549,2335 3536,2335 3528,2335 3524,2335 3519,2340 3515,2344 3519,2352 3524,2360 3532,2381 3545,2402 3565,2431 3595,2465 3624,2498 3666,2536 3724,2577 3778,2619 3845,2661 3908,2703 3975,2745 4041,2782 4116,2820 4196,2857 4263,2891 4334,2928 4400,2953 4467,2978 4534,3003 4598,3024 4656,3041 4698,3062 4744,3074 4781,3082 4811,3091 4836,3099 4840,3099 4852,3099 4856,3099 4865,3099 4861,3095 4861,3091 4869,3091 4865,3087 4861,3079 4848,3066 4831,3049 4806,3029 4773,3007 4735,2974 4685,2945 4627,2916 4573,2882 4517,2849 4459,2820 4400,2795 4346,2761 4288,2732 4233,2707 4179,2682 4125,2661 4075,2640 4029,2624 3995,2607 3954,2590 3924,2582 3899,2573 3879,2565 3866,2565 3858,2561 3853,2561 3845,2561 3849,2565 3858,2569 3862,2569 3866,2577 3883,2586 3908,2598 3937,2615 3979,2644 4029,2665 4079,2694 4142,2724 4217,2753 4292,2786 4359,2815 4430,2845 4501,2866 4573,2891 4648,2916 4710,2936 4769,2961 4823,2982 4873,2999 4919,3016 4957,3029 4982,3041 5003,3049 5023,3057 5040,3066 5048,3066 5044,3070 5048,3070 5048,3066 5048,3062 5048,3057 5040,3054 5036,3045 5015,3037 4986,3020 4944,2999 4894,2978 4831,2953 4765,2920 4689,2886 4610,2853 4534,2820 4450,2786 4375,2749 4296,2711 4217,2674 4137,2636 4062,2598 3991,2556 3924,2523 3870,2494 3820,2465 3783,2444 3741,2427 3720,2419 3707,2410 3703,2406 3703,2402 3703,2406 3716,2406 3720,2406 3720,2410 3724,2410 3728,2415 3741,2419 3766,2423 3799,2435 3837,2444 3883,2456 3945,2473 4008,2486 4071,2506 4129,2519 4192,2536 4242,2548 4292,2561 4338,2577 4380,2590 4421,2607 4459,2619 4496,2640 4530,2652 4564,2661 4593,2669 4614,2677 4644,2686 4656,2690 4664,2690 4677,2690 4669,2690 4664,2686 4656,2686 4652,2686 4652,2682 4648,2682 4648,2677 4652,2677 4648,2669 4631,2665 4606,2652 4577,2636 4542,2619 4501,2594 4446,2573 4396,2552 4342,2527 4292,2511 4246,2490 4204,2477 4167,2465 4133,2452 4116,2444 4096,2435 4083,2427 4075,2423 4066,2423 4062,2423 4062,2427 4066,2427 4062,2427 4062,2431 4066,2431 4071,2431 4079,2435 4100,2448 4129,2452 4162,2461 4208,2469 4254,2477 4304,2486 4367,2494 4421,2502 4471,2511 4517,2515 4555,2523 4593,2531 4627,2536 4656,2540 4681,2544 4698,2544 4719,2548 4731,2548 4740,2548 4744,2548 4752,2548 4756,2548 4752,2548 4756,2544 4752,2544 4748,2540 4748,2536 4744,2531 4731,2527 4710,2519 4685,2502 4648,2486 4598,2461 4546,2440 4480,2415 4409,2381 4334,2352 4258,2319 4187,2289 4112,2260 4046,2231 3987,2206 3933,2185 3895,2168 3862,2156 3841,2147 3824,2139 3816,2139 3812,2139 3812,2143 3824,2147 3845,2156 3879,2172 3937,2189 4000,2214 4079,2239 4179,2272 4288,2310 4405,2344 4517,2373 4635,2406 4731,2440 4836,2469 4927,2494 5015,2523 5094,2552 5165,2577 5220,2598 5274,2624 5324,2640 5366,2657 5399,2669 5424,2682 5441,2690 5453,2694 5470,2694 5470,2690 5462,2686 5445,2674 5416,2657">
          <text:p/>
        </draw:polyline>
        <draw:polyline draw:style-name="gr2" draw:text-style-name="P1" draw:layer="layout" svg:width="1.018cm" svg:height="1.048cm" svg:x="18.323cm" svg:y="6.158cm" svg:viewBox="0 0 1019 1049" draw:points="392,288 371,263 338,238 300,208 267,179 221,146 175,112 133,83 100,58 75,41 54,25 37,12 21,8 8,0 4,0 0,0 4,0 4,4 8,8 8,12 12,20 16,29 29,45 46,75 62,104 92,138 125,171 163,213 209,254 254,296 300,338 350,384 396,421 446,455 488,488 535,521 573,555 606,584 640,613 669,643 694,665 710,685 727,702 736,715 744,727 756,735 761,740 761,744 752,740 756,740 761,740 761,735 756,731 752,727 756,723 748,723 736,715 723,710 702,706 677,698 648,690 619,677 573,669 531,660 488,651 451,643 409,634 375,630 346,626 317,618 296,618 279,613 271,613 267,613 263,618 271,622 275,626 288,634 305,651 330,669 363,694 401,719 446,744 492,773 543,811 598,840 648,865 694,890 744,915 790,936 836,957 873,977 915,994 944,1011 969,1024 990,1032 1007,1040 1015,1044 1019,1049 1019,1044 1007,1044 1003,1040 1003,1036 999,1032 986,1028 973,1019 948,1011 919,994 877,982 836,969 786,957 736,940 685,927 635,915 585,907 539,898 497,890 455,877 413,869 380,865 350,856 325,852 305,848 292,844 279,840 275,840 267,840 271,840 267,840 271,836 275,836 271,836 275,831 279,827 284,823 296,819 300,811 309,806 317,798 325,790 334,781 334,773 334,760 338,752 334,735 321,723">
          <text:p/>
        </draw:polyline>
        <draw:polyline draw:style-name="gr2" draw:text-style-name="P1" draw:layer="layout" svg:width="3.799cm" svg:height="2.622cm" svg:x="14.599cm" svg:y="4.003cm" svg:viewBox="0 0 3800 2623" draw:points="3474,2615 3499,2615 3529,2615 3562,2615 3595,2611 3633,2611 3675,2611 3708,2611 3733,2615 3754,2615 3767,2615 3779,2619 3787,2619 3796,2623 3800,2623 3792,2623 3787,2623 3787,2619 3783,2619 3775,2615 3762,2611 3746,2602 3716,2594 3675,2586 3633,2573 3579,2556 3516,2543 3458,2522 3391,2501 3328,2489 3266,2468 3199,2451 3140,2434 3082,2414 3023,2388 2965,2368 2902,2343 2844,2318 2785,2293 2719,2267 2648,2234 2581,2205 2510,2171 2438,2142 2371,2109 2292,2075 2208,2034 2129,1996 2050,1950 1970,1904 1891,1850 1803,1800 1711,1750 1632,1695 1565,1645 1494,1591 1428,1545 1357,1499 1294,1462 1248,1424 1198,1386 1156,1353 1110,1328 1077,1303 1048,1282 1023,1265 998,1253 977,1240 960,1228 943,1219 927,1207 906,1199 893,1190 877,1182 860,1174 847,1161 822,1153 806,1140 789,1132 772,1123 755,1115 735,1107 714,1094 697,1082 680,1073 659,1061 651,1053 634,1040 622,1032 609,1023 597,1015 593,1011 584,1007 576,1002 568,998 563,998 563,994 559,994 563,994 559,994 568,998 572,998 572,1002 576,1007 580,1011 584,1019 593,1027 605,1040 630,1057 664,1078 701,1103 747,1128 801,1157 868,1190 931,1219 993,1253 1069,1282 1140,1311 1223,1340 1298,1374 1378,1403 1457,1432 1536,1457 1607,1487 1682,1516 1753,1545 1816,1570 1879,1595 1941,1616 1995,1637 2045,1658 2087,1679 2116,1695 2141,1704 2162,1716 2175,1720 2179,1725 2187,1729 2187,1733 2179,1733 2175,1729 2171,1729 2171,1725 2167,1725 2175,1720 2171,1716 2167,1712 2154,1708 2129,1704 2091,1695 2050,1687 1995,1674 1933,1662 1845,1645 1762,1633 1682,1616 1603,1599 1524,1583 1453,1566 1382,1545 1302,1528 1236,1508 1160,1487 1085,1457 1006,1428 939,1399 856,1370 772,1336 697,1303 618,1265 547,1232 476,1199 413,1165 338,1132 284,1094 234,1069 192,1044 158,1023 125,1002 104,994 92,982 83,977 83,973 96,977 100,977 96,982 100,982 104,985 108,990 117,994 138,1002 163,1015 192,1027 221,1044 259,1065 300,1086 346,1107 392,1136 430,1157 459,1182 501,1207 538,1228 576,1257 614,1282 647,1307 680,1332 718,1361 747,1386 776,1407 801,1428 822,1449 839,1462 856,1474 868,1483 872,1487 877,1491 872,1491 877,1495 877,1491 872,1491 868,1491 872,1487 868,1487 872,1483 864,1483 864,1478 856,1474 856,1470 851,1466 839,1462 826,1453 814,1441 797,1420 781,1399 755,1374 730,1345 697,1307 664,1269 634,1232 609,1186 580,1140 551,1094 518,1040 484,982 455,910 421,844 405,806 384,769 363,727 334,681 313,639 288,593 263,547 242,497 221,455 204,409 188,368 171,326 154,293 138,255 125,226 113,197 100,172 92,150 83,130 79,117 75,109 75,96 75,92 75,88 79,88 79,92 83,100 83,109 92,117 92,130 96,147 100,163 108,188 117,209 129,268 142,330 150,401 163,476 179,552 192,618 204,689 213,748 225,794 234,844 246,890 254,932 263,973 271,1007 280,1040 288,1069 300,1090 300,1111 309,1128 313,1140 317,1148 325,1157 330,1161 325,1165 325,1161 325,1157 321,1157 309,1153 309,1148 305,1144 305,1140 296,1132 296,1123 296,1107 296,1086 296,1065 296,1036 296,1002 300,960 300,915 300,869 300,823 296,773 296,743 292,714 284,681 280,648 271,610 267,572 259,535 250,493 242,459 234,422 225,389 217,351 209,322 200,293 192,263 188,238 175,217 171,197 167,184 163,172 163,163 163,159 158,159 163,159 163,163 167,172 171,184 175,197 179,217 184,238 192,259 204,313 217,376 225,443 238,514 250,593 263,660 275,723 280,777 292,827 300,873 305,915 313,952 321,990 330,1019 330,1044 338,1065 342,1082 342,1094 346,1103 346,1107 355,1111 355,1103 351,1103 351,1098 351,1094 338,1090 334,1090 334,1086 334,1078 330,1069 330,1053 325,1032 317,1007 321,977 321,944 317,902 317,856 313,810 309,764 309,735 305,706 305,673 305,639 296,602 292,564 288,527 280,485 275,447 267,409 263,376 254,338 250,309 246,276 238,251 234,222 229,201 229,180 225,167 225,155 225,147 225,142 225,138 225,142 229,147 229,159 234,172 238,188 242,205 246,226 246,251 250,280 259,338 259,401 263,472 271,547 271,614 271,677 275,727 275,769 271,806 267,839 267,869 263,894 263,915 254,923 242,935 242,940 242,944 242,948 242,944 238,944 242,944 242,940 238,935 234,935 238,932 234,927 234,915 225,898 221,877 217,848 213,814 200,773 192,748 188,718 179,689 171,648 163,610 150,568 138,527 125,485 117,439 104,397 92,351 79,305 67,263 50,222 46,188 37,147 29,113 21,84 12,59 8,38 4,25 0,13 0,9 0,4 4,0 8,4 8,13 8,21 12,34 17,50 21,67 21,92 25,117 33,147 33,184 46,222 67,301 83,384 96,472 113,552 138,627 158,698 171,752 192,794 204,831 217,864 225,894 242,919 250,935 254,952 263,960 263,965 263,969 259,965 259,960 259,957 254,952 254,944 254,927 254,902 259,873 259,831 254,785 254,756 250,723 242,681 238,639 225,585 217,530">
          <text:p/>
        </draw:polyline>
        <draw:polyline draw:style-name="gr2" draw:text-style-name="P1" draw:layer="layout" svg:width="0.756cm" svg:height="3.858cm" svg:x="12.098cm" svg:y="5.31cm" svg:viewBox="0 0 757 3859" draw:points="313,3074 317,3061 317,3053 317,3040 317,3024 317,3003 317,2986 317,2969 313,2953 313,2936 309,2924 305,2907 297,2894 292,2878 280,2861 271,2848 259,2832 251,2819 238,2803 226,2790 217,2778 205,2761 196,2744 184,2731 171,2715 159,2698 150,2677 138,2656 130,2640 117,2615 104,2590 88,2569 75,2544 63,2523 50,2502 38,2481 21,2460 17,2439 8,2427 4,2410 0,2402 8,2389 8,2385 8,2381 17,2381 13,2385 17,2393 21,2402 21,2410 17,2423 21,2439 21,2456 25,2477 29,2498 42,2523 54,2556 67,2590 84,2627 100,2669 121,2715 142,2761 167,2807 180,2857 200,2907 221,2957 242,3011 259,3061 276,3116 292,3166 305,3216 322,3266 330,3316 342,3362 355,3408 364,3450 369,3491 377,3529 389,3566 398,3604 402,3633 406,3663 414,3692 410,3713 419,3734 423,3754 414,3767 410,3779 410,3784 406,3788 398,3792 394,3792 389,3792 385,3788 385,3784 389,3779 385,3775 385,3771 385,3767 381,3763 377,3759 377,3754 377,3750 373,3750 369,3746 373,3742 377,3738 369,3729 373,3717 373,3704 377,3688 381,3667 381,3642 381,3608 389,3575 394,3541 406,3504 410,3462 419,3416 419,3366 427,3312 431,3258 431,3203 427,3145 423,3082 419,3028 410,2969 406,2915 389,2853 381,2794 369,2736 355,2677 342,2615 326,2552 313,2489 301,2427 288,2360 276,2302 267,2239 255,2185 246,2126 230,2068 226,2013 217,1959 213,1905 209,1855 205,1805 200,1755 200,1709 209,1663 209,1625 205,1583 205,1546 205,1508 200,1475 192,1442 188,1408 175,1375 171,1345 167,1316 155,1287 150,1262 142,1241 142,1220 142,1195 138,1183 130,1170 125,1162 134,1158 134,1153 134,1158 125,1162 125,1170 121,1174 121,1183 121,1191 121,1203 130,1224 134,1245 134,1274 134,1308 134,1345 134,1392 134,1442 146,1500 142,1563 150,1629 159,1700 167,1775 175,1863 188,1943 205,2030 200,2118 217,2210 234,2297 246,2389 263,2481 276,2569 288,2652 297,2736 317,2819 334,2903 351,2986 373,3065 394,3145 414,3220 435,3295 456,3366 477,3429 494,3495 510,3554 527,3604 535,3654 552,3696 565,3734 577,3763 586,3792 594,3813 602,3830 606,3842 611,3850 615,3855 611,3859 615,3859 611,3859 611,3855 606,3855 606,3850 602,3846 594,3842 590,3838 590,3834 586,3830 581,3825 577,3817 573,3805 581,3788 581,3763 577,3734 569,3696 565,3654 561,3600 552,3541 548,3475 531,3400 523,3324 510,3249 502,3166 485,3082 477,2995 460,2911 444,2819 423,2727 406,2635 389,2539 373,2443 351,2348 326,2239 305,2139 280,2034 259,1934 238,1842 213,1746 192,1659 175,1579 163,1508 155,1445 146,1387 146,1337 142,1291 142,1254 138,1220 134,1183 134,1153 130,1128 125,1103 121,1082 117,1062 117,1045 117,1024 113,1007 113,987 113,970 113,957 109,940 109,928 109,919 109,911 113,903 113,899 113,894 117,894 121,899 117,899 117,903 121,911 121,915 125,924 125,928 130,940 134,961 142,982 155,1015 167,1053 175,1099 188,1158 205,1220 217,1287 234,1358 246,1433 263,1508 271,1592 284,1675 288,1767 292,1855 297,1938 297,2022 301,2105 292,2185 292,2260 297,2335 301,2406 305,2473 305,2535 313,2594 317,2652 326,2706 330,2756 334,2803 338,2844 342,2886 364,2919 369,2953 369,2982 373,3003 373,3020 377,3028 377,3036 385,3040 377,3040 377,3036 373,3036 373,3032 373,3028 373,3024 355,3015 355,3011 355,2999 355,2978 355,2949 364,2915 369,2878 373,2832 373,2778 381,2715 389,2648 398,2573 402,2494 406,2406 406,2314 402,2205 402,2093 398,1976 385,1855 377,1729 364,1592 347,1458 330,1324 317,1191 301,1062 284,932 263,811 242,698 217,594 192,498 167,405 150,330 125,259 104,201 96,150 88,109 75,71 79,46 67,25 63,13 59,4 59,0 54,0 54,4 54,8 46,13 50,17 54,21 54,29 59,38 59,54 54,79 54,113 63,159 67,217 71,288 79,376 96,472 109,585 134,707 155,836 180,978 205,1124 230,1270 263,1420 288,1571 322,1717 351,1859 377,1988 402,2114 427,2230 452,2339 469,2431 490,2519 506,2598 527,2669 540,2731 556,2794 573,2844 586,2886 598,2924 606,2953 611,2974 615,2990 623,2999 623,3007 619,3007 619,3003 619,2999 623,2999 619,2995 619,2986 615,2982 602,2974 598,2961 594,2940 586,2915 573,2886 565,2848 556,2807 548,2756 544,2694 531,2627 515,2556 498,2485 481,2406 460,2322 439,2243 414,2155 398,2080 385,2009 373,1943 364,1888 359,1842 347,1805 351,1775 347,1759 351,1746 351,1738 355,1738 355,1742 369,1750 377,1759 394,1771 419,1788 448,1813 481,1842 519,1876 565,1913 611,1955 652,2009 694,2055 728,2105 757,2160">
          <text:p/>
        </draw:polyline>
        <draw:polyline draw:style-name="gr2" draw:text-style-name="P1" draw:layer="layout" svg:width="2.133cm" svg:height="2.176cm" svg:x="12.311cm" svg:y="8.09cm" svg:viewBox="0 0 2134 2177" draw:points="488,205 472,188 455,172 434,155 409,138 384,118 355,97 330,80 309,72 292,59 276,51 263,47 251,34 238,30 225,26 213,17 196,13 188,9 180,5 167,5 159,0 155,0 150,0 146,0 146,5 142,9 142,13 142,17 142,22 155,26 155,30 159,34 159,42 163,51 163,63 163,80 171,105 167,130 175,163 184,201 196,243 213,289 234,343 263,402 288,460 326,527 372,598 422,669 480,744 539,815 601,890 676,969 756,1044 831,1119 910,1195 994,1274 1077,1345 1165,1416 1257,1487 1336,1558 1419,1625 1499,1687 1583,1747 1654,1805 1721,1860 1788,1905 1846,1951 1901,1989 1942,2031 1984,2064 2017,2089 2055,2114 2076,2135 2097,2152 2109,2160 2122,2169 2130,2172 2134,2177 2130,2177 2126,2172 2126,2169 2122,2169 2118,2164 2105,2164 2101,2160 2097,2156 2088,2152 2076,2144 2059,2131 2034,2114 2001,2097 1963,2072 1913,2043 1859,2006 1796,1972 1725,1930 1650,1889 1571,1839 1486,1784 1399,1730 1311,1666 1223,1600 1115,1524 1023,1454 927,1378 835,1295 739,1220 635,1145 543,1069 455,998 380,932 309,877 246,827 184,777 138,740 100,706 75,681 54,664 33,652 21,639 13,635 13,631 0,631 4,631 4,635 13,635 13,639 17,644 21,652 33,660 50,669 71,689 104,714 142,748 196,785 255,835 326,882 401,932 476,986 555,1044 635,1094 718,1149 793,1199 860,1253 927,1308 994,1362 1048,1412 1102,1462 1148,1508 1198,1554 1252,1604 1290,1650 1328,1692 1361,1734 1399,1772 1419,1809 1449,1839 1465,1864 1474,1885 1482,1905 1490,1914 1490,1922 1495,1922 1490,1922 1486,1918 1499,1914 1495,1910 1490,1905 1482,1897 1470,1885 1449,1868 1424,1847 1390,1818 1336,1789 1290,1751 1244,1713 1194,1666 1140,1616 1098,1575 1056,1529 1019,1487 994,1445 964,1403 948,1366 931,1333 918,1299">
          <text:p/>
        </draw:polyline>
        <draw:polyline draw:style-name="gr2" draw:text-style-name="P1" draw:layer="layout" svg:width="0.756cm" svg:height="0.422cm" svg:x="14.106cm" svg:y="9.944cm" svg:viewBox="0 0 757 423" draw:points="359,423 359,419 351,415 343,411 338,406 330,402 313,398 309,398 301,394 297,398 288,402 280,402 280,406 288,406 288,411 284,411 284,406 288,406 288,402 288,398 301,390 317,381 347,373 372,359 401,342 434,330 476,314 518,301 555,297 589,284 623,272 652,259 686,251 707,238 723,230 736,226 744,217 748,213 753,213 757,209 753,209 748,209 744,205 740,205 736,205 732,201 723,196 711,188 673,176 644,159 606,146 564,126 514,109 459,88 405,71 351,59 305,46 255,34 209,21 171,13 130,9 96,5 71,5 46,0 34,0 21,0 13,0 9,5 4,5 0,9 4,9 9,13 9,17 13,21 25,25 34,34 54,46 84,59 113,71 142,84 180,105 213,121 251,134 292,146">
          <text:p/>
        </draw:polyline>
        <draw:polyline draw:style-name="gr2" draw:text-style-name="P1" draw:layer="layout" svg:width="0.372cm" svg:height="0.547cm" svg:x="13.96cm" svg:y="9.982cm" svg:viewBox="0 0 373 548" draw:points="352,548 360,544 364,539 368,539 373,535 373,531 373,527 373,523 368,523 364,519 360,514 360,510 352,502 352,485 343,468 335,443 322,418 305,389 288,356 271,318 246,277 221,239 192,201 167,168 125,130 96,100 71,71 42,50 25,29 13,17 8,8 0,4 8,0 13,4 13,8 13,12 8,17 8,21 13,25 21,29 25,37 29,42 42,50 50,62 63,71 75,83 88,96 96,108 113,122 130,130">
          <text:p/>
        </draw:polyline>
        <draw:polyline draw:style-name="gr2" draw:text-style-name="P1" draw:layer="layout" svg:width="2.175cm" svg:height="9.193cm" svg:x="33.665cm" svg:y="45.006cm" svg:viewBox="0 0 2176 9194" draw:points="2055,8985 2063,8998 2072,9011 2085,9031 2097,9048 2110,9073 2126,9094 2143,9119 2151,9136 2160,9152 2168,9161 2172,9173 2172,9182 2176,9186 2172,9190 2168,9190 2164,9190 2160,9194 2155,9194 2151,9194 2147,9194 2139,9194 2135,9194 2130,9194 2139,9190 2135,9190 2135,9186 2135,9182 2122,9182 2118,9182 2118,9178 2114,9173 2114,9169 2105,9169 2097,9157 2085,9136 2072,9115 2055,9090 2030,9056 2009,9019 1980,8973 1955,8923 1930,8869 1901,8814 1880,8756 1851,8689 1817,8622 1784,8551 1755,8476 1721,8397 1688,8317 1658,8226 1621,8142 1596,8054 1571,7963 1550,7871 1525,7771 1504,7679 1479,7583 1467,7487 1454,7391 1442,7295 1429,7186 1421,7086 1421,6986 1416,6881 1421,6781 1416,6681 1412,6581 1416,6480 1412,6389 1412,6293 1408,6205 1404,6113 1404,6025 1400,5938 1396,5854 1387,5771 1379,5691 1371,5612 1358,5532 1350,5452 1337,5373 1325,5294 1312,5219 1291,5143 1275,5072 1258,5006 1241,4939 1224,4876 1208,4814 1195,4755 1179,4697 1174,4642 1162,4592 1145,4542 1128,4492 1112,4438 1095,4388 1074,4338 1057,4283 1032,4233 1012,4183 991,4133 966,4087 949,4037 936,3991 920,3949 899,3908 882,3862 865,3820 840,3782 824,3741 807,3699 778,3661 757,3620 732,3574 715,3532 698,3486 673,3436 652,3390 632,3344 611,3294 594,3248 590,3198 569,3148 548,3094 536,3043 519,2981 498,2922 481,2864 473,2801 448,2739 431,2676 415,2609 398,2547 385,2476 373,2409 356,2346 327,2279 314,2217 302,2154 293,2092 285,2029 281,1966 268,1900 260,1837 260,1778 252,1712 235,1645 227,1578 214,1515 197,1449 185,1378 172,1311 164,1244 152,1181 143,1123 135,1065 131,1006 126,943 122,889 118,831 114,772 110,718 101,664 101,614 97,564 89,518 76,472 68,426 64,384 60,342 55,305 55,267 51,234 42,196 42,163 46,133 42,104 38,79 38,58 25,42 21,25 17,12 17,8 13,4 13,0 9,0 17,0 13,0 4,0 0,0 4,0 9,0 9,4 13,4 21,4 21,8 25,8 21,12 25,12 21,12 25,17 25,21 25,25 29,29 38,33 34,37 38,42 38,46 42,58 51,75 60,100 68,129 81,171 97,213 114,259 135,317 160,380 181,442 202,505 222,576 248,660 264,739 289,827 318,918 348,1019 377,1123 410,1240 444,1357 481,1478 523,1607 565,1741 598,1879 636,2021 669,2163 707,2309 732,2459 761,2609 790,2768 811,2927 832,3085 857,3244 874,3411 895,3574 915,3741 932,3912 945,4079 961,4242 978,4405 991,4576 1003,4739 1020,4901 1028,5060 1037,5219 1045,5377 1053,5532 1053,5687 1053,5842 1053,5988 1037,6134 1032,6280 1024,6426 1020,6572 1007,6714 1003,6852 999,6986 986,7119 986,7257 978,7386 974,7508 978,7629 978,7746 974,7862 974,7975 982,8084 991,8188 995,8292 999,8388 999,8484 1007,8580 1016,8664 1032,8747 1032,8818 1041,8889 1049,8952 1062,9006 1070,9056 1082,9098 1078,9127 1082,9148 1095,9165 1095,9178 1099,9186 1108,9186 1095,9186 1095,9182 1091,9182 1095,9182 1091,9178 1103,9178 1103,9173 1099,9169 1103,9169 1103,9165 1099,9161 1108,9157 1103,9157 1099,9152 1095,9152 1095,9148 1095,9144 1099,9127 1108,9107 1108,9082 1112,9044 1120,8998 1128,8948 1137,8889 1153,8827 1158,8764 1162,8697 1170,8626 1174,8551 1191,8468 1195,8384 1199,8292 1195,8192 1195,8088 1195,7983 1195,7871 1195,7754 1187,7633 1183,7503 1179,7370 1170,7236 1166,7094 1162,6956 1149,6810 1137,6668 1128,6522 1116,6380 1099,6238 1087,6101 1066,5963 1062,5825 1045,5683 1028,5540 1007,5402 986,5265 970,5123 953,4985 936,4843 899,4705 882,4555 865,4409 845,4267 832,4121 811,3974 794,3828 769,3682 753,3540 732,3394 711,3256 690,3119 661,2981 636,2843 607,2709 582,2584 561,2459 536,2342 506,2225 485,2117 460,2016 444,1920 419,1824 402,1732 381,1649 369,1574 360,1503 352,1440 348,1382 344,1336 344,1298 344,1269 339,1248 344,1236 339,1227 339,1223 348,1227 352,1227 356,1232 356,1240 360,1244 369,1252 373,1265 381,1282 377,1307 381,1336 381,1369 377,1407 369,1449 352,1495">
          <text:p/>
        </draw:polyline>
        <draw:polyline draw:style-name="gr2" draw:text-style-name="P1" draw:layer="layout" svg:width="11.38cm" svg:height="1.199cm" svg:x="33.92cm" svg:y="44.659cm" svg:viewBox="0 0 11381 1200" draw:points="401,201 384,201 367,205 342,213 313,222 288,226 255,238 225,247 200,255 179,263 154,273 138,281 117,294 100,302 83,310 71,319 54,327 46,331 33,340 25,344 21,348 17,352 12,356 8,356 4,360 4,365 0,365 0,369 0,373 4,373 4,377 8,381 12,385 17,390 17,394 25,398 42,406 75,415 117,427 167,444 229,461 305,481 396,511 497,536 605,561 710,586 814,607 939,636 1069,661 1206,686 1357,711 1507,732 1661,753 1829,778 2004,799 2175,816 2363,836 2551,857 2751,878 2951,895 3164,907 3382,928 3611,941 3841,957 4066,974 4292,987 4513,999 4726,1012 4934,1028 5131,1037 5314,1049 5490,1058 5653,1066 5803,1074 5946,1083 6067,1083 6175,1087 6276,1091 6372,1095 6455,1095 6526,1095 6585,1091 6651,1091 6714,1087 6781,1083 6843,1083 6893,1083 6952,1079 7010,1074 7069,1074 7127,1070 7186,1070 7252,1070 7315,1074 7386,1074 7453,1083 7520,1087 7587,1091 7653,1099 7724,1104 7783,1108 7846,1116 7904,1124 7962,1133 8017,1141 8071,1145 8125,1154 8183,1162 8221,1166 8271,1175 8313,1179 8355,1183 8392,1187 8425,1195 8451,1195 8467,1200 8493,1200 8488,1200 8493,1200 8497,1200 8488,1195 8484,1195 8493,1191 8488,1191 8488,1187 8484,1187 8472,1183 8451,1179 8405,1166 8355,1154 8284,1137 8196,1120 8079,1099 7946,1070 7804,1045 7645,1020 7486,995 7311,966 7123,941 6943,907 6747,882 6555,853 6351,824 6142,799 5942,765 5728,740 5511,711 5281,686 5064,669 4843,649 4625,636 4413,623 4204,619 3995,615 3803,615 3628,619 3440,623 3269,632 3110,640 2947,653 2810,661 2672,674 2542,686 2417,699 2304,707 2200,719 2100,728 2008,736 1920,745 1832,749 1745,753 1661,757 1578,757 1499,761 1419,761 1348,761 1265,761 1198,757 1135,753 1077,753 1027,749 981,745 939,740 897,736 868,728 839,724 801,719 785,715 772,715 764,711 756,711 747,711 743,711 743,707 751,707 747,707 756,707 760,707 760,711 768,711 772,711 785,707 814,703 860,699 918,686 998,674 1098,657 1219,636 1365,619 1520,594 1691,565 1866,536 2058,507 2258,473 2467,440 2688,406 2906,369 3143,331 3377,298 3632,263 3874,234 4133,201 4392,176 4659,146 4934,121 5206,101 5485,80 5774,67 6063,46 6359,38 6651,25 6952,17 7248,13 7545,5 7849,5 8146,0 8438,5 8722,5 9014,9 9286,13 9553,17 9795,21 10025,25 10246,30 10346,30 10459,34 10559,34 10667,30 10759,30 10860,30 10951,34 11043,34 11127,34 11215,34 11298,34 11381,34">
          <text:p/>
        </draw:polyline>
        <draw:polyline draw:style-name="gr2" draw:text-style-name="P1" draw:layer="layout" svg:width="0.363cm" svg:height="1.236cm" svg:x="36.625cm" svg:y="51.882cm" svg:viewBox="0 0 364 1237" draw:points="289,1062 293,1062 293,1057 298,1057 302,1057 302,1053 306,1049 310,1045 314,1037 314,1028 314,1020 314,1007 314,995 310,978 310,961 310,940 306,915 306,890 302,865 298,840 293,811 285,773 277,740 264,707 252,673 239,636 227,597 213,560 201,518 184,480 167,438 155,401 142,359 125,313 109,276 92,234 80,196 63,159 50,121 38,88 25,63 17,38 8,21 4,8 0,4 0,0 0,8 0,13 0,21 4,34 4,46 4,63 13,88 21,121 38,159 46,205 67,255 83,309 105,376 130,438 146,497 167,555 180,615 201,673 213,728 227,786 243,840 256,895 268,945 281,991 293,1032 306,1074 327,1107 339,1141 348,1170 356,1191 356,1208 360,1224 364,1233 364,1237 360,1237 356,1233 352,1229 356,1216 356,1208 352,1199 343,1187 339,1170 335,1145 331,1116 323,1078 314,1037 306,986 293,932 281,874 273,807 260,748 252,690 243,636 235,585 231,539 227,497 227,459 222,430 227,405 227,380 231,363 239,351 247,342 256,338 264,334 277,330 281,326 293,326 306,330 314,330 331,334 343,338">
          <text:p/>
        </draw:polyline>
        <draw:polyline draw:style-name="gr2" draw:text-style-name="P1" draw:layer="layout" svg:width="0.334cm" svg:height="0.426cm" svg:x="36.028cm" svg:y="52.646cm" svg:viewBox="0 0 335 427" draw:points="331,13 335,8 331,8 331,4 327,0 318,0 314,0 310,0 306,4 306,8 298,8 293,13 293,17 289,21 285,25 285,29 277,34 277,38 268,46 264,54 256,63 248,75 239,92 235,109 218,125 214,142 209,159 205,180 209,196 209,217 214,242 218,259 231,281 235,298 239,314 248,331 252,343 256,356 264,369 268,377 277,385 285,394 302,402 306,406 306,410 310,414 314,419 314,423 327,423 318,427 314,427 314,423 306,423 302,423 302,419 298,419 293,414 289,414 277,410 273,406 264,402 256,394 239,385 218,377 192,364 175,356 155,343 121,331 92,318 67,310 50,306 34,302 25,302 8,302 4,298 0,302 4,302 13,306 17,306 25,310 34,314 42,318 54,323 71,331 92,343">
          <text:p/>
        </draw:polyline>
        <draw:polyline draw:style-name="gr2" draw:text-style-name="P1" draw:layer="layout" svg:width="1.123cm" svg:height="0.964cm" svg:x="35.427cm" svg:y="52.521cm" svg:viewBox="0 0 1124 965" draw:points="994,702 998,706 1006,711 1010,715 1014,719 1019,727 1023,736 1023,744 1027,748 1035,761 1035,769 1035,777 1048,786 1052,794 1060,807 1069,819 1078,832 1074,848 1082,865 1091,878 1095,894 1095,907 1103,924 1107,936 1107,944 1116,953 1120,961 1124,965 1120,965 1116,961 1116,957 1111,957 1099,953 1086,949 1069,940 1044,932 1023,924 989,907 948,890 893,869 843,844 789,815 726,777 668,740 605,694 534,635 463,581 397,523 325,460 255,406 196,347 142,306 92,268 58,239 29,218 13,205 8,197 4,193 0,193 4,193 13,193 33,197 67,197 113,201 159,201 221,205 297,205 372,210 451,218 514,222 572,226 626,231 680,235 722,239 760,243 785,243 810,247 835,247 848,247 860,247 868,247 873,243 881,239 877,239 877,235 873,231 877,231 881,226 877,218 864,205 848,189 835,172 818,151 797,130 768,109 735,89 705,68 680,51 660,38 643,30 626,22 618,12 609,8 609,4 605,4 609,0 618,0 622,0">
          <text:p/>
        </draw:polyline>
        <draw:polyline draw:style-name="gr2" draw:text-style-name="P1" draw:layer="layout" svg:width="0.597cm" svg:height="0.713cm" svg:x="35.339cm" svg:y="51.678cm" svg:viewBox="0 0 598 714" draw:points="193,464 189,464 177,464 164,464 152,468 139,468 127,468 113,472 105,472 96,472 92,472 88,472 84,476 80,476 71,476 76,476 76,472 71,472 76,472 71,472 71,476 76,476 80,476 84,476 101,476 127,481 160,481 198,481 239,481 277,481 331,481 377,481 423,485 456,485 486,485 507,485 527,485 548,485 557,485 565,485 573,481 577,476 573,476 573,472 569,468 569,464 561,464 557,460 557,456 557,451 557,447 552,447 552,443 544,439 540,439 540,435 536,426 532,414 523,389 511,364 494,326 486,293 469,251 448,209 423,168 398,134 369,105 344,80 319,59 289,38 256,26 223,8 202,4 177,0 160,0 135,0 113,0 96,0 76,4 63,4 46,8 30,12 17,17 13,21 8,30 5,34 0,42 5,51 8,67 21,92 42,130 67,172 96,222 139,276 185,330 239,393 293,447 352,502 394,547 440,589 481,623 515,652 548,677 573,698 598,714">
          <text:p/>
        </draw:polyline>
        <draw:polyline draw:style-name="gr2" draw:text-style-name="P1" draw:layer="layout" svg:width="0.405cm" svg:height="0.768cm" svg:x="37.31cm" svg:y="52.888cm" svg:viewBox="0 0 406 769" draw:points="406,753 402,757 406,761 402,765 398,769 393,769 385,769 381,769 372,765 368,761 352,757 343,749 335,744 322,732 310,719 280,703 264,686 243,669 218,648 193,628 164,607 130,582 105,561 88,540 63,519 46,502 29,490 17,480 8,472 8,468 4,464 0,464 4,464 8,464 8,468 17,468 21,468 29,468 46,464 68,464 93,460 122,451 143,447 172,443 197,439 218,434 230,430 243,426 247,422 251,422 268,422 260,418 260,414 255,414 255,409 251,409 251,405 260,405 255,397 255,380 247,368 243,347 243,330 243,313 239,297 230,284 226,272 226,267 230,267 226,267 222,263 222,259 218,259 222,255 222,242 222,222 218,197 209,167 201,134 193,96 176,50 159,0">
          <text:p/>
        </draw:polyline>
        <draw:polyline draw:style-name="gr2" draw:text-style-name="P1" draw:layer="layout" svg:width="0.852cm" svg:height="2.989cm" svg:x="35.214cm" svg:y="43.361cm" svg:viewBox="0 0 853 2990" draw:points="151,363 151,355 147,346 143,334 139,326 131,309 122,296 118,280 109,263 106,250 96,234 92,217 83,200 75,184 71,167 63,150 54,134 50,117 42,100 33,83 29,67 21,54 17,38 8,25 4,17 0,8 0,4 4,4 4,0 0,4 0,8 4,12 4,21 4,29 4,42 0,50 0,63 0,79 4,96 13,117 13,134 21,154 29,179 42,205 59,242 80,288 109,338 134,397 164,459 197,530 222,601 256,672 285,743 310,814 335,885 364,956 385,1023 402,1094 427,1165 435,1236 452,1307 464,1374 473,1440 485,1507 494,1566 502,1628 511,1687 523,1745 531,1799 536,1854 539,1908 544,1962 552,2016 544,2067 552,2113 556,2163 561,2204 569,2250 573,2296 577,2338 581,2384 598,2426 594,2472 602,2513 606,2555 606,2601 623,2639 627,2672 632,2705 636,2739 652,2772 652,2801 657,2826 661,2856 661,2877 657,2897 661,2914 665,2927 661,2935 665,2939 665,2943 665,2947 669,2943 673,2943 677,2939 673,2939 673,2935 669,2931 665,2931 661,2931 661,2927 657,2927 661,2927 657,2927 652,2927 652,2922 652,2918 661,2918 665,2918 669,2922 661,2922 657,2922 652,2922 661,2918 665,2918 661,2918 665,2922 677,2922 690,2931 711,2935 736,2947 765,2956 803,2974 853,2990">
          <text:p/>
        </draw:polyline>
        <draw:polyline draw:style-name="gr2" draw:text-style-name="P1" draw:layer="layout" svg:width="1.841cm" svg:height="0.534cm" svg:x="39.372cm" svg:y="47.148cm" svg:viewBox="0 0 1842 535" draw:points="498,502 490,502 481,506 473,506 469,510 465,510 465,514 460,514 465,514 460,518 460,523 465,527 469,527 481,531 494,531 510,531 532,531 557,531 582,531 602,531 623,535 640,531 657,531 669,531 673,531 682,531 686,531 686,527 690,527 690,523 686,523 682,518 678,518 669,518 665,518 669,514 673,514 665,518 661,518 665,518 669,523 661,523 673,523 694,518 719,510 749,506 790,498 832,485 886,477 953,464 1020,452 1078,447 1137,439 1195,427 1249,418 1300,410 1341,401 1375,393 1395,385 1416,376 1429,368 1437,364 1437,360 1437,356 1437,351 1441,347 1437,343 1425,335 1404,322 1370,301 1329,280 1274,255 1212,226 1133,193 1045,163 953,134 861,108 774,83 690,66 598,50 515,37 427,29 344,21 277,8 214,4 154,0 109,0 67,0 33,0 17,0 13,4 4,4 4,8 4,12 0,12 8,16 13,21 17,25 29,33 46,41 84,62 138,83 206,108 285,143 369,172 465,205 577,239 686,272 794,297 895,318 995,335 1091,351 1187,372 1270,385 1345,397 1416,406 1479,410 1521,414 1558,418 1575,422 1600,427 1609,427 1613,422 1609,422 1617,418 1613,414 1609,410 1604,401 1584,393 1554,385 1521,368 1475,347 1404,322 1333,293 1249,264 1153,226 1049,189 953,159 849,134 744,104 648,87 552,71 469,58 389,50 327,46 273,37 235,37 214,33 193,33 184,37 171,37 171,41 176,46 180,46 189,50 193,58 223,66 260,83 314,100 377,118 456,138 548,159 636,184 736,209 832,226 928,243 1024,255 1116,268 1199,280 1291,289 1379,297 1463,305 1538,314 1609,318 1675,326 1725,326 1771,330 1800,330 1821,330 1834,330 1842,330 1834,326 1834,322 1830,322 1826,322 1805,318 1775,318 1730,322 1679,322 1613,322 1529,330 1433,339 1333,351">
          <text:p/>
        </draw:polyline>
        <draw:polyline draw:style-name="gr2" draw:text-style-name="P1" draw:layer="layout" svg:width="1.269cm" svg:height="2.346cm" svg:x="38.742cm" svg:y="46.121cm" svg:viewBox="0 0 1270 2347" draw:points="1177,2322 1189,2326 1203,2330 1216,2334 1232,2339 1245,2343 1258,2347 1266,2347 1270,2343 1270,2339 1266,2334 1262,2330 1262,2326 1253,2322 1249,2314 1245,2301 1237,2280 1228,2251 1212,2222 1198,2180 1181,2134 1169,2080 1144,2021 1119,1958 1085,1895 1052,1832 1018,1770 981,1707 947,1649 918,1594 885,1544 856,1498 835,1461 814,1427 789,1398 768,1369 739,1340 718,1311 689,1286 668,1265 651,1244 630,1227 613,1215 597,1202 584,1189 572,1185 563,1181 547,1177 526,1173 517,1169 505,1169 492,1169 484,1169 472,1169 463,1173 459,1173 451,1181 442,1185 438,1194 434,1206 421,1223 413,1240 405,1260 405,1286 396,1315 396,1344 384,1377 388,1411 396,1448 405,1490 413,1528 430,1569 447,1615 463,1661 488,1703 509,1745 526,1782 547,1820 563,1857 576,1891 597,1920 613,1949 630,1980 643,2005 659,2025 680,2051 693,2071 705,2084 705,2096 722,2101 722,2109 726,2109 718,2109 718,2105 714,2105 705,2101 705,2096 701,2092 701,2088 697,2080 693,2067 676,2051 668,2021 647,1988 630,1954 609,1912 588,1866 563,1816 542,1761 522,1707 492,1653 472,1594 447,1536 421,1478 401,1423 380,1373 363,1327 351,1294 338,1265 334,1244 334,1231 330,1227 330,1223 334,1223 334,1227 330,1227 330,1231 330,1235 334,1240 334,1244 334,1248 338,1252 346,1256 346,1265 351,1277 355,1302 367,1340 376,1377 388,1423 401,1473 413,1528 430,1590 447,1649 463,1707 476,1757 488,1803 505,1849 517,1895 526,1937 542,1975 551,2013 559,2042 568,2067 580,2084 584,2101 584,2109 588,2117 576,2113 568,2113 568,2109 568,2105 563,2101 559,2096 559,2088 555,2076 559,2055 551,2025 538,1988 526,1941 517,1891 505,1832 492,1770 476,1695 459,1615 442,1540 430,1457 413,1369 388,1277 363,1181 338,1081 309,985 280,889 250,797 221,709 192,622 163,530 142,446 117,367 96,292 75,225 58,167 33,112 21,71 12,41 0,20 8,8 4,0 16,0 21,4 21,8 21,12 16,16 16,25 21,29 25,46 37,79 54,129 75,192 96,263 125,342 154,430 192,526 225,630 263,722 288,810 313,893 342,977 363,1060 384,1144 405,1219 421,1290 434,1352 447,1415 459,1465 467,1511 476,1549 488,1578 497,1607 497,1624 505,1632 505,1636 505,1640 505,1636 501,1636 497,1632 497,1628 492,1624 488,1620 488,1611 484,1603 472,1586 463,1557 451,1519 442,1478 430,1427 421,1373 409,1306 401,1231 396,1156 384,1089 371,1022 359,964 351,918 351,876 346,843 334,822 334,810 334,805 334,810 330,810 321,814 321,818 321,822 326,826 330,835 334,847 342,872 359,901 380,943 396,989 417,1043 442,1102 467,1169 488,1235 513,1294 534,1352 555,1411 568,1469 584,1532 601,1590 613,1645 630,1699 638,1753 651,1807 659,1862">
          <text:p/>
        </draw:polyline>
        <draw:polyline draw:style-name="gr2" draw:text-style-name="P1" draw:layer="layout" svg:width="1.465cm" svg:height="1.114cm" svg:x="37.886cm" svg:y="46.981cm" svg:viewBox="0 0 1466 1115" draw:points="822,1115 822,1103 818,1090 814,1078 806,1061 802,1044 793,1024 785,1003 781,978 777,957 772,932 772,902 768,873 764,844 768,819 768,790 772,765 781,744 785,727 793,715 810,702 822,690 839,677 852,665 868,656 889,648 914,635 940,627 965,619 994,610 1028,598 1062,589 1082,581 1115,573 1145,564 1166,552 1191,543 1208,535 1220,527 1228,518 1245,514 1249,510 1249,506 1258,502 1253,502 1249,502 1249,497 1245,497 1237,497 1237,502 1233,502 1228,502 1212,502 1195,502 1170,502 1141,502 1099,497 1053,497 1007,497 957,493 906,493 856,493 806,493 764,497 722,502 684,502 643,506 609,514 584,518 563,523 547,527 534,531 530,539 526,543 526,548 522,552 522,556 522,560 522,564 522,568 526,573 538,581 559,602 593,623 626,652 672,681 722,710 777,740 835,777 889,802 949,823 999,840 1045,852 1087,865 1120,873 1149,877 1174,882 1195,882 1203,886 1216,886 1220,882 1224,882 1224,877 1228,873 1228,869 1224,869 1224,865 1220,861 1216,857 1212,852 1208,848 1203,844 1187,832 1162,811 1128,790 1095,765 1049,735 990,706 927,673 860,639 789,610 726,589 664,568 580,552 522,539 472,527 422,514 380,510 342,506 313,506 288,506 280,510 263,510 255,514 251,514 246,518 251,523 246,523 255,523 255,527 259,527 255,531 251,531 259,535 276,535 309,543 351,552 401,560 459,573 530,581 605,589 689,598 760,606 818,606 872,606 914,606 949,610 978,606 1003,602 1011,602 1020,598 1024,598 1020,594 1020,589 1015,585 1015,581 1011,577 994,564 974,548 940,523 898,493 847,460 785,427 714,389 639,346 547,304 472,271 405,242 338,217 271,196 213,175 167,154 117,142 92,129 63,121 37,112 25,108 17,104 12,104 0,104 4,108 0,108 0,112 0,117 12,117 33,117 67,121 108,125 167,129 230,133 296,137 380,142 451,150 518,154 580,158 643,167 693,171 743,183 781,188 802,192 827,196 852,200 868,204 877,204 881,204 877,204 885,204 881,204 877,200 877,196 872,196 868,192 843,188 818,175 785,162 739,142 684,125 626,104 555,83 484,62 430,46 372,29 317,21 276,8 242,4 217,0 196,0 184,0 175,0 175,4 175,8 180,12 184,16 188,21 200,33 225,50 267,79 317,108 376,142 442,179 522,221 609,267 697,317 777,359 856,397 931,431 1007,464 1074,502 1145,535 1203,564 1258,589 1308,614 1349,639 1383,660 1412,681 1433,698 1450,715 1458,731 1466,744 1466,761 1462,777 1458,794 1450,815 1433,836 1412,857 1387,882 1358,902 1320,923">
          <text:p/>
        </draw:polyline>
        <draw:polyline draw:style-name="gr2" draw:text-style-name="P1" draw:layer="layout" svg:width="1.006cm" svg:height="0.535cm" svg:x="38.057cm" svg:y="47.54cm" svg:viewBox="0 0 1007 536" draw:points="510,527 513,527 530,527 530,531 535,531 535,536 526,536 522,536 513,536 513,531 510,531 510,527 505,527 510,523 510,519 505,515 501,502 493,485 480,456 459,423 443,381 418,339 384,298 351,246 309,205 263,167 221,134 180,105 138,75 100,54 71,38 46,25 29,13 13,8 4,4 0,0 0,4 4,8 4,13 17,17 29,17 46,25 71,34 109,42 159,54 213,75 276,92 351,109 430,130 505,150 572,171 635,192 690,209 744,221 794,238 840,251 869,264 907,277 936,285 966,293 986,302 995,306 1003,310 1007,314 999,314 982,314 966,314 936,310 899,310 857,306 807,306 748,302 694,302 635,302 580,302 530,302 485,306 447,314 418,318 392,327 367,335 359,343 351,352 347,356 347,360 347,364 347,368 355,373 363,381 376,398 392,414 413,431 434,456 468,473">
          <text:p/>
        </draw:polyline>
        <draw:polyline draw:style-name="gr2" draw:text-style-name="P1" draw:layer="layout" svg:width="1.348cm" svg:height="1.127cm" svg:x="39.965cm" svg:y="51.544cm" svg:viewBox="0 0 1349 1128" draw:points="1241,957 1241,961 1237,961 1237,965 1233,970 1233,974 1228,978 1228,982 1224,986 1224,990 1228,990 1228,995 1224,995 1224,990 1220,986 1203,986 1203,982 1195,982 1191,982 1187,978 1174,974 1153,965 1111,953 1073,936 1019,919 956,907 885,886 806,869 718,856 639,847 564,843 489,847 417,847 351,847 292,856 225,865 175,873 134,882 100,890 71,899 50,903 38,907 13,911 8,915 4,915 4,919 0,919 4,919 13,924 17,928 21,932 17,932 25,936 38,944 59,957 92,974 134,990 196,1011 255,1032 330,1057 405,1082 480,1099 555,1111 630,1120 706,1124 776,1128 847,1124 914,1120 973,1111 1031,1099 1090,1086 1140,1070 1170,1053 1207,1036 1245,1020 1270,999 1299,982 1312,965 1324,949 1333,932 1345,915 1349,899 1345,878 1345,856 1337,835 1337,810 1320,785 1303,760 1278,731 1245,701 1212,668 1166,635 1123,597 1065,564 1010,530 948,497 885,463 822,434 760,397 697,372 639,342 585,317 534,296 497,275 464,259 434,246 409,238 392,234 380,230 371,225 367,225 363,221 359,221 363,221 359,221 363,221 367,225 380,225 405,225 438,221 484,217 534,213 593,205 651,196 731,188 797,179 860,171 919,163 969,159 1010,150 1044,142 1077,138 1102,134 1115,129 1123,129 1127,125 1119,125 1119,121 1111,121 1106,121 1119,121 1106,121 1085,113 1052,108 1010,96 960,79 897,67 822,50 747,38 672,25 614,12 559,8 514,0 480,0 455,0 442,0 430,4 422,4 422,8 426,12 430,12 430,17 434,17 442,21 459,33 489,46 522,67 568,92 622,113 680,138 756,163 827,188 889,209 952,230 1002,246 1048,255 1081,267 1119,280 1144,284 1170,292 1187,296 1199,301 1203,305 1212,305 1212,309 1212,305 1212,301 1220,301 1228,296 1228,292 1216,292 1199,288 1174,288 1127,284 1081,280 1015,280">
          <text:p/>
        </draw:polyline>
        <draw:polyline draw:style-name="gr2" draw:text-style-name="P1" draw:layer="layout" svg:width="0.459cm" svg:height="0.092cm" svg:x="40.533cm" svg:y="52.045cm" svg:viewBox="0 0 460 93" draw:points="0,93 21,89 42,84 62,80 93,72 122,64 151,55 193,46 218,42 243,33 264,29 289,21 318,17 343,12 364,8 385,4 406,4 423,0 439,0 452,0 460,4">
          <text:p/>
        </draw:polyline>
        <draw:polyline draw:style-name="gr2" draw:text-style-name="P1" draw:layer="layout" svg:width="0.71cm" svg:height="0.995cm" svg:x="39.198cm" svg:y="47.688cm" svg:viewBox="0 0 711 996" draw:points="395,4 392,0 388,4 385,4 377,4 374,7 367,7 363,11 360,14 356,18 353,18 349,22 345,25 342,25 338,29 335,32 328,32 324,36 317,39 314,43 307,46 299,50 292,54 282,57 274,64 264,68 253,68 239,71 232,75 221,75 214,75 206,78 195,82 188,89 181,100 170,110 163,125 156,142 146,160 142,185 138,206 138,228 142,252 149,277 163,306 177,334 195,363 221,391 246,427 285,455 317,487 349,515 385,541 420,566 459,587 495,609 530,626 562,648 591,662 619,676 644,690 665,697 679,705 694,712 701,715 708,719 711,715 708,708 704,705 697,697 690,687 686,676 669,666 651,648 633,630 608,605 583,580 555,552 520,523 473,494 431,466 385,437 338,416 292,395 239,370 192,352 149,338 114,324 82,313 57,306 43,299 32,295 28,295 25,295 25,299 28,302 32,306 28,313 39,320 53,327 71,334 92,345 124,352 153,363 192,373 232,384 278,398 321,405 360,416 395,427 420,434 463,444 491,455 516,466 541,476 566,483 587,494 605,505 626,515 637,523 640,527 644,531 647,534 644,538 640,534 623,534 619,531 612,531 601,523 591,523 576,519 558,519 527,519 509,523 484,527 459,531 431,534 402,538 377,541 353,545 335,552 310,559 289,566 260,573 239,580 221,591 203,598 181,605 174,612 163,619 156,626 153,634 156,637 153,644 153,648 156,651 156,655 153,658 156,662 153,662 156,666 160,666 156,662 153,658 149,655 146,651 142,648 138,644 135,641 131,637 124,630 121,626 117,623 114,619 110,612 114,609 114,605 114,598 110,595 107,584 103,570 100,552 92,527 85,494 64,462 57,423 53,384 46,341 39,302 32,267 25,235 21,203 25,178 21,153 11,128 7,110 4,96 4,82 4,68 4,61 4,50 4,43 11,36 11,32 0,29 0,25 21,25 21,29 25,32 28,36 32,39 25,46 28,50 39,57 60,64 82,78 110,93 142,103 177,118 221,135 267,153 307,174 342,196 374,217 406,245 438,267 463,292 488,316 509,341 530,366 548,387 562,412 583,434 591,455 598,476 605,494 605,512 601,531 601,552 594,566 573,580 558,587 541,598 520,605 498,612 473,616 441,616 417,616 392,616 367,612 345,612 328,609 307,605 292,602 278,602 264,598 246,591 235,587 225,584 214,580 206,573 195,570 188,563 181,563 181,559 177,555 177,559 177,563 181,566 181,570 177,577 181,584 188,595 192,609 199,626 206,641 211,662 218,680 225,697 228,715 232,729 235,744 246,754 246,765 253,776 253,783 257,786 257,790 257,793 250,793 246,793 246,790 242,786 239,783 235,783 235,776 232,772 232,769 228,765 221,761 221,758 221,751 218,747 211,737 199,726 185,708 167,690 153,673 131,655 110,634 89,616 71,598 57,584 43,577 35,573 28,570 25,570 25,577 28,580 32,584 39,591 46,602 57,612 71,626 89,648 110,666 131,683 153,701 174,719 195,737 218,751 232,761 250,772 260,779 274,790 285,797 296,804 307,811 310,815 314,818 317,822 321,822 321,825 321,822 321,818 317,818 317,815 314,815 310,811 307,808 299,804 299,801 307,801 307,797 296,793 285,793 271,790 253,786 235,783 214,783 188,783 163,783 153,783 142,783 138,786 135,790 138,793 146,797 153,801 156,804 156,808 167,815 174,818 181,829 188,840 199,850 214,864 235,879 253,893 271,907 292,925 321,939 342,950 363,960 385,967 402,978 420,985 431,989 445,992 459,996 473,996 484,996 495,996 505,989 513,985 527,975 534,967 541,957 544,950 548,935 544,925">
          <text:p/>
        </draw:polyline>
        <draw:polyline draw:style-name="gr2" draw:text-style-name="P1" draw:layer="layout" svg:width="0.625cm" svg:height="0.373cm" svg:x="39.461cm" svg:y="48.626cm" svg:viewBox="0 0 626 374" draw:points="131,4 128,4 121,4 113,4 110,4 103,0 92,0 85,0 78,0 67,0 57,4 50,4 35,7 28,7 18,11 3,11 0,14 0,18 0,21 3,28 10,32 18,39 21,46 35,57 50,71 71,89 89,107 110,128 131,149 160,171 195,192 232,210 267,227 299,245 338,263 374,277 402,291 438,303 473,317 498,328 527,338 551,346 573,353 590,360 604,367 615,370 622,370 622,374 626,370 622,367 622,363 615,360 608,353 594,346 580,338 551,328 527,317 487,307 452,296 420,284 391,270 363,259 338,252 317,242 303,238 299,231 288,224 281,224 274,224 278,224 281,224 288,227 292,227 295,227 303,234 317,234 328,234 349,238 374,234 402,231 431,227 466,220 494,217 516,210 534,202 548,192 559,185 562,178">
          <text:p/>
        </draw:polyline>
        <draw:polyline draw:style-name="gr2" draw:text-style-name="P1" draw:layer="layout" svg:width="0.817cm" svg:height="1.798cm" svg:x="40.146cm" svg:y="50.462cm" svg:viewBox="0 0 818 1799" draw:points="659,1785 655,1785 651,1788 644,1788 641,1792 637,1795 633,1795 626,1795 623,1799 619,1795 612,1795 609,1795 605,1792 598,1788 594,1788 584,1781 570,1777 548,1774 523,1767 499,1763 470,1753 438,1742 399,1731 360,1717 332,1703 295,1685 267,1664 235,1639 203,1614 171,1593 142,1568 114,1543 89,1522 71,1504 54,1486 39,1472 29,1461 21,1454 11,1447 7,1440 7,1436 0,1436 0,1433 7,1433 11,1433 14,1433 11,1433 18,1433 11,1433 18,1433 25,1433 39,1429 57,1426 75,1422 93,1419 117,1415 142,1412 167,1408 185,1404 203,1401 217,1401 231,1401 242,1401 249,1404 256,1404 263,1404 270,1404 267,1404 263,1401 260,1397 253,1394 245,1390 249,1387 253,1380 249,1376 245,1365 242,1351 235,1330 231,1301 224,1277 210,1245 199,1209 192,1174 181,1135 178,1103 171,1074 164,1049 160,1024 160,1007 164,989 164,978 167,968 167,960 178,953 185,946 203,943 217,939 224,936 238,932 253,932 267,932 277,932 292,936 300,939 307,943 314,946 317,950 321,950 324,953 328,960 332,964 335,964 335,971 342,978 335,989 339,1003 346,1017 346,1035 339,1053 350,1074 342,1095 339,1113 335,1127 328,1138 321,1152 314,1163 307,1170 292,1177 277,1184 270,1188 260,1188 249,1191 238,1191 228,1188 206,1188 192,1184 181,1177 167,1174 157,1163 146,1156 139,1145 132,1138 128,1127 128,1117 135,1103 132,1092 135,1074 139,1060 142,1042 146,1024 153,1007 164,989 171,971 185,957 199,939 213,925 228,914 249,900 274,886 295,875 314,861 342,850 364,840 385,829 403,818 427,811 438,804 453,797 467,794 481,790 488,783 491,779 495,776 502,776 502,772 502,769 499,769 499,765 495,765 495,762 484,754 481,754 481,750 477,746 474,746 474,743 470,739 470,736 477,725 477,700 477,675 477,647 477,618 481,590 481,555 488,523 488,498 495,476 506,462 520,448 530,430 541,420 556,405 566,395 577,388 587,377 598,370 605,366 612,359 619,356 626,352 630,349 641,349 644,349 644,352 637,356 644,356 644,359 644,363 641,363 644,363 633,363 623,363 609,366 591,366 570,370 545,373 523,373 499,377 477,377 463,377 456,381 449,381 445,381 449,377 445,373 438,373 438,370 442,366 449,356 463,345 477,327 506,306 534,288 559,263 591,238 616,217 641,196 662,178 694,164 708,146 722,132 740,118 754,103 776,89 786,71 793,61 800,47 811,36 811,25 815,18 818,11 815,8 811,4 804,0">
          <text:p/>
        </draw:polyline>
        <draw:polyline draw:style-name="gr2" draw:text-style-name="P1" draw:layer="layout" svg:width="0.636cm" svg:height="0.994cm" svg:x="39.951cm" svg:y="50.953cm" svg:viewBox="0 0 637 995" draw:points="359,995 362,988 366,985 374,974 381,967 388,960 399,949 416,942 434,935 445,931 456,928 470,924 473,921 480,917 488,913 495,910 491,906 491,903 488,899 484,899 488,896 484,892 480,889 477,885 477,882 470,871 459,857 445,839 431,818 413,796 388,768 362,739 337,704 305,672 284,640 252,608 224,580 192,548 167,519 131,487 106,462 82,434 57,413 43,391 28,377 21,363 3,356 0,349 0,345 0,342 0,338 3,335 10,327 25,317 36,303 57,285 82,267 106,246 142,220 178,199 209,177 242,159 277,142 305,124 337,106 366,96 392,78 413,64 431,53 449,42 459,35 466,28 470,21 473,17 477,14 477,10 473,10 477,10 477,7 473,7 473,3 470,3 470,0 463,0 459,0 459,3 466,3 463,7 466,10 466,14 470,17 473,21 473,28 480,32 484,39 488,46 491,53 495,64 512,78 523,96 537,117 552,138 569,159 583,184 598,209 615,230 622,249 630,263 633,281 637,299 637,317">
          <text:p/>
        </draw:polyline>
        <draw:polyline draw:style-name="gr2" draw:text-style-name="P1" draw:layer="layout" svg:width="0.519cm" svg:height="1.297cm" svg:x="39.83cm" svg:y="50.487cm" svg:viewBox="0 0 520 1298" draw:points="520,1298 513,1269 498,1241 484,1205 470,1170 452,1124 431,1081 406,1038 388,1003 367,971 338,943 309,911 281,886 252,861 227,836 203,818 178,804 164,797 153,790 146,786 142,783 139,786 139,790 142,797 142,801 146,804 146,811 149,815 153,818 157,822 157,825 160,833 167,840 178,850 196,861 213,875 227,889 245,904 274,921 295,935 317,946 335,957 353,967 367,978 381,989 395,999 406,1007 413,1014 420,1017 424,1024 420,1028 424,1028 420,1028 417,1024 420,1017 420,1014 417,1010 410,1003 395,996 378,982 353,964 317,943 277,921 238,893 199,861 160,829 124,793 93,758 61,726 46,689 28,654 14,622 7,593 0,562 0,533 0,512 14,494 21,476 32,459 43,444 50,430 64,416 78,402 96,388 110,377 128,363 146,352 160,345 185,334 203,327 217,324 234,316 238,309 242,306 252,302 260,299 267,295 270,292 281,288 284,288 295,284 302,284 302,281 306,281 309,281 302,277 299,277 299,274 299,270 302,270 292,267 292,263 288,260 295,256 295,242 302,224 299,199 299,174 299,146 292,118 288,89 281,57 281,36 274,22 274,15 274,7 274,0 281,0 270,0 274,4 277,7 277,11 281,15 281,22 284,25 292,32 295,36 299,43 302,54 309,68 317,82 328,96 335,114 353,128 367,150 381,167 392,181 403,196 410,206 417,217 424,228 431,238 431,245 434,249 434,252 438,252 438,249 434,245 434,242 431,238 434,238 431,235 431,231 427,231 420,231 417,235 417,242 406,252 392,263 378,274 360,288 342,302 324,316 306,331 288,341 274,352 270,363 267,373 267,388 270,402 270,416 270,434 274,455 288,476 288,501 292,522 292,551 292,576 292,604 295,633 295,661">
          <text:p/>
        </draw:polyline>
        <draw:polyline draw:style-name="gr2" draw:text-style-name="P1" draw:layer="layout" svg:width="0.565cm" svg:height="0.778cm" svg:x="40.647cm" svg:y="51.787cm" svg:viewBox="0 0 566 779" draw:points="57,747 57,751 61,754 61,758 57,761 61,765 57,769 54,772 54,776 50,776 46,779 39,779 39,776 36,776 32,776 28,776 25,772 21,769 18,769 11,765 4,765 4,761 0,761 0,758 0,761 7,761 11,761 18,765 21,765 18,769 21,769 25,769 39,772 54,772 82,772 107,772 142,772 181,769 227,769 275,765 317,765 353,761 381,758 409,751 431,744 449,740 463,733 470,726 477,719 477,715 477,708 477,701 477,698 481,687 470,669 463,647 452,615 445,579 431,544 409,505 385,459 356,416 339,380 314,348 289,320 261,295 238,274 224,256 210,242 206,235 192,231 188,228 188,224 192,228 195,228 192,228 192,231 195,231 192,235 195,235 195,238 199,238 203,238 210,238 224,238 250,235 282,235 310,228 346,217 385,206 427,192 467,178 505,160 527,142 545,121 559,100 566,78 562,54 559,29 548,0">
          <text:p/>
        </draw:polyline>
        <draw:polyline draw:style-name="gr2" draw:text-style-name="P1" draw:layer="layout" svg:width="0.59cm" svg:height="0.877cm" svg:x="42.345cm" svg:y="49.237cm" svg:viewBox="0 0 591 878" draw:points="131,388 135,395 142,406 149,413 156,427 167,438 178,452 188,470 202,481 209,495 224,509 234,520 245,534 259,544 274,559 281,573 291,584 302,601 309,612 316,626 323,637 327,647 334,658 341,669 344,679 352,690 370,697 378,708 388,715 395,726 406,736 416,747 438,758 452,768 459,782 470,793 481,800 491,807 498,814 509,814 505,818 505,814 502,811 502,807 498,804 491,800 488,797 488,793 484,790 484,782 481,779 488,772 484,765 477,747 466,722 452,694 438,658 420,615 395,566 360,509 323,449 288,392 252,335 216,281 181,231 146,178 113,135 89,99 68,71 50,46 39,32 28,18 21,11 21,4 7,0 7,4 0,4 3,7 3,11 7,18 18,21 21,28 28,39 43,53 68,71 96,96 128,128 167,160 209,202 256,249 298,295 348,346 392,395 431,449 466,498 498,544 523,591 544,633 562,676 576,711 587,743 591,772 591,800 591,822 591,843 587,857 591,868 584,875 573,878 555,878 534,864 509,853 477,832 441,811">
          <text:p/>
        </draw:polyline>
        <draw:polyline draw:style-name="gr2" draw:text-style-name="P1" draw:layer="layout" svg:width="1.293cm" svg:height="0.82cm" svg:x="42.38cm" svg:y="48.733cm" svg:viewBox="0 0 1294 821" draw:points="178,569 171,569 164,569 153,572 143,576 128,576 118,580 111,583 111,587 103,590 100,594 103,597 103,601 107,604 114,608 128,619 150,629 178,644 210,658 253,672 302,686 359,704 416,718 473,729 537,743 608,757 672,768 746,775 817,786 885,793 950,800 1014,810 1074,814 1128,818 1166,818 1202,821 1231,821 1252,821 1273,821 1284,821 1287,821 1287,818 1294,818 1291,814 1287,810 1280,807 1273,800 1255,796 1231,786 1195,775 1152,764 1102,754 1035,739 964,725 895,711 821,700 746,690 672,679 604,672 540,658 483,647 434,636 387,629 356,622 331,615 313,612 299,608 292,604 284,601 281,601 284,604 292,604 295,604 309,601 324,594 352,587 387,576 430,562 480,544 537,526 601,505 658,487 718,466 764,448 796,437 832,423 856,413 878,402 888,391 888,384 892,381 895,377 904,374 904,370 904,366 899,366 899,363 907,359 904,359 904,356 895,352 871,338 846,317 817,295 778,271 729,246 668,214 601,182 533,150 483,121 427,100 370,79 327,61 288,42 256,32 231,21 210,14 199,7 189,3 196,3 189,0 189,3 185,7 185,10 185,14 196,17 217,24 256,32 302,35 359,42 423,49 498,56 576,65 658,72 732,79 799,86 856,89 911,96 957,100 992,107 1017,111 1042,118 1060,121 1074,125 1085,128 1088,128 1085,128 1088,128 1092,125 1088,125 1085,121 1071,121 1053,118 1021,111 982,111 936,111 871,111 803,111 725,114 647,118 572,125 498,128 423,136 359,143 302,153 249,160 206,168 171,175 143,182 125,185 114,189 107,192 100,196 100,200 100,203 114,207 114,210 121,217 143,224 171,239 206,253 249,271 309,292 366,310 437,334 512,356 583,370 647,384 714,395 778,406 832,420 878,427 918,434 950,437 975,441 996,445 1007,445 1014,445 1017,445 1021,445 1017,445 1017,441 1014,441 1014,437 1014,434 1007,430 992,427 968,423 943,416 899,409 846,406 785,398 722,395 640,391 565,388 487,391 413,395 342,398 277,406 214,413 150,423 107,434 71,441 43,448 22,459 11,462 4,469 0,477 8,480 11,480 15,484 18,487 36,498 57,509 89,519 136,533 185,548 249,569 324,583 409,594 490,604 576,612 658,615 732,619 814,615 885,615 953,612 1014,608 1071,604 1120,604 1159,601 1198,597 1223,594 1241,590 1259,587 1266,583 1269,583 1269,580 1269,576 1269,572 1266,569 1259,565 1248,562 1234,551 1209,541 1177,526 1131,512 1078,498 1014,480">
          <text:p/>
        </draw:polyline>
        <draw:polyline draw:style-name="gr2" draw:text-style-name="P1" draw:layer="layout" svg:width="1.189cm" svg:height="0.977cm" svg:x="34.563cm" svg:y="45.436cm" svg:viewBox="0 0 1190 978" draw:points="163,4 163,0 156,0 152,0 145,4 142,4 135,0 128,0 121,4 113,4 106,7 99,11 89,15 78,22 67,29 49,39 35,54 28,68 18,89 10,110 7,132 3,157 0,192 7,221 14,256 21,295 28,334 42,377 60,419 81,459 113,501 135,544 170,586 209,625 252,661 298,696 344,728 401,760 451,796 508,828 558,853 605,881 647,903 697,925 736,943 771,960 807,971 843,975 867,978 889,978 910,978 917,975 924,967 931,960 931,953 924,950 921,939 917,928 906,906 889,878 867,842 839,803 807,757 768,711 725,657 672,601 619,544 555,494 497,444 426,395 362,352 298,313 238,281 177,256 135,238 99,231 64,224 42,224 25,228 14,231 7,238 7,245 7,252 7,260 7,267 14,281 21,299 35,320 53,345 78,373 110,405 145,437 188,473 238,512 291,544 355,576 412,608 479,636 544,672 608,700 672,728 736,753 796,778 853,800 910,821 960,839 1006,853 1052,867 1084,878 1116,885 1141,892 1155,895 1173,895 1183,895 1190,895 1190,892 1187,888 1183,881 1183,878 1176,871 1169,863 1159,849 1145,831 1123,807 1105,782 1066,753 1027,721 984,686 931,647 881,611 828,583 778,554 733,533 690,515 651,498 615,487 590,480 565,480 551,480 541,483 534,487 534,490 534,498 537,505 537,512 544,526 544,540 551,562 558,579 569,604 580,633 594,657 608,682 619,704 640,725 658,746 679,764 700,782 722,800 743,817 764,831 793,849 814,863 836,881 857,895 881,906 896,917 917,928 928,935 935,939 942,943 949,943 949,939 946,939 953,935 949,932 949,928 946,920 942,913 939,910 935,903 928,888 914,871 899,849 881,824 867,796 850,771 828,746 811,725 793,707 782,693 771,686 768,679 754,675 750,672 750,675 750,679 750,682 754,686 761,689 764,693 764,696 768,704 768,707 771,718 768,725 764,732 761,743">
          <text:p/>
        </draw:polyline>
        <draw:polyline draw:style-name="gr2" draw:text-style-name="P1" draw:layer="layout" svg:width="0.749cm" svg:height="0.785cm" svg:x="32.048cm" svg:y="44.332cm" svg:viewBox="0 0 750 786" draw:points="345,390 366,387 394,387 423,387 458,387 494,390 529,390 566,390 594,394 612,394 630,397 640,397 651,397 655,397 658,397 655,397 655,394 655,390 647,390 647,387 644,383 640,376 637,373 633,369 626,365 615,358 594,344 566,330 529,309 490,287 451,262 405,234 359,206 309,174 263,145 217,113 178,88 135,64 99,42 67,24 43,14 28,7 14,3 7,0 4,3 4,7 0,10 4,14 4,21 7,24 11,35 18,46 21,64 36,85 50,110 71,142 92,177 121,216 156,262 199,309 249,355 295,401 348,447 398,490 451,536 501,575 548,611 587,643 633,671 665,696 690,721 711,738 726,754 740,764 747,768 750,771 747,771 743,768 740,764 740,757 733,750 733,746 729,738 718,731 718,724 708,714 694,692 676,675 658,653 637,632 612,614 580,589 552,568 519,550 490,536 462,525 433,515 394,504 362,493 327,486 291,483 273,483 245,483 220,486 192,490 174,497 160,504 142,515 128,525 114,540 103,554 92,568 85,582 78,596 71,611 67,628 64,643 57,657 53,671 53,689 57,706 57,724 57,742 53,764 53,786">
          <text:p/>
        </draw:polyline>
        <draw:polyline draw:style-name="gr2" draw:text-style-name="P1" draw:layer="layout" svg:width="0.896cm" svg:height="0.756cm" svg:x="31.188cm" svg:y="47.28cm" svg:viewBox="0 0 897 757" draw:points="57,391 57,373 57,355 54,337 50,316 47,291 43,266 32,241 25,227 18,213 15,206 11,195 8,188 4,185 0,185 4,185 4,188 0,192 0,195 0,202 4,206 8,213 15,224 18,238 36,256 57,280 86,305 118,334 150,366 192,401 235,437 281,472 331,508 373,540 412,568 455,597 498,625 533,650 572,671 602,696 634,714 666,729 698,740 726,750 754,754 779,757 801,757 825,754 847,747 857,733 868,717 879,696 882,671 893,643 897,611 893,572 872,533 857,490 836,447 815,401 786,362 747,319 708,280 666,238 627,199 579,160 537,121 487,89 437,60 398,39 359,21 327,10 302,3 281,0 263,0 256,0 253,3 249,7 249,14 253,28 249,42 246,64 242,85 238,114 235,145 238,181 235,216 235,256 235,295 238,334 238,369 238,408 238,447 238,486 238,522 238,554 235,589 235,618 231,646 228,668 221,689 214,707 203,721 192,733">
          <text:p/>
        </draw:polyline>
        <draw:polyline draw:style-name="gr2" draw:text-style-name="P1" draw:layer="layout" svg:width="0.753cm" svg:height="0.828cm" svg:x="31.355cm" svg:y="49.02cm" svg:viewBox="0 0 754 829" draw:points="167,232 157,239 146,250 132,264 118,278 103,293 89,310 75,325 68,339 64,349 57,360 54,374 43,388 32,399 22,417 18,431 15,449 4,467 4,484 0,506 0,527 7,545 7,566 15,584 18,605 29,623 36,641 47,655 57,673 75,687 100,701 121,715 146,733 174,747 206,765 242,779 277,793 320,804 359,815 405,822 441,829 487,829 530,829 565,825 608,818 640,808 673,790 698,772 719,747 737,722 747,690 754,655 751,616 744,577 737,538 726,491 715,445 690,399 666,349 633,303 604,257 569,214 530,174 491,135 448,103 405,75 370,50 338,32 309,18 288,11 274,4 263,4 256,0 253,4 249,7 249,15 245,25 245,39 242,54 238,75 231,96 228,121 224,149 221,178 221,207 210,236 206,264 203,296 203,325 199,357 196,385 189,413 178,445 178,474 171,502">
          <text:p/>
        </draw:polyline>
        <draw:polyline draw:style-name="gr2" draw:text-style-name="P1" draw:layer="layout" svg:width="1.19cm" svg:height="0.81cm" svg:x="31.565cm" svg:y="50.974cm" svg:viewBox="0 0 1191 811" draw:points="163,96 160,99 156,103 153,106 149,110 146,114 142,117 135,121 135,124 131,124 128,124 121,124 117,124 117,128 114,128 110,131 110,135 117,135 117,138 124,149 135,163 163,185 192,209 227,241 273,281 323,323 384,373 447,420 511,466 575,509 643,555 707,594 774,633 835,669 902,701 963,729 1012,754 1058,772 1094,789 1134,800 1159,807 1180,811 1187,811 1191,807 1191,804 1191,797 1173,786 1159,768 1141,743 1112,715 1080,683 1041,647 991,605 938,562 884,516 820,473 764,431 696,380 629,337 558,291 483,245 408,199 337,156 266,121 202,85 153,57 107,35 67,18 46,7 25,0 11,0 7,4 0,7 3,14 3,28 7,43 11,64 18,89 18,114 25,149 43,181 53,217 71,249 89,284 103,316 124,348 149,384 170,417 192,445 217,477 238,505 263,534 291,559 313,580 330,601 352,615 369,630 387,644 405,651 419,658 430,662 437,662 447,658 444,655 447,644 444,630 444,612 433,587">
          <text:p/>
        </draw:polyline>
        <draw:polyline draw:style-name="gr2" draw:text-style-name="P1" draw:layer="layout" svg:width="0.839cm" svg:height="0.814cm" svg:x="30.879cm" svg:y="45.276cm" svg:viewBox="0 0 840 815" draw:points="199,288 199,285 196,285 189,285 182,288 178,288 174,292 171,299 174,302 167,309 167,313 171,320 171,327 182,338 185,349 192,363 199,384 210,405 221,434 238,462 256,494 270,530 295,562 317,597 345,629 373,658 398,683 430,708 462,733 498,754 530,772 559,786 591,801 623,808 655,815 687,815 715,815 740,808 765,797 790,786 808,769 818,747 829,719 836,687 836,650 836,608 840,565 829,516 815,462 804,409 779,359 754,309 719,263 687,221 648,178 612,139 580,107 548,82 515,57 487,40 469,25 448,15 430,8 412,4 395,0 377,0 359,0 338,4 320,8 299,15 277,22 249,36 224,50 203,71 182,93 157,121 139,150 118,182 100,217 89,253 68,288 54,331 39,370 32,409 25,444 11,484 8,516 0,547 4,576 0,597">
          <text:p/>
        </draw:polyline>
        <draw:polyline draw:style-name="gr2" draw:text-style-name="P1" draw:layer="layout" svg:width="0.849cm" svg:height="1.247cm" svg:x="35.415cm" svg:y="41.053cm" svg:viewBox="0 0 850 1248" draw:points="829,4 822,0 811,0 797,0 779,0 758,0 733,4 708,7 683,11 655,14 626,18 600,28 569,36 536,46 505,57 469,75 433,92 402,114 366,139 327,167 295,203 260,238 227,277 192,320 156,362 124,409 100,455 71,504 43,551 28,597 14,639 7,686 7,729 0,772 11,814 21,857 43,896 64,939 93,978 124,1017 164,1052 210,1088 252,1120 302,1148 352,1173 398,1195 444,1216 498,1234 551,1241 597,1248 640,1248 676,1248 715,1241 747,1230 776,1219 797,1202 818,1184 832,1163 843,1138 850,1106 846,1074 846,1038 843,996 839,949 825,903 815,857 797,811 779,768 765,722 743,686 719,657 697,632 676,615 648,600 626,586 604,579 586,576 565,572 547,576 522,579 501,586 473,597 451,611 423,625 398,639 366,661 334,682 309,701 284,722 256,740">
          <text:p/>
        </draw:polyline>
        <draw:polyline draw:style-name="gr2" draw:text-style-name="P1" draw:layer="layout" svg:width="1.026cm" svg:height="0.6cm" svg:x="33.373cm" svg:y="41.405cm" svg:viewBox="0 0 1027 601" draw:points="18,0 18,3 14,7 14,14 10,17 7,21 7,25 7,28 0,32 3,39 7,49 14,64 28,81 46,103 64,128 82,152 114,181 145,209 181,238 220,273 263,303 309,331 359,363 419,395 472,427 529,459 589,487 650,512 707,537 760,555 810,569 856,580 906,594 941,597 966,601 991,601 1006,601 1020,597 1024,594 1027,587 1020,583 1017,576 1020,569 1017,562 1013,551 1002,537 984,512 966,484 941,448 916,416 884,377 849,338 813,299 778,266 739,238 703,216 678,195 646,177 621,167 597,156 572,145 554,142 547,138 536,138 529,138 526,138 529,142 540,142 547,145">
          <text:p/>
        </draw:polyline>
        <draw:polyline draw:style-name="gr2" draw:text-style-name="P1" draw:layer="layout" svg:width="0.557cm" svg:height="0.465cm" svg:x="34.048cm" svg:y="42.932cm" svg:viewBox="0 0 558 466" draw:points="0,25 21,46 39,71 64,104 89,136 120,175 156,218 188,260 221,292 249,321 278,349 306,374 331,395 356,413 377,427 395,442 406,452 416,459 430,463 438,466 438,463 438,459 438,456 434,452 430,449 427,442 416,438 413,431 413,427 406,417 399,402 381,385 359,360 338,335 317,310 288,282 260,253 232,228 206,207 188,186 170,172 163,161 152,154 149,147 145,143 156,140 160,143 156,143 163,143 167,143 170,143 170,140 188,133 210,125 239,115 281,104 317,86 363,68 416,50 462,32 512,14 558,0">
          <text:p/>
        </draw:polyline>
        <draw:polyline draw:style-name="gr2" draw:text-style-name="P1" draw:layer="layout" svg:width="0.892cm" svg:height="0.483cm" svg:x="37.191cm" svg:y="42.943cm" svg:viewBox="0 0 893 484" draw:points="281,245 277,241 274,238 266,231 259,224 252,216 245,206 235,188 224,174 213,160 199,145 185,128 160,106 139,89 117,71 96,57 71,39 53,25 36,14 18,7 18,3 11,0 7,0 4,0 4,3 0,7 4,14 4,21 11,28 14,42 29,60 43,81 64,106 89,131 117,163 153,195 188,231 235,266 274,303 323,331 373,363 426,388 476,409 529,434 579,452 625,466 668,473 712,480 747,484 786,484 818,484 836,480 854,477 868,473 886,466 893,463 893,455 893,445 886,431 886,406 878,377 868,349 850,313 832,277 815,241 793,206 768,174 736,153 708,128 675,110 643,96 611,81 579,71 551,64 529,57 505,53 480,53 462,53 441,57 430,60 416,64 402,71 384,78 377,85 373,92 369,96 369,103 359,110 362,117">
          <text:p/>
        </draw:polyline>
        <draw:polyline draw:style-name="gr2" draw:text-style-name="P1" draw:layer="layout" svg:width="0.38cm" svg:height="1.133cm" svg:x="39.173cm" svg:y="42.893cm" svg:viewBox="0 0 381 1134" draw:points="303,92 303,89 296,85 292,85 285,82 278,82 275,78 271,78 267,75 260,71 253,64 243,57 236,46 225,36 211,25 189,18 172,11 156,4 142,0 132,0 121,0 114,4 103,11 96,21 89,36 75,53 64,75 53,99 43,131 25,167 14,210 4,252 0,302 0,359 0,412 4,472 14,533 29,597 43,657 68,718 92,779 117,836 142,889 175,935 207,978 236,1013 264,1045 289,1070 310,1092 332,1113 349,1123 363,1131 374,1134 378,1134 381,1134 381,1131 381,1123 378,1116 374,1113 374,1106 363,1099 356,1084 346,1070 332,1045 317,1024 307,1006 296,985 282,960 267,939 253,925 246,910 246,900 250,893 250,882 253,871 271,861 292,850 324,839">
          <text:p/>
        </draw:polyline>
        <draw:polyline draw:style-name="gr2" draw:text-style-name="P1" draw:layer="layout" svg:width="0.585cm" svg:height="0.984cm" svg:x="40.985cm" svg:y="44.491cm" svg:viewBox="0 0 586 985" draw:points="234,118 234,114 227,114 223,111 227,107 220,103 213,100 206,100 198,96 195,93 191,93 177,89 173,86 166,79 159,71 149,61 135,50 124,36 113,25 99,15 88,8 81,4 74,0 70,0 63,0 60,4 60,11 56,18 60,29 56,47 49,68 42,93 39,125 28,157 21,196 14,235 3,279 0,321 0,367 3,410 7,456 17,502 28,548 39,595 46,637 60,680 78,719 92,754 113,790 128,826 149,854 170,886 198,911 223,932 252,950 285,964 310,975 338,982 363,985 388,982 409,975 427,964 448,946 466,921 487,893 505,857 523,818 537,772 548,723 562,669 572,612 579,559 579,502 579,449 576,399 576,353 572,307 569,268 565,235 562,206 562,182 562,160 562,146 565,135 569,128 579,121 586,121">
          <text:p/>
        </draw:polyline>
        <draw:polyline draw:style-name="gr2" draw:text-style-name="P1" draw:layer="layout" svg:width="1.584cm" svg:height="0.891cm" svg:x="42.164cm" svg:y="45.465cm" svg:viewBox="0 0 1585 892" draw:points="0,3 14,3 32,7 50,10 67,14 89,17 110,17 128,21 138,21 146,17 153,14 153,10 156,7 153,7 153,3 149,3 146,0 142,0 138,0 138,3 135,3 135,7 135,10 135,17 128,25 121,35 113,49 103,64 89,81 78,103 67,128 53,160 46,192 43,223 46,263 50,302 53,341 64,380 71,419 81,459 103,494 124,526 146,562 167,594 199,626 231,658 266,686 305,715 344,743 387,768 430,793 479,814 525,839 575,857 625,867 685,878 739,885 792,892 838,892 895,889 948,885 998,875 1048,860 1097,846 1140,828 1175,807 1218,782 1250,757 1278,732 1310,704 1346,676 1375,651 1407,619 1436,590 1468,562 1496,537 1525,512 1546,491 1564,470 1585,452">
          <text:p/>
        </draw:polyline>
        <draw:polyline draw:style-name="gr2" draw:text-style-name="P1" draw:layer="layout" svg:width="0.145cm" svg:height="0.661cm" svg:x="44.519cm" svg:y="46.363cm" svg:viewBox="0 0 146 662" draw:points="14,303 10,307 7,314 3,325 3,339 0,357 0,378 0,399 3,421 7,445 10,470 17,499 25,520 32,538 35,555 42,573 53,587 63,605 75,619 82,630 93,641 97,651 111,655 118,659 118,662 121,662 121,659 121,655 121,651 125,648 121,644 121,641 118,634 118,630 118,623 118,619 121,612 121,598 125,580 129,555 132,527 139,499 143,470 146,438 143,406 143,374 143,349 139,321 136,300 136,271 129,243 125,211 121,179 111,146 107,110 97,75 86,36 63,0">
          <text:p/>
        </draw:polyline>
        <draw:polyline draw:style-name="gr2" draw:text-style-name="P1" draw:layer="layout" svg:width="0.742cm" svg:height="0.905cm" svg:x="42.601cm" svg:y="43.959cm" svg:viewBox="0 0 743 906" draw:points="25,0 21,0 14,3 10,7 7,10 3,17 0,28 3,46 3,67 14,92 28,131 42,170 60,213 89,262 118,312 143,366 175,415 203,469 232,515 263,561 296,607 324,650 356,689 384,724 413,760 441,792 469,820 494,842 512,860 541,878 562,889 587,899 608,903 626,906 640,906 654,899 675,892 686,882 697,867 711,846 722,824 732,799 739,767 739,735 743,699 743,660 739,621 732,582 718,540 708,500 690,461 675,422 651,387 626,355 601,326 583,298 555,277 526,255 502,238 473,223 448,213 430,202 413,191 391,188 373,184 363,181 349,181 335,184 317,188">
          <text:p/>
        </draw:polyline>
        <draw:polyline draw:style-name="gr2" draw:text-style-name="P1" draw:layer="layout" svg:width="1.169cm" svg:height="1.531cm" svg:x="42.636cm" svg:y="42.943cm" svg:viewBox="0 0 1170 1532" draw:points="1170,3 1162,0 1144,0 1122,3 1098,7 1066,14 1027,25 981,42 931,64 878,89 821,117 753,149 686,188 615,234 543,280 466,330 398,383 330,437 270,493 220,547 171,604 128,660 93,718 71,775 50,835 28,892 14,949 4,1006 0,1059 4,1120 7,1173 14,1223 25,1272 43,1322 61,1365 89,1404 114,1439 142,1468 171,1496 192,1514 224,1525 256,1532 292,1532 327,1528 363,1517 405,1500 444,1475 501,1439 543,1400 590,1354 632,1301 672,1244 711,1187 739,1123 768,1063 789,999 806,939 821,875 831,811 831,747 828,686 828,621">
          <text:p/>
        </draw:polyline>
        <draw:polyline draw:style-name="gr2" draw:text-style-name="P1" draw:layer="layout" svg:width="0.561cm" svg:height="0.348cm" svg:x="41.784cm" svg:y="41.746cm" svg:viewBox="0 0 562 349" draw:points="316,0 330,21 348,46 366,81 383,117 405,152 426,193 451,228 469,256 486,278 505,299 523,313 534,324 544,335 551,342 558,345 562,349 551,345 544,342 544,338 541,331 534,328 523,317 505,306 483,288 454,271 426,249 390,228 344,203 302,177 263,152 224,128 191,110 160,92 128,74 96,60 64,46 35,32 0,17">
          <text:p/>
        </draw:polyline>
        <draw:polyline draw:style-name="gr2" draw:text-style-name="P1" draw:layer="layout" svg:width="1.268cm" svg:height="0.739cm" svg:x="37.294cm" svg:y="40.858cm" svg:viewBox="0 0 1269 740" draw:points="39,356 43,342 39,331 36,317 29,303 25,288 22,274 14,264 11,260 7,256 0,256 0,260 0,264 4,267 4,271 4,274 7,278 14,285 18,292 29,299 46,313 71,328 104,345 147,367 189,388 243,420 300,445 360,473 420,502 481,530 545,555 605,583 665,608 719,629 775,651 829,672 882,686 928,704 978,718 1024,729 1067,736 1109,740 1145,740 1173,740 1198,736 1223,732 1237,725 1248,715 1258,704 1262,690 1269,669 1269,647 1269,622 1265,590 1258,555 1248,516 1234,477 1212,431 1180,384 1148,335 1113,288 1074,246 1038,203 999,164 960,129 921,92 882,67 854,46 822,28 804,17 790,7 779,3 775,0 779,0 783,3 786,10 800,14 811,25 825,35 839,53 857,71 871,92 889,114">
          <text:p/>
        </draw:polyline>
        <draw:polyline draw:style-name="gr2" draw:text-style-name="P1" draw:layer="layout" svg:width="0.458cm" svg:height="0.625cm" svg:x="39.66cm" svg:y="41.174cm" svg:viewBox="0 0 459 626" draw:points="177,0 177,3 177,7 177,14 177,25 177,35 177,46 184,57 188,74 191,89 195,106 202,121 209,135 216,153 223,167 227,181 234,195 245,206 252,220 256,231 263,241 270,248 273,252 280,259 284,259 284,256 284,252 280,248 280,245 277,241 277,238 280,231 277,227 273,224 277,220 277,217 273,209 259,195 238,181 216,160 191,138 163,114 131,89 92,64 60,42 35,28 21,21 10,14 3,14 0,14 0,18 3,21 10,28 17,39 25,57 35,82 57,110 74,145 95,185 128,224 153,266 184,309 216,348 245,387 270,420 294,452 319,487 345,512 367,541 388,562 409,580 423,598 438,608 445,615 452,622 455,626 459,626 459,622 455,619 455,615 452,608 452,598 445,583 434,559 416,527 398,491 377,452 352,406 316,359 280,309">
          <text:p/>
        </draw:polyline>
        <draw:polyline draw:style-name="gr2" draw:text-style-name="P1" draw:layer="layout" svg:width="0.859cm" svg:height="0.643cm" svg:x="32.929cm" svg:y="40.236cm" svg:viewBox="0 0 860 644" draw:points="50,21 57,25 57,29 57,32 53,36 53,39 53,46 53,53 57,68 60,82 57,96 64,117 71,139 82,167 92,192 106,220 117,249 131,274 154,302 171,334 193,362 218,387 242,416 264,441 299,469 331,490 367,515 409,537 448,562 495,580 537,594 583,609 626,623 669,630 708,637 743,640 775,644 800,640 828,640 843,633 857,626 860,616 860,609 860,594 853,573 846,552 825,526 811,497 796,462 768,423 736,380 697,338 651,295 590,249 530,210 466,171 402,139 335,107 274,75 218,53 164,36 117,21 82,14 50,7 25,4 11,0 0,0">
          <text:p/>
        </draw:polyline>
        <draw:polyline draw:style-name="gr2" draw:text-style-name="P1" draw:layer="layout" svg:width="1.339cm" svg:height="0.75cm" svg:x="29.686cm" svg:y="39.426cm" svg:viewBox="0 0 1340 751" draw:points="174,14 153,4 128,4 99,0 75,0 46,0 25,0 7,4 0,11 0,14 0,22 4,29 11,36 21,46 28,61 43,78 67,100 89,125 124,153 163,178 202,206 256,235 309,263 362,288 416,320 480,345 541,373 601,402 665,430 729,455 786,487 850,515 910,544 967,572 1020,597 1077,629 1130,655 1177,676 1219,697 1255,715 1283,726 1308,737 1322,744 1333,747 1340,751 1337,747 1333,740 1329,737 1326,729 1322,722 1315,712 1312,705 1301,690 1283,669 1262,643 1230,618 1194,586 1155,554 1109,515 1056,476 996,437 932,402 868,370 807,331 736,299 669,267 594,235 530,206 470,178 416,157 376,139 341,121 316,110 295,103 284,96 277,93 281,89 284,89 302,89">
          <text:p/>
        </draw:polyline>
        <draw:polyline draw:style-name="gr2" draw:text-style-name="P1" draw:layer="layout" svg:width="1.034cm" svg:height="0.597cm" svg:x="29.235cm" svg:y="38.936cm" svg:viewBox="0 0 1035 598" draw:points="85,0 74,7 64,18 53,32 39,46 25,64 11,85 3,104 0,125 3,150 7,175 18,200 35,228 57,257 82,285 106,314 142,346 181,374 225,402 274,434 331,459 388,484 448,509 512,527 569,545 633,562 694,576 754,584 797,591 846,598 889,598 921,598 949,598 974,594 995,587 1010,576 1020,562 1027,548 1035,527 1031,505 1027,477 1013,449 995,417 971,385 942,353 907,317 860,289 814,253 768,225 718,200 669,172 612,147 559,122 512,100 466,71 420,46 385,21">
          <text:p/>
        </draw:polyline>
        <draw:polyline draw:style-name="gr2" draw:text-style-name="P1" draw:layer="layout" svg:width="0.885cm" svg:height="0.369cm" svg:x="32.261cm" svg:y="39.32cm" svg:viewBox="0 0 886 370" draw:points="253,14 250,14 246,17 243,21 239,21 232,25 228,28 221,28 221,32 221,35 218,35 218,39 218,42 221,46 218,49 218,53 218,57 221,60 225,64 225,71 228,74 236,81 250,92 285,110 307,124 339,145 370,167 413,188 456,209 502,231 545,248 577,263 619,280 655,298 690,309 722,319 754,330 786,341 814,352 836,359 854,363 864,367 878,370 886,370 882,370 882,367 875,359 868,356 861,349 854,337 846,330 832,323 822,309 793,295 758,277 719,255 665,231 605,206 541,181 477,152 406,128 339,103 275,81 218,60 168,42 129,32 90,17 58,10 37,3 19,0 12,0 4,0 0,0 4,0 4,3 8,7 8,10 19,14 22,17 26,25 26,32 30,39 37,49 40,64 47,78 51,92">
          <text:p/>
        </draw:polyline>
        <draw:polyline draw:style-name="gr2" draw:text-style-name="P1" draw:layer="layout" svg:width="0.636cm" svg:height="0.493cm" svg:x="34.534cm" svg:y="39.32cm" svg:viewBox="0 0 637 494" draw:points="87,17 76,14 68,10 57,7 47,3 32,0 18,0 11,0 4,3 4,7 0,10 0,14 7,21 7,25 7,32 7,35 11,42 11,46 11,53 15,60 15,74 18,92 22,110 32,135 43,160 68,184 87,216 115,245 140,270 168,295 204,323 232,344 264,366 296,384 328,402 353,420 385,434 413,445 438,459 467,470 488,477 513,487 534,494 548,494 566,494 584,494 598,491 612,484 623,480 630,470 630,462 637,452 623,445 619,434 616,420 605,402 594,381 580,351 563,326 545,302 534,277 509,252 484,227 460,209 431,195 399,184 374,174 353,167 332,163 314,160 296,156 285,160 275,163 275,170 268,177 257,188 253,199">
          <text:p/>
        </draw:polyline>
        <draw:polyline draw:style-name="gr2" draw:text-style-name="P1" draw:layer="layout" svg:width="0.419cm" svg:height="0.579cm" svg:x="35.66cm" svg:y="39.38cm" svg:viewBox="0 0 420 580" draw:points="420,71 410,60 392,53 367,46 342,36 310,25 282,18 250,7 225,4 207,4 182,4 168,0 150,4 135,7 118,14 110,21 100,28 78,39 68,50 57,64 50,78 47,92 39,110 25,128 22,146 18,167 11,188 7,214 7,236 0,257 0,278 0,303 0,324 7,346 15,367 18,388 22,406 32,427 43,449 57,466 71,484 78,502 96,516 118,530 142,541 157,552 175,562 193,573 211,576 236,580 254,580 264,580 275,576 285,573 289,566 292,555 296,541 292,527 282,509 278,491">
          <text:p/>
        </draw:polyline>
        <draw:polyline draw:style-name="gr2" draw:text-style-name="P1" draw:layer="layout" svg:width="0.476cm" svg:height="0.558cm" svg:x="36.705cm" svg:y="39.387cm" svg:viewBox="0 0 477 559" draw:points="477,21 469,11 466,7 451,4 441,4 427,0 413,0 398,4 384,7 366,18 338,29 317,43 292,57 263,75 238,100 203,121 175,149 146,178 121,210 92,238 71,270 49,306 28,338 14,370 3,398 0,430 0,459 0,488 10,513 24,538 42,559">
          <text:p/>
        </draw:polyline>
        <draw:polyline draw:style-name="gr2" draw:text-style-name="P1" draw:layer="layout" svg:width="0.589cm" svg:height="0.309cm" svg:x="37.44cm" svg:y="39.551cm" svg:viewBox="0 0 590 310" draw:points="590,110 576,95 559,85 540,71 515,53 486,35 458,21 426,7 398,0 376,0 348,0 319,3 295,7 270,14 234,21 209,32 184,46 156,60 138,74 117,92 96,110 78,127 60,145 46,164 32,182 21,199 10,217 0,231 3,249 7,267 14,281 25,295 35,310">
          <text:p/>
        </draw:polyline>
        <draw:polyline draw:style-name="gr2" draw:text-style-name="P1" draw:layer="layout" svg:width="0.511cm" svg:height="0.579cm" svg:x="39.365cm" svg:y="39.796cm" svg:viewBox="0 0 512 580" draw:points="512,10 505,7 491,7 484,3 473,0 466,0 456,0 445,0 438,3 427,7 424,14 413,21 399,28 381,39 356,49 335,64 310,74 281,88 253,103 224,113 195,131 163,145 131,159 106,174 78,188 53,206 36,220 21,238 7,255 0,270 0,287 0,305 0,326 3,344 3,362 7,381 14,398 18,413 21,430 21,445 18,455 21,470 25,480 25,494 25,505 28,516 32,526 39,537 53,548 67,555 82,565 99,569 121,576 149,580">
          <text:p/>
        </draw:polyline>
        <draw:polyline draw:style-name="gr2" draw:text-style-name="P1" draw:layer="layout" svg:width="0.518cm" svg:height="0.678cm" svg:x="39.649cm" svg:y="39.753cm" svg:viewBox="0 0 519 679" draw:points="0,0 3,11 3,25 3,46 7,68 18,96 25,128 32,163 46,195 57,227 75,263 96,298 114,334 131,369 153,409 178,440 195,472 217,504 242,533 267,558 291,583 316,605 341,623 370,640 394,655 415,665 433,672 458,679 480,679 502,676 519,672">
          <text:p/>
        </draw:polyline>
        <draw:polyline draw:style-name="gr2" draw:text-style-name="P1" draw:layer="layout" svg:width="0.447cm" svg:height="0.309cm" svg:x="41.34cm" svg:y="40.048cm" svg:viewBox="0 0 448 310" draw:points="448,310 438,303 423,289 406,278 384,259 360,238 331,217 306,192 274,167 239,138 207,114 175,92 143,71 114,53 79,35 54,21 33,14 22,7 11,3 3,0 0,0 0,3 7,7 11,14 15,21 18,28 25,39 29,57 40,74 51,99 58,121 68,149 86,177 104,206 128,234 154,263 178,289 207,310">
          <text:p/>
        </draw:polyline>
        <draw:polyline draw:style-name="gr2" draw:text-style-name="P1" draw:layer="layout" svg:width="1.129cm" svg:height="0.824cm" svg:x="41.933cm" svg:y="40.222cm" svg:viewBox="0 0 1130 825" draw:points="551,82 537,71 519,57 502,43 470,32 448,18 413,7 380,0 348,0 320,3 291,11 263,21 238,35 209,53 181,71 160,96 135,121 114,149 92,178 71,213 53,245 35,281 21,320 11,355 7,394 3,433 0,469 11,504 21,540 35,573 60,608 82,640 103,669 131,697 163,722 192,747 227,768 266,786 305,804 352,818 398,825 452,825 502,825 555,814 608,800 658,782 708,757 761,729 807,697 846,662 893,623 935,580 971,536 1003,494 1034,447 1059,405 1084,359 1098,312 1113,266 1123,224 1130,178 1130,128 1120,82">
          <text:p/>
        </draw:polyline>
        <draw:polyline draw:style-name="gr2" draw:text-style-name="P1" draw:layer="layout" svg:width="0.572cm" svg:height="0.65cm" svg:x="35.365cm" svg:y="60.152cm" svg:viewBox="0 0 573 651" draw:points="33,416 36,416 36,412 40,409 40,405 43,405 43,402 47,398 47,395 50,388 54,384 54,377 57,373 57,370 61,366 61,359 64,356 64,352 64,349 64,345 61,341 61,338 57,338 57,341 57,345 61,349 64,352 64,356 68,363 68,370 75,377 78,388 86,398 93,409 103,420 114,434 128,448 143,466 157,484 174,498 196,515 217,530 239,547 260,562 284,579 310,594 343,608 367,618 396,627 417,634 442,641 463,651 484,651 502,651 520,648 534,644 545,637 556,627 563,615 566,597 573,579 573,558 570,537 566,515 559,484 552,455 541,427 527,395 517,359 499,327 484,292 467,260 449,224 428,192 410,160 392,132 374,103 360,82 343,61 325,43 313,29 299,18 284,8 274,4 267,0 260,0 249,4 242,8 235,15 224,25 214,40 199,50 189,64 174,79 160,96 150,114 132,132 118,150 100,167 86,185 71,206 57,224 43,238 36,256 25,270 18,285 15,299 8,309 8,320 0,327 0,334 0,338 0,341 0,345 8,345 11,345 15,345 22,341 25,334 33,331 40,320">
          <text:p/>
        </draw:polyline>
        <draw:polyline draw:style-name="gr2" draw:text-style-name="P1" draw:layer="layout" svg:width="0.512cm" svg:height="0.494cm" svg:x="35.962cm" svg:y="59.012cm" svg:viewBox="0 0 513 495" draw:points="371,274 367,263 363,256 353,228 342,203 321,174 303,146 282,114 260,82 236,61 211,43 193,32 175,18 157,11 140,4 122,0 101,0 86,0 72,0 57,0 46,7 36,14 25,22 22,32 18,43 14,54 14,61 7,71 7,78 7,93 7,103 7,117 11,132 18,146 25,164 32,185 43,203 53,224 69,245 86,270 104,291 126,316 150,341 175,363 204,384 229,403 260,420 289,438 317,449 346,463 374,474 402,481 424,491 449,495 466,495 481,495 491,495 502,491 509,484 513,474 513,463 509,449 502,431 491,413 481,387 466,370 452,345 428,320 385,274 342,231 296,185 253,149 214,117 179,96 143,82 126,75 108,71 86,71 72,71 53,75 43,82 32,89 22,96 18,100 7,107 4,110 4,114 0,117 0,125 0,128">
          <text:p/>
        </draw:polyline>
        <draw:polyline draw:style-name="gr2" draw:text-style-name="P1" draw:layer="layout" svg:width="0.725cm" svg:height="1.449cm" svg:x="36.111cm" svg:y="57.13cm" svg:viewBox="0 0 726 1450" draw:points="0,945 11,921 22,889 32,853 46,811 64,768 82,722 96,683 110,651 121,626 128,604 139,587 142,576 146,569 146,565 153,565 153,569 149,576 149,587 149,601 149,615 153,636 153,665 149,693 149,725 146,761 149,803 153,842 153,885 157,928 164,967 167,1013 175,1059 192,1102 203,1148 217,1191 228,1233 242,1276 256,1311 278,1340 299,1368 320,1397 341,1414 366,1429 391,1439 416,1446 437,1450 467,1446 488,1436 513,1418 541,1397 570,1368 605,1333 630,1294 655,1247 673,1198 694,1144 708,1091 719,1034 726,974 726,910 719,846 712,779 701,715 683,644 669,576 644,516 619,452 595,395 570,338 541,288 509,239 488,196 456,157 434,118 412,88 398,64 384,42 373,24 359,14 352,7 352,3 348,0 359,3 363,7 370,14 373,17 377,21 381,32 388,39 384,53 388,64 388,78">
          <text:p/>
        </draw:polyline>
        <draw:polyline draw:style-name="gr2" draw:text-style-name="P1" draw:layer="layout" svg:width="0.832cm" svg:height="0.824cm" svg:x="35.848cm" svg:y="55.908cm" svg:viewBox="0 0 833 825" draw:points="0,401 4,412 7,422 15,437 22,454 33,476 47,501 65,525 86,555 110,580 136,608 167,637 203,665 242,690 278,711 314,732 357,754 403,772 442,786 477,800 513,811 549,818 584,821 616,825 645,825 659,821 687,818 708,807 730,796 748,782 769,761 786,740 797,718 815,693 822,665 829,633 833,605 833,573 822,544 818,511 808,479 801,447 786,412 769,376 751,341 733,309 705,273 680,241 662,209 637,177 619,152 609,124 595,103 580,81 577,57 566,42 563,32 559,21 559,14 556,7 559,3 566,0 573,0">
          <text:p/>
        </draw:polyline>
        <draw:polyline draw:style-name="gr2" draw:text-style-name="P1" draw:layer="layout" svg:width="0.33cm" svg:height="0.739cm" svg:x="34.581cm" svg:y="57.165cm" svg:viewBox="0 0 331 740" draw:points="42,740 46,729 49,722 56,712 63,697 71,680 81,662 85,644 88,626 95,612 103,594 103,580 103,566 106,555 106,545 106,537 106,530 103,523 99,520 99,516 95,516 92,516 85,516 88,516 88,520 85,523 85,527 85,530 85,534 81,541 81,545 81,552 85,555 85,562 88,569 88,577 99,580 103,587 103,594 106,601 110,605 113,612 117,623 120,633 124,648 127,658 138,669 142,680 149,687 152,694 159,697 159,694 156,690 159,687 156,683 156,680 149,672 152,662 156,644 166,623 170,598 184,569 202,534 223,495 246,456 263,413 281,374 295,335 313,296 320,260 327,225 331,189 331,161 331,129 327,104 324,79 320,58 317,44 313,29 306,14 299,7 295,4 295,0 299,0 302,4 302,7 313,11 313,14 317,18 317,25 302,37 295,47 288,65 278,83 267,104 253,125 230,150 213,175 198,200 177,225 156,246 134,268 106,289 85,307 67,324 46,339 28,353 0,363">
          <text:p/>
        </draw:polyline>
        <draw:polyline draw:style-name="gr2" draw:text-style-name="P1" draw:layer="layout" svg:width="0.589cm" svg:height="0.799cm" svg:x="34.538cm" svg:y="55.645cm" svg:viewBox="0 0 590 800" draw:points="32,487 28,487 21,487 18,487 14,487 7,490 3,494 0,497 0,501 3,508 3,511 3,518 7,529 7,540 11,550 18,565 25,582 32,600 39,618 46,636 50,657 64,678 82,697 92,715 110,733 128,747 146,757 163,775 192,782 220,789 241,797 263,800 291,800 316,800 341,797 369,789 398,779 415,765 433,750 458,733 479,708 501,686 519,661 534,632 548,607 559,579 576,547 580,515 587,483 587,451 590,419 587,383 580,348 573,316 566,277 555,238 537,206 516,170 497,138 479,110 458,85 437,64 412,46 391,32 376,21 362,11 344,7 327,3 305,0 284,3 270,7 252,11 234,18 217,28 195,39 181,50 167,60 153,71 138,82 128,92 121,103 106,114">
          <text:p/>
        </draw:polyline>
        <draw:polyline draw:style-name="gr2" draw:text-style-name="P1" draw:layer="layout" svg:width="0.76cm" svg:height="0.636cm" svg:x="34.488cm" svg:y="54.192cm" svg:viewBox="0 0 761 637" draw:points="64,147 68,129 61,115 61,96 57,78 53,60 46,39 39,25 29,14 25,7 21,4 14,0 11,0 7,0 7,4 0,7 0,14 0,18 0,25 0,36 0,50 0,64 0,85 0,108 0,136 7,164 18,204 36,239 53,275 82,310 118,349 161,385 211,417 260,452 314,481 371,509 431,534 484,555 537,573 587,591 630,608 669,619 701,630 722,633 740,637 754,637 761,637 761,633 761,626 754,616 747,601 736,584 712,559 690,534 665,505 637,470 605,438 569,406 530,378 488,349 456,324 403,299 360,275 317,253 278,232 246,218 218,204 197,193 179,182 175,179 168,179 168,182 168,193">
          <text:p/>
        </draw:polyline>
        <draw:polyline draw:style-name="gr2" draw:text-style-name="P1" draw:layer="layout" svg:width="0.295cm" svg:height="0.711cm" svg:x="37.933cm" svg:y="59.804cm" svg:viewBox="0 0 296 712" draw:points="29,669 25,673 22,673 18,676 15,680 8,680 8,683 4,683 0,683 0,687 0,690 4,690 4,694 8,694 8,698 11,698 11,701 15,701 18,701 18,705 22,705 22,708 29,708 40,708 50,712 57,712 75,708 93,705 111,705 128,698 147,694 161,687 179,676 197,666 215,651 229,637 247,619 261,598 272,573 282,545 286,513 293,481 296,442 296,406 293,367 286,328 279,289 272,246 268,211 261,174 254,142 247,110 239,82 239,57 232,39 225,22 222,11 215,4 211,0 207,7 211,15 211,22 215,36 215,50 215,64 218,82 222,96 222,118 225,135 229,153 232,171 236,189 239,207 243,225 247,239 254,253">
          <text:p/>
        </draw:polyline>
        <draw:polyline draw:style-name="gr2" draw:text-style-name="P1" draw:layer="layout" svg:width="0.568cm" svg:height="0.735cm" svg:x="38.111cm" svg:y="57.975cm" svg:viewBox="0 0 569 736" draw:points="100,0 96,0 89,7 82,14 75,21 64,36 53,46 43,64 32,82 25,103 18,128 11,153 7,181 4,210 0,242 0,274 0,309 4,345 11,380 14,416 21,448 32,484 39,516 53,548 68,573 85,601 100,626 117,648 138,665 160,687 188,701 213,711 239,722 260,733 285,736 307,736 335,733 360,726 385,719 399,704 424,687 445,669 466,648 488,623 495,598 509,566 523,534 537,505 548,470 555,437 562,405 566,369 569,334 562,302 555,274 548,245 541,220 527,195 509,174 495,153 477,139 466,124 452,117 441,110 434,107 424,107 417,107 410,110 410,114 410,124 403,131 395,142 388,156 385,171 381,185 374,202 374,220 360,238 356,252 356,266 353,281 349,295">
          <text:p/>
        </draw:polyline>
        <draw:polyline draw:style-name="gr2" draw:text-style-name="P1" draw:layer="layout" svg:width="0.742cm" svg:height="1.204cm" svg:x="38.122cm" svg:y="55.865cm" svg:viewBox="0 0 743 1205" draw:points="231,751 239,751 235,754 231,758 228,761 224,765 217,775 210,786 203,797 193,815 186,829 175,847 164,864 157,886 150,907 143,928 139,953 128,974 125,996 125,1021 128,1045 128,1067 139,1088 153,1109 168,1131 186,1145 210,1166 235,1180 260,1191 299,1198 327,1205 360,1205 395,1198 441,1191 470,1180 505,1163 537,1145 569,1120 605,1088 633,1056 658,1021 679,978 704,935 718,886 732,836 743,783 743,729 743,676 743,616 736,559 725,495 711,434 693,374 676,317 654,260 626,211 598,161 569,117 548,82 519,53 491,32 459,14 427,4 402,0 374,4 349,11 313,25 285,43 260,68 235,96 214,133 186,175 157,218 132,271 107,324 82,381 57,442 28,509 0,580">
          <text:p/>
        </draw:polyline>
        <draw:polyline draw:style-name="gr2" draw:text-style-name="P1" draw:layer="layout" svg:width="0.27cm" svg:height="0.796cm" svg:x="39.699cm" svg:y="59.893cm" svg:viewBox="0 0 271 797" draw:points="11,378 11,381 11,385 7,385 7,388 7,392 7,395 7,399 7,406 7,410 3,417 3,424 3,431 0,442 3,452 3,463 3,477 7,491 11,506 14,520 18,537 18,552 18,569 25,591 32,612 39,630 49,648 56,665 67,683 78,697 89,712 99,729 110,740 121,754 124,765 136,772 143,779 153,790 160,793 164,797 171,797 175,797 175,793 175,786 178,779 178,765 182,747 185,726 189,701 193,669 203,637 207,598 214,555 221,509 228,463 232,417 235,371 239,324 249,275 256,228 260,189 263,150 263,114 263,85 263,61 263,39 263,21 263,11 263,7 263,4 263,0 263,4 267,11 271,14 271,25 267,32 263,43 256,53 253,68 242,82 239,100 228,114 218,128 207,147 196,161 185,175 171,186">
          <text:p/>
        </draw:polyline>
        <draw:polyline draw:style-name="gr2" draw:text-style-name="P1" draw:layer="layout" svg:width="0.6cm" svg:height="1.137cm" svg:x="39.972cm" svg:y="57.307cm" svg:viewBox="0 0 601 1138" draw:points="224,0 221,4 213,4 210,11 199,14 188,25 174,39 164,57 150,79 139,104 121,136 103,172 85,211 71,250 57,293 43,335 29,381 18,427 7,477 0,530 0,577 0,623 0,669 0,712 4,754 7,793 22,829 29,861 36,893 47,925 57,953 75,978 92,1010 110,1035 135,1056 157,1074 178,1092 199,1106 224,1120 249,1131 270,1138 288,1138 298,1138 316,1134 338,1127 359,1117 384,1102 405,1081 430,1056 455,1031 483,1003 501,971 523,935 541,900 555,861 570,825 577,786 584,747 594,705 601,665 601,626 601,587 601,548 598,513 598,481 591,449 587,420 580,392 570,364">
          <text:p/>
        </draw:polyline>
        <draw:polyline draw:style-name="gr2" draw:text-style-name="P1" draw:layer="layout" svg:width="0.59cm" svg:height="0.995cm" svg:x="39.905cm" svg:y="56.142cm" svg:viewBox="0 0 591 996" draw:points="18,701 18,697 14,701 7,701 7,704 3,708 0,715 0,719 0,726 0,729 0,736 3,744 7,754 18,765 28,779 39,797 56,815 78,836 99,857 128,879 156,896 185,914 217,935 248,950 277,964 309,974 337,982 362,989 387,996 405,996 426,992 448,985 466,978 487,967 505,950 523,932 537,907 555,879 565,850 576,815 587,775 591,733 587,683 591,633 587,584 587,530 583,474 573,420 565,367 558,317 551,271 537,232 523,193 516,161 505,129 498,101 484,79 480,58 473,40 470,30 466,14 459,7 455,0 459,0 459,4 455,11 448,22 437,33 422,51 405,72">
          <text:p/>
        </draw:polyline>
        <draw:polyline draw:style-name="gr2" draw:text-style-name="P1" draw:layer="layout" svg:width="0.174cm" svg:height="0.654cm" svg:x="41.894cm" svg:y="56.355cm" svg:viewBox="0 0 175 655" draw:points="175,29 175,25 171,18 168,15 164,11 161,7 157,4 150,0 150,4 146,7 146,11 146,18 143,18 143,25 139,29 146,29 143,32 139,36 136,36 132,36 125,32 125,36 125,39 122,43 118,50 104,61 90,78 79,103 65,128 46,158 28,197 21,236 11,278 4,321 0,367 0,413 0,459 7,509 14,559 18,609 28,655">
          <text:p/>
        </draw:polyline>
        <draw:polyline draw:style-name="gr2" draw:text-style-name="P1" draw:layer="layout" svg:width="0.963cm" svg:height="1.051cm" svg:x="42.245cm" svg:y="58.249cm" svg:viewBox="0 0 964 1052" draw:points="0,505 4,519 4,544 8,572 8,604 15,640 22,682 25,725 40,761 57,796 79,832 103,867 128,899 160,931 196,960 242,988 263,1002 285,1013 309,1023 338,1031 395,1045 441,1052 494,1052 548,1045 602,1034 655,1013 712,981 755,945 794,906 836,857 872,800 900,743 925,686 946,629 950,572 961,516 964,455 964,395 957,342 946,292 935,242 918,199 904,157 886,121 868,93 854,71 840,49 825,35 808,24 794,17 783,7 762,3 740,0 719,0 691,0 652,0 616,3 577,3 533,10 484,17 423,28">
          <text:p/>
        </draw:polyline>
        <draw:polyline draw:style-name="gr2" draw:text-style-name="P1" draw:layer="layout" svg:width="2.315cm" svg:height="1.449cm" svg:x="19.908cm" svg:y="56.416cm" svg:viewBox="0 0 2316 1450" draw:points="280,1198 277,1187 270,1184 259,1176 252,1169 241,1159 230,1152 220,1141 213,1137 209,1127 206,1123 199,1116 195,1112 191,1109 184,1102 181,1098 174,1091 167,1088 159,1081 152,1073 145,1066 138,1059 131,1052 124,1045 117,1041 110,1034 106,1027 103,1024 99,1020 96,1017 92,1013 88,1013 88,1017 92,1017 92,1020 96,1020 99,1024 106,1027 117,1031 145,1038 174,1049 213,1063 259,1081 312,1098 373,1116 447,1130 511,1152 579,1166 646,1184 717,1194 788,1208 870,1215 934,1230 998,1240 1062,1251 1126,1262 1190,1272 1250,1279 1307,1290 1353,1301 1410,1311 1463,1322 1513,1333 1555,1343 1598,1350 1633,1361 1658,1372 1683,1379 1705,1386 1715,1390 1722,1397 1729,1400 1733,1400 1733,1404 1740,1404 1736,1407 1740,1411 1736,1411 1736,1414 1733,1414 1729,1418 1726,1418 1722,1418 1708,1421 1697,1418 1680,1418 1658,1411 1626,1407 1587,1400 1545,1393 1495,1382 1445,1372 1381,1358 1317,1343 1250,1329 1175,1315 1104,1301 1033,1283 959,1265 884,1247 817,1233 735,1219 660,1205 582,1187 511,1169 437,1155 365,1144 298,1130 238,1120 181,1105 138,1098 103,1091 71,1088 49,1088 32,1088 21,1088 7,1088 3,1088 0,1088 0,1084 7,1084 10,1081 10,1084 10,1081 7,1081 10,1081 25,1077 28,1081 39,1084 56,1088 85,1095 120,1105 167,1116 213,1134 277,1152 351,1166 433,1184 515,1198 600,1212 689,1230 781,1244 880,1255 976,1265 1076,1279 1175,1286 1282,1297 1378,1301 1474,1315 1566,1318 1662,1322 1744,1326 1818,1333 1886,1340 1946,1343 2010,1347 2063,1350 2110,1354 2150,1354 2182,1358 2213,1361 2235,1361 2253,1361 2263,1365 2270,1365 2270,1368 2267,1368 2274,1368 2270,1368 2270,1372 2267,1372 2270,1372 2274,1372 2267,1372 2260,1372 2249,1372 2242,1365 2224,1361 2203,1354 2178,1340 2150,1329 2110,1315 2067,1297 2021,1279 1964,1265 1925,1240 1875,1223 1825,1201 1776,1184 1719,1162 1665,1141 1609,1123 1548,1098 1481,1081 1413,1063 1353,1049 1296,1034 1243,1020 1186,1006 1129,999 1083,995 1044,992 1019,988 987,988 962,988 941,992 927,995 916,995 912,995 905,995 898,999 902,999 898,1002 898,999 898,1002 902,1002 912,1002 930,1009 959,1020 991,1031 1033,1045 1083,1059 1143,1077 1218,1098 1289,1120 1367,1137 1438,1152 1513,1173 1591,1191 1665,1205 1744,1215 1811,1230 1875,1237 1932,1247 1992,1262 2042,1269 2089,1279 2132,1286 2160,1294 2196,1297 2221,1304 2245,1308 2263,1311 2277,1315 2288,1315 2299,1318 2302,1318 2309,1322 2313,1322 2313,1318 2316,1322 2313,1322 2313,1318 2306,1322 2302,1322 2295,1322 2277,1322 2256,1322 2228,1318 2189,1315 2142,1308 2093,1301 2028,1294 1957,1286 1882,1272 1804,1265 1722,1258 1626,1247 1534,1240 1442,1226 1349,1219 1261,1208 1168,1201 1083,1191 1005,1184 930,1176 859,1173 792,1169 728,1166 674,1169 621,1166 575,1169 529,1173 493,1176 458,1180 426,1184 390,1191 362,1194 341,1198 323,1205 309,1212 294,1215 280,1223 273,1230 270,1233 262,1240 259,1244 255,1244 252,1247 252,1251 248,1251 252,1251 245,1251 248,1251 248,1247 248,1251 252,1251 259,1251 277,1258 305,1265 341,1279 376,1294 426,1308 476,1326 536,1347 603,1361 664,1379 721,1393 781,1404 849,1414 909,1425 966,1432 1026,1439 1072,1443 1126,1446 1172,1446 1218,1450 1253,1450 1285,1446 1314,1446 1332,1443 1346,1443 1356,1439 1356,1436 1360,1432 1364,1432 1364,1429 1360,1425 1353,1425 1349,1421 1356,1421 1349,1414 1332,1407 1310,1393 1285,1375 1250,1358 1211,1336 1154,1308 1097,1283 1037,1255 973,1223 912,1198 852,1176 788,1152 728,1130 667,1105 611,1088 550,1070 500,1052 447,1038 390,1027 344,1017 298,1006 259,995 223,988 191,981 156,977 135,974 124,970 110,967 99,967 92,967 85,967 92,967 88,967 81,967 85,963 88,963 85,963 92,963 106,967 124,970 167,974 202,981 252,992 309,999 373,1009 444,1020 518,1027 593,1034 664,1041 742,1049 824,1056 898,1063 980,1070 1058,1077 1133,1081 1207,1091 1268,1098 1335,1102 1399,1109 1463,1116 1506,1123 1562,1127 1616,1134 1662,1141 1715,1141 1754,1148 1793,1152 1829,1152 1871,1152 1903,1155 1932,1155 1957,1159 1978,1159 1999,1159 2010,1159 2021,1162 2024,1162 2021,1162 2024,1162 2024,1159 2024,1162 2021,1162 2017,1166 2017,1169 2021,1169 2017,1173 2021,1173 2017,1173 2017,1176 2021,1173 2021,1169 2017,1169 2014,1166 2014,1159 2014,1155 2014,1152 2014,1144 2014,1137 2014,1134 2017,1123 2028,1112 2031,1088 2038,1059 2046,1024 2056,985 2067,938 2081,885 2093,828 2103,767 2114,707 2125,650 2132,589 2139,529 2146,465 2153,401 2157,337 2160,280 2157,223 2160,174 2160,128 2164,92 2164,60 2164,35 2164,21 2167,10 2174,3 2174,0 2171,3 2167,7 2171,10 2171,14 2171,21 2160,28 2160,32 2160,42 2160,53 2164,71 2167,96 2167,124 2171,159 2171,202 2174,248 2174,298 2178,351 2174,408 2171,465 2171,515 2164,568 2160,621 2153,675 2146,728 2139,778 2128,832 2118,878 2103,928 2089,974 2077,1017 2063,1059 2049,1102 2038,1141 2024,1180 2010,1215 1996,1247 1985,1279 1971,1308 1960,1329 1950,1350 1935,1372 1932,1382 1925,1390 1918,1400 1914,1404 1911,1407 1907,1407 1907,1404 1903,1400 1903,1397 1903,1390 1903,1382 1907,1375 1903,1365 1903,1347 1903,1326 1900,1290 1900,1251 1903,1205 1907,1155 1907,1098 1918,1031 1932,960 1950,889 1971,813 1989,738 2014,660 2038,579 2060,504 2077,433 2096,376 2114,323 2132,277 2150,238 2160,209 2160,191 2171,174 2178,159 2185,152 2192,145 2196,145 2206,145 2206,149 2206,152 2203,156 2203,159 2199,167 2199,174 2196,181 2192,195 2192,213 2189,241 2182,273 2171,312 2164,358 2157,408 2146,465 2135,522 2121,582 2107,639 2100,696 2089,753 2070,810 2056,864 2038,910 2021,956 2006,995 1985,1027 1960,1056 1939,1077 1921,1091 1903,1102">
          <text:p/>
        </draw:polyline>
        <draw:polyline draw:style-name="gr2" draw:text-style-name="P1" draw:layer="layout" svg:width="1.932cm" svg:height="0.935cm" svg:x="20.277cm" svg:y="54.078cm" svg:viewBox="0 0 1933 936" draw:points="136,8 125,0 115,0 97,0 83,0 65,0 47,0 37,0 26,4 19,8 15,8 12,11 12,15 7,15 7,18 7,22 4,25 4,29 4,32 4,36 4,39 0,43 4,47 7,54 26,64 44,75 69,93 100,111 136,128 179,157 232,182 289,206 342,231 402,260 463,288 534,324 612,356 683,391 765,423 850,466 935,501 1028,537 1113,573 1202,612 1287,648 1376,680 1457,712 1525,744 1589,772 1649,797 1699,822 1745,843 1781,857 1805,868 1823,879 1844,886 1852,893 1855,897 1859,897 1855,897 1848,893 1844,893 1841,893 1834,889 1809,886 1784,882 1759,872 1720,865 1674,850 1621,836 1553,822 1489,797 1425,779 1358,762 1290,740 1230,722 1163,701 1099,676 1042,651 978,630 917,609 868,584 814,563 758,537 711,519 669,498 626,480 584,466 552,452 516,441 488,430 463,420 434,412 410,402 388,395 367,391 346,388 324,384 306,384 285,380 275,377 257,377 246,373 235,373 221,373 214,370 203,370 196,370 189,370 189,373 182,377 179,380 182,384 186,384 186,388 189,391 189,395 200,398 200,402 214,409 232,420 260,434 296,455 342,480 388,512 452,540 530,573 608,605 697,634 779,662 864,687 953,708 1049,730 1134,758 1216,779 1301,801 1372,822 1447,840 1514,861 1575,875 1631,889 1685,900 1731,911 1766,918 1798,925 1830,928 1848,936 1859,936 1862,936 1866,936 1862,936 1862,932 1859,932 1855,932 1848,928 1844,925 1827,921 1813,918 1795,914 1777,914 1763,911 1749,907 1741,904 1731,904 1731,907 1734,907 1738,907 1734,907 1738,907 1745,907 1756,911 1766,911 1781,914 1805,918 1823,921 1841,921 1859,928 1873,932 1887,928 1894,928 1908,925 1912,921 1919,918 1926,914 1933,907 1930,900">
          <text:p/>
        </draw:polyline>
        <draw:polyline draw:style-name="gr2" draw:text-style-name="P1" draw:layer="layout" svg:width="0.739cm" svg:height="2.365cm" svg:x="20.138cm" svg:y="53.141cm" svg:viewBox="0 0 740 2366" draw:points="86,2363 89,2363 86,2363 86,2366 82,2363 79,2363 75,2359 68,2356 61,2349 57,2341 50,2334 47,2327 36,2320 36,2313 36,2306 32,2288 29,2263 32,2228 29,2189 29,2139 32,2086 29,2018 25,1951 25,1876 25,1802 18,1727 18,1645 18,1556 18,1461 11,1361 8,1258 8,1159 4,1056 8,953 0,850 0,754 0,665 8,580 11,505 15,434 22,370 29,313 40,260 50,210 61,171 72,132 82,100 93,71 104,49 111,28 118,14 125,7 125,3 125,0 125,3 125,7 121,10 118,17 114,21 114,32 114,46 118,67 121,97 125,132 135,178 150,232 168,285 179,349 193,416 211,484 222,555 236,626 250,697 261,771 271,850 286,928 300,1002 311,1077 328,1155 346,1230 353,1301 367,1365 382,1429 392,1485 410,1539 417,1592 424,1638 435,1677 445,1713 449,1745 460,1770 463,1791 460,1805 463,1816 467,1823 467,1830 467,1826 467,1823 470,1819 470,1812 470,1805 467,1798 467,1791 467,1784 463,1773 463,1752 463,1723 467,1684 467,1635 467,1574 467,1507 467,1421 474,1333 474,1237 477,1144 474,1049 474,956 474,860 474,775 474,697 467,629 474,569 485,516 492,477 506,441 520,413 534,391 549,370 573,356 591,342 605,338 627,335 651,338 683,345 712,356 740,370">
          <text:p/>
        </draw:polyline>
        <draw:polyline draw:style-name="gr2" draw:text-style-name="P1" draw:layer="layout" svg:width="0.39cm" svg:height="1.765cm" svg:x="21.897cm" svg:y="54.015cm" svg:viewBox="0 0 391 1766" draw:points="388,1759 391,1762 388,1766 384,1766 377,1762 374,1762 367,1755 363,1752 359,1745 359,1737 352,1734 345,1723 342,1705 338,1684 335,1652 335,1613 327,1570 324,1516 324,1456 327,1388 320,1317 317,1243 310,1165 299,1086 292,998 288,905 285,813 278,724 278,635 281,554 285,472 292,397 306,333 313,269 320,220 327,174 331,138 338,106 338,81 345,60 338,46 342,35 342,28 342,24 345,21 342,21 349,24 349,28 349,31 349,35 349,42 345,49 338,56 338,74 335,95 327,127 327,166 324,209 320,255 320,316 320,376 310,436 303,500 292,561 281,625 274,692 264,760 253,827 242,895 235,959 228,1026 221,1086 217,1143 221,1197 217,1250 214,1296 214,1339 207,1378 214,1410 210,1434 210,1456 207,1470 200,1481 200,1488 200,1484 200,1477 200,1474 196,1466 203,1459 200,1445 203,1424 203,1392 200,1353 196,1310 193,1260 193,1207 189,1140 185,1072 185,1001 185,927 189,856 193,777 200,699 203,621 207,543 217,472 217,401 217,340 217,287 214,237 210,195 200,156 182,120 164,92 143,71 120,49 88,31 57,14 32,7 0,0">
          <text:p/>
        </draw:polyline>
        <draw:polyline draw:style-name="gr2" draw:text-style-name="P1" draw:layer="layout" svg:width="2.408cm" svg:height="1.311cm" svg:x="19.901cm" svg:y="51.485cm" svg:viewBox="0 0 2409 1312" draw:points="569,1312 569,1309 569,1305 564,1301 561,1298 561,1291 554,1284 550,1277 547,1270 543,1259 539,1252 536,1241 529,1230 522,1220 518,1209 511,1198 507,1188 500,1181 493,1170 483,1159 475,1149 468,1138 458,1124 447,1117 440,1110 429,1103 426,1095 415,1088 412,1085 408,1081 404,1078 408,1078 408,1074 404,1074 404,1071 394,1071 390,1071 394,1071 387,1071 390,1071 394,1067 397,1063 401,1063 404,1063 404,1060 401,1060 397,1060 401,1056 408,1053 426,1046 458,1035 500,1021 543,1003 604,989 675,968 757,939 853,911 942,886 1038,857 1141,825 1251,797 1354,765 1453,730 1553,698 1649,662 1741,627 1826,595 1904,559 1979,527 2043,499 2093,470 2146,442 2192,421 2231,403 2260,385 2284,371 2306,360 2316,353 2338,350 2345,346 2348,346 2345,350 2334,350 2334,353 2327,353 2320,357 2306,357 2284,357 2260,357 2224,357 2185,357 2135,353 2082,350 2014,346 1943,339 1876,339 1798,335 1716,335 1634,335 1546,332 1453,335 1364,339 1272,342 1187,346 1095,353 1016,360 931,367 849,381 768,396 690,410 608,424 536,438 465,456 394,474 333,495 280,513 230,531 184,552 152,570 120,591 92,609 71,623 53,637 28,651 17,666 10,676 7,683 3,691 0,694 0,698 3,698 10,698 14,698 14,694 17,694 10,694 10,691 10,687 21,683 42,683 71,680 110,676 170,669 230,666 301,655 383,644 475,637 569,619 661,598 761,577 867,552 977,527 1091,502 1205,470 1315,442 1425,410 1535,381 1634,350 1730,321 1819,289 1897,256 1982,228 2050,199 2110,171 2167,146 2220,118 2260,93 2295,71 2331,50 2348,36 2373,22 2384,11 2391,4 2398,0 2402,0 2409,0 2405,0 2398,0 2394,0 2394,4 2402,4 2398,8 2398,11 2398,15 2394,22 2380,29 2366,39 2352,50 2334,64 2309,86 2291,107 2256,135">
          <text:p/>
        </draw:polyline>
        <draw:polyline draw:style-name="gr2" draw:text-style-name="P1" draw:layer="layout" svg:width="2.635cm" svg:height="2.142cm" svg:x="19.922cm" svg:y="50.331cm" svg:viewBox="0 0 2636 2143" draw:points="749,2143 756,2136 764,2132 778,2125 792,2117 813,2106 835,2096 863,2082 891,2067 927,2053 966,2032 1012,2010 1062,1989 1119,1968 1190,1943 1257,1915 1325,1886 1396,1858 1467,1826 1548,1794 1627,1758 1701,1723 1772,1687 1840,1652 1897,1620 1964,1584 2024,1549 2071,1517 2120,1488 2167,1463 2206,1439 2241,1414 2280,1396 2309,1378 2337,1360 2358,1346 2376,1332 2383,1321 2397,1314 2404,1304 2408,1300 2408,1297 2412,1293 2415,1289 2419,1293 2419,1297 2419,1300 2415,1300 2415,1304 2419,1304 2422,1304 2426,1304 2426,1300 2429,1300 2429,1297 2433,1297 2433,1293 2436,1293 2436,1289 2440,1289 2447,1286 2458,1282 2472,1279 2491,1275 2508,1272 2526,1268 2544,1261 2565,1257 2583,1254 2594,1250 2611,1247 2619,1243 2626,1240 2633,1243 2636,1240 2636,1233 2633,1233 2633,1229 2629,1229 2633,1229 2636,1225 2629,1225 2622,1218 2611,1208 2594,1190 2572,1172 2544,1151 2508,1130 2461,1101 2408,1069 2358,1041 2301,1009 2234,980 2170,952 2099,924 2024,895 1950,860 1872,828 1786,796 1701,760 1612,721 1517,682 1431,639 1342,597 1261,551 1172,508 1090,462 1009,416 938,366 866,323 795,284 732,245 668,206 614,174 561,142 518,117 476,96 447,78 426,64 408,53 394,46 383,39 383,36 383,32 387,36 387,39 391,43 391,46 394,46 408,50 430,57 454,67 501,82 554,96 618,117 700,135 788,163 884,188 987,213 1094,238 1204,266 1310,291 1421,313 1527,341 1634,366 1737,387 1826,408 1914,433 1992,451 2063,469 2124,483 2184,497 2230,508 2269,519 2298,529 2316,536 2330,536 2337,540 2341,544 2333,544 2330,544 2326,540 2326,536 2316,533 2298,529 2269,515 2230,497 2181,480 2113,458 2035,430 1946,401 1840,366 1726,330 1612,298 1499,263 1378,231 1257,202 1144,171 1023,146 909,121 806,103 703,82 604,67 515,53 433,43 351,28 280,21 213,14 163,7 117,4 82,0 50,0 28,0 14,0 7,0 3,0 0,0 3,0 18,0 28,0 50,0 74,0 106,0 149,0 199,0 256,0 305,0">
          <text:p/>
        </draw:polyline>
        <draw:polyline draw:style-name="gr2" draw:text-style-name="P1" draw:layer="layout" svg:width="2.557cm" svg:height="2.096cm" svg:x="20.181cm" svg:y="47.649cm" svg:viewBox="0 0 2558 2097" draw:points="82,181 75,164 68,142 57,121 50,96 39,71 29,46 18,25 11,14 7,7 7,4 4,0 0,0 0,4 0,7 4,11 4,18 4,22 4,29 14,39 18,53 25,75 39,100 50,132 71,167 92,206 117,252 139,302 164,355 185,412 203,466 220,522 235,583 252,643 270,711 277,778 284,849 291,920 302,991 306,1062 306,1130 309,1194 309,1258 313,1318 306,1378 309,1432 309,1481 309,1528 306,1570 306,1610 306,1642 306,1674 316,1696 316,1713 316,1728 316,1735 316,1742 320,1742 313,1738 309,1735 309,1731 306,1728 306,1724 302,1717 302,1713 302,1706 298,1703 302,1699 298,1696 302,1688 298,1685 298,1681 298,1678 295,1674 295,1671 298,1667 306,1667 309,1667 306,1667 298,1667 295,1667 291,1667 295,1664 291,1664 295,1660 298,1660 298,1656 295,1656 295,1660 295,1656 298,1656 298,1660 302,1664 309,1664 330,1667 359,1667 394,1674 444,1681 505,1692 579,1706 671,1724 774,1745 877,1767 991,1795 1105,1820 1226,1848 1343,1877 1460,1902 1578,1926 1681,1951 1784,1969 1877,1990 1972,2008 2065,2026 2143,2040 2218,2051 2285,2061 2352,2072 2406,2079 2448,2083 2484,2093 2509,2093 2527,2097 2541,2097 2548,2097 2555,2097 2558,2093 2555,2093 2551,2093 2548,2093 2548,2090 2544,2090 2541,2090 2537,2090 2544,2090 2541,2086 2541,2079 2527,2069 2512,2051 2495,2026 2477,2001 2455,1973 2431,1941 2409,1902 2381,1859 2360,1816 2342,1774 2321,1728 2299,1671 2281,1617 2260,1556 2242,1496 2225,1428 2210,1357 2196,1283 2186,1201 2182,1123 2171,1045 2164,966 2154,892 2150,821 2146,760 2146,700 2143,654 2139,615 2143,583 2143,554 2143,537 2146,522 2150,515 2150,508 2154,508 2154,505 2150,505 2154,508 2157,508 2157,512 2157,515 2161,519 2157,522 2157,529 2168,540 2178,558 2193,579 2214,608 2235,643 2253,679 2274,718 2289,764 2296,814 2296,863 2292,917">
          <text:p/>
        </draw:polyline>
        <draw:polyline draw:style-name="gr2" draw:text-style-name="P1" draw:layer="layout" svg:width="0.444cm" svg:height="2.018cm" svg:x="21.492cm" svg:y="47.681cm" svg:viewBox="0 0 445 2019" draw:points="135,2005 131,2008 128,2008 128,2012 124,2012 121,2015 117,2015 113,2019 110,2015 113,2012 110,2008 110,2005 106,2001 96,1997 96,1990 96,1983 96,1976 92,1969 92,1958 103,1941 106,1912 113,1873 121,1827 128,1774 135,1709 145,1634 152,1549 156,1460 170,1371 177,1279 184,1179 195,1076 202,970 209,856 213,750 220,643 220,544 220,451 227,362 227,284 234,213 234,156 238,107 241,71 248,43 248,21 248,11 252,4 248,0 256,0 259,4 259,7 259,14 270,29 277,46 287,75 302,114 319,156 341,213 362,277 383,345 405,416 422,494 438,569 445,647 445,725 441,799 438,874 430,949 412,1020 390,1091 366,1158 341,1219 309,1275 284,1332 256,1382 231,1432 209,1474 192,1517 170,1556 156,1588 145,1620 135,1641 124,1663 113,1677 110,1687 103,1695 99,1702 96,1702 99,1702 96,1698 96,1695 92,1691 89,1684 85,1673 78,1652 74,1627 60,1595 57,1560 49,1513 39,1464 25,1400 18,1332 10,1261 3,1183 0,1101 3,1020 0,934 3,853 7,771 7,696 14,625 21,561 28,505 28,455 39,409 49,370 60,338 78,309 92,288 103,267 117,252 128,242 138,235 149,231 156,231 170,235 181,238 195,249 209,267 224,284 238,309 259,341 273,377 284,409 291,448 295,487">
          <text:p/>
        </draw:polyline>
        <draw:polyline draw:style-name="gr2" draw:text-style-name="P1" draw:layer="layout" svg:width="0.149cm" svg:height="1.63cm" svg:x="22.227cm" svg:y="47.955cm" svg:viewBox="0 0 150 1631" draw:points="4,1631 0,1628 4,1628 7,1628 11,1624 11,1620 11,1617 7,1610 11,1606 7,1603 4,1596 7,1585 7,1574 11,1556 14,1539 18,1514 21,1489 28,1453 39,1418 43,1375 51,1329 58,1283 65,1230 68,1173 79,1116 86,1052 90,985 90,914 90,843 86,768 86,693 86,615 83,541 79,470 76,395 76,331 79,274 83,217 79,168 83,124 83,88 86,60 86,39 86,21 83,10 83,3 83,0 83,3 79,3 79,7 79,14 83,17 79,28 83,35 86,53 93,71 100,96 108,128 115,161 125,196 136,235 143,278 147,324 150,370">
          <text:p/>
        </draw:polyline>
        <draw:polyline draw:style-name="gr2" draw:text-style-name="P1" draw:layer="layout" svg:width="2.365cm" svg:height="1.744cm" svg:x="20.114cm" svg:y="47.766cm" svg:viewBox="0 0 2366 1745" draw:points="2152,1433 2170,1426 2188,1419 2212,1408 2237,1401 2262,1394 2291,1383 2308,1380 2330,1376 2344,1376 2351,1376 2359,1376 2366,1376 2366,1380 2366,1383 2359,1387 2359,1390 2356,1394 2347,1394 2347,1397 2344,1401 2340,1404 2340,1412 2333,1422 2319,1433 2305,1444 2284,1461 2262,1476 2230,1497 2198,1515 2163,1532 2113,1554 2067,1568 2014,1586 1957,1600 1893,1614 1829,1621 1761,1632 1683,1642 1609,1653 1527,1660 1442,1667 1364,1667 1275,1674 1190,1682 1104,1685 1019,1689 937,1696 859,1699 785,1703 710,1710 639,1717 572,1724 508,1728 451,1735 390,1735 334,1738 284,1742 238,1745 199,1745 163,1745 131,1745 106,1745 81,1742 67,1742 53,1738 39,1738 28,1735 21,1735 14,1731 7,1728 3,1728 0,1724 0,1721 3,1717 7,1714 10,1710 10,1699 14,1685 21,1664 24,1639 28,1614 35,1579 39,1539 46,1497 53,1451 67,1404 81,1351 96,1294 113,1234 138,1167 156,1095 174,1014 195,932 209,843 227,758 245,676 262,595 273,517 291,449 305,389 326,332 348,286 365,243 383,207 401,174 412,146 429,121 451,100 468,82 486,64 500,50 518,40 536,29 554,18 564,11 575,4 582,0 589,0 596,0 600,0 603,4 607,8 607,11 603,18 603,29 600,40">
          <text:p/>
        </draw:polyline>
        <draw:polyline draw:style-name="gr2" draw:text-style-name="P1" draw:layer="layout" svg:width="1.9cm" svg:height="0.483cm" svg:x="19.723cm" svg:y="46.292cm" svg:viewBox="0 0 1901 484" draw:points="57,96 53,93 50,89 46,89 43,86 39,86 32,82 28,82 25,82 21,78 18,78 14,78 11,78 7,78 11,78 7,78 11,78 7,78 3,78 3,82 0,86 3,86 3,89 3,93 11,96 21,103 35,107 57,114 78,121 110,128 146,139 192,146 242,157 289,164 342,171 395,181 466,192 530,203 598,213 665,221 736,231 807,242 875,256 949,267 1020,274 1081,285 1152,292 1219,302 1287,316 1358,328 1425,339 1482,346 1535,357 1592,364 1638,374 1677,389 1713,396 1741,403 1766,410 1788,417 1795,424 1809,428 1819,431 1827,435 1837,438 1841,442 1848,442 1844,442 1841,438 1848,438 1851,438 1851,435 1841,435 1837,435 1834,435 1834,431 1830,431 1816,424 1802,420 1773,413 1741,403 1702,396 1656,381 1606,367 1557,353 1507,342 1461,332 1415,325 1365,313 1322,302 1290,292 1251,285 1219,277 1184,274 1152,267 1120,263 1095,256 1063,253 1031,249 995,245 960,238 924,231 885,221 843,213 793,203 747,196 701,181 654,167 605,153 555,139 509,118 466,100 427,82 395,68 363,54 331,43 303,36 282,29 267,25 257,22 250,25 242,29 235,32 239,39 239,43 239,50 246,57 246,64 253,75 267,89 278,107 296,125 321,146 353,171 385,196 427,221 477,253 527,274 583,299 644,321 704,339 761,360 821,381 875,396 935,413 999,424 1063,438 1120,449 1180,460 1237,467 1290,470 1347,477 1404,481 1443,481 1475,481 1500,484 1521,484 1535,484 1542,484 1550,481 1542,481 1542,477 1539,474 1535,474 1528,470 1518,463 1496,449 1461,431 1418,410 1361,389 1301,360 1230,325 1152,292 1070,260 981,231 896,199 811,171 729,146 647,121 566,96 495,71 427,50 370,36 317,22 271,11 235,7 210,4 188,4 167,0 160,4 156,4 153,7 153,11 153,15 163,18 188,25 224,36 271,54 335,71 409,93 498,114 598,142 708,167 818,189 924,210 1042,224 1152,238 1258,253 1361,267 1461,274 1546,281 1621,288 1681,292 1738,292 1784,299 1819,299 1841,299 1862,299 1876,299 1887,299 1894,299 1898,299 1901,299 1901,295 1898,299 1894,299 1883,299 1873,302 1862,306 1844,309 1827,316 1805,325">
          <text:p/>
        </draw:polyline>
        <draw:polyline draw:style-name="gr2" draw:text-style-name="P1" draw:layer="layout" svg:width="0.359cm" svg:height="0.511cm" svg:x="22.22cm" svg:y="46.751cm" svg:viewBox="0 0 360 512" draw:points="353,345 356,342 353,338 345,338 342,334 338,331 335,327 328,324 321,324 317,324 313,320 310,320 313,320 306,317 303,313 292,302 278,292 260,278 239,267 214,253 189,235 168,221 149,214 135,207 121,199 114,196 106,196 99,196 96,196 92,199 92,203 92,207 92,210 85,214 85,217 85,221 89,224 85,231 85,235 85,239 85,242 85,246 89,253 96,256 92,263 99,274 106,285 117,302 131,317 149,334 171,352 186,370 207,388 232,402 253,409 274,416 292,423 306,427 321,427 331,430 345,427 349,427 353,423 356,420 356,416 356,413 356,409 360,402 349,398 349,395 349,388 349,384 345,381 342,374 335,359 328,345 321,327 310,310 296,292 282,271 264,249 239,231 221,217 200,210 182,199 161,196 138,189 121,189 103,189 92,189 78,192 60,199 57,207 46,214 35,224 28,231 21,242 14,256 11,267 7,278 3,288 3,302 7,313 11,327 18,342 18,356 28,374 43,388 57,405 67,423 89,437 110,455 128,469 161,484 179,494 196,501 210,508 228,512 239,512 246,512 250,512 250,508 250,505 253,498 253,494 250,487 253,484 253,473 253,459 246,437 246,413 242,384 242,352 239,310 235,271 225,228 214,189 210,157 200,125 186,96 171,68 161,47 149,29 138,15 135,8 131,3 131,0 131,3 131,8 131,11 135,15 142,18 142,22 142,29 142,33 142,36 142,40 146,43 146,47 138,50 138,54 142,54 138,57 135,57 121,61 106,64 89,64 64,64 32,61 0,57">
          <text:p/>
        </draw:polyline>
        <draw:polyline draw:style-name="gr2" draw:text-style-name="P1" draw:layer="layout" svg:width="2.739cm" svg:height="1.79cm" svg:x="20.007cm" svg:y="43.948cm" svg:viewBox="0 0 2740 1791" draw:points="2342,1773 2342,1777 2338,1777 2338,1781 2335,1781 2331,1781 2331,1784 2328,1784 2324,1788 2320,1788 2317,1788 2313,1788 2310,1788 2306,1788 2303,1788 2299,1788 2296,1788 2292,1784 2281,1784 2278,1784 2278,1788 2281,1788 2278,1788 2278,1791 2274,1791 2271,1791 2267,1791 2267,1788 2264,1788 2264,1784 2271,1781 2267,1781 2267,1777 2264,1777 2267,1777 2264,1777 2260,1777 2257,1777 2253,1777 2249,1777 2239,1773 2225,1773 2210,1770 2185,1766 2157,1756 2129,1749 2093,1741 2058,1731 2019,1720 1979,1706 1933,1694 1887,1680 1841,1666 1791,1645 1742,1627 1688,1609 1631,1588 1571,1563 1514,1542 1450,1513 1379,1485 1315,1456 1248,1428 1180,1399 1116,1371 1056,1339 999,1314 942,1286 889,1261 839,1240 797,1215 751,1190 708,1165 669,1144 633,1119 598,1098 562,1076 526,1051 494,1034 462,1009 433,987 401,970 373,948 345,931 323,916 295,902 270,884 249,874 227,863 203,852 178,842 156,835 128,824 110,817 92,813 78,810 64,803 46,799 36,799 25,796 18,796 11,792 7,792 4,792 0,792 0,796 4,796 4,799 7,799 11,803 7,806 0,806 4,810 4,813 4,817 11,821 32,828 60,838 92,852 139,870 195,888 263,909 338,931 416,952 497,980 580,1002 669,1019 754,1041 846,1066 939,1090 1038,1112 1134,1140 1226,1165 1329,1197 1433,1225 1535,1254 1635,1289 1731,1321 1823,1353 1912,1385 2001,1421 2079,1453 2154,1485 2221,1517 2281,1545 2335,1574 2384,1602 2427,1627 2466,1652 2502,1673 2526,1691 2551,1710 2580,1727 2594,1741 2608,1752 2615,1766 2626,1773 2629,1777 2629,1781 2633,1781 2629,1781 2633,1777 2629,1777 2633,1777 2629,1773 2626,1773 2626,1770 2626,1766 2622,1766 2615,1759 2605,1759 2576,1756 2548,1749 2509,1741 2463,1734 2409,1727 2345,1717 2281,1706 2221,1694 2154,1677 2090,1666 2022,1652 1958,1637 1891,1620 1827,1602 1745,1584 1670,1563 1599,1542 1525,1520 1450,1492 1358,1467 1276,1442 1195,1410 1113,1382 1035,1346 960,1314 882,1282 807,1254 747,1218 680,1190 623,1162 566,1137 522,1112 476,1087 441,1069 412,1048 384,1034 366,1019 348,1009 334,998 316,991 309,984 302,980 291,973 284,970 270,966 259,959 252,955 245,952 231,948 217,945 210,941 199,938 195,931 185,927 178,924 174,920 163,916 163,913 156,909 149,906 146,906 142,902 139,902 131,902 135,902 135,899 128,899 117,899 128,899 131,895 131,892 135,892 142,892 142,888 142,884 135,884 131,884 131,881 135,884 139,884 142,881 142,884 142,881 146,881 142,881 135,881 135,877 131,874 135,874 131,874 135,870 139,867 146,867 146,863 149,863 153,856 163,845 178,831 199,813 220,792 249,767 284,739 323,710 366,678 409,654 458,629 508,604 566,575 626,551 690,526 768,497 846,469 939,440 1035,412 1138,380 1248,348 1365,316 1486,281 1603,252 1724,217 1837,185 1944,153 2047,121 2146,99 2232,75 2306,53 2374,39 2434,25 2491,14 2537,7 2580,4 2615,0 2644,4 2665,4 2686,7 2701,7 2711,11 2718,14 2718,18 2718,21 2722,28 2722,32 2722,36 2729,43 2729,50 2729,57 2732,71 2736,89 2740,114 2736,146 2740,181 2732,217 2725,256 2711,298 2693,341 2672,384 2647,419 2619,458 2583,497 2551,536 2512,579 2470,618">
          <text:p/>
        </draw:polyline>
        <draw:polyline draw:style-name="gr2" draw:text-style-name="P1" draw:layer="layout" svg:width="0.373cm" svg:height="1.538cm" svg:x="21.474cm" svg:y="43.856cm" svg:viewBox="0 0 374 1539" draw:points="374,1539 374,1535 370,1535 363,1535 360,1535 356,1535 353,1535 346,1535 342,1532 338,1532 338,1528 342,1524 342,1517 338,1513 335,1506 335,1502 331,1495 331,1491 324,1477 328,1460 317,1435 306,1406 292,1371 277,1328 259,1278 242,1222 224,1161 202,1104 185,1044 167,980 153,916 135,856 117,788 103,731 89,675 75,625 60,582 50,547 32,515 21,486 18,465 11,447 7,437 4,426 0,422 0,415 4,415 4,419 4,422 7,426 11,429 11,437 11,444 11,451 11,461 14,476 11,493 14,515 14,547 21,579 25,618 39,660 46,703 57,749 67,795 78,838 85,877 92,916 99,952 103,984 114,1012 117,1040 124,1062 124,1083 128,1104 128,1119 131,1133 135,1143 128,1151 128,1158 131,1161 128,1158 128,1154 124,1151 124,1147 121,1140 124,1136 121,1133 121,1126 117,1119 117,1111 117,1104 114,1097 114,1087 114,1069 110,1044 107,1008 103,966 103,920 99,863 92,802 82,735 75,664 71,593 67,522 64,447 57,376 53,305 50,241 60,188 57,142 57,103 57,71 53,49 60,32 60,21 64,10 60,3 60,0 67,0 64,3 64,7 67,10 67,17 71,21 75,32 71,42 75,53 82,74 92,103 99,138 114,177 128,223 142,273 156,323 167,376 178,426 185,476 195,522 192,564">
          <text:p/>
        </draw:polyline>
        <draw:polyline draw:style-name="gr2" draw:text-style-name="P1" draw:layer="layout" svg:width="2.423cm" svg:height="1.975cm" svg:x="19.996cm" svg:y="43.124cm" svg:viewBox="0 0 2424 1976" draw:points="121,1940 107,1944 96,1947 82,1951 64,1958 50,1962 36,1965 29,1969 25,1972 22,1976 18,1976 15,1976 15,1972 11,1972 8,1972 11,1969 8,1965 8,1962 8,1958 4,1955 4,1951 0,1944 0,1937 4,1933 4,1923 4,1908 8,1891 15,1866 22,1834 32,1802 43,1763 47,1720 68,1670 96,1621 125,1567 157,1511 203,1454 249,1393 299,1329 366,1264 430,1201 498,1137 572,1066 655,998 737,931 829,863 932,796 1028,728 1134,664 1245,600 1362,540 1475,483 1589,426 1703,376 1802,327 1895,277 1983,234 2062,192 2136,156 2193,124 2243,96 2285,71 2321,50 2356,39 2378,25 2395,14 2403,7 2420,3 2424,0 2424,3 2406,3 2406,7 2406,11 2406,18 2395,25 2388,39 2378,57 2363,82 2346,110 2321,142 2289,181 2246,224 2204,266 2154,312 2097,348 2040,387">
          <text:p/>
        </draw:polyline>
        <draw:polyline draw:style-name="gr2" draw:text-style-name="P1" draw:layer="layout" svg:width="2.003cm" svg:height="1.581cm" svg:x="20.291cm" svg:y="43.099cm" svg:viewBox="0 0 2004 1582" draw:points="32,1568 29,1568 25,1568 22,1571 18,1575 14,1575 14,1578 11,1578 11,1582 7,1582 4,1582 0,1582 0,1578 0,1575 0,1571 0,1568 0,1564 7,1557 22,1550 39,1539 61,1528 89,1511 132,1493 178,1475 235,1450 299,1429 355,1404 419,1376 494,1351 565,1322 640,1294 721,1266 800,1230 879,1198 967,1159 1056,1123 1145,1081 1234,1038 1315,992 1404,949 1482,903 1557,857 1624,811 1688,768 1745,722 1799,683 1845,648 1884,612 1916,584 1941,559 1962,537 1980,520 1990,509 1997,502 2004,495 2001,495 2004,491 2001,491 2001,495 1994,498 1994,502 1994,505 1990,505 1983,509 1976,513 1962,516 1944,523 1923,530 1887,537 1848,552 1806,562 1756,580 1706,594 1653,616 1600,633 1546,658 1493,683 1436,711 1372,743 1323,775 1262,811 1202,850 1138,886 1074,925 1017,964 957,1003 903,1042 847,1077 804,1113 761,1145 721,1170 689,1198 657,1223 625,1244 600,1266 572,1280 558,1294 544,1305 529,1315 522,1319 515,1326 508,1326 497,1330 487,1330 487,1326 490,1326 490,1322 490,1319 497,1315 497,1312 497,1308 508,1305 512,1298 519,1280 537,1262 558,1234 586,1205 622,1166 672,1120 714,1070 776,1013 836,957 903,900 974,839 1053,779 1131,715 1205,651 1276,587 1354,523 1433,463 1504,406 1582,348 1642,298 1699,252 1752,210 1799,178 1834,146 1862,121 1887,100 1898,85 1905,75 1916,64 1923,57 1930,53 1933,50 1937,46 1948,46 1941,43 1930,39 1909,32 1877,25 1841,18 1788,7 1735,0">
          <text:p/>
        </draw:polyline>
        <draw:polyline draw:style-name="gr2" draw:text-style-name="P1" draw:layer="layout" svg:width="2.951cm" svg:height="0.551cm" svg:x="19.592cm" svg:y="42.715cm" svg:viewBox="0 0 2952 552" draw:points="397,552 394,545 394,541 390,541 387,541 383,541 380,541 380,538 376,538 380,538 376,538 372,538 369,534 358,534 351,531 341,527 330,524 312,520 301,516 287,513 277,509 266,509 259,506 252,506 245,506 237,506 227,506 223,506 216,502 209,502 202,502 195,502 188,499 177,499 170,495 156,495 145,492 134,488 124,488 110,485 99,481 85,481 78,477 67,477 60,474 49,474 39,470 35,467 24,463 21,463 14,463 10,463 7,459 3,459 3,463 0,463 3,463 0,463 3,467 7,470 10,470 14,470 10,470 17,470 35,470 60,467 110,467 156,463 220,455 301,448 397,437 507,430 621,420 745,402 870,384 998,363 1133,345 1271,324 1413,302 1552,281 1694,256 1818,235 1953,210 2084,189 2209,160 2333,139 2440,114 2536,89 2629,75 2718,54 2782,40 2838,25 2878,18 2906,11 2934,4 2949,0 2952,0 2949,4 2945,8 2938,8 2938,11 2938,15 2934,15 2931,18 2927,22 2910,29 2885,40 2856,54 2821,68 2775,82 2725,100 2672,118 2615,135 2561,153 2504,164 2443,178 2383,189 2326,199 2266,206 2216,214 2159,217 2106,224 2049,228 1996,228 1939,235 1886,238 1832,246 1772,256 1704,263">
          <text:p/>
        </draw:polyline>
        <draw:polyline draw:style-name="gr2" draw:text-style-name="P1" draw:layer="layout" svg:width="2.529cm" svg:height="0.49cm" svg:x="19.531cm" svg:y="42.616cm" svg:viewBox="0 0 2530 491" draw:points="604,491 590,488 572,484 554,481 526,481 501,481 473,477 444,477 419,473 394,473 373,470 348,470 327,466 302,463 277,459 256,459 235,456 213,452 192,449 174,445 153,438 139,434 121,427 107,424 92,417 78,413 68,406 53,399 43,392 36,381 25,374 18,367 14,360 4,353 4,349 4,346 4,342 0,342 4,338 7,338 4,338 14,331 36,328 61,321 92,314 135,306 195,292 259,278 338,267 412,252 490,238 586,220 682,206 782,185 885,174 995,156 1101,139 1211,121 1329,107 1435,92 1538,78 1641,67 1741,53 1833,43 1915,39 1994,28 2065,21 2132,14 2182,11 2232,7 2274,4 2317,0 2356,0 2388,0 2413,0 2434,0 2463,0 2487,4 2498,4 2505,7 2516,11 2523,14 2527,18 2530,21 2519,25 2519,28 2523,32 2519,32 2516,35 2523,43 2523,50 2519,64 2519,82 2512,103 2502,131 2477,160 2452,195 2420,227">
          <text:p/>
        </draw:polyline>
        <draw:polyline draw:style-name="gr2" draw:text-style-name="P1" draw:layer="layout" svg:width="0.277cm" svg:height="2.735cm" svg:x="20.845cm" svg:y="41.213cm" svg:viewBox="0 0 278 2736" draw:points="115,2736 108,2729 104,2725 97,2718 90,2711 79,2697 68,2679 50,2658 39,2629 32,2605 22,2576 15,2548 7,2516 4,2484 0,2452 0,2413 4,2374 4,2331 7,2285 7,2239 18,2185 25,2132 29,2072 32,2015 32,1955 39,1898 43,1841 46,1780 43,1724 43,1663 46,1606 46,1546 50,1493 54,1432 54,1383 54,1333 50,1283 54,1241 54,1202 50,1165 46,1133 43,1101 39,1073 36,1051 43,1030 39,1012 39,998 39,987 39,980 43,977 43,980 39,980 36,984 36,991 39,994 39,1005 46,1012 50,1023 54,1041 61,1066 72,1094 83,1129 97,1172 111,1216 119,1262 136,1312 143,1368 158,1418 172,1468 179,1514 190,1560 200,1610 207,1656 211,1699 214,1745 218,1784 218,1823 222,1866 222,1901 218,1937 218,1965 214,1994 214,2015 211,2033 211,2047 207,2054 207,2061 207,2065 204,2061 204,2058 200,2050 200,2047 197,2040 193,2033 190,2026 182,2008 175,1987 165,1951 154,1908 140,1866 122,1812 108,1752 94,1681 83,1610 72,1539 64,1461 57,1383 54,1305 54,1226 54,1147 54,1069 54,998 61,923 68,852 76,781 90,714 101,646 111,579 126,515 140,447 154,387 168,327 186,273 197,220 211,174 225,131 239,92 250,53 264,25 278,0">
          <text:p/>
        </draw:polyline>
        <draw:polyline draw:style-name="gr2" draw:text-style-name="P1" draw:layer="layout" svg:width="2.007cm" svg:height="0.494cm" svg:x="20.046cm" svg:y="39.916cm" svg:viewBox="0 0 2008 495" draw:points="750,495 742,492 732,488 718,485 703,481 686,474 668,470 650,467 636,463 625,460 611,460 593,456 579,453 568,449 554,449 540,445 529,442 515,442 505,438 494,438 480,438 469,435 458,435 444,435 433,431 419,428 412,424 398,424 384,421 370,417 355,413 345,413 330,410 320,410 299,406 288,406 277,403 267,403 252,403 238,399 227,399 220,399 206,396 203,396 192,392 185,392 174,389 174,385 164,385 153,381 142,381 124,378 110,374 100,371 89,371 71,367 61,364 50,364 46,360 39,360 32,357 25,353 18,353 11,353 7,353 7,350 0,350 0,346 0,342 4,342 4,339 14,339 18,339 29,339 46,339 82,335 124,328 171,321 231,310 288,300 366,289 441,275 515,260 583,249 654,235 725,221 796,203 870,189 941,171 1021,157 1092,143 1159,132 1230,118 1305,103 1372,89 1436,75 1489,61 1539,47 1585,36 1635,25 1678,22 1710,11 1738,8 1763,4 1781,0 1791,0 1806,0 1806,4 1809,4 1806,8 1809,8 1813,11 1813,15 1813,18 1809,18 1806,22 1798,29 1781,36 1766,50 1738,64 1706,79 1667,96 1621,118 1571,139 1518,153 1457,167 1390,182 1315,196 1244,203 1170,210 1095,214 1028,210 949,210 874,210 796,206 732,203 657,199 586,192 522,189 455,185 398,185 345,185 295,185 249,185 210,185 174,189 146,189 121,192 103,196 85,196 78,199 68,199 61,203 57,203 53,203 57,203 46,203 53,203 57,203 68,199 82,199 117,199 153,199 199,199 256,196 320,189 391,185 465,178 547,171 625,164 700,160 774,150 849,139 931,132 1009,121 1084,111 1159,107 1234,96 1312,86 1386,75 1454,64 1511,57 1578,47 1635,39 1688,36 1742,29 1788,22 1830,18 1869,15 1901,15 1926,11 1948,11 1962,15 1976,15 1983,18 1987,18 1987,22 1990,22 1990,25 1990,29 2001,29 2001,32 2001,36 2004,36 2004,39 2004,47 2004,54 2008,64 2001,79 2001,93 2001,107 1997,121 1990,139 1987,153">
          <text:p/>
        </draw:polyline>
        <draw:polyline draw:style-name="gr2" draw:text-style-name="P1" draw:layer="layout" svg:width="0.352cm" svg:height="1.467cm" svg:x="20.849cm" svg:y="39.355cm" svg:viewBox="0 0 353 1468" draw:points="0,96 11,82 25,71 40,61 54,50 72,36 90,22 107,11 125,4 136,0 147,0 157,0 168,0 175,4 182,11 189,18 200,29 207,43 218,61 232,85 242,117 260,149 274,196 285,238 299,284 310,334 321,384 335,434 342,483 349,537 353,586 349,640 349,696 349,746 349,796 338,846 335,895 328,945 324,996 321,1042 313,1088 306,1131 296,1173 281,1212 274,1252 264,1287 257,1319 246,1347 239,1379 232,1401 232,1422 228,1440 228,1450 228,1461 221,1465 225,1468 228,1465 228,1458 235,1450 246,1436 250,1422 257,1401">
          <text:p/>
        </draw:polyline>
        <draw:polyline draw:style-name="gr2" draw:text-style-name="P1" draw:layer="layout" svg:width="2.181cm" svg:height="1.684cm" svg:x="20.06cm" svg:y="37.817cm" svg:viewBox="0 0 2182 1685" draw:points="86,1656 78,1649 71,1649 64,1646 50,1642 39,1642 29,1639 22,1639 15,1639 11,1639 7,1639 7,1642 11,1642 11,1646 11,1649 11,1653 11,1656 11,1660 11,1664 7,1664 4,1667 4,1671 0,1671 7,1671 18,1671 36,1674 64,1678 110,1678 164,1681 221,1685 295,1685 373,1681 455,1678 540,1674 626,1664 708,1656 797,1646 893,1632 989,1617 1081,1603 1173,1592 1262,1578 1351,1561 1433,1543 1511,1525 1582,1507 1649,1489 1713,1479 1770,1461 1820,1443 1870,1429 1912,1415 1951,1404 1976,1394 2001,1383 2022,1372 2037,1369 2058,1362 2072,1358 2076,1358 2076,1354 2076,1351 2072,1351 2061,1351 2072,1351 2072,1354 2069,1354 2069,1358 2061,1358 2040,1362 2026,1362 2001,1365 1976,1365 1937,1369 1887,1376 1834,1379 1774,1383 1717,1383 1657,1386 1600,1386 1539,1390 1479,1390 1422,1390 1369,1390 1316,1386 1259,1379 1202,1376 1149,1369 1102,1362 1060,1351 1021,1340 978,1326 939,1312 904,1294 875,1280 843,1262 815,1244 786,1223 761,1205 740,1188 722,1166 705,1148 687,1127 676,1106 662,1081 655,1053 643,1024 640,996 636,967 633,932 622,896 622,857 626,818 633,776 640,736 640,694 651,651 666,609 690,569 708,534 722,498 747,463 772,427 811,395 850,363 889,332 928,303 975,271 1031,243 1081,218 1134,193 1184,168 1241,147 1291,125 1344,108 1397,90 1443,76 1490,62 1532,46 1575,36 1625,25 1671,18 1699,11 1738,7 1777,4 1813,0 1852,0 1884,0 1912,0 1944,7 1983,7 2008,11 2033,11 2054,14 2076,18 2101,21 2122,25 2136,29 2147,36 2157,39 2168,43 2175,46 2182,50 2182,54 2182,58 2182,65 2182,76 2179,90 2168,108 2154,129 2129,154 2097,182">
          <text:p/>
        </draw:polyline>
        <draw:polyline draw:style-name="gr2" draw:text-style-name="P1" draw:layer="layout" svg:width="1.361cm" svg:height="1.666cm" svg:x="20.678cm" svg:y="35.97cm" svg:viewBox="0 0 1362 1667" draw:points="658,1667 658,1663 662,1656 666,1649 669,1642 676,1628 687,1614 698,1600 708,1582 719,1560 730,1539 744,1518 751,1492 762,1464 769,1432 783,1400 793,1357 804,1318 815,1279 822,1233 833,1190 836,1144 833,1098 829,1052 818,1005 804,959 783,913 754,867 726,821 698,778 662,739 630,703 591,671 552,643 513,618 474,593 431,576 391,561 356,551 313,547 277,544 245,544 213,547 185,551 157,561 128,576 103,590 79,608 61,632 43,657 25,686 15,718 8,750 4,785 0,817 0,856 4,888 4,924 15,959 25,991 43,1020 57,1052 79,1080 107,1112 139,1137 178,1162 217,1186 260,1208 306,1226 363,1243 417,1254 477,1265 541,1265 602,1261 666,1250 730,1236 790,1215 850,1186 907,1151 964,1115 1017,1073 1067,1034 1113,988 1156,941 1198,895 1237,845 1269,796 1298,750 1319,696 1344,647 1355,597 1362,544 1362,490 1358,437 1348,380 1333,323 1319,270 1294,217 1269,164 1248,121 1220,85 1195,53 1174,32 1149,14 1124,4 1095,0 1071,0 1039,11 1007,21 964,39 928,64 889,89 843,121 801,160 762,203 715,249 669,302">
          <text:p/>
        </draw:polyline>
        <draw:polyline draw:style-name="gr2" draw:text-style-name="P1" draw:layer="layout" svg:width="2.362cm" svg:height="0.139cm" svg:x="19.609cm" svg:y="40.037cm" svg:viewBox="0 0 2363 140" draw:points="377,126 363,122 341,122 320,118 295,115 270,108 238,104 217,101 196,97 178,94 164,90 142,86 125,79 107,76 89,72 75,69 61,69 46,65 36,65 22,65 14,65 11,69 7,69 0,72 11,76 7,76 11,79 11,83 14,83 11,83 4,83 4,86 7,86 11,90 22,90 36,94 61,97 93,101 135,111 189,111 249,115 324,115 405,115 495,115 587,115 690,111 793,104 896,97 1003,90 1113,83 1216,72 1323,65 1426,54 1521,43 1610,36 1703,29 1788,18 1866,14 1933,7 1997,4 2054,4 2108,0 2154,0 2196,4 2232,4 2267,11 2296,14 2317,18 2335,25 2346,29 2356,32 2363,36 2360,39 2360,43 2356,43 2353,43 2346,43 2331,46 2314,46 2282,50 2243,54 2189,62 2125,65 2054,69 1976,69 1887,65 1788,65 1692,62 1593,58 1493,54 1394,50 1301,46 1205,46 1117,46 1035,43 950,46 879,46 818,50 765,54 719,58 687,65 665,69 651,69 648,72 644,76 648,79 658,83 669,83 690,90 726,97 768,104 822,111 882,118 953,126 1028,136 1109,140 1195,140 1269,136 1347,133 1429,126 1504,122 1582,115 1649,104 1713,94 1763,86 1816,79 1855,76 1884,72 1909,69 1916,65 1926,65 1930,65 1933,65 1930,69 1923,72 1916,76 1902,79 1891,86 1870,94">
          <text:p/>
        </draw:polyline>
        <draw:polyline draw:style-name="gr2" draw:text-style-name="P1" draw:layer="layout" svg:width="0.046cm" svg:height="1.265cm" svg:x="20.76cm" svg:y="39.316cm" svg:viewBox="0 0 47 1266" draw:points="33,1266 37,1266 33,1266 29,1266 26,1266 22,1266 19,1262 15,1262 15,1259 4,1259 4,1255 4,1251 0,1244 0,1237 4,1230 0,1219 0,1205 0,1188 4,1166 7,1138 15,1106 19,1070 22,1028 26,985 29,939 33,889 33,839 37,786 37,733 37,680 37,626 44,573 40,523 40,476 40,430 40,387 40,345 40,306 40,267 40,231 47,195 47,167 47,139 47,110 47,89 40,71 40,53 37,39 33,25 29,14 29,7 26,0">
          <text:p/>
        </draw:polyline>
        <draw:polyline draw:style-name="gr2" draw:text-style-name="P1" draw:layer="layout" svg:width="2.991cm" svg:height="1.716cm" svg:x="19.449cm" svg:y="37.6cm" svg:viewBox="0 0 2992 1717" draw:points="118,1348 111,1348 100,1348 86,1351 71,1351 61,1355 47,1358 36,1362 29,1369 22,1373 18,1380 15,1383 15,1387 11,1390 8,1394 8,1397 8,1401 8,1405 4,1405 8,1408 4,1408 4,1412 0,1415 4,1415 15,1415 15,1419 18,1422 22,1422 25,1426 22,1429 22,1433 29,1437 47,1444 64,1451 93,1461 125,1476 167,1490 210,1508 267,1525 320,1540 384,1554 441,1564 508,1579 579,1593 658,1603 743,1614 832,1625 920,1635 1016,1646 1105,1653 1212,1660 1311,1667 1421,1675 1538,1678 1641,1685 1744,1685 1840,1689 1943,1692 2025,1692 2100,1692 2167,1692 2213,1692 2259,1689 2302,1689 2338,1692 2366,1689 2394,1689 2412,1685 2426,1685 2437,1685 2448,1682 2451,1682 2455,1682 2455,1678 2451,1678 2455,1678 2451,1678 2448,1678 2444,1678 2441,1678 2437,1678 2430,1682 2412,1685 2387,1685 2359,1692 2323,1696 2277,1699 2224,1703 2160,1710 2096,1714 2036,1717 1968,1717 1901,1717 1833,1710 1766,1706 1695,1699 1638,1692 1577,1682 1521,1671 1464,1657 1411,1639 1364,1621 1318,1603 1279,1586 1240,1564 1201,1543 1165,1522 1133,1500 1098,1479 1077,1458 1052,1437 1030,1412 1013,1387 995,1362 981,1337 970,1309 967,1280 956,1248 952,1216 952,1181 952,1149 952,1110 959,1067 967,1028 967,989 981,945 991,903 1009,860 1027,817 1052,775 1080,736 1109,693 1141,651 1173,608 1219,565 1261,526 1304,484 1347,445 1396,409 1450,373 1503,338 1563,306 1609,278 1677,249 1744,224 1826,199 1904,178 1982,157 2061,135 2135,118 2227,107 2302,93 2373,79 2444,68 2501,57 2561,47 2622,36 2671,29 2721,25 2764,22 2803,18 2838,11 2870,11 2902,8 2924,4 2941,4 2959,0 2970,0 2973,0 2985,0 2989,0 2992,0 2992,4 2970,11 2952,18 2934,25 2906,36 2863,47 2817,57 2764,72 2700,82 2643,86 2565,93 2490,93">
          <text:p/>
        </draw:polyline>
        <draw:polyline draw:style-name="gr2" draw:text-style-name="P1" draw:layer="layout" svg:width="1.716cm" svg:height="1.961cm" svg:x="20.497cm" svg:y="35.359cm" svg:viewBox="0 0 1717 1962" draw:points="632,1521 640,1521 657,1529 672,1536 686,1543 707,1550 725,1557 743,1564 757,1571 771,1575 771,1578 778,1582 782,1585 789,1589 785,1592 785,1589 782,1589 778,1585 775,1582 771,1582 767,1578 767,1575 764,1571 764,1568 764,1561 760,1557 760,1553 760,1550 760,1543 760,1536 764,1518 771,1497 782,1468 792,1440 807,1401 821,1362 831,1312 849,1266 863,1216 874,1166 888,1113 895,1060 902,999 906,942 913,874 917,810 910,743 899,675 885,608 870,544 856,483 835,419 817,366 785,316 767,270 746,235 721,199 696,171 679,146 657,128 640,110 625,96 608,89 593,85 579,82 565,82 551,85 537,89 519,96 501,107 476,121 455,139 430,160 402,181 380,210 352,242 327,277 306,313 277,352 256,398 238,441 220,490 199,537 189,583 178,632 171,679 167,732 167,778 167,824 171,874 178,921 189,967 192,1010 203,1053 213,1095 224,1134 242,1173 256,1212 270,1248 288,1283 306,1315 327,1344 348,1369 363,1397 377,1418 402,1440 430,1461 462,1482 494,1500 529,1514 569,1532 615,1543 661,1553 711,1564 753,1571 799,1571 853,1575 906,1575 957,1568 1006,1557 1056,1546 1113,1532 1163,1514 1209,1497 1255,1475 1301,1450 1344,1426 1383,1397 1422,1369 1458,1337 1489,1305 1518,1269 1543,1234 1568,1195 1578,1156 1600,1116 1614,1074 1628,1031 1646,989 1653,946 1664,903 1671,860 1685,821 1692,785 1695,750 1699,721 1699,693 1706,671 1706,654 1710,640 1713,629 1713,625 1710,618 1710,615 1706,615 1706,618 1713,622 1713,625 1713,629 1713,632 1717,636 1713,643 1706,657 1695,671 1681,689 1664,711 1642,735 1621,764 1593,796 1564,828 1539,863 1511,903 1482,942 1454,982 1418,1024 1386,1067 1351,1113 1315,1159 1280,1205 1248,1251 1212,1301 1170,1347 1131,1394 1095,1443 1056,1489 1017,1536 974,1578 931,1621 888,1667 842,1706 799,1745 753,1784 714,1816 668,1848 629,1877 590,1902 558,1919 529,1937 501,1948 476,1955 448,1958 430,1962 409,1962 387,1958 366,1955 345,1948 331,1941 309,1930 288,1912 267,1894 252,1877 231,1852 217,1827 206,1795 192,1763 178,1727 164,1692 157,1653 146,1610 142,1568 132,1518 125,1465 114,1408 110,1340 100,1276 89,1209 78,1138 68,1067 61,996 50,925 39,853 29,785 18,721 11,661 7,608 4,554 0,505 0,458 4,412 4,370 14,330 18,288 25,252 32,220 39,188 39,164 50,135 61,114 71,96 89,78 103,61 114,46 128,36 149,25 160,14 174,7 185,4 199,0 213,4 228,7 252,18 270,32 295,53 327,78 359,107 387,146 423,185 462,231 494,284 533,334 572,387 608,441 647,490 686,544 718,597 743,647 767,696 792,743 814,789 824,835 831,881 831,925 828,971 821,1017 807,1063 785,1109 753,1156 725,1202 696,1244 657,1287 618,1326 576,1365 529,1401">
          <text:p/>
        </draw:polyline>
        <draw:polyline draw:style-name="gr2" draw:text-style-name="P1" draw:layer="layout" svg:width="2.398cm" svg:height="3.265cm" svg:x="24.784cm" svg:y="51.485cm" svg:viewBox="0 0 2399 3266" draw:points="587,1673 580,1670 573,1666 566,1666 559,1663 548,1663 534,1663 524,1663 516,1663 509,1666 499,1670 492,1673 484,1677 477,1684 470,1688 463,1695 452,1702 445,1713 435,1723 424,1737 413,1752 403,1769 392,1787 380,1808 373,1833 366,1858 359,1883 352,1911 341,1943 341,1975 338,2011 341,2050 345,2085 348,2125 359,2164 370,2206 392,2245 406,2288 424,2331 445,2378 463,2420 495,2470 520,2516 552,2562 580,2612 616,2658 651,2705 690,2754 733,2800 776,2843 822,2889 868,2932 921,2971 975,3014 1028,3049 1088,3081 1145,3113 1213,3141 1277,3173 1340,3195 1408,3216 1475,3234 1546,3248 1614,3255 1689,3266 1756,3266 1820,3262 1884,3252 1951,3237 2008,3220 2054,3195 2104,3166 2147,3131 2193,3092 2232,3049 2267,3003 2296,2950 2324,2893 2356,2836 2374,2772 2385,2701 2392,2626 2399,2548 2395,2463 2388,2370 2378,2270 2353,2167 2328,2061 2299,1954 2267,1847 2225,1745 2175,1645 2133,1556 2083,1471 2044,1396 1990,1325 1941,1265 1887,1205 1834,1155 1784,1112 1731,1073 1681,1038 1628,1006 1582,977 1536,960 1493,945 1454,931 1408,924 1369,920 1330,920 1301,924 1262,931 1227,942 1184,949 1145,967 1102,981 1060,1002 1017,1020 960,1045 918,1070 875,1094 836,1119 797,1148 758,1180 722,1208 687,1240 655,1272 623,1308 591,1343 563,1382 531,1421 506,1460 481,1503 456,1546 431,1592 403,1641 380,1691 356,1745 338,1794 324,1847 309,1901 299,1954 288,2004 281,2057 277,2107 277,2160 277,2206 281,2256 288,2306 295,2352 309,2403 324,2449 341,2491 363,2534 384,2577 406,2616 428,2651 449,2687 474,2719 506,2751 531,2779 559,2808 587,2832 619,2861 651,2886 687,2907 726,2928 765,2950 815,2971 865,2992 918,3010 971,3031 1039,3053 1099,3067 1166,3081 1234,3092 1294,3102 1362,3113 1433,3120 1504,3124 1575,3120 1639,3117 1703,3109 1767,3099 1827,3085 1887,3063 1944,3038 1998,3010 2044,2974 2086,2932 2133,2886 2175,2832 2214,2776 2253,2715 2282,2648 2317,2577 2342,2502 2360,2420 2374,2331 2385,2238 2388,2135 2381,2029 2374,1915 2360,1801 2346,1677 2321,1553 2292,1428 2257,1304 2221,1187 2179,1077 2129,974 2083,874 2037,793 1987,718 1944,654 1887,594 1838,547 1795,508 1742,480 1696,455 1653,434 1607,416 1564,405 1529,402 1482,402 1436,402 1390,409 1337,420 1287,430 1230,448 1174,466 1117,491 1056,508 996,537 932,565 872,597 818,636 765,672 715,714 662,761 623,810 580,860 538,917 506,974 470,1038 438,1098 410,1165 384,1229 356,1297 334,1364 316,1432 299,1499 285,1567 267,1634 256,1695 253,1755 249,1812 245,1865 245,1915 256,1965 263,2007 274,2046 288,2085 299,2125 320,2160 341,2192 363,2224 384,2260 410,2288 438,2320 467,2348 499,2381 534,2413 570,2442 609,2467 648,2491 690,2516 740,2538 790,2562 843,2587 896,2609 953,2630 1010,2651 1078,2669 1145,2687 1213,2708 1280,2719 1358,2733 1429,2740 1500,2747 1575,2751 1642,2751 1710,2747 1774,2740 1834,2726 1884,2708 1944,2687 1998,2658 2044,2626 2090,2587 2129,2541 2168,2488 2200,2435 2232,2370 2264,2299 2285,2220 2303,2139 2321,2046 2331,1950 2339,1844 2342,1730 2342,1617 2331,1499 2317,1379 2299,1254 2275,1130 2243,1009 2204,892 2150,771 2093,661 2040,555 1980,455 1916,370 1848,295 1777,228 1699,167 1632,121 1557,82 1482,54 1408,29 1337,11 1259,4 1188,0 1117,4 1053,15 989,29 918,54 854,82 790,118 737,157 680,199 627,249 573,299 520,352 477,409 435,469 399,533 363,601 327,668 292,739 263,814 235,888 206,967 185,1045 157,1126 135,1205 114,1283 93,1357 75,1432 54,1506 39,1574 22,1645 11,1709 4,1773 0,1833 4,1897 11,1954 25,2007 39,2061 61,2110 82,2157 110,2206 142,2252 178,2302 217,2348 256,2395 299,2438 345,2477 399,2516 445,2555 492,2591 538,2619 587,2648 641,2673 690,2694 744,2719 790,2736 840,2751 896,2761 957,2768 1017,2772 1078,2772 1149,2772 1216,2765 1284,2754 1362,2736 1436,2715 1514,2690 1593,2662 1667,2626 1742,2591 1816,2545 1891,2495 1958,2438 2022,2381 2086,2313 2143,2245 2193,2167 2236,2085 2275,1997 2307,1901 2335,1794 2353,1688 2363,1574 2370,1460 2367,1350 2360,1240 2349,1130 2324,1034 2299,945 2267,864 2228,789 2189,732 2143,682 2097,640 2051,608 2001,583 1944,562 1887,555 1831,551 1770,555 1710,565 1653,579 1600,604 1539,633 1497,661 1451,697 1408,736 1362,775 1323,814 1280,853 1248,892 1209,924 1163,960 1113,991 1060,1020">
          <text:p/>
        </draw:polyline>
        <draw:polyline draw:style-name="gr2" draw:text-style-name="P1" draw:layer="layout" svg:width="2.675cm" svg:height="1.858cm" svg:x="24.635cm" svg:y="48.136cm" svg:viewBox="0 0 2676 1859" draw:points="359,732 362,728 359,728 355,728 352,728 348,732 345,735 341,739 338,746 338,749 334,756 334,767 331,778 327,792 327,806 327,824 327,845 327,867 331,891 334,916 338,941 341,973 348,1002 355,1030 366,1062 377,1095 387,1130 402,1166 423,1201 437,1233 455,1269 476,1301 490,1333 515,1368 540,1400 568,1432 590,1464 618,1496 657,1528 689,1557 725,1585 760,1617 800,1645 850,1670 896,1695 942,1720 992,1741 1049,1763 1109,1784 1170,1805 1230,1819 1291,1834 1354,1844 1422,1851 1486,1859 1553,1859 1617,1851 1681,1841 1745,1823 1806,1802 1866,1777 1926,1741 1987,1706 2036,1663 2086,1614 2139,1567 2182,1507 2228,1447 2274,1383 2306,1315 2335,1248 2356,1177 2381,1106 2399,1033 2413,959 2420,888 2420,817 2413,746 2409,675 2402,604 2395,536 2377,476 2363,415 2342,359 2324,309 2313,263 2296,220 2271,177 2253,146 2235,114 2221,89 2207,64 2200,46 2189,32 2179,18 2179,11 2171,3 2171,0 2161,0 2164,0 2164,3 2168,7 2164,7 2164,11 2161,11 2171,14 2171,18 2171,21 2171,25 2171,28 2171,35 2171,42 2168,50 2161,64 2164,82 2171,103 2175,124 2182,153 2189,181 2200,213 2214,245 2225,277 2232,309 2242,341 2250,373 2257,408 2264,444 2271,483 2274,518 2278,558 2282,600 2289,639 2292,678 2296,717 2303,753 2303,796 2303,831 2303,867 2310,902 2306,938 2303,973 2299,1005 2289,1037 2282,1069 2271,1102 2257,1130 2235,1159 2218,1187 2193,1216 2168,1241 2139,1265 2111,1287 2076,1308 2044,1326 2008,1347 1969,1365 1933,1386 1894,1404 1852,1425 1809,1447 1774,1468 1720,1482 1681,1507 1642,1525 1600,1546 1560,1567 1521,1589 1486,1610 1443,1628 1408,1645 1372,1663 1330,1677 1294,1692 1248,1706 1212,1716 1177,1724 1145,1734 1106,1738 1070,1741 1038,1741 1006,1741 982,1738 946,1734 914,1724 879,1716 843,1702 807,1688 767,1667 732,1645 696,1621 654,1592 615,1564 576,1528 529,1496 494,1461 462,1422 423,1379 398,1344 373,1304 348,1269 323,1233 309,1201 291,1169 274,1145 259,1120 245,1098 231,1073 220,1051 213,1033 206,1016 192,994 185,977 174,955 164,938 156,916 142,895 132,874 117,852 107,831 96,813 85,792 75,774 64,753 53,739 46,721 39,707 29,696 22,685 14,678 14,675 7,671 4,668 4,671 0,671 4,675 4,678 7,682 11,685 11,689 11,692 11,696 7,700 7,707 7,721 11,739 14,760 22,788 29,813 39,842 57,877 71,909 89,945 107,977 135,1009 160,1041 185,1077 210,1113 231,1152 263,1191 295,1226 327,1258 355,1294 391,1326 434,1354 469,1390 515,1418 561,1447 604,1475 647,1500 693,1525 746,1550 793,1578 847,1603 907,1624 971,1642 1035,1660 1099,1677 1166,1699 1234,1713 1305,1724 1376,1734 1443,1745 1514,1752 1578,1759 1646,1759 1710,1759 1774,1752 1830,1745 1891,1738 1948,1724 2001,1709 2054,1695 2115,1674 2168,1653 2218,1628 2267,1599 2313,1571 2356,1542 2399,1514 2438,1486 2466,1457 2491,1429 2523,1404 2548,1375 2569,1351 2587,1326 2601,1297 2619,1272 2630,1248 2644,1219 2658,1194 2665,1166 2672,1134 2676,1106 2672,1073 2672,1041 2665,1009 2658,973 2640,941 2626,902 2608,867 2587,831 2562,796 2534,764 2509,728 2477,696 2441,661 2406,625 2370,589 2335,558 2303,522 2264,490 2221,458 2182,426">
          <text:p/>
        </draw:polyline>
        <draw:polyline draw:style-name="gr2" draw:text-style-name="P1" draw:layer="layout" svg:width="3.037cm" svg:height="0.348cm" svg:x="23.68cm" svg:y="45.806cm" svg:viewBox="0 0 3038 349" draw:points="881,120 863,120 849,120 831,124 813,124 795,124 778,124 763,124 753,120 746,120 742,120 739,120 735,120 746,120 749,124 753,124 767,124 788,124 820,124 856,124 920,120 994,117 1080,117 1179,113 1286,106 1392,103 1513,96 1627,92 1751,85 1868,78 1985,71 2099,67 2210,60 2320,53 2430,46 2523,42 2615,35 2697,28 2771,21 2846,14 2896,7 2938,3 2974,3 3002,0 3016,0 3027,0 3031,0 3034,0 3038,3 3034,3 3031,3 3027,3 3031,7 3027,7 3016,10 3002,14 2977,21 2938,28 2888,39 2824,53 2743,67 2654,81 2558,96 2448,106 2341,110 2228,117 2110,124 1989,128 1857,128 1737,131 1616,135 1499,135 1374,135 1268,142 1154,145 1048,152 959,156 856,163 763,174 675,184 589,192 501,199 422,209 355,220 291,234 234,245 184,255 138,266 96,273 74,284 49,291 28,298 17,302 7,306 0,310 3,310 3,313 10,313 10,317 14,317 25,320 42,320 67,324 99,327 145,331 192,335 255,338 330,342 412,345 497,349 589,345 685,342 788,338 913,331 1026,324 1143,313 1264,298 1389,287 1509,273 1630,259 1754,245 1861,227 1971,220 2078,206 2167,195 2249,184 2324,174 2384,170 2437,163 2476,156 2505,152 2526,145 2540,145 2551,142 2555,142 2558,142 2562,142 2565,138 2569,138 2565,142 2558,145 2547,152 2530,160 2505,170 2476,184 2441,202">
          <text:p/>
        </draw:polyline>
        <draw:polyline draw:style-name="gr2" draw:text-style-name="P1" draw:layer="layout" svg:width="0.654cm" svg:height="2.405cm" svg:x="24.397cm" svg:y="44.733cm" svg:viewBox="0 0 655 2406" draw:points="25,2406 29,2399 32,2392 36,2384 39,2370 50,2356 53,2335 64,2310 75,2281 85,2253 97,2217 108,2178 115,2131 126,2085 133,2032 140,1968 147,1904 150,1833 154,1758 150,1680 147,1598 140,1513 136,1424 126,1339 111,1254 97,1172 82,1094 71,1019 61,941 46,877 36,813 22,760 14,710 7,671 4,632 4,604 4,579 4,561 0,547 7,536 14,533 14,526 7,522 7,526 11,526 14,529 7,533 7,536 7,540 11,547 11,554 14,565 22,583 32,604 50,636 68,671 85,714 111,764 140,821 161,884 182,948 207,1016 229,1083 239,1151 257,1222 275,1296 285,1368 303,1435 310,1506 321,1570 328,1634 339,1698 335,1755 335,1815 332,1868 328,1915 328,1961 317,2000 307,2039 300,2074 292,2103 285,2128 282,2154 275,2171 271,2185 268,2196 271,2200 268,2207 264,2207 261,2207 261,2203 261,2200 257,2196 261,2189 261,2185 257,2175 257,2161 250,2135 246,2103 243,2064 243,2018 236,1961 236,1890 236,1812 239,1733 243,1648 253,1563 261,1474 264,1382 271,1286 278,1190 285,1094 285,998 289,902 285,810 289,718 292,622 292,533 292,451 292,373 296,298 292,238 292,181 292,131 292,89 289,60 285,39 282,21 282,11 292,7 289,0 285,0 289,4 289,7 282,11 282,14 282,18 285,21 285,28 282,36 275,46 268,67 257,92 246,121 232,160 207,206 197,256 182,309 172,362 172,419 168,476 172,533 179,593 197,650 204,710 218,774 232,835 250,892 264,952 282,1009 300,1062 314,1115 335,1169 353,1222 374,1272 388,1318 410,1364 427,1403 442,1446 456,1481 467,1513 481,1542 488,1566 495,1588 498,1606 509,1616 509,1623 509,1627 513,1627 516,1623 516,1620 516,1616 513,1613 509,1609 513,1602 513,1595 513,1581 513,1559 520,1527 530,1488 541,1446 548,1396 562,1339 580,1275 594,1211 609,1144 619,1076 626,1005 633,931 637,852 641,771 644,696 648,622 648,547 648,480 655,416 651,359 651,313 651,274 648,245 644,220 641,206 641,199 641,195 641,199 641,202 641,206 641,210 644,217 644,227 641,238 641,259 644,288 641,320 637,359 637,401 633,448 626,501 619,551 609,604 591,650">
          <text:p/>
        </draw:polyline>
        <draw:polyline draw:style-name="gr2" draw:text-style-name="P1" draw:layer="layout" svg:width="2.326cm" svg:height="2.323cm" svg:x="23.943cm" svg:y="41.849cm" svg:viewBox="0 0 2327 2324" draw:points="633,1308 626,1304 619,1301 608,1297 594,1297 580,1294 562,1294 548,1294 533,1294 519,1297 508,1304 498,1308 491,1315 484,1326 476,1336 472,1347 468,1361 465,1379 458,1397 454,1418 451,1443 451,1468 451,1500 451,1532 454,1567 461,1603 472,1645 487,1688 501,1727 516,1770 533,1809 555,1851 580,1890 608,1929 633,1969 661,2008 697,2040 725,2075 761,2107 803,2139 846,2171 892,2199 935,2231 981,2256 1027,2278 1084,2295 1130,2310 1180,2320 1230,2324 1283,2324 1336,2317 1382,2299 1439,2274 1492,2246 1546,2210 1599,2167 1645,2121 1698,2068 1748,2015 1798,1961 1833,1905 1876,1844 1915,1787 1947,1727 1990,1667 2022,1603 2039,1535 2054,1464 2071,1393 2075,1315 2075,1230 2064,1144 2050,1058 2036,969 2011,888 1979,802 1943,724 1897,657 1865,596 1819,540 1769,490 1706,451 1652,419 1599,387 1542,362 1478,344 1404,327 1340,316 1276,309 1212,309 1148,309 1080,316 1016,319 949,330 889,344 828,358 768,376 704,390 643,408 583,430 523,447 472,469 426,486 380,511 330,536 291,565 255,596 220,632 191,668 163,710 135,753 110,799 88,845 71,895 53,945 39,1001 24,1051 14,1104 10,1155 3,1205 0,1258 3,1304 0,1354 7,1404 14,1450 24,1496 28,1539 46,1585 64,1628 81,1670 106,1709 127,1748 152,1787 181,1826 216,1862 252,1898 284,1933 319,1965 355,1993 394,2022 436,2050 484,2075 526,2100 572,2128 622,2150 675,2171 732,2192 789,2214 853,2231 921,2249 992,2263 1066,2278 1137,2285 1215,2292 1297,2295 1382,2292 1468,2285 1549,2270 1631,2253 1716,2231 1798,2203 1872,2175 1943,2139 2007,2100 2068,2061 2121,2018 2164,1972 2203,1922 2238,1873 2263,1816 2284,1752 2306,1681 2316,1606 2323,1521 2327,1436 2320,1340 2316,1240 2302,1134 2281,1023 2249,916 2213,810 2178,707 2135,604 2089,511 2032,430 1972,355 1908,284 1844,227 1784,174 1720,131 1652,92 1588,60 1524,39 1457,21 1396,10 1329,3 1269,0 1201,3 1137,10 1063,21 992,39 928,57 864,78 796,103 729,128 665,152 604,181 551,216 505,255 454,298 415,341 380,390 351,444 319,501 302,557 287,621 277,685 270,753 270,820 273,884 280,952 287,1019 305,1087 323,1152 341,1223 365,1283 387,1340 419,1397 447,1450 479,1500 512,1549 548,1588 580,1624 612,1656 647,1684 672,1709 700,1727 725,1741 750,1752 768,1759 786,1759 803,1759 818,1752">
          <text:p/>
        </draw:polyline>
        <draw:polyline draw:style-name="gr2" draw:text-style-name="P1" draw:layer="layout" svg:width="2.44cm" svg:height="2.198cm" svg:x="23.648cm" svg:y="39.256cm" svg:viewBox="0 0 2441 2199" draw:points="859,1887 856,1887 852,1887 845,1883 838,1883 827,1883 820,1883 813,1883 810,1883 806,1887 799,1887 795,1890 795,1894 799,1894 795,1894 795,1898 799,1898 806,1898 813,1898 827,1901 845,1901 870,1901 906,1898 955,1898 1005,1894 1051,1890 1112,1883 1172,1876 1236,1873 1300,1866 1367,1855 1431,1844 1495,1834 1566,1823 1630,1812 1698,1798 1769,1787 1829,1773 1886,1759 1939,1745 1990,1727 2040,1713 2082,1699 2118,1688 2143,1677 2164,1667 2182,1660 2196,1656 2203,1652 2199,1652 2196,1656 2192,1660 2192,1663 2192,1667 2189,1667 2185,1670 2182,1670 2167,1674 2146,1674 2118,1674 2075,1677 2029,1677 1976,1677 1911,1681 1847,1684 1776,1684 1701,1688 1634,1692 1559,1695 1488,1699 1413,1702 1342,1699 1261,1702 1186,1702 1112,1702 1033,1702 962,1699 888,1695 817,1688 746,1684 682,1677 618,1667 554,1656 493,1649 440,1631 387,1620 341,1610 298,1596 259,1581 224,1571 195,1557 167,1542 135,1528 113,1510 96,1496 74,1486 57,1471 46,1454 32,1439 25,1422 14,1403 7,1378 3,1353 0,1325 0,1289 3,1254 3,1215 7,1172 14,1126 21,1076 28,1026 46,973 57,920 67,866 81,813 103,760 121,707 142,657 163,607 181,561 202,522 227,479 252,444 273,408 302,376 330,348 362,319 398,291 430,266 469,241 508,220 540,199 572,177 607,163 639,149 671,138 703,128 739,121 774,117 817,117 859,121 898,124 945,131 991,142 1040,152 1087,167 1136,184 1186,206 1243,227 1289,248 1335,270 1381,298 1428,327 1474,359 1520,394 1570,430 1616,469 1666,511 1712,554 1762,600 1815,657 1861,707 1911,763 1950,817 2001,874 2050,934 2096,994 2139,1051 2167,1108 2206,1165 2242,1225 2278,1278 2317,1332 2341,1385 2366,1436 2384,1486 2409,1535 2420,1581 2434,1628 2441,1670 2437,1713 2437,1752 2437,1791 2434,1830 2427,1866 2420,1901 2405,1937 2391,1969 2381,1997 2363,2022 2349,2047 2331,2068 2324,2082 2310,2096 2302,2104 2295,2111 2288,2114 2281,2114 2274,2114 2278,2111 2274,2111 2278,2107 2274,2107 2274,2104 2278,2104 2274,2100 2274,2096 2274,2093 2274,2089 2281,2086 2274,2082 2274,2079 2274,2075 2278,2075 2270,2072 2270,2068 2263,2064 2256,2054 2249,2036 2238,2011 2228,1983 2224,1954 2217,1926 2203,1894 2189,1858 2175,1830 2164,1802 2164,1780 2153,1759 2135,1734 2128,1713 2121,1692 2114,1670 2111,1652 2107,1638 2093,1628 2093,1617 2093,1610 2093,1606 2086,1603 2086,1606 2089,1606 2089,1610 2093,1610 2100,1610 2100,1613 2093,1613 2086,1613 2093,1613 2086,1613 2086,1610 2086,1606 2086,1603 2089,1596 2082,1578 2075,1557 2061,1528 2047,1500 2032,1464 2015,1422 1990,1378 1960,1332 1943,1289 1921,1247 1900,1200 1872,1151 1847,1097 1818,1040 1793,984 1772,927 1737,870 1705,810 1669,749 1637,689 1591,628 1548,572 1506,515 1460,458 1410,401 1367,351 1328,305 1286,266 1246,227 1215,199 1183,167 1154,145 1136,128 1108,113 1083,99 1058,89 1037,78 1009,67 977,60 945,49 909,39 877,32 838,21 799,14 763,10 724,7 692,3 657,0 621,0 589,0 554,0 518,0 486,0 454,0 415,0 383,0 355,0 323,0 302,0 277,3 252,3 227,7 209,10 192,14 177,18 163,25 152,32 142,39 128,46 124,60 117,74 113,92 110,110 106,135 103,167 103,199 110,234 110,273 113,316 117,359 124,408 131,454 138,501 149,550 156,596 167,646 177,699 195,749 209,799 220,852 234,902 245,952 256,1001 263,1048 273,1094 277,1140 287,1186 291,1229 298,1271 298,1318 305,1360 312,1403 316,1446 319,1489 316,1532 323,1574 327,1617 337,1656 344,1695 355,1734 366,1770 387,1805 401,1837 419,1866 437,1894 454,1922 472,1951 490,1979 504,2001 518,2025 536,2047 557,2064 579,2082 604,2100 621,2114 643,2128 660,2139 675,2150 692,2160 707,2171 721,2178 728,2185 742,2192 756,2196 763,2199 774,2199 781,2199 785,2199 788,2196 795,2196 792,2192 792,2189 788,2185 788,2182 781,2178 781,2175 774,2171 778,2167 774,2164 778,2164 774,2160 771,2153 767,2139 763,2128 756,2111 746,2096 735,2079 721,2061 710,2040 699,2022 685,2008 675,1993 668,1972 653,1958 643,1944 632,1930 618,1915 611,1901 597,1887 586,1869 568,1855 550,1841 529,1823 515,1805 501,1787 483,1770 465,1748 451,1727 433,1699 419,1674 408,1649 394,1620 380,1589 362,1560 351,1528 337,1496 330,1464 319,1432 305,1396 298,1364 287,1332 284,1296 277,1264 270,1232 259,1204 256,1179 252,1154 252,1133 248,1112 241,1094 241,1080 238,1069 238,1055 234,1048 234,1037 224,1030 224,1023 224,1019 224,1016 216,1012 216,1009 220,1009 216,1005 213,1005 220,1005 224,1005 224,1001 227,1001 231,998 227,991 224,984 224,977 224,969 224,959 220,952 220,945 220,941 220,937 213,937 216,937 213,937 216,937 216,934 224,934 224,930 224,927">
          <text:p/>
        </draw:polyline>
        <draw:polyline draw:style-name="gr2" draw:text-style-name="P1" draw:layer="layout" svg:width="2.142cm" svg:height="1.936cm" svg:x="23.818cm" svg:y="36.762cm" svg:viewBox="0 0 2143 1937" draw:points="611,412 608,409 604,412 597,416 593,419 586,423 579,430 572,437 565,444 554,455 547,469 537,487 526,508 515,533 498,561 487,593 476,625 469,661 466,696 469,735 466,775 469,817 473,860 480,906 490,952 501,999 515,1049 522,1092 544,1138 565,1180 586,1223 611,1266 632,1308 661,1347 693,1390 725,1429 753,1465 789,1497 825,1529 868,1561 911,1585 953,1617 1003,1639 1049,1660 1099,1681 1145,1699 1198,1710 1248,1724 1298,1731 1344,1738 1394,1738 1440,1735 1479,1728 1525,1717 1568,1703 1607,1688 1646,1667 1678,1646 1713,1621 1745,1593 1784,1561 1809,1529 1831,1493 1848,1454 1866,1411 1884,1369 1891,1323 1891,1276 1887,1227 1873,1173 1859,1117 1838,1056 1816,999 1784,938 1749,878 1710,817 1664,760 1621,700 1575,643 1521,590 1468,540 1408,494 1351,448 1287,409 1230,373 1173,341 1117,316 1063,291 1010,274 960,260 911,249 864,238 818,231 764,224 718,217 675,210 629,206 586,206 544,210 501,210 455,217 419,224 380,231 345,242 309,252 274,263 242,274 210,288 181,306 157,323 132,341 110,363 86,380 64,402 50,426 39,455 29,483 18,512 11,544 4,576 0,608 0,643 4,679 7,718 14,757 22,799 39,838 54,881 68,927 89,974 103,1017 128,1060 149,1106 178,1149 196,1191 224,1230 249,1269 277,1308 306,1344 334,1379 363,1411 387,1443 412,1475 444,1504 473,1532 508,1561 540,1593 579,1621 625,1649 672,1678 728,1703 782,1731 840,1759 896,1784 960,1809 1028,1831 1092,1852 1156,1870 1216,1891 1276,1905 1333,1919 1397,1926 1447,1934 1497,1937 1546,1934 1596,1934 1646,1926 1692,1916 1738,1902 1784,1884 1827,1859 1873,1831 1912,1799 1951,1767 1987,1728 2022,1685 2051,1639 2079,1593 2104,1539 2118,1486 2136,1426 2143,1362 2140,1294 2136,1220 2122,1149 2104,1070 2072,989 2036,906 2001,824 1955,743 1905,661 1852,583 1791,505 1731,434 1674,370 1610,309 1546,249 1490,203 1433,160 1376,121 1323,89 1280,64 1223,39 1173,25 1127,11 1081,4 1035,0 996,0 950,4 907,11 868,22 822,32 789,46 750,68 718,89 682,117 654,146 622,178 597,213 572,249 558,291 540,338 526,387 519,444 512,498 505,554 508,615 519,672 515,728 529,785 547,838 569,892 593,945 629,999 661,1046 700,1092 746,1138 792,1180 847,1227 903,1266 967,1301 1014,1333 1077,1362 1141,1390 1205,1415 1273,1433 1337,1443 1404,1454 1465,1458 1539,1461 1596,1454 1656,1443 1713,1426 1770,1408 1823,1379 1870,1351 1912,1319 1951,1284 1987,1241 2005,1198 2026,1152 2033,1099 2040,1042 2040,982 2033,917 2022,846 2005,767 1983,686 1951,601 1912,512 1873,419 1827,331 1774,238 1717,146 1664,53">
          <text:p/>
        </draw:polyline>
        <draw:polyline draw:style-name="gr2" draw:text-style-name="P1" draw:layer="layout" svg:width="1.774cm" svg:height="1.386cm" svg:x="23.921cm" svg:y="34.556cm" svg:viewBox="0 0 1775 1387" draw:points="1482,1351 1504,1351 1529,1351 1557,1351 1589,1355 1624,1358 1660,1358 1692,1362 1717,1365 1735,1369 1752,1372 1756,1376 1763,1380 1770,1380 1775,1383 1775,1387 1770,1383 1767,1383 1763,1380 1752,1376 1731,1369 1703,1355 1664,1341 1614,1323 1557,1301 1493,1277 1418,1245 1347,1216 1273,1184 1198,1152 1124,1113 1049,1074 971,1035 903,992 825,946 754,904 683,865 609,825 548,790 491,753 442,725 392,700 360,679 328,665 307,650 293,640 278,629 268,626 264,622 261,618 264,618 268,618 271,618 271,622 268,622 278,622 300,618 332,618 374,618 424,618 488,618 562,615 651,615 733,615 811,615 886,611 953,611 1021,608 1081,608 1131,611 1170,611 1202,615 1234,618 1259,618 1280,622 1294,622 1308,626 1315,626 1323,629 1326,629 1330,629 1337,629 1333,629 1330,626 1323,626 1312,622 1294,618 1266,611 1230,601 1184,590 1127,576 1063,555 989,537 914,515 843,491 772,469 705,441 648,412 584,384 520,356 463,327 403,292 349,267 307,242 257,217 204,196 161,174 126,157 97,135 72,125 51,114 30,103 19,96 12,93 8,93 5,93 0,93 5,93 5,89 12,89 23,89 44,86 79,82 122,79 168,79 229,71 296,64 367,57 438,50 509,43 570,36 641,29 708,25 772,18 829,15 889,11 950,4 1006,4 1063,0 1109,0 1156,0 1198,0 1237,0 1276,0 1308,0 1333,0 1355,0 1383,0 1397,4 1404,4 1415,4 1422,4 1426,4 1429,0 1422,0 1426,0 1418,0 1415,0 1411,0 1418,0 1415,0 1418,0 1418,4 1415,4 1418,4 1418,0 1415,0 1418,0 1415,0 1418,0 1418,4 1415,4 1408,8 1404,8 1394,15 1376,22">
          <text:p/>
        </draw:polyline>
        <draw:polyline draw:style-name="gr2" draw:text-style-name="P1" draw:layer="layout" svg:width="2.116cm" svg:height="2.295cm" svg:x="23.904cm" svg:y="33.885cm" svg:viewBox="0 0 2117 2296" draw:points="2096,2296 2096,2289 2093,2289 2093,2285 2093,2281 2089,2278 2089,2274 2085,2271 2082,2267 2078,2260 2071,2253 2061,2242 2046,2232 2029,2218 2007,2203 1982,2182 1950,2164 1919,2146 1876,2125 1837,2104 1791,2079 1745,2054 1695,2029 1645,2001 1592,1976 1531,1948 1467,1912 1407,1880 1343,1848 1283,1816 1215,1781 1151,1745 1084,1710 1016,1674 960,1641 896,1606 835,1570 775,1535 718,1503 658,1471 604,1442 551,1407 501,1378 452,1350 404,1321 362,1293 323,1272 284,1250 248,1233 227,1218 206,1208 198,1201 188,1197 184,1194 181,1194 184,1194 177,1194 170,1194 166,1194 174,1194 174,1197 174,1201 170,1201 174,1201 170,1201 166,1201 170,1201 174,1201 166,1201 170,1201 174,1201 177,1201 181,1201 184,1201 202,1201 230,1201 277,1204 341,1204 412,1201 501,1201 601,1201 711,1197 821,1197 928,1194 1034,1190 1137,1190 1240,1190 1332,1190 1425,1190 1514,1190 1592,1190 1666,1194 1741,1197 1805,1197 1869,1201 1922,1201 1968,1204 2011,1204 2046,1204 2075,1208 2089,1211 2103,1211 2107,1211 2114,1211 2117,1211 2114,1211 2117,1215 2107,1215 2103,1215 2096,1215 2093,1211 2082,1211 2057,1204 2029,1197 1982,1190 1922,1183 1851,1172 1773,1158 1691,1144 1610,1123 1528,1101 1450,1080 1368,1059 1293,1030 1222,1005 1144,977 1070,952 988,924 913,895 835,867 761,835 693,806 619,774 551,742 484,710 422,679 362,650 305,618 252,586 195,561 145,536 106,512 74,494 49,476 28,462 14,451 7,444 0,437 3,433 7,433 10,433 14,433 10,433 14,433 17,433 28,433 49,430 92,426 138,423 198,419 280,412 369,405 466,401 569,394 668,387 754,384 839,377 913,369 977,369 1038,366 1091,362 1130,359 1173,355 1205,352 1233,352 1254,348 1272,348 1290,345 1297,345 1300,341 1293,341 1290,341 1286,341 1286,338 1279,338 1265,330 1244,323 1208,309 1166,291 1112,274 1052,252 984,224 910,199 846,174 778,153 722,135 668,117 622,100 583,85 547,75 519,64 498,57 480,50 469,46 462,43 459,43 455,43 459,43 462,43 466,43 476,43 498,43 537,39 597,36 668,32 757,32 853,25 967,18 1084,14 1190,7 1297,7 1389,4 1478,0 1556,0 1631,0 1695,4 1759,4 1816,7 1876,7 1922,11 1965,14 2000,18 2029,21 2054,25 2071,28 2085,32 2078,32 2085,36 2089,36 2093,43 2089,39 2089,46 2085,43 2085,53 2078,64 2064,71 2046,89 2022,107 1986,124 1947,146 1901,167 1847,185">
          <text:p/>
        </draw:polyline>
        <draw:polyline draw:style-name="gr2" draw:text-style-name="P1" draw:layer="layout" svg:width="2.995cm" svg:height="1.879cm" svg:x="23.111cm" svg:y="31.857cm" svg:viewBox="0 0 2996 1880" draw:points="800,0 796,3 793,7 789,7 785,11 785,18 782,21 782,25 778,35 775,46 775,60 771,78 768,99 764,124 764,160 757,195 757,231 753,270 753,316 750,359 753,408 753,458 753,508 757,561 753,614 757,664 761,721 764,767 764,813 764,856 768,895 771,930 775,966 771,994 775,1023 775,1049 775,1074 775,1095 775,1116 778,1134 778,1148 778,1162 778,1173 778,1180 778,1187 778,1191 778,1194 778,1191 775,1191 771,1187 775,1187 778,1187 778,1191 782,1191 775,1191 771,1191 785,1191 785,1187 782,1187 775,1187 778,1187 768,1187 768,1184 768,1187 775,1187 782,1187 782,1184 782,1187 782,1184 782,1187 785,1187 789,1187 796,1191 800,1191 821,1194 860,1205 906,1212 974,1223 1048,1230 1130,1241 1222,1251 1322,1265 1421,1276 1521,1283 1617,1294 1712,1304 1808,1315 1908,1326 2004,1333 2100,1347 2192,1354 2274,1361 2363,1368 2452,1372 2541,1383 2619,1383 2687,1386 2754,1386 2815,1386 2868,1386 2907,1383 2935,1383 2957,1383 2971,1386 2985,1386 2992,1383 2996,1383 2992,1383 2992,1386 2996,1386 2992,1386 2989,1386 2989,1383 2985,1383 2989,1383 2981,1379 2978,1372 2978,1368 2985,1368 2989,1365 2989,1358 2989,1354 2981,1344 2974,1329 2964,1308 2953,1283 2942,1251 2928,1219 2914,1180 2900,1138 2889,1095 2878,1049 2868,998 2854,941 2832,881 2825,817 2815,749 2804,678 2783,607 2772,536 2765,465 2758,398 2758,337 2751,277 2751,227 2754,177 2761,138 2775,103 2783,74 2786,53 2790,35 2793,25 2786,18 2786,14 2786,11 2779,7 2775,7 2775,11 2786,11 2779,14 2786,14 2786,18 2786,21 2793,25 2793,28 2797,39 2804,53 2815,74 2825,99 2839,131 2854,167 2871,209 2889,256 2903,302 2914,355 2921,408 2928,462 2932,518 2935,582 2939,650 2935,721 2932,799 2925,877 2914,959 2896,1038 2875,1116 2847,1194 2818,1269 2790,1340 2758,1407 2729,1471 2701,1528 2676,1582 2651,1628 2626,1670 2605,1706 2584,1741 2566,1770 2548,1795 2534,1819 2520,1837 2509,1851 2502,1866 2495,1873 2491,1876 2488,1880 2484,1876 2481,1873 2481,1869 2481,1866 2481,1862 2481,1859 2477,1855 2477,1851 2477,1848 2474,1848 2470,1844 2466,1837 2459,1830 2449,1816 2434,1802 2420,1788 2403,1770 2381,1752 2363,1734 2334,1720 2309,1706 2284,1692 2259,1674 2231,1663 2199,1649 2164,1635 2124,1621 2092,1606 2050,1592 2000,1578 1950,1567 1894,1550 1837,1535 1776,1525 1716,1510 1638,1500 1574,1486 1506,1468 1435,1454 1368,1439 1297,1425 1226,1411 1155,1393 1084,1375 1009,1361 938,1347 867,1333 796,1319 729,1304 665,1294 604,1283 547,1272 484,1262 430,1255 384,1244 341,1233 302,1226 277,1219 249,1212 224,1205 210,1198 192,1194 182,1187 167,1184 153,1177 128,1169 114,1166 93,1159 82,1152 68,1148 50,1141 40,1134 32,1130 22,1123 15,1120 22,1116 15,1113 11,1109 15,1109 11,1109 11,1106 18,1106 15,1106 8,1109 8,1106 4,1106 8,1106 0,1106 4,1106 8,1106 4,1106 8,1106 18,1106 15,1106 18,1106 15,1109 18,1109 15,1113 18,1113 22,1113 22,1116 25,1116 36,1120 61,1123 93,1130 139,1138 199,1145 270,1152 349,1162 441,1177 537,1187 626,1198 725,1205 824,1219 924,1230 1020,1237 1123,1248 1233,1258 1347,1272 1457,1283 1567,1294 1677,1304 1787,1312 1894,1319 1993,1326 2085,1333 2181,1340 2267,1344 2346,1347 2413,1347 2474,1351 2534,1351 2580,1354 2616,1351 2648,1351 2665,1351 2687,1351 2694,1347 2701,1347 2704,1347 2712,1344 2715,1344 2712,1344 2712,1340 2708,1340 2708,1336 2704,1336 2708,1333 2704,1333 2704,1329 2697,1326 2690,1326 2683,1322 2680,1312 2669,1294 2658,1272 2644,1248 2637,1219 2630,1191 2619,1162 2605,1130 2594,1102 2587,1074 2580,1049 2584,1023 2577,998 2569,966 2566,934 2569,902 2566,867 2566,831 2569,796 2562,760 2562,721 2559,685 2562,653 2562,625 2562,600 2566,575 2569,554 2573,536 2577,518 2587,508 2591,497 2598,486 2598,483 2601,479 2605,476 2609,479 2605,479 2605,483 2605,486 2609,490 2609,501 2612,515 2612,533 2616,558 2612,586 2605,618 2598,657 2587,700 2566,749 2541,796 2513,845 2474,895">
          <text:p/>
        </draw:polyline>
        <draw:polyline draw:style-name="gr2" draw:text-style-name="P1" draw:layer="layout" svg:width="0.288cm" svg:height="1.662cm" svg:x="23.832cm" svg:y="31.619cm" svg:viewBox="0 0 289 1663" draw:points="57,1663 54,1663 50,1663 47,1663 43,1660 36,1660 32,1656 32,1653 29,1653 29,1645 25,1631 22,1613 18,1592 18,1564 15,1528 11,1489 8,1447 4,1400 11,1351 8,1297 8,1241 4,1180 4,1113 0,1045 0,974 0,903 0,832 0,764 0,696 4,629 8,565 11,501 15,440 29,380 32,327 40,277 47,231 57,188 61,156 68,124 79,99 86,74 103,57 114,42 125,28 136,18 151,11 161,3 172,0 179,0 190,3 200,11 218,18 229,28 239,42 254,60 264,85 271,117 282,145 289,181 286,217">
          <text:p/>
        </draw:polyline>
        <draw:polyline draw:style-name="gr2" draw:text-style-name="P1" draw:layer="layout" svg:width="0.231cm" svg:height="1.516cm" svg:x="24.763cm" svg:y="31.772cm" svg:viewBox="0 0 232 1517" draw:points="0,1443 7,1446 14,1457 21,1464 28,1475 32,1485 39,1496 36,1507 39,1510 39,1514 36,1517 32,1517 32,1514 39,1514 32,1510 28,1507 28,1503 28,1500 25,1496 25,1492 28,1489 32,1475 36,1460 36,1439 39,1411 43,1382 53,1343 57,1301 64,1251 71,1201 78,1148 89,1091 96,1027 100,956 103,885 107,806 107,728 107,643 92,564 85,486 78,415 71,348 64,284 53,227 43,174 32,127 32,88 28,60 25,39 18,21 18,10 11,3 11,0 7,3 7,7 7,14 7,21 7,28 11,42 14,60 18,85 18,117 21,152 28,191 32,241 36,291 39,341 46,394 57,447 60,497 64,547 68,600 71,650 71,699 75,753 75,799 71,842 75,882 75,913 78,945 78,970 78,988 78,1002 85,1013 89,1020 89,1024 92,1020 92,1016 92,1013 85,1009 85,1006 85,1002 85,999 82,995 82,988 85,967 92,942 100,910 114,874 124,835 139,785 153,731 163,678 178,628 185,571 188,518 188,461 196,408 200,355 204,302 204,255 204,213 204,174 207,145 207,124 211,106 214,96 214,88 214,85 214,81 218,81 214,85 211,85 214,88 218,88 221,88 218,88 225,88 228,88 232,85">
          <text:p/>
        </draw:polyline>
        <draw:polyline draw:style-name="gr2" draw:text-style-name="P1" draw:layer="layout" svg:width="2.217cm" svg:height="0.426cm" svg:x="7.639cm" svg:y="24.536cm" svg:viewBox="0 0 2218 427" draw:points="160,104 160,100 160,104 156,104 152,109 148,109 148,113 148,117 148,121 148,125 148,129 148,134 152,138 152,142 156,146 160,150 173,159 189,171 214,179 244,192 281,205 327,217 381,238 440,255 511,267 582,275 657,288 732,296 811,309 891,321 962,326 1045,335 1124,343 1195,347 1266,356 1329,360 1392,372 1454,381 1513,385 1563,393 1605,402 1638,406 1663,414 1680,419 1696,422 1705,427 1709,427 1705,427 1701,422 1709,419 1705,419 1696,414 1684,410 1663,406 1630,402 1592,397 1542,393 1483,389 1413,385 1342,377 1271,368 1195,360 1124,356 1045,347 957,339 878,335 799,321 724,317 653,309 586,305 527,300 477,296 436,296 406,292 381,292 365,292 352,292 348,292 344,292 348,292 348,296 352,296 356,300 360,305 377,305 406,313 448,317 498,321 561,326 636,331 715,335 799,339 882,343 962,343 1037,343 1104,343 1166,343 1220,343 1271,347 1321,352 1358,360 1392,364 1417,368 1442,372 1446,372 1454,377 1463,377 1458,381 1454,381 1463,377 1458,377 1446,372 1429,372 1396,372 1358,372 1312,368 1258,368 1191,368 1116,368 1033,364 932,360 849,356 757,343 665,335 573,326 477,309 394,296 315,280 256,263 189,250 139,238 96,230 63,221 34,213 21,209 9,205 0,205 0,200 5,200 13,205 30,205 55,200 96,192 156,184 227,171 327,154 427,138 557,117 686,96 816,79 941,58 1070,46 1195,33 1316,21 1433,13 1538,8 1638,8 1734,8 1826,8 1905,8 1976,13 2026,13 2080,16 2122,21 2156,29 2176,29 2193,33 2206,33 2210,33 2218,33 2214,33 2206,33 2206,29 2189,25 2176,25 2160,21 2131,13 2097,8 2051,4 2001,4 1939,0 1876,0 1813,0 1751,4 1696,8 1642,13 1605,13 1571,16 1542,16 1521,21 1509,21 1504,16 1496,16 1488,8 1483,0">
          <text:p/>
        </draw:polyline>
        <draw:polyline draw:style-name="gr2" draw:text-style-name="P1" draw:layer="layout" svg:width="2.133cm" svg:height="0.664cm" svg:x="7.489cm" svg:y="22.77cm" svg:viewBox="0 0 2134 665" draw:points="697,648 701,652 706,652 710,652 718,652 722,656 731,656 735,661 743,665 747,665 743,665 747,665 747,661 743,661 735,656 727,652 718,652 714,648 710,648 706,644 701,640 697,636 693,627 685,610 676,598 664,581 647,556 631,535 610,502 589,477 564,448 530,422 501,389 464,360 422,327 384,293 338,260 297,222 246,193 205,164 163,139 121,118 92,96 63,79 38,71 17,63 8,58 4,54 0,54 4,58 8,63 17,67 38,75 71,88 113,100 163,118 234,135 309,151 401,172 501,189 614,201 727,214 839,222 956,231 1077,235 1194,235 1307,235 1415,239 1520,235 1612,231 1699,231 1770,226 1837,222 1904,218 1954,222 1992,218 2017,214 2042,214 2050,210 2067,210 2067,206 2058,206 2058,201 2054,201 2054,197 2046,197 2042,193 2021,185 1996,176 1958,160 1908,147 1841,130 1766,118 1678,100 1587,84 1495,67 1386,54 1286,46 1190,38 1090,29 1002,16 914,13 839,8 777,4 735,4 706,4 685,0 676,0 681,0 676,0 681,4 685,4 689,4 706,8 735,8 772,13 835,13 910,13 1006,16 1102,21 1215,21 1324,16 1436,16 1536,16 1632,16 1720,13 1799,13 1870,13 1937,13 1992,13 2033,13 2067,13 2092,16 2114,21 2122,21 2130,21 2134,21 2130,21 2126,21 2130,21 2118,21 2083,21 2046,21 1992,25 1925,33 1833,42 1728,50 1612,58 1486,67 1361,79 1227,92 1102,110 985,126 873,139 768,155 681,172 605,193 547,210 497,222 464,235 438,247 426,256 426,264 426,272 438,281 464,293 505,306 555,322 618,339 697,352 777,372 881,385 985,393 1094,402 1202,406 1303,414 1403,418">
          <text:p/>
        </draw:polyline>
        <draw:polyline draw:style-name="gr2" draw:text-style-name="P1" draw:layer="layout" svg:width="1.708cm" svg:height="0.517cm" svg:x="7.823cm" svg:y="24.173cm" svg:viewBox="0 0 1709 518" draw:points="384,4 363,0 338,0 309,0 280,0 238,4 205,8 171,12 150,21 130,25 117,33 109,37 96,42 96,50 92,54 92,62 92,67 104,75 113,83 130,96 150,108 184,125 221,142 263,163 322,183 372,204 443,229 509,254 580,275 651,296 727,317 814,338 889,354 960,379 1031,397 1098,414 1152,431 1207,448 1265,460 1307,473 1340,485 1374,498 1399,506 1415,510 1432,514 1440,518 1445,514 1436,514 1436,510 1432,510 1424,506 1399,502 1365,493 1319,481 1261,473 1194,464 1119,452 1035,439 944,427 848,410 747,397 660,379 568,367 476,351 388,334 305,321 230,309 167,296 113,288 71,284 42,279 21,279 8,275 4,275 0,279 4,284 8,284 21,288 46,292 88,300 138,304 205,313 284,321 380,326 480,338 585,342 685,346 785,351 877,351 964,359 1044,363 1119,363 1202,367 1269,371 1332,379 1386,384 1445,397 1491,402 1536,410 1575,418 1600,427 1629,435 1650,443 1671,448 1675,456 1696,460 1700,464 1704,464 1704,468 1700,468 1704,468 1704,464 1709,464 1704,460 1696,464 1675,464 1659,464 1633,468 1608,468 1579,468 1545,468">
          <text:p/>
        </draw:polyline>
        <draw:polyline draw:style-name="gr2" draw:text-style-name="P1" draw:layer="layout" svg:width="1.637cm" svg:height="0.61cm" svg:x="7.702cm" svg:y="22.916cm" svg:viewBox="0 0 1638 611" draw:points="401,581 392,573 384,569 380,560 376,556 367,548 359,544 355,540 351,540 351,544 355,548 355,552 359,556 363,560 380,565 401,569 434,573 476,581 526,585 589,590 664,594 747,598 835,606 923,606 1010,606 1094,606 1177,606 1257,606 1333,611 1404,606 1462,602 1508,602 1554,598 1583,598 1604,594 1621,594 1633,594 1633,590 1638,590 1633,585 1629,585 1629,581 1625,577 1613,573 1587,569 1554,556 1504,548 1450,535 1370,526 1294,509 1194,497 1098,484 998,476 902,468 806,455 706,447 618,434 526,426 438,413 359,393 284,380 217,368 159,355 117,342 79,330 50,326 33,317 21,313 13,309 0,309 0,305 4,309 0,309 4,309 17,309 29,309 54,296 100,284 154,267 230,250 309,230 409,200 518,175 626,150 731,129 839,104 931,88 1019,71 1102,54 1173,42 1240,38 1294,29 1341,21 1383,21 1412,17 1433,17 1446,17 1454,17 1458,17 1462,17 1450,13 1450,8 1433,4 1416,4 1391,0 1362,0 1324,0 1282,0">
          <text:p/>
        </draw:polyline>
        <draw:polyline draw:style-name="gr2" draw:text-style-name="P1" draw:layer="layout" svg:width="1.348cm" svg:height="7.406cm" svg:x="9.134cm" svg:y="19.831cm" svg:viewBox="0 0 1349 7407" draw:points="710,7407 718,7399 726,7395 743,7391 751,7386 760,7382 768,7374 768,7370 772,7365 764,7365 764,7361 760,7357 751,7349 743,7336 735,7320 726,7303 718,7286 706,7270 693,7253 680,7236 668,7219 660,7207 647,7194 639,7182 622,7173 610,7157 593,7144 580,7136 568,7123 551,7111 534,7098 505,7086 484,7073 468,7056 447,7044 422,7023 405,7006 380,6990 363,6973 347,6961 342,6948 334,6935 326,6927 321,6923 317,6919 317,6915 309,6915 301,6915 305,6915 313,6915 330,6906 363,6902 401,6890 447,6881 501,6868 580,6852 655,6839 731,6827 810,6814 881,6802 952,6789 1024,6777 1095,6764 1153,6752 1203,6739 1249,6735 1278,6727 1304,6718 1324,6710 1337,6706 1341,6706 1345,6702 1349,6702 1345,6702 1349,6697 1345,6693 1341,6693 1324,6685 1295,6672 1258,6651 1208,6631 1145,6610 1078,6585 999,6556 910,6526 827,6497 756,6476 689,6455 618,6438 564,6426 509,6409 463,6401 434,6388 409,6376 392,6372 376,6367 384,6367 380,6367 384,6367 380,6367 380,6372 372,6372 376,6376 372,6376 376,6376 388,6372 409,6367 447,6363 493,6351 539,6338 601,6322 668,6305 735,6284 797,6263 856,6246 893,6234 935,6217 960,6209 978,6201 986,6192 990,6188 1007,6188 1003,6184 999,6184 1007,6184 1007,6180 990,6180 995,6176 978,6167 952,6151 902,6130 856,6105 802,6074 743,6045 685,6012 605,5978 551,5949 505,5928 468,5911 430,5895 405,5882 384,5870 367,5861 372,5857 367,5849 363,5845 359,5845 363,5840 367,5840 359,5840 363,5840 367,5840 367,5836 355,5836 355,5832 359,5828 363,5828 359,5824 355,5820 351,5807 347,5774 330,5736 321,5699 309,5653 296,5607 284,5552 263,5498 242,5448 221,5402 209,5360 188,5314 163,5273 138,5235 121,5198 109,5164 109,5131 104,5101 104,5072 113,5047 129,5018 163,4985 196,4955 238,4922 288,4889 355,4855 426,4822 497,4793 568,4763 639,4734 701,4713 768,4693 827,4671 873,4655 914,4638 948,4626 969,4613 986,4609 1007,4600 1003,4596 1007,4596 1007,4592 1020,4592 1015,4592 1015,4588 1020,4588 1015,4584 1011,4584 995,4580 969,4563 931,4546 889,4521 831,4492 772,4467 710,4434 643,4400 580,4371 526,4342 480,4321 443,4296 422,4275 397,4258 376,4241 363,4229 359,4221 351,4212 347,4208 347,4204 338,4204 342,4204 347,4200 342,4191 363,4170 397,4141 443,4108 497,4066 559,4020 622,3970 697,3916 781,3866 852,3824 910,3782 964,3740 1011,3703 1049,3665 1086,3632 1116,3603 1132,3578 1145,3561 1153,3544 1157,3536 1157,3528 1157,3523 1145,3511 1120,3486 1086,3453 1045,3419 986,3381 931,3340 856,3294 777,3248 689,3198 610,3160 530,3118 443,3081 367,3035 288,2997 221,2960 163,2922 113,2893 79,2868 46,2851 38,2834 21,2826 13,2814 13,2809 8,2809 0,2809 4,2809 8,2805 21,2797 46,2784 83,2755 129,2726 196,2693 259,2651 330,2605 401,2559 468,2517 526,2480 576,2446 618,2417 651,2388 693,2363 718,2342 735,2325 751,2313 764,2304 768,2296 772,2292 772,2288 764,2288 764,2283 764,2279 760,2279 751,2267 735,2246 706,2213 672,2175 626,2133 580,2083 526,2033 463,1974 405,1920 359,1874 313,1837 271,1799 234,1762 205,1724 180,1690 171,1657 154,1620 134,1582 129,1544 125,1503 134,1457 138,1407 150,1352 150,1298 167,1240 188,1181 209,1123 234,1064 263,1006 292,947 317,893 351,835 376,776 401,722 430,668 459,613 476,563 505,513 539,467 564,421 601,379 626,342 647,309 668,275 689,246 706,221 718,200 722,183 718,167 722,150 726,137 722,125 722,112 714,100 706,83 693,71 680,54 664,37 630,25 605,8 568,4 534,0 493,0">
          <text:p/>
        </draw:polyline>
        <draw:polyline draw:style-name="gr2" draw:text-style-name="P1" draw:layer="layout" svg:width="1.315cm" svg:height="6.789cm" svg:x="8.917cm" svg:y="20.54cm" svg:viewBox="0 0 1316 6790" draw:points="459,6790 455,6782 447,6777 438,6773 430,6769 422,6765 422,6757 417,6752 422,6744 422,6740 430,6736 438,6727 451,6723 463,6715 476,6707 488,6702 501,6694 513,6682 530,6673 547,6665 564,6656 584,6648 597,6640 609,6631 626,6623 647,6615 655,6606 664,6598 668,6594 664,6589 664,6586 664,6581 668,6577 664,6577 668,6577 664,6577 664,6581 668,6581 672,6581 685,6577 701,6577 722,6573 747,6573 781,6569 806,6564 835,6561 860,6552 877,6548 889,6544 902,6544 906,6539 910,6539 914,6535 910,6531 906,6531 910,6531 906,6531 902,6531 897,6531 893,6527 881,6523 864,6514 831,6498 801,6481 764,6464 722,6448 680,6427 639,6410 593,6389 559,6373 538,6364 518,6352 493,6343 467,6331 451,6322 430,6310 422,6297 405,6285 388,6272 376,6260 359,6247 355,6235 346,6222 338,6214 334,6206 330,6197 326,6193 321,6193 326,6189 338,6184 355,6176 384,6164 430,6151 488,6130 555,6109 630,6080 718,6051 806,6022 889,5993 965,5968 1032,5938 1103,5909 1153,5880 1199,5855 1237,5830 1262,5805 1287,5788 1299,5771 1312,5754 1312,5738 1316,5726 1316,5709 1312,5692 1303,5675 1291,5654 1287,5629 1266,5604 1237,5571 1203,5546 1157,5517 1107,5487 1057,5462 1007,5433 949,5408 885,5383 822,5358 764,5333 705,5308 643,5283 584,5258 526,5233 467,5203 417,5174 371,5149 326,5128 292,5107 259,5087 230,5070 209,5053 192,5041 184,5024 171,5007 167,4991 163,4974 163,4953 163,4932 167,4903 171,4882 179,4857 204,4832 221,4807 242,4778 259,4753 288,4723 309,4694 334,4669 351,4640 371,4611 384,4586 397,4565 409,4540 417,4523 426,4502 422,4485 426,4469 426,4452 426,4435 430,4418 422,4398 413,4373 397,4348 392,4318 371,4289 346,4260 321,4231 288,4197 259,4172 234,4139 209,4118 184,4097 163,4081 146,4068 138,4055 129,4047 117,4043 113,4039 108,4039 108,4035 113,4035 113,4039 108,4039 108,4035 113,4035 117,4035 113,4035 117,4035 113,4035 108,4035 113,4030 129,4022 150,4010 179,3993 213,3972 246,3947 296,3918 338,3884 380,3855 413,3826 438,3801 459,3776 476,3755 484,3734 493,3717 497,3696 501,3680 509,3659 505,3634 505,3613 497,3588 505,3563 497,3538 493,3513 484,3487 472,3467 463,3446 455,3421 447,3400 430,3379 430,3358 422,3337 413,3312 405,3291 397,3266 401,3241 397,3215 392,3190 384,3165 392,3136 397,3107 401,3077 409,3044 409,3006 426,2973 438,2935 459,2894 480,2852 513,2806 543,2756 572,2710 601,2660 630,2606 664,2556 693,2510 714,2464 739,2422 751,2380 768,2343 781,2309 789,2280 793,2246 801,2217 806,2188 797,2155 793,2125 776,2088 764,2055 747,2017 726,1979 693,1938 664,1896 630,1850 593,1800 559,1750 522,1691 472,1633 422,1570 367,1499 309,1433 255,1357 204,1282 154,1215 108,1149 71,1090 42,1036 21,986 4,944 0,902 4,865 12,823 33,781 58,735 96,689 146,635 209,585 263,531 342,476 417,422 497,368 576,322 651,276 722,230 785,188 847,151 897,122 927,97 953,75 969,63 986,55 990,47 995,42 990,42 986,38 990,38 990,34 986,30 961,25 935,17 897,13 852,5 801,0 739,5 672,9">
          <text:p/>
        </draw:polyline>
        <draw:polyline draw:style-name="gr2" draw:text-style-name="P1" draw:layer="layout" svg:width="1.353cm" svg:height="7.531cm" svg:x="10.683cm" svg:y="19.831cm" svg:viewBox="0 0 1354 7532" draw:points="1116,7532 1136,7524 1149,7520 1161,7516 1178,7512 1191,7507 1207,7503 1216,7499 1224,7495 1220,7491 1224,7486 1220,7486 1220,7478 1224,7474 1216,7466 1203,7453 1182,7441 1161,7420 1136,7399 1103,7374 1065,7345 1007,7311 957,7282 903,7248 844,7211 772,7177 697,7140 626,7102 551,7061 480,7015 401,6973 325,6931 263,6890 204,6852 150,6818 108,6785 71,6760 42,6739 33,6727 21,6718 8,6714 4,6710 0,6710 12,6710 17,6710 8,6710 12,6710 29,6710 54,6706 88,6702 142,6693 209,6685 288,6677 380,6664 480,6651 580,6635 672,6618 755,6601 827,6585 894,6572 949,6556 999,6539 1032,6525 1057,6517 1078,6504 1090,6500 1116,6496 1124,6492 1124,6487 1124,6484 1120,6484 1116,6479 1116,6475 1107,6475 1103,6475 1103,6467 1082,6450 1053,6429 1019,6400 969,6366 915,6329 853,6296 781,6254 697,6216 630,6179 572,6154 518,6129 463,6108 422,6087 388,6066 359,6054 338,6041 325,6037 317,6029 313,6029 309,6029 313,6029 317,6029 321,6029 338,6029 363,6020 413,6012 480,6003 551,5991 639,5974 730,5953 832,5932 924,5916 1011,5895 1082,5878 1145,5857 1203,5840 1245,5824 1278,5807 1308,5795 1328,5786 1341,5778 1349,5774 1354,5770 1354,5765 1354,5761 1349,5761 1349,5757 1345,5757 1341,5753 1333,5749 1303,5728 1266,5703 1216,5669 1153,5632 1086,5590 1011,5548 924,5502 840,5456 760,5419 693,5381 614,5352 547,5319 484,5289 430,5260 384,5235 351,5214 330,5193 300,5181 288,5177 288,5173 284,5168 288,5168 292,5173 296,5173 300,5173 317,5164 355,5152 401,5139 451,5118 509,5093 572,5068 643,5035 714,5001 772,4972 806,4947 840,4930 848,4914 865,4897 878,4889 882,4880 882,4876 882,4872 890,4868 878,4859 853,4839 819,4814 768,4784 714,4751 647,4709 563,4671 488,4630 417,4596 351,4571 296,4546 250,4525 213,4509 188,4496 171,4488 154,4479 142,4475 142,4471 146,4471 150,4475 154,4475 179,4467 213,4454 263,4442 330,4425 405,4400 492,4375 588,4342 697,4304 793,4271 882,4237 965,4204 1036,4175 1099,4145 1149,4120 1195,4095 1237,4079 1262,4062 1287,4045 1299,4029 1324,4016 1333,4008 1341,3995 1345,3987 1345,3983 1349,3974 1349,3970 1349,3966 1341,3962 1333,3962 1328,3958 1316,3937 1295,3912 1278,3883 1241,3841 1203,3799 1153,3749 1107,3699 1053,3640 994,3586 940,3540 878,3494 827,3453 776,3411 730,3365 685,3319 639,3277 601,3239 576,3202 547,3169 513,3135 492,3102 476,3068 463,3035 451,3002 442,2972 426,2947 422,2922 422,2897 422,2872 426,2851 438,2830 451,2809 463,2789 484,2764 509,2743 538,2722 568,2701 601,2680 622,2659 659,2643 693,2622 730,2605 764,2584 793,2572 823,2559 844,2547 869,2538 886,2530 898,2525 907,2522 911,2517 898,2517 903,2517 898,2517 894,2517 894,2513 898,2513 898,2509 894,2509 890,2505 886,2500 878,2497 873,2497 873,2492 865,2480 848,2459 823,2429 793,2392 760,2350 739,2308 701,2263 659,2213 626,2167 605,2133 584,2112 572,2095 563,2083 555,2075 551,2070 551,2066 551,2070 555,2070 559,2070 555,2066 559,2066 555,2066 555,2062 555,2058 551,2058 551,2054 547,2054 534,2037 518,2008 497,1970 472,1924 459,1878 422,1828 392,1766 355,1695 321,1636 288,1578 259,1528 225,1478 184,1423 154,1369 129,1315 104,1269 92,1223 79,1177 75,1131 79,1085 79,1039 88,985 100,931 121,877 138,814 167,751 192,689 217,622 246,555 275,488 309,426 342,367 367,309 392,258 422,213 447,171 472,133 488,104 505,79 518,58 538,46 547,33 551,25 555,21 555,16 563,16 563,12 559,12 551,8 534,4 518,0">
          <text:p/>
        </draw:polyline>
        <draw:polyline draw:style-name="gr2" draw:text-style-name="P1" draw:layer="layout" svg:width="1.236cm" svg:height="7.302cm" svg:x="10.862cm" svg:y="19.68cm" svg:viewBox="0 0 1237 7303" draw:points="451,7303 460,7291 472,7278 489,7266 501,7249 522,7237 539,7220 556,7207 560,7195 576,7187 589,7174 597,7170 610,7162 627,7153 639,7149 660,7141 685,7132 702,7128 718,7120 739,7116 748,7112 764,7107 777,7103 789,7099 798,7095 806,7095 810,7091 819,7091 823,7091 819,7086 810,7086 806,7086 806,7082 802,7082 798,7078 794,7074 777,7061 756,7044 735,7028 706,7003 668,6978 622,6949 568,6919 522,6886 476,6857 435,6832 389,6807 364,6786 339,6769 318,6757 309,6744 301,6736 297,6732 297,6727 305,6727 297,6727 301,6727 309,6727 330,6723 355,6715 393,6702 443,6694 497,6677 568,6665 643,6644 710,6627 773,6611 839,6598 882,6586 928,6569 966,6552 991,6539 1012,6531 1028,6523 1041,6514 1045,6510 1062,6506 1062,6502 1058,6502 1062,6498 1058,6489 1045,6477 1012,6456 987,6423 949,6381 903,6339 848,6289 781,6239 714,6181 635,6126 564,6068 485,6018 414,5967 347,5917 276,5862 217,5812 163,5762 117,5712 80,5670 46,5628 25,5591 13,5557 0,5520 5,5491 13,5461 38,5428 76,5395 109,5365 159,5332 217,5303 293,5269 364,5240 439,5211 526,5186 610,5156 693,5131 773,5106 848,5081 937,5061 999,5035 1062,5015 1112,4994 1154,4977 1187,4960 1212,4948 1229,4940 1225,4931 1233,4927 1237,4923 1237,4919 1233,4919 1237,4914 1233,4914 1233,4910 1229,4910 1229,4906 1225,4902 1204,4885 1170,4860 1133,4831 1087,4793 1045,4760 991,4722 932,4681 869,4643 819,4610 773,4572 744,4543 706,4509 668,4480 639,4451 618,4430 602,4409 589,4392 589,4384 576,4376 581,4372 576,4372 581,4372 585,4363 593,4342 622,4317 647,4284 677,4251 714,4209 748,4159 785,4109 823,4063 865,4021 882,3983 907,3950 932,3921 945,3891 957,3862 974,3837 978,3808 978,3783 978,3754 974,3725 962,3695 953,3658 941,3620 916,3582 891,3545 865,3507 835,3466 802,3428 764,3386 739,3345 698,3299 660,3257 614,3215 572,3174 522,3128 472,3086 426,3040 368,2990 309,2944 268,2894 226,2852 184,2806 142,2764 117,2723 96,2681 76,2643 71,2606 63,2568 63,2526 67,2485 84,2439 92,2389 109,2338 130,2288 155,2234 180,2180 209,2130 238,2075 276,2029 313,1979 347,1933 384,1888 418,1846 455,1800 485,1754 518,1712 543,1670 564,1633 581,1595 602,1558 618,1524 631,1495 635,1462 647,1428 656,1399 660,1361 677,1328 681,1282 681,1245 677,1203 681,1157 673,1107 660,1057 656,1003 631,948 614,894 602,840 576,781 564,723 547,668 526,614 501,560 485,505 460,451 439,397 418,347 405,301 384,251 368,213 347,176 322,147 309,117 293,92 280,72 247,50 222,34 188,21 146,13 92,0">
          <text:p/>
        </draw:polyline>
        <draw:polyline draw:style-name="gr2" draw:text-style-name="P1" draw:layer="layout" svg:width="1.394cm" svg:height="0.694cm" svg:x="7.556cm" svg:y="23.951cm" svg:viewBox="0 0 1395 695" draw:points="869,284 869,280 869,272 869,264 869,255 869,247 873,234 873,222 882,205 886,193 890,176 899,163 907,143 915,126 924,109 936,88 944,71 953,55 957,42 961,30 965,17 965,9 965,5 953,0 949,0 944,0 944,5 936,5 936,9 936,13 936,17 911,25 878,38 840,50 794,67 736,84 665,105 594,130 506,151 435,176 368,196 306,218 247,243 193,268 151,289 118,305 96,322 71,339 58,347 46,359 50,364 50,368 50,372 54,376 50,385 58,393 83,410 122,430 164,451 222,476 285,501 360,531 448,556 535,576 623,598 715,614 807,627 890,639 978,653 1061,661 1124,674 1191,678 1253,682 1295,686 1329,690 1354,695 1374,695 1383,695 1395,695 1395,690 1391,686 1391,682 1383,678 1366,674 1341,661 1299,648 1249,635 1182,618 1103,601 1007,585 911,568 811,556 715,543 619,531 519,522 431,514 347,510 272,501 205,497 147,489 96,485 67,485 42,480 25,480 12,480 8,480 4,480 8,480 0,480 4,485 8,485 12,489 17,489 8,489 17,489 42,489 79,489 135,489 189,489 256,489 327,485 418,480 489,476 548,472 594,468 627,464 648,460 665,455 669,455 661,451">
          <text:p/>
        </draw:polyline>
        <draw:polyline draw:style-name="gr2" draw:text-style-name="P1" draw:layer="layout" svg:width="1.332cm" svg:height="1.528cm" svg:x="5.765cm" svg:y="23.943cm" svg:viewBox="0 0 1333 1529" draw:points="17,1529 12,1529 8,1529 4,1529 4,1525 0,1521 0,1517 0,1508 0,1496 0,1479 4,1458 8,1433 17,1404 25,1366 37,1325 50,1279 67,1232 88,1182 108,1132 138,1073 163,1014 192,952 221,889 251,827 289,764 322,702 360,643 402,584 439,530 481,480 527,434 565,397 602,359 640,322 665,292 694,263 715,242 736,221 752,204 769,192 777,184 782,179 790,176 786,171 782,176 782,179 790,179 790,184 790,192 786,201 777,213 765,230 748,251 727,276 702,301 665,334 627,363 590,397 552,430 510,459 464,493 427,526 389,556 360,584 331,614 306,639 281,664 260,681 251,697 243,710 235,722 231,727 226,731 231,735 235,735 231,735 231,731 235,731 231,731 235,731 251,727 281,718 327,706 381,689 448,664 523,639 615,606 706,568 807,534 886,497 965,468 1040,430 1103,397 1166,367 1212,342 1249,317 1274,297 1299,280 1308,263 1320,255 1329,246 1324,238 1329,238 1324,234 1333,234 1329,234 1333,234 1329,234 1316,238 1283,242 1245,246 1203,255 1145,267 1086,280 1015,292 936,313 861,334 802,355 740,380 677,401 623,418 577,434 539,451 502,463 477,472 460,480 448,484 443,488 439,488 435,493 439,493 443,493 439,493 439,488 448,484 464,476 489,463 527,447 569,426 623,401 677,376 736,347 794,313 844,288 890,259 919,238 957,217 982,196 1007,179 1024,163 1036,146 1053,134 1061,121 1074,109 1074,96 1078,83 1078,71 1074,54 1065,42 1053,29 1036,21 1015,13 995,4 965,0">
          <text:p/>
        </draw:polyline>
        <draw:polyline draw:style-name="gr2" draw:text-style-name="P1" draw:layer="layout" svg:width="0.935cm" svg:height="0.623cm" svg:x="5.974cm" svg:y="22.356cm" svg:viewBox="0 0 936 624" draw:points="727,557 740,557 748,561 756,565 769,574 781,582 790,586 798,599 802,603 806,603 811,607 811,611 806,611 802,615 802,620 798,620 798,624 802,624 798,624 794,620 790,620 781,611 781,607 777,607 777,603 781,603 777,603 777,599 773,599 765,594 752,582 731,565 710,544 681,519 648,494 610,465 573,428 527,394 489,361 452,326 414,297 376,268 343,239 305,209 276,184 251,159 226,134 201,118 184,101 163,88 143,80 130,63 122,59 122,55 122,51 130,51 134,51 134,55 130,55 134,59 134,63 138,72 151,80 168,93 197,109 226,130 259,151 301,172 347,201 393,226 443,251 485,272 518,297 552,314 581,335 610,352 631,365 648,377 660,386 673,394 677,402 685,406 681,411 677,411 673,411 669,406 673,406 673,402 673,398 669,394 656,390 635,381 610,365 577,348 539,326 493,305 443,272 385,243 330,209 276,180 234,151 197,126 155,105 130,84 109,67 96,55 87,47 83,42 79,42 83,42 83,47 87,47 87,51 92,51 96,55 109,59 134,67 163,80 205,93 247,105 289,122 343,138 401,155 452,172 493,184 531,197 564,214 593,222 627,234 648,247 660,255 677,264 685,272 698,276 702,280 698,284 698,289 702,289 706,289 706,284 702,284 702,280 710,280 710,276 698,272 694,272 694,268 690,268 673,264 639,251 602,239 556,226 506,205 447,184 381,159 310,134 247,109 189,88 134,63 96,47 62,30 33,17 16,9 8,5 4,0 0,0 4,0 8,0 4,5 8,5 16,13 37,22 66,34 109,51 155,72 214,97 285,122 356,147 431,176 497,201 564,234 619,259 681,284 727,309 769,335 802,356 831,381 856,402 882,419 898,436 915,457 923,465 927,473 932,478 932,482 936,486 927,486 927,482 923,482 923,478 919,473 911,473 907,469 890,465 869,461 840,461 798,457 756,453 715,453 677,448 623,444 585,444 556,440 531,440 523,440">
          <text:p/>
        </draw:polyline>
        <draw:polyline draw:style-name="gr2" draw:text-style-name="P1" draw:layer="layout" svg:width="1.445cm" svg:height="0.497cm" svg:x="7.614cm" svg:y="23.851cm" svg:viewBox="0 0 1446 498" draw:points="138,352 155,348 172,344 192,344 217,339 242,339 276,335 305,335 335,339 352,339 377,339 398,339 415,339 431,339 444,339 452,339 456,344 465,344 465,348 461,344 456,344 452,344 452,339 448,339 440,335 427,331 406,327 377,323 352,319 318,310 288,306 255,297 226,294 205,294 192,294 188,294 184,294 192,297 197,297 197,302 201,302 201,306 209,310 217,319 238,327 259,339 288,352 326,369 369,385 419,402 465,415 515,431 557,440 594,452 623,460 657,469 686,473 707,477 724,486 744,490 753,494 761,494 765,498 770,498 765,494 765,490 761,490 761,486 757,486 753,486 749,481 749,473 744,473 744,469 740,469 728,460 711,452 682,440 648,423 607,406 561,390 507,369 440,344 385,323 326,302 276,281 222,264 180,252 142,235 105,222 76,214 50,206 38,201 25,196 21,196 9,196 5,192 5,196 0,196 0,201 9,201 21,201 46,201 88,201 138,201 201,196 272,196 344,192 436,188 523,184 603,180 678,171 736,167 790,163 841,159 882,159 916,159 949,159 974,159 991,159 1008,167 1016,167 1020,167 1024,167 1028,167 1024,167 1020,163 1016,163 1012,163 1012,159 1008,159 1003,159 991,150 966,146 924,138 878,134 820,125 757,113 686,105 615,96 544,88 481,75 427,67 385,63 356,59 331,59 309,59 301,54 293,54 288,54 293,54 297,54 301,59 305,59 309,59 322,59 344,59 390,59 448,63 519,63 598,67 686,67 774,67 861,67 937,71 999,71 1049,75 1095,84 1133,88 1166,96 1191,105 1216,117 1250,125 1266,134 1283,138 1291,146 1296,150 1304,155 1296,155 1291,150 1296,150 1287,146 1275,142 1245,138 1204,134 1145,125 1078,117 995,105 907,96 807,84 711,71 619,63 536,50 456,38 394,29 340,21 293,13 263,9 242,4 230,0 222,0 226,0 226,4 242,9 272,13 326,17 385,25 461,34 557,46 665,54 778,63 891,71 1008,75 1095,84 1179,88 1254,88 1312,92 1358,92 1400,92 1421,92 1433,88 1442,88 1446,84 1442,80 1429,71 1404,63 1367,50 1325,34">
          <text:p/>
        </draw:polyline>
        <draw:polyline draw:style-name="gr2" draw:text-style-name="P1" draw:layer="layout" svg:width="1.286cm" svg:height="0.301cm" svg:x="7.865cm" svg:y="22.281cm" svg:viewBox="0 0 1287 302" draw:points="480,118 489,114 498,110 510,101 523,93 535,89 552,81 560,76 569,73 573,73 573,67 569,67 556,67 552,73 548,73 548,76 544,76 535,81 531,81 527,85 519,89 514,89 506,93 498,93 493,93 489,93 489,89 484,85 480,85 476,85 472,85 467,81 455,76 442,67 426,59 405,50 380,42 355,34 325,25 296,17 267,13 242,9 221,5 200,0 188,0 171,0 163,0 154,0 150,0 146,0 150,0 146,5 150,5 150,9 154,13 167,21 188,30 221,38 267,47 321,59 384,73 459,89 544,101 631,114 715,127 798,139 869,152 940,169 1003,177 1070,189 1124,198 1170,206 1203,219 1228,223 1253,231 1270,235 1283,239 1287,244 1287,248 1287,244 1283,244 1270,244 1249,244 1220,239 1187,239 1136,239 1078,235 1003,235 919,235 823,231 736,235 640,239 544,244 451,248 367,256 284,256 217,264 163,269 113,273 67,273 37,277 21,281 8,281 0,281 0,285 12,285 21,290 37,290 58,294 92,294 133,298 188,298 250,298 317,302 392,302 467,298 535,294 615,290 677,281 731,277 782,269 823,264 857,260 886,256 907,248">
          <text:p/>
        </draw:polyline>
        <draw:polyline draw:style-name="gr2" draw:text-style-name="P1" draw:layer="layout" svg:width="0.743cm" svg:height="0.188cm" svg:x="8.136cm" svg:y="23.972cm" svg:viewBox="0 0 744 189" draw:points="146,54 138,50 130,42 117,34 100,25 84,21 67,13 50,4 38,0 25,0 17,0 13,0 9,0 4,0 4,4 0,4 0,9 0,13 0,17 0,21 4,25 13,34 29,42 50,54 75,67 113,80 155,88 201,100 251,113 301,125 355,134 405,147 456,150 502,159 540,167 577,172 611,175 644,180 669,184 690,189 711,189 723,189 732,189 740,189 744,189 744,184 744,180 744,172 736,163 723,147 707,130 690,105 665,84">
          <text:p/>
        </draw:polyline>
        <draw:polyline draw:style-name="gr2" draw:text-style-name="P1" draw:layer="layout" svg:width="0.447cm" svg:height="0.092cm" svg:x="8.286cm" svg:y="22.728cm" svg:viewBox="0 0 448 93" draw:points="0,46 21,38 46,29 76,21 105,17 138,8 180,4 209,0 234,4 255,4 272,13 293,21 309,25 326,33 347,38 364,46 380,55 397,63 410,72 427,81 440,85 448,93">
          <text:p/>
        </draw:polyline>
        <draw:polyline draw:style-name="gr2" draw:text-style-name="P1" draw:layer="layout" svg:width="2.488cm" svg:height="1.821cm" svg:x="1.878cm" svg:y="29.366cm" svg:viewBox="0 0 2489 1822" draw:points="217,1116 213,1116 209,1116 205,1116 201,1120 196,1120 188,1120 180,1120 176,1120 167,1120 155,1124 146,1124 138,1124 130,1129 121,1129 113,1133 105,1133 96,1137 88,1137 84,1141 75,1141 71,1145 63,1149 59,1149 54,1154 46,1158 42,1158 34,1162 29,1166 25,1170 21,1174 17,1183 9,1187 4,1191 4,1200 4,1208 0,1216 0,1225 4,1233 9,1241 13,1254 25,1270 38,1283 50,1304 71,1321 88,1342 109,1363 134,1383 163,1408 188,1433 213,1458 242,1484 280,1517 313,1542 351,1571 384,1596 422,1625 459,1651 493,1671 526,1692 564,1713 601,1738 635,1755 672,1772 706,1784 743,1797 781,1805 814,1813 843,1818 873,1822 898,1822 923,1818 944,1813 965,1805 985,1792 1002,1780 1015,1767 1023,1751 1031,1730 1040,1709 1044,1688 1044,1667 1044,1642 1044,1617 1044,1592 1044,1567 1040,1538 1031,1513 1027,1488 1019,1458 1006,1433 998,1408 985,1383 977,1358 965,1337 956,1312 948,1287 940,1267 927,1250 919,1229 906,1212 902,1200 894,1187 885,1174 877,1162 873,1154 869,1149 864,1141 860,1137 856,1133 856,1129 852,1129 848,1124 843,1120 843,1116 839,1116 835,1112 831,1108 823,1104 814,1099 810,1095 802,1091 793,1083 785,1079 777,1070 764,1066 756,1058 743,1053 731,1045 718,1037 706,1028 693,1024 685,1016 676,1008 668,1003 660,999 651,991 643,983 635,974 626,970 618,966 610,962 606,953 597,949 593,945 585,941 576,937 572,937 572,932 564,928 560,928 555,928 560,928 555,928 547,928 543,928 539,928 530,928 526,928 518,928 509,928 501,928 493,928 484,928 472,928 459,928 451,928 439,932 422,932 409,932 397,932 384,937 372,937 363,941 347,941 334,941 322,945 309,945 297,949 288,949 276,949 272,953 255,953 246,953 238,953 230,958 226,958 221,958 217,958 213,958 209,958 205,958 209,958 205,953 201,953 205,953 201,953 205,953 205,949 205,945 205,941 209,937 213,932 221,924 230,912 242,899 251,887 267,874 280,857 292,840 309,824 326,803 347,782 368,761 388,736 413,711 443,682 472,656 497,631 535,602 564,577 601,552 643,522 689,493 735,460 785,431 839,397 894,363 952,330 1010,301 1077,268 1144,234 1215,201 1349,147 1466,96 1587,59 1699,30 1795,13 1876,0 1947,0 2005,17 2064,30 2118,46 2164,67 2205,92 2243,121 2289,159 2322,201 2352,255 2381,309 2410,372 2431,439 2452,514 2468,589 2477,665 2485,744 2489,815 2489,887 2481,953 2468,1012 2452,1070 2423,1124 2389,1174 2360,1220 2318,1262 2276,1295 2226,1325 2180,1346 2122,1358 2059,1367 2001,1367 1967,1358 1934,1354 1897,1350 1855,1337 1812,1325 1762,1312 1716,1300 1666,1279 1616,1262 1562,1237 1511,1212 1457,1187 1403,1158 1344,1129 1290,1099 1232,1066 1169,1037 1115,999 1061,962 1010,924 960,890 914,849 869,807 823,765 777,724 739,678 702,635 664,597 631,556 597,514 572,472 543,431 518,393 497,359 480,326 464,293 451,263 443,238 434,217">
          <text:p/>
        </draw:polyline>
        <draw:polyline draw:style-name="gr2" draw:text-style-name="P1" draw:layer="layout" svg:width="0.602cm" svg:height="0.238cm" svg:x="1.932cm" svg:y="28.498cm" svg:viewBox="0 0 603 239" draw:points="17,239 13,235 13,231 9,226 9,222 5,218 5,214 0,210 0,206 0,201 0,193 5,189 5,180 9,175 21,171 30,167 42,159 55,154 71,150 92,142 109,138 134,129 159,125 185,117 214,113 239,104 269,96 302,92 335,84 365,75 394,71 419,67 448,59 473,54 498,50 519,42 540,38 557,33 573,29 582,25 594,21 603,21 603,17 603,13 594,8 586,4 569,0">
          <text:p/>
        </draw:polyline>
        <draw:polyline draw:style-name="gr2" draw:text-style-name="P1" draw:layer="layout" svg:width="0.046cm" svg:height="0.033cm" svg:x="1.173cm" svg:y="28.849cm" svg:viewBox="0 0 47 34" draw:points="47,0 42,0 38,0 38,4 34,4 30,8 26,8 16,13 12,18 8,18 4,21 4,26 4,30 0,34 8,34 8,30">
          <text:p/>
        </draw:polyline>
        <draw:polyline draw:style-name="gr2" draw:text-style-name="P1" draw:layer="layout" svg:width="0.492cm" svg:height="0.723cm" svg:x="1.39cm" svg:y="27.049cm" svg:viewBox="0 0 493 724" draw:points="46,519 41,519 37,519 33,519 29,519 25,515 21,515 16,515 12,515 8,515 4,519 0,519 0,523 0,527 4,531 8,536 8,540 12,544 16,552 25,556 33,565 46,578 58,586 71,598 87,607 108,619 129,632 150,640 171,653 196,661 221,673 246,682 275,694 300,703 325,707 347,711 368,715 385,719 406,724 418,724 431,724 439,724 447,724 456,719 460,715 460,711 456,707 452,699 443,690 435,678 422,665 414,653 401,640 389,628 376,615 364,598 351,582 335,565 321,548 304,527 292,510 279,490 267,469 259,452 254,431 250,415 246,394 246,377 246,352 250,335 259,314 263,294 279,273 292,252 304,231 321,210 343,189 360,164 376,143 393,122 414,102 435,80 452,60 468,39 485,17 493,0">
          <text:p/>
        </draw:polyline>
        <draw:polyline draw:style-name="gr2" draw:text-style-name="P1" draw:layer="layout" svg:width="0.309cm" svg:height="1.014cm" svg:x="1.494cm" svg:y="25.797cm" svg:viewBox="0 0 310 1015" draw:points="0,1015 8,1007 13,1003 21,995 33,986 46,978 59,969 71,957 88,949 104,936 121,924 142,911 159,894 180,882 192,869 210,861 227,848 239,840 252,832 264,819 272,811 281,802 285,798 293,790 293,781 297,777 297,773 293,765 289,756 281,744 272,736 256,727 243,719 231,711 218,698 206,685 192,673 175,660 159,648 142,635 125,623 109,606 92,590 84,573 71,556 63,539 54,519 50,502 46,481 46,460 46,439 46,414 50,393 54,364 63,339 67,310 79,285 92,255 109,230 121,205 138,176 155,151 175,130 196,105 218,84 239,64 256,46 272,29 289,12 310,0">
          <text:p/>
        </draw:polyline>
        <draw:polyline draw:style-name="gr2" draw:text-style-name="P1" draw:layer="layout" svg:width="1.661cm" svg:height="1.002cm" svg:x="0.263cm" svg:y="24.828cm" svg:viewBox="0 0 1662 1003" draw:points="0,1003 4,999 4,995 4,991 4,986 8,982 12,974 16,965 25,957 37,945 54,932 70,920 91,903 116,882 146,861 187,840 233,815 283,786 346,757 413,722 480,689 555,652 639,610 714,568 802,526 881,480 973,434 1069,384 1161,334 1257,280 1349,226 1432,171 1520,113 1595,59 1662,0">
          <text:p/>
        </draw:polyline>
        <draw:polyline draw:style-name="gr2" draw:text-style-name="P1" draw:layer="layout" svg:width="0.4cm" svg:height="0.931cm" svg:x="1.127cm" svg:y="24.916cm" svg:viewBox="0 0 401 932" draw:points="0,0 12,16 25,38 37,63 54,92 75,129 96,167 117,213 137,267 163,321 188,376 217,438 242,501 263,568 285,630 305,694 331,761 351,823 376,877 401,932">
          <text:p/>
        </draw:polyline>
        <draw:polyline draw:style-name="gr2" draw:text-style-name="P1" draw:layer="layout" svg:width="2.613cm" svg:height="1.306cm" svg:x="3.778cm" svg:y="26.795cm" svg:viewBox="0 0 2614 1307" draw:points="62,1269 58,1269 50,1269 41,1269 37,1264 29,1269 21,1264 16,1264 8,1264 4,1264 0,1264 0,1269 4,1273 0,1273 0,1277 4,1277 4,1281 8,1290 12,1295 21,1295 33,1299 50,1303 75,1303 108,1307 151,1307 197,1307 247,1303 305,1303 376,1299 435,1295 514,1290 581,1287 648,1277 719,1273 798,1261 869,1252 944,1239 1019,1227 1082,1214 1153,1202 1228,1185 1299,1168 1362,1152 1433,1135 1499,1114 1566,1093 1629,1077 1696,1056 1746,1035 1792,1014 1846,993 1884,977 1917,960 1946,939 1971,918 1988,897 2005,872 2025,847 2042,822 2055,793 2071,763 2084,730 2101,697 2113,668 2130,630 2147,597 2163,559 2180,530 2197,496 2218,463 2234,434 2247,400 2272,371 2289,342 2309,308 2330,279 2351,250 2380,225 2405,196 2439,167 2464,137 2493,108 2522,83 2552,54 2585,29 2614,0">
          <text:p/>
        </draw:polyline>
        <draw:polyline draw:style-name="gr2" draw:text-style-name="P1" draw:layer="layout" svg:width="1.637cm" svg:height="0.877cm" svg:x="4.679cm" svg:y="30.456cm" svg:viewBox="0 0 1638 878" draw:points="1634,723 1634,728 1638,732 1638,736 1630,740 1630,748 1630,757 1625,765 1621,773 1613,782 1609,790 1605,803 1596,811 1592,819 1588,832 1580,840 1575,853 1571,857 1567,865 1559,869 1554,874 1550,874 1542,878 1538,878 1534,878 1525,878 1521,874 1513,874 1496,869 1475,861 1450,853 1417,840 1379,819 1329,803 1275,786 1216,769 1158,748 1087,728 1019,711 948,686 881,669 802,648 735,630 664,610 597,593 539,576 485,555 430,539 380,522 343,505 301,489 259,472 222,455 188,438 163,422 138,409 117,393 96,380 80,367 71,359 59,351 51,338 38,330 30,322 21,313 17,309 13,305 5,297 0,297 0,292 5,292 9,297 9,301 13,301 17,305 25,305 42,297 71,284 105,267 142,246 188,226 247,201 301,167 364,146 422,121 472,100 522,83 572,67 623,50 673,38 714,29 760,21 802,13 844,8 881,4 923,0 961,0 1002,0 1040,0 1079,0 1112,0 1145,0 1175,4 1204,4 1229,8 1254,8 1279,13 1300,21 1321,29 1342,38 1367,50 1388,67 1404,88 1421,109">
          <text:p/>
        </draw:polyline>
        <draw:polyline draw:style-name="gr2" draw:text-style-name="P1" draw:layer="layout" svg:width="0.501cm" svg:height="0.968cm" svg:x="5.314cm" svg:y="30.185cm" svg:viewBox="0 0 502 969" draw:points="502,969 489,961 481,953 460,944 439,932 418,915 388,894 359,877 330,857 301,836 276,819 251,802 225,781 209,761 188,740 167,719 155,698 138,673 125,644 121,619 109,581 100,552 92,518 79,485 75,451 67,414 58,381 50,347 42,314 42,279 33,246 29,217 21,188 17,158 13,129 13,104 8,79 0,50 0,20 0,0">
          <text:p/>
        </draw:polyline>
        <draw:polyline draw:style-name="gr2" draw:text-style-name="P1" draw:layer="layout" svg:width="0.581cm" svg:height="0.526cm" svg:x="5.084cm" svg:y="29.162cm" svg:viewBox="0 0 582 527" draw:points="117,104 117,112 122,121 122,129 122,142 122,154 126,175 130,192 138,209 147,225 155,242 163,263 172,280 180,300 197,317 209,334 222,355 238,371 255,396 272,413 293,430 318,446 339,463 364,476 389,484 410,497 436,506 461,510 486,518 507,523 523,523 540,527 553,527 561,527 569,523 573,518 573,510 578,502 582,488 582,472 582,455 582,434 582,409 573,384 565,355 553,330 536,296 507,267 486,242 456,213 422,184 389,150 359,125 326,100 293,79 272,62 247,46 226,33 205,21 184,12 163,8 151,4 142,0 138,0 130,0 130,4 126,4 113,8 96,16 84,21 67,29 46,42 25,50 0,58">
          <text:p/>
        </draw:polyline>
        <draw:polyline draw:style-name="gr2" draw:text-style-name="P1" draw:layer="layout" svg:width="1.486cm" svg:height="0.418cm" svg:x="3.757cm" svg:y="28.093cm" svg:viewBox="0 0 1487 419" draw:points="12,356 8,356 8,360 4,360 8,364 4,369 4,372 0,377 0,381 0,385 4,385 0,389 4,389 4,394 8,397 8,402 12,406 17,406 21,410 25,414 29,419 50,419 71,419 100,419 133,414 184,410 229,402 292,394 351,381 413,369 472,352 538,335 597,322 659,302 718,285 781,268 839,247 902,226 956,210 1014,189 1073,168 1123,147 1177,126 1227,110 1273,89 1315,72 1361,54 1394,42 1428,29 1450,21 1462,13 1462,8 1470,4 1475,0 1479,0 1487,0 1483,8 1470,21 1458,33 1440,54 1415,76 1386,105 1352,135 1315,172 1273,206 1231,243">
          <text:p/>
        </draw:polyline>
        <draw:polyline draw:style-name="gr2" draw:text-style-name="P1" draw:layer="layout" svg:width="0.438cm" svg:height="1.403cm" svg:x="3.26cm" svg:y="27.838cm" svg:viewBox="0 0 439 1404" draw:points="439,1383 435,1387 435,1392 431,1396 431,1400 427,1400 427,1404 423,1404 419,1404 414,1404 410,1400 402,1400 398,1400 393,1396 389,1392 381,1387 377,1387 373,1379 364,1367 356,1350 339,1329 322,1304 318,1291 310,1275 302,1258 289,1237 281,1212 268,1187 256,1158 243,1124 231,1091 218,1057 206,1020 189,974 181,932 164,881 147,827 135,773 114,710 101,648 85,589 72,530 59,472 51,418 39,364 30,314 26,268 17,226 13,180 8,146 4,113 0,88 4,67 4,46 4,34 4,21 4,13 4,9 4,4 4,0 8,0 8,4">
          <text:p/>
        </draw:polyline>
        <draw:polyline draw:style-name="gr2" draw:text-style-name="P1" draw:layer="layout" svg:width="1.82cm" svg:height="0.159cm" svg:x="44.219cm" svg:y="40.856cm" svg:viewBox="0 0 1821 160" draw:points="80,100 75,100 71,104 67,109 63,109 54,113 46,117 42,121 38,125 34,125 29,125 25,129 21,129 17,129 12,129 12,134 12,138 12,142 4,142 4,147 0,147 4,147 9,151 25,151 59,155 88,155 125,160 180,160 238,160 301,155 373,155 444,151 481,151 519,147 561,142 607,134 652,129 711,121 757,113 807,104 861,100 920,96 982,88 1045,79 1099,71 1166,63 1220,54 1279,46 1329,42 1379,33 1429,25 1471,21 1508,21 1546,17 1575,12 1604,8 1633,8 1658,4 1671,4 1688,0 1704,0 1717,0 1729,0 1742,0 1754,4 1767,4 1776,4 1784,4 1792,4 1801,8 1809,8 1817,8 1821,8">
          <text:p/>
        </draw:polyline>
        <draw:polyline draw:style-name="gr2" draw:text-style-name="P1" draw:layer="layout" svg:width="0.234cm" svg:height="1.248cm" svg:x="45.154cm" svg:y="40.401cm" svg:viewBox="0 0 235 1249" draw:points="235,0 231,0 231,4 227,8 227,12 223,12 223,17 218,25 218,29 214,42 214,54 210,71 206,88 206,113 202,138 197,168 193,197 189,235 181,281 177,327 168,377 163,427 159,485 151,544 138,602 130,665 117,727 105,786 96,848 84,903 75,961 63,1011 50,1061 42,1103 34,1149 25,1182 17,1212 9,1232 0,1249">
          <text:p/>
        </draw:polyline>
        <draw:polyline draw:style-name="gr2" draw:text-style-name="P1" draw:layer="layout" svg:width="1.586cm" svg:height="1.516cm" svg:x="44.186cm" svg:y="38.856cm" svg:viewBox="0 0 1587 1517" draw:points="0,1412 4,1412 4,1416 12,1416 25,1421 37,1425 50,1433 67,1437 87,1441 108,1446 142,1450 167,1454 196,1458 225,1467 263,1471 300,1475 338,1483 375,1492 405,1500 447,1504 484,1508 522,1512 559,1517 588,1517 618,1517 643,1517 672,1517 693,1517 709,1517 722,1512 726,1508 734,1504 730,1500 730,1496 730,1492 734,1487 734,1483 734,1475 734,1458 739,1441 734,1416 734,1391 734,1358 726,1325 730,1286 726,1248 722,1207 718,1173 718,1136 718,1094 718,1052 722,998 718,952 722,902 726,852 734,802 743,752 747,702 760,656 764,635 768,610 772,589 776,564 780,547 785,526 793,493 797,480 797,464 801,455 801,443 805,434 805,422 805,418 810,409 810,405 805,405 805,409 797,418 785,426 772,438 755,451 739,468 718,489 697,509 680,530 659,555 647,576 634,601 622,622 618,643 613,668 618,689 613,714 622,735 630,756 647,777 659,793 668,806 680,814 701,835 709,843 722,852 734,860 751,869 768,873 785,881 805,885 826,894 851,894 876,898 906,894 931,889 960,885 989,873 1019,860 1053,848 1090,827 1128,806 1165,781 1199,752 1232,718 1266,685 1299,647 1332,606 1362,564 1391,522 1420,476 1445,430 1470,384 1495,338 1516,292 1537,251 1554,209 1566,171 1575,134 1583,100 1587,71 1587,42 1587,17 1583,0">
          <text:p/>
        </draw:polyline>
        <draw:polyline draw:style-name="gr2" draw:text-style-name="P1" draw:layer="layout" svg:width="2.058cm" svg:height="0.597cm" svg:x="43.347cm" svg:y="36.351cm" svg:viewBox="0 0 2059 598" draw:points="71,0 66,0 62,4 54,4 50,8 41,13 37,17 21,25 16,25 12,38 4,38 4,50 4,54 0,63 0,71 8,79 12,92 21,100 29,117 41,134 54,150 75,171 104,192 125,213 150,234 175,259 204,280 237,305 275,330 313,355 350,381 405,406 455,427 509,452 567,473 634,494 697,510 772,531 847,548 919,561 990,573 1074,581 1144,586 1220,594 1287,598 1362,598 1424,598 1458,594 1491,594 1524,590 1562,586 1595,581 1629,577 1666,569 1704,561 1737,552 1779,544 1813,531 1850,515 1879,498 1913,477 1946,456 1975,431 2000,406 2021,377 2038,347 2050,317 2059,288 2059,255 2055,226 2046,192">
          <text:p/>
        </draw:polyline>
        <draw:polyline draw:style-name="gr2" draw:text-style-name="P1" draw:layer="layout" svg:width="0.284cm" svg:height="0.935cm" svg:x="44.495cm" svg:y="36.226cm" svg:viewBox="0 0 285 936" draw:points="75,0 66,4 54,12 46,25 33,37 20,54 8,75 0,96 0,121 4,150 0,184 0,217 0,255 0,296 0,338 0,380 4,422 4,463 12,509 20,551 33,593 46,634 66,676 80,719 97,752 114,786 130,819 151,844 168,869 184,890 205,907 222,919 243,932 264,936 285,936">
          <text:p/>
        </draw:polyline>
        <draw:polyline draw:style-name="gr2" draw:text-style-name="P1" draw:layer="layout" svg:width="0.539cm" svg:height="0.104cm" svg:x="44.67cm" svg:y="35.725cm" svg:viewBox="0 0 540 105" draw:points="0,0 8,0 13,4 25,8 42,17 63,21 84,29 104,37 125,46 150,50 180,58 209,63 221,67 242,71 260,75 281,79 302,83 327,88 356,92 381,96 410,100 435,100 460,100 490,105 510,105 540,100">
          <text:p/>
        </draw:polyline>
        <draw:polyline draw:style-name="gr2" draw:text-style-name="P1" draw:layer="layout" svg:width="0.288cm" svg:height="0.167cm" svg:x="43.906cm" svg:y="35.783cm" svg:viewBox="0 0 289 168" draw:points="4,0 13,0 13,9 8,13 8,21 8,30 8,38 4,47 4,56 0,60 4,72 13,85 22,97 39,110 51,122 76,139 97,152 118,160 143,164 168,168 185,164 210,160 231,156 243,143 260,127 276,102 289,76">
          <text:p/>
        </draw:polyline>
        <draw:polyline draw:style-name="gr2" draw:text-style-name="P1" draw:layer="layout" svg:width="0.956cm" svg:height="0.626cm" svg:x="44.248cm" svg:y="34.602cm" svg:viewBox="0 0 957 627" draw:points="0,619 30,615 63,619 105,619 151,615 205,615 264,615 331,615 394,615 456,619 519,619 552,619 586,623 619,623 657,623 690,627 724,627 757,627 790,627 815,627 841,627 861,627 882,627 903,627 920,627 932,627 945,627 953,623 957,623 953,615 945,610 928,598 891,581 849,556 799,535 736,506 669,473 603,439 540,410 486,389 440,364 394,339 352,318 327,297 298,272 277,255 260,239 252,226 248,218 239,210 235,205 235,201 231,201 235,201 252,197 277,185 310,172 361,151 419,133 477,113 515,100 557,87 590,75 632,58 669,46 711,33 744,21 778,8 807,0">
          <text:p/>
        </draw:polyline>
        <draw:polyline draw:style-name="gr2" draw:text-style-name="P1" draw:layer="layout" svg:width="0.731cm" svg:height="0.589cm" svg:x="44.357cm" svg:y="33.9cm" svg:viewBox="0 0 732 590" draw:points="0,351 8,359 17,368 25,376 37,389 50,405 67,418 83,439 104,456 121,472 138,489 158,502 179,519 200,536 213,548 229,561 242,569 259,578 267,582 271,590 276,590 284,590 279,586 279,582 279,578 271,573 271,569 267,565 267,561 267,557 263,548 263,544 259,532 259,519 254,502 251,485 251,468 246,456 242,439 238,426 238,418 242,405 251,389 263,372 276,351 296,330 321,305 351,276 388,251 422,226 459,205 493,184 509,176 526,163 552,155 573,142 590,130 610,121 627,113 648,101 660,92 673,84 685,76 698,67 711,59 723,55 727,46 732,38 732,30 723,21 702,9 665,0">
          <text:p/>
        </draw:polyline>
        <draw:polyline draw:style-name="gr2" draw:text-style-name="P1" draw:layer="layout" svg:width="2.213cm" svg:height="0.343cm" svg:x="42.741cm" svg:y="33.633cm" svg:viewBox="0 0 2214 344" draw:points="38,339 30,339 25,339 17,339 8,339 0,344 8,344 25,344 42,344 67,339 105,335 155,331 217,323 280,319 359,310 439,310 535,306 623,298 723,293 828,285 928,281 1033,277 1141,268 1249,256 1341,243 1441,231 1533,218 1621,210 1709,197 1784,181 1855,164 1922,152 1980,135 2034,114 2059,106 2085,97 2105,85 2135,72 2155,60 2172,46 2185,34 2201,17 2214,0">
          <text:p/>
        </draw:polyline>
        <draw:polyline draw:style-name="gr2" draw:text-style-name="P1" draw:layer="layout" svg:width="2.655cm" svg:height="1.707cm" svg:x="42.261cm" svg:y="31.855cm" svg:viewBox="0 0 2656 1708" draw:points="201,1277 184,1277 167,1277 151,1277 130,1277 109,1277 83,1281 63,1281 46,1286 38,1286 25,1286 17,1286 13,1286 4,1286 0,1286 0,1290 4,1290 4,1294 4,1298 4,1302 8,1306 13,1311 21,1319 38,1332 58,1344 80,1357 113,1377 146,1394 188,1415 230,1441 276,1462 317,1491 355,1512 397,1533 438,1558 476,1579 510,1600 543,1616 572,1637 597,1650 626,1667 643,1679 660,1692 676,1700 689,1704 689,1708 697,1708 702,1708 706,1708 706,1704 710,1700 718,1692 722,1679 731,1667 743,1646 768,1616 785,1587 806,1554 827,1512 852,1470 877,1423 902,1369 931,1315 960,1256 989,1198 1019,1131 1052,1060 1086,989 1119,918 1152,843 1194,768 1223,689 1261,609 1298,534 1344,459 1391,388 1444,317 1495,254 1550,200 1604,150 1659,108 1717,71 1767,46 1817,21 1871,8 1918,0 1963,0 2013,8 2064,16 2109,37 2155,58 2205,92 2247,129 2301,175 2356,233 2406,296 2435,330 2460,371 2485,413 2519,463 2539,513 2569,567 2590,626 2606,689 2623,755 2640,822 2656,960 2656,1098 2644,1235 2619,1365 2577,1474 2523,1570 2469,1650 2402,1708">
          <text:p/>
        </draw:polyline>
        <draw:polyline draw:style-name="gr2" draw:text-style-name="P1" draw:layer="layout" svg:width="3.949cm" svg:height="3.775cm" svg:x="33.565cm" svg:y="6.082cm" svg:viewBox="0 0 3950 3776" draw:points="3554,3776 3566,3772 3575,3772 3587,3767 3600,3759 3617,3755 3629,3751 3646,3742 3654,3738 3662,3734 3671,3730 3683,3726 3687,3721 3692,3717 3692,3713 3687,3713 3683,3713 3679,3713 3671,3713 3667,3713 3662,3713 3658,3713 3654,3713 3654,3717 3658,3717 3662,3717 3658,3717 3654,3717 3650,3721 3642,3721 3637,3721 3633,3726 3629,3726 3625,3726 3621,3726 3604,3726 3591,3726 3571,3726 3549,3726 3524,3726 3499,3721 3466,3721 3437,3721 3412,3713 3383,3709 3353,3709 3328,3705 3295,3701 3266,3696 3237,3696 3203,3692 3178,3688 3144,3688 3116,3684 3086,3684 3061,3680 3036,3680 3015,3675 2994,3675 2969,3671 2953,3671 2936,3667 2919,3667 2902,3667 2886,3667 2865,3667 2852,3671 2844,3671 2836,3671 2823,3675 2815,3675 2807,3675 2811,3675 2811,3680 2802,3680 2794,3680 2790,3680 2781,3680 2773,3680 2765,3680 2740,3680 2731,3680 2723,3680 2715,3675 2706,3675 2694,3675 2686,3675 2677,3675 2665,3675 2652,3675 2644,3671 2635,3671 2623,3671 2614,3671 2606,3671 2593,3667 2581,3667 2568,3663 2560,3663 2552,3663 2539,3663 2531,3659 2514,3659 2506,3659 2493,3654 2489,3654 2481,3654 2477,3654 2472,3654 2468,3654 2472,3654 2468,3654 2464,3659 2460,3659 2456,3663 2452,3663 2443,3663 2439,3667 2431,3667 2427,3671 2422,3671 2418,3671 2418,3675 2427,3675 2422,3675 2422,3671 2418,3671 2422,3671 2418,3667 2418,3663 2422,3663 2427,3659 2435,3659 2431,3659 2435,3659 2431,3659 2427,3659 2435,3659 2431,3659 2435,3654 2427,3659 2431,3659 2431,3654 2427,3654 2431,3654 2439,3654 2452,3654 2468,3650 2489,3650 2510,3650 2535,3650 2560,3646 2581,3646 2602,3646 2610,3646 2619,3646 2631,3646 2635,3642 2639,3642 2648,3642 2652,3642 2648,3642 2648,3638 2639,3638 2635,3638 2635,3634 2639,3629 2635,3629 2639,3625 2639,3621 2644,3621 2644,3617 2639,3609 2635,3596 2631,3575 2623,3550 2619,3529 2614,3504 2614,3479 2610,3454 2606,3429 2598,3404 2593,3383 2593,3367 2589,3345 2589,3320 2577,3295 2573,3270 2568,3248 2564,3223 2560,3203 2552,3182 2548,3161 2543,3140 2535,3119 2527,3102 2518,3086 2518,3069 2518,3057 2510,3048 2510,3040 2506,3032 2510,3032 2514,3027 2514,3023 2510,3023 2510,3019 2514,3019 2518,3019 2523,3015 2518,3015 2518,3006 2527,2994 2527,2973 2531,2944 2527,2915 2523,2885 2523,2856 2514,2815 2514,2781 2514,2752 2510,2727 2510,2710 2510,2689 2506,2668 2506,2647 2514,2631 2510,2614 2510,2597 2518,2581 2518,2564 2518,2547 2514,2535 2514,2522 2514,2510 2514,2497 2514,2485 2514,2472 2514,2460 2514,2447 2518,2435 2518,2426 2518,2413 2518,2397 2518,2385 2514,2368 2514,2355 2514,2338 2514,2326 2514,2309 2510,2297 2514,2284 2514,2272 2510,2259 2514,2242 2510,2230 2510,2217 2510,2201 2510,2188 2502,2167 2502,2146 2498,2130 2489,2113 2489,2092 2485,2075 2485,2059 2481,2042 2481,2030 2481,2013 2481,2000 2485,1988 2477,1975 2477,1958 2477,1946 2477,1933 2477,1917 2477,1900 2472,1883 2472,1867 2477,1850 2472,1833 2468,1812 2464,1796 2460,1779 2456,1762 2456,1746 2452,1729 2447,1712 2443,1696 2443,1679 2443,1662 2443,1645 2439,1629 2435,1608 2439,1591 2435,1566 2431,1545 2427,1524 2418,1499 2406,1474 2397,1449 2393,1428 2385,1403 2381,1382 2377,1361 2377,1341 2377,1324 2377,1307 2377,1291 2372,1274 2368,1261 2368,1249 2368,1240 2368,1236 2368,1232 2372,1228 2372,1224 2381,1220 2372,1220 2368,1220 2381,1220 2381,1224 2377,1224 2377,1228 2372,1228 2377,1228 2377,1232 2381,1232 2381,1236 2377,1236 2372,1236 2372,1240 2364,1240 2364,1245 2368,1245 2368,1249 2364,1249 2347,1253 2326,1253 2301,1257 2272,1257 2235,1261 2193,1261 2147,1261 2093,1266 2042,1266 1997,1270 1955,1274 1913,1274 1876,1278 1838,1278 1800,1282 1767,1282 1738,1282 1704,1286 1679,1286 1646,1286 1621,1286 1596,1286 1571,1286 1542,1286 1516,1286 1491,1286 1466,1286 1441,1286 1416,1286 1395,1286 1379,1286 1362,1291 1345,1291 1333,1295 1324,1295 1312,1295 1308,1299 1299,1303 1287,1307 1274,1311 1266,1311 1245,1316 1233,1320 1212,1324 1187,1328 1170,1336 1157,1341 1137,1345 1120,1349 1112,1353 1095,1361 1074,1366 1053,1370 1028,1374 1003,1378 982,1378 957,1387 932,1391 907,1391 890,1395 874,1399 857,1399 844,1403 836,1407 819,1407 811,1412 803,1412 794,1412 786,1412 782,1412 773,1416 765,1416 757,1416 748,1416 744,1416 740,1416 732,1416 723,1416 719,1416 715,1416 719,1416 715,1416 723,1416 719,1416 723,1416 719,1416 715,1416 719,1416 723,1416 719,1416 707,1416 694,1416 677,1412 661,1412 640,1412 615,1407 590,1403 556,1395 531,1387 506,1382 477,1374 452,1366 431,1357 406,1353 385,1349 377,1345 368,1345 360,1345 356,1345 356,1341 352,1341 348,1341 343,1336 339,1336 343,1336 339,1336 343,1336 348,1336 356,1336 352,1336 352,1332 348,1332 343,1332 348,1332 343,1332 348,1332 348,1328 343,1324 343,1320 331,1311 318,1303 297,1291 281,1278 264,1261 239,1245 210,1228 185,1211 168,1199 151,1186 139,1174 130,1165 118,1157 114,1149 122,1149 122,1145 122,1140 118,1140 114,1136 114,1124 110,1115 101,1103 97,1090 97,1074 89,1057 76,1036 68,1019 55,1002 51,986 43,973 39,956 30,944 26,927 22,911 18,898 14,881 14,861 9,840 9,819 9,802 0,781 5,760 5,744 5,727 9,714 18,702 22,689 30,672 47,664 51,652 55,639 68,627 76,614 85,602 97,593 105,581 118,568 135,556 151,543 164,531 176,518 189,506 201,493 222,485 235,476 252,464 268,456 285,447 293,439 310,435 327,426 339,422 352,414 364,410 377,405 389,401 406,397 418,393 431,389 439,385 452,380 460,376 464,376 469,372 477,368 473,364 477,364 481,360 481,355 485,351 494,351 502,351 502,347 494,347 481,347 494,347 498,347 502,347 506,347 502,347 506,343 506,335 515,326 527,318 540,305 552,297 565,284 590,272 602,259 611,255 627,247 631,239 640,234 648,226 661,222 669,217 677,209 690,205 698,197 707,192 715,188 723,184 732,176 736,172 744,172 757,167 765,163 778,159 786,159 794,155 807,155 815,151 832,151 844,151 861,146 874,146 894,151 915,146 932,146 940,146 961,146 978,146 995,146 1024,151 1045,151 1066,151 1086,151 1112,155 1141,155 1162,155 1182,155 1191,159 1216,159 1237,159 1258,159 1279,159 1295,163 1316,163 1337,163 1358,167 1375,167 1395,167 1412,172 1425,172 1441,172 1454,172 1471,172 1487,167 1504,167 1516,163 1533,159 1550,155 1567,151 1587,146 1612,142 1629,138 1658,134 1679,130 1696,126 1721,121 1742,117 1758,113 1780,109 1805,105 1817,101 1842,92 1867,88 1896,84 1930,76 1963,71 2001,67 2034,63 2076,59 2105,55 2138,46 2172,42 2205,38 2235,30 2255,25 2285,21 2314,17 2347,13 2372,9 2397,5 2427,5 2452,5 2485,5 2518,0 2539,0 2564,0 2598,0 2623,5 2660,5 2686,5 2711,5 2736,9 2769,9 2794,9 2819,9 2836,9 2848,9 2869,13 2886,13 2902,13 2915,13 2936,13 2948,17 2965,17 2978,17 2994,17 3003,17 3011,21 3019,21 3011,21 3015,21 3019,21 3023,25 3028,30 3040,30 3044,34 3057,34 3061,38 3069,42 3078,42 3082,46 3082,51 3091,51 3099,51 3107,59 3124,59 3132,63 3141,63 3161,67 3170,67 3178,67 3191,71 3199,71 3199,76 3212,76 3224,80 3232,84 3249,88 3257,92 3266,96 3278,96 3295,101 3307,105 3320,109 3341,117 3353,121 3366,130 3383,134 3395,146 3408,159 3420,167 3437,180 3437,192 3449,209 3458,222 3466,239 3479,255 3487,272 3495,289 3504,305 3512,322 3516,339 3529,351 3537,368 3541,385 3554,401 3562,418 3571,435 3575,451 3583,464 3591,481 3596,493 3604,506 3608,518 3617,526 3621,539 3625,547 3637,556 3642,564 3646,568 3650,572 3654,577 3646,581 3650,585 3654,585 3654,589 3658,589 3654,589 3662,589 3662,593 3667,593 3662,593 3658,589 3650,589 3654,589 3650,589 3654,589 3658,589 3662,589 3658,589 3662,589 3662,585 3654,585 3658,585 3654,585 3671,589 3683,593 3700,597 3725,602 3746,614 3775,619 3804,627 3833,635 3859,644 3879,647 3900,652 3909,656 3921,656 3929,656 3934,656 3929,656 3934,656 3929,656 3934,652 3929,652 3929,647 3942,647 3942,644 3938,644 3942,644 3946,644 3942,644 3950,644 3950,647 3946,647 3942,652 3934,656 3921,660 3892,669 3875,677 3850,685 3825,698 3800,710 3775,723 3750,735 3729,744 3708,756 3692,765 3675,773 3662,781 3642,794 3625,802 3608,810 3596,819 3579,827 3558,831 3537,840 3512,848 3495,856 3474,865 3445,873 3424,881 3399,890 3383,898 3366,902 3349,911 3337,915 3324,923 3316,927 3303,931 3299,940 3291,944 3287,952 3274,956 3270,961 3266,965 3262,969 3262,973 3257,977 3253,986 3245,990 3241,998 3237,1002 3228,1011 3216,1019 3199,1024 3178,1032 3161,1036 3144,1044 3128,1049 3103,1057 3086,1061 3065,1069 3044,1074 3019,1077 3003,1086 2978,1090 2957,1094 2936,1099 2911,1103 2898,1107 2877,1111 2861,1115 2840,1124 2823,1128 2807,1132 2798,1140 2786,1145 2765,1145 2752,1153 2740,1157 2727,1161 2715,1165 2698,1170 2677,1178 2665,1182 2652,1186 2644,1186 2635,1190 2623,1195 2610,1195 2602,1199 2593,1199 2585,1199 2573,1199 2564,1199 2560,1203 2556,1203 2548,1203 2539,1203 2543,1203 2539,1203 2535,1203 2523,1203 2510,1203 2502,1207 2485,1207 2464,1211 2443,1211 2427,1215 2410,1215 2397,1215 2385,1215 2372,1215 2368,1215 2360,1215 2351,1215 2343,1215 2339,1215 2335,1220 2326,1220">
          <text:p/>
        </draw:polyline>
        <draw:polyline draw:style-name="gr2" draw:text-style-name="P1" draw:layer="layout" svg:width="0.78cm" svg:height="2.309cm" svg:x="36.333cm" svg:y="7.055cm" svg:viewBox="0 0 781 2310" draw:points="29,4 29,0 25,0 21,0 21,4 17,4 17,9 12,13 8,13 8,17 12,21 8,25 8,29 4,34 4,38 8,42 4,46 4,51 0,54 0,59 4,67 4,76 0,88 4,104 8,126 12,146 17,172 25,201 29,230 38,259 46,288 54,318 63,351 75,384 92,422 100,459 117,501 133,547 154,593 179,647 204,702 225,756 250,814 280,873 313,931 350,990 380,1053 413,1116 438,1174 476,1233 505,1287 526,1341 547,1396 572,1446 593,1500 614,1546 630,1592 639,1638 659,1684 676,1730 689,1776 697,1821 705,1868 714,1909 727,1951 736,1993 740,2030 744,2060 761,2093 765,2118 765,2147 773,2172 773,2197 777,2218 777,2239 781,2256 773,2273 773,2285 773,2293 773,2298 765,2306 765,2310 761,2310 765,2306 769,2306 769,2302 769,2298 769,2293 769,2289 765,2285 761,2281 765,2276 765,2268 765,2260 765,2251 761,2235 761,2218 769,2197">
          <text:p/>
        </draw:polyline>
        <draw:polyline draw:style-name="gr2" draw:text-style-name="P1" draw:layer="layout" svg:width="0.964cm" svg:height="0.918cm" svg:x="36.183cm" svg:y="9.356cm" svg:viewBox="0 0 965 919" draw:points="71,4 75,0 71,4 67,8 62,12 58,16 58,21 54,21 54,25 50,29 50,33 46,37 41,46 37,50 33,58 29,67 25,75 20,83 16,92 16,104 12,112 12,121 12,133 12,142 8,154 8,163 4,175 4,192 4,204 4,221 0,238 4,254 4,275 8,297 12,318 16,339 20,360 25,385 29,410 37,435 41,456 50,481 58,502 62,518 67,535 75,552 79,564 83,577 87,585 92,594 92,598 96,602 104,606 100,602 100,598 92,598 92,594 92,589 87,589 87,585 87,581 75,577 75,573 71,573 71,568 79,568 83,568 79,568 83,568 87,568 92,568 92,573 96,573 92,577 92,581 92,585 96,589 92,594 100,602 112,610 133,631 162,648 188,669 217,689 250,715 288,744 321,769 346,794 379,815 396,836 417,852 438,869 450,881 467,898 475,906 480,911 475,915 475,919 480,915 467,915 467,911 463,906 459,903 459,898 455,890 450,881 446,869 434,852 425,836 413,810 396,785 379,760 359,731 346,698 334,669 321,639 313,610 304,581 292,552 283,523 283,493 275,468 271,439 267,414 267,393 263,372 267,351 267,330 271,314 271,293 271,275 279,263 279,250 279,238 283,229 288,225 288,221 288,225 283,229 279,229 279,233 283,238 279,242 279,246 283,254 292,267 309,289 325,310 342,335 367,368 396,401 425,435 450,468 475,502 500,531 525,560 547,585 559,610 576,631 597,648 605,664 618,677 622,685 622,698 626,702 605,698 605,694 605,689 609,689 609,685 605,681 605,677 618,673 618,669 609,652 605,635 597,614 593,589 584,564 572,531 559,498 542,460 530,427 522,393 505,355 484,318 472,279 459,242 450,204 442,175 430,150 417,129 413,117 409,108 409,100 404,100 400,100 400,104 404,108 404,112 413,117 417,125 425,137 438,154 463,179 484,213 509,242 547,279 580,322 618,364 651,406 684,443 718,485 747,523 776,564 789,602 814,635 835,669 851,698 872,727 885,752 897,777 910,802 918,823 926,840 936,856 944,869 948,881 953,890 957,894 965,898 965,894 965,890 965,886 965,881 961,878 953,873 953,869 953,865 953,861 957,856 953,852 953,844 965,836 965,831 961,823 957,815 965,806 957,798 953,794 944,790">
          <text:p/>
        </draw:polyline>
        <draw:polyline draw:style-name="gr2" draw:text-style-name="P1" draw:layer="layout" svg:width="1.144cm" svg:height="0.989cm" svg:x="36.483cm" svg:y="10.379cm" svg:viewBox="0 0 1145 990" draw:points="0,4 9,0 17,0 29,0 38,0 42,0 46,0 46,4 46,9 42,9 38,13 42,17 34,21 34,26 25,26 25,30 25,34 25,38 25,46 25,51 25,59 25,67 21,80 21,92 21,109 29,130 29,151 34,180 42,205 46,230 46,255 54,285 63,310 67,335 79,364 92,389 100,414 117,443 138,468 150,493 159,522 175,547 184,572 200,593 225,614 242,639 263,660 284,681 313,702 334,718 359,740 384,760 405,781 430,802 451,819 468,836 493,856 518,869 535,886 568,898 593,911 614,923 643,932 668,944 693,952 715,961 740,965 757,969 778,973 799,977 820,982 832,982 849,986 870,986 890,990 903,990 928,986 949,986 970,982 995,977 1016,973 1036,969 1053,965 1074,961 1087,957 1095,948 1112,940 1124,936 1145,927">
          <text:p/>
        </draw:polyline>
        <draw:polyline draw:style-name="gr2" draw:text-style-name="P1" draw:layer="layout" svg:width="1.762cm" svg:height="1.47cm" svg:x="37.009cm" svg:y="10.203cm" svg:viewBox="0 0 1763 1471" draw:points="17,0 13,0 9,0 9,4 4,4 4,8 0,8 0,13 0,17 0,21 0,25 0,33 0,38 9,50 17,63 34,83 50,105 71,130 96,163 126,192 163,230 188,267 230,309 272,355 322,401 372,447 426,501 484,556 543,610 605,664 677,718 743,777 823,832 895,886 974,941 1049,995 1120,1041 1199,1087 1275,1133 1341,1174 1404,1220 1462,1258 1508,1291 1554,1325 1596,1354 1634,1383 1667,1404 1692,1425 1713,1437 1734,1450 1746,1467 1759,1471 1755,1471 1759,1471 1759,1467 1759,1462 1759,1458 1763,1450 1759,1429 1755,1412">
          <text:p/>
        </draw:polyline>
        <draw:polyline draw:style-name="gr2" draw:text-style-name="P1" draw:layer="layout" svg:width="3.311cm" svg:height="4.388cm" svg:x="36.871cm" svg:y="20.783cm" svg:viewBox="0 0 3312 4389" draw:points="643,1336 643,1331 639,1327 639,1323 635,1323 631,1319 627,1315 622,1315 618,1311 610,1311 606,1306 597,1306 593,1306 585,1306 577,1311 572,1311 564,1311 556,1315 552,1319 547,1323 543,1327 539,1331 539,1340 543,1344 543,1352 547,1356 556,1365 560,1377 560,1382 568,1390 572,1398 577,1407 577,1411 585,1419 589,1427 593,1440 606,1448 618,1461 622,1473 631,1486 647,1503 652,1515 660,1532 668,1548 681,1570 673,1586 681,1607 689,1624 693,1645 702,1661 710,1682 715,1703 718,1720 735,1741 740,1761 748,1778 752,1799 768,1824 773,1845 777,1866 785,1887 790,1912 794,1933 798,1958 806,1978 806,2003 815,2029 823,2050 827,2075 840,2096 848,2116 856,2133 861,2154 861,2171 873,2187 877,2204 881,2221 886,2242 890,2258 894,2275 902,2292 906,2317 906,2333 915,2350 919,2367 927,2388 936,2404 952,2421 961,2438 969,2459 973,2475 982,2496 986,2513 990,2530 998,2546 994,2563 1002,2580 1011,2596 1015,2609 1019,2622 1027,2634 1036,2647 1040,2659 1044,2667 1048,2680 1052,2688 1057,2701 1065,2709 1069,2722 1078,2730 1086,2747 1090,2755 1094,2768 1098,2780 1107,2788 1111,2801 1115,2813 1119,2826 1123,2838 1132,2847 1136,2859 1145,2872 1145,2880 1148,2893 1153,2901 1157,2909 1157,2922 1157,2931 1161,2934 1165,2943 1178,2951 1173,2956 1178,2960 1178,2968 1190,2972 1186,2976 1190,2981 1190,2989 1196,2993 1204,2997 1208,3001 1212,3010 1212,3014 1221,3022 1225,3031 1229,3039 1229,3047 1233,3056 1237,3064 1241,3072 1254,3081 1250,3093 1254,3102 1258,3114 1267,3122 1267,3135 1271,3148 1275,3156 1279,3168 1296,3185 1308,3193 1312,3206 1317,3214 1329,3227 1329,3235 1333,3243 1337,3256 1342,3260 1350,3269 1354,3277 1358,3281 1358,3285 1367,3289 1371,3294 1371,3302 1375,3311 1362,3319 1367,3327 1371,3336 1375,3344 1379,3357 1388,3365 1392,3378 1396,3391 1413,3399 1421,3412 1425,3428 1429,3445 1438,3458 1442,3474 1446,3487 1450,3503 1446,3520 1450,3533 1454,3545 1454,3558 1454,3570 1454,3579 1450,3591 1454,3599 1454,3604 1450,3608 1450,3612 1450,3616 1454,3620 1458,3620 1450,3620 1454,3620 1454,3616 1458,3620 1463,3620 1458,3620 1458,3624 1467,3629 1463,3624 1463,3633 1458,3629 1454,3629 1446,3633 1446,3637 1446,3645 1446,3658 1442,3666 1438,3675 1442,3683 1442,3691 1442,3700 1442,3704 1446,3708 1454,3708 1450,3708 1446,3712 1450,3712 1446,3712 1446,3717 1450,3717 1454,3717 1458,3720 1458,3725 1463,3729 1467,3737 1467,3745 1475,3758 1475,3767 1479,3775 1484,3783 1484,3792 1484,3796 1475,3800 1475,3804 1479,3812 1484,3817 1484,3825 1479,3833 1484,3838 1492,3846 1500,3850 1500,3854 1500,3858 1504,3858 1509,3858 1500,3858 1496,3858 1500,3858 1504,3858 1509,3863 1513,3863 1521,3863 1521,3867 1521,3871 1525,3879 1521,3888 1525,3896 1534,3904 1534,3917 1542,3925 1546,3938 1550,3946 1554,3954 1554,3963 1559,3967 1559,3975 1563,3988 1567,3996 1567,4009 1567,4017 1567,4025 1567,4038 1571,4050 1571,4063 1571,4075 1571,4088 1571,4100 1575,4113 1575,4125 1579,4138 1575,4146 1575,4159 1579,4172 1579,4184 1579,4188 1579,4201 1579,4205 1579,4213 1579,4222 1592,4230 1592,4234 1592,4242 1592,4251 1596,4259 1596,4268 1596,4276 1600,4284 1588,4293 1592,4301 1596,4313 1600,4322 1600,4330 1605,4334 1605,4343 1609,4351 1609,4355 1605,4359 1609,4363 1609,4368 1609,4372 1609,4376 1609,4380 1613,4380 1609,4380 1609,4384 1600,4384 1600,4389 1609,4389 1621,4389 1621,4384 1613,4384 1609,4384 1605,4384 1605,4380 1609,4380 1613,4380 1617,4380 1613,4376 1605,4376 1605,4372 1609,4372 1621,4372 1638,4372 1655,4372 1675,4372 1700,4372 1726,4376 1751,4376 1772,4376 1793,4376 1809,4380 1822,4380 1838,4380 1843,4380 1851,4380 1859,4380 1868,4380 1876,4380 1888,4380 1897,4380 1905,4376 1922,4376 1934,4376 1951,4376 1964,4376 1976,4372 1984,4368 2001,4368 2009,4363 2018,4359 2022,4359 2018,4355 2022,4355 2030,4355 2043,4355 2047,4355 2055,4355 2068,4355 2077,4355 2097,4355 2105,4355 2118,4355 2127,4355 2139,4355 2152,4351 2160,4351 2168,4351 2177,4351 2189,4351 2193,4351 2202,4347 2206,4347 2202,4347 2206,4347 2202,4347 2206,4347 2206,4351 2210,4351 2206,4351 2202,4351 2206,4351 2218,4355 2227,4355 2235,4355 2243,4359 2256,4359 2268,4363 2281,4363 2293,4363 2298,4368 2306,4368 2310,4368 2314,4372 2319,4372 2327,4372 2335,4372 2344,4372 2352,4372 2364,4372 2381,4372 2389,4372 2402,4368 2410,4368 2423,4363 2427,4363 2431,4363 2440,4359 2444,4359 2448,4355 2444,4355 2448,4355 2448,4351 2452,4351 2460,4347 2452,4347 2460,4347 2465,4343 2473,4343 2481,4338 2485,4338 2494,4334 2502,4334 2515,4330 2519,4334 2527,4330 2531,4330 2531,4326 2535,4326 2540,4326 2544,4322 2552,4322 2556,4318 2565,4313 2569,4309 2586,4301 2590,4297 2598,4288 2603,4284 2606,4276 2619,4272 2628,4263 2636,4259 2644,4255 2661,4247 2673,4242 2686,4238 2694,4234 2711,4234 2724,4230 2736,4226 2749,4222 2761,4222 2774,4217 2782,4217 2790,4213 2794,4213 2803,4209 2815,4209 2824,4205 2828,4205 2832,4205 2836,4205 2840,4201 2845,4201 2849,4201 2849,4197 2857,4192 2861,4192 2865,4188 2870,4188 2874,4184 2878,4184 2890,4180 2895,4180 2899,4175 2907,4175 2911,4175 2915,4172 2920,4172 2924,4172 2932,4167 2936,4167 2945,4167 2945,4163 2953,4163 2957,4163 2966,4163 2974,4163 2978,4163 2982,4163 2986,4163 2991,4163 2995,4163 2999,4163 3008,4163 3016,4163 3028,4163 3036,4167 3041,4167 3053,4172 3061,4172 3070,4172 3078,4172 3087,4172 3091,4172 3095,4172 3103,4172 3108,4172 3112,4172 3116,4175 3116,4172 3120,4175 3116,4175 3112,4175 3112,4180 3112,4184 3120,4184 3120,4188 3129,4188 3133,4188 3129,4188 3124,4184 3116,4184 3116,4180 3120,4180 3124,4180 3124,4175 3124,4172 3133,4172 3137,4172 3145,4172 3154,4167 3158,4167 3166,4163 3174,4163 3179,4159 3183,4155 3183,4150 3183,4146 3187,4142 3195,4138 3199,4134 3208,4125 3212,4117 3220,4105 3233,4096 3241,4084 3245,4071 3254,4059 3262,4046 3266,4029 3279,4017 3279,4004 3283,3992 3287,3979 3291,3967 3291,3954 3295,3946 3295,3942 3291,3938 3291,3933 3291,3929 3291,3925 3295,3925 3291,3921 3295,3921 3295,3917 3304,3917 3308,3913 3308,3908 3308,3904 3300,3896 3300,3888 3300,3879 3300,3871 3300,3867 3291,3858 3295,3850 3295,3846 3291,3846 3291,3842 3304,3842 3312,3842 3308,3842 3304,3842 3295,3842 3300,3846 3304,3846 3308,3846 3304,3846 3300,3846 3295,3846 3295,3842 3300,3842 3295,3842 3291,3842 3283,3838 3275,3833 3266,3825 3254,3821 3245,3812 3229,3804 3208,3796 3195,3792 3183,3783 3174,3775 3162,3770 3149,3767 3137,3758 3120,3750 3103,3742 3087,3733 3070,3725 3049,3717 3033,3708 3011,3691 2995,3683 2978,3670 2961,3662 2949,3649 2936,3641 2924,3633 2911,3624 2899,3620 2882,3612 2874,3608 2870,3599 2861,3595 2853,3591 2845,3587 2840,3583 2836,3583 2832,3579 2828,3579 2836,3579 2832,3579 2832,3574 2836,3574 2832,3570 2828,3570 2819,3566 2811,3562 2803,3554 2799,3549 2782,3541 2761,3533 2744,3524 2732,3516 2724,3512 2715,3503 2707,3499 2686,3499 2682,3495 2678,3495 2673,3495 2669,3491 2669,3495 2673,3495 2673,3499 2678,3499 2673,3499 2673,3495 2678,3495 2682,3495 2686,3495 2694,3495 2703,3491 2719,3487 2744,3478 2765,3470 2790,3466 2815,3458 2836,3445 2857,3441 2861,3433 2870,3428 2870,3424 2870,3420 2874,3420 2870,3416 2874,3416 2882,3416 2882,3412 2886,3407 2882,3407 2886,3407 2874,3407 2874,3403 2870,3403 2882,3403 2874,3403 2870,3395 2857,3387 2845,3374 2824,3362 2803,3349 2778,3336 2744,3311 2719,3294 2698,3281 2669,3264 2644,3252 2615,3239 2590,3223 2561,3206 2540,3193 2515,3181 2485,3168 2469,3156 2448,3143 2435,3135 2423,3131 2410,3122 2402,3114 2394,3110 2398,3110 2402,3110 2406,3118 2414,3118 2419,3118 2427,3122 2431,3122 2448,3127 2473,3127 2498,3131 2527,3135 2556,3139 2586,3143 2611,3143 2636,3148 2656,3148 2669,3148 2682,3148 2690,3148 2694,3148 2698,3148 2703,3148 2707,3148 2711,3143 2707,3143 2707,3139 2711,3139 2711,3135 2711,3131 2719,3127 2715,3127 2715,3122 2715,3118 2707,3114 2707,3110 2703,3106 2694,3097 2682,3085 2665,3077 2653,3064 2636,3052 2619,3039 2606,3027 2590,3014 2573,3006 2561,3001 2552,2993 2544,2989 2535,2985 2531,2981 2535,2981 2535,2976 2531,2976 2540,2981 2535,2981 2531,2985 2531,2989 2523,2989 2523,2993 2523,2997 2527,3001 2535,3001 2535,3006 2531,3010 2523,3010 2523,3014 2519,3014 2519,3010 2506,3010 2510,3010 2502,3010 2494,3014 2481,3010 2465,3014 2448,3018 2427,3018 2414,3022 2402,3027 2381,3031 2364,3035 2348,3035 2339,3039 2327,3039 2314,3039 2302,3039 2285,3039 2264,3039 2252,3039 2243,3039 2227,3039 2214,3039 2206,3043 2198,3043 2189,3043 2181,3043 2172,3043 2156,3047 2147,3047 2135,3047 2122,3047 2105,3047 2089,3047 2077,3047 2068,3052 2051,3052 2039,3052 2026,3052 2014,3056 2005,3056 1993,3060 1980,3060 1968,3064 1959,3064 1947,3068 1934,3072 1922,3072 1909,3077 1901,3081 1893,3081 1884,3085 1868,3089 1859,3093 1855,3102 1847,3106 1843,3110 1834,3114 1830,3118 1826,3122 1826,3131 1813,3135 1809,3143 1805,3148 1797,3156 1784,3164 1780,3177 1772,3185 1759,3193 1755,3206 1751,3214 1747,3223 1742,3231 1742,3239 1730,3248 1730,3256 1726,3260 1726,3269 1717,3269 1717,3277 1713,3281 1717,3281 1717,3285 1717,3281 1713,3281 1709,3281 1709,3277 1709,3273 1709,3269 1713,3269 1713,3264 1709,3264 1713,3264 1709,3264 1709,3269 1700,3269 1705,3269 1697,3269 1688,3269 1675,3269 1659,3269 1650,3269 1630,3269 1609,3269 1588,3269 1571,3264 1554,3264 1538,3260 1521,3260 1509,3260 1492,3256 1475,3252 1458,3252 1438,3248 1417,3248 1396,3248 1371,3248 1350,3243 1325,3243 1308,3248 1292,3248 1279,3248 1267,3248 1258,3248 1254,3248 1246,3248 1241,3252 1237,3252 1233,3252 1225,3252 1233,3248 1233,3243 1229,3239 1233,3243 1225,3239 1229,3235 1229,3231 1225,3227 1225,3223 1225,3218 1225,3214 1229,3210 1229,3206 1233,3202 1233,3198 1233,3185 1233,3168 1233,3148 1237,3131 1237,3106 1237,3085 1241,3060 1246,3035 1250,3014 1254,2997 1254,2976 1258,2960 1267,2943 1271,2922 1275,2906 1279,2884 1287,2864 1283,2843 1292,2822 1296,2801 1300,2780 1308,2759 1312,2734 1325,2709 1329,2688 1350,2663 1354,2638 1358,2613 1362,2588 1371,2563 1379,2538 1375,2517 1379,2492 1383,2471 1375,2450 1379,2429 1379,2408 1375,2388 1367,2367 1367,2346 1367,2329 1362,2308 1371,2287 1375,2271 1375,2254 1375,2237 1379,2221 1379,2208 1375,2196 1371,2179 1367,2166 1358,2154 1354,2141 1350,2125 1350,2112 1354,2096 1350,2079 1350,2062 1346,2050 1346,2033 1346,2020 1342,2003 1337,1991 1337,1974 1337,1958 1329,1945 1325,1933 1325,1916 1317,1903 1312,1891 1308,1878 1287,1866 1283,1853 1271,1841 1262,1824 1254,1816 1250,1803 1250,1791 1241,1782 1233,1770 1229,1761 1221,1753 1212,1741 1212,1732 1204,1724 1186,1716 1182,1707 1178,1699 1165,1691 1157,1682 1153,1670 1136,1661 1128,1653 1119,1640 1107,1632 1094,1620 1090,1611 1078,1598 1065,1590 1052,1582 1040,1573 1032,1565 1019,1557 1011,1548 994,1540 986,1532 977,1528 969,1515 957,1507 944,1498 931,1490 919,1482 906,1473 898,1465 881,1457 869,1448 856,1440 848,1432 836,1423 831,1415 823,1407 810,1402 798,1394 790,1386 777,1377 777,1373 768,1365 752,1361 743,1352 740,1348 731,1340 731,1336 727,1331 715,1327 710,1323 706,1319 702,1319 693,1315 689,1311 681,1311 681,1306 677,1306 681,1306 685,1306 681,1311 677,1311 681,1311 685,1315 685,1319 681,1319 681,1323 677,1323 673,1323 673,1319 677,1319 677,1315 673,1315 668,1311 660,1306 652,1302 635,1294 614,1277 589,1265 560,1252 531,1235 497,1219 468,1198 439,1181 410,1165 385,1143 355,1123 330,1098 301,1072 280,1047 255,1014 238,985 217,960 201,931 184,901 172,876 163,856 155,839 151,822 142,814 138,805 138,797 134,797 130,793 126,793 117,793 121,793 126,797 130,801 130,805 134,810 147,818 151,826 151,835 155,843 163,856 172,872 184,893 188,914 197,935 209,956 226,977 238,997 251,1018 264,1035 276,1047 289,1064 293,1077 297,1085 297,1093 297,1098 297,1102 301,1106 297,1106 293,1106 293,1102 297,1102 293,1098 293,1093 280,1093 280,1089 284,1089 280,1085 268,1085 264,1085 264,1081 264,1085 259,1085 264,1085 268,1085 268,1089 264,1089 268,1089 264,1089 259,1089 247,1081 230,1081 213,1077 192,1072 167,1068 147,1060 121,1056 101,1047 80,1039 67,1031 55,1022 42,1014 30,1006 21,997 13,985 9,977 5,968 0,956 0,943 0,931 5,918 9,906 13,893 17,876 21,864 26,847 30,830 38,818 34,801 42,785 51,772 63,755 76,743 84,726 96,709 109,693 130,676 142,659 155,642 163,622 172,601 180,580 192,559 201,538 209,513 205,492 213,467 222,438 230,413 234,388 238,363 242,338 242,317 259,296 259,275 255,258 255,242 251,229 251,217 251,208 251,200 251,196 251,192 255,192 259,192 264,192 264,187 251,187 255,187 251,187 251,183 251,175 264,167 264,154 259,137 259,121 259,104 259,83 259,62 247,50 251,37 251,25 255,16 264,8 268,4 276,0 280,0 289,0">
          <text:p/>
        </draw:polyline>
        <draw:polyline draw:style-name="gr2" draw:text-style-name="P1" draw:layer="layout" svg:width="0.514cm" svg:height="1.286cm" svg:x="37.251cm" svg:y="20.169cm" svg:viewBox="0 0 515 1287" draw:points="0,1257 17,1262 30,1266 46,1270 63,1274 80,1278 96,1283 109,1287 117,1287 113,1287 117,1287 117,1283 117,1278 121,1278 117,1274 117,1270 117,1266 113,1257 113,1245 113,1232 113,1212 113,1191 113,1166 113,1136 113,1103 117,1066 105,1027 105,994 101,960 96,922 92,881 88,839 88,797 88,756 101,705 105,655 101,605 109,551 117,501 126,451 138,396 146,351 159,300 172,259 188,217 201,184 209,154 217,125 226,100 238,83 247,67 255,50 272,38 284,29 301,16 322,13 335,8 351,4 363,0 380,0 393,4 410,8 422,16 435,25 451,41 469,54 482,75 494,92 502,117 511,146 515,171">
          <text:p/>
        </draw:polyline>
        <draw:polyline draw:style-name="gr2" draw:text-style-name="P1" draw:layer="layout" svg:width="0.526cm" svg:height="0.726cm" svg:x="37.531cm" svg:y="20.649cm" svg:viewBox="0 0 527 727" draw:points="0,602 9,611 14,623 22,636 34,652 43,673 56,690 64,707 72,715 76,723 81,727 84,727 84,723 81,719 84,715 89,711 84,707 84,702 89,690 89,677 93,661 106,640 118,615 131,590 151,556 168,523 189,490 202,456 222,418 239,389 252,356 268,327 277,297 289,272 306,247 323,222 327,197 339,176 348,156 360,139 373,122 381,105 393,93 402,76 414,64 427,55 435,43 448,34 452,25 460,17 469,13 481,8 494,4 494,0 502,0 506,0 510,4 514,8 519,13 527,17 523,25 523,34 523,55 523,72 527,93">
          <text:p/>
        </draw:polyline>
        <draw:polyline draw:style-name="gr2" draw:text-style-name="P1" draw:layer="layout" svg:width="0.605cm" svg:height="0.722cm" svg:x="38.007cm" svg:y="20.486cm" svg:viewBox="0 0 606 723" draw:points="37,631 37,640 37,653 29,665 29,673 25,686 21,698 17,707 21,715 17,715 17,719 12,719 12,723 9,723 12,719 9,719 9,715 9,711 0,707 0,703 0,698 0,694 0,690 9,682 25,665 46,648 79,631 117,611 155,586 192,556 234,527 271,498 305,469 338,440 372,406 388,373 414,344 439,314 460,281 494,252 514,223 531,193 544,164 561,139 577,114 586,88 594,67 594,50 598,38 602,25 602,17 602,8 606,4 602,0 590,0 577,4 564,13 544,25 519,42 489,67 448,93">
          <text:p/>
        </draw:polyline>
        <draw:polyline draw:style-name="gr2" draw:text-style-name="P1" draw:layer="layout" svg:width="0.351cm" svg:height="1.791cm" svg:x="37.552cm" svg:y="19.676cm" svg:viewBox="0 0 352 1792" draw:points="62,1755 62,1763 59,1767 50,1771 50,1780 46,1784 42,1788 37,1792 34,1792 29,1792 25,1792 25,1788 21,1788 21,1784 21,1780 17,1776 17,1771 12,1767 12,1763 4,1755 4,1750 4,1738 0,1721 4,1700 4,1675 8,1642 12,1604 8,1559 17,1513 25,1463 42,1408 50,1350 62,1287 71,1220 88,1149 118,1070 135,991 147,902 156,818 172,731 189,647 210,564 222,489 235,413 247,347 260,284 277,226 285,180 289,138 293,101 297,71 302,50 310,29 314,17 314,9 318,4 322,0 327,0 335,0 335,4 339,9 339,13 339,17 343,25 352,34 347,38 347,54 347,71 347,101 352,134 347,171 335,217 314,272">
          <text:p/>
        </draw:polyline>
        <draw:polyline draw:style-name="gr2" draw:text-style-name="P1" draw:layer="layout" svg:width="0.176cm" svg:height="0.876cm" svg:x="36.341cm" svg:y="20.979cm" svg:viewBox="0 0 177 877" draw:points="177,877 172,873 168,873 168,877 164,877 156,873 152,873 146,869 142,869 138,865 138,861 134,857 130,852 130,848 130,844 130,836 125,823 125,807 130,786 134,765 130,736 130,706 125,669 125,635 121,598 117,560 113,523 109,485 100,446 92,401 84,359 75,321 63,280 55,246 42,209 34,175 25,146 21,121 17,100 9,79 4,62 0,46 4,37 4,29 4,21 4,12 4,8 13,4 13,0 25,0 25,4 30,4 34,8 42,12">
          <text:p/>
        </draw:polyline>
        <draw:polyline draw:style-name="gr2" draw:text-style-name="P1" draw:layer="layout" svg:width="1.432cm" svg:height="2.201cm" svg:x="37.155cm" svg:y="21.855cm" svg:viewBox="0 0 1433 2202" draw:points="1429,2202 1429,2189 1433,2177 1425,2164 1416,2147 1413,2127 1404,2102 1396,2077 1391,2056 1388,2031 1366,2006 1362,1981 1358,1951 1354,1926 1350,1897 1346,1868 1341,1838 1341,1805 1346,1772 1346,1738 1346,1697 1341,1651 1341,1609 1337,1563 1337,1517 1337,1467 1337,1417 1329,1367 1329,1312 1325,1254 1325,1199 1325,1140 1321,1086 1316,1028 1312,969 1308,915 1304,861 1295,810 1291,760 1283,710 1275,660 1270,614 1262,568 1254,526 1250,485 1245,451 1241,414 1237,385 1237,364 1233,347 1233,330 1233,318 1233,310 1233,301 1229,293 1233,289 1233,284 1229,284 1233,284 1233,280 1229,280 1225,276 1220,276 1220,272 1216,264 1212,251 1200,239 1200,226 1191,209 1183,193 1174,176 1162,159 1158,147 1149,134 1141,121 1133,109 1120,101 1104,88 1091,80 1078,71 1062,68 1049,59 1037,55 1028,51 1016,38 1012,34 999,30 987,26 974,21 962,17 945,13 924,9 912,5 899,5 886,0 878,0 862,0 853,0 840,5 828,5 815,9 799,13 782,21 769,26 752,34 727,42 706,46 677,55 656,63 631,71 606,80 577,84 556,93 531,96 506,96 481,101 451,101 426,96 389,96 359,93 326,93 297,88 263,80 222,71 188,63 151,55 117,46 76,34 42,21 0,9">
          <text:p/>
        </draw:polyline>
        <draw:frame draw:style-name="gr1" draw:text-style-name="P1" draw:layer="layout" svg:width="2.039cm" svg:height="1.482cm" svg:x="20.153cm" svg:y="30.551cm">
          <draw:image xlink:href="Pictures/10000001000000390000002AD3E7FF97.png" xlink:type="simple" xlink:show="embed" xlink:actuate="onLoad" draw:mime-type="image/png">
            <text:p/>
          </draw:image>
        </draw:frame>
        <draw:frame draw:style-name="gr1" draw:text-style-name="P1" draw:layer="layout" svg:width="1.236cm" svg:height="0.69cm" svg:x="20.698cm" svg:y="29.442cm">
          <draw:image xlink:href="Pictures/1000000100000023000000139526A704.png" xlink:type="simple" xlink:show="embed" xlink:actuate="onLoad" draw:mime-type="image/png">
            <text:p/>
          </draw:image>
        </draw:frame>
        <draw:frame draw:style-name="gr1" draw:text-style-name="P1" draw:layer="layout" svg:width="2.393cm" svg:height="1.341cm" svg:x="19.348cm" svg:y="29.083cm">
          <draw:image xlink:href="Pictures/100000010000004300000026C317EAFF.png" xlink:type="simple" xlink:show="embed" xlink:actuate="onLoad" draw:mime-type="image/png">
            <text:p/>
          </draw:image>
        </draw:frame>
        <draw:frame draw:style-name="gr1" draw:text-style-name="P1" draw:layer="layout" svg:width="1.479cm" svg:height="1.393cm" svg:x="19.323cm" svg:y="28.269cm">
          <draw:image xlink:href="Pictures/1000000100000029000000271B797FFC.png" xlink:type="simple" xlink:show="embed" xlink:actuate="onLoad" draw:mime-type="image/png">
            <text:p/>
          </draw:image>
        </draw:frame>
        <draw:frame draw:style-name="gr1" draw:text-style-name="P1" draw:layer="layout" svg:width="1.881cm" svg:height="1.74cm" svg:x="19.137cm" svg:y="27.413cm">
          <draw:image xlink:href="Pictures/1000000100000035000000313BFC327B.png" xlink:type="simple" xlink:show="embed" xlink:actuate="onLoad" draw:mime-type="image/png">
            <text:p/>
          </draw:image>
        </draw:frame>
        <draw:frame draw:style-name="gr1" draw:text-style-name="P1" draw:layer="layout" svg:width="1.8cm" svg:height="1.625cm" svg:x="18.698cm" svg:y="26.369cm">
          <draw:image xlink:href="Pictures/10000001000000330000002E2CCBE47F.png" xlink:type="simple" xlink:show="embed" xlink:actuate="onLoad" draw:mime-type="image/png">
            <text:p/>
          </draw:image>
        </draw:frame>
        <draw:frame draw:style-name="gr1" draw:text-style-name="P1" draw:layer="layout" svg:width="0.901cm" svg:height="0.426cm" svg:x="19.099cm" svg:y="25.497cm">
          <draw:image xlink:href="Pictures/10000001000000190000000CBE093F60.png" xlink:type="simple" xlink:show="embed" xlink:actuate="onLoad" draw:mime-type="image/png">
            <text:p/>
          </draw:image>
        </draw:frame>
        <draw:frame draw:style-name="gr1" draw:text-style-name="P1" draw:layer="layout" svg:width="0.575cm" svg:height="0.632cm" svg:x="18.274cm" svg:y="25.845cm">
          <draw:image xlink:href="Pictures/100000010000001000000011328E251B.png" xlink:type="simple" xlink:show="embed" xlink:actuate="onLoad" draw:mime-type="image/png">
            <text:p/>
          </draw:image>
        </draw:frame>
        <draw:frame draw:style-name="gr1" draw:text-style-name="P1" draw:layer="layout" svg:width="0.317cm" svg:height="0.354cm" svg:x="18.189cm" svg:y="24.628cm">
          <draw:image xlink:href="Pictures/10000001000000090000000AF56A3188.png" xlink:type="simple" xlink:show="embed" xlink:actuate="onLoad" draw:mime-type="image/png">
            <text:p/>
          </draw:image>
        </draw:frame>
        <draw:frame draw:style-name="gr1" draw:text-style-name="P1" draw:layer="layout" svg:width="2.65cm" svg:height="1.331cm" svg:x="16.816cm" svg:y="24.206cm">
          <draw:image xlink:href="Pictures/100000010000004B00000025B9195076.png" xlink:type="simple" xlink:show="embed" xlink:actuate="onLoad" draw:mime-type="image/png">
            <text:p/>
          </draw:image>
        </draw:frame>
        <draw:frame draw:style-name="gr1" draw:text-style-name="P1" draw:layer="layout" svg:width="1.22cm" svg:height="0.496cm" svg:x="17.675cm" svg:y="23.179cm">
          <draw:image xlink:href="Pictures/10000001000000220000000E0D48EF16.png" xlink:type="simple" xlink:show="embed" xlink:actuate="onLoad" draw:mime-type="image/png">
            <text:p/>
          </draw:image>
        </draw:frame>
        <draw:frame draw:style-name="gr1" draw:text-style-name="P1" draw:layer="layout" svg:width="0.653cm" svg:height="0.485cm" svg:x="16.524cm" svg:y="23.645cm">
          <draw:image xlink:href="Pictures/10000001000000120000000DE42A79AB.png" xlink:type="simple" xlink:show="embed" xlink:actuate="onLoad" draw:mime-type="image/png">
            <text:p/>
          </draw:image>
        </draw:frame>
      </draw:page>
      <draw:page draw:name="page2" draw:style-name="dp1" draw:master-page-name="master-page11">
        <draw:frame draw:style-name="gr1" draw:text-style-name="P1" draw:layer="layout" svg:width="49.529cm" svg:height="66.039cm" svg:x="0cm" svg:y="0cm">
          <draw:image xlink:href="Pictures/100000010000057C00000750757634E5.png" xlink:type="simple" xlink:show="embed" xlink:actuate="onLoad" draw:mime-type="image/png">
            <text:p/>
          </draw:image>
        </draw:frame>
        <draw:frame draw:style-name="gr1" draw:text-style-name="P1" draw:layer="layout" svg:width="3.526cm" svg:height="3.089cm" svg:x="4.654cm" svg:y="50.492cm">
          <draw:image xlink:href="Pictures/1000000100000063000000573C87B33B.png" xlink:type="simple" xlink:show="embed" xlink:actuate="onLoad" draw:mime-type="image/png">
            <text:p/>
          </draw:image>
        </draw:frame>
        <draw:frame draw:style-name="gr1" draw:text-style-name="P1" draw:layer="layout" svg:width="2.196cm" svg:height="2.142cm" svg:x="7.767cm" svg:y="52.387cm">
          <draw:image xlink:href="Pictures/100000010000003E0000003CF55214D2.png" xlink:type="simple" xlink:show="embed" xlink:actuate="onLoad" draw:mime-type="image/png">
            <text:p/>
          </draw:image>
        </draw:frame>
        <draw:frame draw:style-name="gr1" draw:text-style-name="P1" draw:layer="layout" svg:width="2.007cm" svg:height="4.525cm" svg:x="7.131cm" svg:y="49.615cm">
          <draw:image xlink:href="Pictures/100000010000003800000080781D374F.png" xlink:type="simple" xlink:show="embed" xlink:actuate="onLoad" draw:mime-type="image/png">
            <text:p/>
          </draw:image>
        </draw:frame>
        <draw:frame draw:style-name="gr1" draw:text-style-name="P1" draw:layer="layout" svg:width="6.537cm" svg:height="1.544cm" svg:x="8.067cm" svg:y="51.323cm">
          <draw:image xlink:href="Pictures/10000001000000B90000002B9811F660.png" xlink:type="simple" xlink:show="embed" xlink:actuate="onLoad" draw:mime-type="image/png">
            <text:p/>
          </draw:image>
        </draw:frame>
        <draw:frame draw:style-name="gr1" draw:text-style-name="P1" draw:layer="layout" svg:width="5.554cm" svg:height="0.695cm" svg:x="8.677cm" svg:y="50.776cm">
          <draw:image xlink:href="Pictures/100000010000009D0000001368D71CE9.png" xlink:type="simple" xlink:show="embed" xlink:actuate="onLoad" draw:mime-type="image/png">
            <text:p/>
          </draw:image>
        </draw:frame>
        <draw:frame draw:style-name="gr1" draw:text-style-name="P1" draw:layer="layout" svg:width="20.326cm" svg:height="19.35cm" svg:x="-0.121cm" svg:y="41.232cm">
          <draw:image xlink:href="Pictures/1000000100000240000002242D48B07F.png" xlink:type="simple" xlink:show="embed" xlink:actuate="onLoad" draw:mime-type="image/png">
            <text:p/>
          </draw:image>
        </draw:frame>
        <draw:frame draw:style-name="gr1" draw:text-style-name="P1" draw:layer="layout" svg:width="2.482cm" svg:height="5.187cm" svg:x="-0.115cm" svg:y="53.333cm">
          <draw:image xlink:href="Pictures/1000000100000046000000931D4329E7.png" xlink:type="simple" xlink:show="embed" xlink:actuate="onLoad" draw:mime-type="image/png">
            <text:p/>
          </draw:image>
        </draw:frame>
        <draw:frame draw:style-name="gr1" draw:text-style-name="P1" draw:layer="layout" svg:width="20.909cm" svg:height="24.505cm" svg:x="0.649cm" svg:y="39.288cm">
          <draw:image xlink:href="Pictures/1000000100000250000002B6914B38EC.png" xlink:type="simple" xlink:show="embed" xlink:actuate="onLoad" draw:mime-type="image/png">
            <text:p/>
          </draw:image>
        </draw:frame>
        <draw:frame draw:style-name="gr1" draw:text-style-name="P1" draw:layer="layout" svg:width="14.026cm" svg:height="17.188cm" svg:x="1.72cm" svg:y="45.549cm">
          <draw:image xlink:href="Pictures/100000010000018D000001E7CA3CE965.png" xlink:type="simple" xlink:show="embed" xlink:actuate="onLoad" draw:mime-type="image/png">
            <text:p/>
          </draw:image>
        </draw:frame>
        <draw:frame draw:style-name="gr1" draw:text-style-name="P1" draw:layer="layout" svg:width="13.273cm" svg:height="16.156cm" svg:x="4.925cm" svg:y="41.079cm">
          <draw:image xlink:href="Pictures/1000000100000178000001C9C536477E.png" xlink:type="simple" xlink:show="embed" xlink:actuate="onLoad" draw:mime-type="image/png">
            <text:p/>
          </draw:image>
        </draw:frame>
        <draw:frame draw:style-name="gr1" draw:text-style-name="P1" draw:layer="layout" svg:width="13.534cm" svg:height="15.179cm" svg:x="5.269cm" svg:y="45.634cm">
          <draw:image xlink:href="Pictures/100000010000017F000001AEA75FB2F5.png" xlink:type="simple" xlink:show="embed" xlink:actuate="onLoad" draw:mime-type="image/png">
            <text:p/>
          </draw:image>
        </draw:frame>
        <draw:frame draw:style-name="gr1" draw:text-style-name="P1" draw:layer="layout" svg:width="12.488cm" svg:height="15.981cm" svg:x="-0.053cm" svg:y="37.291cm">
          <draw:image xlink:href="Pictures/1000000100000162000001C5F7668072.png" xlink:type="simple" xlink:show="embed" xlink:actuate="onLoad" draw:mime-type="image/png">
            <text:p/>
          </draw:image>
        </draw:frame>
        <draw:frame draw:style-name="gr1" draw:text-style-name="P1" draw:layer="layout" svg:width="5.33cm" svg:height="1.392cm" svg:x="6.01cm" svg:y="60.266cm">
          <draw:image xlink:href="Pictures/1000000100000097000000273A82A976.png" xlink:type="simple" xlink:show="embed" xlink:actuate="onLoad" draw:mime-type="image/png">
            <text:p/>
          </draw:image>
        </draw:frame>
        <draw:polyline draw:style-name="gr3" draw:text-style-name="P1" draw:layer="layout" svg:width="0cm" svg:height="0cm" svg:x="13.806cm" svg:y="60.407cm" svg:viewBox="0 0 0 0" draw:points="0,0">
          <text:p/>
        </draw:polyline>
        <draw:polyline draw:style-name="gr4" draw:text-style-name="P1" draw:layer="layout" svg:width="0cm" svg:height="0cm" svg:x="13.806cm" svg:y="60.407cm" svg:viewBox="0 0 0 0" draw:points="0,0">
          <text:p/>
        </draw:polyline>
        <draw:polyline draw:style-name="gr4" draw:text-style-name="P1" draw:layer="layout" svg:width="0cm" svg:height="0cm" svg:x="13.806cm" svg:y="60.407cm" svg:viewBox="0 0 0 0" draw:points="0,0">
          <text:p/>
        </draw:polyline>
        <draw:polyline draw:style-name="gr5" draw:text-style-name="P1" draw:layer="layout" svg:width="0cm" svg:height="0cm" svg:x="13.806cm" svg:y="60.407cm" svg:viewBox="0 0 0 0" draw:points="0,0">
          <text:p/>
        </draw:polyline>
        <draw:polyline draw:style-name="gr6" draw:text-style-name="P1" draw:layer="layout" svg:width="0cm" svg:height="0cm" svg:x="13.806cm" svg:y="60.407cm" svg:viewBox="0 0 0 0" draw:points="0,0">
          <text:p/>
        </draw:polyline>
        <draw:polyline draw:style-name="gr6" draw:text-style-name="P1" draw:layer="layout" svg:width="0cm" svg:height="0cm" svg:x="13.806cm" svg:y="60.407cm" svg:viewBox="0 0 0 0" draw:points="0,0">
          <text:p/>
        </draw:polyline>
        <draw:polyline draw:style-name="gr7" draw:text-style-name="P1" draw:layer="layout" svg:width="0cm" svg:height="0cm" svg:x="13.806cm" svg:y="60.407cm" svg:viewBox="0 0 0 0" draw:points="0,0">
          <text:p/>
        </draw:polyline>
        <draw:polyline draw:style-name="gr8" draw:text-style-name="P1" draw:layer="layout" svg:width="0cm" svg:height="0cm" svg:x="13.806cm" svg:y="60.407cm" svg:viewBox="0 0 0 0" draw:points="0,0">
          <text:p/>
        </draw:polyline>
        <draw:polyline draw:style-name="gr8" draw:text-style-name="P1" draw:layer="layout" svg:width="0cm" svg:height="0cm" svg:x="13.806cm" svg:y="60.407cm" svg:viewBox="0 0 0 0" draw:points="0,0">
          <text:p/>
        </draw:polyline>
        <draw:polyline draw:style-name="gr9" draw:text-style-name="P1" draw:layer="layout" svg:width="0cm" svg:height="0cm" svg:x="13.806cm" svg:y="60.407cm" svg:viewBox="0 0 0 0" draw:points="0,0">
          <text:p/>
        </draw:polyline>
        <draw:polyline draw:style-name="gr10" draw:text-style-name="P1" draw:layer="layout" svg:width="0cm" svg:height="0cm" svg:x="13.806cm" svg:y="60.407cm" svg:viewBox="0 0 0 0" draw:points="0,0">
          <text:p/>
        </draw:polyline>
        <draw:polyline draw:style-name="gr10" draw:text-style-name="P1" draw:layer="layout" svg:width="0cm" svg:height="0cm" svg:x="13.806cm" svg:y="60.407cm" svg:viewBox="0 0 0 0" draw:points="0,0">
          <text:p/>
        </draw:polyline>
        <draw:polyline draw:style-name="gr11" draw:text-style-name="P1" draw:layer="layout" svg:width="0cm" svg:height="0cm" svg:x="13.806cm" svg:y="60.407cm" svg:viewBox="0 0 0 0" draw:points="0,0">
          <text:p/>
        </draw:polyline>
        <draw:polyline draw:style-name="gr12" draw:text-style-name="P1" draw:layer="layout" svg:width="0cm" svg:height="0cm" svg:x="13.806cm" svg:y="60.407cm" svg:viewBox="0 0 0 0" draw:points="0,0">
          <text:p/>
        </draw:polyline>
        <draw:polyline draw:style-name="gr12" draw:text-style-name="P1" draw:layer="layout" svg:width="0cm" svg:height="0cm" svg:x="13.806cm" svg:y="60.407cm" svg:viewBox="0 0 0 0" draw:points="0,0">
          <text:p/>
        </draw:polyline>
        <draw:polyline draw:style-name="gr13" draw:text-style-name="P1" draw:layer="layout" svg:width="0cm" svg:height="0cm" svg:x="13.806cm" svg:y="60.407cm" svg:viewBox="0 0 0 0" draw:points="0,0">
          <text:p/>
        </draw:polyline>
        <draw:polyline draw:style-name="gr14" draw:text-style-name="P1" draw:layer="layout" svg:width="0cm" svg:height="0cm" svg:x="13.806cm" svg:y="60.407cm" svg:viewBox="0 0 0 0" draw:points="0,0">
          <text:p/>
        </draw:polyline>
        <draw:polyline draw:style-name="gr14" draw:text-style-name="P1" draw:layer="layout" svg:width="0cm" svg:height="0cm" svg:x="13.806cm" svg:y="60.407cm" svg:viewBox="0 0 0 0" draw:points="0,0">
          <text:p/>
        </draw:polyline>
        <draw:polyline draw:style-name="gr15" draw:text-style-name="P1" draw:layer="layout" svg:width="0cm" svg:height="0cm" svg:x="13.806cm" svg:y="60.407cm" svg:viewBox="0 0 0 0" draw:points="0,0">
          <text:p/>
        </draw:polyline>
        <draw:polyline draw:style-name="gr16" draw:text-style-name="P1" draw:layer="layout" svg:width="0cm" svg:height="0cm" svg:x="13.806cm" svg:y="60.407cm" svg:viewBox="0 0 0 0" draw:points="0,0">
          <text:p/>
        </draw:polyline>
        <draw:polyline draw:style-name="gr16" draw:text-style-name="P1" draw:layer="layout" svg:width="0cm" svg:height="0cm" svg:x="13.806cm" svg:y="60.407cm" svg:viewBox="0 0 0 0" draw:points="0,0">
          <text:p/>
        </draw:polyline>
        <draw:polyline draw:style-name="gr17" draw:text-style-name="P1" draw:layer="layout" svg:width="0cm" svg:height="0cm" svg:x="13.806cm" svg:y="60.407cm" svg:viewBox="0 0 0 0" draw:points="0,0">
          <text:p/>
        </draw:polyline>
        <draw:polyline draw:style-name="gr2" draw:text-style-name="P1" draw:layer="layout" svg:width="0cm" svg:height="0cm" svg:x="13.806cm" svg:y="60.407cm" svg:viewBox="0 0 0 0" draw:points="0,0">
          <text:p/>
        </draw:polyline>
        <draw:polyline draw:style-name="gr2" draw:text-style-name="P1" draw:layer="layout" svg:width="0cm" svg:height="0cm" svg:x="13.806cm" svg:y="60.407cm" svg:viewBox="0 0 0 0" draw:points="0,0">
          <text:p/>
        </draw:polyline>
        <draw:polyline draw:style-name="gr18" draw:text-style-name="P1" draw:layer="layout" svg:width="0cm" svg:height="0cm" svg:x="13.806cm" svg:y="60.407cm" svg:viewBox="0 0 0 0" draw:points="0,0">
          <text:p/>
        </draw:polyline>
        <draw:polyline draw:style-name="gr19" draw:text-style-name="P1" draw:layer="layout" svg:width="0cm" svg:height="0cm" svg:x="13.806cm" svg:y="60.407cm" svg:viewBox="0 0 0 0" draw:points="0,0">
          <text:p/>
        </draw:polyline>
        <draw:polyline draw:style-name="gr19" draw:text-style-name="P1" draw:layer="layout" svg:width="0cm" svg:height="0cm" svg:x="13.806cm" svg:y="60.407cm" svg:viewBox="0 0 0 0" draw:points="0,0">
          <text:p/>
        </draw:polyline>
        <draw:polyline draw:style-name="gr20" draw:text-style-name="P1" draw:layer="layout" svg:width="0cm" svg:height="0cm" svg:x="13.806cm" svg:y="60.407cm" svg:viewBox="0 0 0 0" draw:points="0,0">
          <text:p/>
        </draw:polyline>
        <draw:polyline draw:style-name="gr21" draw:text-style-name="P1" draw:layer="layout" svg:width="0cm" svg:height="0cm" svg:x="13.806cm" svg:y="60.407cm" svg:viewBox="0 0 0 0" draw:points="0,0">
          <text:p/>
        </draw:polyline>
        <draw:polyline draw:style-name="gr21" draw:text-style-name="P1" draw:layer="layout" svg:width="0cm" svg:height="0cm" svg:x="13.806cm" svg:y="60.407cm" svg:viewBox="0 0 0 0" draw:points="0,0">
          <text:p/>
        </draw:polyline>
        <draw:polyline draw:style-name="gr22" draw:text-style-name="P1" draw:layer="layout" svg:width="0cm" svg:height="0cm" svg:x="13.806cm" svg:y="60.407cm" svg:viewBox="0 0 0 0" draw:points="0,0">
          <text:p/>
        </draw:polyline>
        <draw:polyline draw:style-name="gr23" draw:text-style-name="P1" draw:layer="layout" svg:width="0cm" svg:height="0cm" svg:x="13.806cm" svg:y="60.407cm" svg:viewBox="0 0 0 0" draw:points="0,0">
          <text:p/>
        </draw:polyline>
        <draw:polyline draw:style-name="gr23" draw:text-style-name="P1" draw:layer="layout" svg:width="0cm" svg:height="0cm" svg:x="13.806cm" svg:y="60.407cm" svg:viewBox="0 0 0 0" draw:points="0,0">
          <text:p/>
        </draw:polyline>
        <draw:polyline draw:style-name="gr24" draw:text-style-name="P1" draw:layer="layout" svg:width="0cm" svg:height="0cm" svg:x="13.806cm" svg:y="60.407cm" svg:viewBox="0 0 0 0" draw:points="0,0">
          <text:p/>
        </draw:polyline>
        <draw:polyline draw:style-name="gr25" draw:text-style-name="P1" draw:layer="layout" svg:width="0cm" svg:height="0cm" svg:x="13.806cm" svg:y="60.407cm" svg:viewBox="0 0 0 0" draw:points="0,0">
          <text:p/>
        </draw:polyline>
        <draw:polyline draw:style-name="gr25" draw:text-style-name="P1" draw:layer="layout" svg:width="0cm" svg:height="0cm" svg:x="13.806cm" svg:y="60.407cm" svg:viewBox="0 0 0 0" draw:points="0,0">
          <text:p/>
        </draw:polyline>
        <draw:polyline draw:style-name="gr26" draw:text-style-name="P1" draw:layer="layout" svg:width="0cm" svg:height="0cm" svg:x="13.806cm" svg:y="60.407cm" svg:viewBox="0 0 0 0" draw:points="0,0">
          <text:p/>
        </draw:polyline>
        <draw:polyline draw:style-name="gr27" draw:text-style-name="P1" draw:layer="layout" svg:width="0cm" svg:height="0cm" svg:x="13.806cm" svg:y="60.407cm" svg:viewBox="0 0 0 0" draw:points="0,0">
          <text:p/>
        </draw:polyline>
        <draw:polyline draw:style-name="gr27" draw:text-style-name="P1" draw:layer="layout" svg:width="0cm" svg:height="0cm" svg:x="13.806cm" svg:y="60.407cm" svg:viewBox="0 0 0 0" draw:points="0,0">
          <text:p/>
        </draw:polyline>
        <draw:polyline draw:style-name="gr28" draw:text-style-name="P1" draw:layer="layout" svg:width="0cm" svg:height="0cm" svg:x="13.806cm" svg:y="60.407cm" svg:viewBox="0 0 0 0" draw:points="0,0">
          <text:p/>
        </draw:polyline>
        <draw:polyline draw:style-name="gr29" draw:text-style-name="P1" draw:layer="layout" svg:width="0cm" svg:height="0cm" svg:x="13.806cm" svg:y="60.407cm" svg:viewBox="0 0 0 0" draw:points="0,0">
          <text:p/>
        </draw:polyline>
        <draw:polyline draw:style-name="gr29" draw:text-style-name="P1" draw:layer="layout" svg:width="0cm" svg:height="0cm" svg:x="13.806cm" svg:y="60.407cm" svg:viewBox="0 0 0 0" draw:points="0,0">
          <text:p/>
        </draw:polyline>
        <draw:polyline draw:style-name="gr30" draw:text-style-name="P1" draw:layer="layout" svg:width="0cm" svg:height="0cm" svg:x="13.806cm" svg:y="60.407cm" svg:viewBox="0 0 0 0" draw:points="0,0">
          <text:p/>
        </draw:polyline>
        <draw:polyline draw:style-name="gr31" draw:text-style-name="P1" draw:layer="layout" svg:width="0cm" svg:height="0cm" svg:x="13.806cm" svg:y="60.407cm" svg:viewBox="0 0 0 0" draw:points="0,0">
          <text:p/>
        </draw:polyline>
        <draw:polyline draw:style-name="gr31" draw:text-style-name="P1" draw:layer="layout" svg:width="0cm" svg:height="0cm" svg:x="13.806cm" svg:y="60.407cm" svg:viewBox="0 0 0 0" draw:points="0,0">
          <text:p/>
        </draw:polyline>
        <draw:polyline draw:style-name="gr32" draw:text-style-name="P1" draw:layer="layout" svg:width="0cm" svg:height="0cm" svg:x="13.806cm" svg:y="60.407cm" svg:viewBox="0 0 0 0" draw:points="0,0">
          <text:p/>
        </draw:polyline>
        <draw:polyline draw:style-name="gr33" draw:text-style-name="P1" draw:layer="layout" svg:width="0cm" svg:height="0cm" svg:x="13.806cm" svg:y="60.407cm" svg:viewBox="0 0 0 0" draw:points="0,0">
          <text:p/>
        </draw:polyline>
        <draw:polyline draw:style-name="gr33" draw:text-style-name="P1" draw:layer="layout" svg:width="0cm" svg:height="0cm" svg:x="13.806cm" svg:y="60.407cm" svg:viewBox="0 0 0 0" draw:points="0,0">
          <text:p/>
        </draw:polyline>
        <draw:polyline draw:style-name="gr34" draw:text-style-name="P1" draw:layer="layout" svg:width="0cm" svg:height="0cm" svg:x="13.806cm" svg:y="60.407cm" svg:viewBox="0 0 0 0" draw:points="0,0">
          <text:p/>
        </draw:polyline>
        <draw:polyline draw:style-name="gr35" draw:text-style-name="P1" draw:layer="layout" svg:width="0cm" svg:height="0cm" svg:x="13.806cm" svg:y="60.407cm" svg:viewBox="0 0 0 0" draw:points="0,0">
          <text:p/>
        </draw:polyline>
        <draw:polyline draw:style-name="gr35" draw:text-style-name="P1" draw:layer="layout" svg:width="0cm" svg:height="0cm" svg:x="13.806cm" svg:y="60.407cm" svg:viewBox="0 0 0 0" draw:points="0,0">
          <text:p/>
        </draw:polyline>
        <draw:polyline draw:style-name="gr36" draw:text-style-name="P1" draw:layer="layout" svg:width="0cm" svg:height="0cm" svg:x="13.806cm" svg:y="60.407cm" svg:viewBox="0 0 0 0" draw:points="0,0">
          <text:p/>
        </draw:polyline>
        <draw:polyline draw:style-name="gr37" draw:text-style-name="P1" draw:layer="layout" svg:width="0cm" svg:height="0cm" svg:x="13.806cm" svg:y="60.407cm" svg:viewBox="0 0 0 0" draw:points="0,0">
          <text:p/>
        </draw:polyline>
        <draw:polyline draw:style-name="gr37" draw:text-style-name="P1" draw:layer="layout" svg:width="0cm" svg:height="0cm" svg:x="13.806cm" svg:y="60.407cm" svg:viewBox="0 0 0 0" draw:points="0,0">
          <text:p/>
        </draw:polyline>
        <draw:polyline draw:style-name="gr38" draw:text-style-name="P1" draw:layer="layout" svg:width="0cm" svg:height="0cm" svg:x="13.806cm" svg:y="60.407cm" svg:viewBox="0 0 0 0" draw:points="0,0">
          <text:p/>
        </draw:polyline>
        <draw:polyline draw:style-name="gr39" draw:text-style-name="P1" draw:layer="layout" svg:width="0cm" svg:height="0cm" svg:x="13.806cm" svg:y="60.407cm" svg:viewBox="0 0 0 0" draw:points="0,0">
          <text:p/>
        </draw:polyline>
        <draw:polyline draw:style-name="gr39" draw:text-style-name="P1" draw:layer="layout" svg:width="0cm" svg:height="0cm" svg:x="13.806cm" svg:y="60.407cm" svg:viewBox="0 0 0 0" draw:points="0,0">
          <text:p/>
        </draw:polyline>
        <draw:line draw:style-name="gr40" draw:text-style-name="P1" draw:layer="layout" svg:x1="13.807cm" svg:y1="60.407cm" svg:x2="13.701cm" svg:y2="60.429cm">
          <text:p/>
        </draw:line>
        <draw:polyline draw:style-name="gr40" draw:text-style-name="P1" draw:layer="layout" svg:width="0cm" svg:height="0cm" svg:x="13.701cm" svg:y="60.428cm" svg:viewBox="0 0 0 0" draw:points="0,0">
          <text:p/>
        </draw:polyline>
        <draw:line draw:style-name="gr37" draw:text-style-name="P1" draw:layer="layout" svg:x1="13.701cm" svg:y1="60.428cm" svg:x2="13.705cm" svg:y2="60.428cm">
          <text:p/>
        </draw:line>
        <draw:line draw:style-name="gr36" draw:text-style-name="P1" draw:layer="layout" svg:x1="13.705cm" svg:y1="60.428cm" svg:x2="13.71cm" svg:y2="60.428cm">
          <text:p/>
        </draw:line>
        <draw:polyline draw:style-name="gr35" draw:text-style-name="P1" draw:layer="layout" svg:width="0cm" svg:height="0cm" svg:x="13.71cm" svg:y="60.428cm" svg:viewBox="0 0 0 0" draw:points="0,0">
          <text:p/>
        </draw:polyline>
        <draw:line draw:style-name="gr34" draw:text-style-name="P1" draw:layer="layout" svg:x1="13.712cm" svg:y1="60.428cm" svg:x2="13.705cm" svg:y2="60.433cm">
          <text:p/>
        </draw:line>
        <draw:line draw:style-name="gr33" draw:text-style-name="P1" draw:layer="layout" svg:x1="13.705cm" svg:y1="60.432cm" svg:x2="13.701cm" svg:y2="60.432cm">
          <text:p/>
        </draw:line>
        <draw:line draw:style-name="gr34" draw:text-style-name="P1" draw:layer="layout" svg:x1="13.701cm" svg:y1="60.432cm" svg:x2="13.693cm" svg:y2="60.432cm">
          <text:p/>
        </draw:line>
        <draw:line draw:style-name="gr15" draw:text-style-name="P1" draw:layer="layout" svg:x1="13.694cm" svg:y1="60.432cm" svg:x2="13.68cm" svg:y2="60.438cm">
          <text:p/>
        </draw:line>
        <draw:line draw:style-name="gr41" draw:text-style-name="P1" draw:layer="layout" svg:x1="13.681cm" svg:y1="60.437cm" svg:x2="13.664cm" svg:y2="60.442cm">
          <text:p/>
        </draw:line>
        <draw:line draw:style-name="gr42" draw:text-style-name="P1" draw:layer="layout" svg:x1="13.665cm" svg:y1="60.441cm" svg:x2="13.651cm" svg:y2="60.446cm">
          <text:p/>
        </draw:line>
        <draw:line draw:style-name="gr6" draw:text-style-name="P1" draw:layer="layout" svg:x1="13.652cm" svg:y1="60.445cm" svg:x2="13.634cm" svg:y2="60.454cm">
          <text:p/>
        </draw:line>
        <draw:line draw:style-name="gr43" draw:text-style-name="P1" draw:layer="layout" svg:x1="13.634cm" svg:y1="60.453cm" svg:x2="13.618cm" svg:y2="60.453cm">
          <text:p/>
        </draw:line>
        <draw:line draw:style-name="gr15" draw:text-style-name="P1" draw:layer="layout" svg:x1="13.619cm" svg:y1="60.453cm" svg:x2="13.601cm" svg:y2="60.463cm">
          <text:p/>
        </draw:line>
        <draw:line draw:style-name="gr16" draw:text-style-name="P1" draw:layer="layout" svg:x1="13.602cm" svg:y1="60.462cm" svg:x2="13.589cm" svg:y2="60.467cm">
          <text:p/>
        </draw:line>
        <draw:line draw:style-name="gr38" draw:text-style-name="P1" draw:layer="layout" svg:x1="13.59cm" svg:y1="60.466cm" svg:x2="13.576cm" svg:y2="60.475cm">
          <text:p/>
        </draw:line>
        <draw:line draw:style-name="gr39" draw:text-style-name="P1" draw:layer="layout" svg:x1="13.577cm" svg:y1="60.474cm" svg:x2="13.563cm" svg:y2="60.484cm">
          <text:p/>
        </draw:line>
        <draw:line draw:style-name="gr39" draw:text-style-name="P1" draw:layer="layout" svg:x1="13.564cm" svg:y1="60.483cm" svg:x2="13.551cm" svg:y2="60.492cm">
          <text:p/>
        </draw:line>
        <draw:line draw:style-name="gr39" draw:text-style-name="P1" draw:layer="layout" svg:x1="13.552cm" svg:y1="60.491cm" svg:x2="13.538cm" svg:y2="60.5cm">
          <text:p/>
        </draw:line>
        <draw:line draw:style-name="gr39" draw:text-style-name="P1" draw:layer="layout" svg:x1="13.539cm" svg:y1="60.499cm" svg:x2="13.53cm" svg:y2="60.51cm">
          <text:p/>
        </draw:line>
        <draw:line draw:style-name="gr44" draw:text-style-name="P1" draw:layer="layout" svg:x1="13.531cm" svg:y1="60.508cm" svg:x2="13.518cm" svg:y2="60.517cm">
          <text:p/>
        </draw:line>
        <draw:line draw:style-name="gr28" draw:text-style-name="P1" draw:layer="layout" svg:x1="13.519cm" svg:y1="60.516cm" svg:x2="13.505cm" svg:y2="60.53cm">
          <text:p/>
        </draw:line>
        <draw:line draw:style-name="gr11" draw:text-style-name="P1" draw:layer="layout" svg:x1="13.506cm" svg:y1="60.529cm" svg:x2="13.488cm" svg:y2="60.538cm">
          <text:p/>
        </draw:line>
        <draw:line draw:style-name="gr11" draw:text-style-name="P1" draw:layer="layout" svg:x1="13.489cm" svg:y1="60.537cm" svg:x2="13.48cm" svg:y2="60.55cm">
          <text:p/>
        </draw:line>
        <draw:line draw:style-name="gr34" draw:text-style-name="P1" draw:layer="layout" svg:x1="13.481cm" svg:y1="60.549cm" svg:x2="13.472cm" svg:y2="60.559cm">
          <text:p/>
        </draw:line>
        <draw:line draw:style-name="gr45" draw:text-style-name="P1" draw:layer="layout" svg:x1="13.473cm" svg:y1="60.558cm" svg:x2="13.463cm" svg:y2="60.567cm">
          <text:p/>
        </draw:line>
        <draw:line draw:style-name="gr45" draw:text-style-name="P1" draw:layer="layout" svg:x1="13.464cm" svg:y1="60.566cm" svg:x2="13.455cm" svg:y2="60.58cm">
          <text:p/>
        </draw:line>
        <draw:line draw:style-name="gr29" draw:text-style-name="P1" draw:layer="layout" svg:x1="13.456cm" svg:y1="60.579cm" svg:x2="13.442cm" svg:y2="60.588cm">
          <text:p/>
        </draw:line>
        <draw:line draw:style-name="gr29" draw:text-style-name="P1" draw:layer="layout" svg:x1="13.443cm" svg:y1="60.587cm" svg:x2="13.438cm" svg:y2="60.596cm">
          <text:p/>
        </draw:line>
        <draw:line draw:style-name="gr46" draw:text-style-name="P1" draw:layer="layout" svg:x1="13.439cm" svg:y1="60.595cm" svg:x2="13.43cm" svg:y2="60.606cm">
          <text:p/>
        </draw:line>
        <draw:line draw:style-name="gr29" draw:text-style-name="P1" draw:layer="layout" svg:x1="13.431cm" svg:y1="60.604cm" svg:x2="13.426cm" svg:y2="60.617cm">
          <text:p/>
        </draw:line>
        <draw:line draw:style-name="gr30" draw:text-style-name="P1" draw:layer="layout" svg:x1="13.427cm" svg:y1="60.616cm" svg:x2="13.413cm" svg:y2="60.626cm">
          <text:p/>
        </draw:line>
        <draw:line draw:style-name="gr30" draw:text-style-name="P1" draw:layer="layout" svg:x1="13.414cm" svg:y1="60.625cm" svg:x2="13.405cm" svg:y2="60.634cm">
          <text:p/>
        </draw:line>
        <draw:line draw:style-name="gr46" draw:text-style-name="P1" draw:layer="layout" svg:x1="13.406cm" svg:y1="60.633cm" svg:x2="13.392cm" svg:y2="60.642cm">
          <text:p/>
        </draw:line>
        <draw:line draw:style-name="gr30" draw:text-style-name="P1" draw:layer="layout" svg:x1="13.393cm" svg:y1="60.641cm" svg:x2="13.376cm" svg:y2="60.651cm">
          <text:p/>
        </draw:line>
        <draw:line draw:style-name="gr13" draw:text-style-name="P1" draw:layer="layout" svg:x1="13.377cm" svg:y1="60.65cm" svg:x2="13.367cm" svg:y2="60.659cm">
          <text:p/>
        </draw:line>
        <draw:line draw:style-name="gr35" draw:text-style-name="P1" draw:layer="layout" svg:x1="13.368cm" svg:y1="60.658cm" svg:x2="13.359cm" svg:y2="60.663cm">
          <text:p/>
        </draw:line>
        <draw:line draw:style-name="gr47" draw:text-style-name="P1" draw:layer="layout" svg:x1="13.36cm" svg:y1="60.662cm" svg:x2="13.346cm" svg:y2="60.671cm">
          <text:p/>
        </draw:line>
        <draw:line draw:style-name="gr30" draw:text-style-name="P1" draw:layer="layout" svg:x1="13.347cm" svg:y1="60.67cm" svg:x2="13.33cm" svg:y2="60.676cm">
          <text:p/>
        </draw:line>
        <draw:line draw:style-name="gr30" draw:text-style-name="P1" draw:layer="layout" svg:x1="13.331cm" svg:y1="60.675cm" svg:x2="13.321cm" svg:y2="60.68cm">
          <text:p/>
        </draw:line>
        <draw:line draw:style-name="gr48" draw:text-style-name="P1" draw:layer="layout" svg:x1="13.322cm" svg:y1="60.679cm" svg:x2="13.313cm" svg:y2="60.688cm">
          <text:p/>
        </draw:line>
        <draw:line draw:style-name="gr32" draw:text-style-name="P1" draw:layer="layout" svg:x1="13.314cm" svg:y1="60.687cm" svg:x2="13.3cm" svg:y2="60.692cm">
          <text:p/>
        </draw:line>
        <draw:line draw:style-name="gr32" draw:text-style-name="P1" draw:layer="layout" svg:x1="13.301cm" svg:y1="60.691cm" svg:x2="13.296cm" svg:y2="60.702cm">
          <text:p/>
        </draw:line>
        <draw:line draw:style-name="gr49" draw:text-style-name="P1" draw:layer="layout" svg:x1="13.297cm" svg:y1="60.7cm" svg:x2="13.284cm" svg:y2="60.705cm">
          <text:p/>
        </draw:line>
        <draw:line draw:style-name="gr32" draw:text-style-name="P1" draw:layer="layout" svg:x1="13.285cm" svg:y1="60.704cm" svg:x2="13.267cm" svg:y2="60.713cm">
          <text:p/>
        </draw:line>
        <draw:line draw:style-name="gr15" draw:text-style-name="P1" draw:layer="layout" svg:x1="13.268cm" svg:y1="60.712cm" svg:x2="13.255cm" svg:y2="60.717cm">
          <text:p/>
        </draw:line>
        <draw:line draw:style-name="gr38" draw:text-style-name="P1" draw:layer="layout" svg:x1="13.256cm" svg:y1="60.716cm" svg:x2="13.246cm" svg:y2="60.722cm">
          <text:p/>
        </draw:line>
        <draw:line draw:style-name="gr50" draw:text-style-name="P1" draw:layer="layout" svg:x1="13.247cm" svg:y1="60.721cm" svg:x2="13.229cm" svg:y2="60.726cm">
          <text:p/>
        </draw:line>
        <draw:line draw:style-name="gr33" draw:text-style-name="P1" draw:layer="layout" svg:x1="13.23cm" svg:y1="60.725cm" svg:x2="13.217cm" svg:y2="60.73cm">
          <text:p/>
        </draw:line>
        <draw:line draw:style-name="gr50" draw:text-style-name="P1" draw:layer="layout" svg:x1="13.218cm" svg:y1="60.729cm" svg:x2="13.209cm" svg:y2="60.734cm">
          <text:p/>
        </draw:line>
        <draw:line draw:style-name="gr50" draw:text-style-name="P1" draw:layer="layout" svg:x1="13.21cm" svg:y1="60.733cm" svg:x2="13.2cm" svg:y2="60.738cm">
          <text:p/>
        </draw:line>
        <draw:line draw:style-name="gr50" draw:text-style-name="P1" draw:layer="layout" svg:x1="13.201cm" svg:y1="60.737cm" svg:x2="13.192cm" svg:y2="60.742cm">
          <text:p/>
        </draw:line>
        <draw:line draw:style-name="gr50" draw:text-style-name="P1" draw:layer="layout" svg:x1="13.192cm" svg:y1="60.741cm" svg:x2="13.184cm" svg:y2="60.741cm">
          <text:p/>
        </draw:line>
        <draw:line draw:style-name="gr51" draw:text-style-name="P1" draw:layer="layout" svg:x1="13.185cm" svg:y1="60.741cm" svg:x2="13.179cm" svg:y2="60.748cm">
          <text:p/>
        </draw:line>
        <draw:line draw:style-name="gr50" draw:text-style-name="P1" draw:layer="layout" svg:x1="13.179cm" svg:y1="60.746cm" svg:x2="13.171cm" svg:y2="60.746cm">
          <text:p/>
        </draw:line>
        <draw:line draw:style-name="gr35" draw:text-style-name="P1" draw:layer="layout" svg:x1="13.172cm" svg:y1="60.746cm" svg:x2="13.163cm" svg:y2="60.751cm">
          <text:p/>
        </draw:line>
        <draw:line draw:style-name="gr35" draw:text-style-name="P1" draw:layer="layout" svg:x1="13.163cm" svg:y1="60.75cm" svg:x2="13.154cm" svg:y2="60.75cm">
          <text:p/>
        </draw:line>
        <draw:line draw:style-name="gr50" draw:text-style-name="P1" draw:layer="layout" svg:x1="13.155cm" svg:y1="60.75cm" svg:x2="13.142cm" svg:y2="60.755cm">
          <text:p/>
        </draw:line>
        <draw:line draw:style-name="gr34" draw:text-style-name="P1" draw:layer="layout" svg:x1="13.143cm" svg:y1="60.754cm" svg:x2="13.133cm" svg:y2="60.759cm">
          <text:p/>
        </draw:line>
        <draw:line draw:style-name="gr51" draw:text-style-name="P1" draw:layer="layout" svg:x1="13.133cm" svg:y1="60.758cm" svg:x2="13.125cm" svg:y2="60.758cm">
          <text:p/>
        </draw:line>
        <draw:line draw:style-name="gr51" draw:text-style-name="P1" draw:layer="layout" svg:x1="13.126cm" svg:y1="60.758cm" svg:x2="13.117cm" svg:y2="60.763cm">
          <text:p/>
        </draw:line>
        <draw:line draw:style-name="gr50" draw:text-style-name="P1" draw:layer="layout" svg:x1="13.118cm" svg:y1="60.762cm" svg:x2="13.108cm" svg:y2="60.767cm">
          <text:p/>
        </draw:line>
        <draw:line draw:style-name="gr50" draw:text-style-name="P1" draw:layer="layout" svg:x1="13.108cm" svg:y1="60.766cm" svg:x2="13.096cm" svg:y2="60.766cm">
          <text:p/>
        </draw:line>
        <draw:line draw:style-name="gr35" draw:text-style-name="P1" draw:layer="layout" svg:x1="13.097cm" svg:y1="60.766cm" svg:x2="13.088cm" svg:y2="60.772cm">
          <text:p/>
        </draw:line>
        <draw:line draw:style-name="gr50" draw:text-style-name="P1" draw:layer="layout" svg:x1="13.089cm" svg:y1="60.771cm" svg:x2="13.075cm" svg:y2="60.776cm">
          <text:p/>
        </draw:line>
        <draw:line draw:style-name="gr34" draw:text-style-name="P1" draw:layer="layout" svg:x1="13.076cm" svg:y1="60.775cm" svg:x2="13.067cm" svg:y2="60.78cm">
          <text:p/>
        </draw:line>
        <draw:line draw:style-name="gr52" draw:text-style-name="P1" draw:layer="layout" svg:x1="13.068cm" svg:y1="60.779cm" svg:x2="13.054cm" svg:y2="60.784cm">
          <text:p/>
        </draw:line>
        <draw:line draw:style-name="gr33" draw:text-style-name="P1" draw:layer="layout" svg:x1="13.055cm" svg:y1="60.783cm" svg:x2="13.042cm" svg:y2="60.788cm">
          <text:p/>
        </draw:line>
        <draw:line draw:style-name="gr33" draw:text-style-name="P1" draw:layer="layout" svg:x1="13.043cm" svg:y1="60.787cm" svg:x2="13.033cm" svg:y2="60.793cm">
          <text:p/>
        </draw:line>
        <draw:line draw:style-name="gr53" draw:text-style-name="P1" draw:layer="layout" svg:x1="13.034cm" svg:y1="60.792cm" svg:x2="13.021cm" svg:y2="60.797cm">
          <text:p/>
        </draw:line>
        <draw:line draw:style-name="gr32" draw:text-style-name="P1" draw:layer="layout" svg:x1="13.022cm" svg:y1="60.796cm" svg:x2="13.012cm" svg:y2="60.805cm">
          <text:p/>
        </draw:line>
        <draw:line draw:style-name="gr48" draw:text-style-name="P1" draw:layer="layout" svg:x1="13.013cm" svg:y1="60.804cm" svg:x2="12.996cm" svg:y2="60.809cm">
          <text:p/>
        </draw:line>
        <draw:line draw:style-name="gr30" draw:text-style-name="P1" draw:layer="layout" svg:x1="12.997cm" svg:y1="60.808cm" svg:x2="12.992cm" svg:y2="60.818cm">
          <text:p/>
        </draw:line>
        <draw:line draw:style-name="gr47" draw:text-style-name="P1" draw:layer="layout" svg:x1="12.993cm" svg:y1="60.817cm" svg:x2="12.983cm" svg:y2="60.822cm">
          <text:p/>
        </draw:line>
        <draw:line draw:style-name="gr46" draw:text-style-name="P1" draw:layer="layout" svg:x1="12.984cm" svg:y1="60.821cm" svg:x2="12.971cm" svg:y2="60.83cm">
          <text:p/>
        </draw:line>
        <draw:line draw:style-name="gr27" draw:text-style-name="P1" draw:layer="layout" svg:x1="12.972cm" svg:y1="60.829cm" svg:x2="12.962cm" svg:y2="60.838cm">
          <text:p/>
        </draw:line>
        <draw:line draw:style-name="gr45" draw:text-style-name="P1" draw:layer="layout" svg:x1="12.963cm" svg:y1="60.837cm" svg:x2="12.954cm" svg:y2="60.847cm">
          <text:p/>
        </draw:line>
        <draw:line draw:style-name="gr45" draw:text-style-name="P1" draw:layer="layout" svg:x1="12.955cm" svg:y1="60.846cm" svg:x2="12.95cm" svg:y2="60.851cm">
          <text:p/>
        </draw:line>
        <draw:line draw:style-name="gr44" draw:text-style-name="P1" draw:layer="layout" svg:x1="12.951cm" svg:y1="60.85cm" svg:x2="12.946cm" svg:y2="60.859cm">
          <text:p/>
        </draw:line>
        <draw:line draw:style-name="gr26" draw:text-style-name="P1" draw:layer="layout" svg:x1="12.947cm" svg:y1="60.858cm" svg:x2="12.937cm" svg:y2="60.868cm">
          <text:p/>
        </draw:line>
        <draw:line draw:style-name="gr10" draw:text-style-name="P1" draw:layer="layout" svg:x1="12.938cm" svg:y1="60.867cm" svg:x2="12.929cm" svg:y2="60.876cm">
          <text:p/>
        </draw:line>
        <draw:line draw:style-name="gr10" draw:text-style-name="P1" draw:layer="layout" svg:x1="12.93cm" svg:y1="60.875cm" svg:x2="12.925cm" svg:y2="60.884cm">
          <text:p/>
        </draw:line>
        <draw:line draw:style-name="gr32" draw:text-style-name="P1" draw:layer="layout" svg:x1="12.926cm" svg:y1="60.883cm" svg:x2="12.921cm" svg:y2="60.889cm">
          <text:p/>
        </draw:line>
        <draw:line draw:style-name="gr44" draw:text-style-name="P1" draw:layer="layout" svg:x1="12.922cm" svg:y1="60.888cm" svg:x2="12.916cm" svg:y2="60.897cm">
          <text:p/>
        </draw:line>
        <draw:line draw:style-name="gr26" draw:text-style-name="P1" draw:layer="layout" svg:x1="12.917cm" svg:y1="60.896cm" svg:x2="12.908cm" svg:y2="60.901cm">
          <text:p/>
        </draw:line>
        <draw:line draw:style-name="gr26" draw:text-style-name="P1" draw:layer="layout" svg:x1="12.909cm" svg:y1="60.9cm" svg:x2="12.9cm" svg:y2="60.905cm">
          <text:p/>
        </draw:line>
        <draw:line draw:style-name="gr26" draw:text-style-name="P1" draw:layer="layout" svg:x1="12.902cm" svg:y1="60.904cm" svg:x2="12.891cm" svg:y2="60.914cm">
          <text:p/>
        </draw:line>
        <draw:line draw:style-name="gr9" draw:text-style-name="P1" draw:layer="layout" svg:x1="12.892cm" svg:y1="60.913cm" svg:x2="12.887cm" svg:y2="60.918cm">
          <text:p/>
        </draw:line>
        <draw:line draw:style-name="gr28" draw:text-style-name="P1" draw:layer="layout" svg:x1="12.888cm" svg:y1="60.917cm" svg:x2="12.875cm" svg:y2="60.922cm">
          <text:p/>
        </draw:line>
        <draw:line draw:style-name="gr8" draw:text-style-name="P1" draw:layer="layout" svg:x1="12.876cm" svg:y1="60.921cm" svg:x2="12.862cm" svg:y2="60.93cm">
          <text:p/>
        </draw:line>
        <draw:line draw:style-name="gr8" draw:text-style-name="P1" draw:layer="layout" svg:x1="12.863cm" svg:y1="60.929cm" svg:x2="12.845cm" svg:y2="60.936cm">
          <text:p/>
        </draw:line>
        <draw:line draw:style-name="gr8" draw:text-style-name="P1" draw:layer="layout" svg:x1="12.846cm" svg:y1="60.934cm" svg:x2="12.829cm" svg:y2="60.943cm">
          <text:p/>
        </draw:line>
        <draw:line draw:style-name="gr9" draw:text-style-name="P1" draw:layer="layout" svg:x1="12.83cm" svg:y1="60.942cm" svg:x2="12.816cm" svg:y2="60.947cm">
          <text:p/>
        </draw:line>
        <draw:line draw:style-name="gr30" draw:text-style-name="P1" draw:layer="layout" svg:x1="12.817cm" svg:y1="60.946cm" svg:x2="12.795cm" svg:y2="60.955cm">
          <text:p/>
        </draw:line>
        <draw:line draw:style-name="gr12" draw:text-style-name="P1" draw:layer="layout" svg:x1="12.796cm" svg:y1="60.954cm" svg:x2="12.779cm" svg:y2="60.96cm">
          <text:p/>
        </draw:line>
        <draw:line draw:style-name="gr35" draw:text-style-name="P1" draw:layer="layout" svg:x1="12.78cm" svg:y1="60.959cm" svg:x2="12.749cm" svg:y2="60.968cm">
          <text:p/>
        </draw:line>
        <draw:line draw:style-name="gr16" draw:text-style-name="P1" draw:layer="layout" svg:x1="12.75cm" svg:y1="60.967cm" svg:x2="12.724cm" svg:y2="60.972cm">
          <text:p/>
        </draw:line>
        <draw:line draw:style-name="gr39" draw:text-style-name="P1" draw:layer="layout" svg:x1="12.725cm" svg:y1="60.971cm" svg:x2="12.695cm" svg:y2="60.976cm">
          <text:p/>
        </draw:line>
        <draw:line draw:style-name="gr23" draw:text-style-name="P1" draw:layer="layout" svg:x1="12.695cm" svg:y1="60.975cm" svg:x2="12.666cm" svg:y2="60.975cm">
          <text:p/>
        </draw:line>
        <draw:line draw:style-name="gr23" draw:text-style-name="P1" draw:layer="layout" svg:x1="12.667cm" svg:y1="60.975cm" svg:x2="12.641cm" svg:y2="60.98cm">
          <text:p/>
        </draw:line>
        <draw:line draw:style-name="gr47" draw:text-style-name="P1" draw:layer="layout" svg:x1="12.642cm" svg:y1="60.979cm" svg:x2="12.607cm" svg:y2="60.99cm">
          <text:p/>
        </draw:line>
        <draw:line draw:style-name="gr30" draw:text-style-name="P1" draw:layer="layout" svg:x1="12.608cm" svg:y1="60.988cm" svg:x2="12.574cm" svg:y2="60.993cm">
          <text:p/>
        </draw:line>
        <draw:line draw:style-name="gr30" draw:text-style-name="P1" draw:layer="layout" svg:x1="12.575cm" svg:y1="60.992cm" svg:x2="12.528cm" svg:y2="61.001cm">
          <text:p/>
        </draw:line>
        <draw:line draw:style-name="gr14" draw:text-style-name="P1" draw:layer="layout" svg:x1="12.529cm" svg:y1="61cm" svg:x2="12.491cm" svg:y2="61.005cm">
          <text:p/>
        </draw:line>
        <draw:line draw:style-name="gr37" draw:text-style-name="P1" draw:layer="layout" svg:x1="12.492cm" svg:y1="61.004cm" svg:x2="12.449cm" svg:y2="61.01cm">
          <text:p/>
        </draw:line>
        <draw:line draw:style-name="gr38" draw:text-style-name="P1" draw:layer="layout" svg:x1="12.45cm" svg:y1="61.009cm" svg:x2="12.403cm" svg:y2="61.014cm">
          <text:p/>
        </draw:line>
        <draw:line draw:style-name="gr38" draw:text-style-name="P1" draw:layer="layout" svg:x1="12.404cm" svg:y1="61.013cm" svg:x2="12.357cm" svg:y2="61.018cm">
          <text:p/>
        </draw:line>
        <draw:line draw:style-name="gr38" draw:text-style-name="P1" draw:layer="layout" svg:x1="12.358cm" svg:y1="61.017cm" svg:x2="12.303cm" svg:y2="61.026cm">
          <text:p/>
        </draw:line>
        <draw:line draw:style-name="gr21" draw:text-style-name="P1" draw:layer="layout" svg:x1="12.304cm" svg:y1="61.025cm" svg:x2="12.261cm" svg:y2="61.03cm">
          <text:p/>
        </draw:line>
        <draw:line draw:style-name="gr54" draw:text-style-name="P1" draw:layer="layout" svg:x1="12.262cm" svg:y1="61.029cm" svg:x2="12.211cm" svg:y2="61.039cm">
          <text:p/>
        </draw:line>
        <draw:line draw:style-name="gr26" draw:text-style-name="P1" draw:layer="layout" svg:x1="12.212cm" svg:y1="61.038cm" svg:x2="12.161cm" svg:y2="61.047cm">
          <text:p/>
        </draw:line>
        <draw:line draw:style-name="gr26" draw:text-style-name="P1" draw:layer="layout" svg:x1="12.162cm" svg:y1="61.046cm" svg:x2="12.111cm" svg:y2="61.06cm">
          <text:p/>
        </draw:line>
        <draw:line draw:style-name="gr25" draw:text-style-name="P1" draw:layer="layout" svg:x1="12.112cm" svg:y1="61.059cm" svg:x2="12.065cm" svg:y2="61.064cm">
          <text:p/>
        </draw:line>
        <draw:line draw:style-name="gr48" draw:text-style-name="P1" draw:layer="layout" svg:x1="12.066cm" svg:y1="61.063cm" svg:x2="12.015cm" svg:y2="61.076cm">
          <text:p/>
        </draw:line>
        <draw:line draw:style-name="gr47" draw:text-style-name="P1" draw:layer="layout" svg:x1="12.016cm" svg:y1="61.075cm" svg:x2="11.969cm" svg:y2="61.089cm">
          <text:p/>
        </draw:line>
        <draw:line draw:style-name="gr49" draw:text-style-name="P1" draw:layer="layout" svg:x1="11.97cm" svg:y1="61.088cm" svg:x2="11.914cm" svg:y2="61.101cm">
          <text:p/>
        </draw:line>
        <draw:line draw:style-name="gr32" draw:text-style-name="P1" draw:layer="layout" svg:x1="11.915cm" svg:y1="61.1cm" svg:x2="11.864cm" svg:y2="61.114cm">
          <text:p/>
        </draw:line>
        <draw:line draw:style-name="gr32" draw:text-style-name="P1" draw:layer="layout" svg:x1="11.865cm" svg:y1="61.113cm" svg:x2="11.814cm" svg:y2="61.127cm">
          <text:p/>
        </draw:line>
        <draw:line draw:style-name="gr32" draw:text-style-name="P1" draw:layer="layout" svg:x1="11.815cm" svg:y1="61.126cm" svg:x2="11.76cm" svg:y2="61.135cm">
          <text:p/>
        </draw:line>
        <draw:line draw:style-name="gr32" draw:text-style-name="P1" draw:layer="layout" svg:x1="11.761cm" svg:y1="61.134cm" svg:x2="11.71cm" svg:y2="61.147cm">
          <text:p/>
        </draw:line>
        <draw:line draw:style-name="gr31" draw:text-style-name="P1" draw:layer="layout" svg:x1="11.711cm" svg:y1="61.146cm" svg:x2="11.656cm" svg:y2="61.16cm">
          <text:p/>
        </draw:line>
        <draw:line draw:style-name="gr31" draw:text-style-name="P1" draw:layer="layout" svg:x1="11.657cm" svg:y1="61.159cm" svg:x2="11.597cm" svg:y2="61.168cm">
          <text:p/>
        </draw:line>
        <draw:line draw:style-name="gr31" draw:text-style-name="P1" draw:layer="layout" svg:x1="11.598cm" svg:y1="61.167cm" svg:x2="11.543cm" svg:y2="61.177cm">
          <text:p/>
        </draw:line>
        <draw:line draw:style-name="gr31" draw:text-style-name="P1" draw:layer="layout" svg:x1="11.544cm" svg:y1="61.176cm" svg:x2="11.489cm" svg:y2="61.189cm">
          <text:p/>
        </draw:line>
        <draw:line draw:style-name="gr31" draw:text-style-name="P1" draw:layer="layout" svg:x1="11.49cm" svg:y1="61.188cm" svg:x2="11.43cm" svg:y2="61.197cm">
          <text:p/>
        </draw:line>
        <draw:line draw:style-name="gr31" draw:text-style-name="P1" draw:layer="layout" svg:x1="11.431cm" svg:y1="61.196cm" svg:x2="11.368cm" svg:y2="61.202cm">
          <text:p/>
        </draw:line>
        <draw:line draw:style-name="gr31" draw:text-style-name="P1" draw:layer="layout" svg:x1="11.369cm" svg:y1="61.201cm" svg:x2="11.309cm" svg:y2="61.21cm">
          <text:p/>
        </draw:line>
        <draw:line draw:style-name="gr31" draw:text-style-name="P1" draw:layer="layout" svg:x1="11.31cm" svg:y1="61.209cm" svg:x2="11.242cm" svg:y2="61.218cm">
          <text:p/>
        </draw:line>
        <draw:line draw:style-name="gr31" draw:text-style-name="P1" draw:layer="layout" svg:x1="11.243cm" svg:y1="61.217cm" svg:x2="11.18cm" svg:y2="61.224cm">
          <text:p/>
        </draw:line>
        <draw:line draw:style-name="gr31" draw:text-style-name="P1" draw:layer="layout" svg:x1="11.181cm" svg:y1="61.222cm" svg:x2="11.109cm" svg:y2="61.231cm">
          <text:p/>
        </draw:line>
        <draw:line draw:style-name="gr31" draw:text-style-name="P1" draw:layer="layout" svg:x1="11.11cm" svg:y1="61.23cm" svg:x2="11.038cm" svg:y2="61.235cm">
          <text:p/>
        </draw:line>
        <draw:line draw:style-name="gr31" draw:text-style-name="P1" draw:layer="layout" svg:x1="11.039cm" svg:y1="61.234cm" svg:x2="10.979cm" svg:y2="61.239cm">
          <text:p/>
        </draw:line>
        <draw:line draw:style-name="gr47" draw:text-style-name="P1" draw:layer="layout" svg:x1="10.98cm" svg:y1="61.238cm" svg:x2="10.912cm" svg:y2="61.248cm">
          <text:p/>
        </draw:line>
        <draw:line draw:style-name="gr47" draw:text-style-name="P1" draw:layer="layout" svg:x1="10.912cm" svg:y1="61.247cm" svg:x2="10.846cm" svg:y2="61.247cm">
          <text:p/>
        </draw:line>
        <draw:line draw:style-name="gr47" draw:text-style-name="P1" draw:layer="layout" svg:x1="10.847cm" svg:y1="61.247cm" svg:x2="10.775cm" svg:y2="61.256cm">
          <text:p/>
        </draw:line>
        <draw:line draw:style-name="gr47" draw:text-style-name="P1" draw:layer="layout" svg:x1="10.776cm" svg:y1="61.255cm" svg:x2="10.7cm" svg:y2="61.26cm">
          <text:p/>
        </draw:line>
        <draw:line draw:style-name="gr46" draw:text-style-name="P1" draw:layer="layout" svg:x1="10.701cm" svg:y1="61.259cm" svg:x2="10.629cm" svg:y2="61.268cm">
          <text:p/>
        </draw:line>
        <draw:line draw:style-name="gr46" draw:text-style-name="P1" draw:layer="layout" svg:x1="10.63cm" svg:y1="61.267cm" svg:x2="10.562cm" svg:y2="61.273cm">
          <text:p/>
        </draw:line>
        <draw:line draw:style-name="gr46" draw:text-style-name="P1" draw:layer="layout" svg:x1="10.563cm" svg:y1="61.272cm" svg:x2="10.491cm" svg:y2="61.281cm">
          <text:p/>
        </draw:line>
        <draw:line draw:style-name="gr45" draw:text-style-name="P1" draw:layer="layout" svg:x1="10.492cm" svg:y1="61.28cm" svg:x2="10.411cm" svg:y2="61.289cm">
          <text:p/>
        </draw:line>
        <draw:line draw:style-name="gr45" draw:text-style-name="P1" draw:layer="layout" svg:x1="10.412cm" svg:y1="61.288cm" svg:x2="10.374cm" svg:y2="61.294cm">
          <text:p/>
        </draw:line>
        <draw:line draw:style-name="gr45" draw:text-style-name="P1" draw:layer="layout" svg:x1="10.374cm" svg:y1="61.293cm" svg:x2="10.336cm" svg:y2="61.293cm">
          <text:p/>
        </draw:line>
        <draw:line draw:style-name="gr45" draw:text-style-name="P1" draw:layer="layout" svg:x1="10.337cm" svg:y1="61.293cm" svg:x2="10.295cm" svg:y2="61.298cm">
          <text:p/>
        </draw:line>
        <draw:line draw:style-name="gr45" draw:text-style-name="P1" draw:layer="layout" svg:x1="10.295cm" svg:y1="61.297cm" svg:x2="10.249cm" svg:y2="61.297cm">
          <text:p/>
        </draw:line>
        <draw:line draw:style-name="gr44" draw:text-style-name="P1" draw:layer="layout" svg:x1="10.25cm" svg:y1="61.297cm" svg:x2="10.207cm" svg:y2="61.306cm">
          <text:p/>
        </draw:line>
        <draw:line draw:style-name="gr44" draw:text-style-name="P1" draw:layer="layout" svg:x1="10.208cm" svg:y1="61.305cm" svg:x2="10.161cm" svg:y2="61.31cm">
          <text:p/>
        </draw:line>
        <draw:line draw:style-name="gr44" draw:text-style-name="P1" draw:layer="layout" svg:x1="10.162cm" svg:y1="61.309cm" svg:x2="10.119cm" svg:y2="61.319cm">
          <text:p/>
        </draw:line>
        <draw:line draw:style-name="gr54" draw:text-style-name="P1" draw:layer="layout" svg:x1="10.12cm" svg:y1="61.318cm" svg:x2="10.073cm" svg:y2="61.327cm">
          <text:p/>
        </draw:line>
        <draw:line draw:style-name="gr44" draw:text-style-name="P1" draw:layer="layout" svg:x1="10.074cm" svg:y1="61.326cm" svg:x2="10.027cm" svg:y2="61.331cm">
          <text:p/>
        </draw:line>
        <draw:line draw:style-name="gr54" draw:text-style-name="P1" draw:layer="layout" svg:x1="10.028cm" svg:y1="61.33cm" svg:x2="9.977cm" svg:y2="61.339cm">
          <text:p/>
        </draw:line>
        <draw:line draw:style-name="gr54" draw:text-style-name="P1" draw:layer="layout" svg:x1="9.978cm" svg:y1="61.338cm" svg:x2="9.927cm" svg:y2="61.348cm">
          <text:p/>
        </draw:line>
        <draw:line draw:style-name="gr44" draw:text-style-name="P1" draw:layer="layout" svg:x1="9.928cm" svg:y1="61.347cm" svg:x2="9.873cm" svg:y2="61.356cm">
          <text:p/>
        </draw:line>
        <draw:line draw:style-name="gr44" draw:text-style-name="P1" draw:layer="layout" svg:x1="9.874cm" svg:y1="61.355cm" svg:x2="9.823cm" svg:y2="61.366cm">
          <text:p/>
        </draw:line>
        <draw:line draw:style-name="gr44" draw:text-style-name="P1" draw:layer="layout" svg:x1="9.824cm" svg:y1="61.364cm" svg:x2="9.764cm" svg:y2="61.373cm">
          <text:p/>
        </draw:line>
        <draw:line draw:style-name="gr28" draw:text-style-name="P1" draw:layer="layout" svg:x1="9.765cm" svg:y1="61.372cm" svg:x2="9.71cm" svg:y2="61.381cm">
          <text:p/>
        </draw:line>
        <draw:line draw:style-name="gr29" draw:text-style-name="P1" draw:layer="layout" svg:x1="9.711cm" svg:y1="61.38cm" svg:x2="9.652cm" svg:y2="61.39cm">
          <text:p/>
        </draw:line>
        <draw:line draw:style-name="gr29" draw:text-style-name="P1" draw:layer="layout" svg:x1="9.653cm" svg:y1="61.389cm" svg:x2="9.597cm" svg:y2="61.398cm">
          <text:p/>
        </draw:line>
        <draw:line draw:style-name="gr28" draw:text-style-name="P1" draw:layer="layout" svg:x1="9.598cm" svg:y1="61.397cm" svg:x2="9.543cm" svg:y2="61.41cm">
          <text:p/>
        </draw:line>
        <draw:line draw:style-name="gr28" draw:text-style-name="P1" draw:layer="layout" svg:x1="9.544cm" svg:y1="61.409cm" svg:x2="9.489cm" svg:y2="61.419cm">
          <text:p/>
        </draw:line>
        <draw:line draw:style-name="gr28" draw:text-style-name="P1" draw:layer="layout" svg:x1="9.49cm" svg:y1="61.418cm" svg:x2="9.435cm" svg:y2="61.431cm">
          <text:p/>
        </draw:line>
        <draw:line draw:style-name="gr28" draw:text-style-name="P1" draw:layer="layout" svg:x1="9.436cm" svg:y1="61.43cm" svg:x2="9.38cm" svg:y2="61.44cm">
          <text:p/>
        </draw:line>
        <draw:line draw:style-name="gr28" draw:text-style-name="P1" draw:layer="layout" svg:x1="9.381cm" svg:y1="61.439cm" svg:x2="9.322cm" svg:y2="61.448cm">
          <text:p/>
        </draw:line>
        <draw:line draw:style-name="gr27" draw:text-style-name="P1" draw:layer="layout" svg:x1="9.323cm" svg:y1="61.447cm" svg:x2="9.268cm" svg:y2="61.456cm">
          <text:p/>
        </draw:line>
        <draw:line draw:style-name="gr27" draw:text-style-name="P1" draw:layer="layout" svg:x1="9.269cm" svg:y1="61.455cm" svg:x2="9.213cm" svg:y2="61.465cm">
          <text:p/>
        </draw:line>
        <draw:line draw:style-name="gr27" draw:text-style-name="P1" draw:layer="layout" svg:x1="9.214cm" svg:y1="61.464cm" svg:x2="9.163cm" svg:y2="61.473cm">
          <text:p/>
        </draw:line>
        <draw:line draw:style-name="gr27" draw:text-style-name="P1" draw:layer="layout" svg:x1="9.164cm" svg:y1="61.472cm" svg:x2="9.109cm" svg:y2="61.481cm">
          <text:p/>
        </draw:line>
        <draw:line draw:style-name="gr27" draw:text-style-name="P1" draw:layer="layout" svg:x1="9.11cm" svg:y1="61.48cm" svg:x2="9.059cm" svg:y2="61.49cm">
          <text:p/>
        </draw:line>
        <draw:line draw:style-name="gr44" draw:text-style-name="P1" draw:layer="layout" svg:x1="9.059cm" svg:y1="61.489cm" svg:x2="9.005cm" svg:y2="61.489cm">
          <text:p/>
        </draw:line>
        <draw:line draw:style-name="gr44" draw:text-style-name="P1" draw:layer="layout" svg:x1="9.006cm" svg:y1="61.489cm" svg:x2="8.954cm" svg:y2="61.498cm">
          <text:p/>
        </draw:line>
        <draw:line draw:style-name="gr44" draw:text-style-name="P1" draw:layer="layout" svg:x1="8.955cm" svg:y1="61.497cm" svg:x2="8.896cm" svg:y2="61.506cm">
          <text:p/>
        </draw:line>
        <draw:line draw:style-name="gr28" draw:text-style-name="P1" draw:layer="layout" svg:x1="8.897cm" svg:y1="61.505cm" svg:x2="8.846cm" svg:y2="61.515cm">
          <text:p/>
        </draw:line>
        <draw:line draw:style-name="gr44" draw:text-style-name="P1" draw:layer="layout" svg:x1="8.847cm" svg:y1="61.514cm" svg:x2="8.792cm" svg:y2="61.523cm">
          <text:p/>
        </draw:line>
        <draw:line draw:style-name="gr44" draw:text-style-name="P1" draw:layer="layout" svg:x1="8.793cm" svg:y1="61.522cm" svg:x2="8.742cm" svg:y2="61.527cm">
          <text:p/>
        </draw:line>
        <draw:line draw:style-name="gr44" draw:text-style-name="P1" draw:layer="layout" svg:x1="8.743cm" svg:y1="61.526cm" svg:x2="8.691cm" svg:y2="61.536cm">
          <text:p/>
        </draw:line>
        <draw:line draw:style-name="gr44" draw:text-style-name="P1" draw:layer="layout" svg:x1="8.692cm" svg:y1="61.535cm" svg:x2="8.641cm" svg:y2="61.54cm">
          <text:p/>
        </draw:line>
        <draw:line draw:style-name="gr44" draw:text-style-name="P1" draw:layer="layout" svg:x1="8.642cm" svg:y1="61.539cm" svg:x2="8.591cm" svg:y2="61.548cm">
          <text:p/>
        </draw:line>
        <draw:line draw:style-name="gr44" draw:text-style-name="P1" draw:layer="layout" svg:x1="8.592cm" svg:y1="61.547cm" svg:x2="8.545cm" svg:y2="61.552cm">
          <text:p/>
        </draw:line>
        <draw:line draw:style-name="gr45" draw:text-style-name="P1" draw:layer="layout" svg:x1="8.546cm" svg:y1="61.551cm" svg:x2="8.499cm" svg:y2="61.561cm">
          <text:p/>
        </draw:line>
        <draw:line draw:style-name="gr45" draw:text-style-name="P1" draw:layer="layout" svg:x1="8.499cm" svg:y1="61.56cm" svg:x2="8.445cm" svg:y2="61.56cm">
          <text:p/>
        </draw:line>
        <draw:line draw:style-name="gr28" draw:text-style-name="P1" draw:layer="layout" svg:x1="8.446cm" svg:y1="61.56cm" svg:x2="8.403cm" svg:y2="61.565cm">
          <text:p/>
        </draw:line>
        <draw:line draw:style-name="gr45" draw:text-style-name="P1" draw:layer="layout" svg:x1="8.404cm" svg:y1="61.564cm" svg:x2="8.357cm" svg:y2="61.573cm">
          <text:p/>
        </draw:line>
        <draw:line draw:style-name="gr45" draw:text-style-name="P1" draw:layer="layout" svg:x1="8.358cm" svg:y1="61.572cm" svg:x2="8.316cm" svg:y2="61.577cm">
          <text:p/>
        </draw:line>
        <draw:line draw:style-name="gr45" draw:text-style-name="P1" draw:layer="layout" svg:x1="8.317cm" svg:y1="61.576cm" svg:x2="8.274cm" svg:y2="61.582cm">
          <text:p/>
        </draw:line>
        <draw:line draw:style-name="gr45" draw:text-style-name="P1" draw:layer="layout" svg:x1="8.275cm" svg:y1="61.581cm" svg:x2="8.232cm" svg:y2="61.586cm">
          <text:p/>
        </draw:line>
        <draw:line draw:style-name="gr46" draw:text-style-name="P1" draw:layer="layout" svg:x1="8.233cm" svg:y1="61.585cm" svg:x2="8.195cm" svg:y2="61.59cm">
          <text:p/>
        </draw:line>
        <draw:line draw:style-name="gr46" draw:text-style-name="P1" draw:layer="layout" svg:x1="8.195cm" svg:y1="61.589cm" svg:x2="8.157cm" svg:y2="61.589cm">
          <text:p/>
        </draw:line>
        <draw:line draw:style-name="gr46" draw:text-style-name="P1" draw:layer="layout" svg:x1="8.158cm" svg:y1="61.589cm" svg:x2="8.124cm" svg:y2="61.594cm">
          <text:p/>
        </draw:line>
        <draw:line draw:style-name="gr47" draw:text-style-name="P1" draw:layer="layout" svg:x1="8.125cm" svg:y1="61.593cm" svg:x2="8.082cm" svg:y2="61.598cm">
          <text:p/>
        </draw:line>
        <draw:line draw:style-name="gr30" draw:text-style-name="P1" draw:layer="layout" svg:x1="8.082cm" svg:y1="61.597cm" svg:x2="8.049cm" svg:y2="61.597cm">
          <text:p/>
        </draw:line>
        <draw:line draw:style-name="gr47" draw:text-style-name="P1" draw:layer="layout" svg:x1="8.05cm" svg:y1="61.597cm" svg:x2="8.011cm" svg:y2="61.602cm">
          <text:p/>
        </draw:line>
        <draw:line draw:style-name="gr47" draw:text-style-name="P1" draw:layer="layout" svg:x1="8.011cm" svg:y1="61.601cm" svg:x2="7.973cm" svg:y2="61.601cm">
          <text:p/>
        </draw:line>
        <draw:line draw:style-name="gr47" draw:text-style-name="P1" draw:layer="layout" svg:x1="7.973cm" svg:y1="61.601cm" svg:x2="7.936cm" svg:y2="61.601cm">
          <text:p/>
        </draw:line>
        <draw:line draw:style-name="gr47" draw:text-style-name="P1" draw:layer="layout" svg:x1="7.936cm" svg:y1="61.601cm" svg:x2="7.898cm" svg:y2="61.601cm">
          <text:p/>
        </draw:line>
        <draw:line draw:style-name="gr47" draw:text-style-name="P1" draw:layer="layout" svg:x1="7.899cm" svg:y1="61.602cm" svg:x2="7.861cm" svg:y2="61.597cm">
          <text:p/>
        </draw:line>
        <draw:line draw:style-name="gr48" draw:text-style-name="P1" draw:layer="layout" svg:x1="7.862cm" svg:y1="61.597cm" svg:x2="7.827cm" svg:y2="61.602cm">
          <text:p/>
        </draw:line>
        <draw:line draw:style-name="gr48" draw:text-style-name="P1" draw:layer="layout" svg:x1="7.827cm" svg:y1="61.601cm" svg:x2="7.79cm" svg:y2="61.601cm">
          <text:p/>
        </draw:line>
        <draw:line draw:style-name="gr48" draw:text-style-name="P1" draw:layer="layout" svg:x1="7.791cm" svg:y1="61.602cm" svg:x2="7.748cm" svg:y2="61.597cm">
          <text:p/>
        </draw:line>
        <draw:line draw:style-name="gr49" draw:text-style-name="P1" draw:layer="layout" svg:x1="7.748cm" svg:y1="61.597cm" svg:x2="7.71cm" svg:y2="61.597cm">
          <text:p/>
        </draw:line>
        <draw:line draw:style-name="gr49" draw:text-style-name="P1" draw:layer="layout" svg:x1="7.71cm" svg:y1="61.597cm" svg:x2="7.673cm" svg:y2="61.597cm">
          <text:p/>
        </draw:line>
        <draw:line draw:style-name="gr49" draw:text-style-name="P1" draw:layer="layout" svg:x1="7.675cm" svg:y1="61.598cm" svg:x2="7.627cm" svg:y2="61.593cm">
          <text:p/>
        </draw:line>
        <draw:line draw:style-name="gr33" draw:text-style-name="P1" draw:layer="layout" svg:x1="7.627cm" svg:y1="61.593cm" svg:x2="7.585cm" svg:y2="61.593cm">
          <text:p/>
        </draw:line>
        <draw:line draw:style-name="gr49" draw:text-style-name="P1" draw:layer="layout" svg:x1="7.586cm" svg:y1="61.594cm" svg:x2="7.539cm" svg:y2="61.589cm">
          <text:p/>
        </draw:line>
        <draw:line draw:style-name="gr49" draw:text-style-name="P1" draw:layer="layout" svg:x1="7.539cm" svg:y1="61.589cm" svg:x2="7.493cm" svg:y2="61.589cm">
          <text:p/>
        </draw:line>
        <draw:line draw:style-name="gr49" draw:text-style-name="P1" draw:layer="layout" svg:x1="7.494cm" svg:y1="61.59cm" svg:x2="7.452cm" svg:y2="61.585cm">
          <text:p/>
        </draw:line>
        <draw:line draw:style-name="gr49" draw:text-style-name="P1" draw:layer="layout" svg:x1="7.453cm" svg:y1="61.586cm" svg:x2="7.41cm" svg:y2="61.581cm">
          <text:p/>
        </draw:line>
        <draw:line draw:style-name="gr49" draw:text-style-name="P1" draw:layer="layout" svg:x1="7.411cm" svg:y1="61.582cm" svg:x2="7.364cm" svg:y2="61.576cm">
          <text:p/>
        </draw:line>
        <draw:line draw:style-name="gr53" draw:text-style-name="P1" draw:layer="layout" svg:x1="7.365cm" svg:y1="61.577cm" svg:x2="7.318cm" svg:y2="61.572cm">
          <text:p/>
        </draw:line>
        <draw:line draw:style-name="gr53" draw:text-style-name="P1" draw:layer="layout" svg:x1="7.319cm" svg:y1="61.573cm" svg:x2="7.272cm" svg:y2="61.568cm">
          <text:p/>
        </draw:line>
        <draw:line draw:style-name="gr53" draw:text-style-name="P1" draw:layer="layout" svg:x1="7.272cm" svg:y1="61.568cm" svg:x2="7.226cm" svg:y2="61.568cm">
          <text:p/>
        </draw:line>
        <draw:line draw:style-name="gr53" draw:text-style-name="P1" draw:layer="layout" svg:x1="7.227cm" svg:y1="61.569cm" svg:x2="7.18cm" svg:y2="61.564cm">
          <text:p/>
        </draw:line>
        <draw:line draw:style-name="gr52" draw:text-style-name="P1" draw:layer="layout" svg:x1="7.181cm" svg:y1="61.565cm" svg:x2="7.138cm" svg:y2="61.56cm">
          <text:p/>
        </draw:line>
        <draw:line draw:style-name="gr52" draw:text-style-name="P1" draw:layer="layout" svg:x1="7.138cm" svg:y1="61.56cm" svg:x2="7.097cm" svg:y2="61.56cm">
          <text:p/>
        </draw:line>
        <draw:line draw:style-name="gr52" draw:text-style-name="P1" draw:layer="layout" svg:x1="7.098cm" svg:y1="61.561cm" svg:x2="7.055cm" svg:y2="61.556cm">
          <text:p/>
        </draw:line>
        <draw:line draw:style-name="gr52" draw:text-style-name="P1" draw:layer="layout" svg:x1="7.055cm" svg:y1="61.556cm" svg:x2="7.017cm" svg:y2="61.556cm">
          <text:p/>
        </draw:line>
        <draw:line draw:style-name="gr52" draw:text-style-name="P1" draw:layer="layout" svg:x1="7.017cm" svg:y1="61.556cm" svg:x2="6.984cm" svg:y2="61.556cm">
          <text:p/>
        </draw:line>
        <draw:line draw:style-name="gr52" draw:text-style-name="P1" draw:layer="layout" svg:x1="6.984cm" svg:y1="61.556cm" svg:x2="6.955cm" svg:y2="61.556cm">
          <text:p/>
        </draw:line>
        <draw:line draw:style-name="gr52" draw:text-style-name="P1" draw:layer="layout" svg:x1="6.956cm" svg:y1="61.557cm" svg:x2="6.926cm" svg:y2="61.551cm">
          <text:p/>
        </draw:line>
        <draw:line draw:style-name="gr52" draw:text-style-name="P1" draw:layer="layout" svg:x1="6.926cm" svg:y1="61.551cm" svg:x2="6.9cm" svg:y2="61.551cm">
          <text:p/>
        </draw:line>
        <draw:line draw:style-name="gr52" draw:text-style-name="P1" draw:layer="layout" svg:x1="6.9cm" svg:y1="61.551cm" svg:x2="6.88cm" svg:y2="61.551cm">
          <text:p/>
        </draw:line>
        <draw:line draw:style-name="gr50" draw:text-style-name="P1" draw:layer="layout" svg:x1="6.88cm" svg:y1="61.551cm" svg:x2="6.863cm" svg:y2="61.551cm">
          <text:p/>
        </draw:line>
        <draw:line draw:style-name="gr51" draw:text-style-name="P1" draw:layer="layout" svg:x1="6.864cm" svg:y1="61.552cm" svg:x2="6.846cm" svg:y2="61.547cm">
          <text:p/>
        </draw:line>
        <draw:line draw:style-name="gr55" draw:text-style-name="P1" draw:layer="layout" svg:x1="6.846cm" svg:y1="61.547cm" svg:x2="6.834cm" svg:y2="61.547cm">
          <text:p/>
        </draw:line>
        <draw:line draw:style-name="gr56" draw:text-style-name="P1" draw:layer="layout" svg:x1="6.835cm" svg:y1="61.547cm" svg:x2="6.825cm" svg:y2="61.552cm">
          <text:p/>
        </draw:line>
        <draw:line draw:style-name="gr57" draw:text-style-name="P1" draw:layer="layout" svg:x1="6.825cm" svg:y1="61.551cm" svg:x2="6.821cm" svg:y2="61.551cm">
          <text:p/>
        </draw:line>
        <draw:line draw:style-name="gr58" draw:text-style-name="P1" draw:layer="layout" svg:x1="6.821cm" svg:y1="61.551cm" svg:x2="6.817cm" svg:y2="61.551cm">
          <text:p/>
        </draw:line>
        <draw:line draw:style-name="gr59" draw:text-style-name="P1" draw:layer="layout" svg:x1="6.817cm" svg:y1="61.551cm" svg:x2="6.813cm" svg:y2="61.551cm">
          <text:p/>
        </draw:line>
        <draw:polyline draw:style-name="gr60" draw:text-style-name="P1" draw:layer="layout" svg:width="0cm" svg:height="0cm" svg:x="6.813cm" svg:y="61.551cm" svg:viewBox="0 0 0 0" draw:points="0,0">
          <text:p/>
        </draw:polyline>
        <draw:polyline draw:style-name="gr61" draw:text-style-name="P1" draw:layer="layout" svg:width="0cm" svg:height="0cm" svg:x="6.813cm" svg:y="61.551cm" svg:viewBox="0 0 0 0" draw:points="0,0">
          <text:p/>
        </draw:polyline>
        <draw:polyline draw:style-name="gr62" draw:text-style-name="P1" draw:layer="layout" svg:width="0cm" svg:height="0cm" svg:x="6.813cm" svg:y="61.551cm" svg:viewBox="0 0 0 0" draw:points="0,0">
          <text:p/>
        </draw:polyline>
        <draw:polyline draw:style-name="gr63" draw:text-style-name="P1" draw:layer="layout" svg:width="0cm" svg:height="0cm" svg:x="6.813cm" svg:y="61.551cm" svg:viewBox="0 0 0 0" draw:points="0,0">
          <text:p/>
        </draw:polyline>
        <draw:polyline draw:style-name="gr64" draw:text-style-name="P1" draw:layer="layout" svg:width="0cm" svg:height="0cm" svg:x="6.813cm" svg:y="61.551cm" svg:viewBox="0 0 0 0" draw:points="0,0">
          <text:p/>
        </draw:polyline>
        <draw:polyline draw:style-name="gr65" draw:text-style-name="P1" draw:layer="layout" svg:width="0cm" svg:height="0cm" svg:x="6.813cm" svg:y="61.551cm" svg:viewBox="0 0 0 0" draw:points="0,0">
          <text:p/>
        </draw:polyline>
        <draw:line draw:style-name="gr65" draw:text-style-name="P1" draw:layer="layout" svg:x1="6.813cm" svg:y1="61.551cm" svg:x2="6.817cm" svg:y2="61.551cm">
          <text:p/>
        </draw:line>
        <draw:polyline draw:style-name="gr66" draw:text-style-name="P1" draw:layer="layout" svg:width="0cm" svg:height="0cm" svg:x="6.817cm" svg:y="61.551cm" svg:viewBox="0 0 0 0" draw:points="0,0">
          <text:p/>
        </draw:polyline>
        <draw:line draw:style-name="gr65" draw:text-style-name="P1" draw:layer="layout" svg:x1="6.817cm" svg:y1="61.551cm" svg:x2="6.817cm" svg:y2="61.547cm">
          <text:p/>
        </draw:line>
        <draw:polyline draw:style-name="gr65" draw:text-style-name="P1" draw:layer="layout" svg:width="0cm" svg:height="0cm" svg:x="6.817cm" svg:y="61.547cm" svg:viewBox="0 0 0 0" draw:points="0,0">
          <text:p/>
        </draw:polyline>
        <draw:polyline draw:style-name="gr65" draw:text-style-name="P1" draw:layer="layout" svg:width="0cm" svg:height="0cm" svg:x="6.817cm" svg:y="61.547cm" svg:viewBox="0 0 0 0" draw:points="0,0">
          <text:p/>
        </draw:polyline>
        <draw:line draw:style-name="gr66" draw:text-style-name="P1" draw:layer="layout" svg:x1="6.817cm" svg:y1="61.547cm" svg:x2="6.813cm" svg:y2="61.547cm">
          <text:p/>
        </draw:line>
        <draw:polyline draw:style-name="gr66" draw:text-style-name="P1" draw:layer="layout" svg:width="0cm" svg:height="0cm" svg:x="6.813cm" svg:y="61.547cm" svg:viewBox="0 0 0 0" draw:points="0,0">
          <text:p/>
        </draw:polyline>
        <draw:polyline draw:style-name="gr66" draw:text-style-name="P1" draw:layer="layout" svg:width="0cm" svg:height="0cm" svg:x="6.813cm" svg:y="61.547cm" svg:viewBox="0 0 0 0" draw:points="0,0">
          <text:p/>
        </draw:polyline>
        <draw:polyline draw:style-name="gr67" draw:text-style-name="P1" draw:layer="layout" svg:width="0cm" svg:height="0cm" svg:x="6.813cm" svg:y="61.547cm" svg:viewBox="0 0 0 0" draw:points="0,0">
          <text:p/>
        </draw:polyline>
        <draw:polyline draw:style-name="gr68" draw:text-style-name="P1" draw:layer="layout" svg:width="0cm" svg:height="0cm" svg:x="6.813cm" svg:y="61.547cm" svg:viewBox="0 0 0 0" draw:points="0,0">
          <text:p/>
        </draw:polyline>
        <draw:polyline draw:style-name="gr69" draw:text-style-name="P1" draw:layer="layout" svg:width="0cm" svg:height="0cm" svg:x="6.813cm" svg:y="61.547cm" svg:viewBox="0 0 0 0" draw:points="0,0">
          <text:p/>
        </draw:polyline>
        <draw:polyline draw:style-name="gr70" draw:text-style-name="P1" draw:layer="layout" svg:width="0cm" svg:height="0cm" svg:x="6.813cm" svg:y="61.547cm" svg:viewBox="0 0 0 0" draw:points="0,0">
          <text:p/>
        </draw:polyline>
        <draw:line draw:style-name="gr71" draw:text-style-name="P1" draw:layer="layout" svg:x1="6.813cm" svg:y1="61.547cm" svg:x2="6.809cm" svg:y2="61.547cm">
          <text:p/>
        </draw:line>
        <draw:polyline draw:style-name="gr72" draw:text-style-name="P1" draw:layer="layout" svg:width="0cm" svg:height="0cm" svg:x="6.809cm" svg:y="61.547cm" svg:viewBox="0 0 0 0" draw:points="0,0">
          <text:p/>
        </draw:polyline>
        <draw:polyline draw:style-name="gr73" draw:text-style-name="P1" draw:layer="layout" svg:width="0cm" svg:height="0cm" svg:x="6.809cm" svg:y="61.547cm" svg:viewBox="0 0 0 0" draw:points="0,0">
          <text:p/>
        </draw:polyline>
        <draw:line draw:style-name="gr74" draw:text-style-name="P1" draw:layer="layout" svg:x1="6.809cm" svg:y1="61.547cm" svg:x2="6.813cm" svg:y2="61.547cm">
          <text:p/>
        </draw:line>
        <draw:line draw:style-name="gr75" draw:text-style-name="P1" draw:layer="layout" svg:x1="6.813cm" svg:y1="61.547cm" svg:x2="6.809cm" svg:y2="61.547cm">
          <text:p/>
        </draw:line>
        <draw:polyline draw:style-name="gr76" draw:text-style-name="P1" draw:layer="layout" svg:width="0cm" svg:height="0cm" svg:x="6.809cm" svg:y="61.547cm" svg:viewBox="0 0 0 0" draw:points="0,0">
          <text:p/>
        </draw:polyline>
        <draw:polyline draw:style-name="gr77" draw:text-style-name="P1" draw:layer="layout" svg:width="0cm" svg:height="0cm" svg:x="6.809cm" svg:y="61.547cm" svg:viewBox="0 0 0 0" draw:points="0,0">
          <text:p/>
        </draw:polyline>
        <draw:line draw:style-name="gr78" draw:text-style-name="P1" draw:layer="layout" svg:x1="6.809cm" svg:y1="61.547cm" svg:x2="6.813cm" svg:y2="61.547cm">
          <text:p/>
        </draw:line>
        <draw:polyline draw:style-name="gr79" draw:text-style-name="P1" draw:layer="layout" svg:width="0cm" svg:height="0cm" svg:x="6.813cm" svg:y="61.547cm" svg:viewBox="0 0 0 0" draw:points="0,0">
          <text:p/>
        </draw:polyline>
        <draw:polyline draw:style-name="gr80" draw:text-style-name="P1" draw:layer="layout" svg:width="0cm" svg:height="0cm" svg:x="6.813cm" svg:y="61.547cm" svg:viewBox="0 0 0 0" draw:points="0,0">
          <text:p/>
        </draw:polyline>
        <draw:polyline draw:style-name="gr81" draw:text-style-name="P1" draw:layer="layout" svg:width="0cm" svg:height="0cm" svg:x="6.813cm" svg:y="61.547cm" svg:viewBox="0 0 0 0" draw:points="0,0">
          <text:p/>
        </draw:polyline>
        <draw:line draw:style-name="gr82" draw:text-style-name="P1" draw:layer="layout" svg:x1="6.813cm" svg:y1="61.547cm" svg:x2="6.817cm" svg:y2="61.547cm">
          <text:p/>
        </draw:line>
        <draw:polyline draw:style-name="gr83" draw:text-style-name="P1" draw:layer="layout" svg:width="0cm" svg:height="0cm" svg:x="6.817cm" svg:y="61.547cm" svg:viewBox="0 0 0 0" draw:points="0,0">
          <text:p/>
        </draw:polyline>
        <draw:polyline draw:style-name="gr84" draw:text-style-name="P1" draw:layer="layout" svg:width="0cm" svg:height="0cm" svg:x="6.817cm" svg:y="61.547cm" svg:viewBox="0 0 0 0" draw:points="0,0">
          <text:p/>
        </draw:polyline>
        <draw:polyline draw:style-name="gr85" draw:text-style-name="P1" draw:layer="layout" svg:width="0cm" svg:height="0cm" svg:x="6.817cm" svg:y="61.547cm" svg:viewBox="0 0 0 0" draw:points="0,0">
          <text:p/>
        </draw:polyline>
        <draw:line draw:style-name="gr86" draw:text-style-name="P1" draw:layer="layout" svg:x1="6.817cm" svg:y1="61.547cm" svg:x2="6.821cm" svg:y2="61.547cm">
          <text:p/>
        </draw:line>
        <draw:polyline draw:style-name="gr86" draw:text-style-name="P1" draw:layer="layout" svg:width="0cm" svg:height="0cm" svg:x="6.821cm" svg:y="61.547cm" svg:viewBox="0 0 0 0" draw:points="0,0">
          <text:p/>
        </draw:polyline>
        <draw:polyline draw:style-name="gr87" draw:text-style-name="P1" draw:layer="layout" svg:width="0cm" svg:height="0cm" svg:x="6.821cm" svg:y="61.547cm" svg:viewBox="0 0 0 0" draw:points="0,0">
          <text:p/>
        </draw:polyline>
        <draw:line draw:style-name="gr88" draw:text-style-name="P1" draw:layer="layout" svg:x1="6.821cm" svg:y1="61.547cm" svg:x2="6.821cm" svg:y2="61.543cm">
          <text:p/>
        </draw:line>
        <draw:polyline draw:style-name="gr88" draw:text-style-name="P1" draw:layer="layout" svg:width="0cm" svg:height="0cm" svg:x="6.821cm" svg:y="61.543cm" svg:viewBox="0 0 0 0" draw:points="0,0">
          <text:p/>
        </draw:polyline>
        <draw:polyline draw:style-name="gr88" draw:text-style-name="P1" draw:layer="layout" svg:width="0cm" svg:height="0cm" svg:x="6.821cm" svg:y="61.543cm" svg:viewBox="0 0 0 0" draw:points="0,0">
          <text:p/>
        </draw:polyline>
        <draw:line draw:style-name="gr89" draw:text-style-name="P1" draw:layer="layout" svg:x1="6.821cm" svg:y1="61.543cm" svg:x2="6.826cm" svg:y2="61.548cm">
          <text:p/>
        </draw:line>
        <draw:line draw:style-name="gr89" draw:text-style-name="P1" draw:layer="layout" svg:x1="6.826cm" svg:y1="61.548cm" svg:x2="6.821cm" svg:y2="61.543cm">
          <text:p/>
        </draw:line>
        <draw:line draw:style-name="gr89" draw:text-style-name="P1" draw:layer="layout" svg:x1="6.821cm" svg:y1="61.543cm" svg:x2="6.821cm" svg:y2="61.547cm">
          <text:p/>
        </draw:line>
        <draw:line draw:style-name="gr88" draw:text-style-name="P1" draw:layer="layout" svg:x1="6.821cm" svg:y1="61.547cm" svg:x2="6.821cm" svg:y2="61.543cm">
          <text:p/>
        </draw:line>
        <draw:line draw:style-name="gr88" draw:text-style-name="P1" draw:layer="layout" svg:x1="6.821cm" svg:y1="61.543cm" svg:x2="6.821cm" svg:y2="61.547cm">
          <text:p/>
        </draw:line>
        <draw:polyline draw:style-name="gr89" draw:text-style-name="P1" draw:layer="layout" svg:width="0cm" svg:height="0cm" svg:x="6.821cm" svg:y="61.547cm" svg:viewBox="0 0 0 0" draw:points="0,0">
          <text:p/>
        </draw:polyline>
        <draw:line draw:style-name="gr89" draw:text-style-name="P1" draw:layer="layout" svg:x1="6.821cm" svg:y1="61.547cm" svg:x2="6.817cm" svg:y2="61.547cm">
          <text:p/>
        </draw:line>
        <draw:line draw:style-name="gr90" draw:text-style-name="P1" draw:layer="layout" svg:x1="6.817cm" svg:y1="61.547cm" svg:x2="6.821cm" svg:y2="61.547cm">
          <text:p/>
        </draw:line>
        <draw:polyline draw:style-name="gr90" draw:text-style-name="P1" draw:layer="layout" svg:width="0cm" svg:height="0cm" svg:x="6.821cm" svg:y="61.547cm" svg:viewBox="0 0 0 0" draw:points="0,0">
          <text:p/>
        </draw:polyline>
        <draw:polyline draw:style-name="gr90" draw:text-style-name="P1" draw:layer="layout" svg:width="0cm" svg:height="0cm" svg:x="6.821cm" svg:y="61.547cm" svg:viewBox="0 0 0 0" draw:points="0,0">
          <text:p/>
        </draw:polyline>
        <draw:line draw:style-name="gr91" draw:text-style-name="P1" draw:layer="layout" svg:x1="6.821cm" svg:y1="61.547cm" svg:x2="6.826cm" svg:y2="61.552cm">
          <text:p/>
        </draw:line>
        <draw:polyline draw:style-name="gr91" draw:text-style-name="P1" draw:layer="layout" svg:width="0cm" svg:height="0cm" svg:x="6.825cm" svg:y="61.551cm" svg:viewBox="0 0 0 0" draw:points="0,0">
          <text:p/>
        </draw:polyline>
        <draw:polyline draw:style-name="gr91" draw:text-style-name="P1" draw:layer="layout" svg:width="0cm" svg:height="0cm" svg:x="6.825cm" svg:y="61.551cm" svg:viewBox="0 0 0 0" draw:points="0,0">
          <text:p/>
        </draw:polyline>
        <draw:line draw:style-name="gr92" draw:text-style-name="P1" draw:layer="layout" svg:x1="6.825cm" svg:y1="61.551cm" svg:x2="6.829cm" svg:y2="61.551cm">
          <text:p/>
        </draw:line>
        <draw:polyline draw:style-name="gr92" draw:text-style-name="P1" draw:layer="layout" svg:width="0cm" svg:height="0cm" svg:x="6.829cm" svg:y="61.551cm" svg:viewBox="0 0 0 0" draw:points="0,0">
          <text:p/>
        </draw:polyline>
        <draw:polyline draw:style-name="gr92" draw:text-style-name="P1" draw:layer="layout" svg:width="0cm" svg:height="0cm" svg:x="6.829cm" svg:y="61.551cm" svg:viewBox="0 0 0 0" draw:points="0,0">
          <text:p/>
        </draw:polyline>
        <draw:line draw:style-name="gr93" draw:text-style-name="P1" draw:layer="layout" svg:x1="6.829cm" svg:y1="61.551cm" svg:x2="6.836cm" svg:y2="61.557cm">
          <text:p/>
        </draw:line>
        <draw:polyline draw:style-name="gr93" draw:text-style-name="P1" draw:layer="layout" svg:width="0cm" svg:height="0cm" svg:x="6.834cm" svg:y="61.556cm" svg:viewBox="0 0 0 0" draw:points="0,0">
          <text:p/>
        </draw:polyline>
        <draw:polyline draw:style-name="gr94" draw:text-style-name="P1" draw:layer="layout" svg:width="0cm" svg:height="0cm" svg:x="6.834cm" svg:y="61.556cm" svg:viewBox="0 0 0 0" draw:points="0,0">
          <text:p/>
        </draw:polyline>
        <draw:line draw:style-name="gr95" draw:text-style-name="P1" draw:layer="layout" svg:x1="6.834cm" svg:y1="61.556cm" svg:x2="6.838cm" svg:y2="61.556cm">
          <text:p/>
        </draw:line>
        <draw:polyline draw:style-name="gr96" draw:text-style-name="P1" draw:layer="layout" svg:width="0cm" svg:height="0cm" svg:x="6.838cm" svg:y="61.556cm" svg:viewBox="0 0 0 0" draw:points="0,0">
          <text:p/>
        </draw:polyline>
        <draw:polyline draw:style-name="gr96" draw:text-style-name="P1" draw:layer="layout" svg:width="0cm" svg:height="0cm" svg:x="6.838cm" svg:y="61.556cm" svg:viewBox="0 0 0 0" draw:points="0,0">
          <text:p/>
        </draw:polyline>
        <draw:line draw:style-name="gr97" draw:text-style-name="P1" draw:layer="layout" svg:x1="6.838cm" svg:y1="61.556cm" svg:x2="6.842cm" svg:y2="61.556cm">
          <text:p/>
        </draw:line>
        <draw:polyline draw:style-name="gr98" draw:text-style-name="P1" draw:layer="layout" svg:width="0cm" svg:height="0cm" svg:x="6.842cm" svg:y="61.556cm" svg:viewBox="0 0 0 0" draw:points="0,0">
          <text:p/>
        </draw:polyline>
        <draw:line draw:style-name="gr99" draw:text-style-name="P1" draw:layer="layout" svg:x1="6.842cm" svg:y1="61.556cm" svg:x2="6.842cm" svg:y2="61.56cm">
          <text:p/>
        </draw:line>
        <draw:polyline draw:style-name="gr99" draw:text-style-name="P1" draw:layer="layout" svg:width="0cm" svg:height="0cm" svg:x="6.842cm" svg:y="61.56cm" svg:viewBox="0 0 0 0" draw:points="0,0">
          <text:p/>
        </draw:polyline>
        <draw:polyline draw:style-name="gr100" draw:text-style-name="P1" draw:layer="layout" svg:width="0cm" svg:height="0cm" svg:x="6.842cm" svg:y="61.56cm" svg:viewBox="0 0 0 0" draw:points="0,0">
          <text:p/>
        </draw:polyline>
        <draw:line draw:style-name="gr100" draw:text-style-name="P1" draw:layer="layout" svg:x1="6.842cm" svg:y1="61.56cm" svg:x2="6.846cm" svg:y2="61.56cm">
          <text:p/>
        </draw:line>
        <draw:line draw:style-name="gr101" draw:text-style-name="P1" draw:layer="layout" svg:x1="6.846cm" svg:y1="61.56cm" svg:x2="6.851cm" svg:y2="61.569cm">
          <text:p/>
        </draw:line>
        <draw:polyline draw:style-name="gr83" draw:text-style-name="P1" draw:layer="layout" svg:width="0cm" svg:height="0cm" svg:x="6.85cm" svg:y="61.568cm" svg:viewBox="0 0 0 0" draw:points="0,0">
          <text:p/>
        </draw:polyline>
        <draw:line draw:style-name="gr100" draw:text-style-name="P1" draw:layer="layout" svg:x1="6.85cm" svg:y1="61.568cm" svg:x2="6.855cm" svg:y2="61.568cm">
          <text:p/>
        </draw:line>
        <draw:line draw:style-name="gr102" draw:text-style-name="P1" draw:layer="layout" svg:x1="6.855cm" svg:y1="61.568cm" svg:x2="6.859cm" svg:y2="61.568cm">
          <text:p/>
        </draw:line>
        <draw:line draw:style-name="gr103" draw:text-style-name="P1" draw:layer="layout" svg:x1="6.859cm" svg:y1="61.568cm" svg:x2="6.864cm" svg:y2="61.573cm">
          <text:p/>
        </draw:line>
        <draw:line draw:style-name="gr90" draw:text-style-name="P1" draw:layer="layout" svg:x1="6.863cm" svg:y1="61.572cm" svg:x2="6.871cm" svg:y2="61.572cm">
          <text:p/>
        </draw:line>
        <draw:line draw:style-name="gr75" draw:text-style-name="P1" draw:layer="layout" svg:x1="6.871cm" svg:y1="61.572cm" svg:x2="6.875cm" svg:y2="61.572cm">
          <text:p/>
        </draw:line>
        <draw:line draw:style-name="gr97" draw:text-style-name="P1" draw:layer="layout" svg:x1="6.875cm" svg:y1="61.572cm" svg:x2="6.889cm" svg:y2="61.577cm">
          <text:p/>
        </draw:line>
        <draw:line draw:style-name="gr74" draw:text-style-name="P1" draw:layer="layout" svg:x1="6.888cm" svg:y1="61.576cm" svg:x2="6.909cm" svg:y2="61.576cm">
          <text:p/>
        </draw:line>
        <draw:line draw:style-name="gr60" draw:text-style-name="P1" draw:layer="layout" svg:x1="6.909cm" svg:y1="61.576cm" svg:x2="6.932cm" svg:y2="61.582cm">
          <text:p/>
        </draw:line>
        <draw:line draw:style-name="gr60" draw:text-style-name="P1" draw:layer="layout" svg:x1="6.93cm" svg:y1="61.581cm" svg:x2="6.96cm" svg:y2="61.586cm">
          <text:p/>
        </draw:line>
        <draw:line draw:style-name="gr49" draw:text-style-name="P1" draw:layer="layout" svg:x1="6.959cm" svg:y1="61.585cm" svg:x2="6.993cm" svg:y2="61.59cm">
          <text:p/>
        </draw:line>
        <draw:line draw:style-name="gr48" draw:text-style-name="P1" draw:layer="layout" svg:x1="6.992cm" svg:y1="61.589cm" svg:x2="7.031cm" svg:y2="61.594cm">
          <text:p/>
        </draw:line>
        <draw:line draw:style-name="gr48" draw:text-style-name="P1" draw:layer="layout" svg:x1="7.03cm" svg:y1="61.593cm" svg:x2="7.077cm" svg:y2="61.602cm">
          <text:p/>
        </draw:line>
        <draw:line draw:style-name="gr31" draw:text-style-name="P1" draw:layer="layout" svg:x1="7.076cm" svg:y1="61.601cm" svg:x2="7.139cm" svg:y2="61.608cm">
          <text:p/>
        </draw:line>
        <draw:line draw:style-name="gr14" draw:text-style-name="P1" draw:layer="layout" svg:x1="7.138cm" svg:y1="61.606cm" svg:x2="7.198cm" svg:y2="61.615cm">
          <text:p/>
        </draw:line>
        <draw:line draw:style-name="gr14" draw:text-style-name="P1" draw:layer="layout" svg:x1="7.197cm" svg:y1="61.614cm" svg:x2="7.265cm" svg:y2="61.623cm">
          <text:p/>
        </draw:line>
        <draw:line draw:style-name="gr14" draw:text-style-name="P1" draw:layer="layout" svg:x1="7.264cm" svg:y1="61.622cm" svg:x2="7.34cm" svg:y2="61.632cm">
          <text:p/>
        </draw:line>
        <draw:line draw:style-name="gr15" draw:text-style-name="P1" draw:layer="layout" svg:x1="7.339cm" svg:y1="61.631cm" svg:x2="7.419cm" svg:y2="61.64cm">
          <text:p/>
        </draw:line>
        <draw:line draw:style-name="gr15" draw:text-style-name="P1" draw:layer="layout" svg:x1="7.418cm" svg:y1="61.639cm" svg:x2="7.507cm" svg:y2="61.648cm">
          <text:p/>
        </draw:line>
        <draw:line draw:style-name="gr16" draw:text-style-name="P1" draw:layer="layout" svg:x1="7.506cm" svg:y1="61.647cm" svg:x2="7.611cm" svg:y2="61.657cm">
          <text:p/>
        </draw:line>
        <draw:line draw:style-name="gr104" draw:text-style-name="P1" draw:layer="layout" svg:x1="7.61cm" svg:y1="61.656cm" svg:x2="7.716cm" svg:y2="61.661cm">
          <text:p/>
        </draw:line>
        <draw:line draw:style-name="gr105" draw:text-style-name="P1" draw:layer="layout" svg:x1="7.715cm" svg:y1="61.66cm" svg:x2="7.828cm" svg:y2="61.669cm">
          <text:p/>
        </draw:line>
        <draw:line draw:style-name="gr105" draw:text-style-name="P1" draw:layer="layout" svg:x1="7.827cm" svg:y1="61.668cm" svg:x2="7.945cm" svg:y2="61.678cm">
          <text:p/>
        </draw:line>
        <draw:line draw:style-name="gr106" draw:text-style-name="P1" draw:layer="layout" svg:x1="7.944cm" svg:y1="61.677cm" svg:x2="8.07cm" svg:y2="61.682cm">
          <text:p/>
        </draw:line>
        <draw:line draw:style-name="gr107" draw:text-style-name="P1" draw:layer="layout" svg:x1="8.069cm" svg:y1="61.681cm" svg:x2="8.196cm" svg:y2="61.686cm">
          <text:p/>
        </draw:line>
        <draw:line draw:style-name="gr3" draw:text-style-name="P1" draw:layer="layout" svg:x1="8.195cm" svg:y1="61.685cm" svg:x2="8.32cm" svg:y2="61.685cm">
          <text:p/>
        </draw:line>
        <draw:line draw:style-name="gr4" draw:text-style-name="P1" draw:layer="layout" svg:x1="8.32cm" svg:y1="61.685cm" svg:x2="8.455cm" svg:y2="61.69cm">
          <text:p/>
        </draw:line>
        <draw:line draw:style-name="gr4" draw:text-style-name="P1" draw:layer="layout" svg:x1="8.454cm" svg:y1="61.689cm" svg:x2="8.595cm" svg:y2="61.689cm">
          <text:p/>
        </draw:line>
        <draw:line draw:style-name="gr5" draw:text-style-name="P1" draw:layer="layout" svg:x1="8.595cm" svg:y1="61.69cm" svg:x2="8.738cm" svg:y2="61.685cm">
          <text:p/>
        </draw:line>
        <draw:line draw:style-name="gr6" draw:text-style-name="P1" draw:layer="layout" svg:x1="8.737cm" svg:y1="61.686cm" svg:x2="8.876cm" svg:y2="61.681cm">
          <text:p/>
        </draw:line>
        <draw:line draw:style-name="gr7" draw:text-style-name="P1" draw:layer="layout" svg:x1="8.875cm" svg:y1="61.681cm" svg:x2="9.03cm" svg:y2="61.681cm">
          <text:p/>
        </draw:line>
        <draw:line draw:style-name="gr8" draw:text-style-name="P1" draw:layer="layout" svg:x1="9.03cm" svg:y1="61.682cm" svg:x2="9.177cm" svg:y2="61.672cm">
          <text:p/>
        </draw:line>
        <draw:line draw:style-name="gr9" draw:text-style-name="P1" draw:layer="layout" svg:x1="9.176cm" svg:y1="61.673cm" svg:x2="9.327cm" svg:y2="61.664cm">
          <text:p/>
        </draw:line>
        <draw:line draw:style-name="gr10" draw:text-style-name="P1" draw:layer="layout" svg:x1="9.326cm" svg:y1="61.665cm" svg:x2="9.482cm" svg:y2="61.66cm">
          <text:p/>
        </draw:line>
        <draw:line draw:style-name="gr11" draw:text-style-name="P1" draw:layer="layout" svg:x1="9.481cm" svg:y1="61.661cm" svg:x2="9.636cm" svg:y2="61.652cm">
          <text:p/>
        </draw:line>
        <draw:line draw:style-name="gr12" draw:text-style-name="P1" draw:layer="layout" svg:x1="9.635cm" svg:y1="61.653cm" svg:x2="9.786cm" svg:y2="61.639cm">
          <text:p/>
        </draw:line>
        <draw:line draw:style-name="gr14" draw:text-style-name="P1" draw:layer="layout" svg:x1="9.785cm" svg:y1="61.64cm" svg:x2="9.941cm" svg:y2="61.631cm">
          <text:p/>
        </draw:line>
        <draw:line draw:style-name="gr16" draw:text-style-name="P1" draw:layer="layout" svg:x1="9.94cm" svg:y1="61.632cm" svg:x2="10.099cm" svg:y2="61.622cm">
          <text:p/>
        </draw:line>
        <draw:line draw:style-name="gr2" draw:text-style-name="P1" draw:layer="layout" svg:x1="10.098cm" svg:y1="61.623cm" svg:x2="10.25cm" svg:y2="61.61cm">
          <text:p/>
        </draw:line>
        <draw:line draw:style-name="gr18" draw:text-style-name="P1" draw:layer="layout" svg:x1="10.249cm" svg:y1="61.611cm" svg:x2="10.404cm" svg:y2="61.597cm">
          <text:p/>
        </draw:line>
        <draw:line draw:style-name="gr20" draw:text-style-name="P1" draw:layer="layout" svg:x1="10.403cm" svg:y1="61.598cm" svg:x2="10.554cm" svg:y2="61.589cm">
          <text:p/>
        </draw:line>
        <draw:line draw:style-name="gr22" draw:text-style-name="P1" draw:layer="layout" svg:x1="10.553cm" svg:y1="61.59cm" svg:x2="10.701cm" svg:y2="61.576cm">
          <text:p/>
        </draw:line>
        <draw:line draw:style-name="gr23" draw:text-style-name="P1" draw:layer="layout" svg:x1="10.7cm" svg:y1="61.577cm" svg:x2="10.847cm" svg:y2="61.564cm">
          <text:p/>
        </draw:line>
        <draw:line draw:style-name="gr25" draw:text-style-name="P1" draw:layer="layout" svg:x1="10.846cm" svg:y1="61.565cm" svg:x2="10.984cm" svg:y2="61.551cm">
          <text:p/>
        </draw:line>
        <draw:line draw:style-name="gr26" draw:text-style-name="P1" draw:layer="layout" svg:x1="10.983cm" svg:y1="61.552cm" svg:x2="11.122cm" svg:y2="61.535cm">
          <text:p/>
        </draw:line>
        <draw:line draw:style-name="gr27" draw:text-style-name="P1" draw:layer="layout" svg:x1="11.121cm" svg:y1="61.536cm" svg:x2="11.256cm" svg:y2="61.526cm">
          <text:p/>
        </draw:line>
        <draw:line draw:style-name="gr28" draw:text-style-name="P1" draw:layer="layout" svg:x1="11.255cm" svg:y1="61.527cm" svg:x2="11.381cm" svg:y2="61.51cm">
          <text:p/>
        </draw:line>
        <draw:line draw:style-name="gr29" draw:text-style-name="P1" draw:layer="layout" svg:x1="11.38cm" svg:y1="61.511cm" svg:x2="11.502cm" svg:y2="61.497cm">
          <text:p/>
        </draw:line>
        <draw:line draw:style-name="gr30" draw:text-style-name="P1" draw:layer="layout" svg:x1="11.501cm" svg:y1="61.498cm" svg:x2="11.615cm" svg:y2="61.48cm">
          <text:p/>
        </draw:line>
        <draw:line draw:style-name="gr31" draw:text-style-name="P1" draw:layer="layout" svg:x1="11.614cm" svg:y1="61.481cm" svg:x2="11.736cm" svg:y2="61.464cm">
          <text:p/>
        </draw:line>
        <draw:line draw:style-name="gr32" draw:text-style-name="P1" draw:layer="layout" svg:x1="11.735cm" svg:y1="61.465cm" svg:x2="11.936cm" svg:y2="61.443cm">
          <text:p/>
        </draw:line>
        <draw:line draw:style-name="gr14" draw:text-style-name="P1" draw:layer="layout" svg:x1="11.935cm" svg:y1="61.444cm" svg:x2="12.099cm" svg:y2="61.418cm">
          <text:p/>
        </draw:line>
        <draw:line draw:style-name="gr37" draw:text-style-name="P1" draw:layer="layout" svg:x1="12.098cm" svg:y1="61.419cm" svg:x2="12.241cm" svg:y2="61.397cm">
          <text:p/>
        </draw:line>
        <draw:line draw:style-name="gr108" draw:text-style-name="P1" draw:layer="layout" svg:x1="12.24cm" svg:y1="61.398cm" svg:x2="12.354cm" svg:y2="61.372cm">
          <text:p/>
        </draw:line>
        <draw:line draw:style-name="gr74" draw:text-style-name="P1" draw:layer="layout" svg:x1="12.353cm" svg:y1="61.373cm" svg:x2="12.45cm" svg:y2="61.359cm">
          <text:p/>
        </draw:line>
        <draw:line draw:style-name="gr97" draw:text-style-name="P1" draw:layer="layout" svg:x1="12.449cm" svg:y1="61.36cm" svg:x2="12.521cm" svg:y2="61.343cm">
          <text:p/>
        </draw:line>
        <draw:line draw:style-name="gr109" draw:text-style-name="P1" draw:layer="layout" svg:x1="12.52cm" svg:y1="61.344cm" svg:x2="12.583cm" svg:y2="61.33cm">
          <text:p/>
        </draw:line>
        <draw:line draw:style-name="gr110" draw:text-style-name="P1" draw:layer="layout" svg:x1="12.582cm" svg:y1="61.331cm" svg:x2="12.621cm" svg:y2="61.318cm">
          <text:p/>
        </draw:line>
        <draw:line draw:style-name="gr111" draw:text-style-name="P1" draw:layer="layout" svg:x1="12.62cm" svg:y1="61.319cm" svg:x2="12.654cm" svg:y2="61.305cm">
          <text:p/>
        </draw:line>
        <draw:line draw:style-name="gr112" draw:text-style-name="P1" draw:layer="layout" svg:x1="12.653cm" svg:y1="61.306cm" svg:x2="12.684cm" svg:y2="61.293cm">
          <text:p/>
        </draw:line>
        <draw:line draw:style-name="gr112" draw:text-style-name="P1" draw:layer="layout" svg:x1="12.683cm" svg:y1="61.294cm" svg:x2="12.713cm" svg:y2="61.284cm">
          <text:p/>
        </draw:line>
        <draw:line draw:style-name="gr112" draw:text-style-name="P1" draw:layer="layout" svg:x1="12.712cm" svg:y1="61.285cm" svg:x2="12.734cm" svg:y2="61.276cm">
          <text:p/>
        </draw:line>
        <draw:line draw:style-name="gr112" draw:text-style-name="P1" draw:layer="layout" svg:x1="12.733cm" svg:y1="61.278cm" svg:x2="12.755cm" svg:y2="61.267cm">
          <text:p/>
        </draw:line>
        <draw:line draw:style-name="gr113" draw:text-style-name="P1" draw:layer="layout" svg:x1="12.754cm" svg:y1="61.268cm" svg:x2="12.771cm" svg:y2="61.259cm">
          <text:p/>
        </draw:line>
        <draw:line draw:style-name="gr113" draw:text-style-name="P1" draw:layer="layout" svg:x1="12.77cm" svg:y1="61.26cm" svg:x2="12.784cm" svg:y2="61.255cm">
          <text:p/>
        </draw:line>
        <draw:line draw:style-name="gr113" draw:text-style-name="P1" draw:layer="layout" svg:x1="12.783cm" svg:y1="61.256cm" svg:x2="12.8cm" svg:y2="61.251cm">
          <text:p/>
        </draw:line>
        <draw:line draw:style-name="gr114" draw:text-style-name="P1" draw:layer="layout" svg:x1="12.799cm" svg:y1="61.252cm" svg:x2="12.805cm" svg:y2="61.247cm">
          <text:p/>
        </draw:line>
        <draw:line draw:style-name="gr115" draw:text-style-name="P1" draw:layer="layout" svg:x1="12.804cm" svg:y1="61.247cm" svg:x2="12.812cm" svg:y2="61.247cm">
          <text:p/>
        </draw:line>
        <draw:line draw:style-name="gr110" draw:text-style-name="P1" draw:layer="layout" svg:x1="12.812cm" svg:y1="61.247cm" svg:x2="12.812cm" svg:y2="61.242cm">
          <text:p/>
        </draw:line>
        <draw:line draw:style-name="gr116" draw:text-style-name="P1" draw:layer="layout" svg:x1="12.812cm" svg:y1="61.243cm" svg:x2="12.821cm" svg:y2="61.238cm">
          <text:p/>
        </draw:line>
        <draw:line draw:style-name="gr117" draw:text-style-name="P1" draw:layer="layout" svg:x1="12.82cm" svg:y1="61.238cm" svg:x2="12.816cm" svg:y2="61.238cm">
          <text:p/>
        </draw:line>
        <draw:line draw:style-name="gr115" draw:text-style-name="P1" draw:layer="layout" svg:x1="12.816cm" svg:y1="61.238cm" svg:x2="12.82cm" svg:y2="61.238cm">
          <text:p/>
        </draw:line>
        <draw:polyline draw:style-name="gr115" draw:text-style-name="P1" draw:layer="layout" svg:width="0cm" svg:height="0cm" svg:x="12.82cm" svg:y="61.238cm" svg:viewBox="0 0 0 0" draw:points="0,0">
          <text:p/>
        </draw:polyline>
        <draw:polyline draw:style-name="gr115" draw:text-style-name="P1" draw:layer="layout" svg:width="0cm" svg:height="0cm" svg:x="12.82cm" svg:y="61.238cm" svg:viewBox="0 0 0 0" draw:points="0,0">
          <text:p/>
        </draw:polyline>
        <draw:line draw:style-name="gr112" draw:text-style-name="P1" draw:layer="layout" svg:x1="12.82cm" svg:y1="61.238cm" svg:x2="12.82cm" svg:y2="61.234cm">
          <text:p/>
        </draw:line>
        <draw:line draw:style-name="gr118" draw:text-style-name="P1" draw:layer="layout" svg:x1="12.82cm" svg:y1="61.234cm" svg:x2="12.825cm" svg:y2="61.234cm">
          <text:p/>
        </draw:line>
        <draw:line draw:style-name="gr119" draw:text-style-name="P1" draw:layer="layout" svg:x1="12.825cm" svg:y1="61.234cm" svg:x2="12.82cm" svg:y2="61.234cm">
          <text:p/>
        </draw:line>
        <draw:line draw:style-name="gr120" draw:text-style-name="P1" draw:layer="layout" svg:x1="12.82cm" svg:y1="61.234cm" svg:x2="12.82cm" svg:y2="61.23cm">
          <text:p/>
        </draw:line>
        <draw:line draw:style-name="gr117" draw:text-style-name="P1" draw:layer="layout" svg:x1="12.82cm" svg:y1="61.231cm" svg:x2="12.826cm" svg:y2="61.226cm">
          <text:p/>
        </draw:line>
        <draw:line draw:style-name="gr121" draw:text-style-name="P1" draw:layer="layout" svg:x1="12.825cm" svg:y1="61.227cm" svg:x2="12.83cm" svg:y2="61.222cm">
          <text:p/>
        </draw:line>
        <draw:line draw:style-name="gr91" draw:text-style-name="P1" draw:layer="layout" svg:x1="12.829cm" svg:y1="61.223cm" svg:x2="12.831cm" svg:y2="61.221cm">
          <text:p/>
        </draw:line>
        <draw:line draw:style-name="gr122" draw:text-style-name="P1" draw:layer="layout" svg:x1="12.83cm" svg:y1="61.223cm" svg:x2="12.832cm" svg:y2="61.219cm">
          <text:p/>
        </draw:line>
        <draw:line draw:style-name="gr39" draw:text-style-name="P1" draw:layer="layout" svg:x1="12.831cm" svg:y1="61.22cm" svg:x2="12.833cm" svg:y2="61.218cm">
          <text:p/>
        </draw:line>
        <draw:line draw:style-name="gr7" draw:text-style-name="P1" draw:layer="layout" svg:x1="12.832cm" svg:y1="61.219cm" svg:x2="12.834cm" svg:y2="61.217cm">
          <text:p/>
        </draw:line>
        <draw:polyline draw:style-name="gr123" draw:text-style-name="P1" draw:layer="layout" svg:width="0cm" svg:height="0cm" svg:x="12.833cm" svg:y="61.217cm" svg:viewBox="0 0 0 0" draw:points="0,0">
          <text:p/>
        </draw:polyline>
        <draw:polyline draw:style-name="gr124" draw:text-style-name="P1" draw:layer="layout" svg:width="6.363cm" svg:height="1.035cm" svg:x="6.683cm" svg:y="60.842cm" svg:viewBox="0 0 6364 1036" draw:points="42,756 42,752 42,748 42,744 38,744 38,739 38,744 34,744 34,748 30,748 30,752 30,756 30,760 30,765 34,769 38,773 42,773 46,777 50,781 55,781 63,781 76,786 84,786 96,790 113,798 126,798 142,802 163,802 184,806 209,811 234,811 263,815 297,819 330,823 368,827 405,831 451,840 493,844 535,852 581,861 627,873 673,882 723,890 769,898 819,907 869,919 923,927 973,936 1027,948 1073,957 1123,965 1173,973 1224,982 1270,990 1320,994 1374,1003 1424,1007 1474,1011 1524,1015 1578,1024 1629,1028 1679,1028 1729,1028 1779,1028 1833,1028 1887,1036 1938,1036 1988,1036 2042,1036 2092,1036 2146,1036 2196,1032 2251,1028 2305,1028 2359,1024 2409,1015 2464,1011 2514,1011 2568,1007 2622,1007 2672,1003 2727,998 2777,994 2831,990 2882,986 2932,978 2982,978 3032,973 3078,969 3128,961 3178,957 3224,961 3270,957 3312,957 3358,953 3400,948 3441,944 3483,936 3525,932 3562,927 3596,923 3638,919 3671,915 3700,911 3729,907 3759,902 3784,898 3809,894 3834,894 3859,882 3884,882 3909,877 3930,873 3955,869 3976,865 4001,861 4026,861 4047,857 4076,852 4097,852 4122,848 4147,844 4172,844 4197,844 4218,840 4247,840 4268,836 4289,836 4310,836 4335,836 4356,831 4372,836 4393,836 4410,831 4427,836 4443,836 4460,836 4477,831 4489,831 4506,831 4527,827 4535,827 4552,827 4564,827 4581,827 4594,823 4610,823 4627,823 4644,819 4660,819 4677,815 4694,815 4711,815 4731,815 4748,811 4765,811 4782,811 4802,811 4819,806 4840,806 4857,806 4878,802 4894,802 4911,798 4928,794 4944,798 4961,798 4982,794 4999,790 5011,790 5024,786 5040,786 5053,781 5065,781 5074,777 5086,777 5099,773 5111,773 5120,769 5128,769 5141,765 5149,765 5161,760 5170,760 5182,756 5195,756 5207,752 5220,752 5232,748 5245,744 5257,739 5270,739 5283,734 5295,734 5312,730 5324,726 5341,722 5354,722 5366,718 5383,714 5404,714 5416,709 5437,705 5454,705 5470,701 5483,697 5500,701 5516,697 5529,693 5546,693 5558,693 5575,693 5587,693 5600,693 5608,689 5621,689 5625,689 5633,689 5642,684 5646,684 5654,684 5662,684 5667,680 5671,680 5675,680 5679,680 5683,680 5687,676 5696,676 5704,676 5717,676 5729,676 5742,672 5754,672 5771,668 5788,668 5809,668 5829,668 5854,663 5880,663 5913,663 5938,663 5967,663 5996,663 6021,659 6051,659 6076,659 6105,659 6130,663 6159,663 6184,668 6209,668 6230,668 6251,668 6272,668 6284,672 6301,672 6314,672 6326,672 6330,672 6339,676 6347,676 6351,676 6355,676 6360,676 6364,676 6360,676 6360,680 6355,680 6351,680 6347,680 6339,680 6335,680 6335,676 6330,676 6326,676 6322,676 6314,680 6305,680 6297,680 6284,684 6268,689 6251,693 6234,697 6214,701 6188,705 6163,709 6134,714 6097,722 6059,722 6021,726 5980,734 5934,739 5892,744 5842,748 5792,752 5742,752 5687,756 5637,756 5579,756 5525,760 5470,756 5408,756 5349,756 5295,756 5237,756 5182,756 5124,752 5065,752 5003,748 4936,739 4878,734 4819,730 4765,726 4706,722 4648,718 4589,714 4535,705 4477,701 4423,693 4368,689 4318,680 4268,676 4218,672 4172,668 4130,663 4080,659 4030,651 3988,647 3942,638 3896,634 3851,630 3809,626 3763,622 3717,613 3667,609 3617,605 3567,601 3517,592 3471,584 3421,576 3370,567 3325,563 3274,559 3229,551 3178,547 3124,542 3074,538 3028,530 2982,522 2932,517 2890,513 2843,509 2798,505 2752,501 2706,496 2660,492 2614,488 2568,484 2530,480 2484,471 2438,467 2363,455 2284,451 2217,442 2150,434 2096,430 2046,421 2000,413 1958,405 1912,396 1871,388 1833,384 1796,375 1754,367 1712,359 1674,354 1637,346 1608,338 1574,334 1541,321 1512,313 1474,309 1449,304 1416,300 1386,296 1366,292 1332,288 1307,284 1282,279 1257,275 1232,267 1207,263 1186,258 1161,250 1136,246 1115,242 1086,229 1061,225 1036,217 1002,213 977,208 952,200 927,196 902,192 877,183 844,175 814,171 794,167 769,158 739,150 714,146 689,137 664,133 643,129 622,117 602,112 585,108 568,104 547,96 531,92 510,92 493,87 472,87 460,83 443,83 426,79 410,79 393,79 380,75 368,71 347,66 334,66 309,62 293,62 280,58 268,58 251,54 238,54 230,54 217,50 213,50 197,46 184,46 163,37 146,33 130,29 105,25 92,21 76,16 59,16 42,8 34,8 25,4 17,4 13,4 5,4 5,0 5,4 5,0 5,4 5,0 5,4 0,4 5,4 9,4 17,8 21,8 25,12 30,12 34,12 38,12 42,12 59,8 67,12 84,16">
          <text:p/>
        </draw:polyline>
        <draw:polyline draw:style-name="gr124" draw:text-style-name="P1" draw:layer="layout" svg:width="5.824cm" svg:height="0.718cm" svg:x="6.454cm" svg:y="61.489cm" svg:viewBox="0 0 5825 719" draw:points="0,0 4,0 12,4 16,4 25,4 33,4 42,8 54,8 67,12 79,16 96,16 112,21 133,25 154,25 183,33 209,37 238,42 267,46 296,50 325,54 355,62 388,71 421,79 455,87 492,96 530,104 568,117 605,125 647,133 689,146 730,154 768,167 810,175 847,192 889,200 931,213 972,221 1014,234 1056,242 1098,254 1144,263 1190,275 1231,284 1273,292 1315,305 1352,313 1394,321 1436,330 1478,342 1519,350 1561,359 1607,371 1645,380 1686,388 1728,396 1766,409 1807,421 1845,430 1887,438 1929,446 1970,455 2016,463 2062,472 2108,480 2150,488 2192,497 2237,509 2284,517 2330,526 2376,530 2418,538 2464,547 2514,551 2560,559 2606,563 2643,568 2689,580 2731,584 2773,588 2810,593 2856,597 2898,601 2936,605 2982,609 3019,619 3057,623 3094,623 3136,631 3174,635 3211,640 3245,644 3286,648 3324,656 3361,660 3399,665 3441,669 3474,673 3512,677 3549,681 3587,685 3625,685 3662,690 3700,698 3737,698 3775,702 3812,706 3846,706 3888,710 3925,710 3963,710 4000,715 4034,715 4071,715 4109,715 4142,715 4180,719 4213,719 4247,719 4280,715 4309,715 4351,710 4380,706 4418,702 4447,702 4472,698 4501,694 4530,685 4560,681 4585,673 4614,669 4639,665 4664,656 4689,652 4714,648 4739,640 4768,635 4793,631 4818,627 4844,623 4869,613 4889,605 4915,601 4940,597 4965,588 4990,584 5011,576 5036,572 5056,563 5082,559 5102,551 5127,543 5148,538 5173,530 5198,522 5219,513 5248,509 5269,501 5294,492 5315,484 5336,480 5357,472 5378,463 5399,455 5415,451 5436,442 5453,438 5474,430 5491,430 5507,421 5524,417 5541,413 5557,409 5574,405 5587,401 5599,396 5616,392 5624,388 5641,388 5649,384 5662,384 5670,380 5687,380 5695,376 5704,376 5712,376 5720,371 5733,371 5737,371 5745,371 5754,371 5762,371 5775,371 5787,371 5795,371 5812,367 5825,367">
          <text:p/>
        </draw:polyline>
        <draw:polyline draw:style-name="gr124" draw:text-style-name="P1" draw:layer="layout" svg:width="4.888cm" svg:height="4.952cm" svg:x="1.269cm" svg:y="52.642cm" svg:viewBox="0 0 4889 4953" draw:points="4889,4932 4885,4932 4885,4936 4885,4940 4881,4940 4877,4944 4873,4944 4868,4944 4864,4944 4860,4944 4856,4944 4852,4944 4848,4944 4839,4944 4831,4948 4818,4948 4806,4948 4789,4948 4772,4948 4756,4948 4731,4953 4693,4953 4668,4953 4647,4953 4618,4953 4597,4953 4576,4953 4551,4953 4526,4953 4518,4953 4497,4948 4476,4948 4455,4948 4426,4940 4405,4940 4380,4936 4355,4932 4330,4927 4322,4923 4292,4915 4263,4911 4234,4911 4201,4902 4175,4898 4142,4898 4121,4898 4079,4894 4063,4890 4042,4890 4034,4886 4025,4886 4017,4886 4017,4882 4013,4882 4021,4882 4017,4873 4025,4873 4021,4869 4021,4877 4017,4877 4013,4877 4000,4877 3996,4877 3996,4873 3996,4869 3992,4869 3979,4869 3967,4865 3946,4856 3917,4852 3892,4848 3854,4844 3816,4844 3779,4840 3745,4836 3716,4831 3691,4836 3670,4831 3649,4831 3637,4827 3624,4827 3612,4823 3599,4823 3591,4819 3587,4815 3578,4815 3578,4811 3574,4811 3578,4811 3574,4806 3566,4806 3562,4806 3570,4802 3570,4798 3574,4794 3570,4794 3566,4790 3587,4790 3583,4790 3574,4790 3558,4781 3533,4777 3507,4769 3478,4752 3449,4740 3391,4727 3357,4715 3324,4702 3299,4689 3278,4681 3257,4677 3244,4669 3224,4664 3207,4656 3186,4648 3165,4639 3148,4631 3128,4623 3111,4614 3115,4606 3107,4602 3098,4598 3094,4589 3094,4585 3094,4581 3090,4581 3073,4577 3069,4577 3065,4573 3057,4573 3048,4568 3032,4560 3006,4548 2986,4535 2965,4522 2940,4506 2911,4489 2885,4468 2869,4456 2852,4439 2840,4426 2827,4410 2810,4401 2794,4389 2781,4376 2769,4368 2744,4351 2739,4339 2727,4330 2714,4318 2702,4310 2689,4297 2673,4283 2656,4271 2639,4258 2614,4246 2589,4233 2568,4217 2547,4200 2522,4183 2501,4167 2489,4158 2480,4146 2455,4125 2426,4104 2414,4091 2401,4079 2389,4066 2376,4058 2364,4046 2351,4033 2339,4020 2322,4008 2309,3995 2293,3983 2276,3970 2259,3962 2247,3949 2230,3937 2217,3924 2209,3912 2197,3904 2180,3891 2167,3879 2155,3866 2146,3858 2130,3845 2113,3833 2101,3824 2084,3808 2071,3791 2059,3778 2042,3762 2030,3745 2013,3728 1996,3712 1967,3695 1950,3678 1934,3657 1917,3636 1896,3616 1871,3595 1854,3574 1833,3553 1817,3528 1800,3503 1775,3478 1758,3457 1742,3432 1721,3411 1704,3386 1687,3365 1675,3340 1658,3315 1637,3290 1620,3265 1600,3240 1583,3215 1566,3190 1550,3165 1529,3135 1512,3110 1495,3081 1474,3056 1458,3031 1441,3006 1424,2981 1403,2952 1387,2927 1366,2902 1349,2877 1332,2847 1316,2822 1299,2789 1282,2760 1261,2735 1245,2705 1228,2676 1216,2651 1199,2622 1178,2593 1160,2568 1148,2543 1135,2517 1118,2492 1106,2467 1093,2442 1081,2417 1073,2392 1060,2371 1052,2350 1043,2334 1031,2317 1022,2300 1010,2284 1006,2267 997,2250 989,2234 985,2217 977,2200 972,2183 964,2167 956,2154 947,2138 939,2121 931,2108 922,2092 914,2075 906,2058 893,2037 885,2021 872,2004 864,1979 851,1962 839,1945 830,1929 814,1908 801,1887 785,1870 772,1849 755,1833 734,1812 718,1791 705,1770 684,1753 672,1733 655,1716 643,1695 626,1674 613,1657 601,1632 584,1616 572,1599 555,1578 542,1561 534,1545 526,1524 513,1503 505,1486 492,1465 484,1449 476,1428 467,1407 459,1390 446,1369 442,1348 434,1328 425,1307 421,1282 417,1261 413,1240 405,1215 400,1190 396,1169 392,1144 388,1123 388,1102 384,1077 380,1052 375,1031 375,1010 375,989 371,969 371,952 367,931 363,914 359,893 359,877 355,860 350,843 346,831 342,814 338,802 338,789 329,776 325,764 321,751 309,739 304,731 300,718 292,710 284,697 279,680 275,672 271,660 263,651 258,639 254,626 246,618 242,605 242,593 233,580 229,572 225,559 221,547 217,534 213,522 213,509 208,497 213,488 208,476 204,463 200,451 196,438 188,426 183,413 179,405 171,392 167,384 167,376 158,363 154,355 154,342 150,334 146,326 137,317 129,309 121,301 117,292 112,284 112,276 108,267 104,259 100,250 96,234 91,225 87,213 79,205 71,196 66,184 58,175 54,163 54,150 46,142 46,129 41,121 33,109 29,100 25,88 21,79 16,71 12,63 8,54 8,50 4,42 4,38 4,33 4,29 0,25 0,21 0,17 8,17 12,17 16,21 21,21 25,21 21,21 25,21 29,17 33,17 33,12 46,4 62,0">
          <text:p/>
        </draw:polyline>
        <draw:polyline draw:style-name="gr124" draw:text-style-name="P1" draw:layer="layout" svg:width="2.851cm" svg:height="1.353cm" svg:x="5.757cm" svg:y="44.563cm" svg:viewBox="0 0 2852 1354" draw:points="0,1346 0,1350 4,1354 8,1354 12,1354 20,1350 29,1346 41,1337 54,1329 71,1325 87,1312 108,1296 129,1283 150,1266 171,1254 196,1237 225,1220 250,1208 279,1191 304,1175 329,1158 359,1141 388,1124 417,1108 450,1091 475,1070 509,1053 538,1037 572,1016 605,999 634,982 668,966 693,949 718,937 739,920 764,907 784,895 809,882 830,870 851,861 868,853 901,841 922,832 943,824 964,811 985,803 1006,795 1031,790 1052,778 1068,770 1085,757 1110,745 1131,736 1152,723 1173,710 1189,698 1223,685 1244,673 1269,660 1290,647 1315,635 1331,622 1352,610 1374,597 1387,585 1407,572 1428,560 1449,547 1470,535 1495,518 1520,506 1545,489 1570,472 1591,455 1612,439 1637,422 1662,405 1683,384 1708,368 1733,351 1758,339 1783,322 1812,305 1842,293 1871,276 1904,263 1929,247 1959,234 1996,222 2030,213 2055,201 2084,188 2109,180 2138,172 2167,163 2188,155 2209,151 2222,142 2238,138 2251,138 2255,134 2263,134 2268,134 2272,134 2268,134 2272,134 2280,134 2276,134 2280,134 2284,134 2288,134 2293,134 2288,134 2293,138 2288,138 2293,138 2297,138 2301,138 2305,138 2309,138 2318,138 2322,138 2334,134 2347,134 2364,130 2389,130 2414,126 2443,117 2464,113 2493,109 2514,101 2535,96 2556,88 2576,84 2593,80 2622,71 2643,67 2664,63 2681,63 2702,59 2723,55 2743,46 2760,42 2773,38 2789,34 2806,30 2823,25 2831,21 2839,21 2848,17 2852,17 2848,17 2844,17 2844,21 2835,21 2835,17 2831,17 2831,21 2835,17 2827,17 2823,17 2831,17 2831,13 2831,9 2831,5 2831,0">
          <text:p/>
        </draw:polyline>
        <draw:frame draw:style-name="gr1" draw:text-style-name="P1" draw:layer="layout" svg:width="14.756cm" svg:height="12.125cm" svg:x="1.926cm" svg:y="45.934cm">
          <draw:image xlink:href="Pictures/10000001000001A200000157590AF5DC.png" xlink:type="simple" xlink:show="embed" xlink:actuate="onLoad" draw:mime-type="image/png">
            <text:p/>
          </draw:image>
        </draw:frame>
        <draw:polyline draw:style-name="gr125" draw:text-style-name="P1" draw:layer="layout" svg:width="8.204cm" svg:height="2.735cm" svg:x="6.111cm" svg:y="60.228cm" svg:viewBox="0 0 8205 2736" draw:points="6527,2402 6527,2397 6522,2397 6522,2402 6527,2402 6527,2406 6527,2410 6531,2410 6531,2414 6531,2418 6539,2418 6539,2422 6543,2422 6543,2427 6548,2427 6556,2427 6560,2427 6564,2427 6568,2422 6577,2422 6581,2422 6589,2418 6602,2414 6610,2410 6623,2402 6635,2397 6648,2389 6660,2381 6677,2372 6689,2364 6706,2356 6719,2347 6735,2339 6752,2331 6773,2322 6794,2314 6811,2306 6831,2297 6852,2289 6869,2280 6890,2272 6911,2264 6932,2255 6953,2247 6978,2239 7003,2239 7028,2230 7048,2222 7074,2218 7094,2209 7119,2205 7145,2197 7165,2193 7190,2184 7211,2176 7241,2172 7266,2164 7291,2159 7316,2151 7341,2143 7366,2138 7391,2130 7416,2122 7449,2113 7474,2105 7499,2097 7520,2088 7545,2080 7566,2072 7587,2063 7608,2055 7625,2047 7641,2042 7654,2038 7666,2030 7679,2026 7687,2017 7700,2017 7708,2013 7712,2009 7721,2013 7725,2009 7729,2009 7733,2005 7729,2005 7733,2005 7737,2005 7742,2005 7746,2005 7750,2001 7746,2001 7746,2005 7754,2005 7750,2005 7754,2005 7754,2009 7758,2009 7762,2009 7767,2009 7775,2009 7783,2009 7792,2009 7800,2009 7813,2013 7821,2009 7833,2009 7846,2013 7854,2013 7867,2013 7875,2013 7892,2013 7900,2013 7913,2013 7921,2013 7925,2013 7929,2013 7934,2013 7938,2013 7934,2013 7929,2013 7925,2017 7921,2017 7917,2022 7913,2022 7904,2022 7896,2026 7892,2026 7883,2030 7871,2034 7858,2038 7846,2042 7829,2047 7817,2055 7800,2059 7783,2068 7767,2072 7746,2080 7721,2088 7696,2097 7671,2105 7646,2113 7616,2118 7587,2126 7558,2134 7529,2143 7495,2151 7466,2159 7428,2168 7395,2176 7357,2184 7320,2193 7286,2201 7249,2209 7211,2218 7178,2226 7140,2235 7107,2239 7069,2247 7032,2255 6998,2264 6957,2268 6919,2276 6882,2285 6840,2289 6802,2297 6769,2301 6731,2310 6698,2314 6660,2322 6627,2326 6593,2335 6560,2339 6518,2347 6485,2351 6452,2360 6418,2364 6385,2372 6351,2372 6318,2381 6289,2385 6255,2389 6226,2397 6192,2402 6162,2410 6133,2414 6104,2418 6075,2427 6046,2431 6021,2435 5995,2439 5970,2443 5950,2447 5925,2452 5904,2456 5883,2464 5862,2468 5845,2473 5820,2477 5803,2481 5787,2485 5766,2489 5745,2493 5728,2498 5707,2498 5687,2506 5666,2510 5645,2514 5620,2523 5599,2527 5578,2531 5557,2535 5536,2539 5515,2543 5495,2548 5474,2552 5453,2556 5428,2560 5407,2564 5386,2569 5369,2573 5348,2573 5332,2577 5311,2581 5294,2581 5277,2585 5257,2589 5240,2589 5223,2594 5206,2594 5186,2598 5165,2598 5148,2602 5131,2602 5115,2606 5098,2606 5081,2606 5060,2606 5044,2610 5027,2610 5010,2614 4994,2614 4977,2614 4960,2619 4943,2623 4931,2623 4914,2627 4902,2627 4889,2631 4872,2631 4860,2635 4843,2640 4827,2640 4814,2644 4801,2644 4789,2648 4776,2648 4764,2652 4756,2656 4743,2656 4735,2660 4722,2660 4710,2665 4701,2665 4693,2669 4685,2669 4676,2673 4672,2673 4664,2673 4655,2677 4651,2677 4647,2677 4643,2681 4639,2681 4634,2681 4626,2685 4618,2685 4614,2685 4609,2685 4605,2690 4597,2690 4593,2690 4589,2690 4584,2694 4580,2694 4572,2694 4568,2698 4555,2698 4547,2698 4543,2698 4534,2702 4530,2702 4522,2702 4518,2702 4509,2702 4505,2706 4501,2706 4497,2706 4493,2710 4488,2710 4484,2710 4480,2706 4480,2715 4484,2715 4488,2719 4493,2719 4497,2719 4497,2723 4501,2723 4505,2723 4505,2727 4509,2727 4513,2727 4518,2731 4522,2731 4526,2731 4530,2736 4538,2736 4543,2736 4551,2736 4564,2736 4572,2736 4589,2731 4601,2731 4622,2727 4643,2727 4668,2723 4689,2723 4714,2719 4743,2715 4772,2710 4801,2706 4831,2702 4860,2698 4893,2694 4927,2690 4960,2685 4994,2681 5027,2673 5060,2673 5094,2669 5123,2665 5152,2660 5190,2652 5223,2648 5257,2644 5286,2640 5319,2631 5353,2627 5386,2623 5411,2619 5444,2610 5474,2606 5503,2598 5532,2594 5561,2589 5590,2581 5620,2577 5653,2573 5682,2569 5712,2564 5741,2556 5770,2552 5803,2543 5833,2539 5866,2531 5895,2527 5925,2523 5958,2518 5991,2514 6025,2506 6054,2502 6091,2498 6129,2493 6162,2489 6201,2485 6239,2481 6276,2485 6314,2481 6351,2477 6385,2473 6426,2468 6468,2464 6510,2460 6552,2460 6593,2456 6635,2452 6677,2447 6715,2443 6752,2439 6794,2435 6831,2427 6865,2427 6902,2418 6936,2414 6969,2410 7011,2406 7040,2402 7069,2397 7099,2393 7124,2389 7149,2385 7174,2381 7199,2376 7220,2372 7245,2368 7266,2364 7286,2360 7303,2360 7320,2356 7341,2351 7362,2347 7378,2343 7395,2339 7412,2335 7428,2326 7453,2322 7470,2318 7483,2318 7499,2314 7512,2310 7524,2306 7537,2306 7549,2301 7566,2297 7575,2293 7587,2289 7600,2285 7608,2285 7620,2280 7629,2276 7641,2276 7646,2272 7654,2272 7666,2268 7675,2268 7683,2264 7700,2260 7708,2255 7721,2255 7729,2251 7742,2251 7750,2247 7758,2243 7775,2239 7787,2235 7800,2235 7813,2226 7825,2226 7838,2222 7850,2218 7867,2214 7875,2209 7883,2205 7900,2201 7913,2197 7925,2193 7938,2189 7946,2184 7963,2184 7971,2180 7980,2176 7988,2172 7996,2172 8000,2168 8009,2164 8017,2159 8025,2155 8034,2151 8038,2151 8046,2147 8055,2143 8063,2138 8071,2134 8080,2130 8088,2126 8096,2122 8109,2118 8121,2118 8130,2109 8138,2109 8146,2105 8155,2097 8163,2097 8172,2093 8180,2088 8184,2088 8192,2088 8197,2084 8201,2084 8205,2084 8201,2084 8201,2080 8201,2084 8201,2080 8197,2080 8197,2084 8197,2080 8192,2076 8188,2076 8192,2076 8188,2076 8184,2076 8188,2076 8184,2072 8188,2072 8184,2072 8184,2068 8188,2068 8184,2068 8180,2063 8176,2063 8176,2059 8172,2059 8167,2055 8163,2051 8159,2051 8155,2047 8151,2042 8146,2038 8142,2034 8138,2034 8134,2030 8130,2026 8126,2022 8121,2022 8117,2017 8113,2017 8109,2013 8105,2009 8101,2005 8096,2001 8088,1997 8080,1992 8071,1984 8067,1980 8055,1976 8046,1967 8038,1959 8025,1951 8013,1942 8005,1934 7996,1921 7984,1913 7975,1901 7963,1892 7950,1884 7938,1875 7929,1863 7921,1855 7913,1842 7904,1834 7896,1821 7888,1813 7875,1796 7867,1788 7854,1775 7846,1767 7838,1759 7825,1746 7817,1738 7808,1729 7800,1721 7792,1713 7779,1704 7767,1692 7758,1683 7746,1675 7733,1667 7721,1654 7708,1646 7700,1638 7687,1629 7671,1621 7658,1612 7641,1604 7625,1596 7608,1587 7595,1579 7575,1571 7558,1562 7541,1554 7520,1541 7504,1533 7479,1529 7458,1521 7441,1516 7416,1508 7391,1504 7362,1496 7337,1491 7316,1487 7286,1483 7261,1475 7236,1471 7216,1471 7186,1466 7161,1462 7136,1458 7103,1454 7078,1445 7053,1445 7028,1441 7003,1437 6982,1433 6961,1433 6936,1429 6907,1425 6886,1425 6865,1420 6840,1416 6815,1412 6794,1408 6773,1408 6744,1404 6723,1404 6702,1400 6677,1400 6652,1395 6623,1395 6598,1395 6573,1387 6543,1387 6514,1387 6485,1387 6452,1387 6422,1387 6389,1387 6360,1387 6326,1383 6293,1383 6264,1383 6230,1383 6197,1383 6167,1383 6137,1379 6108,1379 6075,1379 6046,1370 6016,1370 5983,1366 5958,1366 5929,1362 5904,1362 5879,1358 5854,1358 5828,1354 5803,1354 5783,1349 5757,1345 5732,1345 5712,1345 5687,1341 5666,1341 5645,1337 5616,1337 5595,1337 5570,1329 5540,1329 5515,1329 5490,1324 5465,1324 5436,1320 5411,1320 5382,1320 5357,1316 5323,1316 5290,1312 5261,1308 5231,1308 5198,1304 5165,1299 5131,1299 5102,1295 5064,1291 5031,1286 4998,1282 4964,1277 4927,1273 4897,1269 4860,1265 4831,1261 4797,1257 4764,1257 4735,1252 4701,1248 4672,1244 4647,1244 4614,1240 4584,1236 4555,1227 4530,1227 4501,1223 4480,1219 4455,1215 4430,1215 4409,1215 4384,1211 4363,1206 4342,1206 4321,1202 4300,1202 4280,1198 4255,1198 4234,1198 4213,1194 4192,1194 4171,1194 4146,1194 4121,1194 4100,1194 4075,1190 4054,1186 4029,1186 4004,1186 3979,1186 3954,1186 3925,1186 3900,1190 3870,1190 3845,1190 3820,1186 3791,1186 3766,1190 3741,1186 3712,1186 3683,1186 3658,1186 3633,1186 3612,1186 3591,1181 3566,1186 3545,1181 3524,1177 3507,1173 3486,1173 3466,1173 3449,1169 3432,1169 3415,1169 3399,1165 3382,1165 3370,1161 3353,1161 3336,1156 3319,1156 3303,1152 3290,1148 3273,1148 3257,1144 3240,1144 3223,1140 3207,1136 3190,1131 3173,1131 3152,1127 3140,1123 3123,1119 3102,1119 3081,1115 3065,1110 3048,1106 3027,1102 3010,1098 2994,1094 2973,1090 2956,1090 2935,1085 2919,1081 2902,1081 2885,1077 2869,1073 2848,1069 2835,1065 2818,1060 2802,1060 2781,1056 2764,1052 2752,1048 2735,1044 2718,1039 2706,1035 2689,1031 2676,1027 2660,1023 2647,1019 2631,1014 2618,1010 2601,998 2585,994 2568,989 2535,981 2510,973 2480,960 2451,956 2422,948 2405,939 2384,935 2368,931 2347,927 2330,918 2309,910 2292,906 2276,893 2251,889 2234,881 2217,868 2196,860 2175,847 2155,839 2138,831 2117,822 2105,818 2084,810 2063,806 2046,801 2025,793 2009,789 1996,781 1979,772 1958,764 1950,760 1933,751 1921,743 1908,739 1892,731 1875,722 1858,714 1837,706 1816,697 1800,693 1783,680 1766,672 1745,664 1729,655 1712,647 1691,643 1675,635 1654,622 1637,618 1616,614 1604,605 1583,601 1562,597 1545,593 1524,589 1503,584 1483,580 1466,572 1445,568 1432,564 1420,559 1403,551 1391,543 1386,538 1370,526 1357,522 1345,513 1328,505 1315,497 1303,493 1290,488 1274,480 1261,476 1253,472 1240,468 1228,463 1219,459 1203,455 1190,451 1182,447 1169,438 1157,434 1144,430 1136,426 1123,422 1115,417 1098,409 1090,405 1078,405 1065,401 1052,397 1040,392 1032,388 1015,384 1015,380 1002,380 994,376 986,371 973,371 965,363 956,359 948,355 931,355 923,351 911,346 898,346 890,342 881,338 869,334 856,334 852,330 840,326 827,321 815,317 798,313 781,313 764,309 752,305 735,301 714,292 698,292 685,284 664,280 648,271 631,267 610,263 593,255 572,250 552,242 535,238 514,230 497,225 481,221 468,217 455,213 447,209 443,204 435,200 430,200 430,196 426,196 426,192 418,192 414,192 414,188 405,184 393,179 380,175 364,171 351,163 330,159 314,150 293,146 280,142 263,138 251,134 238,125 218,121 205,117 192,113 180,108 172,108 159,100 155,100 142,96 134,92 121,88 101,79 88,71 76,67 63,63 51,58 42,54 34,50 25,46 21,42 21,37 17,37 13,37 17,37 13,37 5,33 9,33 9,37 9,33 5,33 0,33 0,29 0,33 5,33 9,33 13,33 13,37 13,33 9,33 5,29 5,33 5,29 5,33 5,29 5,33 0,25 5,25 13,25 17,21 21,12 30,0">
          <text:p/>
        </draw:polyline>
        <draw:polyline draw:style-name="gr125" draw:text-style-name="P1" draw:layer="layout" svg:width="4.576cm" svg:height="0.505cm" svg:x="7.731cm" svg:y="62.549cm" svg:viewBox="0 0 4577 506" draw:points="839,84 844,84 844,80 848,80 852,80 856,80 860,75 864,75 873,75 877,75 885,71 894,71 902,71 910,67 923,67 935,67 948,67 960,67 973,71 990,71 1006,71 1023,71 1044,71 1065,75 1090,75 1115,75 1144,80 1173,80 1203,84 1236,88 1274,92 1311,96 1349,105 1386,109 1428,117 1474,125 1516,134 1557,142 1603,151 1645,159 1691,171 1741,180 1783,192 1833,205 1879,217 1925,234 1967,247 2017,259 2058,276 2104,288 2150,301 2192,318 2238,331 2284,344 2326,356 2367,373 2413,385 2455,398 2497,406 2534,419 2572,427 2614,435 2651,444 2693,452 2731,460 2764,469 2797,477 2835,481 2864,486 2893,490 2918,494 2948,494 2969,498 2989,498 3010,502 3027,502 3044,502 3056,506 3065,506 3073,506 3081,506 3090,502 3094,502 3098,502 3102,502 3106,502 3102,502 3098,502 3094,502 3090,498 3085,498 3081,498 3077,494 3069,494 3065,494 3056,490 3044,490 3031,486 3014,481 2998,481 2981,477 2960,473 2939,473 2914,469 2893,465 2864,460 2835,456 2806,452 2772,448 2739,444 2710,444 2672,440 2639,435 2601,431 2568,431 2539,427 2505,427 2472,423 2438,423 2409,419 2372,419 2342,415 2313,415 2280,406 2250,402 2217,402 2184,398 2150,398 2121,394 2088,389 2058,389 2029,385 1996,381 1967,377 1937,377 1900,373 1871,369 1837,364 1808,356 1779,356 1750,352 1716,348 1683,344 1653,339 1624,335 1591,331 1562,327 1524,322 1495,313 1466,309 1432,301 1399,297 1365,288 1332,280 1299,272 1257,263 1219,259 1182,251 1144,242 1107,238 1069,230 1027,221 990,217 948,209 910,205 869,196 827,188 785,180 748,176 718,171 681,163 643,159 610,155 576,151 547,146 518,138 489,134 464,130 434,125 409,121 384,113 363,109 334,105 309,100 288,96 263,92 238,88 217,84 196,80 180,75 159,75 138,71 121,67 105,67 92,67 80,63 67,63 55,59 46,59 38,59 25,59 21,59 17,59 13,59 9,54 4,59 4,54 0,54 0,59 0,54 0,59 4,59 9,59 13,59 13,63 17,63 21,67 25,67 29,67 29,71 34,71 38,71 46,75 55,75 59,80 71,80 80,80 92,80 109,80 121,80 142,75 163,75 184,75 209,71 234,71 259,67 293,67 326,63 363,63 397,59 434,59 472,59 514,59 551,54 593,54 635,54 681,54 723,50 768,50 814,50 856,50 902,50 948,50 990,54 1031,54 1077,59 1123,59 1165,59 1207,63 1249,63 1299,67 1345,71 1386,71 1432,75 1478,75 1524,84 1574,88 1624,92 1679,96 1741,100 1791,100 1850,105 1908,109 1971,113 2033,117 2100,121 2163,125 2230,130 2292,130 2355,134 2413,138 2476,138 2534,146 2593,151 2651,151 2706,155 2760,155 2810,159 2860,159 2906,163 2952,163 2994,163 3031,163 3069,167 3110,171 3148,171 3190,171 3223,171 3257,171 3290,171 3323,167 3357,167 3390,167 3424,167 3457,163 3495,163 3528,159 3570,155 3611,159 3645,155 3682,151 3721,146 3759,142 3800,134 3838,130 3876,125 3917,117 3955,113 3992,105 4030,100 4063,92 4093,88 4126,80 4155,71 4184,67 4214,63 4239,59 4264,54 4285,46 4306,42 4331,38 4347,34 4360,25 4376,25 4389,21 4397,17 4406,13 4418,13 4422,9 4427,9 4431,4 4435,4 4435,0 4431,0 4431,4 4435,4 4439,4 4439,9 4443,9 4447,9 4460,9 4464,13 4468,13 4477,13 4481,13 4489,13 4502,13 4510,17 4523,17 4531,17 4543,17 4552,17 4560,17 4573,17 4577,17">
          <text:p/>
        </draw:polyline>
        <draw:polyline draw:style-name="gr125" draw:text-style-name="P1" draw:layer="layout" svg:width="3.637cm" svg:height="1.115cm" svg:x="7.017cm" svg:y="61.551cm" svg:viewBox="0 0 3638 1116" draw:points="1161,1095 1165,1095 1165,1091 1169,1091 1173,1087 1178,1087 1182,1083 1186,1083 1194,1083 1203,1079 1211,1079 1224,1079 1232,1079 1249,1079 1265,1079 1282,1079 1307,1079 1332,1079 1357,1079 1386,1079 1420,1079 1453,1079 1491,1083 1533,1083 1574,1083 1612,1087 1654,1087 1695,1091 1737,1095 1783,1095 1825,1095 1871,1095 1912,1095 1954,1095 2000,1095 2042,1095 2080,1095 2122,1091 2164,1091 2206,1091 2247,1091 2289,1087 2331,1083 2368,1083 2410,1079 2452,1079 2494,1074 2535,1074 2573,1070 2615,1070 2661,1070 2698,1070 2740,1066 2782,1070 2824,1074 2865,1074 2907,1074 2949,1079 2991,1079 3032,1083 3070,1083 3112,1087 3149,1087 3187,1091 3224,1095 3258,1095 3291,1104 3325,1104 3362,1104 3395,1104 3425,1108 3450,1108 3475,1108 3500,1108 3521,1108 3542,1104 3558,1104 3575,1104 3588,1104 3600,1104 3608,1099 3617,1099 3625,1099 3629,1099 3633,1095 3638,1095 3638,1091 3633,1091 3629,1091 3625,1091 3621,1091 3617,1091 3608,1091 3604,1091 3596,1091 3583,1091 3571,1091 3558,1091 3542,1095 3521,1095 3504,1099 3483,1099 3458,1104 3433,1104 3408,1108 3379,1108 3350,1112 3316,1112 3283,1116 3249,1112 3216,1116 3178,1116 3141,1116 3107,1116 3070,1116 3032,1116 2991,1112 2953,1112 2911,1108 2861,1108 2819,1104 2773,1099 2728,1091 2682,1083 2636,1079 2590,1074 2544,1066 2498,1062 2452,1053 2402,1045 2360,1041 2318,1033 2272,1024 2235,1016 2193,1008 2156,999 2118,991 2076,983 2042,974 2004,966 1971,957 1933,945 1904,937 1871,928 1837,916 1804,899 1770,891 1737,878 1699,866 1666,853 1629,836 1591,824 1558,811 1520,795 1478,778 1441,761 1403,749 1366,728 1324,711 1286,694 1253,678 1215,657 1182,640 1148,623 1115,603 1082,586 1048,569 1015,552 981,532 952,515 927,498 898,482 873,469 844,452 819,436 794,419 769,406 743,390 718,377 689,360 664,348 639,327 614,315 589,298 564,285 535,272 506,255 480,243 455,230 426,213 401,201 376,188 347,176 322,167 297,155 276,142 255,130 234,117 213,109 192,101 172,88 151,80 138,71 121,63 105,59 92,50 80,42 67,38 55,30 46,25 38,21 30,17 21,13 17,9 13,9 9,5 5,0 0,0 5,0 9,5 13,5 21,5">
          <text:p/>
        </draw:polyline>
        <draw:polyline draw:style-name="gr125" draw:text-style-name="P1" draw:layer="layout" svg:width="7.473cm" svg:height="1.403cm" svg:x="5.773cm" svg:y="59.731cm" svg:viewBox="0 0 7474 1404" draw:points="0,0 4,0 4,4 4,8 4,13 4,17 13,21 17,21 17,25 17,29 21,29 25,34 29,34 25,38 29,38 38,42 50,42 71,46 92,46 121,46 151,50 184,50 217,50 251,54 293,54 326,54 359,63 389,67 426,71 468,75 505,79 547,84 585,92 631,100 681,104 727,113 781,121 831,138 885,150 940,163 990,171 1040,180 1094,192 1136,200 1182,213 1236,221 1286,238 1340,251 1390,263 1441,276 1486,288 1545,305 1587,317 1637,334 1687,351 1724,367 1766,376 1812,393 1858,409 1900,426 1946,443 1987,455 2029,472 2067,489 2109,509 2146,526 2180,539 2209,551 2242,564 2267,576 2292,589 2317,597 2342,605 2363,618 2388,622 2413,631 2434,639 2455,643 2476,651 2497,660 2518,668 2543,676 2564,681 2584,689 2618,693 2643,697 2668,697 2693,701 2714,706 2739,714 2760,718 2785,727 2810,731 2831,735 2852,743 2877,752 2902,756 2918,760 2939,764 2956,768 2969,772 2985,781 3006,785 3019,789 3040,793 3056,798 3077,802 3102,806 3119,810 3144,818 3165,823 3190,823 3207,831 3236,835 3265,839 3290,843 3328,852 3361,856 3394,864 3428,873 3461,881 3495,885 3524,894 3561,898 3582,906 3607,910 3641,919 3670,923 3703,931 3733,939 3766,948 3795,952 3829,960 3866,965 3891,973 3920,985 3950,990 3983,998 4016,1002 4046,1010 4075,1015 4104,1023 4138,1031 4163,1035 4192,1040 4221,1048 4242,1052 4263,1056 4284,1061 4300,1065 4321,1065 4338,1069 4350,1069 4355,1077 4375,1077 4384,1081 4392,1081 4401,1081 4405,1086 4417,1086 4421,1081 4430,1086 4434,1086 4438,1086 4446,1086 4455,1086 4467,1090 4471,1094 4484,1094 4492,1098 4497,1098 4509,1102 4522,1102 4534,1106 4547,1106 4563,1111 4576,1111 4597,1111 4618,1115 4647,1119 4668,1119 4693,1123 4718,1127 4739,1127 4764,1132 4780,1132 4797,1136 4810,1136 4826,1136 4843,1144 4856,1148 4872,1148 4885,1152 4902,1152 4927,1157 4947,1161 4964,1165 4977,1169 4993,1169 5010,1173 5027,1177 5048,1182 5060,1186 5077,1190 5094,1194 5114,1194 5135,1198 5156,1203 5173,1207 5194,1211 5215,1211 5235,1219 5261,1223 5286,1228 5319,1236 5344,1244 5373,1244 5402,1248 5428,1253 5454,1258 5474,1258 5491,1262 5508,1262 5529,1262 5545,1266 5566,1270 5587,1270 5604,1274 5621,1279 5637,1283 5650,1283 5666,1287 5683,1291 5700,1295 5712,1299 5725,1304 5750,1304 5771,1308 5796,1312 5821,1316 5850,1325 5875,1329 5896,1329 5929,1337 5955,1341 5975,1345 6000,1350 6026,1354 6051,1354 6067,1358 6088,1358 6113,1362 6134,1366 6159,1370 6176,1370 6193,1379 6218,1379 6243,1379 6264,1387 6284,1391 6305,1391 6330,1391 6355,1391 6380,1391 6405,1391 6422,1391 6447,1396 6472,1396 6497,1396 6522,1396 6547,1400 6572,1400 6602,1400 6631,1400 6656,1400 6681,1400 6706,1400 6731,1400 6756,1400 6785,1404 6806,1404 6831,1400 6852,1400 6873,1396 6894,1396 6911,1391 6927,1396 6944,1391 6956,1391 6977,1387 6994,1387 7007,1383 7019,1383 7027,1379 7044,1375 7057,1370 7069,1370 7078,1370 7090,1366 7098,1362 7111,1362 7119,1362 7128,1362 7140,1358 7144,1358 7149,1358 7153,1358 7157,1358 7165,1358 7174,1354 7182,1354 7194,1354 7203,1354 7215,1354 7232,1354 7245,1358 7253,1358 7265,1358 7278,1358 7278,1354 7291,1358 7303,1354 7316,1354 7328,1354 7345,1354 7357,1354 7370,1354 7386,1354 7399,1350 7407,1350 7424,1345 7437,1341 7449,1337 7457,1333 7470,1329 7474,1325">
          <text:p/>
        </draw:polyline>
        <draw:polyline draw:style-name="gr125" draw:text-style-name="P1" draw:layer="layout" svg:width="4.709cm" svg:height="5.47cm" svg:x="0.63cm" svg:y="52.103cm" svg:viewBox="0 0 4710 5471" draw:points="4698,5437 4698,5441 4702,5441 4702,5446 4706,5450 4706,5454 4706,5458 4706,5462 4710,5462 4706,5466 4702,5466 4698,5471 4693,5471 4689,5471 4685,5466 4681,5466 4677,5466 4668,5466 4664,5462 4656,5462 4652,5458 4643,5458 4631,5454 4618,5450 4602,5446 4585,5437 4568,5429 4547,5425 4522,5421 4501,5412 4476,5408 4455,5404 4430,5400 4410,5395 4389,5391 4364,5387 4334,5379 4309,5375 4288,5370 4263,5362 4238,5358 4213,5350 4180,5345 4155,5341 4130,5337 4105,5329 4080,5325 4067,5319 4046,5311 4025,5307 4009,5303 3996,5298 3980,5290 3963,5286 3942,5278 3921,5273 3904,5269 3888,5265 3867,5257 3846,5248 3829,5244 3808,5232 3792,5227 3771,5219 3758,5207 3742,5198 3721,5190 3704,5182 3687,5169 3675,5165 3654,5156 3637,5152 3616,5144 3600,5136 3587,5131 3570,5127 3550,5119 3529,5115 3512,5106 3499,5098 3479,5094 3462,5086 3437,5081 3416,5073 3395,5065 3374,5060 3357,5052 3332,5044 3316,5040 3299,5031 3282,5019 3261,5010 3245,5006 3228,4998 3207,4989 3186,4981 3170,4977 3153,4969 3132,4960 3115,4952 3099,4944 3086,4939 3065,4931 3053,4923 3040,4914 3028,4910 3019,4906 3015,4902 3007,4898 2998,4893 2990,4889 2982,4885 2973,4877 2965,4873 2957,4864 2944,4860 2932,4856 2923,4848 2915,4843 2911,4839 2898,4831 2894,4827 2886,4822 2882,4818 2873,4814 2869,4814 2865,4810 2856,4802 2844,4797 2827,4789 2815,4785 2802,4777 2790,4768 2777,4760 2760,4747 2740,4739 2723,4726 2702,4714 2681,4701 2656,4689 2635,4672 2610,4660 2589,4643 2568,4630 2552,4618 2531,4597 2514,4585 2497,4572 2485,4555 2464,4543 2443,4530 2431,4514 2414,4501 2397,4484 2385,4468 2372,4455 2360,4438 2347,4422 2330,4405 2318,4388 2301,4372 2285,4355 2268,4338 2251,4322 2234,4301 2218,4280 2201,4263 2180,4242 2163,4221 2147,4205 2126,4184 2105,4167 2088,4146 2063,4129 2042,4109 2026,4092 2005,4075 1988,4054 1967,4038 1946,4025 1925,4004 1905,3987 1888,3975 1871,3958 1859,3946 1842,3929 1825,3917 1813,3904 1792,3887 1784,3875 1767,3862 1750,3846 1738,3833 1724,3816 1712,3804 1699,3791 1687,3775 1678,3758 1666,3741 1649,3729 1636,3708 1624,3691 1607,3674 1595,3658 1586,3641 1570,3624 1557,3608 1545,3591 1532,3570 1515,3553 1503,3537 1486,3516 1474,3499 1449,3482 1432,3461 1415,3445 1398,3424 1378,3407 1365,3386 1348,3361 1332,3345 1311,3324 1294,3303 1277,3286 1257,3265 1240,3244 1215,3223 1198,3203 1177,3182 1160,3161 1148,3140 1127,3115 1110,3094 1098,3069 1077,3044 1060,3019 1048,2994 1031,2969 1010,2944 994,2919 981,2894 960,2864 948,2835 935,2810 918,2781 906,2752 889,2727 877,2697 860,2668 847,2631 831,2601 818,2572 797,2539 785,2505 772,2472 756,2439 743,2405 730,2372 718,2338 705,2305 693,2267 685,2234 672,2196 660,2159 651,2125 639,2088 630,2054 622,2017 618,1984 609,1946 601,1908 593,1875 593,1837 584,1800 576,1762 568,1725 559,1687 551,1645 543,1608 534,1570 522,1537 513,1499 505,1462 493,1424 480,1386 467,1353 455,1315 447,1282 430,1249 413,1215 401,1178 392,1144 376,1111 359,1082 346,1052 334,1019 321,990 313,961 305,936 292,911 284,881 275,856 267,831 255,810 250,785 246,764 238,744 230,718 225,693 221,677 217,656 213,635 209,614 200,593 192,577 188,556 184,539 175,518 171,501 167,485 163,468 159,451 154,435 146,418 133,405 129,389 125,376 117,359 113,347 113,334 108,322 100,309 96,297 92,280 88,268 83,255 79,238 71,226 71,217 67,205 67,192 63,184 58,176 54,167 50,159 50,147 50,142 50,134 46,126 46,121 42,117 42,113 42,109 42,105 42,101 37,96 37,92 37,88 33,88 29,88 29,84 25,84 25,80 21,76 21,71 21,67 21,63 21,59 17,55 17,46 12,42 12,38 12,30 8,25 8,21 4,13 4,9 0,5 4,0 0,0 4,0 4,5 8,5 12,9 17,13 21,13 25,13 25,17 33,17 33,21 37,25 42,25 42,30 46,34 50,38 54,42 63,50 71,59 79,67 88,80 96,92 108,109 117,121 133,142 146,159 159,184 175,209 196,234 213,255 230,284 250,309 267,339 288,368 305,397 326,430 351,460 367,489 388,522 413,560 434,593 459,627 484,660 509,689 526,727 551,760 576,794 601,827 626,860 647,898 676,931 701,965 726,998 751,1032 781,1065 810,1098 839,1132 872,1169 906,1203 939,1245 981,1282 1019,1320 1060,1357 1102,1395 1148,1432 1198,1474 1248,1516 1294,1553 1348,1595 1398,1633 1449,1675 1499,1712 1553,1750 1603,1791 1653,1829 1699,1862 1746,1900 1792,1933 1842,1963 1884,1996 1925,2029 1959,2063 1996,2088 2034,2117 2067,2146 2105,2171 2138,2201 2172,2226 2205,2255 2234,2284 2259,2313 2289,2338 2318,2368 2343,2393 2372,2422 2393,2451 2418,2480 2443,2510 2472,2539 2497,2568 2518,2597 2543,2631 2564,2660 2585,2685 2602,2714 2623,2739 2644,2764 2660,2793 2677,2818 2694,2839 2710,2864 2727,2885 2740,2910 2752,2931 2765,2948 2777,2973 2785,2990 2798,3011 2815,3027 2827,3048 2836,3065 2844,3082 2856,3098 2865,3115 2873,3127 2882,3140 2890,3153 2898,3165 2907,3178 2911,3186 2919,3194 2923,3198 2927,3207 2932,3211 2932,3215 2932,3219 2936,3223 2940,3223 2936,3223 2940,3223 2936,3223 2940,3223 2944,3223 2948,3219 2965,3215 2982,3215 3003,3211 3032,3211">
          <text:p/>
        </draw:polyline>
        <draw:polyline draw:style-name="gr125" draw:text-style-name="P1" draw:layer="layout" svg:width="2.939cm" svg:height="2.418cm" svg:x="2.083cm" svg:y="54.896cm" svg:viewBox="0 0 2940 2419" draw:points="2927,2415 2936,2415 2940,2415 2940,2410 2936,2410 2936,2415 2931,2415 2927,2415 2923,2415 2919,2419 2915,2419 2911,2419 2906,2419 2902,2419 2898,2419 2894,2415 2881,2415 2869,2415 2865,2410 2856,2410 2848,2406 2835,2402 2819,2398 2794,2390 2773,2377 2744,2364 2710,2356 2677,2344 2643,2331 2606,2314 2572,2302 2543,2289 2514,2273 2481,2260 2451,2243 2414,2227 2376,2206 2351,2189 2317,2172 2288,2156 2258,2139 2233,2122 2196,2106 2175,2093 2150,2076 2125,2064 2100,2047 2079,2035 2058,2018 2037,2005 2025,1993 2012,1976 1999,1964 1987,1951 1974,1934 1966,1922 1954,1909 1945,1892 1937,1875 1920,1854 1908,1837 1899,1821 1891,1800 1883,1783 1874,1762 1866,1746 1853,1729 1845,1708 1828,1691 1812,1670 1795,1650 1770,1625 1753,1604 1728,1583 1703,1562 1674,1537 1649,1516 1636,1508 1624,1495 1611,1483 1599,1470 1582,1458 1565,1445 1549,1428 1528,1416 1511,1399 1494,1382 1478,1370 1457,1345 1440,1328 1415,1311 1394,1291 1369,1270 1348,1249 1323,1228 1298,1211 1273,1190 1248,1169 1223,1149 1202,1128 1173,1103 1148,1082 1123,1057 1098,1032 1068,1011 1043,990 1018,969 998,952 972,931 947,911 922,894 901,873 881,852 860,835 839,815 818,790 797,773 776,752 764,735 743,714 726,698 709,677 693,660 676,643 664,623 651,606 634,589 622,572 605,556 593,539 580,527 568,514 555,497 542,485 530,468 517,456 505,443 492,430 480,418 467,405 451,393 434,380 417,368 405,355 388,343 375,326 359,314 342,297 325,284 313,268 296,251 279,238 259,222 242,209 225,193 208,172 192,159 175,147 158,130 142,117 125,105 112,92 96,80 83,71 71,59 58,51 50,42 41,34 33,25 25,21 16,17 12,13 8,9 8,5 4,0 0,0 4,0 4,5 8,9 12,9 12,13 16,13 16,17 21,21 25,21 29,25 33,25 37,30 41,30 46,34 50,34 54,38 62,46 71,55 83,63 100,76 112,88 133,101 154,117 171,134 192,151 217,172 242,197 267,218 296,243 325,268 355,293 388,318 417,343 451,368 480,389 501,410 530,435 555,460 580,481 605,501 630,522 651,543 676,564 697,585 722,602 743,623 764,643 785,660 805,681 826,702 847,723 868,744 889,764 910,781 931,802 956,819 981,840 1002,860 1027,881 1052,902 1077,923 1102,940 1127,961 1156,982 1185,1002 1215,1032 1244,1053 1277,1073 1311,1094 1373,1136 1440,1174 1498,1211 1553,1245 1603,1274 1645,1299 1682,1324 1716,1341 1745,1357 1774,1370 1799,1387 1824,1399 1849,1412 1870,1424 1895,1437 1912,1445 1933,1458 1949,1466 1970,1474 1983,1483 1999,1491 2016,1503 2029,1512 2045,1524 2062,1537 2083,1549 2100,1558 2121,1570 2137,1583 2158,1595 2191,1608 2208,1625 2229,1637 2246,1650 2267,1666 2288,1683 2304,1700 2325,1712 2339,1725 2360,1737 2385,1750 2405,1762 2422,1775 2439,1783 2456,1796 2472,1804 2489,1812 2497,1817 2506,1821 2510,1825 2514,1829 2522,1833 2518,1833 2514,1833 2514,1837 2506,1837 2510,1837 2506,1837 2510,1837 2514,1837 2522,1837 2522,1833 2527,1833 2527,1829 2531,1825 2535,1825 2539,1825">
          <text:p/>
        </draw:polyline>
        <draw:polyline draw:style-name="gr125" draw:text-style-name="P1" draw:layer="layout" svg:width="1.419cm" svg:height="0.409cm" svg:x="6.934cm" svg:y="45.165cm" svg:viewBox="0 0 1420 410" draw:points="142,46 129,51 117,55 104,59 88,63 67,72 50,80 37,84 29,88 25,88 17,92 12,92 12,97 8,97 4,97 0,97 0,101 4,101 8,101 12,101 17,105 21,105 25,105 33,109 46,105 62,105 88,101 117,97 154,88 196,80 246,67 300,59 355,46 417,38 476,25 530,20 584,12 639,8 693,4 743,0 789,0 839,0 878,0 915,0 953,0 990,4 1024,4 1057,4 1086,12 1111,12 1132,16 1157,20 1178,25 1195,29 1212,29 1224,34 1232,38 1245,42 1262,46 1270,51 1274,59 1287,63 1295,67 1308,76 1316,84 1324,88 1333,97 1349,105 1358,113 1370,126 1383,134 1387,143 1395,151 1408,159 1412,168 1412,172 1416,176 1416,180 1420,180 1416,176 1412,176 1408,172 1399,172 1404,172 1395,168 1387,168 1383,163 1379,163 1374,159 1366,159 1374,155 1362,155 1358,151 1353,151 1349,151 1345,151 1345,147 1353,147 1345,147 1341,147 1337,143 1328,138 1312,134 1295,130 1270,122 1237,117 1212,109 1182,101 1157,97 1132,92 1111,84 1086,80 1061,76 1040,72 1024,72 1003,63 986,59 969,55 957,55 949,55 940,51 932,51 928,51 923,51 919,51 915,51 911,46 915,46 919,46 919,51 919,46 915,46 911,46 907,46 903,46 903,51 907,51 903,51 907,51 903,51 898,55 890,59 873,63 856,76 835,84 806,97 776,109 747,126 718,138 689,151 660,163 634,176 614,188 593,197 572,205 555,213 538,222 522,230 509,239 497,243 488,247 476,251 467,255 459,259 451,264 442,264 442,268 434,272 430,276 434,276 438,276 426,276 422,276 426,276 422,276 430,276 426,276 422,280 413,280 401,289 392,293 376,301 359,310 342,318 330,326 317,330 305,339 296,343 288,347 280,351 284,355 275,360 267,360 259,364 255,368 242,372 234,376 221,376 204,380 192,385 179,389 167,393 150,393 142,397 133,401 125,401 117,401 117,406 113,401 113,406 113,401 113,406 108,406 113,401 117,401 113,401 108,401 108,406 113,406 108,406 117,406 121,406 125,410 129,410 142,410 163,406 188,401 221,397 255,389 292,376 334,364 380,351 422,339 463,326 501,314 538,301 580,293 614,280 647,272 676,264 710,255 747,247 781,239 810,226 847,218 873,205 903,197 940,188 965,176 990,168 1015,159 1032,151 1045,147 1057,138 1065,134 1074,134 1074,130 1070,130 1070,126 1065,126 1061,126 1053,122 1049,122 1045,117 1040,113 1032,109 1020,101 1015,92 999,80 978,72">
          <text:p/>
        </draw:polyline>
        <draw:polyline draw:style-name="gr125" draw:text-style-name="P1" draw:layer="layout" svg:width="2.688cm" svg:height="13.005cm" svg:x="18.586cm" svg:y="46.3cm" svg:viewBox="0 0 2689 13006" draw:points="442,0 438,4 438,8 438,13 438,17 438,21 438,25 442,29 442,34 442,38 446,42 451,46 455,50 463,59 472,63 484,71 492,75 505,84 517,88 530,96 542,100 551,105 555,109 559,113 563,117 568,121 568,125 576,125 576,130 584,134 588,142 597,150 613,167 634,184 655,205 693,230 726,255 755,280 789,305 818,330 843,355 868,380 897,405 910,434 935,464 960,493 989,526 1018,560 1048,593 1073,631 1098,664 1127,702 1152,743 1177,781 1206,823 1223,860 1248,906 1269,944 1286,985 1306,1023 1323,1061 1340,1098 1357,1136 1373,1173 1390,1215 1403,1253 1419,1290 1440,1332 1457,1370 1469,1407 1478,1445 1490,1482 1499,1520 1511,1557 1524,1595 1528,1637 1536,1678 1549,1720 1561,1762 1575,1808 1596,1850 1608,1896 1625,1942 1641,1987 1662,2033 1683,2079 1700,2125 1717,2171 1746,2217 1763,2267 1779,2313 1796,2355 1813,2401 1829,2447 1846,2488 1859,2534 1863,2580 1875,2626 1884,2672 1896,2718 1896,2764 1905,2814 1913,2856 1921,2902 1934,2944 1950,2985 1959,3031 1967,3073 1975,3115 1988,3152 1996,3194 2005,3236 2017,3282 2017,3323 2021,3369 2034,3411 2051,3457 2059,3503 2071,3545 2088,3591 2109,3632 2126,3678 2147,3724 2163,3766 2180,3816 2197,3862 2213,3908 2234,3958 2243,4004 2268,4046 2284,4092 2301,4138 2314,4183 2347,4234 2364,4280 2376,4325 2393,4371 2397,4417 2405,4463 2418,4505 2431,4551 2426,4597 2439,4639 2451,4684 2460,4726 2472,4776 2485,4818 2497,4860 2506,4902 2518,4943 2531,4985 2539,5031 2547,5073 2556,5114 2568,5156 2581,5202 2585,5244 2589,5294 2598,5336 2598,5382 2602,5428 2602,5474 2606,5515 2606,5561 2614,5603 2618,5649 2618,5691 2627,5728 2631,5770 2635,5812 2639,5853 2643,5895 2643,5937 2648,5979 2656,6020 2656,6062 2660,6104 2668,6146 2664,6187 2668,6229 2668,6271 2673,6313 2673,6354 2677,6405 2677,6442 2677,6484 2677,6526 2685,6567 2685,6609 2685,6647 2685,6684 2689,6714 2685,6751 2685,6785 2681,6822 2673,6855 2668,6893 2660,6931 2652,6964 2643,7002 2631,7035 2623,7077 2614,7114 2598,7148 2585,7181 2572,7219 2552,7256 2539,7290 2527,7323 2510,7356 2493,7394 2476,7432 2468,7473 2451,7507 2431,7544 2410,7582 2393,7620 2376,7657 2355,7690 2335,7728 2305,7766 2284,7803 2264,7841 2238,7887 2218,7924 2193,7966 2172,8008 2151,8045 2130,8087 2113,8129 2088,8171 2071,8204 2051,8242 2026,8283 2005,8321 1980,8354 1959,8392 1930,8434 1905,8471 1884,8505 1859,8538 1834,8571 1813,8605 1788,8638 1767,8667 1750,8692 1725,8722 1704,8755 1683,8784 1662,8818 1641,8847 1621,8876 1604,8905 1591,8935 1569,8964 1553,8989 1540,9018 1524,9043 1511,9068 1499,9093 1490,9118 1473,9148 1465,9173 1457,9193 1448,9219 1448,9239 1440,9260 1436,9281 1432,9298 1428,9315 1423,9335 1419,9352 1415,9369 1411,9386 1407,9402 1403,9419 1403,9436 1394,9448 1398,9465 1398,9482 1398,9494 1394,9507 1394,9519 1394,9532 1386,9544 1390,9557 1386,9565 1386,9578 1390,9586 1382,9594 1382,9607 1382,9619 1390,9632 1386,9644 1390,9657 1390,9669 1386,9678 1390,9694 1390,9707 1390,9720 1386,9732 1386,9749 1382,9761 1382,9774 1377,9790 1377,9803 1377,9820 1377,9841 1377,9857 1365,9874 1365,9895 1365,9916 1361,9937 1361,9962 1361,9983 1361,10008 1361,10033 1365,10062 1369,10087 1369,10116 1373,10145 1377,10170 1377,10204 1377,10233 1382,10266 1382,10296 1377,10325 1377,10354 1382,10383 1382,10408 1382,10438 1382,10467 1377,10492 1373,10517 1369,10546 1365,10571 1361,10600 1348,10630 1344,10655 1340,10684 1323,10713 1319,10742 1315,10772 1315,10805 1315,10834 1311,10868 1311,10901 1306,10934 1315,10972 1315,11005 1315,11039 1315,11072 1306,11110 1306,11143 1302,11181 1298,11218 1294,11252 1286,11289 1281,11327 1277,11364 1269,11402 1261,11444 1248,11486 1240,11523 1227,11565 1215,11611 1194,11653 1173,11694 1156,11736 1131,11774 1110,11811 1094,11853 1073,11886 1048,11920 1035,11957 1018,11995 1002,12028 989,12062 973,12099 960,12128 943,12154 931,12183 914,12204 902,12226 889,12246 881,12263 872,12271 864,12288 856,12301 851,12309 843,12322 839,12330 826,12338 822,12347 822,12351 822,12359 822,12363 826,12363 826,12367 835,12367 839,12367 835,12367 826,12367 822,12367 822,12363 826,12363 814,12363 818,12363 818,12359 814,12363 818,12359 826,12359 822,12355 826,12355 822,12355 814,12355 801,12359 785,12367 768,12376 751,12384 726,12393 697,12401 664,12418 626,12426 601,12438 572,12451 542,12468 513,12480 488,12497 459,12514 438,12534 417,12551 392,12572 367,12589 342,12610 317,12639 292,12660 267,12681 242,12701 217,12722 188,12747 167,12768 150,12793 133,12806 112,12827 96,12848 83,12873 67,12889 58,12910 46,12927 37,12939 29,12956 25,12969 21,12977 16,12985 12,12994 12,12998 12,12994 12,12998 21,12998 16,13006 16,13002 8,13002 16,13002 16,12998 12,13002 12,12998 12,13002 8,13002 4,13002 8,13002 12,13002 12,12998 4,12998 0,12994 8,12990 16,12981 25,12969 42,12956 62,12939 79,12919 104,12889 125,12860 142,12827 158,12789">
          <text:p/>
        </draw:polyline>
        <draw:polyline draw:style-name="gr125" draw:text-style-name="P1" draw:layer="layout" svg:width="2.351cm" svg:height="2.493cm" svg:x="12.461cm" svg:y="47.377cm" svg:viewBox="0 0 2352 2494" draw:points="2151,1830 2160,1826 2164,1822 2168,1817 2172,1813 2176,1809 2176,1805 2181,1797 2185,1788 2185,1780 2185,1771 2181,1759 2181,1742 2176,1726 2172,1700 2168,1675 2164,1646 2156,1613 2147,1579 2135,1542 2122,1504 2110,1467 2097,1429 2080,1387 2060,1346 2034,1304 2014,1262 1989,1215 1968,1165 1934,1119 1897,1073 1863,1032 1830,986 1796,944 1759,906 1721,869 1671,827 1625,794 1579,764 1525,731 1471,702 1412,677 1354,652 1296,622 1237,601 1174,585 1116,564 1062,547 1007,535 945,518 891,505 845,493 799,480 761,468 719,455 686,447 648,439 619,430 590,418 561,409 536,401 502,389 477,384 451,368 426,355 405,343 376,330 355,322 334,309 318,297 297,284 280,272 267,259 251,247 242,238 230,222 213,213 201,201 188,188 180,176 163,163 159,151 151,138 138,130 130,113 117,100 109,92 96,84 84,71 67,63 71,50 63,42 55,34 46,25 38,17 34,13 30,4 9,0 5,0 9,0 5,0 9,0 9,4 0,9 0,13 0,17 5,21 9,30 9,34 9,38 25,42 30,46 34,55 38,59 46,67 59,75 80,92 113,113 146,138 184,163 230,188 284,217 338,247 401,272 465,301 532,330 598,359 686,389 757,422 832,455 911,497 995,539 1078,576 1162,618 1250,656 1321,702 1412,743 1500,789 1579,831 1663,877 1734,923 1801,969 1863,1011 1926,1052 1976,1090 2026,1132 2076,1169 2114,1207 2151,1241 2185,1279 2218,1308 2243,1341 2264,1371 2281,1396 2293,1421 2306,1450 2318,1471 2323,1488 2327,1504 2331,1521 2335,1534 2348,1546 2348,1554 2348,1567 2348,1575 2352,1579 2352,1588 2352,1592 2352,1596 2339,1596 2343,1600 2339,1600 2335,1600 2335,1596 2331,1596 2331,1592 2327,1588 2327,1584 2335,1584 2327,1575 2323,1567 2314,1563 2302,1554 2285,1542 2260,1529 2222,1513 2189,1496 2151,1475 2105,1454 2064,1429 2018,1404 1972,1375 1918,1346 1867,1312 1817,1279 1767,1250 1721,1225 1671,1199 1625,1173 1584,1157 1542,1140 1500,1128 1458,1111 1425,1102 1392,1094 1366,1086 1341,1082 1321,1077 1308,1073 1304,1069 1296,1069 1291,1069 1283,1069 1283,1073 1283,1077 1287,1082 1291,1082 1291,1086 1283,1098 1279,1111 1275,1132 1270,1153 1262,1182 1250,1215 1241,1258 1225,1300 1220,1350 1212,1400 1208,1454 1204,1517 1204,1575 1199,1638 1208,1696 1216,1759 1233,1817 1250,1876 1270,1930 1291,1980 1316,2035 1354,2076 1383,2122 1417,2160 1450,2197 1483,2231 1513,2264 1538,2298 1571,2327 1596,2356 1625,2381 1646,2402 1667,2423 1688,2439 1709,2452 1734,2465 1755,2473 1767,2481 1776,2485 1788,2490 1796,2490 1801,2494 1805,2490 1801,2485 1796,2485 1792,2477 1792,2473 1788,2469 1784,2460 1780,2456 1771,2448 1767,2431 1755,2410 1738,2381 1717,2348 1696,2310 1667,2268 1638,2218 1600,2168 1563,2122 1517,2080 1475,2039 1433,2001 1387,1964 1346,1926 1304,1893 1262,1868 1220,1842 1191,1817 1162,1801 1133,1784 1108,1767 1083,1759 1053,1742 1028,1734 1007,1717 982,1709 953,1700 924,1692 899,1684 870,1675 845,1671 820,1667 803,1663 786,1663 778,1663 769,1663 765,1663 765,1667 761,1667 765,1671 769,1680 774,1684 778,1688 774,1696 786,1709 811,1726 840,1742 874,1763 916,1784 962,1813 1016,1842 1091,1868 1149,1893 1204,1918 1258,1934 1308,1955 1358,1980 1408,2001 1454,2018 1492,2035 1533,2051 1575,2068 1609,2085 1646,2097 1671,2110 1696,2122 1726,2131 1751,2139 1771,2151 1796,2156 1813,2160 1826,2164 1847,2164">
          <text:p/>
        </draw:polyline>
        <draw:polyline draw:style-name="gr125" draw:text-style-name="P1" draw:layer="layout" svg:width="2.877cm" svg:height="3.974cm" svg:x="12.607cm" svg:y="53.043cm" svg:viewBox="0 0 2878 3975" draw:points="13,3712 17,3708 13,3712 9,3716 5,3716 0,3716 0,3721 5,3721 9,3716 17,3716 30,3712 46,3708 67,3704 96,3696 121,3683 155,3671 188,3658 218,3646 255,3633 289,3616 326,3595 369,3575 406,3549 448,3524 494,3495 548,3466 598,3428 657,3391 715,3349 782,3307 857,3261 932,3216 1012,3165 1095,3115 1183,3061 1271,3007 1350,2957 1433,2902 1513,2844 1584,2794 1655,2735 1717,2681 1776,2627 1838,2577 1893,2522 1943,2472 1989,2422 2035,2368 2076,2322 2118,2272 2151,2222 2177,2176 2206,2126 2231,2076 2243,2026 2268,1976 2281,1921 2293,1867 2302,1813 2310,1754 2318,1696 2323,1629 2331,1571 2331,1508 2327,1445 2331,1383 2327,1324 2327,1270 2323,1212 2323,1157 2318,1103 2323,1057 2323,1011 2323,965 2331,919 2335,882 2339,844 2348,807 2356,773 2364,740 2369,706 2377,677 2377,652 2385,627 2389,601 2398,584 2402,568 2402,555 2406,538 2406,530 2410,522 2414,513 2414,501 2414,492 2419,488 2423,480 2427,472 2431,467 2431,463 2435,463 2435,459 2435,463 2440,463 2444,463 2448,467 2448,472 2452,480 2452,484 2456,492 2452,513 2456,538 2465,576 2469,619 2473,669 2477,727 2481,794 2481,869 2477,944 2469,1024 2460,1111 2448,1199 2431,1295 2414,1395 2385,1504 2352,1608 2327,1725 2289,1834 2235,1942 2181,2051 2122,2159 2060,2268 1993,2372 1922,2477 1847,2585 1759,2685 1680,2785 1596,2886 1509,2978 1421,3069 1329,3153 1250,3232 1175,3303 1099,3366 1028,3424 966,3474 912,3516 861,3554 816,3579 770,3604 724,3625 686,3641 653,3654 615,3666 586,3679 561,3687 532,3691 515,3700 498,3700 486,3708 473,3708 469,3708 465,3708 469,3704 473,3704 469,3704 473,3704 469,3704 469,3700 473,3700 473,3696 477,3696 477,3691 473,3691 473,3687 469,3683 465,3679 465,3675 473,3658 482,3637 494,3612 519,3579 536,3537 565,3491 603,3437 644,3378 682,3316 736,3257 790,3190 849,3119 924,3048 995,2973 1070,2894 1150,2811 1241,2727 1325,2639 1417,2552 1509,2460 1605,2368 1696,2276 1788,2184 1880,2092 1964,2001 2051,1909 2126,1821 2202,1729 2273,1637 2339,1545 2402,1458 2456,1366 2506,1278 2556,1186 2602,1099 2644,1015 2677,932 2707,852 2736,773 2757,698 2778,627 2794,559 2807,497 2815,442 2828,392 2840,342 2840,300 2844,263 2844,229 2844,196 2853,167 2857,142 2857,117 2857,100 2861,83 2865,67 2878,54 2878,42 2878,33 2878,25 2874,16 2874,8 2874,4 2874,0 2861,0 2865,0 2870,0 2870,4 2874,4 2874,8 2874,16 2870,29 2857,46 2840,71 2819,104 2794,146 2761,196 2719,259 2669,330 2619,409 2561,492 2502,584 2440,681 2373,781 2306,886 2239,999 2160,1115 2080,1232 1997,1353 1914,1475 1822,1600 1726,1721 1617,1842 1517,1959 1413,2072 1304,2184 1204,2293 1104,2397 1003,2502 907,2606 824,2710 745,2815 669,2915 598,3011 527,3103 473,3190 419,3278 377,3353 340,3424 309,3487 289,3549 272,3608 259,3658 251,3700 247,3742 243,3783 243,3817 243,3846 238,3875 243,3900 247,3921 247,3938 247,3950 251,3959 247,3967 251,3971 251,3975 247,3975 234,3975 234,3971 230,3971 226,3971 230,3971 230,3967 238,3967 238,3963 234,3963 234,3959 230,3954 226,3954 226,3950 230,3946 226,3946 230,3946 234,3946 234,3942 238,3938 251,3925 272,3904 301,3879 340,3846 381,3804 431,3754 486,3700 548,3637 603,3570">
          <text:p/>
        </draw:polyline>
        <draw:polyline draw:style-name="gr125" draw:text-style-name="P1" draw:layer="layout" svg:width="24.159cm" svg:height="26.44cm" svg:x="2.559cm" svg:y="36.673cm" svg:viewBox="0 0 24160 26441" draw:points="33,2350 29,2350 25,2350 21,2346 16,2346 12,2346 8,2346 4,2346 0,2346 4,2346 8,2342 16,2338 25,2329 37,2321 54,2313 75,2300 96,2288 121,2275 150,2258 179,2242 221,2225 263,2204 309,2183 359,2158 421,2129 530,2075 651,2024 772,1979 893,1933 1006,1895 1127,1849 1240,1807 1336,1774 1440,1736 1544,1699 1645,1657 1745,1615 1849,1574 1949,1528 2062,1482 2171,1436 2283,1386 2396,1336 2505,1286 2626,1240 2751,1194 2897,1148 3026,1102 3168,1060 3310,1022 3452,981 3607,943 3757,901 3907,860 4066,826 4229,785 4383,747 4550,705 4717,672 4888,634 5055,597 5231,555 5398,521 5577,484 5748,446 5911,413 6082,384 6241,346 6404,313 6562,288 6717,258 6867,229 7022,204 7180,183 7339,162 7506,142 7669,121 7836,108 8003,91 8178,75 8349,62 8512,46 8675,33 8850,21 9013,12 9180,4 9339,0 9497,4 9670,4 9828,8 9991,21 10158,33 10325,46 10488,62 10659,79 10830,100 10997,121 11164,142 11319,162 11481,187 11628,213 11778,238 11924,267 12058,300 12195,329 12321,359 12462,396 12596,430 12742,463 12884,501 13018,530 13147,563 13281,601 13423,634 13552,672 13682,709 13807,751 13920,789 14045,835 14166,876 14295,922 14416,964 14533,1010 14646,1060 14763,1106 14876,1152 14988,1202 15101,1252 15214,1306 15326,1361 15435,1423 15548,1482 15656,1540 15777,1607 15890,1670 15994,1728 16103,1795 16207,1853 16316,1912 16420,1970 16525,2029 16629,2087 16725,2150 16821,2208 16913,2275 17009,2338 17109,2400 17197,2467 17289,2534 17372,2601 17460,2667 17568,2743 17664,2809 17752,2880 17835,2951 17932,3032 18015,3107 18111,3182 18203,3261 18278,3341 18357,3420 18453,3499 18549,3583 18641,3662 18741,3746 18833,3833 18929,3913 19025,4000 19142,4092 19234,4180 19330,4272 19422,4363 19510,4460 19606,4551 19693,4643 19781,4743 19848,4835 19927,4931 20006,5036 20094,5136 20169,5236 20257,5340 20336,5453 20407,5558 20495,5666 20566,5779 20637,5887 20708,5992 20787,6104 20846,6213 20916,6322 20987,6430 21058,6547 21129,6660 21196,6777 21263,6898 21330,7019 21397,7140 21459,7269 21522,7395 21584,7516 21643,7641 21706,7774 21768,7900 21831,8029 21893,8163 21960,8292 22023,8422 22090,8559 22161,8689 22227,8822 22286,8956 22348,9090 22407,9227 22461,9369 22524,9511 22578,9649 22632,9791 22687,9937 22733,10083 22778,10229 22824,10375 22870,10517 22904,10659 22941,10805 22975,10952 23008,11098 23041,11244 23075,11394 23100,11540 23125,11686 23154,11833 23179,11987 23200,12137 23213,12292 23234,12438 23250,12592 23267,12743 23288,12893 23300,13047 23317,13198 23338,13348 23359,13498 23375,13657 23396,13811 23417,13966 23430,14116 23446,14275 23463,14429 23480,14584 23501,14738 23517,14901 23530,15056 23547,15214 23559,15373 23572,15536 23580,15694 23593,15849 23597,16003 23605,16162 23613,16316 23618,16471 23618,16621 23622,16776 23630,16926 23630,17072 23626,17222 23630,17373 23638,17527 23634,17678 23634,17824 23626,17974 23622,18124 23622,18275 23622,18417 23613,18563 23609,18709 23613,18855 23618,19001 23626,19143 23638,19285 23643,19431 23647,19569 23655,19702 23659,19836 23664,19974 23664,20107 23668,20241 23668,20375 23672,20504 23676,20633 23680,20767 23689,20896 23697,21030 23709,21155 23718,21281 23722,21410 23734,21535 23743,21660 23755,21782 23764,21898 23780,22015 23789,22132 23797,22245 23810,22358 23814,22466 23818,22579 23826,22688 23835,22796 23839,22900 23851,23009 23860,23113 23868,23222 23881,23322 23893,23426 23901,23527 23914,23619 23918,23715 23922,23811 23931,23902 23943,23998 23956,24086 23964,24174 23977,24262 23985,24299 23993,24345 23997,24395 24006,24445 24014,24495 24023,24545 24031,24600 24039,24650 24048,24704 24056,24762 24064,24817 24068,24875 24077,24929 24081,24992 24085,25051 24089,25113 24094,25176 24098,25234 24106,25293 24106,25351 24110,25401 24110,25456 24106,25506 24106,25556 24106,25610 24106,25656 24102,25702 24106,25739 24106,25781 24102,25823 24102,25856 24098,25894 24098,25923 24094,25957 24094,25986 24098,26011 24094,26036 24094,26061 24094,26082 24094,26107 24089,26124 24089,26144 24089,26165 24085,26182 24085,26199 24085,26215 24081,26232 24081,26245 24081,26261 24081,26274 24077,26286 24073,26299 24073,26316 24073,26332 24068,26345 24064,26357 24064,26370 24060,26378 24060,26387 24056,26399 24056,26407 24056,26416 24056,26420 24056,26428 24060,26432 24060,26437 24060,26441 24056,26441 24052,26441 24052,26437 24052,26441 24048,26437 24052,26437 24056,26437 24052,26432 24052,26437 24052,26432 24052,26437 24048,26432 24043,26432 24043,26428 24043,26432 24043,26428 24043,26432 24043,26428 24043,26432 24043,26428 24052,26432 24048,26428 24052,26432 24052,26428 24048,26428 24048,26432 24048,26428 24052,26428 24048,26428 24043,26428 24039,26424 24043,26424 24048,26420 24043,26420 24048,26420 24052,26420 24056,26420 24064,26420 24081,26424 24098,26428 24114,26432 24135,26432 24160,26437">
          <text:p/>
        </draw:polyline>
        <draw:polyline draw:style-name="gr125" draw:text-style-name="P1" draw:layer="layout" svg:width="3.335cm" svg:height="0.764cm" svg:x="1.127cm" svg:y="63.856cm" svg:viewBox="0 0 3336 765" draw:points="0,0 0,4 4,8 8,13 16,17 21,25 25,29 37,38 46,50 58,58 75,71 96,92 112,109 137,125 171,146 208,167 242,192 279,217 325,242 371,271 421,301 476,334 534,359 598,388 660,417 735,451 811,480 886,514 973,539 1057,559 1145,584 1232,610 1324,635 1424,651 1516,668 1616,685 1717,697 1813,715 1909,727 2000,736 2101,740 2192,748 2280,757 2364,757 2447,761 2531,765 2606,765 2681,765 2744,761 2802,765 2860,761 2919,761 2969,757 3019,752 3065,752 3107,748 3140,744 3169,744 3199,744 3224,740 3245,736 3261,727 3278,723 3290,723 3303,719 3311,719 3316,715 3324,711 3328,707 3332,701 3336,693">
          <text:p/>
        </draw:polyline>
        <draw:polyline draw:style-name="gr125" draw:text-style-name="P1" draw:layer="layout" svg:width="3.653cm" svg:height="2.476cm" svg:x="20.193cm" svg:y="61.28cm" svg:viewBox="0 0 3654 2477" draw:points="8,2460 8,2464 4,2464 4,2468 0,2473 0,2477 0,2473 8,2473 17,2468 25,2468 38,2464 54,2460 75,2452 96,2448 125,2435 159,2431 196,2418 238,2406 288,2389 342,2377 405,2360 468,2339 534,2322 610,2301 685,2281 768,2256 852,2230 939,2201 1031,2172 1123,2139 1223,2101 1324,2059 1424,2018 1528,1976 1628,1926 1741,1871 1841,1812 1946,1749 2046,1683 2146,1616 2246,1545 2338,1474 2426,1403 2517,1332 2605,1257 2684,1186 2764,1115 2831,1048 2897,981 2964,914 3018,852 3073,793 3119,739 3165,689 3206,639 3244,593 3277,551 3311,509 3340,472 3377,430 3428,363 3474,296 3515,242 3554,192 3583,146 3608,104 3633,67 3642,33 3654,0">
          <text:p/>
        </draw:polyline>
        <draw:polyline draw:style-name="gr125" draw:text-style-name="P1" draw:layer="layout" svg:width="15.964cm" svg:height="4.952cm" svg:x="5.135cm" svg:y="39.545cm" svg:viewBox="0 0 15965 4953" draw:points="15965,4819 15965,4827 15965,4840 15965,4852 15965,4869 15965,4882 15957,4902 15957,4915 15957,4928 15952,4940 15952,4944 15952,4948 15952,4953 15948,4953 15948,4948 15944,4948 15940,4944 15940,4940 15936,4936 15932,4932 15923,4923 15923,4919 15919,4915 15911,4907 15907,4902 15890,4894 15877,4886 15856,4869 15836,4857 15802,4831 15769,4811 15740,4786 15706,4756 15664,4727 15627,4698 15589,4664 15548,4631 15514,4598 15477,4560 15435,4523 15393,4485 15356,4443 15310,4401 15272,4360 15234,4314 15193,4268 15159,4222 15122,4180 15084,4134 15051,4088 15009,4042 14963,3992 14917,3938 14867,3888 14809,3834 14758,3784 14704,3729 14642,3675 14587,3617 14533,3562 14470,3508 14404,3450 14337,3387 14262,3320 14187,3253 14107,3182 14028,3116 13940,3040 13853,2965 13769,2886 13681,2811 13598,2727 13514,2652 13427,2577 13335,2492 13251,2422 13168,2351 13089,2284 13018,2213 12947,2150 12871,2092 12809,2037 12750,1979 12684,1925 12625,1870 12558,1820 12496,1774 12433,1724 12362,1674 12295,1624 12229,1578 12158,1528 12082,1482 12011,1432 11941,1382 11853,1336 11765,1286 11677,1236 11586,1186 11490,1140 11389,1090 11293,1035 11181,981 11064,927 10943,873 10809,810 10671,756 10529,693 10371,630 10204,572 10041,509 9874,451 9711,401 9540,342 9369,296 9193,246 9022,209 8855,171 8684,138 8513,109 8346,84 8183,63 8024,46 7874,33 7724,17 7561,8 7419,4 7277,0 7127,0 6989,0 6856,0 6718,0 6580,8 6442,13 6296,17 6150,21 6000,25 5845,33 5682,46 5520,50 5361,63 5202,75 5044,88 4873,104 4710,125 4543,150 4376,167 4217,192 4046,221 3879,246 3704,276 3532,309 3365,338 3198,367 3031,401 2869,434 2705,468 2555,501 2413,539 2275,576 2141,618 2016,655 1899,693 1778,735 1669,772 1569,814 1477,856 1381,898 1290,935 1202,973 1118,1010 1039,1052 964,1094 885,1136 805,1177 734,1219 659,1261 584,1307 513,1349 442,1394 379,1436 317,1478 263,1520 217,1561 171,1599 137,1632 112,1666 87,1691 62,1716 41,1737 25,1753 16,1766 12,1774 8,1779 4,1779 0,1783 4,1783 8,1783 12,1779 20,1779 25,1774 33,1770">
          <text:p/>
        </draw:polyline>
        <draw:polyline draw:style-name="gr125" draw:text-style-name="P1" draw:layer="layout" svg:width="30.752cm" svg:height="31.701cm" svg:x="0.367cm" svg:y="32.431cm" svg:viewBox="0 0 30753 31702" draw:points="0,1031 8,1031 12,1035 21,1035 33,1039 50,1039 67,1044 88,1048 113,1052 142,1056 175,1056 213,1060 250,1069 296,1073 346,1077 405,1081 463,1081 526,1085 589,1090 655,1098 722,1102 789,1110 860,1115 931,1123 1006,1127 1090,1135 1169,1140 1252,1152 1340,1160 1428,1169 1520,1173 1616,1181 1712,1186 1808,1198 1912,1202 2020,1206 2129,1211 2346,1219 2559,1223 2755,1227 2943,1231 3110,1236 3265,1236 3407,1240 3532,1240 3649,1240 3761,1240 3882,1240 3995,1240 4108,1236 4221,1231 4337,1227 4446,1223 4563,1215 4684,1211 4809,1202 4930,1198 5060,1194 5189,1186 5331,1181 5469,1173 5628,1173 5782,1165 5932,1156 6095,1152 6266,1144 6437,1135 6613,1127 6792,1119 6959,1110 7143,1102 7331,1098 7519,1085 7702,1077 7890,1069 8078,1060 8262,1052 8446,1044 8625,1035 8796,1027 8972,1023 9143,1014 9314,1006 9481,1002 9648,989 9811,981 9978,977 10141,968 10308,960 10466,952 10629,943 10792,935 10950,927 11113,923 11272,914 11426,902 11581,893 11739,885 11890,877 12053,864 12211,860 12366,856 12541,847 12704,843 12875,843 13046,839 13222,835 13393,835 13568,831 13739,831 13906,831 14082,831 14236,826 14403,831 14557,831 14708,826 14866,826 15014,831 15155,826 15302,826 15448,831 15581,831 15719,831 15848,831 15978,835 16112,835 16241,839 16370,843 16496,847 16625,852 16750,856 16875,864 17001,872 17130,877 17260,885 17376,893 17502,902 17635,914 17769,927 17898,935 18036,952 18166,960 18303,973 18458,985 18600,1002 18742,1014 18888,1027 19034,1048 19180,1060 19326,1073 19476,1085 19614,1102 19756,1115 19902,1127 20044,1144 20190,1152 20324,1165 20466,1177 20604,1190 20746,1202 20887,1215 21021,1227 21159,1240 21297,1248 21434,1261 21560,1273 21685,1286 21806,1294 21927,1307 22040,1319 22152,1327 22257,1336 22361,1344 22461,1353 22570,1365 22674,1373 22774,1378 22891,1386 22996,1390 23108,1403 23221,1407 23330,1411 23451,1419 23568,1428 23680,1432 23781,1436 23906,1440 24023,1444 24140,1453 24257,1461 24361,1465 24490,1474 24595,1486 24720,1494 24829,1503 24954,1511 25054,1520 25167,1532 25288,1545 25409,1553 25538,1565 25651,1582 25776,1590 25897,1603 26039,1616 26160,1632 26281,1645 26402,1661 26536,1674 26661,1691 26791,1703 26908,1716 27024,1724 27146,1737 27250,1745 27354,1753 27459,1757 27555,1770 27646,1774 27738,1778 27830,1783 27918,1787 28010,1791 28102,1799 28185,1803 28264,1808 28348,1812 28427,1816 28511,1820 28586,1828 28661,1833 28740,1837 28815,1845 28891,1849 28966,1858 29041,1866 29112,1879 29195,1883 29258,1891 29325,1899 29383,1908 29442,1916 29508,1920 29559,1929 29605,1937 29642,1941 29680,1950 29709,1954 29734,1958 29755,1962 29759,1962 29767,1966 29776,1966 29771,1966 29767,1966 29771,1966 29771,1962 29771,1966 29763,1966 29751,1966 29755,1966 29763,1966 29776,1962 29771,1962 29776,1958 29771,1958 29771,1962 29771,1966 29771,1962 29763,1966 29776,1966 29780,1966 29771,1966 29759,1966 29759,1970 29763,1975 29767,1975 29771,1975 29771,1979 29776,1979 29776,1983 29771,1983 29771,1987 29771,1991 29776,2004 29776,2029 29784,2066 29788,2108 29792,2154 29801,2204 29805,2258 29817,2321 29826,2375 29838,2425 29847,2467 29851,2509 29859,2551 29872,2601 29880,2647 29893,2697 29901,2743 29909,2793 29918,2843 29926,2901 29938,2956 29943,3010 29955,3068 29964,3127 29976,3181 29980,3240 29989,3298 29997,3361 30005,3419 30018,3473 30026,3532 30030,3586 30039,3645 30047,3699 30060,3757 30068,3812 30072,3870 30072,3928 30076,3987 30085,4050 30089,4108 30093,4166 30105,4229 30110,4292 30118,4354 30131,4421 30139,4484 30147,4555 30160,4626 30168,4693 30176,4763 30185,4839 30193,4910 30201,4985 30214,5064 30231,5139 30239,5219 30252,5298 30256,5377 30268,5452 30277,5532 30289,5615 30293,5694 30289,5782 30293,5866 30298,5953 30298,6037 30298,6120 30298,6204 30285,6283 30285,6367 30285,6446 30281,6534 30268,6613 30268,6696 30260,6784 30260,6868 30256,6955 30252,7043 30247,7131 30247,7223 30256,7314 30260,7406 30256,7498 30260,7590 30268,7686 30277,7778 30285,7878 30289,7970 30302,8066 30306,8162 30318,8262 30323,8362 30331,8467 30335,8567 30335,8671 30339,8776 30335,8880 30339,8984 30343,9089 30343,9197 30343,9302 30348,9406 30348,9510 30343,9615 30339,9723 30331,9828 30323,9936 30314,10036 30306,10145 30293,10249 30289,10354 30281,10458 30268,10567 30260,10671 30243,10780 30231,10892 30218,11005 30206,11118 30185,11235 30176,11360 30164,11477 30147,11598 30139,11719 30126,11836 30114,11957 30114,12078 30105,12203 30093,12324 30089,12441 30080,12562 30072,12683 30068,12809 30064,12934 30051,13051 30047,13176 30047,13297 30043,13422 30043,13552 30039,13690 30039,13819 30035,13953 30035,14086 30035,14224 30026,14366 30022,14504 30014,14642 30009,14779 30001,14921 29984,15067 29972,15210 29951,15352 29934,15494 29922,15632 29905,15774 29888,15908 29872,16045 29859,16179 29847,16321 29834,16463 29826,16605 29826,16751 29826,16897 29822,17047 29830,17198 29838,17356 29847,17507 29863,17661 29880,17815 29893,17978 29913,18141 29943,18300 29968,18463 29993,18630 30022,18797 30051,18964 30085,19135 30110,19298 30143,19465 30168,19636 30197,19803 30227,19966 30252,20128 30272,20283 30285,20437 30306,20588 30314,20742 30318,20892 30314,21043 30314,21193 30310,21343 30302,21502 30289,21665 30277,21824 30264,21986 30252,22153 30235,22320 30227,22491 30214,22659 30201,22821 30197,22988 30181,23151 30176,23314 30168,23473 30172,23635 30172,23790 30181,23940 30185,24095 30193,24249 30210,24404 30222,24558 30239,24708 30252,24863 30268,25013 30289,25164 30310,25314 30327,25464 30348,25606 30360,25744 30377,25877 30389,26011 30398,26149 30394,26278 30394,26403 30398,26525 30398,26641 30402,26767 30402,26875 30398,26992 30389,27109 30389,27222 30389,27335 30385,27451 30381,27564 30368,27673 30360,27790 30356,27894 30348,27998 30352,28099 30348,28207 30348,28307 30348,28407 30343,28458 30348,28512 30352,28566 30352,28625 30360,28683 30364,28746 30373,28812 30377,28875 30385,28942 30389,29009 30398,29075 30402,29151 30410,29222 30419,29297 30423,29372 30431,29455 30444,29535 30448,29610 30456,29685 30460,29760 30465,29831 30469,29902 30473,29969 30481,30040 30481,30107 30481,30173 30485,30236 30490,30295 30494,30353 30494,30411 30498,30462 30498,30512 30498,30562 30502,30608 30502,30654 30506,30695 30510,30733 30510,30771 30515,30808 30515,30846 30523,30879 30527,30912 30531,30942 30535,30975 30540,31008 30548,31038 30556,31067 30569,31100 30577,31130 30586,31163 30594,31201 30602,31234 30611,31267 30623,31301 30640,31330 30652,31363 30661,31397 30669,31426 30682,31455 30690,31480 30698,31509 30711,31535 30715,31560 30723,31585 30728,31601 30736,31622 30736,31635 30740,31647 30744,31660 30748,31672 30748,31676 30748,31689 30753,31693 30748,31697 30744,31697 30748,31702 30744,31702 30744,31697 30744,31689 30748,31693 30748,31697 30748,31693 30748,31697 30748,31693 30744,31689 30744,31685 30748,31681 30753,31685 30748,31681 30753,31685 30748,31681 30748,31676 30748,31681 30748,31676 30753,31676 30753,31672 30748,31672 30748,31668 30744,31668 30744,31664 30744,31660 30740,31660 30736,31656 30732,31656 30732,31651 30732,31647 30732,31643 30732,31639 30728,31639 30732,31639 30732,31635 30732,31631 30728,31626 30728,31622 30723,31622 30723,31618 30723,31614 30723,31610 30723,31605 30719,31605 30715,31601 30715,31597 30715,31589 30711,31580 30707,31572 30707,31560 30702,31547 30698,31535 30694,31518 30690,31501 30686,31484 30686,31464 30677,31439 30669,31413 30665,31388 30657,31359 30652,31330 30644,31301 30636,31272 30631,31242 30619,31209 30611,31171 30602,31138 30594,31105 30590,31067 30577,31034 30573,30996 30565,30963 30561,30925 30556,30883 30552,30841 30548,30804 30544,30762 30544,30720 30540,30683 30535,30641 30535,30604 30531,30558 30527,30520 30527,30482 30523,30445 30527,30407 30527,30374 30527,30336 30523,30303 30527,30270 30527,30240 30527,30211 30527,30182 30523,30153 30523,30128 30523,30098 30523,30073 30523,30048 30527,30023 30527,29998 30527,29969 30527,29944 30523,29915 30523,29890 30523,29869 30519,29844 30519,29819 30519,29794 30519,29768 30519,29748 30519,29723 30527,29698 30527,29672 30527,29643 30527,29618 30527,29593 30527,29572 30527,29543 30531,29518 30531,29489 30535,29460 30535,29430 30535,29401 30535,29368 30540,29338 30540,29301 30535,29268 30540,29226 30540,29192 30540,29151 30544,29113 30548,29038 30548,28963 30552,28888 30544,28817 30544,28758 30548,28700 30548,28650 30540,28599 30535,28549 30535,28504 30531,28458 30540,28412 30535,28357 30531,28307 30531,28257 30535,28207 30527,28153 30527,28103 30527,28048 30523,27994 30523,27940 30523,27881 30523,27823 30519,27769 30519,27710 30519,27652 30515,27597 30515,27535 30506,27468 30502,27405 30498,27343 30481,27276 30477,27205 30469,27138 30460,27071 30452,27009 30444,26950 30435,26888 30427,26825 30419,26763 30410,26700 30398,26633 30389,26570 30381,26508 30368,26441 30360,26378 30352,26312 30348,26249 30339,26186 30331,26128 30327,26061 30318,25998 30310,25936 30302,25873 30298,25811 30289,25748 30293,25685 30289,25619 30285,25556 30281,25489 30281,25422 30281,25360 30277,25297 30277,25234 30260,25172 30256,25113 30252,25051 30252,24988 30252,24930 30252,24863 30252,24792 30256,24725 30260,24658 30272,24592 30272,24525 30277,24458 30281,24387 30285,24324 30285,24258 30289,24195 30293,24128 30298,24057 30298,23990 30302,23919 30293,23848 30289,23773 30298,23698 30298,23619 30293,23539 30298,23460 30302,23372 30302,23293 30310,23214 30318,23134 30323,23051 30331,22972 30343,22896 30352,22817 30360,22742 30368,22671 30381,22592 30381,22521 30389,22446 30394,22379 30398,22308 30402,22241 30410,22174 30410,22103 30414,22036 30419,21974 30423,21911 30431,21844 30427,21782 30431,21723 30431,21669 30431,21615 30431,21560 30431,21506 30435,21452 30431,21398 30431,21343 30427,21293 30419,21235 30419,21185 30414,21130 30414,21080 30406,21026 30402,20976 30402,20926 30398,20872 30402,20822 30398,20767 30394,20713 30385,20659 30377,20600 30373,20546 30360,20492 30356,20433 30352,20375 30343,20316 30331,20254 30327,20195 30314,20133 30293,20070 30285,20007 30268,19949 30252,19890 30243,19832 30231,19774 30222,19715 30214,19661 30210,19607 30201,19552 30193,19494 30185,19431 30172,19373 30164,19310 30156,19252 30147,19189 30135,19126 30122,19064 30114,19001 30105,18943 30101,18876 30093,18817 30085,18759 30076,18696 30064,18638 30055,18575 30047,18517 30043,18458 30035,18400 30026,18342 30026,18279 30018,18220 30014,18162 30014,18104 30005,18041 29997,17983 29993,17920 29984,17861 29972,17799 29964,17732 29955,17674 29951,17611 29943,17548 29938,17490 29930,17427 29926,17369 29918,17306 29913,17248 29905,17189 29897,17127 29888,17072 29880,17014 29868,16960 29863,16905 29855,16851 29842,16797 29834,16743 29822,16688 29813,16630 29805,16567 29797,16509 29780,16450 29771,16396 29759,16338 29751,16279 29742,16225 29730,16166 29721,16112 29709,16058 29696,15995 29688,15937 29675,15882 29650,15824 29642,15766 29630,15707 29621,15645 29609,15586 29600,15528 29596,15461 29592,15402 29600,15344 29596,15281 29592,15219 29588,15156 29592,15088 29596,15021 29596,14955 29596,14888 29596,14817 29588,14742 29592,14671 29592,14596 29592,14525 29588,14449 29592,14374 29592,14299 29592,14224 29605,14145 29609,14061 29609,13982 29613,13903 29621,13819 29625,13740 29634,13656 29646,13581 29638,13502 29650,13427 29659,13347 29667,13268 29675,13193 29692,13113 29701,13038 29713,12959 29734,12880 29742,12800 29755,12721 29763,12642 29776,12558 29776,12475 29788,12391 29801,12308 29813,12224 29822,12137 29830,12053 29842,11970 29855,11882 29868,11798 29880,11707 29888,11619 29893,11531 29905,11443 29913,11352 29922,11264 29926,11172 29938,11080 29947,10993 29951,10901 29964,10809 29964,10721 29968,10634 29972,10550 29980,10462 29980,10375 29980,10287 29989,10195 29993,10107 29997,10020 30001,9932 30009,9844 30018,9757 30030,9669 30039,9586 30047,9498 30060,9406 30076,9323 30089,9239 30101,9160 30114,9076 30126,8997 30139,8918 30147,8838 30160,8759 30172,8675 30172,8592 30181,8508 30189,8429 30197,8350 30210,8270 30218,8191 30222,8116 30227,8037 30239,7962 30239,7886 30239,7807 30239,7732 30239,7653 30239,7577 30239,7502 30235,7427 30235,7352 30235,7281 30235,7198 30235,7127 30239,7051 30235,6976 30235,6905 30235,6830 30235,6759 30235,6688 30239,6621 30235,6555 30231,6484 30235,6417 30235,6354 30243,6287 30247,6225 30256,6158 30256,6091 30260,6024 30260,5958 30260,5891 30260,5824 30260,5753 30260,5690 30260,5624 30260,5561 30260,5502 30260,5444 30260,5386 30260,5327 30260,5269 30256,5210 30252,5152 30252,5089 30252,5031 30252,4968 30247,4910 30247,4847 30243,4789 30235,4730 30231,4672 30227,4609 30218,4551 30210,4484 30201,4421 30193,4359 30181,4296 30176,4233 30172,4171 30160,4108 30151,4045 30143,3983 30131,3916 30122,3858 30114,3799 30105,3741 30093,3686 30085,3628 30080,3574 30072,3519 30068,3465 30064,3411 30060,3357 30055,3294 30047,3235 30043,3177 30039,3119 30030,3060 30018,2997 30009,2935 30001,2876 29993,2818 29989,2759 29972,2705 29964,2651 29955,2597 29951,2547 29934,2492 29922,2442 29913,2388 29905,2334 29901,2279 29888,2229 29880,2171 29872,2121 29872,2071 29859,2016 29847,1966 29838,1920 29830,1870 29822,1824 29809,1778 29801,1728 29792,1682 29784,1636 29776,1590 29763,1545 29759,1503 29751,1461 29742,1423 29734,1386 29726,1348 29709,1311 29701,1273 29696,1240 29680,1202 29671,1169 29671,1131 29659,1094 29646,1060 29642,1031 29630,1002 29617,973 29605,948 29588,918 29567,893 29554,872 29542,852 29529,835 29517,818 29508,801 29496,793 29492,785 29483,776 29479,772 29475,772 29475,768 29471,768 29475,768 29479,772 29467,768 29454,760 29433,751 29408,739 29375,730 29337,718 29296,701 29245,689 29195,672 29149,664 29095,651 29045,639 28991,622 28932,609 28874,597 28815,584 28761,572 28694,559 28632,543 28569,530 28498,509 28427,497 28352,480 28277,467 28202,451 28127,438 28051,417 27964,401 27872,388 27784,371 27692,355 27601,338 27492,321 27396,309 27292,292 27179,280 27070,263 26958,250 26845,238 26732,225 26620,213 26503,200 26386,192 26269,184 26156,175 26031,163 25897,154 25772,146 25647,138 25517,125 25396,121 25267,117 25146,108 25025,104 24920,100 24799,100 24678,100 24557,96 24440,100 24328,100 24206,104 24094,108 23981,104 23868,108 23760,113 23655,113 23551,113 23442,113 23334,108 23225,108 23125,108 23017,108 22912,100 22808,100 22704,100 22599,96 22495,92 22390,83 22282,83 22178,75 22065,71 21952,67 21844,58 21731,50 21622,46 21505,42 21397,33 21280,29 21176,25 21067,21 20963,17 20862,12 20762,8 20662,8 20558,4 20466,4 20370,4 20270,0 20174,4 20078,4 19982,8 19890,12 19802,17 19698,21 19606,25 19518,33 19430,42 19343,50 19255,54 19176,58 19092,67 19009,75 18921,79 18833,83 18737,87 18646,87 18554,92 18462,96 18362,100 18270,104 18178,104 18078,104 17986,108 17882,108 17781,113 17673,121 17560,121 17452,125 17347,133 17247,138 17139,146 17034,154 16926,158 16821,171 16729,179 16633,188 16525,200 16420,204 16312,213 16216,225 16112,234 16007,246 15903,259 15798,263 15702,275 15606,288 15514,300 15410,309 15314,321 15218,330 15114,342 15008,351 14904,359 14800,367 14691,371 14587,380 14470,384 14357,388 14236,392 14119,396 13998,401 13873,405 13739,413 13597,417 13468,426 13326,438 13180,447 13042,459 12896,467 12754,480 12616,492 12474,509 12332,518 12195,538 12065,555 11931,576 11802,593 11673,614 11547,634 11418,659 11305,685 11184,701 11063,726 10942,747 10825,772 10708,793 10583,810 10470,835 10349,856 10228,877 10103,902 9982,918 9852,939 9723,964 9598,985 9468,1006 9347,1023 9214,1039 9080,1060 8951,1077 8817,1098 8684,1110 8550,1131 8408,1148 8258,1169 8120,1181 7974,1198 7832,1219 7690,1236 7544,1248 7393,1265 7252,1282 7114,1298 6963,1311 6822,1323 6671,1340 6529,1353 6383,1361 6241,1378 6099,1390 5962,1403 5828,1411 5690,1423 5552,1436 5415,1449 5281,1461 5147,1465 5022,1478 4893,1490 4759,1499 4642,1503 4525,1515 4413,1524 4304,1532 4196,1540 4087,1545 3978,1549 3878,1557 3766,1565 3665,1574 3565,1574 3469,1582 3423,1586 3365,1590 3319,1595 3265,1599 3214,1607 3160,1611 3110,1620 3060,1628 3014,1632 2972,1636 2926,1645 2881,1649 2847,1657 2810,1661 2780,1670 2751,1674 2722,1678 2701,1682 2680,1687 2668,1691 2655,1691 2651,1695 2647,1695 2643,1695 2638,1695 2634,1695 2630,1691 2630,1687 2626,1682 2613,1674 2601,1666">
          <text:p/>
        </draw:polyline>
        <draw:frame draw:style-name="gr1" draw:text-style-name="P1" draw:layer="layout" svg:width="1.982cm" svg:height="0.624cm" svg:x="27.549cm" svg:y="62.321cm">
          <draw:image xlink:href="Pictures/10000001000000380000001196F7AA1A.png" xlink:type="simple" xlink:show="embed" xlink:actuate="onLoad" draw:mime-type="image/png">
            <text:p/>
          </draw:image>
        </draw:frame>
        <draw:frame draw:style-name="gr1" draw:text-style-name="P1" draw:layer="layout" svg:width="2.649cm" svg:height="0.575cm" svg:x="26.862cm" svg:y="61.264cm">
          <draw:image xlink:href="Pictures/100000010000004B00000010523C8220.png" xlink:type="simple" xlink:show="embed" xlink:actuate="onLoad" draw:mime-type="image/png">
            <text:p/>
          </draw:image>
        </draw:frame>
        <draw:frame draw:style-name="gr1" draw:text-style-name="P1" draw:layer="layout" svg:width="0.495cm" svg:height="1.153cm" svg:x="28.083cm" svg:y="61.878cm">
          <draw:image xlink:href="Pictures/100000010000000E0000002036AE0E62.png" xlink:type="simple" xlink:show="embed" xlink:actuate="onLoad" draw:mime-type="image/png">
            <text:p/>
          </draw:image>
        </draw:frame>
        <draw:frame draw:style-name="gr1" draw:text-style-name="P1" draw:layer="layout" svg:width="4.413cm" svg:height="2.726cm" svg:x="28.308cm" svg:y="57.794cm">
          <draw:image xlink:href="Pictures/100000010000007D0000004D0BC144BD.png" xlink:type="simple" xlink:show="embed" xlink:actuate="onLoad" draw:mime-type="image/png">
            <text:p/>
          </draw:image>
        </draw:frame>
        <draw:frame draw:style-name="gr1" draw:text-style-name="P1" draw:layer="layout" svg:width="4.022cm" svg:height="2.8cm" svg:x="27.317cm" svg:y="55.089cm">
          <draw:image xlink:href="Pictures/10000001000000720000004FF66D8355.png" xlink:type="simple" xlink:show="embed" xlink:actuate="onLoad" draw:mime-type="image/png">
            <text:p/>
          </draw:image>
        </draw:frame>
        <draw:frame draw:style-name="gr1" draw:text-style-name="P1" draw:layer="layout" svg:width="2.452cm" svg:height="1.719cm" svg:x="27.443cm" svg:y="53.006cm">
          <draw:image xlink:href="Pictures/100000010000004500000030F00E7840.png" xlink:type="simple" xlink:show="embed" xlink:actuate="onLoad" draw:mime-type="image/png">
            <text:p/>
          </draw:image>
        </draw:frame>
        <draw:frame draw:style-name="gr1" draw:text-style-name="P1" draw:layer="layout" svg:width="2.031cm" svg:height="1.555cm" svg:x="27.541cm" svg:y="51.337cm">
          <draw:image xlink:href="Pictures/10000001000000390000002C9BE808EC.png" xlink:type="simple" xlink:show="embed" xlink:actuate="onLoad" draw:mime-type="image/png">
            <text:p/>
          </draw:image>
        </draw:frame>
        <draw:frame draw:style-name="gr1" draw:text-style-name="P1" draw:layer="layout" svg:width="2.991cm" svg:height="1.893cm" svg:x="26.475cm" svg:y="49.203cm">
          <draw:image xlink:href="Pictures/1000000100000054000000356FBDF9AF.png" xlink:type="simple" xlink:show="embed" xlink:actuate="onLoad" draw:mime-type="image/png">
            <text:p/>
          </draw:image>
        </draw:frame>
        <draw:frame draw:style-name="gr1" draw:text-style-name="P1" draw:layer="layout" svg:width="1.422cm" svg:height="0.431cm" svg:x="27.642cm" svg:y="47.271cm">
          <draw:image xlink:href="Pictures/10000001000000280000000C68276336.png" xlink:type="simple" xlink:show="embed" xlink:actuate="onLoad" draw:mime-type="image/png">
            <text:p/>
          </draw:image>
        </draw:frame>
        <draw:frame draw:style-name="gr1" draw:text-style-name="P1" draw:layer="layout" svg:width="0.763cm" svg:height="0.442cm" svg:x="26.452cm" svg:y="47.474cm">
          <draw:image xlink:href="Pictures/10000001000000150000000C04109600.png" xlink:type="simple" xlink:show="embed" xlink:actuate="onLoad" draw:mime-type="image/png">
            <text:p/>
          </draw:image>
        </draw:frame>
        <draw:frame draw:style-name="gr1" draw:text-style-name="P1" draw:layer="layout" svg:width="2.942cm" svg:height="1.92cm" svg:x="26.305cm" svg:y="45.173cm">
          <draw:image xlink:href="Pictures/10000001000000530000003683FE193C.png" xlink:type="simple" xlink:show="embed" xlink:actuate="onLoad" draw:mime-type="image/png">
            <text:p/>
          </draw:image>
        </draw:frame>
        <draw:frame draw:style-name="gr1" draw:text-style-name="P1" draw:layer="layout" svg:width="29.919cm" svg:height="1.59cm" svg:x="17.442cm" svg:y="32.782cm">
          <draw:image xlink:href="Pictures/10000001000003500000002DB94F882E.png" xlink:type="simple" xlink:show="embed" xlink:actuate="onLoad" draw:mime-type="image/png">
            <text:p/>
          </draw:image>
        </draw:frame>
        <draw:frame draw:style-name="gr1" draw:text-style-name="P1" draw:layer="layout" svg:width="1.147cm" svg:height="30.039cm" svg:x="34.359cm" svg:y="33.561cm">
          <draw:image xlink:href="Pictures/1000000100000020000003537590CC52.png" xlink:type="simple" xlink:show="embed" xlink:actuate="onLoad" draw:mime-type="image/png">
            <text:p/>
          </draw:image>
        </draw:frame>
        <draw:frame draw:style-name="gr1" draw:text-style-name="P1" draw:layer="layout" svg:width="3.817cm" svg:height="4.044cm" svg:x="35.241cm" svg:y="60.028cm">
          <draw:image xlink:href="Pictures/100000010000006C00000072721B806B.png" xlink:type="simple" xlink:show="embed" xlink:actuate="onLoad" draw:mime-type="image/png">
            <text:p/>
          </draw:image>
        </draw:frame>
        <draw:frame draw:style-name="gr1" draw:text-style-name="P1" draw:layer="layout" svg:width="4.078cm" svg:height="3.923cm" svg:x="35.052cm" svg:y="59.302cm">
          <draw:image xlink:href="Pictures/10000001000000730000006F34662AE4.png" xlink:type="simple" xlink:show="embed" xlink:actuate="onLoad" draw:mime-type="image/png">
            <text:p/>
          </draw:image>
        </draw:frame>
        <draw:frame draw:style-name="gr1" draw:text-style-name="P1" draw:layer="layout" svg:width="4.073cm" svg:height="4.02cm" svg:x="35.507cm" svg:y="53.544cm">
          <draw:image xlink:href="Pictures/1000000100000073000000718E7BCC51.png" xlink:type="simple" xlink:show="embed" xlink:actuate="onLoad" draw:mime-type="image/png">
            <text:p/>
          </draw:image>
        </draw:frame>
        <draw:frame draw:style-name="gr1" draw:text-style-name="P1" draw:layer="layout" svg:width="5.906cm" svg:height="0.853cm" svg:x="36.517cm" svg:y="50.915cm">
          <draw:image xlink:href="Pictures/10000001000000A700000018B00B924A.png" xlink:type="simple" xlink:show="embed" xlink:actuate="onLoad" draw:mime-type="image/png">
            <text:p/>
          </draw:image>
        </draw:frame>
        <draw:frame draw:style-name="gr1" draw:text-style-name="P1" draw:layer="layout" svg:width="6.122cm" svg:height="4.88cm" svg:x="35.655cm" svg:y="47.649cm">
          <draw:image xlink:href="Pictures/10000001000000AD0000008A8DF086B8.png" xlink:type="simple" xlink:show="embed" xlink:actuate="onLoad" draw:mime-type="image/png">
            <text:p/>
          </draw:image>
        </draw:frame>
        <draw:frame draw:style-name="gr1" draw:text-style-name="P1" draw:layer="layout" svg:width="4.483cm" svg:height="4.768cm" svg:x="42.366cm" svg:y="46.847cm">
          <draw:image xlink:href="Pictures/100000010000007F00000087E79CA92C.png" xlink:type="simple" xlink:show="embed" xlink:actuate="onLoad" draw:mime-type="image/png">
            <text:p/>
          </draw:image>
        </draw:frame>
        <draw:frame draw:style-name="gr1" draw:text-style-name="P1" draw:layer="layout" svg:width="0.817cm" svg:height="5.038cm" svg:x="42.591cm" svg:y="47.827cm">
          <draw:image xlink:href="Pictures/10000001000000170000008EC872B43E.png" xlink:type="simple" xlink:show="embed" xlink:actuate="onLoad" draw:mime-type="image/png">
            <text:p/>
          </draw:image>
        </draw:frame>
        <draw:frame draw:style-name="gr1" draw:text-style-name="P1" draw:layer="layout" svg:width="6.74cm" svg:height="1.035cm" svg:x="37.44cm" svg:y="44.509cm">
          <draw:image xlink:href="Pictures/10000001000000BF0000001D748DE508.png" xlink:type="simple" xlink:show="embed" xlink:actuate="onLoad" draw:mime-type="image/png">
            <text:p/>
          </draw:image>
        </draw:frame>
        <draw:frame draw:style-name="gr1" draw:text-style-name="P1" draw:layer="layout" svg:width="2cm" svg:height="6.912cm" svg:x="36.942cm" svg:y="41.969cm">
          <draw:image xlink:href="Pictures/1000000100000038000000C32133E0F5.png" xlink:type="simple" xlink:show="embed" xlink:actuate="onLoad" draw:mime-type="image/png">
            <text:p/>
          </draw:image>
        </draw:frame>
        <draw:frame draw:style-name="gr1" draw:text-style-name="P1" draw:layer="layout" svg:width="5.802cm" svg:height="0.575cm" svg:x="37.257cm" svg:y="44.965cm">
          <draw:image xlink:href="Pictures/10000001000000A4000000107EC3A2C1.png" xlink:type="simple" xlink:show="embed" xlink:actuate="onLoad" draw:mime-type="image/png">
            <text:p/>
          </draw:image>
        </draw:frame>
        <draw:frame draw:style-name="gr1" draw:text-style-name="P1" draw:layer="layout" svg:width="7.697cm" svg:height="4.838cm" svg:x="36.096cm" svg:y="37.09cm">
          <draw:image xlink:href="Pictures/10000001000000DA00000089827F29CC.png" xlink:type="simple" xlink:show="embed" xlink:actuate="onLoad" draw:mime-type="image/png">
            <text:p/>
          </draw:image>
        </draw:frame>
        <draw:frame draw:style-name="gr1" draw:text-style-name="P1" draw:layer="layout" svg:width="1.376cm" svg:height="28.366cm" svg:x="34.585cm" svg:y="34.718cm">
          <draw:image xlink:href="Pictures/1000000100000027000003244071049C.png" xlink:type="simple" xlink:show="embed" xlink:actuate="onLoad" draw:mime-type="image/png">
            <text:p/>
          </draw:image>
        </draw:frame>
        <draw:frame draw:style-name="gr1" draw:text-style-name="P1" draw:layer="layout" svg:width="5.065cm" svg:height="11.835cm" svg:x="40.404cm" svg:y="53.983cm">
          <draw:image xlink:href="Pictures/100000010000008F0000014F2021BF7D.png" xlink:type="simple" xlink:show="embed" xlink:actuate="onLoad" draw:mime-type="image/png">
            <text:p/>
          </draw:image>
        </draw:frame>
        <draw:frame draw:style-name="gr1" draw:text-style-name="P1" draw:layer="layout" svg:width="5.414cm" svg:height="9.902cm" svg:x="39.577cm" svg:y="54.601cm">
          <draw:image xlink:href="Pictures/10000001000000990000011868B654B4.png" xlink:type="simple" xlink:show="embed" xlink:actuate="onLoad" draw:mime-type="image/png">
            <text:p/>
          </draw:image>
        </draw:frame>
        <draw:frame draw:style-name="gr1" draw:text-style-name="P1" draw:layer="layout" svg:width="2.442cm" svg:height="8.716cm" svg:x="33.169cm" svg:y="54.659cm">
          <draw:image xlink:href="Pictures/1000000100000045000000F72EFEE263.png" xlink:type="simple" xlink:show="embed" xlink:actuate="onLoad" draw:mime-type="image/png">
            <text:p/>
          </draw:image>
        </draw:frame>
        <draw:frame draw:style-name="gr1" draw:text-style-name="P1" draw:layer="layout" svg:width="28.928cm" svg:height="26.958cm" svg:x="5.117cm" svg:y="34.849cm">
          <draw:image xlink:href="Pictures/1000000100000334000002FC47371588.png" xlink:type="simple" xlink:show="embed" xlink:actuate="onLoad" draw:mime-type="image/png">
            <text:p/>
          </draw:image>
        </draw:frame>
        <draw:frame draw:style-name="gr1" draw:text-style-name="P1" draw:layer="layout" svg:width="27.685cm" svg:height="26.769cm" svg:x="6.103cm" svg:y="33.934cm">
          <draw:image xlink:href="Pictures/1000000100000310000002F6494B3120.png" xlink:type="simple" xlink:show="embed" xlink:actuate="onLoad" draw:mime-type="image/png">
            <text:p/>
          </draw:image>
        </draw:frame>
        <draw:frame draw:style-name="gr1" draw:text-style-name="P1" draw:layer="layout" svg:width="30.515cm" svg:height="3.798cm" svg:x="4.477cm" svg:y="32.531cm">
          <draw:image xlink:href="Pictures/10000001000003610000006B09B5698D.png" xlink:type="simple" xlink:show="embed" xlink:actuate="onLoad" draw:mime-type="image/png">
            <text:p/>
          </draw:image>
        </draw:frame>
        <draw:frame draw:style-name="gr1" draw:text-style-name="P1" draw:layer="layout" svg:width="7.973cm" svg:height="3.393cm" svg:x="2.48cm" svg:y="26.511cm">
          <draw:image xlink:href="Pictures/10000001000000E20000006070F0A12A.png" xlink:type="simple" xlink:show="embed" xlink:actuate="onLoad" draw:mime-type="image/png">
            <text:p/>
          </draw:image>
        </draw:frame>
        <draw:frame draw:style-name="gr1" draw:text-style-name="P1" draw:layer="layout" svg:width="8.188cm" svg:height="3.402cm" svg:x="1.869cm" svg:y="26.695cm">
          <draw:image xlink:href="Pictures/10000001000000E80000006074E10AFF.png" xlink:type="simple" xlink:show="embed" xlink:actuate="onLoad" draw:mime-type="image/png">
            <text:p/>
          </draw:image>
        </draw:frame>
        <draw:frame draw:style-name="gr1" draw:text-style-name="P1" draw:layer="layout" svg:width="3.394cm" svg:height="2.318cm" svg:x="6.792cm" svg:y="29.429cm">
          <draw:image xlink:href="Pictures/1000000100000060000000414BFBCDF7.png" xlink:type="simple" xlink:show="embed" xlink:actuate="onLoad" draw:mime-type="image/png">
            <text:p/>
          </draw:image>
        </draw:frame>
        <draw:frame draw:style-name="gr1" draw:text-style-name="P1" draw:layer="layout" svg:width="2.506cm" svg:height="2.239cm" svg:x="7.869cm" svg:y="29.408cm">
          <draw:image xlink:href="Pictures/10000001000000470000003FFE3BFFA5.png" xlink:type="simple" xlink:show="embed" xlink:actuate="onLoad" draw:mime-type="image/png">
            <text:p/>
          </draw:image>
        </draw:frame>
        <draw:frame draw:style-name="gr1" draw:text-style-name="P1" draw:layer="layout" svg:width="4.308cm" svg:height="2.27cm" svg:x="4.091cm" svg:y="29.525cm">
          <draw:image xlink:href="Pictures/100000010000007A0000004007411926.png" xlink:type="simple" xlink:show="embed" xlink:actuate="onLoad" draw:mime-type="image/png">
            <text:p/>
          </draw:image>
        </draw:frame>
        <draw:frame draw:style-name="gr1" draw:text-style-name="P1" draw:layer="layout" svg:width="11.73cm" svg:height="16.193cm" svg:x="0.351cm" svg:y="14.754cm">
          <draw:image xlink:href="Pictures/100000010000014C000001CB67E5E444.png" xlink:type="simple" xlink:show="embed" xlink:actuate="onLoad" draw:mime-type="image/png">
            <text:p/>
          </draw:image>
        </draw:frame>
        <draw:frame draw:style-name="gr1" draw:text-style-name="P1" draw:layer="layout" svg:width="5.095cm" svg:height="6.872cm" svg:x="4.805cm" svg:y="15.177cm">
          <draw:image xlink:href="Pictures/1000000100000090000000C2EB63680A.png" xlink:type="simple" xlink:show="embed" xlink:actuate="onLoad" draw:mime-type="image/png">
            <text:p/>
          </draw:image>
        </draw:frame>
        <draw:frame draw:style-name="gr1" draw:text-style-name="P1" draw:layer="layout" svg:width="0.834cm" svg:height="0.639cm" svg:x="6.805cm" svg:y="20.799cm">
          <draw:image xlink:href="Pictures/100000010000001700000012C2C98EAA.png" xlink:type="simple" xlink:show="embed" xlink:actuate="onLoad" draw:mime-type="image/png">
            <text:p/>
          </draw:image>
        </draw:frame>
        <draw:frame draw:style-name="gr1" draw:text-style-name="P1" draw:layer="layout" svg:width="2.985cm" svg:height="1.647cm" svg:x="5.969cm" svg:y="20.67cm">
          <draw:image xlink:href="Pictures/10000001000000540000002EA3AE453E.png" xlink:type="simple" xlink:show="embed" xlink:actuate="onLoad" draw:mime-type="image/png">
            <text:p/>
          </draw:image>
        </draw:frame>
        <draw:frame draw:style-name="gr1" draw:text-style-name="P1" draw:layer="layout" svg:width="1.118cm" svg:height="1.063cm" svg:x="8.062cm" svg:y="21.228cm">
          <draw:image xlink:href="Pictures/100000010000001F0000001E3253DCA1.png" xlink:type="simple" xlink:show="embed" xlink:actuate="onLoad" draw:mime-type="image/png">
            <text:p/>
          </draw:image>
        </draw:frame>
        <draw:frame draw:style-name="gr1" draw:text-style-name="P1" draw:layer="layout" svg:width="1.885cm" svg:height="1.731cm" svg:x="5.631cm" svg:y="18.025cm">
          <draw:image xlink:href="Pictures/1000000100000035000000319CA863D4.png" xlink:type="simple" xlink:show="embed" xlink:actuate="onLoad" draw:mime-type="image/png">
            <text:p/>
          </draw:image>
        </draw:frame>
        <draw:frame draw:style-name="gr1" draw:text-style-name="P1" draw:layer="layout" svg:width="1.844cm" svg:height="0.743cm" svg:x="5.314cm" svg:y="18.316cm">
          <draw:image xlink:href="Pictures/1000000100000034000000151F8EEB62.png" xlink:type="simple" xlink:show="embed" xlink:actuate="onLoad" draw:mime-type="image/png">
            <text:p/>
          </draw:image>
        </draw:frame>
        <draw:frame draw:style-name="gr1" draw:text-style-name="P1" draw:layer="layout" svg:width="0.721cm" svg:height="1.412cm" svg:x="5.874cm" svg:y="17.934cm">
          <draw:image xlink:href="Pictures/100000010000001400000028B9F3BF4D.png" xlink:type="simple" xlink:show="embed" xlink:actuate="onLoad" draw:mime-type="image/png">
            <text:p/>
          </draw:image>
        </draw:frame>
        <draw:frame draw:style-name="gr1" draw:text-style-name="P1" draw:layer="layout" svg:width="1.762cm" svg:height="0.619cm" svg:x="4.808cm" svg:y="16.089cm">
          <draw:image xlink:href="Pictures/1000000100000031000000110EC02D72.png" xlink:type="simple" xlink:show="embed" xlink:actuate="onLoad" draw:mime-type="image/png">
            <text:p/>
          </draw:image>
        </draw:frame>
        <draw:frame draw:style-name="gr1" draw:text-style-name="P1" draw:layer="layout" svg:width="0.55cm" svg:height="1.992cm" svg:x="5.202cm" svg:y="15.122cm">
          <draw:image xlink:href="Pictures/100000010000000F0000003850076E96.png" xlink:type="simple" xlink:show="embed" xlink:actuate="onLoad" draw:mime-type="image/png">
            <text:p/>
          </draw:image>
        </draw:frame>
        <draw:frame draw:style-name="gr1" draw:text-style-name="P1" draw:layer="layout" svg:width="2.365cm" svg:height="2.374cm" svg:x="4.145cm" svg:y="14.708cm">
          <draw:image xlink:href="Pictures/1000000100000043000000437EE7492D.png" xlink:type="simple" xlink:show="embed" xlink:actuate="onLoad" draw:mime-type="image/png">
            <text:p/>
          </draw:image>
        </draw:frame>
        <draw:frame draw:style-name="gr1" draw:text-style-name="P1" draw:layer="layout" svg:width="2.182cm" svg:height="1.493cm" svg:x="4.329cm" svg:y="26.545cm">
          <draw:image xlink:href="Pictures/100000010000003D0000002A934A16B2.png" xlink:type="simple" xlink:show="embed" xlink:actuate="onLoad" draw:mime-type="image/png">
            <text:p/>
          </draw:image>
        </draw:frame>
        <draw:frame draw:style-name="gr1" draw:text-style-name="P1" draw:layer="layout" svg:width="1.461cm" svg:height="2.583cm" svg:x="3.69cm" svg:y="25.7cm">
          <draw:image xlink:href="Pictures/10000001000000290000004957EE06A5.png" xlink:type="simple" xlink:show="embed" xlink:actuate="onLoad" draw:mime-type="image/png">
            <text:p/>
          </draw:image>
        </draw:frame>
        <draw:frame draw:style-name="gr1" draw:text-style-name="P1" draw:layer="layout" svg:width="1.315cm" svg:height="0.454cm" svg:x="4.487cm" svg:y="26.006cm">
          <draw:image xlink:href="Pictures/10000001000000250000000C960A62EF.png" xlink:type="simple" xlink:show="embed" xlink:actuate="onLoad" draw:mime-type="image/png">
            <text:p/>
          </draw:image>
        </draw:frame>
        <draw:frame draw:style-name="gr1" draw:text-style-name="P1" draw:layer="layout" svg:width="2.292cm" svg:height="0.483cm" svg:x="4.07cm" svg:y="26.436cm">
          <draw:image xlink:href="Pictures/10000001000000400000000D6149E9DB.png" xlink:type="simple" xlink:show="embed" xlink:actuate="onLoad" draw:mime-type="image/png">
            <text:p/>
          </draw:image>
        </draw:frame>
        <draw:frame draw:style-name="gr1" draw:text-style-name="P1" draw:layer="layout" svg:width="2.566cm" svg:height="0.531cm" svg:x="3.443cm" svg:y="26.778cm">
          <draw:image xlink:href="Pictures/10000001000000480000000F99798FB6.png" xlink:type="simple" xlink:show="embed" xlink:actuate="onLoad" draw:mime-type="image/png">
            <text:p/>
          </draw:image>
        </draw:frame>
        <draw:frame draw:style-name="gr1" draw:text-style-name="P1" draw:layer="layout" svg:width="2.369cm" svg:height="0.716cm" svg:x="3.529cm" svg:y="26.586cm">
          <draw:image xlink:href="Pictures/10000001000000430000001416DDAD63.png" xlink:type="simple" xlink:show="embed" xlink:actuate="onLoad" draw:mime-type="image/png">
            <text:p/>
          </draw:image>
        </draw:frame>
        <draw:frame draw:style-name="gr1" draw:text-style-name="P1" draw:layer="layout" svg:width="0.386cm" svg:height="2.227cm" svg:x="4.055cm" svg:y="25.868cm">
          <draw:image xlink:href="Pictures/100000010000000A0000003F097A25E2.png" xlink:type="simple" xlink:show="embed" xlink:actuate="onLoad" draw:mime-type="image/png">
            <text:p/>
          </draw:image>
        </draw:frame>
        <draw:frame draw:style-name="gr1" draw:text-style-name="P1" draw:layer="layout" svg:width="1.055cm" svg:height="1.541cm" svg:x="7.198cm" svg:y="27.099cm">
          <draw:image xlink:href="Pictures/100000010000001D0000002B06D8B98C.png" xlink:type="simple" xlink:show="embed" xlink:actuate="onLoad" draw:mime-type="image/png">
            <text:p/>
          </draw:image>
        </draw:frame>
        <draw:frame draw:style-name="gr1" draw:text-style-name="P1" draw:layer="layout" svg:width="1.854cm" svg:height="3.043cm" svg:x="7.281cm" svg:y="26.06cm">
          <draw:image xlink:href="Pictures/100000010000003400000056EADA7573.png" xlink:type="simple" xlink:show="embed" xlink:actuate="onLoad" draw:mime-type="image/png">
            <text:p/>
          </draw:image>
        </draw:frame>
        <draw:frame draw:style-name="gr1" draw:text-style-name="P1" draw:layer="layout" svg:width="1.141cm" svg:height="2.495cm" svg:x="7.602cm" svg:y="26.273cm">
          <draw:image xlink:href="Pictures/100000010000002000000046074C28B8.png" xlink:type="simple" xlink:show="embed" xlink:actuate="onLoad" draw:mime-type="image/png">
            <text:p/>
          </draw:image>
        </draw:frame>
        <draw:frame draw:style-name="gr1" draw:text-style-name="P1" draw:layer="layout" svg:width="2.97cm" svg:height="1.158cm" svg:x="8.028cm" svg:y="27.427cm">
          <draw:image xlink:href="Pictures/10000001000000540000002080F4AE4F.png" xlink:type="simple" xlink:show="embed" xlink:actuate="onLoad" draw:mime-type="image/png">
            <text:p/>
          </draw:image>
        </draw:frame>
        <draw:frame draw:style-name="gr1" draw:text-style-name="P1" draw:layer="layout" svg:width="2.781cm" svg:height="0.554cm" svg:x="8.333cm" svg:y="26.687cm">
          <draw:image xlink:href="Pictures/100000010000004E0000000F0DA068FD.png" xlink:type="simple" xlink:show="embed" xlink:actuate="onLoad" draw:mime-type="image/png">
            <text:p/>
          </draw:image>
        </draw:frame>
        <draw:frame draw:style-name="gr1" draw:text-style-name="P1" draw:layer="layout" svg:width="1.642cm" svg:height="1.799cm" svg:x="6.486cm" svg:y="24.663cm">
          <draw:image xlink:href="Pictures/100000010000002E000000339A9B2935.png" xlink:type="simple" xlink:show="embed" xlink:actuate="onLoad" draw:mime-type="image/png">
            <text:p/>
          </draw:image>
        </draw:frame>
        <draw:frame draw:style-name="gr1" draw:text-style-name="P1" draw:layer="layout" svg:width="1.488cm" svg:height="2.941cm" svg:x="7.975cm" svg:y="22.941cm">
          <draw:image xlink:href="Pictures/100000010000002A00000053D1F48615.png" xlink:type="simple" xlink:show="embed" xlink:actuate="onLoad" draw:mime-type="image/png">
            <text:p/>
          </draw:image>
        </draw:frame>
        <draw:frame draw:style-name="gr1" draw:text-style-name="P1" draw:layer="layout" svg:width="1.86cm" svg:height="1.863cm" svg:x="5.741cm" svg:y="24.027cm">
          <draw:image xlink:href="Pictures/100000010000003400000034EAF1BB5E.png" xlink:type="simple" xlink:show="embed" xlink:actuate="onLoad" draw:mime-type="image/png">
            <text:p/>
          </draw:image>
        </draw:frame>
        <draw:frame draw:style-name="gr1" draw:text-style-name="P1" draw:layer="layout" svg:width="1.573cm" svg:height="0.5cm" svg:x="0.293cm" svg:y="27.588cm">
          <draw:image xlink:href="Pictures/100000010000002C0000000EF90EEF1E.png" xlink:type="simple" xlink:show="embed" xlink:actuate="onLoad" draw:mime-type="image/png">
            <text:p/>
          </draw:image>
        </draw:frame>
        <draw:frame draw:style-name="gr1" draw:text-style-name="P1" draw:layer="layout" svg:width="0.592cm" svg:height="2.436cm" svg:x="-0.054cm" svg:y="26.432cm">
          <draw:image xlink:href="Pictures/1000000100000010000000459373FAC8.png" xlink:type="simple" xlink:show="embed" xlink:actuate="onLoad" draw:mime-type="image/png">
            <text:p/>
          </draw:image>
        </draw:frame>
        <draw:frame draw:style-name="gr1" draw:text-style-name="P1" draw:layer="layout" svg:width="0.639cm" svg:height="1.749cm" svg:x="-0.142cm" svg:y="26.524cm">
          <draw:image xlink:href="Pictures/1000000100000012000000315662A471.png" xlink:type="simple" xlink:show="embed" xlink:actuate="onLoad" draw:mime-type="image/png">
            <text:p/>
          </draw:image>
        </draw:frame>
        <draw:frame draw:style-name="gr1" draw:text-style-name="P1" draw:layer="layout" svg:width="0.753cm" svg:height="2.151cm" svg:x="-0.136cm" svg:y="26.679cm">
          <draw:image xlink:href="Pictures/10000001000000150000003DD9FAF5E5.png" xlink:type="simple" xlink:show="embed" xlink:actuate="onLoad" draw:mime-type="image/png">
            <text:p/>
          </draw:image>
        </draw:frame>
        <draw:frame draw:style-name="gr1" draw:text-style-name="P1" draw:layer="layout" svg:width="1.906cm" svg:height="1.687cm" svg:x="0.174cm" svg:y="24.925cm">
          <draw:image xlink:href="Pictures/10000001000000360000002F941C41EA.png" xlink:type="simple" xlink:show="embed" xlink:actuate="onLoad" draw:mime-type="image/png">
            <text:p/>
          </draw:image>
        </draw:frame>
        <draw:frame draw:style-name="gr1" draw:text-style-name="P1" draw:layer="layout" svg:width="2.309cm" svg:height="1.316cm" svg:x="0.17cm" svg:y="21.29cm">
          <draw:image xlink:href="Pictures/100000010000004100000025F6EB0041.png" xlink:type="simple" xlink:show="embed" xlink:actuate="onLoad" draw:mime-type="image/png">
            <text:p/>
          </draw:image>
        </draw:frame>
        <draw:frame draw:style-name="gr1" draw:text-style-name="P1" draw:layer="layout" svg:width="2.776cm" svg:height="0.971cm" svg:x="0.153cm" svg:y="19.618cm">
          <draw:image xlink:href="Pictures/100000010000004E0000001BA21C7FA8.png" xlink:type="simple" xlink:show="embed" xlink:actuate="onLoad" draw:mime-type="image/png">
            <text:p/>
          </draw:image>
        </draw:frame>
        <draw:frame draw:style-name="gr1" draw:text-style-name="P1" draw:layer="layout" svg:width="0.561cm" svg:height="1.556cm" svg:x="1.213cm" svg:y="19.435cm">
          <draw:image xlink:href="Pictures/100000010000000F0000002C4BB0AB97.png" xlink:type="simple" xlink:show="embed" xlink:actuate="onLoad" draw:mime-type="image/png">
            <text:p/>
          </draw:image>
        </draw:frame>
        <draw:frame draw:style-name="gr1" draw:text-style-name="P1" draw:layer="layout" svg:width="0.876cm" svg:height="1.454cm" svg:x="1.094cm" svg:y="17.818cm">
          <draw:image xlink:href="Pictures/1000000100000018000000293C9DFACE.png" xlink:type="simple" xlink:show="embed" xlink:actuate="onLoad" draw:mime-type="image/png">
            <text:p/>
          </draw:image>
        </draw:frame>
        <draw:frame draw:style-name="gr1" draw:text-style-name="P1" draw:layer="layout" svg:width="2.59cm" svg:height="1.127cm" svg:x="-0.146cm" svg:y="15.497cm">
          <draw:image xlink:href="Pictures/10000001000000490000001FE579FAAD.png" xlink:type="simple" xlink:show="embed" xlink:actuate="onLoad" draw:mime-type="image/png">
            <text:p/>
          </draw:image>
        </draw:frame>
        <draw:frame draw:style-name="gr1" draw:text-style-name="P1" draw:layer="layout" svg:width="2.181cm" svg:height="1.123cm" svg:x="-0.048cm" svg:y="14.796cm">
          <draw:image xlink:href="Pictures/100000010000003D0000001F196F88EF.png" xlink:type="simple" xlink:show="embed" xlink:actuate="onLoad" draw:mime-type="image/png">
            <text:p/>
          </draw:image>
        </draw:frame>
        <draw:frame draw:style-name="gr1" draw:text-style-name="P1" draw:layer="layout" svg:width="0.856cm" svg:height="0.488cm" svg:x="1.577cm" svg:y="13.134cm">
          <draw:image xlink:href="Pictures/10000001000000180000000DF9B89B13.png" xlink:type="simple" xlink:show="embed" xlink:actuate="onLoad" draw:mime-type="image/png">
            <text:p/>
          </draw:image>
        </draw:frame>
        <draw:frame draw:style-name="gr1" draw:text-style-name="P1" draw:layer="layout" svg:width="0.343cm" svg:height="0.369cm" svg:x="1.027cm" svg:y="13.354cm">
          <draw:image xlink:href="Pictures/10000001000000090000000A4AAB4C5D.png" xlink:type="simple" xlink:show="embed" xlink:actuate="onLoad" draw:mime-type="image/png">
            <text:p/>
          </draw:image>
        </draw:frame>
        <draw:frame draw:style-name="gr1" draw:text-style-name="P1" draw:layer="layout" svg:width="2.022cm" svg:height="1.413cm" svg:x="0.57cm" svg:y="11.397cm">
          <draw:image xlink:href="Pictures/100000010000003900000028586F252E.png" xlink:type="simple" xlink:show="embed" xlink:actuate="onLoad" draw:mime-type="image/png">
            <text:p/>
          </draw:image>
        </draw:frame>
        <draw:frame draw:style-name="gr1" draw:text-style-name="P1" draw:layer="layout" svg:width="0.829cm" svg:height="0.601cm" svg:x="0.769cm" svg:y="16.249cm">
          <draw:image xlink:href="Pictures/100000010000001700000011C94D7ACC.png" xlink:type="simple" xlink:show="embed" xlink:actuate="onLoad" draw:mime-type="image/png">
            <text:p/>
          </draw:image>
        </draw:frame>
        <draw:frame draw:style-name="gr1" draw:text-style-name="P1" draw:layer="layout" svg:width="0.327cm" svg:height="0.329cm" svg:x="0.079cm" svg:y="16.132cm">
          <draw:image xlink:href="Pictures/100000010000000900000009A26BFA94.png" xlink:type="simple" xlink:show="embed" xlink:actuate="onLoad" draw:mime-type="image/png">
            <text:p/>
          </draw:image>
        </draw:frame>
        <draw:frame draw:style-name="gr1" draw:text-style-name="P1" draw:layer="layout" svg:width="1.966cm" svg:height="1.924cm" svg:x="0.188cm" svg:y="10.379cm">
          <draw:image xlink:href="Pictures/100000010000003700000036D7EFBAE7.png" xlink:type="simple" xlink:show="embed" xlink:actuate="onLoad" draw:mime-type="image/png">
            <text:p/>
          </draw:image>
        </draw:frame>
        <draw:frame draw:style-name="gr1" draw:text-style-name="P1" draw:layer="layout" svg:width="7.622cm" svg:height="0.726cm" svg:x="3.699cm" svg:y="9.966cm">
          <draw:image xlink:href="Pictures/10000001000000D800000014BB01653E.png" xlink:type="simple" xlink:show="embed" xlink:actuate="onLoad" draw:mime-type="image/png">
            <text:p/>
          </draw:image>
        </draw:frame>
        <draw:frame draw:style-name="gr1" draw:text-style-name="P1" draw:layer="layout" svg:width="9.119cm" svg:height="1.485cm" svg:x="3.413cm" svg:y="6.04cm">
          <draw:image xlink:href="Pictures/10000001000001020000002A877C6773.png" xlink:type="simple" xlink:show="embed" xlink:actuate="onLoad" draw:mime-type="image/png">
            <text:p/>
          </draw:image>
        </draw:frame>
        <draw:frame draw:style-name="gr1" draw:text-style-name="P1" draw:layer="layout" svg:width="1.192cm" svg:height="13.14cm" svg:x="6.901cm" svg:y="1.257cm">
          <draw:image xlink:href="Pictures/10000001000000210000017447C634D1.png" xlink:type="simple" xlink:show="embed" xlink:actuate="onLoad" draw:mime-type="image/png">
            <text:p/>
          </draw:image>
        </draw:frame>
        <draw:frame draw:style-name="gr1" draw:text-style-name="P1" draw:layer="layout" svg:width="2.375cm" svg:height="16.681cm" svg:x="9.731cm" svg:y="0.33cm">
          <draw:image xlink:href="Pictures/1000000100000043000001D806DF71E2.png" xlink:type="simple" xlink:show="embed" xlink:actuate="onLoad" draw:mime-type="image/png">
            <text:p/>
          </draw:image>
        </draw:frame>
        <draw:frame draw:style-name="gr1" draw:text-style-name="P1" draw:layer="layout" svg:width="6.942cm" svg:height="1.352cm" svg:x="1.97cm" svg:y="0.576cm">
          <draw:image xlink:href="Pictures/10000001000000C400000026034FC021.png" xlink:type="simple" xlink:show="embed" xlink:actuate="onLoad" draw:mime-type="image/png">
            <text:p/>
          </draw:image>
        </draw:frame>
        <draw:frame draw:style-name="gr1" draw:text-style-name="P1" draw:layer="layout" svg:width="1.79cm" svg:height="3.697cm" svg:x="6.742cm" svg:y="10.471cm">
          <draw:image xlink:href="Pictures/1000000100000032000000682973232D.png" xlink:type="simple" xlink:show="embed" xlink:actuate="onLoad" draw:mime-type="image/png">
            <text:p/>
          </draw:image>
        </draw:frame>
        <draw:frame draw:style-name="gr1" draw:text-style-name="P1" draw:layer="layout" svg:width="4.171cm" svg:height="0.754cm" svg:x="6.521cm" svg:y="8.362cm">
          <draw:image xlink:href="Pictures/1000000100000076000000153B6E8EF1.png" xlink:type="simple" xlink:show="embed" xlink:actuate="onLoad" draw:mime-type="image/png">
            <text:p/>
          </draw:image>
        </draw:frame>
        <draw:frame draw:style-name="gr1" draw:text-style-name="P1" draw:layer="layout" svg:width="3.752cm" svg:height="1.355cm" svg:x="6.507cm" svg:y="7.578cm">
          <draw:image xlink:href="Pictures/100000010000006A00000026F9EFF357.png" xlink:type="simple" xlink:show="embed" xlink:actuate="onLoad" draw:mime-type="image/png">
            <text:p/>
          </draw:image>
        </draw:frame>
        <draw:frame draw:style-name="gr1" draw:text-style-name="P1" draw:layer="layout" svg:width="1.084cm" svg:height="5.925cm" svg:x="4.843cm" svg:y="0.139cm">
          <draw:image xlink:href="Pictures/100000010000001E000000A706AB3FBC.png" xlink:type="simple" xlink:show="embed" xlink:actuate="onLoad" draw:mime-type="image/png">
            <text:p/>
          </draw:image>
        </draw:frame>
        <draw:frame draw:style-name="gr1" draw:text-style-name="P1" draw:layer="layout" svg:width="0.826cm" svg:height="5.801cm" svg:x="3.148cm" svg:y="0.192cm">
          <draw:image xlink:href="Pictures/1000000100000017000000A47B01317F.png" xlink:type="simple" xlink:show="embed" xlink:actuate="onLoad" draw:mime-type="image/png">
            <text:p/>
          </draw:image>
        </draw:frame>
        <draw:frame draw:style-name="gr1" draw:text-style-name="P1" draw:layer="layout" svg:width="1.886cm" svg:height="0.471cm" svg:x="3.328cm" svg:y="5.002cm">
          <draw:image xlink:href="Pictures/10000001000000350000000D56B9FD58.png" xlink:type="simple" xlink:show="embed" xlink:actuate="onLoad" draw:mime-type="image/png">
            <text:p/>
          </draw:image>
        </draw:frame>
        <draw:frame draw:style-name="gr1" draw:text-style-name="P1" draw:layer="layout" svg:width="2.701cm" svg:height="1.708cm" svg:x="10.454cm" svg:y="11.745cm">
          <draw:image xlink:href="Pictures/100000010000004C00000030E66121E3.png" xlink:type="simple" xlink:show="embed" xlink:actuate="onLoad" draw:mime-type="image/png">
            <text:p/>
          </draw:image>
        </draw:frame>
        <draw:frame draw:style-name="gr1" draw:text-style-name="P1" draw:layer="layout" svg:width="1.74cm" svg:height="1.409cm" svg:x="11.417cm" svg:y="10.05cm">
          <draw:image xlink:href="Pictures/100000010000003100000027F17B9A86.png" xlink:type="simple" xlink:show="embed" xlink:actuate="onLoad" draw:mime-type="image/png">
            <text:p/>
          </draw:image>
        </draw:frame>
        <draw:frame draw:style-name="gr1" draw:text-style-name="P1" draw:layer="layout" svg:width="2.193cm" svg:height="0.5cm" svg:x="11.152cm" svg:y="8.751cm">
          <draw:image xlink:href="Pictures/100000010000003E0000000ECF859CFF.png" xlink:type="simple" xlink:show="embed" xlink:actuate="onLoad" draw:mime-type="image/png">
            <text:p/>
          </draw:image>
        </draw:frame>
        <draw:frame draw:style-name="gr1" draw:text-style-name="P1" draw:layer="layout" svg:width="1.271cm" svg:height="1.189cm" svg:x="11.977cm" svg:y="7.517cm">
          <draw:image xlink:href="Pictures/10000001000000240000002115319157.png" xlink:type="simple" xlink:show="embed" xlink:actuate="onLoad" draw:mime-type="image/png">
            <text:p/>
          </draw:image>
        </draw:frame>
        <draw:frame draw:style-name="gr1" draw:text-style-name="P1" draw:layer="layout" svg:width="1.218cm" svg:height="0.821cm" svg:x="11.99cm" svg:y="6.592cm">
          <draw:image xlink:href="Pictures/100000010000002200000017E71073E1.png" xlink:type="simple" xlink:show="embed" xlink:actuate="onLoad" draw:mime-type="image/png">
            <text:p/>
          </draw:image>
        </draw:frame>
        <draw:frame draw:style-name="gr1" draw:text-style-name="P1" draw:layer="layout" svg:width="2.997cm" svg:height="1.561cm" svg:x="10.742cm" svg:y="3.089cm">
          <draw:image xlink:href="Pictures/10000001000000540000002C7C2797E0.png" xlink:type="simple" xlink:show="embed" xlink:actuate="onLoad" draw:mime-type="image/png">
            <text:p/>
          </draw:image>
        </draw:frame>
        <draw:frame draw:style-name="gr1" draw:text-style-name="P1" draw:layer="layout" svg:width="1.388cm" svg:height="1.065cm" svg:x="11.97cm" svg:y="1.741cm">
          <draw:image xlink:href="Pictures/10000001000000270000001E67A58794.png" xlink:type="simple" xlink:show="embed" xlink:actuate="onLoad" draw:mime-type="image/png">
            <text:p/>
          </draw:image>
        </draw:frame>
        <draw:frame draw:style-name="gr1" draw:text-style-name="P1" draw:layer="layout" svg:width="1.738cm" svg:height="0.976cm" svg:x="11.956cm" svg:y="1.01cm">
          <draw:image xlink:href="Pictures/10000001000000310000001B88A74DE0.png" xlink:type="simple" xlink:show="embed" xlink:actuate="onLoad" draw:mime-type="image/png">
            <text:p/>
          </draw:image>
        </draw:frame>
        <draw:frame draw:style-name="gr1" draw:text-style-name="P1" draw:layer="layout" svg:width="2.385cm" svg:height="1.381cm" svg:x="11.659cm" svg:y="0.455cm">
          <draw:image xlink:href="Pictures/100000010000004300000027E199613F.png" xlink:type="simple" xlink:show="embed" xlink:actuate="onLoad" draw:mime-type="image/png">
            <text:p/>
          </draw:image>
        </draw:frame>
        <draw:frame draw:style-name="gr1" draw:text-style-name="P1" draw:layer="layout" svg:width="4.984cm" svg:height="1.934cm" svg:x="14.682cm" svg:y="27.689cm">
          <draw:image xlink:href="Pictures/100000010000008D00000036F416F042.png" xlink:type="simple" xlink:show="embed" xlink:actuate="onLoad" draw:mime-type="image/png">
            <text:p/>
          </draw:image>
        </draw:frame>
        <draw:frame draw:style-name="gr1" draw:text-style-name="P1" draw:layer="layout" svg:width="4.771cm" svg:height="3.673cm" svg:x="14.616cm" svg:y="24.082cm">
          <draw:image xlink:href="Pictures/1000000100000087000000686E864A44.png" xlink:type="simple" xlink:show="embed" xlink:actuate="onLoad" draw:mime-type="image/png">
            <text:p/>
          </draw:image>
        </draw:frame>
        <draw:frame draw:style-name="gr1" draw:text-style-name="P1" draw:layer="layout" svg:width="0.574cm" svg:height="3.116cm" svg:x="17.175cm" svg:y="25.155cm">
          <draw:image xlink:href="Pictures/10000001000000100000005891E6BF4D.png" xlink:type="simple" xlink:show="embed" xlink:actuate="onLoad" draw:mime-type="image/png">
            <text:p/>
          </draw:image>
        </draw:frame>
        <draw:frame draw:style-name="gr1" draw:text-style-name="P1" draw:layer="layout" svg:width="4.636cm" svg:height="4.175cm" svg:x="14.481cm" svg:y="24.858cm">
          <draw:image xlink:href="Pictures/1000000100000083000000761DFEC792.png" xlink:type="simple" xlink:show="embed" xlink:actuate="onLoad" draw:mime-type="image/png">
            <text:p/>
          </draw:image>
        </draw:frame>
        <draw:frame draw:style-name="gr1" draw:text-style-name="P1" draw:layer="layout" svg:width="4.103cm" svg:height="2.195cm" svg:x="14.495cm" svg:y="20.407cm">
          <draw:image xlink:href="Pictures/10000001000000740000003E0831300B.png" xlink:type="simple" xlink:show="embed" xlink:actuate="onLoad" draw:mime-type="image/png">
            <text:p/>
          </draw:image>
        </draw:frame>
        <draw:frame draw:style-name="gr1" draw:text-style-name="P1" draw:layer="layout" svg:width="4.135cm" svg:height="2.703cm" svg:x="15.18cm" svg:y="16.179cm">
          <draw:image xlink:href="Pictures/10000001000000750000004C9B1C3381.png" xlink:type="simple" xlink:show="embed" xlink:actuate="onLoad" draw:mime-type="image/png">
            <text:p/>
          </draw:image>
        </draw:frame>
        <draw:frame draw:style-name="gr1" draw:text-style-name="P1" draw:layer="layout" svg:width="4.328cm" svg:height="2.271cm" svg:x="15.251cm" svg:y="12.587cm">
          <draw:image xlink:href="Pictures/100000010000007A000000401B061D17.png" xlink:type="simple" xlink:show="embed" xlink:actuate="onLoad" draw:mime-type="image/png">
            <text:p/>
          </draw:image>
        </draw:frame>
        <draw:frame draw:style-name="gr1" draw:text-style-name="P1" draw:layer="layout" svg:width="5.017cm" svg:height="2.496cm" svg:x="14.827cm" svg:y="9.974cm">
          <draw:image xlink:href="Pictures/100000010000008E0000004688957609.png" xlink:type="simple" xlink:show="embed" xlink:actuate="onLoad" draw:mime-type="image/png">
            <text:p/>
          </draw:image>
        </draw:frame>
        <draw:frame draw:style-name="gr1" draw:text-style-name="P1" draw:layer="layout" svg:width="0.577cm" svg:height="2.299cm" svg:x="17.083cm" svg:y="9.677cm">
          <draw:image xlink:href="Pictures/1000000100000010000000415DB86932.png" xlink:type="simple" xlink:show="embed" xlink:actuate="onLoad" draw:mime-type="image/png">
            <text:p/>
          </draw:image>
        </draw:frame>
        <draw:frame draw:style-name="gr1" draw:text-style-name="P1" draw:layer="layout" svg:width="3.385cm" svg:height="2.565cm" svg:x="15.2cm" svg:y="6.339cm">
          <draw:image xlink:href="Pictures/100000010000005F000000488C982AF4.png" xlink:type="simple" xlink:show="embed" xlink:actuate="onLoad" draw:mime-type="image/png">
            <text:p/>
          </draw:image>
        </draw:frame>
        <draw:frame draw:style-name="gr1" draw:text-style-name="P1" draw:layer="layout" svg:width="4.32cm" svg:height="2.279cm" svg:x="14.971cm" svg:y="3.528cm">
          <draw:image xlink:href="Pictures/100000010000007A00000040194126E2.png" xlink:type="simple" xlink:show="embed" xlink:actuate="onLoad" draw:mime-type="image/png">
            <text:p/>
          </draw:image>
        </draw:frame>
        <draw:frame draw:style-name="gr1" draw:text-style-name="P1" draw:layer="layout" svg:width="3.325cm" svg:height="1.971cm" svg:x="15.592cm" svg:y="1.109cm">
          <draw:image xlink:href="Pictures/100000010000005E000000371D5804A2.png" xlink:type="simple" xlink:show="embed" xlink:actuate="onLoad" draw:mime-type="image/png">
            <text:p/>
          </draw:image>
        </draw:frame>
        <draw:frame draw:style-name="gr1" draw:text-style-name="P1" draw:layer="layout" svg:width="0.409cm" svg:height="1.553cm" svg:x="17.108cm" svg:y="1.787cm">
          <draw:image xlink:href="Pictures/100000010000000B0000002CD25D8562.png" xlink:type="simple" xlink:show="embed" xlink:actuate="onLoad" draw:mime-type="image/png">
            <text:p/>
          </draw:image>
        </draw:frame>
        <draw:frame draw:style-name="gr1" draw:text-style-name="P1" draw:layer="layout" svg:width="3.857cm" svg:height="3.048cm" svg:x="15.063cm" svg:y="0.324cm">
          <draw:image xlink:href="Pictures/100000010000006D00000056CD1F0218.png" xlink:type="simple" xlink:show="embed" xlink:actuate="onLoad" draw:mime-type="image/png">
            <text:p/>
          </draw:image>
        </draw:frame>
        <draw:frame draw:style-name="gr1" draw:text-style-name="P1" draw:layer="layout" svg:width="0.993cm" svg:height="1.654cm" svg:x="16.795cm" svg:y="1.206cm">
          <draw:image xlink:href="Pictures/100000010000001C0000002E8BCC9588.png" xlink:type="simple" xlink:show="embed" xlink:actuate="onLoad" draw:mime-type="image/png">
            <text:p/>
          </draw:image>
        </draw:frame>
        <draw:frame draw:style-name="gr1" draw:text-style-name="P1" draw:layer="layout" svg:width="4.789cm" svg:height="3.059cm" svg:x="14.67cm" svg:y="2.722cm">
          <draw:image xlink:href="Pictures/100000010000008700000056759518CA.png" xlink:type="simple" xlink:show="embed" xlink:actuate="onLoad" draw:mime-type="image/png">
            <text:p/>
          </draw:image>
        </draw:frame>
        <draw:frame draw:style-name="gr1" draw:text-style-name="P1" draw:layer="layout" svg:width="3.689cm" svg:height="3.059cm" svg:x="15.025cm" svg:y="5.628cm">
          <draw:image xlink:href="Pictures/100000010000006800000056D253F638.png" xlink:type="simple" xlink:show="embed" xlink:actuate="onLoad" draw:mime-type="image/png">
            <text:p/>
          </draw:image>
        </draw:frame>
        <draw:frame draw:style-name="gr1" draw:text-style-name="P1" draw:layer="layout" svg:width="5.003cm" svg:height="2.654cm" svg:x="14.284cm" svg:y="9.674cm">
          <draw:image xlink:href="Pictures/100000010000008D0000004B092DE287.png" xlink:type="simple" xlink:show="embed" xlink:actuate="onLoad" draw:mime-type="image/png">
            <text:p/>
          </draw:image>
        </draw:frame>
        <draw:frame draw:style-name="gr1" draw:text-style-name="P1" draw:layer="layout" svg:width="0.737cm" svg:height="2.197cm" svg:x="16.616cm" svg:y="8.948cm">
          <draw:image xlink:href="Pictures/10000001000000140000003EDAD5F0D5.png" xlink:type="simple" xlink:show="embed" xlink:actuate="onLoad" draw:mime-type="image/png">
            <text:p/>
          </draw:image>
        </draw:frame>
        <draw:frame draw:style-name="gr1" draw:text-style-name="P1" draw:layer="layout" svg:width="4.387cm" svg:height="3.491cm" svg:x="15.146cm" svg:y="11.638cm">
          <draw:image xlink:href="Pictures/100000010000007C00000062B5956A0C.png" xlink:type="simple" xlink:show="embed" xlink:actuate="onLoad" draw:mime-type="image/png">
            <text:p/>
          </draw:image>
        </draw:frame>
        <draw:frame draw:style-name="gr1" draw:text-style-name="P1" draw:layer="layout" svg:width="4.222cm" svg:height="3.484cm" svg:x="14.975cm" svg:y="15.091cm">
          <draw:image xlink:href="Pictures/100000010000007700000062B3297DAE.png" xlink:type="simple" xlink:show="embed" xlink:actuate="onLoad" draw:mime-type="image/png">
            <text:p/>
          </draw:image>
        </draw:frame>
        <draw:frame draw:style-name="gr1" draw:text-style-name="P1" draw:layer="layout" svg:width="5.092cm" svg:height="2.941cm" svg:x="13.739cm" svg:y="19.532cm">
          <draw:image xlink:href="Pictures/100000010000009000000053FD9D6556.png" xlink:type="simple" xlink:show="embed" xlink:actuate="onLoad" draw:mime-type="image/png">
            <text:p/>
          </draw:image>
        </draw:frame>
        <draw:frame draw:style-name="gr1" draw:text-style-name="P1" draw:layer="layout" svg:width="5.367cm" svg:height="5.261cm" svg:x="14.71cm" svg:y="23.847cm">
          <draw:image xlink:href="Pictures/10000001000000980000009502249A8A.png" xlink:type="simple" xlink:show="embed" xlink:actuate="onLoad" draw:mime-type="image/png">
            <text:p/>
          </draw:image>
        </draw:frame>
        <draw:frame draw:style-name="gr1" draw:text-style-name="P1" draw:layer="layout" svg:width="0.383cm" svg:height="1.946cm" svg:x="16.975cm" svg:y="25.401cm">
          <draw:image xlink:href="Pictures/100000010000000A000000377DF952CE.png" xlink:type="simple" xlink:show="embed" xlink:actuate="onLoad" draw:mime-type="image/png">
            <text:p/>
          </draw:image>
        </draw:frame>
        <draw:frame draw:style-name="gr1" draw:text-style-name="P1" draw:layer="layout" svg:width="7.933cm" svg:height="29.84cm" svg:x="14.105cm" svg:y="1.682cm">
          <draw:image xlink:href="Pictures/10000001000000E00000034D34F17E75.png" xlink:type="simple" xlink:show="embed" xlink:actuate="onLoad" draw:mime-type="image/png">
            <text:p/>
          </draw:image>
        </draw:frame>
        <draw:frame draw:style-name="gr1" draw:text-style-name="P1" draw:layer="layout" svg:width="5.281cm" svg:height="4.262cm" svg:x="20.203cm" svg:y="29.137cm">
          <draw:image xlink:href="Pictures/1000000100000095000000780AED4119.png" xlink:type="simple" xlink:show="embed" xlink:actuate="onLoad" draw:mime-type="image/png">
            <text:p/>
          </draw:image>
        </draw:frame>
        <draw:frame draw:style-name="gr1" draw:text-style-name="P1" draw:layer="layout" svg:width="0.375cm" svg:height="0.52cm" svg:x="13.793cm" svg:y="29.285cm">
          <draw:image xlink:href="Pictures/100000010000000A0000000E3FD3A66F.png" xlink:type="simple" xlink:show="embed" xlink:actuate="onLoad" draw:mime-type="image/png">
            <text:p/>
          </draw:image>
        </draw:frame>
        <draw:frame draw:style-name="gr1" draw:text-style-name="P1" draw:layer="layout" svg:width="4.162cm" svg:height="6.998cm" svg:x="10.32cm" svg:y="29.1cm">
          <draw:image xlink:href="Pictures/1000000100000076000000C64EB96B78.png" xlink:type="simple" xlink:show="embed" xlink:actuate="onLoad" draw:mime-type="image/png">
            <text:p/>
          </draw:image>
        </draw:frame>
        <draw:frame draw:style-name="gr1" draw:text-style-name="P1" draw:layer="layout" svg:width="2.773cm" svg:height="2.941cm" svg:x="20.121cm" svg:y="-0.117cm">
          <draw:image xlink:href="Pictures/100000010000004E000000533DEB88A4.png" xlink:type="simple" xlink:show="embed" xlink:actuate="onLoad" draw:mime-type="image/png">
            <text:p/>
          </draw:image>
        </draw:frame>
        <draw:frame draw:style-name="gr1" draw:text-style-name="P1" draw:layer="layout" svg:width="3.106cm" svg:height="4.285cm" svg:x="19.927cm" svg:y="-0.049cm">
          <draw:image xlink:href="Pictures/100000010000005800000079A8A1EBDB.png" xlink:type="simple" xlink:show="embed" xlink:actuate="onLoad" draw:mime-type="image/png">
            <text:p/>
          </draw:image>
        </draw:frame>
        <draw:frame draw:style-name="gr1" draw:text-style-name="P1" draw:layer="layout" svg:width="3.617cm" svg:height="1.575cm" svg:x="20.926cm" svg:y="27.019cm">
          <draw:image xlink:href="Pictures/10000001000000660000002C5C9B0E08.png" xlink:type="simple" xlink:show="embed" xlink:actuate="onLoad" draw:mime-type="image/png">
            <text:p/>
          </draw:image>
        </draw:frame>
        <draw:frame draw:style-name="gr1" draw:text-style-name="P1" draw:layer="layout" svg:width="1.673cm" svg:height="28.954cm" svg:x="22.669cm" svg:y="1.912cm">
          <draw:image xlink:href="Pictures/100000010000002F00000334AFD08919.png" xlink:type="simple" xlink:show="embed" xlink:actuate="onLoad" draw:mime-type="image/png">
            <text:p/>
          </draw:image>
        </draw:frame>
        <draw:frame draw:style-name="gr1" draw:text-style-name="P1" draw:layer="layout" svg:width="2.033cm" svg:height="2.086cm" svg:x="22.017cm" svg:y="20.006cm">
          <draw:image xlink:href="Pictures/10000001000000390000003B0AF9006C.png" xlink:type="simple" xlink:show="embed" xlink:actuate="onLoad" draw:mime-type="image/png">
            <text:p/>
          </draw:image>
        </draw:frame>
        <draw:frame draw:style-name="gr1" draw:text-style-name="P1" draw:layer="layout" svg:width="1.591cm" svg:height="0.471cm" svg:x="22.254cm" svg:y="18.579cm">
          <draw:image xlink:href="Pictures/100000010000002D0000000D83B63082.png" xlink:type="simple" xlink:show="embed" xlink:actuate="onLoad" draw:mime-type="image/png">
            <text:p/>
          </draw:image>
        </draw:frame>
        <draw:frame draw:style-name="gr1" draw:text-style-name="P1" draw:layer="layout" svg:width="0.64cm" svg:height="0.789cm" svg:x="21.753cm" svg:y="18.473cm">
          <draw:image xlink:href="Pictures/100000010000001200000016366373DB.png" xlink:type="simple" xlink:show="embed" xlink:actuate="onLoad" draw:mime-type="image/png">
            <text:p/>
          </draw:image>
        </draw:frame>
        <draw:frame draw:style-name="gr1" draw:text-style-name="P1" draw:layer="layout" svg:width="2.846cm" svg:height="2.122cm" svg:x="21.968cm" svg:y="16.024cm">
          <draw:image xlink:href="Pictures/10000001000000500000003C26772A8E.png" xlink:type="simple" xlink:show="embed" xlink:actuate="onLoad" draw:mime-type="image/png">
            <text:p/>
          </draw:image>
        </draw:frame>
        <draw:frame draw:style-name="gr1" draw:text-style-name="P1" draw:layer="layout" svg:width="1.849cm" svg:height="1.97cm" svg:x="21.598cm" svg:y="13.986cm">
          <draw:image xlink:href="Pictures/100000010000003400000037B3D91EBA.png" xlink:type="simple" xlink:show="embed" xlink:actuate="onLoad" draw:mime-type="image/png">
            <text:p/>
          </draw:image>
        </draw:frame>
        <draw:frame draw:style-name="gr1" draw:text-style-name="P1" draw:layer="layout" svg:width="14.133cm" svg:height="9.264cm" svg:x="29.182cm" svg:y="20.378cm">
          <draw:image xlink:href="Pictures/100000010000019000000106C1D1928B.png" xlink:type="simple" xlink:show="embed" xlink:actuate="onLoad" draw:mime-type="image/png">
            <text:p/>
          </draw:image>
        </draw:frame>
        <draw:frame draw:style-name="gr1" draw:text-style-name="P1" draw:layer="layout" svg:width="18.239cm" svg:height="10.691cm" svg:x="27.061cm" svg:y="19.693cm">
          <draw:image xlink:href="Pictures/10000001000002050000012F204531CE.png" xlink:type="simple" xlink:show="embed" xlink:actuate="onLoad" draw:mime-type="image/png">
            <text:p/>
          </draw:image>
        </draw:frame>
        <draw:frame draw:style-name="gr1" draw:text-style-name="P1" draw:layer="layout" svg:width="1.744cm" svg:height="2.104cm" svg:x="36.325cm" svg:y="25.225cm">
          <draw:image xlink:href="Pictures/10000001000000310000003B73EE5D70.png" xlink:type="simple" xlink:show="embed" xlink:actuate="onLoad" draw:mime-type="image/png">
            <text:p/>
          </draw:image>
        </draw:frame>
        <draw:frame draw:style-name="gr1" draw:text-style-name="P1" draw:layer="layout" svg:width="1.768cm" svg:height="2.886cm" svg:x="36.43cm" svg:y="24.8cm">
          <draw:image xlink:href="Pictures/100000010000003200000051D6D308A9.png" xlink:type="simple" xlink:show="embed" xlink:actuate="onLoad" draw:mime-type="image/png">
            <text:p/>
          </draw:image>
        </draw:frame>
        <draw:frame draw:style-name="gr1" draw:text-style-name="P1" draw:layer="layout" svg:width="1.28cm" svg:height="1.58cm" svg:x="35.879cm" svg:y="22.513cm">
          <draw:image xlink:href="Pictures/10000001000000240000002CBC404608.png" xlink:type="simple" xlink:show="embed" xlink:actuate="onLoad" draw:mime-type="image/png">
            <text:p/>
          </draw:image>
        </draw:frame>
        <draw:frame draw:style-name="gr1" draw:text-style-name="P1" draw:layer="layout" svg:width="1.074cm" svg:height="3.833cm" svg:x="38.751cm" svg:y="22.519cm">
          <draw:image xlink:href="Pictures/100000010000001E0000006CAB51A7E6.png" xlink:type="simple" xlink:show="embed" xlink:actuate="onLoad" draw:mime-type="image/png">
            <text:p/>
          </draw:image>
        </draw:frame>
        <draw:frame draw:style-name="gr1" draw:text-style-name="P1" draw:layer="layout" svg:width="1.475cm" svg:height="1.918cm" svg:x="39.1cm" svg:y="25.026cm">
          <draw:image xlink:href="Pictures/10000001000000290000003624EE4B55.png" xlink:type="simple" xlink:show="embed" xlink:actuate="onLoad" draw:mime-type="image/png">
            <text:p/>
          </draw:image>
        </draw:frame>
        <draw:frame draw:style-name="gr1" draw:text-style-name="P1" draw:layer="layout" svg:width="1.916cm" svg:height="0.969cm" svg:x="38.779cm" svg:y="21.893cm">
          <draw:image xlink:href="Pictures/10000001000000360000001B2F400B54.png" xlink:type="simple" xlink:show="embed" xlink:actuate="onLoad" draw:mime-type="image/png">
            <text:p/>
          </draw:image>
        </draw:frame>
        <draw:frame draw:style-name="gr1" draw:text-style-name="P1" draw:layer="layout" svg:width="0.622cm" svg:height="1.309cm" svg:x="33.808cm" svg:y="26.106cm">
          <draw:image xlink:href="Pictures/100000010000001100000025163AE31C.png" xlink:type="simple" xlink:show="embed" xlink:actuate="onLoad" draw:mime-type="image/png">
            <text:p/>
          </draw:image>
        </draw:frame>
        <draw:frame draw:style-name="gr1" draw:text-style-name="P1" draw:layer="layout" svg:width="1.009cm" svg:height="1.693cm" svg:x="33.336cm" svg:y="23.757cm">
          <draw:image xlink:href="Pictures/100000010000001C0000003035B12B75.png" xlink:type="simple" xlink:show="embed" xlink:actuate="onLoad" draw:mime-type="image/png">
            <text:p/>
          </draw:image>
        </draw:frame>
        <draw:frame draw:style-name="gr1" draw:text-style-name="P1" draw:layer="layout" svg:width="1.157cm" svg:height="1.296cm" svg:x="32.844cm" svg:y="23.551cm">
          <draw:image xlink:href="Pictures/100000010000002000000024AAB752C5.png" xlink:type="simple" xlink:show="embed" xlink:actuate="onLoad" draw:mime-type="image/png">
            <text:p/>
          </draw:image>
        </draw:frame>
        <draw:frame draw:style-name="gr1" draw:text-style-name="P1" draw:layer="layout" svg:width="1.819cm" svg:height="2.018cm" svg:x="45.247cm" svg:y="29.727cm">
          <draw:image xlink:href="Pictures/100000010000003300000039A76054F7.png" xlink:type="simple" xlink:show="embed" xlink:actuate="onLoad" draw:mime-type="image/png">
            <text:p/>
          </draw:image>
        </draw:frame>
        <draw:frame draw:style-name="gr1" draw:text-style-name="P1" draw:layer="layout" svg:width="0.41cm" svg:height="1.721cm" svg:x="46.093cm" svg:y="29.675cm">
          <draw:image xlink:href="Pictures/100000010000000B00000030714ADED7.png" xlink:type="simple" xlink:show="embed" xlink:actuate="onLoad" draw:mime-type="image/png">
            <text:p/>
          </draw:image>
        </draw:frame>
        <draw:frame draw:style-name="gr1" draw:text-style-name="P1" draw:layer="layout" svg:width="1.3cm" svg:height="1.801cm" svg:x="45.735cm" svg:y="27.757cm">
          <draw:image xlink:href="Pictures/10000001000000240000003328B48A68.png" xlink:type="simple" xlink:show="embed" xlink:actuate="onLoad" draw:mime-type="image/png">
            <text:p/>
          </draw:image>
        </draw:frame>
        <draw:frame draw:style-name="gr1" draw:text-style-name="P1" draw:layer="layout" svg:width="0.877cm" svg:height="0.862cm" svg:x="46.448cm" svg:y="26.49cm">
          <draw:image xlink:href="Pictures/1000000100000018000000189F73EF36.png" xlink:type="simple" xlink:show="embed" xlink:actuate="onLoad" draw:mime-type="image/png">
            <text:p/>
          </draw:image>
        </draw:frame>
        <draw:frame draw:style-name="gr1" draw:text-style-name="P1" draw:layer="layout" svg:width="0.493cm" svg:height="0.614cm" svg:x="45.317cm" svg:y="26.79cm">
          <draw:image xlink:href="Pictures/100000010000000E00000011C1991DBB.png" xlink:type="simple" xlink:show="embed" xlink:actuate="onLoad" draw:mime-type="image/png">
            <text:p/>
          </draw:image>
        </draw:frame>
        <draw:frame draw:style-name="gr1" draw:text-style-name="P1" draw:layer="layout" svg:width="2.341cm" svg:height="0.865cm" svg:x="44.635cm" svg:y="25.363cm">
          <draw:image xlink:href="Pictures/100000010000004200000018846E729A.png" xlink:type="simple" xlink:show="embed" xlink:actuate="onLoad" draw:mime-type="image/png">
            <text:p/>
          </draw:image>
        </draw:frame>
        <draw:frame draw:style-name="gr1" draw:text-style-name="P1" draw:layer="layout" svg:width="2.6cm" svg:height="1.29cm" svg:x="45.059cm" svg:y="21.989cm">
          <draw:image xlink:href="Pictures/100000010000004900000024FB12D070.png" xlink:type="simple" xlink:show="embed" xlink:actuate="onLoad" draw:mime-type="image/png">
            <text:p/>
          </draw:image>
        </draw:frame>
        <draw:frame draw:style-name="gr1" draw:text-style-name="P1" draw:layer="layout" svg:width="0.396cm" svg:height="1.489cm" svg:x="46.336cm" svg:y="22.495cm">
          <draw:image xlink:href="Pictures/100000010000000B0000002A1595124C.png" xlink:type="simple" xlink:show="embed" xlink:actuate="onLoad" draw:mime-type="image/png">
            <text:p/>
          </draw:image>
        </draw:frame>
        <draw:frame draw:style-name="gr1" draw:text-style-name="P1" draw:layer="layout" svg:width="1.006cm" svg:height="1.524cm" svg:x="46.194cm" svg:y="20.357cm">
          <draw:image xlink:href="Pictures/100000010000001C0000002B78A67C9F.png" xlink:type="simple" xlink:show="embed" xlink:actuate="onLoad" draw:mime-type="image/png">
            <text:p/>
          </draw:image>
        </draw:frame>
        <draw:frame draw:style-name="gr1" draw:text-style-name="P1" draw:layer="layout" svg:width="0.952cm" svg:height="1.296cm" svg:x="45.988cm" svg:y="18.975cm">
          <draw:image xlink:href="Pictures/100000010000001B0000002491CABEA3.png" xlink:type="simple" xlink:show="embed" xlink:actuate="onLoad" draw:mime-type="image/png">
            <text:p/>
          </draw:image>
        </draw:frame>
        <draw:frame draw:style-name="gr1" draw:text-style-name="P1" draw:layer="layout" svg:width="1.527cm" svg:height="2.643cm" svg:x="45.464cm" svg:y="16.295cm">
          <draw:image xlink:href="Pictures/100000010000002B0000004AB268226E.png" xlink:type="simple" xlink:show="embed" xlink:actuate="onLoad" draw:mime-type="image/png">
            <text:p/>
          </draw:image>
        </draw:frame>
        <draw:frame draw:style-name="gr1" draw:text-style-name="P1" draw:layer="layout" svg:width="1.749cm" svg:height="0.35cm" svg:x="44.653cm" svg:y="14.654cm">
          <draw:image xlink:href="Pictures/1000000100000031000000099CF0C80F.png" xlink:type="simple" xlink:show="embed" xlink:actuate="onLoad" draw:mime-type="image/png">
            <text:p/>
          </draw:image>
        </draw:frame>
        <draw:frame draw:style-name="gr1" draw:text-style-name="P1" draw:layer="layout" svg:width="0.683cm" svg:height="0.729cm" svg:x="43.835cm" svg:y="14.788cm">
          <draw:image xlink:href="Pictures/1000000100000013000000142DEA408D.png" xlink:type="simple" xlink:show="embed" xlink:actuate="onLoad" draw:mime-type="image/png">
            <text:p/>
          </draw:image>
        </draw:frame>
        <draw:frame draw:style-name="gr1" draw:text-style-name="P1" draw:layer="layout" svg:width="1.242cm" svg:height="1.47cm" svg:x="44.708cm" svg:y="12.202cm">
          <draw:image xlink:href="Pictures/1000000100000023000000294776EE98.png" xlink:type="simple" xlink:show="embed" xlink:actuate="onLoad" draw:mime-type="image/png">
            <text:p/>
          </draw:image>
        </draw:frame>
        <draw:frame draw:style-name="gr1" draw:text-style-name="P1" draw:layer="layout" svg:width="2.021cm" svg:height="1.748cm" svg:x="44.53cm" svg:y="10.5cm">
          <draw:image xlink:href="Pictures/1000000100000039000000314D10D7CE.png" xlink:type="simple" xlink:show="embed" xlink:actuate="onLoad" draw:mime-type="image/png">
            <text:p/>
          </draw:image>
        </draw:frame>
        <draw:frame draw:style-name="gr1" draw:text-style-name="P1" draw:layer="layout" svg:width="1.054cm" svg:height="1.349cm" svg:x="43.803cm" svg:y="10.688cm">
          <draw:image xlink:href="Pictures/100000010000001D000000261A5DF613.png" xlink:type="simple" xlink:show="embed" xlink:actuate="onLoad" draw:mime-type="image/png">
            <text:p/>
          </draw:image>
        </draw:frame>
        <draw:frame draw:style-name="gr1" draw:text-style-name="P1" draw:layer="layout" svg:width="2.114cm" svg:height="2.246cm" svg:x="41.217cm" svg:y="14.859cm">
          <draw:image xlink:href="Pictures/100000010000003B0000003F34093E12.png" xlink:type="simple" xlink:show="embed" xlink:actuate="onLoad" draw:mime-type="image/png">
            <text:p/>
          </draw:image>
        </draw:frame>
        <draw:frame draw:style-name="gr1" draw:text-style-name="P1" draw:layer="layout" svg:width="0.84cm" svg:height="0.707cm" svg:x="41.504cm" svg:y="13.539cm">
          <draw:image xlink:href="Pictures/100000010000001700000014CE3B3CF5.png" xlink:type="simple" xlink:show="embed" xlink:actuate="onLoad" draw:mime-type="image/png">
            <text:p/>
          </draw:image>
        </draw:frame>
        <draw:frame draw:style-name="gr1" draw:text-style-name="P1" draw:layer="layout" svg:width="0.513cm" svg:height="0.582cm" svg:x="40.019cm" svg:y="13.75cm">
          <draw:image xlink:href="Pictures/100000010000000E00000010153D47E0.png" xlink:type="simple" xlink:show="embed" xlink:actuate="onLoad" draw:mime-type="image/png">
            <text:p/>
          </draw:image>
        </draw:frame>
        <draw:frame draw:style-name="gr1" draw:text-style-name="P1" draw:layer="layout" svg:width="0.942cm" svg:height="1.627cm" svg:x="40.501cm" svg:y="11.393cm">
          <draw:image xlink:href="Pictures/100000010000001A0000002E21F2DDFC.png" xlink:type="simple" xlink:show="embed" xlink:actuate="onLoad" draw:mime-type="image/png">
            <text:p/>
          </draw:image>
        </draw:frame>
        <draw:frame draw:style-name="gr1" draw:text-style-name="P1" draw:layer="layout" svg:width="2.778cm" svg:height="1.001cm" svg:x="39.124cm" svg:y="10.379cm">
          <draw:image xlink:href="Pictures/100000010000004E0000001CA2B81785.png" xlink:type="simple" xlink:show="embed" xlink:actuate="onLoad" draw:mime-type="image/png">
            <text:p/>
          </draw:image>
        </draw:frame>
        <draw:frame draw:style-name="gr1" draw:text-style-name="P1" draw:layer="layout" svg:width="1.686cm" svg:height="1.793cm" svg:x="39.581cm" svg:y="9.252cm">
          <draw:image xlink:href="Pictures/100000010000002F000000320801A115.png" xlink:type="simple" xlink:show="embed" xlink:actuate="onLoad" draw:mime-type="image/png">
            <text:p/>
          </draw:image>
        </draw:frame>
        <draw:frame draw:style-name="gr1" draw:text-style-name="P1" draw:layer="layout" svg:width="1.991cm" svg:height="2.125cm" svg:x="40.248cm" svg:y="6.917cm">
          <draw:image xlink:href="Pictures/10000001000000380000003C1BFF5DD5.png" xlink:type="simple" xlink:show="embed" xlink:actuate="onLoad" draw:mime-type="image/png">
            <text:p/>
          </draw:image>
        </draw:frame>
        <draw:frame draw:style-name="gr1" draw:text-style-name="P1" draw:layer="layout" svg:width="0.395cm" svg:height="0.501cm" svg:x="39.181cm" svg:y="8.268cm">
          <draw:image xlink:href="Pictures/100000010000000B0000000E3CFE30BF.png" xlink:type="simple" xlink:show="embed" xlink:actuate="onLoad" draw:mime-type="image/png">
            <text:p/>
          </draw:image>
        </draw:frame>
        <draw:frame draw:style-name="gr1" draw:text-style-name="P1" draw:layer="layout" svg:width="1.774cm" svg:height="1.237cm" svg:x="39.192cm" svg:y="5.532cm">
          <draw:image xlink:href="Pictures/100000010000003200000023AE0D8CAC.png" xlink:type="simple" xlink:show="embed" xlink:actuate="onLoad" draw:mime-type="image/png">
            <text:p/>
          </draw:image>
        </draw:frame>
        <draw:frame draw:style-name="gr1" draw:text-style-name="P1" draw:layer="layout" svg:width="1.073cm" svg:height="0.732cm" svg:x="40.383cm" svg:y="5.287cm">
          <draw:image xlink:href="Pictures/100000010000001E000000149946EE37.png" xlink:type="simple" xlink:show="embed" xlink:actuate="onLoad" draw:mime-type="image/png">
            <text:p/>
          </draw:image>
        </draw:frame>
        <draw:frame draw:style-name="gr1" draw:text-style-name="P1" draw:layer="layout" svg:width="2.3cm" svg:height="0.555cm" svg:x="28.87cm" svg:y="18.612cm">
          <draw:image xlink:href="Pictures/10000001000000410000000F5D8F5CF5.png" xlink:type="simple" xlink:show="embed" xlink:actuate="onLoad" draw:mime-type="image/png">
            <text:p/>
          </draw:image>
        </draw:frame>
        <draw:frame draw:style-name="gr1" draw:text-style-name="P1" draw:layer="layout" svg:width="0.693cm" svg:height="2.8cm" svg:x="28.802cm" svg:y="17.247cm">
          <draw:image xlink:href="Pictures/10000001000000130000004F3DD70CFB.png" xlink:type="simple" xlink:show="embed" xlink:actuate="onLoad" draw:mime-type="image/png">
            <text:p/>
          </draw:image>
        </draw:frame>
        <draw:frame draw:style-name="gr1" draw:text-style-name="P1" draw:layer="layout" svg:width="0.782cm" svg:height="1.644cm" svg:x="29.53cm" svg:y="16.249cm">
          <draw:image xlink:href="Pictures/10000001000000160000002E5309608B.png" xlink:type="simple" xlink:show="embed" xlink:actuate="onLoad" draw:mime-type="image/png">
            <text:p/>
          </draw:image>
        </draw:frame>
        <draw:frame draw:style-name="gr1" draw:text-style-name="P1" draw:layer="layout" svg:width="1.446cm" svg:height="3.422cm" svg:x="29.367cm" svg:y="12.717cm">
          <draw:image xlink:href="Pictures/1000000100000029000000610E7F4C53.png" xlink:type="simple" xlink:show="embed" xlink:actuate="onLoad" draw:mime-type="image/png">
            <text:p/>
          </draw:image>
        </draw:frame>
        <draw:frame draw:style-name="gr1" draw:text-style-name="P1" draw:layer="layout" svg:width="0.847cm" svg:height="2.147cm" svg:x="29.051cm" svg:y="11.105cm">
          <draw:image xlink:href="Pictures/10000001000000180000003CAC716171.png" xlink:type="simple" xlink:show="embed" xlink:actuate="onLoad" draw:mime-type="image/png">
            <text:p/>
          </draw:image>
        </draw:frame>
        <draw:frame draw:style-name="gr1" draw:text-style-name="P1" draw:layer="layout" svg:width="2.999cm" svg:height="2.496cm" svg:x="28.531cm" svg:y="8.571cm">
          <draw:image xlink:href="Pictures/1000000100000055000000464D4CF922.png" xlink:type="simple" xlink:show="embed" xlink:actuate="onLoad" draw:mime-type="image/png">
            <text:p/>
          </draw:image>
        </draw:frame>
        <draw:frame draw:style-name="gr1" draw:text-style-name="P1" draw:layer="layout" svg:width="1.071cm" svg:height="2.158cm" svg:x="28.602cm" svg:y="7.01cm">
          <draw:image xlink:href="Pictures/100000010000001E0000003D76F8183B.png" xlink:type="simple" xlink:show="embed" xlink:actuate="onLoad" draw:mime-type="image/png">
            <text:p/>
          </draw:image>
        </draw:frame>
        <draw:frame draw:style-name="gr1" draw:text-style-name="P1" draw:layer="layout" svg:width="3.397cm" svg:height="1.118cm" svg:x="26.56cm" svg:y="6.041cm">
          <draw:image xlink:href="Pictures/10000001000000600000001F18A2B43D.png" xlink:type="simple" xlink:show="embed" xlink:actuate="onLoad" draw:mime-type="image/png">
            <text:p/>
          </draw:image>
        </draw:frame>
        <draw:frame draw:style-name="gr1" draw:text-style-name="P1" draw:layer="layout" svg:width="0.63cm" svg:height="1.802cm" svg:x="28.405cm" svg:y="6.543cm">
          <draw:image xlink:href="Pictures/100000010000001100000033A0E89D57.png" xlink:type="simple" xlink:show="embed" xlink:actuate="onLoad" draw:mime-type="image/png">
            <text:p/>
          </draw:image>
        </draw:frame>
        <draw:frame draw:style-name="gr1" draw:text-style-name="P1" draw:layer="layout" svg:width="1.402cm" svg:height="1.012cm" svg:x="28.251cm" svg:y="4.855cm">
          <draw:image xlink:href="Pictures/10000001000000270000001CE6AB678F.png" xlink:type="simple" xlink:show="embed" xlink:actuate="onLoad" draw:mime-type="image/png">
            <text:p/>
          </draw:image>
        </draw:frame>
        <draw:frame draw:style-name="gr1" draw:text-style-name="P1" draw:layer="layout" svg:width="2.475cm" svg:height="2.077cm" svg:x="26.763cm" svg:y="3.039cm">
          <draw:image xlink:href="Pictures/10000001000000460000003A5EB40665.png" xlink:type="simple" xlink:show="embed" xlink:actuate="onLoad" draw:mime-type="image/png">
            <text:p/>
          </draw:image>
        </draw:frame>
        <draw:frame draw:style-name="gr1" draw:text-style-name="P1" draw:layer="layout" svg:width="0.568cm" svg:height="0.426cm" svg:x="29.143cm" svg:y="2.016cm">
          <draw:image xlink:href="Pictures/10000001000000100000000C6AC323F2.png" xlink:type="simple" xlink:show="embed" xlink:actuate="onLoad" draw:mime-type="image/png">
            <text:p/>
          </draw:image>
        </draw:frame>
        <draw:frame draw:style-name="gr1" draw:text-style-name="P1" draw:layer="layout" svg:width="0.446cm" svg:height="0.996cm" svg:x="26.902cm" svg:y="2.004cm">
          <draw:image xlink:href="Pictures/100000010000000C0000001CE216B69C.png" xlink:type="simple" xlink:show="embed" xlink:actuate="onLoad" draw:mime-type="image/png">
            <text:p/>
          </draw:image>
        </draw:frame>
        <draw:frame draw:style-name="gr1" draw:text-style-name="P1" draw:layer="layout" svg:width="2.024cm" svg:height="2.183cm" svg:x="25.688cm" svg:y="18.725cm">
          <draw:image xlink:href="Pictures/10000001000000390000003D20E4C5C4.png" xlink:type="simple" xlink:show="embed" xlink:actuate="onLoad" draw:mime-type="image/png">
            <text:p/>
          </draw:image>
        </draw:frame>
        <draw:frame draw:style-name="gr1" draw:text-style-name="P1" draw:layer="layout" svg:width="1.448cm" svg:height="1.971cm" svg:x="25.884cm" svg:y="17.105cm">
          <draw:image xlink:href="Pictures/100000010000002900000037552F1376.png" xlink:type="simple" xlink:show="embed" xlink:actuate="onLoad" draw:mime-type="image/png">
            <text:p/>
          </draw:image>
        </draw:frame>
        <draw:frame draw:style-name="gr1" draw:text-style-name="P1" draw:layer="layout" svg:width="1.589cm" svg:height="0.694cm" svg:x="25.437cm" svg:y="16.318cm">
          <draw:image xlink:href="Pictures/100000010000002D00000013E0BF3EEF.png" xlink:type="simple" xlink:show="embed" xlink:actuate="onLoad" draw:mime-type="image/png">
            <text:p/>
          </draw:image>
        </draw:frame>
        <draw:frame draw:style-name="gr1" draw:text-style-name="P1" draw:layer="layout" svg:width="2.032cm" svg:height="2.632cm" svg:x="25.145cm" svg:y="13.082cm">
          <draw:image xlink:href="Pictures/10000001000000390000004AC59EF083.png" xlink:type="simple" xlink:show="embed" xlink:actuate="onLoad" draw:mime-type="image/png">
            <text:p/>
          </draw:image>
        </draw:frame>
        <draw:frame draw:style-name="gr1" draw:text-style-name="P1" draw:layer="layout" svg:width="4.871cm" svg:height="2.247cm" svg:x="22.164cm" svg:y="10.204cm">
          <draw:image xlink:href="Pictures/100000010000008A0000003F010E5E0E.png" xlink:type="simple" xlink:show="embed" xlink:actuate="onLoad" draw:mime-type="image/png">
            <text:p/>
          </draw:image>
        </draw:frame>
        <draw:frame draw:style-name="gr1" draw:text-style-name="P1" draw:layer="layout" svg:width="2.651cm" svg:height="2.341cm" svg:x="33.284cm" svg:y="16.867cm">
          <draw:image xlink:href="Pictures/100000010000004B000000422410DEBD.png" xlink:type="simple" xlink:show="embed" xlink:actuate="onLoad" draw:mime-type="image/png">
            <text:p/>
          </draw:image>
        </draw:frame>
        <draw:frame draw:style-name="gr1" draw:text-style-name="P1" draw:layer="layout" svg:width="1.721cm" svg:height="2.255cm" svg:x="33.732cm" svg:y="14.537cm">
          <draw:image xlink:href="Pictures/10000001000000300000003FD9C891F4.png" xlink:type="simple" xlink:show="embed" xlink:actuate="onLoad" draw:mime-type="image/png">
            <text:p/>
          </draw:image>
        </draw:frame>
        <draw:frame draw:style-name="gr1" draw:text-style-name="P1" draw:layer="layout" svg:width="1.887cm" svg:height="2.905cm" svg:x="33.371cm" svg:y="11.728cm">
          <draw:image xlink:href="Pictures/100000010000003500000052D13005F7.png" xlink:type="simple" xlink:show="embed" xlink:actuate="onLoad" draw:mime-type="image/png">
            <text:p/>
          </draw:image>
        </draw:frame>
        <draw:frame draw:style-name="gr1" draw:text-style-name="P1" draw:layer="layout" svg:width="1.403cm" svg:height="1.298cm" svg:x="33.787cm" svg:y="10.83cm">
          <draw:image xlink:href="Pictures/100000010000002700000024B5AB028F.png" xlink:type="simple" xlink:show="embed" xlink:actuate="onLoad" draw:mime-type="image/png">
            <text:p/>
          </draw:image>
        </draw:frame>
        <draw:frame draw:style-name="gr1" draw:text-style-name="P1" draw:layer="layout" svg:width="1.435cm" svg:height="2.721cm" svg:x="33.374cm" svg:y="8.208cm">
          <draw:image xlink:href="Pictures/10000001000000280000004D8067AE38.png" xlink:type="simple" xlink:show="embed" xlink:actuate="onLoad" draw:mime-type="image/png">
            <text:p/>
          </draw:image>
        </draw:frame>
        <draw:frame draw:style-name="gr1" draw:text-style-name="P1" draw:layer="layout" svg:width="1.553cm" svg:height="0.684cm" svg:x="32.882cm" svg:y="5.765cm">
          <draw:image xlink:href="Pictures/100000010000002C00000013D575C3C4.png" xlink:type="simple" xlink:show="embed" xlink:actuate="onLoad" draw:mime-type="image/png">
            <text:p/>
          </draw:image>
        </draw:frame>
        <draw:frame draw:style-name="gr1" draw:text-style-name="P1" draw:layer="layout" svg:width="0.481cm" svg:height="0.571cm" svg:x="32.161cm" svg:y="6.329cm">
          <draw:image xlink:href="Pictures/100000010000000D0000001087209BAE.png" xlink:type="simple" xlink:show="embed" xlink:actuate="onLoad" draw:mime-type="image/png">
            <text:p/>
          </draw:image>
        </draw:frame>
        <draw:frame draw:style-name="gr1" draw:text-style-name="P1" draw:layer="layout" svg:width="2.029cm" svg:height="2.181cm" svg:x="32.296cm" svg:y="3.236cm">
          <draw:image xlink:href="Pictures/10000001000000390000003D21E7A9E6.png" xlink:type="simple" xlink:show="embed" xlink:actuate="onLoad" draw:mime-type="image/png">
            <text:p/>
          </draw:image>
        </draw:frame>
        <draw:frame draw:style-name="gr1" draw:text-style-name="P1" draw:layer="layout" svg:width="2.517cm" svg:height="2.271cm" svg:x="36.13cm" svg:y="15.79cm">
          <draw:image xlink:href="Pictures/1000000100000047000000408B40BDDD.png" xlink:type="simple" xlink:show="embed" xlink:actuate="onLoad" draw:mime-type="image/png">
            <text:p/>
          </draw:image>
        </draw:frame>
        <draw:frame draw:style-name="gr1" draw:text-style-name="P1" draw:layer="layout" svg:width="2.525cm" svg:height="1.865cm" svg:x="35.331cm" svg:y="13.769cm">
          <draw:image xlink:href="Pictures/10000001000000470000003422E6780E.png" xlink:type="simple" xlink:show="embed" xlink:actuate="onLoad" draw:mime-type="image/png">
            <text:p/>
          </draw:image>
        </draw:frame>
        <draw:frame draw:style-name="gr1" draw:text-style-name="P1" draw:layer="layout" svg:width="1.47cm" svg:height="1.661cm" svg:x="36.24cm" svg:y="12.55cm">
          <draw:image xlink:href="Pictures/10000001000000290000002FEF7D630E.png" xlink:type="simple" xlink:show="embed" xlink:actuate="onLoad" draw:mime-type="image/png">
            <text:p/>
          </draw:image>
        </draw:frame>
        <draw:frame draw:style-name="gr1" draw:text-style-name="P1" draw:layer="layout" svg:width="2.364cm" svg:height="5.058cm" svg:x="35.358cm" svg:y="7.69cm">
          <draw:image xlink:href="Pictures/10000001000000430000008FE42A9366.png" xlink:type="simple" xlink:show="embed" xlink:actuate="onLoad" draw:mime-type="image/png">
            <text:p/>
          </draw:image>
        </draw:frame>
      </draw:page>
      <draw:page draw:name="page3" draw:style-name="dp1" draw:master-page-name="master-page260">
        <draw:frame draw:style-name="gr1" draw:text-style-name="P1" draw:layer="layout" svg:width="49.529cm" svg:height="66.039cm" svg:x="0cm" svg:y="0cm">
          <draw:image xlink:href="Pictures/100000010000057C00000750757634E5.png" xlink:type="simple" xlink:show="embed" xlink:actuate="onLoad" draw:mime-type="image/png">
            <text:p/>
          </draw:image>
        </draw:frame>
        <draw:frame draw:style-name="gr1" draw:text-style-name="P1" draw:layer="layout" svg:width="0.693cm" svg:height="0.538cm" svg:x="6.625cm" svg:y="57.331cm">
          <draw:image xlink:href="Pictures/10000001000000130000000F60B3103C.png" xlink:type="simple" xlink:show="embed" xlink:actuate="onLoad" draw:mime-type="image/png">
            <text:p/>
          </draw:image>
        </draw:frame>
        <draw:frame draw:style-name="gr1" draw:text-style-name="P1" draw:layer="layout" svg:width="7.094cm" svg:height="7.87cm" svg:x="3.478cm" svg:y="52.32cm">
          <draw:image xlink:href="Pictures/10000001000000C9000000DF29495D7C.png" xlink:type="simple" xlink:show="embed" xlink:actuate="onLoad" draw:mime-type="image/png">
            <text:p/>
          </draw:image>
        </draw:frame>
        <draw:frame draw:style-name="gr1" draw:text-style-name="P1" draw:layer="layout" svg:width="1.013cm" svg:height="1.564cm" svg:x="6.341cm" svg:y="56.354cm">
          <draw:image xlink:href="Pictures/100000010000001C0000002CB19A29C8.png" xlink:type="simple" xlink:show="embed" xlink:actuate="onLoad" draw:mime-type="image/png">
            <text:p/>
          </draw:image>
        </draw:frame>
        <draw:frame draw:style-name="gr1" draw:text-style-name="P1" draw:layer="layout" svg:width="1.468cm" svg:height="1.064cm" svg:x="6.834cm" svg:y="55.408cm">
          <draw:image xlink:href="Pictures/10000001000000290000001EFC255148.png" xlink:type="simple" xlink:show="embed" xlink:actuate="onLoad" draw:mime-type="image/png">
            <text:p/>
          </draw:image>
        </draw:frame>
        <draw:frame draw:style-name="gr1" draw:text-style-name="P1" draw:layer="layout" svg:width="1.511cm" svg:height="1.602cm" svg:x="5.557cm" svg:y="55.862cm">
          <draw:image xlink:href="Pictures/100000010000002A0000002DE426E57A.png" xlink:type="simple" xlink:show="embed" xlink:actuate="onLoad" draw:mime-type="image/png">
            <text:p/>
          </draw:image>
        </draw:frame>
        <draw:frame draw:style-name="gr1" draw:text-style-name="P1" draw:layer="layout" svg:width="1.711cm" svg:height="1.122cm" svg:x="5.632cm" svg:y="55.698cm">
          <draw:image xlink:href="Pictures/10000001000000300000001FF7D0BBD6.png" xlink:type="simple" xlink:show="embed" xlink:actuate="onLoad" draw:mime-type="image/png">
            <text:p/>
          </draw:image>
        </draw:frame>
        <draw:frame draw:style-name="gr1" draw:text-style-name="P1" draw:layer="layout" svg:width="9.743cm" svg:height="8.225cm" svg:x="1.967cm" svg:y="52.981cm">
          <draw:image xlink:href="Pictures/1000000100000114000000E9EBFDFC0A.png" xlink:type="simple" xlink:show="embed" xlink:actuate="onLoad" draw:mime-type="image/png">
            <text:p/>
          </draw:image>
        </draw:frame>
        <draw:frame draw:style-name="gr1" draw:text-style-name="P1" draw:layer="layout" svg:width="8.286cm" svg:height="5.186cm" svg:x="1.148cm" svg:y="50.513cm">
          <draw:image xlink:href="Pictures/10000001000000EA00000093778D5A3E.png" xlink:type="simple" xlink:show="embed" xlink:actuate="onLoad" draw:mime-type="image/png">
            <text:p/>
          </draw:image>
        </draw:frame>
        <draw:frame draw:style-name="gr1" draw:text-style-name="P1" draw:layer="layout" svg:width="4.656cm" svg:height="4.277cm" svg:x="8.869cm" svg:y="48.456cm">
          <draw:image xlink:href="Pictures/100000010000008400000079B6B62264.png" xlink:type="simple" xlink:show="embed" xlink:actuate="onLoad" draw:mime-type="image/png">
            <text:p/>
          </draw:image>
        </draw:frame>
        <draw:frame draw:style-name="gr1" draw:text-style-name="P1" draw:layer="layout" svg:width="1.643cm" svg:height="1.667cm" svg:x="5.699cm" svg:y="55.666cm">
          <draw:image xlink:href="Pictures/100000010000002E0000002FD32363B5.png" xlink:type="simple" xlink:show="embed" xlink:actuate="onLoad" draw:mime-type="image/png">
            <text:p/>
          </draw:image>
        </draw:frame>
        <draw:frame draw:style-name="gr1" draw:text-style-name="P1" draw:layer="layout" svg:width="2.926cm" svg:height="3.496cm" svg:x="2.292cm" svg:y="60.316cm">
          <draw:image xlink:href="Pictures/100000010000005200000063650F3BAC.png" xlink:type="simple" xlink:show="embed" xlink:actuate="onLoad" draw:mime-type="image/png">
            <text:p/>
          </draw:image>
        </draw:frame>
        <draw:frame draw:style-name="gr1" draw:text-style-name="P1" draw:layer="layout" svg:width="5.247cm" svg:height="4.857cm" svg:x="1.829cm" svg:y="57.896cm">
          <draw:image xlink:href="Pictures/10000001000000940000008969FBC85C.png" xlink:type="simple" xlink:show="embed" xlink:actuate="onLoad" draw:mime-type="image/png">
            <text:p/>
          </draw:image>
        </draw:frame>
        <draw:frame draw:style-name="gr1" draw:text-style-name="P1" draw:layer="layout" svg:width="2.262cm" svg:height="3.506cm" svg:x="6.738cm" svg:y="57.978cm">
          <draw:image xlink:href="Pictures/1000000100000040000000638A2D7F73.png" xlink:type="simple" xlink:show="embed" xlink:actuate="onLoad" draw:mime-type="image/png">
            <text:p/>
          </draw:image>
        </draw:frame>
        <draw:frame draw:style-name="gr1" draw:text-style-name="P1" draw:layer="layout" svg:width="2.28cm" svg:height="1.608cm" svg:x="1.605cm" svg:y="52.49cm">
          <draw:image xlink:href="Pictures/10000001000000400000002D3579C8E0.png" xlink:type="simple" xlink:show="embed" xlink:actuate="onLoad" draw:mime-type="image/png">
            <text:p/>
          </draw:image>
        </draw:frame>
        <draw:frame draw:style-name="gr1" draw:text-style-name="P1" draw:layer="layout" svg:width="3.172cm" svg:height="2.279cm" svg:x="0.284cm" svg:y="48.764cm">
          <draw:image xlink:href="Pictures/100000010000005900000040F45272A1.png" xlink:type="simple" xlink:show="embed" xlink:actuate="onLoad" draw:mime-type="image/png">
            <text:p/>
          </draw:image>
        </draw:frame>
        <draw:frame draw:style-name="gr1" draw:text-style-name="P1" draw:layer="layout" svg:width="3.986cm" svg:height="6.339cm" svg:x="9.452cm" svg:y="55.632cm">
          <draw:image xlink:href="Pictures/1000000100000071000000B3DCE9506A.png" xlink:type="simple" xlink:show="embed" xlink:actuate="onLoad" draw:mime-type="image/png">
            <text:p/>
          </draw:image>
        </draw:frame>
        <draw:frame draw:style-name="gr1" draw:text-style-name="P1" draw:layer="layout" svg:width="3.465cm" svg:height="3.827cm" svg:x="4.454cm" svg:y="48.66cm">
          <draw:image xlink:href="Pictures/10000001000000620000006C220B3710.png" xlink:type="simple" xlink:show="embed" xlink:actuate="onLoad" draw:mime-type="image/png">
            <text:p/>
          </draw:image>
        </draw:frame>
        <draw:frame draw:style-name="gr1" draw:text-style-name="P1" draw:layer="layout" svg:width="0.66cm" svg:height="2.079cm" svg:x="2.104cm" svg:y="44.543cm">
          <draw:image xlink:href="Pictures/10000001000000120000003A2B244DFD.png" xlink:type="simple" xlink:show="embed" xlink:actuate="onLoad" draw:mime-type="image/png">
            <text:p/>
          </draw:image>
        </draw:frame>
        <draw:frame draw:style-name="gr1" draw:text-style-name="P1" draw:layer="layout" svg:width="0.404cm" svg:height="0.35cm" svg:x="0.906cm" svg:y="42.493cm">
          <draw:image xlink:href="Pictures/100000010000000B0000000937CFE77E.png" xlink:type="simple" xlink:show="embed" xlink:actuate="onLoad" draw:mime-type="image/png">
            <text:p/>
          </draw:image>
        </draw:frame>
        <draw:frame draw:style-name="gr1" draw:text-style-name="P1" draw:layer="layout" svg:width="15.798cm" svg:height="23.76cm" svg:x="0.103cm" svg:y="41.657cm">
          <draw:image xlink:href="Pictures/10000001000001BF000002A1C9683C2B.png" xlink:type="simple" xlink:show="embed" xlink:actuate="onLoad" draw:mime-type="image/png">
            <text:p/>
          </draw:image>
        </draw:frame>
        <draw:frame draw:style-name="gr1" draw:text-style-name="P1" draw:layer="layout" svg:width="1.063cm" svg:height="1.357cm" svg:x="12.804cm" svg:y="60.365cm">
          <draw:image xlink:href="Pictures/100000010000001E00000026D6672025.png" xlink:type="simple" xlink:show="embed" xlink:actuate="onLoad" draw:mime-type="image/png">
            <text:p/>
          </draw:image>
        </draw:frame>
        <draw:frame draw:style-name="gr1" draw:text-style-name="P1" draw:layer="layout" svg:width="0.955cm" svg:height="1.824cm" svg:x="13.267cm" svg:y="60.21cm">
          <draw:image xlink:href="Pictures/100000010000001B00000033F679611D.png" xlink:type="simple" xlink:show="embed" xlink:actuate="onLoad" draw:mime-type="image/png">
            <text:p/>
          </draw:image>
        </draw:frame>
        <draw:frame draw:style-name="gr1" draw:text-style-name="P1" draw:layer="layout" svg:width="3.044cm" svg:height="0.609cm" svg:x="13.266cm" svg:y="60.926cm">
          <draw:image xlink:href="Pictures/10000001000000560000001170C51877.png" xlink:type="simple" xlink:show="embed" xlink:actuate="onLoad" draw:mime-type="image/png">
            <text:p/>
          </draw:image>
        </draw:frame>
        <draw:frame draw:style-name="gr1" draw:text-style-name="P1" draw:layer="layout" svg:width="2.557cm" svg:height="0.48cm" svg:x="13.232cm" svg:y="60.566cm">
          <draw:image xlink:href="Pictures/10000001000000480000000DE4729CAC.png" xlink:type="simple" xlink:show="embed" xlink:actuate="onLoad" draw:mime-type="image/png">
            <text:p/>
          </draw:image>
        </draw:frame>
        <draw:frame draw:style-name="gr1" draw:text-style-name="P1" draw:layer="layout" svg:width="1.412cm" svg:height="1.278cm" svg:x="12.945cm" svg:y="61.438cm">
          <draw:image xlink:href="Pictures/1000000100000028000000242F53AE5C.png" xlink:type="simple" xlink:show="embed" xlink:actuate="onLoad" draw:mime-type="image/png">
            <text:p/>
          </draw:image>
        </draw:frame>
        <draw:frame draw:style-name="gr1" draw:text-style-name="P1" draw:layer="layout" svg:width="1.197cm" svg:height="0.551cm" svg:x="13.509cm" svg:y="59.954cm">
          <draw:image xlink:href="Pictures/10000001000000210000000FA9FB0D83.png" xlink:type="simple" xlink:show="embed" xlink:actuate="onLoad" draw:mime-type="image/png">
            <text:p/>
          </draw:image>
        </draw:frame>
        <draw:frame draw:style-name="gr1" draw:text-style-name="P1" draw:layer="layout" svg:width="0.866cm" svg:height="1.02cm" svg:x="12.174cm" svg:y="60.61cm">
          <draw:image xlink:href="Pictures/10000001000000180000001CB243319A.png" xlink:type="simple" xlink:show="embed" xlink:actuate="onLoad" draw:mime-type="image/png">
            <text:p/>
          </draw:image>
        </draw:frame>
        <draw:frame draw:style-name="gr1" draw:text-style-name="P1" draw:layer="layout" svg:width="0.886cm" svg:height="1.273cm" svg:x="12.182cm" svg:y="46.295cm">
          <draw:image xlink:href="Pictures/100000010000001900000024D8C858D8.png" xlink:type="simple" xlink:show="embed" xlink:actuate="onLoad" draw:mime-type="image/png">
            <text:p/>
          </draw:image>
        </draw:frame>
        <draw:frame draw:style-name="gr1" draw:text-style-name="P1" draw:layer="layout" svg:width="1.064cm" svg:height="2.169cm" svg:x="12.389cm" svg:y="45.729cm">
          <draw:image xlink:href="Pictures/100000010000001E0000003DE6DCE211.png" xlink:type="simple" xlink:show="embed" xlink:actuate="onLoad" draw:mime-type="image/png">
            <text:p/>
          </draw:image>
        </draw:frame>
        <draw:frame draw:style-name="gr1" draw:text-style-name="P1" draw:layer="layout" svg:width="2.163cm" svg:height="0.717cm" svg:x="12.588cm" svg:y="46.221cm">
          <draw:image xlink:href="Pictures/100000010000003D00000014207ECF2D.png" xlink:type="simple" xlink:show="embed" xlink:actuate="onLoad" draw:mime-type="image/png">
            <text:p/>
          </draw:image>
        </draw:frame>
        <draw:frame draw:style-name="gr1" draw:text-style-name="P1" draw:layer="layout" svg:width="1.802cm" svg:height="0.56cm" svg:x="12.852cm" svg:y="46.046cm">
          <draw:image xlink:href="Pictures/10000001000000330000000F9DA81ADC.png" xlink:type="simple" xlink:show="embed" xlink:actuate="onLoad" draw:mime-type="image/png">
            <text:p/>
          </draw:image>
        </draw:frame>
        <draw:frame draw:style-name="gr1" draw:text-style-name="P1" draw:layer="layout" svg:width="1.104cm" svg:height="0.804cm" svg:x="11.406cm" svg:y="46.214cm">
          <draw:image xlink:href="Pictures/100000010000001F00000016E08D05AF.png" xlink:type="simple" xlink:show="embed" xlink:actuate="onLoad" draw:mime-type="image/png">
            <text:p/>
          </draw:image>
        </draw:frame>
        <draw:frame draw:style-name="gr1" draw:text-style-name="P1" draw:layer="layout" svg:width="0.817cm" svg:height="0.525cm" svg:x="13.054cm" svg:y="46.159cm">
          <draw:image xlink:href="Pictures/10000001000000170000000EB8B4939B.png" xlink:type="simple" xlink:show="embed" xlink:actuate="onLoad" draw:mime-type="image/png">
            <text:p/>
          </draw:image>
        </draw:frame>
        <draw:frame draw:style-name="gr1" draw:text-style-name="P1" draw:layer="layout" svg:width="1.805cm" svg:height="0.495cm" svg:x="1.325cm" svg:y="49.59cm">
          <draw:image xlink:href="Pictures/10000001000000330000000EF197129A.png" xlink:type="simple" xlink:show="embed" xlink:actuate="onLoad" draw:mime-type="image/png">
            <text:p/>
          </draw:image>
        </draw:frame>
        <draw:frame draw:style-name="gr1" draw:text-style-name="P1" draw:layer="layout" svg:width="2.083cm" svg:height="0.688cm" svg:x="0.597cm" svg:y="48.455cm">
          <draw:image xlink:href="Pictures/100000010000003B000000139EE6E37A.png" xlink:type="simple" xlink:show="embed" xlink:actuate="onLoad" draw:mime-type="image/png">
            <text:p/>
          </draw:image>
        </draw:frame>
        <draw:frame draw:style-name="gr1" draw:text-style-name="P1" draw:layer="layout" svg:width="0.387cm" svg:height="1.276cm" svg:x="1.495cm" svg:y="48.397cm">
          <draw:image xlink:href="Pictures/100000010000000A0000002411E6D8E0.png" xlink:type="simple" xlink:show="embed" xlink:actuate="onLoad" draw:mime-type="image/png">
            <text:p/>
          </draw:image>
        </draw:frame>
        <draw:frame draw:style-name="gr1" draw:text-style-name="P1" draw:layer="layout" svg:width="0.84cm" svg:height="0.98cm" svg:x="1.194cm" svg:y="46.952cm">
          <draw:image xlink:href="Pictures/10000001000000170000001B45720C77.png" xlink:type="simple" xlink:show="embed" xlink:actuate="onLoad" draw:mime-type="image/png">
            <text:p/>
          </draw:image>
        </draw:frame>
        <draw:frame draw:style-name="gr1" draw:text-style-name="P1" draw:layer="layout" svg:width="2.532cm" svg:height="2.692cm" svg:x="0.422cm" svg:y="44.238cm">
          <draw:image xlink:href="Pictures/10000001000000470000004C4000F883.png" xlink:type="simple" xlink:show="embed" xlink:actuate="onLoad" draw:mime-type="image/png">
            <text:p/>
          </draw:image>
        </draw:frame>
        <draw:frame draw:style-name="gr1" draw:text-style-name="P1" draw:layer="layout" svg:width="1.174cm" svg:height="1.773cm" svg:x="3.114cm" svg:y="48.275cm">
          <draw:image xlink:href="Pictures/1000000100000021000000320DDF856E.png" xlink:type="simple" xlink:show="embed" xlink:actuate="onLoad" draw:mime-type="image/png">
            <text:p/>
          </draw:image>
        </draw:frame>
        <draw:frame draw:style-name="gr1" draw:text-style-name="P1" draw:layer="layout" svg:width="0.881cm" svg:height="1.261cm" svg:x="3.265cm" svg:y="46.822cm">
          <draw:image xlink:href="Pictures/100000010000001900000023DB95F18F.png" xlink:type="simple" xlink:show="embed" xlink:actuate="onLoad" draw:mime-type="image/png">
            <text:p/>
          </draw:image>
        </draw:frame>
        <draw:frame draw:style-name="gr1" draw:text-style-name="P1" draw:layer="layout" svg:width="2.034cm" svg:height="0.804cm" svg:x="2.319cm" svg:y="46.075cm">
          <draw:image xlink:href="Pictures/1000000100000039000000165836E094.png" xlink:type="simple" xlink:show="embed" xlink:actuate="onLoad" draw:mime-type="image/png">
            <text:p/>
          </draw:image>
        </draw:frame>
        <draw:frame draw:style-name="gr1" draw:text-style-name="P1" draw:layer="layout" svg:width="0.427cm" svg:height="0.898cm" svg:x="2.896cm" svg:y="46.221cm">
          <draw:image xlink:href="Pictures/100000010000000C0000001906089D6B.png" xlink:type="simple" xlink:show="embed" xlink:actuate="onLoad" draw:mime-type="image/png">
            <text:p/>
          </draw:image>
        </draw:frame>
        <draw:frame draw:style-name="gr1" draw:text-style-name="P1" draw:layer="layout" svg:width="1.087cm" svg:height="0.865cm" svg:x="2.811cm" svg:y="45.107cm">
          <draw:image xlink:href="Pictures/100000010000001E000000185B01F3FC.png" xlink:type="simple" xlink:show="embed" xlink:actuate="onLoad" draw:mime-type="image/png">
            <text:p/>
          </draw:image>
        </draw:frame>
        <draw:frame draw:style-name="gr1" draw:text-style-name="P1" draw:layer="layout" svg:width="1.339cm" svg:height="0.588cm" svg:x="2.472cm" svg:y="44.35cm">
          <draw:image xlink:href="Pictures/10000001000000250000001054BE1FE6.png" xlink:type="simple" xlink:show="embed" xlink:actuate="onLoad" draw:mime-type="image/png">
            <text:p/>
          </draw:image>
        </draw:frame>
        <draw:frame draw:style-name="gr1" draw:text-style-name="P1" draw:layer="layout" svg:width="3.308cm" svg:height="1.748cm" svg:x="2.58cm" svg:y="42.689cm">
          <draw:image xlink:href="Pictures/100000010000005D000000315617D4BA.png" xlink:type="simple" xlink:show="embed" xlink:actuate="onLoad" draw:mime-type="image/png">
            <text:p/>
          </draw:image>
        </draw:frame>
        <draw:frame draw:style-name="gr1" draw:text-style-name="P1" draw:layer="layout" svg:width="1.732cm" svg:height="1.189cm" svg:x="4.972cm" svg:y="48.672cm">
          <draw:image xlink:href="Pictures/100000010000003100000021D083CB44.png" xlink:type="simple" xlink:show="embed" xlink:actuate="onLoad" draw:mime-type="image/png">
            <text:p/>
          </draw:image>
        </draw:frame>
        <draw:frame draw:style-name="gr1" draw:text-style-name="P1" draw:layer="layout" svg:width="2.868cm" svg:height="1.799cm" svg:x="5.098cm" svg:y="46.852cm">
          <draw:image xlink:href="Pictures/100000010000005100000033803E948F.png" xlink:type="simple" xlink:show="embed" xlink:actuate="onLoad" draw:mime-type="image/png">
            <text:p/>
          </draw:image>
        </draw:frame>
        <draw:frame draw:style-name="gr1" draw:text-style-name="P1" draw:layer="layout" svg:width="1.255cm" svg:height="1.209cm" svg:x="4.755cm" svg:y="45.291cm">
          <draw:image xlink:href="Pictures/100000010000002300000022E073A2BA.png" xlink:type="simple" xlink:show="embed" xlink:actuate="onLoad" draw:mime-type="image/png">
            <text:p/>
          </draw:image>
        </draw:frame>
        <draw:frame draw:style-name="gr1" draw:text-style-name="P1" draw:layer="layout" svg:width="2.172cm" svg:height="1.286cm" svg:x="4.239cm" svg:y="44.171cm">
          <draw:image xlink:href="Pictures/100000010000003D000000241EF99BDE.png" xlink:type="simple" xlink:show="embed" xlink:actuate="onLoad" draw:mime-type="image/png">
            <text:p/>
          </draw:image>
        </draw:frame>
        <draw:frame draw:style-name="gr1" draw:text-style-name="P1" draw:layer="layout" svg:width="1.309cm" svg:height="1.064cm" svg:x="5.019cm" svg:y="43.078cm">
          <draw:image xlink:href="Pictures/10000001000000250000001E6A9D872E.png" xlink:type="simple" xlink:show="embed" xlink:actuate="onLoad" draw:mime-type="image/png">
            <text:p/>
          </draw:image>
        </draw:frame>
        <draw:frame draw:style-name="gr1" draw:text-style-name="P1" draw:layer="layout" svg:width="2.842cm" svg:height="0.587cm" svg:x="3.809cm" svg:y="42.589cm">
          <draw:image xlink:href="Pictures/100000010000005000000010EFCD3C9F.png" xlink:type="simple" xlink:show="embed" xlink:actuate="onLoad" draw:mime-type="image/png">
            <text:p/>
          </draw:image>
        </draw:frame>
        <draw:frame draw:style-name="gr1" draw:text-style-name="P1" draw:layer="layout" svg:width="3.698cm" svg:height="0.906cm" svg:x="3.35cm" svg:y="42.071cm">
          <draw:image xlink:href="Pictures/100000010000006800000019BA777E10.png" xlink:type="simple" xlink:show="embed" xlink:actuate="onLoad" draw:mime-type="image/png">
            <text:p/>
          </draw:image>
        </draw:frame>
        <draw:frame draw:style-name="gr1" draw:text-style-name="P1" draw:layer="layout" svg:width="1.878cm" svg:height="0.479cm" svg:x="0.309cm" svg:y="49.415cm">
          <draw:image xlink:href="Pictures/10000001000000350000000DDA0E2593.png" xlink:type="simple" xlink:show="embed" xlink:actuate="onLoad" draw:mime-type="image/png">
            <text:p/>
          </draw:image>
        </draw:frame>
        <draw:frame draw:style-name="gr1" draw:text-style-name="P1" draw:layer="layout" svg:width="0.598cm" svg:height="1.531cm" svg:x="0.835cm" svg:y="48.244cm">
          <draw:image xlink:href="Pictures/10000001000000100000002B0B1009C3.png" xlink:type="simple" xlink:show="embed" xlink:actuate="onLoad" draw:mime-type="image/png">
            <text:p/>
          </draw:image>
        </draw:frame>
        <draw:frame draw:style-name="gr1" draw:text-style-name="P1" draw:layer="layout" svg:width="2.899cm" svg:height="0.68cm" svg:x="1.639cm" svg:y="39.015cm">
          <draw:image xlink:href="Pictures/100000010000005200000013F0E9C8D3.png" xlink:type="simple" xlink:show="embed" xlink:actuate="onLoad" draw:mime-type="image/png">
            <text:p/>
          </draw:image>
        </draw:frame>
        <draw:frame draw:style-name="gr1" draw:text-style-name="P1" draw:layer="layout" svg:width="2.133cm" svg:height="0.651cm" svg:x="1.774cm" svg:y="38.247cm">
          <draw:image xlink:href="Pictures/100000010000003C000000120F1F92D0.png" xlink:type="simple" xlink:show="embed" xlink:actuate="onLoad" draw:mime-type="image/png">
            <text:p/>
          </draw:image>
        </draw:frame>
        <draw:frame draw:style-name="gr1" draw:text-style-name="P1" draw:layer="layout" svg:width="0.396cm" svg:height="0.994cm" svg:x="2.693cm" svg:y="38.226cm">
          <draw:image xlink:href="Pictures/100000010000000B0000001C9DE5F0A0.png" xlink:type="simple" xlink:show="embed" xlink:actuate="onLoad" draw:mime-type="image/png">
            <text:p/>
          </draw:image>
        </draw:frame>
        <draw:frame draw:style-name="gr1" draw:text-style-name="P1" draw:layer="layout" svg:width="1.274cm" svg:height="1.298cm" svg:x="2.535cm" svg:y="36.623cm">
          <draw:image xlink:href="Pictures/100000010000002400000024B5E92D15.png" xlink:type="simple" xlink:show="embed" xlink:actuate="onLoad" draw:mime-type="image/png">
            <text:p/>
          </draw:image>
        </draw:frame>
        <draw:frame draw:style-name="gr1" draw:text-style-name="P1" draw:layer="layout" svg:width="3.167cm" svg:height="2.761cm" svg:x="2.527cm" svg:y="33.855cm">
          <draw:image xlink:href="Pictures/10000001000000590000004E469940FD.png" xlink:type="simple" xlink:show="embed" xlink:actuate="onLoad" draw:mime-type="image/png">
            <text:p/>
          </draw:image>
        </draw:frame>
        <draw:frame draw:style-name="gr1" draw:text-style-name="P1" draw:layer="layout" svg:width="1.427cm" svg:height="1.822cm" svg:x="1.849cm" svg:y="30.04cm">
          <draw:image xlink:href="Pictures/10000001000000280000003323C2DDFF.png" xlink:type="simple" xlink:show="embed" xlink:actuate="onLoad" draw:mime-type="image/png">
            <text:p/>
          </draw:image>
        </draw:frame>
        <draw:frame draw:style-name="gr1" draw:text-style-name="P1" draw:layer="layout" svg:width="1.411cm" svg:height="1.793cm" svg:x="1.754cm" svg:y="27.776cm">
          <draw:image xlink:href="Pictures/1000000100000028000000328D62EB56.png" xlink:type="simple" xlink:show="embed" xlink:actuate="onLoad" draw:mime-type="image/png">
            <text:p/>
          </draw:image>
        </draw:frame>
        <draw:frame draw:style-name="gr1" draw:text-style-name="P1" draw:layer="layout" svg:width="3.9cm" svg:height="1.064cm" svg:x="-0.026cm" svg:y="26.319cm">
          <draw:image xlink:href="Pictures/100000010000006E0000001E493EDAE7.png" xlink:type="simple" xlink:show="embed" xlink:actuate="onLoad" draw:mime-type="image/png">
            <text:p/>
          </draw:image>
        </draw:frame>
        <draw:frame draw:style-name="gr1" draw:text-style-name="P1" draw:layer="layout" svg:width="0.429cm" svg:height="1.094cm" svg:x="2.108cm" svg:y="26.69cm">
          <draw:image xlink:href="Pictures/100000010000000C0000001F3217DC24.png" xlink:type="simple" xlink:show="embed" xlink:actuate="onLoad" draw:mime-type="image/png">
            <text:p/>
          </draw:image>
        </draw:frame>
        <draw:frame draw:style-name="gr1" draw:text-style-name="P1" draw:layer="layout" svg:width="1.527cm" svg:height="1.754cm" svg:x="1.895cm" svg:y="24.619cm">
          <draw:image xlink:href="Pictures/100000010000002B0000003154E27C48.png" xlink:type="simple" xlink:show="embed" xlink:actuate="onLoad" draw:mime-type="image/png">
            <text:p/>
          </draw:image>
        </draw:frame>
        <draw:frame draw:style-name="gr1" draw:text-style-name="P1" draw:layer="layout" svg:width="1.757cm" svg:height="1.054cm" svg:x="1.67cm" svg:y="23.215cm">
          <draw:image xlink:href="Pictures/10000001000000310000001DADFE3BB6.png" xlink:type="simple" xlink:show="embed" xlink:actuate="onLoad" draw:mime-type="image/png">
            <text:p/>
          </draw:image>
        </draw:frame>
        <draw:frame draw:style-name="gr1" draw:text-style-name="P1" draw:layer="layout" svg:width="4.754cm" svg:height="2.371cm" svg:x="1.944cm" svg:y="20.987cm">
          <draw:image xlink:href="Pictures/10000001000000860000004360C18B8B.png" xlink:type="simple" xlink:show="embed" xlink:actuate="onLoad" draw:mime-type="image/png">
            <text:p/>
          </draw:image>
        </draw:frame>
        <draw:frame draw:style-name="gr1" draw:text-style-name="P1" draw:layer="layout" svg:width="2.169cm" svg:height="1.947cm" svg:x="1.675cm" svg:y="16.701cm">
          <draw:image xlink:href="Pictures/100000010000003D0000003700A5666B.png" xlink:type="simple" xlink:show="embed" xlink:actuate="onLoad" draw:mime-type="image/png">
            <text:p/>
          </draw:image>
        </draw:frame>
        <draw:frame draw:style-name="gr1" draw:text-style-name="P1" draw:layer="layout" svg:width="4.116cm" svg:height="4.117cm" svg:x="2.129cm" svg:y="12.325cm">
          <draw:image xlink:href="Pictures/10000001000000740000007481FC0531.png" xlink:type="simple" xlink:show="embed" xlink:actuate="onLoad" draw:mime-type="image/png">
            <text:p/>
          </draw:image>
        </draw:frame>
        <draw:frame draw:style-name="gr1" draw:text-style-name="P1" draw:layer="layout" svg:width="4.004cm" svg:height="2.27cm" svg:x="0.462cm" svg:y="8.868cm">
          <draw:image xlink:href="Pictures/100000010000007100000040FBF3ED09.png" xlink:type="simple" xlink:show="embed" xlink:actuate="onLoad" draw:mime-type="image/png">
            <text:p/>
          </draw:image>
        </draw:frame>
        <draw:frame draw:style-name="gr1" draw:text-style-name="P1" draw:layer="layout" svg:width="1.711cm" svg:height="1.563cm" svg:x="2.507cm" svg:y="7.644cm">
          <draw:image xlink:href="Pictures/10000001000000300000002C09068FC9.png" xlink:type="simple" xlink:show="embed" xlink:actuate="onLoad" draw:mime-type="image/png">
            <text:p/>
          </draw:image>
        </draw:frame>
        <draw:frame draw:style-name="gr1" draw:text-style-name="P1" draw:layer="layout" svg:width="3.72cm" svg:height="1.167cm" svg:x="0.622cm" svg:y="6.63cm">
          <draw:image xlink:href="Pictures/1000000100000069000000211A2ADE90.png" xlink:type="simple" xlink:show="embed" xlink:actuate="onLoad" draw:mime-type="image/png">
            <text:p/>
          </draw:image>
        </draw:frame>
        <draw:frame draw:style-name="gr1" draw:text-style-name="P1" draw:layer="layout" svg:width="4.106cm" svg:height="0.776cm" svg:x="0.135cm" svg:y="5.603cm">
          <draw:image xlink:href="Pictures/100000010000007400000016970B5038.png" xlink:type="simple" xlink:show="embed" xlink:actuate="onLoad" draw:mime-type="image/png">
            <text:p/>
          </draw:image>
        </draw:frame>
        <draw:frame draw:style-name="gr1" draw:text-style-name="P1" draw:layer="layout" svg:width="2.742cm" svg:height="0.705cm" svg:x="5.782cm" svg:y="38.982cm">
          <draw:image xlink:href="Pictures/100000010000004D00000014417DF27D.png" xlink:type="simple" xlink:show="embed" xlink:actuate="onLoad" draw:mime-type="image/png">
            <text:p/>
          </draw:image>
        </draw:frame>
        <draw:frame draw:style-name="gr1" draw:text-style-name="P1" draw:layer="layout" svg:width="3.852cm" svg:height="0.968cm" svg:x="4.767cm" svg:y="38.451cm">
          <draw:image xlink:href="Pictures/100000010000006D0000001B63C91CA1.png" xlink:type="simple" xlink:show="embed" xlink:actuate="onLoad" draw:mime-type="image/png">
            <text:p/>
          </draw:image>
        </draw:frame>
        <draw:frame draw:style-name="gr1" draw:text-style-name="P1" draw:layer="layout" svg:width="1.811cm" svg:height="1.924cm" svg:x="7.009cm" svg:y="38.239cm">
          <draw:image xlink:href="Pictures/10000001000000330000003660BED1E4.png" xlink:type="simple" xlink:show="embed" xlink:actuate="onLoad" draw:mime-type="image/png">
            <text:p/>
          </draw:image>
        </draw:frame>
        <draw:frame draw:style-name="gr1" draw:text-style-name="P1" draw:layer="layout" svg:width="1.9cm" svg:height="1.614cm" svg:x="6.799cm" svg:y="36.176cm">
          <draw:image xlink:href="Pictures/10000001000000350000002D0ADD2E56.png" xlink:type="simple" xlink:show="embed" xlink:actuate="onLoad" draw:mime-type="image/png">
            <text:p/>
          </draw:image>
        </draw:frame>
        <draw:frame draw:style-name="gr1" draw:text-style-name="P1" draw:layer="layout" svg:width="1.909cm" svg:height="2.396cm" svg:x="6.299cm" svg:y="33.183cm">
          <draw:image xlink:href="Pictures/1000000100000036000000430DA80B7C.png" xlink:type="simple" xlink:show="embed" xlink:actuate="onLoad" draw:mime-type="image/png">
            <text:p/>
          </draw:image>
        </draw:frame>
        <draw:frame draw:style-name="gr1" draw:text-style-name="P1" draw:layer="layout" svg:width="4.373cm" svg:height="3.639cm" svg:x="5.865cm" svg:y="29.17cm">
          <draw:image xlink:href="Pictures/100000010000007B0000006778ABF996.png" xlink:type="simple" xlink:show="embed" xlink:actuate="onLoad" draw:mime-type="image/png">
            <text:p/>
          </draw:image>
        </draw:frame>
        <draw:frame draw:style-name="gr1" draw:text-style-name="P1" draw:layer="layout" svg:width="2.111cm" svg:height="1.602cm" svg:x="5.44cm" svg:y="26.678cm">
          <draw:image xlink:href="Pictures/100000010000003B0000002DDF9E1E91.png" xlink:type="simple" xlink:show="embed" xlink:actuate="onLoad" draw:mime-type="image/png">
            <text:p/>
          </draw:image>
        </draw:frame>
        <draw:frame draw:style-name="gr1" draw:text-style-name="P1" draw:layer="layout" svg:width="2.306cm" svg:height="3.502cm" svg:x="5.347cm" svg:y="23.46cm">
          <draw:image xlink:href="Pictures/1000000100000041000000630DD1DA3B.png" xlink:type="simple" xlink:show="embed" xlink:actuate="onLoad" draw:mime-type="image/png">
            <text:p/>
          </draw:image>
        </draw:frame>
        <draw:frame draw:style-name="gr1" draw:text-style-name="P1" draw:layer="layout" svg:width="0.942cm" svg:height="1.005cm" svg:x="6.513cm" svg:y="21.513cm">
          <draw:image xlink:href="Pictures/100000010000001A0000001C21AB5DB6.png" xlink:type="simple" xlink:show="embed" xlink:actuate="onLoad" draw:mime-type="image/png">
            <text:p/>
          </draw:image>
        </draw:frame>
        <draw:frame draw:style-name="gr1" draw:text-style-name="P1" draw:layer="layout" svg:width="1.92cm" svg:height="18.151cm" svg:x="14.652cm" svg:y="16.288cm">
          <draw:image xlink:href="Pictures/100000010000003600000202B8C782C3.png" xlink:type="simple" xlink:show="embed" xlink:actuate="onLoad" draw:mime-type="image/png">
            <text:p/>
          </draw:image>
        </draw:frame>
        <draw:frame draw:style-name="gr1" draw:text-style-name="P1" draw:layer="layout" svg:width="9.821cm" svg:height="20.302cm" svg:x="16.186cm" svg:y="14.399cm">
          <draw:image xlink:href="Pictures/10000001000001160000023FFC399B5B.png" xlink:type="simple" xlink:show="embed" xlink:actuate="onLoad" draw:mime-type="image/png">
            <text:p/>
          </draw:image>
        </draw:frame>
        <draw:frame draw:style-name="gr1" draw:text-style-name="P1" draw:layer="layout" svg:width="7.578cm" svg:height="8.768cm" svg:x="7.523cm" svg:y="7.703cm">
          <draw:image xlink:href="Pictures/10000001000000D6000000F8A6DE864D.png" xlink:type="simple" xlink:show="embed" xlink:actuate="onLoad" draw:mime-type="image/png">
            <text:p/>
          </draw:image>
        </draw:frame>
        <draw:frame draw:style-name="gr1" draw:text-style-name="P1" draw:layer="layout" svg:width="7.986cm" svg:height="8.329cm" svg:x="24.037cm" svg:y="7.217cm">
          <draw:image xlink:href="Pictures/10000001000000E2000000EC2B623095.png" xlink:type="simple" xlink:show="embed" xlink:actuate="onLoad" draw:mime-type="image/png">
            <text:p/>
          </draw:image>
        </draw:frame>
        <draw:frame draw:style-name="gr1" draw:text-style-name="P1" draw:layer="layout" svg:width="8.887cm" svg:height="6.381cm" svg:x="25.133cm" svg:y="30.713cm">
          <draw:image xlink:href="Pictures/10000001000000FB000000B448C11073.png" xlink:type="simple" xlink:show="embed" xlink:actuate="onLoad" draw:mime-type="image/png">
            <text:p/>
          </draw:image>
        </draw:frame>
        <draw:frame draw:style-name="gr1" draw:text-style-name="P1" draw:layer="layout" svg:width="1.56cm" svg:height="0.696cm" svg:x="14.182cm" svg:y="33.81cm">
          <draw:image xlink:href="Pictures/100000010000002C0000001342D9EC15.png" xlink:type="simple" xlink:show="embed" xlink:actuate="onLoad" draw:mime-type="image/png">
            <text:p/>
          </draw:image>
        </draw:frame>
        <draw:frame draw:style-name="gr1" draw:text-style-name="P1" draw:layer="layout" svg:width="3.793cm" svg:height="6.955cm" svg:x="12.12cm" svg:y="34.09cm">
          <draw:image xlink:href="Pictures/100000010000006B000000C5F19C56E3.png" xlink:type="simple" xlink:show="embed" xlink:actuate="onLoad" draw:mime-type="image/png">
            <text:p/>
          </draw:image>
        </draw:frame>
        <draw:frame draw:style-name="gr1" draw:text-style-name="P1" draw:layer="layout" svg:width="25.507cm" svg:height="5.74cm" svg:x="10.508cm" svg:y="36.485cm">
          <draw:image xlink:href="Pictures/10000001000002D3000000A216463FC5.png" xlink:type="simple" xlink:show="embed" xlink:actuate="onLoad" draw:mime-type="image/png">
            <text:p/>
          </draw:image>
        </draw:frame>
        <draw:frame draw:style-name="gr1" draw:text-style-name="P1" draw:layer="layout" svg:width="2.429cm" svg:height="32.245cm" svg:x="33.018cm" svg:y="5.598cm">
          <draw:image xlink:href="Pictures/100000010000004400000392E0781A9E.png" xlink:type="simple" xlink:show="embed" xlink:actuate="onLoad" draw:mime-type="image/png">
            <text:p/>
          </draw:image>
        </draw:frame>
        <draw:frame draw:style-name="gr1" draw:text-style-name="P1" draw:layer="layout" svg:width="3.072cm" svg:height="3.093cm" svg:x="19.404cm" svg:y="25.217cm">
          <draw:image xlink:href="Pictures/100000010000005700000057DFC4EEC9.png" xlink:type="simple" xlink:show="embed" xlink:actuate="onLoad" draw:mime-type="image/png">
            <text:p/>
          </draw:image>
        </draw:frame>
        <draw:frame draw:style-name="gr1" draw:text-style-name="P1" draw:layer="layout" svg:width="0.791cm" svg:height="0.658cm" svg:x="20.258cm" svg:y="26.471cm">
          <draw:image xlink:href="Pictures/1000000100000016000000127928BBD3.png" xlink:type="simple" xlink:show="embed" xlink:actuate="onLoad" draw:mime-type="image/png">
            <text:p/>
          </draw:image>
        </draw:frame>
        <draw:frame draw:style-name="gr1" draw:text-style-name="P1" draw:layer="layout" svg:width="6.398cm" svg:height="6.637cm" svg:x="17.096cm" svg:y="22.52cm">
          <draw:image xlink:href="Pictures/10000001000000B5000000BC71825C3A.png" xlink:type="simple" xlink:show="embed" xlink:actuate="onLoad" draw:mime-type="image/png">
            <text:p/>
          </draw:image>
        </draw:frame>
        <draw:frame draw:style-name="gr1" draw:text-style-name="P1" draw:layer="layout" svg:width="1.463cm" svg:height="7.647cm" svg:x="21.885cm" svg:y="22.14cm">
          <draw:image xlink:href="Pictures/1000000100000029000000D87A9147EB.png" xlink:type="simple" xlink:show="embed" xlink:actuate="onLoad" draw:mime-type="image/png">
            <text:p/>
          </draw:image>
        </draw:frame>
        <draw:frame draw:style-name="gr1" draw:text-style-name="P1" draw:layer="layout" svg:width="2.364cm" svg:height="8.127cm" svg:x="20.603cm" svg:y="25.206cm">
          <draw:image xlink:href="Pictures/1000000100000043000000E6908E885C.png" xlink:type="simple" xlink:show="embed" xlink:actuate="onLoad" draw:mime-type="image/png">
            <text:p/>
          </draw:image>
        </draw:frame>
        <draw:frame draw:style-name="gr1" draw:text-style-name="P1" draw:layer="layout" svg:width="1.978cm" svg:height="11.01cm" svg:x="18.958cm" svg:y="23.538cm">
          <draw:image xlink:href="Pictures/100000010000003800000138C6849BEC.png" xlink:type="simple" xlink:show="embed" xlink:actuate="onLoad" draw:mime-type="image/png">
            <text:p/>
          </draw:image>
        </draw:frame>
        <draw:frame draw:style-name="gr1" draw:text-style-name="P1" draw:layer="layout" svg:width="2.552cm" svg:height="21.379cm" svg:x="17.325cm" svg:y="14.334cm">
          <draw:image xlink:href="Pictures/10000001000000480000025EB02BC019.png" xlink:type="simple" xlink:show="embed" xlink:actuate="onLoad" draw:mime-type="image/png">
            <text:p/>
          </draw:image>
        </draw:frame>
        <draw:frame draw:style-name="gr1" draw:text-style-name="P1" draw:layer="layout" svg:width="1.31cm" svg:height="5.37cm" svg:x="19.592cm" svg:y="17.67cm">
          <draw:image xlink:href="Pictures/1000000100000025000000988E95E7DC.png" xlink:type="simple" xlink:show="embed" xlink:actuate="onLoad" draw:mime-type="image/png">
            <text:p/>
          </draw:image>
        </draw:frame>
        <draw:frame draw:style-name="gr1" draw:text-style-name="P1" draw:layer="layout" svg:width="1.572cm" svg:height="6.848cm" svg:x="22.768cm" svg:y="28.022cm">
          <draw:image xlink:href="Pictures/100000010000002C000000C27CD7E6E7.png" xlink:type="simple" xlink:show="embed" xlink:actuate="onLoad" draw:mime-type="image/png">
            <text:p/>
          </draw:image>
        </draw:frame>
        <draw:frame draw:style-name="gr1" draw:text-style-name="P1" draw:layer="layout" svg:width="2.34cm" svg:height="21.454cm" svg:x="14.866cm" svg:y="15.886cm">
          <draw:image xlink:href="Pictures/100000010000004200000260A2698859.png" xlink:type="simple" xlink:show="embed" xlink:actuate="onLoad" draw:mime-type="image/png">
            <text:p/>
          </draw:image>
        </draw:frame>
        <draw:frame draw:style-name="gr1" draw:text-style-name="P1" draw:layer="layout" svg:width="3.476cm" svg:height="12.856cm" svg:x="15.914cm" svg:y="15.17cm">
          <draw:image xlink:href="Pictures/10000001000000620000016CF243B376.png" xlink:type="simple" xlink:show="embed" xlink:actuate="onLoad" draw:mime-type="image/png">
            <text:p/>
          </draw:image>
        </draw:frame>
        <draw:frame draw:style-name="gr1" draw:text-style-name="P1" draw:layer="layout" svg:width="1.598cm" svg:height="9.235cm" svg:x="17.196cm" svg:y="28.769cm">
          <draw:image xlink:href="Pictures/100000010000002D00000105B75E1832.png" xlink:type="simple" xlink:show="embed" xlink:actuate="onLoad" draw:mime-type="image/png">
            <text:p/>
          </draw:image>
        </draw:frame>
        <draw:frame draw:style-name="gr1" draw:text-style-name="P1" draw:layer="layout" svg:width="1.932cm" svg:height="15.078cm" svg:x="15.305cm" svg:y="6.446cm">
          <draw:image xlink:href="Pictures/1000000100000036000001AB073E0E9B.png" xlink:type="simple" xlink:show="embed" xlink:actuate="onLoad" draw:mime-type="image/png">
            <text:p/>
          </draw:image>
        </draw:frame>
        <draw:frame draw:style-name="gr1" draw:text-style-name="P1" draw:layer="layout" svg:width="3.135cm" svg:height="7.178cm" svg:x="19.705cm" svg:y="8.657cm">
          <draw:image xlink:href="Pictures/1000000100000058000000CB029FCD1A.png" xlink:type="simple" xlink:show="embed" xlink:actuate="onLoad" draw:mime-type="image/png">
            <text:p/>
          </draw:image>
        </draw:frame>
        <draw:frame draw:style-name="gr1" draw:text-style-name="P1" draw:layer="layout" svg:width="2.657cm" svg:height="8.5cm" svg:x="20.183cm" svg:y="10.049cm">
          <draw:image xlink:href="Pictures/100000010000004B000000F08DC8EBDA.png" xlink:type="simple" xlink:show="embed" xlink:actuate="onLoad" draw:mime-type="image/png">
            <text:p/>
          </draw:image>
        </draw:frame>
        <draw:frame draw:style-name="gr1" draw:text-style-name="P1" draw:layer="layout" svg:width="2.316cm" svg:height="14.638cm" svg:x="25.299cm" svg:y="7.352cm">
          <draw:image xlink:href="Pictures/10000001000000410000019E8D7BBBCE.png" xlink:type="simple" xlink:show="embed" xlink:actuate="onLoad" draw:mime-type="image/png">
            <text:p/>
          </draw:image>
        </draw:frame>
        <draw:frame draw:style-name="gr1" draw:text-style-name="P1" draw:layer="layout" svg:width="2.12cm" svg:height="12.704cm" svg:x="27.75cm" svg:y="10.888cm">
          <draw:image xlink:href="Pictures/100000010000003C0000016878C13089.png" xlink:type="simple" xlink:show="embed" xlink:actuate="onLoad" draw:mime-type="image/png">
            <text:p/>
          </draw:image>
        </draw:frame>
        <draw:frame draw:style-name="gr1" draw:text-style-name="P1" draw:layer="layout" svg:width="0.638cm" svg:height="0.77cm" svg:x="32.292cm" svg:y="28.828cm">
          <draw:image xlink:href="Pictures/100000010000001200000015DE0553A7.png" xlink:type="simple" xlink:show="embed" xlink:actuate="onLoad" draw:mime-type="image/png">
            <text:p/>
          </draw:image>
        </draw:frame>
        <draw:frame draw:style-name="gr1" draw:text-style-name="P1" draw:layer="layout" svg:width="1.093cm" svg:height="7.695cm" svg:x="30.468cm" svg:y="24.09cm">
          <draw:image xlink:href="Pictures/100000010000001E000000DAE1E7D5BD.png" xlink:type="simple" xlink:show="embed" xlink:actuate="onLoad" draw:mime-type="image/png">
            <text:p/>
          </draw:image>
        </draw:frame>
        <draw:frame draw:style-name="gr1" draw:text-style-name="P1" draw:layer="layout" svg:width="1.548cm" svg:height="4.633cm" svg:x="21.609cm" svg:y="33.342cm">
          <draw:image xlink:href="Pictures/100000010000002B000000839B6212E9.png" xlink:type="simple" xlink:show="embed" xlink:actuate="onLoad" draw:mime-type="image/png">
            <text:p/>
          </draw:image>
        </draw:frame>
        <draw:frame draw:style-name="gr1" draw:text-style-name="P1" draw:layer="layout" svg:width="1.678cm" svg:height="5.681cm" svg:x="16.808cm" svg:y="32.528cm">
          <draw:image xlink:href="Pictures/100000010000002F000000A14FEC2E10.png" xlink:type="simple" xlink:show="embed" xlink:actuate="onLoad" draw:mime-type="image/png">
            <text:p/>
          </draw:image>
        </draw:frame>
        <draw:frame draw:style-name="gr1" draw:text-style-name="P1" draw:layer="layout" svg:width="5.409cm" svg:height="5.055cm" svg:x="23.618cm" svg:y="32.599cm">
          <draw:image xlink:href="Pictures/10000001000000990000008F53239098.png" xlink:type="simple" xlink:show="embed" xlink:actuate="onLoad" draw:mime-type="image/png">
            <text:p/>
          </draw:image>
        </draw:frame>
        <draw:frame draw:style-name="gr1" draw:text-style-name="P1" draw:layer="layout" svg:width="30.613cm" svg:height="3.026cm" svg:x="15.246cm" svg:y="37.704cm">
          <draw:image xlink:href="Pictures/1000000100000363000000553A89E5DB.png" xlink:type="simple" xlink:show="embed" xlink:actuate="onLoad" draw:mime-type="image/png">
            <text:p/>
          </draw:image>
        </draw:frame>
        <draw:frame draw:style-name="gr1" draw:text-style-name="P1" draw:layer="layout" svg:width="1.798cm" svg:height="21.297cm" svg:x="45.677cm" svg:y="37.758cm">
          <draw:image xlink:href="Pictures/10000001000000330000025B4E1E487D.png" xlink:type="simple" xlink:show="embed" xlink:actuate="onLoad" draw:mime-type="image/png">
            <text:p/>
          </draw:image>
        </draw:frame>
        <draw:frame draw:style-name="gr1" draw:text-style-name="P1" draw:layer="layout" svg:width="2.888cm" svg:height="3.11cm" svg:x="17.33cm" svg:y="58.65cm">
          <draw:image xlink:href="Pictures/10000001000000510000005885100EC8.png" xlink:type="simple" xlink:show="embed" xlink:actuate="onLoad" draw:mime-type="image/png">
            <text:p/>
          </draw:image>
        </draw:frame>
        <draw:frame draw:style-name="gr1" draw:text-style-name="P1" draw:layer="layout" svg:width="1.88cm" svg:height="3.996cm" svg:x="17.281cm" svg:y="55.656cm">
          <draw:image xlink:href="Pictures/100000010000003500000071A59D865B.png" xlink:type="simple" xlink:show="embed" xlink:actuate="onLoad" draw:mime-type="image/png">
            <text:p/>
          </draw:image>
        </draw:frame>
        <draw:frame draw:style-name="gr1" draw:text-style-name="P1" draw:layer="layout" svg:width="4.137cm" svg:height="2.983cm" svg:x="19.132cm" svg:y="58.521cm">
          <draw:image xlink:href="Pictures/1000000100000075000000544EC6BE46.png" xlink:type="simple" xlink:show="embed" xlink:actuate="onLoad" draw:mime-type="image/png">
            <text:p/>
          </draw:image>
        </draw:frame>
        <draw:frame draw:style-name="gr1" draw:text-style-name="P1" draw:layer="layout" svg:width="7.086cm" svg:height="7.382cm" svg:x="17.816cm" svg:y="52.943cm">
          <draw:image xlink:href="Pictures/10000001000000C8000000D191260686.png" xlink:type="simple" xlink:show="embed" xlink:actuate="onLoad" draw:mime-type="image/png">
            <text:p/>
          </draw:image>
        </draw:frame>
        <draw:frame draw:style-name="gr1" draw:text-style-name="P1" draw:layer="layout" svg:width="3.787cm" svg:height="3.884cm" svg:x="18.893cm" svg:y="55.082cm">
          <draw:image xlink:href="Pictures/100000010000006B0000006E6F72D41C.png" xlink:type="simple" xlink:show="embed" xlink:actuate="onLoad" draw:mime-type="image/png">
            <text:p/>
          </draw:image>
        </draw:frame>
        <draw:frame draw:style-name="gr1" draw:text-style-name="P1" draw:layer="layout" svg:width="0.78cm" svg:height="1.974cm" svg:x="19.429cm" svg:y="54.479cm">
          <draw:image xlink:href="Pictures/100000010000001600000037D99D1229.png" xlink:type="simple" xlink:show="embed" xlink:actuate="onLoad" draw:mime-type="image/png">
            <text:p/>
          </draw:image>
        </draw:frame>
        <draw:frame draw:style-name="gr1" draw:text-style-name="P1" draw:layer="layout" svg:width="3.619cm" svg:height="4.025cm" svg:x="19.851cm" svg:y="54.89cm">
          <draw:image xlink:href="Pictures/100000010000006600000072EF27F6AF.png" xlink:type="simple" xlink:show="embed" xlink:actuate="onLoad" draw:mime-type="image/png">
            <text:p/>
          </draw:image>
        </draw:frame>
        <draw:frame draw:style-name="gr1" draw:text-style-name="P1" draw:layer="layout" svg:width="0.73cm" svg:height="1.64cm" svg:x="22.807cm" svg:y="57.752cm">
          <draw:image xlink:href="Pictures/10000001000000140000002E9D916F80.png" xlink:type="simple" xlink:show="embed" xlink:actuate="onLoad" draw:mime-type="image/png">
            <text:p/>
          </draw:image>
        </draw:frame>
        <draw:frame draw:style-name="gr1" draw:text-style-name="P1" draw:layer="layout" svg:width="1.439cm" svg:height="1.1cm" svg:x="19.43cm" svg:y="58.725cm">
          <draw:image xlink:href="Pictures/10000001000000280000001F2B9318DB.png" xlink:type="simple" xlink:show="embed" xlink:actuate="onLoad" draw:mime-type="image/png">
            <text:p/>
          </draw:image>
        </draw:frame>
        <draw:frame draw:style-name="gr1" draw:text-style-name="P1" draw:layer="layout" svg:width="1.596cm" svg:height="2.368cm" svg:x="18.704cm" svg:y="56.862cm">
          <draw:image xlink:href="Pictures/100000010000002D00000043B7267DF8.png" xlink:type="simple" xlink:show="embed" xlink:actuate="onLoad" draw:mime-type="image/png">
            <text:p/>
          </draw:image>
        </draw:frame>
        <draw:frame draw:style-name="gr1" draw:text-style-name="P1" draw:layer="layout" svg:width="6.827cm" svg:height="1.976cm" svg:x="19.991cm" svg:y="60.104cm">
          <draw:image xlink:href="Pictures/10000001000000C100000038FB1AC6BA.png" xlink:type="simple" xlink:show="embed" xlink:actuate="onLoad" draw:mime-type="image/png">
            <text:p/>
          </draw:image>
        </draw:frame>
        <draw:frame draw:style-name="gr1" draw:text-style-name="P1" draw:layer="layout" svg:width="14.787cm" svg:height="3.029cm" svg:x="20.862cm" svg:y="60.664cm">
          <draw:image xlink:href="Pictures/10000001000001A30000005531105D0C.png" xlink:type="simple" xlink:show="embed" xlink:actuate="onLoad" draw:mime-type="image/png">
            <text:p/>
          </draw:image>
        </draw:frame>
        <draw:frame draw:style-name="gr1" draw:text-style-name="P1" draw:layer="layout" svg:width="11.276cm" svg:height="0.91cm" svg:x="23.248cm" svg:y="60.529cm">
          <draw:image xlink:href="Pictures/100000010000013F00000019E02144DB.png" xlink:type="simple" xlink:show="embed" xlink:actuate="onLoad" draw:mime-type="image/png">
            <text:p/>
          </draw:image>
        </draw:frame>
        <draw:frame draw:style-name="gr1" draw:text-style-name="P1" draw:layer="layout" svg:width="4.091cm" svg:height="0.968cm" svg:x="20.478cm" svg:y="60.738cm">
          <draw:image xlink:href="Pictures/10000001000000730000001B9C9CEC83.png" xlink:type="simple" xlink:show="embed" xlink:actuate="onLoad" draw:mime-type="image/png">
            <text:p/>
          </draw:image>
        </draw:frame>
        <draw:frame draw:style-name="gr1" draw:text-style-name="P1" draw:layer="layout" svg:width="12.26cm" svg:height="3.391cm" svg:x="20.959cm" svg:y="60.754cm">
          <draw:image xlink:href="Pictures/100000010000015B000000605DA91D41.png" xlink:type="simple" xlink:show="embed" xlink:actuate="onLoad" draw:mime-type="image/png">
            <text:p/>
          </draw:image>
        </draw:frame>
        <draw:frame draw:style-name="gr1" draw:text-style-name="P1" draw:layer="layout" svg:width="5.739cm" svg:height="1.331cm" svg:x="21.66cm" svg:y="61.548cm">
          <draw:image xlink:href="Pictures/10000001000000A2000000258DC4B2C6.png" xlink:type="simple" xlink:show="embed" xlink:actuate="onLoad" draw:mime-type="image/png">
            <text:p/>
          </draw:image>
        </draw:frame>
        <draw:frame draw:style-name="gr1" draw:text-style-name="P1" draw:layer="layout" svg:width="4.79cm" svg:height="0.546cm" svg:x="24.863cm" svg:y="61.56cm">
          <draw:image xlink:href="Pictures/10000001000000870000000F6A0C7253.png" xlink:type="simple" xlink:show="embed" xlink:actuate="onLoad" draw:mime-type="image/png">
            <text:p/>
          </draw:image>
        </draw:frame>
        <draw:frame draw:style-name="gr1" draw:text-style-name="P1" draw:layer="layout" svg:width="11.143cm" svg:height="4.667cm" svg:x="23.73cm" svg:y="53.49cm">
          <draw:image xlink:href="Pictures/100000010000013B000000848FC7266A.png" xlink:type="simple" xlink:show="embed" xlink:actuate="onLoad" draw:mime-type="image/png">
            <text:p/>
          </draw:image>
        </draw:frame>
        <draw:frame draw:style-name="gr1" draw:text-style-name="P1" draw:layer="layout" svg:width="14.977cm" svg:height="12.105cm" svg:x="19.356cm" svg:y="41.245cm">
          <draw:image xlink:href="Pictures/10000001000001A800000157C00A1E6B.png" xlink:type="simple" xlink:show="embed" xlink:actuate="onLoad" draw:mime-type="image/png">
            <text:p/>
          </draw:image>
        </draw:frame>
        <draw:frame draw:style-name="gr1" draw:text-style-name="P1" draw:layer="layout" svg:width="1.555cm" svg:height="13.095cm" svg:x="33.745cm" svg:y="52.982cm">
          <draw:image xlink:href="Pictures/100000010000002C00000173EE952B5B.png" xlink:type="simple" xlink:show="embed" xlink:actuate="onLoad" draw:mime-type="image/png">
            <text:p/>
          </draw:image>
        </draw:frame>
        <draw:frame draw:style-name="gr1" draw:text-style-name="P1" draw:layer="layout" svg:width="4.328cm" svg:height="2.746cm" svg:x="31.387cm" svg:y="61.269cm">
          <draw:image xlink:href="Pictures/100000010000007A0000004DF013521F.png" xlink:type="simple" xlink:show="embed" xlink:actuate="onLoad" draw:mime-type="image/png">
            <text:p/>
          </draw:image>
        </draw:frame>
        <draw:frame draw:style-name="gr1" draw:text-style-name="P1" draw:layer="layout" svg:width="1.787cm" svg:height="1.642cm" svg:x="34.926cm" svg:y="62.983cm">
          <draw:image xlink:href="Pictures/10000001000000320000002E2BEEFF2E.png" xlink:type="simple" xlink:show="embed" xlink:actuate="onLoad" draw:mime-type="image/png">
            <text:p/>
          </draw:image>
        </draw:frame>
        <draw:frame draw:style-name="gr1" draw:text-style-name="P1" draw:layer="layout" svg:width="1.769cm" svg:height="2.152cm" svg:x="26.154cm" svg:y="59.08cm">
          <draw:image xlink:href="Pictures/10000001000000320000003D6234E8DD.png" xlink:type="simple" xlink:show="embed" xlink:actuate="onLoad" draw:mime-type="image/png">
            <text:p/>
          </draw:image>
        </draw:frame>
        <draw:frame draw:style-name="gr1" draw:text-style-name="P1" draw:layer="layout" svg:width="9.627cm" svg:height="5.986cm" svg:x="24.516cm" svg:y="55.047cm">
          <draw:image xlink:href="Pictures/1000000100000110000000A94B93106D.png" xlink:type="simple" xlink:show="embed" xlink:actuate="onLoad" draw:mime-type="image/png">
            <text:p/>
          </draw:image>
        </draw:frame>
        <draw:frame draw:style-name="gr1" draw:text-style-name="P1" draw:layer="layout" svg:width="3.357cm" svg:height="2.495cm" svg:x="29.66cm" svg:y="63.545cm">
          <draw:image xlink:href="Pictures/100000010000005F0000004624CA19DB.png" xlink:type="simple" xlink:show="embed" xlink:actuate="onLoad" draw:mime-type="image/png">
            <text:p/>
          </draw:image>
        </draw:frame>
        <draw:frame draw:style-name="gr1" draw:text-style-name="P1" draw:layer="layout" svg:width="2.196cm" svg:height="1.065cm" svg:x="24.51cm" svg:y="65.12cm">
          <draw:image xlink:href="Pictures/100000010000003E0000001EE3A7D3D1.png" xlink:type="simple" xlink:show="embed" xlink:actuate="onLoad" draw:mime-type="image/png">
            <text:p/>
          </draw:image>
        </draw:frame>
        <draw:frame draw:style-name="gr1" draw:text-style-name="P1" draw:layer="layout" svg:width="8.882cm" svg:height="5.418cm" svg:x="16.11cm" svg:y="60.659cm">
          <draw:image xlink:href="Pictures/10000001000000FB000000993512AEF2.png" xlink:type="simple" xlink:show="embed" xlink:actuate="onLoad" draw:mime-type="image/png">
            <text:p/>
          </draw:image>
        </draw:frame>
        <draw:frame draw:style-name="gr1" draw:text-style-name="P1" draw:layer="layout" svg:width="4.845cm" svg:height="1.878cm" svg:x="23.458cm" svg:y="64.299cm">
          <draw:image xlink:href="Pictures/10000001000000890000003571018B7D.png" xlink:type="simple" xlink:show="embed" xlink:actuate="onLoad" draw:mime-type="image/png">
            <text:p/>
          </draw:image>
        </draw:frame>
        <draw:frame draw:style-name="gr1" draw:text-style-name="P1" draw:layer="layout" svg:width="9.486cm" svg:height="22.097cm" svg:x="16.148cm" svg:y="43.983cm">
          <draw:image xlink:href="Pictures/100000010000010C000002724EF54B8C.png" xlink:type="simple" xlink:show="embed" xlink:actuate="onLoad" draw:mime-type="image/png">
            <text:p/>
          </draw:image>
        </draw:frame>
        <draw:frame draw:style-name="gr1" draw:text-style-name="P1" draw:layer="layout" svg:width="10.013cm" svg:height="10.281cm" svg:x="19.8cm" svg:y="41.762cm">
          <draw:image xlink:href="Pictures/100000010000011B00000123757D4D9D.png" xlink:type="simple" xlink:show="embed" xlink:actuate="onLoad" draw:mime-type="image/png">
            <text:p/>
          </draw:image>
        </draw:frame>
        <draw:frame draw:style-name="gr1" draw:text-style-name="P1" draw:layer="layout" svg:width="9.392cm" svg:height="8.317cm" svg:x="23.772cm" svg:y="39.967cm">
          <draw:image xlink:href="Pictures/100000010000010A000000EB7679E4DF.png" xlink:type="simple" xlink:show="embed" xlink:actuate="onLoad" draw:mime-type="image/png">
            <text:p/>
          </draw:image>
        </draw:frame>
        <draw:frame draw:style-name="gr1" draw:text-style-name="P1" draw:layer="layout" svg:width="7.361cm" svg:height="7.171cm" svg:x="19.213cm" svg:y="41.637cm">
          <draw:image xlink:href="Pictures/10000001000000D0000000CB1299CD1C.png" xlink:type="simple" xlink:show="embed" xlink:actuate="onLoad" draw:mime-type="image/png">
            <text:p/>
          </draw:image>
        </draw:frame>
        <draw:frame draw:style-name="gr1" draw:text-style-name="P1" draw:layer="layout" svg:width="4.861cm" svg:height="6.483cm" svg:x="14.83cm" svg:y="40.13cm">
          <draw:image xlink:href="Pictures/1000000100000089000000B7DCD9D151.png" xlink:type="simple" xlink:show="embed" xlink:actuate="onLoad" draw:mime-type="image/png">
            <text:p/>
          </draw:image>
        </draw:frame>
        <draw:frame draw:style-name="gr1" draw:text-style-name="P1" draw:layer="layout" svg:width="3.834cm" svg:height="3.453cm" svg:x="16.864cm" svg:y="41.157cm">
          <draw:image xlink:href="Pictures/100000010000006C0000006164749D8E.png" xlink:type="simple" xlink:show="embed" xlink:actuate="onLoad" draw:mime-type="image/png">
            <text:p/>
          </draw:image>
        </draw:frame>
        <draw:frame draw:style-name="gr1" draw:text-style-name="P1" draw:layer="layout" svg:width="1.793cm" svg:height="9.759cm" svg:x="35.598cm" svg:y="53.528cm">
          <draw:image xlink:href="Pictures/100000010000003200000114A83C1F75.png" xlink:type="simple" xlink:show="embed" xlink:actuate="onLoad" draw:mime-type="image/png">
            <text:p/>
          </draw:image>
        </draw:frame>
        <draw:frame draw:style-name="gr1" draw:text-style-name="P1" draw:layer="layout" svg:width="1.074cm" svg:height="5.697cm" svg:x="35.169cm" svg:y="48.886cm">
          <draw:image xlink:href="Pictures/100000010000001E000000A195B22470.png" xlink:type="simple" xlink:show="embed" xlink:actuate="onLoad" draw:mime-type="image/png">
            <text:p/>
          </draw:image>
        </draw:frame>
        <draw:frame draw:style-name="gr1" draw:text-style-name="P1" draw:layer="layout" svg:width="0.721cm" svg:height="3.397cm" svg:x="35.67cm" svg:y="45.661cm">
          <draw:image xlink:href="Pictures/100000010000001400000060C9280B1F.png" xlink:type="simple" xlink:show="embed" xlink:actuate="onLoad" draw:mime-type="image/png">
            <text:p/>
          </draw:image>
        </draw:frame>
        <draw:frame draw:style-name="gr1" draw:text-style-name="P1" draw:layer="layout" svg:width="0.519cm" svg:height="2.21cm" svg:x="36.287cm" svg:y="44.837cm">
          <draw:image xlink:href="Pictures/100000010000000E0000003E113C026F.png" xlink:type="simple" xlink:show="embed" xlink:actuate="onLoad" draw:mime-type="image/png">
            <text:p/>
          </draw:image>
        </draw:frame>
        <draw:frame draw:style-name="gr1" draw:text-style-name="P1" draw:layer="layout" svg:width="0.927cm" svg:height="3.8cm" svg:x="36.864cm" svg:y="44.992cm">
          <draw:image xlink:href="Pictures/100000010000001A0000006B50F2B59A.png" xlink:type="simple" xlink:show="embed" xlink:actuate="onLoad" draw:mime-type="image/png">
            <text:p/>
          </draw:image>
        </draw:frame>
        <draw:frame draw:style-name="gr1" draw:text-style-name="P1" draw:layer="layout" svg:width="0.609cm" svg:height="1.846cm" svg:x="36.856cm" svg:y="48.833cm">
          <draw:image xlink:href="Pictures/100000010000001100000034D548654F.png" xlink:type="simple" xlink:show="embed" xlink:actuate="onLoad" draw:mime-type="image/png">
            <text:p/>
          </draw:image>
        </draw:frame>
        <draw:frame draw:style-name="gr1" draw:text-style-name="P1" draw:layer="layout" svg:width="1.156cm" svg:height="1.859cm" svg:x="35.311cm" svg:y="42.709cm">
          <draw:image xlink:href="Pictures/100000010000002000000034F04951B4.png" xlink:type="simple" xlink:show="embed" xlink:actuate="onLoad" draw:mime-type="image/png">
            <text:p/>
          </draw:image>
        </draw:frame>
        <draw:frame draw:style-name="gr1" draw:text-style-name="P1" draw:layer="layout" svg:width="1.153cm" svg:height="1.45cm" svg:x="33.866cm" svg:y="41.913cm">
          <draw:image xlink:href="Pictures/1000000100000020000000296A3CF73B.png" xlink:type="simple" xlink:show="embed" xlink:actuate="onLoad" draw:mime-type="image/png">
            <text:p/>
          </draw:image>
        </draw:frame>
        <draw:frame draw:style-name="gr1" draw:text-style-name="P1" draw:layer="layout" svg:width="1.074cm" svg:height="1.648cm" svg:x="36.317cm" svg:y="42.098cm">
          <draw:image xlink:href="Pictures/100000010000001E0000002EC47FB702.png" xlink:type="simple" xlink:show="embed" xlink:actuate="onLoad" draw:mime-type="image/png">
            <text:p/>
          </draw:image>
        </draw:frame>
        <draw:frame draw:style-name="gr1" draw:text-style-name="P1" draw:layer="layout" svg:width="0.403cm" svg:height="0.89cm" svg:x="35.092cm" svg:y="40.794cm">
          <draw:image xlink:href="Pictures/100000010000000B00000019D9D79E0C.png" xlink:type="simple" xlink:show="embed" xlink:actuate="onLoad" draw:mime-type="image/png">
            <text:p/>
          </draw:image>
        </draw:frame>
        <draw:frame draw:style-name="gr1" draw:text-style-name="P1" draw:layer="layout" svg:width="0.316cm" svg:height="0.317cm" svg:x="35.198cm" svg:y="40.852cm">
          <draw:image xlink:href="Pictures/100000010000000900000009B38678BC.png" xlink:type="simple" xlink:show="embed" xlink:actuate="onLoad" draw:mime-type="image/png">
            <text:p/>
          </draw:image>
        </draw:frame>
        <draw:frame draw:style-name="gr1" draw:text-style-name="P1" draw:layer="layout" svg:width="2.906cm" svg:height="13.853cm" svg:x="37.673cm" svg:y="49.53cm">
          <draw:image xlink:href="Pictures/1000000100000052000001885603467C.png" xlink:type="simple" xlink:show="embed" xlink:actuate="onLoad" draw:mime-type="image/png">
            <text:p/>
          </draw:image>
        </draw:frame>
        <draw:frame draw:style-name="gr1" draw:text-style-name="P1" draw:layer="layout" svg:width="1.837cm" svg:height="10.563cm" svg:x="36.938cm" svg:y="53.063cm">
          <draw:image xlink:href="Pictures/10000001000000340000012B159682D5.png" xlink:type="simple" xlink:show="embed" xlink:actuate="onLoad" draw:mime-type="image/png">
            <text:p/>
          </draw:image>
        </draw:frame>
        <draw:frame draw:style-name="gr1" draw:text-style-name="P1" draw:layer="layout" svg:width="3.396cm" svg:height="24.351cm" svg:x="37.182cm" svg:y="38.397cm">
          <draw:image xlink:href="Pictures/1000000100000060000002B2620BE6CA.png" xlink:type="simple" xlink:show="embed" xlink:actuate="onLoad" draw:mime-type="image/png">
            <text:p/>
          </draw:image>
        </draw:frame>
        <draw:frame draw:style-name="gr1" draw:text-style-name="P1" draw:layer="layout" svg:width="1.097cm" svg:height="2.789cm" svg:x="35.494cm" svg:y="38.252cm">
          <draw:image xlink:href="Pictures/100000010000001F0000004F31F98693.png" xlink:type="simple" xlink:show="embed" xlink:actuate="onLoad" draw:mime-type="image/png">
            <text:p/>
          </draw:image>
        </draw:frame>
        <draw:frame draw:style-name="gr1" draw:text-style-name="P1" draw:layer="layout" svg:width="1.26cm" svg:height="4.248cm" svg:x="33.899cm" svg:y="37.116cm">
          <draw:image xlink:href="Pictures/10000001000000230000007863038927.png" xlink:type="simple" xlink:show="embed" xlink:actuate="onLoad" draw:mime-type="image/png">
            <text:p/>
          </draw:image>
        </draw:frame>
        <draw:frame draw:style-name="gr1" draw:text-style-name="P1" draw:layer="layout" svg:width="0.799cm" svg:height="3.03cm" svg:x="35.083cm" svg:y="56.375cm">
          <draw:image xlink:href="Pictures/10000001000000160000005583E4306C.png" xlink:type="simple" xlink:show="embed" xlink:actuate="onLoad" draw:mime-type="image/png">
            <text:p/>
          </draw:image>
        </draw:frame>
        <draw:frame draw:style-name="gr1" draw:text-style-name="P1" draw:layer="layout" svg:width="2.999cm" svg:height="1.801cm" svg:x="24.274cm" svg:y="55.127cm">
          <draw:image xlink:href="Pictures/100000010000005500000033D89F169C.png" xlink:type="simple" xlink:show="embed" xlink:actuate="onLoad" draw:mime-type="image/png">
            <text:p/>
          </draw:image>
        </draw:frame>
        <draw:frame draw:style-name="gr1" draw:text-style-name="P1" draw:layer="layout" svg:width="3.969cm" svg:height="2.731cm" svg:x="29.139cm" svg:y="51.751cm">
          <draw:image xlink:href="Pictures/10000001000000700000004D398C3969.png" xlink:type="simple" xlink:show="embed" xlink:actuate="onLoad" draw:mime-type="image/png">
            <text:p/>
          </draw:image>
        </draw:frame>
        <draw:frame draw:style-name="gr1" draw:text-style-name="P1" draw:layer="layout" svg:width="2.038cm" svg:height="1.928cm" svg:x="20.659cm" svg:y="51.937cm">
          <draw:image xlink:href="Pictures/100000010000003900000036EE13FE9B.png" xlink:type="simple" xlink:show="embed" xlink:actuate="onLoad" draw:mime-type="image/png">
            <text:p/>
          </draw:image>
        </draw:frame>
        <draw:frame draw:style-name="gr1" draw:text-style-name="P1" draw:layer="layout" svg:width="2.288cm" svg:height="2.057cm" svg:x="21.458cm" svg:y="51.432cm">
          <draw:image xlink:href="Pictures/10000001000000400000003A6285FA64.png" xlink:type="simple" xlink:show="embed" xlink:actuate="onLoad" draw:mime-type="image/png">
            <text:p/>
          </draw:image>
        </draw:frame>
        <draw:frame draw:style-name="gr1" draw:text-style-name="P1" draw:layer="layout" svg:width="2.217cm" svg:height="2.217cm" svg:x="24.025cm" svg:y="53.294cm">
          <draw:image xlink:href="Pictures/100000010000003E0000003E5846FC8C.png" xlink:type="simple" xlink:show="embed" xlink:actuate="onLoad" draw:mime-type="image/png">
            <text:p/>
          </draw:image>
        </draw:frame>
        <draw:frame draw:style-name="gr1" draw:text-style-name="P1" draw:layer="layout" svg:width="2.024cm" svg:height="1.631cm" svg:x="29.153cm" svg:y="49.883cm">
          <draw:image xlink:href="Pictures/10000001000000390000002E86F69F3B.png" xlink:type="simple" xlink:show="embed" xlink:actuate="onLoad" draw:mime-type="image/png">
            <text:p/>
          </draw:image>
        </draw:frame>
        <draw:frame draw:style-name="gr1" draw:text-style-name="P1" draw:layer="layout" svg:width="2.86cm" svg:height="2.63cm" svg:x="24.656cm" svg:y="49.515cm">
          <draw:image xlink:href="Pictures/10000001000000510000004A2122A082.png" xlink:type="simple" xlink:show="embed" xlink:actuate="onLoad" draw:mime-type="image/png">
            <text:p/>
          </draw:image>
        </draw:frame>
        <draw:frame draw:style-name="gr1" draw:text-style-name="P1" draw:layer="layout" svg:width="0.765cm" svg:height="0.664cm" svg:x="20.567cm" svg:y="52.613cm">
          <draw:image xlink:href="Pictures/100000010000001500000012354C80FE.png" xlink:type="simple" xlink:show="embed" xlink:actuate="onLoad" draw:mime-type="image/png">
            <text:p/>
          </draw:image>
        </draw:frame>
        <draw:frame draw:style-name="gr1" draw:text-style-name="P1" draw:layer="layout" svg:width="1.607cm" svg:height="0.99cm" svg:x="29.862cm" svg:y="46.004cm">
          <draw:image xlink:href="Pictures/100000010000002D0000001C54C27CC1.png" xlink:type="simple" xlink:show="embed" xlink:actuate="onLoad" draw:mime-type="image/png">
            <text:p/>
          </draw:image>
        </draw:frame>
        <draw:frame draw:style-name="gr1" draw:text-style-name="P1" draw:layer="layout" svg:width="1.999cm" svg:height="1.514cm" svg:x="31.824cm" svg:y="47.24cm">
          <draw:image xlink:href="Pictures/10000001000000380000002A678D33FD.png" xlink:type="simple" xlink:show="embed" xlink:actuate="onLoad" draw:mime-type="image/png">
            <text:p/>
          </draw:image>
        </draw:frame>
        <draw:frame draw:style-name="gr1" draw:text-style-name="P1" draw:layer="layout" svg:width="3.796cm" svg:height="3.162cm" svg:x="41.657cm" svg:y="60.579cm">
          <draw:image xlink:href="Pictures/100000010000006B000000599117AE59.png" xlink:type="simple" xlink:show="embed" xlink:actuate="onLoad" draw:mime-type="image/png">
            <text:p/>
          </draw:image>
        </draw:frame>
        <draw:frame draw:style-name="gr1" draw:text-style-name="P1" draw:layer="layout" svg:width="1.282cm" svg:height="0.391cm" svg:x="42.444cm" svg:y="59.928cm">
          <draw:image xlink:href="Pictures/10000001000000240000000BE82786EB.png" xlink:type="simple" xlink:show="embed" xlink:actuate="onLoad" draw:mime-type="image/png">
            <text:p/>
          </draw:image>
        </draw:frame>
        <draw:frame draw:style-name="gr1" draw:text-style-name="P1" draw:layer="layout" svg:width="0.355cm" svg:height="0.646cm" svg:x="41.477cm" svg:y="59.656cm">
          <draw:image xlink:href="Pictures/100000010000000A000000126133A9E6.png" xlink:type="simple" xlink:show="embed" xlink:actuate="onLoad" draw:mime-type="image/png">
            <text:p/>
          </draw:image>
        </draw:frame>
        <draw:frame draw:style-name="gr1" draw:text-style-name="P1" draw:layer="layout" svg:width="1.089cm" svg:height="1.242cm" svg:x="42.145cm" svg:y="58.592cm">
          <draw:image xlink:href="Pictures/100000010000001E000000238A1F2225.png" xlink:type="simple" xlink:show="embed" xlink:actuate="onLoad" draw:mime-type="image/png">
            <text:p/>
          </draw:image>
        </draw:frame>
        <draw:frame draw:style-name="gr1" draw:text-style-name="P1" draw:layer="layout" svg:width="1.295cm" svg:height="1.909cm" svg:x="42.097cm" svg:y="56.846cm">
          <draw:image xlink:href="Pictures/100000010000002400000036ACCEFC0D.png" xlink:type="simple" xlink:show="embed" xlink:actuate="onLoad" draw:mime-type="image/png">
            <text:p/>
          </draw:image>
        </draw:frame>
        <draw:frame draw:style-name="gr1" draw:text-style-name="P1" draw:layer="layout" svg:width="3.743cm" svg:height="1.039cm" svg:x="39.665cm" svg:y="56.463cm">
          <draw:image xlink:href="Pictures/100000010000006A0000001DDB92BB41.png" xlink:type="simple" xlink:show="embed" xlink:actuate="onLoad" draw:mime-type="image/png">
            <text:p/>
          </draw:image>
        </draw:frame>
        <draw:frame draw:style-name="gr1" draw:text-style-name="P1" draw:layer="layout" svg:width="0.5cm" svg:height="1.382cm" svg:x="41.952cm" svg:y="56.428cm">
          <draw:image xlink:href="Pictures/100000010000000E00000027FC284514.png" xlink:type="simple" xlink:show="embed" xlink:actuate="onLoad" draw:mime-type="image/png">
            <text:p/>
          </draw:image>
        </draw:frame>
        <draw:frame draw:style-name="gr1" draw:text-style-name="P1" draw:layer="layout" svg:width="2.608cm" svg:height="0.863cm" svg:x="40.237cm" svg:y="53.49cm">
          <draw:image xlink:href="Pictures/1000000100000049000000184EEF1DE6.png" xlink:type="simple" xlink:show="embed" xlink:actuate="onLoad" draw:mime-type="image/png">
            <text:p/>
          </draw:image>
        </draw:frame>
        <draw:frame draw:style-name="gr1" draw:text-style-name="P1" draw:layer="layout" svg:width="0.486cm" svg:height="3.025cm" svg:x="39.942cm" svg:y="52.267cm">
          <draw:image xlink:href="Pictures/100000010000000D000000555021622B.png" xlink:type="simple" xlink:show="embed" xlink:actuate="onLoad" draw:mime-type="image/png">
            <text:p/>
          </draw:image>
        </draw:frame>
        <draw:frame draw:style-name="gr1" draw:text-style-name="P1" draw:layer="layout" svg:width="2.587cm" svg:height="2.168cm" svg:x="39.863cm" svg:y="50.855cm">
          <draw:image xlink:href="Pictures/10000001000000490000003D4B47E3B2.png" xlink:type="simple" xlink:show="embed" xlink:actuate="onLoad" draw:mime-type="image/png">
            <text:p/>
          </draw:image>
        </draw:frame>
        <draw:frame draw:style-name="gr1" draw:text-style-name="P1" draw:layer="layout" svg:width="2.119cm" svg:height="1.414cm" svg:x="40.652cm" svg:y="49.495cm">
          <draw:image xlink:href="Pictures/100000010000003C000000289FE9176D.png" xlink:type="simple" xlink:show="embed" xlink:actuate="onLoad" draw:mime-type="image/png">
            <text:p/>
          </draw:image>
        </draw:frame>
        <draw:frame draw:style-name="gr1" draw:text-style-name="P1" draw:layer="layout" svg:width="2.029cm" svg:height="1.663cm" svg:x="40.076cm" svg:y="46.003cm">
          <draw:image xlink:href="Pictures/10000001000000390000002F6EEDEB99.png" xlink:type="simple" xlink:show="embed" xlink:actuate="onLoad" draw:mime-type="image/png">
            <text:p/>
          </draw:image>
        </draw:frame>
        <draw:frame draw:style-name="gr1" draw:text-style-name="P1" draw:layer="layout" svg:width="3.366cm" svg:height="1.444cm" svg:x="39.572cm" svg:y="44.472cm">
          <draw:image xlink:href="Pictures/100000010000005F0000002811A78519.png" xlink:type="simple" xlink:show="embed" xlink:actuate="onLoad" draw:mime-type="image/png">
            <text:p/>
          </draw:image>
        </draw:frame>
        <draw:frame draw:style-name="gr1" draw:text-style-name="P1" draw:layer="layout" svg:width="1.095cm" svg:height="0.985cm" svg:x="40.234cm" svg:y="43.628cm">
          <draw:image xlink:href="Pictures/100000010000001F0000001B27D61B92.png" xlink:type="simple" xlink:show="embed" xlink:actuate="onLoad" draw:mime-type="image/png">
            <text:p/>
          </draw:image>
        </draw:frame>
        <draw:frame draw:style-name="gr1" draw:text-style-name="P1" draw:layer="layout" svg:width="3.771cm" svg:height="1.209cm" svg:x="38.087cm" svg:y="42.522cm">
          <draw:image xlink:href="Pictures/100000010000006A00000022FFE2284A.png" xlink:type="simple" xlink:show="embed" xlink:actuate="onLoad" draw:mime-type="image/png">
            <text:p/>
          </draw:image>
        </draw:frame>
        <draw:frame draw:style-name="gr1" draw:text-style-name="P1" draw:layer="layout" svg:width="0.462cm" svg:height="1.143cm" svg:x="39.656cm" svg:y="42.973cm">
          <draw:image xlink:href="Pictures/100000010000000D00000020BF81E159.png" xlink:type="simple" xlink:show="embed" xlink:actuate="onLoad" draw:mime-type="image/png">
            <text:p/>
          </draw:image>
        </draw:frame>
        <draw:frame draw:style-name="gr1" draw:text-style-name="P1" draw:layer="layout" svg:width="2.682cm" svg:height="1.748cm" svg:x="38.28cm" svg:y="41.019cm">
          <draw:image xlink:href="Pictures/100000010000004C00000031DF99DD5A.png" xlink:type="simple" xlink:show="embed" xlink:actuate="onLoad" draw:mime-type="image/png">
            <text:p/>
          </draw:image>
        </draw:frame>
        <draw:frame draw:style-name="gr1" draw:text-style-name="P1" draw:layer="layout" svg:width="1.104cm" svg:height="0.628cm" svg:x="40.143cm" svg:y="40.28cm">
          <draw:image xlink:href="Pictures/100000010000001F000000113E0475BC.png" xlink:type="simple" xlink:show="embed" xlink:actuate="onLoad" draw:mime-type="image/png">
            <text:p/>
          </draw:image>
        </draw:frame>
        <draw:frame draw:style-name="gr1" draw:text-style-name="P1" draw:layer="layout" svg:width="0.709cm" svg:height="1.036cm" svg:x="38.985cm" svg:y="40.713cm">
          <draw:image xlink:href="Pictures/10000001000000140000001D361C441B.png" xlink:type="simple" xlink:show="embed" xlink:actuate="onLoad" draw:mime-type="image/png">
            <text:p/>
          </draw:image>
        </draw:frame>
        <draw:frame draw:style-name="gr1" draw:text-style-name="P1" draw:layer="layout" svg:width="3.238cm" svg:height="1.164cm" svg:x="39.503cm" svg:y="39.637cm">
          <draw:image xlink:href="Pictures/100000010000005B0000002117EE139F.png" xlink:type="simple" xlink:show="embed" xlink:actuate="onLoad" draw:mime-type="image/png">
            <text:p/>
          </draw:image>
        </draw:frame>
        <draw:frame draw:style-name="gr1" draw:text-style-name="P1" draw:layer="layout" svg:width="2.213cm" svg:height="1.021cm" svg:x="39.037cm" svg:y="38.66cm">
          <draw:image xlink:href="Pictures/100000010000003E0000001C7D5289CA.png" xlink:type="simple" xlink:show="embed" xlink:actuate="onLoad" draw:mime-type="image/png">
            <text:p/>
          </draw:image>
        </draw:frame>
        <draw:frame draw:style-name="gr1" draw:text-style-name="P1" draw:layer="layout" svg:width="3.453cm" svg:height="1.207cm" svg:x="37.618cm" svg:y="38.151cm">
          <draw:image xlink:href="Pictures/100000010000006100000022B5CEB14A.png" xlink:type="simple" xlink:show="embed" xlink:actuate="onLoad" draw:mime-type="image/png">
            <text:p/>
          </draw:image>
        </draw:frame>
        <draw:frame draw:style-name="gr1" draw:text-style-name="P1" draw:layer="layout" svg:width="0.717cm" svg:height="2.404cm" svg:x="39.014cm" svg:y="38.197cm">
          <draw:image xlink:href="Pictures/1000000100000014000000448A04B962.png" xlink:type="simple" xlink:show="embed" xlink:actuate="onLoad" draw:mime-type="image/png">
            <text:p/>
          </draw:image>
        </draw:frame>
        <draw:frame draw:style-name="gr1" draw:text-style-name="P1" draw:layer="layout" svg:width="2.484cm" svg:height="0.38cm" svg:x="44.391cm" svg:y="58.065cm">
          <draw:image xlink:href="Pictures/10000001000000460000000AB4510E9A.png" xlink:type="simple" xlink:show="embed" xlink:actuate="onLoad" draw:mime-type="image/png">
            <text:p/>
          </draw:image>
        </draw:frame>
        <draw:frame draw:style-name="gr1" draw:text-style-name="P1" draw:layer="layout" svg:width="2.783cm" svg:height="0.999cm" svg:x="44.1cm" svg:y="56.464cm">
          <draw:image xlink:href="Pictures/100000010000004E0000001C5AE67D0D.png" xlink:type="simple" xlink:show="embed" xlink:actuate="onLoad" draw:mime-type="image/png">
            <text:p/>
          </draw:image>
        </draw:frame>
        <draw:frame draw:style-name="gr1" draw:text-style-name="P1" draw:layer="layout" svg:width="0.564cm" svg:height="1.268cm" svg:x="45.539cm" svg:y="56.872cm">
          <draw:image xlink:href="Pictures/10000001000000100000002381EFD4F2.png" xlink:type="simple" xlink:show="embed" xlink:actuate="onLoad" draw:mime-type="image/png">
            <text:p/>
          </draw:image>
        </draw:frame>
        <draw:frame draw:style-name="gr1" draw:text-style-name="P1" draw:layer="layout" svg:width="3.483cm" svg:height="3.194cm" svg:x="45.437cm" svg:y="52.726cm">
          <draw:image xlink:href="Pictures/10000001000000620000005A7550C0B5.png" xlink:type="simple" xlink:show="embed" xlink:actuate="onLoad" draw:mime-type="image/png">
            <text:p/>
          </draw:image>
        </draw:frame>
        <draw:frame draw:style-name="gr1" draw:text-style-name="P1" draw:layer="layout" svg:width="2.395cm" svg:height="1.834cm" svg:x="45.222cm" svg:y="50.382cm">
          <draw:image xlink:href="Pictures/1000000100000043000000349A62AF6B.png" xlink:type="simple" xlink:show="embed" xlink:actuate="onLoad" draw:mime-type="image/png">
            <text:p/>
          </draw:image>
        </draw:frame>
        <draw:frame draw:style-name="gr1" draw:text-style-name="P1" draw:layer="layout" svg:width="1.392cm" svg:height="2.259cm" svg:x="45.159cm" svg:y="48.51cm">
          <draw:image xlink:href="Pictures/100000010000002700000040003E1349.png" xlink:type="simple" xlink:show="embed" xlink:actuate="onLoad" draw:mime-type="image/png">
            <text:p/>
          </draw:image>
        </draw:frame>
        <draw:frame draw:style-name="gr1" draw:text-style-name="P1" draw:layer="layout" svg:width="1.19cm" svg:height="1.147cm" svg:x="45.105cm" svg:y="47.325cm">
          <draw:image xlink:href="Pictures/100000010000002100000020498536C1.png" xlink:type="simple" xlink:show="embed" xlink:actuate="onLoad" draw:mime-type="image/png">
            <text:p/>
          </draw:image>
        </draw:frame>
        <draw:frame draw:style-name="gr1" draw:text-style-name="P1" draw:layer="layout" svg:width="2.088cm" svg:height="1.089cm" svg:x="44.097cm" svg:y="45.8cm">
          <draw:image xlink:href="Pictures/100000010000003B0000001EA4E0F2F0.png" xlink:type="simple" xlink:show="embed" xlink:actuate="onLoad" draw:mime-type="image/png">
            <text:p/>
          </draw:image>
        </draw:frame>
        <draw:frame draw:style-name="gr1" draw:text-style-name="P1" draw:layer="layout" svg:width="0.804cm" svg:height="0.717cm" svg:x="44.934cm" svg:y="44.718cm">
          <draw:image xlink:href="Pictures/100000010000001600000014AB867596.png" xlink:type="simple" xlink:show="embed" xlink:actuate="onLoad" draw:mime-type="image/png">
            <text:p/>
          </draw:image>
        </draw:frame>
        <draw:frame draw:style-name="gr1" draw:text-style-name="P1" draw:layer="layout" svg:width="0.554cm" svg:height="0.557cm" svg:x="43.948cm" svg:y="45.083cm">
          <draw:image xlink:href="Pictures/100000010000000F0000000F8C4B0257.png" xlink:type="simple" xlink:show="embed" xlink:actuate="onLoad" draw:mime-type="image/png">
            <text:p/>
          </draw:image>
        </draw:frame>
        <draw:frame draw:style-name="gr1" draw:text-style-name="P1" draw:layer="layout" svg:width="2.924cm" svg:height="1.52cm" svg:x="44.074cm" svg:y="43.402cm">
          <draw:image xlink:href="Pictures/10000001000000520000002B0A514C74.png" xlink:type="simple" xlink:show="embed" xlink:actuate="onLoad" draw:mime-type="image/png">
            <text:p/>
          </draw:image>
        </draw:frame>
        <draw:frame draw:style-name="gr1" draw:text-style-name="P1" draw:layer="layout" svg:width="2.462cm" svg:height="2.124cm" svg:x="35.64cm" svg:y="32.999cm">
          <draw:image xlink:href="Pictures/10000001000000450000003CF89A37BE.png" xlink:type="simple" xlink:show="embed" xlink:actuate="onLoad" draw:mime-type="image/png">
            <text:p/>
          </draw:image>
        </draw:frame>
        <draw:frame draw:style-name="gr1" draw:text-style-name="P1" draw:layer="layout" svg:width="0.629cm" svg:height="1.68cm" svg:x="36.843cm" svg:y="33.245cm">
          <draw:image xlink:href="Pictures/10000001000000110000002F1A94522D.png" xlink:type="simple" xlink:show="embed" xlink:actuate="onLoad" draw:mime-type="image/png">
            <text:p/>
          </draw:image>
        </draw:frame>
        <draw:frame draw:style-name="gr1" draw:text-style-name="P1" draw:layer="layout" svg:width="3.574cm" svg:height="4.065cm" svg:x="35.96cm" svg:y="29.1cm">
          <draw:image xlink:href="Pictures/100000010000006500000073677AB6DD.png" xlink:type="simple" xlink:show="embed" xlink:actuate="onLoad" draw:mime-type="image/png">
            <text:p/>
          </draw:image>
        </draw:frame>
        <draw:frame draw:style-name="gr1" draw:text-style-name="P1" draw:layer="layout" svg:width="2.583cm" svg:height="2.419cm" svg:x="35.24cm" svg:y="26.582cm">
          <draw:image xlink:href="Pictures/100000010000004900000044F9E11CF8.png" xlink:type="simple" xlink:show="embed" xlink:actuate="onLoad" draw:mime-type="image/png">
            <text:p/>
          </draw:image>
        </draw:frame>
        <draw:frame draw:style-name="gr1" draw:text-style-name="P1" draw:layer="layout" svg:width="4.519cm" svg:height="2.45cm" svg:x="34.297cm" svg:y="23.91cm">
          <draw:image xlink:href="Pictures/10000001000000800000004533401EF5.png" xlink:type="simple" xlink:show="embed" xlink:actuate="onLoad" draw:mime-type="image/png">
            <text:p/>
          </draw:image>
        </draw:frame>
        <draw:frame draw:style-name="gr1" draw:text-style-name="P1" draw:layer="layout" svg:width="3.791cm" svg:height="1.302cm" svg:x="34.216cm" svg:y="22.754cm">
          <draw:image xlink:href="Pictures/100000010000006B00000024CFFC7D3E.png" xlink:type="simple" xlink:show="embed" xlink:actuate="onLoad" draw:mime-type="image/png">
            <text:p/>
          </draw:image>
        </draw:frame>
        <draw:frame draw:style-name="gr1" draw:text-style-name="P1" draw:layer="layout" svg:width="3.529cm" svg:height="1.562cm" svg:x="33.921cm" svg:y="18.125cm">
          <draw:image xlink:href="Pictures/10000001000000640000002C8CBC5440.png" xlink:type="simple" xlink:show="embed" xlink:actuate="onLoad" draw:mime-type="image/png">
            <text:p/>
          </draw:image>
        </draw:frame>
        <draw:frame draw:style-name="gr1" draw:text-style-name="P1" draw:layer="layout" svg:width="0.491cm" svg:height="1.265cm" svg:x="36.375cm" svg:y="19.158cm">
          <draw:image xlink:href="Pictures/100000010000000D0000002320882D5B.png" xlink:type="simple" xlink:show="embed" xlink:actuate="onLoad" draw:mime-type="image/png">
            <text:p/>
          </draw:image>
        </draw:frame>
        <draw:frame draw:style-name="gr1" draw:text-style-name="P1" draw:layer="layout" svg:width="1.556cm" svg:height="2.135cm" svg:x="35.741cm" svg:y="16.596cm">
          <draw:image xlink:href="Pictures/100000010000002C0000003C164126C6.png" xlink:type="simple" xlink:show="embed" xlink:actuate="onLoad" draw:mime-type="image/png">
            <text:p/>
          </draw:image>
        </draw:frame>
        <draw:frame draw:style-name="gr1" draw:text-style-name="P1" draw:layer="layout" svg:width="4.441cm" svg:height="0.572cm" svg:x="33.501cm" svg:y="17.601cm">
          <draw:image xlink:href="Pictures/100000010000007D000000101224A4CF.png" xlink:type="simple" xlink:show="embed" xlink:actuate="onLoad" draw:mime-type="image/png">
            <text:p/>
          </draw:image>
        </draw:frame>
        <draw:frame draw:style-name="gr1" draw:text-style-name="P1" draw:layer="layout" svg:width="1.748cm" svg:height="1.732cm" svg:x="35.862cm" svg:y="15.04cm">
          <draw:image xlink:href="Pictures/100000010000003100000031AD06873C.png" xlink:type="simple" xlink:show="embed" xlink:actuate="onLoad" draw:mime-type="image/png">
            <text:p/>
          </draw:image>
        </draw:frame>
        <draw:frame draw:style-name="gr1" draw:text-style-name="P1" draw:layer="layout" svg:width="1.471cm" svg:height="2.105cm" svg:x="35.931cm" svg:y="12.642cm">
          <draw:image xlink:href="Pictures/10000001000000290000003BFCD970FC.png" xlink:type="simple" xlink:show="embed" xlink:actuate="onLoad" draw:mime-type="image/png">
            <text:p/>
          </draw:image>
        </draw:frame>
        <draw:frame draw:style-name="gr1" draw:text-style-name="P1" draw:layer="layout" svg:width="2.988cm" svg:height="1.462cm" svg:x="34.043cm" svg:y="11.823cm">
          <draw:image xlink:href="Pictures/1000000100000054000000294C7B6723.png" xlink:type="simple" xlink:show="embed" xlink:actuate="onLoad" draw:mime-type="image/png">
            <text:p/>
          </draw:image>
        </draw:frame>
        <draw:frame draw:style-name="gr1" draw:text-style-name="P1" draw:layer="layout" svg:width="0.73cm" svg:height="1.835cm" svg:x="35.778cm" svg:y="12.136cm">
          <draw:image xlink:href="Pictures/10000001000000140000003411C4D6D7.png" xlink:type="simple" xlink:show="embed" xlink:actuate="onLoad" draw:mime-type="image/png">
            <text:p/>
          </draw:image>
        </draw:frame>
        <draw:frame draw:style-name="gr1" draw:text-style-name="P1" draw:layer="layout" svg:width="2.356cm" svg:height="1.822cm" svg:x="35.026cm" svg:y="9.934cm">
          <draw:image xlink:href="Pictures/100000010000004200000033A411A408.png" xlink:type="simple" xlink:show="embed" xlink:actuate="onLoad" draw:mime-type="image/png">
            <text:p/>
          </draw:image>
        </draw:frame>
        <draw:frame draw:style-name="gr1" draw:text-style-name="P1" draw:layer="layout" svg:width="1.915cm" svg:height="0.475cm" svg:x="35.479cm" svg:y="7.603cm">
          <draw:image xlink:href="Pictures/10000001000000360000000DD613DBBE.png" xlink:type="simple" xlink:show="embed" xlink:actuate="onLoad" draw:mime-type="image/png">
            <text:p/>
          </draw:image>
        </draw:frame>
        <draw:frame draw:style-name="gr1" draw:text-style-name="P1" draw:layer="layout" svg:width="0.538cm" svg:height="0.988cm" svg:x="34.776cm" svg:y="8.021cm">
          <draw:image xlink:href="Pictures/100000010000000F0000001C45CAF6F5.png" xlink:type="simple" xlink:show="embed" xlink:actuate="onLoad" draw:mime-type="image/png">
            <text:p/>
          </draw:image>
        </draw:frame>
        <draw:frame draw:style-name="gr1" draw:text-style-name="P1" draw:layer="layout" svg:width="1.479cm" svg:height="1.372cm" svg:x="35.464cm" svg:y="4.93cm">
          <draw:image xlink:href="Pictures/1000000100000029000000265E7E14C7.png" xlink:type="simple" xlink:show="embed" xlink:actuate="onLoad" draw:mime-type="image/png">
            <text:p/>
          </draw:image>
        </draw:frame>
        <draw:frame draw:style-name="gr1" draw:text-style-name="P1" draw:layer="layout" svg:width="2.789cm" svg:height="3.68cm" svg:x="39.46cm" svg:y="31.705cm">
          <draw:image xlink:href="Pictures/100000010000004F00000068D30B9988.png" xlink:type="simple" xlink:show="embed" xlink:actuate="onLoad" draw:mime-type="image/png">
            <text:p/>
          </draw:image>
        </draw:frame>
        <draw:frame draw:style-name="gr1" draw:text-style-name="P1" draw:layer="layout" svg:width="1.531cm" svg:height="0.696cm" svg:x="40.368cm" svg:y="28.928cm">
          <draw:image xlink:href="Pictures/100000010000002B000000136029ED9C.png" xlink:type="simple" xlink:show="embed" xlink:actuate="onLoad" draw:mime-type="image/png">
            <text:p/>
          </draw:image>
        </draw:frame>
        <draw:frame draw:style-name="gr1" draw:text-style-name="P1" draw:layer="layout" svg:width="0.704cm" svg:height="0.941cm" svg:x="39.419cm" svg:y="29.118cm">
          <draw:image xlink:href="Pictures/10000001000000130000001A9C0B506A.png" xlink:type="simple" xlink:show="embed" xlink:actuate="onLoad" draw:mime-type="image/png">
            <text:p/>
          </draw:image>
        </draw:frame>
        <draw:frame draw:style-name="gr1" draw:text-style-name="P1" draw:layer="layout" svg:width="2.402cm" svg:height="1.91cm" svg:x="39.472cm" svg:y="26.636cm">
          <draw:image xlink:href="Pictures/100000010000004400000036F1A07470.png" xlink:type="simple" xlink:show="embed" xlink:actuate="onLoad" draw:mime-type="image/png">
            <text:p/>
          </draw:image>
        </draw:frame>
        <draw:frame draw:style-name="gr1" draw:text-style-name="P1" draw:layer="layout" svg:width="3.957cm" svg:height="0.941cm" svg:x="38.604cm" svg:y="25.734cm">
          <draw:image xlink:href="Pictures/10000001000000700000001AE57319CD.png" xlink:type="simple" xlink:show="embed" xlink:actuate="onLoad" draw:mime-type="image/png">
            <text:p/>
          </draw:image>
        </draw:frame>
        <draw:frame draw:style-name="gr1" draw:text-style-name="P1" draw:layer="layout" svg:width="0.578cm" svg:height="3.035cm" svg:x="40.279cm" svg:y="25.154cm">
          <draw:image xlink:href="Pictures/1000000100000010000000567C51120F.png" xlink:type="simple" xlink:show="embed" xlink:actuate="onLoad" draw:mime-type="image/png">
            <text:p/>
          </draw:image>
        </draw:frame>
      </draw:page>
      <draw:page draw:name="page4" draw:style-name="dp1" draw:master-page-name="master-page263">
        <draw:frame draw:style-name="gr1" draw:text-style-name="P1" draw:layer="layout" svg:width="49.529cm" svg:height="66.039cm" svg:x="0cm" svg:y="0cm">
          <draw:image xlink:href="Pictures/100000010000057C00000750757634E5.png" xlink:type="simple" xlink:show="embed" xlink:actuate="onLoad" draw:mime-type="image/png">
            <text:p/>
          </draw:image>
        </draw:frame>
        <draw:frame draw:style-name="gr1" draw:text-style-name="P1" draw:layer="layout" svg:width="5.868cm" svg:height="5.301cm" svg:x="11.005cm" svg:y="56.387cm">
          <draw:image xlink:href="Pictures/10000001000000A6000000964D0C17C8.png" xlink:type="simple" xlink:show="embed" xlink:actuate="onLoad" draw:mime-type="image/png">
            <text:p/>
          </draw:image>
        </draw:frame>
        <draw:frame draw:style-name="gr1" draw:text-style-name="P1" draw:layer="layout" svg:width="6.264cm" svg:height="4.884cm" svg:x="9.968cm" svg:y="54.25cm">
          <draw:image xlink:href="Pictures/10000001000000B10000008AF174653D.png" xlink:type="simple" xlink:show="embed" xlink:actuate="onLoad" draw:mime-type="image/png">
            <text:p/>
          </draw:image>
        </draw:frame>
        <draw:frame draw:style-name="gr1" draw:text-style-name="P1" draw:layer="layout" svg:width="0.691cm" svg:height="10.518cm" svg:x="9.712cm" svg:y="44.252cm">
          <draw:image xlink:href="Pictures/10000001000000130000012A5A380FF7.png" xlink:type="simple" xlink:show="embed" xlink:actuate="onLoad" draw:mime-type="image/png">
            <text:p/>
          </draw:image>
        </draw:frame>
        <draw:frame draw:style-name="gr1" draw:text-style-name="P1" draw:layer="layout" svg:width="1.043cm" svg:height="9.332cm" svg:x="10.491cm" svg:y="44.779cm">
          <draw:image xlink:href="Pictures/100000010000001D00000108B63A92E7.png" xlink:type="simple" xlink:show="embed" xlink:actuate="onLoad" draw:mime-type="image/png">
            <text:p/>
          </draw:image>
        </draw:frame>
        <draw:frame draw:style-name="gr1" draw:text-style-name="P1" draw:layer="layout" svg:width="5.903cm" svg:height="9.644cm" svg:x="11.964cm" svg:y="45.319cm">
          <draw:image xlink:href="Pictures/10000001000000A70000011171447EDA.png" xlink:type="simple" xlink:show="embed" xlink:actuate="onLoad" draw:mime-type="image/png">
            <text:p/>
          </draw:image>
        </draw:frame>
        <draw:frame draw:style-name="gr1" draw:text-style-name="P1" draw:layer="layout" svg:width="1.7cm" svg:height="3.122cm" svg:x="14.322cm" svg:y="53.916cm">
          <draw:image xlink:href="Pictures/10000001000000300000005874A88334.png" xlink:type="simple" xlink:show="embed" xlink:actuate="onLoad" draw:mime-type="image/png">
            <text:p/>
          </draw:image>
        </draw:frame>
        <draw:frame draw:style-name="gr1" draw:text-style-name="P1" draw:layer="layout" svg:width="1.243cm" svg:height="2.927cm" svg:x="15.86cm" svg:y="53.502cm">
          <draw:image xlink:href="Pictures/1000000100000023000000539F81E09A.png" xlink:type="simple" xlink:show="embed" xlink:actuate="onLoad" draw:mime-type="image/png">
            <text:p/>
          </draw:image>
        </draw:frame>
        <draw:frame draw:style-name="gr1" draw:text-style-name="P1" draw:layer="layout" svg:width="2.138cm" svg:height="1.504cm" svg:x="10.219cm" svg:y="50.8cm">
          <draw:image xlink:href="Pictures/100000010000003C0000002A0BDA6FC8.png" xlink:type="simple" xlink:show="embed" xlink:actuate="onLoad" draw:mime-type="image/png">
            <text:p/>
          </draw:image>
        </draw:frame>
        <draw:frame draw:style-name="gr1" draw:text-style-name="P1" draw:layer="layout" svg:width="0.482cm" svg:height="1.823cm" svg:x="12.677cm" svg:y="53.164cm">
          <draw:image xlink:href="Pictures/100000010000000D000000338888D364.png" xlink:type="simple" xlink:show="embed" xlink:actuate="onLoad" draw:mime-type="image/png">
            <text:p/>
          </draw:image>
        </draw:frame>
        <draw:frame draw:style-name="gr1" draw:text-style-name="P1" draw:layer="layout" svg:width="8.72cm" svg:height="1.712cm" svg:x="12.065cm" svg:y="43.136cm">
          <draw:image xlink:href="Pictures/10000001000000F700000030803EB2D2.png" xlink:type="simple" xlink:show="embed" xlink:actuate="onLoad" draw:mime-type="image/png">
            <text:p/>
          </draw:image>
        </draw:frame>
        <draw:frame draw:style-name="gr1" draw:text-style-name="P1" draw:layer="layout" svg:width="4.027cm" svg:height="1.402cm" svg:x="18.446cm" svg:y="53.263cm">
          <draw:image xlink:href="Pictures/100000010000007200000027B0E16B89.png" xlink:type="simple" xlink:show="embed" xlink:actuate="onLoad" draw:mime-type="image/png">
            <text:p/>
          </draw:image>
        </draw:frame>
        <draw:frame draw:style-name="gr1" draw:text-style-name="P1" draw:layer="layout" svg:width="6.665cm" svg:height="1.026cm" svg:x="1.072cm" svg:y="56.028cm">
          <draw:image xlink:href="Pictures/10000001000000BC0000001D1E6A39CB.png" xlink:type="simple" xlink:show="embed" xlink:actuate="onLoad" draw:mime-type="image/png">
            <text:p/>
          </draw:image>
        </draw:frame>
        <draw:frame draw:style-name="gr1" draw:text-style-name="P1" draw:layer="layout" svg:width="3.915cm" svg:height="5.408cm" svg:x="2.058cm" svg:y="59.6cm">
          <draw:image xlink:href="Pictures/100000010000006F000000996ED2949C.png" xlink:type="simple" xlink:show="embed" xlink:actuate="onLoad" draw:mime-type="image/png">
            <text:p/>
          </draw:image>
        </draw:frame>
        <draw:frame draw:style-name="gr1" draw:text-style-name="P1" draw:layer="layout" svg:width="9.124cm" svg:height="5.686cm" svg:x="4.995cm" svg:y="59.26cm">
          <draw:image xlink:href="Pictures/1000000100000102000000A1268BA587.png" xlink:type="simple" xlink:show="embed" xlink:actuate="onLoad" draw:mime-type="image/png">
            <text:p/>
          </draw:image>
        </draw:frame>
        <draw:frame draw:style-name="gr1" draw:text-style-name="P1" draw:layer="layout" svg:width="5.752cm" svg:height="13.431cm" svg:x="0.568cm" svg:y="41.929cm">
          <draw:image xlink:href="Pictures/10000001000000A30000017C6A9A9D98.png" xlink:type="simple" xlink:show="embed" xlink:actuate="onLoad" draw:mime-type="image/png">
            <text:p/>
          </draw:image>
        </draw:frame>
        <draw:frame draw:style-name="gr1" draw:text-style-name="P1" draw:layer="layout" svg:width="2.315cm" svg:height="1.043cm" svg:x="6.985cm" svg:y="42.226cm">
          <draw:image xlink:href="Pictures/10000001000000410000001D571D7575.png" xlink:type="simple" xlink:show="embed" xlink:actuate="onLoad" draw:mime-type="image/png">
            <text:p/>
          </draw:image>
        </draw:frame>
        <draw:frame draw:style-name="gr1" draw:text-style-name="P1" draw:layer="layout" svg:width="6.205cm" svg:height="2.439cm" svg:x="5.895cm" svg:y="39.873cm">
          <draw:image xlink:href="Pictures/10000001000000AF000000453FFF5341.png" xlink:type="simple" xlink:show="embed" xlink:actuate="onLoad" draw:mime-type="image/png">
            <text:p/>
          </draw:image>
        </draw:frame>
        <draw:frame draw:style-name="gr1" draw:text-style-name="P1" draw:layer="layout" svg:width="3.768cm" svg:height="0.848cm" svg:x="1.327cm" svg:y="39.859cm">
          <draw:image xlink:href="Pictures/100000010000006A00000018474D6627.png" xlink:type="simple" xlink:show="embed" xlink:actuate="onLoad" draw:mime-type="image/png">
            <text:p/>
          </draw:image>
        </draw:frame>
        <draw:frame draw:style-name="gr1" draw:text-style-name="P1" draw:layer="layout" svg:width="8.364cm" svg:height="1.02cm" svg:x="9.687cm" svg:y="38.371cm">
          <draw:image xlink:href="Pictures/10000001000000ED0000001C15787481.png" xlink:type="simple" xlink:show="embed" xlink:actuate="onLoad" draw:mime-type="image/png">
            <text:p/>
          </draw:image>
        </draw:frame>
        <draw:frame draw:style-name="gr1" draw:text-style-name="P1" draw:layer="layout" svg:width="7.069cm" svg:height="1.974cm" svg:x="11.531cm" svg:y="37.62cm">
          <draw:image xlink:href="Pictures/10000001000000C800000037BADA6BDE.png" xlink:type="simple" xlink:show="embed" xlink:actuate="onLoad" draw:mime-type="image/png">
            <text:p/>
          </draw:image>
        </draw:frame>
        <draw:frame draw:style-name="gr1" draw:text-style-name="P1" draw:layer="layout" svg:width="8.161cm" svg:height="2.239cm" svg:x="12.638cm" svg:y="39.942cm">
          <draw:image xlink:href="Pictures/10000001000000E70000003F72B4433F.png" xlink:type="simple" xlink:show="embed" xlink:actuate="onLoad" draw:mime-type="image/png">
            <text:p/>
          </draw:image>
        </draw:frame>
        <draw:frame draw:style-name="gr1" draw:text-style-name="P1" draw:layer="layout" svg:width="7.921cm" svg:height="2.936cm" svg:x="14.041cm" svg:y="38.617cm">
          <draw:image xlink:href="Pictures/10000001000000E0000000536B98111E.png" xlink:type="simple" xlink:show="embed" xlink:actuate="onLoad" draw:mime-type="image/png">
            <text:p/>
          </draw:image>
        </draw:frame>
        <draw:frame draw:style-name="gr1" draw:text-style-name="P1" draw:layer="layout" svg:width="6.832cm" svg:height="7.259cm" svg:x="16.855cm" svg:y="45.124cm">
          <draw:image xlink:href="Pictures/10000001000000C1000000CDA059AAB0.png" xlink:type="simple" xlink:show="embed" xlink:actuate="onLoad" draw:mime-type="image/png">
            <text:p/>
          </draw:image>
        </draw:frame>
        <draw:frame draw:style-name="gr1" draw:text-style-name="P1" draw:layer="layout" svg:width="6.96cm" svg:height="7.768cm" svg:x="18.623cm" svg:y="56.496cm">
          <draw:image xlink:href="Pictures/10000001000000C5000000DCB04FB004.png" xlink:type="simple" xlink:show="embed" xlink:actuate="onLoad" draw:mime-type="image/png">
            <text:p/>
          </draw:image>
        </draw:frame>
        <draw:frame draw:style-name="gr1" draw:text-style-name="P1" draw:layer="layout" svg:width="2.888cm" svg:height="1.906cm" svg:x="1.828cm" svg:y="36.624cm">
          <draw:image xlink:href="Pictures/100000010000005100000036396E71B0.png" xlink:type="simple" xlink:show="embed" xlink:actuate="onLoad" draw:mime-type="image/png">
            <text:p/>
          </draw:image>
        </draw:frame>
        <draw:frame draw:style-name="gr1" draw:text-style-name="P1" draw:layer="layout" svg:width="2.516cm" svg:height="2.1cm" svg:x="1.937cm" svg:y="34.194cm">
          <draw:image xlink:href="Pictures/10000001000000470000003B240FC4DF.png" xlink:type="simple" xlink:show="embed" xlink:actuate="onLoad" draw:mime-type="image/png">
            <text:p/>
          </draw:image>
        </draw:frame>
        <draw:frame draw:style-name="gr1" draw:text-style-name="P1" draw:layer="layout" svg:width="1.138cm" svg:height="1.962cm" svg:x="2.933cm" svg:y="32.323cm">
          <draw:image xlink:href="Pictures/100000010000002000000037DF9D4C66.png" xlink:type="simple" xlink:show="embed" xlink:actuate="onLoad" draw:mime-type="image/png">
            <text:p/>
          </draw:image>
        </draw:frame>
        <draw:frame draw:style-name="gr1" draw:text-style-name="P1" draw:layer="layout" svg:width="3.744cm" svg:height="1.202cm" svg:x="0.751cm" svg:y="30.665cm">
          <draw:image xlink:href="Pictures/100000010000006A0000002248201564.png" xlink:type="simple" xlink:show="embed" xlink:actuate="onLoad" draw:mime-type="image/png">
            <text:p/>
          </draw:image>
        </draw:frame>
        <draw:frame draw:style-name="gr1" draw:text-style-name="P1" draw:layer="layout" svg:width="0.424cm" svg:height="1.467cm" svg:x="2.755cm" svg:y="30.986cm">
          <draw:image xlink:href="Pictures/100000010000000C00000029558058F2.png" xlink:type="simple" xlink:show="embed" xlink:actuate="onLoad" draw:mime-type="image/png">
            <text:p/>
          </draw:image>
        </draw:frame>
        <draw:frame draw:style-name="gr1" draw:text-style-name="P1" draw:layer="layout" svg:width="4.074cm" svg:height="0.542cm" svg:x="0.589cm" svg:y="29.162cm">
          <draw:image xlink:href="Pictures/10000001000000730000000FCB6F30A6.png" xlink:type="simple" xlink:show="embed" xlink:actuate="onLoad" draw:mime-type="image/png">
            <text:p/>
          </draw:image>
        </draw:frame>
        <draw:frame draw:style-name="gr1" draw:text-style-name="P1" draw:layer="layout" svg:width="0.473cm" svg:height="1.047cm" svg:x="2.4cm" svg:y="29.463cm">
          <draw:image xlink:href="Pictures/100000010000000D0000001D62EA75C6.png" xlink:type="simple" xlink:show="embed" xlink:actuate="onLoad" draw:mime-type="image/png">
            <text:p/>
          </draw:image>
        </draw:frame>
        <draw:frame draw:style-name="gr1" draw:text-style-name="P1" draw:layer="layout" svg:width="1.868cm" svg:height="1.773cm" svg:x="1.922cm" svg:y="27.04cm">
          <draw:image xlink:href="Pictures/1000000100000034000000323602E03C.png" xlink:type="simple" xlink:show="embed" xlink:actuate="onLoad" draw:mime-type="image/png">
            <text:p/>
          </draw:image>
        </draw:frame>
        <draw:frame draw:style-name="gr1" draw:text-style-name="P1" draw:layer="layout" svg:width="2.361cm" svg:height="1.817cm" svg:x="1.553cm" svg:y="24.786cm">
          <draw:image xlink:href="Pictures/100000010000004200000033B06CE8D4.png" xlink:type="simple" xlink:show="embed" xlink:actuate="onLoad" draw:mime-type="image/png">
            <text:p/>
          </draw:image>
        </draw:frame>
        <draw:frame draw:style-name="gr1" draw:text-style-name="P1" draw:layer="layout" svg:width="1.874cm" svg:height="1.67cm" svg:x="1.828cm" svg:y="23.745cm">
          <draw:image xlink:href="Pictures/10000001000000350000002FFB6DC75E.png" xlink:type="simple" xlink:show="embed" xlink:actuate="onLoad" draw:mime-type="image/png">
            <text:p/>
          </draw:image>
        </draw:frame>
        <draw:frame draw:style-name="gr1" draw:text-style-name="P1" draw:layer="layout" svg:width="4.11cm" svg:height="3.389cm" svg:x="-0.074cm" svg:y="20.24cm">
          <draw:image xlink:href="Pictures/100000010000007400000060D8B6B3EE.png" xlink:type="simple" xlink:show="embed" xlink:actuate="onLoad" draw:mime-type="image/png">
            <text:p/>
          </draw:image>
        </draw:frame>
        <draw:frame draw:style-name="gr1" draw:text-style-name="P1" draw:layer="layout" svg:width="2.552cm" svg:height="2.852cm" svg:x="0.856cm" svg:y="15.635cm">
          <draw:image xlink:href="Pictures/100000010000004800000050C2FDBADE.png" xlink:type="simple" xlink:show="embed" xlink:actuate="onLoad" draw:mime-type="image/png">
            <text:p/>
          </draw:image>
        </draw:frame>
        <draw:frame draw:style-name="gr1" draw:text-style-name="P1" draw:layer="layout" svg:width="1.82cm" svg:height="1.522cm" svg:x="0.956cm" svg:y="13.456cm">
          <draw:image xlink:href="Pictures/10000001000000330000002B3352A343.png" xlink:type="simple" xlink:show="embed" xlink:actuate="onLoad" draw:mime-type="image/png">
            <text:p/>
          </draw:image>
        </draw:frame>
        <draw:frame draw:style-name="gr1" draw:text-style-name="P1" draw:layer="layout" svg:width="1.842cm" svg:height="1.015cm" svg:x="1.497cm" svg:y="11.74cm">
          <draw:image xlink:href="Pictures/10000001000000340000001CC7736A5B.png" xlink:type="simple" xlink:show="embed" xlink:actuate="onLoad" draw:mime-type="image/png">
            <text:p/>
          </draw:image>
        </draw:frame>
        <draw:frame draw:style-name="gr1" draw:text-style-name="P1" draw:layer="layout" svg:width="0.373cm" svg:height="0.574cm" svg:x="0.549cm" svg:y="12.56cm">
          <draw:image xlink:href="Pictures/100000010000000A00000010A978F1DA.png" xlink:type="simple" xlink:show="embed" xlink:actuate="onLoad" draw:mime-type="image/png">
            <text:p/>
          </draw:image>
        </draw:frame>
        <draw:frame draw:style-name="gr1" draw:text-style-name="P1" draw:layer="layout" svg:width="0.881cm" svg:height="3.06cm" svg:x="0.902cm" svg:y="10.6cm">
          <draw:image xlink:href="Pictures/10000001000000190000005653B6DF07.png" xlink:type="simple" xlink:show="embed" xlink:actuate="onLoad" draw:mime-type="image/png">
            <text:p/>
          </draw:image>
        </draw:frame>
        <draw:frame draw:style-name="gr1" draw:text-style-name="P1" draw:layer="layout" svg:width="1.252cm" svg:height="2.448cm" svg:x="2.309cm" svg:y="10.479cm">
          <draw:image xlink:href="Pictures/10000001000000230000004513F8EF0B.png" xlink:type="simple" xlink:show="embed" xlink:actuate="onLoad" draw:mime-type="image/png">
            <text:p/>
          </draw:image>
        </draw:frame>
        <draw:frame draw:style-name="gr1" draw:text-style-name="P1" draw:layer="layout" svg:width="3.62cm" svg:height="4.259cm" svg:x="0.824cm" svg:y="6.57cm">
          <draw:image xlink:href="Pictures/100000010000006600000078FD6424B4.png" xlink:type="simple" xlink:show="embed" xlink:actuate="onLoad" draw:mime-type="image/png">
            <text:p/>
          </draw:image>
        </draw:frame>
        <draw:frame draw:style-name="gr1" draw:text-style-name="P1" draw:layer="layout" svg:width="2.701cm" svg:height="2.962cm" svg:x="7.363cm" svg:y="34.723cm">
          <draw:image xlink:href="Pictures/100000010000004C00000053FD4CD965.png" xlink:type="simple" xlink:show="embed" xlink:actuate="onLoad" draw:mime-type="image/png">
            <text:p/>
          </draw:image>
        </draw:frame>
        <draw:frame draw:style-name="gr1" draw:text-style-name="P1" draw:layer="layout" svg:width="2.134cm" svg:height="1.949cm" svg:x="7.428cm" svg:y="31.667cm">
          <draw:image xlink:href="Pictures/100000010000003C000000375724C04B.png" xlink:type="simple" xlink:show="embed" xlink:actuate="onLoad" draw:mime-type="image/png">
            <text:p/>
          </draw:image>
        </draw:frame>
        <draw:frame draw:style-name="gr1" draw:text-style-name="P1" draw:layer="layout" svg:width="2.249cm" svg:height="1.164cm" svg:x="7.54cm" svg:y="30.089cm">
          <draw:image xlink:href="Pictures/100000010000003F000000214C8B78D2.png" xlink:type="simple" xlink:show="embed" xlink:actuate="onLoad" draw:mime-type="image/png">
            <text:p/>
          </draw:image>
        </draw:frame>
        <draw:frame draw:style-name="gr1" draw:text-style-name="P1" draw:layer="layout" svg:width="2.254cm" svg:height="2.964cm" svg:x="7.343cm" svg:y="27.55cm">
          <draw:image xlink:href="Pictures/100000010000003F0000005416762C84.png" xlink:type="simple" xlink:show="embed" xlink:actuate="onLoad" draw:mime-type="image/png">
            <text:p/>
          </draw:image>
        </draw:frame>
        <draw:frame draw:style-name="gr1" draw:text-style-name="P1" draw:layer="layout" svg:width="2.153cm" svg:height="2.319cm" svg:x="7.435cm" svg:y="25.074cm">
          <draw:image xlink:href="Pictures/100000010000003D00000041338F5BF6.png" xlink:type="simple" xlink:show="embed" xlink:actuate="onLoad" draw:mime-type="image/png">
            <text:p/>
          </draw:image>
        </draw:frame>
        <draw:frame draw:style-name="gr1" draw:text-style-name="P1" draw:layer="layout" svg:width="1.727cm" svg:height="3.36cm" svg:x="7.31cm" svg:y="22.031cm">
          <draw:image xlink:href="Pictures/10000001000000300000005F5F2E38D7.png" xlink:type="simple" xlink:show="embed" xlink:actuate="onLoad" draw:mime-type="image/png">
            <text:p/>
          </draw:image>
        </draw:frame>
        <draw:frame draw:style-name="gr1" draw:text-style-name="P1" draw:layer="layout" svg:width="3.563cm" svg:height="0.813cm" svg:x="5.971cm" svg:y="20.265cm">
          <draw:image xlink:href="Pictures/1000000100000065000000177004166E.png" xlink:type="simple" xlink:show="embed" xlink:actuate="onLoad" draw:mime-type="image/png">
            <text:p/>
          </draw:image>
        </draw:frame>
        <draw:frame draw:style-name="gr1" draw:text-style-name="P1" draw:layer="layout" svg:width="0.705cm" svg:height="1.839cm" svg:x="7.55cm" svg:y="20.229cm">
          <draw:image xlink:href="Pictures/10000001000000140000003477978883.png" xlink:type="simple" xlink:show="embed" xlink:actuate="onLoad" draw:mime-type="image/png">
            <text:p/>
          </draw:image>
        </draw:frame>
        <draw:frame draw:style-name="gr1" draw:text-style-name="P1" draw:layer="layout" svg:width="1.667cm" svg:height="0.617cm" svg:x="7.473cm" svg:y="18.144cm">
          <draw:image xlink:href="Pictures/100000010000002F00000011503EDC41.png" xlink:type="simple" xlink:show="embed" xlink:actuate="onLoad" draw:mime-type="image/png">
            <text:p/>
          </draw:image>
        </draw:frame>
        <draw:frame draw:style-name="gr1" draw:text-style-name="P1" draw:layer="layout" svg:width="2.553cm" svg:height="6.259cm" svg:x="6.395cm" svg:y="12.678cm">
          <draw:image xlink:href="Pictures/1000000100000048000000B1650B2F99.png" xlink:type="simple" xlink:show="embed" xlink:actuate="onLoad" draw:mime-type="image/png">
            <text:p/>
          </draw:image>
        </draw:frame>
        <draw:frame draw:style-name="gr1" draw:text-style-name="P1" draw:layer="layout" svg:width="0.697cm" svg:height="0.672cm" svg:x="8.04cm" svg:y="10.667cm">
          <draw:image xlink:href="Pictures/10000001000000130000001362E45478.png" xlink:type="simple" xlink:show="embed" xlink:actuate="onLoad" draw:mime-type="image/png">
            <text:p/>
          </draw:image>
        </draw:frame>
        <draw:frame draw:style-name="gr1" draw:text-style-name="P1" draw:layer="layout" svg:width="1.44cm" svg:height="1.418cm" svg:x="6.264cm" svg:y="60.31cm">
          <draw:image xlink:href="Pictures/1000000100000028000000289D5A99C9.png" xlink:type="simple" xlink:show="embed" xlink:actuate="onLoad" draw:mime-type="image/png">
            <text:p/>
          </draw:image>
        </draw:frame>
        <draw:frame draw:style-name="gr1" draw:text-style-name="P1" draw:layer="layout" svg:width="1.899cm" svg:height="2.242cm" svg:x="7.398cm" svg:y="59.931cm">
          <draw:image xlink:href="Pictures/10000001000000350000003FE19188EB.png" xlink:type="simple" xlink:show="embed" xlink:actuate="onLoad" draw:mime-type="image/png">
            <text:p/>
          </draw:image>
        </draw:frame>
        <draw:frame draw:style-name="gr1" draw:text-style-name="P1" draw:layer="layout" svg:width="3.032cm" svg:height="0.573cm" svg:x="7.229cm" svg:y="60.489cm">
          <draw:image xlink:href="Pictures/10000001000000550000001016DA1F3A.png" xlink:type="simple" xlink:show="embed" xlink:actuate="onLoad" draw:mime-type="image/png">
            <text:p/>
          </draw:image>
        </draw:frame>
        <draw:frame draw:style-name="gr1" draw:text-style-name="P1" draw:layer="layout" svg:width="1.796cm" svg:height="1.518cm" svg:x="8.063cm" svg:y="60.775cm">
          <draw:image xlink:href="Pictures/10000001000000320000002B47B29F9B.png" xlink:type="simple" xlink:show="embed" xlink:actuate="onLoad" draw:mime-type="image/png">
            <text:p/>
          </draw:image>
        </draw:frame>
        <draw:frame draw:style-name="gr1" draw:text-style-name="P1" draw:layer="layout" svg:width="0.477cm" svg:height="0.916cm" svg:x="8.734cm" svg:y="61.767cm">
          <draw:image xlink:href="Pictures/100000010000000D000000199D5DA72F.png" xlink:type="simple" xlink:show="embed" xlink:actuate="onLoad" draw:mime-type="image/png">
            <text:p/>
          </draw:image>
        </draw:frame>
        <draw:frame draw:style-name="gr1" draw:text-style-name="P1" draw:layer="layout" svg:width="0.934cm" svg:height="1.622cm" svg:x="7.273cm" svg:y="61.939cm">
          <draw:image xlink:href="Pictures/100000010000001A0000002DF3FE2961.png" xlink:type="simple" xlink:show="embed" xlink:actuate="onLoad" draw:mime-type="image/png">
            <text:p/>
          </draw:image>
        </draw:frame>
        <draw:frame draw:style-name="gr1" draw:text-style-name="P1" draw:layer="layout" svg:width="1.218cm" svg:height="1.167cm" svg:x="8.375cm" svg:y="61.923cm">
          <draw:image xlink:href="Pictures/100000010000002200000021788CB427.png" xlink:type="simple" xlink:show="embed" xlink:actuate="onLoad" draw:mime-type="image/png">
            <text:p/>
          </draw:image>
        </draw:frame>
        <draw:frame draw:style-name="gr1" draw:text-style-name="P1" draw:layer="layout" svg:width="0.755cm" svg:height="0.354cm" svg:x="1.69cm" svg:y="52.208cm">
          <draw:image xlink:href="Pictures/10000001000000150000000ACB09D5DD.png" xlink:type="simple" xlink:show="embed" xlink:actuate="onLoad" draw:mime-type="image/png">
            <text:p/>
          </draw:image>
        </draw:frame>
        <draw:frame draw:style-name="gr1" draw:text-style-name="P1" draw:layer="layout" svg:width="0.51cm" svg:height="0.421cm" svg:x="2.082cm" svg:y="52.171cm">
          <draw:image xlink:href="Pictures/100000010000000E0000000BB326F2BA.png" xlink:type="simple" xlink:show="embed" xlink:actuate="onLoad" draw:mime-type="image/png">
            <text:p/>
          </draw:image>
        </draw:frame>
        <draw:frame draw:style-name="gr1" draw:text-style-name="P1" draw:layer="layout" svg:width="0.337cm" svg:height="0.335cm" svg:x="1.608cm" svg:y="50.714cm">
          <draw:image xlink:href="Pictures/10000001000000090000000926174244.png" xlink:type="simple" xlink:show="embed" xlink:actuate="onLoad" draw:mime-type="image/png">
            <text:p/>
          </draw:image>
        </draw:frame>
        <draw:frame draw:style-name="gr1" draw:text-style-name="P1" draw:layer="layout" svg:width="0.317cm" svg:height="0.317cm" svg:x="1.62cm" svg:y="49.59cm">
          <draw:image xlink:href="Pictures/100000010000000900000009B38678BC.png" xlink:type="simple" xlink:show="embed" xlink:actuate="onLoad" draw:mime-type="image/png">
            <text:p/>
          </draw:image>
        </draw:frame>
        <draw:frame draw:style-name="gr1" draw:text-style-name="P1" draw:layer="layout" svg:width="2.721cm" svg:height="2.346cm" svg:x="1.395cm" svg:y="48.989cm">
          <draw:image xlink:href="Pictures/100000010000004D00000042F4430217.png" xlink:type="simple" xlink:show="embed" xlink:actuate="onLoad" draw:mime-type="image/png">
            <text:p/>
          </draw:image>
        </draw:frame>
        <draw:frame draw:style-name="gr1" draw:text-style-name="P1" draw:layer="layout" svg:width="0.645cm" svg:height="0.432cm" svg:x="2.656cm" svg:y="49.705cm">
          <draw:image xlink:href="Pictures/10000001000000120000000C88BD736E.png" xlink:type="simple" xlink:show="embed" xlink:actuate="onLoad" draw:mime-type="image/png">
            <text:p/>
          </draw:image>
        </draw:frame>
        <draw:frame draw:style-name="gr1" draw:text-style-name="P1" draw:layer="layout" svg:width="0.926cm" svg:height="1.247cm" svg:x="1.507cm" svg:y="49.754cm">
          <draw:image xlink:href="Pictures/100000010000001A00000023721D2163.png" xlink:type="simple" xlink:show="embed" xlink:actuate="onLoad" draw:mime-type="image/png">
            <text:p/>
          </draw:image>
        </draw:frame>
        <draw:frame draw:style-name="gr1" draw:text-style-name="P1" draw:layer="layout" svg:width="0.642cm" svg:height="1.17cm" svg:x="2.81cm" svg:y="49.987cm">
          <draw:image xlink:href="Pictures/100000010000001200000021D058B5BA.png" xlink:type="simple" xlink:show="embed" xlink:actuate="onLoad" draw:mime-type="image/png">
            <text:p/>
          </draw:image>
        </draw:frame>
        <draw:frame draw:style-name="gr1" draw:text-style-name="P1" draw:layer="layout" svg:width="0.983cm" svg:height="0.965cm" svg:x="1.588cm" svg:y="51.635cm">
          <draw:image xlink:href="Pictures/100000010000001B0000001B5A403D0B.png" xlink:type="simple" xlink:show="embed" xlink:actuate="onLoad" draw:mime-type="image/png">
            <text:p/>
          </draw:image>
        </draw:frame>
        <draw:frame draw:style-name="gr1" draw:text-style-name="P1" draw:layer="layout" svg:width="1.016cm" svg:height="0.825cm" svg:x="1.651cm" svg:y="51.558cm">
          <draw:image xlink:href="Pictures/100000010000001C00000017D550D2F4.png" xlink:type="simple" xlink:show="embed" xlink:actuate="onLoad" draw:mime-type="image/png">
            <text:p/>
          </draw:image>
        </draw:frame>
        <draw:frame draw:style-name="gr1" draw:text-style-name="P1" draw:layer="layout" svg:width="1.015cm" svg:height="1.078cm" svg:x="1.848cm" svg:y="51.15cm">
          <draw:image xlink:href="Pictures/100000010000001C0000001EC3470C54.png" xlink:type="simple" xlink:show="embed" xlink:actuate="onLoad" draw:mime-type="image/png">
            <text:p/>
          </draw:image>
        </draw:frame>
        <draw:frame draw:style-name="gr1" draw:text-style-name="P1" draw:layer="layout" svg:width="3.21cm" svg:height="2.338cm" svg:x="1.615cm" svg:y="45.06cm">
          <draw:image xlink:href="Pictures/100000010000005B00000042C607AB43.png" xlink:type="simple" xlink:show="embed" xlink:actuate="onLoad" draw:mime-type="image/png">
            <text:p/>
          </draw:image>
        </draw:frame>
        <draw:frame draw:style-name="gr1" draw:text-style-name="P1" draw:layer="layout" svg:width="0.464cm" svg:height="0.381cm" svg:x="2.704cm" svg:y="46.253cm">
          <draw:image xlink:href="Pictures/100000010000000D0000000A58C25D20.png" xlink:type="simple" xlink:show="embed" xlink:actuate="onLoad" draw:mime-type="image/png">
            <text:p/>
          </draw:image>
        </draw:frame>
        <draw:frame draw:style-name="gr1" draw:text-style-name="P1" draw:layer="layout" svg:width="0.713cm" svg:height="1.323cm" svg:x="3.351cm" svg:y="46.255cm">
          <draw:image xlink:href="Pictures/10000001000000140000002553894E89.png" xlink:type="simple" xlink:show="embed" xlink:actuate="onLoad" draw:mime-type="image/png">
            <text:p/>
          </draw:image>
        </draw:frame>
        <draw:frame draw:style-name="gr1" draw:text-style-name="P1" draw:layer="layout" svg:width="1.343cm" svg:height="1.254cm" svg:x="1.799cm" svg:y="46.296cm">
          <draw:image xlink:href="Pictures/100000010000002600000023EEFF6390.png" xlink:type="simple" xlink:show="embed" xlink:actuate="onLoad" draw:mime-type="image/png">
            <text:p/>
          </draw:image>
        </draw:frame>
        <draw:frame draw:style-name="gr1" draw:text-style-name="P1" draw:layer="layout" svg:width="0.968cm" svg:height="1.003cm" svg:x="1.542cm" svg:y="45.403cm">
          <draw:image xlink:href="Pictures/100000010000001B0000001C794B0284.png" xlink:type="simple" xlink:show="embed" xlink:actuate="onLoad" draw:mime-type="image/png">
            <text:p/>
          </draw:image>
        </draw:frame>
        <draw:frame draw:style-name="gr1" draw:text-style-name="P1" draw:layer="layout" svg:width="1.955cm" svg:height="1.31cm" svg:x="1.202cm" svg:y="44.063cm">
          <draw:image xlink:href="Pictures/100000010000003700000025888FDB74.png" xlink:type="simple" xlink:show="embed" xlink:actuate="onLoad" draw:mime-type="image/png">
            <text:p/>
          </draw:image>
        </draw:frame>
        <draw:frame draw:style-name="gr1" draw:text-style-name="P1" draw:layer="layout" svg:width="2.514cm" svg:height="1.152cm" svg:x="1.393cm" svg:y="44.269cm">
          <draw:image xlink:href="Pictures/10000001000000470000002086DA2CF4.png" xlink:type="simple" xlink:show="embed" xlink:actuate="onLoad" draw:mime-type="image/png">
            <text:p/>
          </draw:image>
        </draw:frame>
        <draw:frame draw:style-name="gr1" draw:text-style-name="P1" draw:layer="layout" svg:width="2.118cm" svg:height="1.282cm" svg:x="1.169cm" svg:y="43.747cm">
          <draw:image xlink:href="Pictures/100000010000003C0000002443A2FA5C.png" xlink:type="simple" xlink:show="embed" xlink:actuate="onLoad" draw:mime-type="image/png">
            <text:p/>
          </draw:image>
        </draw:frame>
        <draw:frame draw:style-name="gr1" draw:text-style-name="P1" draw:layer="layout" svg:width="0.527cm" svg:height="0.771cm" svg:x="1.312cm" svg:y="49.77cm">
          <draw:image xlink:href="Pictures/100000010000000E00000015C70459BC.png" xlink:type="simple" xlink:show="embed" xlink:actuate="onLoad" draw:mime-type="image/png">
            <text:p/>
          </draw:image>
        </draw:frame>
        <draw:frame draw:style-name="gr1" draw:text-style-name="P1" draw:layer="layout" svg:width="1.197cm" svg:height="1.073cm" svg:x="2.576cm" svg:y="49.802cm">
          <draw:image xlink:href="Pictures/10000001000000210000001EDF44E148.png" xlink:type="simple" xlink:show="embed" xlink:actuate="onLoad" draw:mime-type="image/png">
            <text:p/>
          </draw:image>
        </draw:frame>
        <draw:frame draw:style-name="gr1" draw:text-style-name="P1" draw:layer="layout" svg:width="0.922cm" svg:height="1.88cm" svg:x="2.881cm" svg:y="47.748cm">
          <draw:image xlink:href="Pictures/100000010000001A0000003521EB3A7A.png" xlink:type="simple" xlink:show="embed" xlink:actuate="onLoad" draw:mime-type="image/png">
            <text:p/>
          </draw:image>
        </draw:frame>
        <draw:frame draw:style-name="gr1" draw:text-style-name="P1" draw:layer="layout" svg:width="1.091cm" svg:height="1.597cm" svg:x="3.457cm" svg:y="47.107cm">
          <draw:image xlink:href="Pictures/100000010000001E0000002D65C32C37.png" xlink:type="simple" xlink:show="embed" xlink:actuate="onLoad" draw:mime-type="image/png">
            <text:p/>
          </draw:image>
        </draw:frame>
        <draw:frame draw:style-name="gr1" draw:text-style-name="P1" draw:layer="layout" svg:width="3.656cm" svg:height="3.664cm" svg:x="13.631cm" svg:y="48.401cm">
          <draw:image xlink:href="Pictures/1000000100000067000000672A4C98A9.png" xlink:type="simple" xlink:show="embed" xlink:actuate="onLoad" draw:mime-type="image/png">
            <text:p/>
          </draw:image>
        </draw:frame>
        <draw:frame draw:style-name="gr1" draw:text-style-name="P1" draw:layer="layout" svg:width="1.553cm" svg:height="3.118cm" svg:x="14.612cm" svg:y="48.913cm">
          <draw:image xlink:href="Pictures/100000010000002C00000058401C215D.png" xlink:type="simple" xlink:show="embed" xlink:actuate="onLoad" draw:mime-type="image/png">
            <text:p/>
          </draw:image>
        </draw:frame>
        <draw:frame draw:style-name="gr1" draw:text-style-name="P1" draw:layer="layout" svg:width="1.24cm" svg:height="0.888cm" svg:x="13.506cm" svg:y="50.78cm">
          <draw:image xlink:href="Pictures/100000010000002300000019544AA658.png" xlink:type="simple" xlink:show="embed" xlink:actuate="onLoad" draw:mime-type="image/png">
            <text:p/>
          </draw:image>
        </draw:frame>
        <draw:frame draw:style-name="gr1" draw:text-style-name="P1" draw:layer="layout" svg:width="2.232cm" svg:height="1.66cm" svg:x="14.429cm" svg:y="51.144cm">
          <draw:image xlink:href="Pictures/100000010000003F0000002F96A95C4C.png" xlink:type="simple" xlink:show="embed" xlink:actuate="onLoad" draw:mime-type="image/png">
            <text:p/>
          </draw:image>
        </draw:frame>
        <draw:frame draw:style-name="gr1" draw:text-style-name="P1" draw:layer="layout" svg:width="0.849cm" svg:height="1.216cm" svg:x="13.223cm" svg:y="46.716cm">
          <draw:image xlink:href="Pictures/100000010000001800000022D91FD789.png" xlink:type="simple" xlink:show="embed" xlink:actuate="onLoad" draw:mime-type="image/png">
            <text:p/>
          </draw:image>
        </draw:frame>
        <draw:frame draw:style-name="gr1" draw:text-style-name="P1" draw:layer="layout" svg:width="0.563cm" svg:height="1.188cm" svg:x="14.07cm" svg:y="46.349cm">
          <draw:image xlink:href="Pictures/100000010000000F00000021219A42D8.png" xlink:type="simple" xlink:show="embed" xlink:actuate="onLoad" draw:mime-type="image/png">
            <text:p/>
          </draw:image>
        </draw:frame>
        <draw:frame draw:style-name="gr1" draw:text-style-name="P1" draw:layer="layout" svg:width="1.091cm" svg:height="1.386cm" svg:x="13.308cm" svg:y="46.288cm">
          <draw:image xlink:href="Pictures/100000010000001E000000272B31A533.png" xlink:type="simple" xlink:show="embed" xlink:actuate="onLoad" draw:mime-type="image/png">
            <text:p/>
          </draw:image>
        </draw:frame>
        <draw:frame draw:style-name="gr1" draw:text-style-name="P1" draw:layer="layout" svg:width="0.49cm" svg:height="1.356cm" svg:x="13.434cm" svg:y="52.497cm">
          <draw:image xlink:href="Pictures/100000010000000D000000264B660D32.png" xlink:type="simple" xlink:show="embed" xlink:actuate="onLoad" draw:mime-type="image/png">
            <text:p/>
          </draw:image>
        </draw:frame>
        <draw:frame draw:style-name="gr1" draw:text-style-name="P1" draw:layer="layout" svg:width="0.6cm" svg:height="0.802cm" svg:x="14.277cm" svg:y="52.4cm">
          <draw:image xlink:href="Pictures/100000010000001100000016B4AC4754.png" xlink:type="simple" xlink:show="embed" xlink:actuate="onLoad" draw:mime-type="image/png">
            <text:p/>
          </draw:image>
        </draw:frame>
        <draw:frame draw:style-name="gr1" draw:text-style-name="P1" draw:layer="layout" svg:width="3.443cm" svg:height="2.117cm" svg:x="19.425cm" svg:y="47.731cm">
          <draw:image xlink:href="Pictures/10000001000000610000003C97C83EAA.png" xlink:type="simple" xlink:show="embed" xlink:actuate="onLoad" draw:mime-type="image/png">
            <text:p/>
          </draw:image>
        </draw:frame>
        <draw:frame draw:style-name="gr1" draw:text-style-name="P1" draw:layer="layout" svg:width="3.621cm" svg:height="2.469cm" svg:x="19.605cm" svg:y="48.563cm">
          <draw:image xlink:href="Pictures/10000001000000660000004644A33CD8.png" xlink:type="simple" xlink:show="embed" xlink:actuate="onLoad" draw:mime-type="image/png">
            <text:p/>
          </draw:image>
        </draw:frame>
        <draw:frame draw:style-name="gr1" draw:text-style-name="P1" draw:layer="layout" svg:width="3.431cm" svg:height="2.102cm" svg:x="19.042cm" svg:y="49.439cm">
          <draw:image xlink:href="Pictures/10000001000000610000003B510D534E.png" xlink:type="simple" xlink:show="embed" xlink:actuate="onLoad" draw:mime-type="image/png">
            <text:p/>
          </draw:image>
        </draw:frame>
        <draw:frame draw:style-name="gr1" draw:text-style-name="P1" draw:layer="layout" svg:width="3.608cm" svg:height="1.66cm" svg:x="19.475cm" svg:y="47.003cm">
          <draw:image xlink:href="Pictures/10000001000000660000002FB38C17D5.png" xlink:type="simple" xlink:show="embed" xlink:actuate="onLoad" draw:mime-type="image/png">
            <text:p/>
          </draw:image>
        </draw:frame>
        <draw:frame draw:style-name="gr1" draw:text-style-name="P1" draw:layer="layout" svg:width="2.805cm" svg:height="1.686cm" svg:x="19.788cm" svg:y="45.749cm">
          <draw:image xlink:href="Pictures/100000010000004F0000002F153D755C.png" xlink:type="simple" xlink:show="embed" xlink:actuate="onLoad" draw:mime-type="image/png">
            <text:p/>
          </draw:image>
        </draw:frame>
        <draw:frame draw:style-name="gr1" draw:text-style-name="P1" draw:layer="layout" svg:width="2.579cm" svg:height="1.374cm" svg:x="11.923cm" svg:y="41.826cm">
          <draw:image xlink:href="Pictures/1000000100000049000000260362A7D9.png" xlink:type="simple" xlink:show="embed" xlink:actuate="onLoad" draw:mime-type="image/png">
            <text:p/>
          </draw:image>
        </draw:frame>
        <draw:frame draw:style-name="gr1" draw:text-style-name="P1" draw:layer="layout" svg:width="2.43cm" svg:height="1.016cm" svg:x="12.317cm" svg:y="41.914cm">
          <draw:image xlink:href="Pictures/10000001000000440000001C49C24FA9.png" xlink:type="simple" xlink:show="embed" xlink:actuate="onLoad" draw:mime-type="image/png">
            <text:p/>
          </draw:image>
        </draw:frame>
        <draw:frame draw:style-name="gr1" draw:text-style-name="P1" draw:layer="layout" svg:width="2.435cm" svg:height="0.584cm" svg:x="11.76cm" svg:y="41.833cm">
          <draw:image xlink:href="Pictures/100000010000004500000010735AC6E4.png" xlink:type="simple" xlink:show="embed" xlink:actuate="onLoad" draw:mime-type="image/png">
            <text:p/>
          </draw:image>
        </draw:frame>
        <draw:frame draw:style-name="gr1" draw:text-style-name="P1" draw:layer="layout" svg:width="2.075cm" svg:height="1.192cm" svg:x="10.657cm" svg:y="40.33cm">
          <draw:image xlink:href="Pictures/100000010000003A00000021CDBA7A07.png" xlink:type="simple" xlink:show="embed" xlink:actuate="onLoad" draw:mime-type="image/png">
            <text:p/>
          </draw:image>
        </draw:frame>
        <draw:frame draw:style-name="gr1" draw:text-style-name="P1" draw:layer="layout" svg:width="2.085cm" svg:height="0.92cm" svg:x="10.462cm" svg:y="40.272cm">
          <draw:image xlink:href="Pictures/100000010000003B0000001A5C1A7F9F.png" xlink:type="simple" xlink:show="embed" xlink:actuate="onLoad" draw:mime-type="image/png">
            <text:p/>
          </draw:image>
        </draw:frame>
        <draw:frame draw:style-name="gr1" draw:text-style-name="P1" draw:layer="layout" svg:width="2.521cm" svg:height="0.58cm" svg:x="10.19cm" svg:y="40.222cm">
          <draw:image xlink:href="Pictures/100000010000004700000010F09F0A42.png" xlink:type="simple" xlink:show="embed" xlink:actuate="onLoad" draw:mime-type="image/png">
            <text:p/>
          </draw:image>
        </draw:frame>
        <draw:frame draw:style-name="gr1" draw:text-style-name="P1" draw:layer="layout" svg:width="1.682cm" svg:height="28.068cm" svg:x="25.775cm" svg:y="35.525cm">
          <draw:image xlink:href="Pictures/100000010000002F0000031B9D71BFF3.png" xlink:type="simple" xlink:show="embed" xlink:actuate="onLoad" draw:mime-type="image/png">
            <text:p/>
          </draw:image>
        </draw:frame>
        <draw:frame draw:style-name="gr1" draw:text-style-name="P1" draw:layer="layout" svg:width="14.332cm" svg:height="1.01cm" svg:x="12.387cm" svg:y="34.352cm">
          <draw:image xlink:href="Pictures/10000001000001960000001CCAEDE2A5.png" xlink:type="simple" xlink:show="embed" xlink:actuate="onLoad" draw:mime-type="image/png">
            <text:p/>
          </draw:image>
        </draw:frame>
        <draw:frame draw:style-name="gr1" draw:text-style-name="P1" draw:layer="layout" svg:width="1.486cm" svg:height="4.293cm" svg:x="12.453cm" svg:y="19.616cm">
          <draw:image xlink:href="Pictures/100000010000002A0000007905C63D91.png" xlink:type="simple" xlink:show="embed" xlink:actuate="onLoad" draw:mime-type="image/png">
            <text:p/>
          </draw:image>
        </draw:frame>
      </draw:page>
      <draw:page draw:name="page5" draw:style-name="dp1" draw:master-page-name="master-page266">
        <draw:frame draw:style-name="gr1" draw:text-style-name="P1" draw:layer="layout" svg:width="49.529cm" svg:height="66.039cm" svg:x="0cm" svg:y="0cm">
          <draw:image xlink:href="Pictures/100000010000057C00000750757634E5.png" xlink:type="simple" xlink:show="embed" xlink:actuate="onLoad" draw:mime-type="image/png">
            <text:p/>
          </draw:image>
        </draw:frame>
        <draw:frame draw:style-name="gr1" draw:text-style-name="P1" xml:id="id3" draw:id="id3" draw:layer="layout" svg:width="4.089cm" svg:height="6.304cm" svg:x="5.08cm" svg:y="3.116cm">
          <draw:image xlink:href="Pictures/1000000100000070000000AEBCAC6B16.png" xlink:type="simple" xlink:show="embed" xlink:actuate="onLoad" draw:mime-type="image/png">
            <text:p/>
          </draw:image>
        </draw:frame>
        <draw:frame draw:style-name="gr1" draw:text-style-name="P1" draw:layer="layout" svg:width="3.731cm" svg:height="3.413cm" svg:x="15.268cm" svg:y="7.669cm">
          <draw:image xlink:href="Pictures/10000001000000670000005E10BE4D97.png" xlink:type="simple" xlink:show="embed" xlink:actuate="onLoad" draw:mime-type="image/png">
            <text:p/>
          </draw:image>
        </draw:frame>
        <draw:frame draw:style-name="gr1" draw:text-style-name="P1" draw:layer="layout" svg:width="3.958cm" svg:height="7.048cm" svg:x="19.624cm" svg:y="3.627cm">
          <draw:image xlink:href="Pictures/100000010000006D000000C242EB0A75.png" xlink:type="simple" xlink:show="embed" xlink:actuate="onLoad" draw:mime-type="image/png">
            <text:p/>
          </draw:image>
        </draw:frame>
        <draw:frame draw:style-name="gr1" draw:text-style-name="P1" draw:layer="layout" svg:width="3.317cm" svg:height="4.746cm" svg:x="25.597cm" svg:y="3.115cm">
          <draw:image xlink:href="Pictures/100000010000005B00000083D40A1E8F.png" xlink:type="simple" xlink:show="embed" xlink:actuate="onLoad" draw:mime-type="image/png">
            <text:p/>
          </draw:image>
        </draw:frame>
        <draw:frame draw:style-name="gr1" draw:text-style-name="P1" draw:layer="layout" svg:width="4.167cm" svg:height="3.636cm" svg:x="27.808cm" svg:y="6.188cm">
          <draw:image xlink:href="Pictures/100000010000007300000064FE8605B8.png" xlink:type="simple" xlink:show="embed" xlink:actuate="onLoad" draw:mime-type="image/png">
            <text:p/>
          </draw:image>
        </draw:frame>
        <draw:frame draw:style-name="gr1" draw:text-style-name="P1" draw:layer="layout" svg:width="3.419cm" svg:height="3.396cm" svg:x="32.21cm" svg:y="6.066cm">
          <draw:image xlink:href="Pictures/100000010000005E0000005D052677EF.png" xlink:type="simple" xlink:show="embed" xlink:actuate="onLoad" draw:mime-type="image/png">
            <text:p/>
          </draw:image>
        </draw:frame>
        <draw:frame draw:style-name="gr1" draw:text-style-name="P1" draw:layer="layout" svg:width="2.44cm" svg:height="3.012cm" svg:x="35.444cm" svg:y="6.848cm">
          <draw:image xlink:href="Pictures/100000010000004300000053D0E0D070.png" xlink:type="simple" xlink:show="embed" xlink:actuate="onLoad" draw:mime-type="image/png">
            <text:p/>
          </draw:image>
        </draw:frame>
        <draw:frame draw:style-name="gr1" draw:text-style-name="P1" draw:layer="layout" svg:width="0.541cm" svg:height="1.856cm" svg:x="38.919cm" svg:y="8.495cm">
          <draw:image xlink:href="Pictures/100000010000000E0000003342E4D69E.png" xlink:type="simple" xlink:show="embed" xlink:actuate="onLoad" draw:mime-type="image/png">
            <text:p/>
          </draw:image>
        </draw:frame>
        <draw:frame draw:style-name="gr1" draw:text-style-name="P1" draw:layer="layout" svg:width="0.48cm" svg:height="0.533cm" svg:x="38.039cm" svg:y="5.944cm">
          <draw:image xlink:href="Pictures/100000010000000D0000000E4B37FED5.png" xlink:type="simple" xlink:show="embed" xlink:actuate="onLoad" draw:mime-type="image/png">
            <text:p/>
          </draw:image>
        </draw:frame>
        <draw:frame draw:style-name="gr1" draw:text-style-name="P1" draw:layer="layout" svg:width="1.114cm" svg:height="7.801cm" svg:x="39.576cm" svg:y="2.933cm">
          <draw:image xlink:href="Pictures/100000010000001E000000D7542C7A7E.png" xlink:type="simple" xlink:show="embed" xlink:actuate="onLoad" draw:mime-type="image/png">
            <text:p/>
          </draw:image>
        </draw:frame>
        <draw:frame draw:style-name="gr1" draw:text-style-name="P1" draw:layer="layout" svg:width="5.329cm" svg:height="7.767cm" svg:x="9.609cm" svg:y="13.001cm">
          <draw:image xlink:href="Pictures/1000000100000093000000D676C43A39.png" xlink:type="simple" xlink:show="embed" xlink:actuate="onLoad" draw:mime-type="image/png">
            <text:p/>
          </draw:image>
        </draw:frame>
        <draw:frame draw:style-name="gr1" draw:text-style-name="P1" draw:layer="layout" svg:width="2.267cm" svg:height="4.19cm" svg:x="15.249cm" svg:y="14.868cm">
          <draw:image xlink:href="Pictures/100000010000003E0000007317B85B7B.png" xlink:type="simple" xlink:show="embed" xlink:actuate="onLoad" draw:mime-type="image/png">
            <text:p/>
          </draw:image>
        </draw:frame>
        <draw:frame draw:style-name="gr1" draw:text-style-name="P1" draw:layer="layout" svg:width="4.64cm" svg:height="4.49cm" svg:x="18.451cm" svg:y="14.477cm">
          <draw:image xlink:href="Pictures/10000001000000800000007C7785144F.png" xlink:type="simple" xlink:show="embed" xlink:actuate="onLoad" draw:mime-type="image/png">
            <text:p/>
          </draw:image>
        </draw:frame>
        <draw:frame draw:style-name="gr1" draw:text-style-name="P1" draw:layer="layout" svg:width="2.204cm" svg:height="4.628cm" svg:x="22.739cm" svg:y="10.123cm">
          <draw:image xlink:href="Pictures/100000010000003C0000007FC47DF102.png" xlink:type="simple" xlink:show="embed" xlink:actuate="onLoad" draw:mime-type="image/png">
            <text:p/>
          </draw:image>
        </draw:frame>
        <draw:frame draw:style-name="gr1" draw:text-style-name="P1" draw:layer="layout" svg:width="0.479cm" svg:height="0.491cm" svg:x="25.188cm" svg:y="19.196cm">
          <draw:image xlink:href="Pictures/100000010000000D0000000DA8ADA97B.png" xlink:type="simple" xlink:show="embed" xlink:actuate="onLoad" draw:mime-type="image/png">
            <text:p/>
          </draw:image>
        </draw:frame>
        <draw:frame draw:style-name="gr1" draw:text-style-name="P1" draw:layer="layout" svg:width="2.008cm" svg:height="1.592cm" svg:x="24.668cm" svg:y="16.686cm">
          <draw:image xlink:href="Pictures/10000001000000370000002CC5EFBE7A.png" xlink:type="simple" xlink:show="embed" xlink:actuate="onLoad" draw:mime-type="image/png">
            <text:p/>
          </draw:image>
        </draw:frame>
        <draw:custom-shape draw:style-name="gr126" draw:text-style-name="P2" xml:id="id1" draw:id="id1" draw:layer="layout" svg:width="8.255cm" svg:height="3.81cm" svg:x="3.492cm" svg:y="23.072cm">
          <text:p text:style-name="P2">Concept number 1</text:p>
          <draw:enhanced-geometry svg:viewBox="0 0 21600 21600" draw:type="rectangle" draw:enhanced-path="M 0 0 L 21600 0 21600 21600 0 21600 0 0 Z N"/>
        </draw:custom-shape>
        <draw:custom-shape draw:style-name="gr126" draw:text-style-name="P2" xml:id="id2" draw:id="id2" draw:layer="layout" svg:width="8.255cm" svg:height="3.81cm" svg:x="22.225cm" svg:y="28.787cm">
          <text:p text:style-name="P2">Concept number 1</text:p>
          <draw:enhanced-geometry svg:viewBox="0 0 21600 21600" draw:type="rectangle" draw:enhanced-path="M 0 0 L 21600 0 21600 21600 0 21600 0 0 Z N"/>
        </draw:custom-shape>
        <draw:connector draw:style-name="gr127" draw:text-style-name="P2" draw:layer="layout" svg:x1="11.747cm" svg:y1="24.977cm" svg:x2="22.225cm" svg:y2="30.692cm" draw:start-shape="id1" draw:start-glue-point="1" draw:end-shape="id2" draw:end-glue-point="3" svg:d="M11747 24977h5238v5715h5240" svg:viewBox="0 0 10479 5716">
          <text:p/>
        </draw:connector>
        <draw:connector draw:style-name="gr127" draw:text-style-name="P2" draw:layer="layout" svg:x1="7.619cm" svg:y1="23.072cm" svg:x2="5.08cm" svg:y2="6.268cm" draw:start-shape="id1" draw:start-glue-point="0" draw:end-shape="id3" draw:end-glue-point="3" svg:d="M7619 23072v-6826h-3039v-9978h500" svg:viewBox="0 0 3040 16805">
          <text:p/>
        </draw:connector>
      </draw:page>
      <draw:page draw:name="page6" draw:style-name="dp1" draw:master-page-name="master-page269">
        <draw:frame draw:style-name="gr128" draw:text-style-name="P3" draw:layer="layout" svg:width="14.089cm" svg:height="11.414cm" svg:x="10.676cm" svg:y="16.103cm">
          <draw:text-box>
            <text:p><text:span text:style-name="T1"><text:a xlink:href="http://www.johnbezark.info/" xlink:type="simple">LEts goooo</text:a></text:span><text:span text:style-name="T1">t</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style:font-size-asian="44pt"/>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8cm" fo:margin-bottom="1cm" fo:margin-left="0cm" fo:margin-right="0cm" fo:page-width="49.53cm" fo:page-height="66.0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69"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66"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6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60"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1"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2-14T11:53:38.356291130</dc:date>
    <meta:editing-duration>PT11M51S</meta:editing-duration>
    <meta:editing-cycles>1</meta:editing-cycles>
    <meta:document-statistic meta:object-count="1435"/>
    <meta:generator>LibreOffice/7.6.4.1$Linux_X86_64 LibreOffice_project/60$Build-1</meta:generator>
  </office:meta>
</office:document-meta>
</file>